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26in"/>
    </style:style>
    <style:style style:name="co2" style:family="table-column">
      <style:table-column-properties fo:break-before="auto" style:column-width="0.7346in"/>
    </style:style>
    <style:style style:name="co3" style:family="table-column">
      <style:table-column-properties fo:break-before="auto" style:column-width="1.1055in"/>
    </style:style>
    <style:style style:name="co4" style:family="table-column">
      <style:table-column-properties fo:break-before="auto" style:column-width="0.6465in"/>
    </style:style>
    <style:style style:name="co5" style:family="table-column">
      <style:table-column-properties fo:break-before="auto" style:column-width="0.8398in"/>
    </style:style>
    <style:style style:name="co6" style:family="table-column">
      <style:table-column-properties fo:break-before="auto" style:column-width="5.2043in"/>
    </style:style>
    <style:style style:name="co7" style:family="table-column">
      <style:table-column-properties fo:break-before="auto" style:column-width="0.4217in"/>
    </style:style>
    <style:style style:name="co8" style:family="table-column">
      <style:table-column-properties fo:break-before="auto" style:column-width="4.5075in"/>
    </style:style>
    <style:style style:name="co9" style:family="table-column">
      <style:table-column-properties fo:break-before="auto" style:column-width="0.7646in"/>
    </style:style>
    <style:style style:name="co10" style:family="table-column">
      <style:table-column-properties fo:break-before="auto" style:column-width="3.5425in"/>
    </style:style>
    <style:style style:name="co11" style:family="table-column">
      <style:table-column-properties fo:break-before="auto" style:column-width="3.3811in"/>
    </style:style>
    <style:style style:name="co12" style:family="table-column">
      <style:table-column-properties fo:break-before="auto" style:column-width="0.9791in"/>
    </style:style>
    <style:style style:name="co13" style:family="table-column">
      <style:table-column-properties fo:break-before="auto" style:column-width="0.5071in"/>
    </style:style>
    <style:style style:name="co14" style:family="table-column">
      <style:table-column-properties fo:break-before="auto" style:column-width="2.0409in"/>
    </style:style>
    <style:style style:name="co15" style:family="table-column">
      <style:table-column-properties fo:break-before="auto" style:column-width="7.2425in"/>
    </style:style>
    <style:style style:name="co16" style:family="table-column">
      <style:table-column-properties fo:break-before="auto" style:column-width="4.5929in"/>
    </style:style>
    <style:style style:name="co17" style:family="table-column">
      <style:table-column-properties fo:break-before="auto" style:column-width="2.8453in"/>
    </style:style>
    <style:style style:name="co18" style:family="table-column">
      <style:table-column-properties fo:break-before="auto" style:column-width="0.239in"/>
    </style:style>
    <style:style style:name="co19" style:family="table-column">
      <style:table-column-properties fo:break-before="auto" style:column-width="22.8335in"/>
    </style:style>
    <style:style style:name="co20" style:family="table-column">
      <style:table-column-properties fo:break-before="auto" style:column-width="0.889in"/>
    </style:style>
    <style:style style:name="co21" style:family="table-column">
      <style:table-column-properties fo:break-before="auto" style:column-width="1.2008in"/>
    </style:style>
    <style:style style:name="co22" style:family="table-column">
      <style:table-column-properties fo:break-before="auto" style:column-width="16.1508in"/>
    </style:style>
    <style:style style:name="co23" style:family="table-column">
      <style:table-column-properties fo:break-before="auto" style:column-width="2.4429in"/>
    </style:style>
    <style:style style:name="co24" style:family="table-column">
      <style:table-column-properties fo:break-before="auto" style:column-width="0.3945in"/>
    </style:style>
    <style:style style:name="co25" style:family="table-column">
      <style:table-column-properties fo:break-before="auto" style:column-width="0.7398in"/>
    </style:style>
    <style:style style:name="co26" style:family="table-column">
      <style:table-column-properties fo:break-before="auto" style:column-width="1.0236in"/>
    </style:style>
    <style:style style:name="co27" style:family="table-column">
      <style:table-column-properties fo:break-before="auto" style:column-width="1.3598in"/>
    </style:style>
    <style:style style:name="co28" style:family="table-column">
      <style:table-column-properties fo:break-before="auto" style:column-width="1.2492in"/>
    </style:style>
    <style:style style:name="co29" style:family="table-column">
      <style:table-column-properties fo:break-before="auto" style:column-width="1.7154in"/>
    </style:style>
    <style:style style:name="co30" style:family="table-column">
      <style:table-column-properties fo:break-before="auto" style:column-width="0.3217in"/>
    </style:style>
    <style:style style:name="co31" style:family="table-column">
      <style:table-column-properties fo:break-before="auto" style:column-width="0.3035in"/>
    </style:style>
    <style:style style:name="co32" style:family="table-column">
      <style:table-column-properties fo:break-before="auto" style:column-width="1.0035in"/>
    </style:style>
    <style:style style:name="co33" style:family="table-column">
      <style:table-column-properties fo:break-before="auto" style:column-width="0.8134in"/>
    </style:style>
    <style:style style:name="co34" style:family="table-column">
      <style:table-column-properties fo:break-before="auto" style:column-width="0.3516in"/>
    </style:style>
    <style:style style:name="co35" style:family="table-column">
      <style:table-column-properties fo:break-before="auto" style:column-width="0.6252in"/>
    </style:style>
    <style:style style:name="co36" style:family="table-column">
      <style:table-column-properties fo:break-before="auto" style:column-width="0.8236in"/>
    </style:style>
    <style:style style:name="co37" style:family="table-column">
      <style:table-column-properties fo:break-before="auto" style:column-width="0.8874in"/>
    </style:style>
    <style:style style:name="co38" style:family="table-column">
      <style:table-column-properties fo:break-before="auto" style:column-width="0.652in"/>
    </style:style>
    <style:style style:name="co39" style:family="table-column">
      <style:table-column-properties fo:break-before="auto" style:column-width="0.7161in"/>
    </style:style>
    <style:style style:name="co40" style:family="table-column">
      <style:table-column-properties fo:break-before="auto" style:column-width="0.6811in"/>
    </style:style>
    <style:style style:name="co41" style:family="table-column">
      <style:table-column-properties fo:break-before="auto" style:column-width="0.7425in"/>
    </style:style>
    <style:style style:name="co42" style:family="table-column">
      <style:table-column-properties fo:break-before="auto" style:column-width="0.6681in"/>
    </style:style>
    <style:style style:name="co43" style:family="table-column">
      <style:table-column-properties fo:break-before="auto" style:column-width="0.648in"/>
    </style:style>
    <style:style style:name="co44" style:family="table-column">
      <style:table-column-properties fo:break-before="auto" style:column-width="0.5165in"/>
    </style:style>
    <style:style style:name="co45" style:family="table-column">
      <style:table-column-properties fo:break-before="auto" style:column-width="0.4909in"/>
    </style:style>
    <style:style style:name="co46" style:family="table-column">
      <style:table-column-properties fo:break-before="auto" style:column-width="0.5134in"/>
    </style:style>
    <style:style style:name="co47" style:family="table-column">
      <style:table-column-properties fo:break-before="auto" style:column-width="0.5917in"/>
    </style:style>
    <style:style style:name="co48" style:family="table-column">
      <style:table-column-properties fo:break-before="auto" style:column-width="0.5146in"/>
    </style:style>
    <style:style style:name="co49" style:family="table-column">
      <style:table-column-properties fo:break-before="auto" style:column-width="0.6366in"/>
    </style:style>
    <style:style style:name="co50" style:family="table-column">
      <style:table-column-properties fo:break-before="auto" style:column-width="0.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173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1.129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data-style-name="N0"/>
    <style:style style:name="ce3" style:family="table-cell" style:parent-style-name="Default" style:data-style-name="N100">
      <style:table-cell-properties fo:background-color="#aed581" fo:wrap-option="wrap" style:vertical-align="top"/>
    </style:style>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100">
      <style:table-cell-properties fo:wrap-option="wrap" style:vertical-align="top"/>
    </style:style>
    <style:style style:name="ce6"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table-cell-properties fo:background-color="#aed581"/>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dddddd"/>
    </style:style>
    <style:style style:name="ce10" style:family="table-cell" style:parent-style-name="Default">
      <style:table-cell-properties fo:background-color="#dddddd" style:text-align-source="fix" style:repeat-content="false"/>
      <style:paragraph-properties fo:text-align="end"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3" style:family="table-cell" style:parent-style-name="Default" style:data-style-name="N11">
      <style:table-cell-properties fo:background-color="#ffcccc"/>
    </style:style>
    <style:style style:name="ce12" style:family="table-cell" style:parent-style-name="Default" style:data-style-name="N11"/>
    <style:style style:name="ce14" style:family="table-cell" style:parent-style-name="Default" style:data-style-name="N131">
      <style:table-cell-properties fo:background-color="#ffcccc"/>
    </style:style>
    <style:style style:name="ce31" style:family="table-cell" style:parent-style-name="Default" style:data-style-name="N131">
      <style:table-cell-properties fo:background-color="transparent"/>
      <style:text-properties style:use-window-font-color="true"/>
    </style:style>
    <style:style style:name="ce15" style:family="table-cell" style:parent-style-name="Default" style:data-style-name="N131"/>
    <style:style style:name="ce33" style:family="table-cell" style:parent-style-name="Default" style:data-style-name="N131">
      <style:table-cell-properties fo:background-color="transparent"/>
    </style:style>
    <style:style style:name="ce16" style:family="table-cell" style:parent-style-name="Default">
      <style:table-cell-properties fo:background-color="transparent"/>
    </style:style>
    <style:style style:name="ce17" style:family="table-cell" style:parent-style-name="Default" style:data-style-name="N2">
      <style:table-cell-properties fo:background-color="transparent"/>
    </style:style>
  </office:automatic-styles>
  <office:body>
    <office:spreadsheet>
      <table:calculation-settings table:automatic-find-labels="false" table:use-regular-expressions="false" table:use-wildcards="true"/>
      <table:table table:name="Si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default-cell-style-name="Default"/>
        <table:table-column table:style-name="co5" table:default-cell-style-name="Default"/>
        <table:table-column table:style-name="co11"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6" table:default-cell-style-name="Default"/>
        <table:table-column table:style-name="co7" table:default-cell-style-name="Default"/>
        <table:table-column table:style-name="co5" table:default-cell-style-name="Default"/>
        <table:table-column table:style-name="co17"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4" table:number-columns-repeated="2" table:default-cell-style-name="Default"/>
        <table:table-column table:style-name="co4" table:default-cell-style-name="Default"/>
        <table:table-column table:style-name="co5" table:default-cell-style-name="Default"/>
        <table:table-column table:style-name="co18" table:number-columns-repeated="2" table:default-cell-style-name="Default"/>
        <table:table-column table:style-name="co19" table:default-cell-style-name="Default"/>
        <table:table-column table:style-name="co20" table:number-columns-repeated="4" table:default-cell-style-name="Default"/>
        <table:table-row table:style-name="ro1">
          <table:table-cell office:value-type="string" calcext:value-type="string">
            <text:p>017e2eb5-f076-4560-926c-2b59eed9b6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9818" calcext:value-type="float">
            <text:p>18.19818</text:p>
          </table:table-cell>
          <table:table-cell office:value-type="string" calcext:value-type="string">
            <text:p>items,order</text:p>
          </table:table-cell>
          <table:table-cell table:style-name="ce1" office:value-type="string" calcext:value-type="string">
            <text:p>true</text:p>
          </table:table-cell>
          <table:table-cell office:value-type="float" office:value="16.633438" calcext:value-type="float">
            <text:p>16.633438</text:p>
          </table:table-cell>
          <table:table-cell office:value-type="string" calcext:value-type="string">
            <text:p>items,order</text:p>
          </table:table-cell>
          <table:table-cell table:style-name="ce1" office:value-type="string" calcext:value-type="string">
            <text:p>false</text:p>
          </table:table-cell>
          <table:table-cell office:value-type="float" office:value="13.622075" calcext:value-type="float">
            <text:p>13.622075</text:p>
          </table:table-cell>
          <table:table-cell office:value-type="string" calcext:value-type="string">
            <text:p>order</text:p>
          </table:table-cell>
          <table:table-cell table:style-name="ce1" office:value-type="string" calcext:value-type="string">
            <text:p>false</text:p>
          </table:table-cell>
          <table:table-cell office:value-type="float" office:value="28.204778" calcext:value-type="float">
            <text:p>28.204778</text:p>
          </table:table-cell>
          <table:table-cell office:value-type="string" calcext:value-type="string">
            <text:p>a1,a4,a7</text:p>
          </table:table-cell>
          <table:table-cell table:style-name="ce1" office:value-type="string" calcext:value-type="string">
            <text:p>true</text:p>
          </table:table-cell>
          <table:table-cell office:value-type="float" office:value="16.034109" calcext:value-type="float">
            <text:p>16.03410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9.795557" calcext:value-type="float">
            <text:p>89.795557</text:p>
          </table:table-cell>
          <table:table-cell office:value-type="string" calcext:value-type="string">
            <text:p>sunrise,sunset</text:p>
          </table:table-cell>
          <table:table-cell table:style-name="ce1" office:value-type="string" calcext:value-type="string">
            <text:p>false</text:p>
          </table:table-cell>
          <table:table-cell office:value-type="float" office:value="14.684785" calcext:value-type="float">
            <text:p>14.684785</text:p>
          </table:table-cell>
          <table:table-cell office:value-type="string" calcext:value-type="string">
            <text:p>sunrise,sunset</text:p>
          </table:table-cell>
          <table:table-cell table:style-name="ce1" office:value-type="string" calcext:value-type="string">
            <text:p>false</text:p>
          </table:table-cell>
          <table:table-cell office:value-type="float" office:value="2.842104" calcext:value-type="float">
            <text:p>2.842104</text:p>
          </table:table-cell>
          <table:table-cell office:value-type="string" calcext:value-type="string">
            <text:p>sunset</text:p>
          </table:table-cell>
          <table:table-cell table:style-name="ce1" office:value-type="string" calcext:value-type="string">
            <text:p>false</text:p>
          </table:table-cell>
          <table:table-cell office:value-type="float" office:value="2.435801" calcext:value-type="float">
            <text:p>2.435801</text:p>
          </table:table-cell>
          <table:table-cell office:value-type="string" calcext:value-type="string">
            <text:p>a1,a2,a6</text:p>
          </table:table-cell>
          <table:table-cell table:style-name="ce1" office:value-type="string" calcext:value-type="string">
            <text:p>false</text:p>
          </table:table-cell>
          <table:table-cell office:value-type="float" office:value="1.311049" calcext:value-type="float">
            <text:p>1.3110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111347" calcext:value-type="float">
            <text:p>11.111347</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cell table:style-name="ce2" table:formula="of:=IF(AND([.G1]=&quot;true&quot;;[.J1]=&quot;true&quot;;[.M1]=&quot;true&quot;;[.P1]=&quot;true&quot;);&quot;true&quot;;&quot;false&quot;)" office:value-type="string" office:string-value="false" calcext:value-type="string">
            <text:p>false</text:p>
          </table:table-cell>
          <table:table-cell table:formula="of:=IF(AND([.Y1]=&quot;true&quot;;[.AB1]=&quot;true&quot;;[.AE1]=&quot;true&quot;;[.AH1]=&quot;true&quot;);&quot;true&quot;;&quot;false&quot;)" office:value-type="string" office:string-value="false" calcext:value-type="string">
            <text:p>false</text:p>
          </table:table-cell>
        </table:table-row>
        <table:table-row table:style-name="ro1">
          <table:table-cell office:value-type="string" calcext:value-type="string">
            <text:p>01f4a341-ea28-4399-a454-e817e931ace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830044" calcext:value-type="float">
            <text:p>48.830044</text:p>
          </table:table-cell>
          <table:table-cell office:value-type="string" calcext:value-type="string">
            <text:p>sunrise,sunset</text:p>
          </table:table-cell>
          <table:table-cell table:style-name="ce1" office:value-type="string" calcext:value-type="string">
            <text:p>false</text:p>
          </table:table-cell>
          <table:table-cell office:value-type="float" office:value="21.877845" calcext:value-type="float">
            <text:p>21.877845</text:p>
          </table:table-cell>
          <table:table-cell office:value-type="string" calcext:value-type="string">
            <text:p>date</text:p>
          </table:table-cell>
          <table:table-cell table:style-name="ce1" office:value-type="string" calcext:value-type="string">
            <text:p>true</text:p>
          </table:table-cell>
          <table:table-cell office:value-type="float" office:value="11.49739" calcext:value-type="float">
            <text:p>11.49739</text:p>
          </table:table-cell>
          <table:table-cell office:value-type="string" calcext:value-type="string">
            <text:p>sunrise</text:p>
          </table:table-cell>
          <table:table-cell table:style-name="ce1" office:value-type="string" calcext:value-type="string">
            <text:p>false</text:p>
          </table:table-cell>
          <table:table-cell office:value-type="float" office:value="45.298577" calcext:value-type="float">
            <text:p>45.298577</text:p>
          </table:table-cell>
          <table:table-cell office:value-type="string" calcext:value-type="string">
            <text:p>a2,a5,a6</text:p>
          </table:table-cell>
          <table:table-cell table:style-name="ce1" office:value-type="string" calcext:value-type="string">
            <text:p>true</text:p>
          </table:table-cell>
          <table:table-cell office:value-type="float" office:value="103.603598" calcext:value-type="float">
            <text:p>103.6035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10217" calcext:value-type="float">
            <text:p>27.210217</text:p>
          </table:table-cell>
          <table:table-cell/>
          <table:table-cell table:style-name="ce1" office:value-type="string" calcext:value-type="string">
            <text:p>false</text:p>
          </table:table-cell>
          <table:table-cell office:value-type="float" office:value="0.603523" calcext:value-type="float">
            <text:p>0.603523</text:p>
          </table:table-cell>
          <table:table-cell/>
          <table:table-cell table:style-name="ce1" office:value-type="string" calcext:value-type="string">
            <text:p>false</text:p>
          </table:table-cell>
          <table:table-cell office:value-type="float" office:value="0.538801" calcext:value-type="float">
            <text:p>0.538801</text:p>
          </table:table-cell>
          <table:table-cell/>
          <table:table-cell table:style-name="ce1" office:value-type="string" calcext:value-type="string">
            <text:p>false</text:p>
          </table:table-cell>
          <table:table-cell office:value-type="float" office:value="0.53049" calcext:value-type="float">
            <text:p>0.53049</text:p>
          </table:table-cell>
          <table:table-cell/>
          <table:table-cell table:style-name="ce1" office:value-type="string" calcext:value-type="string">
            <text:p>false</text:p>
          </table:table-cell>
          <table:table-cell office:value-type="float" office:value="1.407071" calcext:value-type="float">
            <text:p>1.40707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86164" calcext:value-type="float">
            <text:p>15.486164</text:p>
          </table:table-cell>
          <table:table-cell table:number-columns-repeated="3"/>
          <table:table-cell table:style-name="ce2"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cell table:style-name="ce2" table:formula="of:=IF(AND([.G2]=&quot;true&quot;;[.J2]=&quot;true&quot;;[.M2]=&quot;true&quot;;[.P2]=&quot;true&quot;);&quot;true&quot;;&quot;false&quot;)" office:value-type="string" office:string-value="false" calcext:value-type="string">
            <text:p>false</text:p>
          </table:table-cell>
          <table:table-cell table:formula="of:=IF(AND([.Y2]=&quot;true&quot;;[.AB2]=&quot;true&quot;;[.AE2]=&quot;true&quot;;[.AH2]=&quot;true&quot;);&quot;true&quot;;&quot;false&quot;)" office:value-type="string" office:string-value="false" calcext:value-type="string">
            <text:p>false</text:p>
          </table:table-cell>
        </table:table-row>
        <table:table-row table:style-name="ro1">
          <table:table-cell office:value-type="string" calcext:value-type="string">
            <text:p>034b22f4-ef21-405b-9772-5d5b7027bb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8.290149" calcext:value-type="float">
            <text:p>78.29014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1.18928" calcext:value-type="float">
            <text:p>121.18928</text:p>
          </table:table-cell>
          <table:table-cell office:value-type="string" calcext:value-type="string">
            <text:p>date</text:p>
          </table:table-cell>
          <table:table-cell table:style-name="ce1" office:value-type="string" calcext:value-type="string">
            <text:p>true</text:p>
          </table:table-cell>
          <table:table-cell office:value-type="float" office:value="6.985788" calcext:value-type="float">
            <text:p>6.985788</text:p>
          </table:table-cell>
          <table:table-cell office:value-type="string" calcext:value-type="string">
            <text:p>sunrise,sunset</text:p>
          </table:table-cell>
          <table:table-cell table:style-name="ce1" office:value-type="string" calcext:value-type="string">
            <text:p>true</text:p>
          </table:table-cell>
          <table:table-cell office:value-type="float" office:value="48.513785" calcext:value-type="float">
            <text:p>48.513785</text:p>
          </table:table-cell>
          <table:table-cell office:value-type="string" calcext:value-type="string">
            <text:p>a2,a3,a5,a6</text:p>
          </table:table-cell>
          <table:table-cell table:style-name="ce1" office:value-type="string" calcext:value-type="string">
            <text:p>false</text:p>
          </table:table-cell>
          <table:table-cell office:value-type="float" office:value="47.606165" calcext:value-type="float">
            <text:p>47.6061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11.011072" calcext:value-type="float">
            <text:p>111.011072</text:p>
          </table:table-cell>
          <table:table-cell office:value-type="string" calcext:value-type="string">
            <text:p>items,order</text:p>
          </table:table-cell>
          <table:table-cell table:style-name="ce1" office:value-type="string" calcext:value-type="string">
            <text:p>true</text:p>
          </table:table-cell>
          <table:table-cell office:value-type="float" office:value="18.17526" calcext:value-type="float">
            <text:p>18.17526</text:p>
          </table:table-cell>
          <table:table-cell office:value-type="string" calcext:value-type="string">
            <text:p>order</text:p>
          </table:table-cell>
          <table:table-cell table:style-name="ce1" office:value-type="string" calcext:value-type="string">
            <text:p>true</text:p>
          </table:table-cell>
          <table:table-cell office:value-type="float" office:value="30.289332" calcext:value-type="float">
            <text:p>30.289332</text:p>
          </table:table-cell>
          <table:table-cell office:value-type="string" calcext:value-type="string">
            <text:p>items,order</text:p>
          </table:table-cell>
          <table:table-cell table:style-name="ce1" office:value-type="string" calcext:value-type="string">
            <text:p>true</text:p>
          </table:table-cell>
          <table:table-cell office:value-type="float" office:value="41.362083" calcext:value-type="float">
            <text:p>41.362083</text:p>
          </table:table-cell>
          <table:table-cell office:value-type="string" calcext:value-type="string">
            <text:p>a1,a4,a7</text:p>
          </table:table-cell>
          <table:table-cell table:style-name="ce1" office:value-type="string" calcext:value-type="string">
            <text:p>true</text:p>
          </table:table-cell>
          <table:table-cell office:value-type="float" office:value="72.954892" calcext:value-type="float">
            <text:p>72.9548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6.027494" calcext:value-type="float">
            <text:p>96.027494</text:p>
          </table:table-cell>
          <table:table-cell table:number-columns-repeated="2" office:value-type="float" office:value="0" calcext:value-type="float">
            <text:p>0</text:p>
          </table:table-cell>
          <table:table-cell/>
          <table:table-cell table:style-name="ce2"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cell table:style-name="ce2" table:formula="of:=IF(AND([.G3]=&quot;true&quot;;[.J3]=&quot;true&quot;;[.M3]=&quot;true&quot;;[.P3]=&quot;true&quot;);&quot;true&quot;;&quot;false&quot;)" office:value-type="string" office:string-value="false" calcext:value-type="string">
            <text:p>false</text:p>
          </table:table-cell>
          <table:table-cell table:formula="of:=IF(AND([.Y3]=&quot;true&quot;;[.AB3]=&quot;true&quot;;[.AE3]=&quot;true&quot;;[.AH3]=&quot;true&quot;);&quot;true&quot;;&quot;false&quot;)" office:value-type="string" office:string-value="true" calcext:value-type="string">
            <text:p>true</text:p>
          </table:table-cell>
        </table:table-row>
        <table:table-row table:style-name="ro1">
          <table:table-cell office:value-type="string" calcext:value-type="string">
            <text:p>042ea4d3-a008-41ac-97dd-19a7f5ddded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816763" calcext:value-type="float">
            <text:p>30.816763</text:p>
          </table:table-cell>
          <table:table-cell office:value-type="string" calcext:value-type="string">
            <text:p>emails,items,order</text:p>
          </table:table-cell>
          <table:table-cell table:style-name="ce1" office:value-type="string" calcext:value-type="string">
            <text:p>false</text:p>
          </table:table-cell>
          <table:table-cell office:value-type="float" office:value="19.803598" calcext:value-type="float">
            <text:p>19.803598</text:p>
          </table:table-cell>
          <table:table-cell office:value-type="string" calcext:value-type="string">
            <text:p>order</text:p>
          </table:table-cell>
          <table:table-cell table:style-name="ce1" office:value-type="string" calcext:value-type="string">
            <text:p>true</text:p>
          </table:table-cell>
          <table:table-cell office:value-type="float" office:value="6.380718" calcext:value-type="float">
            <text:p>6.380718</text:p>
          </table:table-cell>
          <table:table-cell office:value-type="string" calcext:value-type="string">
            <text:p>items,order</text:p>
          </table:table-cell>
          <table:table-cell table:style-name="ce1" office:value-type="string" calcext:value-type="string">
            <text:p>true</text:p>
          </table:table-cell>
          <table:table-cell office:value-type="float" office:value="20.029326" calcext:value-type="float">
            <text:p>20.029326</text:p>
          </table:table-cell>
          <table:table-cell office:value-type="string" calcext:value-type="string">
            <text:p>a1,a2,a4,a6,a7</text:p>
          </table:table-cell>
          <table:table-cell table:style-name="ce1" office:value-type="string" calcext:value-type="string">
            <text:p>false</text:p>
          </table:table-cell>
          <table:table-cell office:value-type="float" office:value="23.394127" calcext:value-type="float">
            <text:p>23.3941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229052" calcext:value-type="float">
            <text:p>20.2290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18518" calcext:value-type="float">
            <text:p>22.418518</text:p>
          </table:table-cell>
          <table:table-cell office:value-type="string" calcext:value-type="string">
            <text:p>sunrise,sunset</text:p>
          </table:table-cell>
          <table:table-cell table:style-name="ce1" office:value-type="string" calcext:value-type="string">
            <text:p>false</text:p>
          </table:table-cell>
          <table:table-cell office:value-type="float" office:value="7.760213" calcext:value-type="float">
            <text:p>7.760213</text:p>
          </table:table-cell>
          <table:table-cell office:value-type="string" calcext:value-type="string">
            <text:p>date</text:p>
          </table:table-cell>
          <table:table-cell table:style-name="ce1" office:value-type="string" calcext:value-type="string">
            <text:p>false</text:p>
          </table:table-cell>
          <table:table-cell office:value-type="float" office:value="25.688841" calcext:value-type="float">
            <text:p>25.688841</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0.662069" calcext:value-type="float">
            <text:p>10.6620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77256" calcext:value-type="float">
            <text:p>32.77256</text:p>
          </table:table-cell>
          <table:table-cell table:number-columns-repeated="2" office:value-type="float" office:value="0" calcext:value-type="float">
            <text:p>0</text:p>
          </table:table-cell>
          <table:table-cell/>
          <table:table-cell table:style-name="ce2"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cell table:style-name="ce2" table:formula="of:=IF(AND([.G4]=&quot;true&quot;;[.J4]=&quot;true&quot;;[.M4]=&quot;true&quot;;[.P4]=&quot;true&quot;);&quot;true&quot;;&quot;false&quot;)" office:value-type="string" office:string-value="false" calcext:value-type="string">
            <text:p>false</text:p>
          </table:table-cell>
          <table:table-cell table:formula="of:=IF(AND([.Y4]=&quot;true&quot;;[.AB4]=&quot;true&quot;;[.AE4]=&quot;true&quot;;[.AH4]=&quot;true&quot;);&quot;true&quot;;&quot;false&quot;)" office:value-type="string" office:string-value="false" calcext:value-type="string">
            <text:p>false</text:p>
          </table:table-cell>
        </table:table-row>
        <table:table-row table:style-name="ro1">
          <table:table-cell office:value-type="string" calcext:value-type="string">
            <text:p>042fa867-804f-4712-a808-33c0a83be36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115987" calcext:value-type="float">
            <text:p>54.115987</text:p>
          </table:table-cell>
          <table:table-cell office:value-type="string" calcext:value-type="string">
            <text:p>items,order</text:p>
          </table:table-cell>
          <table:table-cell table:style-name="ce1" office:value-type="string" calcext:value-type="string">
            <text:p>true</text:p>
          </table:table-cell>
          <table:table-cell office:value-type="float" office:value="17.465395" calcext:value-type="float">
            <text:p>17.465395</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24.712361" calcext:value-type="float">
            <text:p>24.712361</text:p>
          </table:table-cell>
          <table:table-cell office:value-type="string" calcext:value-type="string">
            <text:p>items,order</text:p>
          </table:table-cell>
          <table:table-cell table:style-name="ce1" office:value-type="string" calcext:value-type="string">
            <text:p>true</text:p>
          </table:table-cell>
          <table:table-cell office:value-type="float" office:value="29.20417" calcext:value-type="float">
            <text:p>29.20417</text:p>
          </table:table-cell>
          <table:table-cell office:value-type="string" calcext:value-type="string">
            <text:p>a1,a4,a7</text:p>
          </table:table-cell>
          <table:table-cell table:style-name="ce1" office:value-type="string" calcext:value-type="string">
            <text:p>true</text:p>
          </table:table-cell>
          <table:table-cell office:value-type="float" office:value="33.840706" calcext:value-type="float">
            <text:p>33.840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4.246904" calcext:value-type="float">
            <text:p>104.24690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76466" calcext:value-type="float">
            <text:p>18.276466</text:p>
          </table:table-cell>
          <table:table-cell office:value-type="string" calcext:value-type="string">
            <text:p>date</text:p>
          </table:table-cell>
          <table:table-cell table:style-name="ce1" office:value-type="string" calcext:value-type="string">
            <text:p>true</text:p>
          </table:table-cell>
          <table:table-cell office:value-type="float" office:value="11.92723" calcext:value-type="float">
            <text:p>11.92723</text:p>
          </table:table-cell>
          <table:table-cell office:value-type="string" calcext:value-type="string">
            <text:p>sunrise,sunset</text:p>
          </table:table-cell>
          <table:table-cell table:style-name="ce1" office:value-type="string" calcext:value-type="string">
            <text:p>true</text:p>
          </table:table-cell>
          <table:table-cell office:value-type="float" office:value="48.012979" calcext:value-type="float">
            <text:p>48.012979</text:p>
          </table:table-cell>
          <table:table-cell office:value-type="string" calcext:value-type="string">
            <text:p>a2,a3,a5,a6</text:p>
          </table:table-cell>
          <table:table-cell table:style-name="ce1" office:value-type="string" calcext:value-type="string">
            <text:p>false</text:p>
          </table:table-cell>
          <table:table-cell office:value-type="float" office:value="8.318705" calcext:value-type="float">
            <text:p>8.31870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826002" calcext:value-type="float">
            <text:p>28.826002</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cell table:style-name="ce2" table:formula="of:=IF(AND([.G5]=&quot;true&quot;;[.J5]=&quot;true&quot;;[.M5]=&quot;true&quot;;[.P5]=&quot;true&quot;);&quot;true&quot;;&quot;false&quot;)" office:value-type="string" office:string-value="false" calcext:value-type="string">
            <text:p>false</text:p>
          </table:table-cell>
          <table:table-cell table:formula="of:=IF(AND([.Y5]=&quot;true&quot;;[.AB5]=&quot;true&quot;;[.AE5]=&quot;true&quot;;[.AH5]=&quot;true&quot;);&quot;true&quot;;&quot;false&quot;)" office:value-type="string" office:string-value="false" calcext:value-type="string">
            <text:p>false</text:p>
          </table:table-cell>
        </table:table-row>
        <table:table-row table:style-name="ro1">
          <table:table-cell office:value-type="string" calcext:value-type="string">
            <text:p>04529132-49e2-4be8-9e17-b2afda1d83b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166265" calcext:value-type="float">
            <text:p>21.166265</text:p>
          </table:table-cell>
          <table:table-cell office:value-type="string" calcext:value-type="string">
            <text:p>items,order</text:p>
          </table:table-cell>
          <table:table-cell table:style-name="ce1" office:value-type="string" calcext:value-type="string">
            <text:p>true</text:p>
          </table:table-cell>
          <table:table-cell office:value-type="float" office:value="10.468402" calcext:value-type="float">
            <text:p>10.468402</text:p>
          </table:table-cell>
          <table:table-cell office:value-type="string" calcext:value-type="string">
            <text:p>items,order</text:p>
          </table:table-cell>
          <table:table-cell table:style-name="ce1" office:value-type="string" calcext:value-type="string">
            <text:p>false</text:p>
          </table:table-cell>
          <table:table-cell office:value-type="float" office:value="5.674582" calcext:value-type="float">
            <text:p>5.674582</text:p>
          </table:table-cell>
          <table:table-cell office:value-type="string" calcext:value-type="string">
            <text:p>order</text:p>
          </table:table-cell>
          <table:table-cell table:style-name="ce1" office:value-type="string" calcext:value-type="string">
            <text:p>false</text:p>
          </table:table-cell>
          <table:table-cell office:value-type="float" office:value="14.380275" calcext:value-type="float">
            <text:p>14.380275</text:p>
          </table:table-cell>
          <table:table-cell office:value-type="string" calcext:value-type="string">
            <text:p>a1,a4,a7</text:p>
          </table:table-cell>
          <table:table-cell table:style-name="ce1" office:value-type="string" calcext:value-type="string">
            <text:p>true</text:p>
          </table:table-cell>
          <table:table-cell office:value-type="float" office:value="19.96628" calcext:value-type="float">
            <text:p>19.966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078657" calcext:value-type="float">
            <text:p>11.078657</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4.728545" calcext:value-type="float">
            <text:p>4.728545</text:p>
          </table:table-cell>
          <table:table-cell office:value-type="string" calcext:value-type="string">
            <text:p>sunrise,sunset</text:p>
          </table:table-cell>
          <table:table-cell table:style-name="ce1" office:value-type="string" calcext:value-type="string">
            <text:p>false</text:p>
          </table:table-cell>
          <table:table-cell office:value-type="float" office:value="9.323602" calcext:value-type="float">
            <text:p>9.323602</text:p>
          </table:table-cell>
          <table:table-cell office:value-type="string" calcext:value-type="string">
            <text:p>date</text:p>
          </table:table-cell>
          <table:table-cell table:style-name="ce1" office:value-type="string" calcext:value-type="string">
            <text:p>false</text:p>
          </table:table-cell>
          <table:table-cell office:value-type="float" office:value="9.716122" calcext:value-type="float">
            <text:p>9.716122</text:p>
          </table:table-cell>
          <table:table-cell office:value-type="string" calcext:value-type="string">
            <text:p>a1,a3,a5,a7</text:p>
          </table:table-cell>
          <table:table-cell table:style-name="ce1" office:value-type="string" calcext:value-type="string">
            <text:p>false</text:p>
          </table:table-cell>
          <table:table-cell office:value-type="float" office:value="13.177563" calcext:value-type="float">
            <text:p>13.1775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004489" calcext:value-type="float">
            <text:p>31.00448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iagramm did not load</text:p>
          </table:table-cell>
          <table:table-cell table:style-name="ce2"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cell table:style-name="ce2" table:formula="of:=IF(AND([.G6]=&quot;true&quot;;[.J6]=&quot;true&quot;;[.M6]=&quot;true&quot;;[.P6]=&quot;true&quot;);&quot;true&quot;;&quot;false&quot;)" office:value-type="string" office:string-value="false" calcext:value-type="string">
            <text:p>false</text:p>
          </table:table-cell>
          <table:table-cell table:formula="of:=IF(AND([.Y6]=&quot;true&quot;;[.AB6]=&quot;true&quot;;[.AE6]=&quot;true&quot;;[.AH6]=&quot;true&quot;);&quot;true&quot;;&quot;false&quot;)" office:value-type="string" office:string-value="false" calcext:value-type="string">
            <text:p>false</text:p>
          </table:table-cell>
        </table:table-row>
        <table:table-row table:style-name="ro1">
          <table:table-cell office:value-type="string" calcext:value-type="string">
            <text:p>08de56d6-e9d8-4280-9779-f5fea9727e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865678" calcext:value-type="float">
            <text:p>8.865678</text:p>
          </table:table-cell>
          <table:table-cell office:value-type="string" calcext:value-type="string">
            <text:p>order</text:p>
          </table:table-cell>
          <table:table-cell table:style-name="ce1" office:value-type="string" calcext:value-type="string">
            <text:p>false</text:p>
          </table:table-cell>
          <table:table-cell office:value-type="float" office:value="10.916101" calcext:value-type="float">
            <text:p>10.916101</text:p>
          </table:table-cell>
          <table:table-cell office:value-type="string" calcext:value-type="string">
            <text:p>order</text:p>
          </table:table-cell>
          <table:table-cell table:style-name="ce1" office:value-type="string" calcext:value-type="string">
            <text:p>true</text:p>
          </table:table-cell>
          <table:table-cell office:value-type="float" office:value="7.02223" calcext:value-type="float">
            <text:p>7.02223</text:p>
          </table:table-cell>
          <table:table-cell office:value-type="string" calcext:value-type="string">
            <text:p>items,order</text:p>
          </table:table-cell>
          <table:table-cell table:style-name="ce1" office:value-type="string" calcext:value-type="string">
            <text:p>true</text:p>
          </table:table-cell>
          <table:table-cell office:value-type="float" office:value="11.95172" calcext:value-type="float">
            <text:p>11.95172</text:p>
          </table:table-cell>
          <table:table-cell office:value-type="string" calcext:value-type="string">
            <text:p>a6,a7</text:p>
          </table:table-cell>
          <table:table-cell table:style-name="ce1" office:value-type="string" calcext:value-type="string">
            <text:p>false</text:p>
          </table:table-cell>
          <table:table-cell office:value-type="float" office:value="29.234533" calcext:value-type="float">
            <text:p>29.23453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080474" calcext:value-type="float">
            <text:p>14.08047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473922" calcext:value-type="float">
            <text:p>9.473922</text:p>
          </table:table-cell>
          <table:table-cell office:value-type="string" calcext:value-type="string">
            <text:p>date</text:p>
          </table:table-cell>
          <table:table-cell table:style-name="ce1" office:value-type="string" calcext:value-type="string">
            <text:p>true</text:p>
          </table:table-cell>
          <table:table-cell office:value-type="float" office:value="6.675165" calcext:value-type="float">
            <text:p>6.675165</text:p>
          </table:table-cell>
          <table:table-cell office:value-type="string" calcext:value-type="string">
            <text:p>sunrise,sunset</text:p>
          </table:table-cell>
          <table:table-cell table:style-name="ce1" office:value-type="string" calcext:value-type="string">
            <text:p>true</text:p>
          </table:table-cell>
          <table:table-cell office:value-type="float" office:value="26.181035" calcext:value-type="float">
            <text:p>26.181035</text:p>
          </table:table-cell>
          <table:table-cell office:value-type="string" calcext:value-type="string">
            <text:p>a2,a5,a6</text:p>
          </table:table-cell>
          <table:table-cell table:style-name="ce1" office:value-type="string" calcext:value-type="string">
            <text:p>true</text:p>
          </table:table-cell>
          <table:table-cell office:value-type="float" office:value="6.086983" calcext:value-type="float">
            <text:p>6.086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595567" calcext:value-type="float">
            <text:p>14.595567</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cell table:style-name="ce2" table:formula="of:=IF(AND([.G7]=&quot;true&quot;;[.J7]=&quot;true&quot;;[.M7]=&quot;true&quot;;[.P7]=&quot;true&quot;);&quot;true&quot;;&quot;false&quot;)" office:value-type="string" office:string-value="false" calcext:value-type="string">
            <text:p>false</text:p>
          </table:table-cell>
          <table:table-cell table:formula="of:=IF(AND([.Y7]=&quot;true&quot;;[.AB7]=&quot;true&quot;;[.AE7]=&quot;true&quot;;[.AH7]=&quot;true&quot;);&quot;true&quot;;&quot;false&quot;)" office:value-type="string" office:string-value="false" calcext:value-type="string">
            <text:p>false</text:p>
          </table:table-cell>
        </table:table-row>
        <table:table-row table:style-name="ro1">
          <table:table-cell office:value-type="string" calcext:value-type="string">
            <text:p>0a0f4419-1682-47df-bf40-7214c90b09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609313" calcext:value-type="float">
            <text:p>14.609313</text:p>
          </table:table-cell>
          <table:table-cell office:value-type="string" calcext:value-type="string">
            <text:p>items,order</text:p>
          </table:table-cell>
          <table:table-cell table:style-name="ce1" office:value-type="string" calcext:value-type="string">
            <text:p>true</text:p>
          </table:table-cell>
          <table:table-cell office:value-type="float" office:value="9.440073" calcext:value-type="float">
            <text:p>9.440073</text:p>
          </table:table-cell>
          <table:table-cell office:value-type="string" calcext:value-type="string">
            <text:p>items,order</text:p>
          </table:table-cell>
          <table:table-cell table:style-name="ce1" office:value-type="string" calcext:value-type="string">
            <text:p>false</text:p>
          </table:table-cell>
          <table:table-cell office:value-type="float" office:value="12.242627" calcext:value-type="float">
            <text:p>12.242627</text:p>
          </table:table-cell>
          <table:table-cell office:value-type="string" calcext:value-type="string">
            <text:p>items,order</text:p>
          </table:table-cell>
          <table:table-cell table:style-name="ce1" office:value-type="string" calcext:value-type="string">
            <text:p>true</text:p>
          </table:table-cell>
          <table:table-cell office:value-type="float" office:value="16.695539" calcext:value-type="float">
            <text:p>16.695539</text:p>
          </table:table-cell>
          <table:table-cell office:value-type="string" calcext:value-type="string">
            <text:p>a1,a4,a7</text:p>
          </table:table-cell>
          <table:table-cell table:style-name="ce1" office:value-type="string" calcext:value-type="string">
            <text:p>true</text:p>
          </table:table-cell>
          <table:table-cell office:value-type="float" office:value="18.89221" calcext:value-type="float">
            <text:p>18.892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2.883826" calcext:value-type="float">
            <text:p>32.88382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476277" calcext:value-type="float">
            <text:p>9.476277</text:p>
          </table:table-cell>
          <table:table-cell office:value-type="string" calcext:value-type="string">
            <text:p>sunrise,sunset</text:p>
          </table:table-cell>
          <table:table-cell table:style-name="ce1" office:value-type="string" calcext:value-type="string">
            <text:p>false</text:p>
          </table:table-cell>
          <table:table-cell office:value-type="float" office:value="4.030773" calcext:value-type="float">
            <text:p>4.030773</text:p>
          </table:table-cell>
          <table:table-cell office:value-type="string" calcext:value-type="string">
            <text:p>date</text:p>
          </table:table-cell>
          <table:table-cell table:style-name="ce1" office:value-type="string" calcext:value-type="string">
            <text:p>false</text:p>
          </table:table-cell>
          <table:table-cell office:value-type="float" office:value="25.486955" calcext:value-type="float">
            <text:p>25.486955</text:p>
          </table:table-cell>
          <table:table-cell office:value-type="string" calcext:value-type="string">
            <text:p>a2,a5,a6</text:p>
          </table:table-cell>
          <table:table-cell table:style-name="ce1" office:value-type="string" calcext:value-type="string">
            <text:p>true</text:p>
          </table:table-cell>
          <table:table-cell office:value-type="float" office:value="18.122844" calcext:value-type="float">
            <text:p>18.1228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825459" calcext:value-type="float">
            <text:p>12.82545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cell table:style-name="ce2" table:formula="of:=IF(AND([.G8]=&quot;true&quot;;[.J8]=&quot;true&quot;;[.M8]=&quot;true&quot;;[.P8]=&quot;true&quot;);&quot;true&quot;;&quot;false&quot;)" office:value-type="string" office:string-value="false" calcext:value-type="string">
            <text:p>false</text:p>
          </table:table-cell>
          <table:table-cell table:formula="of:=IF(AND([.Y8]=&quot;true&quot;;[.AB8]=&quot;true&quot;;[.AE8]=&quot;true&quot;;[.AH8]=&quot;true&quot;);&quot;true&quot;;&quot;false&quot;)" office:value-type="string" office:string-value="false" calcext:value-type="string">
            <text:p>false</text:p>
          </table:table-cell>
        </table:table-row>
        <table:table-row table:style-name="ro1">
          <table:table-cell office:value-type="string" calcext:value-type="string">
            <text:p>0c0a1744-da50-4b2a-a32e-bdbcb293c12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755159" calcext:value-type="float">
            <text:p>10.75515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472332" calcext:value-type="float">
            <text:p>14.472332</text:p>
          </table:table-cell>
          <table:table-cell office:value-type="string" calcext:value-type="string">
            <text:p>date</text:p>
          </table:table-cell>
          <table:table-cell table:style-name="ce1" office:value-type="string" calcext:value-type="string">
            <text:p>true</text:p>
          </table:table-cell>
          <table:table-cell office:value-type="float" office:value="4.313003" calcext:value-type="float">
            <text:p>4.313003</text:p>
          </table:table-cell>
          <table:table-cell office:value-type="string" calcext:value-type="string">
            <text:p>sunrise,sunset</text:p>
          </table:table-cell>
          <table:table-cell table:style-name="ce1" office:value-type="string" calcext:value-type="string">
            <text:p>true</text:p>
          </table:table-cell>
          <table:table-cell office:value-type="float" office:value="22.63504" calcext:value-type="float">
            <text:p>22.63504</text:p>
          </table:table-cell>
          <table:table-cell office:value-type="string" calcext:value-type="string">
            <text:p>a2,a3,a5,a6</text:p>
          </table:table-cell>
          <table:table-cell table:style-name="ce1" office:value-type="string" calcext:value-type="string">
            <text:p>false</text:p>
          </table:table-cell>
          <table:table-cell office:value-type="float" office:value="31.26741" calcext:value-type="float">
            <text:p>31.2674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987542" calcext:value-type="float">
            <text:p>32.987542</text:p>
          </table:table-cell>
          <table:table-cell office:value-type="string" calcext:value-type="string">
            <text:p>items,order</text:p>
          </table:table-cell>
          <table:table-cell table:style-name="ce1" office:value-type="string" calcext:value-type="string">
            <text:p>true</text:p>
          </table:table-cell>
          <table:table-cell office:value-type="float" office:value="11.036902" calcext:value-type="float">
            <text:p>11.036902</text:p>
          </table:table-cell>
          <table:table-cell office:value-type="string" calcext:value-type="string">
            <text:p>items,order</text:p>
          </table:table-cell>
          <table:table-cell table:style-name="ce1" office:value-type="string" calcext:value-type="string">
            <text:p>false</text:p>
          </table:table-cell>
          <table:table-cell office:value-type="float" office:value="9.401149" calcext:value-type="float">
            <text:p>9.401149</text:p>
          </table:table-cell>
          <table:table-cell office:value-type="string" calcext:value-type="string">
            <text:p>items,order</text:p>
          </table:table-cell>
          <table:table-cell table:style-name="ce1" office:value-type="string" calcext:value-type="string">
            <text:p>true</text:p>
          </table:table-cell>
          <table:table-cell office:value-type="float" office:value="32.33137" calcext:value-type="float">
            <text:p>32.33137</text:p>
          </table:table-cell>
          <table:table-cell office:value-type="string" calcext:value-type="string">
            <text:p>a1,a4,a7</text:p>
          </table:table-cell>
          <table:table-cell table:style-name="ce1" office:value-type="string" calcext:value-type="string">
            <text:p>true</text:p>
          </table:table-cell>
          <table:table-cell office:value-type="float" office:value="14.545325" calcext:value-type="float">
            <text:p>14.5453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131242" calcext:value-type="float">
            <text:p>11.13124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quot;true&quot;;[.J9]=&quot;true&quot;;[.M9]=&quot;true&quot;;[.P9]=&quot;true&quot;;[.S9]=&quot;true&quot;);&quot;true&quot;;&quot;false&quot;)" office:value-type="string" office:string-value="false" calcext:value-type="string">
            <text:p>false</text:p>
          </table:table-cell>
          <table:table-cell table:formula="of:=IF(AND([.Y9]=&quot;true&quot;;[.AB9]=&quot;true&quot;;[.AE9]=&quot;true&quot;;[.AH9]=&quot;true&quot;;[.AK9]=&quot;true&quot;);&quot;true&quot;;&quot;false&quot;)" office:value-type="string" office:string-value="false" calcext:value-type="string">
            <text:p>false</text:p>
          </table:table-cell>
          <table:table-cell table:style-name="ce2" table:formula="of:=IF(AND([.G9]=&quot;true&quot;;[.J9]=&quot;true&quot;;[.M9]=&quot;true&quot;;[.P9]=&quot;true&quot;);&quot;true&quot;;&quot;false&quot;)" office:value-type="string" office:string-value="false" calcext:value-type="string">
            <text:p>false</text:p>
          </table:table-cell>
          <table:table-cell table:formula="of:=IF(AND([.Y9]=&quot;true&quot;;[.AB9]=&quot;true&quot;;[.AE9]=&quot;true&quot;;[.AH9]=&quot;true&quot;);&quot;true&quot;;&quot;false&quot;)" office:value-type="string" office:string-value="false" calcext:value-type="string">
            <text:p>false</text:p>
          </table:table-cell>
        </table:table-row>
        <table:table-row table:style-name="ro1">
          <table:table-cell office:value-type="string" calcext:value-type="string">
            <text:p>0dcaa55e-38ae-428e-a1c1-b378cb31a99c</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86635" calcext:value-type="float">
            <text:p>27.8663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803115" calcext:value-type="float">
            <text:p>33.803115</text:p>
          </table:table-cell>
          <table:table-cell office:value-type="string" calcext:value-type="string">
            <text:p>date</text:p>
          </table:table-cell>
          <table:table-cell table:style-name="ce1" office:value-type="string" calcext:value-type="string">
            <text:p>true</text:p>
          </table:table-cell>
          <table:table-cell office:value-type="float" office:value="4.508574" calcext:value-type="float">
            <text:p>4.508574</text:p>
          </table:table-cell>
          <table:table-cell office:value-type="string" calcext:value-type="string">
            <text:p>sunrise,sunset</text:p>
          </table:table-cell>
          <table:table-cell table:style-name="ce1" office:value-type="string" calcext:value-type="string">
            <text:p>true</text:p>
          </table:table-cell>
          <table:table-cell office:value-type="float" office:value="66.278391" calcext:value-type="float">
            <text:p>66.278391</text:p>
          </table:table-cell>
          <table:table-cell office:value-type="string" calcext:value-type="string">
            <text:p>a2,a3,a5,a6</text:p>
          </table:table-cell>
          <table:table-cell table:style-name="ce1" office:value-type="string" calcext:value-type="string">
            <text:p>false</text:p>
          </table:table-cell>
          <table:table-cell office:value-type="float" office:value="62.54033" calcext:value-type="float">
            <text:p>62.540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9.091361" calcext:value-type="float">
            <text:p>49.091361</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73.073432" calcext:value-type="float">
            <text:p>73.073432</text:p>
          </table:table-cell>
          <table:table-cell office:value-type="string" calcext:value-type="string">
            <text:p>emails,refill</text:p>
          </table:table-cell>
          <table:table-cell table:style-name="ce1" office:value-type="string" calcext:value-type="string">
            <text:p>false</text:p>
          </table:table-cell>
          <table:table-cell office:value-type="float" office:value="0.334399" calcext:value-type="float">
            <text:p>0.334399</text:p>
          </table:table-cell>
          <table:table-cell/>
          <table:table-cell table:style-name="ce1" office:value-type="string" calcext:value-type="string">
            <text:p>false</text:p>
          </table:table-cell>
          <table:table-cell office:value-type="float" office:value="76.510411" calcext:value-type="float">
            <text:p>76.510411</text:p>
          </table:table-cell>
          <table:table-cell office:value-type="string" calcext:value-type="string">
            <text:p>a1,a4,a7</text:p>
          </table:table-cell>
          <table:table-cell table:style-name="ce1" office:value-type="string" calcext:value-type="string">
            <text:p>true</text:p>
          </table:table-cell>
          <table:table-cell office:value-type="float" office:value="6.921414" calcext:value-type="float">
            <text:p>6.9214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6.060695" calcext:value-type="float">
            <text:p>16.060695</text:p>
          </table:table-cell>
          <table:table-cell table:number-columns-repeated="2" office:value-type="float" office:value="1" calcext:value-type="float">
            <text:p>1</text:p>
          </table:table-cell>
          <table:table-cell/>
          <table:table-cell table:style-name="ce2"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cell table:style-name="ce2" table:formula="of:=IF(AND([.G10]=&quot;true&quot;;[.J10]=&quot;true&quot;;[.M10]=&quot;true&quot;;[.P10]=&quot;true&quot;);&quot;true&quot;;&quot;false&quot;)" office:value-type="string" office:string-value="false" calcext:value-type="string">
            <text:p>false</text:p>
          </table:table-cell>
          <table:table-cell table:formula="of:=IF(AND([.Y10]=&quot;true&quot;;[.AB10]=&quot;true&quot;;[.AE10]=&quot;true&quot;;[.AH10]=&quot;true&quot;);&quot;true&quot;;&quot;false&quot;)" office:value-type="string" office:string-value="false" calcext:value-type="string">
            <text:p>false</text:p>
          </table:table-cell>
        </table:table-row>
        <table:table-row table:style-name="ro1">
          <table:table-cell office:value-type="string" calcext:value-type="string">
            <text:p>0f0b0d0d-232b-4957-8db8-43cdb8f4c1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559" calcext:value-type="float">
            <text:p>27.15559</text:p>
          </table:table-cell>
          <table:table-cell office:value-type="string" calcext:value-type="string">
            <text:p>items,order</text:p>
          </table:table-cell>
          <table:table-cell table:style-name="ce1" office:value-type="string" calcext:value-type="string">
            <text:p>true</text:p>
          </table:table-cell>
          <table:table-cell office:value-type="float" office:value="10.825807" calcext:value-type="float">
            <text:p>10.825807</text:p>
          </table:table-cell>
          <table:table-cell office:value-type="string" calcext:value-type="string">
            <text:p>order</text:p>
          </table:table-cell>
          <table:table-cell table:style-name="ce1" office:value-type="string" calcext:value-type="string">
            <text:p>true</text:p>
          </table:table-cell>
          <table:table-cell office:value-type="float" office:value="11.250723" calcext:value-type="float">
            <text:p>11.250723</text:p>
          </table:table-cell>
          <table:table-cell office:value-type="string" calcext:value-type="string">
            <text:p>items,order</text:p>
          </table:table-cell>
          <table:table-cell table:style-name="ce1" office:value-type="string" calcext:value-type="string">
            <text:p>true</text:p>
          </table:table-cell>
          <table:table-cell office:value-type="float" office:value="30.462786" calcext:value-type="float">
            <text:p>30.462786</text:p>
          </table:table-cell>
          <table:table-cell office:value-type="string" calcext:value-type="string">
            <text:p>a1,a4,a7</text:p>
          </table:table-cell>
          <table:table-cell table:style-name="ce1" office:value-type="string" calcext:value-type="string">
            <text:p>true</text:p>
          </table:table-cell>
          <table:table-cell office:value-type="float" office:value="14.6125" calcext:value-type="float">
            <text:p>14.612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062175" calcext:value-type="float">
            <text:p>42.06217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131163" calcext:value-type="float">
            <text:p>16.131163</text:p>
          </table:table-cell>
          <table:table-cell office:value-type="string" calcext:value-type="string">
            <text:p>sunrise,sunset</text:p>
          </table:table-cell>
          <table:table-cell table:style-name="ce1" office:value-type="string" calcext:value-type="string">
            <text:p>false</text:p>
          </table:table-cell>
          <table:table-cell office:value-type="float" office:value="7.985978" calcext:value-type="float">
            <text:p>7.985978</text:p>
          </table:table-cell>
          <table:table-cell office:value-type="string" calcext:value-type="string">
            <text:p>date</text:p>
          </table:table-cell>
          <table:table-cell table:style-name="ce1" office:value-type="string" calcext:value-type="string">
            <text:p>false</text:p>
          </table:table-cell>
          <table:table-cell office:value-type="float" office:value="49.327833" calcext:value-type="float">
            <text:p>49.327833</text:p>
          </table:table-cell>
          <table:table-cell office:value-type="string" calcext:value-type="string">
            <text:p>a2,a5,a6</text:p>
          </table:table-cell>
          <table:table-cell table:style-name="ce1" office:value-type="string" calcext:value-type="string">
            <text:p>true</text:p>
          </table:table-cell>
          <table:table-cell office:value-type="float" office:value="16.113462" calcext:value-type="float">
            <text:p>16.1134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5.196854" calcext:value-type="float">
            <text:p>85.196854</text:p>
          </table:table-cell>
          <table:table-cell table:number-columns-repeated="2" office:value-type="float" office:value="1" calcext:value-type="float">
            <text:p>1</text:p>
          </table:table-cell>
          <table:table-cell office:value-type="string" calcext:value-type="string">
            <text:p>No i don't </text:p>
          </table:table-cell>
          <table:table-cell table:style-name="ce2"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cell table:style-name="ce2" table:formula="of:=IF(AND([.G11]=&quot;true&quot;;[.J11]=&quot;true&quot;;[.M11]=&quot;true&quot;;[.P11]=&quot;true&quot;);&quot;true&quot;;&quot;false&quot;)" office:value-type="string" office:string-value="true" calcext:value-type="string">
            <text:p>true</text:p>
          </table:table-cell>
          <table:table-cell table:formula="of:=IF(AND([.Y11]=&quot;true&quot;;[.AB11]=&quot;true&quot;;[.AE11]=&quot;true&quot;;[.AH11]=&quot;true&quot;);&quot;true&quot;;&quot;false&quot;)" office:value-type="string" office:string-value="false" calcext:value-type="string">
            <text:p>false</text:p>
          </table:table-cell>
        </table:table-row>
        <table:table-row table:style-name="ro1">
          <table:table-cell office:value-type="string" calcext:value-type="string">
            <text:p>11089388-175e-4194-972f-a9f835a1aad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59608" calcext:value-type="float">
            <text:p>18.159608</text:p>
          </table:table-cell>
          <table:table-cell office:value-type="string" calcext:value-type="string">
            <text:p>items,order</text:p>
          </table:table-cell>
          <table:table-cell table:style-name="ce1" office:value-type="string" calcext:value-type="string">
            <text:p>true</text:p>
          </table:table-cell>
          <table:table-cell office:value-type="float" office:value="18.669652" calcext:value-type="float">
            <text:p>18.669652</text:p>
          </table:table-cell>
          <table:table-cell office:value-type="string" calcext:value-type="string">
            <text:p>order</text:p>
          </table:table-cell>
          <table:table-cell table:style-name="ce1" office:value-type="string" calcext:value-type="string">
            <text:p>true</text:p>
          </table:table-cell>
          <table:table-cell office:value-type="float" office:value="13.298763" calcext:value-type="float">
            <text:p>13.298763</text:p>
          </table:table-cell>
          <table:table-cell office:value-type="string" calcext:value-type="string">
            <text:p>items,order</text:p>
          </table:table-cell>
          <table:table-cell table:style-name="ce1" office:value-type="string" calcext:value-type="string">
            <text:p>true</text:p>
          </table:table-cell>
          <table:table-cell office:value-type="float" office:value="38.773545" calcext:value-type="float">
            <text:p>38.773545</text:p>
          </table:table-cell>
          <table:table-cell office:value-type="string" calcext:value-type="string">
            <text:p>a1,a4,a7</text:p>
          </table:table-cell>
          <table:table-cell table:style-name="ce1" office:value-type="string" calcext:value-type="string">
            <text:p>true</text:p>
          </table:table-cell>
          <table:table-cell office:value-type="float" office:value="17.935423" calcext:value-type="float">
            <text:p>17.9354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917137" calcext:value-type="float">
            <text:p>16.917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237329" calcext:value-type="float">
            <text:p>30.237329</text:p>
          </table:table-cell>
          <table:table-cell office:value-type="string" calcext:value-type="string">
            <text:p>sunrise,sunset</text:p>
          </table:table-cell>
          <table:table-cell table:style-name="ce1" office:value-type="string" calcext:value-type="string">
            <text:p>false</text:p>
          </table:table-cell>
          <table:table-cell office:value-type="float" office:value="5.467975" calcext:value-type="float">
            <text:p>5.467975</text:p>
          </table:table-cell>
          <table:table-cell office:value-type="string" calcext:value-type="string">
            <text:p>date</text:p>
          </table:table-cell>
          <table:table-cell table:style-name="ce1" office:value-type="string" calcext:value-type="string">
            <text:p>false</text:p>
          </table:table-cell>
          <table:table-cell office:value-type="float" office:value="30.02539" calcext:value-type="float">
            <text:p>30.02539</text:p>
          </table:table-cell>
          <table:table-cell office:value-type="string" calcext:value-type="string">
            <text:p>a5,a6</text:p>
          </table:table-cell>
          <table:table-cell table:style-name="ce1" office:value-type="string" calcext:value-type="string">
            <text:p>false</text:p>
          </table:table-cell>
          <table:table-cell office:value-type="float" office:value="15.100483" calcext:value-type="float">
            <text:p>15.1004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10876" calcext:value-type="float">
            <text:p>55.10876</text:p>
          </table:table-cell>
          <table:table-cell table:number-columns-repeated="2" office:value-type="float" office:value="1" calcext:value-type="float">
            <text:p>1</text:p>
          </table:table-cell>
          <table:table-cell/>
          <table:table-cell table:style-name="ce2"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cell table:style-name="ce2" table:formula="of:=IF(AND([.G12]=&quot;true&quot;;[.J12]=&quot;true&quot;;[.M12]=&quot;true&quot;;[.P12]=&quot;true&quot;);&quot;true&quot;;&quot;false&quot;)" office:value-type="string" office:string-value="true" calcext:value-type="string">
            <text:p>true</text:p>
          </table:table-cell>
          <table:table-cell table:formula="of:=IF(AND([.Y12]=&quot;true&quot;;[.AB12]=&quot;true&quot;;[.AE12]=&quot;true&quot;;[.AH12]=&quot;true&quot;);&quot;true&quot;;&quot;false&quot;)" office:value-type="string" office:string-value="false" calcext:value-type="string">
            <text:p>false</text:p>
          </table:table-cell>
        </table:table-row>
        <table:table-row table:style-name="ro1">
          <table:table-cell office:value-type="string" calcext:value-type="string">
            <text:p>12ed4e88-2347-4683-a8f3-1b192ff38aa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123896" calcext:value-type="float">
            <text:p>16.123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14197" calcext:value-type="float">
            <text:p>12.414197</text:p>
          </table:table-cell>
          <table:table-cell office:value-type="string" calcext:value-type="string">
            <text:p>date</text:p>
          </table:table-cell>
          <table:table-cell table:style-name="ce1" office:value-type="string" calcext:value-type="string">
            <text:p>true</text:p>
          </table:table-cell>
          <table:table-cell office:value-type="float" office:value="6.916093" calcext:value-type="float">
            <text:p>6.916093</text:p>
          </table:table-cell>
          <table:table-cell office:value-type="string" calcext:value-type="string">
            <text:p>sunrise,sunset</text:p>
          </table:table-cell>
          <table:table-cell table:style-name="ce1" office:value-type="string" calcext:value-type="string">
            <text:p>true</text:p>
          </table:table-cell>
          <table:table-cell office:value-type="float" office:value="33.789112" calcext:value-type="float">
            <text:p>33.789112</text:p>
          </table:table-cell>
          <table:table-cell office:value-type="string" calcext:value-type="string">
            <text:p>a5,a6</text:p>
          </table:table-cell>
          <table:table-cell table:style-name="ce1" office:value-type="string" calcext:value-type="string">
            <text:p>false</text:p>
          </table:table-cell>
          <table:table-cell office:value-type="float" office:value="16.228512" calcext:value-type="float">
            <text:p>16.2285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160084" calcext:value-type="float">
            <text:p>28.160084</text:p>
          </table:table-cell>
          <table:table-cell office:value-type="string" calcext:value-type="string">
            <text:p>items</text:p>
          </table:table-cell>
          <table:table-cell table:style-name="ce1" office:value-type="string" calcext:value-type="string">
            <text:p>false</text:p>
          </table:table-cell>
          <table:table-cell office:value-type="float" office:value="28.492034" calcext:value-type="float">
            <text:p>28.492034</text:p>
          </table:table-cell>
          <table:table-cell office:value-type="string" calcext:value-type="string">
            <text:p>order</text:p>
          </table:table-cell>
          <table:table-cell table:style-name="ce1" office:value-type="string" calcext:value-type="string">
            <text:p>true</text:p>
          </table:table-cell>
          <table:table-cell office:value-type="float" office:value="19.027993" calcext:value-type="float">
            <text:p>19.027993</text:p>
          </table:table-cell>
          <table:table-cell office:value-type="string" calcext:value-type="string">
            <text:p>items</text:p>
          </table:table-cell>
          <table:table-cell table:style-name="ce1" office:value-type="string" calcext:value-type="string">
            <text:p>false</text:p>
          </table:table-cell>
          <table:table-cell office:value-type="float" office:value="20.605501" calcext:value-type="float">
            <text:p>20.605501</text:p>
          </table:table-cell>
          <table:table-cell office:value-type="string" calcext:value-type="string">
            <text:p>a1</text:p>
          </table:table-cell>
          <table:table-cell table:style-name="ce1" office:value-type="string" calcext:value-type="string">
            <text:p>false</text:p>
          </table:table-cell>
          <table:table-cell office:value-type="float" office:value="18.629612" calcext:value-type="float">
            <text:p>18.6296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8933" calcext:value-type="float">
            <text:p>12.08933</text:p>
          </table:table-cell>
          <table:table-cell table:number-columns-repeated="2" office:value-type="float" office:value="0" calcext:value-type="float">
            <text:p>0</text:p>
          </table:table-cell>
          <table:table-cell/>
          <table:table-cell table:style-name="ce2"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cell table:style-name="ce2" table:formula="of:=IF(AND([.G13]=&quot;true&quot;;[.J13]=&quot;true&quot;;[.M13]=&quot;true&quot;;[.P13]=&quot;true&quot;);&quot;true&quot;;&quot;false&quot;)" office:value-type="string" office:string-value="false" calcext:value-type="string">
            <text:p>false</text:p>
          </table:table-cell>
          <table:table-cell table:formula="of:=IF(AND([.Y13]=&quot;true&quot;;[.AB13]=&quot;true&quot;;[.AE13]=&quot;true&quot;;[.AH13]=&quot;true&quot;);&quot;true&quot;;&quot;false&quot;)" office:value-type="string" office:string-value="false" calcext:value-type="string">
            <text:p>false</text:p>
          </table:table-cell>
        </table:table-row>
        <table:table-row table:style-name="ro1">
          <table:table-cell office:value-type="string" calcext:value-type="string">
            <text:p>16d8b8fa-d529-4c81-986c-f92981d9b7c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420656" calcext:value-type="float">
            <text:p>24.420656</text:p>
          </table:table-cell>
          <table:table-cell office:value-type="string" calcext:value-type="string">
            <text:p>items,order</text:p>
          </table:table-cell>
          <table:table-cell table:style-name="ce1" office:value-type="string" calcext:value-type="string">
            <text:p>true</text:p>
          </table:table-cell>
          <table:table-cell office:value-type="float" office:value="14.669546" calcext:value-type="float">
            <text:p>14.669546</text:p>
          </table:table-cell>
          <table:table-cell office:value-type="string" calcext:value-type="string">
            <text:p>order</text:p>
          </table:table-cell>
          <table:table-cell table:style-name="ce1" office:value-type="string" calcext:value-type="string">
            <text:p>true</text:p>
          </table:table-cell>
          <table:table-cell office:value-type="float" office:value="8.727071" calcext:value-type="float">
            <text:p>8.727071</text:p>
          </table:table-cell>
          <table:table-cell office:value-type="string" calcext:value-type="string">
            <text:p>items,order</text:p>
          </table:table-cell>
          <table:table-cell table:style-name="ce1" office:value-type="string" calcext:value-type="string">
            <text:p>true</text:p>
          </table:table-cell>
          <table:table-cell office:value-type="float" office:value="22.868123" calcext:value-type="float">
            <text:p>22.868123</text:p>
          </table:table-cell>
          <table:table-cell office:value-type="string" calcext:value-type="string">
            <text:p>a1</text:p>
          </table:table-cell>
          <table:table-cell table:style-name="ce1" office:value-type="string" calcext:value-type="string">
            <text:p>false</text:p>
          </table:table-cell>
          <table:table-cell office:value-type="float" office:value="32.682112" calcext:value-type="float">
            <text:p>32.6821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04146" calcext:value-type="float">
            <text:p>15.9041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974774" calcext:value-type="float">
            <text:p>33.974774</text:p>
          </table:table-cell>
          <table:table-cell office:value-type="string" calcext:value-type="string">
            <text:p>date</text:p>
          </table:table-cell>
          <table:table-cell table:style-name="ce1" office:value-type="string" calcext:value-type="string">
            <text:p>true</text:p>
          </table:table-cell>
          <table:table-cell office:value-type="float" office:value="5.81821" calcext:value-type="float">
            <text:p>5.81821</text:p>
          </table:table-cell>
          <table:table-cell office:value-type="string" calcext:value-type="string">
            <text:p>sunrise,sunset</text:p>
          </table:table-cell>
          <table:table-cell table:style-name="ce1" office:value-type="string" calcext:value-type="string">
            <text:p>true</text:p>
          </table:table-cell>
          <table:table-cell office:value-type="float" office:value="43.815933" calcext:value-type="float">
            <text:p>43.815933</text:p>
          </table:table-cell>
          <table:table-cell office:value-type="string" calcext:value-type="string">
            <text:p>a2,a3,a5,a6</text:p>
          </table:table-cell>
          <table:table-cell table:style-name="ce1" office:value-type="string" calcext:value-type="string">
            <text:p>false</text:p>
          </table:table-cell>
          <table:table-cell office:value-type="float" office:value="14.521968" calcext:value-type="float">
            <text:p>14.5219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3.36014" calcext:value-type="float">
            <text:p>73.360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forgot which arrow represents writes and which reads.</text:p>
          </table:table-cell>
          <table:table-cell table:style-name="ce2"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false" calcext:value-type="string">
            <text:p>false</text:p>
          </table:table-cell>
          <table:table-cell table:style-name="ce2" table:formula="of:=IF(AND([.G14]=&quot;true&quot;;[.J14]=&quot;true&quot;;[.M14]=&quot;true&quot;;[.P14]=&quot;true&quot;);&quot;true&quot;;&quot;false&quot;)" office:value-type="string" office:string-value="false" calcext:value-type="string">
            <text:p>false</text:p>
          </table:table-cell>
          <table:table-cell table:formula="of:=IF(AND([.Y14]=&quot;true&quot;;[.AB14]=&quot;true&quot;;[.AE14]=&quot;true&quot;;[.AH14]=&quot;true&quot;);&quot;true&quot;;&quot;false&quot;)" office:value-type="string" office:string-value="false" calcext:value-type="string">
            <text:p>false</text:p>
          </table:table-cell>
        </table:table-row>
        <table:table-row table:style-name="ro1">
          <table:table-cell office:value-type="string" calcext:value-type="string">
            <text:p>1765c273-7922-4e11-bd34-8935ee015fd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52.174197" calcext:value-type="float">
            <text:p>752.174197</text:p>
          </table:table-cell>
          <table:table-cell office:value-type="string" calcext:value-type="string">
            <text:p>items,order</text:p>
          </table:table-cell>
          <table:table-cell table:style-name="ce1" office:value-type="string" calcext:value-type="string">
            <text:p>true</text:p>
          </table:table-cell>
          <table:table-cell office:value-type="float" office:value="8.519093" calcext:value-type="float">
            <text:p>8.519093</text:p>
          </table:table-cell>
          <table:table-cell office:value-type="string" calcext:value-type="string">
            <text:p>order</text:p>
          </table:table-cell>
          <table:table-cell table:style-name="ce1" office:value-type="string" calcext:value-type="string">
            <text:p>true</text:p>
          </table:table-cell>
          <table:table-cell office:value-type="float" office:value="8.446703" calcext:value-type="float">
            <text:p>8.446703</text:p>
          </table:table-cell>
          <table:table-cell office:value-type="string" calcext:value-type="string">
            <text:p>items,order</text:p>
          </table:table-cell>
          <table:table-cell table:style-name="ce1" office:value-type="string" calcext:value-type="string">
            <text:p>true</text:p>
          </table:table-cell>
          <table:table-cell office:value-type="float" office:value="12.319297" calcext:value-type="float">
            <text:p>12.319297</text:p>
          </table:table-cell>
          <table:table-cell office:value-type="string" calcext:value-type="string">
            <text:p>a1,a4,a7</text:p>
          </table:table-cell>
          <table:table-cell table:style-name="ce1" office:value-type="string" calcext:value-type="string">
            <text:p>true</text:p>
          </table:table-cell>
          <table:table-cell office:value-type="float" office:value="7.754247" calcext:value-type="float">
            <text:p>7.75424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46408" calcext:value-type="float">
            <text:p>10.84640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00833" calcext:value-type="float">
            <text:p>7.300833</text:p>
          </table:table-cell>
          <table:table-cell office:value-type="string" calcext:value-type="string">
            <text:p>date</text:p>
          </table:table-cell>
          <table:table-cell table:style-name="ce1" office:value-type="string" calcext:value-type="string">
            <text:p>true</text:p>
          </table:table-cell>
          <table:table-cell office:value-type="float" office:value="8.135384" calcext:value-type="float">
            <text:p>8.135384</text:p>
          </table:table-cell>
          <table:table-cell office:value-type="string" calcext:value-type="string">
            <text:p>sunrise,sunset</text:p>
          </table:table-cell>
          <table:table-cell table:style-name="ce1" office:value-type="string" calcext:value-type="string">
            <text:p>true</text:p>
          </table:table-cell>
          <table:table-cell office:value-type="float" office:value="23.103903" calcext:value-type="float">
            <text:p>23.103903</text:p>
          </table:table-cell>
          <table:table-cell office:value-type="string" calcext:value-type="string">
            <text:p>a2,a5,a6</text:p>
          </table:table-cell>
          <table:table-cell table:style-name="ce1" office:value-type="string" calcext:value-type="string">
            <text:p>true</text:p>
          </table:table-cell>
          <table:table-cell office:value-type="float" office:value="2.071143" calcext:value-type="float">
            <text:p>2.07114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68401" calcext:value-type="float">
            <text:p>12.0684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style-name="ce2" table:formula="of:=IF(AND([.G15]=&quot;true&quot;;[.J15]=&quot;true&quot;;[.M15]=&quot;true&quot;;[.P15]=&quot;true&quot;;[.S15]=&quot;true&quot;);&quot;true&quot;;&quot;false&quot;)" office:value-type="string" office:string-value="true" calcext:value-type="string">
            <text:p>true</text:p>
          </table:table-cell>
          <table:table-cell table:formula="of:=IF(AND([.Y15]=&quot;true&quot;;[.AB15]=&quot;true&quot;;[.AE15]=&quot;true&quot;;[.AH15]=&quot;true&quot;;[.AK15]=&quot;true&quot;);&quot;true&quot;;&quot;false&quot;)" office:value-type="string" office:string-value="true" calcext:value-type="string">
            <text:p>true</text:p>
          </table:table-cell>
          <table:table-cell table:style-name="ce2" table:formula="of:=IF(AND([.G15]=&quot;true&quot;;[.J15]=&quot;true&quot;;[.M15]=&quot;true&quot;;[.P15]=&quot;true&quot;);&quot;true&quot;;&quot;false&quot;)" office:value-type="string" office:string-value="true" calcext:value-type="string">
            <text:p>true</text:p>
          </table:table-cell>
          <table:table-cell table:formula="of:=IF(AND([.Y15]=&quot;true&quot;;[.AB15]=&quot;true&quot;;[.AE15]=&quot;true&quot;;[.AH15]=&quot;true&quot;);&quot;true&quot;;&quot;false&quot;)" office:value-type="string" office:string-value="true" calcext:value-type="string">
            <text:p>true</text:p>
          </table:table-cell>
        </table:table-row>
        <table:table-row table:style-name="ro1">
          <table:table-cell office:value-type="string" calcext:value-type="string">
            <text:p>18104a50-6d19-4dbd-9f6a-70e4f4bf52c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329356" calcext:value-type="float">
            <text:p>22.329356</text:p>
          </table:table-cell>
          <table:table-cell office:value-type="string" calcext:value-type="string">
            <text:p>items,order</text:p>
          </table:table-cell>
          <table:table-cell table:style-name="ce1" office:value-type="string" calcext:value-type="string">
            <text:p>true</text:p>
          </table:table-cell>
          <table:table-cell office:value-type="float" office:value="12.68665" calcext:value-type="float">
            <text:p>12.68665</text:p>
          </table:table-cell>
          <table:table-cell office:value-type="string" calcext:value-type="string">
            <text:p>order</text:p>
          </table:table-cell>
          <table:table-cell table:style-name="ce1" office:value-type="string" calcext:value-type="string">
            <text:p>true</text:p>
          </table:table-cell>
          <table:table-cell office:value-type="float" office:value="7.051665" calcext:value-type="float">
            <text:p>7.051665</text:p>
          </table:table-cell>
          <table:table-cell office:value-type="string" calcext:value-type="string">
            <text:p>items,order</text:p>
          </table:table-cell>
          <table:table-cell table:style-name="ce1" office:value-type="string" calcext:value-type="string">
            <text:p>true</text:p>
          </table:table-cell>
          <table:table-cell office:value-type="float" office:value="18.998948" calcext:value-type="float">
            <text:p>18.998948</text:p>
          </table:table-cell>
          <table:table-cell office:value-type="string" calcext:value-type="string">
            <text:p>a1,a4,a7</text:p>
          </table:table-cell>
          <table:table-cell table:style-name="ce1" office:value-type="string" calcext:value-type="string">
            <text:p>true</text:p>
          </table:table-cell>
          <table:table-cell office:value-type="float" office:value="17.156473" calcext:value-type="float">
            <text:p>17.15647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950689" calcext:value-type="float">
            <text:p>25.9506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642854" calcext:value-type="float">
            <text:p>13.642854</text:p>
          </table:table-cell>
          <table:table-cell office:value-type="string" calcext:value-type="string">
            <text:p>date</text:p>
          </table:table-cell>
          <table:table-cell table:style-name="ce1" office:value-type="string" calcext:value-type="string">
            <text:p>true</text:p>
          </table:table-cell>
          <table:table-cell office:value-type="float" office:value="9.426851" calcext:value-type="float">
            <text:p>9.426851</text:p>
          </table:table-cell>
          <table:table-cell office:value-type="string" calcext:value-type="string">
            <text:p>sunrise,sunset</text:p>
          </table:table-cell>
          <table:table-cell table:style-name="ce1" office:value-type="string" calcext:value-type="string">
            <text:p>true</text:p>
          </table:table-cell>
          <table:table-cell office:value-type="float" office:value="29.397643" calcext:value-type="float">
            <text:p>29.397643</text:p>
          </table:table-cell>
          <table:table-cell office:value-type="string" calcext:value-type="string">
            <text:p>a2,a3,a5,a6</text:p>
          </table:table-cell>
          <table:table-cell table:style-name="ce1" office:value-type="string" calcext:value-type="string">
            <text:p>false</text:p>
          </table:table-cell>
          <table:table-cell office:value-type="float" office:value="12.167432" calcext:value-type="float">
            <text:p>12.16743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567719" calcext:value-type="float">
            <text:p>7.56771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cell table:style-name="ce2" table:formula="of:=IF(AND([.G16]=&quot;true&quot;;[.J16]=&quot;true&quot;;[.M16]=&quot;true&quot;;[.P16]=&quot;true&quot;);&quot;true&quot;;&quot;false&quot;)" office:value-type="string" office:string-value="true" calcext:value-type="string">
            <text:p>true</text:p>
          </table:table-cell>
          <table:table-cell table:formula="of:=IF(AND([.Y16]=&quot;true&quot;;[.AB16]=&quot;true&quot;;[.AE16]=&quot;true&quot;;[.AH16]=&quot;true&quot;);&quot;true&quot;;&quot;false&quot;)" office:value-type="string" office:string-value="false" calcext:value-type="string">
            <text:p>false</text:p>
          </table:table-cell>
        </table:table-row>
        <table:table-row table:style-name="ro1">
          <table:table-cell office:value-type="string" calcext:value-type="string">
            <text:p>195cb5db-d09b-4876-9da8-d3f19b5851c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366735" calcext:value-type="float">
            <text:p>14.366735</text:p>
          </table:table-cell>
          <table:table-cell office:value-type="string" calcext:value-type="string">
            <text:p>items,order</text:p>
          </table:table-cell>
          <table:table-cell table:style-name="ce1" office:value-type="string" calcext:value-type="string">
            <text:p>true</text:p>
          </table:table-cell>
          <table:table-cell office:value-type="float" office:value="7.526705" calcext:value-type="float">
            <text:p>7.526705</text:p>
          </table:table-cell>
          <table:table-cell office:value-type="string" calcext:value-type="string">
            <text:p>order</text:p>
          </table:table-cell>
          <table:table-cell table:style-name="ce1" office:value-type="string" calcext:value-type="string">
            <text:p>true</text:p>
          </table:table-cell>
          <table:table-cell office:value-type="float" office:value="2.577106" calcext:value-type="float">
            <text:p>2.577106</text:p>
          </table:table-cell>
          <table:table-cell office:value-type="string" calcext:value-type="string">
            <text:p>items,order</text:p>
          </table:table-cell>
          <table:table-cell table:style-name="ce1" office:value-type="string" calcext:value-type="string">
            <text:p>true</text:p>
          </table:table-cell>
          <table:table-cell office:value-type="float" office:value="16.892631" calcext:value-type="float">
            <text:p>16.892631</text:p>
          </table:table-cell>
          <table:table-cell office:value-type="string" calcext:value-type="string">
            <text:p>a1,a4,a7</text:p>
          </table:table-cell>
          <table:table-cell table:style-name="ce1" office:value-type="string" calcext:value-type="string">
            <text:p>true</text:p>
          </table:table-cell>
          <table:table-cell office:value-type="float" office:value="9.218188" calcext:value-type="float">
            <text:p>9.2181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3.915979" calcext:value-type="float">
            <text:p>13.9159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7948" calcext:value-type="float">
            <text:p>6.827948</text:p>
          </table:table-cell>
          <table:table-cell office:value-type="string" calcext:value-type="string">
            <text:p>date</text:p>
          </table:table-cell>
          <table:table-cell table:style-name="ce1" office:value-type="string" calcext:value-type="string">
            <text:p>true</text:p>
          </table:table-cell>
          <table:table-cell office:value-type="float" office:value="6.015879" calcext:value-type="float">
            <text:p>6.015879</text:p>
          </table:table-cell>
          <table:table-cell office:value-type="string" calcext:value-type="string">
            <text:p>sunrise,sunset</text:p>
          </table:table-cell>
          <table:table-cell table:style-name="ce1" office:value-type="string" calcext:value-type="string">
            <text:p>true</text:p>
          </table:table-cell>
          <table:table-cell office:value-type="float" office:value="24.638148" calcext:value-type="float">
            <text:p>24.638148</text:p>
          </table:table-cell>
          <table:table-cell office:value-type="string" calcext:value-type="string">
            <text:p>a2,a3,a5,a6</text:p>
          </table:table-cell>
          <table:table-cell table:style-name="ce1" office:value-type="string" calcext:value-type="string">
            <text:p>false</text:p>
          </table:table-cell>
          <table:table-cell office:value-type="float" office:value="5.086044" calcext:value-type="float">
            <text:p>5.0860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340224" calcext:value-type="float">
            <text:p>26.340224</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cell table:style-name="ce2" table:formula="of:=IF(AND([.G17]=&quot;true&quot;;[.J17]=&quot;true&quot;;[.M17]=&quot;true&quot;;[.P17]=&quot;true&quot;);&quot;true&quot;;&quot;false&quot;)" office:value-type="string" office:string-value="true" calcext:value-type="string">
            <text:p>true</text:p>
          </table:table-cell>
          <table:table-cell table:formula="of:=IF(AND([.Y17]=&quot;true&quot;;[.AB17]=&quot;true&quot;;[.AE17]=&quot;true&quot;;[.AH17]=&quot;true&quot;);&quot;true&quot;;&quot;false&quot;)" office:value-type="string" office:string-value="false" calcext:value-type="string">
            <text:p>false</text:p>
          </table:table-cell>
        </table:table-row>
        <table:table-row table:style-name="ro1">
          <table:table-cell office:value-type="string" calcext:value-type="string">
            <text:p>19f2e5f2-65b8-4cef-8a1c-399e4c41baa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417236" calcext:value-type="float">
            <text:p>36.417236</text:p>
          </table:table-cell>
          <table:table-cell office:value-type="string" calcext:value-type="string">
            <text:p>items,order</text:p>
          </table:table-cell>
          <table:table-cell table:style-name="ce1" office:value-type="string" calcext:value-type="string">
            <text:p>true</text:p>
          </table:table-cell>
          <table:table-cell office:value-type="float" office:value="35.544207" calcext:value-type="float">
            <text:p>35.544207</text:p>
          </table:table-cell>
          <table:table-cell office:value-type="string" calcext:value-type="string">
            <text:p>items,order</text:p>
          </table:table-cell>
          <table:table-cell table:style-name="ce1" office:value-type="string" calcext:value-type="string">
            <text:p>false</text:p>
          </table:table-cell>
          <table:table-cell office:value-type="float" office:value="17.580112" calcext:value-type="float">
            <text:p>17.580112</text:p>
          </table:table-cell>
          <table:table-cell office:value-type="string" calcext:value-type="string">
            <text:p>items,order</text:p>
          </table:table-cell>
          <table:table-cell table:style-name="ce1" office:value-type="string" calcext:value-type="string">
            <text:p>true</text:p>
          </table:table-cell>
          <table:table-cell office:value-type="float" office:value="19.030605" calcext:value-type="float">
            <text:p>19.030605</text:p>
          </table:table-cell>
          <table:table-cell office:value-type="string" calcext:value-type="string">
            <text:p>a1,a4,a7</text:p>
          </table:table-cell>
          <table:table-cell table:style-name="ce1" office:value-type="string" calcext:value-type="string">
            <text:p>true</text:p>
          </table:table-cell>
          <table:table-cell office:value-type="float" office:value="27.898287" calcext:value-type="float">
            <text:p>27.8982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60218" calcext:value-type="float">
            <text:p>29.60218</text:p>
          </table:table-cell>
          <table:table-cell office:value-type="string" calcext:value-type="string">
            <text:p>date</text:p>
          </table:table-cell>
          <table:table-cell table:style-name="ce1" office:value-type="string" calcext:value-type="string">
            <text:p>false</text:p>
          </table:table-cell>
          <table:table-cell office:value-type="float" office:value="1.020157" calcext:value-type="float">
            <text:p>1.020157</text:p>
          </table:table-cell>
          <table:table-cell office:value-type="string" calcext:value-type="string">
            <text:p>hour</text:p>
          </table:table-cell>
          <table:table-cell table:style-name="ce1" office:value-type="string" calcext:value-type="string">
            <text:p>false</text:p>
          </table:table-cell>
          <table:table-cell office:value-type="float" office:value="0.869164" calcext:value-type="float">
            <text:p>0.869164</text:p>
          </table:table-cell>
          <table:table-cell office:value-type="string" calcext:value-type="string">
            <text:p>sunrise</text:p>
          </table:table-cell>
          <table:table-cell table:style-name="ce1" office:value-type="string" calcext:value-type="string">
            <text:p>false</text:p>
          </table:table-cell>
          <table:table-cell office:value-type="float" office:value="2.73235" calcext:value-type="float">
            <text:p>2.73235</text:p>
          </table:table-cell>
          <table:table-cell office:value-type="string" calcext:value-type="string">
            <text:p>a2,a5,a6</text:p>
          </table:table-cell>
          <table:table-cell table:style-name="ce1" office:value-type="string" calcext:value-type="string">
            <text:p>true</text:p>
          </table:table-cell>
          <table:table-cell office:value-type="float" office:value="2.448802" calcext:value-type="float">
            <text:p>2.44880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680848" calcext:value-type="float">
            <text:p>5.680848</text:p>
          </table:table-cell>
          <table:table-cell table:number-columns-repeated="2" office:value-type="float" office:value="1" calcext:value-type="float">
            <text:p>1</text:p>
          </table:table-cell>
          <table:table-cell/>
          <table:table-cell table:style-name="ce2"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cell table:style-name="ce2" table:formula="of:=IF(AND([.G18]=&quot;true&quot;;[.J18]=&quot;true&quot;;[.M18]=&quot;true&quot;;[.P18]=&quot;true&quot;);&quot;true&quot;;&quot;false&quot;)" office:value-type="string" office:string-value="false" calcext:value-type="string">
            <text:p>false</text:p>
          </table:table-cell>
          <table:table-cell table:formula="of:=IF(AND([.Y18]=&quot;true&quot;;[.AB18]=&quot;true&quot;;[.AE18]=&quot;true&quot;;[.AH18]=&quot;true&quot;);&quot;true&quot;;&quot;false&quot;)" office:value-type="string" office:string-value="false" calcext:value-type="string">
            <text:p>false</text:p>
          </table:table-cell>
        </table:table-row>
        <table:table-row table:style-name="ro1">
          <table:table-cell office:value-type="string" calcext:value-type="string">
            <text:p>1e8ee981-3bc2-497c-a7ef-7fba3286521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8.740801" calcext:value-type="float">
            <text:p>18.7408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46525" calcext:value-type="float">
            <text:p>13.346525</text:p>
          </table:table-cell>
          <table:table-cell office:value-type="string" calcext:value-type="string">
            <text:p>date</text:p>
          </table:table-cell>
          <table:table-cell table:style-name="ce1" office:value-type="string" calcext:value-type="string">
            <text:p>true</text:p>
          </table:table-cell>
          <table:table-cell office:value-type="float" office:value="6.192337" calcext:value-type="float">
            <text:p>6.192337</text:p>
          </table:table-cell>
          <table:table-cell office:value-type="string" calcext:value-type="string">
            <text:p>sunrise,sunset</text:p>
          </table:table-cell>
          <table:table-cell table:style-name="ce1" office:value-type="string" calcext:value-type="string">
            <text:p>true</text:p>
          </table:table-cell>
          <table:table-cell office:value-type="float" office:value="46.003915" calcext:value-type="float">
            <text:p>46.003915</text:p>
          </table:table-cell>
          <table:table-cell office:value-type="string" calcext:value-type="string">
            <text:p>a2,a5,a6</text:p>
          </table:table-cell>
          <table:table-cell table:style-name="ce1" office:value-type="string" calcext:value-type="string">
            <text:p>true</text:p>
          </table:table-cell>
          <table:table-cell office:value-type="float" office:value="48.507488" calcext:value-type="float">
            <text:p>48.5074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0.735037" calcext:value-type="float">
            <text:p>50.735037</text:p>
          </table:table-cell>
          <table:table-cell office:value-type="string" calcext:value-type="string">
            <text:p>items,order</text:p>
          </table:table-cell>
          <table:table-cell table:style-name="ce1" office:value-type="string" calcext:value-type="string">
            <text:p>true</text:p>
          </table:table-cell>
          <table:table-cell office:value-type="float" office:value="13.838046" calcext:value-type="float">
            <text:p>13.838046</text:p>
          </table:table-cell>
          <table:table-cell office:value-type="string" calcext:value-type="string">
            <text:p>order</text:p>
          </table:table-cell>
          <table:table-cell table:style-name="ce1" office:value-type="string" calcext:value-type="string">
            <text:p>true</text:p>
          </table:table-cell>
          <table:table-cell office:value-type="float" office:value="7.275739" calcext:value-type="float">
            <text:p>7.275739</text:p>
          </table:table-cell>
          <table:table-cell office:value-type="string" calcext:value-type="string">
            <text:p>items,order</text:p>
          </table:table-cell>
          <table:table-cell table:style-name="ce1" office:value-type="string" calcext:value-type="string">
            <text:p>true</text:p>
          </table:table-cell>
          <table:table-cell office:value-type="float" office:value="17.757176" calcext:value-type="float">
            <text:p>17.757176</text:p>
          </table:table-cell>
          <table:table-cell office:value-type="string" calcext:value-type="string">
            <text:p>a1,a4,a7</text:p>
          </table:table-cell>
          <table:table-cell table:style-name="ce1" office:value-type="string" calcext:value-type="string">
            <text:p>true</text:p>
          </table:table-cell>
          <table:table-cell office:value-type="float" office:value="37.857388" calcext:value-type="float">
            <text:p>37.85738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865319" calcext:value-type="float">
            <text:p>17.865319</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cell table:style-name="ce2" table:formula="of:=IF(AND([.G19]=&quot;true&quot;;[.J19]=&quot;true&quot;;[.M19]=&quot;true&quot;;[.P19]=&quot;true&quot;);&quot;true&quot;;&quot;false&quot;)" office:value-type="string" office:string-value="true" calcext:value-type="string">
            <text:p>true</text:p>
          </table:table-cell>
          <table:table-cell table:formula="of:=IF(AND([.Y19]=&quot;true&quot;;[.AB19]=&quot;true&quot;;[.AE19]=&quot;true&quot;;[.AH19]=&quot;true&quot;);&quot;true&quot;;&quot;false&quot;)" office:value-type="string" office:string-value="true" calcext:value-type="string">
            <text:p>true</text:p>
          </table:table-cell>
        </table:table-row>
        <table:table-row table:style-name="ro1">
          <table:table-cell office:value-type="string" calcext:value-type="string">
            <text:p>1fb06626-ce2a-43ac-a3e9-adb88650704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2.388168" calcext:value-type="float">
            <text:p>22.388168</text:p>
          </table:table-cell>
          <table:table-cell office:value-type="string" calcext:value-type="string">
            <text:p>sunrise,sunset</text:p>
          </table:table-cell>
          <table:table-cell table:style-name="ce1" office:value-type="string" calcext:value-type="string">
            <text:p>false</text:p>
          </table:table-cell>
          <table:table-cell office:value-type="float" office:value="10.800945" calcext:value-type="float">
            <text:p>10.800945</text:p>
          </table:table-cell>
          <table:table-cell office:value-type="string" calcext:value-type="string">
            <text:p>date</text:p>
          </table:table-cell>
          <table:table-cell table:style-name="ce1" office:value-type="string" calcext:value-type="string">
            <text:p>true</text:p>
          </table:table-cell>
          <table:table-cell office:value-type="float" office:value="30.256338" calcext:value-type="float">
            <text:p>30.256338</text:p>
          </table:table-cell>
          <table:table-cell office:value-type="string" calcext:value-type="string">
            <text:p>sunrise,sunset</text:p>
          </table:table-cell>
          <table:table-cell table:style-name="ce1" office:value-type="string" calcext:value-type="string">
            <text:p>true</text:p>
          </table:table-cell>
          <table:table-cell office:value-type="float" office:value="45.12651" calcext:value-type="float">
            <text:p>45.12651</text:p>
          </table:table-cell>
          <table:table-cell office:value-type="string" calcext:value-type="string">
            <text:p>a2,a3,a5,a6</text:p>
          </table:table-cell>
          <table:table-cell table:style-name="ce1" office:value-type="string" calcext:value-type="string">
            <text:p>false</text:p>
          </table:table-cell>
          <table:table-cell office:value-type="float" office:value="52.897321" calcext:value-type="float">
            <text:p>52.8973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315932" calcext:value-type="float">
            <text:p>44.315932</text:p>
          </table:table-cell>
          <table:table-cell office:value-type="string" calcext:value-type="string">
            <text:p>items,order</text:p>
          </table:table-cell>
          <table:table-cell table:style-name="ce1" office:value-type="string" calcext:value-type="string">
            <text:p>true</text:p>
          </table:table-cell>
          <table:table-cell office:value-type="float" office:value="13.415693" calcext:value-type="float">
            <text:p>13.415693</text:p>
          </table:table-cell>
          <table:table-cell office:value-type="string" calcext:value-type="string">
            <text:p>order</text:p>
          </table:table-cell>
          <table:table-cell table:style-name="ce1" office:value-type="string" calcext:value-type="string">
            <text:p>true</text:p>
          </table:table-cell>
          <table:table-cell office:value-type="float" office:value="5.792744" calcext:value-type="float">
            <text:p>5.792744</text:p>
          </table:table-cell>
          <table:table-cell office:value-type="string" calcext:value-type="string">
            <text:p>items</text:p>
          </table:table-cell>
          <table:table-cell table:style-name="ce1" office:value-type="string" calcext:value-type="string">
            <text:p>false</text:p>
          </table:table-cell>
          <table:table-cell office:value-type="float" office:value="28.682819" calcext:value-type="float">
            <text:p>28.682819</text:p>
          </table:table-cell>
          <table:table-cell office:value-type="string" calcext:value-type="string">
            <text:p>a1,a4,a7</text:p>
          </table:table-cell>
          <table:table-cell table:style-name="ce1" office:value-type="string" calcext:value-type="string">
            <text:p>true</text:p>
          </table:table-cell>
          <table:table-cell office:value-type="float" office:value="52.301244" calcext:value-type="float">
            <text:p>52.3012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451917" calcext:value-type="float">
            <text:p>7.451917</text:p>
          </table:table-cell>
          <table:table-cell table:number-columns-repeated="2" office:value-type="float" office:value="1" calcext:value-type="float">
            <text:p>1</text:p>
          </table:table-cell>
          <table:table-cell/>
          <table:table-cell table:style-name="ce2"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cell table:style-name="ce2" table:formula="of:=IF(AND([.G20]=&quot;true&quot;;[.J20]=&quot;true&quot;;[.M20]=&quot;true&quot;;[.P20]=&quot;true&quot;);&quot;true&quot;;&quot;false&quot;)" office:value-type="string" office:string-value="false" calcext:value-type="string">
            <text:p>false</text:p>
          </table:table-cell>
          <table:table-cell table:formula="of:=IF(AND([.Y20]=&quot;true&quot;;[.AB20]=&quot;true&quot;;[.AE20]=&quot;true&quot;;[.AH20]=&quot;true&quot;);&quot;true&quot;;&quot;false&quot;)" office:value-type="string" office:string-value="false" calcext:value-type="string">
            <text:p>false</text:p>
          </table:table-cell>
        </table:table-row>
        <table:table-row table:style-name="ro1">
          <table:table-cell office:value-type="string" calcext:value-type="string">
            <text:p>21d06c9a-e06b-4908-98bf-38035ad47b4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646109" calcext:value-type="float">
            <text:p>10.646109</text:p>
          </table:table-cell>
          <table:table-cell office:value-type="string" calcext:value-type="string">
            <text:p>items,order</text:p>
          </table:table-cell>
          <table:table-cell table:style-name="ce1" office:value-type="string" calcext:value-type="string">
            <text:p>true</text:p>
          </table:table-cell>
          <table:table-cell office:value-type="float" office:value="4.943961" calcext:value-type="float">
            <text:p>4.943961</text:p>
          </table:table-cell>
          <table:table-cell office:value-type="string" calcext:value-type="string">
            <text:p>order</text:p>
          </table:table-cell>
          <table:table-cell table:style-name="ce1" office:value-type="string" calcext:value-type="string">
            <text:p>true</text:p>
          </table:table-cell>
          <table:table-cell office:value-type="float" office:value="6.237828" calcext:value-type="float">
            <text:p>6.237828</text:p>
          </table:table-cell>
          <table:table-cell office:value-type="string" calcext:value-type="string">
            <text:p>items,order</text:p>
          </table:table-cell>
          <table:table-cell table:style-name="ce1" office:value-type="string" calcext:value-type="string">
            <text:p>true</text:p>
          </table:table-cell>
          <table:table-cell office:value-type="float" office:value="13.684033" calcext:value-type="float">
            <text:p>13.684033</text:p>
          </table:table-cell>
          <table:table-cell office:value-type="string" calcext:value-type="string">
            <text:p>a1,a4,a7</text:p>
          </table:table-cell>
          <table:table-cell table:style-name="ce1" office:value-type="string" calcext:value-type="string">
            <text:p>true</text:p>
          </table:table-cell>
          <table:table-cell office:value-type="float" office:value="6.779193" calcext:value-type="float">
            <text:p>6.77919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745252" calcext:value-type="float">
            <text:p>21.7452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674666" calcext:value-type="float">
            <text:p>11.674666</text:p>
          </table:table-cell>
          <table:table-cell office:value-type="string" calcext:value-type="string">
            <text:p>sunrise,sunset</text:p>
          </table:table-cell>
          <table:table-cell table:style-name="ce1" office:value-type="string" calcext:value-type="string">
            <text:p>false</text:p>
          </table:table-cell>
          <table:table-cell office:value-type="float" office:value="8.359973" calcext:value-type="float">
            <text:p>8.359973</text:p>
          </table:table-cell>
          <table:table-cell office:value-type="string" calcext:value-type="string">
            <text:p>sunrise,sunset</text:p>
          </table:table-cell>
          <table:table-cell table:style-name="ce1" office:value-type="string" calcext:value-type="string">
            <text:p>true</text:p>
          </table:table-cell>
          <table:table-cell office:value-type="float" office:value="22.037178" calcext:value-type="float">
            <text:p>22.037178</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7.504379" calcext:value-type="float">
            <text:p>17.50437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3.752344" calcext:value-type="float">
            <text:p>63.7523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small arrows and many bars, while effective for easier models, become more difficult to read quickly for people with less experience using CPEE BPMN. </text:p>
          </table:table-cell>
          <table:table-cell table:style-name="ce2"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cell table:style-name="ce2" table:formula="of:=IF(AND([.G21]=&quot;true&quot;;[.J21]=&quot;true&quot;;[.M21]=&quot;true&quot;;[.P21]=&quot;true&quot;);&quot;true&quot;;&quot;false&quot;)" office:value-type="string" office:string-value="true" calcext:value-type="string">
            <text:p>true</text:p>
          </table:table-cell>
          <table:table-cell table:formula="of:=IF(AND([.Y21]=&quot;true&quot;;[.AB21]=&quot;true&quot;;[.AE21]=&quot;true&quot;;[.AH21]=&quot;true&quot;);&quot;true&quot;;&quot;false&quot;)" office:value-type="string" office:string-value="false" calcext:value-type="string">
            <text:p>false</text:p>
          </table:table-cell>
        </table:table-row>
        <table:table-row table:style-name="ro1">
          <table:table-cell office:value-type="string" calcext:value-type="string">
            <text:p>25358758-6f87-4398-b82c-122106e5fa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774966" calcext:value-type="float">
            <text:p>28.7749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36527" calcext:value-type="float">
            <text:p>35.036527</text:p>
          </table:table-cell>
          <table:table-cell office:value-type="string" calcext:value-type="string">
            <text:p>date</text:p>
          </table:table-cell>
          <table:table-cell table:style-name="ce1" office:value-type="string" calcext:value-type="string">
            <text:p>true</text:p>
          </table:table-cell>
          <table:table-cell office:value-type="float" office:value="7.267438" calcext:value-type="float">
            <text:p>7.267438</text:p>
          </table:table-cell>
          <table:table-cell office:value-type="string" calcext:value-type="string">
            <text:p>sunrise,sunset</text:p>
          </table:table-cell>
          <table:table-cell table:style-name="ce1" office:value-type="string" calcext:value-type="string">
            <text:p>true</text:p>
          </table:table-cell>
          <table:table-cell office:value-type="float" office:value="48.283308" calcext:value-type="float">
            <text:p>48.283308</text:p>
          </table:table-cell>
          <table:table-cell office:value-type="string" calcext:value-type="string">
            <text:p>a2,a3,a5,a6</text:p>
          </table:table-cell>
          <table:table-cell table:style-name="ce1" office:value-type="string" calcext:value-type="string">
            <text:p>false</text:p>
          </table:table-cell>
          <table:table-cell office:value-type="float" office:value="16.87505" calcext:value-type="float">
            <text:p>16.875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5.151615" calcext:value-type="float">
            <text:p>95.151615</text:p>
          </table:table-cell>
          <table:table-cell office:value-type="string" calcext:value-type="string">
            <text:p>emails,refill</text:p>
          </table:table-cell>
          <table:table-cell table:style-name="ce1" office:value-type="string" calcext:value-type="string">
            <text:p>false</text:p>
          </table:table-cell>
          <table:table-cell office:value-type="float" office:value="29.687575" calcext:value-type="float">
            <text:p>29.687575</text:p>
          </table:table-cell>
          <table:table-cell office:value-type="string" calcext:value-type="string">
            <text:p>emails,refill</text:p>
          </table:table-cell>
          <table:table-cell table:style-name="ce1" office:value-type="string" calcext:value-type="string">
            <text:p>false</text:p>
          </table:table-cell>
          <table:table-cell office:value-type="float" office:value="15.5549" calcext:value-type="float">
            <text:p>15.5549</text:p>
          </table:table-cell>
          <table:table-cell/>
          <table:table-cell table:style-name="ce1" office:value-type="string" calcext:value-type="string">
            <text:p>false</text:p>
          </table:table-cell>
          <table:table-cell office:value-type="float" office:value="47.285457" calcext:value-type="float">
            <text:p>47.285457</text:p>
          </table:table-cell>
          <table:table-cell office:value-type="string" calcext:value-type="string">
            <text:p>a1,a4,a6,a7</text:p>
          </table:table-cell>
          <table:table-cell table:style-name="ce1" office:value-type="string" calcext:value-type="string">
            <text:p>false</text:p>
          </table:table-cell>
          <table:table-cell office:value-type="float" office:value="19.800807" calcext:value-type="float">
            <text:p>19.8008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416944" calcext:value-type="float">
            <text:p>52.41694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an musste erst drauf kommen, wie es funktioniert. Gerne Ã¶fters solche Ãbungen, die sind top!! Helfen einem super, das zu verstehen und macht echt SpaÃ.</text:p>
          </table:table-cell>
          <table:table-cell table:style-name="ce2"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cell table:style-name="ce2" table:formula="of:=IF(AND([.G22]=&quot;true&quot;;[.J22]=&quot;true&quot;;[.M22]=&quot;true&quot;;[.P22]=&quot;true&quot;);&quot;true&quot;;&quot;false&quot;)" office:value-type="string" office:string-value="false" calcext:value-type="string">
            <text:p>false</text:p>
          </table:table-cell>
          <table:table-cell table:formula="of:=IF(AND([.Y22]=&quot;true&quot;;[.AB22]=&quot;true&quot;;[.AE22]=&quot;true&quot;;[.AH22]=&quot;true&quot;);&quot;true&quot;;&quot;false&quot;)" office:value-type="string" office:string-value="false" calcext:value-type="string">
            <text:p>false</text:p>
          </table:table-cell>
        </table:table-row>
        <table:table-row table:style-name="ro1">
          <table:table-cell office:value-type="string" calcext:value-type="string">
            <text:p>2658a615-10ed-4079-847c-130becd6377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451832" calcext:value-type="float">
            <text:p>35.451832</text:p>
          </table:table-cell>
          <table:table-cell office:value-type="string" calcext:value-type="string">
            <text:p>order</text:p>
          </table:table-cell>
          <table:table-cell table:style-name="ce1" office:value-type="string" calcext:value-type="string">
            <text:p>false</text:p>
          </table:table-cell>
          <table:table-cell office:value-type="float" office:value="21.175062" calcext:value-type="float">
            <text:p>21.175062</text:p>
          </table:table-cell>
          <table:table-cell office:value-type="string" calcext:value-type="string">
            <text:p>order</text:p>
          </table:table-cell>
          <table:table-cell table:style-name="ce1" office:value-type="string" calcext:value-type="string">
            <text:p>true</text:p>
          </table:table-cell>
          <table:table-cell office:value-type="float" office:value="11.327226" calcext:value-type="float">
            <text:p>11.327226</text:p>
          </table:table-cell>
          <table:table-cell office:value-type="string" calcext:value-type="string">
            <text:p>items</text:p>
          </table:table-cell>
          <table:table-cell table:style-name="ce1" office:value-type="string" calcext:value-type="string">
            <text:p>false</text:p>
          </table:table-cell>
          <table:table-cell office:value-type="float" office:value="12.513529" calcext:value-type="float">
            <text:p>12.513529</text:p>
          </table:table-cell>
          <table:table-cell office:value-type="string" calcext:value-type="string">
            <text:p>a1</text:p>
          </table:table-cell>
          <table:table-cell table:style-name="ce1" office:value-type="string" calcext:value-type="string">
            <text:p>false</text:p>
          </table:table-cell>
          <table:table-cell office:value-type="float" office:value="21.769395" calcext:value-type="float">
            <text:p>21.7693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78727" calcext:value-type="float">
            <text:p>42.78727</text:p>
          </table:table-cell>
          <table:table-cell office:value-type="string" calcext:value-type="string">
            <text:p>sunset</text:p>
          </table:table-cell>
          <table:table-cell table:style-name="ce1" office:value-type="string" calcext:value-type="string">
            <text:p>false</text:p>
          </table:table-cell>
          <table:table-cell office:value-type="float" office:value="19.674993" calcext:value-type="float">
            <text:p>19.674993</text:p>
          </table:table-cell>
          <table:table-cell office:value-type="string" calcext:value-type="string">
            <text:p>date</text:p>
          </table:table-cell>
          <table:table-cell table:style-name="ce1" office:value-type="string" calcext:value-type="string">
            <text:p>true</text:p>
          </table:table-cell>
          <table:table-cell office:value-type="float" office:value="11.477926" calcext:value-type="float">
            <text:p>11.477926</text:p>
          </table:table-cell>
          <table:table-cell office:value-type="string" calcext:value-type="string">
            <text:p>sunrise</text:p>
          </table:table-cell>
          <table:table-cell table:style-name="ce1" office:value-type="string" calcext:value-type="string">
            <text:p>false</text:p>
          </table:table-cell>
          <table:table-cell office:value-type="float" office:value="23.089712" calcext:value-type="float">
            <text:p>23.089712</text:p>
          </table:table-cell>
          <table:table-cell office:value-type="string" calcext:value-type="string">
            <text:p>a2</text:p>
          </table:table-cell>
          <table:table-cell table:style-name="ce1" office:value-type="string" calcext:value-type="string">
            <text:p>false</text:p>
          </table:table-cell>
          <table:table-cell office:value-type="float" office:value="16.975039" calcext:value-type="float">
            <text:p>16.97503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996866" calcext:value-type="float">
            <text:p>44.996866</text:p>
          </table:table-cell>
          <table:table-cell table:number-columns-repeated="2" office:value-type="float" office:value="-1" calcext:value-type="float">
            <text:p>-1</text:p>
          </table:table-cell>
          <table:table-cell office:value-type="string" calcext:value-type="string">
            <text:p>Understanding the interconnections between read and write operations from a graphical standpoint.</text:p>
          </table:table-cell>
          <table:table-cell table:style-name="ce2"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cell table:style-name="ce2" table:formula="of:=IF(AND([.G23]=&quot;true&quot;;[.J23]=&quot;true&quot;;[.M23]=&quot;true&quot;;[.P23]=&quot;true&quot;);&quot;true&quot;;&quot;false&quot;)" office:value-type="string" office:string-value="false" calcext:value-type="string">
            <text:p>false</text:p>
          </table:table-cell>
          <table:table-cell table:formula="of:=IF(AND([.Y23]=&quot;true&quot;;[.AB23]=&quot;true&quot;;[.AE23]=&quot;true&quot;;[.AH23]=&quot;true&quot;);&quot;true&quot;;&quot;false&quot;)" office:value-type="string" office:string-value="false" calcext:value-type="string">
            <text:p>false</text:p>
          </table:table-cell>
        </table:table-row>
        <table:table-row table:style-name="ro2">
          <table:table-cell office:value-type="string" calcext:value-type="string">
            <text:p>279d674a-b893-47f9-92ec-d162aa37f04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07375" calcext:value-type="float">
            <text:p>14.407375</text:p>
          </table:table-cell>
          <table:table-cell office:value-type="string" calcext:value-type="string">
            <text:p>order</text:p>
          </table:table-cell>
          <table:table-cell table:style-name="ce1" office:value-type="string" calcext:value-type="string">
            <text:p>false</text:p>
          </table:table-cell>
          <table:table-cell office:value-type="float" office:value="19.262887" calcext:value-type="float">
            <text:p>19.262887</text:p>
          </table:table-cell>
          <table:table-cell office:value-type="string" calcext:value-type="string">
            <text:p>items,order</text:p>
          </table:table-cell>
          <table:table-cell table:style-name="ce1" office:value-type="string" calcext:value-type="string">
            <text:p>false</text:p>
          </table:table-cell>
          <table:table-cell office:value-type="float" office:value="11.656385" calcext:value-type="float">
            <text:p>11.656385</text:p>
          </table:table-cell>
          <table:table-cell office:value-type="string" calcext:value-type="string">
            <text:p>items,order</text:p>
          </table:table-cell>
          <table:table-cell table:style-name="ce1" office:value-type="string" calcext:value-type="string">
            <text:p>true</text:p>
          </table:table-cell>
          <table:table-cell office:value-type="float" office:value="10.932594" calcext:value-type="float">
            <text:p>10.932594</text:p>
          </table:table-cell>
          <table:table-cell office:value-type="string" calcext:value-type="string">
            <text:p>a1</text:p>
          </table:table-cell>
          <table:table-cell table:style-name="ce1" office:value-type="string" calcext:value-type="string">
            <text:p>false</text:p>
          </table:table-cell>
          <table:table-cell office:value-type="float" office:value="10.870609" calcext:value-type="float">
            <text:p>10.87060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75191" calcext:value-type="float">
            <text:p>10.875191</text:p>
          </table:table-cell>
          <table:table-cell office:value-type="string" calcext:value-type="string">
            <text:p>sunrise</text:p>
          </table:table-cell>
          <table:table-cell table:style-name="ce1" office:value-type="string" calcext:value-type="string">
            <text:p>false</text:p>
          </table:table-cell>
          <table:table-cell office:value-type="float" office:value="20.714458" calcext:value-type="float">
            <text:p>20.714458</text:p>
          </table:table-cell>
          <table:table-cell office:value-type="string" calcext:value-type="string">
            <text:p>sunrise,sunset</text:p>
          </table:table-cell>
          <table:table-cell table:style-name="ce1" office:value-type="string" calcext:value-type="string">
            <text:p>false</text:p>
          </table:table-cell>
          <table:table-cell office:value-type="float" office:value="14.451549" calcext:value-type="float">
            <text:p>14.451549</text:p>
          </table:table-cell>
          <table:table-cell office:value-type="string" calcext:value-type="string">
            <text:p>hour</text:p>
          </table:table-cell>
          <table:table-cell table:style-name="ce1" office:value-type="string" calcext:value-type="string">
            <text:p>false</text:p>
          </table:table-cell>
          <table:table-cell office:value-type="float" office:value="14.15916" calcext:value-type="float">
            <text:p>14.15916</text:p>
          </table:table-cell>
          <table:table-cell office:value-type="string" calcext:value-type="string">
            <text:p>a1</text:p>
          </table:table-cell>
          <table:table-cell table:style-name="ce1" office:value-type="string" calcext:value-type="string">
            <text:p>false</text:p>
          </table:table-cell>
          <table:table-cell office:value-type="float" office:value="5.393828" calcext:value-type="float">
            <text:p>5.39382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352216" calcext:value-type="float">
            <text:p>33.35221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t is not loading on safari</text:p>
            <text:p/>
          </table:table-cell>
          <table:table-cell table:style-name="ce2"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cell table:style-name="ce2" table:formula="of:=IF(AND([.G24]=&quot;true&quot;;[.J24]=&quot;true&quot;;[.M24]=&quot;true&quot;;[.P24]=&quot;true&quot;);&quot;true&quot;;&quot;false&quot;)" office:value-type="string" office:string-value="false" calcext:value-type="string">
            <text:p>false</text:p>
          </table:table-cell>
          <table:table-cell table:formula="of:=IF(AND([.Y24]=&quot;true&quot;;[.AB24]=&quot;true&quot;;[.AE24]=&quot;true&quot;;[.AH24]=&quot;true&quot;);&quot;true&quot;;&quot;false&quot;)" office:value-type="string" office:string-value="false" calcext:value-type="string">
            <text:p>false</text:p>
          </table:table-cell>
        </table:table-row>
        <table:table-row table:style-name="ro1">
          <table:table-cell office:value-type="string" calcext:value-type="string">
            <text:p>28bd6c19-f114-4eb1-b43f-ed5bbcd2a6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268039" calcext:value-type="float">
            <text:p>27.2680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484017" calcext:value-type="float">
            <text:p>8.484017</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7.589809" calcext:value-type="float">
            <text:p>17.589809</text:p>
          </table:table-cell>
          <table:table-cell office:value-type="string" calcext:value-type="string">
            <text:p>sunrise,sunset</text:p>
          </table:table-cell>
          <table:table-cell table:style-name="ce1" office:value-type="string" calcext:value-type="string">
            <text:p>true</text:p>
          </table:table-cell>
          <table:table-cell office:value-type="float" office:value="32.569759" calcext:value-type="float">
            <text:p>32.569759</text:p>
          </table:table-cell>
          <table:table-cell office:value-type="string" calcext:value-type="string">
            <text:p>a1,a2,a8</text:p>
          </table:table-cell>
          <table:table-cell table:style-name="ce1" office:value-type="string" calcext:value-type="string">
            <text:p>false</text:p>
          </table:table-cell>
          <table:table-cell office:value-type="float" office:value="16.17566" calcext:value-type="float">
            <text:p>16.1756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9.787767" calcext:value-type="float">
            <text:p>449.787767</text:p>
          </table:table-cell>
          <table:table-cell office:value-type="string" calcext:value-type="string">
            <text:p>items,order</text:p>
          </table:table-cell>
          <table:table-cell table:style-name="ce1" office:value-type="string" calcext:value-type="string">
            <text:p>true</text:p>
          </table:table-cell>
          <table:table-cell office:value-type="float" office:value="12.412584" calcext:value-type="float">
            <text:p>12.412584</text:p>
          </table:table-cell>
          <table:table-cell/>
          <table:table-cell table:style-name="ce1" office:value-type="string" calcext:value-type="string">
            <text:p>false</text:p>
          </table:table-cell>
          <table:table-cell office:value-type="float" office:value="9.641798" calcext:value-type="float">
            <text:p>9.641798</text:p>
          </table:table-cell>
          <table:table-cell office:value-type="string" calcext:value-type="string">
            <text:p>items</text:p>
          </table:table-cell>
          <table:table-cell table:style-name="ce1" office:value-type="string" calcext:value-type="string">
            <text:p>false</text:p>
          </table:table-cell>
          <table:table-cell office:value-type="float" office:value="15.253813" calcext:value-type="float">
            <text:p>15.253813</text:p>
          </table:table-cell>
          <table:table-cell office:value-type="string" calcext:value-type="string">
            <text:p>a1,a6</text:p>
          </table:table-cell>
          <table:table-cell table:style-name="ce1" office:value-type="string" calcext:value-type="string">
            <text:p>false</text:p>
          </table:table-cell>
          <table:table-cell office:value-type="float" office:value="18.279274" calcext:value-type="float">
            <text:p>18.2792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309408" calcext:value-type="float">
            <text:p>13.30940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cell table:style-name="ce2" table:formula="of:=IF(AND([.G25]=&quot;true&quot;;[.J25]=&quot;true&quot;;[.M25]=&quot;true&quot;;[.P25]=&quot;true&quot;);&quot;true&quot;;&quot;false&quot;)" office:value-type="string" office:string-value="false" calcext:value-type="string">
            <text:p>false</text:p>
          </table:table-cell>
          <table:table-cell table:formula="of:=IF(AND([.Y25]=&quot;true&quot;;[.AB25]=&quot;true&quot;;[.AE25]=&quot;true&quot;;[.AH25]=&quot;true&quot;);&quot;true&quot;;&quot;false&quot;)" office:value-type="string" office:string-value="false" calcext:value-type="string">
            <text:p>false</text:p>
          </table:table-cell>
        </table:table-row>
        <table:table-row table:style-name="ro1">
          <table:table-cell office:value-type="string" calcext:value-type="string">
            <text:p>2bc2639c-b3e2-4386-b3e6-032c6a6092e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5092" calcext:value-type="float">
            <text:p>28.65092</text:p>
          </table:table-cell>
          <table:table-cell office:value-type="string" calcext:value-type="string">
            <text:p>items,order</text:p>
          </table:table-cell>
          <table:table-cell table:style-name="ce1" office:value-type="string" calcext:value-type="string">
            <text:p>true</text:p>
          </table:table-cell>
          <table:table-cell office:value-type="float" office:value="11.32238" calcext:value-type="float">
            <text:p>11.32238</text:p>
          </table:table-cell>
          <table:table-cell office:value-type="string" calcext:value-type="string">
            <text:p>order</text:p>
          </table:table-cell>
          <table:table-cell table:style-name="ce1" office:value-type="string" calcext:value-type="string">
            <text:p>true</text:p>
          </table:table-cell>
          <table:table-cell office:value-type="float" office:value="6.785097" calcext:value-type="float">
            <text:p>6.785097</text:p>
          </table:table-cell>
          <table:table-cell office:value-type="string" calcext:value-type="string">
            <text:p>items,order</text:p>
          </table:table-cell>
          <table:table-cell table:style-name="ce1" office:value-type="string" calcext:value-type="string">
            <text:p>true</text:p>
          </table:table-cell>
          <table:table-cell office:value-type="float" office:value="22.614474" calcext:value-type="float">
            <text:p>22.614474</text:p>
          </table:table-cell>
          <table:table-cell office:value-type="string" calcext:value-type="string">
            <text:p>a1,a4,a7</text:p>
          </table:table-cell>
          <table:table-cell table:style-name="ce1" office:value-type="string" calcext:value-type="string">
            <text:p>true</text:p>
          </table:table-cell>
          <table:table-cell office:value-type="float" office:value="48.603064" calcext:value-type="float">
            <text:p>48.6030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021396" calcext:value-type="float">
            <text:p>21.0213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15392" calcext:value-type="float">
            <text:p>22.15392</text:p>
          </table:table-cell>
          <table:table-cell office:value-type="string" calcext:value-type="string">
            <text:p>date</text:p>
          </table:table-cell>
          <table:table-cell table:style-name="ce1" office:value-type="string" calcext:value-type="string">
            <text:p>true</text:p>
          </table:table-cell>
          <table:table-cell office:value-type="float" office:value="8.278128" calcext:value-type="float">
            <text:p>8.278128</text:p>
          </table:table-cell>
          <table:table-cell office:value-type="string" calcext:value-type="string">
            <text:p>sunrise,sunset</text:p>
          </table:table-cell>
          <table:table-cell table:style-name="ce1" office:value-type="string" calcext:value-type="string">
            <text:p>true</text:p>
          </table:table-cell>
          <table:table-cell office:value-type="float" office:value="28.779176" calcext:value-type="float">
            <text:p>28.779176</text:p>
          </table:table-cell>
          <table:table-cell office:value-type="string" calcext:value-type="string">
            <text:p>a2,a5,a6</text:p>
          </table:table-cell>
          <table:table-cell table:style-name="ce1" office:value-type="string" calcext:value-type="string">
            <text:p>true</text:p>
          </table:table-cell>
          <table:table-cell office:value-type="float" office:value="30.691077" calcext:value-type="float">
            <text:p>30.69107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7.290671" calcext:value-type="float">
            <text:p>97.2906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EP is more difficult to understand the diagramm as a hole but more easy to find specifics. </text:p>
          </table:table-cell>
          <table:table-cell table:style-name="ce2"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cell table:style-name="ce2" table:formula="of:=IF(AND([.G26]=&quot;true&quot;;[.J26]=&quot;true&quot;;[.M26]=&quot;true&quot;;[.P26]=&quot;true&quot;);&quot;true&quot;;&quot;false&quot;)" office:value-type="string" office:string-value="true" calcext:value-type="string">
            <text:p>true</text:p>
          </table:table-cell>
          <table:table-cell table:formula="of:=IF(AND([.Y26]=&quot;true&quot;;[.AB26]=&quot;true&quot;;[.AE26]=&quot;true&quot;;[.AH26]=&quot;true&quot;);&quot;true&quot;;&quot;false&quot;)" office:value-type="string" office:string-value="true" calcext:value-type="string">
            <text:p>true</text:p>
          </table:table-cell>
        </table:table-row>
        <table:table-row table:style-name="ro1">
          <table:table-cell office:value-type="string" calcext:value-type="string">
            <text:p>2cd942ac-a421-4fd0-9ef5-29f230bbb99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457484" calcext:value-type="float">
            <text:p>24.45748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707864" calcext:value-type="float">
            <text:p>21.707864</text:p>
          </table:table-cell>
          <table:table-cell office:value-type="string" calcext:value-type="string">
            <text:p>date</text:p>
          </table:table-cell>
          <table:table-cell table:style-name="ce1" office:value-type="string" calcext:value-type="string">
            <text:p>true</text:p>
          </table:table-cell>
          <table:table-cell office:value-type="float" office:value="6.426139" calcext:value-type="float">
            <text:p>6.426139</text:p>
          </table:table-cell>
          <table:table-cell office:value-type="string" calcext:value-type="string">
            <text:p>sunrise,sunset</text:p>
          </table:table-cell>
          <table:table-cell table:style-name="ce1" office:value-type="string" calcext:value-type="string">
            <text:p>true</text:p>
          </table:table-cell>
          <table:table-cell office:value-type="float" office:value="29.576189" calcext:value-type="float">
            <text:p>29.576189</text:p>
          </table:table-cell>
          <table:table-cell office:value-type="string" calcext:value-type="string">
            <text:p>a2,a3,a5,a6</text:p>
          </table:table-cell>
          <table:table-cell table:style-name="ce1" office:value-type="string" calcext:value-type="string">
            <text:p>false</text:p>
          </table:table-cell>
          <table:table-cell office:value-type="float" office:value="34.896346" calcext:value-type="float">
            <text:p>34.8963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1.712371" calcext:value-type="float">
            <text:p>41.712371</text:p>
          </table:table-cell>
          <table:table-cell office:value-type="string" calcext:value-type="string">
            <text:p>items,order</text:p>
          </table:table-cell>
          <table:table-cell table:style-name="ce1" office:value-type="string" calcext:value-type="string">
            <text:p>true</text:p>
          </table:table-cell>
          <table:table-cell office:value-type="float" office:value="21.297854" calcext:value-type="float">
            <text:p>21.297854</text:p>
          </table:table-cell>
          <table:table-cell office:value-type="string" calcext:value-type="string">
            <text:p>order</text:p>
          </table:table-cell>
          <table:table-cell table:style-name="ce1" office:value-type="string" calcext:value-type="string">
            <text:p>true</text:p>
          </table:table-cell>
          <table:table-cell office:value-type="float" office:value="11.409629" calcext:value-type="float">
            <text:p>11.409629</text:p>
          </table:table-cell>
          <table:table-cell office:value-type="string" calcext:value-type="string">
            <text:p>items,order</text:p>
          </table:table-cell>
          <table:table-cell table:style-name="ce1" office:value-type="string" calcext:value-type="string">
            <text:p>true</text:p>
          </table:table-cell>
          <table:table-cell office:value-type="float" office:value="32.266786" calcext:value-type="float">
            <text:p>32.266786</text:p>
          </table:table-cell>
          <table:table-cell office:value-type="string" calcext:value-type="string">
            <text:p>a4</text:p>
          </table:table-cell>
          <table:table-cell table:style-name="ce1" office:value-type="string" calcext:value-type="string">
            <text:p>false</text:p>
          </table:table-cell>
          <table:table-cell office:value-type="float" office:value="40.07122" calcext:value-type="float">
            <text:p>40.071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97876" calcext:value-type="float">
            <text:p>30.39787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cell table:style-name="ce2" table:formula="of:=IF(AND([.G27]=&quot;true&quot;;[.J27]=&quot;true&quot;;[.M27]=&quot;true&quot;;[.P27]=&quot;true&quot;);&quot;true&quot;;&quot;false&quot;)" office:value-type="string" office:string-value="false" calcext:value-type="string">
            <text:p>false</text:p>
          </table:table-cell>
          <table:table-cell table:formula="of:=IF(AND([.Y27]=&quot;true&quot;;[.AB27]=&quot;true&quot;;[.AE27]=&quot;true&quot;;[.AH27]=&quot;true&quot;);&quot;true&quot;;&quot;false&quot;)" office:value-type="string" office:string-value="false" calcext:value-type="string">
            <text:p>false</text:p>
          </table:table-cell>
        </table:table-row>
        <table:table-row table:style-name="ro1">
          <table:table-cell office:value-type="string" calcext:value-type="string">
            <text:p>2ef4cfbb-c311-4acd-a615-9c3d2a1b21b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784983" calcext:value-type="float">
            <text:p>16.784983</text:p>
          </table:table-cell>
          <table:table-cell office:value-type="string" calcext:value-type="string">
            <text:p>sunrise,sunset</text:p>
          </table:table-cell>
          <table:table-cell table:style-name="ce1" office:value-type="string" calcext:value-type="string">
            <text:p>false</text:p>
          </table:table-cell>
          <table:table-cell office:value-type="float" office:value="6.087746" calcext:value-type="float">
            <text:p>6.087746</text:p>
          </table:table-cell>
          <table:table-cell office:value-type="string" calcext:value-type="string">
            <text:p>date</text:p>
          </table:table-cell>
          <table:table-cell table:style-name="ce1" office:value-type="string" calcext:value-type="string">
            <text:p>true</text:p>
          </table:table-cell>
          <table:table-cell office:value-type="float" office:value="5.50984" calcext:value-type="float">
            <text:p>5.50984</text:p>
          </table:table-cell>
          <table:table-cell office:value-type="string" calcext:value-type="string">
            <text:p>sunrise,sunset</text:p>
          </table:table-cell>
          <table:table-cell table:style-name="ce1" office:value-type="string" calcext:value-type="string">
            <text:p>true</text:p>
          </table:table-cell>
          <table:table-cell office:value-type="float" office:value="24.384853" calcext:value-type="float">
            <text:p>24.384853</text:p>
          </table:table-cell>
          <table:table-cell office:value-type="string" calcext:value-type="string">
            <text:p>a2,a5,a6</text:p>
          </table:table-cell>
          <table:table-cell table:style-name="ce1" office:value-type="string" calcext:value-type="string">
            <text:p>true</text:p>
          </table:table-cell>
          <table:table-cell office:value-type="float" office:value="26.502595" calcext:value-type="float">
            <text:p>26.50259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8.012643" calcext:value-type="float">
            <text:p>38.012643</text:p>
          </table:table-cell>
          <table:table-cell office:value-type="string" calcext:value-type="string">
            <text:p>items,order</text:p>
          </table:table-cell>
          <table:table-cell table:style-name="ce1" office:value-type="string" calcext:value-type="string">
            <text:p>true</text:p>
          </table:table-cell>
          <table:table-cell office:value-type="float" office:value="22.893523" calcext:value-type="float">
            <text:p>22.893523</text:p>
          </table:table-cell>
          <table:table-cell office:value-type="string" calcext:value-type="string">
            <text:p>items</text:p>
          </table:table-cell>
          <table:table-cell table:style-name="ce1" office:value-type="string" calcext:value-type="string">
            <text:p>false</text:p>
          </table:table-cell>
          <table:table-cell office:value-type="float" office:value="3.755848" calcext:value-type="float">
            <text:p>3.755848</text:p>
          </table:table-cell>
          <table:table-cell/>
          <table:table-cell table:style-name="ce1" office:value-type="string" calcext:value-type="string">
            <text:p>false</text:p>
          </table:table-cell>
          <table:table-cell office:value-type="float" office:value="35.50933" calcext:value-type="float">
            <text:p>35.50933</text:p>
          </table:table-cell>
          <table:table-cell office:value-type="string" calcext:value-type="string">
            <text:p>a1,a4,a7</text:p>
          </table:table-cell>
          <table:table-cell table:style-name="ce1" office:value-type="string" calcext:value-type="string">
            <text:p>true</text:p>
          </table:table-cell>
          <table:table-cell office:value-type="float" office:value="17.253133" calcext:value-type="float">
            <text:p>17.2531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611721" calcext:value-type="float">
            <text:p>11.61172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cell table:style-name="ce2" table:formula="of:=IF(AND([.G28]=&quot;true&quot;;[.J28]=&quot;true&quot;;[.M28]=&quot;true&quot;;[.P28]=&quot;true&quot;);&quot;true&quot;;&quot;false&quot;)" office:value-type="string" office:string-value="false" calcext:value-type="string">
            <text:p>false</text:p>
          </table:table-cell>
          <table:table-cell table:formula="of:=IF(AND([.Y28]=&quot;true&quot;;[.AB28]=&quot;true&quot;;[.AE28]=&quot;true&quot;;[.AH28]=&quot;true&quot;);&quot;true&quot;;&quot;false&quot;)" office:value-type="string" office:string-value="false" calcext:value-type="string">
            <text:p>false</text:p>
          </table:table-cell>
        </table:table-row>
        <table:table-row table:style-name="ro1">
          <table:table-cell office:value-type="string" calcext:value-type="string">
            <text:p>30e44ca2-097d-4b68-b090-6b57b525c3a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950299" calcext:value-type="float">
            <text:p>27.950299</text:p>
          </table:table-cell>
          <table:table-cell office:value-type="string" calcext:value-type="string">
            <text:p>items,order</text:p>
          </table:table-cell>
          <table:table-cell table:style-name="ce1" office:value-type="string" calcext:value-type="string">
            <text:p>true</text:p>
          </table:table-cell>
          <table:table-cell office:value-type="float" office:value="21.728274" calcext:value-type="float">
            <text:p>21.728274</text:p>
          </table:table-cell>
          <table:table-cell office:value-type="string" calcext:value-type="string">
            <text:p>order</text:p>
          </table:table-cell>
          <table:table-cell table:style-name="ce1" office:value-type="string" calcext:value-type="string">
            <text:p>true</text:p>
          </table:table-cell>
          <table:table-cell office:value-type="float" office:value="9.716066" calcext:value-type="float">
            <text:p>9.716066</text:p>
          </table:table-cell>
          <table:table-cell office:value-type="string" calcext:value-type="string">
            <text:p>items,order</text:p>
          </table:table-cell>
          <table:table-cell table:style-name="ce1" office:value-type="string" calcext:value-type="string">
            <text:p>true</text:p>
          </table:table-cell>
          <table:table-cell office:value-type="float" office:value="27.928232" calcext:value-type="float">
            <text:p>27.928232</text:p>
          </table:table-cell>
          <table:table-cell office:value-type="string" calcext:value-type="string">
            <text:p>a1,a4,a7</text:p>
          </table:table-cell>
          <table:table-cell table:style-name="ce1" office:value-type="string" calcext:value-type="string">
            <text:p>true</text:p>
          </table:table-cell>
          <table:table-cell office:value-type="float" office:value="31.738011" calcext:value-type="float">
            <text:p>31.738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984346" calcext:value-type="float">
            <text:p>26.9843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99009" calcext:value-type="float">
            <text:p>18.299009</text:p>
          </table:table-cell>
          <table:table-cell office:value-type="string" calcext:value-type="string">
            <text:p>date</text:p>
          </table:table-cell>
          <table:table-cell table:style-name="ce1" office:value-type="string" calcext:value-type="string">
            <text:p>true</text:p>
          </table:table-cell>
          <table:table-cell office:value-type="float" office:value="10.813249" calcext:value-type="float">
            <text:p>10.813249</text:p>
          </table:table-cell>
          <table:table-cell office:value-type="string" calcext:value-type="string">
            <text:p>sunrise,sunset</text:p>
          </table:table-cell>
          <table:table-cell table:style-name="ce1" office:value-type="string" calcext:value-type="string">
            <text:p>true</text:p>
          </table:table-cell>
          <table:table-cell office:value-type="float" office:value="60.869896" calcext:value-type="float">
            <text:p>60.869896</text:p>
          </table:table-cell>
          <table:table-cell office:value-type="string" calcext:value-type="string">
            <text:p>a2,a3,a5,a6</text:p>
          </table:table-cell>
          <table:table-cell table:style-name="ce1" office:value-type="string" calcext:value-type="string">
            <text:p>false</text:p>
          </table:table-cell>
          <table:table-cell office:value-type="float" office:value="19.989385" calcext:value-type="float">
            <text:p>19.98938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422463" calcext:value-type="float">
            <text:p>55.422463</text:p>
          </table:table-cell>
          <table:table-cell table:number-columns-repeated="2" office:value-type="float" office:value="2" calcext:value-type="float">
            <text:p>2</text:p>
          </table:table-cell>
          <table:table-cell/>
          <table:table-cell table:style-name="ce2"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cell table:style-name="ce2" table:formula="of:=IF(AND([.G29]=&quot;true&quot;;[.J29]=&quot;true&quot;;[.M29]=&quot;true&quot;;[.P29]=&quot;true&quot;);&quot;true&quot;;&quot;false&quot;)" office:value-type="string" office:string-value="true" calcext:value-type="string">
            <text:p>true</text:p>
          </table:table-cell>
          <table:table-cell table:formula="of:=IF(AND([.Y29]=&quot;true&quot;;[.AB29]=&quot;true&quot;;[.AE29]=&quot;true&quot;;[.AH29]=&quot;true&quot;);&quot;true&quot;;&quot;false&quot;)" office:value-type="string" office:string-value="false" calcext:value-type="string">
            <text:p>false</text:p>
          </table:table-cell>
        </table:table-row>
        <table:table-row table:style-name="ro1">
          <table:table-cell office:value-type="string" calcext:value-type="string">
            <text:p>31dcf553-e3d2-4a55-b773-d524c37dd2a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6.045402" calcext:value-type="float">
            <text:p>56.045402</text:p>
          </table:table-cell>
          <table:table-cell office:value-type="string" calcext:value-type="string">
            <text:p>items,order</text:p>
          </table:table-cell>
          <table:table-cell table:style-name="ce1" office:value-type="string" calcext:value-type="string">
            <text:p>true</text:p>
          </table:table-cell>
          <table:table-cell office:value-type="float" office:value="38.306199" calcext:value-type="float">
            <text:p>38.306199</text:p>
          </table:table-cell>
          <table:table-cell office:value-type="string" calcext:value-type="string">
            <text:p>items,order</text:p>
          </table:table-cell>
          <table:table-cell table:style-name="ce1" office:value-type="string" calcext:value-type="string">
            <text:p>false</text:p>
          </table:table-cell>
          <table:table-cell office:value-type="float" office:value="16.809225" calcext:value-type="float">
            <text:p>16.809225</text:p>
          </table:table-cell>
          <table:table-cell office:value-type="string" calcext:value-type="string">
            <text:p>items,order</text:p>
          </table:table-cell>
          <table:table-cell table:style-name="ce1" office:value-type="string" calcext:value-type="string">
            <text:p>true</text:p>
          </table:table-cell>
          <table:table-cell office:value-type="float" office:value="23.651339" calcext:value-type="float">
            <text:p>23.651339</text:p>
          </table:table-cell>
          <table:table-cell office:value-type="string" calcext:value-type="string">
            <text:p>a1,a4,a7</text:p>
          </table:table-cell>
          <table:table-cell table:style-name="ce1" office:value-type="string" calcext:value-type="string">
            <text:p>true</text:p>
          </table:table-cell>
          <table:table-cell office:value-type="float" office:value="15.367342" calcext:value-type="float">
            <text:p>15.3673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918524" calcext:value-type="float">
            <text:p>76.918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01647" calcext:value-type="float">
            <text:p>8.101647</text:p>
          </table:table-cell>
          <table:table-cell office:value-type="string" calcext:value-type="string">
            <text:p>sunrise,sunset</text:p>
          </table:table-cell>
          <table:table-cell table:style-name="ce1" office:value-type="string" calcext:value-type="string">
            <text:p>false</text:p>
          </table:table-cell>
          <table:table-cell office:value-type="float" office:value="1.915537" calcext:value-type="float">
            <text:p>1.915537</text:p>
          </table:table-cell>
          <table:table-cell office:value-type="string" calcext:value-type="string">
            <text:p>date</text:p>
          </table:table-cell>
          <table:table-cell table:style-name="ce1" office:value-type="string" calcext:value-type="string">
            <text:p>false</text:p>
          </table:table-cell>
          <table:table-cell office:value-type="float" office:value="35.35379" calcext:value-type="float">
            <text:p>35.35379</text:p>
          </table:table-cell>
          <table:table-cell office:value-type="string" calcext:value-type="string">
            <text:p>a2,a3,a5,a6</text:p>
          </table:table-cell>
          <table:table-cell table:style-name="ce1" office:value-type="string" calcext:value-type="string">
            <text:p>false</text:p>
          </table:table-cell>
          <table:table-cell office:value-type="float" office:value="36.457945" calcext:value-type="float">
            <text:p>36.45794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34926" calcext:value-type="float">
            <text:p>9.13492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cell table:style-name="ce2" table:formula="of:=IF(AND([.G30]=&quot;true&quot;;[.J30]=&quot;true&quot;;[.M30]=&quot;true&quot;;[.P30]=&quot;true&quot;);&quot;true&quot;;&quot;false&quot;)" office:value-type="string" office:string-value="false" calcext:value-type="string">
            <text:p>false</text:p>
          </table:table-cell>
          <table:table-cell table:formula="of:=IF(AND([.Y30]=&quot;true&quot;;[.AB30]=&quot;true&quot;;[.AE30]=&quot;true&quot;;[.AH30]=&quot;true&quot;);&quot;true&quot;;&quot;false&quot;)" office:value-type="string" office:string-value="false" calcext:value-type="string">
            <text:p>false</text:p>
          </table:table-cell>
        </table:table-row>
        <table:table-row table:style-name="ro1">
          <table:table-cell office:value-type="string" calcext:value-type="string">
            <text:p>32ed680e-7751-4fe6-b93b-d03ea58809e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649711" calcext:value-type="float">
            <text:p>16.649711</text:p>
          </table:table-cell>
          <table:table-cell office:value-type="string" calcext:value-type="string">
            <text:p>items,order</text:p>
          </table:table-cell>
          <table:table-cell table:style-name="ce1" office:value-type="string" calcext:value-type="string">
            <text:p>true</text:p>
          </table:table-cell>
          <table:table-cell office:value-type="float" office:value="10.796034" calcext:value-type="float">
            <text:p>10.796034</text:p>
          </table:table-cell>
          <table:table-cell office:value-type="string" calcext:value-type="string">
            <text:p>items,order</text:p>
          </table:table-cell>
          <table:table-cell table:style-name="ce1" office:value-type="string" calcext:value-type="string">
            <text:p>false</text:p>
          </table:table-cell>
          <table:table-cell office:value-type="float" office:value="7.571309" calcext:value-type="float">
            <text:p>7.571309</text:p>
          </table:table-cell>
          <table:table-cell office:value-type="string" calcext:value-type="string">
            <text:p>items,order</text:p>
          </table:table-cell>
          <table:table-cell table:style-name="ce1" office:value-type="string" calcext:value-type="string">
            <text:p>true</text:p>
          </table:table-cell>
          <table:table-cell office:value-type="float" office:value="24.483461" calcext:value-type="float">
            <text:p>24.483461</text:p>
          </table:table-cell>
          <table:table-cell office:value-type="string" calcext:value-type="string">
            <text:p>a1,a4,a7</text:p>
          </table:table-cell>
          <table:table-cell table:style-name="ce1" office:value-type="string" calcext:value-type="string">
            <text:p>true</text:p>
          </table:table-cell>
          <table:table-cell office:value-type="float" office:value="71.234436" calcext:value-type="float">
            <text:p>71.234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4.114345" calcext:value-type="float">
            <text:p>34.11434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3.557913" calcext:value-type="float">
            <text:p>23.557913</text:p>
          </table:table-cell>
          <table:table-cell office:value-type="string" calcext:value-type="string">
            <text:p>date</text:p>
          </table:table-cell>
          <table:table-cell table:style-name="ce1" office:value-type="string" calcext:value-type="string">
            <text:p>true</text:p>
          </table:table-cell>
          <table:table-cell office:value-type="float" office:value="12.660496" calcext:value-type="float">
            <text:p>12.660496</text:p>
          </table:table-cell>
          <table:table-cell office:value-type="string" calcext:value-type="string">
            <text:p>sunrise,sunset</text:p>
          </table:table-cell>
          <table:table-cell table:style-name="ce1" office:value-type="string" calcext:value-type="string">
            <text:p>true</text:p>
          </table:table-cell>
          <table:table-cell office:value-type="float" office:value="57.260799" calcext:value-type="float">
            <text:p>57.260799</text:p>
          </table:table-cell>
          <table:table-cell office:value-type="string" calcext:value-type="string">
            <text:p>a2,a5,a6</text:p>
          </table:table-cell>
          <table:table-cell table:style-name="ce1" office:value-type="string" calcext:value-type="string">
            <text:p>true</text:p>
          </table:table-cell>
          <table:table-cell office:value-type="float" office:value="5.721019" calcext:value-type="float">
            <text:p>5.7210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517797" calcext:value-type="float">
            <text:p>17.517797</text:p>
          </table:table-cell>
          <table:table-cell table:number-columns-repeated="2" office:value-type="float" office:value="1" calcext:value-type="float">
            <text:p>1</text:p>
          </table:table-cell>
          <table:table-cell/>
          <table:table-cell table:style-name="ce2"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true" calcext:value-type="string">
            <text:p>true</text:p>
          </table:table-cell>
          <table:table-cell table:style-name="ce2" table:formula="of:=IF(AND([.G31]=&quot;true&quot;;[.J31]=&quot;true&quot;;[.M31]=&quot;true&quot;;[.P31]=&quot;true&quot;);&quot;true&quot;;&quot;false&quot;)" office:value-type="string" office:string-value="false" calcext:value-type="string">
            <text:p>false</text:p>
          </table:table-cell>
          <table:table-cell table:formula="of:=IF(AND([.Y31]=&quot;true&quot;;[.AB31]=&quot;true&quot;;[.AE31]=&quot;true&quot;;[.AH31]=&quot;true&quot;);&quot;true&quot;;&quot;false&quot;)" office:value-type="string" office:string-value="true" calcext:value-type="string">
            <text:p>true</text:p>
          </table:table-cell>
        </table:table-row>
        <table:table-row table:style-name="ro1">
          <table:table-cell office:value-type="string" calcext:value-type="string">
            <text:p>38d25a54-c191-40b6-aa37-7dc785a46a5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730996" calcext:value-type="float">
            <text:p>27.730996</text:p>
          </table:table-cell>
          <table:table-cell office:value-type="string" calcext:value-type="string">
            <text:p>items,order</text:p>
          </table:table-cell>
          <table:table-cell table:style-name="ce1" office:value-type="string" calcext:value-type="string">
            <text:p>true</text:p>
          </table:table-cell>
          <table:table-cell office:value-type="float" office:value="17.394532" calcext:value-type="float">
            <text:p>17.394532</text:p>
          </table:table-cell>
          <table:table-cell office:value-type="string" calcext:value-type="string">
            <text:p>refill</text:p>
          </table:table-cell>
          <table:table-cell table:style-name="ce1" office:value-type="string" calcext:value-type="string">
            <text:p>false</text:p>
          </table:table-cell>
          <table:table-cell office:value-type="float" office:value="14.583827" calcext:value-type="float">
            <text:p>14.583827</text:p>
          </table:table-cell>
          <table:table-cell office:value-type="string" calcext:value-type="string">
            <text:p>emails</text:p>
          </table:table-cell>
          <table:table-cell table:style-name="ce1" office:value-type="string" calcext:value-type="string">
            <text:p>false</text:p>
          </table:table-cell>
          <table:table-cell office:value-type="float" office:value="106.045637" calcext:value-type="float">
            <text:p>106.045637</text:p>
          </table:table-cell>
          <table:table-cell office:value-type="string" calcext:value-type="string">
            <text:p>a7</text:p>
          </table:table-cell>
          <table:table-cell table:style-name="ce1" office:value-type="string" calcext:value-type="string">
            <text:p>false</text:p>
          </table:table-cell>
          <table:table-cell office:value-type="float" office:value="13.849818" calcext:value-type="float">
            <text:p>13.84981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4.838903" calcext:value-type="float">
            <text:p>64.83890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71175" calcext:value-type="float">
            <text:p>16.971175</text:p>
          </table:table-cell>
          <table:table-cell office:value-type="string" calcext:value-type="string">
            <text:p>date</text:p>
          </table:table-cell>
          <table:table-cell table:style-name="ce1" office:value-type="string" calcext:value-type="string">
            <text:p>true</text:p>
          </table:table-cell>
          <table:table-cell office:value-type="float" office:value="79.728025" calcext:value-type="float">
            <text:p>79.728025</text:p>
          </table:table-cell>
          <table:table-cell office:value-type="string" calcext:value-type="string">
            <text:p>sunrise,sunset</text:p>
          </table:table-cell>
          <table:table-cell table:style-name="ce1" office:value-type="string" calcext:value-type="string">
            <text:p>true</text:p>
          </table:table-cell>
          <table:table-cell office:value-type="float" office:value="65.951112" calcext:value-type="float">
            <text:p>65.951112</text:p>
          </table:table-cell>
          <table:table-cell office:value-type="string" calcext:value-type="string">
            <text:p>a2,a3,a5,a6</text:p>
          </table:table-cell>
          <table:table-cell table:style-name="ce1" office:value-type="string" calcext:value-type="string">
            <text:p>false</text:p>
          </table:table-cell>
          <table:table-cell office:value-type="float" office:value="36.421949" calcext:value-type="float">
            <text:p>36.42194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649695" calcext:value-type="float">
            <text:p>23.64969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cell table:style-name="ce2" table:formula="of:=IF(AND([.G32]=&quot;true&quot;;[.J32]=&quot;true&quot;;[.M32]=&quot;true&quot;;[.P32]=&quot;true&quot;);&quot;true&quot;;&quot;false&quot;)" office:value-type="string" office:string-value="false" calcext:value-type="string">
            <text:p>false</text:p>
          </table:table-cell>
          <table:table-cell table:formula="of:=IF(AND([.Y32]=&quot;true&quot;;[.AB32]=&quot;true&quot;;[.AE32]=&quot;true&quot;;[.AH32]=&quot;true&quot;);&quot;true&quot;;&quot;false&quot;)" office:value-type="string" office:string-value="false" calcext:value-type="string">
            <text:p>false</text:p>
          </table:table-cell>
        </table:table-row>
        <table:table-row table:style-name="ro1">
          <table:table-cell office:value-type="string" calcext:value-type="string">
            <text:p>39a66cba-bbc6-4fd0-b8f5-5b2b6e4046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620758" calcext:value-type="float">
            <text:p>17.620758</text:p>
          </table:table-cell>
          <table:table-cell office:value-type="string" calcext:value-type="string">
            <text:p>items,order</text:p>
          </table:table-cell>
          <table:table-cell table:style-name="ce1" office:value-type="string" calcext:value-type="string">
            <text:p>true</text:p>
          </table:table-cell>
          <table:table-cell office:value-type="float" office:value="19.566508" calcext:value-type="float">
            <text:p>19.566508</text:p>
          </table:table-cell>
          <table:table-cell office:value-type="string" calcext:value-type="string">
            <text:p>items,order</text:p>
          </table:table-cell>
          <table:table-cell table:style-name="ce1" office:value-type="string" calcext:value-type="string">
            <text:p>false</text:p>
          </table:table-cell>
          <table:table-cell office:value-type="float" office:value="13.050822" calcext:value-type="float">
            <text:p>13.050822</text:p>
          </table:table-cell>
          <table:table-cell office:value-type="string" calcext:value-type="string">
            <text:p>items,order</text:p>
          </table:table-cell>
          <table:table-cell table:style-name="ce1" office:value-type="string" calcext:value-type="string">
            <text:p>true</text:p>
          </table:table-cell>
          <table:table-cell office:value-type="float" office:value="22.943715" calcext:value-type="float">
            <text:p>22.943715</text:p>
          </table:table-cell>
          <table:table-cell office:value-type="string" calcext:value-type="string">
            <text:p>a1,a4,a7</text:p>
          </table:table-cell>
          <table:table-cell table:style-name="ce1" office:value-type="string" calcext:value-type="string">
            <text:p>true</text:p>
          </table:table-cell>
          <table:table-cell office:value-type="float" office:value="23.252404" calcext:value-type="float">
            <text:p>23.25240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9.583085" calcext:value-type="float">
            <text:p>19.5830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89121" calcext:value-type="float">
            <text:p>10.889121</text:p>
          </table:table-cell>
          <table:table-cell office:value-type="string" calcext:value-type="string">
            <text:p>sunrise,sunset</text:p>
          </table:table-cell>
          <table:table-cell table:style-name="ce1" office:value-type="string" calcext:value-type="string">
            <text:p>false</text:p>
          </table:table-cell>
          <table:table-cell office:value-type="float" office:value="6.570853" calcext:value-type="float">
            <text:p>6.570853</text:p>
          </table:table-cell>
          <table:table-cell office:value-type="string" calcext:value-type="string">
            <text:p>date</text:p>
          </table:table-cell>
          <table:table-cell table:style-name="ce1" office:value-type="string" calcext:value-type="string">
            <text:p>false</text:p>
          </table:table-cell>
          <table:table-cell office:value-type="float" office:value="28.713616" calcext:value-type="float">
            <text:p>28.713616</text:p>
          </table:table-cell>
          <table:table-cell office:value-type="string" calcext:value-type="string">
            <text:p>a2,a5,a6</text:p>
          </table:table-cell>
          <table:table-cell table:style-name="ce1" office:value-type="string" calcext:value-type="string">
            <text:p>true</text:p>
          </table:table-cell>
          <table:table-cell office:value-type="float" office:value="6.8013" calcext:value-type="float">
            <text:p>6.801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861549" calcext:value-type="float">
            <text:p>14.861549</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cell table:style-name="ce2" table:formula="of:=IF(AND([.G33]=&quot;true&quot;;[.J33]=&quot;true&quot;;[.M33]=&quot;true&quot;;[.P33]=&quot;true&quot;);&quot;true&quot;;&quot;false&quot;)" office:value-type="string" office:string-value="false" calcext:value-type="string">
            <text:p>false</text:p>
          </table:table-cell>
          <table:table-cell table:formula="of:=IF(AND([.Y33]=&quot;true&quot;;[.AB33]=&quot;true&quot;;[.AE33]=&quot;true&quot;;[.AH33]=&quot;true&quot;);&quot;true&quot;;&quot;false&quot;)" office:value-type="string" office:string-value="false" calcext:value-type="string">
            <text:p>false</text:p>
          </table:table-cell>
        </table:table-row>
        <table:table-row table:style-name="ro1">
          <table:table-cell office:value-type="string" calcext:value-type="string">
            <text:p>39b10480-d4c8-4e1f-831f-bc4b0fcf3ff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76944" calcext:value-type="float">
            <text:p>15.376944</text:p>
          </table:table-cell>
          <table:table-cell office:value-type="string" calcext:value-type="string">
            <text:p>date</text:p>
          </table:table-cell>
          <table:table-cell table:style-name="ce1" office:value-type="string" calcext:value-type="string">
            <text:p>false</text:p>
          </table:table-cell>
          <table:table-cell office:value-type="float" office:value="18.296733" calcext:value-type="float">
            <text:p>18.296733</text:p>
          </table:table-cell>
          <table:table-cell office:value-type="string" calcext:value-type="string">
            <text:p>date</text:p>
          </table:table-cell>
          <table:table-cell table:style-name="ce1" office:value-type="string" calcext:value-type="string">
            <text:p>true</text:p>
          </table:table-cell>
          <table:table-cell office:value-type="float" office:value="10.533409" calcext:value-type="float">
            <text:p>10.533409</text:p>
          </table:table-cell>
          <table:table-cell office:value-type="string" calcext:value-type="string">
            <text:p>sunrise,sunset</text:p>
          </table:table-cell>
          <table:table-cell table:style-name="ce1" office:value-type="string" calcext:value-type="string">
            <text:p>true</text:p>
          </table:table-cell>
          <table:table-cell office:value-type="float" office:value="29.956139" calcext:value-type="float">
            <text:p>29.956139</text:p>
          </table:table-cell>
          <table:table-cell office:value-type="string" calcext:value-type="string">
            <text:p>a2,a5,a6</text:p>
          </table:table-cell>
          <table:table-cell table:style-name="ce1" office:value-type="string" calcext:value-type="string">
            <text:p>true</text:p>
          </table:table-cell>
          <table:table-cell office:value-type="float" office:value="10.309922" calcext:value-type="float">
            <text:p>10.3099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834354" calcext:value-type="float">
            <text:p>20.834354</text:p>
          </table:table-cell>
          <table:table-cell office:value-type="string" calcext:value-type="string">
            <text:p>refill</text:p>
          </table:table-cell>
          <table:table-cell table:style-name="ce1" office:value-type="string" calcext:value-type="string">
            <text:p>false</text:p>
          </table:table-cell>
          <table:table-cell office:value-type="float" office:value="25.564085" calcext:value-type="float">
            <text:p>25.564085</text:p>
          </table:table-cell>
          <table:table-cell office:value-type="string" calcext:value-type="string">
            <text:p>order</text:p>
          </table:table-cell>
          <table:table-cell table:style-name="ce1" office:value-type="string" calcext:value-type="string">
            <text:p>true</text:p>
          </table:table-cell>
          <table:table-cell office:value-type="float" office:value="8.657717" calcext:value-type="float">
            <text:p>8.657717</text:p>
          </table:table-cell>
          <table:table-cell office:value-type="string" calcext:value-type="string">
            <text:p>items,order</text:p>
          </table:table-cell>
          <table:table-cell table:style-name="ce1" office:value-type="string" calcext:value-type="string">
            <text:p>true</text:p>
          </table:table-cell>
          <table:table-cell office:value-type="float" office:value="26.923809" calcext:value-type="float">
            <text:p>26.923809</text:p>
          </table:table-cell>
          <table:table-cell office:value-type="string" calcext:value-type="string">
            <text:p>a1,a4,a7</text:p>
          </table:table-cell>
          <table:table-cell table:style-name="ce1" office:value-type="string" calcext:value-type="string">
            <text:p>true</text:p>
          </table:table-cell>
          <table:table-cell office:value-type="float" office:value="16.7842" calcext:value-type="float">
            <text:p>16.784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409" calcext:value-type="float">
            <text:p>12.0409</text:p>
          </table:table-cell>
          <table:table-cell table:number-columns-repeated="2" office:value-type="float" office:value="0" calcext:value-type="float">
            <text:p>0</text:p>
          </table:table-cell>
          <table:table-cell/>
          <table:table-cell table:style-name="ce2"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cell table:style-name="ce2" table:formula="of:=IF(AND([.G34]=&quot;true&quot;;[.J34]=&quot;true&quot;;[.M34]=&quot;true&quot;;[.P34]=&quot;true&quot;);&quot;true&quot;;&quot;false&quot;)" office:value-type="string" office:string-value="false" calcext:value-type="string">
            <text:p>false</text:p>
          </table:table-cell>
          <table:table-cell table:formula="of:=IF(AND([.Y34]=&quot;true&quot;;[.AB34]=&quot;true&quot;;[.AE34]=&quot;true&quot;;[.AH34]=&quot;true&quot;);&quot;true&quot;;&quot;false&quot;)" office:value-type="string" office:string-value="false" calcext:value-type="string">
            <text:p>false</text:p>
          </table:table-cell>
        </table:table-row>
        <table:table-row table:style-name="ro1">
          <table:table-cell office:value-type="string" calcext:value-type="string">
            <text:p>3ba490ae-a764-44e3-9834-ae0472f1f4c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144296" calcext:value-type="float">
            <text:p>34.1442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2.656212" calcext:value-type="float">
            <text:p>42.656212</text:p>
          </table:table-cell>
          <table:table-cell office:value-type="string" calcext:value-type="string">
            <text:p>sunrise,sunset</text:p>
          </table:table-cell>
          <table:table-cell table:style-name="ce1" office:value-type="string" calcext:value-type="string">
            <text:p>false</text:p>
          </table:table-cell>
          <table:table-cell office:value-type="float" office:value="21.766601" calcext:value-type="float">
            <text:p>21.766601</text:p>
          </table:table-cell>
          <table:table-cell office:value-type="string" calcext:value-type="string">
            <text:p>sunrise,sunset</text:p>
          </table:table-cell>
          <table:table-cell table:style-name="ce1" office:value-type="string" calcext:value-type="string">
            <text:p>true</text:p>
          </table:table-cell>
          <table:table-cell office:value-type="float" office:value="32.97592" calcext:value-type="float">
            <text:p>32.97592</text:p>
          </table:table-cell>
          <table:table-cell office:value-type="string" calcext:value-type="string">
            <text:p>a2,a3,a5,a6</text:p>
          </table:table-cell>
          <table:table-cell table:style-name="ce1" office:value-type="string" calcext:value-type="string">
            <text:p>false</text:p>
          </table:table-cell>
          <table:table-cell office:value-type="float" office:value="21.927825" calcext:value-type="float">
            <text:p>21.9278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353897" calcext:value-type="float">
            <text:p>33.353897</text:p>
          </table:table-cell>
          <table:table-cell office:value-type="string" calcext:value-type="string">
            <text:p>items,order</text:p>
          </table:table-cell>
          <table:table-cell table:style-name="ce1" office:value-type="string" calcext:value-type="string">
            <text:p>true</text:p>
          </table:table-cell>
          <table:table-cell office:value-type="float" office:value="29.506506" calcext:value-type="float">
            <text:p>29.506506</text:p>
          </table:table-cell>
          <table:table-cell office:value-type="string" calcext:value-type="string">
            <text:p>order</text:p>
          </table:table-cell>
          <table:table-cell table:style-name="ce1" office:value-type="string" calcext:value-type="string">
            <text:p>true</text:p>
          </table:table-cell>
          <table:table-cell office:value-type="float" office:value="7.632978" calcext:value-type="float">
            <text:p>7.632978</text:p>
          </table:table-cell>
          <table:table-cell office:value-type="string" calcext:value-type="string">
            <text:p>items,order</text:p>
          </table:table-cell>
          <table:table-cell table:style-name="ce1" office:value-type="string" calcext:value-type="string">
            <text:p>true</text:p>
          </table:table-cell>
          <table:table-cell office:value-type="float" office:value="23.798868" calcext:value-type="float">
            <text:p>23.798868</text:p>
          </table:table-cell>
          <table:table-cell office:value-type="string" calcext:value-type="string">
            <text:p>a1,a4,a7</text:p>
          </table:table-cell>
          <table:table-cell table:style-name="ce1" office:value-type="string" calcext:value-type="string">
            <text:p>true</text:p>
          </table:table-cell>
          <table:table-cell office:value-type="float" office:value="14.157586" calcext:value-type="float">
            <text:p>14.15758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983997" calcext:value-type="float">
            <text:p>75.98399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 Grunde muss ich nur noch sicherer im Umgang mit beiden werden, auf das CPEE BPMN ist auf den ersten Blick unÃ¼bersichtlicher und erfordert minimal mehr grundverstÃ¤ndnis</text:p>
          </table:table-cell>
          <table:table-cell table:style-name="ce2"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cell table:style-name="ce2" table:formula="of:=IF(AND([.G35]=&quot;true&quot;;[.J35]=&quot;true&quot;;[.M35]=&quot;true&quot;;[.P35]=&quot;true&quot;);&quot;true&quot;;&quot;false&quot;)" office:value-type="string" office:string-value="false" calcext:value-type="string">
            <text:p>false</text:p>
          </table:table-cell>
          <table:table-cell table:formula="of:=IF(AND([.Y35]=&quot;true&quot;;[.AB35]=&quot;true&quot;;[.AE35]=&quot;true&quot;;[.AH35]=&quot;true&quot;);&quot;true&quot;;&quot;false&quot;)" office:value-type="string" office:string-value="true" calcext:value-type="string">
            <text:p>true</text:p>
          </table:table-cell>
        </table:table-row>
        <table:table-row table:style-name="ro1">
          <table:table-cell office:value-type="string" calcext:value-type="string">
            <text:p>3f592c91-d28f-447f-bc9b-ead3b892754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588679" calcext:value-type="float">
            <text:p>24.5886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320244" calcext:value-type="float">
            <text:p>12.320244</text:p>
          </table:table-cell>
          <table:table-cell office:value-type="string" calcext:value-type="string">
            <text:p>date</text:p>
          </table:table-cell>
          <table:table-cell table:style-name="ce1" office:value-type="string" calcext:value-type="string">
            <text:p>true</text:p>
          </table:table-cell>
          <table:table-cell office:value-type="float" office:value="3.66871" calcext:value-type="float">
            <text:p>3.66871</text:p>
          </table:table-cell>
          <table:table-cell office:value-type="string" calcext:value-type="string">
            <text:p>sunrise,sunset</text:p>
          </table:table-cell>
          <table:table-cell table:style-name="ce1" office:value-type="string" calcext:value-type="string">
            <text:p>true</text:p>
          </table:table-cell>
          <table:table-cell office:value-type="float" office:value="31.717793" calcext:value-type="float">
            <text:p>31.717793</text:p>
          </table:table-cell>
          <table:table-cell office:value-type="string" calcext:value-type="string">
            <text:p>a2,a3,a5,a6</text:p>
          </table:table-cell>
          <table:table-cell table:style-name="ce1" office:value-type="string" calcext:value-type="string">
            <text:p>false</text:p>
          </table:table-cell>
          <table:table-cell office:value-type="float" office:value="36.006787" calcext:value-type="float">
            <text:p>36.006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03684" calcext:value-type="float">
            <text:p>39.703684</text:p>
          </table:table-cell>
          <table:table-cell office:value-type="string" calcext:value-type="string">
            <text:p>items,order</text:p>
          </table:table-cell>
          <table:table-cell table:style-name="ce1" office:value-type="string" calcext:value-type="string">
            <text:p>true</text:p>
          </table:table-cell>
          <table:table-cell office:value-type="float" office:value="15.266323" calcext:value-type="float">
            <text:p>15.266323</text:p>
          </table:table-cell>
          <table:table-cell office:value-type="string" calcext:value-type="string">
            <text:p>items,order</text:p>
          </table:table-cell>
          <table:table-cell table:style-name="ce1" office:value-type="string" calcext:value-type="string">
            <text:p>false</text:p>
          </table:table-cell>
          <table:table-cell office:value-type="float" office:value="9.090807" calcext:value-type="float">
            <text:p>9.090807</text:p>
          </table:table-cell>
          <table:table-cell office:value-type="string" calcext:value-type="string">
            <text:p>order</text:p>
          </table:table-cell>
          <table:table-cell table:style-name="ce1" office:value-type="string" calcext:value-type="string">
            <text:p>false</text:p>
          </table:table-cell>
          <table:table-cell office:value-type="float" office:value="20.376043" calcext:value-type="float">
            <text:p>20.376043</text:p>
          </table:table-cell>
          <table:table-cell office:value-type="string" calcext:value-type="string">
            <text:p>a1,a4,a7</text:p>
          </table:table-cell>
          <table:table-cell table:style-name="ce1" office:value-type="string" calcext:value-type="string">
            <text:p>true</text:p>
          </table:table-cell>
          <table:table-cell office:value-type="float" office:value="21.969078" calcext:value-type="float">
            <text:p>21.96907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4.073921" calcext:value-type="float">
            <text:p>64.073921</text:p>
          </table:table-cell>
          <table:table-cell table:number-columns-repeated="2" office:value-type="float" office:value="1" calcext:value-type="float">
            <text:p>1</text:p>
          </table:table-cell>
          <table:table-cell/>
          <table:table-cell table:style-name="ce2"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cell table:style-name="ce2" table:formula="of:=IF(AND([.G36]=&quot;true&quot;;[.J36]=&quot;true&quot;;[.M36]=&quot;true&quot;;[.P36]=&quot;true&quot;);&quot;true&quot;;&quot;false&quot;)" office:value-type="string" office:string-value="false" calcext:value-type="string">
            <text:p>false</text:p>
          </table:table-cell>
          <table:table-cell table:formula="of:=IF(AND([.Y36]=&quot;true&quot;;[.AB36]=&quot;true&quot;;[.AE36]=&quot;true&quot;;[.AH36]=&quot;true&quot;);&quot;true&quot;;&quot;false&quot;)" office:value-type="string" office:string-value="false" calcext:value-type="string">
            <text:p>false</text:p>
          </table:table-cell>
        </table:table-row>
        <table:table-row table:style-name="ro1">
          <table:table-cell office:value-type="string" calcext:value-type="string">
            <text:p>40fc4049-2873-4051-827f-6a0413989c8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236985" calcext:value-type="float">
            <text:p>39.236985</text:p>
          </table:table-cell>
          <table:table-cell office:value-type="string" calcext:value-type="string">
            <text:p>emails</text:p>
          </table:table-cell>
          <table:table-cell table:style-name="ce1" office:value-type="string" calcext:value-type="string">
            <text:p>false</text:p>
          </table:table-cell>
          <table:table-cell office:value-type="float" office:value="18.986495" calcext:value-type="float">
            <text:p>18.986495</text:p>
          </table:table-cell>
          <table:table-cell office:value-type="string" calcext:value-type="string">
            <text:p>emails</text:p>
          </table:table-cell>
          <table:table-cell table:style-name="ce1" office:value-type="string" calcext:value-type="string">
            <text:p>false</text:p>
          </table:table-cell>
          <table:table-cell office:value-type="float" office:value="8.937841" calcext:value-type="float">
            <text:p>8.937841</text:p>
          </table:table-cell>
          <table:table-cell office:value-type="string" calcext:value-type="string">
            <text:p>order</text:p>
          </table:table-cell>
          <table:table-cell table:style-name="ce1" office:value-type="string" calcext:value-type="string">
            <text:p>false</text:p>
          </table:table-cell>
          <table:table-cell office:value-type="float" office:value="58.912523" calcext:value-type="float">
            <text:p>58.912523</text:p>
          </table:table-cell>
          <table:table-cell office:value-type="string" calcext:value-type="string">
            <text:p>a7</text:p>
          </table:table-cell>
          <table:table-cell table:style-name="ce1" office:value-type="string" calcext:value-type="string">
            <text:p>false</text:p>
          </table:table-cell>
          <table:table-cell office:value-type="float" office:value="25.273387" calcext:value-type="float">
            <text:p>25.27338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794712" calcext:value-type="float">
            <text:p>46.794712</text:p>
          </table:table-cell>
          <table:table-cell office:value-type="string" calcext:value-type="string">
            <text:p>date</text:p>
          </table:table-cell>
          <table:table-cell table:style-name="ce1" office:value-type="string" calcext:value-type="string">
            <text:p>false</text:p>
          </table:table-cell>
          <table:table-cell office:value-type="float" office:value="11.783837" calcext:value-type="float">
            <text:p>11.783837</text:p>
          </table:table-cell>
          <table:table-cell office:value-type="string" calcext:value-type="string">
            <text:p>date</text:p>
          </table:table-cell>
          <table:table-cell table:style-name="ce1" office:value-type="string" calcext:value-type="string">
            <text:p>true</text:p>
          </table:table-cell>
          <table:table-cell office:value-type="float" office:value="6.912416" calcext:value-type="float">
            <text:p>6.912416</text:p>
          </table:table-cell>
          <table:table-cell office:value-type="string" calcext:value-type="string">
            <text:p>sunrise,sunset</text:p>
          </table:table-cell>
          <table:table-cell table:style-name="ce1" office:value-type="string" calcext:value-type="string">
            <text:p>true</text:p>
          </table:table-cell>
          <table:table-cell office:value-type="float" office:value="67.486395" calcext:value-type="float">
            <text:p>67.486395</text:p>
          </table:table-cell>
          <table:table-cell office:value-type="string" calcext:value-type="string">
            <text:p>a2,a3</text:p>
          </table:table-cell>
          <table:table-cell table:style-name="ce1" office:value-type="string" calcext:value-type="string">
            <text:p>false</text:p>
          </table:table-cell>
          <table:table-cell office:value-type="float" office:value="36.246879" calcext:value-type="float">
            <text:p>36.24687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58355" calcext:value-type="float">
            <text:p>39.158355</text:p>
          </table:table-cell>
          <table:table-cell table:number-columns-repeated="2" office:value-type="float" office:value="-2" calcext:value-type="float">
            <text:p>-2</text:p>
          </table:table-cell>
          <table:table-cell/>
          <table:table-cell table:style-name="ce2"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cell table:style-name="ce2" table:formula="of:=IF(AND([.G37]=&quot;true&quot;;[.J37]=&quot;true&quot;;[.M37]=&quot;true&quot;;[.P37]=&quot;true&quot;);&quot;true&quot;;&quot;false&quot;)" office:value-type="string" office:string-value="false" calcext:value-type="string">
            <text:p>false</text:p>
          </table:table-cell>
          <table:table-cell table:formula="of:=IF(AND([.Y37]=&quot;true&quot;;[.AB37]=&quot;true&quot;;[.AE37]=&quot;true&quot;;[.AH37]=&quot;true&quot;);&quot;true&quot;;&quot;false&quot;)" office:value-type="string" office:string-value="false" calcext:value-type="string">
            <text:p>false</text:p>
          </table:table-cell>
        </table:table-row>
        <table:table-row table:style-name="ro1">
          <table:table-cell office:value-type="string" calcext:value-type="string">
            <text:p>419233e8-17be-460a-a46c-d0319ee260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67438" calcext:value-type="float">
            <text:p>39.67438</text:p>
          </table:table-cell>
          <table:table-cell office:value-type="string" calcext:value-type="string">
            <text:p>items,order</text:p>
          </table:table-cell>
          <table:table-cell table:style-name="ce1" office:value-type="string" calcext:value-type="string">
            <text:p>true</text:p>
          </table:table-cell>
          <table:table-cell office:value-type="float" office:value="16.644866" calcext:value-type="float">
            <text:p>16.644866</text:p>
          </table:table-cell>
          <table:table-cell office:value-type="string" calcext:value-type="string">
            <text:p>items,order</text:p>
          </table:table-cell>
          <table:table-cell table:style-name="ce1" office:value-type="string" calcext:value-type="string">
            <text:p>false</text:p>
          </table:table-cell>
          <table:table-cell office:value-type="float" office:value="2.532538" calcext:value-type="float">
            <text:p>2.532538</text:p>
          </table:table-cell>
          <table:table-cell office:value-type="string" calcext:value-type="string">
            <text:p>order</text:p>
          </table:table-cell>
          <table:table-cell table:style-name="ce1" office:value-type="string" calcext:value-type="string">
            <text:p>false</text:p>
          </table:table-cell>
          <table:table-cell office:value-type="float" office:value="23.330567" calcext:value-type="float">
            <text:p>23.330567</text:p>
          </table:table-cell>
          <table:table-cell office:value-type="string" calcext:value-type="string">
            <text:p>a1,a4</text:p>
          </table:table-cell>
          <table:table-cell table:style-name="ce1" office:value-type="string" calcext:value-type="string">
            <text:p>false</text:p>
          </table:table-cell>
          <table:table-cell office:value-type="float" office:value="13.25581" calcext:value-type="float">
            <text:p>13.2558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886964" calcext:value-type="float">
            <text:p>23.88696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0.522696" calcext:value-type="float">
            <text:p>0.522696</text:p>
          </table:table-cell>
          <table:table-cell/>
          <table:table-cell table:style-name="ce1" office:value-type="string" calcext:value-type="string">
            <text:p>false</text:p>
          </table:table-cell>
          <table:table-cell office:value-type="float" office:value="7.77848" calcext:value-type="float">
            <text:p>7.77848</text:p>
          </table:table-cell>
          <table:table-cell office:value-type="string" calcext:value-type="string">
            <text:p>sunrise,sunset</text:p>
          </table:table-cell>
          <table:table-cell table:style-name="ce1" office:value-type="string" calcext:value-type="string">
            <text:p>true</text:p>
          </table:table-cell>
          <table:table-cell office:value-type="float" office:value="26.63" calcext:value-type="float">
            <text:p>26.63</text:p>
          </table:table-cell>
          <table:table-cell office:value-type="string" calcext:value-type="string">
            <text:p>a2,a5,a6</text:p>
          </table:table-cell>
          <table:table-cell table:style-name="ce1" office:value-type="string" calcext:value-type="string">
            <text:p>true</text:p>
          </table:table-cell>
          <table:table-cell office:value-type="float" office:value="9.754909" calcext:value-type="float">
            <text:p>9.75490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8.839503" calcext:value-type="float">
            <text:p>38.83950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ayout of CPEE BPMN</text:p>
          </table:table-cell>
          <table:table-cell table:style-name="ce2"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cell table:style-name="ce2" table:formula="of:=IF(AND([.G38]=&quot;true&quot;;[.J38]=&quot;true&quot;;[.M38]=&quot;true&quot;;[.P38]=&quot;true&quot;);&quot;true&quot;;&quot;false&quot;)" office:value-type="string" office:string-value="false" calcext:value-type="string">
            <text:p>false</text:p>
          </table:table-cell>
          <table:table-cell table:formula="of:=IF(AND([.Y38]=&quot;true&quot;;[.AB38]=&quot;true&quot;;[.AE38]=&quot;true&quot;;[.AH38]=&quot;true&quot;);&quot;true&quot;;&quot;false&quot;)" office:value-type="string" office:string-value="false" calcext:value-type="string">
            <text:p>false</text:p>
          </table:table-cell>
        </table:table-row>
        <table:table-row table:style-name="ro1">
          <table:table-cell office:value-type="string" calcext:value-type="string">
            <text:p>4e624349-7010-4b12-883c-52ca95cfdff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226584" calcext:value-type="float">
            <text:p>17.226584</text:p>
          </table:table-cell>
          <table:table-cell office:value-type="string" calcext:value-type="string">
            <text:p>items,order</text:p>
          </table:table-cell>
          <table:table-cell table:style-name="ce1" office:value-type="string" calcext:value-type="string">
            <text:p>true</text:p>
          </table:table-cell>
          <table:table-cell office:value-type="float" office:value="12.378849" calcext:value-type="float">
            <text:p>12.378849</text:p>
          </table:table-cell>
          <table:table-cell office:value-type="string" calcext:value-type="string">
            <text:p>order</text:p>
          </table:table-cell>
          <table:table-cell table:style-name="ce1" office:value-type="string" calcext:value-type="string">
            <text:p>true</text:p>
          </table:table-cell>
          <table:table-cell office:value-type="float" office:value="6.84197" calcext:value-type="float">
            <text:p>6.84197</text:p>
          </table:table-cell>
          <table:table-cell office:value-type="string" calcext:value-type="string">
            <text:p>items,order</text:p>
          </table:table-cell>
          <table:table-cell table:style-name="ce1" office:value-type="string" calcext:value-type="string">
            <text:p>true</text:p>
          </table:table-cell>
          <table:table-cell office:value-type="float" office:value="20.344006" calcext:value-type="float">
            <text:p>20.344006</text:p>
          </table:table-cell>
          <table:table-cell office:value-type="string" calcext:value-type="string">
            <text:p>a1,a4,a7</text:p>
          </table:table-cell>
          <table:table-cell table:style-name="ce1" office:value-type="string" calcext:value-type="string">
            <text:p>true</text:p>
          </table:table-cell>
          <table:table-cell office:value-type="float" office:value="34.46348" calcext:value-type="float">
            <text:p>34.463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315848" calcext:value-type="float">
            <text:p>17.3158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668469" calcext:value-type="float">
            <text:p>55.668469</text:p>
          </table:table-cell>
          <table:table-cell office:value-type="string" calcext:value-type="string">
            <text:p>sunrise,sunset</text:p>
          </table:table-cell>
          <table:table-cell table:style-name="ce1" office:value-type="string" calcext:value-type="string">
            <text:p>false</text:p>
          </table:table-cell>
          <table:table-cell office:value-type="float" office:value="7.2913" calcext:value-type="float">
            <text:p>7.2913</text:p>
          </table:table-cell>
          <table:table-cell office:value-type="string" calcext:value-type="string">
            <text:p>date</text:p>
          </table:table-cell>
          <table:table-cell table:style-name="ce1" office:value-type="string" calcext:value-type="string">
            <text:p>false</text:p>
          </table:table-cell>
          <table:table-cell office:value-type="float" office:value="32.524631" calcext:value-type="float">
            <text:p>32.524631</text:p>
          </table:table-cell>
          <table:table-cell office:value-type="string" calcext:value-type="string">
            <text:p>a2,a3,a5,a6</text:p>
          </table:table-cell>
          <table:table-cell table:style-name="ce1" office:value-type="string" calcext:value-type="string">
            <text:p>false</text:p>
          </table:table-cell>
          <table:table-cell office:value-type="float" office:value="9.924456" calcext:value-type="float">
            <text:p>9.92445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7.133769" calcext:value-type="float">
            <text:p>47.1337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fining what "Part of a condition branch" means -&gt; inside the condition itself or just part of the branch from a yes or no...?</text:p>
          </table:table-cell>
          <table:table-cell table:style-name="ce2"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cell table:style-name="ce2" table:formula="of:=IF(AND([.G39]=&quot;true&quot;;[.J39]=&quot;true&quot;;[.M39]=&quot;true&quot;;[.P39]=&quot;true&quot;);&quot;true&quot;;&quot;false&quot;)" office:value-type="string" office:string-value="true" calcext:value-type="string">
            <text:p>true</text:p>
          </table:table-cell>
          <table:table-cell table:formula="of:=IF(AND([.Y39]=&quot;true&quot;;[.AB39]=&quot;true&quot;;[.AE39]=&quot;true&quot;;[.AH39]=&quot;true&quot;);&quot;true&quot;;&quot;false&quot;)" office:value-type="string" office:string-value="false" calcext:value-type="string">
            <text:p>false</text:p>
          </table:table-cell>
        </table:table-row>
        <table:table-row table:style-name="ro1">
          <table:table-cell office:value-type="string" calcext:value-type="string">
            <text:p>4e8c2f3d-caaf-4bfd-a0dd-45768e71dec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989748" calcext:value-type="float">
            <text:p>16.989748</text:p>
          </table:table-cell>
          <table:table-cell office:value-type="string" calcext:value-type="string">
            <text:p>sunrise,sunset</text:p>
          </table:table-cell>
          <table:table-cell table:style-name="ce1" office:value-type="string" calcext:value-type="string">
            <text:p>false</text:p>
          </table:table-cell>
          <table:table-cell office:value-type="float" office:value="46.414634" calcext:value-type="float">
            <text:p>46.414634</text:p>
          </table:table-cell>
          <table:table-cell office:value-type="string" calcext:value-type="string">
            <text:p>date</text:p>
          </table:table-cell>
          <table:table-cell table:style-name="ce1" office:value-type="string" calcext:value-type="string">
            <text:p>true</text:p>
          </table:table-cell>
          <table:table-cell office:value-type="float" office:value="181.52444" calcext:value-type="float">
            <text:p>181.52444</text:p>
          </table:table-cell>
          <table:table-cell office:value-type="string" calcext:value-type="string">
            <text:p>sunrise,sunset</text:p>
          </table:table-cell>
          <table:table-cell table:style-name="ce1" office:value-type="string" calcext:value-type="string">
            <text:p>true</text:p>
          </table:table-cell>
          <table:table-cell office:value-type="float" office:value="38.76002" calcext:value-type="float">
            <text:p>38.76002</text:p>
          </table:table-cell>
          <table:table-cell office:value-type="string" calcext:value-type="string">
            <text:p>a2,a5,a6,a7</text:p>
          </table:table-cell>
          <table:table-cell table:style-name="ce1" office:value-type="string" calcext:value-type="string">
            <text:p>false</text:p>
          </table:table-cell>
          <table:table-cell office:value-type="float" office:value="31.450939" calcext:value-type="float">
            <text:p>31.45093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89579" calcext:value-type="float">
            <text:p>78.89579</text:p>
          </table:table-cell>
          <table:table-cell office:value-type="string" calcext:value-type="string">
            <text:p>order</text:p>
          </table:table-cell>
          <table:table-cell table:style-name="ce1" office:value-type="string" calcext:value-type="string">
            <text:p>false</text:p>
          </table:table-cell>
          <table:table-cell office:value-type="float" office:value="9.23341" calcext:value-type="float">
            <text:p>9.23341</text:p>
          </table:table-cell>
          <table:table-cell office:value-type="string" calcext:value-type="string">
            <text:p>items,order</text:p>
          </table:table-cell>
          <table:table-cell table:style-name="ce1" office:value-type="string" calcext:value-type="string">
            <text:p>false</text:p>
          </table:table-cell>
          <table:table-cell office:value-type="float" office:value="35.743651" calcext:value-type="float">
            <text:p>35.743651</text:p>
          </table:table-cell>
          <table:table-cell office:value-type="string" calcext:value-type="string">
            <text:p>items,order</text:p>
          </table:table-cell>
          <table:table-cell table:style-name="ce1" office:value-type="string" calcext:value-type="string">
            <text:p>true</text:p>
          </table:table-cell>
          <table:table-cell office:value-type="float" office:value="30.751354" calcext:value-type="float">
            <text:p>30.751354</text:p>
          </table:table-cell>
          <table:table-cell office:value-type="string" calcext:value-type="string">
            <text:p>a1,a4,a7</text:p>
          </table:table-cell>
          <table:table-cell table:style-name="ce1" office:value-type="string" calcext:value-type="string">
            <text:p>true</text:p>
          </table:table-cell>
          <table:table-cell office:value-type="float" office:value="41.750863" calcext:value-type="float">
            <text:p>41.7508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504191" calcext:value-type="float">
            <text:p>29.5041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cell table:style-name="ce2" table:formula="of:=IF(AND([.G40]=&quot;true&quot;;[.J40]=&quot;true&quot;;[.M40]=&quot;true&quot;;[.P40]=&quot;true&quot;);&quot;true&quot;;&quot;false&quot;)" office:value-type="string" office:string-value="false" calcext:value-type="string">
            <text:p>false</text:p>
          </table:table-cell>
          <table:table-cell table:formula="of:=IF(AND([.Y40]=&quot;true&quot;;[.AB40]=&quot;true&quot;;[.AE40]=&quot;true&quot;;[.AH40]=&quot;true&quot;);&quot;true&quot;;&quot;false&quot;)" office:value-type="string" office:string-value="false" calcext:value-type="string">
            <text:p>false</text:p>
          </table:table-cell>
        </table:table-row>
        <table:table-row table:style-name="ro1">
          <table:table-cell office:value-type="string" calcext:value-type="string">
            <text:p>4f10fecf-2c76-44f8-86a1-1ff28dc62b2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9.502904" calcext:value-type="float">
            <text:p>39.502904</text:p>
          </table:table-cell>
          <table:table-cell office:value-type="string" calcext:value-type="string">
            <text:p>date</text:p>
          </table:table-cell>
          <table:table-cell table:style-name="ce1" office:value-type="string" calcext:value-type="string">
            <text:p>false</text:p>
          </table:table-cell>
          <table:table-cell office:value-type="float" office:value="43.410459" calcext:value-type="float">
            <text:p>43.410459</text:p>
          </table:table-cell>
          <table:table-cell office:value-type="string" calcext:value-type="string">
            <text:p>date</text:p>
          </table:table-cell>
          <table:table-cell table:style-name="ce1" office:value-type="string" calcext:value-type="string">
            <text:p>true</text:p>
          </table:table-cell>
          <table:table-cell office:value-type="float" office:value="17.282871" calcext:value-type="float">
            <text:p>17.282871</text:p>
          </table:table-cell>
          <table:table-cell office:value-type="string" calcext:value-type="string">
            <text:p>sunrise</text:p>
          </table:table-cell>
          <table:table-cell table:style-name="ce1" office:value-type="string" calcext:value-type="string">
            <text:p>false</text:p>
          </table:table-cell>
          <table:table-cell office:value-type="float" office:value="55.823046" calcext:value-type="float">
            <text:p>55.823046</text:p>
          </table:table-cell>
          <table:table-cell office:value-type="string" calcext:value-type="string">
            <text:p>a5,a6</text:p>
          </table:table-cell>
          <table:table-cell table:style-name="ce1" office:value-type="string" calcext:value-type="string">
            <text:p>false</text:p>
          </table:table-cell>
          <table:table-cell office:value-type="float" office:value="30.192487" calcext:value-type="float">
            <text:p>30.19248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61.160326" calcext:value-type="float">
            <text:p>61.160326</text:p>
          </table:table-cell>
          <table:table-cell office:value-type="string" calcext:value-type="string">
            <text:p>refill</text:p>
          </table:table-cell>
          <table:table-cell table:style-name="ce1" office:value-type="string" calcext:value-type="string">
            <text:p>false</text:p>
          </table:table-cell>
          <table:table-cell office:value-type="float" office:value="21.620646" calcext:value-type="float">
            <text:p>21.620646</text:p>
          </table:table-cell>
          <table:table-cell office:value-type="string" calcext:value-type="string">
            <text:p>emails</text:p>
          </table:table-cell>
          <table:table-cell table:style-name="ce1" office:value-type="string" calcext:value-type="string">
            <text:p>false</text:p>
          </table:table-cell>
          <table:table-cell office:value-type="float" office:value="40.668625" calcext:value-type="float">
            <text:p>40.668625</text:p>
          </table:table-cell>
          <table:table-cell office:value-type="string" calcext:value-type="string">
            <text:p>items</text:p>
          </table:table-cell>
          <table:table-cell table:style-name="ce1" office:value-type="string" calcext:value-type="string">
            <text:p>false</text:p>
          </table:table-cell>
          <table:table-cell office:value-type="float" office:value="61.062426" calcext:value-type="float">
            <text:p>61.062426</text:p>
          </table:table-cell>
          <table:table-cell office:value-type="string" calcext:value-type="string">
            <text:p>a4</text:p>
          </table:table-cell>
          <table:table-cell table:style-name="ce1" office:value-type="string" calcext:value-type="string">
            <text:p>false</text:p>
          </table:table-cell>
          <table:table-cell office:value-type="float" office:value="11.484234" calcext:value-type="float">
            <text:p>11.48423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837679" calcext:value-type="float">
            <text:p>75.837679</text:p>
          </table:table-cell>
          <table:table-cell table:number-columns-repeated="2" office:value-type="float" office:value="1" calcext:value-type="float">
            <text:p>1</text:p>
          </table:table-cell>
          <table:table-cell/>
          <table:table-cell table:style-name="ce2"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cell table:style-name="ce2" table:formula="of:=IF(AND([.G41]=&quot;true&quot;;[.J41]=&quot;true&quot;;[.M41]=&quot;true&quot;;[.P41]=&quot;true&quot;);&quot;true&quot;;&quot;false&quot;)" office:value-type="string" office:string-value="false" calcext:value-type="string">
            <text:p>false</text:p>
          </table:table-cell>
          <table:table-cell table:formula="of:=IF(AND([.Y41]=&quot;true&quot;;[.AB41]=&quot;true&quot;;[.AE41]=&quot;true&quot;;[.AH41]=&quot;true&quot;);&quot;true&quot;;&quot;false&quot;)" office:value-type="string" office:string-value="false" calcext:value-type="string">
            <text:p>false</text:p>
          </table:table-cell>
        </table:table-row>
        <table:table-row table:style-name="ro1">
          <table:table-cell office:value-type="string" calcext:value-type="string">
            <text:p>5000d3e3-5475-4fc7-8473-323f91c3329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51715" calcext:value-type="float">
            <text:p>22.51715</text:p>
          </table:table-cell>
          <table:table-cell office:value-type="string" calcext:value-type="string">
            <text:p>items,order</text:p>
          </table:table-cell>
          <table:table-cell table:style-name="ce1" office:value-type="string" calcext:value-type="string">
            <text:p>true</text:p>
          </table:table-cell>
          <table:table-cell office:value-type="float" office:value="4.664077" calcext:value-type="float">
            <text:p>4.664077</text:p>
          </table:table-cell>
          <table:table-cell office:value-type="string" calcext:value-type="string">
            <text:p>order</text:p>
          </table:table-cell>
          <table:table-cell table:style-name="ce1" office:value-type="string" calcext:value-type="string">
            <text:p>true</text:p>
          </table:table-cell>
          <table:table-cell office:value-type="float" office:value="34.703544" calcext:value-type="float">
            <text:p>34.703544</text:p>
          </table:table-cell>
          <table:table-cell/>
          <table:table-cell table:style-name="ce1" office:value-type="string" calcext:value-type="string">
            <text:p>false</text:p>
          </table:table-cell>
          <table:table-cell office:value-type="float" office:value="20.475349" calcext:value-type="float">
            <text:p>20.475349</text:p>
          </table:table-cell>
          <table:table-cell office:value-type="string" calcext:value-type="string">
            <text:p>a1,a4,a7</text:p>
          </table:table-cell>
          <table:table-cell table:style-name="ce1" office:value-type="string" calcext:value-type="string">
            <text:p>true</text:p>
          </table:table-cell>
          <table:table-cell office:value-type="float" office:value="24.241344" calcext:value-type="float">
            <text:p>24.24134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565861" calcext:value-type="float">
            <text:p>59.5658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943954" calcext:value-type="float">
            <text:p>15.943954</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25.181721" calcext:value-type="float">
            <text:p>25.18172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37.778283" calcext:value-type="float">
            <text:p>37.778283</text:p>
          </table:table-cell>
          <table:table-cell/>
          <table:table-cell table:style-name="ce1" office:value-type="string" calcext:value-type="string">
            <text:p>false</text:p>
          </table:table-cell>
          <table:table-cell office:value-type="float" office:value="21.710516" calcext:value-type="float">
            <text:p>21.71051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6.130166" calcext:value-type="float">
            <text:p>196.13016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cell table:style-name="ce2" table:formula="of:=IF(AND([.G42]=&quot;true&quot;;[.J42]=&quot;true&quot;;[.M42]=&quot;true&quot;;[.P42]=&quot;true&quot;);&quot;true&quot;;&quot;false&quot;)" office:value-type="string" office:string-value="false" calcext:value-type="string">
            <text:p>false</text:p>
          </table:table-cell>
          <table:table-cell table:formula="of:=IF(AND([.Y42]=&quot;true&quot;;[.AB42]=&quot;true&quot;;[.AE42]=&quot;true&quot;;[.AH42]=&quot;true&quot;);&quot;true&quot;;&quot;false&quot;)" office:value-type="string" office:string-value="false" calcext:value-type="string">
            <text:p>false</text:p>
          </table:table-cell>
        </table:table-row>
        <table:table-row table:style-name="ro1">
          <table:table-cell office:value-type="string" calcext:value-type="string">
            <text:p>513f7b03-04c7-4caa-b44b-7c30f3369a6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61.465094" calcext:value-type="float">
            <text:p>61.465094</text:p>
          </table:table-cell>
          <table:table-cell office:value-type="string" calcext:value-type="string">
            <text:p>sunrise,sunset</text:p>
          </table:table-cell>
          <table:table-cell table:style-name="ce1" office:value-type="string" calcext:value-type="string">
            <text:p>false</text:p>
          </table:table-cell>
          <table:table-cell office:value-type="float" office:value="44.318726" calcext:value-type="float">
            <text:p>44.318726</text:p>
          </table:table-cell>
          <table:table-cell office:value-type="string" calcext:value-type="string">
            <text:p>date</text:p>
          </table:table-cell>
          <table:table-cell table:style-name="ce1" office:value-type="string" calcext:value-type="string">
            <text:p>true</text:p>
          </table:table-cell>
          <table:table-cell office:value-type="float" office:value="10.597107" calcext:value-type="float">
            <text:p>10.597107</text:p>
          </table:table-cell>
          <table:table-cell office:value-type="string" calcext:value-type="string">
            <text:p>sunrise,sunset</text:p>
          </table:table-cell>
          <table:table-cell table:style-name="ce1" office:value-type="string" calcext:value-type="string">
            <text:p>true</text:p>
          </table:table-cell>
          <table:table-cell office:value-type="float" office:value="37.791938" calcext:value-type="float">
            <text:p>37.791938</text:p>
          </table:table-cell>
          <table:table-cell office:value-type="string" calcext:value-type="string">
            <text:p>a2,a5,a6</text:p>
          </table:table-cell>
          <table:table-cell table:style-name="ce1" office:value-type="string" calcext:value-type="string">
            <text:p>true</text:p>
          </table:table-cell>
          <table:table-cell office:value-type="float" office:value="20.729693" calcext:value-type="float">
            <text:p>20.72969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3.260091" calcext:value-type="float">
            <text:p>43.260091</text:p>
          </table:table-cell>
          <table:table-cell office:value-type="string" calcext:value-type="string">
            <text:p>items,order</text:p>
          </table:table-cell>
          <table:table-cell table:style-name="ce1" office:value-type="string" calcext:value-type="string">
            <text:p>true</text:p>
          </table:table-cell>
          <table:table-cell office:value-type="float" office:value="58.10701" calcext:value-type="float">
            <text:p>58.10701</text:p>
          </table:table-cell>
          <table:table-cell office:value-type="string" calcext:value-type="string">
            <text:p>items</text:p>
          </table:table-cell>
          <table:table-cell table:style-name="ce1" office:value-type="string" calcext:value-type="string">
            <text:p>false</text:p>
          </table:table-cell>
          <table:table-cell office:value-type="float" office:value="1.505769" calcext:value-type="float">
            <text:p>1.505769</text:p>
          </table:table-cell>
          <table:table-cell office:value-type="string" calcext:value-type="string">
            <text:p>order</text:p>
          </table:table-cell>
          <table:table-cell table:style-name="ce1" office:value-type="string" calcext:value-type="string">
            <text:p>false</text:p>
          </table:table-cell>
          <table:table-cell office:value-type="float" office:value="86.659953" calcext:value-type="float">
            <text:p>86.659953</text:p>
          </table:table-cell>
          <table:table-cell office:value-type="string" calcext:value-type="string">
            <text:p>a2,a4</text:p>
          </table:table-cell>
          <table:table-cell table:style-name="ce1" office:value-type="string" calcext:value-type="string">
            <text:p>false</text:p>
          </table:table-cell>
          <table:table-cell office:value-type="float" office:value="6.938037" calcext:value-type="float">
            <text:p>6.93803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4.235814" calcext:value-type="float">
            <text:p>54.235814</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cell table:style-name="ce2" table:formula="of:=IF(AND([.G43]=&quot;true&quot;;[.J43]=&quot;true&quot;;[.M43]=&quot;true&quot;;[.P43]=&quot;true&quot;);&quot;true&quot;;&quot;false&quot;)" office:value-type="string" office:string-value="false" calcext:value-type="string">
            <text:p>false</text:p>
          </table:table-cell>
          <table:table-cell table:formula="of:=IF(AND([.Y43]=&quot;true&quot;;[.AB43]=&quot;true&quot;;[.AE43]=&quot;true&quot;;[.AH43]=&quot;true&quot;);&quot;true&quot;;&quot;false&quot;)" office:value-type="string" office:string-value="false" calcext:value-type="string">
            <text:p>false</text:p>
          </table:table-cell>
        </table:table-row>
        <table:table-row table:style-name="ro1">
          <table:table-cell office:value-type="string" calcext:value-type="string">
            <text:p>51b5f138-3e0f-49bd-b557-27095397cd3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93978" calcext:value-type="float">
            <text:p>15.393978</text:p>
          </table:table-cell>
          <table:table-cell office:value-type="string" calcext:value-type="string">
            <text:p>sunrise,sunset</text:p>
          </table:table-cell>
          <table:table-cell table:style-name="ce1" office:value-type="string" calcext:value-type="string">
            <text:p>false</text:p>
          </table:table-cell>
          <table:table-cell office:value-type="float" office:value="11.573058" calcext:value-type="float">
            <text:p>11.573058</text:p>
          </table:table-cell>
          <table:table-cell office:value-type="string" calcext:value-type="string">
            <text:p>date</text:p>
          </table:table-cell>
          <table:table-cell table:style-name="ce1" office:value-type="string" calcext:value-type="string">
            <text:p>true</text:p>
          </table:table-cell>
          <table:table-cell office:value-type="float" office:value="11.846757" calcext:value-type="float">
            <text:p>11.846757</text:p>
          </table:table-cell>
          <table:table-cell office:value-type="string" calcext:value-type="string">
            <text:p>sunrise,sunset</text:p>
          </table:table-cell>
          <table:table-cell table:style-name="ce1" office:value-type="string" calcext:value-type="string">
            <text:p>true</text:p>
          </table:table-cell>
          <table:table-cell office:value-type="float" office:value="38.946292" calcext:value-type="float">
            <text:p>38.946292</text:p>
          </table:table-cell>
          <table:table-cell office:value-type="string" calcext:value-type="string">
            <text:p>a2,a3,a5,a6</text:p>
          </table:table-cell>
          <table:table-cell table:style-name="ce1" office:value-type="string" calcext:value-type="string">
            <text:p>false</text:p>
          </table:table-cell>
          <table:table-cell office:value-type="float" office:value="28.373406" calcext:value-type="float">
            <text:p>28.37340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19696" calcext:value-type="float">
            <text:p>26.19696</text:p>
          </table:table-cell>
          <table:table-cell office:value-type="string" calcext:value-type="string">
            <text:p>items,order</text:p>
          </table:table-cell>
          <table:table-cell table:style-name="ce1" office:value-type="string" calcext:value-type="string">
            <text:p>true</text:p>
          </table:table-cell>
          <table:table-cell office:value-type="float" office:value="19.180161" calcext:value-type="float">
            <text:p>19.180161</text:p>
          </table:table-cell>
          <table:table-cell office:value-type="string" calcext:value-type="string">
            <text:p>order</text:p>
          </table:table-cell>
          <table:table-cell table:style-name="ce1" office:value-type="string" calcext:value-type="string">
            <text:p>true</text:p>
          </table:table-cell>
          <table:table-cell office:value-type="float" office:value="6.880983" calcext:value-type="float">
            <text:p>6.880983</text:p>
          </table:table-cell>
          <table:table-cell office:value-type="string" calcext:value-type="string">
            <text:p>items,order</text:p>
          </table:table-cell>
          <table:table-cell table:style-name="ce1" office:value-type="string" calcext:value-type="string">
            <text:p>true</text:p>
          </table:table-cell>
          <table:table-cell office:value-type="float" office:value="28.306351" calcext:value-type="float">
            <text:p>28.306351</text:p>
          </table:table-cell>
          <table:table-cell office:value-type="string" calcext:value-type="string">
            <text:p>a1,a4,a7</text:p>
          </table:table-cell>
          <table:table-cell table:style-name="ce1" office:value-type="string" calcext:value-type="string">
            <text:p>true</text:p>
          </table:table-cell>
          <table:table-cell office:value-type="float" office:value="30.170318" calcext:value-type="float">
            <text:p>30.1703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3.580408" calcext:value-type="float">
            <text:p>33.580408</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cell table:style-name="ce2" table:formula="of:=IF(AND([.G44]=&quot;true&quot;;[.J44]=&quot;true&quot;;[.M44]=&quot;true&quot;;[.P44]=&quot;true&quot;);&quot;true&quot;;&quot;false&quot;)" office:value-type="string" office:string-value="false" calcext:value-type="string">
            <text:p>false</text:p>
          </table:table-cell>
          <table:table-cell table:formula="of:=IF(AND([.Y44]=&quot;true&quot;;[.AB44]=&quot;true&quot;;[.AE44]=&quot;true&quot;;[.AH44]=&quot;true&quot;);&quot;true&quot;;&quot;false&quot;)" office:value-type="string" office:string-value="true" calcext:value-type="string">
            <text:p>true</text:p>
          </table:table-cell>
        </table:table-row>
        <table:table-row table:style-name="ro1">
          <table:table-cell office:value-type="string" calcext:value-type="string">
            <text:p>549e797c-e540-45e6-a934-1616a89ac26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193754" calcext:value-type="float">
            <text:p>17.193754</text:p>
          </table:table-cell>
          <table:table-cell office:value-type="string" calcext:value-type="string">
            <text:p>sunrise,sunset</text:p>
          </table:table-cell>
          <table:table-cell table:style-name="ce1" office:value-type="string" calcext:value-type="string">
            <text:p>false</text:p>
          </table:table-cell>
          <table:table-cell office:value-type="float" office:value="6.878702" calcext:value-type="float">
            <text:p>6.878702</text:p>
          </table:table-cell>
          <table:table-cell office:value-type="string" calcext:value-type="string">
            <text:p>sunrise,sunset</text:p>
          </table:table-cell>
          <table:table-cell table:style-name="ce1" office:value-type="string" calcext:value-type="string">
            <text:p>false</text:p>
          </table:table-cell>
          <table:table-cell office:value-type="float" office:value="8.493152" calcext:value-type="float">
            <text:p>8.493152</text:p>
          </table:table-cell>
          <table:table-cell office:value-type="string" calcext:value-type="string">
            <text:p>sunrise,sunset</text:p>
          </table:table-cell>
          <table:table-cell table:style-name="ce1" office:value-type="string" calcext:value-type="string">
            <text:p>true</text:p>
          </table:table-cell>
          <table:table-cell office:value-type="float" office:value="20.49099" calcext:value-type="float">
            <text:p>20.49099</text:p>
          </table:table-cell>
          <table:table-cell office:value-type="string" calcext:value-type="string">
            <text:p>a5,a6</text:p>
          </table:table-cell>
          <table:table-cell table:style-name="ce1" office:value-type="string" calcext:value-type="string">
            <text:p>false</text:p>
          </table:table-cell>
          <table:table-cell office:value-type="float" office:value="19.532538" calcext:value-type="float">
            <text:p>19.5325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625357" calcext:value-type="float">
            <text:p>34.625357</text:p>
          </table:table-cell>
          <table:table-cell office:value-type="string" calcext:value-type="string">
            <text:p>emails,refill</text:p>
          </table:table-cell>
          <table:table-cell table:style-name="ce1" office:value-type="string" calcext:value-type="string">
            <text:p>false</text:p>
          </table:table-cell>
          <table:table-cell office:value-type="float" office:value="15.758417" calcext:value-type="float">
            <text:p>15.758417</text:p>
          </table:table-cell>
          <table:table-cell office:value-type="string" calcext:value-type="string">
            <text:p>refill</text:p>
          </table:table-cell>
          <table:table-cell table:style-name="ce1" office:value-type="string" calcext:value-type="string">
            <text:p>false</text:p>
          </table:table-cell>
          <table:table-cell office:value-type="float" office:value="15.947775" calcext:value-type="float">
            <text:p>15.947775</text:p>
          </table:table-cell>
          <table:table-cell office:value-type="string" calcext:value-type="string">
            <text:p>items</text:p>
          </table:table-cell>
          <table:table-cell table:style-name="ce1" office:value-type="string" calcext:value-type="string">
            <text:p>false</text:p>
          </table:table-cell>
          <table:table-cell office:value-type="float" office:value="22.251403" calcext:value-type="float">
            <text:p>22.251403</text:p>
          </table:table-cell>
          <table:table-cell office:value-type="string" calcext:value-type="string">
            <text:p>a1</text:p>
          </table:table-cell>
          <table:table-cell table:style-name="ce1" office:value-type="string" calcext:value-type="string">
            <text:p>false</text:p>
          </table:table-cell>
          <table:table-cell office:value-type="float" office:value="16.365466" calcext:value-type="float">
            <text:p>16.365466</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3.682676" calcext:value-type="float">
            <text:p>93.6826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y browser did not load the CPEE BPMN. I lost time opening it in another browser. </text:p>
          </table:table-cell>
          <table:table-cell table:style-name="ce2" table:formula="of:=IF(AND([.G45]=&quot;true&quot;;[.J45]=&quot;true&quot;;[.M45]=&quot;true&quot;;[.P45]=&quot;true&quot;;[.S45]=&quot;true&quot;);&quot;true&quot;;&quot;false&quot;)" office:value-type="string" office:string-value="false" calcext:value-type="string">
            <text:p>false</text:p>
          </table:table-cell>
          <table:table-cell table:formula="of:=IF(AND([.Y45]=&quot;true&quot;;[.AB45]=&quot;true&quot;;[.AE45]=&quot;true&quot;;[.AH45]=&quot;true&quot;;[.AK45]=&quot;true&quot;);&quot;true&quot;;&quot;false&quot;)" office:value-type="string" office:string-value="false" calcext:value-type="string">
            <text:p>false</text:p>
          </table:table-cell>
          <table:table-cell table:style-name="ce2" table:formula="of:=IF(AND([.G45]=&quot;true&quot;;[.J45]=&quot;true&quot;;[.M45]=&quot;true&quot;;[.P45]=&quot;true&quot;);&quot;true&quot;;&quot;false&quot;)" office:value-type="string" office:string-value="false" calcext:value-type="string">
            <text:p>false</text:p>
          </table:table-cell>
          <table:table-cell table:formula="of:=IF(AND([.Y45]=&quot;true&quot;;[.AB45]=&quot;true&quot;;[.AE45]=&quot;true&quot;;[.AH45]=&quot;true&quot;);&quot;true&quot;;&quot;false&quot;)" office:value-type="string" office:string-value="false" calcext:value-type="string">
            <text:p>false</text:p>
          </table:table-cell>
        </table:table-row>
        <table:table-row table:style-name="ro1">
          <table:table-cell office:value-type="string" calcext:value-type="string">
            <text:p>553a9ee1-e841-4393-9a4b-677bfc2b4e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391212" calcext:value-type="float">
            <text:p>17.3912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391429" calcext:value-type="float">
            <text:p>11.391429</text:p>
          </table:table-cell>
          <table:table-cell office:value-type="string" calcext:value-type="string">
            <text:p>date</text:p>
          </table:table-cell>
          <table:table-cell table:style-name="ce1" office:value-type="string" calcext:value-type="string">
            <text:p>true</text:p>
          </table:table-cell>
          <table:table-cell office:value-type="float" office:value="9.321683" calcext:value-type="float">
            <text:p>9.321683</text:p>
          </table:table-cell>
          <table:table-cell office:value-type="string" calcext:value-type="string">
            <text:p>sunrise,sunset</text:p>
          </table:table-cell>
          <table:table-cell table:style-name="ce1" office:value-type="string" calcext:value-type="string">
            <text:p>true</text:p>
          </table:table-cell>
          <table:table-cell office:value-type="float" office:value="34.339044" calcext:value-type="float">
            <text:p>34.339044</text:p>
          </table:table-cell>
          <table:table-cell office:value-type="string" calcext:value-type="string">
            <text:p>a2,a3,a5,a6</text:p>
          </table:table-cell>
          <table:table-cell table:style-name="ce1" office:value-type="string" calcext:value-type="string">
            <text:p>false</text:p>
          </table:table-cell>
          <table:table-cell office:value-type="float" office:value="33.158573" calcext:value-type="float">
            <text:p>33.15857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248958" calcext:value-type="float">
            <text:p>15.248958</text:p>
          </table:table-cell>
          <table:table-cell office:value-type="string" calcext:value-type="string">
            <text:p>items,order</text:p>
          </table:table-cell>
          <table:table-cell table:style-name="ce1" office:value-type="string" calcext:value-type="string">
            <text:p>true</text:p>
          </table:table-cell>
          <table:table-cell office:value-type="float" office:value="21.474851" calcext:value-type="float">
            <text:p>21.474851</text:p>
          </table:table-cell>
          <table:table-cell office:value-type="string" calcext:value-type="string">
            <text:p>items,order</text:p>
          </table:table-cell>
          <table:table-cell table:style-name="ce1" office:value-type="string" calcext:value-type="string">
            <text:p>false</text:p>
          </table:table-cell>
          <table:table-cell office:value-type="float" office:value="7.401976" calcext:value-type="float">
            <text:p>7.401976</text:p>
          </table:table-cell>
          <table:table-cell office:value-type="string" calcext:value-type="string">
            <text:p>order</text:p>
          </table:table-cell>
          <table:table-cell table:style-name="ce1" office:value-type="string" calcext:value-type="string">
            <text:p>false</text:p>
          </table:table-cell>
          <table:table-cell office:value-type="float" office:value="18.675874" calcext:value-type="float">
            <text:p>18.675874</text:p>
          </table:table-cell>
          <table:table-cell office:value-type="string" calcext:value-type="string">
            <text:p>a1,a4,a7</text:p>
          </table:table-cell>
          <table:table-cell table:style-name="ce1" office:value-type="string" calcext:value-type="string">
            <text:p>true</text:p>
          </table:table-cell>
          <table:table-cell office:value-type="float" office:value="9.235614" calcext:value-type="float">
            <text:p>9.23561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4158" calcext:value-type="float">
            <text:p>11.02415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cell table:style-name="ce2" table:formula="of:=IF(AND([.G46]=&quot;true&quot;;[.J46]=&quot;true&quot;;[.M46]=&quot;true&quot;;[.P46]=&quot;true&quot;);&quot;true&quot;;&quot;false&quot;)" office:value-type="string" office:string-value="false" calcext:value-type="string">
            <text:p>false</text:p>
          </table:table-cell>
          <table:table-cell table:formula="of:=IF(AND([.Y46]=&quot;true&quot;;[.AB46]=&quot;true&quot;;[.AE46]=&quot;true&quot;;[.AH46]=&quot;true&quot;);&quot;true&quot;;&quot;false&quot;)" office:value-type="string" office:string-value="false" calcext:value-type="string">
            <text:p>false</text:p>
          </table:table-cell>
        </table:table-row>
        <table:table-row table:style-name="ro1">
          <table:table-cell office:value-type="string" calcext:value-type="string">
            <text:p>55e8d636-d652-4f0c-be33-e68e78ceefc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18991" calcext:value-type="float">
            <text:p>21.18991</text:p>
          </table:table-cell>
          <table:table-cell office:value-type="string" calcext:value-type="string">
            <text:p>sunrise,sunset</text:p>
          </table:table-cell>
          <table:table-cell table:style-name="ce1" office:value-type="string" calcext:value-type="string">
            <text:p>false</text:p>
          </table:table-cell>
          <table:table-cell office:value-type="float" office:value="9.28994" calcext:value-type="float">
            <text:p>9.28994</text:p>
          </table:table-cell>
          <table:table-cell office:value-type="string" calcext:value-type="string">
            <text:p>sunrise</text:p>
          </table:table-cell>
          <table:table-cell table:style-name="ce1" office:value-type="string" calcext:value-type="string">
            <text:p>false</text:p>
          </table:table-cell>
          <table:table-cell office:value-type="float" office:value="22.244938" calcext:value-type="float">
            <text:p>22.244938</text:p>
          </table:table-cell>
          <table:table-cell office:value-type="string" calcext:value-type="string">
            <text:p>date</text:p>
          </table:table-cell>
          <table:table-cell table:style-name="ce1" office:value-type="string" calcext:value-type="string">
            <text:p>false</text:p>
          </table:table-cell>
          <table:table-cell office:value-type="float" office:value="41.766368" calcext:value-type="float">
            <text:p>41.766368</text:p>
          </table:table-cell>
          <table:table-cell office:value-type="string" calcext:value-type="string">
            <text:p>a5,a6</text:p>
          </table:table-cell>
          <table:table-cell table:style-name="ce1" office:value-type="string" calcext:value-type="string">
            <text:p>false</text:p>
          </table:table-cell>
          <table:table-cell office:value-type="float" office:value="22.635289" calcext:value-type="float">
            <text:p>22.6352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20748" calcext:value-type="float">
            <text:p>3.320748</text:p>
          </table:table-cell>
          <table:table-cell/>
          <table:table-cell table:style-name="ce1" office:value-type="string" calcext:value-type="string">
            <text:p>false</text:p>
          </table:table-cell>
          <table:table-cell office:value-type="float" office:value="0.743363" calcext:value-type="float">
            <text:p>0.743363</text:p>
          </table:table-cell>
          <table:table-cell/>
          <table:table-cell table:style-name="ce1" office:value-type="string" calcext:value-type="string">
            <text:p>false</text:p>
          </table:table-cell>
          <table:table-cell office:value-type="float" office:value="0.594501" calcext:value-type="float">
            <text:p>0.594501</text:p>
          </table:table-cell>
          <table:table-cell/>
          <table:table-cell table:style-name="ce1" office:value-type="string" calcext:value-type="string">
            <text:p>false</text:p>
          </table:table-cell>
          <table:table-cell office:value-type="float" office:value="0.724542" calcext:value-type="float">
            <text:p>0.724542</text:p>
          </table:table-cell>
          <table:table-cell/>
          <table:table-cell table:style-name="ce1" office:value-type="string" calcext:value-type="string">
            <text:p>false</text:p>
          </table:table-cell>
          <table:table-cell office:value-type="float" office:value="0.841011" calcext:value-type="float">
            <text:p>0.84101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718022" calcext:value-type="float">
            <text:p>3.718022</text:p>
          </table:table-cell>
          <table:table-cell table:number-columns-repeated="3"/>
          <table:table-cell table:style-name="ce2"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cell table:style-name="ce2" table:formula="of:=IF(AND([.G47]=&quot;true&quot;;[.J47]=&quot;true&quot;;[.M47]=&quot;true&quot;;[.P47]=&quot;true&quot;);&quot;true&quot;;&quot;false&quot;)" office:value-type="string" office:string-value="false" calcext:value-type="string">
            <text:p>false</text:p>
          </table:table-cell>
          <table:table-cell table:formula="of:=IF(AND([.Y47]=&quot;true&quot;;[.AB47]=&quot;true&quot;;[.AE47]=&quot;true&quot;;[.AH47]=&quot;true&quot;);&quot;true&quot;;&quot;false&quot;)" office:value-type="string" office:string-value="false" calcext:value-type="string">
            <text:p>false</text:p>
          </table:table-cell>
        </table:table-row>
        <table:table-row table:style-name="ro1">
          <table:table-cell office:value-type="string" calcext:value-type="string">
            <text:p>55f263d3-e3b3-40dc-8308-06b8aae96e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95161" calcext:value-type="float">
            <text:p>5.9951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798273" calcext:value-type="float">
            <text:p>10.798273</text:p>
          </table:table-cell>
          <table:table-cell office:value-type="string" calcext:value-type="string">
            <text:p>date</text:p>
          </table:table-cell>
          <table:table-cell table:style-name="ce1" office:value-type="string" calcext:value-type="string">
            <text:p>true</text:p>
          </table:table-cell>
          <table:table-cell office:value-type="float" office:value="2.781596" calcext:value-type="float">
            <text:p>2.781596</text:p>
          </table:table-cell>
          <table:table-cell office:value-type="string" calcext:value-type="string">
            <text:p>sunrise,sunset</text:p>
          </table:table-cell>
          <table:table-cell table:style-name="ce1" office:value-type="string" calcext:value-type="string">
            <text:p>true</text:p>
          </table:table-cell>
          <table:table-cell office:value-type="float" office:value="33.658802" calcext:value-type="float">
            <text:p>33.658802</text:p>
          </table:table-cell>
          <table:table-cell office:value-type="string" calcext:value-type="string">
            <text:p>a2,a5,a6</text:p>
          </table:table-cell>
          <table:table-cell table:style-name="ce1" office:value-type="string" calcext:value-type="string">
            <text:p>true</text:p>
          </table:table-cell>
          <table:table-cell office:value-type="float" office:value="45.584706" calcext:value-type="float">
            <text:p>45.584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103786" calcext:value-type="float">
            <text:p>18.103786</text:p>
          </table:table-cell>
          <table:table-cell office:value-type="string" calcext:value-type="string">
            <text:p>items,order</text:p>
          </table:table-cell>
          <table:table-cell table:style-name="ce1" office:value-type="string" calcext:value-type="string">
            <text:p>true</text:p>
          </table:table-cell>
          <table:table-cell office:value-type="float" office:value="54.224401" calcext:value-type="float">
            <text:p>54.224401</text:p>
          </table:table-cell>
          <table:table-cell office:value-type="string" calcext:value-type="string">
            <text:p>items</text:p>
          </table:table-cell>
          <table:table-cell table:style-name="ce1" office:value-type="string" calcext:value-type="string">
            <text:p>false</text:p>
          </table:table-cell>
          <table:table-cell office:value-type="float" office:value="11.037765" calcext:value-type="float">
            <text:p>11.037765</text:p>
          </table:table-cell>
          <table:table-cell office:value-type="string" calcext:value-type="string">
            <text:p>order</text:p>
          </table:table-cell>
          <table:table-cell table:style-name="ce1" office:value-type="string" calcext:value-type="string">
            <text:p>false</text:p>
          </table:table-cell>
          <table:table-cell office:value-type="float" office:value="0.288049" calcext:value-type="float">
            <text:p>0.288049</text:p>
          </table:table-cell>
          <table:table-cell/>
          <table:table-cell table:style-name="ce1" office:value-type="string" calcext:value-type="string">
            <text:p>false</text:p>
          </table:table-cell>
          <table:table-cell office:value-type="float" office:value="39.804377" calcext:value-type="float">
            <text:p>39.8043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111354" calcext:value-type="float">
            <text:p>52.111354</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did not fully understand CPEE BPMN, but I think if you get used to it, it is a lot easier to read</text:p>
          </table:table-cell>
          <table:table-cell table:style-name="ce2"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cell table:style-name="ce2" table:formula="of:=IF(AND([.G48]=&quot;true&quot;;[.J48]=&quot;true&quot;;[.M48]=&quot;true&quot;;[.P48]=&quot;true&quot;);&quot;true&quot;;&quot;false&quot;)" office:value-type="string" office:string-value="true" calcext:value-type="string">
            <text:p>true</text:p>
          </table:table-cell>
          <table:table-cell table:formula="of:=IF(AND([.Y48]=&quot;true&quot;;[.AB48]=&quot;true&quot;;[.AE48]=&quot;true&quot;;[.AH48]=&quot;true&quot;);&quot;true&quot;;&quot;false&quot;)" office:value-type="string" office:string-value="false" calcext:value-type="string">
            <text:p>false</text:p>
          </table:table-cell>
        </table:table-row>
        <table:table-row table:style-name="ro2">
          <table:table-cell office:value-type="string" calcext:value-type="string">
            <text:p>569730b7-d99c-43b4-ad3d-7eab8239cb6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957988" calcext:value-type="float">
            <text:p>43.95798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80305" calcext:value-type="float">
            <text:p>35.080305</text:p>
          </table:table-cell>
          <table:table-cell office:value-type="string" calcext:value-type="string">
            <text:p>date</text:p>
          </table:table-cell>
          <table:table-cell table:style-name="ce1" office:value-type="string" calcext:value-type="string">
            <text:p>true</text:p>
          </table:table-cell>
          <table:table-cell office:value-type="float" office:value="9.295851" calcext:value-type="float">
            <text:p>9.295851</text:p>
          </table:table-cell>
          <table:table-cell office:value-type="string" calcext:value-type="string">
            <text:p>sunrise,sunset</text:p>
          </table:table-cell>
          <table:table-cell table:style-name="ce1" office:value-type="string" calcext:value-type="string">
            <text:p>true</text:p>
          </table:table-cell>
          <table:table-cell office:value-type="float" office:value="67.7228" calcext:value-type="float">
            <text:p>67.7228</text:p>
          </table:table-cell>
          <table:table-cell office:value-type="string" calcext:value-type="string">
            <text:p>a5</text:p>
          </table:table-cell>
          <table:table-cell table:style-name="ce1" office:value-type="string" calcext:value-type="string">
            <text:p>false</text:p>
          </table:table-cell>
          <table:table-cell office:value-type="float" office:value="17.573951" calcext:value-type="float">
            <text:p>17.573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417916" calcext:value-type="float">
            <text:p>34.417916</text:p>
          </table:table-cell>
          <table:table-cell office:value-type="string" calcext:value-type="string">
            <text:p>emails</text:p>
          </table:table-cell>
          <table:table-cell table:style-name="ce1" office:value-type="string" calcext:value-type="string">
            <text:p>false</text:p>
          </table:table-cell>
          <table:table-cell office:value-type="float" office:value="55.139548" calcext:value-type="float">
            <text:p>55.139548</text:p>
          </table:table-cell>
          <table:table-cell office:value-type="string" calcext:value-type="string">
            <text:p>refill</text:p>
          </table:table-cell>
          <table:table-cell table:style-name="ce1" office:value-type="string" calcext:value-type="string">
            <text:p>false</text:p>
          </table:table-cell>
          <table:table-cell office:value-type="float" office:value="25.4845" calcext:value-type="float">
            <text:p>25.4845</text:p>
          </table:table-cell>
          <table:table-cell office:value-type="string" calcext:value-type="string">
            <text:p>items,order</text:p>
          </table:table-cell>
          <table:table-cell table:style-name="ce1" office:value-type="string" calcext:value-type="string">
            <text:p>true</text:p>
          </table:table-cell>
          <table:table-cell office:value-type="float" office:value="34.326679" calcext:value-type="float">
            <text:p>34.326679</text:p>
          </table:table-cell>
          <table:table-cell office:value-type="string" calcext:value-type="string">
            <text:p>a1,a4,a7</text:p>
          </table:table-cell>
          <table:table-cell table:style-name="ce1" office:value-type="string" calcext:value-type="string">
            <text:p>true</text:p>
          </table:table-cell>
          <table:table-cell office:value-type="float" office:value="29.952012" calcext:value-type="float">
            <text:p>29.95201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9.676248" calcext:value-type="float">
            <text:p>49.676248</text:p>
          </table:table-cell>
          <table:table-cell table:number-columns-repeated="2" office:value-type="float" office:value="-1" calcext:value-type="float">
            <text:p>-1</text:p>
          </table:table-cell>
          <table:table-cell office:value-type="string" calcext:value-type="string">
            <text:p>Bad explanation by Professor</text:p>
            <text:p/>
          </table:table-cell>
          <table:table-cell table:style-name="ce2"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cell table:style-name="ce2" table:formula="of:=IF(AND([.G49]=&quot;true&quot;;[.J49]=&quot;true&quot;;[.M49]=&quot;true&quot;;[.P49]=&quot;true&quot;);&quot;true&quot;;&quot;false&quot;)" office:value-type="string" office:string-value="false" calcext:value-type="string">
            <text:p>false</text:p>
          </table:table-cell>
          <table:table-cell table:formula="of:=IF(AND([.Y49]=&quot;true&quot;;[.AB49]=&quot;true&quot;;[.AE49]=&quot;true&quot;;[.AH49]=&quot;true&quot;);&quot;true&quot;;&quot;false&quot;)" office:value-type="string" office:string-value="false" calcext:value-type="string">
            <text:p>false</text:p>
          </table:table-cell>
        </table:table-row>
        <table:table-row table:style-name="ro1">
          <table:table-cell office:value-type="string" calcext:value-type="string">
            <text:p>57478f5b-7fd4-4e72-86b8-3fea9c4d48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071499" calcext:value-type="float">
            <text:p>15.0714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68681" calcext:value-type="float">
            <text:p>12.468681</text:p>
          </table:table-cell>
          <table:table-cell office:value-type="string" calcext:value-type="string">
            <text:p>date</text:p>
          </table:table-cell>
          <table:table-cell table:style-name="ce1" office:value-type="string" calcext:value-type="string">
            <text:p>true</text:p>
          </table:table-cell>
          <table:table-cell office:value-type="float" office:value="7.718476" calcext:value-type="float">
            <text:p>7.718476</text:p>
          </table:table-cell>
          <table:table-cell office:value-type="string" calcext:value-type="string">
            <text:p>sunrise,sunset</text:p>
          </table:table-cell>
          <table:table-cell table:style-name="ce1" office:value-type="string" calcext:value-type="string">
            <text:p>true</text:p>
          </table:table-cell>
          <table:table-cell office:value-type="float" office:value="27.871335" calcext:value-type="float">
            <text:p>27.871335</text:p>
          </table:table-cell>
          <table:table-cell office:value-type="string" calcext:value-type="string">
            <text:p>a2,a3,a5,a6</text:p>
          </table:table-cell>
          <table:table-cell table:style-name="ce1" office:value-type="string" calcext:value-type="string">
            <text:p>false</text:p>
          </table:table-cell>
          <table:table-cell office:value-type="float" office:value="24.431433" calcext:value-type="float">
            <text:p>24.4314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426678" calcext:value-type="float">
            <text:p>39.426678</text:p>
          </table:table-cell>
          <table:table-cell office:value-type="string" calcext:value-type="string">
            <text:p>items,order</text:p>
          </table:table-cell>
          <table:table-cell table:style-name="ce1" office:value-type="string" calcext:value-type="string">
            <text:p>true</text:p>
          </table:table-cell>
          <table:table-cell office:value-type="float" office:value="13.501666" calcext:value-type="float">
            <text:p>13.501666</text:p>
          </table:table-cell>
          <table:table-cell office:value-type="string" calcext:value-type="string">
            <text:p>order</text:p>
          </table:table-cell>
          <table:table-cell table:style-name="ce1" office:value-type="string" calcext:value-type="string">
            <text:p>true</text:p>
          </table:table-cell>
          <table:table-cell office:value-type="float" office:value="6.946736" calcext:value-type="float">
            <text:p>6.946736</text:p>
          </table:table-cell>
          <table:table-cell office:value-type="string" calcext:value-type="string">
            <text:p>items</text:p>
          </table:table-cell>
          <table:table-cell table:style-name="ce1" office:value-type="string" calcext:value-type="string">
            <text:p>false</text:p>
          </table:table-cell>
          <table:table-cell office:value-type="float" office:value="15.952464" calcext:value-type="float">
            <text:p>15.952464</text:p>
          </table:table-cell>
          <table:table-cell office:value-type="string" calcext:value-type="string">
            <text:p>a2,a7</text:p>
          </table:table-cell>
          <table:table-cell table:style-name="ce1" office:value-type="string" calcext:value-type="string">
            <text:p>false</text:p>
          </table:table-cell>
          <table:table-cell office:value-type="float" office:value="15.29838" calcext:value-type="float">
            <text:p>15.298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28099" calcext:value-type="float">
            <text:p>75.280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vering takes extra effort to see the document labels. When there are too many files it will be really confusing going through all the icons searching for the required file.</text:p>
          </table:table-cell>
          <table:table-cell table:style-name="ce2"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cell table:style-name="ce2" table:formula="of:=IF(AND([.G50]=&quot;true&quot;;[.J50]=&quot;true&quot;;[.M50]=&quot;true&quot;;[.P50]=&quot;true&quot;);&quot;true&quot;;&quot;false&quot;)" office:value-type="string" office:string-value="false" calcext:value-type="string">
            <text:p>false</text:p>
          </table:table-cell>
          <table:table-cell table:formula="of:=IF(AND([.Y50]=&quot;true&quot;;[.AB50]=&quot;true&quot;;[.AE50]=&quot;true&quot;;[.AH50]=&quot;true&quot;);&quot;true&quot;;&quot;false&quot;)" office:value-type="string" office:string-value="false" calcext:value-type="string">
            <text:p>false</text:p>
          </table:table-cell>
        </table:table-row>
        <table:table-row table:style-name="ro1">
          <table:table-cell office:value-type="string" calcext:value-type="string">
            <text:p>5851befa-3f09-4681-907a-34f4ae0580d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85818" calcext:value-type="float">
            <text:p>29.85818</text:p>
          </table:table-cell>
          <table:table-cell office:value-type="string" calcext:value-type="string">
            <text:p>items,order</text:p>
          </table:table-cell>
          <table:table-cell table:style-name="ce1" office:value-type="string" calcext:value-type="string">
            <text:p>true</text:p>
          </table:table-cell>
          <table:table-cell office:value-type="float" office:value="12.803096" calcext:value-type="float">
            <text:p>12.803096</text:p>
          </table:table-cell>
          <table:table-cell office:value-type="string" calcext:value-type="string">
            <text:p>order</text:p>
          </table:table-cell>
          <table:table-cell table:style-name="ce1" office:value-type="string" calcext:value-type="string">
            <text:p>true</text:p>
          </table:table-cell>
          <table:table-cell office:value-type="float" office:value="7.215713" calcext:value-type="float">
            <text:p>7.215713</text:p>
          </table:table-cell>
          <table:table-cell office:value-type="string" calcext:value-type="string">
            <text:p>items,order</text:p>
          </table:table-cell>
          <table:table-cell table:style-name="ce1" office:value-type="string" calcext:value-type="string">
            <text:p>true</text:p>
          </table:table-cell>
          <table:table-cell office:value-type="float" office:value="18.782631" calcext:value-type="float">
            <text:p>18.782631</text:p>
          </table:table-cell>
          <table:table-cell office:value-type="string" calcext:value-type="string">
            <text:p>a1,a4,a7</text:p>
          </table:table-cell>
          <table:table-cell table:style-name="ce1" office:value-type="string" calcext:value-type="string">
            <text:p>true</text:p>
          </table:table-cell>
          <table:table-cell office:value-type="float" office:value="46.953572" calcext:value-type="float">
            <text:p>46.9535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24711" calcext:value-type="float">
            <text:p>15.92471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468197" calcext:value-type="float">
            <text:p>6.468197</text:p>
          </table:table-cell>
          <table:table-cell office:value-type="string" calcext:value-type="string">
            <text:p>date</text:p>
          </table:table-cell>
          <table:table-cell table:style-name="ce1" office:value-type="string" calcext:value-type="string">
            <text:p>true</text:p>
          </table:table-cell>
          <table:table-cell office:value-type="float" office:value="5.064452" calcext:value-type="float">
            <text:p>5.064452</text:p>
          </table:table-cell>
          <table:table-cell office:value-type="string" calcext:value-type="string">
            <text:p>sunrise,sunset</text:p>
          </table:table-cell>
          <table:table-cell table:style-name="ce1" office:value-type="string" calcext:value-type="string">
            <text:p>true</text:p>
          </table:table-cell>
          <table:table-cell office:value-type="float" office:value="62.864352" calcext:value-type="float">
            <text:p>62.864352</text:p>
          </table:table-cell>
          <table:table-cell office:value-type="string" calcext:value-type="string">
            <text:p>a2,a3,a5,a6</text:p>
          </table:table-cell>
          <table:table-cell table:style-name="ce1" office:value-type="string" calcext:value-type="string">
            <text:p>false</text:p>
          </table:table-cell>
          <table:table-cell office:value-type="float" office:value="4.633873" calcext:value-type="float">
            <text:p>4.63387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4.984406" calcext:value-type="float">
            <text:p>74.98440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ould not completely understand how we use the data on conditionals.</text:p>
          </table:table-cell>
          <table:table-cell table:style-name="ce2"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cell table:style-name="ce2" table:formula="of:=IF(AND([.G51]=&quot;true&quot;;[.J51]=&quot;true&quot;;[.M51]=&quot;true&quot;;[.P51]=&quot;true&quot;);&quot;true&quot;;&quot;false&quot;)" office:value-type="string" office:string-value="true" calcext:value-type="string">
            <text:p>true</text:p>
          </table:table-cell>
          <table:table-cell table:formula="of:=IF(AND([.Y51]=&quot;true&quot;;[.AB51]=&quot;true&quot;;[.AE51]=&quot;true&quot;;[.AH51]=&quot;true&quot;);&quot;true&quot;;&quot;false&quot;)" office:value-type="string" office:string-value="false" calcext:value-type="string">
            <text:p>false</text:p>
          </table:table-cell>
        </table:table-row>
        <table:table-row table:style-name="ro1">
          <table:table-cell office:value-type="string" calcext:value-type="string">
            <text:p>5d46a41b-41cc-4647-850b-64f99ec598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74896" calcext:value-type="float">
            <text:p>20.74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042585" calcext:value-type="float">
            <text:p>21.042585</text:p>
          </table:table-cell>
          <table:table-cell office:value-type="string" calcext:value-type="string">
            <text:p>sunrise,sunset</text:p>
          </table:table-cell>
          <table:table-cell table:style-name="ce1" office:value-type="string" calcext:value-type="string">
            <text:p>false</text:p>
          </table:table-cell>
          <table:table-cell office:value-type="float" office:value="50.965244" calcext:value-type="float">
            <text:p>50.965244</text:p>
          </table:table-cell>
          <table:table-cell office:value-type="string" calcext:value-type="string">
            <text:p>angle</text:p>
          </table:table-cell>
          <table:table-cell table:style-name="ce1" office:value-type="string" calcext:value-type="string">
            <text:p>false</text:p>
          </table:table-cell>
          <table:table-cell office:value-type="float" office:value="42.569678" calcext:value-type="float">
            <text:p>42.569678</text:p>
          </table:table-cell>
          <table:table-cell office:value-type="string" calcext:value-type="string">
            <text:p>a2</text:p>
          </table:table-cell>
          <table:table-cell table:style-name="ce1" office:value-type="string" calcext:value-type="string">
            <text:p>false</text:p>
          </table:table-cell>
          <table:table-cell office:value-type="float" office:value="7.286097" calcext:value-type="float">
            <text:p>7.28609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537933" calcext:value-type="float">
            <text:p>20.537933</text:p>
          </table:table-cell>
          <table:table-cell office:value-type="string" calcext:value-type="string">
            <text:p>items,order</text:p>
          </table:table-cell>
          <table:table-cell table:style-name="ce1" office:value-type="string" calcext:value-type="string">
            <text:p>true</text:p>
          </table:table-cell>
          <table:table-cell office:value-type="float" office:value="15.069581" calcext:value-type="float">
            <text:p>15.069581</text:p>
          </table:table-cell>
          <table:table-cell office:value-type="string" calcext:value-type="string">
            <text:p>items,order</text:p>
          </table:table-cell>
          <table:table-cell table:style-name="ce1" office:value-type="string" calcext:value-type="string">
            <text:p>false</text:p>
          </table:table-cell>
          <table:table-cell office:value-type="float" office:value="10.291249" calcext:value-type="float">
            <text:p>10.291249</text:p>
          </table:table-cell>
          <table:table-cell office:value-type="string" calcext:value-type="string">
            <text:p>order</text:p>
          </table:table-cell>
          <table:table-cell table:style-name="ce1" office:value-type="string" calcext:value-type="string">
            <text:p>false</text:p>
          </table:table-cell>
          <table:table-cell office:value-type="float" office:value="32.407174" calcext:value-type="float">
            <text:p>32.407174</text:p>
          </table:table-cell>
          <table:table-cell office:value-type="string" calcext:value-type="string">
            <text:p>a1,a4,a7</text:p>
          </table:table-cell>
          <table:table-cell table:style-name="ce1" office:value-type="string" calcext:value-type="string">
            <text:p>true</text:p>
          </table:table-cell>
          <table:table-cell office:value-type="float" office:value="17.436562" calcext:value-type="float">
            <text:p>17.43656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28542" calcext:value-type="float">
            <text:p>14.2854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cell table:style-name="ce2" table:formula="of:=IF(AND([.G52]=&quot;true&quot;;[.J52]=&quot;true&quot;;[.M52]=&quot;true&quot;;[.P52]=&quot;true&quot;);&quot;true&quot;;&quot;false&quot;)" office:value-type="string" office:string-value="false" calcext:value-type="string">
            <text:p>false</text:p>
          </table:table-cell>
          <table:table-cell table:formula="of:=IF(AND([.Y52]=&quot;true&quot;;[.AB52]=&quot;true&quot;;[.AE52]=&quot;true&quot;;[.AH52]=&quot;true&quot;);&quot;true&quot;;&quot;false&quot;)" office:value-type="string" office:string-value="false" calcext:value-type="string">
            <text:p>false</text:p>
          </table:table-cell>
        </table:table-row>
        <table:table-row table:style-name="ro1">
          <table:table-cell office:value-type="string" calcext:value-type="string">
            <text:p>5e567c54-d26b-4743-a872-9c80ec50cb2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89229" calcext:value-type="float">
            <text:p>19.289229</text:p>
          </table:table-cell>
          <table:table-cell office:value-type="string" calcext:value-type="string">
            <text:p>items,order</text:p>
          </table:table-cell>
          <table:table-cell table:style-name="ce1" office:value-type="string" calcext:value-type="string">
            <text:p>true</text:p>
          </table:table-cell>
          <table:table-cell office:value-type="float" office:value="10.602186" calcext:value-type="float">
            <text:p>10.602186</text:p>
          </table:table-cell>
          <table:table-cell office:value-type="string" calcext:value-type="string">
            <text:p>order</text:p>
          </table:table-cell>
          <table:table-cell table:style-name="ce1" office:value-type="string" calcext:value-type="string">
            <text:p>true</text:p>
          </table:table-cell>
          <table:table-cell office:value-type="float" office:value="7.493374" calcext:value-type="float">
            <text:p>7.493374</text:p>
          </table:table-cell>
          <table:table-cell office:value-type="string" calcext:value-type="string">
            <text:p>items,order</text:p>
          </table:table-cell>
          <table:table-cell table:style-name="ce1" office:value-type="string" calcext:value-type="string">
            <text:p>true</text:p>
          </table:table-cell>
          <table:table-cell office:value-type="float" office:value="15.122479" calcext:value-type="float">
            <text:p>15.122479</text:p>
          </table:table-cell>
          <table:table-cell office:value-type="string" calcext:value-type="string">
            <text:p>a1,a4,a7</text:p>
          </table:table-cell>
          <table:table-cell table:style-name="ce1" office:value-type="string" calcext:value-type="string">
            <text:p>true</text:p>
          </table:table-cell>
          <table:table-cell office:value-type="float" office:value="10.325748" calcext:value-type="float">
            <text:p>10.3257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8.37467" calcext:value-type="float">
            <text:p>28.374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486214" calcext:value-type="float">
            <text:p>55.486214</text:p>
          </table:table-cell>
          <table:table-cell office:value-type="string" calcext:value-type="string">
            <text:p>date</text:p>
          </table:table-cell>
          <table:table-cell table:style-name="ce1" office:value-type="string" calcext:value-type="string">
            <text:p>true</text:p>
          </table:table-cell>
          <table:table-cell office:value-type="float" office:value="17.988841" calcext:value-type="float">
            <text:p>17.988841</text:p>
          </table:table-cell>
          <table:table-cell office:value-type="string" calcext:value-type="string">
            <text:p>date</text:p>
          </table:table-cell>
          <table:table-cell table:style-name="ce1" office:value-type="string" calcext:value-type="string">
            <text:p>false</text:p>
          </table:table-cell>
          <table:table-cell office:value-type="float" office:value="44.226864" calcext:value-type="float">
            <text:p>44.226864</text:p>
          </table:table-cell>
          <table:table-cell office:value-type="string" calcext:value-type="string">
            <text:p>a2,a5,a6</text:p>
          </table:table-cell>
          <table:table-cell table:style-name="ce1" office:value-type="string" calcext:value-type="string">
            <text:p>true</text:p>
          </table:table-cell>
          <table:table-cell office:value-type="float" office:value="17.118154" calcext:value-type="float">
            <text:p>17.1181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97411" calcext:value-type="float">
            <text:p>11.997411</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cell table:style-name="ce2" table:formula="of:=IF(AND([.G53]=&quot;true&quot;;[.J53]=&quot;true&quot;;[.M53]=&quot;true&quot;;[.P53]=&quot;true&quot;);&quot;true&quot;;&quot;false&quot;)" office:value-type="string" office:string-value="true" calcext:value-type="string">
            <text:p>true</text:p>
          </table:table-cell>
          <table:table-cell table:formula="of:=IF(AND([.Y53]=&quot;true&quot;;[.AB53]=&quot;true&quot;;[.AE53]=&quot;true&quot;;[.AH53]=&quot;true&quot;);&quot;true&quot;;&quot;false&quot;)" office:value-type="string" office:string-value="false" calcext:value-type="string">
            <text:p>false</text:p>
          </table:table-cell>
        </table:table-row>
        <table:table-row table:style-name="ro1">
          <table:table-cell office:value-type="string" calcext:value-type="string">
            <text:p>6144c0a0-96c5-482a-9b5a-eb6ad03ef38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547927" calcext:value-type="float">
            <text:p>48.54792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23498" calcext:value-type="float">
            <text:p>22.423498</text:p>
          </table:table-cell>
          <table:table-cell office:value-type="string" calcext:value-type="string">
            <text:p>sunrise,sunset</text:p>
          </table:table-cell>
          <table:table-cell table:style-name="ce1" office:value-type="string" calcext:value-type="string">
            <text:p>false</text:p>
          </table:table-cell>
          <table:table-cell office:value-type="float" office:value="7.972158" calcext:value-type="float">
            <text:p>7.972158</text:p>
          </table:table-cell>
          <table:table-cell office:value-type="string" calcext:value-type="string">
            <text:p>date</text:p>
          </table:table-cell>
          <table:table-cell table:style-name="ce1" office:value-type="string" calcext:value-type="string">
            <text:p>false</text:p>
          </table:table-cell>
          <table:table-cell office:value-type="float" office:value="33.571534" calcext:value-type="float">
            <text:p>33.571534</text:p>
          </table:table-cell>
          <table:table-cell office:value-type="string" calcext:value-type="string">
            <text:p>a2,a5,a6</text:p>
          </table:table-cell>
          <table:table-cell table:style-name="ce1" office:value-type="string" calcext:value-type="string">
            <text:p>true</text:p>
          </table:table-cell>
          <table:table-cell office:value-type="float" office:value="23.745027" calcext:value-type="float">
            <text:p>23.7450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1.422433" calcext:value-type="float">
            <text:p>51.422433</text:p>
          </table:table-cell>
          <table:table-cell office:value-type="string" calcext:value-type="string">
            <text:p>order</text:p>
          </table:table-cell>
          <table:table-cell table:style-name="ce1" office:value-type="string" calcext:value-type="string">
            <text:p>false</text:p>
          </table:table-cell>
          <table:table-cell office:value-type="float" office:value="12.123406" calcext:value-type="float">
            <text:p>12.123406</text:p>
          </table:table-cell>
          <table:table-cell office:value-type="string" calcext:value-type="string">
            <text:p>order</text:p>
          </table:table-cell>
          <table:table-cell table:style-name="ce1" office:value-type="string" calcext:value-type="string">
            <text:p>true</text:p>
          </table:table-cell>
          <table:table-cell office:value-type="float" office:value="9.139312" calcext:value-type="float">
            <text:p>9.139312</text:p>
          </table:table-cell>
          <table:table-cell office:value-type="string" calcext:value-type="string">
            <text:p>emails</text:p>
          </table:table-cell>
          <table:table-cell table:style-name="ce1" office:value-type="string" calcext:value-type="string">
            <text:p>false</text:p>
          </table:table-cell>
          <table:table-cell office:value-type="float" office:value="25.41336" calcext:value-type="float">
            <text:p>25.41336</text:p>
          </table:table-cell>
          <table:table-cell office:value-type="string" calcext:value-type="string">
            <text:p>a1,a2,a4,a7</text:p>
          </table:table-cell>
          <table:table-cell table:style-name="ce1" office:value-type="string" calcext:value-type="string">
            <text:p>false</text:p>
          </table:table-cell>
          <table:table-cell office:value-type="float" office:value="8.436731" calcext:value-type="float">
            <text:p>8.43673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636316" calcext:value-type="float">
            <text:p>14.636316</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cell table:style-name="ce2" table:formula="of:=IF(AND([.G54]=&quot;true&quot;;[.J54]=&quot;true&quot;;[.M54]=&quot;true&quot;;[.P54]=&quot;true&quot;);&quot;true&quot;;&quot;false&quot;)" office:value-type="string" office:string-value="false" calcext:value-type="string">
            <text:p>false</text:p>
          </table:table-cell>
          <table:table-cell table:formula="of:=IF(AND([.Y54]=&quot;true&quot;;[.AB54]=&quot;true&quot;;[.AE54]=&quot;true&quot;;[.AH54]=&quot;true&quot;);&quot;true&quot;;&quot;false&quot;)" office:value-type="string" office:string-value="false" calcext:value-type="string">
            <text:p>false</text:p>
          </table:table-cell>
        </table:table-row>
        <table:table-row table:style-name="ro1">
          <table:table-cell office:value-type="string" calcext:value-type="string">
            <text:p>63b9a644-2168-4c42-a1e7-735de5b1bde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566621" calcext:value-type="float">
            <text:p>19.5666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673308" calcext:value-type="float">
            <text:p>8.673308</text:p>
          </table:table-cell>
          <table:table-cell office:value-type="string" calcext:value-type="string">
            <text:p>date</text:p>
          </table:table-cell>
          <table:table-cell table:style-name="ce1" office:value-type="string" calcext:value-type="string">
            <text:p>true</text:p>
          </table:table-cell>
          <table:table-cell office:value-type="float" office:value="5.079783" calcext:value-type="float">
            <text:p>5.079783</text:p>
          </table:table-cell>
          <table:table-cell office:value-type="string" calcext:value-type="string">
            <text:p>sunrise,sunset</text:p>
          </table:table-cell>
          <table:table-cell table:style-name="ce1" office:value-type="string" calcext:value-type="string">
            <text:p>true</text:p>
          </table:table-cell>
          <table:table-cell office:value-type="float" office:value="29.510091" calcext:value-type="float">
            <text:p>29.510091</text:p>
          </table:table-cell>
          <table:table-cell office:value-type="string" calcext:value-type="string">
            <text:p>a2,a3,a5,a6</text:p>
          </table:table-cell>
          <table:table-cell table:style-name="ce1" office:value-type="string" calcext:value-type="string">
            <text:p>false</text:p>
          </table:table-cell>
          <table:table-cell office:value-type="float" office:value="12.201455" calcext:value-type="float">
            <text:p>12.2014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38092" calcext:value-type="float">
            <text:p>20.738092</text:p>
          </table:table-cell>
          <table:table-cell office:value-type="string" calcext:value-type="string">
            <text:p>items,order</text:p>
          </table:table-cell>
          <table:table-cell table:style-name="ce1" office:value-type="string" calcext:value-type="string">
            <text:p>true</text:p>
          </table:table-cell>
          <table:table-cell office:value-type="float" office:value="14.831281" calcext:value-type="float">
            <text:p>14.831281</text:p>
          </table:table-cell>
          <table:table-cell office:value-type="string" calcext:value-type="string">
            <text:p>items,order</text:p>
          </table:table-cell>
          <table:table-cell table:style-name="ce1" office:value-type="string" calcext:value-type="string">
            <text:p>false</text:p>
          </table:table-cell>
          <table:table-cell office:value-type="float" office:value="5.702922" calcext:value-type="float">
            <text:p>5.702922</text:p>
          </table:table-cell>
          <table:table-cell office:value-type="string" calcext:value-type="string">
            <text:p>order</text:p>
          </table:table-cell>
          <table:table-cell table:style-name="ce1" office:value-type="string" calcext:value-type="string">
            <text:p>false</text:p>
          </table:table-cell>
          <table:table-cell office:value-type="float" office:value="22.70151" calcext:value-type="float">
            <text:p>22.70151</text:p>
          </table:table-cell>
          <table:table-cell office:value-type="string" calcext:value-type="string">
            <text:p>a1,a4,a7</text:p>
          </table:table-cell>
          <table:table-cell table:style-name="ce1" office:value-type="string" calcext:value-type="string">
            <text:p>true</text:p>
          </table:table-cell>
          <table:table-cell office:value-type="float" office:value="20.983741" calcext:value-type="float">
            <text:p>20.98374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021993" calcext:value-type="float">
            <text:p>50.02199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With traditional BPMN, it's little bit harder to look and understand the whole project. </text:p>
          </table:table-cell>
          <table:table-cell table:style-name="ce2"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cell table:style-name="ce2" table:formula="of:=IF(AND([.G55]=&quot;true&quot;;[.J55]=&quot;true&quot;;[.M55]=&quot;true&quot;;[.P55]=&quot;true&quot;);&quot;true&quot;;&quot;false&quot;)" office:value-type="string" office:string-value="false" calcext:value-type="string">
            <text:p>false</text:p>
          </table:table-cell>
          <table:table-cell table:formula="of:=IF(AND([.Y55]=&quot;true&quot;;[.AB55]=&quot;true&quot;;[.AE55]=&quot;true&quot;;[.AH55]=&quot;true&quot;);&quot;true&quot;;&quot;false&quot;)" office:value-type="string" office:string-value="false" calcext:value-type="string">
            <text:p>false</text:p>
          </table:table-cell>
        </table:table-row>
        <table:table-row table:style-name="ro1">
          <table:table-cell office:value-type="string" calcext:value-type="string">
            <text:p>651f5946-2f0f-4470-856e-63d261a0d7e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97627" calcext:value-type="float">
            <text:p>24.97627</text:p>
          </table:table-cell>
          <table:table-cell office:value-type="string" calcext:value-type="string">
            <text:p>items,order</text:p>
          </table:table-cell>
          <table:table-cell table:style-name="ce1" office:value-type="string" calcext:value-type="string">
            <text:p>true</text:p>
          </table:table-cell>
          <table:table-cell office:value-type="float" office:value="26.416424" calcext:value-type="float">
            <text:p>26.416424</text:p>
          </table:table-cell>
          <table:table-cell office:value-type="string" calcext:value-type="string">
            <text:p>order</text:p>
          </table:table-cell>
          <table:table-cell table:style-name="ce1" office:value-type="string" calcext:value-type="string">
            <text:p>true</text:p>
          </table:table-cell>
          <table:table-cell office:value-type="float" office:value="7.801129" calcext:value-type="float">
            <text:p>7.801129</text:p>
          </table:table-cell>
          <table:table-cell office:value-type="string" calcext:value-type="string">
            <text:p>items,order</text:p>
          </table:table-cell>
          <table:table-cell table:style-name="ce1" office:value-type="string" calcext:value-type="string">
            <text:p>true</text:p>
          </table:table-cell>
          <table:table-cell office:value-type="float" office:value="44.735944" calcext:value-type="float">
            <text:p>44.735944</text:p>
          </table:table-cell>
          <table:table-cell office:value-type="string" calcext:value-type="string">
            <text:p>a1,a4,a7</text:p>
          </table:table-cell>
          <table:table-cell table:style-name="ce1" office:value-type="string" calcext:value-type="string">
            <text:p>true</text:p>
          </table:table-cell>
          <table:table-cell office:value-type="float" office:value="65.028971" calcext:value-type="float">
            <text:p>65.0289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5596" calcext:value-type="float">
            <text:p>29.185596</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639195" calcext:value-type="float">
            <text:p>22.639195</text:p>
          </table:table-cell>
          <table:table-cell office:value-type="string" calcext:value-type="string">
            <text:p>date</text:p>
          </table:table-cell>
          <table:table-cell table:style-name="ce1" office:value-type="string" calcext:value-type="string">
            <text:p>true</text:p>
          </table:table-cell>
          <table:table-cell office:value-type="float" office:value="10.623948" calcext:value-type="float">
            <text:p>10.623948</text:p>
          </table:table-cell>
          <table:table-cell office:value-type="string" calcext:value-type="string">
            <text:p>sunrise,sunset</text:p>
          </table:table-cell>
          <table:table-cell table:style-name="ce1" office:value-type="string" calcext:value-type="string">
            <text:p>true</text:p>
          </table:table-cell>
          <table:table-cell office:value-type="float" office:value="40.013827" calcext:value-type="float">
            <text:p>40.013827</text:p>
          </table:table-cell>
          <table:table-cell office:value-type="string" calcext:value-type="string">
            <text:p>a2,a3,a5,a6</text:p>
          </table:table-cell>
          <table:table-cell table:style-name="ce1" office:value-type="string" calcext:value-type="string">
            <text:p>false</text:p>
          </table:table-cell>
          <table:table-cell office:value-type="float" office:value="5.525984" calcext:value-type="float">
            <text:p>5.5259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6.587333" calcext:value-type="float">
            <text:p>106.587333</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can not easily see the dataflow in traditional BPMN.</text:p>
          </table:table-cell>
          <table:table-cell table:style-name="ce2"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cell table:style-name="ce2" table:formula="of:=IF(AND([.G56]=&quot;true&quot;;[.J56]=&quot;true&quot;;[.M56]=&quot;true&quot;;[.P56]=&quot;true&quot;);&quot;true&quot;;&quot;false&quot;)" office:value-type="string" office:string-value="true" calcext:value-type="string">
            <text:p>true</text:p>
          </table:table-cell>
          <table:table-cell table:formula="of:=IF(AND([.Y56]=&quot;true&quot;;[.AB56]=&quot;true&quot;;[.AE56]=&quot;true&quot;;[.AH56]=&quot;true&quot;);&quot;true&quot;;&quot;false&quot;)" office:value-type="string" office:string-value="false" calcext:value-type="string">
            <text:p>false</text:p>
          </table:table-cell>
        </table:table-row>
        <table:table-row table:style-name="ro1">
          <table:table-cell office:value-type="string" calcext:value-type="string">
            <text:p>678c5505-d912-4ea2-b317-129e641329d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609131" calcext:value-type="float">
            <text:p>28.60913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6.137132" calcext:value-type="float">
            <text:p>46.137132</text:p>
          </table:table-cell>
          <table:table-cell office:value-type="string" calcext:value-type="string">
            <text:p>date</text:p>
          </table:table-cell>
          <table:table-cell table:style-name="ce1" office:value-type="string" calcext:value-type="string">
            <text:p>true</text:p>
          </table:table-cell>
          <table:table-cell office:value-type="float" office:value="9.655317" calcext:value-type="float">
            <text:p>9.655317</text:p>
          </table:table-cell>
          <table:table-cell office:value-type="string" calcext:value-type="string">
            <text:p>sunrise,sunset</text:p>
          </table:table-cell>
          <table:table-cell table:style-name="ce1" office:value-type="string" calcext:value-type="string">
            <text:p>true</text:p>
          </table:table-cell>
          <table:table-cell office:value-type="float" office:value="59.487794" calcext:value-type="float">
            <text:p>59.487794</text:p>
          </table:table-cell>
          <table:table-cell office:value-type="string" calcext:value-type="string">
            <text:p>a2,a3,a5,a6</text:p>
          </table:table-cell>
          <table:table-cell table:style-name="ce1" office:value-type="string" calcext:value-type="string">
            <text:p>false</text:p>
          </table:table-cell>
          <table:table-cell office:value-type="float" office:value="51.207498" calcext:value-type="float">
            <text:p>51.2074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7.13768" calcext:value-type="float">
            <text:p>47.13768</text:p>
          </table:table-cell>
          <table:table-cell office:value-type="string" calcext:value-type="string">
            <text:p>items,order</text:p>
          </table:table-cell>
          <table:table-cell table:style-name="ce1" office:value-type="string" calcext:value-type="string">
            <text:p>true</text:p>
          </table:table-cell>
          <table:table-cell office:value-type="float" office:value="36.315992" calcext:value-type="float">
            <text:p>36.315992</text:p>
          </table:table-cell>
          <table:table-cell office:value-type="string" calcext:value-type="string">
            <text:p>items,order</text:p>
          </table:table-cell>
          <table:table-cell table:style-name="ce1" office:value-type="string" calcext:value-type="string">
            <text:p>false</text:p>
          </table:table-cell>
          <table:table-cell office:value-type="float" office:value="9.838643" calcext:value-type="float">
            <text:p>9.838643</text:p>
          </table:table-cell>
          <table:table-cell office:value-type="string" calcext:value-type="string">
            <text:p>order</text:p>
          </table:table-cell>
          <table:table-cell table:style-name="ce1" office:value-type="string" calcext:value-type="string">
            <text:p>false</text:p>
          </table:table-cell>
          <table:table-cell office:value-type="float" office:value="57.311285" calcext:value-type="float">
            <text:p>57.311285</text:p>
          </table:table-cell>
          <table:table-cell office:value-type="string" calcext:value-type="string">
            <text:p>a1,a4,a7</text:p>
          </table:table-cell>
          <table:table-cell table:style-name="ce1" office:value-type="string" calcext:value-type="string">
            <text:p>true</text:p>
          </table:table-cell>
          <table:table-cell office:value-type="float" office:value="82.21668" calcext:value-type="float">
            <text:p>82.216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293791" calcext:value-type="float">
            <text:p>23.2937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cell table:style-name="ce2" table:formula="of:=IF(AND([.G57]=&quot;true&quot;;[.J57]=&quot;true&quot;;[.M57]=&quot;true&quot;;[.P57]=&quot;true&quot;);&quot;true&quot;;&quot;false&quot;)" office:value-type="string" office:string-value="false" calcext:value-type="string">
            <text:p>false</text:p>
          </table:table-cell>
          <table:table-cell table:formula="of:=IF(AND([.Y57]=&quot;true&quot;;[.AB57]=&quot;true&quot;;[.AE57]=&quot;true&quot;;[.AH57]=&quot;true&quot;);&quot;true&quot;;&quot;false&quot;)" office:value-type="string" office:string-value="false" calcext:value-type="string">
            <text:p>false</text:p>
          </table:table-cell>
        </table:table-row>
        <table:table-row table:style-name="ro1">
          <table:table-cell office:value-type="string" calcext:value-type="string">
            <text:p>6871eb0f-ede5-4917-b874-09975763ba6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325521" calcext:value-type="float">
            <text:p>59.3255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379597" calcext:value-type="float">
            <text:p>30.379597</text:p>
          </table:table-cell>
          <table:table-cell office:value-type="string" calcext:value-type="string">
            <text:p>date</text:p>
          </table:table-cell>
          <table:table-cell table:style-name="ce1" office:value-type="string" calcext:value-type="string">
            <text:p>true</text:p>
          </table:table-cell>
          <table:table-cell office:value-type="float" office:value="7.641575" calcext:value-type="float">
            <text:p>7.641575</text:p>
          </table:table-cell>
          <table:table-cell office:value-type="string" calcext:value-type="string">
            <text:p>sunrise,sunset</text:p>
          </table:table-cell>
          <table:table-cell table:style-name="ce1" office:value-type="string" calcext:value-type="string">
            <text:p>true</text:p>
          </table:table-cell>
          <table:table-cell office:value-type="float" office:value="39.539096" calcext:value-type="float">
            <text:p>39.539096</text:p>
          </table:table-cell>
          <table:table-cell office:value-type="string" calcext:value-type="string">
            <text:p>a2,a3,a5,a6</text:p>
          </table:table-cell>
          <table:table-cell table:style-name="ce1" office:value-type="string" calcext:value-type="string">
            <text:p>false</text:p>
          </table:table-cell>
          <table:table-cell office:value-type="float" office:value="40.448558" calcext:value-type="float">
            <text:p>40.4485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708453" calcext:value-type="float">
            <text:p>32.708453</text:p>
          </table:table-cell>
          <table:table-cell office:value-type="string" calcext:value-type="string">
            <text:p>items,order</text:p>
          </table:table-cell>
          <table:table-cell table:style-name="ce1" office:value-type="string" calcext:value-type="string">
            <text:p>true</text:p>
          </table:table-cell>
          <table:table-cell office:value-type="float" office:value="39.536175" calcext:value-type="float">
            <text:p>39.536175</text:p>
          </table:table-cell>
          <table:table-cell office:value-type="string" calcext:value-type="string">
            <text:p>order</text:p>
          </table:table-cell>
          <table:table-cell table:style-name="ce1" office:value-type="string" calcext:value-type="string">
            <text:p>true</text:p>
          </table:table-cell>
          <table:table-cell office:value-type="float" office:value="11.163311" calcext:value-type="float">
            <text:p>11.163311</text:p>
          </table:table-cell>
          <table:table-cell office:value-type="string" calcext:value-type="string">
            <text:p>items,order</text:p>
          </table:table-cell>
          <table:table-cell table:style-name="ce1" office:value-type="string" calcext:value-type="string">
            <text:p>true</text:p>
          </table:table-cell>
          <table:table-cell office:value-type="float" office:value="35.536855" calcext:value-type="float">
            <text:p>35.536855</text:p>
          </table:table-cell>
          <table:table-cell office:value-type="string" calcext:value-type="string">
            <text:p>a1,a4,a7</text:p>
          </table:table-cell>
          <table:table-cell table:style-name="ce1" office:value-type="string" calcext:value-type="string">
            <text:p>true</text:p>
          </table:table-cell>
          <table:table-cell office:value-type="float" office:value="21.491948" calcext:value-type="float">
            <text:p>21.4919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52363" calcext:value-type="float">
            <text:p>17.52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cell table:style-name="ce2" table:formula="of:=IF(AND([.G58]=&quot;true&quot;;[.J58]=&quot;true&quot;;[.M58]=&quot;true&quot;;[.P58]=&quot;true&quot;);&quot;true&quot;;&quot;false&quot;)" office:value-type="string" office:string-value="false" calcext:value-type="string">
            <text:p>false</text:p>
          </table:table-cell>
          <table:table-cell table:formula="of:=IF(AND([.Y58]=&quot;true&quot;;[.AB58]=&quot;true&quot;;[.AE58]=&quot;true&quot;;[.AH58]=&quot;true&quot;);&quot;true&quot;;&quot;false&quot;)" office:value-type="string" office:string-value="true" calcext:value-type="string">
            <text:p>true</text:p>
          </table:table-cell>
        </table:table-row>
        <table:table-row table:style-name="ro1">
          <table:table-cell office:value-type="string" calcext:value-type="string">
            <text:p>69620817-7e69-4529-a88a-b4cea9b9b6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0.444848" calcext:value-type="float">
            <text:p>100.444848</text:p>
          </table:table-cell>
          <table:table-cell office:value-type="string" calcext:value-type="string">
            <text:p>refill</text:p>
          </table:table-cell>
          <table:table-cell table:style-name="ce1" office:value-type="string" calcext:value-type="string">
            <text:p>false</text:p>
          </table:table-cell>
          <table:table-cell office:value-type="float" office:value="45.005014" calcext:value-type="float">
            <text:p>45.005014</text:p>
          </table:table-cell>
          <table:table-cell office:value-type="string" calcext:value-type="string">
            <text:p>order</text:p>
          </table:table-cell>
          <table:table-cell table:style-name="ce1" office:value-type="string" calcext:value-type="string">
            <text:p>true</text:p>
          </table:table-cell>
          <table:table-cell office:value-type="float" office:value="6.194777" calcext:value-type="float">
            <text:p>6.194777</text:p>
          </table:table-cell>
          <table:table-cell office:value-type="string" calcext:value-type="string">
            <text:p>items,order</text:p>
          </table:table-cell>
          <table:table-cell table:style-name="ce1" office:value-type="string" calcext:value-type="string">
            <text:p>true</text:p>
          </table:table-cell>
          <table:table-cell office:value-type="float" office:value="32.992461" calcext:value-type="float">
            <text:p>32.992461</text:p>
          </table:table-cell>
          <table:table-cell office:value-type="string" calcext:value-type="string">
            <text:p>a1</text:p>
          </table:table-cell>
          <table:table-cell table:style-name="ce1" office:value-type="string" calcext:value-type="string">
            <text:p>false</text:p>
          </table:table-cell>
          <table:table-cell office:value-type="float" office:value="62.979476" calcext:value-type="float">
            <text:p>62.97947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724907" calcext:value-type="float">
            <text:p>8.724907</text:p>
          </table:table-cell>
          <table:table-cell office:value-type="string" calcext:value-type="string">
            <text:p>hour,sunrise</text:p>
          </table:table-cell>
          <table:table-cell table:style-name="ce1" office:value-type="string" calcext:value-type="string">
            <text:p>false</text:p>
          </table:table-cell>
          <table:table-cell office:value-type="float" office:value="10.548286" calcext:value-type="float">
            <text:p>10.548286</text:p>
          </table:table-cell>
          <table:table-cell office:value-type="string" calcext:value-type="string">
            <text:p>hour</text:p>
          </table:table-cell>
          <table:table-cell table:style-name="ce1" office:value-type="string" calcext:value-type="string">
            <text:p>false</text:p>
          </table:table-cell>
          <table:table-cell office:value-type="float" office:value="3.770781" calcext:value-type="float">
            <text:p>3.770781</text:p>
          </table:table-cell>
          <table:table-cell office:value-type="string" calcext:value-type="string">
            <text:p>sunrise,sunset</text:p>
          </table:table-cell>
          <table:table-cell table:style-name="ce1" office:value-type="string" calcext:value-type="string">
            <text:p>true</text:p>
          </table:table-cell>
          <table:table-cell office:value-type="float" office:value="6.136906" calcext:value-type="float">
            <text:p>6.136906</text:p>
          </table:table-cell>
          <table:table-cell office:value-type="string" calcext:value-type="string">
            <text:p>a5</text:p>
          </table:table-cell>
          <table:table-cell table:style-name="ce1" office:value-type="string" calcext:value-type="string">
            <text:p>false</text:p>
          </table:table-cell>
          <table:table-cell office:value-type="float" office:value="8.330492" calcext:value-type="float">
            <text:p>8.33049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8.595808" calcext:value-type="float">
            <text:p>18.595808</text:p>
          </table:table-cell>
          <table:table-cell table:number-columns-repeated="2" office:value-type="float" office:value="-2" calcext:value-type="float">
            <text:p>-2</text:p>
          </table:table-cell>
          <table:table-cell/>
          <table:table-cell table:style-name="ce2"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cell table:style-name="ce2" table:formula="of:=IF(AND([.G59]=&quot;true&quot;;[.J59]=&quot;true&quot;;[.M59]=&quot;true&quot;;[.P59]=&quot;true&quot;);&quot;true&quot;;&quot;false&quot;)" office:value-type="string" office:string-value="false" calcext:value-type="string">
            <text:p>false</text:p>
          </table:table-cell>
          <table:table-cell table:formula="of:=IF(AND([.Y59]=&quot;true&quot;;[.AB59]=&quot;true&quot;;[.AE59]=&quot;true&quot;;[.AH59]=&quot;true&quot;);&quot;true&quot;;&quot;false&quot;)" office:value-type="string" office:string-value="false" calcext:value-type="string">
            <text:p>false</text:p>
          </table:table-cell>
        </table:table-row>
        <table:table-row table:style-name="ro1">
          <table:table-cell office:value-type="string" calcext:value-type="string">
            <text:p>6f003f1e-2d9f-4a97-a8d9-ca71b3a9953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08796" calcext:value-type="float">
            <text:p>30.08796</text:p>
          </table:table-cell>
          <table:table-cell office:value-type="string" calcext:value-type="string">
            <text:p>items,order,refill</text:p>
          </table:table-cell>
          <table:table-cell table:style-name="ce1" office:value-type="string" calcext:value-type="string">
            <text:p>false</text:p>
          </table:table-cell>
          <table:table-cell office:value-type="float" office:value="17.192566" calcext:value-type="float">
            <text:p>17.192566</text:p>
          </table:table-cell>
          <table:table-cell office:value-type="string" calcext:value-type="string">
            <text:p>order,refill</text:p>
          </table:table-cell>
          <table:table-cell table:style-name="ce1" office:value-type="string" calcext:value-type="string">
            <text:p>false</text:p>
          </table:table-cell>
          <table:table-cell office:value-type="float" office:value="7.375662" calcext:value-type="float">
            <text:p>7.375662</text:p>
          </table:table-cell>
          <table:table-cell office:value-type="string" calcext:value-type="string">
            <text:p>items,order</text:p>
          </table:table-cell>
          <table:table-cell table:style-name="ce1" office:value-type="string" calcext:value-type="string">
            <text:p>true</text:p>
          </table:table-cell>
          <table:table-cell office:value-type="float" office:value="26.043273" calcext:value-type="float">
            <text:p>26.043273</text:p>
          </table:table-cell>
          <table:table-cell office:value-type="string" calcext:value-type="string">
            <text:p>a1,a4,a7</text:p>
          </table:table-cell>
          <table:table-cell table:style-name="ce1" office:value-type="string" calcext:value-type="string">
            <text:p>true</text:p>
          </table:table-cell>
          <table:table-cell office:value-type="float" office:value="12.533719" calcext:value-type="float">
            <text:p>12.53371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304632" calcext:value-type="float">
            <text:p>46.30463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90293" calcext:value-type="float">
            <text:p>7.590293</text:p>
          </table:table-cell>
          <table:table-cell office:value-type="string" calcext:value-type="string">
            <text:p>sunrise,sunset</text:p>
          </table:table-cell>
          <table:table-cell table:style-name="ce1" office:value-type="string" calcext:value-type="string">
            <text:p>false</text:p>
          </table:table-cell>
          <table:table-cell office:value-type="float" office:value="4.633104" calcext:value-type="float">
            <text:p>4.633104</text:p>
          </table:table-cell>
          <table:table-cell office:value-type="string" calcext:value-type="string">
            <text:p>date</text:p>
          </table:table-cell>
          <table:table-cell table:style-name="ce1" office:value-type="string" calcext:value-type="string">
            <text:p>false</text:p>
          </table:table-cell>
          <table:table-cell office:value-type="float" office:value="26.018275" calcext:value-type="float">
            <text:p>26.018275</text:p>
          </table:table-cell>
          <table:table-cell office:value-type="string" calcext:value-type="string">
            <text:p>a2,a3,a5,a6</text:p>
          </table:table-cell>
          <table:table-cell table:style-name="ce1" office:value-type="string" calcext:value-type="string">
            <text:p>false</text:p>
          </table:table-cell>
          <table:table-cell office:value-type="float" office:value="12.270835" calcext:value-type="float">
            <text:p>12.27083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973849" calcext:value-type="float">
            <text:p>8.973849</text:p>
          </table:table-cell>
          <table:table-cell table:number-columns-repeated="2" office:value-type="float" office:value="0" calcext:value-type="float">
            <text:p>0</text:p>
          </table:table-cell>
          <table:table-cell/>
          <table:table-cell table:style-name="ce2"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cell table:style-name="ce2" table:formula="of:=IF(AND([.G60]=&quot;true&quot;;[.J60]=&quot;true&quot;;[.M60]=&quot;true&quot;;[.P60]=&quot;true&quot;);&quot;true&quot;;&quot;false&quot;)" office:value-type="string" office:string-value="false" calcext:value-type="string">
            <text:p>false</text:p>
          </table:table-cell>
          <table:table-cell table:formula="of:=IF(AND([.Y60]=&quot;true&quot;;[.AB60]=&quot;true&quot;;[.AE60]=&quot;true&quot;;[.AH60]=&quot;true&quot;);&quot;true&quot;;&quot;false&quot;)" office:value-type="string" office:string-value="false" calcext:value-type="string">
            <text:p>false</text:p>
          </table:table-cell>
        </table:table-row>
        <table:table-row table:style-name="ro1">
          <table:table-cell office:value-type="string" calcext:value-type="string">
            <text:p>73da7af1-f520-47e8-974d-04faa9db37f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5522" calcext:value-type="float">
            <text:p>19.25522</text:p>
          </table:table-cell>
          <table:table-cell office:value-type="string" calcext:value-type="string">
            <text:p>items,order</text:p>
          </table:table-cell>
          <table:table-cell table:style-name="ce1" office:value-type="string" calcext:value-type="string">
            <text:p>true</text:p>
          </table:table-cell>
          <table:table-cell office:value-type="float" office:value="14.932312" calcext:value-type="float">
            <text:p>14.932312</text:p>
          </table:table-cell>
          <table:table-cell office:value-type="string" calcext:value-type="string">
            <text:p>order</text:p>
          </table:table-cell>
          <table:table-cell table:style-name="ce1" office:value-type="string" calcext:value-type="string">
            <text:p>true</text:p>
          </table:table-cell>
          <table:table-cell office:value-type="float" office:value="6.233744" calcext:value-type="float">
            <text:p>6.233744</text:p>
          </table:table-cell>
          <table:table-cell office:value-type="string" calcext:value-type="string">
            <text:p>items</text:p>
          </table:table-cell>
          <table:table-cell table:style-name="ce1" office:value-type="string" calcext:value-type="string">
            <text:p>false</text:p>
          </table:table-cell>
          <table:table-cell office:value-type="float" office:value="43.239297" calcext:value-type="float">
            <text:p>43.239297</text:p>
          </table:table-cell>
          <table:table-cell office:value-type="string" calcext:value-type="string">
            <text:p>a1,a4,a7</text:p>
          </table:table-cell>
          <table:table-cell table:style-name="ce1" office:value-type="string" calcext:value-type="string">
            <text:p>true</text:p>
          </table:table-cell>
          <table:table-cell office:value-type="float" office:value="26.39082" calcext:value-type="float">
            <text:p>26.390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427214" calcext:value-type="float">
            <text:p>23.42721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143399" calcext:value-type="float">
            <text:p>9.143399</text:p>
          </table:table-cell>
          <table:table-cell office:value-type="string" calcext:value-type="string">
            <text:p>date</text:p>
          </table:table-cell>
          <table:table-cell table:style-name="ce1" office:value-type="string" calcext:value-type="string">
            <text:p>true</text:p>
          </table:table-cell>
          <table:table-cell office:value-type="float" office:value="12.615492" calcext:value-type="float">
            <text:p>12.615492</text:p>
          </table:table-cell>
          <table:table-cell office:value-type="string" calcext:value-type="string">
            <text:p>sunrise,sunset</text:p>
          </table:table-cell>
          <table:table-cell table:style-name="ce1" office:value-type="string" calcext:value-type="string">
            <text:p>true</text:p>
          </table:table-cell>
          <table:table-cell office:value-type="float" office:value="36.932481" calcext:value-type="float">
            <text:p>36.932481</text:p>
          </table:table-cell>
          <table:table-cell office:value-type="string" calcext:value-type="string">
            <text:p>a2,a3,a5,a6</text:p>
          </table:table-cell>
          <table:table-cell table:style-name="ce1" office:value-type="string" calcext:value-type="string">
            <text:p>false</text:p>
          </table:table-cell>
          <table:table-cell office:value-type="float" office:value="7.036706" calcext:value-type="float">
            <text:p>7.03670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417112" calcext:value-type="float">
            <text:p>12.417112</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cell table:style-name="ce2" table:formula="of:=IF(AND([.G61]=&quot;true&quot;;[.J61]=&quot;true&quot;;[.M61]=&quot;true&quot;;[.P61]=&quot;true&quot;);&quot;true&quot;;&quot;false&quot;)" office:value-type="string" office:string-value="false" calcext:value-type="string">
            <text:p>false</text:p>
          </table:table-cell>
          <table:table-cell table:formula="of:=IF(AND([.Y61]=&quot;true&quot;;[.AB61]=&quot;true&quot;;[.AE61]=&quot;true&quot;;[.AH61]=&quot;true&quot;);&quot;true&quot;;&quot;false&quot;)" office:value-type="string" office:string-value="false" calcext:value-type="string">
            <text:p>false</text:p>
          </table:table-cell>
        </table:table-row>
        <table:table-row table:style-name="ro1">
          <table:table-cell office:value-type="string" calcext:value-type="string">
            <text:p>767cc3b1-2704-4282-a808-5e7b18a226f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913768" calcext:value-type="float">
            <text:p>36.913768</text:p>
          </table:table-cell>
          <table:table-cell office:value-type="string" calcext:value-type="string">
            <text:p>items,order</text:p>
          </table:table-cell>
          <table:table-cell table:style-name="ce1" office:value-type="string" calcext:value-type="string">
            <text:p>true</text:p>
          </table:table-cell>
          <table:table-cell office:value-type="float" office:value="30.367051" calcext:value-type="float">
            <text:p>30.367051</text:p>
          </table:table-cell>
          <table:table-cell office:value-type="string" calcext:value-type="string">
            <text:p>order</text:p>
          </table:table-cell>
          <table:table-cell table:style-name="ce1" office:value-type="string" calcext:value-type="string">
            <text:p>true</text:p>
          </table:table-cell>
          <table:table-cell office:value-type="float" office:value="25.737824" calcext:value-type="float">
            <text:p>25.737824</text:p>
          </table:table-cell>
          <table:table-cell office:value-type="string" calcext:value-type="string">
            <text:p>items,order</text:p>
          </table:table-cell>
          <table:table-cell table:style-name="ce1" office:value-type="string" calcext:value-type="string">
            <text:p>true</text:p>
          </table:table-cell>
          <table:table-cell office:value-type="float" office:value="25.037223" calcext:value-type="float">
            <text:p>25.037223</text:p>
          </table:table-cell>
          <table:table-cell office:value-type="string" calcext:value-type="string">
            <text:p>a1,a4,a7</text:p>
          </table:table-cell>
          <table:table-cell table:style-name="ce1" office:value-type="string" calcext:value-type="string">
            <text:p>true</text:p>
          </table:table-cell>
          <table:table-cell office:value-type="float" office:value="34.845396" calcext:value-type="float">
            <text:p>34.84539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519297" calcext:value-type="float">
            <text:p>12.5192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249754" calcext:value-type="float">
            <text:p>17.249754</text:p>
          </table:table-cell>
          <table:table-cell office:value-type="string" calcext:value-type="string">
            <text:p>date</text:p>
          </table:table-cell>
          <table:table-cell table:style-name="ce1" office:value-type="string" calcext:value-type="string">
            <text:p>true</text:p>
          </table:table-cell>
          <table:table-cell office:value-type="float" office:value="10.083554" calcext:value-type="float">
            <text:p>10.083554</text:p>
          </table:table-cell>
          <table:table-cell office:value-type="string" calcext:value-type="string">
            <text:p>sunrise,sunset</text:p>
          </table:table-cell>
          <table:table-cell table:style-name="ce1" office:value-type="string" calcext:value-type="string">
            <text:p>true</text:p>
          </table:table-cell>
          <table:table-cell office:value-type="float" office:value="46.354574" calcext:value-type="float">
            <text:p>46.354574</text:p>
          </table:table-cell>
          <table:table-cell office:value-type="string" calcext:value-type="string">
            <text:p>a2,a3,a5,a6,a9</text:p>
          </table:table-cell>
          <table:table-cell table:style-name="ce1" office:value-type="string" calcext:value-type="string">
            <text:p>false</text:p>
          </table:table-cell>
          <table:table-cell office:value-type="float" office:value="5.087618" calcext:value-type="float">
            <text:p>5.08761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0.450915" calcext:value-type="float">
            <text:p>40.450915</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cell table:style-name="ce2" table:formula="of:=IF(AND([.G62]=&quot;true&quot;;[.J62]=&quot;true&quot;;[.M62]=&quot;true&quot;;[.P62]=&quot;true&quot;);&quot;true&quot;;&quot;false&quot;)" office:value-type="string" office:string-value="true" calcext:value-type="string">
            <text:p>true</text:p>
          </table:table-cell>
          <table:table-cell table:formula="of:=IF(AND([.Y62]=&quot;true&quot;;[.AB62]=&quot;true&quot;;[.AE62]=&quot;true&quot;;[.AH62]=&quot;true&quot;);&quot;true&quot;;&quot;false&quot;)" office:value-type="string" office:string-value="false" calcext:value-type="string">
            <text:p>false</text:p>
          </table:table-cell>
        </table:table-row>
        <table:table-row table:style-name="ro1">
          <table:table-cell office:value-type="string" calcext:value-type="string">
            <text:p>76a98693-1332-437a-af8d-5c4f746dc7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8.270942" calcext:value-type="float">
            <text:p>38.270942</text:p>
          </table:table-cell>
          <table:table-cell office:value-type="string" calcext:value-type="string">
            <text:p>items,order</text:p>
          </table:table-cell>
          <table:table-cell table:style-name="ce1" office:value-type="string" calcext:value-type="string">
            <text:p>true</text:p>
          </table:table-cell>
          <table:table-cell office:value-type="float" office:value="10.217086" calcext:value-type="float">
            <text:p>10.217086</text:p>
          </table:table-cell>
          <table:table-cell office:value-type="string" calcext:value-type="string">
            <text:p>order</text:p>
          </table:table-cell>
          <table:table-cell table:style-name="ce1" office:value-type="string" calcext:value-type="string">
            <text:p>true</text:p>
          </table:table-cell>
          <table:table-cell office:value-type="float" office:value="14.177172" calcext:value-type="float">
            <text:p>14.177172</text:p>
          </table:table-cell>
          <table:table-cell office:value-type="string" calcext:value-type="string">
            <text:p>items,order</text:p>
          </table:table-cell>
          <table:table-cell table:style-name="ce1" office:value-type="string" calcext:value-type="string">
            <text:p>true</text:p>
          </table:table-cell>
          <table:table-cell office:value-type="float" office:value="24.223157" calcext:value-type="float">
            <text:p>24.223157</text:p>
          </table:table-cell>
          <table:table-cell office:value-type="string" calcext:value-type="string">
            <text:p>a1,a4,a7</text:p>
          </table:table-cell>
          <table:table-cell table:style-name="ce1" office:value-type="string" calcext:value-type="string">
            <text:p>true</text:p>
          </table:table-cell>
          <table:table-cell office:value-type="float" office:value="16.832171" calcext:value-type="float">
            <text:p>16.8321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311103" calcext:value-type="float">
            <text:p>27.31110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5.056722" calcext:value-type="float">
            <text:p>15.056722</text:p>
          </table:table-cell>
          <table:table-cell office:value-type="string" calcext:value-type="string">
            <text:p>date</text:p>
          </table:table-cell>
          <table:table-cell table:style-name="ce1" office:value-type="string" calcext:value-type="string">
            <text:p>true</text:p>
          </table:table-cell>
          <table:table-cell office:value-type="float" office:value="16.952836" calcext:value-type="float">
            <text:p>16.952836</text:p>
          </table:table-cell>
          <table:table-cell office:value-type="string" calcext:value-type="string">
            <text:p>sunrise,sunset</text:p>
          </table:table-cell>
          <table:table-cell table:style-name="ce1" office:value-type="string" calcext:value-type="string">
            <text:p>true</text:p>
          </table:table-cell>
          <table:table-cell office:value-type="float" office:value="34.885964" calcext:value-type="float">
            <text:p>34.885964</text:p>
          </table:table-cell>
          <table:table-cell office:value-type="string" calcext:value-type="string">
            <text:p>a2,a3,a5,a6</text:p>
          </table:table-cell>
          <table:table-cell table:style-name="ce1" office:value-type="string" calcext:value-type="string">
            <text:p>false</text:p>
          </table:table-cell>
          <table:table-cell office:value-type="float" office:value="29.360749" calcext:value-type="float">
            <text:p>29.3607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227791" calcext:value-type="float">
            <text:p>91.2277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CPEE BPMN seemed less intuitive because there were more visualizations.</text:p>
          </table:table-cell>
          <table:table-cell table:style-name="ce2"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cell table:style-name="ce2" table:formula="of:=IF(AND([.G63]=&quot;true&quot;;[.J63]=&quot;true&quot;;[.M63]=&quot;true&quot;;[.P63]=&quot;true&quot;);&quot;true&quot;;&quot;false&quot;)" office:value-type="string" office:string-value="true" calcext:value-type="string">
            <text:p>true</text:p>
          </table:table-cell>
          <table:table-cell table:formula="of:=IF(AND([.Y63]=&quot;true&quot;;[.AB63]=&quot;true&quot;;[.AE63]=&quot;true&quot;;[.AH63]=&quot;true&quot;);&quot;true&quot;;&quot;false&quot;)" office:value-type="string" office:string-value="false" calcext:value-type="string">
            <text:p>false</text:p>
          </table:table-cell>
        </table:table-row>
        <table:table-row table:style-name="ro1">
          <table:table-cell office:value-type="string" calcext:value-type="string">
            <text:p>77b92ad3-7a90-4937-b580-0dc1695e141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3.347421" calcext:value-type="float">
            <text:p>33.347421</text:p>
          </table:table-cell>
          <table:table-cell office:value-type="string" calcext:value-type="string">
            <text:p>sunrise,sunset</text:p>
          </table:table-cell>
          <table:table-cell table:style-name="ce1" office:value-type="string" calcext:value-type="string">
            <text:p>false</text:p>
          </table:table-cell>
          <table:table-cell office:value-type="float" office:value="15.044486" calcext:value-type="float">
            <text:p>15.044486</text:p>
          </table:table-cell>
          <table:table-cell office:value-type="string" calcext:value-type="string">
            <text:p>date</text:p>
          </table:table-cell>
          <table:table-cell table:style-name="ce1" office:value-type="string" calcext:value-type="string">
            <text:p>true</text:p>
          </table:table-cell>
          <table:table-cell office:value-type="float" office:value="6.487298" calcext:value-type="float">
            <text:p>6.487298</text:p>
          </table:table-cell>
          <table:table-cell office:value-type="string" calcext:value-type="string">
            <text:p>sunrise,sunset</text:p>
          </table:table-cell>
          <table:table-cell table:style-name="ce1" office:value-type="string" calcext:value-type="string">
            <text:p>true</text:p>
          </table:table-cell>
          <table:table-cell office:value-type="float" office:value="47.44062" calcext:value-type="float">
            <text:p>47.44062</text:p>
          </table:table-cell>
          <table:table-cell office:value-type="string" calcext:value-type="string">
            <text:p>a2,a3,a5,a6</text:p>
          </table:table-cell>
          <table:table-cell table:style-name="ce1" office:value-type="string" calcext:value-type="string">
            <text:p>false</text:p>
          </table:table-cell>
          <table:table-cell office:value-type="float" office:value="29.320507" calcext:value-type="float">
            <text:p>29.3205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5.533073" calcext:value-type="float">
            <text:p>35.533073</text:p>
          </table:table-cell>
          <table:table-cell office:value-type="string" calcext:value-type="string">
            <text:p>items,order</text:p>
          </table:table-cell>
          <table:table-cell table:style-name="ce1" office:value-type="string" calcext:value-type="string">
            <text:p>true</text:p>
          </table:table-cell>
          <table:table-cell office:value-type="float" office:value="9.844023" calcext:value-type="float">
            <text:p>9.844023</text:p>
          </table:table-cell>
          <table:table-cell office:value-type="string" calcext:value-type="string">
            <text:p>order</text:p>
          </table:table-cell>
          <table:table-cell table:style-name="ce1" office:value-type="string" calcext:value-type="string">
            <text:p>true</text:p>
          </table:table-cell>
          <table:table-cell office:value-type="float" office:value="11.207327" calcext:value-type="float">
            <text:p>11.207327</text:p>
          </table:table-cell>
          <table:table-cell office:value-type="string" calcext:value-type="string">
            <text:p>items,order</text:p>
          </table:table-cell>
          <table:table-cell table:style-name="ce1" office:value-type="string" calcext:value-type="string">
            <text:p>true</text:p>
          </table:table-cell>
          <table:table-cell office:value-type="float" office:value="23.148328" calcext:value-type="float">
            <text:p>23.148328</text:p>
          </table:table-cell>
          <table:table-cell office:value-type="string" calcext:value-type="string">
            <text:p>a1,a4,a7</text:p>
          </table:table-cell>
          <table:table-cell table:style-name="ce1" office:value-type="string" calcext:value-type="string">
            <text:p>true</text:p>
          </table:table-cell>
          <table:table-cell office:value-type="float" office:value="35.226356" calcext:value-type="float">
            <text:p>35.2263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55388" calcext:value-type="float">
            <text:p>30.355388</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true" calcext:value-type="string">
            <text:p>true</text:p>
          </table:table-cell>
          <table:table-cell table:style-name="ce2" table:formula="of:=IF(AND([.G64]=&quot;true&quot;;[.J64]=&quot;true&quot;;[.M64]=&quot;true&quot;;[.P64]=&quot;true&quot;);&quot;true&quot;;&quot;false&quot;)" office:value-type="string" office:string-value="false" calcext:value-type="string">
            <text:p>false</text:p>
          </table:table-cell>
          <table:table-cell table:formula="of:=IF(AND([.Y64]=&quot;true&quot;;[.AB64]=&quot;true&quot;;[.AE64]=&quot;true&quot;;[.AH64]=&quot;true&quot;);&quot;true&quot;;&quot;false&quot;)" office:value-type="string" office:string-value="true" calcext:value-type="string">
            <text:p>true</text:p>
          </table:table-cell>
        </table:table-row>
        <table:table-row table:style-name="ro1">
          <table:table-cell office:value-type="string" calcext:value-type="string">
            <text:p>77df84b8-3178-455c-a8a6-1b040c7d06a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650114" calcext:value-type="float">
            <text:p>35.650114</text:p>
          </table:table-cell>
          <table:table-cell office:value-type="string" calcext:value-type="string">
            <text:p>items,order</text:p>
          </table:table-cell>
          <table:table-cell table:style-name="ce1" office:value-type="string" calcext:value-type="string">
            <text:p>true</text:p>
          </table:table-cell>
          <table:table-cell office:value-type="float" office:value="11.055294" calcext:value-type="float">
            <text:p>11.055294</text:p>
          </table:table-cell>
          <table:table-cell office:value-type="string" calcext:value-type="string">
            <text:p>order</text:p>
          </table:table-cell>
          <table:table-cell table:style-name="ce1" office:value-type="string" calcext:value-type="string">
            <text:p>true</text:p>
          </table:table-cell>
          <table:table-cell office:value-type="float" office:value="11.314751" calcext:value-type="float">
            <text:p>11.314751</text:p>
          </table:table-cell>
          <table:table-cell office:value-type="string" calcext:value-type="string">
            <text:p>items,order</text:p>
          </table:table-cell>
          <table:table-cell table:style-name="ce1" office:value-type="string" calcext:value-type="string">
            <text:p>true</text:p>
          </table:table-cell>
          <table:table-cell office:value-type="float" office:value="20.408822" calcext:value-type="float">
            <text:p>20.408822</text:p>
          </table:table-cell>
          <table:table-cell office:value-type="string" calcext:value-type="string">
            <text:p>a1,a4,a7</text:p>
          </table:table-cell>
          <table:table-cell table:style-name="ce1" office:value-type="string" calcext:value-type="string">
            <text:p>true</text:p>
          </table:table-cell>
          <table:table-cell office:value-type="float" office:value="61.093048" calcext:value-type="float">
            <text:p>61.0930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5.865324" calcext:value-type="float">
            <text:p>35.8653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130873" calcext:value-type="float">
            <text:p>17.130873</text:p>
          </table:table-cell>
          <table:table-cell office:value-type="string" calcext:value-type="string">
            <text:p>sunrise,sunset</text:p>
          </table:table-cell>
          <table:table-cell table:style-name="ce1" office:value-type="string" calcext:value-type="string">
            <text:p>false</text:p>
          </table:table-cell>
          <table:table-cell office:value-type="float" office:value="6.06947" calcext:value-type="float">
            <text:p>6.06947</text:p>
          </table:table-cell>
          <table:table-cell office:value-type="string" calcext:value-type="string">
            <text:p>date</text:p>
          </table:table-cell>
          <table:table-cell table:style-name="ce1" office:value-type="string" calcext:value-type="string">
            <text:p>false</text:p>
          </table:table-cell>
          <table:table-cell office:value-type="float" office:value="50.839597" calcext:value-type="float">
            <text:p>50.839597</text:p>
          </table:table-cell>
          <table:table-cell office:value-type="string" calcext:value-type="string">
            <text:p>a2,a3,a5,a6</text:p>
          </table:table-cell>
          <table:table-cell table:style-name="ce1" office:value-type="string" calcext:value-type="string">
            <text:p>false</text:p>
          </table:table-cell>
          <table:table-cell office:value-type="float" office:value="18.46669" calcext:value-type="float">
            <text:p>18.466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295307" calcext:value-type="float">
            <text:p>21.29530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cell table:style-name="ce2" table:formula="of:=IF(AND([.G65]=&quot;true&quot;;[.J65]=&quot;true&quot;;[.M65]=&quot;true&quot;;[.P65]=&quot;true&quot;);&quot;true&quot;;&quot;false&quot;)" office:value-type="string" office:string-value="true" calcext:value-type="string">
            <text:p>true</text:p>
          </table:table-cell>
          <table:table-cell table:formula="of:=IF(AND([.Y65]=&quot;true&quot;;[.AB65]=&quot;true&quot;;[.AE65]=&quot;true&quot;;[.AH65]=&quot;true&quot;);&quot;true&quot;;&quot;false&quot;)" office:value-type="string" office:string-value="false" calcext:value-type="string">
            <text:p>false</text:p>
          </table:table-cell>
        </table:table-row>
        <table:table-row table:style-name="ro1">
          <table:table-cell office:value-type="string" calcext:value-type="string">
            <text:p>7f9e174e-6084-4030-a5b3-3d955afc773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6034" calcext:value-type="float">
            <text:p>28.66034</text:p>
          </table:table-cell>
          <table:table-cell office:value-type="string" calcext:value-type="string">
            <text:p>items,order</text:p>
          </table:table-cell>
          <table:table-cell table:style-name="ce1" office:value-type="string" calcext:value-type="string">
            <text:p>true</text:p>
          </table:table-cell>
          <table:table-cell office:value-type="float" office:value="12.778991" calcext:value-type="float">
            <text:p>12.778991</text:p>
          </table:table-cell>
          <table:table-cell office:value-type="string" calcext:value-type="string">
            <text:p>order</text:p>
          </table:table-cell>
          <table:table-cell table:style-name="ce1" office:value-type="string" calcext:value-type="string">
            <text:p>true</text:p>
          </table:table-cell>
          <table:table-cell office:value-type="float" office:value="17.087973" calcext:value-type="float">
            <text:p>17.087973</text:p>
          </table:table-cell>
          <table:table-cell office:value-type="string" calcext:value-type="string">
            <text:p>order</text:p>
          </table:table-cell>
          <table:table-cell table:style-name="ce1" office:value-type="string" calcext:value-type="string">
            <text:p>false</text:p>
          </table:table-cell>
          <table:table-cell office:value-type="float" office:value="43.416009" calcext:value-type="float">
            <text:p>43.416009</text:p>
          </table:table-cell>
          <table:table-cell office:value-type="string" calcext:value-type="string">
            <text:p>a1,a4,a7</text:p>
          </table:table-cell>
          <table:table-cell table:style-name="ce1" office:value-type="string" calcext:value-type="string">
            <text:p>true</text:p>
          </table:table-cell>
          <table:table-cell office:value-type="float" office:value="29.033327" calcext:value-type="float">
            <text:p>29.0333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9.679681" calcext:value-type="float">
            <text:p>49.67968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94453" calcext:value-type="float">
            <text:p>10.294453</text:p>
          </table:table-cell>
          <table:table-cell office:value-type="string" calcext:value-type="string">
            <text:p>date</text:p>
          </table:table-cell>
          <table:table-cell table:style-name="ce1" office:value-type="string" calcext:value-type="string">
            <text:p>true</text:p>
          </table:table-cell>
          <table:table-cell office:value-type="float" office:value="12.549508" calcext:value-type="float">
            <text:p>12.549508</text:p>
          </table:table-cell>
          <table:table-cell office:value-type="string" calcext:value-type="string">
            <text:p>sunrise,sunset</text:p>
          </table:table-cell>
          <table:table-cell table:style-name="ce1" office:value-type="string" calcext:value-type="string">
            <text:p>true</text:p>
          </table:table-cell>
          <table:table-cell office:value-type="float" office:value="48.242596" calcext:value-type="float">
            <text:p>48.242596</text:p>
          </table:table-cell>
          <table:table-cell office:value-type="string" calcext:value-type="string">
            <text:p>a2,a3,a5,a6</text:p>
          </table:table-cell>
          <table:table-cell table:style-name="ce1" office:value-type="string" calcext:value-type="string">
            <text:p>false</text:p>
          </table:table-cell>
          <table:table-cell office:value-type="float" office:value="19.899221" calcext:value-type="float">
            <text:p>19.89922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127622" calcext:value-type="float">
            <text:p>31.12762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cell table:style-name="ce2" table:formula="of:=IF(AND([.G66]=&quot;true&quot;;[.J66]=&quot;true&quot;;[.M66]=&quot;true&quot;;[.P66]=&quot;true&quot;);&quot;true&quot;;&quot;false&quot;)" office:value-type="string" office:string-value="false" calcext:value-type="string">
            <text:p>false</text:p>
          </table:table-cell>
          <table:table-cell table:formula="of:=IF(AND([.Y66]=&quot;true&quot;;[.AB66]=&quot;true&quot;;[.AE66]=&quot;true&quot;;[.AH66]=&quot;true&quot;);&quot;true&quot;;&quot;false&quot;)" office:value-type="string" office:string-value="false" calcext:value-type="string">
            <text:p>false</text:p>
          </table:table-cell>
        </table:table-row>
        <table:table-row table:style-name="ro1">
          <table:table-cell office:value-type="string" calcext:value-type="string">
            <text:p>8047899e-4a7d-4225-9ea0-955d0c22337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9491" calcext:value-type="float">
            <text:p>20.87949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605593" calcext:value-type="float">
            <text:p>9.605593</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5.123812" calcext:value-type="float">
            <text:p>15.123812</text:p>
          </table:table-cell>
          <table:table-cell office:value-type="string" calcext:value-type="string">
            <text:p>sunrise,sunset</text:p>
          </table:table-cell>
          <table:table-cell table:style-name="ce1" office:value-type="string" calcext:value-type="string">
            <text:p>true</text:p>
          </table:table-cell>
          <table:table-cell office:value-type="float" office:value="38.079622" calcext:value-type="float">
            <text:p>38.079622</text:p>
          </table:table-cell>
          <table:table-cell office:value-type="string" calcext:value-type="string">
            <text:p>a2,a3,a5,a6</text:p>
          </table:table-cell>
          <table:table-cell table:style-name="ce1" office:value-type="string" calcext:value-type="string">
            <text:p>false</text:p>
          </table:table-cell>
          <table:table-cell office:value-type="float" office:value="25.693823" calcext:value-type="float">
            <text:p>25.69382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822222" calcext:value-type="float">
            <text:p>26.822222</text:p>
          </table:table-cell>
          <table:table-cell office:value-type="string" calcext:value-type="string">
            <text:p>items,order</text:p>
          </table:table-cell>
          <table:table-cell table:style-name="ce1" office:value-type="string" calcext:value-type="string">
            <text:p>true</text:p>
          </table:table-cell>
          <table:table-cell office:value-type="float" office:value="17.315827" calcext:value-type="float">
            <text:p>17.315827</text:p>
          </table:table-cell>
          <table:table-cell office:value-type="string" calcext:value-type="string">
            <text:p>order</text:p>
          </table:table-cell>
          <table:table-cell table:style-name="ce1" office:value-type="string" calcext:value-type="string">
            <text:p>true</text:p>
          </table:table-cell>
          <table:table-cell office:value-type="float" office:value="21.474021" calcext:value-type="float">
            <text:p>21.474021</text:p>
          </table:table-cell>
          <table:table-cell office:value-type="string" calcext:value-type="string">
            <text:p>items,order</text:p>
          </table:table-cell>
          <table:table-cell table:style-name="ce1" office:value-type="string" calcext:value-type="string">
            <text:p>true</text:p>
          </table:table-cell>
          <table:table-cell office:value-type="float" office:value="27.369296" calcext:value-type="float">
            <text:p>27.369296</text:p>
          </table:table-cell>
          <table:table-cell office:value-type="string" calcext:value-type="string">
            <text:p>a1,a4,a7</text:p>
          </table:table-cell>
          <table:table-cell table:style-name="ce1" office:value-type="string" calcext:value-type="string">
            <text:p>true</text:p>
          </table:table-cell>
          <table:table-cell office:value-type="float" office:value="24.698201" calcext:value-type="float">
            <text:p>24.69820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760445" calcext:value-type="float">
            <text:p>17.760445</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true" calcext:value-type="string">
            <text:p>true</text:p>
          </table:table-cell>
          <table:table-cell table:style-name="ce2" table:formula="of:=IF(AND([.G67]=&quot;true&quot;;[.J67]=&quot;true&quot;;[.M67]=&quot;true&quot;;[.P67]=&quot;true&quot;);&quot;true&quot;;&quot;false&quot;)" office:value-type="string" office:string-value="false" calcext:value-type="string">
            <text:p>false</text:p>
          </table:table-cell>
          <table:table-cell table:formula="of:=IF(AND([.Y67]=&quot;true&quot;;[.AB67]=&quot;true&quot;;[.AE67]=&quot;true&quot;;[.AH67]=&quot;true&quot;);&quot;true&quot;;&quot;false&quot;)" office:value-type="string" office:string-value="true" calcext:value-type="string">
            <text:p>true</text:p>
          </table:table-cell>
        </table:table-row>
        <table:table-row table:style-name="ro1">
          <table:table-cell office:value-type="string" calcext:value-type="string">
            <text:p>81ecbdd8-3302-465e-bcc8-21dc757d57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2.067188" calcext:value-type="float">
            <text:p>42.067188</text:p>
          </table:table-cell>
          <table:table-cell office:value-type="string" calcext:value-type="string">
            <text:p>items,order</text:p>
          </table:table-cell>
          <table:table-cell table:style-name="ce1" office:value-type="string" calcext:value-type="string">
            <text:p>true</text:p>
          </table:table-cell>
          <table:table-cell office:value-type="float" office:value="14.345159" calcext:value-type="float">
            <text:p>14.345159</text:p>
          </table:table-cell>
          <table:table-cell office:value-type="string" calcext:value-type="string">
            <text:p>order</text:p>
          </table:table-cell>
          <table:table-cell table:style-name="ce1" office:value-type="string" calcext:value-type="string">
            <text:p>true</text:p>
          </table:table-cell>
          <table:table-cell office:value-type="float" office:value="7.702696" calcext:value-type="float">
            <text:p>7.702696</text:p>
          </table:table-cell>
          <table:table-cell office:value-type="string" calcext:value-type="string">
            <text:p>items,order</text:p>
          </table:table-cell>
          <table:table-cell table:style-name="ce1" office:value-type="string" calcext:value-type="string">
            <text:p>true</text:p>
          </table:table-cell>
          <table:table-cell office:value-type="float" office:value="18.955792" calcext:value-type="float">
            <text:p>18.955792</text:p>
          </table:table-cell>
          <table:table-cell office:value-type="string" calcext:value-type="string">
            <text:p>a1,a4,a7</text:p>
          </table:table-cell>
          <table:table-cell table:style-name="ce1" office:value-type="string" calcext:value-type="string">
            <text:p>true</text:p>
          </table:table-cell>
          <table:table-cell office:value-type="float" office:value="21.298792" calcext:value-type="float">
            <text:p>21.2987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618943" calcext:value-type="float">
            <text:p>15.61894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928354" calcext:value-type="float">
            <text:p>22.928354</text:p>
          </table:table-cell>
          <table:table-cell office:value-type="string" calcext:value-type="string">
            <text:p>date</text:p>
          </table:table-cell>
          <table:table-cell table:style-name="ce1" office:value-type="string" calcext:value-type="string">
            <text:p>true</text:p>
          </table:table-cell>
          <table:table-cell office:value-type="float" office:value="15.44533" calcext:value-type="float">
            <text:p>15.4453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549" calcext:value-type="float">
            <text:p>35.033549</text:p>
          </table:table-cell>
          <table:table-cell office:value-type="string" calcext:value-type="string">
            <text:p>a2,a3,a5,a6</text:p>
          </table:table-cell>
          <table:table-cell table:style-name="ce1" office:value-type="string" calcext:value-type="string">
            <text:p>false</text:p>
          </table:table-cell>
          <table:table-cell office:value-type="float" office:value="8.073636" calcext:value-type="float">
            <text:p>8.07363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212729" calcext:value-type="float">
            <text:p>12.212729</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cell table:style-name="ce2" table:formula="of:=IF(AND([.G68]=&quot;true&quot;;[.J68]=&quot;true&quot;;[.M68]=&quot;true&quot;;[.P68]=&quot;true&quot;);&quot;true&quot;;&quot;false&quot;)" office:value-type="string" office:string-value="true" calcext:value-type="string">
            <text:p>true</text:p>
          </table:table-cell>
          <table:table-cell table:formula="of:=IF(AND([.Y68]=&quot;true&quot;;[.AB68]=&quot;true&quot;;[.AE68]=&quot;true&quot;;[.AH68]=&quot;true&quot;);&quot;true&quot;;&quot;false&quot;)" office:value-type="string" office:string-value="false" calcext:value-type="string">
            <text:p>false</text:p>
          </table:table-cell>
        </table:table-row>
        <table:table-row table:style-name="ro1">
          <table:table-cell office:value-type="string" calcext:value-type="string">
            <text:p>82693196-173a-409d-bbf4-b5114304e8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66001" calcext:value-type="float">
            <text:p>14.466001</text:p>
          </table:table-cell>
          <table:table-cell office:value-type="string" calcext:value-type="string">
            <text:p>items,order</text:p>
          </table:table-cell>
          <table:table-cell table:style-name="ce1" office:value-type="string" calcext:value-type="string">
            <text:p>true</text:p>
          </table:table-cell>
          <table:table-cell office:value-type="float" office:value="12.437451" calcext:value-type="float">
            <text:p>12.437451</text:p>
          </table:table-cell>
          <table:table-cell office:value-type="string" calcext:value-type="string">
            <text:p>order</text:p>
          </table:table-cell>
          <table:table-cell table:style-name="ce1" office:value-type="string" calcext:value-type="string">
            <text:p>true</text:p>
          </table:table-cell>
          <table:table-cell office:value-type="float" office:value="6.233573" calcext:value-type="float">
            <text:p>6.233573</text:p>
          </table:table-cell>
          <table:table-cell office:value-type="string" calcext:value-type="string">
            <text:p>items,order</text:p>
          </table:table-cell>
          <table:table-cell table:style-name="ce1" office:value-type="string" calcext:value-type="string">
            <text:p>true</text:p>
          </table:table-cell>
          <table:table-cell office:value-type="float" office:value="18.520374" calcext:value-type="float">
            <text:p>18.520374</text:p>
          </table:table-cell>
          <table:table-cell office:value-type="string" calcext:value-type="string">
            <text:p>a1,a4,a7</text:p>
          </table:table-cell>
          <table:table-cell table:style-name="ce1" office:value-type="string" calcext:value-type="string">
            <text:p>true</text:p>
          </table:table-cell>
          <table:table-cell office:value-type="float" office:value="12.748556" calcext:value-type="float">
            <text:p>12.74855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139806" calcext:value-type="float">
            <text:p>10.139806</text:p>
          </table:table-cell>
          <table:table-cell/>
          <table:table-cell table:style-name="ce1" office:value-type="string" calcext:value-type="string">
            <text:p>false</text:p>
          </table:table-cell>
          <table:table-cell office:value-type="float" office:value="0.638687" calcext:value-type="float">
            <text:p>0.638687</text:p>
          </table:table-cell>
          <table:table-cell/>
          <table:table-cell table:style-name="ce1" office:value-type="string" calcext:value-type="string">
            <text:p>false</text:p>
          </table:table-cell>
          <table:table-cell office:value-type="float" office:value="0.583672" calcext:value-type="float">
            <text:p>0.583672</text:p>
          </table:table-cell>
          <table:table-cell/>
          <table:table-cell table:style-name="ce1" office:value-type="string" calcext:value-type="string">
            <text:p>false</text:p>
          </table:table-cell>
          <table:table-cell office:value-type="float" office:value="0.485082" calcext:value-type="float">
            <text:p>0.485082</text:p>
          </table:table-cell>
          <table:table-cell/>
          <table:table-cell table:style-name="ce1" office:value-type="string" calcext:value-type="string">
            <text:p>false</text:p>
          </table:table-cell>
          <table:table-cell office:value-type="float" office:value="1.132534" calcext:value-type="float">
            <text:p>1.132534</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243651" calcext:value-type="float">
            <text:p>5.243651</text:p>
          </table:table-cell>
          <table:table-cell table:number-columns-repeated="3"/>
          <table:table-cell table:style-name="ce2"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cell table:style-name="ce2" table:formula="of:=IF(AND([.G69]=&quot;true&quot;;[.J69]=&quot;true&quot;;[.M69]=&quot;true&quot;;[.P69]=&quot;true&quot;);&quot;true&quot;;&quot;false&quot;)" office:value-type="string" office:string-value="true" calcext:value-type="string">
            <text:p>true</text:p>
          </table:table-cell>
          <table:table-cell table:formula="of:=IF(AND([.Y69]=&quot;true&quot;;[.AB69]=&quot;true&quot;;[.AE69]=&quot;true&quot;;[.AH69]=&quot;true&quot;);&quot;true&quot;;&quot;false&quot;)" office:value-type="string" office:string-value="false" calcext:value-type="string">
            <text:p>false</text:p>
          </table:table-cell>
        </table:table-row>
        <table:table-row table:style-name="ro1">
          <table:table-cell office:value-type="string" calcext:value-type="string">
            <text:p>83c3f69c-4252-4d6e-8d06-0c8af5bf0b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041082" calcext:value-type="float">
            <text:p>21.041082</text:p>
          </table:table-cell>
          <table:table-cell office:value-type="string" calcext:value-type="string">
            <text:p>items,order</text:p>
          </table:table-cell>
          <table:table-cell table:style-name="ce1" office:value-type="string" calcext:value-type="string">
            <text:p>true</text:p>
          </table:table-cell>
          <table:table-cell office:value-type="float" office:value="8.766976" calcext:value-type="float">
            <text:p>8.766976</text:p>
          </table:table-cell>
          <table:table-cell office:value-type="string" calcext:value-type="string">
            <text:p>order</text:p>
          </table:table-cell>
          <table:table-cell table:style-name="ce1" office:value-type="string" calcext:value-type="string">
            <text:p>true</text:p>
          </table:table-cell>
          <table:table-cell office:value-type="float" office:value="14.617341" calcext:value-type="float">
            <text:p>14.617341</text:p>
          </table:table-cell>
          <table:table-cell office:value-type="string" calcext:value-type="string">
            <text:p>items,order</text:p>
          </table:table-cell>
          <table:table-cell table:style-name="ce1" office:value-type="string" calcext:value-type="string">
            <text:p>true</text:p>
          </table:table-cell>
          <table:table-cell office:value-type="float" office:value="17.744873" calcext:value-type="float">
            <text:p>17.744873</text:p>
          </table:table-cell>
          <table:table-cell office:value-type="string" calcext:value-type="string">
            <text:p>a1,a4,a7</text:p>
          </table:table-cell>
          <table:table-cell table:style-name="ce1" office:value-type="string" calcext:value-type="string">
            <text:p>true</text:p>
          </table:table-cell>
          <table:table-cell office:value-type="float" office:value="70.382514" calcext:value-type="float">
            <text:p>70.3825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5.280342" calcext:value-type="float">
            <text:p>165.28034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9.773279" calcext:value-type="float">
            <text:p>39.773279</text:p>
          </table:table-cell>
          <table:table-cell office:value-type="string" calcext:value-type="string">
            <text:p>date</text:p>
          </table:table-cell>
          <table:table-cell table:style-name="ce1" office:value-type="string" calcext:value-type="string">
            <text:p>true</text:p>
          </table:table-cell>
          <table:table-cell office:value-type="float" office:value="10.785067" calcext:value-type="float">
            <text:p>10.785067</text:p>
          </table:table-cell>
          <table:table-cell office:value-type="string" calcext:value-type="string">
            <text:p>sunrise,sunset</text:p>
          </table:table-cell>
          <table:table-cell table:style-name="ce1" office:value-type="string" calcext:value-type="string">
            <text:p>true</text:p>
          </table:table-cell>
          <table:table-cell office:value-type="float" office:value="40.830185" calcext:value-type="float">
            <text:p>40.830185</text:p>
          </table:table-cell>
          <table:table-cell office:value-type="string" calcext:value-type="string">
            <text:p>a2,a3,a5,a6</text:p>
          </table:table-cell>
          <table:table-cell table:style-name="ce1" office:value-type="string" calcext:value-type="string">
            <text:p>false</text:p>
          </table:table-cell>
          <table:table-cell office:value-type="float" office:value="19.961933" calcext:value-type="float">
            <text:p>19.96193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225389" calcext:value-type="float">
            <text:p>17.22538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cell table:style-name="ce2" table:formula="of:=IF(AND([.G70]=&quot;true&quot;;[.J70]=&quot;true&quot;;[.M70]=&quot;true&quot;;[.P70]=&quot;true&quot;);&quot;true&quot;;&quot;false&quot;)" office:value-type="string" office:string-value="true" calcext:value-type="string">
            <text:p>true</text:p>
          </table:table-cell>
          <table:table-cell table:formula="of:=IF(AND([.Y70]=&quot;true&quot;;[.AB70]=&quot;true&quot;;[.AE70]=&quot;true&quot;;[.AH70]=&quot;true&quot;);&quot;true&quot;;&quot;false&quot;)" office:value-type="string" office:string-value="false" calcext:value-type="string">
            <text:p>false</text:p>
          </table:table-cell>
        </table:table-row>
        <table:table-row table:style-name="ro1">
          <table:table-cell office:value-type="string" calcext:value-type="string">
            <text:p>865d4f79-922f-4633-87bd-688979fc217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58693" calcext:value-type="float">
            <text:p>30.35869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1.40938" calcext:value-type="float">
            <text:p>51.40938</text:p>
          </table:table-cell>
          <table:table-cell office:value-type="string" calcext:value-type="string">
            <text:p>date,hour</text:p>
          </table:table-cell>
          <table:table-cell table:style-name="ce1" office:value-type="string" calcext:value-type="string">
            <text:p>false</text:p>
          </table:table-cell>
          <table:table-cell office:value-type="float" office:value="11.382077" calcext:value-type="float">
            <text:p>11.382077</text:p>
          </table:table-cell>
          <table:table-cell office:value-type="string" calcext:value-type="string">
            <text:p>sunrise,sunset</text:p>
          </table:table-cell>
          <table:table-cell table:style-name="ce1" office:value-type="string" calcext:value-type="string">
            <text:p>true</text:p>
          </table:table-cell>
          <table:table-cell office:value-type="float" office:value="46.315285" calcext:value-type="float">
            <text:p>46.315285</text:p>
          </table:table-cell>
          <table:table-cell office:value-type="string" calcext:value-type="string">
            <text:p>a2,a3,a5,a6</text:p>
          </table:table-cell>
          <table:table-cell table:style-name="ce1" office:value-type="string" calcext:value-type="string">
            <text:p>false</text:p>
          </table:table-cell>
          <table:table-cell office:value-type="float" office:value="92.02848" calcext:value-type="float">
            <text:p>92.0284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331256" calcext:value-type="float">
            <text:p>28.331256</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0.826256" calcext:value-type="float">
            <text:p>30.826256</text:p>
          </table:table-cell>
          <table:table-cell office:value-type="string" calcext:value-type="string">
            <text:p>order</text:p>
          </table:table-cell>
          <table:table-cell table:style-name="ce1" office:value-type="string" calcext:value-type="string">
            <text:p>true</text:p>
          </table:table-cell>
          <table:table-cell office:value-type="float" office:value="31.300264" calcext:value-type="float">
            <text:p>31.300264</text:p>
          </table:table-cell>
          <table:table-cell office:value-type="string" calcext:value-type="string">
            <text:p>items,order</text:p>
          </table:table-cell>
          <table:table-cell table:style-name="ce1" office:value-type="string" calcext:value-type="string">
            <text:p>true</text:p>
          </table:table-cell>
          <table:table-cell office:value-type="float" office:value="25.365787" calcext:value-type="float">
            <text:p>25.365787</text:p>
          </table:table-cell>
          <table:table-cell office:value-type="string" calcext:value-type="string">
            <text:p>a1,a4,a7</text:p>
          </table:table-cell>
          <table:table-cell table:style-name="ce1" office:value-type="string" calcext:value-type="string">
            <text:p>true</text:p>
          </table:table-cell>
          <table:table-cell office:value-type="float" office:value="30.608038" calcext:value-type="float">
            <text:p>30.6080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9.938785" calcext:value-type="float">
            <text:p>69.93878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cell table:style-name="ce2" table:formula="of:=IF(AND([.G71]=&quot;true&quot;;[.J71]=&quot;true&quot;;[.M71]=&quot;true&quot;;[.P71]=&quot;true&quot;);&quot;true&quot;;&quot;false&quot;)" office:value-type="string" office:string-value="false" calcext:value-type="string">
            <text:p>false</text:p>
          </table:table-cell>
          <table:table-cell table:formula="of:=IF(AND([.Y71]=&quot;true&quot;;[.AB71]=&quot;true&quot;;[.AE71]=&quot;true&quot;;[.AH71]=&quot;true&quot;);&quot;true&quot;;&quot;false&quot;)" office:value-type="string" office:string-value="false" calcext:value-type="string">
            <text:p>false</text:p>
          </table:table-cell>
        </table:table-row>
        <table:table-row table:style-name="ro1">
          <table:table-cell office:value-type="string" calcext:value-type="string">
            <text:p>8a0f8c82-0511-4477-b03c-258cfa3a87c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809422" calcext:value-type="float">
            <text:p>17.809422</text:p>
          </table:table-cell>
          <table:table-cell office:value-type="string" calcext:value-type="string">
            <text:p>items,order</text:p>
          </table:table-cell>
          <table:table-cell table:style-name="ce1" office:value-type="string" calcext:value-type="string">
            <text:p>true</text:p>
          </table:table-cell>
          <table:table-cell office:value-type="float" office:value="16.194506" calcext:value-type="float">
            <text:p>16.194506</text:p>
          </table:table-cell>
          <table:table-cell office:value-type="string" calcext:value-type="string">
            <text:p>order</text:p>
          </table:table-cell>
          <table:table-cell table:style-name="ce1" office:value-type="string" calcext:value-type="string">
            <text:p>true</text:p>
          </table:table-cell>
          <table:table-cell office:value-type="float" office:value="6.789199" calcext:value-type="float">
            <text:p>6.789199</text:p>
          </table:table-cell>
          <table:table-cell office:value-type="string" calcext:value-type="string">
            <text:p>items,order</text:p>
          </table:table-cell>
          <table:table-cell table:style-name="ce1" office:value-type="string" calcext:value-type="string">
            <text:p>true</text:p>
          </table:table-cell>
          <table:table-cell office:value-type="float" office:value="18.774803" calcext:value-type="float">
            <text:p>18.774803</text:p>
          </table:table-cell>
          <table:table-cell office:value-type="string" calcext:value-type="string">
            <text:p>a1,a4,a7</text:p>
          </table:table-cell>
          <table:table-cell table:style-name="ce1" office:value-type="string" calcext:value-type="string">
            <text:p>true</text:p>
          </table:table-cell>
          <table:table-cell office:value-type="float" office:value="32.500982" calcext:value-type="float">
            <text:p>32.5009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8867" calcext:value-type="float">
            <text:p>15.88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634958" calcext:value-type="float">
            <text:p>19.634958</text:p>
          </table:table-cell>
          <table:table-cell office:value-type="string" calcext:value-type="string">
            <text:p>sunrise,sunset</text:p>
          </table:table-cell>
          <table:table-cell table:style-name="ce1" office:value-type="string" calcext:value-type="string">
            <text:p>false</text:p>
          </table:table-cell>
          <table:table-cell office:value-type="float" office:value="5.46915" calcext:value-type="float">
            <text:p>5.46915</text:p>
          </table:table-cell>
          <table:table-cell office:value-type="string" calcext:value-type="string">
            <text:p>date</text:p>
          </table:table-cell>
          <table:table-cell table:style-name="ce1" office:value-type="string" calcext:value-type="string">
            <text:p>false</text:p>
          </table:table-cell>
          <table:table-cell office:value-type="float" office:value="34.604801" calcext:value-type="float">
            <text:p>34.604801</text:p>
          </table:table-cell>
          <table:table-cell office:value-type="string" calcext:value-type="string">
            <text:p>a2,a5,a6</text:p>
          </table:table-cell>
          <table:table-cell table:style-name="ce1" office:value-type="string" calcext:value-type="string">
            <text:p>true</text:p>
          </table:table-cell>
          <table:table-cell office:value-type="float" office:value="13.832262" calcext:value-type="float">
            <text:p>13.8322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2.461458" calcext:value-type="float">
            <text:p>72.461458</text:p>
          </table:table-cell>
          <table:table-cell table:number-columns-repeated="2" office:value-type="float" office:value="1" calcext:value-type="float">
            <text:p>1</text:p>
          </table:table-cell>
          <table:table-cell office:value-type="string" calcext:value-type="string">
            <text:p>Wasn't sure for BPMN what is ment with "is email used in a decision tree" because its read from both decisions to send an email or to not send an email</text:p>
          </table:table-cell>
          <table:table-cell table:style-name="ce2"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cell table:style-name="ce2" table:formula="of:=IF(AND([.G72]=&quot;true&quot;;[.J72]=&quot;true&quot;;[.M72]=&quot;true&quot;;[.P72]=&quot;true&quot;);&quot;true&quot;;&quot;false&quot;)" office:value-type="string" office:string-value="true" calcext:value-type="string">
            <text:p>true</text:p>
          </table:table-cell>
          <table:table-cell table:formula="of:=IF(AND([.Y72]=&quot;true&quot;;[.AB72]=&quot;true&quot;;[.AE72]=&quot;true&quot;;[.AH72]=&quot;true&quot;);&quot;true&quot;;&quot;false&quot;)" office:value-type="string" office:string-value="false" calcext:value-type="string">
            <text:p>false</text:p>
          </table:table-cell>
        </table:table-row>
        <table:table-row table:style-name="ro1">
          <table:table-cell office:value-type="string" calcext:value-type="string">
            <text:p>8a3e3060-0973-4261-a622-24e80304da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651423" calcext:value-type="float">
            <text:p>30.6514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953003" calcext:value-type="float">
            <text:p>9.953003</text:p>
          </table:table-cell>
          <table:table-cell office:value-type="string" calcext:value-type="string">
            <text:p>date</text:p>
          </table:table-cell>
          <table:table-cell table:style-name="ce1" office:value-type="string" calcext:value-type="string">
            <text:p>true</text:p>
          </table:table-cell>
          <table:table-cell office:value-type="float" office:value="10.469169" calcext:value-type="float">
            <text:p>10.469169</text:p>
          </table:table-cell>
          <table:table-cell office:value-type="string" calcext:value-type="string">
            <text:p>sunrise,sunset</text:p>
          </table:table-cell>
          <table:table-cell table:style-name="ce1" office:value-type="string" calcext:value-type="string">
            <text:p>true</text:p>
          </table:table-cell>
          <table:table-cell office:value-type="float" office:value="27.690787" calcext:value-type="float">
            <text:p>27.690787</text:p>
          </table:table-cell>
          <table:table-cell office:value-type="string" calcext:value-type="string">
            <text:p>a5,a6</text:p>
          </table:table-cell>
          <table:table-cell table:style-name="ce1" office:value-type="string" calcext:value-type="string">
            <text:p>false</text:p>
          </table:table-cell>
          <table:table-cell office:value-type="float" office:value="13.67028" calcext:value-type="float">
            <text:p>13.6702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478835" calcext:value-type="float">
            <text:p>28.478835</text:p>
          </table:table-cell>
          <table:table-cell office:value-type="string" calcext:value-type="string">
            <text:p>order</text:p>
          </table:table-cell>
          <table:table-cell table:style-name="ce1" office:value-type="string" calcext:value-type="string">
            <text:p>false</text:p>
          </table:table-cell>
          <table:table-cell office:value-type="float" office:value="10.187891" calcext:value-type="float">
            <text:p>10.187891</text:p>
          </table:table-cell>
          <table:table-cell office:value-type="string" calcext:value-type="string">
            <text:p>order</text:p>
          </table:table-cell>
          <table:table-cell table:style-name="ce1" office:value-type="string" calcext:value-type="string">
            <text:p>true</text:p>
          </table:table-cell>
          <table:table-cell office:value-type="float" office:value="5.608816" calcext:value-type="float">
            <text:p>5.608816</text:p>
          </table:table-cell>
          <table:table-cell office:value-type="string" calcext:value-type="string">
            <text:p>order</text:p>
          </table:table-cell>
          <table:table-cell table:style-name="ce1" office:value-type="string" calcext:value-type="string">
            <text:p>false</text:p>
          </table:table-cell>
          <table:table-cell office:value-type="float" office:value="2.29588" calcext:value-type="float">
            <text:p>2.29588</text:p>
          </table:table-cell>
          <table:table-cell office:value-type="string" calcext:value-type="string">
            <text:p>a4,a6</text:p>
          </table:table-cell>
          <table:table-cell table:style-name="ce1" office:value-type="string" calcext:value-type="string">
            <text:p>false</text:p>
          </table:table-cell>
          <table:table-cell office:value-type="float" office:value="2.505579" calcext:value-type="float">
            <text:p>2.505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66679" calcext:value-type="float">
            <text:p>3.66679</text:p>
          </table:table-cell>
          <table:table-cell table:number-columns-repeated="2" office:value-type="float" office:value="-1" calcext:value-type="float">
            <text:p>-1</text:p>
          </table:table-cell>
          <table:table-cell/>
          <table:table-cell table:style-name="ce2"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cell table:style-name="ce2" table:formula="of:=IF(AND([.G73]=&quot;true&quot;;[.J73]=&quot;true&quot;;[.M73]=&quot;true&quot;;[.P73]=&quot;true&quot;);&quot;true&quot;;&quot;false&quot;)" office:value-type="string" office:string-value="false" calcext:value-type="string">
            <text:p>false</text:p>
          </table:table-cell>
          <table:table-cell table:formula="of:=IF(AND([.Y73]=&quot;true&quot;;[.AB73]=&quot;true&quot;;[.AE73]=&quot;true&quot;;[.AH73]=&quot;true&quot;);&quot;true&quot;;&quot;false&quot;)" office:value-type="string" office:string-value="false" calcext:value-type="string">
            <text:p>false</text:p>
          </table:table-cell>
        </table:table-row>
        <table:table-row table:style-name="ro1">
          <table:table-cell office:value-type="string" calcext:value-type="string">
            <text:p>8b7ad2f7-353e-43de-8c39-5348151f35c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9.151533" calcext:value-type="float">
            <text:p>9.151533</text:p>
          </table:table-cell>
          <table:table-cell office:value-type="string" calcext:value-type="string">
            <text:p>order</text:p>
          </table:table-cell>
          <table:table-cell table:style-name="ce1" office:value-type="string" calcext:value-type="string">
            <text:p>false</text:p>
          </table:table-cell>
          <table:table-cell office:value-type="float" office:value="17.860803" calcext:value-type="float">
            <text:p>17.860803</text:p>
          </table:table-cell>
          <table:table-cell office:value-type="string" calcext:value-type="string">
            <text:p>emails</text:p>
          </table:table-cell>
          <table:table-cell table:style-name="ce1" office:value-type="string" calcext:value-type="string">
            <text:p>false</text:p>
          </table:table-cell>
          <table:table-cell office:value-type="float" office:value="8.194521" calcext:value-type="float">
            <text:p>8.194521</text:p>
          </table:table-cell>
          <table:table-cell office:value-type="string" calcext:value-type="string">
            <text:p>order</text:p>
          </table:table-cell>
          <table:table-cell table:style-name="ce1" office:value-type="string" calcext:value-type="string">
            <text:p>false</text:p>
          </table:table-cell>
          <table:table-cell office:value-type="float" office:value="15.464015" calcext:value-type="float">
            <text:p>15.464015</text:p>
          </table:table-cell>
          <table:table-cell office:value-type="string" calcext:value-type="string">
            <text:p>a4</text:p>
          </table:table-cell>
          <table:table-cell table:style-name="ce1" office:value-type="string" calcext:value-type="string">
            <text:p>false</text:p>
          </table:table-cell>
          <table:table-cell office:value-type="float" office:value="10.460712" calcext:value-type="float">
            <text:p>10.4607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636011" calcext:value-type="float">
            <text:p>10.636011</text:p>
          </table:table-cell>
          <table:table-cell office:value-type="string" calcext:value-type="string">
            <text:p>date</text:p>
          </table:table-cell>
          <table:table-cell table:style-name="ce1" office:value-type="string" calcext:value-type="string">
            <text:p>false</text:p>
          </table:table-cell>
          <table:table-cell office:value-type="float" office:value="9.793194" calcext:value-type="float">
            <text:p>9.793194</text:p>
          </table:table-cell>
          <table:table-cell office:value-type="string" calcext:value-type="string">
            <text:p>date</text:p>
          </table:table-cell>
          <table:table-cell table:style-name="ce1" office:value-type="string" calcext:value-type="string">
            <text:p>true</text:p>
          </table:table-cell>
          <table:table-cell office:value-type="float" office:value="13.125624" calcext:value-type="float">
            <text:p>13.125624</text:p>
          </table:table-cell>
          <table:table-cell office:value-type="string" calcext:value-type="string">
            <text:p>date</text:p>
          </table:table-cell>
          <table:table-cell table:style-name="ce1" office:value-type="string" calcext:value-type="string">
            <text:p>false</text:p>
          </table:table-cell>
          <table:table-cell office:value-type="float" office:value="8.860945" calcext:value-type="float">
            <text:p>8.860945</text:p>
          </table:table-cell>
          <table:table-cell office:value-type="string" calcext:value-type="string">
            <text:p>a5</text:p>
          </table:table-cell>
          <table:table-cell table:style-name="ce1" office:value-type="string" calcext:value-type="string">
            <text:p>false</text:p>
          </table:table-cell>
          <table:table-cell office:value-type="float" office:value="6.680924" calcext:value-type="float">
            <text:p>6.68092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59098" calcext:value-type="float">
            <text:p>6.5909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cell table:style-name="ce2" table:formula="of:=IF(AND([.G74]=&quot;true&quot;;[.J74]=&quot;true&quot;;[.M74]=&quot;true&quot;;[.P74]=&quot;true&quot;);&quot;true&quot;;&quot;false&quot;)" office:value-type="string" office:string-value="false" calcext:value-type="string">
            <text:p>false</text:p>
          </table:table-cell>
          <table:table-cell table:formula="of:=IF(AND([.Y74]=&quot;true&quot;;[.AB74]=&quot;true&quot;;[.AE74]=&quot;true&quot;;[.AH74]=&quot;true&quot;);&quot;true&quot;;&quot;false&quot;)" office:value-type="string" office:string-value="false" calcext:value-type="string">
            <text:p>false</text:p>
          </table:table-cell>
        </table:table-row>
        <table:table-row table:style-name="ro1">
          <table:table-cell office:value-type="string" calcext:value-type="string">
            <text:p>8dc7b89c-5fff-43cc-ae7a-f69e4aebf5c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975847" calcext:value-type="float">
            <text:p>15.975847</text:p>
          </table:table-cell>
          <table:table-cell office:value-type="string" calcext:value-type="string">
            <text:p>items,order</text:p>
          </table:table-cell>
          <table:table-cell table:style-name="ce1" office:value-type="string" calcext:value-type="string">
            <text:p>true</text:p>
          </table:table-cell>
          <table:table-cell office:value-type="float" office:value="13.186975" calcext:value-type="float">
            <text:p>13.186975</text:p>
          </table:table-cell>
          <table:table-cell office:value-type="string" calcext:value-type="string">
            <text:p>order</text:p>
          </table:table-cell>
          <table:table-cell table:style-name="ce1" office:value-type="string" calcext:value-type="string">
            <text:p>true</text:p>
          </table:table-cell>
          <table:table-cell office:value-type="float" office:value="5.181765" calcext:value-type="float">
            <text:p>5.181765</text:p>
          </table:table-cell>
          <table:table-cell office:value-type="string" calcext:value-type="string">
            <text:p>items</text:p>
          </table:table-cell>
          <table:table-cell table:style-name="ce1" office:value-type="string" calcext:value-type="string">
            <text:p>false</text:p>
          </table:table-cell>
          <table:table-cell office:value-type="float" office:value="23.703185" calcext:value-type="float">
            <text:p>23.703185</text:p>
          </table:table-cell>
          <table:table-cell office:value-type="string" calcext:value-type="string">
            <text:p>a1,a4,a7</text:p>
          </table:table-cell>
          <table:table-cell table:style-name="ce1" office:value-type="string" calcext:value-type="string">
            <text:p>true</text:p>
          </table:table-cell>
          <table:table-cell office:value-type="float" office:value="15.058349" calcext:value-type="float">
            <text:p>15.0583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26524" calcext:value-type="float">
            <text:p>17.26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344009" calcext:value-type="float">
            <text:p>26.344009</text:p>
          </table:table-cell>
          <table:table-cell office:value-type="string" calcext:value-type="string">
            <text:p>date</text:p>
          </table:table-cell>
          <table:table-cell table:style-name="ce1" office:value-type="string" calcext:value-type="string">
            <text:p>true</text:p>
          </table:table-cell>
          <table:table-cell office:value-type="float" office:value="5.518" calcext:value-type="float">
            <text:p>5.518</text:p>
          </table:table-cell>
          <table:table-cell office:value-type="string" calcext:value-type="string">
            <text:p>sunrise,sunset</text:p>
          </table:table-cell>
          <table:table-cell table:style-name="ce1" office:value-type="string" calcext:value-type="string">
            <text:p>true</text:p>
          </table:table-cell>
          <table:table-cell office:value-type="float" office:value="130.213827" calcext:value-type="float">
            <text:p>130.213827</text:p>
          </table:table-cell>
          <table:table-cell office:value-type="string" calcext:value-type="string">
            <text:p>a2,a3,a5,a6</text:p>
          </table:table-cell>
          <table:table-cell table:style-name="ce1" office:value-type="string" calcext:value-type="string">
            <text:p>false</text:p>
          </table:table-cell>
          <table:table-cell office:value-type="float" office:value="7.147007" calcext:value-type="float">
            <text:p>7.1470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07.441659" calcext:value-type="float">
            <text:p>207.441659</text:p>
          </table:table-cell>
          <table:table-cell table:number-columns-repeated="2" office:value-type="float" office:value="1" calcext:value-type="float">
            <text:p>1</text:p>
          </table:table-cell>
          <table:table-cell office:value-type="string" calcext:value-type="string">
            <text:p>CPEE BPMN is way better for visualizing the lifetimes and flow of data, but it makes the flow a bit less clear.</text:p>
          </table:table-cell>
          <table:table-cell table:style-name="ce2"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cell table:style-name="ce2" table:formula="of:=IF(AND([.G75]=&quot;true&quot;;[.J75]=&quot;true&quot;;[.M75]=&quot;true&quot;;[.P75]=&quot;true&quot;);&quot;true&quot;;&quot;false&quot;)" office:value-type="string" office:string-value="false" calcext:value-type="string">
            <text:p>false</text:p>
          </table:table-cell>
          <table:table-cell table:formula="of:=IF(AND([.Y75]=&quot;true&quot;;[.AB75]=&quot;true&quot;;[.AE75]=&quot;true&quot;;[.AH75]=&quot;true&quot;);&quot;true&quot;;&quot;false&quot;)" office:value-type="string" office:string-value="false" calcext:value-type="string">
            <text:p>false</text:p>
          </table:table-cell>
        </table:table-row>
        <table:table-row table:style-name="ro1">
          <table:table-cell office:value-type="string" calcext:value-type="string">
            <text:p>8de6a114-bd88-4a65-b759-6af6886f08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0.422666" calcext:value-type="float">
            <text:p>60.422666</text:p>
          </table:table-cell>
          <table:table-cell office:value-type="string" calcext:value-type="string">
            <text:p>items,order</text:p>
          </table:table-cell>
          <table:table-cell table:style-name="ce1" office:value-type="string" calcext:value-type="string">
            <text:p>true</text:p>
          </table:table-cell>
          <table:table-cell office:value-type="float" office:value="22.692693" calcext:value-type="float">
            <text:p>22.692693</text:p>
          </table:table-cell>
          <table:table-cell office:value-type="string" calcext:value-type="string">
            <text:p>order</text:p>
          </table:table-cell>
          <table:table-cell table:style-name="ce1" office:value-type="string" calcext:value-type="string">
            <text:p>true</text:p>
          </table:table-cell>
          <table:table-cell office:value-type="float" office:value="13.385578" calcext:value-type="float">
            <text:p>13.385578</text:p>
          </table:table-cell>
          <table:table-cell office:value-type="string" calcext:value-type="string">
            <text:p>items,order</text:p>
          </table:table-cell>
          <table:table-cell table:style-name="ce1" office:value-type="string" calcext:value-type="string">
            <text:p>true</text:p>
          </table:table-cell>
          <table:table-cell office:value-type="float" office:value="61.219608" calcext:value-type="float">
            <text:p>61.219608</text:p>
          </table:table-cell>
          <table:table-cell office:value-type="string" calcext:value-type="string">
            <text:p>a1,a4,a7</text:p>
          </table:table-cell>
          <table:table-cell table:style-name="ce1" office:value-type="string" calcext:value-type="string">
            <text:p>true</text:p>
          </table:table-cell>
          <table:table-cell office:value-type="float" office:value="61.061821" calcext:value-type="float">
            <text:p>61.06182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544866" calcext:value-type="float">
            <text:p>26.5448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219659" calcext:value-type="float">
            <text:p>75.219659</text:p>
          </table:table-cell>
          <table:table-cell office:value-type="string" calcext:value-type="string">
            <text:p>date</text:p>
          </table:table-cell>
          <table:table-cell table:style-name="ce1" office:value-type="string" calcext:value-type="string">
            <text:p>true</text:p>
          </table:table-cell>
          <table:table-cell office:value-type="float" office:value="32.433315" calcext:value-type="float">
            <text:p>32.433315</text:p>
          </table:table-cell>
          <table:table-cell office:value-type="string" calcext:value-type="string">
            <text:p>sunrise,sunset</text:p>
          </table:table-cell>
          <table:table-cell table:style-name="ce1" office:value-type="string" calcext:value-type="string">
            <text:p>true</text:p>
          </table:table-cell>
          <table:table-cell office:value-type="float" office:value="33.033098" calcext:value-type="float">
            <text:p>33.033098</text:p>
          </table:table-cell>
          <table:table-cell office:value-type="string" calcext:value-type="string">
            <text:p>a2,a3,a5,a6</text:p>
          </table:table-cell>
          <table:table-cell table:style-name="ce1" office:value-type="string" calcext:value-type="string">
            <text:p>false</text:p>
          </table:table-cell>
          <table:table-cell office:value-type="float" office:value="24.725575" calcext:value-type="float">
            <text:p>24.72557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9.731477" calcext:value-type="float">
            <text:p>49.7314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first one was more easy to comprehend cause its drwan and shown</text:p>
          </table:table-cell>
          <table:table-cell table:style-name="ce2"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cell table:style-name="ce2" table:formula="of:=IF(AND([.G76]=&quot;true&quot;;[.J76]=&quot;true&quot;;[.M76]=&quot;true&quot;;[.P76]=&quot;true&quot;);&quot;true&quot;;&quot;false&quot;)" office:value-type="string" office:string-value="true" calcext:value-type="string">
            <text:p>true</text:p>
          </table:table-cell>
          <table:table-cell table:formula="of:=IF(AND([.Y76]=&quot;true&quot;;[.AB76]=&quot;true&quot;;[.AE76]=&quot;true&quot;;[.AH76]=&quot;true&quot;);&quot;true&quot;;&quot;false&quot;)" office:value-type="string" office:string-value="false" calcext:value-type="string">
            <text:p>false</text:p>
          </table:table-cell>
        </table:table-row>
        <table:table-row table:style-name="ro1">
          <table:table-cell office:value-type="string" calcext:value-type="string">
            <text:p>942451ac-790d-41b1-89dd-9db2c568cb5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738431" calcext:value-type="float">
            <text:p>29.738431</text:p>
          </table:table-cell>
          <table:table-cell office:value-type="string" calcext:value-type="string">
            <text:p>items,order</text:p>
          </table:table-cell>
          <table:table-cell table:style-name="ce1" office:value-type="string" calcext:value-type="string">
            <text:p>true</text:p>
          </table:table-cell>
          <table:table-cell office:value-type="float" office:value="26.132077" calcext:value-type="float">
            <text:p>26.132077</text:p>
          </table:table-cell>
          <table:table-cell office:value-type="string" calcext:value-type="string">
            <text:p>order</text:p>
          </table:table-cell>
          <table:table-cell table:style-name="ce1" office:value-type="string" calcext:value-type="string">
            <text:p>true</text:p>
          </table:table-cell>
          <table:table-cell office:value-type="float" office:value="11.428266" calcext:value-type="float">
            <text:p>11.428266</text:p>
          </table:table-cell>
          <table:table-cell office:value-type="string" calcext:value-type="string">
            <text:p>items,order</text:p>
          </table:table-cell>
          <table:table-cell table:style-name="ce1" office:value-type="string" calcext:value-type="string">
            <text:p>true</text:p>
          </table:table-cell>
          <table:table-cell office:value-type="float" office:value="24.504747" calcext:value-type="float">
            <text:p>24.504747</text:p>
          </table:table-cell>
          <table:table-cell office:value-type="string" calcext:value-type="string">
            <text:p>a1,a4,a7</text:p>
          </table:table-cell>
          <table:table-cell table:style-name="ce1" office:value-type="string" calcext:value-type="string">
            <text:p>true</text:p>
          </table:table-cell>
          <table:table-cell office:value-type="float" office:value="22.666095" calcext:value-type="float">
            <text:p>22.6660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671344" calcext:value-type="float">
            <text:p>46.671344</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33.929454" calcext:value-type="float">
            <text:p>33.929454</text:p>
          </table:table-cell>
          <table:table-cell office:value-type="string" calcext:value-type="string">
            <text:p>sunrise,sunset</text:p>
          </table:table-cell>
          <table:table-cell table:style-name="ce1" office:value-type="string" calcext:value-type="string">
            <text:p>false</text:p>
          </table:table-cell>
          <table:table-cell office:value-type="float" office:value="23.157715" calcext:value-type="float">
            <text:p>23.157715</text:p>
          </table:table-cell>
          <table:table-cell office:value-type="string" calcext:value-type="string">
            <text:p>date</text:p>
          </table:table-cell>
          <table:table-cell table:style-name="ce1" office:value-type="string" calcext:value-type="string">
            <text:p>false</text:p>
          </table:table-cell>
          <table:table-cell office:value-type="float" office:value="33.507024" calcext:value-type="float">
            <text:p>33.507024</text:p>
          </table:table-cell>
          <table:table-cell office:value-type="string" calcext:value-type="string">
            <text:p>a3,a5,a6,a7</text:p>
          </table:table-cell>
          <table:table-cell table:style-name="ce1" office:value-type="string" calcext:value-type="string">
            <text:p>false</text:p>
          </table:table-cell>
          <table:table-cell office:value-type="float" office:value="26.322199" calcext:value-type="float">
            <text:p>26.3221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796648" calcext:value-type="float">
            <text:p>19.79664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cell table:style-name="ce2" table:formula="of:=IF(AND([.G77]=&quot;true&quot;;[.J77]=&quot;true&quot;;[.M77]=&quot;true&quot;;[.P77]=&quot;true&quot;);&quot;true&quot;;&quot;false&quot;)" office:value-type="string" office:string-value="true" calcext:value-type="string">
            <text:p>true</text:p>
          </table:table-cell>
          <table:table-cell table:formula="of:=IF(AND([.Y77]=&quot;true&quot;;[.AB77]=&quot;true&quot;;[.AE77]=&quot;true&quot;;[.AH77]=&quot;true&quot;);&quot;true&quot;;&quot;false&quot;)" office:value-type="string" office:string-value="false" calcext:value-type="string">
            <text:p>false</text:p>
          </table:table-cell>
        </table:table-row>
        <table:table-row table:style-name="ro1">
          <table:table-cell office:value-type="string" calcext:value-type="string">
            <text:p>96ca111b-e3c0-49ef-9a20-0dbdad3179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1.715054" calcext:value-type="float">
            <text:p>11.715054</text:p>
          </table:table-cell>
          <table:table-cell office:value-type="string" calcext:value-type="string">
            <text:p>sunrise,sunset</text:p>
          </table:table-cell>
          <table:table-cell table:style-name="ce1" office:value-type="string" calcext:value-type="string">
            <text:p>false</text:p>
          </table:table-cell>
          <table:table-cell office:value-type="float" office:value="15.525091" calcext:value-type="float">
            <text:p>15.525091</text:p>
          </table:table-cell>
          <table:table-cell office:value-type="string" calcext:value-type="string">
            <text:p>date</text:p>
          </table:table-cell>
          <table:table-cell table:style-name="ce1" office:value-type="string" calcext:value-type="string">
            <text:p>true</text:p>
          </table:table-cell>
          <table:table-cell office:value-type="float" office:value="12.386373" calcext:value-type="float">
            <text:p>12.386373</text:p>
          </table:table-cell>
          <table:table-cell office:value-type="string" calcext:value-type="string">
            <text:p>sunrise,sunset</text:p>
          </table:table-cell>
          <table:table-cell table:style-name="ce1" office:value-type="string" calcext:value-type="string">
            <text:p>true</text:p>
          </table:table-cell>
          <table:table-cell office:value-type="float" office:value="37.155937" calcext:value-type="float">
            <text:p>37.155937</text:p>
          </table:table-cell>
          <table:table-cell office:value-type="string" calcext:value-type="string">
            <text:p>a2,a5,a6</text:p>
          </table:table-cell>
          <table:table-cell table:style-name="ce1" office:value-type="string" calcext:value-type="string">
            <text:p>true</text:p>
          </table:table-cell>
          <table:table-cell office:value-type="float" office:value="33.647849" calcext:value-type="float">
            <text:p>33.6478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29513" calcext:value-type="float">
            <text:p>27.229513</text:p>
          </table:table-cell>
          <table:table-cell office:value-type="string" calcext:value-type="string">
            <text:p>items,order</text:p>
          </table:table-cell>
          <table:table-cell table:style-name="ce1" office:value-type="string" calcext:value-type="string">
            <text:p>true</text:p>
          </table:table-cell>
          <table:table-cell office:value-type="float" office:value="8.842205" calcext:value-type="float">
            <text:p>8.842205</text:p>
          </table:table-cell>
          <table:table-cell office:value-type="string" calcext:value-type="string">
            <text:p>order</text:p>
          </table:table-cell>
          <table:table-cell table:style-name="ce1" office:value-type="string" calcext:value-type="string">
            <text:p>true</text:p>
          </table:table-cell>
          <table:table-cell office:value-type="float" office:value="10.729383" calcext:value-type="float">
            <text:p>10.729383</text:p>
          </table:table-cell>
          <table:table-cell office:value-type="string" calcext:value-type="string">
            <text:p>items,order</text:p>
          </table:table-cell>
          <table:table-cell table:style-name="ce1" office:value-type="string" calcext:value-type="string">
            <text:p>true</text:p>
          </table:table-cell>
          <table:table-cell office:value-type="float" office:value="14.38952" calcext:value-type="float">
            <text:p>14.38952</text:p>
          </table:table-cell>
          <table:table-cell office:value-type="string" calcext:value-type="string">
            <text:p>a1,a4,a7</text:p>
          </table:table-cell>
          <table:table-cell table:style-name="ce1" office:value-type="string" calcext:value-type="string">
            <text:p>true</text:p>
          </table:table-cell>
          <table:table-cell office:value-type="float" office:value="11.392677" calcext:value-type="float">
            <text:p>11.3926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430977" calcext:value-type="float">
            <text:p>22.430977</text:p>
          </table:table-cell>
          <table:table-cell table:number-columns-repeated="2" office:value-type="float" office:value="2" calcext:value-type="float">
            <text:p>2</text:p>
          </table:table-cell>
          <table:table-cell/>
          <table:table-cell table:style-name="ce2"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true" calcext:value-type="string">
            <text:p>true</text:p>
          </table:table-cell>
          <table:table-cell table:style-name="ce2" table:formula="of:=IF(AND([.G78]=&quot;true&quot;;[.J78]=&quot;true&quot;;[.M78]=&quot;true&quot;;[.P78]=&quot;true&quot;);&quot;true&quot;;&quot;false&quot;)" office:value-type="string" office:string-value="false" calcext:value-type="string">
            <text:p>false</text:p>
          </table:table-cell>
          <table:table-cell table:formula="of:=IF(AND([.Y78]=&quot;true&quot;;[.AB78]=&quot;true&quot;;[.AE78]=&quot;true&quot;;[.AH78]=&quot;true&quot;);&quot;true&quot;;&quot;false&quot;)" office:value-type="string" office:string-value="true" calcext:value-type="string">
            <text:p>true</text:p>
          </table:table-cell>
        </table:table-row>
        <table:table-row table:style-name="ro1">
          <table:table-cell office:value-type="string" calcext:value-type="string">
            <text:p>9904f577-7b8b-49f3-b159-7ebc38b435e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4.010257" calcext:value-type="float">
            <text:p>34.010257</text:p>
          </table:table-cell>
          <table:table-cell office:value-type="string" calcext:value-type="string">
            <text:p>items,order</text:p>
          </table:table-cell>
          <table:table-cell table:style-name="ce1" office:value-type="string" calcext:value-type="string">
            <text:p>true</text:p>
          </table:table-cell>
          <table:table-cell office:value-type="float" office:value="19.005303" calcext:value-type="float">
            <text:p>19.005303</text:p>
          </table:table-cell>
          <table:table-cell office:value-type="string" calcext:value-type="string">
            <text:p>order</text:p>
          </table:table-cell>
          <table:table-cell table:style-name="ce1" office:value-type="string" calcext:value-type="string">
            <text:p>true</text:p>
          </table:table-cell>
          <table:table-cell office:value-type="float" office:value="8.244483" calcext:value-type="float">
            <text:p>8.244483</text:p>
          </table:table-cell>
          <table:table-cell office:value-type="string" calcext:value-type="string">
            <text:p>items,order</text:p>
          </table:table-cell>
          <table:table-cell table:style-name="ce1" office:value-type="string" calcext:value-type="string">
            <text:p>true</text:p>
          </table:table-cell>
          <table:table-cell office:value-type="float" office:value="14.301808" calcext:value-type="float">
            <text:p>14.301808</text:p>
          </table:table-cell>
          <table:table-cell/>
          <table:table-cell table:style-name="ce1" office:value-type="string" calcext:value-type="string">
            <text:p>false</text:p>
          </table:table-cell>
          <table:table-cell office:value-type="float" office:value="26.527621" calcext:value-type="float">
            <text:p>26.5276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3.820062" calcext:value-type="float">
            <text:p>73.82006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83038" calcext:value-type="float">
            <text:p>12.83038</text:p>
          </table:table-cell>
          <table:table-cell office:value-type="string" calcext:value-type="string">
            <text:p>sunrise</text:p>
          </table:table-cell>
          <table:table-cell table:style-name="ce1" office:value-type="string" calcext:value-type="string">
            <text:p>false</text:p>
          </table:table-cell>
          <table:table-cell office:value-type="float" office:value="28.958884" calcext:value-type="float">
            <text:p>28.958884</text:p>
          </table:table-cell>
          <table:table-cell office:value-type="string" calcext:value-type="string">
            <text:p>sunrise</text:p>
          </table:table-cell>
          <table:table-cell table:style-name="ce1" office:value-type="string" calcext:value-type="string">
            <text:p>false</text:p>
          </table:table-cell>
          <table:table-cell office:value-type="float" office:value="44.575786" calcext:value-type="float">
            <text:p>44.575786</text:p>
          </table:table-cell>
          <table:table-cell/>
          <table:table-cell table:style-name="ce1" office:value-type="string" calcext:value-type="string">
            <text:p>false</text:p>
          </table:table-cell>
          <table:table-cell office:value-type="float" office:value="22.871667" calcext:value-type="float">
            <text:p>22.871667</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8.413145" calcext:value-type="float">
            <text:p>108.41314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am not sure if i do it correctlyï¼because a same problem seems to have lots of background. I don not how to deal with the background.</text:p>
          </table:table-cell>
          <table:table-cell table:style-name="ce2"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cell table:style-name="ce2" table:formula="of:=IF(AND([.G79]=&quot;true&quot;;[.J79]=&quot;true&quot;;[.M79]=&quot;true&quot;;[.P79]=&quot;true&quot;);&quot;true&quot;;&quot;false&quot;)" office:value-type="string" office:string-value="false" calcext:value-type="string">
            <text:p>false</text:p>
          </table:table-cell>
          <table:table-cell table:formula="of:=IF(AND([.Y79]=&quot;true&quot;;[.AB79]=&quot;true&quot;;[.AE79]=&quot;true&quot;;[.AH79]=&quot;true&quot;);&quot;true&quot;;&quot;false&quot;)" office:value-type="string" office:string-value="false" calcext:value-type="string">
            <text:p>false</text:p>
          </table:table-cell>
        </table:table-row>
        <table:table-row table:style-name="ro1">
          <table:table-cell office:value-type="string" calcext:value-type="string">
            <text:p>9a9ba470-2ca5-4529-87db-a71fa468c89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058404" calcext:value-type="float">
            <text:p>18.058404</text:p>
          </table:table-cell>
          <table:table-cell office:value-type="string" calcext:value-type="string">
            <text:p>items,order</text:p>
          </table:table-cell>
          <table:table-cell table:style-name="ce1" office:value-type="string" calcext:value-type="string">
            <text:p>true</text:p>
          </table:table-cell>
          <table:table-cell office:value-type="float" office:value="16.02613" calcext:value-type="float">
            <text:p>16.02613</text:p>
          </table:table-cell>
          <table:table-cell office:value-type="string" calcext:value-type="string">
            <text:p>order</text:p>
          </table:table-cell>
          <table:table-cell table:style-name="ce1" office:value-type="string" calcext:value-type="string">
            <text:p>true</text:p>
          </table:table-cell>
          <table:table-cell office:value-type="float" office:value="5.273392" calcext:value-type="float">
            <text:p>5.273392</text:p>
          </table:table-cell>
          <table:table-cell office:value-type="string" calcext:value-type="string">
            <text:p>items,order</text:p>
          </table:table-cell>
          <table:table-cell table:style-name="ce1" office:value-type="string" calcext:value-type="string">
            <text:p>true</text:p>
          </table:table-cell>
          <table:table-cell office:value-type="float" office:value="17.811736" calcext:value-type="float">
            <text:p>17.811736</text:p>
          </table:table-cell>
          <table:table-cell office:value-type="string" calcext:value-type="string">
            <text:p>a1,a4,a7</text:p>
          </table:table-cell>
          <table:table-cell table:style-name="ce1" office:value-type="string" calcext:value-type="string">
            <text:p>true</text:p>
          </table:table-cell>
          <table:table-cell office:value-type="float" office:value="33.019889" calcext:value-type="float">
            <text:p>33.01988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971712" calcext:value-type="float">
            <text:p>18.9717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6.234124" calcext:value-type="float">
            <text:p>36.234124</text:p>
          </table:table-cell>
          <table:table-cell office:value-type="string" calcext:value-type="string">
            <text:p>sunrise,sunset</text:p>
          </table:table-cell>
          <table:table-cell table:style-name="ce1" office:value-type="string" calcext:value-type="string">
            <text:p>false</text:p>
          </table:table-cell>
          <table:table-cell office:value-type="float" office:value="19.843922" calcext:value-type="float">
            <text:p>19.843922</text:p>
          </table:table-cell>
          <table:table-cell office:value-type="string" calcext:value-type="string">
            <text:p>date</text:p>
          </table:table-cell>
          <table:table-cell table:style-name="ce1" office:value-type="string" calcext:value-type="string">
            <text:p>false</text:p>
          </table:table-cell>
          <table:table-cell office:value-type="float" office:value="37.856457" calcext:value-type="float">
            <text:p>37.856457</text:p>
          </table:table-cell>
          <table:table-cell office:value-type="string" calcext:value-type="string">
            <text:p>a2,a3,a5,a6</text:p>
          </table:table-cell>
          <table:table-cell table:style-name="ce1" office:value-type="string" calcext:value-type="string">
            <text:p>false</text:p>
          </table:table-cell>
          <table:table-cell office:value-type="float" office:value="10.276719" calcext:value-type="float">
            <text:p>10.2767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678932" calcext:value-type="float">
            <text:p>28.67893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cell table:style-name="ce2" table:formula="of:=IF(AND([.G80]=&quot;true&quot;;[.J80]=&quot;true&quot;;[.M80]=&quot;true&quot;;[.P80]=&quot;true&quot;);&quot;true&quot;;&quot;false&quot;)" office:value-type="string" office:string-value="true" calcext:value-type="string">
            <text:p>true</text:p>
          </table:table-cell>
          <table:table-cell table:formula="of:=IF(AND([.Y80]=&quot;true&quot;;[.AB80]=&quot;true&quot;;[.AE80]=&quot;true&quot;;[.AH80]=&quot;true&quot;);&quot;true&quot;;&quot;false&quot;)" office:value-type="string" office:string-value="false" calcext:value-type="string">
            <text:p>false</text:p>
          </table:table-cell>
        </table:table-row>
        <table:table-row table:style-name="ro1">
          <table:table-cell office:value-type="string" calcext:value-type="string">
            <text:p>9aa12dd8-e97d-41b2-8830-d5feaea4b46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1.967711" calcext:value-type="float">
            <text:p>11.967711</text:p>
          </table:table-cell>
          <table:table-cell office:value-type="string" calcext:value-type="string">
            <text:p>items,order</text:p>
          </table:table-cell>
          <table:table-cell table:style-name="ce1" office:value-type="string" calcext:value-type="string">
            <text:p>true</text:p>
          </table:table-cell>
          <table:table-cell office:value-type="float" office:value="7.67925" calcext:value-type="float">
            <text:p>7.67925</text:p>
          </table:table-cell>
          <table:table-cell office:value-type="string" calcext:value-type="string">
            <text:p>order</text:p>
          </table:table-cell>
          <table:table-cell table:style-name="ce1" office:value-type="string" calcext:value-type="string">
            <text:p>true</text:p>
          </table:table-cell>
          <table:table-cell office:value-type="float" office:value="7.088935" calcext:value-type="float">
            <text:p>7.088935</text:p>
          </table:table-cell>
          <table:table-cell office:value-type="string" calcext:value-type="string">
            <text:p>items,order</text:p>
          </table:table-cell>
          <table:table-cell table:style-name="ce1" office:value-type="string" calcext:value-type="string">
            <text:p>true</text:p>
          </table:table-cell>
          <table:table-cell office:value-type="float" office:value="10.642198" calcext:value-type="float">
            <text:p>10.642198</text:p>
          </table:table-cell>
          <table:table-cell office:value-type="string" calcext:value-type="string">
            <text:p>a1,a4,a7</text:p>
          </table:table-cell>
          <table:table-cell table:style-name="ce1" office:value-type="string" calcext:value-type="string">
            <text:p>true</text:p>
          </table:table-cell>
          <table:table-cell office:value-type="float" office:value="10.447765" calcext:value-type="float">
            <text:p>10.4477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263451" calcext:value-type="float">
            <text:p>37.26345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1.879072" calcext:value-type="float">
            <text:p>21.879072</text:p>
          </table:table-cell>
          <table:table-cell office:value-type="string" calcext:value-type="string">
            <text:p>date</text:p>
          </table:table-cell>
          <table:table-cell table:style-name="ce1" office:value-type="string" calcext:value-type="string">
            <text:p>true</text:p>
          </table:table-cell>
          <table:table-cell office:value-type="float" office:value="8.014412" calcext:value-type="float">
            <text:p>8.014412</text:p>
          </table:table-cell>
          <table:table-cell office:value-type="string" calcext:value-type="string">
            <text:p>sunrise,sunset</text:p>
          </table:table-cell>
          <table:table-cell table:style-name="ce1" office:value-type="string" calcext:value-type="string">
            <text:p>true</text:p>
          </table:table-cell>
          <table:table-cell office:value-type="float" office:value="21.952372" calcext:value-type="float">
            <text:p>21.952372</text:p>
          </table:table-cell>
          <table:table-cell office:value-type="string" calcext:value-type="string">
            <text:p>a5</text:p>
          </table:table-cell>
          <table:table-cell table:style-name="ce1" office:value-type="string" calcext:value-type="string">
            <text:p>false</text:p>
          </table:table-cell>
          <table:table-cell office:value-type="float" office:value="3.615162" calcext:value-type="float">
            <text:p>3.61516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193586" calcext:value-type="float">
            <text:p>12.19358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cell table:style-name="ce2" table:formula="of:=IF(AND([.G81]=&quot;true&quot;;[.J81]=&quot;true&quot;;[.M81]=&quot;true&quot;;[.P81]=&quot;true&quot;);&quot;true&quot;;&quot;false&quot;)" office:value-type="string" office:string-value="true" calcext:value-type="string">
            <text:p>true</text:p>
          </table:table-cell>
          <table:table-cell table:formula="of:=IF(AND([.Y81]=&quot;true&quot;;[.AB81]=&quot;true&quot;;[.AE81]=&quot;true&quot;;[.AH81]=&quot;true&quot;);&quot;true&quot;;&quot;false&quot;)" office:value-type="string" office:string-value="false" calcext:value-type="string">
            <text:p>false</text:p>
          </table:table-cell>
        </table:table-row>
        <table:table-row table:style-name="ro1">
          <table:table-cell office:value-type="string" calcext:value-type="string">
            <text:p>9bd9415e-d726-4532-94ca-6726ad0f105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286044" calcext:value-type="float">
            <text:p>18.286044</text:p>
          </table:table-cell>
          <table:table-cell office:value-type="string" calcext:value-type="string">
            <text:p>items,order</text:p>
          </table:table-cell>
          <table:table-cell table:style-name="ce1" office:value-type="string" calcext:value-type="string">
            <text:p>true</text:p>
          </table:table-cell>
          <table:table-cell office:value-type="float" office:value="13.018767" calcext:value-type="float">
            <text:p>13.018767</text:p>
          </table:table-cell>
          <table:table-cell office:value-type="string" calcext:value-type="string">
            <text:p>order</text:p>
          </table:table-cell>
          <table:table-cell table:style-name="ce1" office:value-type="string" calcext:value-type="string">
            <text:p>true</text:p>
          </table:table-cell>
          <table:table-cell office:value-type="float" office:value="6.317845" calcext:value-type="float">
            <text:p>6.317845</text:p>
          </table:table-cell>
          <table:table-cell office:value-type="string" calcext:value-type="string">
            <text:p>items,order</text:p>
          </table:table-cell>
          <table:table-cell table:style-name="ce1" office:value-type="string" calcext:value-type="string">
            <text:p>true</text:p>
          </table:table-cell>
          <table:table-cell office:value-type="float" office:value="17.769898" calcext:value-type="float">
            <text:p>17.769898</text:p>
          </table:table-cell>
          <table:table-cell office:value-type="string" calcext:value-type="string">
            <text:p>a1,a4,a7</text:p>
          </table:table-cell>
          <table:table-cell table:style-name="ce1" office:value-type="string" calcext:value-type="string">
            <text:p>true</text:p>
          </table:table-cell>
          <table:table-cell office:value-type="float" office:value="12.101249" calcext:value-type="float">
            <text:p>12.10124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4109" calcext:value-type="float">
            <text:p>12.410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417089" calcext:value-type="float">
            <text:p>11.417089</text:p>
          </table:table-cell>
          <table:table-cell office:value-type="string" calcext:value-type="string">
            <text:p>date</text:p>
          </table:table-cell>
          <table:table-cell table:style-name="ce1" office:value-type="string" calcext:value-type="string">
            <text:p>true</text:p>
          </table:table-cell>
          <table:table-cell office:value-type="float" office:value="9.877342" calcext:value-type="float">
            <text:p>9.877342</text:p>
          </table:table-cell>
          <table:table-cell office:value-type="string" calcext:value-type="string">
            <text:p>sunrise,sunset</text:p>
          </table:table-cell>
          <table:table-cell table:style-name="ce1" office:value-type="string" calcext:value-type="string">
            <text:p>true</text:p>
          </table:table-cell>
          <table:table-cell office:value-type="float" office:value="23.098939" calcext:value-type="float">
            <text:p>23.098939</text:p>
          </table:table-cell>
          <table:table-cell office:value-type="string" calcext:value-type="string">
            <text:p>a2,a3,a5,a6</text:p>
          </table:table-cell>
          <table:table-cell table:style-name="ce1" office:value-type="string" calcext:value-type="string">
            <text:p>false</text:p>
          </table:table-cell>
          <table:table-cell office:value-type="float" office:value="7.958883" calcext:value-type="float">
            <text:p>7.9588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9.829364" calcext:value-type="float">
            <text:p>99.829364</text:p>
          </table:table-cell>
          <table:table-cell table:number-columns-repeated="2" office:value-type="float" office:value="2" calcext:value-type="float">
            <text:p>2</text:p>
          </table:table-cell>
          <table:table-cell/>
          <table:table-cell table:style-name="ce2"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cell table:style-name="ce2" table:formula="of:=IF(AND([.G82]=&quot;true&quot;;[.J82]=&quot;true&quot;;[.M82]=&quot;true&quot;;[.P82]=&quot;true&quot;);&quot;true&quot;;&quot;false&quot;)" office:value-type="string" office:string-value="true" calcext:value-type="string">
            <text:p>true</text:p>
          </table:table-cell>
          <table:table-cell table:formula="of:=IF(AND([.Y82]=&quot;true&quot;;[.AB82]=&quot;true&quot;;[.AE82]=&quot;true&quot;;[.AH82]=&quot;true&quot;);&quot;true&quot;;&quot;false&quot;)" office:value-type="string" office:string-value="false" calcext:value-type="string">
            <text:p>false</text:p>
          </table:table-cell>
        </table:table-row>
        <table:table-row table:style-name="ro1">
          <table:table-cell office:value-type="string" calcext:value-type="string">
            <text:p>9c9c12c6-2e83-4a0c-8104-bb4fe03f5f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352193" calcext:value-type="float">
            <text:p>15.352193</text:p>
          </table:table-cell>
          <table:table-cell office:value-type="string" calcext:value-type="string">
            <text:p>items,order</text:p>
          </table:table-cell>
          <table:table-cell table:style-name="ce1" office:value-type="string" calcext:value-type="string">
            <text:p>true</text:p>
          </table:table-cell>
          <table:table-cell office:value-type="float" office:value="16.412612" calcext:value-type="float">
            <text:p>16.412612</text:p>
          </table:table-cell>
          <table:table-cell office:value-type="string" calcext:value-type="string">
            <text:p>order</text:p>
          </table:table-cell>
          <table:table-cell table:style-name="ce1" office:value-type="string" calcext:value-type="string">
            <text:p>true</text:p>
          </table:table-cell>
          <table:table-cell office:value-type="float" office:value="11.941979" calcext:value-type="float">
            <text:p>11.941979</text:p>
          </table:table-cell>
          <table:table-cell office:value-type="string" calcext:value-type="string">
            <text:p>items,order</text:p>
          </table:table-cell>
          <table:table-cell table:style-name="ce1" office:value-type="string" calcext:value-type="string">
            <text:p>true</text:p>
          </table:table-cell>
          <table:table-cell office:value-type="float" office:value="22.410473" calcext:value-type="float">
            <text:p>22.410473</text:p>
          </table:table-cell>
          <table:table-cell office:value-type="string" calcext:value-type="string">
            <text:p>a1,a4,a7</text:p>
          </table:table-cell>
          <table:table-cell table:style-name="ce1" office:value-type="string" calcext:value-type="string">
            <text:p>true</text:p>
          </table:table-cell>
          <table:table-cell office:value-type="float" office:value="29.025227" calcext:value-type="float">
            <text:p>29.02522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574954" calcext:value-type="float">
            <text:p>14.5749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587204" calcext:value-type="float">
            <text:p>26.587204</text:p>
          </table:table-cell>
          <table:table-cell office:value-type="string" calcext:value-type="string">
            <text:p>date</text:p>
          </table:table-cell>
          <table:table-cell table:style-name="ce1" office:value-type="string" calcext:value-type="string">
            <text:p>true</text:p>
          </table:table-cell>
          <table:table-cell office:value-type="float" office:value="21.715988" calcext:value-type="float">
            <text:p>21.715988</text:p>
          </table:table-cell>
          <table:table-cell office:value-type="string" calcext:value-type="string">
            <text:p>date</text:p>
          </table:table-cell>
          <table:table-cell table:style-name="ce1" office:value-type="string" calcext:value-type="string">
            <text:p>false</text:p>
          </table:table-cell>
          <table:table-cell office:value-type="float" office:value="33.099702" calcext:value-type="float">
            <text:p>33.099702</text:p>
          </table:table-cell>
          <table:table-cell office:value-type="string" calcext:value-type="string">
            <text:p>a5,a6</text:p>
          </table:table-cell>
          <table:table-cell table:style-name="ce1" office:value-type="string" calcext:value-type="string">
            <text:p>false</text:p>
          </table:table-cell>
          <table:table-cell office:value-type="float" office:value="17.742225" calcext:value-type="float">
            <text:p>17.742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835725" calcext:value-type="float">
            <text:p>44.8357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cannot tell whether they are in conditional loops</text:p>
          </table:table-cell>
          <table:table-cell table:style-name="ce2"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cell table:style-name="ce2" table:formula="of:=IF(AND([.G83]=&quot;true&quot;;[.J83]=&quot;true&quot;;[.M83]=&quot;true&quot;;[.P83]=&quot;true&quot;);&quot;true&quot;;&quot;false&quot;)" office:value-type="string" office:string-value="true" calcext:value-type="string">
            <text:p>true</text:p>
          </table:table-cell>
          <table:table-cell table:formula="of:=IF(AND([.Y83]=&quot;true&quot;;[.AB83]=&quot;true&quot;;[.AE83]=&quot;true&quot;;[.AH83]=&quot;true&quot;);&quot;true&quot;;&quot;false&quot;)" office:value-type="string" office:string-value="false" calcext:value-type="string">
            <text:p>false</text:p>
          </table:table-cell>
        </table:table-row>
        <table:table-row table:style-name="ro1">
          <table:table-cell office:value-type="string" calcext:value-type="string">
            <text:p>9d584f52-4a33-4a4d-bf16-3e5294169f8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910724" calcext:value-type="float">
            <text:p>19.9107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32284" calcext:value-type="float">
            <text:p>2.132284</text:p>
          </table:table-cell>
          <table:table-cell/>
          <table:table-cell table:style-name="ce1" office:value-type="string" calcext:value-type="string">
            <text:p>false</text:p>
          </table:table-cell>
          <table:table-cell office:value-type="float" office:value="18.489175" calcext:value-type="float">
            <text:p>18.489175</text:p>
          </table:table-cell>
          <table:table-cell office:value-type="string" calcext:value-type="string">
            <text:p>sunrise,sunset</text:p>
          </table:table-cell>
          <table:table-cell table:style-name="ce1" office:value-type="string" calcext:value-type="string">
            <text:p>true</text:p>
          </table:table-cell>
          <table:table-cell office:value-type="float" office:value="28.349163" calcext:value-type="float">
            <text:p>28.349163</text:p>
          </table:table-cell>
          <table:table-cell office:value-type="string" calcext:value-type="string">
            <text:p>a2,a3,a5,a6</text:p>
          </table:table-cell>
          <table:table-cell table:style-name="ce1" office:value-type="string" calcext:value-type="string">
            <text:p>false</text:p>
          </table:table-cell>
          <table:table-cell office:value-type="float" office:value="36.851789" calcext:value-type="float">
            <text:p>36.8517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824063" calcext:value-type="float">
            <text:p>28.824063</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5.991808" calcext:value-type="float">
            <text:p>35.991808</text:p>
          </table:table-cell>
          <table:table-cell office:value-type="string" calcext:value-type="string">
            <text:p>order</text:p>
          </table:table-cell>
          <table:table-cell table:style-name="ce1" office:value-type="string" calcext:value-type="string">
            <text:p>true</text:p>
          </table:table-cell>
          <table:table-cell office:value-type="float" office:value="11.210885" calcext:value-type="float">
            <text:p>11.210885</text:p>
          </table:table-cell>
          <table:table-cell office:value-type="string" calcext:value-type="string">
            <text:p>items,order</text:p>
          </table:table-cell>
          <table:table-cell table:style-name="ce1" office:value-type="string" calcext:value-type="string">
            <text:p>true</text:p>
          </table:table-cell>
          <table:table-cell office:value-type="float" office:value="61.927976" calcext:value-type="float">
            <text:p>61.927976</text:p>
          </table:table-cell>
          <table:table-cell office:value-type="string" calcext:value-type="string">
            <text:p>a1,a4,a7</text:p>
          </table:table-cell>
          <table:table-cell table:style-name="ce1" office:value-type="string" calcext:value-type="string">
            <text:p>true</text:p>
          </table:table-cell>
          <table:table-cell office:value-type="float" office:value="24.68028" calcext:value-type="float">
            <text:p>24.6802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31781" calcext:value-type="float">
            <text:p>73.31781</text:p>
          </table:table-cell>
          <table:table-cell table:number-columns-repeated="2" office:value-type="float" office:value="1" calcext:value-type="float">
            <text:p>1</text:p>
          </table:table-cell>
          <table:table-cell office:value-type="string" calcext:value-type="string">
            <text:p>tracing long arrows in traditional BPMN can lead to accidentally switching arrows</text:p>
          </table:table-cell>
          <table:table-cell table:style-name="ce2"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cell table:style-name="ce2" table:formula="of:=IF(AND([.G84]=&quot;true&quot;;[.J84]=&quot;true&quot;;[.M84]=&quot;true&quot;;[.P84]=&quot;true&quot;);&quot;true&quot;;&quot;false&quot;)" office:value-type="string" office:string-value="false" calcext:value-type="string">
            <text:p>false</text:p>
          </table:table-cell>
          <table:table-cell table:formula="of:=IF(AND([.Y84]=&quot;true&quot;;[.AB84]=&quot;true&quot;;[.AE84]=&quot;true&quot;;[.AH84]=&quot;true&quot;);&quot;true&quot;;&quot;false&quot;)" office:value-type="string" office:string-value="false" calcext:value-type="string">
            <text:p>false</text:p>
          </table:table-cell>
        </table:table-row>
        <table:table-row table:style-name="ro1">
          <table:table-cell office:value-type="string" calcext:value-type="string">
            <text:p>a14a2337-a5d2-4713-b3ff-57f2aa6f448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6917" calcext:value-type="float">
            <text:p>16.06917</text:p>
          </table:table-cell>
          <table:table-cell office:value-type="string" calcext:value-type="string">
            <text:p>sunrise,sunset</text:p>
          </table:table-cell>
          <table:table-cell table:style-name="ce1" office:value-type="string" calcext:value-type="string">
            <text:p>false</text:p>
          </table:table-cell>
          <table:table-cell office:value-type="float" office:value="9.917509" calcext:value-type="float">
            <text:p>9.917509</text:p>
          </table:table-cell>
          <table:table-cell office:value-type="string" calcext:value-type="string">
            <text:p>date</text:p>
          </table:table-cell>
          <table:table-cell table:style-name="ce1" office:value-type="string" calcext:value-type="string">
            <text:p>true</text:p>
          </table:table-cell>
          <table:table-cell office:value-type="float" office:value="13.936568" calcext:value-type="float">
            <text:p>13.936568</text:p>
          </table:table-cell>
          <table:table-cell office:value-type="string" calcext:value-type="string">
            <text:p>sunrise,sunset</text:p>
          </table:table-cell>
          <table:table-cell table:style-name="ce1" office:value-type="string" calcext:value-type="string">
            <text:p>true</text:p>
          </table:table-cell>
          <table:table-cell office:value-type="float" office:value="30.221218" calcext:value-type="float">
            <text:p>30.221218</text:p>
          </table:table-cell>
          <table:table-cell office:value-type="string" calcext:value-type="string">
            <text:p>a2,a3,a5,a6</text:p>
          </table:table-cell>
          <table:table-cell table:style-name="ce1" office:value-type="string" calcext:value-type="string">
            <text:p>false</text:p>
          </table:table-cell>
          <table:table-cell office:value-type="float" office:value="21.276436" calcext:value-type="float">
            <text:p>21.276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3.940111" calcext:value-type="float">
            <text:p>13.940111</text:p>
          </table:table-cell>
          <table:table-cell office:value-type="string" calcext:value-type="string">
            <text:p>items,order</text:p>
          </table:table-cell>
          <table:table-cell table:style-name="ce1" office:value-type="string" calcext:value-type="string">
            <text:p>true</text:p>
          </table:table-cell>
          <table:table-cell office:value-type="float" office:value="16.14977" calcext:value-type="float">
            <text:p>16.14977</text:p>
          </table:table-cell>
          <table:table-cell office:value-type="string" calcext:value-type="string">
            <text:p>order</text:p>
          </table:table-cell>
          <table:table-cell table:style-name="ce1" office:value-type="string" calcext:value-type="string">
            <text:p>true</text:p>
          </table:table-cell>
          <table:table-cell office:value-type="float" office:value="4.179248" calcext:value-type="float">
            <text:p>4.179248</text:p>
          </table:table-cell>
          <table:table-cell office:value-type="string" calcext:value-type="string">
            <text:p>items,order</text:p>
          </table:table-cell>
          <table:table-cell table:style-name="ce1" office:value-type="string" calcext:value-type="string">
            <text:p>true</text:p>
          </table:table-cell>
          <table:table-cell office:value-type="float" office:value="26.592154" calcext:value-type="float">
            <text:p>26.592154</text:p>
          </table:table-cell>
          <table:table-cell office:value-type="string" calcext:value-type="string">
            <text:p>a1,a4,a7</text:p>
          </table:table-cell>
          <table:table-cell table:style-name="ce1" office:value-type="string" calcext:value-type="string">
            <text:p>true</text:p>
          </table:table-cell>
          <table:table-cell office:value-type="float" office:value="31.27359" calcext:value-type="float">
            <text:p>31.27359</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055161" calcext:value-type="float">
            <text:p>73.055161</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raditional is harder to read (you need to follow each arrow)</text:p>
          </table:table-cell>
          <table:table-cell table:style-name="ce2"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true" calcext:value-type="string">
            <text:p>true</text:p>
          </table:table-cell>
          <table:table-cell table:style-name="ce2" table:formula="of:=IF(AND([.G85]=&quot;true&quot;;[.J85]=&quot;true&quot;;[.M85]=&quot;true&quot;;[.P85]=&quot;true&quot;);&quot;true&quot;;&quot;false&quot;)" office:value-type="string" office:string-value="false" calcext:value-type="string">
            <text:p>false</text:p>
          </table:table-cell>
          <table:table-cell table:formula="of:=IF(AND([.Y85]=&quot;true&quot;;[.AB85]=&quot;true&quot;;[.AE85]=&quot;true&quot;;[.AH85]=&quot;true&quot;);&quot;true&quot;;&quot;false&quot;)" office:value-type="string" office:string-value="true" calcext:value-type="string">
            <text:p>true</text:p>
          </table:table-cell>
        </table:table-row>
        <table:table-row table:style-name="ro1">
          <table:table-cell office:value-type="string" calcext:value-type="string">
            <text:p>a399e79a-dce4-4bec-b61a-a7c1a5fca59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761293" calcext:value-type="float">
            <text:p>24.761293</text:p>
          </table:table-cell>
          <table:table-cell office:value-type="string" calcext:value-type="string">
            <text:p>order</text:p>
          </table:table-cell>
          <table:table-cell table:style-name="ce1" office:value-type="string" calcext:value-type="string">
            <text:p>false</text:p>
          </table:table-cell>
          <table:table-cell office:value-type="float" office:value="48.304879" calcext:value-type="float">
            <text:p>48.304879</text:p>
          </table:table-cell>
          <table:table-cell office:value-type="string" calcext:value-type="string">
            <text:p>items,order</text:p>
          </table:table-cell>
          <table:table-cell table:style-name="ce1" office:value-type="string" calcext:value-type="string">
            <text:p>false</text:p>
          </table:table-cell>
          <table:table-cell office:value-type="float" office:value="35.35825" calcext:value-type="float">
            <text:p>35.35825</text:p>
          </table:table-cell>
          <table:table-cell office:value-type="string" calcext:value-type="string">
            <text:p>items,order</text:p>
          </table:table-cell>
          <table:table-cell table:style-name="ce1" office:value-type="string" calcext:value-type="string">
            <text:p>true</text:p>
          </table:table-cell>
          <table:table-cell office:value-type="float" office:value="31.754984" calcext:value-type="float">
            <text:p>31.754984</text:p>
          </table:table-cell>
          <table:table-cell office:value-type="string" calcext:value-type="string">
            <text:p>a1,a4,a7</text:p>
          </table:table-cell>
          <table:table-cell table:style-name="ce1" office:value-type="string" calcext:value-type="string">
            <text:p>true</text:p>
          </table:table-cell>
          <table:table-cell office:value-type="float" office:value="38.819561" calcext:value-type="float">
            <text:p>38.81956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20257" calcext:value-type="float">
            <text:p>29.12025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5.264926" calcext:value-type="float">
            <text:p>25.264926</text:p>
          </table:table-cell>
          <table:table-cell office:value-type="string" calcext:value-type="string">
            <text:p>date</text:p>
          </table:table-cell>
          <table:table-cell table:style-name="ce1" office:value-type="string" calcext:value-type="string">
            <text:p>true</text:p>
          </table:table-cell>
          <table:table-cell office:value-type="float" office:value="15.715364" calcext:value-type="float">
            <text:p>15.715364</text:p>
          </table:table-cell>
          <table:table-cell office:value-type="string" calcext:value-type="string">
            <text:p>sunrise,sunset</text:p>
          </table:table-cell>
          <table:table-cell table:style-name="ce1" office:value-type="string" calcext:value-type="string">
            <text:p>true</text:p>
          </table:table-cell>
          <table:table-cell office:value-type="float" office:value="61.985666" calcext:value-type="float">
            <text:p>61.985666</text:p>
          </table:table-cell>
          <table:table-cell office:value-type="string" calcext:value-type="string">
            <text:p>a2,a3,a5,a6</text:p>
          </table:table-cell>
          <table:table-cell table:style-name="ce1" office:value-type="string" calcext:value-type="string">
            <text:p>false</text:p>
          </table:table-cell>
          <table:table-cell office:value-type="float" office:value="14.766476" calcext:value-type="float">
            <text:p>14.7664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48801" calcext:value-type="float">
            <text:p>39.148801</text:p>
          </table:table-cell>
          <table:table-cell table:number-columns-repeated="2" office:value-type="float" office:value="1" calcext:value-type="float">
            <text:p>1</text:p>
          </table:table-cell>
          <table:table-cell/>
          <table:table-cell table:style-name="ce2"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cell table:style-name="ce2" table:formula="of:=IF(AND([.G86]=&quot;true&quot;;[.J86]=&quot;true&quot;;[.M86]=&quot;true&quot;;[.P86]=&quot;true&quot;);&quot;true&quot;;&quot;false&quot;)" office:value-type="string" office:string-value="false" calcext:value-type="string">
            <text:p>false</text:p>
          </table:table-cell>
          <table:table-cell table:formula="of:=IF(AND([.Y86]=&quot;true&quot;;[.AB86]=&quot;true&quot;;[.AE86]=&quot;true&quot;;[.AH86]=&quot;true&quot;);&quot;true&quot;;&quot;false&quot;)" office:value-type="string" office:string-value="false" calcext:value-type="string">
            <text:p>false</text:p>
          </table:table-cell>
        </table:table-row>
        <table:table-row table:style-name="ro1">
          <table:table-cell office:value-type="string" calcext:value-type="string">
            <text:p>a42258aa-4570-4aec-b998-ff5a7d247e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5.796358" calcext:value-type="float">
            <text:p>65.796358</text:p>
          </table:table-cell>
          <table:table-cell office:value-type="string" calcext:value-type="string">
            <text:p>items,order</text:p>
          </table:table-cell>
          <table:table-cell table:style-name="ce1" office:value-type="string" calcext:value-type="string">
            <text:p>true</text:p>
          </table:table-cell>
          <table:table-cell office:value-type="float" office:value="19.337492" calcext:value-type="float">
            <text:p>19.337492</text:p>
          </table:table-cell>
          <table:table-cell office:value-type="string" calcext:value-type="string">
            <text:p>refill</text:p>
          </table:table-cell>
          <table:table-cell table:style-name="ce1" office:value-type="string" calcext:value-type="string">
            <text:p>false</text:p>
          </table:table-cell>
          <table:table-cell office:value-type="float" office:value="15.94635" calcext:value-type="float">
            <text:p>15.94635</text:p>
          </table:table-cell>
          <table:table-cell office:value-type="string" calcext:value-type="string">
            <text:p>items,order</text:p>
          </table:table-cell>
          <table:table-cell table:style-name="ce1" office:value-type="string" calcext:value-type="string">
            <text:p>true</text:p>
          </table:table-cell>
          <table:table-cell office:value-type="float" office:value="24.615093" calcext:value-type="float">
            <text:p>24.615093</text:p>
          </table:table-cell>
          <table:table-cell office:value-type="string" calcext:value-type="string">
            <text:p>a1,a4,a7</text:p>
          </table:table-cell>
          <table:table-cell table:style-name="ce1" office:value-type="string" calcext:value-type="string">
            <text:p>true</text:p>
          </table:table-cell>
          <table:table-cell office:value-type="float" office:value="9.616194" calcext:value-type="float">
            <text:p>9.61619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964282" calcext:value-type="float">
            <text:p>20.9642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894909" calcext:value-type="float">
            <text:p>18.894909</text:p>
          </table:table-cell>
          <table:table-cell office:value-type="string" calcext:value-type="string">
            <text:p>date</text:p>
          </table:table-cell>
          <table:table-cell table:style-name="ce1" office:value-type="string" calcext:value-type="string">
            <text:p>true</text:p>
          </table:table-cell>
          <table:table-cell office:value-type="float" office:value="5.445868" calcext:value-type="float">
            <text:p>5.445868</text:p>
          </table:table-cell>
          <table:table-cell office:value-type="string" calcext:value-type="string">
            <text:p>sunrise,sunset</text:p>
          </table:table-cell>
          <table:table-cell table:style-name="ce1" office:value-type="string" calcext:value-type="string">
            <text:p>true</text:p>
          </table:table-cell>
          <table:table-cell office:value-type="float" office:value="37.000468" calcext:value-type="float">
            <text:p>37.000468</text:p>
          </table:table-cell>
          <table:table-cell office:value-type="string" calcext:value-type="string">
            <text:p>a2,a5,a6</text:p>
          </table:table-cell>
          <table:table-cell table:style-name="ce1" office:value-type="string" calcext:value-type="string">
            <text:p>true</text:p>
          </table:table-cell>
          <table:table-cell office:value-type="float" office:value="12.21507" calcext:value-type="float">
            <text:p>12.21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6289" calcext:value-type="float">
            <text:p>11.96289</text:p>
          </table:table-cell>
          <table:table-cell table:number-columns-repeated="2" office:value-type="float" office:value="0" calcext:value-type="float">
            <text:p>0</text:p>
          </table:table-cell>
          <table:table-cell/>
          <table:table-cell table:style-name="ce2"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true" calcext:value-type="string">
            <text:p>true</text:p>
          </table:table-cell>
          <table:table-cell table:style-name="ce2" table:formula="of:=IF(AND([.G87]=&quot;true&quot;;[.J87]=&quot;true&quot;;[.M87]=&quot;true&quot;;[.P87]=&quot;true&quot;);&quot;true&quot;;&quot;false&quot;)" office:value-type="string" office:string-value="false" calcext:value-type="string">
            <text:p>false</text:p>
          </table:table-cell>
          <table:table-cell table:formula="of:=IF(AND([.Y87]=&quot;true&quot;;[.AB87]=&quot;true&quot;;[.AE87]=&quot;true&quot;;[.AH87]=&quot;true&quot;);&quot;true&quot;;&quot;false&quot;)" office:value-type="string" office:string-value="true" calcext:value-type="string">
            <text:p>true</text:p>
          </table:table-cell>
        </table:table-row>
        <table:table-row table:style-name="ro1">
          <table:table-cell office:value-type="string" calcext:value-type="string">
            <text:p>a5e3630d-60af-47be-b644-395d846a974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732985" calcext:value-type="float">
            <text:p>46.7329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33795" calcext:value-type="float">
            <text:p>19.33795</text:p>
          </table:table-cell>
          <table:table-cell office:value-type="string" calcext:value-type="string">
            <text:p>date</text:p>
          </table:table-cell>
          <table:table-cell table:style-name="ce1" office:value-type="string" calcext:value-type="string">
            <text:p>true</text:p>
          </table:table-cell>
          <table:table-cell office:value-type="float" office:value="5.962346" calcext:value-type="float">
            <text:p>5.962346</text:p>
          </table:table-cell>
          <table:table-cell office:value-type="string" calcext:value-type="string">
            <text:p>sunrise,sunset</text:p>
          </table:table-cell>
          <table:table-cell table:style-name="ce1" office:value-type="string" calcext:value-type="string">
            <text:p>true</text:p>
          </table:table-cell>
          <table:table-cell office:value-type="float" office:value="49.105894" calcext:value-type="float">
            <text:p>49.105894</text:p>
          </table:table-cell>
          <table:table-cell office:value-type="string" calcext:value-type="string">
            <text:p>a2,a3,a5,a6</text:p>
          </table:table-cell>
          <table:table-cell table:style-name="ce1" office:value-type="string" calcext:value-type="string">
            <text:p>false</text:p>
          </table:table-cell>
          <table:table-cell office:value-type="float" office:value="25.711016" calcext:value-type="float">
            <text:p>25.71101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516741" calcext:value-type="float">
            <text:p>18.516741</text:p>
          </table:table-cell>
          <table:table-cell office:value-type="string" calcext:value-type="string">
            <text:p>items,order</text:p>
          </table:table-cell>
          <table:table-cell table:style-name="ce1" office:value-type="string" calcext:value-type="string">
            <text:p>true</text:p>
          </table:table-cell>
          <table:table-cell office:value-type="float" office:value="14.116422" calcext:value-type="float">
            <text:p>14.116422</text:p>
          </table:table-cell>
          <table:table-cell office:value-type="string" calcext:value-type="string">
            <text:p>items,order</text:p>
          </table:table-cell>
          <table:table-cell table:style-name="ce1" office:value-type="string" calcext:value-type="string">
            <text:p>false</text:p>
          </table:table-cell>
          <table:table-cell office:value-type="float" office:value="8.938742" calcext:value-type="float">
            <text:p>8.938742</text:p>
          </table:table-cell>
          <table:table-cell office:value-type="string" calcext:value-type="string">
            <text:p>order</text:p>
          </table:table-cell>
          <table:table-cell table:style-name="ce1" office:value-type="string" calcext:value-type="string">
            <text:p>false</text:p>
          </table:table-cell>
          <table:table-cell office:value-type="float" office:value="29.891285" calcext:value-type="float">
            <text:p>29.891285</text:p>
          </table:table-cell>
          <table:table-cell office:value-type="string" calcext:value-type="string">
            <text:p>a1,a4,a7</text:p>
          </table:table-cell>
          <table:table-cell table:style-name="ce1" office:value-type="string" calcext:value-type="string">
            <text:p>true</text:p>
          </table:table-cell>
          <table:table-cell office:value-type="float" office:value="41.815104" calcext:value-type="float">
            <text:p>41.81510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98699" calcext:value-type="float">
            <text:p>23.9869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Rendering on the screen was way to small</text:p>
          </table:table-cell>
          <table:table-cell table:style-name="ce2"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cell table:style-name="ce2" table:formula="of:=IF(AND([.G88]=&quot;true&quot;;[.J88]=&quot;true&quot;;[.M88]=&quot;true&quot;;[.P88]=&quot;true&quot;);&quot;true&quot;;&quot;false&quot;)" office:value-type="string" office:string-value="false" calcext:value-type="string">
            <text:p>false</text:p>
          </table:table-cell>
          <table:table-cell table:formula="of:=IF(AND([.Y88]=&quot;true&quot;;[.AB88]=&quot;true&quot;;[.AE88]=&quot;true&quot;;[.AH88]=&quot;true&quot;);&quot;true&quot;;&quot;false&quot;)" office:value-type="string" office:string-value="false" calcext:value-type="string">
            <text:p>false</text:p>
          </table:table-cell>
        </table:table-row>
        <table:table-row table:style-name="ro1">
          <table:table-cell office:value-type="string" calcext:value-type="string">
            <text:p>a6103e09-3c7f-4479-8587-edeb66d1fd9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18" calcext:value-type="float">
            <text:p>20.8718</text:p>
          </table:table-cell>
          <table:table-cell office:value-type="string" calcext:value-type="string">
            <text:p>sunrise,sunset</text:p>
          </table:table-cell>
          <table:table-cell table:style-name="ce1" office:value-type="string" calcext:value-type="string">
            <text:p>false</text:p>
          </table:table-cell>
          <table:table-cell office:value-type="float" office:value="15.165987" calcext:value-type="float">
            <text:p>15.165987</text:p>
          </table:table-cell>
          <table:table-cell office:value-type="string" calcext:value-type="string">
            <text:p>date</text:p>
          </table:table-cell>
          <table:table-cell table:style-name="ce1" office:value-type="string" calcext:value-type="string">
            <text:p>true</text:p>
          </table:table-cell>
          <table:table-cell office:value-type="float" office:value="9.214263" calcext:value-type="float">
            <text:p>9.214263</text:p>
          </table:table-cell>
          <table:table-cell office:value-type="string" calcext:value-type="string">
            <text:p>sunrise,sunset</text:p>
          </table:table-cell>
          <table:table-cell table:style-name="ce1" office:value-type="string" calcext:value-type="string">
            <text:p>true</text:p>
          </table:table-cell>
          <table:table-cell office:value-type="float" office:value="44.119525" calcext:value-type="float">
            <text:p>44.119525</text:p>
          </table:table-cell>
          <table:table-cell office:value-type="string" calcext:value-type="string">
            <text:p>a2,a3,a5,a6</text:p>
          </table:table-cell>
          <table:table-cell table:style-name="ce1" office:value-type="string" calcext:value-type="string">
            <text:p>false</text:p>
          </table:table-cell>
          <table:table-cell office:value-type="float" office:value="37.284" calcext:value-type="float">
            <text:p>37.284</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519484" calcext:value-type="float">
            <text:p>15.519484</text:p>
          </table:table-cell>
          <table:table-cell office:value-type="string" calcext:value-type="string">
            <text:p>items,order</text:p>
          </table:table-cell>
          <table:table-cell table:style-name="ce1" office:value-type="string" calcext:value-type="string">
            <text:p>true</text:p>
          </table:table-cell>
          <table:table-cell office:value-type="float" office:value="31.136701" calcext:value-type="float">
            <text:p>31.136701</text:p>
          </table:table-cell>
          <table:table-cell office:value-type="string" calcext:value-type="string">
            <text:p>order</text:p>
          </table:table-cell>
          <table:table-cell table:style-name="ce1" office:value-type="string" calcext:value-type="string">
            <text:p>true</text:p>
          </table:table-cell>
          <table:table-cell office:value-type="float" office:value="10.217234" calcext:value-type="float">
            <text:p>10.217234</text:p>
          </table:table-cell>
          <table:table-cell office:value-type="string" calcext:value-type="string">
            <text:p>items</text:p>
          </table:table-cell>
          <table:table-cell table:style-name="ce1" office:value-type="string" calcext:value-type="string">
            <text:p>false</text:p>
          </table:table-cell>
          <table:table-cell office:value-type="float" office:value="15.078234" calcext:value-type="float">
            <text:p>15.078234</text:p>
          </table:table-cell>
          <table:table-cell office:value-type="string" calcext:value-type="string">
            <text:p>a1,a4,a7</text:p>
          </table:table-cell>
          <table:table-cell table:style-name="ce1" office:value-type="string" calcext:value-type="string">
            <text:p>true</text:p>
          </table:table-cell>
          <table:table-cell office:value-type="float" office:value="12.859622" calcext:value-type="float">
            <text:p>12.8596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263874" calcext:value-type="float">
            <text:p>25.2638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cell table:style-name="ce2" table:formula="of:=IF(AND([.G89]=&quot;true&quot;;[.J89]=&quot;true&quot;;[.M89]=&quot;true&quot;;[.P89]=&quot;true&quot;);&quot;true&quot;;&quot;false&quot;)" office:value-type="string" office:string-value="false" calcext:value-type="string">
            <text:p>false</text:p>
          </table:table-cell>
          <table:table-cell table:formula="of:=IF(AND([.Y89]=&quot;true&quot;;[.AB89]=&quot;true&quot;;[.AE89]=&quot;true&quot;;[.AH89]=&quot;true&quot;);&quot;true&quot;;&quot;false&quot;)" office:value-type="string" office:string-value="false" calcext:value-type="string">
            <text:p>false</text:p>
          </table:table-cell>
        </table:table-row>
        <table:table-row table:style-name="ro1">
          <table:table-cell office:value-type="string" calcext:value-type="string">
            <text:p>a784e692-0f91-4658-80bd-b1a2468cd05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7.409548" calcext:value-type="float">
            <text:p>87.409548</text:p>
          </table:table-cell>
          <table:table-cell office:value-type="string" calcext:value-type="string">
            <text:p>items,order</text:p>
          </table:table-cell>
          <table:table-cell table:style-name="ce1" office:value-type="string" calcext:value-type="string">
            <text:p>true</text:p>
          </table:table-cell>
          <table:table-cell office:value-type="float" office:value="14.419992" calcext:value-type="float">
            <text:p>14.419992</text:p>
          </table:table-cell>
          <table:table-cell office:value-type="string" calcext:value-type="string">
            <text:p>order</text:p>
          </table:table-cell>
          <table:table-cell table:style-name="ce1" office:value-type="string" calcext:value-type="string">
            <text:p>true</text:p>
          </table:table-cell>
          <table:table-cell office:value-type="float" office:value="8.441662" calcext:value-type="float">
            <text:p>8.441662</text:p>
          </table:table-cell>
          <table:table-cell office:value-type="string" calcext:value-type="string">
            <text:p>items,order</text:p>
          </table:table-cell>
          <table:table-cell table:style-name="ce1" office:value-type="string" calcext:value-type="string">
            <text:p>true</text:p>
          </table:table-cell>
          <table:table-cell office:value-type="float" office:value="43.065536" calcext:value-type="float">
            <text:p>43.065536</text:p>
          </table:table-cell>
          <table:table-cell office:value-type="string" calcext:value-type="string">
            <text:p>a1,a4,a7</text:p>
          </table:table-cell>
          <table:table-cell table:style-name="ce1" office:value-type="string" calcext:value-type="string">
            <text:p>true</text:p>
          </table:table-cell>
          <table:table-cell office:value-type="float" office:value="57.205063" calcext:value-type="float">
            <text:p>57.20506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1339" calcext:value-type="float">
            <text:p>29.1813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04031" calcext:value-type="float">
            <text:p>19.04031</text:p>
          </table:table-cell>
          <table:table-cell office:value-type="string" calcext:value-type="string">
            <text:p>date</text:p>
          </table:table-cell>
          <table:table-cell table:style-name="ce1" office:value-type="string" calcext:value-type="string">
            <text:p>true</text:p>
          </table:table-cell>
          <table:table-cell office:value-type="float" office:value="9.924778" calcext:value-type="float">
            <text:p>9.924778</text:p>
          </table:table-cell>
          <table:table-cell office:value-type="string" calcext:value-type="string">
            <text:p>sunrise,sunset</text:p>
          </table:table-cell>
          <table:table-cell table:style-name="ce1" office:value-type="string" calcext:value-type="string">
            <text:p>true</text:p>
          </table:table-cell>
          <table:table-cell office:value-type="float" office:value="40.276184" calcext:value-type="float">
            <text:p>40.276184</text:p>
          </table:table-cell>
          <table:table-cell office:value-type="string" calcext:value-type="string">
            <text:p>a2,a3,a5,a6</text:p>
          </table:table-cell>
          <table:table-cell table:style-name="ce1" office:value-type="string" calcext:value-type="string">
            <text:p>false</text:p>
          </table:table-cell>
          <table:table-cell office:value-type="float" office:value="18.378241" calcext:value-type="float">
            <text:p>18.37824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399285" calcext:value-type="float">
            <text:p>14.399285</text:p>
          </table:table-cell>
          <table:table-cell table:number-columns-repeated="2" office:value-type="float" office:value="0" calcext:value-type="float">
            <text:p>0</text:p>
          </table:table-cell>
          <table:table-cell/>
          <table:table-cell table:style-name="ce2"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cell table:style-name="ce2" table:formula="of:=IF(AND([.G90]=&quot;true&quot;;[.J90]=&quot;true&quot;;[.M90]=&quot;true&quot;;[.P90]=&quot;true&quot;);&quot;true&quot;;&quot;false&quot;)" office:value-type="string" office:string-value="true" calcext:value-type="string">
            <text:p>true</text:p>
          </table:table-cell>
          <table:table-cell table:formula="of:=IF(AND([.Y90]=&quot;true&quot;;[.AB90]=&quot;true&quot;;[.AE90]=&quot;true&quot;;[.AH90]=&quot;true&quot;);&quot;true&quot;;&quot;false&quot;)" office:value-type="string" office:string-value="false" calcext:value-type="string">
            <text:p>false</text:p>
          </table:table-cell>
        </table:table-row>
        <table:table-row table:style-name="ro1">
          <table:table-cell office:value-type="string" calcext:value-type="string">
            <text:p>a9b4f52a-c001-4480-b1b9-b45bfa2ee73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9.928148" calcext:value-type="float">
            <text:p>49.9281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3.270182" calcext:value-type="float">
            <text:p>63.270182</text:p>
          </table:table-cell>
          <table:table-cell office:value-type="string" calcext:value-type="string">
            <text:p>date</text:p>
          </table:table-cell>
          <table:table-cell table:style-name="ce1" office:value-type="string" calcext:value-type="string">
            <text:p>true</text:p>
          </table:table-cell>
          <table:table-cell office:value-type="float" office:value="5.848509" calcext:value-type="float">
            <text:p>5.848509</text:p>
          </table:table-cell>
          <table:table-cell office:value-type="string" calcext:value-type="string">
            <text:p>sunrise,sunset</text:p>
          </table:table-cell>
          <table:table-cell table:style-name="ce1" office:value-type="string" calcext:value-type="string">
            <text:p>true</text:p>
          </table:table-cell>
          <table:table-cell office:value-type="float" office:value="109.796054" calcext:value-type="float">
            <text:p>109.796054</text:p>
          </table:table-cell>
          <table:table-cell office:value-type="string" calcext:value-type="string">
            <text:p>a5,a6</text:p>
          </table:table-cell>
          <table:table-cell table:style-name="ce1" office:value-type="string" calcext:value-type="string">
            <text:p>false</text:p>
          </table:table-cell>
          <table:table-cell office:value-type="float" office:value="47.953848" calcext:value-type="float">
            <text:p>47.9538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5.308161" calcext:value-type="float">
            <text:p>55.308161</text:p>
          </table:table-cell>
          <table:table-cell office:value-type="string" calcext:value-type="string">
            <text:p>order</text:p>
          </table:table-cell>
          <table:table-cell table:style-name="ce1" office:value-type="string" calcext:value-type="string">
            <text:p>false</text:p>
          </table:table-cell>
          <table:table-cell office:value-type="float" office:value="11.313675" calcext:value-type="float">
            <text:p>11.313675</text:p>
          </table:table-cell>
          <table:table-cell office:value-type="string" calcext:value-type="string">
            <text:p>emails</text:p>
          </table:table-cell>
          <table:table-cell table:style-name="ce1" office:value-type="string" calcext:value-type="string">
            <text:p>false</text:p>
          </table:table-cell>
          <table:table-cell office:value-type="float" office:value="10.547523" calcext:value-type="float">
            <text:p>10.547523</text:p>
          </table:table-cell>
          <table:table-cell office:value-type="string" calcext:value-type="string">
            <text:p>refill</text:p>
          </table:table-cell>
          <table:table-cell table:style-name="ce1" office:value-type="string" calcext:value-type="string">
            <text:p>false</text:p>
          </table:table-cell>
          <table:table-cell office:value-type="float" office:value="68.518232" calcext:value-type="float">
            <text:p>68.518232</text:p>
          </table:table-cell>
          <table:table-cell office:value-type="string" calcext:value-type="string">
            <text:p>a6,a7</text:p>
          </table:table-cell>
          <table:table-cell table:style-name="ce1" office:value-type="string" calcext:value-type="string">
            <text:p>false</text:p>
          </table:table-cell>
          <table:table-cell office:value-type="float" office:value="23.229481" calcext:value-type="float">
            <text:p>23.22948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036773" calcext:value-type="float">
            <text:p>29.03677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cell table:style-name="ce2" table:formula="of:=IF(AND([.G91]=&quot;true&quot;;[.J91]=&quot;true&quot;;[.M91]=&quot;true&quot;;[.P91]=&quot;true&quot;);&quot;true&quot;;&quot;false&quot;)" office:value-type="string" office:string-value="false" calcext:value-type="string">
            <text:p>false</text:p>
          </table:table-cell>
          <table:table-cell table:formula="of:=IF(AND([.Y91]=&quot;true&quot;;[.AB91]=&quot;true&quot;;[.AE91]=&quot;true&quot;;[.AH91]=&quot;true&quot;);&quot;true&quot;;&quot;false&quot;)" office:value-type="string" office:string-value="false" calcext:value-type="string">
            <text:p>false</text:p>
          </table:table-cell>
        </table:table-row>
        <table:table-row table:style-name="ro3">
          <table:table-cell office:value-type="string" calcext:value-type="string">
            <text:p>a9e4e097-56eb-48f5-b2bc-77467a5d5c3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9397" calcext:value-type="float">
            <text:p>30.0993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0.797172" calcext:value-type="float">
            <text:p>20.797172</text:p>
          </table:table-cell>
          <table:table-cell office:value-type="string" calcext:value-type="string">
            <text:p>date</text:p>
          </table:table-cell>
          <table:table-cell table:style-name="ce1" office:value-type="string" calcext:value-type="string">
            <text:p>true</text:p>
          </table:table-cell>
          <table:table-cell office:value-type="float" office:value="7.909913" calcext:value-type="float">
            <text:p>7.909913</text:p>
          </table:table-cell>
          <table:table-cell office:value-type="string" calcext:value-type="string">
            <text:p>sunrise,sunset</text:p>
          </table:table-cell>
          <table:table-cell table:style-name="ce1" office:value-type="string" calcext:value-type="string">
            <text:p>true</text:p>
          </table:table-cell>
          <table:table-cell office:value-type="float" office:value="45.690063" calcext:value-type="float">
            <text:p>45.690063</text:p>
          </table:table-cell>
          <table:table-cell office:value-type="string" calcext:value-type="string">
            <text:p>a2,a3,a5,a6</text:p>
          </table:table-cell>
          <table:table-cell table:style-name="ce1" office:value-type="string" calcext:value-type="string">
            <text:p>false</text:p>
          </table:table-cell>
          <table:table-cell office:value-type="float" office:value="24.043144" calcext:value-type="float">
            <text:p>24.0431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062478" calcext:value-type="float">
            <text:p>27.062478</text:p>
          </table:table-cell>
          <table:table-cell office:value-type="string" calcext:value-type="string">
            <text:p>emails,refill</text:p>
          </table:table-cell>
          <table:table-cell table:style-name="ce1" office:value-type="string" calcext:value-type="string">
            <text:p>false</text:p>
          </table:table-cell>
          <table:table-cell office:value-type="float" office:value="31.062584" calcext:value-type="float">
            <text:p>31.062584</text:p>
          </table:table-cell>
          <table:table-cell office:value-type="string" calcext:value-type="string">
            <text:p>order</text:p>
          </table:table-cell>
          <table:table-cell table:style-name="ce1" office:value-type="string" calcext:value-type="string">
            <text:p>true</text:p>
          </table:table-cell>
          <table:table-cell office:value-type="float" office:value="9.233209" calcext:value-type="float">
            <text:p>9.233209</text:p>
          </table:table-cell>
          <table:table-cell office:value-type="string" calcext:value-type="string">
            <text:p>items</text:p>
          </table:table-cell>
          <table:table-cell table:style-name="ce1" office:value-type="string" calcext:value-type="string">
            <text:p>false</text:p>
          </table:table-cell>
          <table:table-cell office:value-type="float" office:value="43.703865" calcext:value-type="float">
            <text:p>43.703865</text:p>
          </table:table-cell>
          <table:table-cell office:value-type="string" calcext:value-type="string">
            <text:p>a1,a4,a7</text:p>
          </table:table-cell>
          <table:table-cell table:style-name="ce1" office:value-type="string" calcext:value-type="string">
            <text:p>true</text:p>
          </table:table-cell>
          <table:table-cell office:value-type="float" office:value="64.994672" calcext:value-type="float">
            <text:p>64.99467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83.079286" calcext:value-type="float">
            <text:p>183.079286</text:p>
          </table:table-cell>
          <table:table-cell table:number-columns-repeated="2" office:value-type="float" office:value="1" calcext:value-type="float">
            <text:p>1</text:p>
          </table:table-cell>
          <table:table-cell office:value-type="string" calcext:value-type="string">
            <text:p>BPMN: nicht so Ã¼bersichtlich.</text:p>
            <text:p/>
            <text:p>CPEE BPMN: VerstÃ¤ndnis der Verbindungen.</text:p>
          </table:table-cell>
          <table:table-cell table:style-name="ce2"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cell table:style-name="ce2" table:formula="of:=IF(AND([.G92]=&quot;true&quot;;[.J92]=&quot;true&quot;;[.M92]=&quot;true&quot;;[.P92]=&quot;true&quot;);&quot;true&quot;;&quot;false&quot;)" office:value-type="string" office:string-value="false" calcext:value-type="string">
            <text:p>false</text:p>
          </table:table-cell>
          <table:table-cell table:formula="of:=IF(AND([.Y92]=&quot;true&quot;;[.AB92]=&quot;true&quot;;[.AE92]=&quot;true&quot;;[.AH92]=&quot;true&quot;);&quot;true&quot;;&quot;false&quot;)" office:value-type="string" office:string-value="false" calcext:value-type="string">
            <text:p>false</text:p>
          </table:table-cell>
        </table:table-row>
        <table:table-row table:style-name="ro1">
          <table:table-cell office:value-type="string" calcext:value-type="string">
            <text:p>ab318d4d-1c9c-44ed-afb7-583f109b4ca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32382" calcext:value-type="float">
            <text:p>26.323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94242" calcext:value-type="float">
            <text:p>17.894242</text:p>
          </table:table-cell>
          <table:table-cell office:value-type="string" calcext:value-type="string">
            <text:p>date</text:p>
          </table:table-cell>
          <table:table-cell table:style-name="ce1" office:value-type="string" calcext:value-type="string">
            <text:p>true</text:p>
          </table:table-cell>
          <table:table-cell office:value-type="float" office:value="10.038747" calcext:value-type="float">
            <text:p>10.038747</text:p>
          </table:table-cell>
          <table:table-cell office:value-type="string" calcext:value-type="string">
            <text:p>sunrise,sunset</text:p>
          </table:table-cell>
          <table:table-cell table:style-name="ce1" office:value-type="string" calcext:value-type="string">
            <text:p>true</text:p>
          </table:table-cell>
          <table:table-cell office:value-type="float" office:value="33.689349" calcext:value-type="float">
            <text:p>33.689349</text:p>
          </table:table-cell>
          <table:table-cell office:value-type="string" calcext:value-type="string">
            <text:p>a2,a3</text:p>
          </table:table-cell>
          <table:table-cell table:style-name="ce1" office:value-type="string" calcext:value-type="string">
            <text:p>false</text:p>
          </table:table-cell>
          <table:table-cell office:value-type="float" office:value="28.876255" calcext:value-type="float">
            <text:p>28.8762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22.362946" calcext:value-type="float">
            <text:p>122.362946</text:p>
          </table:table-cell>
          <table:table-cell/>
          <table:table-cell table:style-name="ce1" office:value-type="string" calcext:value-type="string">
            <text:p>false</text:p>
          </table:table-cell>
          <table:table-cell office:value-type="float" office:value="25.568157" calcext:value-type="float">
            <text:p>25.568157</text:p>
          </table:table-cell>
          <table:table-cell office:value-type="string" calcext:value-type="string">
            <text:p>refill</text:p>
          </table:table-cell>
          <table:table-cell table:style-name="ce1" office:value-type="string" calcext:value-type="string">
            <text:p>false</text:p>
          </table:table-cell>
          <table:table-cell office:value-type="float" office:value="17.602597" calcext:value-type="float">
            <text:p>17.602597</text:p>
          </table:table-cell>
          <table:table-cell office:value-type="string" calcext:value-type="string">
            <text:p>refill</text:p>
          </table:table-cell>
          <table:table-cell table:style-name="ce1" office:value-type="string" calcext:value-type="string">
            <text:p>false</text:p>
          </table:table-cell>
          <table:table-cell office:value-type="float" office:value="32.412026" calcext:value-type="float">
            <text:p>32.412026</text:p>
          </table:table-cell>
          <table:table-cell office:value-type="string" calcext:value-type="string">
            <text:p>a1,a7</text:p>
          </table:table-cell>
          <table:table-cell table:style-name="ce1" office:value-type="string" calcext:value-type="string">
            <text:p>false</text:p>
          </table:table-cell>
          <table:table-cell office:value-type="float" office:value="9.603207" calcext:value-type="float">
            <text:p>9.60320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146763" calcext:value-type="float">
            <text:p>22.1467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cell table:style-name="ce2" table:formula="of:=IF(AND([.G93]=&quot;true&quot;;[.J93]=&quot;true&quot;;[.M93]=&quot;true&quot;;[.P93]=&quot;true&quot;);&quot;true&quot;;&quot;false&quot;)" office:value-type="string" office:string-value="false" calcext:value-type="string">
            <text:p>false</text:p>
          </table:table-cell>
          <table:table-cell table:formula="of:=IF(AND([.Y93]=&quot;true&quot;;[.AB93]=&quot;true&quot;;[.AE93]=&quot;true&quot;;[.AH93]=&quot;true&quot;);&quot;true&quot;;&quot;false&quot;)" office:value-type="string" office:string-value="false" calcext:value-type="string">
            <text:p>false</text:p>
          </table:table-cell>
        </table:table-row>
        <table:table-row table:style-name="ro1">
          <table:table-cell office:value-type="string" calcext:value-type="string">
            <text:p>abc38b1f-f10d-4f00-a46d-37209a8ffdf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4561" calcext:value-type="float">
            <text:p>27.154561</text:p>
          </table:table-cell>
          <table:table-cell office:value-type="string" calcext:value-type="string">
            <text:p>items,order</text:p>
          </table:table-cell>
          <table:table-cell table:style-name="ce1" office:value-type="string" calcext:value-type="string">
            <text:p>true</text:p>
          </table:table-cell>
          <table:table-cell office:value-type="float" office:value="22.916252" calcext:value-type="float">
            <text:p>22.916252</text:p>
          </table:table-cell>
          <table:table-cell office:value-type="string" calcext:value-type="string">
            <text:p>order</text:p>
          </table:table-cell>
          <table:table-cell table:style-name="ce1" office:value-type="string" calcext:value-type="string">
            <text:p>true</text:p>
          </table:table-cell>
          <table:table-cell office:value-type="float" office:value="6.956577" calcext:value-type="float">
            <text:p>6.956577</text:p>
          </table:table-cell>
          <table:table-cell office:value-type="string" calcext:value-type="string">
            <text:p>items,order</text:p>
          </table:table-cell>
          <table:table-cell table:style-name="ce1" office:value-type="string" calcext:value-type="string">
            <text:p>true</text:p>
          </table:table-cell>
          <table:table-cell office:value-type="float" office:value="23.947143" calcext:value-type="float">
            <text:p>23.947143</text:p>
          </table:table-cell>
          <table:table-cell office:value-type="string" calcext:value-type="string">
            <text:p>a1,a4,a7</text:p>
          </table:table-cell>
          <table:table-cell table:style-name="ce1" office:value-type="string" calcext:value-type="string">
            <text:p>true</text:p>
          </table:table-cell>
          <table:table-cell office:value-type="float" office:value="46.52029" calcext:value-type="float">
            <text:p>46.5202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7.73349" calcext:value-type="float">
            <text:p>107.733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9.501887" calcext:value-type="float">
            <text:p>19.50188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291104" calcext:value-type="float">
            <text:p>9.291104</text:p>
          </table:table-cell>
          <table:table-cell office:value-type="string" calcext:value-type="string">
            <text:p>angle</text:p>
          </table:table-cell>
          <table:table-cell table:style-name="ce1" office:value-type="string" calcext:value-type="string">
            <text:p>false</text:p>
          </table:table-cell>
          <table:table-cell office:value-type="float" office:value="45.668973" calcext:value-type="float">
            <text:p>45.668973</text:p>
          </table:table-cell>
          <table:table-cell office:value-type="string" calcext:value-type="string">
            <text:p>a2,a5,a6</text:p>
          </table:table-cell>
          <table:table-cell table:style-name="ce1" office:value-type="string" calcext:value-type="string">
            <text:p>true</text:p>
          </table:table-cell>
          <table:table-cell office:value-type="float" office:value="68.915225" calcext:value-type="float">
            <text:p>68.915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0.294378" calcext:value-type="float">
            <text:p>30.29437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cell table:style-name="ce2" table:formula="of:=IF(AND([.G94]=&quot;true&quot;;[.J94]=&quot;true&quot;;[.M94]=&quot;true&quot;;[.P94]=&quot;true&quot;);&quot;true&quot;;&quot;false&quot;)" office:value-type="string" office:string-value="true" calcext:value-type="string">
            <text:p>true</text:p>
          </table:table-cell>
          <table:table-cell table:formula="of:=IF(AND([.Y94]=&quot;true&quot;;[.AB94]=&quot;true&quot;;[.AE94]=&quot;true&quot;;[.AH94]=&quot;true&quot;);&quot;true&quot;;&quot;false&quot;)" office:value-type="string" office:string-value="false" calcext:value-type="string">
            <text:p>false</text:p>
          </table:table-cell>
        </table:table-row>
        <table:table-row table:style-name="ro1">
          <table:table-cell office:value-type="string" calcext:value-type="string">
            <text:p>ad1e757d-e5ca-462c-bc02-1b413c06025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732464" calcext:value-type="float">
            <text:p>30.732464</text:p>
          </table:table-cell>
          <table:table-cell office:value-type="string" calcext:value-type="string">
            <text:p>items,order</text:p>
          </table:table-cell>
          <table:table-cell table:style-name="ce1" office:value-type="string" calcext:value-type="string">
            <text:p>true</text:p>
          </table:table-cell>
          <table:table-cell office:value-type="float" office:value="36.375823" calcext:value-type="float">
            <text:p>36.375823</text:p>
          </table:table-cell>
          <table:table-cell office:value-type="string" calcext:value-type="string">
            <text:p>order</text:p>
          </table:table-cell>
          <table:table-cell table:style-name="ce1" office:value-type="string" calcext:value-type="string">
            <text:p>true</text:p>
          </table:table-cell>
          <table:table-cell office:value-type="float" office:value="6.985106" calcext:value-type="float">
            <text:p>6.985106</text:p>
          </table:table-cell>
          <table:table-cell office:value-type="string" calcext:value-type="string">
            <text:p>items,order</text:p>
          </table:table-cell>
          <table:table-cell table:style-name="ce1" office:value-type="string" calcext:value-type="string">
            <text:p>true</text:p>
          </table:table-cell>
          <table:table-cell office:value-type="float" office:value="45.541859" calcext:value-type="float">
            <text:p>45.541859</text:p>
          </table:table-cell>
          <table:table-cell office:value-type="string" calcext:value-type="string">
            <text:p>a1,a4,a7</text:p>
          </table:table-cell>
          <table:table-cell table:style-name="ce1" office:value-type="string" calcext:value-type="string">
            <text:p>true</text:p>
          </table:table-cell>
          <table:table-cell office:value-type="float" office:value="31.161958" calcext:value-type="float">
            <text:p>31.161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310699" calcext:value-type="float">
            <text:p>59.3106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494975" calcext:value-type="float">
            <text:p>73.494975</text:p>
          </table:table-cell>
          <table:table-cell office:value-type="string" calcext:value-type="string">
            <text:p>sunrise,sunset</text:p>
          </table:table-cell>
          <table:table-cell table:style-name="ce1" office:value-type="string" calcext:value-type="string">
            <text:p>false</text:p>
          </table:table-cell>
          <table:table-cell office:value-type="float" office:value="16.999968" calcext:value-type="float">
            <text:p>16.999968</text:p>
          </table:table-cell>
          <table:table-cell office:value-type="string" calcext:value-type="string">
            <text:p>sunrise,sunset</text:p>
          </table:table-cell>
          <table:table-cell table:style-name="ce1" office:value-type="string" calcext:value-type="string">
            <text:p>true</text:p>
          </table:table-cell>
          <table:table-cell office:value-type="float" office:value="36.204815" calcext:value-type="float">
            <text:p>36.204815</text:p>
          </table:table-cell>
          <table:table-cell office:value-type="string" calcext:value-type="string">
            <text:p>a2,a3,a5,a6</text:p>
          </table:table-cell>
          <table:table-cell table:style-name="ce1" office:value-type="string" calcext:value-type="string">
            <text:p>false</text:p>
          </table:table-cell>
          <table:table-cell office:value-type="float" office:value="46.306899" calcext:value-type="float">
            <text:p>46.3068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3.894852" calcext:value-type="float">
            <text:p>43.89485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rgot which arrow was for read and which for write (cpee bpmn)</text:p>
          </table:table-cell>
          <table:table-cell table:style-name="ce2"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cell table:style-name="ce2" table:formula="of:=IF(AND([.G95]=&quot;true&quot;;[.J95]=&quot;true&quot;;[.M95]=&quot;true&quot;;[.P95]=&quot;true&quot;);&quot;true&quot;;&quot;false&quot;)" office:value-type="string" office:string-value="true" calcext:value-type="string">
            <text:p>true</text:p>
          </table:table-cell>
          <table:table-cell table:formula="of:=IF(AND([.Y95]=&quot;true&quot;;[.AB95]=&quot;true&quot;;[.AE95]=&quot;true&quot;;[.AH95]=&quot;true&quot;);&quot;true&quot;;&quot;false&quot;)" office:value-type="string" office:string-value="false" calcext:value-type="string">
            <text:p>false</text:p>
          </table:table-cell>
        </table:table-row>
        <table:table-row table:style-name="ro1">
          <table:table-cell office:value-type="string" calcext:value-type="string">
            <text:p>ae401590-5a59-46e9-9ddc-b807a18e6b7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03732" calcext:value-type="float">
            <text:p>16.003732</text:p>
          </table:table-cell>
          <table:table-cell office:value-type="string" calcext:value-type="string">
            <text:p>items,order</text:p>
          </table:table-cell>
          <table:table-cell table:style-name="ce1" office:value-type="string" calcext:value-type="string">
            <text:p>true</text:p>
          </table:table-cell>
          <table:table-cell office:value-type="float" office:value="26.067403" calcext:value-type="float">
            <text:p>26.067403</text:p>
          </table:table-cell>
          <table:table-cell office:value-type="string" calcext:value-type="string">
            <text:p>items,order</text:p>
          </table:table-cell>
          <table:table-cell table:style-name="ce1" office:value-type="string" calcext:value-type="string">
            <text:p>false</text:p>
          </table:table-cell>
          <table:table-cell office:value-type="float" office:value="8.701461" calcext:value-type="float">
            <text:p>8.701461</text:p>
          </table:table-cell>
          <table:table-cell office:value-type="string" calcext:value-type="string">
            <text:p>order</text:p>
          </table:table-cell>
          <table:table-cell table:style-name="ce1" office:value-type="string" calcext:value-type="string">
            <text:p>false</text:p>
          </table:table-cell>
          <table:table-cell office:value-type="float" office:value="19.351763" calcext:value-type="float">
            <text:p>19.351763</text:p>
          </table:table-cell>
          <table:table-cell office:value-type="string" calcext:value-type="string">
            <text:p>a1,a4,a7</text:p>
          </table:table-cell>
          <table:table-cell table:style-name="ce1" office:value-type="string" calcext:value-type="string">
            <text:p>true</text:p>
          </table:table-cell>
          <table:table-cell office:value-type="float" office:value="55.116744" calcext:value-type="float">
            <text:p>55.1167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0.705317" calcext:value-type="float">
            <text:p>70.70531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54.793336" calcext:value-type="float">
            <text:p>254.793336</text:p>
          </table:table-cell>
          <table:table-cell office:value-type="string" calcext:value-type="string">
            <text:p>date</text:p>
          </table:table-cell>
          <table:table-cell table:style-name="ce1" office:value-type="string" calcext:value-type="string">
            <text:p>true</text:p>
          </table:table-cell>
          <table:table-cell office:value-type="float" office:value="13.831264" calcext:value-type="float">
            <text:p>13.831264</text:p>
          </table:table-cell>
          <table:table-cell office:value-type="string" calcext:value-type="string">
            <text:p>sunrise,sunset</text:p>
          </table:table-cell>
          <table:table-cell table:style-name="ce1" office:value-type="string" calcext:value-type="string">
            <text:p>true</text:p>
          </table:table-cell>
          <table:table-cell office:value-type="float" office:value="32.072424" calcext:value-type="float">
            <text:p>32.072424</text:p>
          </table:table-cell>
          <table:table-cell office:value-type="string" calcext:value-type="string">
            <text:p>a2,a3,a5,a6</text:p>
          </table:table-cell>
          <table:table-cell table:style-name="ce1" office:value-type="string" calcext:value-type="string">
            <text:p>false</text:p>
          </table:table-cell>
          <table:table-cell office:value-type="float" office:value="15.794176" calcext:value-type="float">
            <text:p>15.7941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5.499363" calcext:value-type="float">
            <text:p>35.499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cell table:style-name="ce2" table:formula="of:=IF(AND([.G96]=&quot;true&quot;;[.J96]=&quot;true&quot;;[.M96]=&quot;true&quot;;[.P96]=&quot;true&quot;);&quot;true&quot;;&quot;false&quot;)" office:value-type="string" office:string-value="false" calcext:value-type="string">
            <text:p>false</text:p>
          </table:table-cell>
          <table:table-cell table:formula="of:=IF(AND([.Y96]=&quot;true&quot;;[.AB96]=&quot;true&quot;;[.AE96]=&quot;true&quot;;[.AH96]=&quot;true&quot;);&quot;true&quot;;&quot;false&quot;)" office:value-type="string" office:string-value="false" calcext:value-type="string">
            <text:p>false</text:p>
          </table:table-cell>
        </table:table-row>
        <table:table-row table:style-name="ro1">
          <table:table-cell office:value-type="string" calcext:value-type="string">
            <text:p>af19c26f-2283-4e27-89b4-ed43cd57989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15115" calcext:value-type="float">
            <text:p>16.015115</text:p>
          </table:table-cell>
          <table:table-cell office:value-type="string" calcext:value-type="string">
            <text:p>sunrise,sunset</text:p>
          </table:table-cell>
          <table:table-cell table:style-name="ce1" office:value-type="string" calcext:value-type="string">
            <text:p>false</text:p>
          </table:table-cell>
          <table:table-cell office:value-type="float" office:value="13.277629" calcext:value-type="float">
            <text:p>13.277629</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0.970788" calcext:value-type="float">
            <text:p>10.970788</text:p>
          </table:table-cell>
          <table:table-cell office:value-type="string" calcext:value-type="string">
            <text:p>sunrise,sunset</text:p>
          </table:table-cell>
          <table:table-cell table:style-name="ce1" office:value-type="string" calcext:value-type="string">
            <text:p>true</text:p>
          </table:table-cell>
          <table:table-cell office:value-type="float" office:value="29.571434" calcext:value-type="float">
            <text:p>29.571434</text:p>
          </table:table-cell>
          <table:table-cell office:value-type="string" calcext:value-type="string">
            <text:p>a2,a3,a5,a6</text:p>
          </table:table-cell>
          <table:table-cell table:style-name="ce1" office:value-type="string" calcext:value-type="string">
            <text:p>false</text:p>
          </table:table-cell>
          <table:table-cell office:value-type="float" office:value="70.403569" calcext:value-type="float">
            <text:p>70.40356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9.93821" calcext:value-type="float">
            <text:p>59.93821</text:p>
          </table:table-cell>
          <table:table-cell office:value-type="string" calcext:value-type="string">
            <text:p>items,order</text:p>
          </table:table-cell>
          <table:table-cell table:style-name="ce1" office:value-type="string" calcext:value-type="string">
            <text:p>true</text:p>
          </table:table-cell>
          <table:table-cell office:value-type="float" office:value="27.122263" calcext:value-type="float">
            <text:p>27.122263</text:p>
          </table:table-cell>
          <table:table-cell office:value-type="string" calcext:value-type="string">
            <text:p>items,order</text:p>
          </table:table-cell>
          <table:table-cell table:style-name="ce1" office:value-type="string" calcext:value-type="string">
            <text:p>false</text:p>
          </table:table-cell>
          <table:table-cell office:value-type="float" office:value="4.872004" calcext:value-type="float">
            <text:p>4.872004</text:p>
          </table:table-cell>
          <table:table-cell office:value-type="string" calcext:value-type="string">
            <text:p>order</text:p>
          </table:table-cell>
          <table:table-cell table:style-name="ce1" office:value-type="string" calcext:value-type="string">
            <text:p>false</text:p>
          </table:table-cell>
          <table:table-cell office:value-type="float" office:value="18.223569" calcext:value-type="float">
            <text:p>18.223569</text:p>
          </table:table-cell>
          <table:table-cell office:value-type="string" calcext:value-type="string">
            <text:p>a1,a4,a7</text:p>
          </table:table-cell>
          <table:table-cell table:style-name="ce1" office:value-type="string" calcext:value-type="string">
            <text:p>true</text:p>
          </table:table-cell>
          <table:table-cell office:value-type="float" office:value="13.193963" calcext:value-type="float">
            <text:p>13.1939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6.223157" calcext:value-type="float">
            <text:p>46.223157</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cell table:style-name="ce2" table:formula="of:=IF(AND([.G97]=&quot;true&quot;;[.J97]=&quot;true&quot;;[.M97]=&quot;true&quot;;[.P97]=&quot;true&quot;);&quot;true&quot;;&quot;false&quot;)" office:value-type="string" office:string-value="false" calcext:value-type="string">
            <text:p>false</text:p>
          </table:table-cell>
          <table:table-cell table:formula="of:=IF(AND([.Y97]=&quot;true&quot;;[.AB97]=&quot;true&quot;;[.AE97]=&quot;true&quot;;[.AH97]=&quot;true&quot;);&quot;true&quot;;&quot;false&quot;)" office:value-type="string" office:string-value="false" calcext:value-type="string">
            <text:p>false</text:p>
          </table:table-cell>
        </table:table-row>
        <table:table-row table:style-name="ro1">
          <table:table-cell office:value-type="string" calcext:value-type="string">
            <text:p>af9090d4-430e-4ad3-9cd7-aa6491e7578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0.78545" calcext:value-type="float">
            <text:p>70.78545</text:p>
          </table:table-cell>
          <table:table-cell office:value-type="string" calcext:value-type="string">
            <text:p>items,order</text:p>
          </table:table-cell>
          <table:table-cell table:style-name="ce1" office:value-type="string" calcext:value-type="string">
            <text:p>true</text:p>
          </table:table-cell>
          <table:table-cell office:value-type="float" office:value="26.661169" calcext:value-type="float">
            <text:p>26.661169</text:p>
          </table:table-cell>
          <table:table-cell office:value-type="string" calcext:value-type="string">
            <text:p>items</text:p>
          </table:table-cell>
          <table:table-cell table:style-name="ce1" office:value-type="string" calcext:value-type="string">
            <text:p>false</text:p>
          </table:table-cell>
          <table:table-cell office:value-type="float" office:value="46.539627" calcext:value-type="float">
            <text:p>46.539627</text:p>
          </table:table-cell>
          <table:table-cell office:value-type="string" calcext:value-type="string">
            <text:p>emails</text:p>
          </table:table-cell>
          <table:table-cell table:style-name="ce1" office:value-type="string" calcext:value-type="string">
            <text:p>false</text:p>
          </table:table-cell>
          <table:table-cell office:value-type="float" office:value="33.700901" calcext:value-type="float">
            <text:p>33.700901</text:p>
          </table:table-cell>
          <table:table-cell office:value-type="string" calcext:value-type="string">
            <text:p>a1</text:p>
          </table:table-cell>
          <table:table-cell table:style-name="ce1" office:value-type="string" calcext:value-type="string">
            <text:p>false</text:p>
          </table:table-cell>
          <table:table-cell office:value-type="float" office:value="18.624192" calcext:value-type="float">
            <text:p>18.6241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93.860179" calcext:value-type="float">
            <text:p>93.8601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6.704366" calcext:value-type="float">
            <text:p>56.704366</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9.881863" calcext:value-type="float">
            <text:p>19.881863</text:p>
          </table:table-cell>
          <table:table-cell office:value-type="string" calcext:value-type="string">
            <text:p>hour</text:p>
          </table:table-cell>
          <table:table-cell table:style-name="ce1" office:value-type="string" calcext:value-type="string">
            <text:p>false</text:p>
          </table:table-cell>
          <table:table-cell office:value-type="float" office:value="62.759833" calcext:value-type="float">
            <text:p>62.759833</text:p>
          </table:table-cell>
          <table:table-cell office:value-type="string" calcext:value-type="string">
            <text:p>a2</text:p>
          </table:table-cell>
          <table:table-cell table:style-name="ce1" office:value-type="string" calcext:value-type="string">
            <text:p>false</text:p>
          </table:table-cell>
          <table:table-cell office:value-type="float" office:value="25.807508" calcext:value-type="float">
            <text:p>25.80750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896589" calcext:value-type="float">
            <text:p>19.896589</text:p>
          </table:table-cell>
          <table:table-cell table:number-columns-repeated="2" office:value-type="float" office:value="-1" calcext:value-type="float">
            <text:p>-1</text:p>
          </table:table-cell>
          <table:table-cell/>
          <table:table-cell table:style-name="ce2"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cell table:style-name="ce2" table:formula="of:=IF(AND([.G98]=&quot;true&quot;;[.J98]=&quot;true&quot;;[.M98]=&quot;true&quot;;[.P98]=&quot;true&quot;);&quot;true&quot;;&quot;false&quot;)" office:value-type="string" office:string-value="false" calcext:value-type="string">
            <text:p>false</text:p>
          </table:table-cell>
          <table:table-cell table:formula="of:=IF(AND([.Y98]=&quot;true&quot;;[.AB98]=&quot;true&quot;;[.AE98]=&quot;true&quot;;[.AH98]=&quot;true&quot;);&quot;true&quot;;&quot;false&quot;)" office:value-type="string" office:string-value="false" calcext:value-type="string">
            <text:p>false</text:p>
          </table:table-cell>
        </table:table-row>
        <table:table-row table:style-name="ro1">
          <table:table-cell office:value-type="string" calcext:value-type="string">
            <text:p>b021c465-ded9-4be5-a4be-98034e7efe7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927544" calcext:value-type="float">
            <text:p>31.9275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423254" calcext:value-type="float">
            <text:p>15.423254</text:p>
          </table:table-cell>
          <table:table-cell office:value-type="string" calcext:value-type="string">
            <text:p>date</text:p>
          </table:table-cell>
          <table:table-cell table:style-name="ce1" office:value-type="string" calcext:value-type="string">
            <text:p>true</text:p>
          </table:table-cell>
          <table:table-cell office:value-type="float" office:value="7.18108" calcext:value-type="float">
            <text:p>7.18108</text:p>
          </table:table-cell>
          <table:table-cell office:value-type="string" calcext:value-type="string">
            <text:p>sunrise,sunset</text:p>
          </table:table-cell>
          <table:table-cell table:style-name="ce1" office:value-type="string" calcext:value-type="string">
            <text:p>true</text:p>
          </table:table-cell>
          <table:table-cell office:value-type="float" office:value="104.244379" calcext:value-type="float">
            <text:p>104.244379</text:p>
          </table:table-cell>
          <table:table-cell office:value-type="string" calcext:value-type="string">
            <text:p>a2,a3,a5,a6</text:p>
          </table:table-cell>
          <table:table-cell table:style-name="ce1" office:value-type="string" calcext:value-type="string">
            <text:p>false</text:p>
          </table:table-cell>
          <table:table-cell office:value-type="float" office:value="27.639526" calcext:value-type="float">
            <text:p>27.63952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097563" calcext:value-type="float">
            <text:p>32.097563</text:p>
          </table:table-cell>
          <table:table-cell office:value-type="string" calcext:value-type="string">
            <text:p>items,order</text:p>
          </table:table-cell>
          <table:table-cell table:style-name="ce1" office:value-type="string" calcext:value-type="string">
            <text:p>true</text:p>
          </table:table-cell>
          <table:table-cell office:value-type="float" office:value="20.833031" calcext:value-type="float">
            <text:p>20.833031</text:p>
          </table:table-cell>
          <table:table-cell office:value-type="string" calcext:value-type="string">
            <text:p>order</text:p>
          </table:table-cell>
          <table:table-cell table:style-name="ce1" office:value-type="string" calcext:value-type="string">
            <text:p>true</text:p>
          </table:table-cell>
          <table:table-cell office:value-type="float" office:value="10.206039" calcext:value-type="float">
            <text:p>10.206039</text:p>
          </table:table-cell>
          <table:table-cell office:value-type="string" calcext:value-type="string">
            <text:p>items,order</text:p>
          </table:table-cell>
          <table:table-cell table:style-name="ce1" office:value-type="string" calcext:value-type="string">
            <text:p>true</text:p>
          </table:table-cell>
          <table:table-cell office:value-type="float" office:value="25.796938" calcext:value-type="float">
            <text:p>25.796938</text:p>
          </table:table-cell>
          <table:table-cell office:value-type="string" calcext:value-type="string">
            <text:p>a1,a4,a7</text:p>
          </table:table-cell>
          <table:table-cell table:style-name="ce1" office:value-type="string" calcext:value-type="string">
            <text:p>true</text:p>
          </table:table-cell>
          <table:table-cell office:value-type="float" office:value="33.651256" calcext:value-type="float">
            <text:p>33.6512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4.638244" calcext:value-type="float">
            <text:p>24.638244</text:p>
          </table:table-cell>
          <table:table-cell table:number-columns-repeated="2" office:value-type="float" office:value="1" calcext:value-type="float">
            <text:p>1</text:p>
          </table:table-cell>
          <table:table-cell/>
          <table:table-cell table:style-name="ce2"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true" calcext:value-type="string">
            <text:p>true</text:p>
          </table:table-cell>
          <table:table-cell table:style-name="ce2" table:formula="of:=IF(AND([.G99]=&quot;true&quot;;[.J99]=&quot;true&quot;;[.M99]=&quot;true&quot;;[.P99]=&quot;true&quot;);&quot;true&quot;;&quot;false&quot;)" office:value-type="string" office:string-value="false" calcext:value-type="string">
            <text:p>false</text:p>
          </table:table-cell>
          <table:table-cell table:formula="of:=IF(AND([.Y99]=&quot;true&quot;;[.AB99]=&quot;true&quot;;[.AE99]=&quot;true&quot;;[.AH99]=&quot;true&quot;);&quot;true&quot;;&quot;false&quot;)" office:value-type="string" office:string-value="true" calcext:value-type="string">
            <text:p>true</text:p>
          </table:table-cell>
        </table:table-row>
        <table:table-row table:style-name="ro2">
          <table:table-cell office:value-type="string" calcext:value-type="string">
            <text:p>b67ef1df-783a-46e6-bd6f-f164a35a9f6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878654" calcext:value-type="float">
            <text:p>54.878654</text:p>
          </table:table-cell>
          <table:table-cell office:value-type="string" calcext:value-type="string">
            <text:p>items,order</text:p>
          </table:table-cell>
          <table:table-cell table:style-name="ce1" office:value-type="string" calcext:value-type="string">
            <text:p>true</text:p>
          </table:table-cell>
          <table:table-cell office:value-type="float" office:value="9.991247" calcext:value-type="float">
            <text:p>9.991247</text:p>
          </table:table-cell>
          <table:table-cell office:value-type="string" calcext:value-type="string">
            <text:p>order</text:p>
          </table:table-cell>
          <table:table-cell table:style-name="ce1" office:value-type="string" calcext:value-type="string">
            <text:p>true</text:p>
          </table:table-cell>
          <table:table-cell office:value-type="float" office:value="7.966868" calcext:value-type="float">
            <text:p>7.966868</text:p>
          </table:table-cell>
          <table:table-cell office:value-type="string" calcext:value-type="string">
            <text:p>items,order</text:p>
          </table:table-cell>
          <table:table-cell table:style-name="ce1" office:value-type="string" calcext:value-type="string">
            <text:p>true</text:p>
          </table:table-cell>
          <table:table-cell office:value-type="float" office:value="21.84108" calcext:value-type="float">
            <text:p>21.84108</text:p>
          </table:table-cell>
          <table:table-cell office:value-type="string" calcext:value-type="string">
            <text:p>a1,a4,a7</text:p>
          </table:table-cell>
          <table:table-cell table:style-name="ce1" office:value-type="string" calcext:value-type="string">
            <text:p>true</text:p>
          </table:table-cell>
          <table:table-cell office:value-type="float" office:value="65.163134" calcext:value-type="float">
            <text:p>65.16313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645818" calcext:value-type="float">
            <text:p>27.6458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192348" calcext:value-type="float">
            <text:p>9.192348</text:p>
          </table:table-cell>
          <table:table-cell office:value-type="string" calcext:value-type="string">
            <text:p>date</text:p>
          </table:table-cell>
          <table:table-cell table:style-name="ce1" office:value-type="string" calcext:value-type="string">
            <text:p>true</text:p>
          </table:table-cell>
          <table:table-cell office:value-type="float" office:value="7.402925" calcext:value-type="float">
            <text:p>7.402925</text:p>
          </table:table-cell>
          <table:table-cell office:value-type="string" calcext:value-type="string">
            <text:p>sunrise,sunset</text:p>
          </table:table-cell>
          <table:table-cell table:style-name="ce1" office:value-type="string" calcext:value-type="string">
            <text:p>true</text:p>
          </table:table-cell>
          <table:table-cell office:value-type="float" office:value="30.359423" calcext:value-type="float">
            <text:p>30.359423</text:p>
          </table:table-cell>
          <table:table-cell office:value-type="string" calcext:value-type="string">
            <text:p>a2,a5,a6,a7</text:p>
          </table:table-cell>
          <table:table-cell table:style-name="ce1" office:value-type="string" calcext:value-type="string">
            <text:p>false</text:p>
          </table:table-cell>
          <table:table-cell office:value-type="float" office:value="12.923983" calcext:value-type="float">
            <text:p>12.923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4.62553" calcext:value-type="float">
            <text:p>54.625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dicision loops are kinda a little bit more sophisticated as for CPEE BPMN </text:p>
            <text:p/>
          </table:table-cell>
          <table:table-cell table:style-name="ce2"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cell table:style-name="ce2" table:formula="of:=IF(AND([.G100]=&quot;true&quot;;[.J100]=&quot;true&quot;;[.M100]=&quot;true&quot;;[.P100]=&quot;true&quot;);&quot;true&quot;;&quot;false&quot;)" office:value-type="string" office:string-value="true" calcext:value-type="string">
            <text:p>true</text:p>
          </table:table-cell>
          <table:table-cell table:formula="of:=IF(AND([.Y100]=&quot;true&quot;;[.AB100]=&quot;true&quot;;[.AE100]=&quot;true&quot;;[.AH100]=&quot;true&quot;);&quot;true&quot;;&quot;false&quot;)" office:value-type="string" office:string-value="false" calcext:value-type="string">
            <text:p>false</text:p>
          </table:table-cell>
        </table:table-row>
        <table:table-row table:style-name="ro1">
          <table:table-cell office:value-type="string" calcext:value-type="string">
            <text:p>b8308bb8-a4e8-4d3c-9b9a-fd087fb6f5f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267647" calcext:value-type="float">
            <text:p>24.267647</text:p>
          </table:table-cell>
          <table:table-cell office:value-type="string" calcext:value-type="string">
            <text:p>items,order</text:p>
          </table:table-cell>
          <table:table-cell table:style-name="ce1" office:value-type="string" calcext:value-type="string">
            <text:p>true</text:p>
          </table:table-cell>
          <table:table-cell office:value-type="float" office:value="20.422008" calcext:value-type="float">
            <text:p>20.422008</text:p>
          </table:table-cell>
          <table:table-cell office:value-type="string" calcext:value-type="string">
            <text:p>items,order</text:p>
          </table:table-cell>
          <table:table-cell table:style-name="ce1" office:value-type="string" calcext:value-type="string">
            <text:p>false</text:p>
          </table:table-cell>
          <table:table-cell office:value-type="float" office:value="8.636911" calcext:value-type="float">
            <text:p>8.636911</text:p>
          </table:table-cell>
          <table:table-cell office:value-type="string" calcext:value-type="string">
            <text:p>order</text:p>
          </table:table-cell>
          <table:table-cell table:style-name="ce1" office:value-type="string" calcext:value-type="string">
            <text:p>false</text:p>
          </table:table-cell>
          <table:table-cell office:value-type="float" office:value="17.712967" calcext:value-type="float">
            <text:p>17.712967</text:p>
          </table:table-cell>
          <table:table-cell office:value-type="string" calcext:value-type="string">
            <text:p>a1,a4,a7</text:p>
          </table:table-cell>
          <table:table-cell table:style-name="ce1" office:value-type="string" calcext:value-type="string">
            <text:p>true</text:p>
          </table:table-cell>
          <table:table-cell office:value-type="float" office:value="19.764587" calcext:value-type="float">
            <text:p>19.7645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68515" calcext:value-type="float">
            <text:p>11.6851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497288" calcext:value-type="float">
            <text:p>19.497288</text:p>
          </table:table-cell>
          <table:table-cell office:value-type="string" calcext:value-type="string">
            <text:p>date</text:p>
          </table:table-cell>
          <table:table-cell table:style-name="ce1" office:value-type="string" calcext:value-type="string">
            <text:p>true</text:p>
          </table:table-cell>
          <table:table-cell office:value-type="float" office:value="4.929966" calcext:value-type="float">
            <text:p>4.929966</text:p>
          </table:table-cell>
          <table:table-cell office:value-type="string" calcext:value-type="string">
            <text:p>sunrise,sunset</text:p>
          </table:table-cell>
          <table:table-cell table:style-name="ce1" office:value-type="string" calcext:value-type="string">
            <text:p>true</text:p>
          </table:table-cell>
          <table:table-cell office:value-type="float" office:value="23.91987" calcext:value-type="float">
            <text:p>23.91987</text:p>
          </table:table-cell>
          <table:table-cell office:value-type="string" calcext:value-type="string">
            <text:p>a2,a3,a5,a6</text:p>
          </table:table-cell>
          <table:table-cell table:style-name="ce1" office:value-type="string" calcext:value-type="string">
            <text:p>false</text:p>
          </table:table-cell>
          <table:table-cell office:value-type="float" office:value="6.126659" calcext:value-type="float">
            <text:p>6.12665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7.376463" calcext:value-type="float">
            <text:p>67.37646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PEE BPMN was a lot harder to read. The arrows and stuff in the traditional help make it more easily readable.</text:p>
          </table:table-cell>
          <table:table-cell table:style-name="ce2"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cell table:style-name="ce2" table:formula="of:=IF(AND([.G101]=&quot;true&quot;;[.J101]=&quot;true&quot;;[.M101]=&quot;true&quot;;[.P101]=&quot;true&quot;);&quot;true&quot;;&quot;false&quot;)" office:value-type="string" office:string-value="false" calcext:value-type="string">
            <text:p>false</text:p>
          </table:table-cell>
          <table:table-cell table:formula="of:=IF(AND([.Y101]=&quot;true&quot;;[.AB101]=&quot;true&quot;;[.AE101]=&quot;true&quot;;[.AH101]=&quot;true&quot;);&quot;true&quot;;&quot;false&quot;)" office:value-type="string" office:string-value="false" calcext:value-type="string">
            <text:p>false</text:p>
          </table:table-cell>
        </table:table-row>
        <table:table-row table:style-name="ro1">
          <table:table-cell office:value-type="string" calcext:value-type="string">
            <text:p>bc3adf14-3002-4a48-b456-b24701b7a4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12593" calcext:value-type="float">
            <text:p>14.412593</text:p>
          </table:table-cell>
          <table:table-cell office:value-type="string" calcext:value-type="string">
            <text:p>order</text:p>
          </table:table-cell>
          <table:table-cell table:style-name="ce1" office:value-type="string" calcext:value-type="string">
            <text:p>false</text:p>
          </table:table-cell>
          <table:table-cell office:value-type="float" office:value="13.219512" calcext:value-type="float">
            <text:p>13.219512</text:p>
          </table:table-cell>
          <table:table-cell office:value-type="string" calcext:value-type="string">
            <text:p>order</text:p>
          </table:table-cell>
          <table:table-cell table:style-name="ce1" office:value-type="string" calcext:value-type="string">
            <text:p>true</text:p>
          </table:table-cell>
          <table:table-cell office:value-type="float" office:value="11.548841" calcext:value-type="float">
            <text:p>11.548841</text:p>
          </table:table-cell>
          <table:table-cell office:value-type="string" calcext:value-type="string">
            <text:p>items,order</text:p>
          </table:table-cell>
          <table:table-cell table:style-name="ce1" office:value-type="string" calcext:value-type="string">
            <text:p>true</text:p>
          </table:table-cell>
          <table:table-cell office:value-type="float" office:value="19.096238" calcext:value-type="float">
            <text:p>19.096238</text:p>
          </table:table-cell>
          <table:table-cell office:value-type="string" calcext:value-type="string">
            <text:p>a1,a4,a7</text:p>
          </table:table-cell>
          <table:table-cell table:style-name="ce1" office:value-type="string" calcext:value-type="string">
            <text:p>true</text:p>
          </table:table-cell>
          <table:table-cell office:value-type="float" office:value="20.231011" calcext:value-type="float">
            <text:p>20.231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443875" calcext:value-type="float">
            <text:p>37.443875</text:p>
          </table:table-cell>
          <table:table-cell office:value-type="string" calcext:value-type="string">
            <text:p>angle,date,sunrise,sunset</text:p>
          </table:table-cell>
          <table:table-cell table:style-name="ce1" office:value-type="string" calcext:value-type="string">
            <text:p>false</text:p>
          </table:table-cell>
          <table:table-cell office:value-type="float" office:value="21.37513" calcext:value-type="float">
            <text:p>21.37513</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8.862449" calcext:value-type="float">
            <text:p>28.8624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0.406556" calcext:value-type="float">
            <text:p>40.406556</text:p>
          </table:table-cell>
          <table:table-cell office:value-type="string" calcext:value-type="string">
            <text:p>a2,a3,a5,a6</text:p>
          </table:table-cell>
          <table:table-cell table:style-name="ce1" office:value-type="string" calcext:value-type="string">
            <text:p>false</text:p>
          </table:table-cell>
          <table:table-cell office:value-type="float" office:value="9.114094" calcext:value-type="float">
            <text:p>9.1140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824896" calcext:value-type="float">
            <text:p>8.82489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cell table:style-name="ce2" table:formula="of:=IF(AND([.G102]=&quot;true&quot;;[.J102]=&quot;true&quot;;[.M102]=&quot;true&quot;;[.P102]=&quot;true&quot;);&quot;true&quot;;&quot;false&quot;)" office:value-type="string" office:string-value="false" calcext:value-type="string">
            <text:p>false</text:p>
          </table:table-cell>
          <table:table-cell table:formula="of:=IF(AND([.Y102]=&quot;true&quot;;[.AB102]=&quot;true&quot;;[.AE102]=&quot;true&quot;;[.AH102]=&quot;true&quot;);&quot;true&quot;;&quot;false&quot;)" office:value-type="string" office:string-value="false" calcext:value-type="string">
            <text:p>false</text:p>
          </table:table-cell>
        </table:table-row>
        <table:table-row table:style-name="ro1">
          <table:table-cell office:value-type="string" calcext:value-type="string">
            <text:p>bdafc762-8cdb-4720-9928-876d0e3e000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160997" calcext:value-type="float">
            <text:p>15.160997</text:p>
          </table:table-cell>
          <table:table-cell office:value-type="string" calcext:value-type="string">
            <text:p>items,order</text:p>
          </table:table-cell>
          <table:table-cell table:style-name="ce1" office:value-type="string" calcext:value-type="string">
            <text:p>true</text:p>
          </table:table-cell>
          <table:table-cell office:value-type="float" office:value="11.029287" calcext:value-type="float">
            <text:p>11.029287</text:p>
          </table:table-cell>
          <table:table-cell office:value-type="string" calcext:value-type="string">
            <text:p>order</text:p>
          </table:table-cell>
          <table:table-cell table:style-name="ce1" office:value-type="string" calcext:value-type="string">
            <text:p>true</text:p>
          </table:table-cell>
          <table:table-cell office:value-type="float" office:value="7.593561" calcext:value-type="float">
            <text:p>7.593561</text:p>
          </table:table-cell>
          <table:table-cell office:value-type="string" calcext:value-type="string">
            <text:p>items,order</text:p>
          </table:table-cell>
          <table:table-cell table:style-name="ce1" office:value-type="string" calcext:value-type="string">
            <text:p>true</text:p>
          </table:table-cell>
          <table:table-cell office:value-type="float" office:value="21.204377" calcext:value-type="float">
            <text:p>21.204377</text:p>
          </table:table-cell>
          <table:table-cell office:value-type="string" calcext:value-type="string">
            <text:p>a1,a4,a7</text:p>
          </table:table-cell>
          <table:table-cell table:style-name="ce1" office:value-type="string" calcext:value-type="string">
            <text:p>true</text:p>
          </table:table-cell>
          <table:table-cell office:value-type="float" office:value="38.42764" calcext:value-type="float">
            <text:p>38.427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638401" calcext:value-type="float">
            <text:p>16.6384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1707" calcext:value-type="float">
            <text:p>6.821707</text:p>
          </table:table-cell>
          <table:table-cell office:value-type="string" calcext:value-type="string">
            <text:p>sunrise,sunset</text:p>
          </table:table-cell>
          <table:table-cell table:style-name="ce1" office:value-type="string" calcext:value-type="string">
            <text:p>false</text:p>
          </table:table-cell>
          <table:table-cell office:value-type="float" office:value="4.863801" calcext:value-type="float">
            <text:p>4.863801</text:p>
          </table:table-cell>
          <table:table-cell office:value-type="string" calcext:value-type="string">
            <text:p>date</text:p>
          </table:table-cell>
          <table:table-cell table:style-name="ce1" office:value-type="string" calcext:value-type="string">
            <text:p>false</text:p>
          </table:table-cell>
          <table:table-cell office:value-type="float" office:value="35.689523" calcext:value-type="float">
            <text:p>35.689523</text:p>
          </table:table-cell>
          <table:table-cell office:value-type="string" calcext:value-type="string">
            <text:p>a2,a3,a5,a6</text:p>
          </table:table-cell>
          <table:table-cell table:style-name="ce1" office:value-type="string" calcext:value-type="string">
            <text:p>false</text:p>
          </table:table-cell>
          <table:table-cell office:value-type="float" office:value="7.025567" calcext:value-type="float">
            <text:p>7.02556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58722" calcext:value-type="float">
            <text:p>12.058722</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cell table:style-name="ce2" table:formula="of:=IF(AND([.G103]=&quot;true&quot;;[.J103]=&quot;true&quot;;[.M103]=&quot;true&quot;;[.P103]=&quot;true&quot;);&quot;true&quot;;&quot;false&quot;)" office:value-type="string" office:string-value="true" calcext:value-type="string">
            <text:p>true</text:p>
          </table:table-cell>
          <table:table-cell table:formula="of:=IF(AND([.Y103]=&quot;true&quot;;[.AB103]=&quot;true&quot;;[.AE103]=&quot;true&quot;;[.AH103]=&quot;true&quot;);&quot;true&quot;;&quot;false&quot;)" office:value-type="string" office:string-value="false" calcext:value-type="string">
            <text:p>false</text:p>
          </table:table-cell>
        </table:table-row>
        <table:table-row table:style-name="ro1">
          <table:table-cell office:value-type="string" calcext:value-type="string">
            <text:p>be3bd3f1-7cf5-4354-b7d6-70aa0df1424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729736" calcext:value-type="float">
            <text:p>36.729736</text:p>
          </table:table-cell>
          <table:table-cell office:value-type="string" calcext:value-type="string">
            <text:p>items,order</text:p>
          </table:table-cell>
          <table:table-cell table:style-name="ce1" office:value-type="string" calcext:value-type="string">
            <text:p>true</text:p>
          </table:table-cell>
          <table:table-cell office:value-type="float" office:value="8.093514" calcext:value-type="float">
            <text:p>8.093514</text:p>
          </table:table-cell>
          <table:table-cell office:value-type="string" calcext:value-type="string">
            <text:p>order</text:p>
          </table:table-cell>
          <table:table-cell table:style-name="ce1" office:value-type="string" calcext:value-type="string">
            <text:p>true</text:p>
          </table:table-cell>
          <table:table-cell office:value-type="float" office:value="6.85498" calcext:value-type="float">
            <text:p>6.85498</text:p>
          </table:table-cell>
          <table:table-cell office:value-type="string" calcext:value-type="string">
            <text:p>items,order</text:p>
          </table:table-cell>
          <table:table-cell table:style-name="ce1" office:value-type="string" calcext:value-type="string">
            <text:p>true</text:p>
          </table:table-cell>
          <table:table-cell office:value-type="float" office:value="22.912932" calcext:value-type="float">
            <text:p>22.912932</text:p>
          </table:table-cell>
          <table:table-cell office:value-type="string" calcext:value-type="string">
            <text:p>a1,a4,a7</text:p>
          </table:table-cell>
          <table:table-cell table:style-name="ce1" office:value-type="string" calcext:value-type="string">
            <text:p>true</text:p>
          </table:table-cell>
          <table:table-cell office:value-type="float" office:value="19.211392" calcext:value-type="float">
            <text:p>19.2113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4.7594" calcext:value-type="float">
            <text:p>54.759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1.596424" calcext:value-type="float">
            <text:p>11.596424</text:p>
          </table:table-cell>
          <table:table-cell office:value-type="string" calcext:value-type="string">
            <text:p>date</text:p>
          </table:table-cell>
          <table:table-cell table:style-name="ce1" office:value-type="string" calcext:value-type="string">
            <text:p>true</text:p>
          </table:table-cell>
          <table:table-cell office:value-type="float" office:value="25.265358" calcext:value-type="float">
            <text:p>25.265358</text:p>
          </table:table-cell>
          <table:table-cell office:value-type="string" calcext:value-type="string">
            <text:p>date</text:p>
          </table:table-cell>
          <table:table-cell table:style-name="ce1" office:value-type="string" calcext:value-type="string">
            <text:p>false</text:p>
          </table:table-cell>
          <table:table-cell office:value-type="float" office:value="15.975412" calcext:value-type="float">
            <text:p>15.975412</text:p>
          </table:table-cell>
          <table:table-cell office:value-type="string" calcext:value-type="string">
            <text:p>a1,a2,a8</text:p>
          </table:table-cell>
          <table:table-cell table:style-name="ce1" office:value-type="string" calcext:value-type="string">
            <text:p>false</text:p>
          </table:table-cell>
          <table:table-cell office:value-type="float" office:value="17.53507" calcext:value-type="float">
            <text:p>17.53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7.400001" calcext:value-type="float">
            <text:p>37.4000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ss familiar with CPEE, but should be more efficient in the long run</text:p>
          </table:table-cell>
          <table:table-cell table:style-name="ce2"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cell table:style-name="ce2" table:formula="of:=IF(AND([.G104]=&quot;true&quot;;[.J104]=&quot;true&quot;;[.M104]=&quot;true&quot;;[.P104]=&quot;true&quot;);&quot;true&quot;;&quot;false&quot;)" office:value-type="string" office:string-value="true" calcext:value-type="string">
            <text:p>true</text:p>
          </table:table-cell>
          <table:table-cell table:formula="of:=IF(AND([.Y104]=&quot;true&quot;;[.AB104]=&quot;true&quot;;[.AE104]=&quot;true&quot;;[.AH104]=&quot;true&quot;);&quot;true&quot;;&quot;false&quot;)" office:value-type="string" office:string-value="false" calcext:value-type="string">
            <text:p>false</text:p>
          </table:table-cell>
        </table:table-row>
        <table:table-row table:style-name="ro1">
          <table:table-cell office:value-type="string" calcext:value-type="string">
            <text:p>bec79a42-b535-457e-9bbf-5525e5d0b81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2.370463" calcext:value-type="float">
            <text:p>32.370463</text:p>
          </table:table-cell>
          <table:table-cell office:value-type="string" calcext:value-type="string">
            <text:p>items,order</text:p>
          </table:table-cell>
          <table:table-cell table:style-name="ce1" office:value-type="string" calcext:value-type="string">
            <text:p>true</text:p>
          </table:table-cell>
          <table:table-cell office:value-type="float" office:value="11.958322" calcext:value-type="float">
            <text:p>11.958322</text:p>
          </table:table-cell>
          <table:table-cell office:value-type="string" calcext:value-type="string">
            <text:p>order</text:p>
          </table:table-cell>
          <table:table-cell table:style-name="ce1" office:value-type="string" calcext:value-type="string">
            <text:p>true</text:p>
          </table:table-cell>
          <table:table-cell office:value-type="float" office:value="21.81211" calcext:value-type="float">
            <text:p>21.81211</text:p>
          </table:table-cell>
          <table:table-cell office:value-type="string" calcext:value-type="string">
            <text:p>items,order</text:p>
          </table:table-cell>
          <table:table-cell table:style-name="ce1" office:value-type="string" calcext:value-type="string">
            <text:p>true</text:p>
          </table:table-cell>
          <table:table-cell office:value-type="float" office:value="23.649351" calcext:value-type="float">
            <text:p>23.649351</text:p>
          </table:table-cell>
          <table:table-cell office:value-type="string" calcext:value-type="string">
            <text:p>a1</text:p>
          </table:table-cell>
          <table:table-cell table:style-name="ce1" office:value-type="string" calcext:value-type="string">
            <text:p>false</text:p>
          </table:table-cell>
          <table:table-cell office:value-type="float" office:value="27.109053" calcext:value-type="float">
            <text:p>27.10905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011189" calcext:value-type="float">
            <text:p>18.0111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32039" calcext:value-type="float">
            <text:p>17.832039</text:p>
          </table:table-cell>
          <table:table-cell office:value-type="string" calcext:value-type="string">
            <text:p>sunrise,sunset</text:p>
          </table:table-cell>
          <table:table-cell table:style-name="ce1" office:value-type="string" calcext:value-type="string">
            <text:p>false</text:p>
          </table:table-cell>
          <table:table-cell office:value-type="float" office:value="14.874946" calcext:value-type="float">
            <text:p>14.874946</text:p>
          </table:table-cell>
          <table:table-cell office:value-type="string" calcext:value-type="string">
            <text:p>date</text:p>
          </table:table-cell>
          <table:table-cell table:style-name="ce1" office:value-type="string" calcext:value-type="string">
            <text:p>false</text:p>
          </table:table-cell>
          <table:table-cell office:value-type="float" office:value="39.928526" calcext:value-type="float">
            <text:p>39.928526</text:p>
          </table:table-cell>
          <table:table-cell office:value-type="string" calcext:value-type="string">
            <text:p>a2,a3,a5,a6</text:p>
          </table:table-cell>
          <table:table-cell table:style-name="ce1" office:value-type="string" calcext:value-type="string">
            <text:p>false</text:p>
          </table:table-cell>
          <table:table-cell office:value-type="float" office:value="7.980854" calcext:value-type="float">
            <text:p>7.9808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180574" calcext:value-type="float">
            <text:p>23.1805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cell table:style-name="ce2" table:formula="of:=IF(AND([.G105]=&quot;true&quot;;[.J105]=&quot;true&quot;;[.M105]=&quot;true&quot;;[.P105]=&quot;true&quot;);&quot;true&quot;;&quot;false&quot;)" office:value-type="string" office:string-value="false" calcext:value-type="string">
            <text:p>false</text:p>
          </table:table-cell>
          <table:table-cell table:formula="of:=IF(AND([.Y105]=&quot;true&quot;;[.AB105]=&quot;true&quot;;[.AE105]=&quot;true&quot;;[.AH105]=&quot;true&quot;);&quot;true&quot;;&quot;false&quot;)" office:value-type="string" office:string-value="false" calcext:value-type="string">
            <text:p>false</text:p>
          </table:table-cell>
        </table:table-row>
        <table:table-row table:style-name="ro1">
          <table:table-cell office:value-type="string" calcext:value-type="string">
            <text:p>bece29d3-9f41-4c53-9609-3e1e9c73cec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643844" calcext:value-type="float">
            <text:p>46.6438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959578" calcext:value-type="float">
            <text:p>27.959578</text:p>
          </table:table-cell>
          <table:table-cell office:value-type="string" calcext:value-type="string">
            <text:p>date</text:p>
          </table:table-cell>
          <table:table-cell table:style-name="ce1" office:value-type="string" calcext:value-type="string">
            <text:p>true</text:p>
          </table:table-cell>
          <table:table-cell office:value-type="float" office:value="12.093511" calcext:value-type="float">
            <text:p>12.093511</text:p>
          </table:table-cell>
          <table:table-cell office:value-type="string" calcext:value-type="string">
            <text:p>sunrise,sunset</text:p>
          </table:table-cell>
          <table:table-cell table:style-name="ce1" office:value-type="string" calcext:value-type="string">
            <text:p>true</text:p>
          </table:table-cell>
          <table:table-cell office:value-type="float" office:value="38.00818" calcext:value-type="float">
            <text:p>38.00818</text:p>
          </table:table-cell>
          <table:table-cell office:value-type="string" calcext:value-type="string">
            <text:p>a2,a3,a5,a6</text:p>
          </table:table-cell>
          <table:table-cell table:style-name="ce1" office:value-type="string" calcext:value-type="string">
            <text:p>false</text:p>
          </table:table-cell>
          <table:table-cell office:value-type="float" office:value="14.113174" calcext:value-type="float">
            <text:p>14.11317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46538" calcext:value-type="float">
            <text:p>39.746538</text:p>
          </table:table-cell>
          <table:table-cell office:value-type="string" calcext:value-type="string">
            <text:p>emails,refill</text:p>
          </table:table-cell>
          <table:table-cell table:style-name="ce1" office:value-type="string" calcext:value-type="string">
            <text:p>false</text:p>
          </table:table-cell>
          <table:table-cell office:value-type="float" office:value="39.656967" calcext:value-type="float">
            <text:p>39.656967</text:p>
          </table:table-cell>
          <table:table-cell office:value-type="string" calcext:value-type="string">
            <text:p>refill</text:p>
          </table:table-cell>
          <table:table-cell table:style-name="ce1" office:value-type="string" calcext:value-type="string">
            <text:p>false</text:p>
          </table:table-cell>
          <table:table-cell office:value-type="float" office:value="23.032232" calcext:value-type="float">
            <text:p>23.032232</text:p>
          </table:table-cell>
          <table:table-cell office:value-type="string" calcext:value-type="string">
            <text:p>emails</text:p>
          </table:table-cell>
          <table:table-cell table:style-name="ce1" office:value-type="string" calcext:value-type="string">
            <text:p>false</text:p>
          </table:table-cell>
          <table:table-cell office:value-type="float" office:value="30.807991" calcext:value-type="float">
            <text:p>30.807991</text:p>
          </table:table-cell>
          <table:table-cell office:value-type="string" calcext:value-type="string">
            <text:p>a1,a4,a7</text:p>
          </table:table-cell>
          <table:table-cell table:style-name="ce1" office:value-type="string" calcext:value-type="string">
            <text:p>true</text:p>
          </table:table-cell>
          <table:table-cell office:value-type="float" office:value="16.107968" calcext:value-type="float">
            <text:p>16.1079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4.751504" calcext:value-type="float">
            <text:p>34.751504</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cell table:style-name="ce2" table:formula="of:=IF(AND([.G106]=&quot;true&quot;;[.J106]=&quot;true&quot;;[.M106]=&quot;true&quot;;[.P106]=&quot;true&quot;);&quot;true&quot;;&quot;false&quot;)" office:value-type="string" office:string-value="false" calcext:value-type="string">
            <text:p>false</text:p>
          </table:table-cell>
          <table:table-cell table:formula="of:=IF(AND([.Y106]=&quot;true&quot;;[.AB106]=&quot;true&quot;;[.AE106]=&quot;true&quot;;[.AH106]=&quot;true&quot;);&quot;true&quot;;&quot;false&quot;)" office:value-type="string" office:string-value="false" calcext:value-type="string">
            <text:p>false</text:p>
          </table:table-cell>
        </table:table-row>
        <table:table-row table:style-name="ro1">
          <table:table-cell office:value-type="string" calcext:value-type="string">
            <text:p>bf7d9bfd-ca37-4b1b-87f5-c69be920edc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25367" calcext:value-type="float">
            <text:p>16.025367</text:p>
          </table:table-cell>
          <table:table-cell office:value-type="string" calcext:value-type="string">
            <text:p>items,order</text:p>
          </table:table-cell>
          <table:table-cell table:style-name="ce1" office:value-type="string" calcext:value-type="string">
            <text:p>true</text:p>
          </table:table-cell>
          <table:table-cell office:value-type="float" office:value="12.324189" calcext:value-type="float">
            <text:p>12.324189</text:p>
          </table:table-cell>
          <table:table-cell office:value-type="string" calcext:value-type="string">
            <text:p>order</text:p>
          </table:table-cell>
          <table:table-cell table:style-name="ce1" office:value-type="string" calcext:value-type="string">
            <text:p>true</text:p>
          </table:table-cell>
          <table:table-cell office:value-type="float" office:value="10.993139" calcext:value-type="float">
            <text:p>10.993139</text:p>
          </table:table-cell>
          <table:table-cell office:value-type="string" calcext:value-type="string">
            <text:p>items,order</text:p>
          </table:table-cell>
          <table:table-cell table:style-name="ce1" office:value-type="string" calcext:value-type="string">
            <text:p>true</text:p>
          </table:table-cell>
          <table:table-cell office:value-type="float" office:value="20.84102" calcext:value-type="float">
            <text:p>20.84102</text:p>
          </table:table-cell>
          <table:table-cell office:value-type="string" calcext:value-type="string">
            <text:p>a1,a4,a7</text:p>
          </table:table-cell>
          <table:table-cell table:style-name="ce1" office:value-type="string" calcext:value-type="string">
            <text:p>true</text:p>
          </table:table-cell>
          <table:table-cell office:value-type="float" office:value="36.642901" calcext:value-type="float">
            <text:p>36.6429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3.572452" calcext:value-type="float">
            <text:p>43.5724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09211" calcext:value-type="float">
            <text:p>15.09211</text:p>
          </table:table-cell>
          <table:table-cell office:value-type="string" calcext:value-type="string">
            <text:p>date</text:p>
          </table:table-cell>
          <table:table-cell table:style-name="ce1" office:value-type="string" calcext:value-type="string">
            <text:p>true</text:p>
          </table:table-cell>
          <table:table-cell office:value-type="float" office:value="21.747288" calcext:value-type="float">
            <text:p>21.747288</text:p>
          </table:table-cell>
          <table:table-cell office:value-type="string" calcext:value-type="string">
            <text:p>sunrise,sunset</text:p>
          </table:table-cell>
          <table:table-cell table:style-name="ce1" office:value-type="string" calcext:value-type="string">
            <text:p>true</text:p>
          </table:table-cell>
          <table:table-cell office:value-type="float" office:value="46.15398" calcext:value-type="float">
            <text:p>46.15398</text:p>
          </table:table-cell>
          <table:table-cell office:value-type="string" calcext:value-type="string">
            <text:p>a2,a3,a5,a6</text:p>
          </table:table-cell>
          <table:table-cell table:style-name="ce1" office:value-type="string" calcext:value-type="string">
            <text:p>false</text:p>
          </table:table-cell>
          <table:table-cell office:value-type="float" office:value="26.060284" calcext:value-type="float">
            <text:p>26.0602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7.316814" calcext:value-type="float">
            <text:p>77.3168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nly thing which wasnt a100% clear was when a data object was part of decision making, although that quickly solved itself. the rest was quite easy to understand, it just took a minute to get used to CPEE BPMN.</text:p>
          </table:table-cell>
          <table:table-cell table:style-name="ce2"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cell table:style-name="ce2" table:formula="of:=IF(AND([.G107]=&quot;true&quot;;[.J107]=&quot;true&quot;;[.M107]=&quot;true&quot;;[.P107]=&quot;true&quot;);&quot;true&quot;;&quot;false&quot;)" office:value-type="string" office:string-value="true" calcext:value-type="string">
            <text:p>true</text:p>
          </table:table-cell>
          <table:table-cell table:formula="of:=IF(AND([.Y107]=&quot;true&quot;;[.AB107]=&quot;true&quot;;[.AE107]=&quot;true&quot;;[.AH107]=&quot;true&quot;);&quot;true&quot;;&quot;false&quot;)" office:value-type="string" office:string-value="false" calcext:value-type="string">
            <text:p>false</text:p>
          </table:table-cell>
        </table:table-row>
        <table:table-row table:style-name="ro1">
          <table:table-cell office:value-type="string" calcext:value-type="string">
            <text:p>c5914a3a-1837-409d-881c-c0b605341c5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8378" calcext:value-type="float">
            <text:p>30.38378</text:p>
          </table:table-cell>
          <table:table-cell office:value-type="string" calcext:value-type="string">
            <text:p>date</text:p>
          </table:table-cell>
          <table:table-cell table:style-name="ce1" office:value-type="string" calcext:value-type="string">
            <text:p>false</text:p>
          </table:table-cell>
          <table:table-cell office:value-type="float" office:value="13.782958" calcext:value-type="float">
            <text:p>13.782958</text:p>
          </table:table-cell>
          <table:table-cell office:value-type="string" calcext:value-type="string">
            <text:p>sunrise,sunset</text:p>
          </table:table-cell>
          <table:table-cell table:style-name="ce1" office:value-type="string" calcext:value-type="string">
            <text:p>false</text:p>
          </table:table-cell>
          <table:table-cell office:value-type="float" office:value="15.014847" calcext:value-type="float">
            <text:p>15.014847</text:p>
          </table:table-cell>
          <table:table-cell office:value-type="string" calcext:value-type="string">
            <text:p>angle</text:p>
          </table:table-cell>
          <table:table-cell table:style-name="ce1" office:value-type="string" calcext:value-type="string">
            <text:p>false</text:p>
          </table:table-cell>
          <table:table-cell office:value-type="float" office:value="48.350502" calcext:value-type="float">
            <text:p>48.350502</text:p>
          </table:table-cell>
          <table:table-cell office:value-type="string" calcext:value-type="string">
            <text:p>a2,a5,a6</text:p>
          </table:table-cell>
          <table:table-cell table:style-name="ce1" office:value-type="string" calcext:value-type="string">
            <text:p>true</text:p>
          </table:table-cell>
          <table:table-cell office:value-type="float" office:value="51.597901" calcext:value-type="float">
            <text:p>51.597901</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814749" calcext:value-type="float">
            <text:p>39.814749</text:p>
          </table:table-cell>
          <table:table-cell/>
          <table:table-cell table:style-name="ce1" office:value-type="string" calcext:value-type="string">
            <text:p>false</text:p>
          </table:table-cell>
          <table:table-cell office:value-type="float" office:value="1.514621" calcext:value-type="float">
            <text:p>1.514621</text:p>
          </table:table-cell>
          <table:table-cell/>
          <table:table-cell table:style-name="ce1" office:value-type="string" calcext:value-type="string">
            <text:p>false</text:p>
          </table:table-cell>
          <table:table-cell office:value-type="float" office:value="1.671059" calcext:value-type="float">
            <text:p>1.671059</text:p>
          </table:table-cell>
          <table:table-cell/>
          <table:table-cell table:style-name="ce1" office:value-type="string" calcext:value-type="string">
            <text:p>false</text:p>
          </table:table-cell>
          <table:table-cell office:value-type="float" office:value="1.763207" calcext:value-type="float">
            <text:p>1.763207</text:p>
          </table:table-cell>
          <table:table-cell/>
          <table:table-cell table:style-name="ce1" office:value-type="string" calcext:value-type="string">
            <text:p>false</text:p>
          </table:table-cell>
          <table:table-cell office:value-type="float" office:value="1.11044" calcext:value-type="float">
            <text:p>1.11044</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1.038251" calcext:value-type="float">
            <text:p>21.03825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cell table:style-name="ce2" table:formula="of:=IF(AND([.G108]=&quot;true&quot;;[.J108]=&quot;true&quot;;[.M108]=&quot;true&quot;;[.P108]=&quot;true&quot;);&quot;true&quot;;&quot;false&quot;)" office:value-type="string" office:string-value="false" calcext:value-type="string">
            <text:p>false</text:p>
          </table:table-cell>
          <table:table-cell table:formula="of:=IF(AND([.Y108]=&quot;true&quot;;[.AB108]=&quot;true&quot;;[.AE108]=&quot;true&quot;;[.AH108]=&quot;true&quot;);&quot;true&quot;;&quot;false&quot;)" office:value-type="string" office:string-value="false" calcext:value-type="string">
            <text:p>false</text:p>
          </table:table-cell>
        </table:table-row>
        <table:table-row table:style-name="ro1">
          <table:table-cell office:value-type="string" calcext:value-type="string">
            <text:p>c8c0a075-a348-4031-be97-87a3d0dd550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5.723097" calcext:value-type="float">
            <text:p>35.7230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7888" calcext:value-type="float">
            <text:p>13.37888</text:p>
          </table:table-cell>
          <table:table-cell office:value-type="string" calcext:value-type="string">
            <text:p>date</text:p>
          </table:table-cell>
          <table:table-cell table:style-name="ce1" office:value-type="string" calcext:value-type="string">
            <text:p>true</text:p>
          </table:table-cell>
          <table:table-cell office:value-type="float" office:value="12.966416" calcext:value-type="float">
            <text:p>12.966416</text:p>
          </table:table-cell>
          <table:table-cell office:value-type="string" calcext:value-type="string">
            <text:p>sunrise,sunset</text:p>
          </table:table-cell>
          <table:table-cell table:style-name="ce1" office:value-type="string" calcext:value-type="string">
            <text:p>true</text:p>
          </table:table-cell>
          <table:table-cell office:value-type="float" office:value="35.955038" calcext:value-type="float">
            <text:p>35.955038</text:p>
          </table:table-cell>
          <table:table-cell office:value-type="string" calcext:value-type="string">
            <text:p>a2,a5,a6</text:p>
          </table:table-cell>
          <table:table-cell table:style-name="ce1" office:value-type="string" calcext:value-type="string">
            <text:p>true</text:p>
          </table:table-cell>
          <table:table-cell office:value-type="float" office:value="46.412592" calcext:value-type="float">
            <text:p>46.4125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804297" calcext:value-type="float">
            <text:p>24.804297</text:p>
          </table:table-cell>
          <table:table-cell office:value-type="string" calcext:value-type="string">
            <text:p>items,order</text:p>
          </table:table-cell>
          <table:table-cell table:style-name="ce1" office:value-type="string" calcext:value-type="string">
            <text:p>true</text:p>
          </table:table-cell>
          <table:table-cell office:value-type="float" office:value="15.202541" calcext:value-type="float">
            <text:p>15.202541</text:p>
          </table:table-cell>
          <table:table-cell office:value-type="string" calcext:value-type="string">
            <text:p>order</text:p>
          </table:table-cell>
          <table:table-cell table:style-name="ce1" office:value-type="string" calcext:value-type="string">
            <text:p>true</text:p>
          </table:table-cell>
          <table:table-cell office:value-type="float" office:value="10.238634" calcext:value-type="float">
            <text:p>10.238634</text:p>
          </table:table-cell>
          <table:table-cell office:value-type="string" calcext:value-type="string">
            <text:p>items,order</text:p>
          </table:table-cell>
          <table:table-cell table:style-name="ce1" office:value-type="string" calcext:value-type="string">
            <text:p>true</text:p>
          </table:table-cell>
          <table:table-cell office:value-type="float" office:value="17.685326" calcext:value-type="float">
            <text:p>17.685326</text:p>
          </table:table-cell>
          <table:table-cell office:value-type="string" calcext:value-type="string">
            <text:p>a1,a4,a7</text:p>
          </table:table-cell>
          <table:table-cell table:style-name="ce1" office:value-type="string" calcext:value-type="string">
            <text:p>true</text:p>
          </table:table-cell>
          <table:table-cell office:value-type="float" office:value="28.650732" calcext:value-type="float">
            <text:p>28.65073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02544" calcext:value-type="float">
            <text:p>10.302544</text:p>
          </table:table-cell>
          <table:table-cell table:number-columns-repeated="2" office:value-type="float" office:value="1" calcext:value-type="float">
            <text:p>1</text:p>
          </table:table-cell>
          <table:table-cell/>
          <table:table-cell table:style-name="ce2"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true" calcext:value-type="string">
            <text:p>true</text:p>
          </table:table-cell>
          <table:table-cell table:style-name="ce2" table:formula="of:=IF(AND([.G109]=&quot;true&quot;;[.J109]=&quot;true&quot;;[.M109]=&quot;true&quot;;[.P109]=&quot;true&quot;);&quot;true&quot;;&quot;false&quot;)" office:value-type="string" office:string-value="true" calcext:value-type="string">
            <text:p>true</text:p>
          </table:table-cell>
          <table:table-cell table:formula="of:=IF(AND([.Y109]=&quot;true&quot;;[.AB109]=&quot;true&quot;;[.AE109]=&quot;true&quot;;[.AH109]=&quot;true&quot;);&quot;true&quot;;&quot;false&quot;)" office:value-type="string" office:string-value="true" calcext:value-type="string">
            <text:p>true</text:p>
          </table:table-cell>
        </table:table-row>
        <table:table-row table:style-name="ro1">
          <table:table-cell office:value-type="string" calcext:value-type="string">
            <text:p>c8d304d8-8e57-4a77-b381-cfc00f1ac9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421023" calcext:value-type="float">
            <text:p>21.421023</text:p>
          </table:table-cell>
          <table:table-cell office:value-type="string" calcext:value-type="string">
            <text:p>items,order</text:p>
          </table:table-cell>
          <table:table-cell table:style-name="ce1" office:value-type="string" calcext:value-type="string">
            <text:p>true</text:p>
          </table:table-cell>
          <table:table-cell office:value-type="float" office:value="13.669681" calcext:value-type="float">
            <text:p>13.669681</text:p>
          </table:table-cell>
          <table:table-cell office:value-type="string" calcext:value-type="string">
            <text:p>order</text:p>
          </table:table-cell>
          <table:table-cell table:style-name="ce1" office:value-type="string" calcext:value-type="string">
            <text:p>true</text:p>
          </table:table-cell>
          <table:table-cell office:value-type="float" office:value="13.855504" calcext:value-type="float">
            <text:p>13.855504</text:p>
          </table:table-cell>
          <table:table-cell office:value-type="string" calcext:value-type="string">
            <text:p>items,order</text:p>
          </table:table-cell>
          <table:table-cell table:style-name="ce1" office:value-type="string" calcext:value-type="string">
            <text:p>true</text:p>
          </table:table-cell>
          <table:table-cell office:value-type="float" office:value="15.880102" calcext:value-type="float">
            <text:p>15.880102</text:p>
          </table:table-cell>
          <table:table-cell office:value-type="string" calcext:value-type="string">
            <text:p>a1,a4,a7</text:p>
          </table:table-cell>
          <table:table-cell table:style-name="ce1" office:value-type="string" calcext:value-type="string">
            <text:p>true</text:p>
          </table:table-cell>
          <table:table-cell office:value-type="float" office:value="22.351864" calcext:value-type="float">
            <text:p>22.35186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029073" calcext:value-type="float">
            <text:p>25.02907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2.109455" calcext:value-type="float">
            <text:p>12.109455</text:p>
          </table:table-cell>
          <table:table-cell office:value-type="string" calcext:value-type="string">
            <text:p>sunrise,sunset</text:p>
          </table:table-cell>
          <table:table-cell table:style-name="ce1" office:value-type="string" calcext:value-type="string">
            <text:p>false</text:p>
          </table:table-cell>
          <table:table-cell office:value-type="float" office:value="7.71403" calcext:value-type="float">
            <text:p>7.71403</text:p>
          </table:table-cell>
          <table:table-cell office:value-type="string" calcext:value-type="string">
            <text:p>date</text:p>
          </table:table-cell>
          <table:table-cell table:style-name="ce1" office:value-type="string" calcext:value-type="string">
            <text:p>false</text:p>
          </table:table-cell>
          <table:table-cell office:value-type="float" office:value="48.547779" calcext:value-type="float">
            <text:p>48.547779</text:p>
          </table:table-cell>
          <table:table-cell office:value-type="string" calcext:value-type="string">
            <text:p>a2,a3,a5,a6,a7</text:p>
          </table:table-cell>
          <table:table-cell table:style-name="ce1" office:value-type="string" calcext:value-type="string">
            <text:p>false</text:p>
          </table:table-cell>
          <table:table-cell office:value-type="float" office:value="7.312631" calcext:value-type="float">
            <text:p>7.3126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627545" calcext:value-type="float">
            <text:p>15.627545</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cell table:style-name="ce2" table:formula="of:=IF(AND([.G110]=&quot;true&quot;;[.J110]=&quot;true&quot;;[.M110]=&quot;true&quot;;[.P110]=&quot;true&quot;);&quot;true&quot;;&quot;false&quot;)" office:value-type="string" office:string-value="true" calcext:value-type="string">
            <text:p>true</text:p>
          </table:table-cell>
          <table:table-cell table:formula="of:=IF(AND([.Y110]=&quot;true&quot;;[.AB110]=&quot;true&quot;;[.AE110]=&quot;true&quot;;[.AH110]=&quot;true&quot;);&quot;true&quot;;&quot;false&quot;)" office:value-type="string" office:string-value="false" calcext:value-type="string">
            <text:p>false</text:p>
          </table:table-cell>
        </table:table-row>
        <table:table-row table:style-name="ro1">
          <table:table-cell office:value-type="string" calcext:value-type="string">
            <text:p>ca72f635-36c5-45f4-ab46-cb6b73911b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3.628182" calcext:value-type="float">
            <text:p>43.628182</text:p>
          </table:table-cell>
          <table:table-cell office:value-type="string" calcext:value-type="string">
            <text:p>order</text:p>
          </table:table-cell>
          <table:table-cell table:style-name="ce1" office:value-type="string" calcext:value-type="string">
            <text:p>false</text:p>
          </table:table-cell>
          <table:table-cell office:value-type="float" office:value="7.333956" calcext:value-type="float">
            <text:p>7.333956</text:p>
          </table:table-cell>
          <table:table-cell office:value-type="string" calcext:value-type="string">
            <text:p>order</text:p>
          </table:table-cell>
          <table:table-cell table:style-name="ce1" office:value-type="string" calcext:value-type="string">
            <text:p>true</text:p>
          </table:table-cell>
          <table:table-cell office:value-type="float" office:value="4.213084" calcext:value-type="float">
            <text:p>4.213084</text:p>
          </table:table-cell>
          <table:table-cell office:value-type="string" calcext:value-type="string">
            <text:p>order</text:p>
          </table:table-cell>
          <table:table-cell table:style-name="ce1" office:value-type="string" calcext:value-type="string">
            <text:p>false</text:p>
          </table:table-cell>
          <table:table-cell office:value-type="float" office:value="18.012673" calcext:value-type="float">
            <text:p>18.012673</text:p>
          </table:table-cell>
          <table:table-cell office:value-type="string" calcext:value-type="string">
            <text:p>a1,a4,a7</text:p>
          </table:table-cell>
          <table:table-cell table:style-name="ce1" office:value-type="string" calcext:value-type="string">
            <text:p>true</text:p>
          </table:table-cell>
          <table:table-cell office:value-type="float" office:value="9.748371" calcext:value-type="float">
            <text:p>9.7483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5.238314" calcext:value-type="float">
            <text:p>65.23831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819328" calcext:value-type="float">
            <text:p>8.819328</text:p>
          </table:table-cell>
          <table:table-cell office:value-type="string" calcext:value-type="string">
            <text:p>sunrise,sunset</text:p>
          </table:table-cell>
          <table:table-cell table:style-name="ce1" office:value-type="string" calcext:value-type="string">
            <text:p>false</text:p>
          </table:table-cell>
          <table:table-cell office:value-type="float" office:value="7.566318" calcext:value-type="float">
            <text:p>7.566318</text:p>
          </table:table-cell>
          <table:table-cell office:value-type="string" calcext:value-type="string">
            <text:p>date</text:p>
          </table:table-cell>
          <table:table-cell table:style-name="ce1" office:value-type="string" calcext:value-type="string">
            <text:p>false</text:p>
          </table:table-cell>
          <table:table-cell office:value-type="float" office:value="46.513297" calcext:value-type="float">
            <text:p>46.513297</text:p>
          </table:table-cell>
          <table:table-cell office:value-type="string" calcext:value-type="string">
            <text:p>a3,a4</text:p>
          </table:table-cell>
          <table:table-cell table:style-name="ce1" office:value-type="string" calcext:value-type="string">
            <text:p>false</text:p>
          </table:table-cell>
          <table:table-cell office:value-type="float" office:value="10.465368" calcext:value-type="float">
            <text:p>10.4653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2.951666" calcext:value-type="float">
            <text:p>42.9516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he second one did not show up in safari and did not show all the information without hooverin</text:p>
          </table:table-cell>
          <table:table-cell table:style-name="ce2"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cell table:style-name="ce2" table:formula="of:=IF(AND([.G111]=&quot;true&quot;;[.J111]=&quot;true&quot;;[.M111]=&quot;true&quot;;[.P111]=&quot;true&quot;);&quot;true&quot;;&quot;false&quot;)" office:value-type="string" office:string-value="false" calcext:value-type="string">
            <text:p>false</text:p>
          </table:table-cell>
          <table:table-cell table:formula="of:=IF(AND([.Y111]=&quot;true&quot;;[.AB111]=&quot;true&quot;;[.AE111]=&quot;true&quot;;[.AH111]=&quot;true&quot;);&quot;true&quot;;&quot;false&quot;)" office:value-type="string" office:string-value="false" calcext:value-type="string">
            <text:p>false</text:p>
          </table:table-cell>
        </table:table-row>
        <table:table-row table:style-name="ro1">
          <table:table-cell office:value-type="string" calcext:value-type="string">
            <text:p>cabf0b72-53a0-4bb8-a817-08ff879a553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4.458364" calcext:value-type="float">
            <text:p>14.458364</text:p>
          </table:table-cell>
          <table:table-cell office:value-type="string" calcext:value-type="string">
            <text:p>sunrise,sunset</text:p>
          </table:table-cell>
          <table:table-cell table:style-name="ce1" office:value-type="string" calcext:value-type="string">
            <text:p>false</text:p>
          </table:table-cell>
          <table:table-cell office:value-type="float" office:value="17.270836" calcext:value-type="float">
            <text:p>17.270836</text:p>
          </table:table-cell>
          <table:table-cell office:value-type="string" calcext:value-type="string">
            <text:p>date</text:p>
          </table:table-cell>
          <table:table-cell table:style-name="ce1" office:value-type="string" calcext:value-type="string">
            <text:p>true</text:p>
          </table:table-cell>
          <table:table-cell office:value-type="float" office:value="10.62622" calcext:value-type="float">
            <text:p>10.62622</text:p>
          </table:table-cell>
          <table:table-cell office:value-type="string" calcext:value-type="string">
            <text:p>sunrise,sunset</text:p>
          </table:table-cell>
          <table:table-cell table:style-name="ce1" office:value-type="string" calcext:value-type="string">
            <text:p>true</text:p>
          </table:table-cell>
          <table:table-cell office:value-type="float" office:value="36.32239" calcext:value-type="float">
            <text:p>36.32239</text:p>
          </table:table-cell>
          <table:table-cell office:value-type="string" calcext:value-type="string">
            <text:p>a2,a3,a5,a6</text:p>
          </table:table-cell>
          <table:table-cell table:style-name="ce1" office:value-type="string" calcext:value-type="string">
            <text:p>false</text:p>
          </table:table-cell>
          <table:table-cell office:value-type="float" office:value="16.762181" calcext:value-type="float">
            <text:p>16.76218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6.867176" calcext:value-type="float">
            <text:p>16.867176</text:p>
          </table:table-cell>
          <table:table-cell office:value-type="string" calcext:value-type="string">
            <text:p>items,order</text:p>
          </table:table-cell>
          <table:table-cell table:style-name="ce1" office:value-type="string" calcext:value-type="string">
            <text:p>true</text:p>
          </table:table-cell>
          <table:table-cell office:value-type="float" office:value="20.20471" calcext:value-type="float">
            <text:p>20.20471</text:p>
          </table:table-cell>
          <table:table-cell/>
          <table:table-cell table:style-name="ce1" office:value-type="string" calcext:value-type="string">
            <text:p>false</text:p>
          </table:table-cell>
          <table:table-cell office:value-type="float" office:value="6.668557" calcext:value-type="float">
            <text:p>6.668557</text:p>
          </table:table-cell>
          <table:table-cell office:value-type="string" calcext:value-type="string">
            <text:p>items</text:p>
          </table:table-cell>
          <table:table-cell table:style-name="ce1" office:value-type="string" calcext:value-type="string">
            <text:p>false</text:p>
          </table:table-cell>
          <table:table-cell office:value-type="float" office:value="37.456681" calcext:value-type="float">
            <text:p>37.456681</text:p>
          </table:table-cell>
          <table:table-cell office:value-type="string" calcext:value-type="string">
            <text:p>a1,a4,a7</text:p>
          </table:table-cell>
          <table:table-cell table:style-name="ce1" office:value-type="string" calcext:value-type="string">
            <text:p>true</text:p>
          </table:table-cell>
          <table:table-cell office:value-type="float" office:value="13.431064" calcext:value-type="float">
            <text:p>13.43106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0258" calcext:value-type="float">
            <text:p>110.2025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ince CPEE BPMN is a more compact and easy (since its more interactive) way of representing a process, I'm more familir with the traditional BPMN </text:p>
          </table:table-cell>
          <table:table-cell table:style-name="ce2"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cell table:style-name="ce2" table:formula="of:=IF(AND([.G112]=&quot;true&quot;;[.J112]=&quot;true&quot;;[.M112]=&quot;true&quot;;[.P112]=&quot;true&quot;);&quot;true&quot;;&quot;false&quot;)" office:value-type="string" office:string-value="false" calcext:value-type="string">
            <text:p>false</text:p>
          </table:table-cell>
          <table:table-cell table:formula="of:=IF(AND([.Y112]=&quot;true&quot;;[.AB112]=&quot;true&quot;;[.AE112]=&quot;true&quot;;[.AH112]=&quot;true&quot;);&quot;true&quot;;&quot;false&quot;)" office:value-type="string" office:string-value="false" calcext:value-type="string">
            <text:p>false</text:p>
          </table:table-cell>
        </table:table-row>
        <table:table-row table:style-name="ro1">
          <table:table-cell office:value-type="string" calcext:value-type="string">
            <text:p>cb133fee-aa9c-4814-b94e-34cd62b82bb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011756" calcext:value-type="float">
            <text:p>27.01175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84471" calcext:value-type="float">
            <text:p>16.984471</text:p>
          </table:table-cell>
          <table:table-cell office:value-type="string" calcext:value-type="string">
            <text:p>date</text:p>
          </table:table-cell>
          <table:table-cell table:style-name="ce1" office:value-type="string" calcext:value-type="string">
            <text:p>true</text:p>
          </table:table-cell>
          <table:table-cell office:value-type="float" office:value="5.689018" calcext:value-type="float">
            <text:p>5.689018</text:p>
          </table:table-cell>
          <table:table-cell office:value-type="string" calcext:value-type="string">
            <text:p>sunrise,sunset</text:p>
          </table:table-cell>
          <table:table-cell table:style-name="ce1" office:value-type="string" calcext:value-type="string">
            <text:p>true</text:p>
          </table:table-cell>
          <table:table-cell office:value-type="float" office:value="32.770637" calcext:value-type="float">
            <text:p>32.770637</text:p>
          </table:table-cell>
          <table:table-cell office:value-type="string" calcext:value-type="string">
            <text:p>a2,a3,a5,a6</text:p>
          </table:table-cell>
          <table:table-cell table:style-name="ce1" office:value-type="string" calcext:value-type="string">
            <text:p>false</text:p>
          </table:table-cell>
          <table:table-cell office:value-type="float" office:value="29.707738" calcext:value-type="float">
            <text:p>29.7077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95134" calcext:value-type="float">
            <text:p>29.95134</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122.057518" calcext:value-type="float">
            <text:p>122.057518</text:p>
          </table:table-cell>
          <table:table-cell office:value-type="string" calcext:value-type="string">
            <text:p>emails,refill</text:p>
          </table:table-cell>
          <table:table-cell table:style-name="ce1" office:value-type="string" calcext:value-type="string">
            <text:p>false</text:p>
          </table:table-cell>
          <table:table-cell office:value-type="float" office:value="62.64823" calcext:value-type="float">
            <text:p>62.64823</text:p>
          </table:table-cell>
          <table:table-cell office:value-type="string" calcext:value-type="string">
            <text:p>emails,items</text:p>
          </table:table-cell>
          <table:table-cell table:style-name="ce1" office:value-type="string" calcext:value-type="string">
            <text:p>false</text:p>
          </table:table-cell>
          <table:table-cell office:value-type="float" office:value="39.669947" calcext:value-type="float">
            <text:p>39.669947</text:p>
          </table:table-cell>
          <table:table-cell office:value-type="string" calcext:value-type="string">
            <text:p>a4,a6</text:p>
          </table:table-cell>
          <table:table-cell table:style-name="ce1" office:value-type="string" calcext:value-type="string">
            <text:p>false</text:p>
          </table:table-cell>
          <table:table-cell office:value-type="float" office:value="7.235328" calcext:value-type="float">
            <text:p>7.2353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986628" calcext:value-type="float">
            <text:p>11.98662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cell table:style-name="ce2" table:formula="of:=IF(AND([.G113]=&quot;true&quot;;[.J113]=&quot;true&quot;;[.M113]=&quot;true&quot;;[.P113]=&quot;true&quot;);&quot;true&quot;;&quot;false&quot;)" office:value-type="string" office:string-value="false" calcext:value-type="string">
            <text:p>false</text:p>
          </table:table-cell>
          <table:table-cell table:formula="of:=IF(AND([.Y113]=&quot;true&quot;;[.AB113]=&quot;true&quot;;[.AE113]=&quot;true&quot;;[.AH113]=&quot;true&quot;);&quot;true&quot;;&quot;false&quot;)" office:value-type="string" office:string-value="false" calcext:value-type="string">
            <text:p>false</text:p>
          </table:table-cell>
        </table:table-row>
        <table:table-row table:style-name="ro1">
          <table:table-cell office:value-type="string" calcext:value-type="string">
            <text:p>cd3d1b05-4f26-4a37-b4ee-0494c5db788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386503" calcext:value-type="float">
            <text:p>16.386503</text:p>
          </table:table-cell>
          <table:table-cell office:value-type="string" calcext:value-type="string">
            <text:p>order</text:p>
          </table:table-cell>
          <table:table-cell table:style-name="ce1" office:value-type="string" calcext:value-type="string">
            <text:p>false</text:p>
          </table:table-cell>
          <table:table-cell office:value-type="float" office:value="29.09707" calcext:value-type="float">
            <text:p>29.09707</text:p>
          </table:table-cell>
          <table:table-cell office:value-type="string" calcext:value-type="string">
            <text:p>order</text:p>
          </table:table-cell>
          <table:table-cell table:style-name="ce1" office:value-type="string" calcext:value-type="string">
            <text:p>true</text:p>
          </table:table-cell>
          <table:table-cell office:value-type="float" office:value="12.002061" calcext:value-type="float">
            <text:p>12.002061</text:p>
          </table:table-cell>
          <table:table-cell office:value-type="string" calcext:value-type="string">
            <text:p>items,order</text:p>
          </table:table-cell>
          <table:table-cell table:style-name="ce1" office:value-type="string" calcext:value-type="string">
            <text:p>true</text:p>
          </table:table-cell>
          <table:table-cell office:value-type="float" office:value="27.552096" calcext:value-type="float">
            <text:p>27.552096</text:p>
          </table:table-cell>
          <table:table-cell office:value-type="string" calcext:value-type="string">
            <text:p>a1,a4,a7</text:p>
          </table:table-cell>
          <table:table-cell table:style-name="ce1" office:value-type="string" calcext:value-type="string">
            <text:p>true</text:p>
          </table:table-cell>
          <table:table-cell office:value-type="float" office:value="47.299179" calcext:value-type="float">
            <text:p>47.2991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5.172854" calcext:value-type="float">
            <text:p>45.1728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19235" calcext:value-type="float">
            <text:p>102.19235</text:p>
          </table:table-cell>
          <table:table-cell office:value-type="string" calcext:value-type="string">
            <text:p>date</text:p>
          </table:table-cell>
          <table:table-cell table:style-name="ce1" office:value-type="string" calcext:value-type="string">
            <text:p>true</text:p>
          </table:table-cell>
          <table:table-cell office:value-type="float" office:value="13.386827" calcext:value-type="float">
            <text:p>13.386827</text:p>
          </table:table-cell>
          <table:table-cell office:value-type="string" calcext:value-type="string">
            <text:p>sunrise,sunset</text:p>
          </table:table-cell>
          <table:table-cell table:style-name="ce1" office:value-type="string" calcext:value-type="string">
            <text:p>true</text:p>
          </table:table-cell>
          <table:table-cell office:value-type="float" office:value="28.303254" calcext:value-type="float">
            <text:p>28.303254</text:p>
          </table:table-cell>
          <table:table-cell office:value-type="string" calcext:value-type="string">
            <text:p>a3,a5,a6,a7</text:p>
          </table:table-cell>
          <table:table-cell table:style-name="ce1" office:value-type="string" calcext:value-type="string">
            <text:p>false</text:p>
          </table:table-cell>
          <table:table-cell office:value-type="float" office:value="14.883758" calcext:value-type="float">
            <text:p>14.88375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851236" calcext:value-type="float">
            <text:p>26.851236</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cell table:style-name="ce2" table:formula="of:=IF(AND([.G114]=&quot;true&quot;;[.J114]=&quot;true&quot;;[.M114]=&quot;true&quot;;[.P114]=&quot;true&quot;);&quot;true&quot;;&quot;false&quot;)" office:value-type="string" office:string-value="false" calcext:value-type="string">
            <text:p>false</text:p>
          </table:table-cell>
          <table:table-cell table:formula="of:=IF(AND([.Y114]=&quot;true&quot;;[.AB114]=&quot;true&quot;;[.AE114]=&quot;true&quot;;[.AH114]=&quot;true&quot;);&quot;true&quot;;&quot;false&quot;)" office:value-type="string" office:string-value="false" calcext:value-type="string">
            <text:p>false</text:p>
          </table:table-cell>
        </table:table-row>
        <table:table-row table:style-name="ro1">
          <table:table-cell office:value-type="string" calcext:value-type="string">
            <text:p>ce115e7a-516a-4e4b-b0fc-e0b30e19ce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916882" calcext:value-type="float">
            <text:p>21.9168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839815" calcext:value-type="float">
            <text:p>11.839815</text:p>
          </table:table-cell>
          <table:table-cell office:value-type="string" calcext:value-type="string">
            <text:p>date</text:p>
          </table:table-cell>
          <table:table-cell table:style-name="ce1" office:value-type="string" calcext:value-type="string">
            <text:p>true</text:p>
          </table:table-cell>
          <table:table-cell office:value-type="float" office:value="20.577574" calcext:value-type="float">
            <text:p>20.577574</text:p>
          </table:table-cell>
          <table:table-cell office:value-type="string" calcext:value-type="string">
            <text:p>sunrise,sunset</text:p>
          </table:table-cell>
          <table:table-cell table:style-name="ce1" office:value-type="string" calcext:value-type="string">
            <text:p>true</text:p>
          </table:table-cell>
          <table:table-cell office:value-type="float" office:value="32.723432" calcext:value-type="float">
            <text:p>32.723432</text:p>
          </table:table-cell>
          <table:table-cell office:value-type="string" calcext:value-type="string">
            <text:p>a2,a3,a5,a6</text:p>
          </table:table-cell>
          <table:table-cell table:style-name="ce1" office:value-type="string" calcext:value-type="string">
            <text:p>false</text:p>
          </table:table-cell>
          <table:table-cell office:value-type="float" office:value="46.615222" calcext:value-type="float">
            <text:p>46.6152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6.406422" calcext:value-type="float">
            <text:p>46.406422</text:p>
          </table:table-cell>
          <table:table-cell office:value-type="string" calcext:value-type="string">
            <text:p>items,order</text:p>
          </table:table-cell>
          <table:table-cell table:style-name="ce1" office:value-type="string" calcext:value-type="string">
            <text:p>true</text:p>
          </table:table-cell>
          <table:table-cell office:value-type="float" office:value="13.383002" calcext:value-type="float">
            <text:p>13.383002</text:p>
          </table:table-cell>
          <table:table-cell office:value-type="string" calcext:value-type="string">
            <text:p>items,order</text:p>
          </table:table-cell>
          <table:table-cell table:style-name="ce1" office:value-type="string" calcext:value-type="string">
            <text:p>false</text:p>
          </table:table-cell>
          <table:table-cell office:value-type="float" office:value="11.753052" calcext:value-type="float">
            <text:p>11.753052</text:p>
          </table:table-cell>
          <table:table-cell office:value-type="string" calcext:value-type="string">
            <text:p>order</text:p>
          </table:table-cell>
          <table:table-cell table:style-name="ce1" office:value-type="string" calcext:value-type="string">
            <text:p>false</text:p>
          </table:table-cell>
          <table:table-cell office:value-type="float" office:value="18.342537" calcext:value-type="float">
            <text:p>18.342537</text:p>
          </table:table-cell>
          <table:table-cell office:value-type="string" calcext:value-type="string">
            <text:p>a1,a4,a7</text:p>
          </table:table-cell>
          <table:table-cell table:style-name="ce1" office:value-type="string" calcext:value-type="string">
            <text:p>true</text:p>
          </table:table-cell>
          <table:table-cell office:value-type="float" office:value="27.347715" calcext:value-type="float">
            <text:p>27.34771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80.557699" calcext:value-type="float">
            <text:p>80.557699</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With CPEE BPMN,it is not so obvious whether a data object is involved in decision</text:p>
          </table:table-cell>
          <table:table-cell table:style-name="ce2"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cell table:style-name="ce2" table:formula="of:=IF(AND([.G115]=&quot;true&quot;;[.J115]=&quot;true&quot;;[.M115]=&quot;true&quot;;[.P115]=&quot;true&quot;);&quot;true&quot;;&quot;false&quot;)" office:value-type="string" office:string-value="false" calcext:value-type="string">
            <text:p>false</text:p>
          </table:table-cell>
          <table:table-cell table:formula="of:=IF(AND([.Y115]=&quot;true&quot;;[.AB115]=&quot;true&quot;;[.AE115]=&quot;true&quot;;[.AH115]=&quot;true&quot;);&quot;true&quot;;&quot;false&quot;)" office:value-type="string" office:string-value="false" calcext:value-type="string">
            <text:p>false</text:p>
          </table:table-cell>
        </table:table-row>
        <table:table-row table:style-name="ro1">
          <table:table-cell office:value-type="string" calcext:value-type="string">
            <text:p>ce847a5a-133b-4eee-ac7d-fe008c2dc75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869487" calcext:value-type="float">
            <text:p>34.86948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797955" calcext:value-type="float">
            <text:p>33.797955</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1.216351" calcext:value-type="float">
            <text:p>11.216351</text:p>
          </table:table-cell>
          <table:table-cell office:value-type="string" calcext:value-type="string">
            <text:p>sunrise,sunset</text:p>
          </table:table-cell>
          <table:table-cell table:style-name="ce1" office:value-type="string" calcext:value-type="string">
            <text:p>true</text:p>
          </table:table-cell>
          <table:table-cell office:value-type="float" office:value="40.645413" calcext:value-type="float">
            <text:p>40.645413</text:p>
          </table:table-cell>
          <table:table-cell office:value-type="string" calcext:value-type="string">
            <text:p>a2,a3,a5,a6</text:p>
          </table:table-cell>
          <table:table-cell table:style-name="ce1" office:value-type="string" calcext:value-type="string">
            <text:p>false</text:p>
          </table:table-cell>
          <table:table-cell office:value-type="float" office:value="39.189868" calcext:value-type="float">
            <text:p>39.18986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07251" calcext:value-type="float">
            <text:p>20.707251</text:p>
          </table:table-cell>
          <table:table-cell office:value-type="string" calcext:value-type="string">
            <text:p>emails,refill</text:p>
          </table:table-cell>
          <table:table-cell table:style-name="ce1" office:value-type="string" calcext:value-type="string">
            <text:p>false</text:p>
          </table:table-cell>
          <table:table-cell office:value-type="float" office:value="7.607607" calcext:value-type="float">
            <text:p>7.607607</text:p>
          </table:table-cell>
          <table:table-cell office:value-type="string" calcext:value-type="string">
            <text:p>items,order</text:p>
          </table:table-cell>
          <table:table-cell table:style-name="ce1" office:value-type="string" calcext:value-type="string">
            <text:p>false</text:p>
          </table:table-cell>
          <table:table-cell office:value-type="float" office:value="25.779225" calcext:value-type="float">
            <text:p>25.779225</text:p>
          </table:table-cell>
          <table:table-cell office:value-type="string" calcext:value-type="string">
            <text:p>items,order</text:p>
          </table:table-cell>
          <table:table-cell table:style-name="ce1" office:value-type="string" calcext:value-type="string">
            <text:p>true</text:p>
          </table:table-cell>
          <table:table-cell office:value-type="float" office:value="22.579406" calcext:value-type="float">
            <text:p>22.579406</text:p>
          </table:table-cell>
          <table:table-cell office:value-type="string" calcext:value-type="string">
            <text:p>a1,a4,a7</text:p>
          </table:table-cell>
          <table:table-cell table:style-name="ce1" office:value-type="string" calcext:value-type="string">
            <text:p>true</text:p>
          </table:table-cell>
          <table:table-cell office:value-type="float" office:value="20.490874" calcext:value-type="float">
            <text:p>20.4908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914827" calcext:value-type="float">
            <text:p>15.91482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cell table:style-name="ce2" table:formula="of:=IF(AND([.G116]=&quot;true&quot;;[.J116]=&quot;true&quot;;[.M116]=&quot;true&quot;;[.P116]=&quot;true&quot;);&quot;true&quot;;&quot;false&quot;)" office:value-type="string" office:string-value="false" calcext:value-type="string">
            <text:p>false</text:p>
          </table:table-cell>
          <table:table-cell table:formula="of:=IF(AND([.Y116]=&quot;true&quot;;[.AB116]=&quot;true&quot;;[.AE116]=&quot;true&quot;;[.AH116]=&quot;true&quot;);&quot;true&quot;;&quot;false&quot;)" office:value-type="string" office:string-value="false" calcext:value-type="string">
            <text:p>false</text:p>
          </table:table-cell>
        </table:table-row>
        <table:table-row table:style-name="ro1">
          <table:table-cell office:value-type="string" calcext:value-type="string">
            <text:p>d1509f41-7d30-42ea-90f2-35798b3cdc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3.048544" calcext:value-type="float">
            <text:p>13.048544</text:p>
          </table:table-cell>
          <table:table-cell office:value-type="string" calcext:value-type="string">
            <text:p>sunrise,sunset</text:p>
          </table:table-cell>
          <table:table-cell table:style-name="ce1" office:value-type="string" calcext:value-type="string">
            <text:p>false</text:p>
          </table:table-cell>
          <table:table-cell office:value-type="float" office:value="13.577668" calcext:value-type="float">
            <text:p>13.577668</text:p>
          </table:table-cell>
          <table:table-cell office:value-type="string" calcext:value-type="string">
            <text:p>sunrise,sunset</text:p>
          </table:table-cell>
          <table:table-cell table:style-name="ce1" office:value-type="string" calcext:value-type="string">
            <text:p>false</text:p>
          </table:table-cell>
          <table:table-cell office:value-type="float" office:value="19.02545" calcext:value-type="float">
            <text:p>19.02545</text:p>
          </table:table-cell>
          <table:table-cell office:value-type="string" calcext:value-type="string">
            <text:p>sunrise,sunset</text:p>
          </table:table-cell>
          <table:table-cell table:style-name="ce1" office:value-type="string" calcext:value-type="string">
            <text:p>true</text:p>
          </table:table-cell>
          <table:table-cell office:value-type="float" office:value="26.743155" calcext:value-type="float">
            <text:p>26.743155</text:p>
          </table:table-cell>
          <table:table-cell office:value-type="string" calcext:value-type="string">
            <text:p>a2,a3,a5,a6</text:p>
          </table:table-cell>
          <table:table-cell table:style-name="ce1" office:value-type="string" calcext:value-type="string">
            <text:p>false</text:p>
          </table:table-cell>
          <table:table-cell office:value-type="float" office:value="8.096225" calcext:value-type="float">
            <text:p>8.0962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44087" calcext:value-type="float">
            <text:p>27.244087</text:p>
          </table:table-cell>
          <table:table-cell office:value-type="string" calcext:value-type="string">
            <text:p>emails,refill</text:p>
          </table:table-cell>
          <table:table-cell table:style-name="ce1" office:value-type="string" calcext:value-type="string">
            <text:p>false</text:p>
          </table:table-cell>
          <table:table-cell office:value-type="float" office:value="19.15705" calcext:value-type="float">
            <text:p>19.15705</text:p>
          </table:table-cell>
          <table:table-cell office:value-type="string" calcext:value-type="string">
            <text:p>order</text:p>
          </table:table-cell>
          <table:table-cell table:style-name="ce1" office:value-type="string" calcext:value-type="string">
            <text:p>true</text:p>
          </table:table-cell>
          <table:table-cell office:value-type="float" office:value="4.185243" calcext:value-type="float">
            <text:p>4.185243</text:p>
          </table:table-cell>
          <table:table-cell office:value-type="string" calcext:value-type="string">
            <text:p>items</text:p>
          </table:table-cell>
          <table:table-cell table:style-name="ce1" office:value-type="string" calcext:value-type="string">
            <text:p>false</text:p>
          </table:table-cell>
          <table:table-cell office:value-type="float" office:value="15.768359" calcext:value-type="float">
            <text:p>15.768359</text:p>
          </table:table-cell>
          <table:table-cell office:value-type="string" calcext:value-type="string">
            <text:p>a1,a4,a7</text:p>
          </table:table-cell>
          <table:table-cell table:style-name="ce1" office:value-type="string" calcext:value-type="string">
            <text:p>true</text:p>
          </table:table-cell>
          <table:table-cell office:value-type="float" office:value="16.466974" calcext:value-type="float">
            <text:p>16.4669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66711" calcext:value-type="float">
            <text:p>15.46671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cell table:style-name="ce2" table:formula="of:=IF(AND([.G117]=&quot;true&quot;;[.J117]=&quot;true&quot;;[.M117]=&quot;true&quot;;[.P117]=&quot;true&quot;);&quot;true&quot;;&quot;false&quot;)" office:value-type="string" office:string-value="false" calcext:value-type="string">
            <text:p>false</text:p>
          </table:table-cell>
          <table:table-cell table:formula="of:=IF(AND([.Y117]=&quot;true&quot;;[.AB117]=&quot;true&quot;;[.AE117]=&quot;true&quot;;[.AH117]=&quot;true&quot;);&quot;true&quot;;&quot;false&quot;)" office:value-type="string" office:string-value="false" calcext:value-type="string">
            <text:p>false</text:p>
          </table:table-cell>
        </table:table-row>
        <table:table-row table:style-name="ro1">
          <table:table-cell office:value-type="string" calcext:value-type="string">
            <text:p>d55c03a1-4a2a-45e2-8ed7-03fb30314b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349338" calcext:value-type="float">
            <text:p>43.34933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7.088942" calcext:value-type="float">
            <text:p>147.088942</text:p>
          </table:table-cell>
          <table:table-cell office:value-type="string" calcext:value-type="string">
            <text:p>date</text:p>
          </table:table-cell>
          <table:table-cell table:style-name="ce1" office:value-type="string" calcext:value-type="string">
            <text:p>true</text:p>
          </table:table-cell>
          <table:table-cell office:value-type="float" office:value="23.171997" calcext:value-type="float">
            <text:p>23.171997</text:p>
          </table:table-cell>
          <table:table-cell office:value-type="string" calcext:value-type="string">
            <text:p>sunrise,sunset</text:p>
          </table:table-cell>
          <table:table-cell table:style-name="ce1" office:value-type="string" calcext:value-type="string">
            <text:p>true</text:p>
          </table:table-cell>
          <table:table-cell office:value-type="float" office:value="67.964055" calcext:value-type="float">
            <text:p>67.964055</text:p>
          </table:table-cell>
          <table:table-cell office:value-type="string" calcext:value-type="string">
            <text:p>a2,a3,a5,a6</text:p>
          </table:table-cell>
          <table:table-cell table:style-name="ce1" office:value-type="string" calcext:value-type="string">
            <text:p>false</text:p>
          </table:table-cell>
          <table:table-cell office:value-type="float" office:value="57.221657" calcext:value-type="float">
            <text:p>57.2216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613315" calcext:value-type="float">
            <text:p>58.613315</text:p>
          </table:table-cell>
          <table:table-cell office:value-type="string" calcext:value-type="string">
            <text:p>items,order</text:p>
          </table:table-cell>
          <table:table-cell table:style-name="ce1" office:value-type="string" calcext:value-type="string">
            <text:p>true</text:p>
          </table:table-cell>
          <table:table-cell office:value-type="float" office:value="126.160924" calcext:value-type="float">
            <text:p>126.160924</text:p>
          </table:table-cell>
          <table:table-cell office:value-type="string" calcext:value-type="string">
            <text:p>items,order</text:p>
          </table:table-cell>
          <table:table-cell table:style-name="ce1" office:value-type="string" calcext:value-type="string">
            <text:p>false</text:p>
          </table:table-cell>
          <table:table-cell office:value-type="float" office:value="21.756053" calcext:value-type="float">
            <text:p>21.756053</text:p>
          </table:table-cell>
          <table:table-cell office:value-type="string" calcext:value-type="string">
            <text:p>order</text:p>
          </table:table-cell>
          <table:table-cell table:style-name="ce1" office:value-type="string" calcext:value-type="string">
            <text:p>false</text:p>
          </table:table-cell>
          <table:table-cell office:value-type="float" office:value="41.166969" calcext:value-type="float">
            <text:p>41.166969</text:p>
          </table:table-cell>
          <table:table-cell office:value-type="string" calcext:value-type="string">
            <text:p>a1,a4,a7</text:p>
          </table:table-cell>
          <table:table-cell table:style-name="ce1" office:value-type="string" calcext:value-type="string">
            <text:p>true</text:p>
          </table:table-cell>
          <table:table-cell office:value-type="float" office:value="22.616994" calcext:value-type="float">
            <text:p>22.61699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372036" calcext:value-type="float">
            <text:p>25.37203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cell table:style-name="ce2" table:formula="of:=IF(AND([.G118]=&quot;true&quot;;[.J118]=&quot;true&quot;;[.M118]=&quot;true&quot;;[.P118]=&quot;true&quot;);&quot;true&quot;;&quot;false&quot;)" office:value-type="string" office:string-value="false" calcext:value-type="string">
            <text:p>false</text:p>
          </table:table-cell>
          <table:table-cell table:formula="of:=IF(AND([.Y118]=&quot;true&quot;;[.AB118]=&quot;true&quot;;[.AE118]=&quot;true&quot;;[.AH118]=&quot;true&quot;);&quot;true&quot;;&quot;false&quot;)" office:value-type="string" office:string-value="false" calcext:value-type="string">
            <text:p>false</text:p>
          </table:table-cell>
        </table:table-row>
        <table:table-row table:style-name="ro1">
          <table:table-cell office:value-type="string" calcext:value-type="string">
            <text:p>d753934c-e5f0-4aeb-a3f8-0ba0f84b565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88.021159" calcext:value-type="float">
            <text:p>88.021159</text:p>
          </table:table-cell>
          <table:table-cell office:value-type="string" calcext:value-type="string">
            <text:p>sunrise,sunset</text:p>
          </table:table-cell>
          <table:table-cell table:style-name="ce1" office:value-type="string" calcext:value-type="string">
            <text:p>false</text:p>
          </table:table-cell>
          <table:table-cell office:value-type="float" office:value="48.91803" calcext:value-type="float">
            <text:p>48.91803</text:p>
          </table:table-cell>
          <table:table-cell office:value-type="string" calcext:value-type="string">
            <text:p>sunrise,sunset</text:p>
          </table:table-cell>
          <table:table-cell table:style-name="ce1" office:value-type="string" calcext:value-type="string">
            <text:p>false</text:p>
          </table:table-cell>
          <table:table-cell office:value-type="float" office:value="15.585238" calcext:value-type="float">
            <text:p>15.585238</text:p>
          </table:table-cell>
          <table:table-cell office:value-type="string" calcext:value-type="string">
            <text:p>sunrise,sunset</text:p>
          </table:table-cell>
          <table:table-cell table:style-name="ce1" office:value-type="string" calcext:value-type="string">
            <text:p>true</text:p>
          </table:table-cell>
          <table:table-cell office:value-type="float" office:value="51.811082" calcext:value-type="float">
            <text:p>51.811082</text:p>
          </table:table-cell>
          <table:table-cell office:value-type="string" calcext:value-type="string">
            <text:p>a2,a3,a5,a6</text:p>
          </table:table-cell>
          <table:table-cell table:style-name="ce1" office:value-type="string" calcext:value-type="string">
            <text:p>false</text:p>
          </table:table-cell>
          <table:table-cell office:value-type="float" office:value="176.79579" calcext:value-type="float">
            <text:p>176.79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8.490979" calcext:value-type="float">
            <text:p>278.490979</text:p>
          </table:table-cell>
          <table:table-cell office:value-type="string" calcext:value-type="string">
            <text:p>items,order</text:p>
          </table:table-cell>
          <table:table-cell table:style-name="ce1" office:value-type="string" calcext:value-type="string">
            <text:p>true</text:p>
          </table:table-cell>
          <table:table-cell office:value-type="float" office:value="17.452215" calcext:value-type="float">
            <text:p>17.452215</text:p>
          </table:table-cell>
          <table:table-cell office:value-type="string" calcext:value-type="string">
            <text:p>items</text:p>
          </table:table-cell>
          <table:table-cell table:style-name="ce1" office:value-type="string" calcext:value-type="string">
            <text:p>false</text:p>
          </table:table-cell>
          <table:table-cell office:value-type="float" office:value="64.862398" calcext:value-type="float">
            <text:p>64.862398</text:p>
          </table:table-cell>
          <table:table-cell office:value-type="string" calcext:value-type="string">
            <text:p>items,order</text:p>
          </table:table-cell>
          <table:table-cell table:style-name="ce1" office:value-type="string" calcext:value-type="string">
            <text:p>true</text:p>
          </table:table-cell>
          <table:table-cell office:value-type="float" office:value="41.294653" calcext:value-type="float">
            <text:p>41.294653</text:p>
          </table:table-cell>
          <table:table-cell office:value-type="string" calcext:value-type="string">
            <text:p>a1</text:p>
          </table:table-cell>
          <table:table-cell table:style-name="ce1" office:value-type="string" calcext:value-type="string">
            <text:p>false</text:p>
          </table:table-cell>
          <table:table-cell office:value-type="float" office:value="21.809875" calcext:value-type="float">
            <text:p>21.80987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715465" calcext:value-type="float">
            <text:p>11.715465</text:p>
          </table:table-cell>
          <table:table-cell table:number-columns-repeated="2" office:value-type="float" office:value="-2" calcext:value-type="float">
            <text:p>-2</text:p>
          </table:table-cell>
          <table:table-cell/>
          <table:table-cell table:style-name="ce2"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cell table:style-name="ce2" table:formula="of:=IF(AND([.G119]=&quot;true&quot;;[.J119]=&quot;true&quot;;[.M119]=&quot;true&quot;;[.P119]=&quot;true&quot;);&quot;true&quot;;&quot;false&quot;)" office:value-type="string" office:string-value="false" calcext:value-type="string">
            <text:p>false</text:p>
          </table:table-cell>
          <table:table-cell table:formula="of:=IF(AND([.Y119]=&quot;true&quot;;[.AB119]=&quot;true&quot;;[.AE119]=&quot;true&quot;;[.AH119]=&quot;true&quot;);&quot;true&quot;;&quot;false&quot;)" office:value-type="string" office:string-value="false" calcext:value-type="string">
            <text:p>false</text:p>
          </table:table-cell>
        </table:table-row>
        <table:table-row table:style-name="ro1">
          <table:table-cell office:value-type="string" calcext:value-type="string">
            <text:p>d75ed823-9d80-49e0-b106-bbe828eab1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0444" calcext:value-type="float">
            <text:p>30.0904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345027" calcext:value-type="float">
            <text:p>27.345027</text:p>
          </table:table-cell>
          <table:table-cell office:value-type="string" calcext:value-type="string">
            <text:p>sunrise,sunset</text:p>
          </table:table-cell>
          <table:table-cell table:style-name="ce1" office:value-type="string" calcext:value-type="string">
            <text:p>false</text:p>
          </table:table-cell>
          <table:table-cell office:value-type="float" office:value="34.720805" calcext:value-type="float">
            <text:p>34.720805</text:p>
          </table:table-cell>
          <table:table-cell office:value-type="string" calcext:value-type="string">
            <text:p>date</text:p>
          </table:table-cell>
          <table:table-cell table:style-name="ce1" office:value-type="string" calcext:value-type="string">
            <text:p>false</text:p>
          </table:table-cell>
          <table:table-cell office:value-type="float" office:value="77.888949" calcext:value-type="float">
            <text:p>77.888949</text:p>
          </table:table-cell>
          <table:table-cell office:value-type="string" calcext:value-type="string">
            <text:p>a2,a3,a5,a6</text:p>
          </table:table-cell>
          <table:table-cell table:style-name="ce1" office:value-type="string" calcext:value-type="string">
            <text:p>false</text:p>
          </table:table-cell>
          <table:table-cell office:value-type="float" office:value="9.953457" calcext:value-type="float">
            <text:p>9.9534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25068" calcext:value-type="float">
            <text:p>29.25068</text:p>
          </table:table-cell>
          <table:table-cell office:value-type="string" calcext:value-type="string">
            <text:p>items,order</text:p>
          </table:table-cell>
          <table:table-cell table:style-name="ce1" office:value-type="string" calcext:value-type="string">
            <text:p>true</text:p>
          </table:table-cell>
          <table:table-cell office:value-type="float" office:value="80.549447" calcext:value-type="float">
            <text:p>80.549447</text:p>
          </table:table-cell>
          <table:table-cell office:value-type="string" calcext:value-type="string">
            <text:p>refill</text:p>
          </table:table-cell>
          <table:table-cell table:style-name="ce1" office:value-type="string" calcext:value-type="string">
            <text:p>false</text:p>
          </table:table-cell>
          <table:table-cell office:value-type="float" office:value="32.761792" calcext:value-type="float">
            <text:p>32.761792</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6.629919" calcext:value-type="float">
            <text:p>16.629919</text:p>
          </table:table-cell>
          <table:table-cell office:value-type="string" calcext:value-type="string">
            <text:p>a1,a4,a7</text:p>
          </table:table-cell>
          <table:table-cell table:style-name="ce1" office:value-type="string" calcext:value-type="string">
            <text:p>true</text:p>
          </table:table-cell>
          <table:table-cell office:value-type="float" office:value="10.585298" calcext:value-type="float">
            <text:p>10.58529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921386" calcext:value-type="float">
            <text:p>110.92138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cell table:style-name="ce2" table:formula="of:=IF(AND([.G120]=&quot;true&quot;;[.J120]=&quot;true&quot;;[.M120]=&quot;true&quot;;[.P120]=&quot;true&quot;);&quot;true&quot;;&quot;false&quot;)" office:value-type="string" office:string-value="false" calcext:value-type="string">
            <text:p>false</text:p>
          </table:table-cell>
          <table:table-cell table:formula="of:=IF(AND([.Y120]=&quot;true&quot;;[.AB120]=&quot;true&quot;;[.AE120]=&quot;true&quot;;[.AH120]=&quot;true&quot;);&quot;true&quot;;&quot;false&quot;)" office:value-type="string" office:string-value="false" calcext:value-type="string">
            <text:p>false</text:p>
          </table:table-cell>
        </table:table-row>
        <table:table-row table:style-name="ro1">
          <table:table-cell office:value-type="string" calcext:value-type="string">
            <text:p>da4addea-d24f-4227-ae20-db8d906956b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94.481841" calcext:value-type="float">
            <text:p>94.48184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9.935677" calcext:value-type="float">
            <text:p>29.935677</text:p>
          </table:table-cell>
          <table:table-cell office:value-type="string" calcext:value-type="string">
            <text:p>date</text:p>
          </table:table-cell>
          <table:table-cell table:style-name="ce1" office:value-type="string" calcext:value-type="string">
            <text:p>true</text:p>
          </table:table-cell>
          <table:table-cell office:value-type="float" office:value="4.941609" calcext:value-type="float">
            <text:p>4.941609</text:p>
          </table:table-cell>
          <table:table-cell office:value-type="string" calcext:value-type="string">
            <text:p>sunrise,sunset</text:p>
          </table:table-cell>
          <table:table-cell table:style-name="ce1" office:value-type="string" calcext:value-type="string">
            <text:p>true</text:p>
          </table:table-cell>
          <table:table-cell office:value-type="float" office:value="86.139711" calcext:value-type="float">
            <text:p>86.139711</text:p>
          </table:table-cell>
          <table:table-cell office:value-type="string" calcext:value-type="string">
            <text:p>a2,a3,a5,a6</text:p>
          </table:table-cell>
          <table:table-cell table:style-name="ce1" office:value-type="string" calcext:value-type="string">
            <text:p>false</text:p>
          </table:table-cell>
          <table:table-cell office:value-type="float" office:value="131.734787" calcext:value-type="float">
            <text:p>131.734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7.567611" calcext:value-type="float">
            <text:p>77.567611</text:p>
          </table:table-cell>
          <table:table-cell office:value-type="string" calcext:value-type="string">
            <text:p>items,order</text:p>
          </table:table-cell>
          <table:table-cell table:style-name="ce1" office:value-type="string" calcext:value-type="string">
            <text:p>true</text:p>
          </table:table-cell>
          <table:table-cell office:value-type="float" office:value="20.137554" calcext:value-type="float">
            <text:p>20.137554</text:p>
          </table:table-cell>
          <table:table-cell office:value-type="string" calcext:value-type="string">
            <text:p>order</text:p>
          </table:table-cell>
          <table:table-cell table:style-name="ce1" office:value-type="string" calcext:value-type="string">
            <text:p>true</text:p>
          </table:table-cell>
          <table:table-cell office:value-type="float" office:value="7.277807" calcext:value-type="float">
            <text:p>7.277807</text:p>
          </table:table-cell>
          <table:table-cell office:value-type="string" calcext:value-type="string">
            <text:p>items</text:p>
          </table:table-cell>
          <table:table-cell table:style-name="ce1" office:value-type="string" calcext:value-type="string">
            <text:p>false</text:p>
          </table:table-cell>
          <table:table-cell office:value-type="float" office:value="33.22245" calcext:value-type="float">
            <text:p>33.22245</text:p>
          </table:table-cell>
          <table:table-cell office:value-type="string" calcext:value-type="string">
            <text:p>a1,a4,a7</text:p>
          </table:table-cell>
          <table:table-cell table:style-name="ce1" office:value-type="string" calcext:value-type="string">
            <text:p>true</text:p>
          </table:table-cell>
          <table:table-cell office:value-type="float" office:value="146.459319" calcext:value-type="float">
            <text:p>146.45931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2.203145" calcext:value-type="float">
            <text:p>42.203145</text:p>
          </table:table-cell>
          <table:table-cell table:number-columns-repeated="2" office:value-type="float" office:value="1" calcext:value-type="float">
            <text:p>1</text:p>
          </table:table-cell>
          <table:table-cell office:value-type="string" calcext:value-type="string">
            <text:p>Whether or not the data objects are parts of loops/conditions</text:p>
          </table:table-cell>
          <table:table-cell table:style-name="ce2"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cell table:style-name="ce2" table:formula="of:=IF(AND([.G121]=&quot;true&quot;;[.J121]=&quot;true&quot;;[.M121]=&quot;true&quot;;[.P121]=&quot;true&quot;);&quot;true&quot;;&quot;false&quot;)" office:value-type="string" office:string-value="false" calcext:value-type="string">
            <text:p>false</text:p>
          </table:table-cell>
          <table:table-cell table:formula="of:=IF(AND([.Y121]=&quot;true&quot;;[.AB121]=&quot;true&quot;;[.AE121]=&quot;true&quot;;[.AH121]=&quot;true&quot;);&quot;true&quot;;&quot;false&quot;)" office:value-type="string" office:string-value="false" calcext:value-type="string">
            <text:p>false</text:p>
          </table:table-cell>
        </table:table-row>
        <table:table-row table:style-name="ro1">
          <table:table-cell office:value-type="string" calcext:value-type="string">
            <text:p>dbbfdc27-04e6-48fb-bdc7-234e1ce7f5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423855" calcext:value-type="float">
            <text:p>26.423855</text:p>
          </table:table-cell>
          <table:table-cell office:value-type="string" calcext:value-type="string">
            <text:p>sunrise,sunset</text:p>
          </table:table-cell>
          <table:table-cell table:style-name="ce1" office:value-type="string" calcext:value-type="string">
            <text:p>false</text:p>
          </table:table-cell>
          <table:table-cell office:value-type="float" office:value="15.243879" calcext:value-type="float">
            <text:p>15.243879</text:p>
          </table:table-cell>
          <table:table-cell office:value-type="string" calcext:value-type="string">
            <text:p>sunrise,sunset</text:p>
          </table:table-cell>
          <table:table-cell table:style-name="ce1" office:value-type="string" calcext:value-type="string">
            <text:p>false</text:p>
          </table:table-cell>
          <table:table-cell office:value-type="float" office:value="26.400923" calcext:value-type="float">
            <text:p>26.400923</text:p>
          </table:table-cell>
          <table:table-cell office:value-type="string" calcext:value-type="string">
            <text:p>sunrise,sunset</text:p>
          </table:table-cell>
          <table:table-cell table:style-name="ce1" office:value-type="string" calcext:value-type="string">
            <text:p>true</text:p>
          </table:table-cell>
          <table:table-cell office:value-type="float" office:value="29.995501" calcext:value-type="float">
            <text:p>29.995501</text:p>
          </table:table-cell>
          <table:table-cell office:value-type="string" calcext:value-type="string">
            <text:p>a2,a3</text:p>
          </table:table-cell>
          <table:table-cell table:style-name="ce1" office:value-type="string" calcext:value-type="string">
            <text:p>false</text:p>
          </table:table-cell>
          <table:table-cell office:value-type="float" office:value="31.187535" calcext:value-type="float">
            <text:p>31.1875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2.848976" calcext:value-type="float">
            <text:p>22.848976</text:p>
          </table:table-cell>
          <table:table-cell office:value-type="string" calcext:value-type="string">
            <text:p>emails</text:p>
          </table:table-cell>
          <table:table-cell table:style-name="ce1" office:value-type="string" calcext:value-type="string">
            <text:p>false</text:p>
          </table:table-cell>
          <table:table-cell office:value-type="float" office:value="4.603443" calcext:value-type="float">
            <text:p>4.603443</text:p>
          </table:table-cell>
          <table:table-cell office:value-type="string" calcext:value-type="string">
            <text:p>order</text:p>
          </table:table-cell>
          <table:table-cell table:style-name="ce1" office:value-type="string" calcext:value-type="string">
            <text:p>true</text:p>
          </table:table-cell>
          <table:table-cell office:value-type="float" office:value="6.226637" calcext:value-type="float">
            <text:p>6.226637</text:p>
          </table:table-cell>
          <table:table-cell office:value-type="string" calcext:value-type="string">
            <text:p>items</text:p>
          </table:table-cell>
          <table:table-cell table:style-name="ce1" office:value-type="string" calcext:value-type="string">
            <text:p>false</text:p>
          </table:table-cell>
          <table:table-cell office:value-type="float" office:value="4.39763" calcext:value-type="float">
            <text:p>4.39763</text:p>
          </table:table-cell>
          <table:table-cell office:value-type="string" calcext:value-type="string">
            <text:p>a1,a2</text:p>
          </table:table-cell>
          <table:table-cell table:style-name="ce1" office:value-type="string" calcext:value-type="string">
            <text:p>false</text:p>
          </table:table-cell>
          <table:table-cell office:value-type="float" office:value="4.440217" calcext:value-type="float">
            <text:p>4.4402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87013" calcext:value-type="float">
            <text:p>5.087013</text:p>
          </table:table-cell>
          <table:table-cell table:number-columns-repeated="2" office:value-type="float" office:value="0" calcext:value-type="float">
            <text:p>0</text:p>
          </table:table-cell>
          <table:table-cell/>
          <table:table-cell table:style-name="ce2"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cell table:style-name="ce2" table:formula="of:=IF(AND([.G122]=&quot;true&quot;;[.J122]=&quot;true&quot;;[.M122]=&quot;true&quot;;[.P122]=&quot;true&quot;);&quot;true&quot;;&quot;false&quot;)" office:value-type="string" office:string-value="false" calcext:value-type="string">
            <text:p>false</text:p>
          </table:table-cell>
          <table:table-cell table:formula="of:=IF(AND([.Y122]=&quot;true&quot;;[.AB122]=&quot;true&quot;;[.AE122]=&quot;true&quot;;[.AH122]=&quot;true&quot;);&quot;true&quot;;&quot;false&quot;)" office:value-type="string" office:string-value="false" calcext:value-type="string">
            <text:p>false</text:p>
          </table:table-cell>
        </table:table-row>
        <table:table-row table:style-name="ro1">
          <table:table-cell office:value-type="string" calcext:value-type="string">
            <text:p>dc503f56-4ead-4e38-a80c-f20d60e9f3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153586" calcext:value-type="float">
            <text:p>17.153586</text:p>
          </table:table-cell>
          <table:table-cell office:value-type="string" calcext:value-type="string">
            <text:p>items,order</text:p>
          </table:table-cell>
          <table:table-cell table:style-name="ce1" office:value-type="string" calcext:value-type="string">
            <text:p>true</text:p>
          </table:table-cell>
          <table:table-cell office:value-type="float" office:value="14.945822" calcext:value-type="float">
            <text:p>14.945822</text:p>
          </table:table-cell>
          <table:table-cell office:value-type="string" calcext:value-type="string">
            <text:p>order</text:p>
          </table:table-cell>
          <table:table-cell table:style-name="ce1" office:value-type="string" calcext:value-type="string">
            <text:p>true</text:p>
          </table:table-cell>
          <table:table-cell office:value-type="float" office:value="12.9392" calcext:value-type="float">
            <text:p>12.9392</text:p>
          </table:table-cell>
          <table:table-cell office:value-type="string" calcext:value-type="string">
            <text:p>items,order</text:p>
          </table:table-cell>
          <table:table-cell table:style-name="ce1" office:value-type="string" calcext:value-type="string">
            <text:p>true</text:p>
          </table:table-cell>
          <table:table-cell office:value-type="float" office:value="21.352157" calcext:value-type="float">
            <text:p>21.352157</text:p>
          </table:table-cell>
          <table:table-cell office:value-type="string" calcext:value-type="string">
            <text:p>a1,a4,a7</text:p>
          </table:table-cell>
          <table:table-cell table:style-name="ce1" office:value-type="string" calcext:value-type="string">
            <text:p>true</text:p>
          </table:table-cell>
          <table:table-cell office:value-type="float" office:value="18.135899" calcext:value-type="float">
            <text:p>18.13589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598634" calcext:value-type="float">
            <text:p>10.598634</text:p>
          </table:table-cell>
          <table:table-cell/>
          <table:table-cell table:style-name="ce1" office:value-type="string" calcext:value-type="string">
            <text:p>false</text:p>
          </table:table-cell>
          <table:table-cell office:value-type="float" office:value="1.573629" calcext:value-type="float">
            <text:p>1.573629</text:p>
          </table:table-cell>
          <table:table-cell/>
          <table:table-cell table:style-name="ce1" office:value-type="string" calcext:value-type="string">
            <text:p>false</text:p>
          </table:table-cell>
          <table:table-cell office:value-type="float" office:value="1.20867" calcext:value-type="float">
            <text:p>1.20867</text:p>
          </table:table-cell>
          <table:table-cell/>
          <table:table-cell table:style-name="ce1" office:value-type="string" calcext:value-type="string">
            <text:p>false</text:p>
          </table:table-cell>
          <table:table-cell office:value-type="float" office:value="1.711137" calcext:value-type="float">
            <text:p>1.711137</text:p>
          </table:table-cell>
          <table:table-cell/>
          <table:table-cell table:style-name="ce1" office:value-type="string" calcext:value-type="string">
            <text:p>false</text:p>
          </table:table-cell>
          <table:table-cell office:value-type="float" office:value="2.032332" calcext:value-type="float">
            <text:p>2.032332</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6.122345" calcext:value-type="float">
            <text:p>16.122345</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cell table:style-name="ce2" table:formula="of:=IF(AND([.G123]=&quot;true&quot;;[.J123]=&quot;true&quot;;[.M123]=&quot;true&quot;;[.P123]=&quot;true&quot;);&quot;true&quot;;&quot;false&quot;)" office:value-type="string" office:string-value="true" calcext:value-type="string">
            <text:p>true</text:p>
          </table:table-cell>
          <table:table-cell table:formula="of:=IF(AND([.Y123]=&quot;true&quot;;[.AB123]=&quot;true&quot;;[.AE123]=&quot;true&quot;;[.AH123]=&quot;true&quot;);&quot;true&quot;;&quot;false&quot;)" office:value-type="string" office:string-value="false" calcext:value-type="string">
            <text:p>false</text:p>
          </table:table-cell>
        </table:table-row>
        <table:table-row table:style-name="ro1">
          <table:table-cell office:value-type="string" calcext:value-type="string">
            <text:p>e062b93b-729b-4fb7-a306-e1a5196185d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576905" calcext:value-type="float">
            <text:p>21.576905</text:p>
          </table:table-cell>
          <table:table-cell office:value-type="string" calcext:value-type="string">
            <text:p>items,order</text:p>
          </table:table-cell>
          <table:table-cell table:style-name="ce1" office:value-type="string" calcext:value-type="string">
            <text:p>true</text:p>
          </table:table-cell>
          <table:table-cell office:value-type="float" office:value="12.407472" calcext:value-type="float">
            <text:p>12.407472</text:p>
          </table:table-cell>
          <table:table-cell office:value-type="string" calcext:value-type="string">
            <text:p>order</text:p>
          </table:table-cell>
          <table:table-cell table:style-name="ce1" office:value-type="string" calcext:value-type="string">
            <text:p>true</text:p>
          </table:table-cell>
          <table:table-cell office:value-type="float" office:value="17.21977" calcext:value-type="float">
            <text:p>17.21977</text:p>
          </table:table-cell>
          <table:table-cell office:value-type="string" calcext:value-type="string">
            <text:p>items,order</text:p>
          </table:table-cell>
          <table:table-cell table:style-name="ce1" office:value-type="string" calcext:value-type="string">
            <text:p>true</text:p>
          </table:table-cell>
          <table:table-cell office:value-type="float" office:value="21.286114" calcext:value-type="float">
            <text:p>21.286114</text:p>
          </table:table-cell>
          <table:table-cell office:value-type="string" calcext:value-type="string">
            <text:p>a1,a4,a7</text:p>
          </table:table-cell>
          <table:table-cell table:style-name="ce1" office:value-type="string" calcext:value-type="string">
            <text:p>true</text:p>
          </table:table-cell>
          <table:table-cell office:value-type="float" office:value="10.53732" calcext:value-type="float">
            <text:p>10.5373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7.673961" calcext:value-type="float">
            <text:p>47.67396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55.926181" calcext:value-type="float">
            <text:p>55.926181</text:p>
          </table:table-cell>
          <table:table-cell office:value-type="string" calcext:value-type="string">
            <text:p>date</text:p>
          </table:table-cell>
          <table:table-cell table:style-name="ce1" office:value-type="string" calcext:value-type="string">
            <text:p>true</text:p>
          </table:table-cell>
          <table:table-cell office:value-type="float" office:value="45.150508" calcext:value-type="float">
            <text:p>45.150508</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5.982802" calcext:value-type="float">
            <text:p>15.982802</text:p>
          </table:table-cell>
          <table:table-cell office:value-type="string" calcext:value-type="string">
            <text:p>a2</text:p>
          </table:table-cell>
          <table:table-cell table:style-name="ce1" office:value-type="string" calcext:value-type="string">
            <text:p>false</text:p>
          </table:table-cell>
          <table:table-cell office:value-type="float" office:value="11.697742" calcext:value-type="float">
            <text:p>11.6977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016906" calcext:value-type="float">
            <text:p>32.016906</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cell table:style-name="ce2" table:formula="of:=IF(AND([.G124]=&quot;true&quot;;[.J124]=&quot;true&quot;;[.M124]=&quot;true&quot;;[.P124]=&quot;true&quot;);&quot;true&quot;;&quot;false&quot;)" office:value-type="string" office:string-value="true" calcext:value-type="string">
            <text:p>true</text:p>
          </table:table-cell>
          <table:table-cell table:formula="of:=IF(AND([.Y124]=&quot;true&quot;;[.AB124]=&quot;true&quot;;[.AE124]=&quot;true&quot;;[.AH124]=&quot;true&quot;);&quot;true&quot;;&quot;false&quot;)" office:value-type="string" office:string-value="false" calcext:value-type="string">
            <text:p>false</text:p>
          </table:table-cell>
        </table:table-row>
        <table:table-row table:style-name="ro1">
          <table:table-cell office:value-type="string" calcext:value-type="string">
            <text:p>e1dba9e6-1750-4973-90ca-b1143f3f891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5.596077" calcext:value-type="float">
            <text:p>55.596077</text:p>
          </table:table-cell>
          <table:table-cell office:value-type="string" calcext:value-type="string">
            <text:p>items,order</text:p>
          </table:table-cell>
          <table:table-cell table:style-name="ce1" office:value-type="string" calcext:value-type="string">
            <text:p>true</text:p>
          </table:table-cell>
          <table:table-cell office:value-type="float" office:value="6.213964" calcext:value-type="float">
            <text:p>6.213964</text:p>
          </table:table-cell>
          <table:table-cell office:value-type="string" calcext:value-type="string">
            <text:p>order</text:p>
          </table:table-cell>
          <table:table-cell table:style-name="ce1" office:value-type="string" calcext:value-type="string">
            <text:p>true</text:p>
          </table:table-cell>
          <table:table-cell office:value-type="float" office:value="3.947357" calcext:value-type="float">
            <text:p>3.947357</text:p>
          </table:table-cell>
          <table:table-cell office:value-type="string" calcext:value-type="string">
            <text:p>items,order</text:p>
          </table:table-cell>
          <table:table-cell table:style-name="ce1" office:value-type="string" calcext:value-type="string">
            <text:p>true</text:p>
          </table:table-cell>
          <table:table-cell office:value-type="float" office:value="34.117301" calcext:value-type="float">
            <text:p>34.117301</text:p>
          </table:table-cell>
          <table:table-cell office:value-type="string" calcext:value-type="string">
            <text:p>a1,a4,a7</text:p>
          </table:table-cell>
          <table:table-cell table:style-name="ce1" office:value-type="string" calcext:value-type="string">
            <text:p>true</text:p>
          </table:table-cell>
          <table:table-cell office:value-type="float" office:value="22.556705" calcext:value-type="float">
            <text:p>22.5567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14964" calcext:value-type="float">
            <text:p>7.614964</text:p>
          </table:table-cell>
          <table:table-cell/>
          <table:table-cell table:style-name="ce1" office:value-type="string" calcext:value-type="string">
            <text:p>false</text:p>
          </table:table-cell>
          <table:table-cell office:value-type="float" office:value="1.703157" calcext:value-type="float">
            <text:p>1.703157</text:p>
          </table:table-cell>
          <table:table-cell/>
          <table:table-cell table:style-name="ce1" office:value-type="string" calcext:value-type="string">
            <text:p>false</text:p>
          </table:table-cell>
          <table:table-cell office:value-type="float" office:value="0.955708" calcext:value-type="float">
            <text:p>0.955708</text:p>
          </table:table-cell>
          <table:table-cell/>
          <table:table-cell table:style-name="ce1" office:value-type="string" calcext:value-type="string">
            <text:p>false</text:p>
          </table:table-cell>
          <table:table-cell office:value-type="float" office:value="0.729749" calcext:value-type="float">
            <text:p>0.729749</text:p>
          </table:table-cell>
          <table:table-cell/>
          <table:table-cell table:style-name="ce1" office:value-type="string" calcext:value-type="string">
            <text:p>false</text:p>
          </table:table-cell>
          <table:table-cell office:value-type="float" office:value="0.574837" calcext:value-type="float">
            <text:p>0.574837</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03056" calcext:value-type="float">
            <text:p>1.503056</text:p>
          </table:table-cell>
          <table:table-cell table:number-columns-repeated="3"/>
          <table:table-cell table:style-name="ce2"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cell table:style-name="ce2" table:formula="of:=IF(AND([.G125]=&quot;true&quot;;[.J125]=&quot;true&quot;;[.M125]=&quot;true&quot;;[.P125]=&quot;true&quot;);&quot;true&quot;;&quot;false&quot;)" office:value-type="string" office:string-value="true" calcext:value-type="string">
            <text:p>true</text:p>
          </table:table-cell>
          <table:table-cell table:formula="of:=IF(AND([.Y125]=&quot;true&quot;;[.AB125]=&quot;true&quot;;[.AE125]=&quot;true&quot;;[.AH125]=&quot;true&quot;);&quot;true&quot;;&quot;false&quot;)" office:value-type="string" office:string-value="false" calcext:value-type="string">
            <text:p>false</text:p>
          </table:table-cell>
        </table:table-row>
        <table:table-row table:style-name="ro1">
          <table:table-cell office:value-type="string" calcext:value-type="string">
            <text:p>e1dbb56d-138b-4c49-9c8f-c97d004b2b9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81615" calcext:value-type="float">
            <text:p>16.81615</text:p>
          </table:table-cell>
          <table:table-cell office:value-type="string" calcext:value-type="string">
            <text:p>items,order</text:p>
          </table:table-cell>
          <table:table-cell table:style-name="ce1" office:value-type="string" calcext:value-type="string">
            <text:p>true</text:p>
          </table:table-cell>
          <table:table-cell office:value-type="float" office:value="16.144227" calcext:value-type="float">
            <text:p>16.144227</text:p>
          </table:table-cell>
          <table:table-cell office:value-type="string" calcext:value-type="string">
            <text:p>order</text:p>
          </table:table-cell>
          <table:table-cell table:style-name="ce1" office:value-type="string" calcext:value-type="string">
            <text:p>true</text:p>
          </table:table-cell>
          <table:table-cell office:value-type="float" office:value="12.196131" calcext:value-type="float">
            <text:p>12.196131</text:p>
          </table:table-cell>
          <table:table-cell office:value-type="string" calcext:value-type="string">
            <text:p>items,order</text:p>
          </table:table-cell>
          <table:table-cell table:style-name="ce1" office:value-type="string" calcext:value-type="string">
            <text:p>true</text:p>
          </table:table-cell>
          <table:table-cell office:value-type="float" office:value="24.135187" calcext:value-type="float">
            <text:p>24.135187</text:p>
          </table:table-cell>
          <table:table-cell office:value-type="string" calcext:value-type="string">
            <text:p>a1,a4,a7</text:p>
          </table:table-cell>
          <table:table-cell table:style-name="ce1" office:value-type="string" calcext:value-type="string">
            <text:p>true</text:p>
          </table:table-cell>
          <table:table-cell office:value-type="float" office:value="31.570626" calcext:value-type="float">
            <text:p>31.57062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4.28415" calcext:value-type="float">
            <text:p>44.28415</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6.573638" calcext:value-type="float">
            <text:p>26.573638</text:p>
          </table:table-cell>
          <table:table-cell office:value-type="string" calcext:value-type="string">
            <text:p>angle</text:p>
          </table:table-cell>
          <table:table-cell table:style-name="ce1" office:value-type="string" calcext:value-type="string">
            <text:p>false</text:p>
          </table:table-cell>
          <table:table-cell office:value-type="float" office:value="3.934525" calcext:value-type="float">
            <text:p>3.934525</text:p>
          </table:table-cell>
          <table:table-cell office:value-type="string" calcext:value-type="string">
            <text:p>sunrise,sunset</text:p>
          </table:table-cell>
          <table:table-cell table:style-name="ce1" office:value-type="string" calcext:value-type="string">
            <text:p>true</text:p>
          </table:table-cell>
          <table:table-cell office:value-type="float" office:value="17.615078" calcext:value-type="float">
            <text:p>17.615078</text:p>
          </table:table-cell>
          <table:table-cell office:value-type="string" calcext:value-type="string">
            <text:p>a1,a3,a5,a7,a9</text:p>
          </table:table-cell>
          <table:table-cell table:style-name="ce1" office:value-type="string" calcext:value-type="string">
            <text:p>false</text:p>
          </table:table-cell>
          <table:table-cell office:value-type="float" office:value="7.281494" calcext:value-type="float">
            <text:p>7.2814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469884" calcext:value-type="float">
            <text:p>31.469884</text:p>
          </table:table-cell>
          <table:table-cell table:number-columns-repeated="3"/>
          <table:table-cell table:style-name="ce2"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cell table:style-name="ce2" table:formula="of:=IF(AND([.G126]=&quot;true&quot;;[.J126]=&quot;true&quot;;[.M126]=&quot;true&quot;;[.P126]=&quot;true&quot;);&quot;true&quot;;&quot;false&quot;)" office:value-type="string" office:string-value="true" calcext:value-type="string">
            <text:p>true</text:p>
          </table:table-cell>
          <table:table-cell table:formula="of:=IF(AND([.Y126]=&quot;true&quot;;[.AB126]=&quot;true&quot;;[.AE126]=&quot;true&quot;;[.AH126]=&quot;true&quot;);&quot;true&quot;;&quot;false&quot;)" office:value-type="string" office:string-value="false" calcext:value-type="string">
            <text:p>false</text:p>
          </table:table-cell>
        </table:table-row>
        <table:table-row table:style-name="ro1">
          <table:table-cell office:value-type="string" calcext:value-type="string">
            <text:p>e25557bb-c0ea-45c4-8820-5dff13037b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588623" calcext:value-type="float">
            <text:p>44.5886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203313" calcext:value-type="float">
            <text:p>8.203313</text:p>
          </table:table-cell>
          <table:table-cell office:value-type="string" calcext:value-type="string">
            <text:p>date</text:p>
          </table:table-cell>
          <table:table-cell table:style-name="ce1" office:value-type="string" calcext:value-type="string">
            <text:p>true</text:p>
          </table:table-cell>
          <table:table-cell office:value-type="float" office:value="6.911074" calcext:value-type="float">
            <text:p>6.911074</text:p>
          </table:table-cell>
          <table:table-cell office:value-type="string" calcext:value-type="string">
            <text:p>sunrise,sunset</text:p>
          </table:table-cell>
          <table:table-cell table:style-name="ce1" office:value-type="string" calcext:value-type="string">
            <text:p>true</text:p>
          </table:table-cell>
          <table:table-cell office:value-type="float" office:value="52.604491" calcext:value-type="float">
            <text:p>52.604491</text:p>
          </table:table-cell>
          <table:table-cell office:value-type="string" calcext:value-type="string">
            <text:p>a2,a5,a6</text:p>
          </table:table-cell>
          <table:table-cell table:style-name="ce1" office:value-type="string" calcext:value-type="string">
            <text:p>true</text:p>
          </table:table-cell>
          <table:table-cell office:value-type="float" office:value="17.577937" calcext:value-type="float">
            <text:p>17.57793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46404" calcext:value-type="float">
            <text:p>24.046404</text:p>
          </table:table-cell>
          <table:table-cell office:value-type="string" calcext:value-type="string">
            <text:p>items,order</text:p>
          </table:table-cell>
          <table:table-cell table:style-name="ce1" office:value-type="string" calcext:value-type="string">
            <text:p>true</text:p>
          </table:table-cell>
          <table:table-cell office:value-type="float" office:value="23.475226" calcext:value-type="float">
            <text:p>23.475226</text:p>
          </table:table-cell>
          <table:table-cell office:value-type="string" calcext:value-type="string">
            <text:p>items</text:p>
          </table:table-cell>
          <table:table-cell table:style-name="ce1" office:value-type="string" calcext:value-type="string">
            <text:p>false</text:p>
          </table:table-cell>
          <table:table-cell office:value-type="float" office:value="8.419207" calcext:value-type="float">
            <text:p>8.419207</text:p>
          </table:table-cell>
          <table:table-cell office:value-type="string" calcext:value-type="string">
            <text:p>order</text:p>
          </table:table-cell>
          <table:table-cell table:style-name="ce1" office:value-type="string" calcext:value-type="string">
            <text:p>false</text:p>
          </table:table-cell>
          <table:table-cell office:value-type="float" office:value="24.912343" calcext:value-type="float">
            <text:p>24.912343</text:p>
          </table:table-cell>
          <table:table-cell office:value-type="string" calcext:value-type="string">
            <text:p>a1,a4,a7</text:p>
          </table:table-cell>
          <table:table-cell table:style-name="ce1" office:value-type="string" calcext:value-type="string">
            <text:p>true</text:p>
          </table:table-cell>
          <table:table-cell office:value-type="float" office:value="31.140055" calcext:value-type="float">
            <text:p>31.1400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755161" calcext:value-type="float">
            <text:p>103.755161</text:p>
          </table:table-cell>
          <table:table-cell table:number-columns-repeated="2" office:value-type="float" office:value="2" calcext:value-type="float">
            <text:p>2</text:p>
          </table:table-cell>
          <table:table-cell office:value-type="string" calcext:value-type="string">
            <text:p>Relatevely new interfsce in CPEE BPMN and using lines for task description wasn't the most convenient layout for me</text:p>
          </table:table-cell>
          <table:table-cell table:style-name="ce2"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cell table:style-name="ce2" table:formula="of:=IF(AND([.G127]=&quot;true&quot;;[.J127]=&quot;true&quot;;[.M127]=&quot;true&quot;;[.P127]=&quot;true&quot;);&quot;true&quot;;&quot;false&quot;)" office:value-type="string" office:string-value="true" calcext:value-type="string">
            <text:p>true</text:p>
          </table:table-cell>
          <table:table-cell table:formula="of:=IF(AND([.Y127]=&quot;true&quot;;[.AB127]=&quot;true&quot;;[.AE127]=&quot;true&quot;;[.AH127]=&quot;true&quot;);&quot;true&quot;;&quot;false&quot;)" office:value-type="string" office:string-value="false" calcext:value-type="string">
            <text:p>false</text:p>
          </table:table-cell>
        </table:table-row>
        <table:table-row table:style-name="ro1">
          <table:table-cell office:value-type="string" calcext:value-type="string">
            <text:p>e3318ed9-f682-4e0f-89ed-bae05daf748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361229" calcext:value-type="float">
            <text:p>44.361229</text:p>
          </table:table-cell>
          <table:table-cell office:value-type="string" calcext:value-type="string">
            <text:p>sunrise,sunset</text:p>
          </table:table-cell>
          <table:table-cell table:style-name="ce1" office:value-type="string" calcext:value-type="string">
            <text:p>false</text:p>
          </table:table-cell>
          <table:table-cell office:value-type="float" office:value="11.643533" calcext:value-type="float">
            <text:p>11.643533</text:p>
          </table:table-cell>
          <table:table-cell office:value-type="string" calcext:value-type="string">
            <text:p>date</text:p>
          </table:table-cell>
          <table:table-cell table:style-name="ce1" office:value-type="string" calcext:value-type="string">
            <text:p>true</text:p>
          </table:table-cell>
          <table:table-cell office:value-type="float" office:value="8.520266" calcext:value-type="float">
            <text:p>8.520266</text:p>
          </table:table-cell>
          <table:table-cell office:value-type="string" calcext:value-type="string">
            <text:p>sunrise,sunset</text:p>
          </table:table-cell>
          <table:table-cell table:style-name="ce1" office:value-type="string" calcext:value-type="string">
            <text:p>true</text:p>
          </table:table-cell>
          <table:table-cell office:value-type="float" office:value="34.603085" calcext:value-type="float">
            <text:p>34.603085</text:p>
          </table:table-cell>
          <table:table-cell office:value-type="string" calcext:value-type="string">
            <text:p>a2,a3,a5,a6</text:p>
          </table:table-cell>
          <table:table-cell table:style-name="ce1" office:value-type="string" calcext:value-type="string">
            <text:p>false</text:p>
          </table:table-cell>
          <table:table-cell office:value-type="float" office:value="19.015138" calcext:value-type="float">
            <text:p>19.01513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616919" calcext:value-type="float">
            <text:p>20.616919</text:p>
          </table:table-cell>
          <table:table-cell office:value-type="string" calcext:value-type="string">
            <text:p>items,order,refill</text:p>
          </table:table-cell>
          <table:table-cell table:style-name="ce1" office:value-type="string" calcext:value-type="string">
            <text:p>false</text:p>
          </table:table-cell>
          <table:table-cell office:value-type="float" office:value="9.599262" calcext:value-type="float">
            <text:p>9.599262</text:p>
          </table:table-cell>
          <table:table-cell office:value-type="string" calcext:value-type="string">
            <text:p>order</text:p>
          </table:table-cell>
          <table:table-cell table:style-name="ce1" office:value-type="string" calcext:value-type="string">
            <text:p>true</text:p>
          </table:table-cell>
          <table:table-cell office:value-type="float" office:value="9.046624" calcext:value-type="float">
            <text:p>9.046624</text:p>
          </table:table-cell>
          <table:table-cell office:value-type="string" calcext:value-type="string">
            <text:p>refill</text:p>
          </table:table-cell>
          <table:table-cell table:style-name="ce1" office:value-type="string" calcext:value-type="string">
            <text:p>false</text:p>
          </table:table-cell>
          <table:table-cell office:value-type="float" office:value="80.328975" calcext:value-type="float">
            <text:p>80.328975</text:p>
          </table:table-cell>
          <table:table-cell office:value-type="string" calcext:value-type="string">
            <text:p>a1,a2</text:p>
          </table:table-cell>
          <table:table-cell table:style-name="ce1" office:value-type="string" calcext:value-type="string">
            <text:p>false</text:p>
          </table:table-cell>
          <table:table-cell office:value-type="float" office:value="8.865201" calcext:value-type="float">
            <text:p>8.8652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6.821981" calcext:value-type="float">
            <text:p>26.82198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uldnât see the second diagram </text:p>
          </table:table-cell>
          <table:table-cell table:style-name="ce2"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cell table:style-name="ce2" table:formula="of:=IF(AND([.G128]=&quot;true&quot;;[.J128]=&quot;true&quot;;[.M128]=&quot;true&quot;;[.P128]=&quot;true&quot;);&quot;true&quot;;&quot;false&quot;)" office:value-type="string" office:string-value="false" calcext:value-type="string">
            <text:p>false</text:p>
          </table:table-cell>
          <table:table-cell table:formula="of:=IF(AND([.Y128]=&quot;true&quot;;[.AB128]=&quot;true&quot;;[.AE128]=&quot;true&quot;;[.AH128]=&quot;true&quot;);&quot;true&quot;;&quot;false&quot;)" office:value-type="string" office:string-value="false" calcext:value-type="string">
            <text:p>false</text:p>
          </table:table-cell>
        </table:table-row>
        <table:table-row table:style-name="ro1">
          <table:table-cell office:value-type="string" calcext:value-type="string">
            <text:p>e7301475-811b-471d-8e7a-b4d3b999bfb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162825" calcext:value-type="float">
            <text:p>31.16282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975458" calcext:value-type="float">
            <text:p>21.975458</text:p>
          </table:table-cell>
          <table:table-cell office:value-type="string" calcext:value-type="string">
            <text:p>date</text:p>
          </table:table-cell>
          <table:table-cell table:style-name="ce1" office:value-type="string" calcext:value-type="string">
            <text:p>true</text:p>
          </table:table-cell>
          <table:table-cell office:value-type="float" office:value="41.077353" calcext:value-type="float">
            <text:p>41.07735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04" calcext:value-type="float">
            <text:p>35.03304</text:p>
          </table:table-cell>
          <table:table-cell office:value-type="string" calcext:value-type="string">
            <text:p>a2,a3,a5,a6</text:p>
          </table:table-cell>
          <table:table-cell table:style-name="ce1" office:value-type="string" calcext:value-type="string">
            <text:p>false</text:p>
          </table:table-cell>
          <table:table-cell office:value-type="float" office:value="23.764907" calcext:value-type="float">
            <text:p>23.7649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11904" calcext:value-type="float">
            <text:p>24.011904</text:p>
          </table:table-cell>
          <table:table-cell office:value-type="string" calcext:value-type="string">
            <text:p>emails,refill</text:p>
          </table:table-cell>
          <table:table-cell table:style-name="ce1" office:value-type="string" calcext:value-type="string">
            <text:p>false</text:p>
          </table:table-cell>
          <table:table-cell office:value-type="float" office:value="15.970527" calcext:value-type="float">
            <text:p>15.970527</text:p>
          </table:table-cell>
          <table:table-cell office:value-type="string" calcext:value-type="string">
            <text:p>refill</text:p>
          </table:table-cell>
          <table:table-cell table:style-name="ce1" office:value-type="string" calcext:value-type="string">
            <text:p>false</text:p>
          </table:table-cell>
          <table:table-cell office:value-type="float" office:value="15.836977" calcext:value-type="float">
            <text:p>15.836977</text:p>
          </table:table-cell>
          <table:table-cell office:value-type="string" calcext:value-type="string">
            <text:p>emails</text:p>
          </table:table-cell>
          <table:table-cell table:style-name="ce1" office:value-type="string" calcext:value-type="string">
            <text:p>false</text:p>
          </table:table-cell>
          <table:table-cell office:value-type="float" office:value="24.067365" calcext:value-type="float">
            <text:p>24.067365</text:p>
          </table:table-cell>
          <table:table-cell office:value-type="string" calcext:value-type="string">
            <text:p>a1,a4,a7</text:p>
          </table:table-cell>
          <table:table-cell table:style-name="ce1" office:value-type="string" calcext:value-type="string">
            <text:p>true</text:p>
          </table:table-cell>
          <table:table-cell office:value-type="float" office:value="9.34438" calcext:value-type="float">
            <text:p>9.344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9.606882" calcext:value-type="float">
            <text:p>19.60688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false" calcext:value-type="string">
            <text:p>false</text:p>
          </table:table-cell>
          <table:table-cell table:style-name="ce2" table:formula="of:=IF(AND([.G129]=&quot;true&quot;;[.J129]=&quot;true&quot;;[.M129]=&quot;true&quot;;[.P129]=&quot;true&quot;);&quot;true&quot;;&quot;false&quot;)" office:value-type="string" office:string-value="false" calcext:value-type="string">
            <text:p>false</text:p>
          </table:table-cell>
          <table:table-cell table:formula="of:=IF(AND([.Y129]=&quot;true&quot;;[.AB129]=&quot;true&quot;;[.AE129]=&quot;true&quot;;[.AH129]=&quot;true&quot;);&quot;true&quot;;&quot;false&quot;)" office:value-type="string" office:string-value="false" calcext:value-type="string">
            <text:p>false</text:p>
          </table:table-cell>
        </table:table-row>
        <table:table-row table:style-name="ro1">
          <table:table-cell office:value-type="string" calcext:value-type="string">
            <text:p>e7317896-be7e-4e68-ae0d-79f3fda9fd9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767359" calcext:value-type="float">
            <text:p>18.767359</text:p>
          </table:table-cell>
          <table:table-cell office:value-type="string" calcext:value-type="string">
            <text:p>items,order</text:p>
          </table:table-cell>
          <table:table-cell table:style-name="ce1" office:value-type="string" calcext:value-type="string">
            <text:p>true</text:p>
          </table:table-cell>
          <table:table-cell office:value-type="float" office:value="12.22917" calcext:value-type="float">
            <text:p>12.22917</text:p>
          </table:table-cell>
          <table:table-cell office:value-type="string" calcext:value-type="string">
            <text:p>order</text:p>
          </table:table-cell>
          <table:table-cell table:style-name="ce1" office:value-type="string" calcext:value-type="string">
            <text:p>true</text:p>
          </table:table-cell>
          <table:table-cell office:value-type="float" office:value="5.531507" calcext:value-type="float">
            <text:p>5.531507</text:p>
          </table:table-cell>
          <table:table-cell office:value-type="string" calcext:value-type="string">
            <text:p>items,order</text:p>
          </table:table-cell>
          <table:table-cell table:style-name="ce1" office:value-type="string" calcext:value-type="string">
            <text:p>true</text:p>
          </table:table-cell>
          <table:table-cell office:value-type="float" office:value="16.03949" calcext:value-type="float">
            <text:p>16.03949</text:p>
          </table:table-cell>
          <table:table-cell office:value-type="string" calcext:value-type="string">
            <text:p>a1,a4,a7</text:p>
          </table:table-cell>
          <table:table-cell table:style-name="ce1" office:value-type="string" calcext:value-type="string">
            <text:p>true</text:p>
          </table:table-cell>
          <table:table-cell office:value-type="float" office:value="14.91523" calcext:value-type="float">
            <text:p>14.915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447502" calcext:value-type="float">
            <text:p>15.44750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50467" calcext:value-type="float">
            <text:p>8.150467</text:p>
          </table:table-cell>
          <table:table-cell office:value-type="string" calcext:value-type="string">
            <text:p>date</text:p>
          </table:table-cell>
          <table:table-cell table:style-name="ce1" office:value-type="string" calcext:value-type="string">
            <text:p>true</text:p>
          </table:table-cell>
          <table:table-cell office:value-type="float" office:value="7.926447" calcext:value-type="float">
            <text:p>7.926447</text:p>
          </table:table-cell>
          <table:table-cell office:value-type="string" calcext:value-type="string">
            <text:p>sunrise,sunset</text:p>
          </table:table-cell>
          <table:table-cell table:style-name="ce1" office:value-type="string" calcext:value-type="string">
            <text:p>true</text:p>
          </table:table-cell>
          <table:table-cell office:value-type="float" office:value="23.973043" calcext:value-type="float">
            <text:p>23.973043</text:p>
          </table:table-cell>
          <table:table-cell office:value-type="string" calcext:value-type="string">
            <text:p>a2,a3,a5,a6</text:p>
          </table:table-cell>
          <table:table-cell table:style-name="ce1" office:value-type="string" calcext:value-type="string">
            <text:p>false</text:p>
          </table:table-cell>
          <table:table-cell office:value-type="float" office:value="7.269531" calcext:value-type="float">
            <text:p>7.2695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848541" calcext:value-type="float">
            <text:p>21.848541</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0]=&quot;true&quot;;[.J130]=&quot;true&quot;;[.M130]=&quot;true&quot;;[.P130]=&quot;true&quot;;[.S130]=&quot;true&quot;);&quot;true&quot;;&quot;false&quot;)" office:value-type="string" office:string-value="false" calcext:value-type="string">
            <text:p>false</text:p>
          </table:table-cell>
          <table:table-cell table:formula="of:=IF(AND([.Y130]=&quot;true&quot;;[.AB130]=&quot;true&quot;;[.AE130]=&quot;true&quot;;[.AH130]=&quot;true&quot;;[.AK130]=&quot;true&quot;);&quot;true&quot;;&quot;false&quot;)" office:value-type="string" office:string-value="false" calcext:value-type="string">
            <text:p>false</text:p>
          </table:table-cell>
          <table:table-cell table:style-name="ce2" table:formula="of:=IF(AND([.G130]=&quot;true&quot;;[.J130]=&quot;true&quot;;[.M130]=&quot;true&quot;;[.P130]=&quot;true&quot;);&quot;true&quot;;&quot;false&quot;)" office:value-type="string" office:string-value="true" calcext:value-type="string">
            <text:p>true</text:p>
          </table:table-cell>
          <table:table-cell table:formula="of:=IF(AND([.Y130]=&quot;true&quot;;[.AB130]=&quot;true&quot;;[.AE130]=&quot;true&quot;;[.AH130]=&quot;true&quot;);&quot;true&quot;;&quot;false&quot;)" office:value-type="string" office:string-value="false" calcext:value-type="string">
            <text:p>false</text:p>
          </table:table-cell>
        </table:table-row>
        <table:table-row table:style-name="ro1">
          <table:table-cell office:value-type="string" calcext:value-type="string">
            <text:p>e92cf3af-9465-45db-8b2e-1b66e2a1a27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4.996581" calcext:value-type="float">
            <text:p>74.996581</text:p>
          </table:table-cell>
          <table:table-cell office:value-type="string" calcext:value-type="string">
            <text:p>items,order</text:p>
          </table:table-cell>
          <table:table-cell table:style-name="ce1" office:value-type="string" calcext:value-type="string">
            <text:p>true</text:p>
          </table:table-cell>
          <table:table-cell office:value-type="float" office:value="31.520453" calcext:value-type="float">
            <text:p>31.520453</text:p>
          </table:table-cell>
          <table:table-cell office:value-type="string" calcext:value-type="string">
            <text:p>order</text:p>
          </table:table-cell>
          <table:table-cell table:style-name="ce1" office:value-type="string" calcext:value-type="string">
            <text:p>true</text:p>
          </table:table-cell>
          <table:table-cell office:value-type="float" office:value="14.362821" calcext:value-type="float">
            <text:p>14.362821</text:p>
          </table:table-cell>
          <table:table-cell office:value-type="string" calcext:value-type="string">
            <text:p>items,order</text:p>
          </table:table-cell>
          <table:table-cell table:style-name="ce1" office:value-type="string" calcext:value-type="string">
            <text:p>true</text:p>
          </table:table-cell>
          <table:table-cell office:value-type="float" office:value="100.816388" calcext:value-type="float">
            <text:p>100.816388</text:p>
          </table:table-cell>
          <table:table-cell office:value-type="string" calcext:value-type="string">
            <text:p>a1,a4,a7</text:p>
          </table:table-cell>
          <table:table-cell table:style-name="ce1" office:value-type="string" calcext:value-type="string">
            <text:p>true</text:p>
          </table:table-cell>
          <table:table-cell office:value-type="float" office:value="47.694546" calcext:value-type="float">
            <text:p>47.6945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87311" calcext:value-type="float">
            <text:p>4.87311</text:p>
          </table:table-cell>
          <table:table-cell/>
          <table:table-cell table:style-name="ce1" office:value-type="string" calcext:value-type="string">
            <text:p>false</text:p>
          </table:table-cell>
          <table:table-cell office:value-type="float" office:value="0.765638" calcext:value-type="float">
            <text:p>0.765638</text:p>
          </table:table-cell>
          <table:table-cell/>
          <table:table-cell table:style-name="ce1" office:value-type="string" calcext:value-type="string">
            <text:p>false</text:p>
          </table:table-cell>
          <table:table-cell office:value-type="float" office:value="0.474549" calcext:value-type="float">
            <text:p>0.474549</text:p>
          </table:table-cell>
          <table:table-cell/>
          <table:table-cell table:style-name="ce1" office:value-type="string" calcext:value-type="string">
            <text:p>false</text:p>
          </table:table-cell>
          <table:table-cell office:value-type="float" office:value="0.421015" calcext:value-type="float">
            <text:p>0.421015</text:p>
          </table:table-cell>
          <table:table-cell/>
          <table:table-cell table:style-name="ce1" office:value-type="string" calcext:value-type="string">
            <text:p>false</text:p>
          </table:table-cell>
          <table:table-cell office:value-type="float" office:value="2.307856" calcext:value-type="float">
            <text:p>2.307856</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9.393428" calcext:value-type="float">
            <text:p>29.39342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false" calcext:value-type="string">
            <text:p>false</text:p>
          </table:table-cell>
          <table:table-cell table:style-name="ce2" table:formula="of:=IF(AND([.G131]=&quot;true&quot;;[.J131]=&quot;true&quot;;[.M131]=&quot;true&quot;;[.P131]=&quot;true&quot;);&quot;true&quot;;&quot;false&quot;)" office:value-type="string" office:string-value="true" calcext:value-type="string">
            <text:p>true</text:p>
          </table:table-cell>
          <table:table-cell table:formula="of:=IF(AND([.Y131]=&quot;true&quot;;[.AB131]=&quot;true&quot;;[.AE131]=&quot;true&quot;;[.AH131]=&quot;true&quot;);&quot;true&quot;;&quot;false&quot;)" office:value-type="string" office:string-value="false" calcext:value-type="string">
            <text:p>false</text:p>
          </table:table-cell>
        </table:table-row>
        <table:table-row table:style-name="ro1">
          <table:table-cell office:value-type="string" calcext:value-type="string">
            <text:p>e9b565dd-db4b-4fb3-9222-751b45286bc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0.168293" calcext:value-type="float">
            <text:p>50.168293</text:p>
          </table:table-cell>
          <table:table-cell office:value-type="string" calcext:value-type="string">
            <text:p>items,order</text:p>
          </table:table-cell>
          <table:table-cell table:style-name="ce1" office:value-type="string" calcext:value-type="string">
            <text:p>true</text:p>
          </table:table-cell>
          <table:table-cell office:value-type="float" office:value="17.435658" calcext:value-type="float">
            <text:p>17.435658</text:p>
          </table:table-cell>
          <table:table-cell office:value-type="string" calcext:value-type="string">
            <text:p>order</text:p>
          </table:table-cell>
          <table:table-cell table:style-name="ce1" office:value-type="string" calcext:value-type="string">
            <text:p>true</text:p>
          </table:table-cell>
          <table:table-cell office:value-type="float" office:value="6.628941" calcext:value-type="float">
            <text:p>6.628941</text:p>
          </table:table-cell>
          <table:table-cell office:value-type="string" calcext:value-type="string">
            <text:p>items,order</text:p>
          </table:table-cell>
          <table:table-cell table:style-name="ce1" office:value-type="string" calcext:value-type="string">
            <text:p>true</text:p>
          </table:table-cell>
          <table:table-cell office:value-type="float" office:value="27.786611" calcext:value-type="float">
            <text:p>27.786611</text:p>
          </table:table-cell>
          <table:table-cell office:value-type="string" calcext:value-type="string">
            <text:p>a1,a4,a7</text:p>
          </table:table-cell>
          <table:table-cell table:style-name="ce1" office:value-type="string" calcext:value-type="string">
            <text:p>true</text:p>
          </table:table-cell>
          <table:table-cell office:value-type="float" office:value="21.801372" calcext:value-type="float">
            <text:p>21.8013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0.482716" calcext:value-type="float">
            <text:p>30.482716</text:p>
          </table:table-cell>
          <table:table-cell/>
          <table:table-cell table:style-name="ce1" office:value-type="string" calcext:value-type="string">
            <text:p>false</text:p>
          </table:table-cell>
          <table:table-cell office:value-type="float" office:value="0.844146" calcext:value-type="float">
            <text:p>0.844146</text:p>
          </table:table-cell>
          <table:table-cell/>
          <table:table-cell table:style-name="ce1" office:value-type="string" calcext:value-type="string">
            <text:p>false</text:p>
          </table:table-cell>
          <table:table-cell office:value-type="float" office:value="0.632856" calcext:value-type="float">
            <text:p>0.632856</text:p>
          </table:table-cell>
          <table:table-cell/>
          <table:table-cell table:style-name="ce1" office:value-type="string" calcext:value-type="string">
            <text:p>false</text:p>
          </table:table-cell>
          <table:table-cell office:value-type="float" office:value="0.642111" calcext:value-type="float">
            <text:p>0.642111</text:p>
          </table:table-cell>
          <table:table-cell/>
          <table:table-cell table:style-name="ce1" office:value-type="string" calcext:value-type="string">
            <text:p>false</text:p>
          </table:table-cell>
          <table:table-cell office:value-type="float" office:value="5.382985" calcext:value-type="float">
            <text:p>5.382985</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891176" calcext:value-type="float">
            <text:p>33.8911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cond one didn't load</text:p>
          </table:table-cell>
          <table:table-cell table:style-name="ce2"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cell table:style-name="ce2" table:formula="of:=IF(AND([.G132]=&quot;true&quot;;[.J132]=&quot;true&quot;;[.M132]=&quot;true&quot;;[.P132]=&quot;true&quot;);&quot;true&quot;;&quot;false&quot;)" office:value-type="string" office:string-value="true" calcext:value-type="string">
            <text:p>true</text:p>
          </table:table-cell>
          <table:table-cell table:formula="of:=IF(AND([.Y132]=&quot;true&quot;;[.AB132]=&quot;true&quot;;[.AE132]=&quot;true&quot;;[.AH132]=&quot;true&quot;);&quot;true&quot;;&quot;false&quot;)" office:value-type="string" office:string-value="false" calcext:value-type="string">
            <text:p>false</text:p>
          </table:table-cell>
        </table:table-row>
        <table:table-row table:style-name="ro1">
          <table:table-cell office:value-type="string" calcext:value-type="string">
            <text:p>ef67eb3c-4247-4190-a140-1365a0ae22d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0.544136" calcext:value-type="float">
            <text:p>100.544136</text:p>
          </table:table-cell>
          <table:table-cell office:value-type="string" calcext:value-type="string">
            <text:p>date,sunset</text:p>
          </table:table-cell>
          <table:table-cell table:style-name="ce1" office:value-type="string" calcext:value-type="string">
            <text:p>false</text:p>
          </table:table-cell>
          <table:table-cell office:value-type="float" office:value="16.655848" calcext:value-type="float">
            <text:p>16.655848</text:p>
          </table:table-cell>
          <table:table-cell office:value-type="string" calcext:value-type="string">
            <text:p>sunrise,sunset</text:p>
          </table:table-cell>
          <table:table-cell table:style-name="ce1" office:value-type="string" calcext:value-type="string">
            <text:p>false</text:p>
          </table:table-cell>
          <table:table-cell office:value-type="float" office:value="24.991178" calcext:value-type="float">
            <text:p>24.991178</text:p>
          </table:table-cell>
          <table:table-cell office:value-type="string" calcext:value-type="string">
            <text:p>sunrise,sunset</text:p>
          </table:table-cell>
          <table:table-cell table:style-name="ce1" office:value-type="string" calcext:value-type="string">
            <text:p>true</text:p>
          </table:table-cell>
          <table:table-cell office:value-type="float" office:value="31.265418" calcext:value-type="float">
            <text:p>31.265418</text:p>
          </table:table-cell>
          <table:table-cell office:value-type="string" calcext:value-type="string">
            <text:p>a2,a5,a6</text:p>
          </table:table-cell>
          <table:table-cell table:style-name="ce1" office:value-type="string" calcext:value-type="string">
            <text:p>true</text:p>
          </table:table-cell>
          <table:table-cell office:value-type="float" office:value="32.449163" calcext:value-type="float">
            <text:p>32.4491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4.660563" calcext:value-type="float">
            <text:p>54.660563</text:p>
          </table:table-cell>
          <table:table-cell office:value-type="string" calcext:value-type="string">
            <text:p>items,order</text:p>
          </table:table-cell>
          <table:table-cell table:style-name="ce1" office:value-type="string" calcext:value-type="string">
            <text:p>true</text:p>
          </table:table-cell>
          <table:table-cell office:value-type="float" office:value="16.538726" calcext:value-type="float">
            <text:p>16.538726</text:p>
          </table:table-cell>
          <table:table-cell office:value-type="string" calcext:value-type="string">
            <text:p>order</text:p>
          </table:table-cell>
          <table:table-cell table:style-name="ce1" office:value-type="string" calcext:value-type="string">
            <text:p>true</text:p>
          </table:table-cell>
          <table:table-cell office:value-type="float" office:value="29.580005" calcext:value-type="float">
            <text:p>29.580005</text:p>
          </table:table-cell>
          <table:table-cell office:value-type="string" calcext:value-type="string">
            <text:p>items,order</text:p>
          </table:table-cell>
          <table:table-cell table:style-name="ce1" office:value-type="string" calcext:value-type="string">
            <text:p>true</text:p>
          </table:table-cell>
          <table:table-cell office:value-type="float" office:value="30.736699" calcext:value-type="float">
            <text:p>30.736699</text:p>
          </table:table-cell>
          <table:table-cell office:value-type="string" calcext:value-type="string">
            <text:p>a1,a4,a7</text:p>
          </table:table-cell>
          <table:table-cell table:style-name="ce1" office:value-type="string" calcext:value-type="string">
            <text:p>true</text:p>
          </table:table-cell>
          <table:table-cell office:value-type="float" office:value="37.514136" calcext:value-type="float">
            <text:p>37.5141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231635" calcext:value-type="float">
            <text:p>29.2316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good</text:p>
          </table:table-cell>
          <table:table-cell table:style-name="ce2"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cell table:style-name="ce2" table:formula="of:=IF(AND([.G133]=&quot;true&quot;;[.J133]=&quot;true&quot;;[.M133]=&quot;true&quot;;[.P133]=&quot;true&quot;);&quot;true&quot;;&quot;false&quot;)" office:value-type="string" office:string-value="false" calcext:value-type="string">
            <text:p>false</text:p>
          </table:table-cell>
          <table:table-cell table:formula="of:=IF(AND([.Y133]=&quot;true&quot;;[.AB133]=&quot;true&quot;;[.AE133]=&quot;true&quot;;[.AH133]=&quot;true&quot;);&quot;true&quot;;&quot;false&quot;)" office:value-type="string" office:string-value="true" calcext:value-type="string">
            <text:p>true</text:p>
          </table:table-cell>
        </table:table-row>
        <table:table-row table:style-name="ro1">
          <table:table-cell office:value-type="string" calcext:value-type="string">
            <text:p>f03bb0e4-6863-4d6d-a066-14c33396c7e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992137" calcext:value-type="float">
            <text:p>15.992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101691" calcext:value-type="float">
            <text:p>10.101691</text:p>
          </table:table-cell>
          <table:table-cell office:value-type="string" calcext:value-type="string">
            <text:p>date</text:p>
          </table:table-cell>
          <table:table-cell table:style-name="ce1" office:value-type="string" calcext:value-type="string">
            <text:p>true</text:p>
          </table:table-cell>
          <table:table-cell office:value-type="float" office:value="6.770533" calcext:value-type="float">
            <text:p>6.770533</text:p>
          </table:table-cell>
          <table:table-cell office:value-type="string" calcext:value-type="string">
            <text:p>sunrise,sunset</text:p>
          </table:table-cell>
          <table:table-cell table:style-name="ce1" office:value-type="string" calcext:value-type="string">
            <text:p>true</text:p>
          </table:table-cell>
          <table:table-cell office:value-type="float" office:value="46.690692" calcext:value-type="float">
            <text:p>46.690692</text:p>
          </table:table-cell>
          <table:table-cell office:value-type="string" calcext:value-type="string">
            <text:p>a2,a3,a5,a6</text:p>
          </table:table-cell>
          <table:table-cell table:style-name="ce1" office:value-type="string" calcext:value-type="string">
            <text:p>false</text:p>
          </table:table-cell>
          <table:table-cell office:value-type="float" office:value="28.884665" calcext:value-type="float">
            <text:p>28.8846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574977" calcext:value-type="float">
            <text:p>78.574977</text:p>
          </table:table-cell>
          <table:table-cell office:value-type="string" calcext:value-type="string">
            <text:p>emails</text:p>
          </table:table-cell>
          <table:table-cell table:style-name="ce1" office:value-type="string" calcext:value-type="string">
            <text:p>false</text:p>
          </table:table-cell>
          <table:table-cell office:value-type="float" office:value="44.170854" calcext:value-type="float">
            <text:p>44.170854</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2.560572" calcext:value-type="float">
            <text:p>12.560572</text:p>
          </table:table-cell>
          <table:table-cell office:value-type="string" calcext:value-type="string">
            <text:p>items</text:p>
          </table:table-cell>
          <table:table-cell table:style-name="ce1" office:value-type="string" calcext:value-type="string">
            <text:p>false</text:p>
          </table:table-cell>
          <table:table-cell office:value-type="float" office:value="32.985786" calcext:value-type="float">
            <text:p>32.985786</text:p>
          </table:table-cell>
          <table:table-cell office:value-type="string" calcext:value-type="string">
            <text:p>a1,a4,a6,a7</text:p>
          </table:table-cell>
          <table:table-cell table:style-name="ce1" office:value-type="string" calcext:value-type="string">
            <text:p>false</text:p>
          </table:table-cell>
          <table:table-cell office:value-type="float" office:value="17.812718" calcext:value-type="float">
            <text:p>17.8127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336798" calcext:value-type="float">
            <text:p>14.33679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cell table:style-name="ce2" table:formula="of:=IF(AND([.G134]=&quot;true&quot;;[.J134]=&quot;true&quot;;[.M134]=&quot;true&quot;;[.P134]=&quot;true&quot;);&quot;true&quot;;&quot;false&quot;)" office:value-type="string" office:string-value="false" calcext:value-type="string">
            <text:p>false</text:p>
          </table:table-cell>
          <table:table-cell table:formula="of:=IF(AND([.Y134]=&quot;true&quot;;[.AB134]=&quot;true&quot;;[.AE134]=&quot;true&quot;;[.AH134]=&quot;true&quot;);&quot;true&quot;;&quot;false&quot;)" office:value-type="string" office:string-value="false" calcext:value-type="string">
            <text:p>false</text:p>
          </table:table-cell>
        </table:table-row>
        <table:table-row table:style-name="ro1">
          <table:table-cell office:value-type="string" calcext:value-type="string">
            <text:p>f1e1c1cc-cf59-461e-ae83-0cca0094240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3.793356" calcext:value-type="float">
            <text:p>103.793356</text:p>
          </table:table-cell>
          <table:table-cell office:value-type="string" calcext:value-type="string">
            <text:p>items,order</text:p>
          </table:table-cell>
          <table:table-cell table:style-name="ce1" office:value-type="string" calcext:value-type="string">
            <text:p>true</text:p>
          </table:table-cell>
          <table:table-cell office:value-type="float" office:value="20.684484" calcext:value-type="float">
            <text:p>20.684484</text:p>
          </table:table-cell>
          <table:table-cell office:value-type="string" calcext:value-type="string">
            <text:p>order</text:p>
          </table:table-cell>
          <table:table-cell table:style-name="ce1" office:value-type="string" calcext:value-type="string">
            <text:p>true</text:p>
          </table:table-cell>
          <table:table-cell office:value-type="float" office:value="9.493131" calcext:value-type="float">
            <text:p>9.493131</text:p>
          </table:table-cell>
          <table:table-cell office:value-type="string" calcext:value-type="string">
            <text:p>items,order</text:p>
          </table:table-cell>
          <table:table-cell table:style-name="ce1" office:value-type="string" calcext:value-type="string">
            <text:p>true</text:p>
          </table:table-cell>
          <table:table-cell office:value-type="float" office:value="24.676148" calcext:value-type="float">
            <text:p>24.676148</text:p>
          </table:table-cell>
          <table:table-cell office:value-type="string" calcext:value-type="string">
            <text:p>a1,a4,a7</text:p>
          </table:table-cell>
          <table:table-cell table:style-name="ce1" office:value-type="string" calcext:value-type="string">
            <text:p>true</text:p>
          </table:table-cell>
          <table:table-cell office:value-type="float" office:value="35.039951" calcext:value-type="float">
            <text:p>35.039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4.421516" calcext:value-type="float">
            <text:p>24.421516</text:p>
          </table:table-cell>
          <table:table-cell/>
          <table:table-cell table:style-name="ce1" office:value-type="string" calcext:value-type="string">
            <text:p>false</text:p>
          </table:table-cell>
          <table:table-cell office:value-type="float" office:value="5.148084" calcext:value-type="float">
            <text:p>5.148084</text:p>
          </table:table-cell>
          <table:table-cell office:value-type="string" calcext:value-type="string">
            <text:p>date</text:p>
          </table:table-cell>
          <table:table-cell table:style-name="ce1" office:value-type="string" calcext:value-type="string">
            <text:p>true</text:p>
          </table:table-cell>
          <table:table-cell office:value-type="float" office:value="1.60008" calcext:value-type="float">
            <text:p>1.60008</text:p>
          </table:table-cell>
          <table:table-cell office:value-type="string" calcext:value-type="string">
            <text:p>date</text:p>
          </table:table-cell>
          <table:table-cell table:style-name="ce1" office:value-type="string" calcext:value-type="string">
            <text:p>false</text:p>
          </table:table-cell>
          <table:table-cell office:value-type="float" office:value="1.644371" calcext:value-type="float">
            <text:p>1.644371</text:p>
          </table:table-cell>
          <table:table-cell office:value-type="string" calcext:value-type="string">
            <text:p>a1</text:p>
          </table:table-cell>
          <table:table-cell table:style-name="ce1" office:value-type="string" calcext:value-type="string">
            <text:p>false</text:p>
          </table:table-cell>
          <table:table-cell office:value-type="float" office:value="3.596598" calcext:value-type="float">
            <text:p>3.596598</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932651" calcext:value-type="float">
            <text:p>12.932651</text:p>
          </table:table-cell>
          <table:table-cell table:number-columns-repeated="2" office:value-type="float" office:value="-1" calcext:value-type="float">
            <text:p>-1</text:p>
          </table:table-cell>
          <table:table-cell/>
          <table:table-cell table:style-name="ce2"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false" calcext:value-type="string">
            <text:p>false</text:p>
          </table:table-cell>
          <table:table-cell table:style-name="ce2" table:formula="of:=IF(AND([.G135]=&quot;true&quot;;[.J135]=&quot;true&quot;;[.M135]=&quot;true&quot;;[.P135]=&quot;true&quot;);&quot;true&quot;;&quot;false&quot;)" office:value-type="string" office:string-value="true" calcext:value-type="string">
            <text:p>true</text:p>
          </table:table-cell>
          <table:table-cell table:formula="of:=IF(AND([.Y135]=&quot;true&quot;;[.AB135]=&quot;true&quot;;[.AE135]=&quot;true&quot;;[.AH135]=&quot;true&quot;);&quot;true&quot;;&quot;false&quot;)" office:value-type="string" office:string-value="false" calcext:value-type="string">
            <text:p>false</text:p>
          </table:table-cell>
        </table:table-row>
        <table:table-row table:style-name="ro1">
          <table:table-cell office:value-type="string" calcext:value-type="string">
            <text:p>f39f057c-372d-4da2-875d-cf038ce79c0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5.988452" calcext:value-type="float">
            <text:p>45.988452</text:p>
          </table:table-cell>
          <table:table-cell office:value-type="string" calcext:value-type="string">
            <text:p>order</text:p>
          </table:table-cell>
          <table:table-cell table:style-name="ce1" office:value-type="string" calcext:value-type="string">
            <text:p>false</text:p>
          </table:table-cell>
          <table:table-cell office:value-type="float" office:value="27.041001" calcext:value-type="float">
            <text:p>27.041001</text:p>
          </table:table-cell>
          <table:table-cell office:value-type="string" calcext:value-type="string">
            <text:p>order</text:p>
          </table:table-cell>
          <table:table-cell table:style-name="ce1" office:value-type="string" calcext:value-type="string">
            <text:p>true</text:p>
          </table:table-cell>
          <table:table-cell office:value-type="float" office:value="7.917572" calcext:value-type="float">
            <text:p>7.917572</text:p>
          </table:table-cell>
          <table:table-cell office:value-type="string" calcext:value-type="string">
            <text:p>items,order</text:p>
          </table:table-cell>
          <table:table-cell table:style-name="ce1" office:value-type="string" calcext:value-type="string">
            <text:p>true</text:p>
          </table:table-cell>
          <table:table-cell office:value-type="float" office:value="41.652131" calcext:value-type="float">
            <text:p>41.652131</text:p>
          </table:table-cell>
          <table:table-cell office:value-type="string" calcext:value-type="string">
            <text:p>a1,a4,a7</text:p>
          </table:table-cell>
          <table:table-cell table:style-name="ce1" office:value-type="string" calcext:value-type="string">
            <text:p>true</text:p>
          </table:table-cell>
          <table:table-cell office:value-type="float" office:value="105.844189" calcext:value-type="float">
            <text:p>105.8441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1.431653" calcext:value-type="float">
            <text:p>61.431653</text:p>
          </table:table-cell>
          <table:table-cell/>
          <table:table-cell table:style-name="ce1" office:value-type="string" calcext:value-type="string">
            <text:p>false</text:p>
          </table:table-cell>
          <table:table-cell office:value-type="float" office:value="0.650085" calcext:value-type="float">
            <text:p>0.650085</text:p>
          </table:table-cell>
          <table:table-cell/>
          <table:table-cell table:style-name="ce1" office:value-type="string" calcext:value-type="string">
            <text:p>false</text:p>
          </table:table-cell>
          <table:table-cell office:value-type="float" office:value="0.517973" calcext:value-type="float">
            <text:p>0.517973</text:p>
          </table:table-cell>
          <table:table-cell/>
          <table:table-cell table:style-name="ce1" office:value-type="string" calcext:value-type="string">
            <text:p>false</text:p>
          </table:table-cell>
          <table:table-cell office:value-type="float" office:value="0.463278" calcext:value-type="float">
            <text:p>0.463278</text:p>
          </table:table-cell>
          <table:table-cell/>
          <table:table-cell table:style-name="ce1" office:value-type="string" calcext:value-type="string">
            <text:p>false</text:p>
          </table:table-cell>
          <table:table-cell office:value-type="float" office:value="1.140561" calcext:value-type="float">
            <text:p>1.140561</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523787" calcext:value-type="float">
            <text:p>2.523787</text:p>
          </table:table-cell>
          <table:table-cell table:number-columns-repeated="3"/>
          <table:table-cell table:style-name="ce2"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cell table:style-name="ce2" table:formula="of:=IF(AND([.G136]=&quot;true&quot;;[.J136]=&quot;true&quot;;[.M136]=&quot;true&quot;;[.P136]=&quot;true&quot;);&quot;true&quot;;&quot;false&quot;)" office:value-type="string" office:string-value="false" calcext:value-type="string">
            <text:p>false</text:p>
          </table:table-cell>
          <table:table-cell table:formula="of:=IF(AND([.Y136]=&quot;true&quot;;[.AB136]=&quot;true&quot;;[.AE136]=&quot;true&quot;;[.AH136]=&quot;true&quot;);&quot;true&quot;;&quot;false&quot;)" office:value-type="string" office:string-value="false" calcext:value-type="string">
            <text:p>false</text:p>
          </table:table-cell>
        </table:table-row>
        <table:table-row table:style-name="ro1">
          <table:table-cell office:value-type="string" calcext:value-type="string">
            <text:p>f3aaadc6-2e1f-48e7-9588-dc5d3bf93b0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2.336382" calcext:value-type="float">
            <text:p>72.336382</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6.619246" calcext:value-type="float">
            <text:p>46.619246</text:p>
          </table:table-cell>
          <table:table-cell office:value-type="string" calcext:value-type="string">
            <text:p>date</text:p>
          </table:table-cell>
          <table:table-cell table:style-name="ce1" office:value-type="string" calcext:value-type="string">
            <text:p>true</text:p>
          </table:table-cell>
          <table:table-cell office:value-type="float" office:value="21.97474" calcext:value-type="float">
            <text:p>21.97474</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6.75305" calcext:value-type="float">
            <text:p>96.75305</text:p>
          </table:table-cell>
          <table:table-cell office:value-type="string" calcext:value-type="string">
            <text:p>a2,a3,a5,a6,a7</text:p>
          </table:table-cell>
          <table:table-cell table:style-name="ce1" office:value-type="string" calcext:value-type="string">
            <text:p>false</text:p>
          </table:table-cell>
          <table:table-cell office:value-type="float" office:value="87.975224" calcext:value-type="float">
            <text:p>87.97522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8.354349" calcext:value-type="float">
            <text:p>88.354349</text:p>
          </table:table-cell>
          <table:table-cell office:value-type="string" calcext:value-type="string">
            <text:p>items,order</text:p>
          </table:table-cell>
          <table:table-cell table:style-name="ce1" office:value-type="string" calcext:value-type="string">
            <text:p>true</text:p>
          </table:table-cell>
          <table:table-cell office:value-type="float" office:value="19.118095" calcext:value-type="float">
            <text:p>19.118095</text:p>
          </table:table-cell>
          <table:table-cell office:value-type="string" calcext:value-type="string">
            <text:p>order</text:p>
          </table:table-cell>
          <table:table-cell table:style-name="ce1" office:value-type="string" calcext:value-type="string">
            <text:p>true</text:p>
          </table:table-cell>
          <table:table-cell office:value-type="float" office:value="61.193292" calcext:value-type="float">
            <text:p>61.193292</text:p>
          </table:table-cell>
          <table:table-cell office:value-type="string" calcext:value-type="string">
            <text:p>items,order</text:p>
          </table:table-cell>
          <table:table-cell table:style-name="ce1" office:value-type="string" calcext:value-type="string">
            <text:p>true</text:p>
          </table:table-cell>
          <table:table-cell office:value-type="float" office:value="30.261789" calcext:value-type="float">
            <text:p>30.261789</text:p>
          </table:table-cell>
          <table:table-cell office:value-type="string" calcext:value-type="string">
            <text:p>a1,a4,a7</text:p>
          </table:table-cell>
          <table:table-cell table:style-name="ce1" office:value-type="string" calcext:value-type="string">
            <text:p>true</text:p>
          </table:table-cell>
          <table:table-cell office:value-type="float" office:value="28.169512" calcext:value-type="float">
            <text:p>28.16951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5.77932" calcext:value-type="float">
            <text:p>35.77932</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true" calcext:value-type="string">
            <text:p>true</text:p>
          </table:table-cell>
          <table:table-cell table:style-name="ce2" table:formula="of:=IF(AND([.G137]=&quot;true&quot;;[.J137]=&quot;true&quot;;[.M137]=&quot;true&quot;;[.P137]=&quot;true&quot;);&quot;true&quot;;&quot;false&quot;)" office:value-type="string" office:string-value="false" calcext:value-type="string">
            <text:p>false</text:p>
          </table:table-cell>
          <table:table-cell table:formula="of:=IF(AND([.Y137]=&quot;true&quot;;[.AB137]=&quot;true&quot;;[.AE137]=&quot;true&quot;;[.AH137]=&quot;true&quot;);&quot;true&quot;;&quot;false&quot;)" office:value-type="string" office:string-value="true" calcext:value-type="string">
            <text:p>true</text:p>
          </table:table-cell>
        </table:table-row>
        <table:table-row table:style-name="ro1">
          <table:table-cell office:value-type="string" calcext:value-type="string">
            <text:p>f419d549-6d26-4ce2-a0f6-14e47706fc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871997" calcext:value-type="float">
            <text:p>24.8719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768551" calcext:value-type="float">
            <text:p>27.768551</text:p>
          </table:table-cell>
          <table:table-cell office:value-type="string" calcext:value-type="string">
            <text:p>sunrise,sunset</text:p>
          </table:table-cell>
          <table:table-cell table:style-name="ce1" office:value-type="string" calcext:value-type="string">
            <text:p>false</text:p>
          </table:table-cell>
          <table:table-cell office:value-type="float" office:value="67.618796" calcext:value-type="float">
            <text:p>67.618796</text:p>
          </table:table-cell>
          <table:table-cell office:value-type="string" calcext:value-type="string">
            <text:p>sunrise,sunset</text:p>
          </table:table-cell>
          <table:table-cell table:style-name="ce1" office:value-type="string" calcext:value-type="string">
            <text:p>true</text:p>
          </table:table-cell>
          <table:table-cell office:value-type="float" office:value="64.556607" calcext:value-type="float">
            <text:p>64.556607</text:p>
          </table:table-cell>
          <table:table-cell office:value-type="string" calcext:value-type="string">
            <text:p>a2,a3,a5,a6</text:p>
          </table:table-cell>
          <table:table-cell table:style-name="ce1" office:value-type="string" calcext:value-type="string">
            <text:p>false</text:p>
          </table:table-cell>
          <table:table-cell office:value-type="float" office:value="41.278319" calcext:value-type="float">
            <text:p>41.278319</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7.278453" calcext:value-type="float">
            <text:p>17.278453</text:p>
          </table:table-cell>
          <table:table-cell office:value-type="string" calcext:value-type="string">
            <text:p>items,order</text:p>
          </table:table-cell>
          <table:table-cell table:style-name="ce1" office:value-type="string" calcext:value-type="string">
            <text:p>true</text:p>
          </table:table-cell>
          <table:table-cell office:value-type="float" office:value="22.658383" calcext:value-type="float">
            <text:p>22.658383</text:p>
          </table:table-cell>
          <table:table-cell office:value-type="string" calcext:value-type="string">
            <text:p>items</text:p>
          </table:table-cell>
          <table:table-cell table:style-name="ce1" office:value-type="string" calcext:value-type="string">
            <text:p>false</text:p>
          </table:table-cell>
          <table:table-cell office:value-type="float" office:value="16.035339" calcext:value-type="float">
            <text:p>16.035339</text:p>
          </table:table-cell>
          <table:table-cell office:value-type="string" calcext:value-type="string">
            <text:p>order</text:p>
          </table:table-cell>
          <table:table-cell table:style-name="ce1" office:value-type="string" calcext:value-type="string">
            <text:p>false</text:p>
          </table:table-cell>
          <table:table-cell office:value-type="float" office:value="21.139675" calcext:value-type="float">
            <text:p>21.139675</text:p>
          </table:table-cell>
          <table:table-cell office:value-type="string" calcext:value-type="string">
            <text:p>a1,a4,a7</text:p>
          </table:table-cell>
          <table:table-cell table:style-name="ce1" office:value-type="string" calcext:value-type="string">
            <text:p>true</text:p>
          </table:table-cell>
          <table:table-cell office:value-type="float" office:value="41.94735" calcext:value-type="float">
            <text:p>41.947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8.93777" calcext:value-type="float">
            <text:p>68.93777</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ntify condition statements, accessing the link through safari</text:p>
          </table:table-cell>
          <table:table-cell table:style-name="ce2" table:formula="of:=IF(AND([.G138]=&quot;true&quot;;[.J138]=&quot;true&quot;;[.M138]=&quot;true&quot;;[.P138]=&quot;true&quot;;[.S138]=&quot;true&quot;);&quot;true&quot;;&quot;false&quot;)" office:value-type="string" office:string-value="false" calcext:value-type="string">
            <text:p>false</text:p>
          </table:table-cell>
          <table:table-cell table:formula="of:=IF(AND([.Y138]=&quot;true&quot;;[.AB138]=&quot;true&quot;;[.AE138]=&quot;true&quot;;[.AH138]=&quot;true&quot;;[.AK138]=&quot;true&quot;);&quot;true&quot;;&quot;false&quot;)" office:value-type="string" office:string-value="false" calcext:value-type="string">
            <text:p>false</text:p>
          </table:table-cell>
          <table:table-cell table:style-name="ce2" table:formula="of:=IF(AND([.G138]=&quot;true&quot;;[.J138]=&quot;true&quot;;[.M138]=&quot;true&quot;;[.P138]=&quot;true&quot;);&quot;true&quot;;&quot;false&quot;)" office:value-type="string" office:string-value="false" calcext:value-type="string">
            <text:p>false</text:p>
          </table:table-cell>
          <table:table-cell table:formula="of:=IF(AND([.Y138]=&quot;true&quot;;[.AB138]=&quot;true&quot;;[.AE138]=&quot;true&quot;;[.AH138]=&quot;true&quot;);&quot;true&quot;;&quot;false&quot;)" office:value-type="string" office:string-value="false" calcext:value-type="string">
            <text:p>false</text:p>
          </table:table-cell>
        </table:table-row>
        <table:table-row table:style-name="ro1">
          <table:table-cell office:value-type="string" calcext:value-type="string">
            <text:p>f45652fd-5b44-4bdf-82b3-395d8b92b7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638028" calcext:value-type="float">
            <text:p>20.63802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10757" calcext:value-type="float">
            <text:p>10.810757</text:p>
          </table:table-cell>
          <table:table-cell office:value-type="string" calcext:value-type="string">
            <text:p>date</text:p>
          </table:table-cell>
          <table:table-cell table:style-name="ce1" office:value-type="string" calcext:value-type="string">
            <text:p>true</text:p>
          </table:table-cell>
          <table:table-cell office:value-type="float" office:value="10.785015" calcext:value-type="float">
            <text:p>10.785015</text:p>
          </table:table-cell>
          <table:table-cell office:value-type="string" calcext:value-type="string">
            <text:p>sunrise,sunset</text:p>
          </table:table-cell>
          <table:table-cell table:style-name="ce1" office:value-type="string" calcext:value-type="string">
            <text:p>true</text:p>
          </table:table-cell>
          <table:table-cell office:value-type="float" office:value="33.156707" calcext:value-type="float">
            <text:p>33.156707</text:p>
          </table:table-cell>
          <table:table-cell office:value-type="string" calcext:value-type="string">
            <text:p>a2,a3,a5,a6</text:p>
          </table:table-cell>
          <table:table-cell table:style-name="ce1" office:value-type="string" calcext:value-type="string">
            <text:p>false</text:p>
          </table:table-cell>
          <table:table-cell office:value-type="float" office:value="59.498952" calcext:value-type="float">
            <text:p>59.49895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4.706241" calcext:value-type="float">
            <text:p>94.706241</text:p>
          </table:table-cell>
          <table:table-cell office:value-type="string" calcext:value-type="string">
            <text:p>items,order</text:p>
          </table:table-cell>
          <table:table-cell table:style-name="ce1" office:value-type="string" calcext:value-type="string">
            <text:p>true</text:p>
          </table:table-cell>
          <table:table-cell office:value-type="float" office:value="27.653549" calcext:value-type="float">
            <text:p>27.653549</text:p>
          </table:table-cell>
          <table:table-cell office:value-type="string" calcext:value-type="string">
            <text:p>order</text:p>
          </table:table-cell>
          <table:table-cell table:style-name="ce1" office:value-type="string" calcext:value-type="string">
            <text:p>true</text:p>
          </table:table-cell>
          <table:table-cell office:value-type="float" office:value="7.90771" calcext:value-type="float">
            <text:p>7.90771</text:p>
          </table:table-cell>
          <table:table-cell office:value-type="string" calcext:value-type="string">
            <text:p>items,order</text:p>
          </table:table-cell>
          <table:table-cell table:style-name="ce1" office:value-type="string" calcext:value-type="string">
            <text:p>true</text:p>
          </table:table-cell>
          <table:table-cell office:value-type="float" office:value="29.726338" calcext:value-type="float">
            <text:p>29.726338</text:p>
          </table:table-cell>
          <table:table-cell office:value-type="string" calcext:value-type="string">
            <text:p>a1,a4,a7</text:p>
          </table:table-cell>
          <table:table-cell table:style-name="ce1" office:value-type="string" calcext:value-type="string">
            <text:p>true</text:p>
          </table:table-cell>
          <table:table-cell office:value-type="float" office:value="125.015154" calcext:value-type="float">
            <text:p>125.01515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428017" calcext:value-type="float">
            <text:p>10.428017</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39]=&quot;true&quot;;[.J139]=&quot;true&quot;;[.M139]=&quot;true&quot;;[.P139]=&quot;true&quot;;[.S139]=&quot;true&quot;);&quot;true&quot;;&quot;false&quot;)" office:value-type="string" office:string-value="false" calcext:value-type="string">
            <text:p>false</text:p>
          </table:table-cell>
          <table:table-cell table:formula="of:=IF(AND([.Y139]=&quot;true&quot;;[.AB139]=&quot;true&quot;;[.AE139]=&quot;true&quot;;[.AH139]=&quot;true&quot;;[.AK139]=&quot;true&quot;);&quot;true&quot;;&quot;false&quot;)" office:value-type="string" office:string-value="false" calcext:value-type="string">
            <text:p>false</text:p>
          </table:table-cell>
          <table:table-cell table:style-name="ce2" table:formula="of:=IF(AND([.G139]=&quot;true&quot;;[.J139]=&quot;true&quot;;[.M139]=&quot;true&quot;;[.P139]=&quot;true&quot;);&quot;true&quot;;&quot;false&quot;)" office:value-type="string" office:string-value="false" calcext:value-type="string">
            <text:p>false</text:p>
          </table:table-cell>
          <table:table-cell table:formula="of:=IF(AND([.Y139]=&quot;true&quot;;[.AB139]=&quot;true&quot;;[.AE139]=&quot;true&quot;;[.AH139]=&quot;true&quot;);&quot;true&quot;;&quot;false&quot;)" office:value-type="string" office:string-value="true" calcext:value-type="string">
            <text:p>true</text:p>
          </table:table-cell>
        </table:table-row>
        <table:table-row table:style-name="ro1">
          <table:table-cell office:value-type="string" calcext:value-type="string">
            <text:p>ff1a0c2d-6cc4-4dec-8f94-dc2ddd649d9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473992" calcext:value-type="float">
            <text:p>43.473992</text:p>
          </table:table-cell>
          <table:table-cell office:value-type="string" calcext:value-type="string">
            <text:p>sunrise,sunset</text:p>
          </table:table-cell>
          <table:table-cell table:style-name="ce1" office:value-type="string" calcext:value-type="string">
            <text:p>false</text:p>
          </table:table-cell>
          <table:table-cell office:value-type="float" office:value="22.499185" calcext:value-type="float">
            <text:p>22.499185</text:p>
          </table:table-cell>
          <table:table-cell office:value-type="string" calcext:value-type="string">
            <text:p>date</text:p>
          </table:table-cell>
          <table:table-cell table:style-name="ce1" office:value-type="string" calcext:value-type="string">
            <text:p>true</text:p>
          </table:table-cell>
          <table:table-cell office:value-type="float" office:value="11.971053" calcext:value-type="float">
            <text:p>11.971053</text:p>
          </table:table-cell>
          <table:table-cell office:value-type="string" calcext:value-type="string">
            <text:p>sunrise,sunset</text:p>
          </table:table-cell>
          <table:table-cell table:style-name="ce1" office:value-type="string" calcext:value-type="string">
            <text:p>true</text:p>
          </table:table-cell>
          <table:table-cell office:value-type="float" office:value="49.488577" calcext:value-type="float">
            <text:p>49.488577</text:p>
          </table:table-cell>
          <table:table-cell office:value-type="string" calcext:value-type="string">
            <text:p>a2,a3,a5,a6</text:p>
          </table:table-cell>
          <table:table-cell table:style-name="ce1" office:value-type="string" calcext:value-type="string">
            <text:p>false</text:p>
          </table:table-cell>
          <table:table-cell office:value-type="float" office:value="42.628402" calcext:value-type="float">
            <text:p>42.62840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275781" calcext:value-type="float">
            <text:p>58.275781</text:p>
          </table:table-cell>
          <table:table-cell office:value-type="string" calcext:value-type="string">
            <text:p>items,order</text:p>
          </table:table-cell>
          <table:table-cell table:style-name="ce1" office:value-type="string" calcext:value-type="string">
            <text:p>true</text:p>
          </table:table-cell>
          <table:table-cell office:value-type="float" office:value="34.193284" calcext:value-type="float">
            <text:p>34.193284</text:p>
          </table:table-cell>
          <table:table-cell office:value-type="string" calcext:value-type="string">
            <text:p>order</text:p>
          </table:table-cell>
          <table:table-cell table:style-name="ce1" office:value-type="string" calcext:value-type="string">
            <text:p>true</text:p>
          </table:table-cell>
          <table:table-cell office:value-type="float" office:value="5.976688" calcext:value-type="float">
            <text:p>5.976688</text:p>
          </table:table-cell>
          <table:table-cell office:value-type="string" calcext:value-type="string">
            <text:p>items,order</text:p>
          </table:table-cell>
          <table:table-cell table:style-name="ce1" office:value-type="string" calcext:value-type="string">
            <text:p>true</text:p>
          </table:table-cell>
          <table:table-cell office:value-type="float" office:value="27.422355" calcext:value-type="float">
            <text:p>27.422355</text:p>
          </table:table-cell>
          <table:table-cell office:value-type="string" calcext:value-type="string">
            <text:p>a1,a4,a7</text:p>
          </table:table-cell>
          <table:table-cell table:style-name="ce1" office:value-type="string" calcext:value-type="string">
            <text:p>true</text:p>
          </table:table-cell>
          <table:table-cell office:value-type="float" office:value="38.510417" calcext:value-type="float">
            <text:p>38.5104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045802" calcext:value-type="float">
            <text:p>13.04580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40]=&quot;true&quot;;[.J140]=&quot;true&quot;;[.M140]=&quot;true&quot;;[.P140]=&quot;true&quot;;[.S140]=&quot;true&quot;);&quot;true&quot;;&quot;false&quot;)" office:value-type="string" office:string-value="false" calcext:value-type="string">
            <text:p>false</text:p>
          </table:table-cell>
          <table:table-cell table:formula="of:=IF(AND([.Y140]=&quot;true&quot;;[.AB140]=&quot;true&quot;;[.AE140]=&quot;true&quot;;[.AH140]=&quot;true&quot;;[.AK140]=&quot;true&quot;);&quot;true&quot;;&quot;false&quot;)" office:value-type="string" office:string-value="true" calcext:value-type="string">
            <text:p>true</text:p>
          </table:table-cell>
          <table:table-cell table:style-name="ce2" table:formula="of:=IF(AND([.G140]=&quot;true&quot;;[.J140]=&quot;true&quot;;[.M140]=&quot;true&quot;;[.P140]=&quot;true&quot;);&quot;true&quot;;&quot;false&quot;)" office:value-type="string" office:string-value="false" calcext:value-type="string">
            <text:p>false</text:p>
          </table:table-cell>
          <table:table-cell table:formula="of:=IF(AND([.Y140]=&quot;true&quot;;[.AB140]=&quot;true&quot;;[.AE140]=&quot;true&quot;;[.AH140]=&quot;true&quot;);&quot;true&quot;;&quot;false&quot;)" office:value-type="string" office:string-value="true" calcext:value-type="string">
            <text:p>true</text:p>
          </table:table-cell>
        </table:table-row>
        <table:table-row table:style-name="ro1">
          <table:table-cell office:value-type="string" calcext:value-type="string">
            <text:p>ff43799f-e18c-49bc-b377-91f6bea703f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996418" calcext:value-type="float">
            <text:p>26.9964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967596" calcext:value-type="float">
            <text:p>26.967596</text:p>
          </table:table-cell>
          <table:table-cell office:value-type="string" calcext:value-type="string">
            <text:p>sunrise,sunset</text:p>
          </table:table-cell>
          <table:table-cell table:style-name="ce1" office:value-type="string" calcext:value-type="string">
            <text:p>false</text:p>
          </table:table-cell>
          <table:table-cell office:value-type="float" office:value="39.693055" calcext:value-type="float">
            <text:p>39.693055</text:p>
          </table:table-cell>
          <table:table-cell office:value-type="string" calcext:value-type="string">
            <text:p>sunrise,sunset</text:p>
          </table:table-cell>
          <table:table-cell table:style-name="ce1" office:value-type="string" calcext:value-type="string">
            <text:p>true</text:p>
          </table:table-cell>
          <table:table-cell office:value-type="float" office:value="41.957043" calcext:value-type="float">
            <text:p>41.957043</text:p>
          </table:table-cell>
          <table:table-cell office:value-type="string" calcext:value-type="string">
            <text:p>a2,a3,a5,a6</text:p>
          </table:table-cell>
          <table:table-cell table:style-name="ce1" office:value-type="string" calcext:value-type="string">
            <text:p>false</text:p>
          </table:table-cell>
          <table:table-cell office:value-type="float" office:value="23.3958" calcext:value-type="float">
            <text:p>23.3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7.601752" calcext:value-type="float">
            <text:p>87.601752</text:p>
          </table:table-cell>
          <table:table-cell office:value-type="string" calcext:value-type="string">
            <text:p>emails</text:p>
          </table:table-cell>
          <table:table-cell table:style-name="ce1" office:value-type="string" calcext:value-type="string">
            <text:p>false</text:p>
          </table:table-cell>
          <table:table-cell office:value-type="float" office:value="12.444848" calcext:value-type="float">
            <text:p>12.444848</text:p>
          </table:table-cell>
          <table:table-cell office:value-type="string" calcext:value-type="string">
            <text:p>emails</text:p>
          </table:table-cell>
          <table:table-cell table:style-name="ce1" office:value-type="string" calcext:value-type="string">
            <text:p>false</text:p>
          </table:table-cell>
          <table:table-cell office:value-type="float" office:value="7.481916" calcext:value-type="float">
            <text:p>7.481916</text:p>
          </table:table-cell>
          <table:table-cell office:value-type="string" calcext:value-type="string">
            <text:p>emails</text:p>
          </table:table-cell>
          <table:table-cell table:style-name="ce1" office:value-type="string" calcext:value-type="string">
            <text:p>false</text:p>
          </table:table-cell>
          <table:table-cell office:value-type="float" office:value="22.758236" calcext:value-type="float">
            <text:p>22.758236</text:p>
          </table:table-cell>
          <table:table-cell office:value-type="string" calcext:value-type="string">
            <text:p>a1,a4,a6,a7</text:p>
          </table:table-cell>
          <table:table-cell table:style-name="ce1" office:value-type="string" calcext:value-type="string">
            <text:p>false</text:p>
          </table:table-cell>
          <table:table-cell office:value-type="float" office:value="8.151421" calcext:value-type="float">
            <text:p>8.15142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3.483066" calcext:value-type="float">
            <text:p>43.4830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Havent gotten the hang of the second exercise yet</text:p>
          </table:table-cell>
          <table:table-cell table:style-name="ce2" table:formula="of:=IF(AND([.G141]=&quot;true&quot;;[.J141]=&quot;true&quot;;[.M141]=&quot;true&quot;;[.P141]=&quot;true&quot;;[.S141]=&quot;true&quot;);&quot;true&quot;;&quot;false&quot;)" office:value-type="string" office:string-value="false" calcext:value-type="string">
            <text:p>false</text:p>
          </table:table-cell>
          <table:table-cell table:formula="of:=IF(AND([.Y141]=&quot;true&quot;;[.AB141]=&quot;true&quot;;[.AE141]=&quot;true&quot;;[.AH141]=&quot;true&quot;;[.AK141]=&quot;true&quot;);&quot;true&quot;;&quot;false&quot;)" office:value-type="string" office:string-value="false" calcext:value-type="string">
            <text:p>false</text:p>
          </table:table-cell>
          <table:table-cell table:style-name="ce2" table:formula="of:=IF(AND([.G141]=&quot;true&quot;;[.J141]=&quot;true&quot;;[.M141]=&quot;true&quot;;[.P141]=&quot;true&quot;);&quot;true&quot;;&quot;false&quot;)" office:value-type="string" office:string-value="false" calcext:value-type="string">
            <text:p>false</text:p>
          </table:table-cell>
          <table:table-cell table:formula="of:=IF(AND([.Y141]=&quot;true&quot;;[.AB141]=&quot;true&quot;;[.AE141]=&quot;true&quot;;[.AH141]=&quot;true&quot;);&quot;true&quot;;&quot;false&quot;)" office:value-type="string" office:string-value="false" calcext:value-type="string">
            <text:p>false</text:p>
          </table:table-cell>
        </table:table-row>
        <table:table-row table:style-name="ro1" table:number-rows-repeated="129">
          <table:table-cell table:number-columns-repeated="48"/>
        </table:table-row>
        <table:table-row table:style-name="ro4">
          <table:table-cell table:number-columns-repeated="48"/>
        </table:table-row>
        <table:table-row table:style-name="ro1" table:number-rows-repeated="19">
          <table:table-cell table:number-columns-repeated="48"/>
        </table:table-row>
        <table:table-row table:style-name="ro5">
          <table:table-cell table:number-columns-repeated="48"/>
        </table:table-row>
        <table:table-row table:style-name="ro1" table:number-rows-repeated="84">
          <table:table-cell table:number-columns-repeated="48"/>
        </table:table-row>
        <table:table-row table:style-name="ro6">
          <table:table-cell table:number-columns-repeated="48"/>
        </table:table-row>
      </table:table>
      <table:table table:name="Medium" table:style-name="ta1">
        <table:table-column table:style-name="co20" table:number-columns-repeated="6"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19" table:default-cell-style-name="Default"/>
        <table:table-column table:style-name="co20" table:default-cell-style-name="ce2"/>
        <table:table-column table:style-name="co20" table:default-cell-style-name="Default"/>
        <table:table-column table:style-name="co20" table:default-cell-style-name="ce2"/>
        <table:table-column table:style-name="co20" table:default-cell-style-name="Default"/>
        <table:table-row table:style-name="ro1">
          <table:table-cell office:value-type="string" calcext:value-type="string">
            <text:p>0107564a-165b-4c30-8e9c-7411e4ce2f81</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49583" calcext:value-type="float">
            <text:p>26.49583</text:p>
          </table:table-cell>
          <table:table-cell office:value-type="string" calcext:value-type="string">
            <text:p>delay,line,lineID,stops</text:p>
          </table:table-cell>
          <table:table-cell office:value-type="string" calcext:value-type="string">
            <text:p>true</text:p>
          </table:table-cell>
          <table:table-cell office:value-type="float" office:value="19.796354" calcext:value-type="float">
            <text:p>19.796354</text:p>
          </table:table-cell>
          <table:table-cell office:value-type="string" calcext:value-type="string">
            <text:p>delay,line,lineID,stops</text:p>
          </table:table-cell>
          <table:table-cell office:value-type="string" calcext:value-type="string">
            <text:p>true</text:p>
          </table:table-cell>
          <table:table-cell office:value-type="float" office:value="4.119664" calcext:value-type="float">
            <text:p>4.119664</text:p>
          </table:table-cell>
          <table:table-cell office:value-type="string" calcext:value-type="string">
            <text:p>delay</text:p>
          </table:table-cell>
          <table:table-cell office:value-type="string" calcext:value-type="string">
            <text:p>true</text:p>
          </table:table-cell>
          <table:table-cell office:value-type="float" office:value="32.818027" calcext:value-type="float">
            <text:p>32.818027</text:p>
          </table:table-cell>
          <table:table-cell office:value-type="string" calcext:value-type="string">
            <text:p>a6,a8,a9</text:p>
          </table:table-cell>
          <table:table-cell office:value-type="string" calcext:value-type="string">
            <text:p>true</text:p>
          </table:table-cell>
          <table:table-cell office:value-type="float" office:value="21.601468" calcext:value-type="float">
            <text:p>21.60146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9.872104" calcext:value-type="float">
            <text:p>139.872104</text:p>
          </table:table-cell>
          <table:table-cell/>
          <table:table-cell office:value-type="string" calcext:value-type="string">
            <text:p>false</text:p>
          </table:table-cell>
          <table:table-cell office:value-type="float" office:value="0.471163" calcext:value-type="float">
            <text:p>0.471163</text:p>
          </table:table-cell>
          <table:table-cell/>
          <table:table-cell office:value-type="string" calcext:value-type="string">
            <text:p>false</text:p>
          </table:table-cell>
          <table:table-cell office:value-type="float" office:value="0.405355" calcext:value-type="float">
            <text:p>0.405355</text:p>
          </table:table-cell>
          <table:table-cell/>
          <table:table-cell office:value-type="string" calcext:value-type="string">
            <text:p>false</text:p>
          </table:table-cell>
          <table:table-cell office:value-type="float" office:value="1.133862" calcext:value-type="float">
            <text:p>1.133862</text:p>
          </table:table-cell>
          <table:table-cell/>
          <table:table-cell office:value-type="string" calcext:value-type="string">
            <text:p>false</text:p>
          </table:table-cell>
          <table:table-cell office:value-type="float" office:value="0.989791" calcext:value-type="float">
            <text:p>0.989791</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190479" calcext:value-type="float">
            <text:p>2.190479</text:p>
          </table:table-cell>
          <table:table-cell table:number-columns-repeated="3"/>
          <table:table-cell table:formula="of:=IF(AND([.G1]=&quot;true&quot;;[.J1]=&quot;true&quot;;[.M1]=&quot;true&quot;;[.P1]=&quot;true&quot;;[.S1]=&quot;true&quot;);&quot;true&quot;;&quot;false&quot;)" office:value-type="string" office:string-value="true" calcext:value-type="string">
            <text:p>true</text:p>
          </table:table-cell>
          <table:table-cell table:formula="of:=IF(AND([.Y1]=&quot;true&quot;;[.AB1]=&quot;true&quot;;[.AE1]=&quot;true&quot;;[.AH1]=&quot;true&quot;;[.AK1]=&quot;true&quot;);&quot;true&quot;;&quot;false&quot;)" office:value-type="string" office:string-value="false" calcext:value-type="string">
            <text:p>false</text:p>
          </table:table-cell>
          <table:table-cell table:formula="of:=IF(AND([.G1]=&quot;true&quot;;[.J1]=&quot;true&quot;;[.M1]=&quot;true&quot;;[.P1]=&quot;true&quot;);&quot;true&quot;;&quot;false&quot;)" office:value-type="string" office:string-value="true" calcext:value-type="string">
            <text:p>true</text:p>
          </table:table-cell>
          <table:table-cell table:formula="of:=IF(AND([.Y1]=&quot;true&quot;;[.AB1]=&quot;true&quot;;[.AE1]=&quot;true&quot;;[.AH1]=&quot;true&quot;);&quot;true&quot;;&quot;false&quot;)" office:value-type="string" office:string-value="false" calcext:value-type="string">
            <text:p>false</text:p>
          </table:table-cell>
        </table:table-row>
        <table:table-row table:style-name="ro1">
          <table:table-cell office:value-type="string" calcext:value-type="string">
            <text:p>03c9e98d-f65f-4415-b447-91d18e8f676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611119" calcext:value-type="float">
            <text:p>41.611119</text:p>
          </table:table-cell>
          <table:table-cell office:value-type="string" calcext:value-type="string">
            <text:p>delay,line,lineID,stops</text:p>
          </table:table-cell>
          <table:table-cell office:value-type="string" calcext:value-type="string">
            <text:p>true</text:p>
          </table:table-cell>
          <table:table-cell office:value-type="float" office:value="23.1904" calcext:value-type="float">
            <text:p>23.1904</text:p>
          </table:table-cell>
          <table:table-cell office:value-type="string" calcext:value-type="string">
            <text:p>delay,line,lineID,stops</text:p>
          </table:table-cell>
          <table:table-cell office:value-type="string" calcext:value-type="string">
            <text:p>true</text:p>
          </table:table-cell>
          <table:table-cell office:value-type="float" office:value="6.939846" calcext:value-type="float">
            <text:p>6.939846</text:p>
          </table:table-cell>
          <table:table-cell office:value-type="string" calcext:value-type="string">
            <text:p>delay</text:p>
          </table:table-cell>
          <table:table-cell office:value-type="string" calcext:value-type="string">
            <text:p>true</text:p>
          </table:table-cell>
          <table:table-cell office:value-type="float" office:value="25.27968" calcext:value-type="float">
            <text:p>25.27968</text:p>
          </table:table-cell>
          <table:table-cell office:value-type="string" calcext:value-type="string">
            <text:p>a6,a8,a9</text:p>
          </table:table-cell>
          <table:table-cell office:value-type="string" calcext:value-type="string">
            <text:p>true</text:p>
          </table:table-cell>
          <table:table-cell office:value-type="float" office:value="59.363228" calcext:value-type="float">
            <text:p>59.36322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876977" calcext:value-type="float">
            <text:p>36.8769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03089" calcext:value-type="float">
            <text:p>10.0030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11144" calcext:value-type="float">
            <text:p>6.311144</text:p>
          </table:table-cell>
          <table:table-cell office:value-type="string" calcext:value-type="string">
            <text:p>program</text:p>
          </table:table-cell>
          <table:table-cell office:value-type="string" calcext:value-type="string">
            <text:p>true</text:p>
          </table:table-cell>
          <table:table-cell office:value-type="float" office:value="29.270035" calcext:value-type="float">
            <text:p>29.270035</text:p>
          </table:table-cell>
          <table:table-cell office:value-type="string" calcext:value-type="string">
            <text:p>a1,a2</text:p>
          </table:table-cell>
          <table:table-cell office:value-type="string" calcext:value-type="string">
            <text:p>true</text:p>
          </table:table-cell>
          <table:table-cell office:value-type="float" office:value="55.729473" calcext:value-type="float">
            <text:p>55.729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994357" calcext:value-type="float">
            <text:p>18.994357</text:p>
          </table:table-cell>
          <table:table-cell office:value-type="float" office:value="1" calcext:value-type="float">
            <text:p>1</text:p>
          </table:table-cell>
          <table:table-cell office:value-type="float" office:value="-1" calcext:value-type="float">
            <text:p>-1</text:p>
          </table:table-cell>
          <table:table-cell/>
          <table:table-cell table:formula="of:=IF(AND([.G2]=&quot;true&quot;;[.J2]=&quot;true&quot;;[.M2]=&quot;true&quot;;[.P2]=&quot;true&quot;;[.S2]=&quot;true&quot;);&quot;true&quot;;&quot;false&quot;)" office:value-type="string" office:string-value="true" calcext:value-type="string">
            <text:p>true</text:p>
          </table:table-cell>
          <table:table-cell table:formula="of:=IF(AND([.Y2]=&quot;true&quot;;[.AB2]=&quot;true&quot;;[.AE2]=&quot;true&quot;;[.AH2]=&quot;true&quot;;[.AK2]=&quot;true&quot;);&quot;true&quot;;&quot;false&quot;)" office:value-type="string" office:string-value="true" calcext:value-type="string">
            <text:p>true</text:p>
          </table:table-cell>
          <table:table-cell table:formula="of:=IF(AND([.G2]=&quot;true&quot;;[.J2]=&quot;true&quot;;[.M2]=&quot;true&quot;;[.P2]=&quot;true&quot;);&quot;true&quot;;&quot;false&quot;)" office:value-type="string" office:string-value="true" calcext:value-type="string">
            <text:p>true</text:p>
          </table:table-cell>
          <table:table-cell table:formula="of:=IF(AND([.Y2]=&quot;true&quot;;[.AB2]=&quot;true&quot;;[.AE2]=&quot;true&quot;;[.AH2]=&quot;true&quot;);&quot;true&quot;;&quot;false&quot;)" office:value-type="string" office:string-value="true" calcext:value-type="string">
            <text:p>true</text:p>
          </table:table-cell>
        </table:table-row>
        <table:table-row table:style-name="ro1">
          <table:table-cell office:value-type="string" calcext:value-type="string">
            <text:p>0442f902-150d-4932-b671-f598ed4471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683011" calcext:value-type="float">
            <text:p>25.6830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338" calcext:value-type="float">
            <text:p>9.68833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3215" calcext:value-type="float">
            <text:p>4.43215</text:p>
          </table:table-cell>
          <table:table-cell office:value-type="string" calcext:value-type="string">
            <text:p>program</text:p>
          </table:table-cell>
          <table:table-cell office:value-type="string" calcext:value-type="string">
            <text:p>true</text:p>
          </table:table-cell>
          <table:table-cell office:value-type="float" office:value="56.2497" calcext:value-type="float">
            <text:p>56.2497</text:p>
          </table:table-cell>
          <table:table-cell office:value-type="string" calcext:value-type="string">
            <text:p>a1,a2</text:p>
          </table:table-cell>
          <table:table-cell office:value-type="string" calcext:value-type="string">
            <text:p>true</text:p>
          </table:table-cell>
          <table:table-cell office:value-type="float" office:value="15.798803" calcext:value-type="float">
            <text:p>15.7988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45308" calcext:value-type="float">
            <text:p>18.345308</text:p>
          </table:table-cell>
          <table:table-cell office:value-type="string" calcext:value-type="string">
            <text:p>delay,line,lineID,stops</text:p>
          </table:table-cell>
          <table:table-cell office:value-type="string" calcext:value-type="string">
            <text:p>true</text:p>
          </table:table-cell>
          <table:table-cell office:value-type="float" office:value="21.597163" calcext:value-type="float">
            <text:p>21.597163</text:p>
          </table:table-cell>
          <table:table-cell office:value-type="string" calcext:value-type="string">
            <text:p>line,lineID,stops</text:p>
          </table:table-cell>
          <table:table-cell office:value-type="string" calcext:value-type="string">
            <text:p>false</text:p>
          </table:table-cell>
          <table:table-cell office:value-type="float" office:value="2.769705" calcext:value-type="float">
            <text:p>2.769705</text:p>
          </table:table-cell>
          <table:table-cell office:value-type="string" calcext:value-type="string">
            <text:p>delay</text:p>
          </table:table-cell>
          <table:table-cell office:value-type="string" calcext:value-type="string">
            <text:p>true</text:p>
          </table:table-cell>
          <table:table-cell office:value-type="float" office:value="30.265077" calcext:value-type="float">
            <text:p>30.265077</text:p>
          </table:table-cell>
          <table:table-cell office:value-type="string" calcext:value-type="string">
            <text:p>a6,a8,a9</text:p>
          </table:table-cell>
          <table:table-cell office:value-type="string" calcext:value-type="string">
            <text:p>true</text:p>
          </table:table-cell>
          <table:table-cell office:value-type="float" office:value="13.626828" calcext:value-type="float">
            <text:p>13.62682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50006" calcext:value-type="float">
            <text:p>6.650006</text:p>
          </table:table-cell>
          <table:table-cell office:value-type="float" office:value="-1" calcext:value-type="float">
            <text:p>-1</text:p>
          </table:table-cell>
          <table:table-cell office:value-type="float" office:value="1" calcext:value-type="float">
            <text:p>1</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cell table:formula="of:=IF(AND([.G3]=&quot;true&quot;;[.J3]=&quot;true&quot;;[.M3]=&quot;true&quot;;[.P3]=&quot;true&quot;);&quot;true&quot;;&quot;false&quot;)" office:value-type="string" office:string-value="true" calcext:value-type="string">
            <text:p>true</text:p>
          </table:table-cell>
          <table:table-cell table:formula="of:=IF(AND([.Y3]=&quot;true&quot;;[.AB3]=&quot;true&quot;;[.AE3]=&quot;true&quot;;[.AH3]=&quot;true&quot;);&quot;true&quot;;&quot;false&quot;)" office:value-type="string" office:string-value="false" calcext:value-type="string">
            <text:p>false</text:p>
          </table:table-cell>
        </table:table-row>
        <table:table-row table:style-name="ro1">
          <table:table-cell office:value-type="string" calcext:value-type="string">
            <text:p>05174b5e-6a0d-4027-a26a-f043ae9ab5a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1.223671" calcext:value-type="float">
            <text:p>51.22367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335289" calcext:value-type="float">
            <text:p>20.3352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48473" calcext:value-type="float">
            <text:p>4.848473</text:p>
          </table:table-cell>
          <table:table-cell office:value-type="string" calcext:value-type="string">
            <text:p>program</text:p>
          </table:table-cell>
          <table:table-cell office:value-type="string" calcext:value-type="string">
            <text:p>true</text:p>
          </table:table-cell>
          <table:table-cell office:value-type="float" office:value="17.931235" calcext:value-type="float">
            <text:p>17.931235</text:p>
          </table:table-cell>
          <table:table-cell office:value-type="string" calcext:value-type="string">
            <text:p>a1,a2</text:p>
          </table:table-cell>
          <table:table-cell office:value-type="string" calcext:value-type="string">
            <text:p>true</text:p>
          </table:table-cell>
          <table:table-cell office:value-type="float" office:value="8.086924" calcext:value-type="float">
            <text:p>8.08692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81.343317" calcext:value-type="float">
            <text:p>81.343317</text:p>
          </table:table-cell>
          <table:table-cell office:value-type="string" calcext:value-type="string">
            <text:p>delay,line,lineID,stops</text:p>
          </table:table-cell>
          <table:table-cell office:value-type="string" calcext:value-type="string">
            <text:p>true</text:p>
          </table:table-cell>
          <table:table-cell office:value-type="float" office:value="40.433481" calcext:value-type="float">
            <text:p>40.433481</text:p>
          </table:table-cell>
          <table:table-cell office:value-type="string" calcext:value-type="string">
            <text:p>line,lineID,stops</text:p>
          </table:table-cell>
          <table:table-cell office:value-type="string" calcext:value-type="string">
            <text:p>false</text:p>
          </table:table-cell>
          <table:table-cell office:value-type="float" office:value="8.386873" calcext:value-type="float">
            <text:p>8.386873</text:p>
          </table:table-cell>
          <table:table-cell/>
          <table:table-cell office:value-type="string" calcext:value-type="string">
            <text:p>false</text:p>
          </table:table-cell>
          <table:table-cell office:value-type="float" office:value="44.244115" calcext:value-type="float">
            <text:p>44.244115</text:p>
          </table:table-cell>
          <table:table-cell office:value-type="string" calcext:value-type="string">
            <text:p>a9</text:p>
          </table:table-cell>
          <table:table-cell office:value-type="string" calcext:value-type="string">
            <text:p>false</text:p>
          </table:table-cell>
          <table:table-cell office:value-type="float" office:value="22.235637" calcext:value-type="float">
            <text:p>22.235637</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474041" calcext:value-type="float">
            <text:p>10.474041</text:p>
          </table:table-cell>
          <table:table-cell office:value-type="float" office:value="2" calcext:value-type="float">
            <text:p>2</text:p>
          </table:table-cell>
          <table:table-cell office:value-type="float" office:value="1" calcext:value-type="float">
            <text:p>1</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cell table:formula="of:=IF(AND([.G4]=&quot;true&quot;;[.J4]=&quot;true&quot;;[.M4]=&quot;true&quot;;[.P4]=&quot;true&quot;);&quot;true&quot;;&quot;false&quot;)" office:value-type="string" office:string-value="true" calcext:value-type="string">
            <text:p>true</text:p>
          </table:table-cell>
          <table:table-cell table:formula="of:=IF(AND([.Y4]=&quot;true&quot;;[.AB4]=&quot;true&quot;;[.AE4]=&quot;true&quot;;[.AH4]=&quot;true&quot;);&quot;true&quot;;&quot;false&quot;)" office:value-type="string" office:string-value="false" calcext:value-type="string">
            <text:p>false</text:p>
          </table:table-cell>
        </table:table-row>
        <table:table-row table:style-name="ro1">
          <table:table-cell office:value-type="string" calcext:value-type="string">
            <text:p>076fd317-0638-48bd-8111-3fb2df39c13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990828" calcext:value-type="float">
            <text:p>15.9908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860478" calcext:value-type="float">
            <text:p>9.86047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18652" calcext:value-type="float">
            <text:p>5.718652</text:p>
          </table:table-cell>
          <table:table-cell office:value-type="string" calcext:value-type="string">
            <text:p>program</text:p>
          </table:table-cell>
          <table:table-cell office:value-type="string" calcext:value-type="string">
            <text:p>true</text:p>
          </table:table-cell>
          <table:table-cell office:value-type="float" office:value="14.679421" calcext:value-type="float">
            <text:p>14.679421</text:p>
          </table:table-cell>
          <table:table-cell office:value-type="string" calcext:value-type="string">
            <text:p>a1,a2</text:p>
          </table:table-cell>
          <table:table-cell office:value-type="string" calcext:value-type="string">
            <text:p>true</text:p>
          </table:table-cell>
          <table:table-cell office:value-type="float" office:value="16.100797" calcext:value-type="float">
            <text:p>16.10079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495565" calcext:value-type="float">
            <text:p>20.495565</text:p>
          </table:table-cell>
          <table:table-cell office:value-type="string" calcext:value-type="string">
            <text:p>delay,line,lineID,stops</text:p>
          </table:table-cell>
          <table:table-cell office:value-type="string" calcext:value-type="string">
            <text:p>true</text:p>
          </table:table-cell>
          <table:table-cell office:value-type="float" office:value="15.903369" calcext:value-type="float">
            <text:p>15.903369</text:p>
          </table:table-cell>
          <table:table-cell office:value-type="string" calcext:value-type="string">
            <text:p>delay,line,lineID,stops</text:p>
          </table:table-cell>
          <table:table-cell office:value-type="string" calcext:value-type="string">
            <text:p>true</text:p>
          </table:table-cell>
          <table:table-cell office:value-type="float" office:value="5.884284" calcext:value-type="float">
            <text:p>5.884284</text:p>
          </table:table-cell>
          <table:table-cell office:value-type="string" calcext:value-type="string">
            <text:p>delay</text:p>
          </table:table-cell>
          <table:table-cell office:value-type="string" calcext:value-type="string">
            <text:p>true</text:p>
          </table:table-cell>
          <table:table-cell office:value-type="float" office:value="16.12294" calcext:value-type="float">
            <text:p>16.12294</text:p>
          </table:table-cell>
          <table:table-cell office:value-type="string" calcext:value-type="string">
            <text:p>a6,a8,a9</text:p>
          </table:table-cell>
          <table:table-cell office:value-type="string" calcext:value-type="string">
            <text:p>true</text:p>
          </table:table-cell>
          <table:table-cell office:value-type="float" office:value="9.836343" calcext:value-type="float">
            <text:p>9.8363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861895" calcext:value-type="float">
            <text:p>5.861895</text:p>
          </table:table-cell>
          <table:table-cell table:number-columns-repeated="2" office:value-type="float" office:value="1" calcext:value-type="float">
            <text:p>1</text:p>
          </table:table-cell>
          <table:table-cell/>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true" calcext:value-type="string">
            <text:p>true</text:p>
          </table:table-cell>
          <table:table-cell table:formula="of:=IF(AND([.G5]=&quot;true&quot;;[.J5]=&quot;true&quot;;[.M5]=&quot;true&quot;;[.P5]=&quot;true&quot;);&quot;true&quot;;&quot;false&quot;)" office:value-type="string" office:string-value="true" calcext:value-type="string">
            <text:p>true</text:p>
          </table:table-cell>
          <table:table-cell table:formula="of:=IF(AND([.Y5]=&quot;true&quot;;[.AB5]=&quot;true&quot;;[.AE5]=&quot;true&quot;;[.AH5]=&quot;true&quot;);&quot;true&quot;;&quot;false&quot;)" office:value-type="string" office:string-value="true" calcext:value-type="string">
            <text:p>true</text:p>
          </table:table-cell>
        </table:table-row>
        <table:table-row table:style-name="ro1">
          <table:table-cell office:value-type="string" calcext:value-type="string">
            <text:p>10546761-dc0a-4e65-a46d-1123d21ae2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39081" calcext:value-type="float">
            <text:p>43.239081</text:p>
          </table:table-cell>
          <table:table-cell office:value-type="string" calcext:value-type="string">
            <text:p>delay,line,lineID,stops</text:p>
          </table:table-cell>
          <table:table-cell office:value-type="string" calcext:value-type="string">
            <text:p>true</text:p>
          </table:table-cell>
          <table:table-cell office:value-type="float" office:value="14.190743" calcext:value-type="float">
            <text:p>14.190743</text:p>
          </table:table-cell>
          <table:table-cell office:value-type="string" calcext:value-type="string">
            <text:p>delay,line,lineID,stops</text:p>
          </table:table-cell>
          <table:table-cell office:value-type="string" calcext:value-type="string">
            <text:p>true</text:p>
          </table:table-cell>
          <table:table-cell office:value-type="float" office:value="5.877469" calcext:value-type="float">
            <text:p>5.877469</text:p>
          </table:table-cell>
          <table:table-cell office:value-type="string" calcext:value-type="string">
            <text:p>delay</text:p>
          </table:table-cell>
          <table:table-cell office:value-type="string" calcext:value-type="string">
            <text:p>true</text:p>
          </table:table-cell>
          <table:table-cell office:value-type="float" office:value="20.597633" calcext:value-type="float">
            <text:p>20.597633</text:p>
          </table:table-cell>
          <table:table-cell office:value-type="string" calcext:value-type="string">
            <text:p>a6,a8,a9</text:p>
          </table:table-cell>
          <table:table-cell office:value-type="string" calcext:value-type="string">
            <text:p>true</text:p>
          </table:table-cell>
          <table:table-cell office:value-type="float" office:value="19.01184" calcext:value-type="float">
            <text:p>19.0118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340711" calcext:value-type="float">
            <text:p>21.3407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20294" calcext:value-type="float">
            <text:p>13.1202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1552" calcext:value-type="float">
            <text:p>3.451552</text:p>
          </table:table-cell>
          <table:table-cell office:value-type="string" calcext:value-type="string">
            <text:p>program</text:p>
          </table:table-cell>
          <table:table-cell office:value-type="string" calcext:value-type="string">
            <text:p>true</text:p>
          </table:table-cell>
          <table:table-cell office:value-type="float" office:value="32.57386" calcext:value-type="float">
            <text:p>32.57386</text:p>
          </table:table-cell>
          <table:table-cell office:value-type="string" calcext:value-type="string">
            <text:p>a1,a2</text:p>
          </table:table-cell>
          <table:table-cell office:value-type="string" calcext:value-type="string">
            <text:p>true</text:p>
          </table:table-cell>
          <table:table-cell office:value-type="float" office:value="16.488232" calcext:value-type="float">
            <text:p>16.4882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274824" calcext:value-type="float">
            <text:p>37.274824</text:p>
          </table:table-cell>
          <table:table-cell table:number-columns-repeated="2" office:value-type="float" office:value="1" calcext:value-type="float">
            <text:p>1</text:p>
          </table:table-cell>
          <table:table-cell office:value-type="string" calcext:value-type="string">
            <text:p>tradidional bpmn makes it hardes to view object connections compared to cpee</text:p>
          </table:table-cell>
          <table:table-cell table:formula="of:=IF(AND([.G6]=&quot;true&quot;;[.J6]=&quot;true&quot;;[.M6]=&quot;true&quot;;[.P6]=&quot;true&quot;;[.S6]=&quot;true&quot;);&quot;true&quot;;&quot;false&quot;)" office:value-type="string" office:string-value="true" calcext:value-type="string">
            <text:p>true</text:p>
          </table:table-cell>
          <table:table-cell table:formula="of:=IF(AND([.Y6]=&quot;true&quot;;[.AB6]=&quot;true&quot;;[.AE6]=&quot;true&quot;;[.AH6]=&quot;true&quot;;[.AK6]=&quot;true&quot;);&quot;true&quot;;&quot;false&quot;)" office:value-type="string" office:string-value="true" calcext:value-type="string">
            <text:p>true</text:p>
          </table:table-cell>
          <table:table-cell table:formula="of:=IF(AND([.G6]=&quot;true&quot;;[.J6]=&quot;true&quot;;[.M6]=&quot;true&quot;;[.P6]=&quot;true&quot;);&quot;true&quot;;&quot;false&quot;)" office:value-type="string" office:string-value="true" calcext:value-type="string">
            <text:p>true</text:p>
          </table:table-cell>
          <table:table-cell table:formula="of:=IF(AND([.Y6]=&quot;true&quot;;[.AB6]=&quot;true&quot;;[.AE6]=&quot;true&quot;;[.AH6]=&quot;true&quot;);&quot;true&quot;;&quot;false&quot;)" office:value-type="string" office:string-value="true" calcext:value-type="string">
            <text:p>true</text:p>
          </table:table-cell>
        </table:table-row>
        <table:table-row table:style-name="ro1">
          <table:table-cell office:value-type="string" calcext:value-type="string">
            <text:p>14e40cad-de2a-46a4-bc62-7b3f969ecc76</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379023" calcext:value-type="float">
            <text:p>23.3790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680519" calcext:value-type="float">
            <text:p>10.6805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68253" calcext:value-type="float">
            <text:p>7.368253</text:p>
          </table:table-cell>
          <table:table-cell office:value-type="string" calcext:value-type="string">
            <text:p>program</text:p>
          </table:table-cell>
          <table:table-cell office:value-type="string" calcext:value-type="string">
            <text:p>true</text:p>
          </table:table-cell>
          <table:table-cell office:value-type="float" office:value="30.375706" calcext:value-type="float">
            <text:p>30.375706</text:p>
          </table:table-cell>
          <table:table-cell office:value-type="string" calcext:value-type="string">
            <text:p>a1,a2</text:p>
          </table:table-cell>
          <table:table-cell office:value-type="string" calcext:value-type="string">
            <text:p>true</text:p>
          </table:table-cell>
          <table:table-cell office:value-type="float" office:value="13.760426" calcext:value-type="float">
            <text:p>13.76042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195993" calcext:value-type="float">
            <text:p>15.195993</text:p>
          </table:table-cell>
          <table:table-cell office:value-type="string" calcext:value-type="string">
            <text:p>delay,line,lineID,stops</text:p>
          </table:table-cell>
          <table:table-cell office:value-type="string" calcext:value-type="string">
            <text:p>true</text:p>
          </table:table-cell>
          <table:table-cell office:value-type="float" office:value="21.040374" calcext:value-type="float">
            <text:p>21.040374</text:p>
          </table:table-cell>
          <table:table-cell office:value-type="string" calcext:value-type="string">
            <text:p>delay,line,lineID,stops</text:p>
          </table:table-cell>
          <table:table-cell office:value-type="string" calcext:value-type="string">
            <text:p>true</text:p>
          </table:table-cell>
          <table:table-cell office:value-type="float" office:value="8.988676" calcext:value-type="float">
            <text:p>8.988676</text:p>
          </table:table-cell>
          <table:table-cell office:value-type="string" calcext:value-type="string">
            <text:p>delay</text:p>
          </table:table-cell>
          <table:table-cell office:value-type="string" calcext:value-type="string">
            <text:p>true</text:p>
          </table:table-cell>
          <table:table-cell office:value-type="float" office:value="32.411963" calcext:value-type="float">
            <text:p>32.411963</text:p>
          </table:table-cell>
          <table:table-cell office:value-type="string" calcext:value-type="string">
            <text:p>a6,a8,a9</text:p>
          </table:table-cell>
          <table:table-cell office:value-type="string" calcext:value-type="string">
            <text:p>true</text:p>
          </table:table-cell>
          <table:table-cell office:value-type="float" office:value="7.14905" calcext:value-type="float">
            <text:p>7.1490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43211" calcext:value-type="float">
            <text:p>3.843211</text:p>
          </table:table-cell>
          <table:table-cell table:number-columns-repeated="2" office:value-type="float" office:value="0" calcext:value-type="float">
            <text:p>0</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cell table:formula="of:=IF(AND([.G7]=&quot;true&quot;;[.J7]=&quot;true&quot;;[.M7]=&quot;true&quot;;[.P7]=&quot;true&quot;);&quot;true&quot;;&quot;false&quot;)" office:value-type="string" office:string-value="true" calcext:value-type="string">
            <text:p>true</text:p>
          </table:table-cell>
          <table:table-cell table:formula="of:=IF(AND([.Y7]=&quot;true&quot;;[.AB7]=&quot;true&quot;;[.AE7]=&quot;true&quot;;[.AH7]=&quot;true&quot;);&quot;true&quot;;&quot;false&quot;)" office:value-type="string" office:string-value="true" calcext:value-type="string">
            <text:p>true</text:p>
          </table:table-cell>
        </table:table-row>
        <table:table-row table:style-name="ro2">
          <table:table-cell office:value-type="string" calcext:value-type="string">
            <text:p>167b5fc1-ac1a-4234-b246-6b4df7b175a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357183" calcext:value-type="float">
            <text:p>31.3571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918233" calcext:value-type="float">
            <text:p>10.9182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05061" calcext:value-type="float">
            <text:p>7.05061</text:p>
          </table:table-cell>
          <table:table-cell office:value-type="string" calcext:value-type="string">
            <text:p>program</text:p>
          </table:table-cell>
          <table:table-cell office:value-type="string" calcext:value-type="string">
            <text:p>true</text:p>
          </table:table-cell>
          <table:table-cell office:value-type="float" office:value="32.787219" calcext:value-type="float">
            <text:p>32.787219</text:p>
          </table:table-cell>
          <table:table-cell office:value-type="string" calcext:value-type="string">
            <text:p>a1,a2</text:p>
          </table:table-cell>
          <table:table-cell office:value-type="string" calcext:value-type="string">
            <text:p>true</text:p>
          </table:table-cell>
          <table:table-cell office:value-type="float" office:value="18.518131" calcext:value-type="float">
            <text:p>18.51813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088292" calcext:value-type="float">
            <text:p>37.088292</text:p>
          </table:table-cell>
          <table:table-cell office:value-type="string" calcext:value-type="string">
            <text:p>delay,line,lineID,stops</text:p>
          </table:table-cell>
          <table:table-cell office:value-type="string" calcext:value-type="string">
            <text:p>true</text:p>
          </table:table-cell>
          <table:table-cell office:value-type="float" office:value="51.654746" calcext:value-type="float">
            <text:p>51.654746</text:p>
          </table:table-cell>
          <table:table-cell office:value-type="string" calcext:value-type="string">
            <text:p>delay</text:p>
          </table:table-cell>
          <table:table-cell office:value-type="string" calcext:value-type="string">
            <text:p>false</text:p>
          </table:table-cell>
          <table:table-cell office:value-type="float" office:value="9.382521" calcext:value-type="float">
            <text:p>9.382521</text:p>
          </table:table-cell>
          <table:table-cell office:value-type="string" calcext:value-type="string">
            <text:p>line,lineID,stops</text:p>
          </table:table-cell>
          <table:table-cell office:value-type="string" calcext:value-type="string">
            <text:p>false</text:p>
          </table:table-cell>
          <table:table-cell office:value-type="float" office:value="16.062564" calcext:value-type="float">
            <text:p>16.062564</text:p>
          </table:table-cell>
          <table:table-cell office:value-type="string" calcext:value-type="string">
            <text:p>a6,a8,a9</text:p>
          </table:table-cell>
          <table:table-cell office:value-type="string" calcext:value-type="string">
            <text:p>true</text:p>
          </table:table-cell>
          <table:table-cell office:value-type="float" office:value="4.224075" calcext:value-type="float">
            <text:p>4.224075</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9.508578" calcext:value-type="float">
            <text:p>39.508578</text:p>
          </table:table-cell>
          <table:table-cell table:number-columns-repeated="2" office:value-type="float" office:value="1" calcext:value-type="float">
            <text:p>1</text:p>
          </table:table-cell>
          <table:table-cell office:value-type="string" calcext:value-type="string">
            <text:p>keeping read and write apart in CPEE BPMN</text:p>
            <text:p/>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cell table:formula="of:=IF(AND([.G8]=&quot;true&quot;;[.J8]=&quot;true&quot;;[.M8]=&quot;true&quot;;[.P8]=&quot;true&quot;);&quot;true&quot;;&quot;false&quot;)" office:value-type="string" office:string-value="true" calcext:value-type="string">
            <text:p>true</text:p>
          </table:table-cell>
          <table:table-cell table:formula="of:=IF(AND([.Y8]=&quot;true&quot;;[.AB8]=&quot;true&quot;;[.AE8]=&quot;true&quot;;[.AH8]=&quot;true&quot;);&quot;true&quot;;&quot;false&quot;)" office:value-type="string" office:string-value="false" calcext:value-type="string">
            <text:p>false</text:p>
          </table:table-cell>
        </table:table-row>
        <table:table-row table:style-name="ro1">
          <table:table-cell office:value-type="string" calcext:value-type="string">
            <text:p>16db2a1a-7389-46ce-86e1-fbd3c924bf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462917" calcext:value-type="float">
            <text:p>22.462917</text:p>
          </table:table-cell>
          <table:table-cell office:value-type="string" calcext:value-type="string">
            <text:p>delay,line,lineID,stops</text:p>
          </table:table-cell>
          <table:table-cell office:value-type="string" calcext:value-type="string">
            <text:p>true</text:p>
          </table:table-cell>
          <table:table-cell office:value-type="float" office:value="20.046525" calcext:value-type="float">
            <text:p>20.046525</text:p>
          </table:table-cell>
          <table:table-cell office:value-type="string" calcext:value-type="string">
            <text:p>delay,line,lineID,stops</text:p>
          </table:table-cell>
          <table:table-cell office:value-type="string" calcext:value-type="string">
            <text:p>true</text:p>
          </table:table-cell>
          <table:table-cell office:value-type="float" office:value="5.25544" calcext:value-type="float">
            <text:p>5.25544</text:p>
          </table:table-cell>
          <table:table-cell office:value-type="string" calcext:value-type="string">
            <text:p>delay</text:p>
          </table:table-cell>
          <table:table-cell office:value-type="string" calcext:value-type="string">
            <text:p>true</text:p>
          </table:table-cell>
          <table:table-cell office:value-type="float" office:value="15.735987" calcext:value-type="float">
            <text:p>15.735987</text:p>
          </table:table-cell>
          <table:table-cell office:value-type="string" calcext:value-type="string">
            <text:p>a6,a8,a9</text:p>
          </table:table-cell>
          <table:table-cell office:value-type="string" calcext:value-type="string">
            <text:p>true</text:p>
          </table:table-cell>
          <table:table-cell office:value-type="float" office:value="11.31418" calcext:value-type="float">
            <text:p>11.314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482483" calcext:value-type="float">
            <text:p>14.4824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275683" calcext:value-type="float">
            <text:p>7.275683</text:p>
          </table:table-cell>
          <table:table-cell office:value-type="string" calcext:value-type="string">
            <text:p>program</text:p>
          </table:table-cell>
          <table:table-cell office:value-type="string" calcext:value-type="string">
            <text:p>false</text:p>
          </table:table-cell>
          <table:table-cell office:value-type="float" office:value="6.493524" calcext:value-type="float">
            <text:p>6.49352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9.376643" calcext:value-type="float">
            <text:p>39.376643</text:p>
          </table:table-cell>
          <table:table-cell office:value-type="string" calcext:value-type="string">
            <text:p>a1,a2</text:p>
          </table:table-cell>
          <table:table-cell office:value-type="string" calcext:value-type="string">
            <text:p>true</text:p>
          </table:table-cell>
          <table:table-cell office:value-type="float" office:value="7.855114" calcext:value-type="float">
            <text:p>7.85511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500933" calcext:value-type="float">
            <text:p>7.500933</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cell table:formula="of:=IF(AND([.G9]=&quot;true&quot;;[.J9]=&quot;true&quot;;[.M9]=&quot;true&quot;;[.P9]=&quot;true&quot;);&quot;true&quot;;&quot;false&quot;)" office:value-type="string" office:string-value="true" calcext:value-type="string">
            <text:p>true</text:p>
          </table:table-cell>
          <table:table-cell table:formula="of:=IF(AND([.Y9]=&quot;true&quot;;[.AB9]=&quot;true&quot;;[.AE9]=&quot;true&quot;;[.AH9]=&quot;true&quot;);&quot;true&quot;;&quot;false&quot;)" office:value-type="string" office:string-value="false" calcext:value-type="string">
            <text:p>false</text:p>
          </table:table-cell>
        </table:table-row>
        <table:table-row table:style-name="ro1">
          <table:table-cell office:value-type="string" calcext:value-type="string">
            <text:p>18b719f7-3652-4ab6-8ef7-6bcda80ba25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578594" calcext:value-type="float">
            <text:p>18.57859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444745" calcext:value-type="float">
            <text:p>17.44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4167" calcext:value-type="float">
            <text:p>2.14167</text:p>
          </table:table-cell>
          <table:table-cell office:value-type="string" calcext:value-type="string">
            <text:p>program</text:p>
          </table:table-cell>
          <table:table-cell office:value-type="string" calcext:value-type="string">
            <text:p>true</text:p>
          </table:table-cell>
          <table:table-cell office:value-type="float" office:value="20.314361" calcext:value-type="float">
            <text:p>20.314361</text:p>
          </table:table-cell>
          <table:table-cell office:value-type="string" calcext:value-type="string">
            <text:p>a1,a2</text:p>
          </table:table-cell>
          <table:table-cell office:value-type="string" calcext:value-type="string">
            <text:p>true</text:p>
          </table:table-cell>
          <table:table-cell office:value-type="float" office:value="29.690455" calcext:value-type="float">
            <text:p>29.690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7.525618" calcext:value-type="float">
            <text:p>57.525618</text:p>
          </table:table-cell>
          <table:table-cell office:value-type="string" calcext:value-type="string">
            <text:p>delay,line,lineID,stops</text:p>
          </table:table-cell>
          <table:table-cell office:value-type="string" calcext:value-type="string">
            <text:p>true</text:p>
          </table:table-cell>
          <table:table-cell office:value-type="float" office:value="10.095247" calcext:value-type="float">
            <text:p>10.095247</text:p>
          </table:table-cell>
          <table:table-cell office:value-type="string" calcext:value-type="string">
            <text:p>line,lineID,stops</text:p>
          </table:table-cell>
          <table:table-cell office:value-type="string" calcext:value-type="string">
            <text:p>false</text:p>
          </table:table-cell>
          <table:table-cell office:value-type="float" office:value="17.914451" calcext:value-type="float">
            <text:p>17.914451</text:p>
          </table:table-cell>
          <table:table-cell office:value-type="string" calcext:value-type="string">
            <text:p>delay</text:p>
          </table:table-cell>
          <table:table-cell office:value-type="string" calcext:value-type="string">
            <text:p>true</text:p>
          </table:table-cell>
          <table:table-cell office:value-type="float" office:value="23.555412" calcext:value-type="float">
            <text:p>23.555412</text:p>
          </table:table-cell>
          <table:table-cell office:value-type="string" calcext:value-type="string">
            <text:p>a6,a8,a9</text:p>
          </table:table-cell>
          <table:table-cell office:value-type="string" calcext:value-type="string">
            <text:p>true</text:p>
          </table:table-cell>
          <table:table-cell office:value-type="float" office:value="28.688243" calcext:value-type="float">
            <text:p>28.6882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624775" calcext:value-type="float">
            <text:p>7.624775</text:p>
          </table:table-cell>
          <table:table-cell table:number-columns-repeated="2" office:value-type="float" office:value="1" calcext:value-type="float">
            <text:p>1</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cell table:formula="of:=IF(AND([.G10]=&quot;true&quot;;[.J10]=&quot;true&quot;;[.M10]=&quot;true&quot;;[.P10]=&quot;true&quot;);&quot;true&quot;;&quot;false&quot;)" office:value-type="string" office:string-value="true" calcext:value-type="string">
            <text:p>true</text:p>
          </table:table-cell>
          <table:table-cell table:formula="of:=IF(AND([.Y10]=&quot;true&quot;;[.AB10]=&quot;true&quot;;[.AE10]=&quot;true&quot;;[.AH10]=&quot;true&quot;);&quot;true&quot;;&quot;false&quot;)" office:value-type="string" office:string-value="false" calcext:value-type="string">
            <text:p>false</text:p>
          </table:table-cell>
        </table:table-row>
        <table:table-row table:style-name="ro1">
          <table:table-cell office:value-type="string" calcext:value-type="string">
            <text:p>18fcf92b-103c-4238-981c-1dcca8f55c9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600328" calcext:value-type="float">
            <text:p>18.60032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17748" calcext:value-type="float">
            <text:p>13.9177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19898" calcext:value-type="float">
            <text:p>6.519898</text:p>
          </table:table-cell>
          <table:table-cell office:value-type="string" calcext:value-type="string">
            <text:p>program</text:p>
          </table:table-cell>
          <table:table-cell office:value-type="string" calcext:value-type="string">
            <text:p>true</text:p>
          </table:table-cell>
          <table:table-cell office:value-type="float" office:value="26.462681" calcext:value-type="float">
            <text:p>26.462681</text:p>
          </table:table-cell>
          <table:table-cell office:value-type="string" calcext:value-type="string">
            <text:p>a1,a2</text:p>
          </table:table-cell>
          <table:table-cell office:value-type="string" calcext:value-type="string">
            <text:p>true</text:p>
          </table:table-cell>
          <table:table-cell office:value-type="float" office:value="15.303386" calcext:value-type="float">
            <text:p>15.3033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341643" calcext:value-type="float">
            <text:p>13.341643</text:p>
          </table:table-cell>
          <table:table-cell office:value-type="string" calcext:value-type="string">
            <text:p>delay,line,lineID,stops</text:p>
          </table:table-cell>
          <table:table-cell office:value-type="string" calcext:value-type="string">
            <text:p>true</text:p>
          </table:table-cell>
          <table:table-cell office:value-type="float" office:value="10.901343" calcext:value-type="float">
            <text:p>10.901343</text:p>
          </table:table-cell>
          <table:table-cell office:value-type="string" calcext:value-type="string">
            <text:p>line,lineID,stops</text:p>
          </table:table-cell>
          <table:table-cell office:value-type="string" calcext:value-type="string">
            <text:p>false</text:p>
          </table:table-cell>
          <table:table-cell office:value-type="float" office:value="10.777718" calcext:value-type="float">
            <text:p>10.777718</text:p>
          </table:table-cell>
          <table:table-cell/>
          <table:table-cell office:value-type="string" calcext:value-type="string">
            <text:p>false</text:p>
          </table:table-cell>
          <table:table-cell office:value-type="float" office:value="44.600837" calcext:value-type="float">
            <text:p>44.600837</text:p>
          </table:table-cell>
          <table:table-cell office:value-type="string" calcext:value-type="string">
            <text:p>a8,a9</text:p>
          </table:table-cell>
          <table:table-cell office:value-type="string" calcext:value-type="string">
            <text:p>false</text:p>
          </table:table-cell>
          <table:table-cell office:value-type="float" office:value="31.481471" calcext:value-type="float">
            <text:p>31.4814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3.241386" calcext:value-type="float">
            <text:p>93.24138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formation about reading/writing from or to data objects are easier to get (more compact view with additional information if you hover over the objects) while using CPEE BPMN</text:p>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cell table:formula="of:=IF(AND([.G11]=&quot;true&quot;;[.J11]=&quot;true&quot;;[.M11]=&quot;true&quot;;[.P11]=&quot;true&quot;);&quot;true&quot;;&quot;false&quot;)" office:value-type="string" office:string-value="false" calcext:value-type="string">
            <text:p>false</text:p>
          </table:table-cell>
          <table:table-cell table:formula="of:=IF(AND([.Y11]=&quot;true&quot;;[.AB11]=&quot;true&quot;;[.AE11]=&quot;true&quot;;[.AH11]=&quot;true&quot;);&quot;true&quot;;&quot;false&quot;)" office:value-type="string" office:string-value="false" calcext:value-type="string">
            <text:p>false</text:p>
          </table:table-cell>
        </table:table-row>
        <table:table-row table:style-name="ro1">
          <table:table-cell office:value-type="string" calcext:value-type="string">
            <text:p>19d2fa7c-78bc-4ac2-89c0-485130dd394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35675" calcext:value-type="float">
            <text:p>32.3567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7.526864" calcext:value-type="float">
            <text:p>27.52686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4282" calcext:value-type="float">
            <text:p>4.374282</text:p>
          </table:table-cell>
          <table:table-cell office:value-type="string" calcext:value-type="string">
            <text:p>program</text:p>
          </table:table-cell>
          <table:table-cell office:value-type="string" calcext:value-type="string">
            <text:p>true</text:p>
          </table:table-cell>
          <table:table-cell office:value-type="float" office:value="18.906382" calcext:value-type="float">
            <text:p>18.906382</text:p>
          </table:table-cell>
          <table:table-cell office:value-type="string" calcext:value-type="string">
            <text:p>a1,a2</text:p>
          </table:table-cell>
          <table:table-cell office:value-type="string" calcext:value-type="string">
            <text:p>true</text:p>
          </table:table-cell>
          <table:table-cell office:value-type="float" office:value="11.950849" calcext:value-type="float">
            <text:p>11.9508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0.474758" calcext:value-type="float">
            <text:p>30.474758</text:p>
          </table:table-cell>
          <table:table-cell office:value-type="string" calcext:value-type="string">
            <text:p>delay,line,lineID,stops</text:p>
          </table:table-cell>
          <table:table-cell office:value-type="string" calcext:value-type="string">
            <text:p>true</text:p>
          </table:table-cell>
          <table:table-cell office:value-type="float" office:value="16.822454" calcext:value-type="float">
            <text:p>16.822454</text:p>
          </table:table-cell>
          <table:table-cell office:value-type="string" calcext:value-type="string">
            <text:p>delay,line,lineID,stops</text:p>
          </table:table-cell>
          <table:table-cell office:value-type="string" calcext:value-type="string">
            <text:p>true</text:p>
          </table:table-cell>
          <table:table-cell office:value-type="float" office:value="4.681529" calcext:value-type="float">
            <text:p>4.681529</text:p>
          </table:table-cell>
          <table:table-cell office:value-type="string" calcext:value-type="string">
            <text:p>delay</text:p>
          </table:table-cell>
          <table:table-cell office:value-type="string" calcext:value-type="string">
            <text:p>true</text:p>
          </table:table-cell>
          <table:table-cell office:value-type="float" office:value="24.347635" calcext:value-type="float">
            <text:p>24.347635</text:p>
          </table:table-cell>
          <table:table-cell office:value-type="string" calcext:value-type="string">
            <text:p>a6,a8,a9</text:p>
          </table:table-cell>
          <table:table-cell office:value-type="string" calcext:value-type="string">
            <text:p>true</text:p>
          </table:table-cell>
          <table:table-cell office:value-type="float" office:value="18.455294" calcext:value-type="float">
            <text:p>18.45529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983451" calcext:value-type="float">
            <text:p>12.983451</text:p>
          </table:table-cell>
          <table:table-cell office:value-type="float" office:value="1" calcext:value-type="float">
            <text:p>1</text:p>
          </table:table-cell>
          <table:table-cell office:value-type="float" office:value="0" calcext:value-type="float">
            <text:p>0</text:p>
          </table:table-cell>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cell table:formula="of:=IF(AND([.G12]=&quot;true&quot;;[.J12]=&quot;true&quot;;[.M12]=&quot;true&quot;;[.P12]=&quot;true&quot;);&quot;true&quot;;&quot;false&quot;)" office:value-type="string" office:string-value="true" calcext:value-type="string">
            <text:p>true</text:p>
          </table:table-cell>
          <table:table-cell table:formula="of:=IF(AND([.Y12]=&quot;true&quot;;[.AB12]=&quot;true&quot;;[.AE12]=&quot;true&quot;;[.AH12]=&quot;true&quot;);&quot;true&quot;;&quot;false&quot;)" office:value-type="string" office:string-value="true" calcext:value-type="string">
            <text:p>true</text:p>
          </table:table-cell>
        </table:table-row>
        <table:table-row table:style-name="ro1">
          <table:table-cell office:value-type="string" calcext:value-type="string">
            <text:p>19d6031c-e0e7-42c2-b25b-a3c7ae02a1b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110353" calcext:value-type="float">
            <text:p>16.110353</text:p>
          </table:table-cell>
          <table:table-cell office:value-type="string" calcext:value-type="string">
            <text:p>delay,line,lineID,stops</text:p>
          </table:table-cell>
          <table:table-cell office:value-type="string" calcext:value-type="string">
            <text:p>true</text:p>
          </table:table-cell>
          <table:table-cell office:value-type="float" office:value="12.108394" calcext:value-type="float">
            <text:p>12.108394</text:p>
          </table:table-cell>
          <table:table-cell office:value-type="string" calcext:value-type="string">
            <text:p>delay,line,lineID,stops</text:p>
          </table:table-cell>
          <table:table-cell office:value-type="string" calcext:value-type="string">
            <text:p>true</text:p>
          </table:table-cell>
          <table:table-cell office:value-type="float" office:value="5.364584" calcext:value-type="float">
            <text:p>5.364584</text:p>
          </table:table-cell>
          <table:table-cell office:value-type="string" calcext:value-type="string">
            <text:p>delay</text:p>
          </table:table-cell>
          <table:table-cell office:value-type="string" calcext:value-type="string">
            <text:p>true</text:p>
          </table:table-cell>
          <table:table-cell office:value-type="float" office:value="13.751907" calcext:value-type="float">
            <text:p>13.751907</text:p>
          </table:table-cell>
          <table:table-cell office:value-type="string" calcext:value-type="string">
            <text:p>a6,a8,a9</text:p>
          </table:table-cell>
          <table:table-cell office:value-type="string" calcext:value-type="string">
            <text:p>true</text:p>
          </table:table-cell>
          <table:table-cell office:value-type="float" office:value="9.467344" calcext:value-type="float">
            <text:p>9.467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80206" calcext:value-type="float">
            <text:p>20.1802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6326" calcext:value-type="float">
            <text:p>10.063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39556" calcext:value-type="float">
            <text:p>2.839556</text:p>
          </table:table-cell>
          <table:table-cell office:value-type="string" calcext:value-type="string">
            <text:p>program</text:p>
          </table:table-cell>
          <table:table-cell office:value-type="string" calcext:value-type="string">
            <text:p>true</text:p>
          </table:table-cell>
          <table:table-cell office:value-type="float" office:value="17.67411" calcext:value-type="float">
            <text:p>17.67411</text:p>
          </table:table-cell>
          <table:table-cell office:value-type="string" calcext:value-type="string">
            <text:p>a1,a2</text:p>
          </table:table-cell>
          <table:table-cell office:value-type="string" calcext:value-type="string">
            <text:p>true</text:p>
          </table:table-cell>
          <table:table-cell office:value-type="float" office:value="4.350744" calcext:value-type="float">
            <text:p>4.35074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630468" calcext:value-type="float">
            <text:p>16.6304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ant really read the second diagram</text:p>
          </table:table-cell>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cell table:formula="of:=IF(AND([.G13]=&quot;true&quot;;[.J13]=&quot;true&quot;;[.M13]=&quot;true&quot;;[.P13]=&quot;true&quot;);&quot;true&quot;;&quot;false&quot;)" office:value-type="string" office:string-value="true" calcext:value-type="string">
            <text:p>true</text:p>
          </table:table-cell>
          <table:table-cell table:formula="of:=IF(AND([.Y13]=&quot;true&quot;;[.AB13]=&quot;true&quot;;[.AE13]=&quot;true&quot;;[.AH13]=&quot;true&quot;);&quot;true&quot;;&quot;false&quot;)" office:value-type="string" office:string-value="true" calcext:value-type="string">
            <text:p>true</text:p>
          </table:table-cell>
        </table:table-row>
        <table:table-row table:style-name="ro1">
          <table:table-cell office:value-type="string" calcext:value-type="string">
            <text:p>1afbf9ee-80b9-4502-91b3-b16d835aaf3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854383" calcext:value-type="float">
            <text:p>28.854383</text:p>
          </table:table-cell>
          <table:table-cell office:value-type="string" calcext:value-type="string">
            <text:p>delay,line,lineID,stops</text:p>
          </table:table-cell>
          <table:table-cell office:value-type="string" calcext:value-type="string">
            <text:p>true</text:p>
          </table:table-cell>
          <table:table-cell office:value-type="float" office:value="11.899432" calcext:value-type="float">
            <text:p>11.899432</text:p>
          </table:table-cell>
          <table:table-cell office:value-type="string" calcext:value-type="string">
            <text:p>delay,line,lineID,stops</text:p>
          </table:table-cell>
          <table:table-cell office:value-type="string" calcext:value-type="string">
            <text:p>true</text:p>
          </table:table-cell>
          <table:table-cell office:value-type="float" office:value="5.197941" calcext:value-type="float">
            <text:p>5.197941</text:p>
          </table:table-cell>
          <table:table-cell office:value-type="string" calcext:value-type="string">
            <text:p>delay</text:p>
          </table:table-cell>
          <table:table-cell office:value-type="string" calcext:value-type="string">
            <text:p>true</text:p>
          </table:table-cell>
          <table:table-cell office:value-type="float" office:value="27.698164" calcext:value-type="float">
            <text:p>27.698164</text:p>
          </table:table-cell>
          <table:table-cell office:value-type="string" calcext:value-type="string">
            <text:p>a6,a8,a9</text:p>
          </table:table-cell>
          <table:table-cell office:value-type="string" calcext:value-type="string">
            <text:p>true</text:p>
          </table:table-cell>
          <table:table-cell office:value-type="float" office:value="11.644679" calcext:value-type="float">
            <text:p>11.6446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389368" calcext:value-type="float">
            <text:p>32.38936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72142" calcext:value-type="float">
            <text:p>16.57214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139401" calcext:value-type="float">
            <text:p>3.139401</text:p>
          </table:table-cell>
          <table:table-cell office:value-type="string" calcext:value-type="string">
            <text:p>program</text:p>
          </table:table-cell>
          <table:table-cell office:value-type="string" calcext:value-type="string">
            <text:p>true</text:p>
          </table:table-cell>
          <table:table-cell office:value-type="float" office:value="30.576227" calcext:value-type="float">
            <text:p>30.576227</text:p>
          </table:table-cell>
          <table:table-cell office:value-type="string" calcext:value-type="string">
            <text:p>a1,a2</text:p>
          </table:table-cell>
          <table:table-cell office:value-type="string" calcext:value-type="string">
            <text:p>true</text:p>
          </table:table-cell>
          <table:table-cell office:value-type="float" office:value="11.546899" calcext:value-type="float">
            <text:p>11.54689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729805" calcext:value-type="float">
            <text:p>10.729805</text:p>
          </table:table-cell>
          <table:table-cell office:value-type="float" office:value="1" calcext:value-type="float">
            <text:p>1</text:p>
          </table:table-cell>
          <table:table-cell office:value-type="float" office:value="-1" calcext:value-type="float">
            <text:p>-1</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cell table:formula="of:=IF(AND([.G14]=&quot;true&quot;;[.J14]=&quot;true&quot;;[.M14]=&quot;true&quot;;[.P14]=&quot;true&quot;);&quot;true&quot;;&quot;false&quot;)" office:value-type="string" office:string-value="true" calcext:value-type="string">
            <text:p>true</text:p>
          </table:table-cell>
          <table:table-cell table:formula="of:=IF(AND([.Y14]=&quot;true&quot;;[.AB14]=&quot;true&quot;;[.AE14]=&quot;true&quot;;[.AH14]=&quot;true&quot;);&quot;true&quot;;&quot;false&quot;)" office:value-type="string" office:string-value="true" calcext:value-type="string">
            <text:p>true</text:p>
          </table:table-cell>
        </table:table-row>
        <table:table-row table:style-name="ro1">
          <table:table-cell office:value-type="string" calcext:value-type="string">
            <text:p>1ce0dadb-b6cc-4be3-a9d7-115b74fe0c5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680694" calcext:value-type="float">
            <text:p>16.680694</text:p>
          </table:table-cell>
          <table:table-cell office:value-type="string" calcext:value-type="string">
            <text:p>delay,line,lineID,stops</text:p>
          </table:table-cell>
          <table:table-cell office:value-type="string" calcext:value-type="string">
            <text:p>true</text:p>
          </table:table-cell>
          <table:table-cell office:value-type="float" office:value="17.578306" calcext:value-type="float">
            <text:p>17.578306</text:p>
          </table:table-cell>
          <table:table-cell office:value-type="string" calcext:value-type="string">
            <text:p>delay,line,lineID,stops</text:p>
          </table:table-cell>
          <table:table-cell office:value-type="string" calcext:value-type="string">
            <text:p>true</text:p>
          </table:table-cell>
          <table:table-cell office:value-type="float" office:value="6.841447" calcext:value-type="float">
            <text:p>6.841447</text:p>
          </table:table-cell>
          <table:table-cell office:value-type="string" calcext:value-type="string">
            <text:p>delay</text:p>
          </table:table-cell>
          <table:table-cell office:value-type="string" calcext:value-type="string">
            <text:p>true</text:p>
          </table:table-cell>
          <table:table-cell office:value-type="float" office:value="26.336828" calcext:value-type="float">
            <text:p>26.336828</text:p>
          </table:table-cell>
          <table:table-cell office:value-type="string" calcext:value-type="string">
            <text:p>a6,a8,a9</text:p>
          </table:table-cell>
          <table:table-cell office:value-type="string" calcext:value-type="string">
            <text:p>true</text:p>
          </table:table-cell>
          <table:table-cell office:value-type="float" office:value="17.568093" calcext:value-type="float">
            <text:p>17.5680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117887" calcext:value-type="float">
            <text:p>13.1178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145594" calcext:value-type="float">
            <text:p>7.1455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8141" calcext:value-type="float">
            <text:p>4.738141</text:p>
          </table:table-cell>
          <table:table-cell office:value-type="string" calcext:value-type="string">
            <text:p>program</text:p>
          </table:table-cell>
          <table:table-cell office:value-type="string" calcext:value-type="string">
            <text:p>true</text:p>
          </table:table-cell>
          <table:table-cell office:value-type="float" office:value="16.620975" calcext:value-type="float">
            <text:p>16.620975</text:p>
          </table:table-cell>
          <table:table-cell office:value-type="string" calcext:value-type="string">
            <text:p>a1,a2</text:p>
          </table:table-cell>
          <table:table-cell office:value-type="string" calcext:value-type="string">
            <text:p>true</text:p>
          </table:table-cell>
          <table:table-cell office:value-type="float" office:value="18.262874" calcext:value-type="float">
            <text:p>18.26287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271617" calcext:value-type="float">
            <text:p>5.271617</text:p>
          </table:table-cell>
          <table:table-cell table:number-columns-repeated="2" office:value-type="float" office:value="0" calcext:value-type="float">
            <text:p>0</text:p>
          </table:table-cell>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cell table:formula="of:=IF(AND([.G15]=&quot;true&quot;;[.J15]=&quot;true&quot;;[.M15]=&quot;true&quot;;[.P15]=&quot;true&quot;);&quot;true&quot;;&quot;false&quot;)" office:value-type="string" office:string-value="true" calcext:value-type="string">
            <text:p>true</text:p>
          </table:table-cell>
          <table:table-cell table:formula="of:=IF(AND([.Y15]=&quot;true&quot;;[.AB15]=&quot;true&quot;;[.AE15]=&quot;true&quot;;[.AH15]=&quot;true&quot;);&quot;true&quot;;&quot;false&quot;)" office:value-type="string" office:string-value="true" calcext:value-type="string">
            <text:p>true</text:p>
          </table:table-cell>
        </table:table-row>
        <table:table-row table:style-name="ro1">
          <table:table-cell office:value-type="string" calcext:value-type="string">
            <text:p>1d0f0221-6218-49a7-bb77-b16add35493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1.725645" calcext:value-type="float">
            <text:p>11.72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4169" calcext:value-type="float">
            <text:p>9.11416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603715" calcext:value-type="float">
            <text:p>6.603715</text:p>
          </table:table-cell>
          <table:table-cell office:value-type="string" calcext:value-type="string">
            <text:p>program</text:p>
          </table:table-cell>
          <table:table-cell office:value-type="string" calcext:value-type="string">
            <text:p>true</text:p>
          </table:table-cell>
          <table:table-cell office:value-type="float" office:value="17.160453" calcext:value-type="float">
            <text:p>17.160453</text:p>
          </table:table-cell>
          <table:table-cell office:value-type="string" calcext:value-type="string">
            <text:p>a1,a2</text:p>
          </table:table-cell>
          <table:table-cell office:value-type="string" calcext:value-type="string">
            <text:p>true</text:p>
          </table:table-cell>
          <table:table-cell office:value-type="float" office:value="13.761982" calcext:value-type="float">
            <text:p>13.7619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757507" calcext:value-type="float">
            <text:p>16.757507</text:p>
          </table:table-cell>
          <table:table-cell office:value-type="string" calcext:value-type="string">
            <text:p>delay,line,lineID,stops</text:p>
          </table:table-cell>
          <table:table-cell office:value-type="string" calcext:value-type="string">
            <text:p>true</text:p>
          </table:table-cell>
          <table:table-cell office:value-type="float" office:value="24.414483" calcext:value-type="float">
            <text:p>24.414483</text:p>
          </table:table-cell>
          <table:table-cell office:value-type="string" calcext:value-type="string">
            <text:p>line,lineID,stopcoords,stops</text:p>
          </table:table-cell>
          <table:table-cell office:value-type="string" calcext:value-type="string">
            <text:p>false</text:p>
          </table:table-cell>
          <table:table-cell office:value-type="float" office:value="9.332568" calcext:value-type="float">
            <text:p>9.332568</text:p>
          </table:table-cell>
          <table:table-cell office:value-type="string" calcext:value-type="string">
            <text:p>delay</text:p>
          </table:table-cell>
          <table:table-cell office:value-type="string" calcext:value-type="string">
            <text:p>true</text:p>
          </table:table-cell>
          <table:table-cell office:value-type="float" office:value="23.547241" calcext:value-type="float">
            <text:p>23.547241</text:p>
          </table:table-cell>
          <table:table-cell office:value-type="string" calcext:value-type="string">
            <text:p>a1,a6,a7,a8,a9</text:p>
          </table:table-cell>
          <table:table-cell office:value-type="string" calcext:value-type="string">
            <text:p>false</text:p>
          </table:table-cell>
          <table:table-cell office:value-type="float" office:value="15.185542" calcext:value-type="float">
            <text:p>15.1855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7154" calcext:value-type="float">
            <text:p>127.715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definite upside of CPEE BPMN is the line-based presentation, which means that the appearance is consistent. One can imagine that with much experience, as long as CPEE BPMN can model a case as accurately as traditional BPMN, it can become much easier and efficient to work with CPEE, as a model will never look much too different from another, unlike with BPMN. The BPMN model was very cluttered with the message event at the beginning.</text:p>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cell table:formula="of:=IF(AND([.G16]=&quot;true&quot;;[.J16]=&quot;true&quot;;[.M16]=&quot;true&quot;;[.P16]=&quot;true&quot;);&quot;true&quot;;&quot;false&quot;)" office:value-type="string" office:string-value="true" calcext:value-type="string">
            <text:p>true</text:p>
          </table:table-cell>
          <table:table-cell table:formula="of:=IF(AND([.Y16]=&quot;true&quot;;[.AB16]=&quot;true&quot;;[.AE16]=&quot;true&quot;;[.AH16]=&quot;true&quot;);&quot;true&quot;;&quot;false&quot;)" office:value-type="string" office:string-value="false" calcext:value-type="string">
            <text:p>false</text:p>
          </table:table-cell>
        </table:table-row>
        <table:table-row table:style-name="ro1">
          <table:table-cell office:value-type="string" calcext:value-type="string">
            <text:p>1fcbb794-a8d6-458b-badd-f0d90dbbc3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50485" calcext:value-type="float">
            <text:p>35.150485</text:p>
          </table:table-cell>
          <table:table-cell office:value-type="string" calcext:value-type="string">
            <text:p>delay,line,lineID,stops</text:p>
          </table:table-cell>
          <table:table-cell office:value-type="string" calcext:value-type="string">
            <text:p>true</text:p>
          </table:table-cell>
          <table:table-cell office:value-type="float" office:value="42.378009" calcext:value-type="float">
            <text:p>42.378009</text:p>
          </table:table-cell>
          <table:table-cell office:value-type="string" calcext:value-type="string">
            <text:p>delay,line,lineID,stops</text:p>
          </table:table-cell>
          <table:table-cell office:value-type="string" calcext:value-type="string">
            <text:p>true</text:p>
          </table:table-cell>
          <table:table-cell office:value-type="float" office:value="10.573" calcext:value-type="float">
            <text:p>10.573</text:p>
          </table:table-cell>
          <table:table-cell office:value-type="string" calcext:value-type="string">
            <text:p>delay</text:p>
          </table:table-cell>
          <table:table-cell office:value-type="string" calcext:value-type="string">
            <text:p>true</text:p>
          </table:table-cell>
          <table:table-cell office:value-type="float" office:value="78.450568" calcext:value-type="float">
            <text:p>78.450568</text:p>
          </table:table-cell>
          <table:table-cell office:value-type="string" calcext:value-type="string">
            <text:p>a6,a8,a9</text:p>
          </table:table-cell>
          <table:table-cell office:value-type="string" calcext:value-type="string">
            <text:p>true</text:p>
          </table:table-cell>
          <table:table-cell office:value-type="float" office:value="3.432378" calcext:value-type="float">
            <text:p>3.4323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8.722237" calcext:value-type="float">
            <text:p>48.7222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038167" calcext:value-type="float">
            <text:p>14.03816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84687" calcext:value-type="float">
            <text:p>5.684687</text:p>
          </table:table-cell>
          <table:table-cell office:value-type="string" calcext:value-type="string">
            <text:p>program</text:p>
          </table:table-cell>
          <table:table-cell office:value-type="string" calcext:value-type="string">
            <text:p>true</text:p>
          </table:table-cell>
          <table:table-cell office:value-type="float" office:value="16.24396" calcext:value-type="float">
            <text:p>16.24396</text:p>
          </table:table-cell>
          <table:table-cell office:value-type="string" calcext:value-type="string">
            <text:p>a1,a2</text:p>
          </table:table-cell>
          <table:table-cell office:value-type="string" calcext:value-type="string">
            <text:p>true</text:p>
          </table:table-cell>
          <table:table-cell office:value-type="float" office:value="4.199043" calcext:value-type="float">
            <text:p>4.19904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492957" calcext:value-type="float">
            <text:p>7.492957</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cell table:formula="of:=IF(AND([.G17]=&quot;true&quot;;[.J17]=&quot;true&quot;;[.M17]=&quot;true&quot;;[.P17]=&quot;true&quot;);&quot;true&quot;;&quot;false&quot;)" office:value-type="string" office:string-value="true" calcext:value-type="string">
            <text:p>true</text:p>
          </table:table-cell>
          <table:table-cell table:formula="of:=IF(AND([.Y17]=&quot;true&quot;;[.AB17]=&quot;true&quot;;[.AE17]=&quot;true&quot;;[.AH17]=&quot;true&quot;);&quot;true&quot;;&quot;false&quot;)" office:value-type="string" office:string-value="true" calcext:value-type="string">
            <text:p>true</text:p>
          </table:table-cell>
        </table:table-row>
        <table:table-row table:style-name="ro1">
          <table:table-cell office:value-type="string" calcext:value-type="string">
            <text:p>201405ab-b454-4221-8932-2add933a821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268111" calcext:value-type="float">
            <text:p>16.268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984717" calcext:value-type="float">
            <text:p>8.98471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890651" calcext:value-type="float">
            <text:p>1.890651</text:p>
          </table:table-cell>
          <table:table-cell office:value-type="string" calcext:value-type="string">
            <text:p>program</text:p>
          </table:table-cell>
          <table:table-cell office:value-type="string" calcext:value-type="string">
            <text:p>true</text:p>
          </table:table-cell>
          <table:table-cell office:value-type="float" office:value="29.194752" calcext:value-type="float">
            <text:p>29.194752</text:p>
          </table:table-cell>
          <table:table-cell office:value-type="string" calcext:value-type="string">
            <text:p>a1,a2</text:p>
          </table:table-cell>
          <table:table-cell office:value-type="string" calcext:value-type="string">
            <text:p>true</text:p>
          </table:table-cell>
          <table:table-cell office:value-type="float" office:value="12.025113" calcext:value-type="float">
            <text:p>12.02511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83413" calcext:value-type="float">
            <text:p>9.83413</text:p>
          </table:table-cell>
          <table:table-cell office:value-type="string" calcext:value-type="string">
            <text:p>delay,stops</text:p>
          </table:table-cell>
          <table:table-cell office:value-type="string" calcext:value-type="string">
            <text:p>false</text:p>
          </table:table-cell>
          <table:table-cell office:value-type="float" office:value="2.400529" calcext:value-type="float">
            <text:p>2.400529</text:p>
          </table:table-cell>
          <table:table-cell office:value-type="string" calcext:value-type="string">
            <text:p>delay,stopnames,stops</text:p>
          </table:table-cell>
          <table:table-cell office:value-type="string" calcext:value-type="string">
            <text:p>false</text:p>
          </table:table-cell>
          <table:table-cell office:value-type="float" office:value="1.743623" calcext:value-type="float">
            <text:p>1.743623</text:p>
          </table:table-cell>
          <table:table-cell office:value-type="string" calcext:value-type="string">
            <text:p>delay,stopnames,stops</text:p>
          </table:table-cell>
          <table:table-cell office:value-type="string" calcext:value-type="string">
            <text:p>false</text:p>
          </table:table-cell>
          <table:table-cell office:value-type="float" office:value="2.141219" calcext:value-type="float">
            <text:p>2.141219</text:p>
          </table:table-cell>
          <table:table-cell office:value-type="string" calcext:value-type="string">
            <text:p>a4,a6</text:p>
          </table:table-cell>
          <table:table-cell office:value-type="string" calcext:value-type="string">
            <text:p>false</text:p>
          </table:table-cell>
          <table:table-cell office:value-type="float" office:value="1.626317" calcext:value-type="float">
            <text:p>1.62631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743462" calcext:value-type="float">
            <text:p>2.743462</text:p>
          </table:table-cell>
          <table:table-cell table:number-columns-repeated="2" office:value-type="float" office:value="1" calcext:value-type="float">
            <text:p>1</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cell table:formula="of:=IF(AND([.G18]=&quot;true&quot;;[.J18]=&quot;true&quot;;[.M18]=&quot;true&quot;;[.P18]=&quot;true&quot;);&quot;true&quot;;&quot;false&quot;)" office:value-type="string" office:string-value="true" calcext:value-type="string">
            <text:p>true</text:p>
          </table:table-cell>
          <table:table-cell table:formula="of:=IF(AND([.Y18]=&quot;true&quot;;[.AB18]=&quot;true&quot;;[.AE18]=&quot;true&quot;;[.AH18]=&quot;true&quot;);&quot;true&quot;;&quot;false&quot;)" office:value-type="string" office:string-value="false" calcext:value-type="string">
            <text:p>false</text:p>
          </table:table-cell>
        </table:table-row>
        <table:table-row table:style-name="ro1">
          <table:table-cell office:value-type="string" calcext:value-type="string">
            <text:p>21d4e75b-2ace-4387-ac23-31b054fc5c8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1.13444" calcext:value-type="float">
            <text:p>61.13444</text:p>
          </table:table-cell>
          <table:table-cell office:value-type="string" calcext:value-type="string">
            <text:p>delay,line,lineID,stops</text:p>
          </table:table-cell>
          <table:table-cell office:value-type="string" calcext:value-type="string">
            <text:p>true</text:p>
          </table:table-cell>
          <table:table-cell office:value-type="float" office:value="162.387363" calcext:value-type="float">
            <text:p>162.387363</text:p>
          </table:table-cell>
          <table:table-cell office:value-type="string" calcext:value-type="string">
            <text:p>delay,line,lineID,stops</text:p>
          </table:table-cell>
          <table:table-cell office:value-type="string" calcext:value-type="string">
            <text:p>true</text:p>
          </table:table-cell>
          <table:table-cell office:value-type="float" office:value="22.450468" calcext:value-type="float">
            <text:p>22.450468</text:p>
          </table:table-cell>
          <table:table-cell office:value-type="string" calcext:value-type="string">
            <text:p>delay</text:p>
          </table:table-cell>
          <table:table-cell office:value-type="string" calcext:value-type="string">
            <text:p>true</text:p>
          </table:table-cell>
          <table:table-cell office:value-type="float" office:value="40.898627" calcext:value-type="float">
            <text:p>40.898627</text:p>
          </table:table-cell>
          <table:table-cell office:value-type="string" calcext:value-type="string">
            <text:p>a6,a8,a9</text:p>
          </table:table-cell>
          <table:table-cell office:value-type="string" calcext:value-type="string">
            <text:p>true</text:p>
          </table:table-cell>
          <table:table-cell office:value-type="float" office:value="114.686952" calcext:value-type="float">
            <text:p>114.686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974182" calcext:value-type="float">
            <text:p>18.974182</text:p>
          </table:table-cell>
          <table:table-cell/>
          <table:table-cell office:value-type="string" calcext:value-type="string">
            <text:p>false</text:p>
          </table:table-cell>
          <table:table-cell office:value-type="float" office:value="0.474213" calcext:value-type="float">
            <text:p>0.474213</text:p>
          </table:table-cell>
          <table:table-cell/>
          <table:table-cell office:value-type="string" calcext:value-type="string">
            <text:p>false</text:p>
          </table:table-cell>
          <table:table-cell office:value-type="float" office:value="0.416839" calcext:value-type="float">
            <text:p>0.416839</text:p>
          </table:table-cell>
          <table:table-cell/>
          <table:table-cell office:value-type="string" calcext:value-type="string">
            <text:p>false</text:p>
          </table:table-cell>
          <table:table-cell office:value-type="float" office:value="2.420661" calcext:value-type="float">
            <text:p>2.420661</text:p>
          </table:table-cell>
          <table:table-cell/>
          <table:table-cell office:value-type="string" calcext:value-type="string">
            <text:p>false</text:p>
          </table:table-cell>
          <table:table-cell office:value-type="float" office:value="1.851179" calcext:value-type="float">
            <text:p>1.851179</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697297" calcext:value-type="float">
            <text:p>12.697297</text:p>
          </table:table-cell>
          <table:table-cell office:value-type="float" office:value="-1" calcext:value-type="float">
            <text:p>-1</text:p>
          </table:table-cell>
          <table:table-cell office:value-type="float" office:value="2" calcext:value-type="float">
            <text:p>2</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cell table:formula="of:=IF(AND([.G19]=&quot;true&quot;;[.J19]=&quot;true&quot;;[.M19]=&quot;true&quot;;[.P19]=&quot;true&quot;);&quot;true&quot;;&quot;false&quot;)" office:value-type="string" office:string-value="true" calcext:value-type="string">
            <text:p>true</text:p>
          </table:table-cell>
          <table:table-cell table:formula="of:=IF(AND([.Y19]=&quot;true&quot;;[.AB19]=&quot;true&quot;;[.AE19]=&quot;true&quot;;[.AH19]=&quot;true&quot;);&quot;true&quot;;&quot;false&quot;)" office:value-type="string" office:string-value="false" calcext:value-type="string">
            <text:p>false</text:p>
          </table:table-cell>
        </table:table-row>
        <table:table-row table:style-name="ro1">
          <table:table-cell office:value-type="string" calcext:value-type="string">
            <text:p>22513e52-594a-4580-ae50-eb03d85a423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046268" calcext:value-type="float">
            <text:p>51.046268</text:p>
          </table:table-cell>
          <table:table-cell office:value-type="string" calcext:value-type="string">
            <text:p>delay,line,lineID,stops</text:p>
          </table:table-cell>
          <table:table-cell office:value-type="string" calcext:value-type="string">
            <text:p>true</text:p>
          </table:table-cell>
          <table:table-cell office:value-type="float" office:value="24.336941" calcext:value-type="float">
            <text:p>24.336941</text:p>
          </table:table-cell>
          <table:table-cell office:value-type="string" calcext:value-type="string">
            <text:p>delay,line,lineID,stops</text:p>
          </table:table-cell>
          <table:table-cell office:value-type="string" calcext:value-type="string">
            <text:p>true</text:p>
          </table:table-cell>
          <table:table-cell office:value-type="float" office:value="4.37023" calcext:value-type="float">
            <text:p>4.37023</text:p>
          </table:table-cell>
          <table:table-cell office:value-type="string" calcext:value-type="string">
            <text:p>delay</text:p>
          </table:table-cell>
          <table:table-cell office:value-type="string" calcext:value-type="string">
            <text:p>true</text:p>
          </table:table-cell>
          <table:table-cell office:value-type="float" office:value="22.30559" calcext:value-type="float">
            <text:p>22.30559</text:p>
          </table:table-cell>
          <table:table-cell office:value-type="string" calcext:value-type="string">
            <text:p>a6,a8,a9</text:p>
          </table:table-cell>
          <table:table-cell office:value-type="string" calcext:value-type="string">
            <text:p>true</text:p>
          </table:table-cell>
          <table:table-cell office:value-type="float" office:value="10.989433" calcext:value-type="float">
            <text:p>10.98943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8.261245" calcext:value-type="float">
            <text:p>78.26124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8.898263" calcext:value-type="float">
            <text:p>8.89826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082355" calcext:value-type="float">
            <text:p>3.082355</text:p>
          </table:table-cell>
          <table:table-cell office:value-type="string" calcext:value-type="string">
            <text:p>program,qr</text:p>
          </table:table-cell>
          <table:table-cell office:value-type="string" calcext:value-type="string">
            <text:p>false</text:p>
          </table:table-cell>
          <table:table-cell office:value-type="float" office:value="14.888143" calcext:value-type="float">
            <text:p>14.888143</text:p>
          </table:table-cell>
          <table:table-cell office:value-type="string" calcext:value-type="string">
            <text:p>a7,a8</text:p>
          </table:table-cell>
          <table:table-cell office:value-type="string" calcext:value-type="string">
            <text:p>false</text:p>
          </table:table-cell>
          <table:table-cell office:value-type="float" office:value="5.051052" calcext:value-type="float">
            <text:p>5.051052</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553619" calcext:value-type="float">
            <text:p>13.553619</text:p>
          </table:table-cell>
          <table:table-cell office:value-type="float" office:value="1" calcext:value-type="float">
            <text:p>1</text:p>
          </table:table-cell>
          <table:table-cell office:value-type="float" office:value="-2" calcext:value-type="float">
            <text:p>-2</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cell table:formula="of:=IF(AND([.G20]=&quot;true&quot;;[.J20]=&quot;true&quot;;[.M20]=&quot;true&quot;;[.P20]=&quot;true&quot;);&quot;true&quot;;&quot;false&quot;)" office:value-type="string" office:string-value="true" calcext:value-type="string">
            <text:p>true</text:p>
          </table:table-cell>
          <table:table-cell table:formula="of:=IF(AND([.Y20]=&quot;true&quot;;[.AB20]=&quot;true&quot;;[.AE20]=&quot;true&quot;;[.AH20]=&quot;true&quot;);&quot;true&quot;;&quot;false&quot;)" office:value-type="string" office:string-value="false" calcext:value-type="string">
            <text:p>false</text:p>
          </table:table-cell>
        </table:table-row>
        <table:table-row table:style-name="ro1">
          <table:table-cell office:value-type="string" calcext:value-type="string">
            <text:p>25d1dfbf-09b7-45ef-98f6-9839232ac2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728439" calcext:value-type="float">
            <text:p>35.72843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930775" calcext:value-type="float">
            <text:p>19.9307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37269" calcext:value-type="float">
            <text:p>10.37269</text:p>
          </table:table-cell>
          <table:table-cell office:value-type="string" calcext:value-type="string">
            <text:p>program</text:p>
          </table:table-cell>
          <table:table-cell office:value-type="string" calcext:value-type="string">
            <text:p>true</text:p>
          </table:table-cell>
          <table:table-cell office:value-type="float" office:value="26.79069" calcext:value-type="float">
            <text:p>26.79069</text:p>
          </table:table-cell>
          <table:table-cell office:value-type="string" calcext:value-type="string">
            <text:p>a1,a2,a8</text:p>
          </table:table-cell>
          <table:table-cell office:value-type="string" calcext:value-type="string">
            <text:p>false</text:p>
          </table:table-cell>
          <table:table-cell office:value-type="float" office:value="14.929972" calcext:value-type="float">
            <text:p>14.9299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14342" calcext:value-type="float">
            <text:p>29.514342</text:p>
          </table:table-cell>
          <table:table-cell office:value-type="string" calcext:value-type="string">
            <text:p>delay,line,lineID,stops</text:p>
          </table:table-cell>
          <table:table-cell office:value-type="string" calcext:value-type="string">
            <text:p>true</text:p>
          </table:table-cell>
          <table:table-cell office:value-type="float" office:value="42.05845" calcext:value-type="float">
            <text:p>42.05845</text:p>
          </table:table-cell>
          <table:table-cell office:value-type="string" calcext:value-type="string">
            <text:p>delay,line,lineID,stops</text:p>
          </table:table-cell>
          <table:table-cell office:value-type="string" calcext:value-type="string">
            <text:p>true</text:p>
          </table:table-cell>
          <table:table-cell office:value-type="float" office:value="11.65914" calcext:value-type="float">
            <text:p>11.65914</text:p>
          </table:table-cell>
          <table:table-cell office:value-type="string" calcext:value-type="string">
            <text:p>delay</text:p>
          </table:table-cell>
          <table:table-cell office:value-type="string" calcext:value-type="string">
            <text:p>true</text:p>
          </table:table-cell>
          <table:table-cell office:value-type="float" office:value="22.623832" calcext:value-type="float">
            <text:p>22.623832</text:p>
          </table:table-cell>
          <table:table-cell office:value-type="string" calcext:value-type="string">
            <text:p>a1,a6,a8,a9</text:p>
          </table:table-cell>
          <table:table-cell office:value-type="string" calcext:value-type="string">
            <text:p>false</text:p>
          </table:table-cell>
          <table:table-cell office:value-type="float" office:value="15.914162" calcext:value-type="float">
            <text:p>15.91416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027002" calcext:value-type="float">
            <text:p>59.027002</text:p>
          </table:table-cell>
          <table:table-cell table:number-columns-repeated="2" office:value-type="float" office:value="1" calcext:value-type="float">
            <text:p>1</text:p>
          </table:table-cell>
          <table:table-cell office:value-type="string" calcext:value-type="string">
            <text:p>Ãbersichtlichkeit, remembering what is read and what is written (as in symbols), what is included in condition statements</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cell table:formula="of:=IF(AND([.G21]=&quot;true&quot;;[.J21]=&quot;true&quot;;[.M21]=&quot;true&quot;;[.P21]=&quot;true&quot;);&quot;true&quot;;&quot;false&quot;)" office:value-type="string" office:string-value="false" calcext:value-type="string">
            <text:p>false</text:p>
          </table:table-cell>
          <table:table-cell table:formula="of:=IF(AND([.Y21]=&quot;true&quot;;[.AB21]=&quot;true&quot;;[.AE21]=&quot;true&quot;;[.AH21]=&quot;true&quot;);&quot;true&quot;;&quot;false&quot;)" office:value-type="string" office:string-value="false" calcext:value-type="string">
            <text:p>false</text:p>
          </table:table-cell>
        </table:table-row>
        <table:table-row table:style-name="ro1">
          <table:table-cell office:value-type="string" calcext:value-type="string">
            <text:p>28fef484-a729-49ab-9fc7-ea1199c8ca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405776" calcext:value-type="float">
            <text:p>26.40577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0928" calcext:value-type="float">
            <text:p>9.11092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72995" calcext:value-type="float">
            <text:p>4.772995</text:p>
          </table:table-cell>
          <table:table-cell office:value-type="string" calcext:value-type="string">
            <text:p>program</text:p>
          </table:table-cell>
          <table:table-cell office:value-type="string" calcext:value-type="string">
            <text:p>true</text:p>
          </table:table-cell>
          <table:table-cell office:value-type="float" office:value="26.814135" calcext:value-type="float">
            <text:p>26.814135</text:p>
          </table:table-cell>
          <table:table-cell office:value-type="string" calcext:value-type="string">
            <text:p>a1,a2</text:p>
          </table:table-cell>
          <table:table-cell office:value-type="string" calcext:value-type="string">
            <text:p>true</text:p>
          </table:table-cell>
          <table:table-cell office:value-type="float" office:value="6.497594" calcext:value-type="float">
            <text:p>6.4975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92331" calcext:value-type="float">
            <text:p>19.92331</text:p>
          </table:table-cell>
          <table:table-cell office:value-type="string" calcext:value-type="string">
            <text:p>delay,line,lineID,stops</text:p>
          </table:table-cell>
          <table:table-cell office:value-type="string" calcext:value-type="string">
            <text:p>true</text:p>
          </table:table-cell>
          <table:table-cell office:value-type="float" office:value="21.373996" calcext:value-type="float">
            <text:p>21.373996</text:p>
          </table:table-cell>
          <table:table-cell office:value-type="string" calcext:value-type="string">
            <text:p>delay,line,lineID,stops</text:p>
          </table:table-cell>
          <table:table-cell office:value-type="string" calcext:value-type="string">
            <text:p>true</text:p>
          </table:table-cell>
          <table:table-cell office:value-type="float" office:value="6.757987" calcext:value-type="float">
            <text:p>6.757987</text:p>
          </table:table-cell>
          <table:table-cell office:value-type="string" calcext:value-type="string">
            <text:p>delay</text:p>
          </table:table-cell>
          <table:table-cell office:value-type="string" calcext:value-type="string">
            <text:p>true</text:p>
          </table:table-cell>
          <table:table-cell office:value-type="float" office:value="21.649592" calcext:value-type="float">
            <text:p>21.649592</text:p>
          </table:table-cell>
          <table:table-cell office:value-type="string" calcext:value-type="string">
            <text:p>a6,a8,a9</text:p>
          </table:table-cell>
          <table:table-cell office:value-type="string" calcext:value-type="string">
            <text:p>true</text:p>
          </table:table-cell>
          <table:table-cell office:value-type="float" office:value="56.731834" calcext:value-type="float">
            <text:p>56.73183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11102" calcext:value-type="float">
            <text:p>3.111102</text:p>
          </table:table-cell>
          <table:table-cell table:number-columns-repeated="2" office:value-type="float" office:value="1" calcext:value-type="float">
            <text:p>1</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true" calcext:value-type="string">
            <text:p>true</text:p>
          </table:table-cell>
          <table:table-cell table:formula="of:=IF(AND([.G22]=&quot;true&quot;;[.J22]=&quot;true&quot;;[.M22]=&quot;true&quot;;[.P22]=&quot;true&quot;);&quot;true&quot;;&quot;false&quot;)" office:value-type="string" office:string-value="true" calcext:value-type="string">
            <text:p>true</text:p>
          </table:table-cell>
          <table:table-cell table:formula="of:=IF(AND([.Y22]=&quot;true&quot;;[.AB22]=&quot;true&quot;;[.AE22]=&quot;true&quot;;[.AH22]=&quot;true&quot;);&quot;true&quot;;&quot;false&quot;)" office:value-type="string" office:string-value="true" calcext:value-type="string">
            <text:p>true</text:p>
          </table:table-cell>
        </table:table-row>
        <table:table-row table:style-name="ro2">
          <table:table-cell office:value-type="string" calcext:value-type="string">
            <text:p>315b52ea-3bd8-4270-a304-5e9cdc831a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02141" calcext:value-type="float">
            <text:p>20.602141</text:p>
          </table:table-cell>
          <table:table-cell office:value-type="string" calcext:value-type="string">
            <text:p>program</text:p>
          </table:table-cell>
          <table:table-cell office:value-type="string" calcext:value-type="string">
            <text:p>false</text:p>
          </table:table-cell>
          <table:table-cell office:value-type="float" office:value="13.073506" calcext:value-type="float">
            <text:p>13.07350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68215" calcext:value-type="float">
            <text:p>6.268215</text:p>
          </table:table-cell>
          <table:table-cell office:value-type="string" calcext:value-type="string">
            <text:p>program</text:p>
          </table:table-cell>
          <table:table-cell office:value-type="string" calcext:value-type="string">
            <text:p>true</text:p>
          </table:table-cell>
          <table:table-cell office:value-type="float" office:value="10.118696" calcext:value-type="float">
            <text:p>10.118696</text:p>
          </table:table-cell>
          <table:table-cell office:value-type="string" calcext:value-type="string">
            <text:p>a1,a2</text:p>
          </table:table-cell>
          <table:table-cell office:value-type="string" calcext:value-type="string">
            <text:p>true</text:p>
          </table:table-cell>
          <table:table-cell office:value-type="float" office:value="7.977425" calcext:value-type="float">
            <text:p>7.9774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00434" calcext:value-type="float">
            <text:p>17.00434</text:p>
          </table:table-cell>
          <table:table-cell office:value-type="string" calcext:value-type="string">
            <text:p>delay</text:p>
          </table:table-cell>
          <table:table-cell office:value-type="string" calcext:value-type="string">
            <text:p>false</text:p>
          </table:table-cell>
          <table:table-cell office:value-type="float" office:value="17.470199" calcext:value-type="float">
            <text:p>17.470199</text:p>
          </table:table-cell>
          <table:table-cell office:value-type="string" calcext:value-type="string">
            <text:p>stopcoords,stops</text:p>
          </table:table-cell>
          <table:table-cell office:value-type="string" calcext:value-type="string">
            <text:p>false</text:p>
          </table:table-cell>
          <table:table-cell office:value-type="float" office:value="3.828786" calcext:value-type="float">
            <text:p>3.828786</text:p>
          </table:table-cell>
          <table:table-cell office:value-type="string" calcext:value-type="string">
            <text:p>delay</text:p>
          </table:table-cell>
          <table:table-cell office:value-type="string" calcext:value-type="string">
            <text:p>true</text:p>
          </table:table-cell>
          <table:table-cell office:value-type="float" office:value="4.747892" calcext:value-type="float">
            <text:p>4.747892</text:p>
          </table:table-cell>
          <table:table-cell office:value-type="string" calcext:value-type="string">
            <text:p>a1</text:p>
          </table:table-cell>
          <table:table-cell office:value-type="string" calcext:value-type="string">
            <text:p>false</text:p>
          </table:table-cell>
          <table:table-cell office:value-type="float" office:value="3.456584" calcext:value-type="float">
            <text:p>3.45658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36402" calcext:value-type="float">
            <text:p>10.0364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T IS NOT LOADING</text:p>
            <text:p/>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cell table:formula="of:=IF(AND([.G23]=&quot;true&quot;;[.J23]=&quot;true&quot;;[.M23]=&quot;true&quot;;[.P23]=&quot;true&quot;);&quot;true&quot;;&quot;false&quot;)" office:value-type="string" office:string-value="false" calcext:value-type="string">
            <text:p>false</text:p>
          </table:table-cell>
          <table:table-cell table:formula="of:=IF(AND([.Y23]=&quot;true&quot;;[.AB23]=&quot;true&quot;;[.AE23]=&quot;true&quot;;[.AH23]=&quot;true&quot;);&quot;true&quot;;&quot;false&quot;)" office:value-type="string" office:string-value="false" calcext:value-type="string">
            <text:p>false</text:p>
          </table:table-cell>
        </table:table-row>
        <table:table-row table:style-name="ro1">
          <table:table-cell office:value-type="string" calcext:value-type="string">
            <text:p>319bf27b-b1ae-4c3f-aea2-8f29e9d3fe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14843" calcext:value-type="float">
            <text:p>45.214843</text:p>
          </table:table-cell>
          <table:table-cell office:value-type="string" calcext:value-type="string">
            <text:p>lineID,stops</text:p>
          </table:table-cell>
          <table:table-cell office:value-type="string" calcext:value-type="string">
            <text:p>false</text:p>
          </table:table-cell>
          <table:table-cell office:value-type="float" office:value="31.506672" calcext:value-type="float">
            <text:p>31.506672</text:p>
          </table:table-cell>
          <table:table-cell office:value-type="string" calcext:value-type="string">
            <text:p>delay,line,lineID,stops</text:p>
          </table:table-cell>
          <table:table-cell office:value-type="string" calcext:value-type="string">
            <text:p>true</text:p>
          </table:table-cell>
          <table:table-cell office:value-type="float" office:value="12.096123" calcext:value-type="float">
            <text:p>12.096123</text:p>
          </table:table-cell>
          <table:table-cell office:value-type="string" calcext:value-type="string">
            <text:p>delay</text:p>
          </table:table-cell>
          <table:table-cell office:value-type="string" calcext:value-type="string">
            <text:p>true</text:p>
          </table:table-cell>
          <table:table-cell office:value-type="float" office:value="23.663808" calcext:value-type="float">
            <text:p>23.663808</text:p>
          </table:table-cell>
          <table:table-cell office:value-type="string" calcext:value-type="string">
            <text:p>a6,a8,a9</text:p>
          </table:table-cell>
          <table:table-cell office:value-type="string" calcext:value-type="string">
            <text:p>true</text:p>
          </table:table-cell>
          <table:table-cell office:value-type="float" office:value="8.460144" calcext:value-type="float">
            <text:p>8.4601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5.839605" calcext:value-type="float">
            <text:p>55.839605</text:p>
          </table:table-cell>
          <table:table-cell/>
          <table:table-cell office:value-type="string" calcext:value-type="string">
            <text:p>false</text:p>
          </table:table-cell>
          <table:table-cell office:value-type="float" office:value="0.782928" calcext:value-type="float">
            <text:p>0.782928</text:p>
          </table:table-cell>
          <table:table-cell/>
          <table:table-cell office:value-type="string" calcext:value-type="string">
            <text:p>false</text:p>
          </table:table-cell>
          <table:table-cell office:value-type="float" office:value="0.739089" calcext:value-type="float">
            <text:p>0.739089</text:p>
          </table:table-cell>
          <table:table-cell/>
          <table:table-cell office:value-type="string" calcext:value-type="string">
            <text:p>false</text:p>
          </table:table-cell>
          <table:table-cell office:value-type="float" office:value="1.105634" calcext:value-type="float">
            <text:p>1.105634</text:p>
          </table:table-cell>
          <table:table-cell/>
          <table:table-cell office:value-type="string" calcext:value-type="string">
            <text:p>false</text:p>
          </table:table-cell>
          <table:table-cell office:value-type="float" office:value="0.911808" calcext:value-type="float">
            <text:p>0.91180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4308" calcext:value-type="float">
            <text:p>1.034308</text:p>
          </table:table-cell>
          <table:table-cell table:number-columns-repeated="3"/>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cell table:formula="of:=IF(AND([.G24]=&quot;true&quot;;[.J24]=&quot;true&quot;;[.M24]=&quot;true&quot;;[.P24]=&quot;true&quot;);&quot;true&quot;;&quot;false&quot;)" office:value-type="string" office:string-value="false" calcext:value-type="string">
            <text:p>false</text:p>
          </table:table-cell>
          <table:table-cell table:formula="of:=IF(AND([.Y24]=&quot;true&quot;;[.AB24]=&quot;true&quot;;[.AE24]=&quot;true&quot;;[.AH24]=&quot;true&quot;);&quot;true&quot;;&quot;false&quot;)" office:value-type="string" office:string-value="false" calcext:value-type="string">
            <text:p>false</text:p>
          </table:table-cell>
        </table:table-row>
        <table:table-row table:style-name="ro1">
          <table:table-cell office:value-type="string" calcext:value-type="string">
            <text:p>326a88d5-1f2f-485d-878b-5cb3a552337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1.050046" calcext:value-type="float">
            <text:p>31.050046</text:p>
          </table:table-cell>
          <table:table-cell office:value-type="string" calcext:value-type="string">
            <text:p>delay,line,lineID,stops</text:p>
          </table:table-cell>
          <table:table-cell office:value-type="string" calcext:value-type="string">
            <text:p>true</text:p>
          </table:table-cell>
          <table:table-cell office:value-type="float" office:value="25.997257" calcext:value-type="float">
            <text:p>25.997257</text:p>
          </table:table-cell>
          <table:table-cell office:value-type="string" calcext:value-type="string">
            <text:p>delay,line,lineID,stops</text:p>
          </table:table-cell>
          <table:table-cell office:value-type="string" calcext:value-type="string">
            <text:p>true</text:p>
          </table:table-cell>
          <table:table-cell office:value-type="float" office:value="5.323843" calcext:value-type="float">
            <text:p>5.323843</text:p>
          </table:table-cell>
          <table:table-cell office:value-type="string" calcext:value-type="string">
            <text:p>delay</text:p>
          </table:table-cell>
          <table:table-cell office:value-type="string" calcext:value-type="string">
            <text:p>true</text:p>
          </table:table-cell>
          <table:table-cell office:value-type="float" office:value="41.270039" calcext:value-type="float">
            <text:p>41.270039</text:p>
          </table:table-cell>
          <table:table-cell office:value-type="string" calcext:value-type="string">
            <text:p>a8,a9</text:p>
          </table:table-cell>
          <table:table-cell office:value-type="string" calcext:value-type="string">
            <text:p>false</text:p>
          </table:table-cell>
          <table:table-cell office:value-type="float" office:value="56.602119" calcext:value-type="float">
            <text:p>56.602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9.673264" calcext:value-type="float">
            <text:p>79.6732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00703" calcext:value-type="float">
            <text:p>12.500703</text:p>
          </table:table-cell>
          <table:table-cell office:value-type="string" calcext:value-type="string">
            <text:p>program</text:p>
          </table:table-cell>
          <table:table-cell office:value-type="string" calcext:value-type="string">
            <text:p>false</text:p>
          </table:table-cell>
          <table:table-cell office:value-type="float" office:value="8.607718" calcext:value-type="float">
            <text:p>8.6077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278109" calcext:value-type="float">
            <text:p>19.278109</text:p>
          </table:table-cell>
          <table:table-cell office:value-type="string" calcext:value-type="string">
            <text:p>a1,a2</text:p>
          </table:table-cell>
          <table:table-cell office:value-type="string" calcext:value-type="string">
            <text:p>true</text:p>
          </table:table-cell>
          <table:table-cell office:value-type="float" office:value="41.493522" calcext:value-type="float">
            <text:p>41.49352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9.698462" calcext:value-type="float">
            <text:p>59.6984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large BPMN models it often becomes hard to read the process due to many lines, fows, etc.</text:p>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cell table:formula="of:=IF(AND([.G25]=&quot;true&quot;;[.J25]=&quot;true&quot;;[.M25]=&quot;true&quot;;[.P25]=&quot;true&quot;);&quot;true&quot;;&quot;false&quot;)" office:value-type="string" office:string-value="false" calcext:value-type="string">
            <text:p>false</text:p>
          </table:table-cell>
          <table:table-cell table:formula="of:=IF(AND([.Y25]=&quot;true&quot;;[.AB25]=&quot;true&quot;;[.AE25]=&quot;true&quot;;[.AH25]=&quot;true&quot;);&quot;true&quot;;&quot;false&quot;)" office:value-type="string" office:string-value="false" calcext:value-type="string">
            <text:p>false</text:p>
          </table:table-cell>
        </table:table-row>
        <table:table-row table:style-name="ro1">
          <table:table-cell office:value-type="string" calcext:value-type="string">
            <text:p>32a3c608-8f84-4152-b5e4-57026364062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32531" calcext:value-type="float">
            <text:p>45.232531</text:p>
          </table:table-cell>
          <table:table-cell office:value-type="string" calcext:value-type="string">
            <text:p>delay,line,lineID,stops</text:p>
          </table:table-cell>
          <table:table-cell office:value-type="string" calcext:value-type="string">
            <text:p>true</text:p>
          </table:table-cell>
          <table:table-cell office:value-type="float" office:value="17.964604" calcext:value-type="float">
            <text:p>17.964604</text:p>
          </table:table-cell>
          <table:table-cell office:value-type="string" calcext:value-type="string">
            <text:p>delay,line,lineID,stops</text:p>
          </table:table-cell>
          <table:table-cell office:value-type="string" calcext:value-type="string">
            <text:p>true</text:p>
          </table:table-cell>
          <table:table-cell office:value-type="float" office:value="5.799057" calcext:value-type="float">
            <text:p>5.799057</text:p>
          </table:table-cell>
          <table:table-cell office:value-type="string" calcext:value-type="string">
            <text:p>delay</text:p>
          </table:table-cell>
          <table:table-cell office:value-type="string" calcext:value-type="string">
            <text:p>true</text:p>
          </table:table-cell>
          <table:table-cell office:value-type="float" office:value="19.458567" calcext:value-type="float">
            <text:p>19.458567</text:p>
          </table:table-cell>
          <table:table-cell office:value-type="string" calcext:value-type="string">
            <text:p>a6,a8,a9</text:p>
          </table:table-cell>
          <table:table-cell office:value-type="string" calcext:value-type="string">
            <text:p>true</text:p>
          </table:table-cell>
          <table:table-cell office:value-type="float" office:value="25.86673" calcext:value-type="float">
            <text:p>25.866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077111" calcext:value-type="float">
            <text:p>67.077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4339" calcext:value-type="float">
            <text:p>16.5433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93551" calcext:value-type="float">
            <text:p>5.693551</text:p>
          </table:table-cell>
          <table:table-cell office:value-type="string" calcext:value-type="string">
            <text:p>program</text:p>
          </table:table-cell>
          <table:table-cell office:value-type="string" calcext:value-type="string">
            <text:p>true</text:p>
          </table:table-cell>
          <table:table-cell office:value-type="float" office:value="37.681448" calcext:value-type="float">
            <text:p>37.681448</text:p>
          </table:table-cell>
          <table:table-cell office:value-type="string" calcext:value-type="string">
            <text:p>a1,a2</text:p>
          </table:table-cell>
          <table:table-cell office:value-type="string" calcext:value-type="string">
            <text:p>true</text:p>
          </table:table-cell>
          <table:table-cell office:value-type="float" office:value="22.257568" calcext:value-type="float">
            <text:p>22.25756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18432" calcext:value-type="float">
            <text:p>8.418432</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cell table:formula="of:=IF(AND([.G26]=&quot;true&quot;;[.J26]=&quot;true&quot;;[.M26]=&quot;true&quot;;[.P26]=&quot;true&quot;);&quot;true&quot;;&quot;false&quot;)" office:value-type="string" office:string-value="true" calcext:value-type="string">
            <text:p>true</text:p>
          </table:table-cell>
          <table:table-cell table:formula="of:=IF(AND([.Y26]=&quot;true&quot;;[.AB26]=&quot;true&quot;;[.AE26]=&quot;true&quot;;[.AH26]=&quot;true&quot;);&quot;true&quot;;&quot;false&quot;)" office:value-type="string" office:string-value="true" calcext:value-type="string">
            <text:p>true</text:p>
          </table:table-cell>
        </table:table-row>
        <table:table-row table:style-name="ro1">
          <table:table-cell office:value-type="string" calcext:value-type="string">
            <text:p>32dff521-9789-4045-96bc-44f7e5fb77a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649137" calcext:value-type="float">
            <text:p>32.6491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64315" calcext:value-type="float">
            <text:p>9.4643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4963" calcext:value-type="float">
            <text:p>14.4963</text:p>
          </table:table-cell>
          <table:table-cell office:value-type="string" calcext:value-type="string">
            <text:p>program</text:p>
          </table:table-cell>
          <table:table-cell office:value-type="string" calcext:value-type="string">
            <text:p>true</text:p>
          </table:table-cell>
          <table:table-cell office:value-type="float" office:value="23.932461" calcext:value-type="float">
            <text:p>23.932461</text:p>
          </table:table-cell>
          <table:table-cell office:value-type="string" calcext:value-type="string">
            <text:p>a1,a2</text:p>
          </table:table-cell>
          <table:table-cell office:value-type="string" calcext:value-type="string">
            <text:p>true</text:p>
          </table:table-cell>
          <table:table-cell office:value-type="float" office:value="7.904633" calcext:value-type="float">
            <text:p>7.9046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889991" calcext:value-type="float">
            <text:p>16.889991</text:p>
          </table:table-cell>
          <table:table-cell/>
          <table:table-cell office:value-type="string" calcext:value-type="string">
            <text:p>false</text:p>
          </table:table-cell>
          <table:table-cell office:value-type="float" office:value="2.6217" calcext:value-type="float">
            <text:p>2.6217</text:p>
          </table:table-cell>
          <table:table-cell/>
          <table:table-cell office:value-type="string" calcext:value-type="string">
            <text:p>false</text:p>
          </table:table-cell>
          <table:table-cell office:value-type="float" office:value="1.867635" calcext:value-type="float">
            <text:p>1.867635</text:p>
          </table:table-cell>
          <table:table-cell/>
          <table:table-cell office:value-type="string" calcext:value-type="string">
            <text:p>false</text:p>
          </table:table-cell>
          <table:table-cell office:value-type="float" office:value="1.295133" calcext:value-type="float">
            <text:p>1.295133</text:p>
          </table:table-cell>
          <table:table-cell/>
          <table:table-cell office:value-type="string" calcext:value-type="string">
            <text:p>false</text:p>
          </table:table-cell>
          <table:table-cell office:value-type="float" office:value="1.104675" calcext:value-type="float">
            <text:p>1.104675</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71761" calcext:value-type="float">
            <text:p>1.571761</text:p>
          </table:table-cell>
          <table:table-cell table:number-columns-repeated="3"/>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cell table:formula="of:=IF(AND([.G27]=&quot;true&quot;;[.J27]=&quot;true&quot;;[.M27]=&quot;true&quot;;[.P27]=&quot;true&quot;);&quot;true&quot;;&quot;false&quot;)" office:value-type="string" office:string-value="true" calcext:value-type="string">
            <text:p>true</text:p>
          </table:table-cell>
          <table:table-cell table:formula="of:=IF(AND([.Y27]=&quot;true&quot;;[.AB27]=&quot;true&quot;;[.AE27]=&quot;true&quot;;[.AH27]=&quot;true&quot;);&quot;true&quot;;&quot;false&quot;)" office:value-type="string" office:string-value="false" calcext:value-type="string">
            <text:p>false</text:p>
          </table:table-cell>
        </table:table-row>
        <table:table-row table:style-name="ro1">
          <table:table-cell office:value-type="string" calcext:value-type="string">
            <text:p>356962de-0023-4356-bfb2-307509d7ea1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695025" calcext:value-type="float">
            <text:p>29.695025</text:p>
          </table:table-cell>
          <table:table-cell office:value-type="string" calcext:value-type="string">
            <text:p>delay,line,lineID,stops</text:p>
          </table:table-cell>
          <table:table-cell office:value-type="string" calcext:value-type="string">
            <text:p>true</text:p>
          </table:table-cell>
          <table:table-cell office:value-type="float" office:value="26.211533" calcext:value-type="float">
            <text:p>26.211533</text:p>
          </table:table-cell>
          <table:table-cell office:value-type="string" calcext:value-type="string">
            <text:p>delay,line,lineID,stops</text:p>
          </table:table-cell>
          <table:table-cell office:value-type="string" calcext:value-type="string">
            <text:p>true</text:p>
          </table:table-cell>
          <table:table-cell office:value-type="float" office:value="12.385812" calcext:value-type="float">
            <text:p>12.385812</text:p>
          </table:table-cell>
          <table:table-cell office:value-type="string" calcext:value-type="string">
            <text:p>delay</text:p>
          </table:table-cell>
          <table:table-cell office:value-type="string" calcext:value-type="string">
            <text:p>true</text:p>
          </table:table-cell>
          <table:table-cell office:value-type="float" office:value="22.91503" calcext:value-type="float">
            <text:p>22.91503</text:p>
          </table:table-cell>
          <table:table-cell office:value-type="string" calcext:value-type="string">
            <text:p>a6,a8,a9</text:p>
          </table:table-cell>
          <table:table-cell office:value-type="string" calcext:value-type="string">
            <text:p>true</text:p>
          </table:table-cell>
          <table:table-cell office:value-type="float" office:value="16.665307" calcext:value-type="float">
            <text:p>16.66530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492051" calcext:value-type="float">
            <text:p>43.492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078241" calcext:value-type="float">
            <text:p>81.078241</text:p>
          </table:table-cell>
          <table:table-cell office:value-type="string" calcext:value-type="string">
            <text:p>program</text:p>
          </table:table-cell>
          <table:table-cell office:value-type="string" calcext:value-type="string">
            <text:p>false</text:p>
          </table:table-cell>
          <table:table-cell office:value-type="float" office:value="9.711134" calcext:value-type="float">
            <text:p>9.71113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9.460073" calcext:value-type="float">
            <text:p>119.460073</text:p>
          </table:table-cell>
          <table:table-cell office:value-type="string" calcext:value-type="string">
            <text:p>a1,a2</text:p>
          </table:table-cell>
          <table:table-cell office:value-type="string" calcext:value-type="string">
            <text:p>true</text:p>
          </table:table-cell>
          <table:table-cell office:value-type="float" office:value="16.320714" calcext:value-type="float">
            <text:p>16.32071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388707" calcext:value-type="float">
            <text:p>7.388707</text:p>
          </table:table-cell>
          <table:table-cell table:number-columns-repeated="2" office:value-type="float" office:value="-1" calcext:value-type="float">
            <text:p>-1</text:p>
          </table:table-cell>
          <table:table-cell/>
          <table:table-cell table:formula="of:=IF(AND([.G28]=&quot;true&quot;;[.J28]=&quot;true&quot;;[.M28]=&quot;true&quot;;[.P28]=&quot;true&quot;;[.S28]=&quot;true&quot;);&quot;true&quot;;&quot;false&quot;)" office:value-type="string" office:string-value="true" calcext:value-type="string">
            <text:p>true</text:p>
          </table:table-cell>
          <table:table-cell table:formula="of:=IF(AND([.Y28]=&quot;true&quot;;[.AB28]=&quot;true&quot;;[.AE28]=&quot;true&quot;;[.AH28]=&quot;true&quot;;[.AK28]=&quot;true&quot;);&quot;true&quot;;&quot;false&quot;)" office:value-type="string" office:string-value="false" calcext:value-type="string">
            <text:p>false</text:p>
          </table:table-cell>
          <table:table-cell table:formula="of:=IF(AND([.G28]=&quot;true&quot;;[.J28]=&quot;true&quot;;[.M28]=&quot;true&quot;;[.P28]=&quot;true&quot;);&quot;true&quot;;&quot;false&quot;)" office:value-type="string" office:string-value="true" calcext:value-type="string">
            <text:p>true</text:p>
          </table:table-cell>
          <table:table-cell table:formula="of:=IF(AND([.Y28]=&quot;true&quot;;[.AB28]=&quot;true&quot;;[.AE28]=&quot;true&quot;;[.AH28]=&quot;true&quot;);&quot;true&quot;;&quot;false&quot;)" office:value-type="string" office:string-value="false" calcext:value-type="string">
            <text:p>false</text:p>
          </table:table-cell>
        </table:table-row>
        <table:table-row table:style-name="ro1">
          <table:table-cell office:value-type="string" calcext:value-type="string">
            <text:p>357e7d40-ecc5-4df5-9465-12ed6e1444b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858825" calcext:value-type="float">
            <text:p>30.858825</text:p>
          </table:table-cell>
          <table:table-cell office:value-type="string" calcext:value-type="string">
            <text:p>delay,line,lineID,stops</text:p>
          </table:table-cell>
          <table:table-cell office:value-type="string" calcext:value-type="string">
            <text:p>true</text:p>
          </table:table-cell>
          <table:table-cell office:value-type="float" office:value="14.920352" calcext:value-type="float">
            <text:p>14.920352</text:p>
          </table:table-cell>
          <table:table-cell office:value-type="string" calcext:value-type="string">
            <text:p>delay,line,lineID,stops</text:p>
          </table:table-cell>
          <table:table-cell office:value-type="string" calcext:value-type="string">
            <text:p>true</text:p>
          </table:table-cell>
          <table:table-cell office:value-type="float" office:value="5.499758" calcext:value-type="float">
            <text:p>5.499758</text:p>
          </table:table-cell>
          <table:table-cell office:value-type="string" calcext:value-type="string">
            <text:p>delay</text:p>
          </table:table-cell>
          <table:table-cell office:value-type="string" calcext:value-type="string">
            <text:p>true</text:p>
          </table:table-cell>
          <table:table-cell office:value-type="float" office:value="22.908739" calcext:value-type="float">
            <text:p>22.908739</text:p>
          </table:table-cell>
          <table:table-cell office:value-type="string" calcext:value-type="string">
            <text:p>a6,a8,a9</text:p>
          </table:table-cell>
          <table:table-cell office:value-type="string" calcext:value-type="string">
            <text:p>true</text:p>
          </table:table-cell>
          <table:table-cell office:value-type="float" office:value="33.661978" calcext:value-type="float">
            <text:p>33.6619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10556" calcext:value-type="float">
            <text:p>36.2105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524897" calcext:value-type="float">
            <text:p>22.5248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13962" calcext:value-type="float">
            <text:p>5.513962</text:p>
          </table:table-cell>
          <table:table-cell office:value-type="string" calcext:value-type="string">
            <text:p>program</text:p>
          </table:table-cell>
          <table:table-cell office:value-type="string" calcext:value-type="string">
            <text:p>true</text:p>
          </table:table-cell>
          <table:table-cell office:value-type="float" office:value="17.193887" calcext:value-type="float">
            <text:p>17.193887</text:p>
          </table:table-cell>
          <table:table-cell office:value-type="string" calcext:value-type="string">
            <text:p>a1,a2</text:p>
          </table:table-cell>
          <table:table-cell office:value-type="string" calcext:value-type="string">
            <text:p>true</text:p>
          </table:table-cell>
          <table:table-cell office:value-type="float" office:value="42.494473" calcext:value-type="float">
            <text:p>42.494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502839" calcext:value-type="float">
            <text:p>2.502839</text:p>
          </table:table-cell>
          <table:table-cell table:number-columns-repeated="2" office:value-type="float" office:value="1" calcext:value-type="float">
            <text:p>1</text:p>
          </table:table-cell>
          <table:table-cell/>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true" calcext:value-type="string">
            <text:p>true</text:p>
          </table:table-cell>
          <table:table-cell table:formula="of:=IF(AND([.G29]=&quot;true&quot;;[.J29]=&quot;true&quot;;[.M29]=&quot;true&quot;;[.P29]=&quot;true&quot;);&quot;true&quot;;&quot;false&quot;)" office:value-type="string" office:string-value="true" calcext:value-type="string">
            <text:p>true</text:p>
          </table:table-cell>
          <table:table-cell table:formula="of:=IF(AND([.Y29]=&quot;true&quot;;[.AB29]=&quot;true&quot;;[.AE29]=&quot;true&quot;;[.AH29]=&quot;true&quot;);&quot;true&quot;;&quot;false&quot;)" office:value-type="string" office:string-value="true" calcext:value-type="string">
            <text:p>true</text:p>
          </table:table-cell>
        </table:table-row>
        <table:table-row table:style-name="ro1">
          <table:table-cell office:value-type="string" calcext:value-type="string">
            <text:p>366529b0-ff90-4510-8061-90bc0041884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411397" calcext:value-type="float">
            <text:p>35.4113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34.453982" calcext:value-type="float">
            <text:p>34.45398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89767" calcext:value-type="float">
            <text:p>9.789767</text:p>
          </table:table-cell>
          <table:table-cell office:value-type="string" calcext:value-type="string">
            <text:p>program</text:p>
          </table:table-cell>
          <table:table-cell office:value-type="string" calcext:value-type="string">
            <text:p>true</text:p>
          </table:table-cell>
          <table:table-cell office:value-type="float" office:value="23.913744" calcext:value-type="float">
            <text:p>23.913744</text:p>
          </table:table-cell>
          <table:table-cell office:value-type="string" calcext:value-type="string">
            <text:p>a1,a2</text:p>
          </table:table-cell>
          <table:table-cell office:value-type="string" calcext:value-type="string">
            <text:p>true</text:p>
          </table:table-cell>
          <table:table-cell office:value-type="float" office:value="22.838593" calcext:value-type="float">
            <text:p>22.838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5.101361" calcext:value-type="float">
            <text:p>35.101361</text:p>
          </table:table-cell>
          <table:table-cell office:value-type="string" calcext:value-type="string">
            <text:p>delay,line,lineID,stops</text:p>
          </table:table-cell>
          <table:table-cell office:value-type="string" calcext:value-type="string">
            <text:p>true</text:p>
          </table:table-cell>
          <table:table-cell office:value-type="float" office:value="28.424708" calcext:value-type="float">
            <text:p>28.424708</text:p>
          </table:table-cell>
          <table:table-cell office:value-type="string" calcext:value-type="string">
            <text:p>delay,line,lineID,stops</text:p>
          </table:table-cell>
          <table:table-cell office:value-type="string" calcext:value-type="string">
            <text:p>true</text:p>
          </table:table-cell>
          <table:table-cell office:value-type="float" office:value="32.475465" calcext:value-type="float">
            <text:p>32.475465</text:p>
          </table:table-cell>
          <table:table-cell office:value-type="string" calcext:value-type="string">
            <text:p>delay</text:p>
          </table:table-cell>
          <table:table-cell office:value-type="string" calcext:value-type="string">
            <text:p>true</text:p>
          </table:table-cell>
          <table:table-cell office:value-type="float" office:value="36.075887" calcext:value-type="float">
            <text:p>36.075887</text:p>
          </table:table-cell>
          <table:table-cell office:value-type="string" calcext:value-type="string">
            <text:p>a6,a8,a9</text:p>
          </table:table-cell>
          <table:table-cell office:value-type="string" calcext:value-type="string">
            <text:p>true</text:p>
          </table:table-cell>
          <table:table-cell office:value-type="float" office:value="15.495923" calcext:value-type="float">
            <text:p>15.4959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28365" calcext:value-type="float">
            <text:p>4.528365</text:p>
          </table:table-cell>
          <table:table-cell table:number-columns-repeated="2" office:value-type="float" office:value="0" calcext:value-type="float">
            <text:p>0</text:p>
          </table:table-cell>
          <table:table-cell/>
          <table:table-cell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cell table:formula="of:=IF(AND([.G30]=&quot;true&quot;;[.J30]=&quot;true&quot;;[.M30]=&quot;true&quot;;[.P30]=&quot;true&quot;);&quot;true&quot;;&quot;false&quot;)" office:value-type="string" office:string-value="true" calcext:value-type="string">
            <text:p>true</text:p>
          </table:table-cell>
          <table:table-cell table:formula="of:=IF(AND([.Y30]=&quot;true&quot;;[.AB30]=&quot;true&quot;;[.AE30]=&quot;true&quot;;[.AH30]=&quot;true&quot;);&quot;true&quot;;&quot;false&quot;)" office:value-type="string" office:string-value="true" calcext:value-type="string">
            <text:p>true</text:p>
          </table:table-cell>
        </table:table-row>
        <table:table-row table:style-name="ro1">
          <table:table-cell office:value-type="string" calcext:value-type="string">
            <text:p>368e1740-27fa-4109-8e8f-aaeddde6fd5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7.175512" calcext:value-type="float">
            <text:p>57.1755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656721" calcext:value-type="float">
            <text:p>25.6567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162408" calcext:value-type="float">
            <text:p>21.162408</text:p>
          </table:table-cell>
          <table:table-cell office:value-type="string" calcext:value-type="string">
            <text:p>program</text:p>
          </table:table-cell>
          <table:table-cell office:value-type="string" calcext:value-type="string">
            <text:p>true</text:p>
          </table:table-cell>
          <table:table-cell office:value-type="float" office:value="38.537358" calcext:value-type="float">
            <text:p>38.537358</text:p>
          </table:table-cell>
          <table:table-cell office:value-type="string" calcext:value-type="string">
            <text:p>a1,a2</text:p>
          </table:table-cell>
          <table:table-cell office:value-type="string" calcext:value-type="string">
            <text:p>true</text:p>
          </table:table-cell>
          <table:table-cell office:value-type="float" office:value="19.791908" calcext:value-type="float">
            <text:p>19.79190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08783" calcext:value-type="float">
            <text:p>64.08783</text:p>
          </table:table-cell>
          <table:table-cell office:value-type="string" calcext:value-type="string">
            <text:p>delay,line,lineID,stops</text:p>
          </table:table-cell>
          <table:table-cell office:value-type="string" calcext:value-type="string">
            <text:p>true</text:p>
          </table:table-cell>
          <table:table-cell office:value-type="float" office:value="42.930147" calcext:value-type="float">
            <text:p>42.930147</text:p>
          </table:table-cell>
          <table:table-cell office:value-type="string" calcext:value-type="string">
            <text:p>line,lineID,stops</text:p>
          </table:table-cell>
          <table:table-cell office:value-type="string" calcext:value-type="string">
            <text:p>false</text:p>
          </table:table-cell>
          <table:table-cell office:value-type="float" office:value="37.842412" calcext:value-type="float">
            <text:p>37.842412</text:p>
          </table:table-cell>
          <table:table-cell/>
          <table:table-cell office:value-type="string" calcext:value-type="string">
            <text:p>false</text:p>
          </table:table-cell>
          <table:table-cell office:value-type="float" office:value="28.890521" calcext:value-type="float">
            <text:p>28.890521</text:p>
          </table:table-cell>
          <table:table-cell office:value-type="string" calcext:value-type="string">
            <text:p>a6,a8,a9</text:p>
          </table:table-cell>
          <table:table-cell office:value-type="string" calcext:value-type="string">
            <text:p>true</text:p>
          </table:table-cell>
          <table:table-cell office:value-type="float" office:value="30.0959" calcext:value-type="float">
            <text:p>30.095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2.855745" calcext:value-type="float">
            <text:p>42.855745</text:p>
          </table:table-cell>
          <table:table-cell table:number-columns-repeated="2" office:value-type="float" office:value="0" calcext:value-type="float">
            <text:p>0</text:p>
          </table:table-cell>
          <table:table-cell office:value-type="string" calcext:value-type="string">
            <text:p>How to recognize which element is part of a loop; difference between blue dot on the line vs. next to the line</text:p>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cell table:formula="of:=IF(AND([.G31]=&quot;true&quot;;[.J31]=&quot;true&quot;;[.M31]=&quot;true&quot;;[.P31]=&quot;true&quot;);&quot;true&quot;;&quot;false&quot;)" office:value-type="string" office:string-value="true" calcext:value-type="string">
            <text:p>true</text:p>
          </table:table-cell>
          <table:table-cell table:formula="of:=IF(AND([.Y31]=&quot;true&quot;;[.AB31]=&quot;true&quot;;[.AE31]=&quot;true&quot;;[.AH31]=&quot;true&quot;);&quot;true&quot;;&quot;false&quot;)" office:value-type="string" office:string-value="false" calcext:value-type="string">
            <text:p>false</text:p>
          </table:table-cell>
        </table:table-row>
        <table:table-row table:style-name="ro1">
          <table:table-cell office:value-type="string" calcext:value-type="string">
            <text:p>3716533a-f331-4278-ac38-2c268048983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85173" calcext:value-type="float">
            <text:p>35.185173</text:p>
          </table:table-cell>
          <table:table-cell office:value-type="string" calcext:value-type="string">
            <text:p>delay,line,lineID,stops</text:p>
          </table:table-cell>
          <table:table-cell office:value-type="string" calcext:value-type="string">
            <text:p>true</text:p>
          </table:table-cell>
          <table:table-cell office:value-type="float" office:value="19.934299" calcext:value-type="float">
            <text:p>19.934299</text:p>
          </table:table-cell>
          <table:table-cell office:value-type="string" calcext:value-type="string">
            <text:p>delay,line,lineID,stops</text:p>
          </table:table-cell>
          <table:table-cell office:value-type="string" calcext:value-type="string">
            <text:p>true</text:p>
          </table:table-cell>
          <table:table-cell office:value-type="float" office:value="10.335619" calcext:value-type="float">
            <text:p>10.335619</text:p>
          </table:table-cell>
          <table:table-cell office:value-type="string" calcext:value-type="string">
            <text:p>delay</text:p>
          </table:table-cell>
          <table:table-cell office:value-type="string" calcext:value-type="string">
            <text:p>true</text:p>
          </table:table-cell>
          <table:table-cell office:value-type="float" office:value="22.228757" calcext:value-type="float">
            <text:p>22.228757</text:p>
          </table:table-cell>
          <table:table-cell office:value-type="string" calcext:value-type="string">
            <text:p>a6,a8,a9</text:p>
          </table:table-cell>
          <table:table-cell office:value-type="string" calcext:value-type="string">
            <text:p>true</text:p>
          </table:table-cell>
          <table:table-cell office:value-type="float" office:value="12.606309" calcext:value-type="float">
            <text:p>12.606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6.984535" calcext:value-type="float">
            <text:p>86.984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281197" calcext:value-type="float">
            <text:p>16.2811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42316" calcext:value-type="float">
            <text:p>5.942316</text:p>
          </table:table-cell>
          <table:table-cell office:value-type="string" calcext:value-type="string">
            <text:p>program</text:p>
          </table:table-cell>
          <table:table-cell office:value-type="string" calcext:value-type="string">
            <text:p>true</text:p>
          </table:table-cell>
          <table:table-cell office:value-type="float" office:value="15.238106" calcext:value-type="float">
            <text:p>15.238106</text:p>
          </table:table-cell>
          <table:table-cell office:value-type="string" calcext:value-type="string">
            <text:p>a1,a2</text:p>
          </table:table-cell>
          <table:table-cell office:value-type="string" calcext:value-type="string">
            <text:p>true</text:p>
          </table:table-cell>
          <table:table-cell office:value-type="float" office:value="21.144226" calcext:value-type="float">
            <text:p>21.14422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512169" calcext:value-type="float">
            <text:p>4.512169</text:p>
          </table:table-cell>
          <table:table-cell table:number-columns-repeated="2" office:value-type="float" office:value="0" calcext:value-type="float">
            <text:p>0</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true" calcext:value-type="string">
            <text:p>true</text:p>
          </table:table-cell>
          <table:table-cell table:formula="of:=IF(AND([.G32]=&quot;true&quot;;[.J32]=&quot;true&quot;;[.M32]=&quot;true&quot;;[.P32]=&quot;true&quot;);&quot;true&quot;;&quot;false&quot;)" office:value-type="string" office:string-value="true" calcext:value-type="string">
            <text:p>true</text:p>
          </table:table-cell>
          <table:table-cell table:formula="of:=IF(AND([.Y32]=&quot;true&quot;;[.AB32]=&quot;true&quot;;[.AE32]=&quot;true&quot;;[.AH32]=&quot;true&quot;);&quot;true&quot;;&quot;false&quot;)" office:value-type="string" office:string-value="true" calcext:value-type="string">
            <text:p>true</text:p>
          </table:table-cell>
        </table:table-row>
        <table:table-row table:style-name="ro1">
          <table:table-cell office:value-type="string" calcext:value-type="string">
            <text:p>38ba51cc-1e23-4c05-86d0-914b7d773e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257483" calcext:value-type="float">
            <text:p>33.257483</text:p>
          </table:table-cell>
          <table:table-cell office:value-type="string" calcext:value-type="string">
            <text:p>delay,line,lineID,stops</text:p>
          </table:table-cell>
          <table:table-cell office:value-type="string" calcext:value-type="string">
            <text:p>true</text:p>
          </table:table-cell>
          <table:table-cell office:value-type="float" office:value="28.901315" calcext:value-type="float">
            <text:p>28.901315</text:p>
          </table:table-cell>
          <table:table-cell office:value-type="string" calcext:value-type="string">
            <text:p>delay,line,lineID,stops</text:p>
          </table:table-cell>
          <table:table-cell office:value-type="string" calcext:value-type="string">
            <text:p>true</text:p>
          </table:table-cell>
          <table:table-cell office:value-type="float" office:value="14.752652" calcext:value-type="float">
            <text:p>14.752652</text:p>
          </table:table-cell>
          <table:table-cell office:value-type="string" calcext:value-type="string">
            <text:p>delay</text:p>
          </table:table-cell>
          <table:table-cell office:value-type="string" calcext:value-type="string">
            <text:p>true</text:p>
          </table:table-cell>
          <table:table-cell office:value-type="float" office:value="21.871042" calcext:value-type="float">
            <text:p>21.871042</text:p>
          </table:table-cell>
          <table:table-cell office:value-type="string" calcext:value-type="string">
            <text:p>a6,a8,a9</text:p>
          </table:table-cell>
          <table:table-cell office:value-type="string" calcext:value-type="string">
            <text:p>true</text:p>
          </table:table-cell>
          <table:table-cell office:value-type="float" office:value="94.945339" calcext:value-type="float">
            <text:p>94.94533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540345" calcext:value-type="float">
            <text:p>21.5403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0521" calcext:value-type="float">
            <text:p>11.505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34127" calcext:value-type="float">
            <text:p>5.334127</text:p>
          </table:table-cell>
          <table:table-cell office:value-type="string" calcext:value-type="string">
            <text:p>program</text:p>
          </table:table-cell>
          <table:table-cell office:value-type="string" calcext:value-type="string">
            <text:p>true</text:p>
          </table:table-cell>
          <table:table-cell office:value-type="float" office:value="29.292685" calcext:value-type="float">
            <text:p>29.292685</text:p>
          </table:table-cell>
          <table:table-cell office:value-type="string" calcext:value-type="string">
            <text:p>a1,a2</text:p>
          </table:table-cell>
          <table:table-cell office:value-type="string" calcext:value-type="string">
            <text:p>true</text:p>
          </table:table-cell>
          <table:table-cell office:value-type="float" office:value="12.486282" calcext:value-type="float">
            <text:p>12.48628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19508" calcext:value-type="float">
            <text:p>4.19508</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true" calcext:value-type="string">
            <text:p>true</text:p>
          </table:table-cell>
          <table:table-cell table:formula="of:=IF(AND([.G33]=&quot;true&quot;;[.J33]=&quot;true&quot;;[.M33]=&quot;true&quot;;[.P33]=&quot;true&quot;);&quot;true&quot;;&quot;false&quot;)" office:value-type="string" office:string-value="true" calcext:value-type="string">
            <text:p>true</text:p>
          </table:table-cell>
          <table:table-cell table:formula="of:=IF(AND([.Y33]=&quot;true&quot;;[.AB33]=&quot;true&quot;;[.AE33]=&quot;true&quot;;[.AH33]=&quot;true&quot;);&quot;true&quot;;&quot;false&quot;)" office:value-type="string" office:string-value="true" calcext:value-type="string">
            <text:p>true</text:p>
          </table:table-cell>
        </table:table-row>
        <table:table-row table:style-name="ro1">
          <table:table-cell office:value-type="string" calcext:value-type="string">
            <text:p>3961484e-8fdc-4e6f-aaf0-0a0eef103fc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598218" calcext:value-type="float">
            <text:p>32.5982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388479" calcext:value-type="float">
            <text:p>13.388479</text:p>
          </table:table-cell>
          <table:table-cell office:value-type="string" calcext:value-type="string">
            <text:p>program</text:p>
          </table:table-cell>
          <table:table-cell office:value-type="string" calcext:value-type="string">
            <text:p>false</text:p>
          </table:table-cell>
          <table:table-cell office:value-type="float" office:value="25.018103" calcext:value-type="float">
            <text:p>25.018103</text:p>
          </table:table-cell>
          <table:table-cell office:value-type="string" calcext:value-type="string">
            <text:p>program</text:p>
          </table:table-cell>
          <table:table-cell office:value-type="string" calcext:value-type="string">
            <text:p>true</text:p>
          </table:table-cell>
          <table:table-cell office:value-type="float" office:value="30.937878" calcext:value-type="float">
            <text:p>30.937878</text:p>
          </table:table-cell>
          <table:table-cell office:value-type="string" calcext:value-type="string">
            <text:p>a1,a2,a8</text:p>
          </table:table-cell>
          <table:table-cell office:value-type="string" calcext:value-type="string">
            <text:p>false</text:p>
          </table:table-cell>
          <table:table-cell office:value-type="float" office:value="17.713257" calcext:value-type="float">
            <text:p>17.71325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8.178912" calcext:value-type="float">
            <text:p>38.178912</text:p>
          </table:table-cell>
          <table:table-cell office:value-type="string" calcext:value-type="string">
            <text:p>line,lineID,stops</text:p>
          </table:table-cell>
          <table:table-cell office:value-type="string" calcext:value-type="string">
            <text:p>false</text:p>
          </table:table-cell>
          <table:table-cell office:value-type="float" office:value="26.103334" calcext:value-type="float">
            <text:p>26.103334</text:p>
          </table:table-cell>
          <table:table-cell office:value-type="string" calcext:value-type="string">
            <text:p>delay</text:p>
          </table:table-cell>
          <table:table-cell office:value-type="string" calcext:value-type="string">
            <text:p>false</text:p>
          </table:table-cell>
          <table:table-cell office:value-type="float" office:value="30.915123" calcext:value-type="float">
            <text:p>30.915123</text:p>
          </table:table-cell>
          <table:table-cell office:value-type="string" calcext:value-type="string">
            <text:p>line,lineID,stops</text:p>
          </table:table-cell>
          <table:table-cell office:value-type="string" calcext:value-type="string">
            <text:p>false</text:p>
          </table:table-cell>
          <table:table-cell office:value-type="float" office:value="44.870392" calcext:value-type="float">
            <text:p>44.870392</text:p>
          </table:table-cell>
          <table:table-cell/>
          <table:table-cell office:value-type="string" calcext:value-type="string">
            <text:p>false</text:p>
          </table:table-cell>
          <table:table-cell office:value-type="float" office:value="15.489676" calcext:value-type="float">
            <text:p>15.489676</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933015" calcext:value-type="float">
            <text:p>6.933015</text:p>
          </table:table-cell>
          <table:table-cell office:value-type="float" office:value="2" calcext:value-type="float">
            <text:p>2</text:p>
          </table:table-cell>
          <table:table-cell office:value-type="float" office:value="0" calcext:value-type="float">
            <text:p>0</text:p>
          </table:table-cell>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cell table:formula="of:=IF(AND([.G34]=&quot;true&quot;;[.J34]=&quot;true&quot;;[.M34]=&quot;true&quot;;[.P34]=&quot;true&quot;);&quot;true&quot;;&quot;false&quot;)" office:value-type="string" office:string-value="false" calcext:value-type="string">
            <text:p>false</text:p>
          </table:table-cell>
          <table:table-cell table:formula="of:=IF(AND([.Y34]=&quot;true&quot;;[.AB34]=&quot;true&quot;;[.AE34]=&quot;true&quot;;[.AH34]=&quot;true&quot;);&quot;true&quot;;&quot;false&quot;)" office:value-type="string" office:string-value="false" calcext:value-type="string">
            <text:p>false</text:p>
          </table:table-cell>
        </table:table-row>
        <table:table-row table:style-name="ro1">
          <table:table-cell office:value-type="string" calcext:value-type="string">
            <text:p>396fbf7d-8aaf-4854-88c9-955c9be5bb2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007435" calcext:value-type="float">
            <text:p>32.0074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104321" calcext:value-type="float">
            <text:p>12.1043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686832" calcext:value-type="float">
            <text:p>4.686832</text:p>
          </table:table-cell>
          <table:table-cell office:value-type="string" calcext:value-type="string">
            <text:p>program</text:p>
          </table:table-cell>
          <table:table-cell office:value-type="string" calcext:value-type="string">
            <text:p>true</text:p>
          </table:table-cell>
          <table:table-cell office:value-type="float" office:value="23.546774" calcext:value-type="float">
            <text:p>23.546774</text:p>
          </table:table-cell>
          <table:table-cell office:value-type="string" calcext:value-type="string">
            <text:p>a1,a2</text:p>
          </table:table-cell>
          <table:table-cell office:value-type="string" calcext:value-type="string">
            <text:p>true</text:p>
          </table:table-cell>
          <table:table-cell office:value-type="float" office:value="7.08677" calcext:value-type="float">
            <text:p>7.086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2.573512" calcext:value-type="float">
            <text:p>52.573512</text:p>
          </table:table-cell>
          <table:table-cell office:value-type="string" calcext:value-type="string">
            <text:p>delay,line,lineID,stops</text:p>
          </table:table-cell>
          <table:table-cell office:value-type="string" calcext:value-type="string">
            <text:p>true</text:p>
          </table:table-cell>
          <table:table-cell office:value-type="float" office:value="10.424012" calcext:value-type="float">
            <text:p>10.424012</text:p>
          </table:table-cell>
          <table:table-cell office:value-type="string" calcext:value-type="string">
            <text:p>line,lineID,stops</text:p>
          </table:table-cell>
          <table:table-cell office:value-type="string" calcext:value-type="string">
            <text:p>false</text:p>
          </table:table-cell>
          <table:table-cell office:value-type="float" office:value="11.712161" calcext:value-type="float">
            <text:p>11.712161</text:p>
          </table:table-cell>
          <table:table-cell office:value-type="string" calcext:value-type="string">
            <text:p>delay</text:p>
          </table:table-cell>
          <table:table-cell office:value-type="string" calcext:value-type="string">
            <text:p>true</text:p>
          </table:table-cell>
          <table:table-cell office:value-type="float" office:value="30.249843" calcext:value-type="float">
            <text:p>30.249843</text:p>
          </table:table-cell>
          <table:table-cell office:value-type="string" calcext:value-type="string">
            <text:p>a6,a8,a9</text:p>
          </table:table-cell>
          <table:table-cell office:value-type="string" calcext:value-type="string">
            <text:p>true</text:p>
          </table:table-cell>
          <table:table-cell office:value-type="float" office:value="18.543906" calcext:value-type="float">
            <text:p>18.5439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136129" calcext:value-type="float">
            <text:p>38.136129</text:p>
          </table:table-cell>
          <table:table-cell table:number-columns-repeated="2" office:value-type="float" office:value="1" calcext:value-type="float">
            <text:p>1</text:p>
          </table:table-cell>
          <table:table-cell office:value-type="string" calcext:value-type="string">
            <text:p>I forgot the meaning of the blue point, then I remembered. </text:p>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cell table:formula="of:=IF(AND([.G35]=&quot;true&quot;;[.J35]=&quot;true&quot;;[.M35]=&quot;true&quot;;[.P35]=&quot;true&quot;);&quot;true&quot;;&quot;false&quot;)" office:value-type="string" office:string-value="true" calcext:value-type="string">
            <text:p>true</text:p>
          </table:table-cell>
          <table:table-cell table:formula="of:=IF(AND([.Y35]=&quot;true&quot;;[.AB35]=&quot;true&quot;;[.AE35]=&quot;true&quot;;[.AH35]=&quot;true&quot;);&quot;true&quot;;&quot;false&quot;)" office:value-type="string" office:string-value="false" calcext:value-type="string">
            <text:p>false</text:p>
          </table:table-cell>
        </table:table-row>
        <table:table-row table:style-name="ro1">
          <table:table-cell office:value-type="string" calcext:value-type="string">
            <text:p>3aec01e5-7bd2-46ce-bf8a-a2c6a71f1f7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501712" calcext:value-type="float">
            <text:p>15.501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21626" calcext:value-type="float">
            <text:p>12.321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68255" calcext:value-type="float">
            <text:p>4.568255</text:p>
          </table:table-cell>
          <table:table-cell office:value-type="string" calcext:value-type="string">
            <text:p>program</text:p>
          </table:table-cell>
          <table:table-cell office:value-type="string" calcext:value-type="string">
            <text:p>true</text:p>
          </table:table-cell>
          <table:table-cell office:value-type="float" office:value="19.691819" calcext:value-type="float">
            <text:p>19.691819</text:p>
          </table:table-cell>
          <table:table-cell office:value-type="string" calcext:value-type="string">
            <text:p>a1,a2</text:p>
          </table:table-cell>
          <table:table-cell office:value-type="string" calcext:value-type="string">
            <text:p>true</text:p>
          </table:table-cell>
          <table:table-cell office:value-type="float" office:value="8.475245" calcext:value-type="float">
            <text:p>8.475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192254" calcext:value-type="float">
            <text:p>16.192254</text:p>
          </table:table-cell>
          <table:table-cell office:value-type="string" calcext:value-type="string">
            <text:p>line,lineID,stopcoords,stops</text:p>
          </table:table-cell>
          <table:table-cell office:value-type="string" calcext:value-type="string">
            <text:p>false</text:p>
          </table:table-cell>
          <table:table-cell office:value-type="float" office:value="42.633025" calcext:value-type="float">
            <text:p>42.633025</text:p>
          </table:table-cell>
          <table:table-cell office:value-type="string" calcext:value-type="string">
            <text:p>line,lineID,stops</text:p>
          </table:table-cell>
          <table:table-cell office:value-type="string" calcext:value-type="string">
            <text:p>false</text:p>
          </table:table-cell>
          <table:table-cell office:value-type="float" office:value="1.62677" calcext:value-type="float">
            <text:p>1.62677</text:p>
          </table:table-cell>
          <table:table-cell/>
          <table:table-cell office:value-type="string" calcext:value-type="string">
            <text:p>false</text:p>
          </table:table-cell>
          <table:table-cell office:value-type="float" office:value="18.869159" calcext:value-type="float">
            <text:p>18.869159</text:p>
          </table:table-cell>
          <table:table-cell office:value-type="string" calcext:value-type="string">
            <text:p>a6,a8,a9</text:p>
          </table:table-cell>
          <table:table-cell office:value-type="string" calcext:value-type="string">
            <text:p>true</text:p>
          </table:table-cell>
          <table:table-cell office:value-type="float" office:value="17.180047" calcext:value-type="float">
            <text:p>17.1800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349537" calcext:value-type="float">
            <text:p>6.349537</text:p>
          </table:table-cell>
          <table:table-cell office:value-type="float" office:value="2" calcext:value-type="float">
            <text:p>2</text:p>
          </table:table-cell>
          <table:table-cell office:value-type="float" office:value="-1" calcext:value-type="float">
            <text:p>-1</text:p>
          </table:table-cell>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cell table:formula="of:=IF(AND([.G36]=&quot;true&quot;;[.J36]=&quot;true&quot;;[.M36]=&quot;true&quot;;[.P36]=&quot;true&quot;);&quot;true&quot;;&quot;false&quot;)" office:value-type="string" office:string-value="true" calcext:value-type="string">
            <text:p>true</text:p>
          </table:table-cell>
          <table:table-cell table:formula="of:=IF(AND([.Y36]=&quot;true&quot;;[.AB36]=&quot;true&quot;;[.AE36]=&quot;true&quot;;[.AH36]=&quot;true&quot;);&quot;true&quot;;&quot;false&quot;)" office:value-type="string" office:string-value="false" calcext:value-type="string">
            <text:p>false</text:p>
          </table:table-cell>
        </table:table-row>
        <table:table-row table:style-name="ro1">
          <table:table-cell office:value-type="string" calcext:value-type="string">
            <text:p>3b96f7c4-3665-415c-8f91-7dd0aeb063b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607248" calcext:value-type="float">
            <text:p>22.607248</text:p>
          </table:table-cell>
          <table:table-cell office:value-type="string" calcext:value-type="string">
            <text:p>delay,line,lineID,stops</text:p>
          </table:table-cell>
          <table:table-cell office:value-type="string" calcext:value-type="string">
            <text:p>true</text:p>
          </table:table-cell>
          <table:table-cell office:value-type="float" office:value="14.345925" calcext:value-type="float">
            <text:p>14.345925</text:p>
          </table:table-cell>
          <table:table-cell office:value-type="string" calcext:value-type="string">
            <text:p>delay,line,lineID,stops</text:p>
          </table:table-cell>
          <table:table-cell office:value-type="string" calcext:value-type="string">
            <text:p>true</text:p>
          </table:table-cell>
          <table:table-cell office:value-type="float" office:value="8.337695" calcext:value-type="float">
            <text:p>8.337695</text:p>
          </table:table-cell>
          <table:table-cell office:value-type="string" calcext:value-type="string">
            <text:p>delay</text:p>
          </table:table-cell>
          <table:table-cell office:value-type="string" calcext:value-type="string">
            <text:p>true</text:p>
          </table:table-cell>
          <table:table-cell office:value-type="float" office:value="29.846192" calcext:value-type="float">
            <text:p>29.846192</text:p>
          </table:table-cell>
          <table:table-cell office:value-type="string" calcext:value-type="string">
            <text:p>a6,a8,a9</text:p>
          </table:table-cell>
          <table:table-cell office:value-type="string" calcext:value-type="string">
            <text:p>true</text:p>
          </table:table-cell>
          <table:table-cell office:value-type="float" office:value="45.68641" calcext:value-type="float">
            <text:p>45.686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908913" calcext:value-type="float">
            <text:p>20.90891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72422" calcext:value-type="float">
            <text:p>11.67242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0.344202" calcext:value-type="float">
            <text:p>0.344202</text:p>
          </table:table-cell>
          <table:table-cell/>
          <table:table-cell office:value-type="string" calcext:value-type="string">
            <text:p>false</text:p>
          </table:table-cell>
          <table:table-cell office:value-type="float" office:value="37.251923" calcext:value-type="float">
            <text:p>37.251923</text:p>
          </table:table-cell>
          <table:table-cell office:value-type="string" calcext:value-type="string">
            <text:p>a1,a2</text:p>
          </table:table-cell>
          <table:table-cell office:value-type="string" calcext:value-type="string">
            <text:p>true</text:p>
          </table:table-cell>
          <table:table-cell office:value-type="float" office:value="11.685201" calcext:value-type="float">
            <text:p>11.68520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796104" calcext:value-type="float">
            <text:p>67.796104</text:p>
          </table:table-cell>
          <table:table-cell table:number-columns-repeated="2" office:value-type="float" office:value="1" calcext:value-type="float">
            <text:p>1</text:p>
          </table:table-cell>
          <table:table-cell office:value-type="string" calcext:value-type="string">
            <text:p>Not really, the only "problem" i really face is unfamiliarity. I just have to think about stuff for a second</text:p>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cell table:formula="of:=IF(AND([.G37]=&quot;true&quot;;[.J37]=&quot;true&quot;;[.M37]=&quot;true&quot;;[.P37]=&quot;true&quot;);&quot;true&quot;;&quot;false&quot;)" office:value-type="string" office:string-value="true" calcext:value-type="string">
            <text:p>true</text:p>
          </table:table-cell>
          <table:table-cell table:formula="of:=IF(AND([.Y37]=&quot;true&quot;;[.AB37]=&quot;true&quot;;[.AE37]=&quot;true&quot;;[.AH37]=&quot;true&quot;);&quot;true&quot;;&quot;false&quot;)" office:value-type="string" office:string-value="false" calcext:value-type="string">
            <text:p>false</text:p>
          </table:table-cell>
        </table:table-row>
        <table:table-row table:style-name="ro1">
          <table:table-cell office:value-type="string" calcext:value-type="string">
            <text:p>3f0fef8a-9424-4767-878f-268b553b94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65645" calcext:value-type="float">
            <text:p>20.66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78596" calcext:value-type="float">
            <text:p>9.27859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13327" calcext:value-type="float">
            <text:p>4.913327</text:p>
          </table:table-cell>
          <table:table-cell office:value-type="string" calcext:value-type="string">
            <text:p>program</text:p>
          </table:table-cell>
          <table:table-cell office:value-type="string" calcext:value-type="string">
            <text:p>true</text:p>
          </table:table-cell>
          <table:table-cell office:value-type="float" office:value="25.633219" calcext:value-type="float">
            <text:p>25.633219</text:p>
          </table:table-cell>
          <table:table-cell office:value-type="string" calcext:value-type="string">
            <text:p>a1,a2</text:p>
          </table:table-cell>
          <table:table-cell office:value-type="string" calcext:value-type="string">
            <text:p>true</text:p>
          </table:table-cell>
          <table:table-cell office:value-type="float" office:value="30.746245" calcext:value-type="float">
            <text:p>30.746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883271" calcext:value-type="float">
            <text:p>25.883271</text:p>
          </table:table-cell>
          <table:table-cell office:value-type="string" calcext:value-type="string">
            <text:p>line,lineID,stops</text:p>
          </table:table-cell>
          <table:table-cell office:value-type="string" calcext:value-type="string">
            <text:p>false</text:p>
          </table:table-cell>
          <table:table-cell office:value-type="float" office:value="10.091275" calcext:value-type="float">
            <text:p>10.091275</text:p>
          </table:table-cell>
          <table:table-cell office:value-type="string" calcext:value-type="string">
            <text:p>line,lineID,stops</text:p>
          </table:table-cell>
          <table:table-cell office:value-type="string" calcext:value-type="string">
            <text:p>false</text:p>
          </table:table-cell>
          <table:table-cell office:value-type="float" office:value="38.407057" calcext:value-type="float">
            <text:p>38.407057</text:p>
          </table:table-cell>
          <table:table-cell office:value-type="string" calcext:value-type="string">
            <text:p>delay</text:p>
          </table:table-cell>
          <table:table-cell office:value-type="string" calcext:value-type="string">
            <text:p>true</text:p>
          </table:table-cell>
          <table:table-cell office:value-type="float" office:value="37.710464" calcext:value-type="float">
            <text:p>37.710464</text:p>
          </table:table-cell>
          <table:table-cell office:value-type="string" calcext:value-type="string">
            <text:p>a6,a8,a9</text:p>
          </table:table-cell>
          <table:table-cell office:value-type="string" calcext:value-type="string">
            <text:p>true</text:p>
          </table:table-cell>
          <table:table-cell office:value-type="float" office:value="22.059869" calcext:value-type="float">
            <text:p>22.05986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558243" calcext:value-type="float">
            <text:p>7.558243</text:p>
          </table:table-cell>
          <table:table-cell office:value-type="float" office:value="-2" calcext:value-type="float">
            <text:p>-2</text:p>
          </table:table-cell>
          <table:table-cell office:value-type="float" office:value="0" calcext:value-type="float">
            <text:p>0</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cell table:formula="of:=IF(AND([.G38]=&quot;true&quot;;[.J38]=&quot;true&quot;;[.M38]=&quot;true&quot;;[.P38]=&quot;true&quot;);&quot;true&quot;;&quot;false&quot;)" office:value-type="string" office:string-value="true" calcext:value-type="string">
            <text:p>true</text:p>
          </table:table-cell>
          <table:table-cell table:formula="of:=IF(AND([.Y38]=&quot;true&quot;;[.AB38]=&quot;true&quot;;[.AE38]=&quot;true&quot;;[.AH38]=&quot;true&quot;);&quot;true&quot;;&quot;false&quot;)" office:value-type="string" office:string-value="false" calcext:value-type="string">
            <text:p>false</text:p>
          </table:table-cell>
        </table:table-row>
        <table:table-row table:style-name="ro1">
          <table:table-cell office:value-type="string" calcext:value-type="string">
            <text:p>43ada842-aaeb-4fac-b98f-84b5e18878c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5342" calcext:value-type="float">
            <text:p>25.55342</text:p>
          </table:table-cell>
          <table:table-cell office:value-type="string" calcext:value-type="string">
            <text:p>delay,line,lineID,stops</text:p>
          </table:table-cell>
          <table:table-cell office:value-type="string" calcext:value-type="string">
            <text:p>true</text:p>
          </table:table-cell>
          <table:table-cell office:value-type="float" office:value="14.325728" calcext:value-type="float">
            <text:p>14.325728</text:p>
          </table:table-cell>
          <table:table-cell office:value-type="string" calcext:value-type="string">
            <text:p>delay,line,lineID,stops</text:p>
          </table:table-cell>
          <table:table-cell office:value-type="string" calcext:value-type="string">
            <text:p>true</text:p>
          </table:table-cell>
          <table:table-cell office:value-type="float" office:value="7.973732" calcext:value-type="float">
            <text:p>7.973732</text:p>
          </table:table-cell>
          <table:table-cell office:value-type="string" calcext:value-type="string">
            <text:p>delay</text:p>
          </table:table-cell>
          <table:table-cell office:value-type="string" calcext:value-type="string">
            <text:p>true</text:p>
          </table:table-cell>
          <table:table-cell office:value-type="float" office:value="17.39842" calcext:value-type="float">
            <text:p>17.39842</text:p>
          </table:table-cell>
          <table:table-cell office:value-type="string" calcext:value-type="string">
            <text:p>a6,a8,a9</text:p>
          </table:table-cell>
          <table:table-cell office:value-type="string" calcext:value-type="string">
            <text:p>true</text:p>
          </table:table-cell>
          <table:table-cell office:value-type="float" office:value="19.469438" calcext:value-type="float">
            <text:p>19.469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8.970209" calcext:value-type="float">
            <text:p>38.9702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46398" calcext:value-type="float">
            <text:p>13.54639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6.268035" calcext:value-type="float">
            <text:p>26.268035</text:p>
          </table:table-cell>
          <table:table-cell office:value-type="string" calcext:value-type="string">
            <text:p>program</text:p>
          </table:table-cell>
          <table:table-cell office:value-type="string" calcext:value-type="string">
            <text:p>true</text:p>
          </table:table-cell>
          <table:table-cell office:value-type="float" office:value="11.423123" calcext:value-type="float">
            <text:p>11.423123</text:p>
          </table:table-cell>
          <table:table-cell office:value-type="string" calcext:value-type="string">
            <text:p>a2</text:p>
          </table:table-cell>
          <table:table-cell office:value-type="string" calcext:value-type="string">
            <text:p>false</text:p>
          </table:table-cell>
          <table:table-cell office:value-type="float" office:value="29.272618" calcext:value-type="float">
            <text:p>29.27261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40302" calcext:value-type="float">
            <text:p>6.940302</text:p>
          </table:table-cell>
          <table:table-cell office:value-type="float" office:value="1" calcext:value-type="float">
            <text:p>1</text:p>
          </table:table-cell>
          <table:table-cell office:value-type="float" office:value="-1" calcext:value-type="float">
            <text:p>-1</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cell table:formula="of:=IF(AND([.G39]=&quot;true&quot;;[.J39]=&quot;true&quot;;[.M39]=&quot;true&quot;;[.P39]=&quot;true&quot;);&quot;true&quot;;&quot;false&quot;)" office:value-type="string" office:string-value="true" calcext:value-type="string">
            <text:p>true</text:p>
          </table:table-cell>
          <table:table-cell table:formula="of:=IF(AND([.Y39]=&quot;true&quot;;[.AB39]=&quot;true&quot;;[.AE39]=&quot;true&quot;;[.AH39]=&quot;true&quot;);&quot;true&quot;;&quot;false&quot;)" office:value-type="string" office:string-value="false" calcext:value-type="string">
            <text:p>false</text:p>
          </table:table-cell>
        </table:table-row>
        <table:table-row table:style-name="ro1">
          <table:table-cell office:value-type="string" calcext:value-type="string">
            <text:p>47578adf-ba49-40a3-96fb-8b6048f526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465554" calcext:value-type="float">
            <text:p>27.46555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740057" calcext:value-type="float">
            <text:p>13.740057</text:p>
          </table:table-cell>
          <table:table-cell office:value-type="string" calcext:value-type="string">
            <text:p>program</text:p>
          </table:table-cell>
          <table:table-cell office:value-type="string" calcext:value-type="string">
            <text:p>false</text:p>
          </table:table-cell>
          <table:table-cell office:value-type="float" office:value="9.847372" calcext:value-type="float">
            <text:p>9.847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848018" calcext:value-type="float">
            <text:p>19.848018</text:p>
          </table:table-cell>
          <table:table-cell office:value-type="string" calcext:value-type="string">
            <text:p>a1,a2</text:p>
          </table:table-cell>
          <table:table-cell office:value-type="string" calcext:value-type="string">
            <text:p>true</text:p>
          </table:table-cell>
          <table:table-cell office:value-type="float" office:value="9.286975" calcext:value-type="float">
            <text:p>9.2869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9.067685" calcext:value-type="float">
            <text:p>149.067685</text:p>
          </table:table-cell>
          <table:table-cell office:value-type="string" calcext:value-type="string">
            <text:p>delay,line,lineID,stops</text:p>
          </table:table-cell>
          <table:table-cell office:value-type="string" calcext:value-type="string">
            <text:p>true</text:p>
          </table:table-cell>
          <table:table-cell office:value-type="float" office:value="24.876524" calcext:value-type="float">
            <text:p>24.876524</text:p>
          </table:table-cell>
          <table:table-cell office:value-type="string" calcext:value-type="string">
            <text:p>delay</text:p>
          </table:table-cell>
          <table:table-cell office:value-type="string" calcext:value-type="string">
            <text:p>false</text:p>
          </table:table-cell>
          <table:table-cell office:value-type="float" office:value="18.612018" calcext:value-type="float">
            <text:p>18.612018</text:p>
          </table:table-cell>
          <table:table-cell office:value-type="string" calcext:value-type="string">
            <text:p>line,lineID,stops</text:p>
          </table:table-cell>
          <table:table-cell office:value-type="string" calcext:value-type="string">
            <text:p>false</text:p>
          </table:table-cell>
          <table:table-cell office:value-type="float" office:value="21.102188" calcext:value-type="float">
            <text:p>21.102188</text:p>
          </table:table-cell>
          <table:table-cell office:value-type="string" calcext:value-type="string">
            <text:p>a6,a8</text:p>
          </table:table-cell>
          <table:table-cell office:value-type="string" calcext:value-type="string">
            <text:p>false</text:p>
          </table:table-cell>
          <table:table-cell office:value-type="float" office:value="11.478482" calcext:value-type="float">
            <text:p>11.47848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02837" calcext:value-type="float">
            <text:p>3.602837</text:p>
          </table:table-cell>
          <table:table-cell table:number-columns-repeated="3"/>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cell table:formula="of:=IF(AND([.G40]=&quot;true&quot;;[.J40]=&quot;true&quot;;[.M40]=&quot;true&quot;;[.P40]=&quot;true&quot;);&quot;true&quot;;&quot;false&quot;)" office:value-type="string" office:string-value="false" calcext:value-type="string">
            <text:p>false</text:p>
          </table:table-cell>
          <table:table-cell table:formula="of:=IF(AND([.Y40]=&quot;true&quot;;[.AB40]=&quot;true&quot;;[.AE40]=&quot;true&quot;;[.AH40]=&quot;true&quot;);&quot;true&quot;;&quot;false&quot;)" office:value-type="string" office:string-value="false" calcext:value-type="string">
            <text:p>false</text:p>
          </table:table-cell>
        </table:table-row>
        <table:table-row table:style-name="ro1">
          <table:table-cell office:value-type="string" calcext:value-type="string">
            <text:p>4e0262a1-a522-4575-aeec-4713d055432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57459" calcext:value-type="float">
            <text:p>20.457459</text:p>
          </table:table-cell>
          <table:table-cell office:value-type="string" calcext:value-type="string">
            <text:p>stops</text:p>
          </table:table-cell>
          <table:table-cell office:value-type="string" calcext:value-type="string">
            <text:p>false</text:p>
          </table:table-cell>
          <table:table-cell office:value-type="float" office:value="15.047231" calcext:value-type="float">
            <text:p>15.047231</text:p>
          </table:table-cell>
          <table:table-cell office:value-type="string" calcext:value-type="string">
            <text:p>line,stops</text:p>
          </table:table-cell>
          <table:table-cell office:value-type="string" calcext:value-type="string">
            <text:p>false</text:p>
          </table:table-cell>
          <table:table-cell office:value-type="float" office:value="12.818416" calcext:value-type="float">
            <text:p>12.818416</text:p>
          </table:table-cell>
          <table:table-cell office:value-type="string" calcext:value-type="string">
            <text:p>delay</text:p>
          </table:table-cell>
          <table:table-cell office:value-type="string" calcext:value-type="string">
            <text:p>true</text:p>
          </table:table-cell>
          <table:table-cell office:value-type="float" office:value="53.29396" calcext:value-type="float">
            <text:p>53.29396</text:p>
          </table:table-cell>
          <table:table-cell office:value-type="string" calcext:value-type="string">
            <text:p>a4,a6,a8</text:p>
          </table:table-cell>
          <table:table-cell office:value-type="string" calcext:value-type="string">
            <text:p>false</text:p>
          </table:table-cell>
          <table:table-cell office:value-type="float" office:value="23.030766" calcext:value-type="float">
            <text:p>23.0307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250145" calcext:value-type="float">
            <text:p>21.2501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092633" calcext:value-type="float">
            <text:p>19.0926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8835" calcext:value-type="float">
            <text:p>7.98835</text:p>
          </table:table-cell>
          <table:table-cell office:value-type="string" calcext:value-type="string">
            <text:p>program</text:p>
          </table:table-cell>
          <table:table-cell office:value-type="string" calcext:value-type="string">
            <text:p>true</text:p>
          </table:table-cell>
          <table:table-cell office:value-type="float" office:value="18.929811" calcext:value-type="float">
            <text:p>18.929811</text:p>
          </table:table-cell>
          <table:table-cell office:value-type="string" calcext:value-type="string">
            <text:p>a1,a2</text:p>
          </table:table-cell>
          <table:table-cell office:value-type="string" calcext:value-type="string">
            <text:p>true</text:p>
          </table:table-cell>
          <table:table-cell office:value-type="float" office:value="15.365883" calcext:value-type="float">
            <text:p>15.36588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751828" calcext:value-type="float">
            <text:p>5.751828</text:p>
          </table:table-cell>
          <table:table-cell table:number-columns-repeated="2" office:value-type="float" office:value="0" calcext:value-type="float">
            <text:p>0</text:p>
          </table:table-cell>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cell table:formula="of:=IF(AND([.G41]=&quot;true&quot;;[.J41]=&quot;true&quot;;[.M41]=&quot;true&quot;;[.P41]=&quot;true&quot;);&quot;true&quot;;&quot;false&quot;)" office:value-type="string" office:string-value="false" calcext:value-type="string">
            <text:p>false</text:p>
          </table:table-cell>
          <table:table-cell table:formula="of:=IF(AND([.Y41]=&quot;true&quot;;[.AB41]=&quot;true&quot;;[.AE41]=&quot;true&quot;;[.AH41]=&quot;true&quot;);&quot;true&quot;;&quot;false&quot;)" office:value-type="string" office:string-value="true" calcext:value-type="string">
            <text:p>true</text:p>
          </table:table-cell>
        </table:table-row>
        <table:table-row table:style-name="ro1">
          <table:table-cell office:value-type="string" calcext:value-type="string">
            <text:p>51cc4264-d102-4524-a3ab-7dc7abbd89c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0.767218" calcext:value-type="float">
            <text:p>60.767218</text:p>
          </table:table-cell>
          <table:table-cell office:value-type="string" calcext:value-type="string">
            <text:p>delay,line,lineID,stops</text:p>
          </table:table-cell>
          <table:table-cell office:value-type="string" calcext:value-type="string">
            <text:p>true</text:p>
          </table:table-cell>
          <table:table-cell office:value-type="float" office:value="25.86239" calcext:value-type="float">
            <text:p>25.86239</text:p>
          </table:table-cell>
          <table:table-cell office:value-type="string" calcext:value-type="string">
            <text:p>delay,line,lineID,stops</text:p>
          </table:table-cell>
          <table:table-cell office:value-type="string" calcext:value-type="string">
            <text:p>true</text:p>
          </table:table-cell>
          <table:table-cell office:value-type="float" office:value="14.928049" calcext:value-type="float">
            <text:p>14.928049</text:p>
          </table:table-cell>
          <table:table-cell office:value-type="string" calcext:value-type="string">
            <text:p>delay</text:p>
          </table:table-cell>
          <table:table-cell office:value-type="string" calcext:value-type="string">
            <text:p>true</text:p>
          </table:table-cell>
          <table:table-cell office:value-type="float" office:value="30.124015" calcext:value-type="float">
            <text:p>30.124015</text:p>
          </table:table-cell>
          <table:table-cell office:value-type="string" calcext:value-type="string">
            <text:p>a6,a8,a9</text:p>
          </table:table-cell>
          <table:table-cell office:value-type="string" calcext:value-type="string">
            <text:p>true</text:p>
          </table:table-cell>
          <table:table-cell office:value-type="float" office:value="58.962013" calcext:value-type="float">
            <text:p>58.96201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522723" calcext:value-type="float">
            <text:p>25.5227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89746" calcext:value-type="float">
            <text:p>14.68974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15232" calcext:value-type="float">
            <text:p>5.315232</text:p>
          </table:table-cell>
          <table:table-cell office:value-type="string" calcext:value-type="string">
            <text:p>program</text:p>
          </table:table-cell>
          <table:table-cell office:value-type="string" calcext:value-type="string">
            <text:p>true</text:p>
          </table:table-cell>
          <table:table-cell office:value-type="float" office:value="23.646823" calcext:value-type="float">
            <text:p>23.646823</text:p>
          </table:table-cell>
          <table:table-cell office:value-type="string" calcext:value-type="string">
            <text:p>a1,a2</text:p>
          </table:table-cell>
          <table:table-cell office:value-type="string" calcext:value-type="string">
            <text:p>true</text:p>
          </table:table-cell>
          <table:table-cell office:value-type="float" office:value="36.263673" calcext:value-type="float">
            <text:p>36.2636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66639" calcext:value-type="float">
            <text:p>7.66639</text:p>
          </table:table-cell>
          <table:table-cell office:value-type="float" office:value="-1" calcext:value-type="float">
            <text:p>-1</text:p>
          </table:table-cell>
          <table:table-cell office:value-type="float" office:value="0" calcext:value-type="float">
            <text:p>0</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true" calcext:value-type="string">
            <text:p>true</text:p>
          </table:table-cell>
          <table:table-cell table:formula="of:=IF(AND([.G42]=&quot;true&quot;;[.J42]=&quot;true&quot;;[.M42]=&quot;true&quot;;[.P42]=&quot;true&quot;);&quot;true&quot;;&quot;false&quot;)" office:value-type="string" office:string-value="true" calcext:value-type="string">
            <text:p>true</text:p>
          </table:table-cell>
          <table:table-cell table:formula="of:=IF(AND([.Y42]=&quot;true&quot;;[.AB42]=&quot;true&quot;;[.AE42]=&quot;true&quot;;[.AH42]=&quot;true&quot;);&quot;true&quot;;&quot;false&quot;)" office:value-type="string" office:string-value="true" calcext:value-type="string">
            <text:p>true</text:p>
          </table:table-cell>
        </table:table-row>
        <table:table-row table:style-name="ro1">
          <table:table-cell office:value-type="string" calcext:value-type="string">
            <text:p>52b3f503-9754-4d5d-8d03-cbd47abb748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3.656367" calcext:value-type="float">
            <text:p>53.656367</text:p>
          </table:table-cell>
          <table:table-cell office:value-type="string" calcext:value-type="string">
            <text:p>delay,line,lineID,stops</text:p>
          </table:table-cell>
          <table:table-cell office:value-type="string" calcext:value-type="string">
            <text:p>true</text:p>
          </table:table-cell>
          <table:table-cell office:value-type="float" office:value="24.268533" calcext:value-type="float">
            <text:p>24.268533</text:p>
          </table:table-cell>
          <table:table-cell office:value-type="string" calcext:value-type="string">
            <text:p>delay,line,lineID,stops</text:p>
          </table:table-cell>
          <table:table-cell office:value-type="string" calcext:value-type="string">
            <text:p>true</text:p>
          </table:table-cell>
          <table:table-cell office:value-type="float" office:value="9.333981" calcext:value-type="float">
            <text:p>9.333981</text:p>
          </table:table-cell>
          <table:table-cell office:value-type="string" calcext:value-type="string">
            <text:p>delay</text:p>
          </table:table-cell>
          <table:table-cell office:value-type="string" calcext:value-type="string">
            <text:p>true</text:p>
          </table:table-cell>
          <table:table-cell office:value-type="float" office:value="22.477679" calcext:value-type="float">
            <text:p>22.477679</text:p>
          </table:table-cell>
          <table:table-cell office:value-type="string" calcext:value-type="string">
            <text:p>a8,a9</text:p>
          </table:table-cell>
          <table:table-cell office:value-type="string" calcext:value-type="string">
            <text:p>false</text:p>
          </table:table-cell>
          <table:table-cell office:value-type="float" office:value="8.608941" calcext:value-type="float">
            <text:p>8.6089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468529" calcext:value-type="float">
            <text:p>20.468529</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7.109414" calcext:value-type="float">
            <text:p>17.1094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57421" calcext:value-type="float">
            <text:p>10.57421</text:p>
          </table:table-cell>
          <table:table-cell office:value-type="string" calcext:value-type="string">
            <text:p>program</text:p>
          </table:table-cell>
          <table:table-cell office:value-type="string" calcext:value-type="string">
            <text:p>true</text:p>
          </table:table-cell>
          <table:table-cell office:value-type="float" office:value="14.856413" calcext:value-type="float">
            <text:p>14.856413</text:p>
          </table:table-cell>
          <table:table-cell office:value-type="string" calcext:value-type="string">
            <text:p>a1,a2</text:p>
          </table:table-cell>
          <table:table-cell office:value-type="string" calcext:value-type="string">
            <text:p>true</text:p>
          </table:table-cell>
          <table:table-cell office:value-type="float" office:value="15.161394" calcext:value-type="float">
            <text:p>15.16139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50.956763" calcext:value-type="float">
            <text:p>150.956763</text:p>
          </table:table-cell>
          <table:table-cell table:number-columns-repeated="2" office:value-type="float" office:value="1" calcext:value-type="float">
            <text:p>1</text:p>
          </table:table-cell>
          <table:table-cell office:value-type="string" calcext:value-type="string">
            <text:p>Nein, kann auch gerne komplexer werden, aber vielleicht nochmal zusammen mit den Studenten eine solche Aufgabe machen und nochmal alles erklÃÂ¤ren, nicht das irgendwo ein MissverstÃÂ¤ndnis aufkommt und dann jeder dieser Aufgaben bei einer Teilaufgabe falsch gelÃÂ¶st wird. Vor allem nochmal mit den Condititons. Sonst top.</text:p>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cell table:formula="of:=IF(AND([.G43]=&quot;true&quot;;[.J43]=&quot;true&quot;;[.M43]=&quot;true&quot;;[.P43]=&quot;true&quot;);&quot;true&quot;;&quot;false&quot;)" office:value-type="string" office:string-value="false" calcext:value-type="string">
            <text:p>false</text:p>
          </table:table-cell>
          <table:table-cell table:formula="of:=IF(AND([.Y43]=&quot;true&quot;;[.AB43]=&quot;true&quot;;[.AE43]=&quot;true&quot;;[.AH43]=&quot;true&quot;);&quot;true&quot;;&quot;false&quot;)" office:value-type="string" office:string-value="false" calcext:value-type="string">
            <text:p>false</text:p>
          </table:table-cell>
        </table:table-row>
        <table:table-row table:style-name="ro1">
          <table:table-cell office:value-type="string" calcext:value-type="string">
            <text:p>52bef86b-aed1-4680-94b1-43477539ace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186985" calcext:value-type="float">
            <text:p>26.186985</text:p>
          </table:table-cell>
          <table:table-cell office:value-type="string" calcext:value-type="string">
            <text:p>delay,line,lineID,stops</text:p>
          </table:table-cell>
          <table:table-cell office:value-type="string" calcext:value-type="string">
            <text:p>true</text:p>
          </table:table-cell>
          <table:table-cell office:value-type="float" office:value="16.087895" calcext:value-type="float">
            <text:p>16.087895</text:p>
          </table:table-cell>
          <table:table-cell office:value-type="string" calcext:value-type="string">
            <text:p>delay,line,lineID,stops</text:p>
          </table:table-cell>
          <table:table-cell office:value-type="string" calcext:value-type="string">
            <text:p>true</text:p>
          </table:table-cell>
          <table:table-cell office:value-type="float" office:value="7.745956" calcext:value-type="float">
            <text:p>7.745956</text:p>
          </table:table-cell>
          <table:table-cell office:value-type="string" calcext:value-type="string">
            <text:p>delay</text:p>
          </table:table-cell>
          <table:table-cell office:value-type="string" calcext:value-type="string">
            <text:p>true</text:p>
          </table:table-cell>
          <table:table-cell office:value-type="float" office:value="15.563642" calcext:value-type="float">
            <text:p>15.563642</text:p>
          </table:table-cell>
          <table:table-cell office:value-type="string" calcext:value-type="string">
            <text:p>a6,a8,a9</text:p>
          </table:table-cell>
          <table:table-cell office:value-type="string" calcext:value-type="string">
            <text:p>true</text:p>
          </table:table-cell>
          <table:table-cell office:value-type="float" office:value="20.934659" calcext:value-type="float">
            <text:p>20.9346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87566" calcext:value-type="float">
            <text:p>19.5875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6.811676" calcext:value-type="float">
            <text:p>76.811676</text:p>
          </table:table-cell>
          <table:table-cell office:value-type="string" calcext:value-type="string">
            <text:p>program</text:p>
          </table:table-cell>
          <table:table-cell office:value-type="string" calcext:value-type="string">
            <text:p>false</text:p>
          </table:table-cell>
          <table:table-cell office:value-type="float" office:value="6.231113" calcext:value-type="float">
            <text:p>6.23111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418062" calcext:value-type="float">
            <text:p>18.418062</text:p>
          </table:table-cell>
          <table:table-cell office:value-type="string" calcext:value-type="string">
            <text:p>a1,a2</text:p>
          </table:table-cell>
          <table:table-cell office:value-type="string" calcext:value-type="string">
            <text:p>true</text:p>
          </table:table-cell>
          <table:table-cell office:value-type="float" office:value="19.49591" calcext:value-type="float">
            <text:p>19.4959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3001" calcext:value-type="float">
            <text:p>12.06300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ame as before</text:p>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false" calcext:value-type="string">
            <text:p>false</text:p>
          </table:table-cell>
          <table:table-cell table:formula="of:=IF(AND([.G44]=&quot;true&quot;;[.J44]=&quot;true&quot;;[.M44]=&quot;true&quot;;[.P44]=&quot;true&quot;);&quot;true&quot;;&quot;false&quot;)" office:value-type="string" office:string-value="true" calcext:value-type="string">
            <text:p>true</text:p>
          </table:table-cell>
          <table:table-cell table:formula="of:=IF(AND([.Y44]=&quot;true&quot;;[.AB44]=&quot;true&quot;;[.AE44]=&quot;true&quot;;[.AH44]=&quot;true&quot;);&quot;true&quot;;&quot;false&quot;)" office:value-type="string" office:string-value="false" calcext:value-type="string">
            <text:p>false</text:p>
          </table:table-cell>
        </table:table-row>
        <table:table-row table:style-name="ro1">
          <table:table-cell office:value-type="string" calcext:value-type="string">
            <text:p>52cef19d-127a-4867-b7f3-94603909cd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2.405407" calcext:value-type="float">
            <text:p>122.405407</text:p>
          </table:table-cell>
          <table:table-cell office:value-type="string" calcext:value-type="string">
            <text:p>delay,line,lineID,stops</text:p>
          </table:table-cell>
          <table:table-cell office:value-type="string" calcext:value-type="string">
            <text:p>true</text:p>
          </table:table-cell>
          <table:table-cell office:value-type="float" office:value="33.688085" calcext:value-type="float">
            <text:p>33.688085</text:p>
          </table:table-cell>
          <table:table-cell office:value-type="string" calcext:value-type="string">
            <text:p>delay,line,lineID,stops</text:p>
          </table:table-cell>
          <table:table-cell office:value-type="string" calcext:value-type="string">
            <text:p>true</text:p>
          </table:table-cell>
          <table:table-cell office:value-type="float" office:value="7.915212" calcext:value-type="float">
            <text:p>7.915212</text:p>
          </table:table-cell>
          <table:table-cell office:value-type="string" calcext:value-type="string">
            <text:p>delay</text:p>
          </table:table-cell>
          <table:table-cell office:value-type="string" calcext:value-type="string">
            <text:p>true</text:p>
          </table:table-cell>
          <table:table-cell office:value-type="float" office:value="143.712093" calcext:value-type="float">
            <text:p>143.712093</text:p>
          </table:table-cell>
          <table:table-cell office:value-type="string" calcext:value-type="string">
            <text:p>a6,a8,a9</text:p>
          </table:table-cell>
          <table:table-cell office:value-type="string" calcext:value-type="string">
            <text:p>true</text:p>
          </table:table-cell>
          <table:table-cell office:value-type="float" office:value="5.719834" calcext:value-type="float">
            <text:p>5.71983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237051" calcext:value-type="float">
            <text:p>22.237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0.766325" calcext:value-type="float">
            <text:p>40.7663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060297" calcext:value-type="float">
            <text:p>5.060297</text:p>
          </table:table-cell>
          <table:table-cell office:value-type="string" calcext:value-type="string">
            <text:p>program</text:p>
          </table:table-cell>
          <table:table-cell office:value-type="string" calcext:value-type="string">
            <text:p>true</text:p>
          </table:table-cell>
          <table:table-cell office:value-type="float" office:value="67.849535" calcext:value-type="float">
            <text:p>67.849535</text:p>
          </table:table-cell>
          <table:table-cell office:value-type="string" calcext:value-type="string">
            <text:p>a1,a2</text:p>
          </table:table-cell>
          <table:table-cell office:value-type="string" calcext:value-type="string">
            <text:p>true</text:p>
          </table:table-cell>
          <table:table-cell office:value-type="float" office:value="53.044775" calcext:value-type="float">
            <text:p>53.04477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9.990877" calcext:value-type="float">
            <text:p>9.990877</text:p>
          </table:table-cell>
          <table:table-cell office:value-type="float" office:value="0" calcext:value-type="float">
            <text:p>0</text:p>
          </table:table-cell>
          <table:table-cell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false" calcext:value-type="string">
            <text:p>false</text:p>
          </table:table-cell>
          <table:table-cell table:formula="of:=IF(AND([.G45]=&quot;true&quot;;[.J45]=&quot;true&quot;;[.M45]=&quot;true&quot;;[.P45]=&quot;true&quot;);&quot;true&quot;;&quot;false&quot;)" office:value-type="string" office:string-value="true" calcext:value-type="string">
            <text:p>true</text:p>
          </table:table-cell>
          <table:table-cell table:formula="of:=IF(AND([.Y45]=&quot;true&quot;;[.AB45]=&quot;true&quot;;[.AE45]=&quot;true&quot;;[.AH45]=&quot;true&quot;);&quot;true&quot;;&quot;false&quot;)" office:value-type="string" office:string-value="true" calcext:value-type="string">
            <text:p>true</text:p>
          </table:table-cell>
        </table:table-row>
        <table:table-row table:style-name="ro1">
          <table:table-cell office:value-type="string" calcext:value-type="string">
            <text:p>550a3812-444e-457a-9723-ad4d9256915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222271" calcext:value-type="float">
            <text:p>40.222271</text:p>
          </table:table-cell>
          <table:table-cell office:value-type="string" calcext:value-type="string">
            <text:p>delay,line,lineID,stops</text:p>
          </table:table-cell>
          <table:table-cell office:value-type="string" calcext:value-type="string">
            <text:p>true</text:p>
          </table:table-cell>
          <table:table-cell office:value-type="float" office:value="14.22079" calcext:value-type="float">
            <text:p>14.22079</text:p>
          </table:table-cell>
          <table:table-cell office:value-type="string" calcext:value-type="string">
            <text:p>delay,line,lineID,stops</text:p>
          </table:table-cell>
          <table:table-cell office:value-type="string" calcext:value-type="string">
            <text:p>true</text:p>
          </table:table-cell>
          <table:table-cell office:value-type="float" office:value="3.211258" calcext:value-type="float">
            <text:p>3.211258</text:p>
          </table:table-cell>
          <table:table-cell/>
          <table:table-cell office:value-type="string" calcext:value-type="string">
            <text:p>false</text:p>
          </table:table-cell>
          <table:table-cell office:value-type="float" office:value="17.533512" calcext:value-type="float">
            <text:p>17.533512</text:p>
          </table:table-cell>
          <table:table-cell office:value-type="string" calcext:value-type="string">
            <text:p>a6,a8,a9</text:p>
          </table:table-cell>
          <table:table-cell office:value-type="string" calcext:value-type="string">
            <text:p>true</text:p>
          </table:table-cell>
          <table:table-cell office:value-type="float" office:value="22.767972" calcext:value-type="float">
            <text:p>22.76797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9.283369" calcext:value-type="float">
            <text:p>49.2833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60137" calcext:value-type="float">
            <text:p>8.1601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15451" calcext:value-type="float">
            <text:p>6.415451</text:p>
          </table:table-cell>
          <table:table-cell office:value-type="string" calcext:value-type="string">
            <text:p>program</text:p>
          </table:table-cell>
          <table:table-cell office:value-type="string" calcext:value-type="string">
            <text:p>true</text:p>
          </table:table-cell>
          <table:table-cell office:value-type="float" office:value="16.910665" calcext:value-type="float">
            <text:p>16.910665</text:p>
          </table:table-cell>
          <table:table-cell office:value-type="string" calcext:value-type="string">
            <text:p>a2</text:p>
          </table:table-cell>
          <table:table-cell office:value-type="string" calcext:value-type="string">
            <text:p>false</text:p>
          </table:table-cell>
          <table:table-cell office:value-type="float" office:value="10.409731" calcext:value-type="float">
            <text:p>10.40973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72477" calcext:value-type="float">
            <text:p>5.672477</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cell table:formula="of:=IF(AND([.G46]=&quot;true&quot;;[.J46]=&quot;true&quot;;[.M46]=&quot;true&quot;;[.P46]=&quot;true&quot;);&quot;true&quot;;&quot;false&quot;)" office:value-type="string" office:string-value="false" calcext:value-type="string">
            <text:p>false</text:p>
          </table:table-cell>
          <table:table-cell table:formula="of:=IF(AND([.Y46]=&quot;true&quot;;[.AB46]=&quot;true&quot;;[.AE46]=&quot;true&quot;;[.AH46]=&quot;true&quot;);&quot;true&quot;;&quot;false&quot;)" office:value-type="string" office:string-value="false" calcext:value-type="string">
            <text:p>false</text:p>
          </table:table-cell>
        </table:table-row>
        <table:table-row table:style-name="ro1">
          <table:table-cell office:value-type="string" calcext:value-type="string">
            <text:p>55d65560-ea62-4b9e-a170-0a21a5d0598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597642" calcext:value-type="float">
            <text:p>23.597642</text:p>
          </table:table-cell>
          <table:table-cell office:value-type="string" calcext:value-type="string">
            <text:p>delay,line,lineID</text:p>
          </table:table-cell>
          <table:table-cell office:value-type="string" calcext:value-type="string">
            <text:p>false</text:p>
          </table:table-cell>
          <table:table-cell office:value-type="float" office:value="15.927933" calcext:value-type="float">
            <text:p>15.927933</text:p>
          </table:table-cell>
          <table:table-cell office:value-type="string" calcext:value-type="string">
            <text:p>delay,line,lineID,stops</text:p>
          </table:table-cell>
          <table:table-cell office:value-type="string" calcext:value-type="string">
            <text:p>true</text:p>
          </table:table-cell>
          <table:table-cell office:value-type="float" office:value="4.943199" calcext:value-type="float">
            <text:p>4.943199</text:p>
          </table:table-cell>
          <table:table-cell office:value-type="string" calcext:value-type="string">
            <text:p>delay</text:p>
          </table:table-cell>
          <table:table-cell office:value-type="string" calcext:value-type="string">
            <text:p>true</text:p>
          </table:table-cell>
          <table:table-cell office:value-type="float" office:value="22.385439" calcext:value-type="float">
            <text:p>22.385439</text:p>
          </table:table-cell>
          <table:table-cell office:value-type="string" calcext:value-type="string">
            <text:p>a6,a8,a9</text:p>
          </table:table-cell>
          <table:table-cell office:value-type="string" calcext:value-type="string">
            <text:p>true</text:p>
          </table:table-cell>
          <table:table-cell office:value-type="float" office:value="7.886234" calcext:value-type="float">
            <text:p>7.886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116153" calcext:value-type="float">
            <text:p>3.116153</text:p>
          </table:table-cell>
          <table:table-cell/>
          <table:table-cell office:value-type="string" calcext:value-type="string">
            <text:p>false</text:p>
          </table:table-cell>
          <table:table-cell office:value-type="float" office:value="0.60271" calcext:value-type="float">
            <text:p>0.60271</text:p>
          </table:table-cell>
          <table:table-cell/>
          <table:table-cell office:value-type="string" calcext:value-type="string">
            <text:p>false</text:p>
          </table:table-cell>
          <table:table-cell office:value-type="float" office:value="1.664567" calcext:value-type="float">
            <text:p>1.664567</text:p>
          </table:table-cell>
          <table:table-cell/>
          <table:table-cell office:value-type="string" calcext:value-type="string">
            <text:p>false</text:p>
          </table:table-cell>
          <table:table-cell office:value-type="float" office:value="3.279565" calcext:value-type="float">
            <text:p>3.279565</text:p>
          </table:table-cell>
          <table:table-cell/>
          <table:table-cell office:value-type="string" calcext:value-type="string">
            <text:p>false</text:p>
          </table:table-cell>
          <table:table-cell office:value-type="float" office:value="0.972243" calcext:value-type="float">
            <text:p>0.972243</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252028" calcext:value-type="float">
            <text:p>11.252028</text:p>
          </table:table-cell>
          <table:table-cell office:value-type="float" office:value="2" calcext:value-type="float">
            <text:p>2</text:p>
          </table:table-cell>
          <table:table-cell office:value-type="float" office:value="-2" calcext:value-type="float">
            <text:p>-2</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cell table:formula="of:=IF(AND([.G47]=&quot;true&quot;;[.J47]=&quot;true&quot;;[.M47]=&quot;true&quot;;[.P47]=&quot;true&quot;);&quot;true&quot;;&quot;false&quot;)" office:value-type="string" office:string-value="false" calcext:value-type="string">
            <text:p>false</text:p>
          </table:table-cell>
          <table:table-cell table:formula="of:=IF(AND([.Y47]=&quot;true&quot;;[.AB47]=&quot;true&quot;;[.AE47]=&quot;true&quot;;[.AH47]=&quot;true&quot;);&quot;true&quot;;&quot;false&quot;)" office:value-type="string" office:string-value="false" calcext:value-type="string">
            <text:p>false</text:p>
          </table:table-cell>
        </table:table-row>
        <table:table-row table:style-name="ro1">
          <table:table-cell office:value-type="string" calcext:value-type="string">
            <text:p>59077794-31e4-4fa7-9af2-585de6914e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1.097506" calcext:value-type="float">
            <text:p>121.097506</text:p>
          </table:table-cell>
          <table:table-cell office:value-type="string" calcext:value-type="string">
            <text:p>delay,line,lineID,stops</text:p>
          </table:table-cell>
          <table:table-cell office:value-type="string" calcext:value-type="string">
            <text:p>true</text:p>
          </table:table-cell>
          <table:table-cell office:value-type="float" office:value="14.650526" calcext:value-type="float">
            <text:p>14.650526</text:p>
          </table:table-cell>
          <table:table-cell office:value-type="string" calcext:value-type="string">
            <text:p>delay,line,lineID,stops</text:p>
          </table:table-cell>
          <table:table-cell office:value-type="string" calcext:value-type="string">
            <text:p>true</text:p>
          </table:table-cell>
          <table:table-cell office:value-type="float" office:value="12.320935" calcext:value-type="float">
            <text:p>12.320935</text:p>
          </table:table-cell>
          <table:table-cell office:value-type="string" calcext:value-type="string">
            <text:p>delay</text:p>
          </table:table-cell>
          <table:table-cell office:value-type="string" calcext:value-type="string">
            <text:p>true</text:p>
          </table:table-cell>
          <table:table-cell office:value-type="float" office:value="50.215631" calcext:value-type="float">
            <text:p>50.215631</text:p>
          </table:table-cell>
          <table:table-cell/>
          <table:table-cell office:value-type="string" calcext:value-type="string">
            <text:p>false</text:p>
          </table:table-cell>
          <table:table-cell office:value-type="float" office:value="3.647467" calcext:value-type="float">
            <text:p>3.64746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1.707082" calcext:value-type="float">
            <text:p>51.707082</text:p>
          </table:table-cell>
          <table:table-cell/>
          <table:table-cell office:value-type="string" calcext:value-type="string">
            <text:p>false</text:p>
          </table:table-cell>
          <table:table-cell office:value-type="float" office:value="2.478567" calcext:value-type="float">
            <text:p>2.478567</text:p>
          </table:table-cell>
          <table:table-cell/>
          <table:table-cell office:value-type="string" calcext:value-type="string">
            <text:p>false</text:p>
          </table:table-cell>
          <table:table-cell office:value-type="float" office:value="1.112127" calcext:value-type="float">
            <text:p>1.112127</text:p>
          </table:table-cell>
          <table:table-cell/>
          <table:table-cell office:value-type="string" calcext:value-type="string">
            <text:p>false</text:p>
          </table:table-cell>
          <table:table-cell office:value-type="float" office:value="1.178051" calcext:value-type="float">
            <text:p>1.178051</text:p>
          </table:table-cell>
          <table:table-cell/>
          <table:table-cell office:value-type="string" calcext:value-type="string">
            <text:p>false</text:p>
          </table:table-cell>
          <table:table-cell office:value-type="float" office:value="1.094746" calcext:value-type="float">
            <text:p>1.094746</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65965" calcext:value-type="float">
            <text:p>46.65965</text:p>
          </table:table-cell>
          <table:table-cell table:number-columns-repeated="3"/>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cell table:formula="of:=IF(AND([.G48]=&quot;true&quot;;[.J48]=&quot;true&quot;;[.M48]=&quot;true&quot;;[.P48]=&quot;true&quot;);&quot;true&quot;;&quot;false&quot;)" office:value-type="string" office:string-value="false" calcext:value-type="string">
            <text:p>false</text:p>
          </table:table-cell>
          <table:table-cell table:formula="of:=IF(AND([.Y48]=&quot;true&quot;;[.AB48]=&quot;true&quot;;[.AE48]=&quot;true&quot;;[.AH48]=&quot;true&quot;);&quot;true&quot;;&quot;false&quot;)" office:value-type="string" office:string-value="false" calcext:value-type="string">
            <text:p>false</text:p>
          </table:table-cell>
        </table:table-row>
        <table:table-row table:style-name="ro1">
          <table:table-cell office:value-type="string" calcext:value-type="string">
            <text:p>5f17c0eb-e84e-4fda-89e9-66b28d7d73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902629" calcext:value-type="float">
            <text:p>17.902629</text:p>
          </table:table-cell>
          <table:table-cell office:value-type="string" calcext:value-type="string">
            <text:p>delay,line,lineID,stops</text:p>
          </table:table-cell>
          <table:table-cell office:value-type="string" calcext:value-type="string">
            <text:p>true</text:p>
          </table:table-cell>
          <table:table-cell office:value-type="float" office:value="19.043578" calcext:value-type="float">
            <text:p>19.043578</text:p>
          </table:table-cell>
          <table:table-cell office:value-type="string" calcext:value-type="string">
            <text:p>delay,line,lineID,stops</text:p>
          </table:table-cell>
          <table:table-cell office:value-type="string" calcext:value-type="string">
            <text:p>true</text:p>
          </table:table-cell>
          <table:table-cell office:value-type="float" office:value="6.784043" calcext:value-type="float">
            <text:p>6.784043</text:p>
          </table:table-cell>
          <table:table-cell office:value-type="string" calcext:value-type="string">
            <text:p>delay</text:p>
          </table:table-cell>
          <table:table-cell office:value-type="string" calcext:value-type="string">
            <text:p>true</text:p>
          </table:table-cell>
          <table:table-cell office:value-type="float" office:value="15.844376" calcext:value-type="float">
            <text:p>15.844376</text:p>
          </table:table-cell>
          <table:table-cell office:value-type="string" calcext:value-type="string">
            <text:p>a6,a8,a9</text:p>
          </table:table-cell>
          <table:table-cell office:value-type="string" calcext:value-type="string">
            <text:p>true</text:p>
          </table:table-cell>
          <table:table-cell office:value-type="float" office:value="12.169384" calcext:value-type="float">
            <text:p>12.1693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565012" calcext:value-type="float">
            <text:p>14.5650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734159" calcext:value-type="float">
            <text:p>12.73415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890755" calcext:value-type="float">
            <text:p>3.890755</text:p>
          </table:table-cell>
          <table:table-cell office:value-type="string" calcext:value-type="string">
            <text:p>program</text:p>
          </table:table-cell>
          <table:table-cell office:value-type="string" calcext:value-type="string">
            <text:p>true</text:p>
          </table:table-cell>
          <table:table-cell office:value-type="float" office:value="29.076123" calcext:value-type="float">
            <text:p>29.076123</text:p>
          </table:table-cell>
          <table:table-cell office:value-type="string" calcext:value-type="string">
            <text:p>a1,a2,a3,a4,a5,a7,a8</text:p>
          </table:table-cell>
          <table:table-cell office:value-type="string" calcext:value-type="string">
            <text:p>false</text:p>
          </table:table-cell>
          <table:table-cell office:value-type="float" office:value="12.156955" calcext:value-type="float">
            <text:p>12.15695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359931" calcext:value-type="float">
            <text:p>12.359931</text:p>
          </table:table-cell>
          <table:table-cell table:number-columns-repeated="2"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cell table:formula="of:=IF(AND([.G49]=&quot;true&quot;;[.J49]=&quot;true&quot;;[.M49]=&quot;true&quot;;[.P49]=&quot;true&quot;);&quot;true&quot;;&quot;false&quot;)" office:value-type="string" office:string-value="true" calcext:value-type="string">
            <text:p>true</text:p>
          </table:table-cell>
          <table:table-cell table:formula="of:=IF(AND([.Y49]=&quot;true&quot;;[.AB49]=&quot;true&quot;;[.AE49]=&quot;true&quot;;[.AH49]=&quot;true&quot;);&quot;true&quot;;&quot;false&quot;)" office:value-type="string" office:string-value="false" calcext:value-type="string">
            <text:p>false</text:p>
          </table:table-cell>
        </table:table-row>
        <table:table-row table:style-name="ro1">
          <table:table-cell office:value-type="string" calcext:value-type="string">
            <text:p>608b1d32-b2b9-47a1-8ae1-251ca5b0c24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157761" calcext:value-type="float">
            <text:p>32.15776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635726" calcext:value-type="float">
            <text:p>18.6357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70666" calcext:value-type="float">
            <text:p>4.970666</text:p>
          </table:table-cell>
          <table:table-cell office:value-type="string" calcext:value-type="string">
            <text:p>program</text:p>
          </table:table-cell>
          <table:table-cell office:value-type="string" calcext:value-type="string">
            <text:p>true</text:p>
          </table:table-cell>
          <table:table-cell office:value-type="float" office:value="11.041145" calcext:value-type="float">
            <text:p>11.041145</text:p>
          </table:table-cell>
          <table:table-cell office:value-type="string" calcext:value-type="string">
            <text:p>a1,a2</text:p>
          </table:table-cell>
          <table:table-cell office:value-type="string" calcext:value-type="string">
            <text:p>true</text:p>
          </table:table-cell>
          <table:table-cell office:value-type="float" office:value="17.370699" calcext:value-type="float">
            <text:p>17.3706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84604" calcext:value-type="float">
            <text:p>18.384604</text:p>
          </table:table-cell>
          <table:table-cell office:value-type="string" calcext:value-type="string">
            <text:p>delay,line,lineID,stops</text:p>
          </table:table-cell>
          <table:table-cell office:value-type="string" calcext:value-type="string">
            <text:p>true</text:p>
          </table:table-cell>
          <table:table-cell office:value-type="float" office:value="21.38642" calcext:value-type="float">
            <text:p>21.38642</text:p>
          </table:table-cell>
          <table:table-cell office:value-type="string" calcext:value-type="string">
            <text:p>delay,line,lineID,stops</text:p>
          </table:table-cell>
          <table:table-cell office:value-type="string" calcext:value-type="string">
            <text:p>true</text:p>
          </table:table-cell>
          <table:table-cell office:value-type="float" office:value="6.905843" calcext:value-type="float">
            <text:p>6.905843</text:p>
          </table:table-cell>
          <table:table-cell office:value-type="string" calcext:value-type="string">
            <text:p>delay</text:p>
          </table:table-cell>
          <table:table-cell office:value-type="string" calcext:value-type="string">
            <text:p>true</text:p>
          </table:table-cell>
          <table:table-cell office:value-type="float" office:value="24.535284" calcext:value-type="float">
            <text:p>24.535284</text:p>
          </table:table-cell>
          <table:table-cell office:value-type="string" calcext:value-type="string">
            <text:p>a6,a8,a9</text:p>
          </table:table-cell>
          <table:table-cell office:value-type="string" calcext:value-type="string">
            <text:p>true</text:p>
          </table:table-cell>
          <table:table-cell office:value-type="float" office:value="9.128223" calcext:value-type="float">
            <text:p>9.128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857819" calcext:value-type="float">
            <text:p>14.857819</text:p>
          </table:table-cell>
          <table:table-cell office:value-type="float" office:value="1" calcext:value-type="float">
            <text:p>1</text:p>
          </table:table-cell>
          <table:table-cell office:value-type="float" office:value="0" calcext:value-type="float">
            <text:p>0</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cell table:formula="of:=IF(AND([.G50]=&quot;true&quot;;[.J50]=&quot;true&quot;;[.M50]=&quot;true&quot;;[.P50]=&quot;true&quot;);&quot;true&quot;;&quot;false&quot;)" office:value-type="string" office:string-value="true" calcext:value-type="string">
            <text:p>true</text:p>
          </table:table-cell>
          <table:table-cell table:formula="of:=IF(AND([.Y50]=&quot;true&quot;;[.AB50]=&quot;true&quot;;[.AE50]=&quot;true&quot;;[.AH50]=&quot;true&quot;);&quot;true&quot;;&quot;false&quot;)" office:value-type="string" office:string-value="true" calcext:value-type="string">
            <text:p>true</text:p>
          </table:table-cell>
        </table:table-row>
        <table:table-row table:style-name="ro1">
          <table:table-cell office:value-type="string" calcext:value-type="string">
            <text:p>60d1350e-2a5d-47cd-9739-b32818593a4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88.630143" calcext:value-type="float">
            <text:p>88.630143</text:p>
          </table:table-cell>
          <table:table-cell office:value-type="string" calcext:value-type="string">
            <text:p>delay,line,stops</text:p>
          </table:table-cell>
          <table:table-cell office:value-type="string" calcext:value-type="string">
            <text:p>false</text:p>
          </table:table-cell>
          <table:table-cell office:value-type="float" office:value="25.903682" calcext:value-type="float">
            <text:p>25.903682</text:p>
          </table:table-cell>
          <table:table-cell office:value-type="string" calcext:value-type="string">
            <text:p>delay,line,stops</text:p>
          </table:table-cell>
          <table:table-cell office:value-type="string" calcext:value-type="string">
            <text:p>false</text:p>
          </table:table-cell>
          <table:table-cell office:value-type="float" office:value="5.130944" calcext:value-type="float">
            <text:p>5.130944</text:p>
          </table:table-cell>
          <table:table-cell office:value-type="string" calcext:value-type="string">
            <text:p>delay</text:p>
          </table:table-cell>
          <table:table-cell office:value-type="string" calcext:value-type="string">
            <text:p>true</text:p>
          </table:table-cell>
          <table:table-cell office:value-type="float" office:value="17.461712" calcext:value-type="float">
            <text:p>17.461712</text:p>
          </table:table-cell>
          <table:table-cell office:value-type="string" calcext:value-type="string">
            <text:p>a6,a8,a9</text:p>
          </table:table-cell>
          <table:table-cell office:value-type="string" calcext:value-type="string">
            <text:p>true</text:p>
          </table:table-cell>
          <table:table-cell office:value-type="float" office:value="7.271901" calcext:value-type="float">
            <text:p>7.2719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5.99702" calcext:value-type="float">
            <text:p>85.997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8.633494" calcext:value-type="float">
            <text:p>18.63349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8.868745" calcext:value-type="float">
            <text:p>8.868745</text:p>
          </table:table-cell>
          <table:table-cell office:value-type="string" calcext:value-type="string">
            <text:p>current_tray,initial,program,qr</text:p>
          </table:table-cell>
          <table:table-cell office:value-type="string" calcext:value-type="string">
            <text:p>false</text:p>
          </table:table-cell>
          <table:table-cell office:value-type="float" office:value="24.858011" calcext:value-type="float">
            <text:p>24.858011</text:p>
          </table:table-cell>
          <table:table-cell office:value-type="string" calcext:value-type="string">
            <text:p>a1,a2,a3,a4,a5,a7,a8</text:p>
          </table:table-cell>
          <table:table-cell office:value-type="string" calcext:value-type="string">
            <text:p>false</text:p>
          </table:table-cell>
          <table:table-cell office:value-type="float" office:value="4.640762" calcext:value-type="float">
            <text:p>4.640762</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286323" calcext:value-type="float">
            <text:p>10.286323</text:p>
          </table:table-cell>
          <table:table-cell table:number-columns-repeated="3"/>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cell table:formula="of:=IF(AND([.G51]=&quot;true&quot;;[.J51]=&quot;true&quot;;[.M51]=&quot;true&quot;;[.P51]=&quot;true&quot;);&quot;true&quot;;&quot;false&quot;)" office:value-type="string" office:string-value="false" calcext:value-type="string">
            <text:p>false</text:p>
          </table:table-cell>
          <table:table-cell table:formula="of:=IF(AND([.Y51]=&quot;true&quot;;[.AB51]=&quot;true&quot;;[.AE51]=&quot;true&quot;;[.AH51]=&quot;true&quot;);&quot;true&quot;;&quot;false&quot;)" office:value-type="string" office:string-value="false" calcext:value-type="string">
            <text:p>false</text:p>
          </table:table-cell>
        </table:table-row>
        <table:table-row table:style-name="ro1">
          <table:table-cell office:value-type="string" calcext:value-type="string">
            <text:p>622e1afa-17e7-47f3-9cb3-1a82a8e1080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266198" calcext:value-type="float">
            <text:p>23.266198</text:p>
          </table:table-cell>
          <table:table-cell office:value-type="string" calcext:value-type="string">
            <text:p>delay,line,lineID,stops</text:p>
          </table:table-cell>
          <table:table-cell office:value-type="string" calcext:value-type="string">
            <text:p>true</text:p>
          </table:table-cell>
          <table:table-cell office:value-type="float" office:value="17.534097" calcext:value-type="float">
            <text:p>17.534097</text:p>
          </table:table-cell>
          <table:table-cell office:value-type="string" calcext:value-type="string">
            <text:p>delay,line,lineID,stops</text:p>
          </table:table-cell>
          <table:table-cell office:value-type="string" calcext:value-type="string">
            <text:p>true</text:p>
          </table:table-cell>
          <table:table-cell office:value-type="float" office:value="6.900459" calcext:value-type="float">
            <text:p>6.900459</text:p>
          </table:table-cell>
          <table:table-cell office:value-type="string" calcext:value-type="string">
            <text:p>delay</text:p>
          </table:table-cell>
          <table:table-cell office:value-type="string" calcext:value-type="string">
            <text:p>true</text:p>
          </table:table-cell>
          <table:table-cell office:value-type="float" office:value="32.918894" calcext:value-type="float">
            <text:p>32.918894</text:p>
          </table:table-cell>
          <table:table-cell office:value-type="string" calcext:value-type="string">
            <text:p>a6,a8,a9</text:p>
          </table:table-cell>
          <table:table-cell office:value-type="string" calcext:value-type="string">
            <text:p>true</text:p>
          </table:table-cell>
          <table:table-cell office:value-type="float" office:value="20.080627" calcext:value-type="float">
            <text:p>20.0806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49366" calcext:value-type="float">
            <text:p>36.2493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322286" calcext:value-type="float">
            <text:p>15.3222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71191" calcext:value-type="float">
            <text:p>4.471191</text:p>
          </table:table-cell>
          <table:table-cell office:value-type="string" calcext:value-type="string">
            <text:p>program</text:p>
          </table:table-cell>
          <table:table-cell office:value-type="string" calcext:value-type="string">
            <text:p>true</text:p>
          </table:table-cell>
          <table:table-cell office:value-type="float" office:value="35.762079" calcext:value-type="float">
            <text:p>35.762079</text:p>
          </table:table-cell>
          <table:table-cell office:value-type="string" calcext:value-type="string">
            <text:p>a1,a2</text:p>
          </table:table-cell>
          <table:table-cell office:value-type="string" calcext:value-type="string">
            <text:p>true</text:p>
          </table:table-cell>
          <table:table-cell office:value-type="float" office:value="16.380787" calcext:value-type="float">
            <text:p>16.3807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74947" calcext:value-type="float">
            <text:p>6.974947</text:p>
          </table:table-cell>
          <table:table-cell office:value-type="float" office:value="1" calcext:value-type="float">
            <text:p>1</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true" calcext:value-type="string">
            <text:p>true</text:p>
          </table:table-cell>
          <table:table-cell table:formula="of:=IF(AND([.Y52]=&quot;true&quot;;[.AB52]=&quot;true&quot;;[.AE52]=&quot;true&quot;;[.AH52]=&quot;true&quot;;[.AK52]=&quot;true&quot;);&quot;true&quot;;&quot;false&quot;)" office:value-type="string" office:string-value="true" calcext:value-type="string">
            <text:p>true</text:p>
          </table:table-cell>
          <table:table-cell table:formula="of:=IF(AND([.G52]=&quot;true&quot;;[.J52]=&quot;true&quot;;[.M52]=&quot;true&quot;;[.P52]=&quot;true&quot;);&quot;true&quot;;&quot;false&quot;)" office:value-type="string" office:string-value="true" calcext:value-type="string">
            <text:p>true</text:p>
          </table:table-cell>
          <table:table-cell table:formula="of:=IF(AND([.Y52]=&quot;true&quot;;[.AB52]=&quot;true&quot;;[.AE52]=&quot;true&quot;;[.AH52]=&quot;true&quot;);&quot;true&quot;;&quot;false&quot;)" office:value-type="string" office:string-value="true" calcext:value-type="string">
            <text:p>true</text:p>
          </table:table-cell>
        </table:table-row>
        <table:table-row table:style-name="ro1">
          <table:table-cell office:value-type="string" calcext:value-type="string">
            <text:p>62404065-6c53-4177-beb0-85231866f6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655548" calcext:value-type="float">
            <text:p>32.655548</text:p>
          </table:table-cell>
          <table:table-cell office:value-type="string" calcext:value-type="string">
            <text:p>delay,line,lineID,stops</text:p>
          </table:table-cell>
          <table:table-cell office:value-type="string" calcext:value-type="string">
            <text:p>true</text:p>
          </table:table-cell>
          <table:table-cell office:value-type="float" office:value="34.833302" calcext:value-type="float">
            <text:p>34.833302</text:p>
          </table:table-cell>
          <table:table-cell office:value-type="string" calcext:value-type="string">
            <text:p>delay,line,lineID,stops</text:p>
          </table:table-cell>
          <table:table-cell office:value-type="string" calcext:value-type="string">
            <text:p>true</text:p>
          </table:table-cell>
          <table:table-cell office:value-type="float" office:value="7.445221" calcext:value-type="float">
            <text:p>7.445221</text:p>
          </table:table-cell>
          <table:table-cell office:value-type="string" calcext:value-type="string">
            <text:p>delay</text:p>
          </table:table-cell>
          <table:table-cell office:value-type="string" calcext:value-type="string">
            <text:p>true</text:p>
          </table:table-cell>
          <table:table-cell office:value-type="float" office:value="32.81756" calcext:value-type="float">
            <text:p>32.81756</text:p>
          </table:table-cell>
          <table:table-cell office:value-type="string" calcext:value-type="string">
            <text:p>a6,a8,a9</text:p>
          </table:table-cell>
          <table:table-cell office:value-type="string" calcext:value-type="string">
            <text:p>true</text:p>
          </table:table-cell>
          <table:table-cell office:value-type="float" office:value="32.456958" calcext:value-type="float">
            <text:p>32.456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54241" calcext:value-type="float">
            <text:p>28.542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1.693415" calcext:value-type="float">
            <text:p>21.6934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556063" calcext:value-type="float">
            <text:p>14.556063</text:p>
          </table:table-cell>
          <table:table-cell office:value-type="string" calcext:value-type="string">
            <text:p>program</text:p>
          </table:table-cell>
          <table:table-cell office:value-type="string" calcext:value-type="string">
            <text:p>true</text:p>
          </table:table-cell>
          <table:table-cell office:value-type="float" office:value="30.037126" calcext:value-type="float">
            <text:p>30.037126</text:p>
          </table:table-cell>
          <table:table-cell office:value-type="string" calcext:value-type="string">
            <text:p>a1,a2</text:p>
          </table:table-cell>
          <table:table-cell office:value-type="string" calcext:value-type="string">
            <text:p>true</text:p>
          </table:table-cell>
          <table:table-cell office:value-type="float" office:value="27.417793" calcext:value-type="float">
            <text:p>27.41779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1.521405" calcext:value-type="float">
            <text:p>51.52140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was harder to read, due to higher complexity</text:p>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true" calcext:value-type="string">
            <text:p>true</text:p>
          </table:table-cell>
          <table:table-cell table:formula="of:=IF(AND([.G53]=&quot;true&quot;;[.J53]=&quot;true&quot;;[.M53]=&quot;true&quot;;[.P53]=&quot;true&quot;);&quot;true&quot;;&quot;false&quot;)" office:value-type="string" office:string-value="true" calcext:value-type="string">
            <text:p>true</text:p>
          </table:table-cell>
          <table:table-cell table:formula="of:=IF(AND([.Y53]=&quot;true&quot;;[.AB53]=&quot;true&quot;;[.AE53]=&quot;true&quot;;[.AH53]=&quot;true&quot;);&quot;true&quot;;&quot;false&quot;)" office:value-type="string" office:string-value="true" calcext:value-type="string">
            <text:p>true</text:p>
          </table:table-cell>
        </table:table-row>
        <table:table-row table:style-name="ro1">
          <table:table-cell office:value-type="string" calcext:value-type="string">
            <text:p>62d1bf34-6a8c-4209-a8f3-0ea1aac78a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239936" calcext:value-type="float">
            <text:p>19.239936</text:p>
          </table:table-cell>
          <table:table-cell office:value-type="string" calcext:value-type="string">
            <text:p>delay,line,lineID,stops</text:p>
          </table:table-cell>
          <table:table-cell office:value-type="string" calcext:value-type="string">
            <text:p>true</text:p>
          </table:table-cell>
          <table:table-cell office:value-type="float" office:value="16.832068" calcext:value-type="float">
            <text:p>16.832068</text:p>
          </table:table-cell>
          <table:table-cell office:value-type="string" calcext:value-type="string">
            <text:p>delay,line,lineID,stops</text:p>
          </table:table-cell>
          <table:table-cell office:value-type="string" calcext:value-type="string">
            <text:p>true</text:p>
          </table:table-cell>
          <table:table-cell office:value-type="float" office:value="8.512968" calcext:value-type="float">
            <text:p>8.512968</text:p>
          </table:table-cell>
          <table:table-cell office:value-type="string" calcext:value-type="string">
            <text:p>delay</text:p>
          </table:table-cell>
          <table:table-cell office:value-type="string" calcext:value-type="string">
            <text:p>true</text:p>
          </table:table-cell>
          <table:table-cell office:value-type="float" office:value="21.415357" calcext:value-type="float">
            <text:p>21.415357</text:p>
          </table:table-cell>
          <table:table-cell office:value-type="string" calcext:value-type="string">
            <text:p>a6,a8,a9</text:p>
          </table:table-cell>
          <table:table-cell office:value-type="string" calcext:value-type="string">
            <text:p>true</text:p>
          </table:table-cell>
          <table:table-cell office:value-type="float" office:value="20.059603" calcext:value-type="float">
            <text:p>20.059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3.2236" calcext:value-type="float">
            <text:p>23.223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031025" calcext:value-type="float">
            <text:p>12.0310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82983" calcext:value-type="float">
            <text:p>11.182983</text:p>
          </table:table-cell>
          <table:table-cell office:value-type="string" calcext:value-type="string">
            <text:p>program</text:p>
          </table:table-cell>
          <table:table-cell office:value-type="string" calcext:value-type="string">
            <text:p>true</text:p>
          </table:table-cell>
          <table:table-cell office:value-type="float" office:value="19.404981" calcext:value-type="float">
            <text:p>19.404981</text:p>
          </table:table-cell>
          <table:table-cell office:value-type="string" calcext:value-type="string">
            <text:p>a1,a2</text:p>
          </table:table-cell>
          <table:table-cell office:value-type="string" calcext:value-type="string">
            <text:p>true</text:p>
          </table:table-cell>
          <table:table-cell office:value-type="float" office:value="14.187285" calcext:value-type="float">
            <text:p>14.18728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703799" calcext:value-type="float">
            <text:p>8.703799</text:p>
          </table:table-cell>
          <table:table-cell table:number-columns-repeated="2" office:value-type="float" office:value="1" calcext:value-type="float">
            <text:p>1</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true" calcext:value-type="string">
            <text:p>true</text:p>
          </table:table-cell>
          <table:table-cell table:formula="of:=IF(AND([.G54]=&quot;true&quot;;[.J54]=&quot;true&quot;;[.M54]=&quot;true&quot;;[.P54]=&quot;true&quot;);&quot;true&quot;;&quot;false&quot;)" office:value-type="string" office:string-value="true" calcext:value-type="string">
            <text:p>true</text:p>
          </table:table-cell>
          <table:table-cell table:formula="of:=IF(AND([.Y54]=&quot;true&quot;;[.AB54]=&quot;true&quot;;[.AE54]=&quot;true&quot;;[.AH54]=&quot;true&quot;);&quot;true&quot;;&quot;false&quot;)" office:value-type="string" office:string-value="true" calcext:value-type="string">
            <text:p>true</text:p>
          </table:table-cell>
        </table:table-row>
        <table:table-row table:style-name="ro1">
          <table:table-cell office:value-type="string" calcext:value-type="string">
            <text:p>64463dd1-98c1-4877-894a-972a313fc69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835891" calcext:value-type="float">
            <text:p>28.8358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791693" calcext:value-type="float">
            <text:p>16.79169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58967" calcext:value-type="float">
            <text:p>6.158967</text:p>
          </table:table-cell>
          <table:table-cell office:value-type="string" calcext:value-type="string">
            <text:p>program</text:p>
          </table:table-cell>
          <table:table-cell office:value-type="string" calcext:value-type="string">
            <text:p>true</text:p>
          </table:table-cell>
          <table:table-cell office:value-type="float" office:value="31.008782" calcext:value-type="float">
            <text:p>31.008782</text:p>
          </table:table-cell>
          <table:table-cell office:value-type="string" calcext:value-type="string">
            <text:p>a1,a2</text:p>
          </table:table-cell>
          <table:table-cell office:value-type="string" calcext:value-type="string">
            <text:p>true</text:p>
          </table:table-cell>
          <table:table-cell office:value-type="float" office:value="12.340966" calcext:value-type="float">
            <text:p>12.34096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6.873974" calcext:value-type="float">
            <text:p>26.873974</text:p>
          </table:table-cell>
          <table:table-cell office:value-type="string" calcext:value-type="string">
            <text:p>delay,line,lineID,stops</text:p>
          </table:table-cell>
          <table:table-cell office:value-type="string" calcext:value-type="string">
            <text:p>true</text:p>
          </table:table-cell>
          <table:table-cell office:value-type="float" office:value="43.460956" calcext:value-type="float">
            <text:p>43.460956</text:p>
          </table:table-cell>
          <table:table-cell office:value-type="string" calcext:value-type="string">
            <text:p>delay,line,lineID,stops</text:p>
          </table:table-cell>
          <table:table-cell office:value-type="string" calcext:value-type="string">
            <text:p>true</text:p>
          </table:table-cell>
          <table:table-cell office:value-type="float" office:value="11.131217" calcext:value-type="float">
            <text:p>11.131217</text:p>
          </table:table-cell>
          <table:table-cell office:value-type="string" calcext:value-type="string">
            <text:p>delay</text:p>
          </table:table-cell>
          <table:table-cell office:value-type="string" calcext:value-type="string">
            <text:p>true</text:p>
          </table:table-cell>
          <table:table-cell office:value-type="float" office:value="39.050703" calcext:value-type="float">
            <text:p>39.050703</text:p>
          </table:table-cell>
          <table:table-cell office:value-type="string" calcext:value-type="string">
            <text:p>a6,a8,a9</text:p>
          </table:table-cell>
          <table:table-cell office:value-type="string" calcext:value-type="string">
            <text:p>true</text:p>
          </table:table-cell>
          <table:table-cell office:value-type="float" office:value="15.773171" calcext:value-type="float">
            <text:p>15.7731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6.421914" calcext:value-type="float">
            <text:p>56.421914</text:p>
          </table:table-cell>
          <table:table-cell table:number-columns-repeated="2" office:value-type="float" office:value="-1" calcext:value-type="float">
            <text:p>-1</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true" calcext:value-type="string">
            <text:p>true</text:p>
          </table:table-cell>
          <table:table-cell table:formula="of:=IF(AND([.G55]=&quot;true&quot;;[.J55]=&quot;true&quot;;[.M55]=&quot;true&quot;;[.P55]=&quot;true&quot;);&quot;true&quot;;&quot;false&quot;)" office:value-type="string" office:string-value="true" calcext:value-type="string">
            <text:p>true</text:p>
          </table:table-cell>
          <table:table-cell table:formula="of:=IF(AND([.Y55]=&quot;true&quot;;[.AB55]=&quot;true&quot;;[.AE55]=&quot;true&quot;;[.AH55]=&quot;true&quot;);&quot;true&quot;;&quot;false&quot;)" office:value-type="string" office:string-value="true" calcext:value-type="string">
            <text:p>true</text:p>
          </table:table-cell>
        </table:table-row>
        <table:table-row table:style-name="ro1">
          <table:table-cell office:value-type="string" calcext:value-type="string">
            <text:p>64df044a-28f6-4c0e-9184-3cb33c9b87f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7.317324" calcext:value-type="float">
            <text:p>47.317324</text:p>
          </table:table-cell>
          <table:table-cell office:value-type="string" calcext:value-type="string">
            <text:p>delay,line,lineID,stops</text:p>
          </table:table-cell>
          <table:table-cell office:value-type="string" calcext:value-type="string">
            <text:p>true</text:p>
          </table:table-cell>
          <table:table-cell office:value-type="float" office:value="24.883021" calcext:value-type="float">
            <text:p>24.883021</text:p>
          </table:table-cell>
          <table:table-cell office:value-type="string" calcext:value-type="string">
            <text:p>delay,line,lineID,stops</text:p>
          </table:table-cell>
          <table:table-cell office:value-type="string" calcext:value-type="string">
            <text:p>true</text:p>
          </table:table-cell>
          <table:table-cell office:value-type="float" office:value="5.940085" calcext:value-type="float">
            <text:p>5.940085</text:p>
          </table:table-cell>
          <table:table-cell office:value-type="string" calcext:value-type="string">
            <text:p>delay</text:p>
          </table:table-cell>
          <table:table-cell office:value-type="string" calcext:value-type="string">
            <text:p>true</text:p>
          </table:table-cell>
          <table:table-cell office:value-type="float" office:value="30.494675" calcext:value-type="float">
            <text:p>30.494675</text:p>
          </table:table-cell>
          <table:table-cell office:value-type="string" calcext:value-type="string">
            <text:p>a8,a9</text:p>
          </table:table-cell>
          <table:table-cell office:value-type="string" calcext:value-type="string">
            <text:p>false</text:p>
          </table:table-cell>
          <table:table-cell office:value-type="float" office:value="16.116128" calcext:value-type="float">
            <text:p>16.11612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6.697252" calcext:value-type="float">
            <text:p>56.69725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30288" calcext:value-type="float">
            <text:p>16.53028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0433" calcext:value-type="float">
            <text:p>8.190433</text:p>
          </table:table-cell>
          <table:table-cell office:value-type="string" calcext:value-type="string">
            <text:p>program</text:p>
          </table:table-cell>
          <table:table-cell office:value-type="string" calcext:value-type="string">
            <text:p>true</text:p>
          </table:table-cell>
          <table:table-cell office:value-type="float" office:value="22.121442" calcext:value-type="float">
            <text:p>22.121442</text:p>
          </table:table-cell>
          <table:table-cell office:value-type="string" calcext:value-type="string">
            <text:p>a1,a2</text:p>
          </table:table-cell>
          <table:table-cell office:value-type="string" calcext:value-type="string">
            <text:p>true</text:p>
          </table:table-cell>
          <table:table-cell office:value-type="float" office:value="16.453276" calcext:value-type="float">
            <text:p>16.45327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370865" calcext:value-type="float">
            <text:p>13.370865</text:p>
          </table:table-cell>
          <table:table-cell office:value-type="float" office:value="-1" calcext:value-type="float">
            <text:p>-1</text:p>
          </table:table-cell>
          <table:table-cell office:value-type="float" office:value="1" calcext:value-type="float">
            <text:p>1</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true" calcext:value-type="string">
            <text:p>true</text:p>
          </table:table-cell>
          <table:table-cell table:formula="of:=IF(AND([.G56]=&quot;true&quot;;[.J56]=&quot;true&quot;;[.M56]=&quot;true&quot;;[.P56]=&quot;true&quot;);&quot;true&quot;;&quot;false&quot;)" office:value-type="string" office:string-value="false" calcext:value-type="string">
            <text:p>false</text:p>
          </table:table-cell>
          <table:table-cell table:formula="of:=IF(AND([.Y56]=&quot;true&quot;;[.AB56]=&quot;true&quot;;[.AE56]=&quot;true&quot;;[.AH56]=&quot;true&quot;);&quot;true&quot;;&quot;false&quot;)" office:value-type="string" office:string-value="true" calcext:value-type="string">
            <text:p>true</text:p>
          </table:table-cell>
        </table:table-row>
        <table:table-row table:style-name="ro1">
          <table:table-cell office:value-type="string" calcext:value-type="string">
            <text:p>6c804c5b-a09d-4056-8229-e816d1da668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72793" calcext:value-type="float">
            <text:p>17.9727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27981" calcext:value-type="float">
            <text:p>10.82798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97944" calcext:value-type="float">
            <text:p>3.97944</text:p>
          </table:table-cell>
          <table:table-cell office:value-type="string" calcext:value-type="string">
            <text:p>program</text:p>
          </table:table-cell>
          <table:table-cell office:value-type="string" calcext:value-type="string">
            <text:p>true</text:p>
          </table:table-cell>
          <table:table-cell office:value-type="float" office:value="18.633098" calcext:value-type="float">
            <text:p>18.633098</text:p>
          </table:table-cell>
          <table:table-cell office:value-type="string" calcext:value-type="string">
            <text:p>a1,a2</text:p>
          </table:table-cell>
          <table:table-cell office:value-type="string" calcext:value-type="string">
            <text:p>true</text:p>
          </table:table-cell>
          <table:table-cell office:value-type="float" office:value="16.51536" calcext:value-type="float">
            <text:p>16.5153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252554" calcext:value-type="float">
            <text:p>18.252554</text:p>
          </table:table-cell>
          <table:table-cell office:value-type="string" calcext:value-type="string">
            <text:p>delay,line,lineID,stops</text:p>
          </table:table-cell>
          <table:table-cell office:value-type="string" calcext:value-type="string">
            <text:p>true</text:p>
          </table:table-cell>
          <table:table-cell office:value-type="float" office:value="9.033137" calcext:value-type="float">
            <text:p>9.033137</text:p>
          </table:table-cell>
          <table:table-cell office:value-type="string" calcext:value-type="string">
            <text:p>delay</text:p>
          </table:table-cell>
          <table:table-cell office:value-type="string" calcext:value-type="string">
            <text:p>false</text:p>
          </table:table-cell>
          <table:table-cell office:value-type="float" office:value="11.219801" calcext:value-type="float">
            <text:p>11.219801</text:p>
          </table:table-cell>
          <table:table-cell office:value-type="string" calcext:value-type="string">
            <text:p>delay,line,lineID,stops</text:p>
          </table:table-cell>
          <table:table-cell office:value-type="string" calcext:value-type="string">
            <text:p>false</text:p>
          </table:table-cell>
          <table:table-cell office:value-type="float" office:value="31.117801" calcext:value-type="float">
            <text:p>31.117801</text:p>
          </table:table-cell>
          <table:table-cell office:value-type="string" calcext:value-type="string">
            <text:p>a6,a8,a9</text:p>
          </table:table-cell>
          <table:table-cell office:value-type="string" calcext:value-type="string">
            <text:p>true</text:p>
          </table:table-cell>
          <table:table-cell office:value-type="float" office:value="14.273832" calcext:value-type="float">
            <text:p>14.27383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383057" calcext:value-type="float">
            <text:p>15.383057</text:p>
          </table:table-cell>
          <table:table-cell table:number-columns-repeated="2"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cell table:formula="of:=IF(AND([.G57]=&quot;true&quot;;[.J57]=&quot;true&quot;;[.M57]=&quot;true&quot;;[.P57]=&quot;true&quot;);&quot;true&quot;;&quot;false&quot;)" office:value-type="string" office:string-value="true" calcext:value-type="string">
            <text:p>true</text:p>
          </table:table-cell>
          <table:table-cell table:formula="of:=IF(AND([.Y57]=&quot;true&quot;;[.AB57]=&quot;true&quot;;[.AE57]=&quot;true&quot;;[.AH57]=&quot;true&quot;);&quot;true&quot;;&quot;false&quot;)" office:value-type="string" office:string-value="false" calcext:value-type="string">
            <text:p>false</text:p>
          </table:table-cell>
        </table:table-row>
        <table:table-row table:style-name="ro1">
          <table:table-cell office:value-type="string" calcext:value-type="string">
            <text:p>6e6b711d-3263-474f-bd0b-a929d6c0a3f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33497" calcext:value-type="float">
            <text:p>25.334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796012" calcext:value-type="float">
            <text:p>7.7960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51091" calcext:value-type="float">
            <text:p>4.351091</text:p>
          </table:table-cell>
          <table:table-cell office:value-type="string" calcext:value-type="string">
            <text:p>program</text:p>
          </table:table-cell>
          <table:table-cell office:value-type="string" calcext:value-type="string">
            <text:p>true</text:p>
          </table:table-cell>
          <table:table-cell office:value-type="float" office:value="19.557515" calcext:value-type="float">
            <text:p>19.557515</text:p>
          </table:table-cell>
          <table:table-cell office:value-type="string" calcext:value-type="string">
            <text:p>a1,a2</text:p>
          </table:table-cell>
          <table:table-cell office:value-type="string" calcext:value-type="string">
            <text:p>true</text:p>
          </table:table-cell>
          <table:table-cell office:value-type="float" office:value="21.123556" calcext:value-type="float">
            <text:p>21.12355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62058" calcext:value-type="float">
            <text:p>23.62058</text:p>
          </table:table-cell>
          <table:table-cell office:value-type="string" calcext:value-type="string">
            <text:p>delay,line,lineID,stops</text:p>
          </table:table-cell>
          <table:table-cell office:value-type="string" calcext:value-type="string">
            <text:p>true</text:p>
          </table:table-cell>
          <table:table-cell office:value-type="float" office:value="13.972908" calcext:value-type="float">
            <text:p>13.972908</text:p>
          </table:table-cell>
          <table:table-cell office:value-type="string" calcext:value-type="string">
            <text:p>delay</text:p>
          </table:table-cell>
          <table:table-cell office:value-type="string" calcext:value-type="string">
            <text:p>false</text:p>
          </table:table-cell>
          <table:table-cell office:value-type="float" office:value="8.918419" calcext:value-type="float">
            <text:p>8.918419</text:p>
          </table:table-cell>
          <table:table-cell office:value-type="string" calcext:value-type="string">
            <text:p>line,lineID,stops</text:p>
          </table:table-cell>
          <table:table-cell office:value-type="string" calcext:value-type="string">
            <text:p>false</text:p>
          </table:table-cell>
          <table:table-cell office:value-type="float" office:value="19.135122" calcext:value-type="float">
            <text:p>19.135122</text:p>
          </table:table-cell>
          <table:table-cell office:value-type="string" calcext:value-type="string">
            <text:p>a6,a8,a9</text:p>
          </table:table-cell>
          <table:table-cell office:value-type="string" calcext:value-type="string">
            <text:p>true</text:p>
          </table:table-cell>
          <table:table-cell office:value-type="float" office:value="9.772578" calcext:value-type="float">
            <text:p>9.77257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31726" calcext:value-type="float">
            <text:p>3.331726</text:p>
          </table:table-cell>
          <table:table-cell office:value-type="float" office:value="-1" calcext:value-type="float">
            <text:p>-1</text:p>
          </table:table-cell>
          <table:table-cell office:value-type="float" office:value="1" calcext:value-type="float">
            <text:p>1</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cell table:formula="of:=IF(AND([.G58]=&quot;true&quot;;[.J58]=&quot;true&quot;;[.M58]=&quot;true&quot;;[.P58]=&quot;true&quot;);&quot;true&quot;;&quot;false&quot;)" office:value-type="string" office:string-value="true" calcext:value-type="string">
            <text:p>true</text:p>
          </table:table-cell>
          <table:table-cell table:formula="of:=IF(AND([.Y58]=&quot;true&quot;;[.AB58]=&quot;true&quot;;[.AE58]=&quot;true&quot;;[.AH58]=&quot;true&quot;);&quot;true&quot;;&quot;false&quot;)" office:value-type="string" office:string-value="false" calcext:value-type="string">
            <text:p>false</text:p>
          </table:table-cell>
        </table:table-row>
        <table:table-row table:style-name="ro1">
          <table:table-cell office:value-type="string" calcext:value-type="string">
            <text:p>70444a97-1c51-43ea-a61f-e63a7d3ec3e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23688" calcext:value-type="float">
            <text:p>25.523688</text:p>
          </table:table-cell>
          <table:table-cell office:value-type="string" calcext:value-type="string">
            <text:p>delay,line,lineID,stops</text:p>
          </table:table-cell>
          <table:table-cell office:value-type="string" calcext:value-type="string">
            <text:p>true</text:p>
          </table:table-cell>
          <table:table-cell office:value-type="float" office:value="21.0019" calcext:value-type="float">
            <text:p>21.0019</text:p>
          </table:table-cell>
          <table:table-cell office:value-type="string" calcext:value-type="string">
            <text:p>delay,line,lineID,stops</text:p>
          </table:table-cell>
          <table:table-cell office:value-type="string" calcext:value-type="string">
            <text:p>true</text:p>
          </table:table-cell>
          <table:table-cell office:value-type="float" office:value="5.707827" calcext:value-type="float">
            <text:p>5.707827</text:p>
          </table:table-cell>
          <table:table-cell office:value-type="string" calcext:value-type="string">
            <text:p>delay</text:p>
          </table:table-cell>
          <table:table-cell office:value-type="string" calcext:value-type="string">
            <text:p>true</text:p>
          </table:table-cell>
          <table:table-cell office:value-type="float" office:value="23.454321" calcext:value-type="float">
            <text:p>23.454321</text:p>
          </table:table-cell>
          <table:table-cell office:value-type="string" calcext:value-type="string">
            <text:p>a6,a8,a9</text:p>
          </table:table-cell>
          <table:table-cell office:value-type="string" calcext:value-type="string">
            <text:p>true</text:p>
          </table:table-cell>
          <table:table-cell office:value-type="float" office:value="22.6134" calcext:value-type="float">
            <text:p>22.61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885438" calcext:value-type="float">
            <text:p>29.885438</text:p>
          </table:table-cell>
          <table:table-cell/>
          <table:table-cell office:value-type="string" calcext:value-type="string">
            <text:p>false</text:p>
          </table:table-cell>
          <table:table-cell office:value-type="float" office:value="0.603131" calcext:value-type="float">
            <text:p>0.603131</text:p>
          </table:table-cell>
          <table:table-cell/>
          <table:table-cell office:value-type="string" calcext:value-type="string">
            <text:p>false</text:p>
          </table:table-cell>
          <table:table-cell office:value-type="float" office:value="1.488316" calcext:value-type="float">
            <text:p>1.488316</text:p>
          </table:table-cell>
          <table:table-cell/>
          <table:table-cell office:value-type="string" calcext:value-type="string">
            <text:p>false</text:p>
          </table:table-cell>
          <table:table-cell office:value-type="float" office:value="1.035449" calcext:value-type="float">
            <text:p>1.035449</text:p>
          </table:table-cell>
          <table:table-cell/>
          <table:table-cell office:value-type="string" calcext:value-type="string">
            <text:p>false</text:p>
          </table:table-cell>
          <table:table-cell office:value-type="float" office:value="1.166027" calcext:value-type="float">
            <text:p>1.166027</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18102" calcext:value-type="float">
            <text:p>1.818102</text:p>
          </table:table-cell>
          <table:table-cell table:number-columns-repeated="3"/>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cell table:formula="of:=IF(AND([.G59]=&quot;true&quot;;[.J59]=&quot;true&quot;;[.M59]=&quot;true&quot;;[.P59]=&quot;true&quot;);&quot;true&quot;;&quot;false&quot;)" office:value-type="string" office:string-value="true" calcext:value-type="string">
            <text:p>true</text:p>
          </table:table-cell>
          <table:table-cell table:formula="of:=IF(AND([.Y59]=&quot;true&quot;;[.AB59]=&quot;true&quot;;[.AE59]=&quot;true&quot;;[.AH59]=&quot;true&quot;);&quot;true&quot;;&quot;false&quot;)" office:value-type="string" office:string-value="false" calcext:value-type="string">
            <text:p>false</text:p>
          </table:table-cell>
        </table:table-row>
        <table:table-row table:style-name="ro1">
          <table:table-cell office:value-type="string" calcext:value-type="string">
            <text:p>73ca42ed-fdf8-49de-8c65-9c291999549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70341" calcext:value-type="float">
            <text:p>20.6703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890356" calcext:value-type="float">
            <text:p>18.89035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99886" calcext:value-type="float">
            <text:p>5.999886</text:p>
          </table:table-cell>
          <table:table-cell office:value-type="string" calcext:value-type="string">
            <text:p>program</text:p>
          </table:table-cell>
          <table:table-cell office:value-type="string" calcext:value-type="string">
            <text:p>true</text:p>
          </table:table-cell>
          <table:table-cell office:value-type="float" office:value="27.882678" calcext:value-type="float">
            <text:p>27.882678</text:p>
          </table:table-cell>
          <table:table-cell office:value-type="string" calcext:value-type="string">
            <text:p>a1,a2</text:p>
          </table:table-cell>
          <table:table-cell office:value-type="string" calcext:value-type="string">
            <text:p>true</text:p>
          </table:table-cell>
          <table:table-cell office:value-type="float" office:value="8.160821" calcext:value-type="float">
            <text:p>8.16082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8.486361" calcext:value-type="float">
            <text:p>58.486361</text:p>
          </table:table-cell>
          <table:table-cell office:value-type="string" calcext:value-type="string">
            <text:p>delay</text:p>
          </table:table-cell>
          <table:table-cell office:value-type="string" calcext:value-type="string">
            <text:p>false</text:p>
          </table:table-cell>
          <table:table-cell office:value-type="float" office:value="6.526789" calcext:value-type="float">
            <text:p>6.526789</text:p>
          </table:table-cell>
          <table:table-cell office:value-type="string" calcext:value-type="string">
            <text:p>delay</text:p>
          </table:table-cell>
          <table:table-cell office:value-type="string" calcext:value-type="string">
            <text:p>false</text:p>
          </table:table-cell>
          <table:table-cell office:value-type="float" office:value="7.079728" calcext:value-type="float">
            <text:p>7.079728</text:p>
          </table:table-cell>
          <table:table-cell office:value-type="string" calcext:value-type="string">
            <text:p>delay</text:p>
          </table:table-cell>
          <table:table-cell office:value-type="string" calcext:value-type="string">
            <text:p>true</text:p>
          </table:table-cell>
          <table:table-cell office:value-type="float" office:value="6.715685" calcext:value-type="float">
            <text:p>6.715685</text:p>
          </table:table-cell>
          <table:table-cell office:value-type="string" calcext:value-type="string">
            <text:p>a4,a5,a6</text:p>
          </table:table-cell>
          <table:table-cell office:value-type="string" calcext:value-type="string">
            <text:p>false</text:p>
          </table:table-cell>
          <table:table-cell office:value-type="float" office:value="6.168854" calcext:value-type="float">
            <text:p>6.16885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111417" calcext:value-type="float">
            <text:p>5.111417</text:p>
          </table:table-cell>
          <table:table-cell office:value-type="float" office:value="1" calcext:value-type="float">
            <text:p>1</text:p>
          </table:table-cell>
          <table:table-cell office:value-type="float" office:value="-1" calcext:value-type="float">
            <text:p>-1</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cell table:formula="of:=IF(AND([.G60]=&quot;true&quot;;[.J60]=&quot;true&quot;;[.M60]=&quot;true&quot;;[.P60]=&quot;true&quot;);&quot;true&quot;;&quot;false&quot;)" office:value-type="string" office:string-value="true" calcext:value-type="string">
            <text:p>true</text:p>
          </table:table-cell>
          <table:table-cell table:formula="of:=IF(AND([.Y60]=&quot;true&quot;;[.AB60]=&quot;true&quot;;[.AE60]=&quot;true&quot;;[.AH60]=&quot;true&quot;);&quot;true&quot;;&quot;false&quot;)" office:value-type="string" office:string-value="false" calcext:value-type="string">
            <text:p>false</text:p>
          </table:table-cell>
        </table:table-row>
        <table:table-row table:style-name="ro1">
          <table:table-cell office:value-type="string" calcext:value-type="string">
            <text:p>744e4a86-f16f-4ea4-b6dc-bd8ebe5512a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9.530739" calcext:value-type="float">
            <text:p>69.530739</text:p>
          </table:table-cell>
          <table:table-cell office:value-type="string" calcext:value-type="string">
            <text:p>delay,line,lineID,stops</text:p>
          </table:table-cell>
          <table:table-cell office:value-type="string" calcext:value-type="string">
            <text:p>true</text:p>
          </table:table-cell>
          <table:table-cell office:value-type="float" office:value="22.150934" calcext:value-type="float">
            <text:p>22.150934</text:p>
          </table:table-cell>
          <table:table-cell office:value-type="string" calcext:value-type="string">
            <text:p>delay,line,lineID,stops</text:p>
          </table:table-cell>
          <table:table-cell office:value-type="string" calcext:value-type="string">
            <text:p>true</text:p>
          </table:table-cell>
          <table:table-cell office:value-type="float" office:value="7.765567" calcext:value-type="float">
            <text:p>7.765567</text:p>
          </table:table-cell>
          <table:table-cell office:value-type="string" calcext:value-type="string">
            <text:p>delay</text:p>
          </table:table-cell>
          <table:table-cell office:value-type="string" calcext:value-type="string">
            <text:p>true</text:p>
          </table:table-cell>
          <table:table-cell office:value-type="float" office:value="25.707615" calcext:value-type="float">
            <text:p>25.707615</text:p>
          </table:table-cell>
          <table:table-cell office:value-type="string" calcext:value-type="string">
            <text:p>a6,a8,a9</text:p>
          </table:table-cell>
          <table:table-cell office:value-type="string" calcext:value-type="string">
            <text:p>true</text:p>
          </table:table-cell>
          <table:table-cell office:value-type="float" office:value="60.365603" calcext:value-type="float">
            <text:p>60.365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6.749106" calcext:value-type="float">
            <text:p>16.7491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868918" calcext:value-type="float">
            <text:p>16.86891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438057" calcext:value-type="float">
            <text:p>5.438057</text:p>
          </table:table-cell>
          <table:table-cell office:value-type="string" calcext:value-type="string">
            <text:p>program</text:p>
          </table:table-cell>
          <table:table-cell office:value-type="string" calcext:value-type="string">
            <text:p>true</text:p>
          </table:table-cell>
          <table:table-cell office:value-type="float" office:value="30.218026" calcext:value-type="float">
            <text:p>30.218026</text:p>
          </table:table-cell>
          <table:table-cell office:value-type="string" calcext:value-type="string">
            <text:p>a1,a2</text:p>
          </table:table-cell>
          <table:table-cell office:value-type="string" calcext:value-type="string">
            <text:p>true</text:p>
          </table:table-cell>
          <table:table-cell office:value-type="float" office:value="25.221593" calcext:value-type="float">
            <text:p>25.2215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2081" calcext:value-type="float">
            <text:p>8.92081</text:p>
          </table:table-cell>
          <table:table-cell office:value-type="float" office:value="0" calcext:value-type="float">
            <text:p>0</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cell table:formula="of:=IF(AND([.G61]=&quot;true&quot;;[.J61]=&quot;true&quot;;[.M61]=&quot;true&quot;;[.P61]=&quot;true&quot;);&quot;true&quot;;&quot;false&quot;)" office:value-type="string" office:string-value="true" calcext:value-type="string">
            <text:p>true</text:p>
          </table:table-cell>
          <table:table-cell table:formula="of:=IF(AND([.Y61]=&quot;true&quot;;[.AB61]=&quot;true&quot;;[.AE61]=&quot;true&quot;;[.AH61]=&quot;true&quot;);&quot;true&quot;;&quot;false&quot;)" office:value-type="string" office:string-value="true" calcext:value-type="string">
            <text:p>true</text:p>
          </table:table-cell>
        </table:table-row>
        <table:table-row table:style-name="ro1">
          <table:table-cell office:value-type="string" calcext:value-type="string">
            <text:p>745cd593-efb7-47c8-9b14-f37a38a492c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4.045367" calcext:value-type="float">
            <text:p>44.04536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27047" calcext:value-type="float">
            <text:p>13.2704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88028" calcext:value-type="float">
            <text:p>2.888028</text:p>
          </table:table-cell>
          <table:table-cell office:value-type="string" calcext:value-type="string">
            <text:p>program</text:p>
          </table:table-cell>
          <table:table-cell office:value-type="string" calcext:value-type="string">
            <text:p>true</text:p>
          </table:table-cell>
          <table:table-cell office:value-type="float" office:value="45.159777" calcext:value-type="float">
            <text:p>45.159777</text:p>
          </table:table-cell>
          <table:table-cell office:value-type="string" calcext:value-type="string">
            <text:p>a1,a2</text:p>
          </table:table-cell>
          <table:table-cell office:value-type="string" calcext:value-type="string">
            <text:p>true</text:p>
          </table:table-cell>
          <table:table-cell office:value-type="float" office:value="15.965043" calcext:value-type="float">
            <text:p>15.96504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6815" calcext:value-type="float">
            <text:p>2.306815</text:p>
          </table:table-cell>
          <table:table-cell office:value-type="string" calcext:value-type="string">
            <text:p>lineID</text:p>
          </table:table-cell>
          <table:table-cell office:value-type="string" calcext:value-type="string">
            <text:p>false</text:p>
          </table:table-cell>
          <table:table-cell office:value-type="float" office:value="0.912482" calcext:value-type="float">
            <text:p>0.912482</text:p>
          </table:table-cell>
          <table:table-cell office:value-type="string" calcext:value-type="string">
            <text:p>lineID</text:p>
          </table:table-cell>
          <table:table-cell office:value-type="string" calcext:value-type="string">
            <text:p>false</text:p>
          </table:table-cell>
          <table:table-cell office:value-type="float" office:value="0.79813" calcext:value-type="float">
            <text:p>0.79813</text:p>
          </table:table-cell>
          <table:table-cell office:value-type="string" calcext:value-type="string">
            <text:p>line</text:p>
          </table:table-cell>
          <table:table-cell office:value-type="string" calcext:value-type="string">
            <text:p>false</text:p>
          </table:table-cell>
          <table:table-cell office:value-type="float" office:value="1.0429" calcext:value-type="float">
            <text:p>1.0429</text:p>
          </table:table-cell>
          <table:table-cell office:value-type="string" calcext:value-type="string">
            <text:p>a5</text:p>
          </table:table-cell>
          <table:table-cell office:value-type="string" calcext:value-type="string">
            <text:p>false</text:p>
          </table:table-cell>
          <table:table-cell office:value-type="float" office:value="1.152443" calcext:value-type="float">
            <text:p>1.1524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2733" calcext:value-type="float">
            <text:p>7.812733</text:p>
          </table:table-cell>
          <table:table-cell office:value-type="float" office:value="2" calcext:value-type="float">
            <text:p>2</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cell table:formula="of:=IF(AND([.G62]=&quot;true&quot;;[.J62]=&quot;true&quot;;[.M62]=&quot;true&quot;;[.P62]=&quot;true&quot;);&quot;true&quot;;&quot;false&quot;)" office:value-type="string" office:string-value="true" calcext:value-type="string">
            <text:p>true</text:p>
          </table:table-cell>
          <table:table-cell table:formula="of:=IF(AND([.Y62]=&quot;true&quot;;[.AB62]=&quot;true&quot;;[.AE62]=&quot;true&quot;;[.AH62]=&quot;true&quot;);&quot;true&quot;;&quot;false&quot;)" office:value-type="string" office:string-value="false" calcext:value-type="string">
            <text:p>false</text:p>
          </table:table-cell>
        </table:table-row>
        <table:table-row table:style-name="ro1">
          <table:table-cell office:value-type="string" calcext:value-type="string">
            <text:p>780bc4aa-80de-4506-8273-1c684c5e377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9.661354" calcext:value-type="float">
            <text:p>59.661354</text:p>
          </table:table-cell>
          <table:table-cell office:value-type="string" calcext:value-type="string">
            <text:p>delay,line,lineID,stops</text:p>
          </table:table-cell>
          <table:table-cell office:value-type="string" calcext:value-type="string">
            <text:p>true</text:p>
          </table:table-cell>
          <table:table-cell office:value-type="float" office:value="36.562278" calcext:value-type="float">
            <text:p>36.562278</text:p>
          </table:table-cell>
          <table:table-cell office:value-type="string" calcext:value-type="string">
            <text:p>delay</text:p>
          </table:table-cell>
          <table:table-cell office:value-type="string" calcext:value-type="string">
            <text:p>false</text:p>
          </table:table-cell>
          <table:table-cell office:value-type="float" office:value="47.36519" calcext:value-type="float">
            <text:p>47.36519</text:p>
          </table:table-cell>
          <table:table-cell office:value-type="string" calcext:value-type="string">
            <text:p>construction_sites,stopcoords</text:p>
          </table:table-cell>
          <table:table-cell office:value-type="string" calcext:value-type="string">
            <text:p>false</text:p>
          </table:table-cell>
          <table:table-cell office:value-type="float" office:value="35.526794" calcext:value-type="float">
            <text:p>35.526794</text:p>
          </table:table-cell>
          <table:table-cell office:value-type="string" calcext:value-type="string">
            <text:p>a8,a9</text:p>
          </table:table-cell>
          <table:table-cell office:value-type="string" calcext:value-type="string">
            <text:p>false</text:p>
          </table:table-cell>
          <table:table-cell office:value-type="float" office:value="7.447391" calcext:value-type="float">
            <text:p>7.44739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402233" calcext:value-type="float">
            <text:p>28.4022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381516" calcext:value-type="float">
            <text:p>11.38151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6.09009" calcext:value-type="float">
            <text:p>6.09009</text:p>
          </table:table-cell>
          <table:table-cell office:value-type="string" calcext:value-type="string">
            <text:p>current_tray,initial,qr</text:p>
          </table:table-cell>
          <table:table-cell office:value-type="string" calcext:value-type="string">
            <text:p>false</text:p>
          </table:table-cell>
          <table:table-cell office:value-type="float" office:value="12.092838" calcext:value-type="float">
            <text:p>12.092838</text:p>
          </table:table-cell>
          <table:table-cell office:value-type="string" calcext:value-type="string">
            <text:p>a6,a8</text:p>
          </table:table-cell>
          <table:table-cell office:value-type="string" calcext:value-type="string">
            <text:p>false</text:p>
          </table:table-cell>
          <table:table-cell office:value-type="float" office:value="3.759695" calcext:value-type="float">
            <text:p>3.75969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6305" calcext:value-type="float">
            <text:p>3.76305</text:p>
          </table:table-cell>
          <table:table-cell table:number-columns-repeated="2"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cell table:formula="of:=IF(AND([.G63]=&quot;true&quot;;[.J63]=&quot;true&quot;;[.M63]=&quot;true&quot;;[.P63]=&quot;true&quot;);&quot;true&quot;;&quot;false&quot;)" office:value-type="string" office:string-value="false" calcext:value-type="string">
            <text:p>false</text:p>
          </table:table-cell>
          <table:table-cell table:formula="of:=IF(AND([.Y63]=&quot;true&quot;;[.AB63]=&quot;true&quot;;[.AE63]=&quot;true&quot;;[.AH63]=&quot;true&quot;);&quot;true&quot;;&quot;false&quot;)" office:value-type="string" office:string-value="false" calcext:value-type="string">
            <text:p>false</text:p>
          </table:table-cell>
        </table:table-row>
        <table:table-row table:style-name="ro1">
          <table:table-cell office:value-type="string" calcext:value-type="string">
            <text:p>792bf275-add4-42e1-bc6d-23afb3399da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6.243409" calcext:value-type="float">
            <text:p>56.2434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470265" calcext:value-type="float">
            <text:p>11.4702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2.660941" calcext:value-type="float">
            <text:p>32.660941</text:p>
          </table:table-cell>
          <table:table-cell office:value-type="string" calcext:value-type="string">
            <text:p>program</text:p>
          </table:table-cell>
          <table:table-cell office:value-type="string" calcext:value-type="string">
            <text:p>true</text:p>
          </table:table-cell>
          <table:table-cell office:value-type="float" office:value="19.65581" calcext:value-type="float">
            <text:p>19.65581</text:p>
          </table:table-cell>
          <table:table-cell office:value-type="string" calcext:value-type="string">
            <text:p>a1,a2</text:p>
          </table:table-cell>
          <table:table-cell office:value-type="string" calcext:value-type="string">
            <text:p>true</text:p>
          </table:table-cell>
          <table:table-cell office:value-type="float" office:value="8.666782" calcext:value-type="float">
            <text:p>8.6667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70.44644" calcext:value-type="float">
            <text:p>70.44644</text:p>
          </table:table-cell>
          <table:table-cell office:value-type="string" calcext:value-type="string">
            <text:p>delay,line,lineID,stops</text:p>
          </table:table-cell>
          <table:table-cell office:value-type="string" calcext:value-type="string">
            <text:p>true</text:p>
          </table:table-cell>
          <table:table-cell office:value-type="float" office:value="19.973631" calcext:value-type="float">
            <text:p>19.973631</text:p>
          </table:table-cell>
          <table:table-cell office:value-type="string" calcext:value-type="string">
            <text:p>delay,line,lineID,stops</text:p>
          </table:table-cell>
          <table:table-cell office:value-type="string" calcext:value-type="string">
            <text:p>true</text:p>
          </table:table-cell>
          <table:table-cell office:value-type="float" office:value="16.58565" calcext:value-type="float">
            <text:p>16.58565</text:p>
          </table:table-cell>
          <table:table-cell office:value-type="string" calcext:value-type="string">
            <text:p>delay</text:p>
          </table:table-cell>
          <table:table-cell office:value-type="string" calcext:value-type="string">
            <text:p>true</text:p>
          </table:table-cell>
          <table:table-cell office:value-type="float" office:value="23.385252" calcext:value-type="float">
            <text:p>23.385252</text:p>
          </table:table-cell>
          <table:table-cell office:value-type="string" calcext:value-type="string">
            <text:p>a6,a8,a9</text:p>
          </table:table-cell>
          <table:table-cell office:value-type="string" calcext:value-type="string">
            <text:p>true</text:p>
          </table:table-cell>
          <table:table-cell office:value-type="float" office:value="59.076595" calcext:value-type="float">
            <text:p>59.07659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3.596938" calcext:value-type="float">
            <text:p>23.596938</text:p>
          </table:table-cell>
          <table:table-cell table:number-columns-repeated="2" office:value-type="float" office:value="1" calcext:value-type="float">
            <text:p>1</text:p>
          </table:table-cell>
          <table:table-cell office:value-type="string" calcext:value-type="string">
            <text:p>ssenisenedi</text:p>
          </table:table-cell>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cell table:formula="of:=IF(AND([.G64]=&quot;true&quot;;[.J64]=&quot;true&quot;;[.M64]=&quot;true&quot;;[.P64]=&quot;true&quot;);&quot;true&quot;;&quot;false&quot;)" office:value-type="string" office:string-value="true" calcext:value-type="string">
            <text:p>true</text:p>
          </table:table-cell>
          <table:table-cell table:formula="of:=IF(AND([.Y64]=&quot;true&quot;;[.AB64]=&quot;true&quot;;[.AE64]=&quot;true&quot;;[.AH64]=&quot;true&quot;);&quot;true&quot;;&quot;false&quot;)" office:value-type="string" office:string-value="true" calcext:value-type="string">
            <text:p>true</text:p>
          </table:table-cell>
        </table:table-row>
        <table:table-row table:style-name="ro1">
          <table:table-cell office:value-type="string" calcext:value-type="string">
            <text:p>7b60217c-9be1-4977-ac34-8fb5a975e11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255971" calcext:value-type="float">
            <text:p>32.255971</text:p>
          </table:table-cell>
          <table:table-cell office:value-type="string" calcext:value-type="string">
            <text:p>delay,line,lineID,stops</text:p>
          </table:table-cell>
          <table:table-cell office:value-type="string" calcext:value-type="string">
            <text:p>true</text:p>
          </table:table-cell>
          <table:table-cell office:value-type="float" office:value="16.318039" calcext:value-type="float">
            <text:p>16.318039</text:p>
          </table:table-cell>
          <table:table-cell office:value-type="string" calcext:value-type="string">
            <text:p>delay,line,lineID,stops</text:p>
          </table:table-cell>
          <table:table-cell office:value-type="string" calcext:value-type="string">
            <text:p>true</text:p>
          </table:table-cell>
          <table:table-cell office:value-type="float" office:value="8.857904" calcext:value-type="float">
            <text:p>8.857904</text:p>
          </table:table-cell>
          <table:table-cell office:value-type="string" calcext:value-type="string">
            <text:p>delay</text:p>
          </table:table-cell>
          <table:table-cell office:value-type="string" calcext:value-type="string">
            <text:p>true</text:p>
          </table:table-cell>
          <table:table-cell office:value-type="float" office:value="28.632341" calcext:value-type="float">
            <text:p>28.632341</text:p>
          </table:table-cell>
          <table:table-cell office:value-type="string" calcext:value-type="string">
            <text:p>a6,a8,a9</text:p>
          </table:table-cell>
          <table:table-cell office:value-type="string" calcext:value-type="string">
            <text:p>true</text:p>
          </table:table-cell>
          <table:table-cell office:value-type="float" office:value="72.01438" calcext:value-type="float">
            <text:p>72.01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06437" calcext:value-type="float">
            <text:p>27.064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733016" calcext:value-type="float">
            <text:p>18.7330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580227" calcext:value-type="float">
            <text:p>7.580227</text:p>
          </table:table-cell>
          <table:table-cell office:value-type="string" calcext:value-type="string">
            <text:p>program</text:p>
          </table:table-cell>
          <table:table-cell office:value-type="string" calcext:value-type="string">
            <text:p>true</text:p>
          </table:table-cell>
          <table:table-cell office:value-type="float" office:value="19.57336" calcext:value-type="float">
            <text:p>19.57336</text:p>
          </table:table-cell>
          <table:table-cell office:value-type="string" calcext:value-type="string">
            <text:p>a1,a2</text:p>
          </table:table-cell>
          <table:table-cell office:value-type="string" calcext:value-type="string">
            <text:p>true</text:p>
          </table:table-cell>
          <table:table-cell office:value-type="float" office:value="13.218087" calcext:value-type="float">
            <text:p>13.2180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271286" calcext:value-type="float">
            <text:p>12.271286</text:p>
          </table:table-cell>
          <table:table-cell office:value-type="float" office:value="0" calcext:value-type="float">
            <text:p>0</text:p>
          </table:table-cell>
          <table:table-cell office:value-type="float" office:value="1" calcext:value-type="float">
            <text:p>1</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true" calcext:value-type="string">
            <text:p>true</text:p>
          </table:table-cell>
          <table:table-cell table:formula="of:=IF(AND([.G65]=&quot;true&quot;;[.J65]=&quot;true&quot;;[.M65]=&quot;true&quot;;[.P65]=&quot;true&quot;);&quot;true&quot;;&quot;false&quot;)" office:value-type="string" office:string-value="true" calcext:value-type="string">
            <text:p>true</text:p>
          </table:table-cell>
          <table:table-cell table:formula="of:=IF(AND([.Y65]=&quot;true&quot;;[.AB65]=&quot;true&quot;;[.AE65]=&quot;true&quot;;[.AH65]=&quot;true&quot;);&quot;true&quot;;&quot;false&quot;)" office:value-type="string" office:string-value="true" calcext:value-type="string">
            <text:p>true</text:p>
          </table:table-cell>
        </table:table-row>
        <table:table-row table:style-name="ro1">
          <table:table-cell office:value-type="string" calcext:value-type="string">
            <text:p>7bbc65f0-805d-44e3-aa3b-542c795f284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57947" calcext:value-type="float">
            <text:p>19.579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228275" calcext:value-type="float">
            <text:p>10.2282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98265" calcext:value-type="float">
            <text:p>5.898265</text:p>
          </table:table-cell>
          <table:table-cell office:value-type="string" calcext:value-type="string">
            <text:p>program</text:p>
          </table:table-cell>
          <table:table-cell office:value-type="string" calcext:value-type="string">
            <text:p>true</text:p>
          </table:table-cell>
          <table:table-cell office:value-type="float" office:value="11.258337" calcext:value-type="float">
            <text:p>11.258337</text:p>
          </table:table-cell>
          <table:table-cell office:value-type="string" calcext:value-type="string">
            <text:p>a1,a2</text:p>
          </table:table-cell>
          <table:table-cell office:value-type="string" calcext:value-type="string">
            <text:p>true</text:p>
          </table:table-cell>
          <table:table-cell office:value-type="float" office:value="16.249846" calcext:value-type="float">
            <text:p>16.2498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418909" calcext:value-type="float">
            <text:p>37.418909</text:p>
          </table:table-cell>
          <table:table-cell office:value-type="string" calcext:value-type="string">
            <text:p>lineID,stopcoords,stops</text:p>
          </table:table-cell>
          <table:table-cell office:value-type="string" calcext:value-type="string">
            <text:p>false</text:p>
          </table:table-cell>
          <table:table-cell office:value-type="float" office:value="14.719811" calcext:value-type="float">
            <text:p>14.719811</text:p>
          </table:table-cell>
          <table:table-cell office:value-type="string" calcext:value-type="string">
            <text:p>lineID,stopcoords,stops</text:p>
          </table:table-cell>
          <table:table-cell office:value-type="string" calcext:value-type="string">
            <text:p>false</text:p>
          </table:table-cell>
          <table:table-cell office:value-type="float" office:value="14.935335" calcext:value-type="float">
            <text:p>14.935335</text:p>
          </table:table-cell>
          <table:table-cell office:value-type="string" calcext:value-type="string">
            <text:p>lineID,stops</text:p>
          </table:table-cell>
          <table:table-cell office:value-type="string" calcext:value-type="string">
            <text:p>false</text:p>
          </table:table-cell>
          <table:table-cell office:value-type="float" office:value="26.771873" calcext:value-type="float">
            <text:p>26.771873</text:p>
          </table:table-cell>
          <table:table-cell office:value-type="string" calcext:value-type="string">
            <text:p>a1,a4,a8,a9</text:p>
          </table:table-cell>
          <table:table-cell office:value-type="string" calcext:value-type="string">
            <text:p>false</text:p>
          </table:table-cell>
          <table:table-cell office:value-type="float" office:value="10.671396" calcext:value-type="float">
            <text:p>10.67139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547417" calcext:value-type="float">
            <text:p>5.547417</text:p>
          </table:table-cell>
          <table:table-cell office:value-type="float" office:value="2" calcext:value-type="float">
            <text:p>2</text:p>
          </table:table-cell>
          <table:table-cell office:value-type="float" office:value="-2" calcext:value-type="float">
            <text:p>-2</text:p>
          </table:table-cell>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cell table:formula="of:=IF(AND([.G66]=&quot;true&quot;;[.J66]=&quot;true&quot;;[.M66]=&quot;true&quot;;[.P66]=&quot;true&quot;);&quot;true&quot;;&quot;false&quot;)" office:value-type="string" office:string-value="true" calcext:value-type="string">
            <text:p>true</text:p>
          </table:table-cell>
          <table:table-cell table:formula="of:=IF(AND([.Y66]=&quot;true&quot;;[.AB66]=&quot;true&quot;;[.AE66]=&quot;true&quot;;[.AH66]=&quot;true&quot;);&quot;true&quot;;&quot;false&quot;)" office:value-type="string" office:string-value="false" calcext:value-type="string">
            <text:p>false</text:p>
          </table:table-cell>
        </table:table-row>
        <table:table-row table:style-name="ro1">
          <table:table-cell office:value-type="string" calcext:value-type="string">
            <text:p>7cc5bb6b-a2a1-48ea-8d0f-07c850788c7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895269" calcext:value-type="float">
            <text:p>30.8952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397911" calcext:value-type="float">
            <text:p>7.397911</text:p>
          </table:table-cell>
          <table:table-cell office:value-type="string" calcext:value-type="string">
            <text:p>program</text:p>
          </table:table-cell>
          <table:table-cell office:value-type="string" calcext:value-type="string">
            <text:p>false</text:p>
          </table:table-cell>
          <table:table-cell office:value-type="float" office:value="3.832372" calcext:value-type="float">
            <text:p>3.832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5.342751" calcext:value-type="float">
            <text:p>15.342751</text:p>
          </table:table-cell>
          <table:table-cell office:value-type="string" calcext:value-type="string">
            <text:p>a1,a2</text:p>
          </table:table-cell>
          <table:table-cell office:value-type="string" calcext:value-type="string">
            <text:p>true</text:p>
          </table:table-cell>
          <table:table-cell office:value-type="float" office:value="9.501963" calcext:value-type="float">
            <text:p>9.5019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45066" calcext:value-type="float">
            <text:p>3.45066</text:p>
          </table:table-cell>
          <table:table-cell/>
          <table:table-cell office:value-type="string" calcext:value-type="string">
            <text:p>false</text:p>
          </table:table-cell>
          <table:table-cell office:value-type="float" office:value="0.63394" calcext:value-type="float">
            <text:p>0.63394</text:p>
          </table:table-cell>
          <table:table-cell/>
          <table:table-cell office:value-type="string" calcext:value-type="string">
            <text:p>false</text:p>
          </table:table-cell>
          <table:table-cell office:value-type="float" office:value="0.868016" calcext:value-type="float">
            <text:p>0.868016</text:p>
          </table:table-cell>
          <table:table-cell/>
          <table:table-cell office:value-type="string" calcext:value-type="string">
            <text:p>false</text:p>
          </table:table-cell>
          <table:table-cell office:value-type="float" office:value="1.312415" calcext:value-type="float">
            <text:p>1.312415</text:p>
          </table:table-cell>
          <table:table-cell/>
          <table:table-cell office:value-type="string" calcext:value-type="string">
            <text:p>false</text:p>
          </table:table-cell>
          <table:table-cell office:value-type="float" office:value="3.565622" calcext:value-type="float">
            <text:p>3.56562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24377" calcext:value-type="float">
            <text:p>6.24377</text:p>
          </table:table-cell>
          <table:table-cell office:value-type="float" office:value="1" calcext:value-type="float">
            <text:p>1</text:p>
          </table:table-cell>
          <table:table-cell office:value-type="float" office:value="0" calcext:value-type="float">
            <text:p>0</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cell table:formula="of:=IF(AND([.G67]=&quot;true&quot;;[.J67]=&quot;true&quot;;[.M67]=&quot;true&quot;;[.P67]=&quot;true&quot;);&quot;true&quot;;&quot;false&quot;)" office:value-type="string" office:string-value="false" calcext:value-type="string">
            <text:p>false</text:p>
          </table:table-cell>
          <table:table-cell table:formula="of:=IF(AND([.Y67]=&quot;true&quot;;[.AB67]=&quot;true&quot;;[.AE67]=&quot;true&quot;;[.AH67]=&quot;true&quot;);&quot;true&quot;;&quot;false&quot;)" office:value-type="string" office:string-value="false" calcext:value-type="string">
            <text:p>false</text:p>
          </table:table-cell>
        </table:table-row>
        <table:table-row table:style-name="ro1">
          <table:table-cell office:value-type="string" calcext:value-type="string">
            <text:p>7d88c946-45c7-419b-9d71-d2fcee0ba37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7.469447" calcext:value-type="float">
            <text:p>37.4694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98171" calcext:value-type="float">
            <text:p>11.69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35493" calcext:value-type="float">
            <text:p>4.935493</text:p>
          </table:table-cell>
          <table:table-cell office:value-type="string" calcext:value-type="string">
            <text:p>program</text:p>
          </table:table-cell>
          <table:table-cell office:value-type="string" calcext:value-type="string">
            <text:p>true</text:p>
          </table:table-cell>
          <table:table-cell office:value-type="float" office:value="54.396411" calcext:value-type="float">
            <text:p>54.396411</text:p>
          </table:table-cell>
          <table:table-cell office:value-type="string" calcext:value-type="string">
            <text:p>a1,a2</text:p>
          </table:table-cell>
          <table:table-cell office:value-type="string" calcext:value-type="string">
            <text:p>true</text:p>
          </table:table-cell>
          <table:table-cell office:value-type="float" office:value="35.890094" calcext:value-type="float">
            <text:p>35.8900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64367" calcext:value-type="float">
            <text:p>29.564367</text:p>
          </table:table-cell>
          <table:table-cell office:value-type="string" calcext:value-type="string">
            <text:p>delay,line,lineID,stops</text:p>
          </table:table-cell>
          <table:table-cell office:value-type="string" calcext:value-type="string">
            <text:p>true</text:p>
          </table:table-cell>
          <table:table-cell office:value-type="float" office:value="168.633429" calcext:value-type="float">
            <text:p>168.633429</text:p>
          </table:table-cell>
          <table:table-cell office:value-type="string" calcext:value-type="string">
            <text:p>delay,line,lineID,stops</text:p>
          </table:table-cell>
          <table:table-cell office:value-type="string" calcext:value-type="string">
            <text:p>true</text:p>
          </table:table-cell>
          <table:table-cell office:value-type="float" office:value="2.628707" calcext:value-type="float">
            <text:p>2.628707</text:p>
          </table:table-cell>
          <table:table-cell office:value-type="string" calcext:value-type="string">
            <text:p>delay</text:p>
          </table:table-cell>
          <table:table-cell office:value-type="string" calcext:value-type="string">
            <text:p>true</text:p>
          </table:table-cell>
          <table:table-cell office:value-type="float" office:value="39.202762" calcext:value-type="float">
            <text:p>39.202762</text:p>
          </table:table-cell>
          <table:table-cell office:value-type="string" calcext:value-type="string">
            <text:p>a6,a8,a9</text:p>
          </table:table-cell>
          <table:table-cell office:value-type="string" calcext:value-type="string">
            <text:p>true</text:p>
          </table:table-cell>
          <table:table-cell office:value-type="float" office:value="42.539284" calcext:value-type="float">
            <text:p>42.53928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46176" calcext:value-type="float">
            <text:p>10.246176</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cell table:formula="of:=IF(AND([.G68]=&quot;true&quot;;[.J68]=&quot;true&quot;;[.M68]=&quot;true&quot;;[.P68]=&quot;true&quot;);&quot;true&quot;;&quot;false&quot;)" office:value-type="string" office:string-value="true" calcext:value-type="string">
            <text:p>true</text:p>
          </table:table-cell>
          <table:table-cell table:formula="of:=IF(AND([.Y68]=&quot;true&quot;;[.AB68]=&quot;true&quot;;[.AE68]=&quot;true&quot;;[.AH68]=&quot;true&quot;);&quot;true&quot;;&quot;false&quot;)" office:value-type="string" office:string-value="true" calcext:value-type="string">
            <text:p>true</text:p>
          </table:table-cell>
        </table:table-row>
        <table:table-row table:style-name="ro1">
          <table:table-cell office:value-type="string" calcext:value-type="string">
            <text:p>7e6b97f0-bf7c-40aa-b635-75a6945027e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773625" calcext:value-type="float">
            <text:p>17.773625</text:p>
          </table:table-cell>
          <table:table-cell office:value-type="string" calcext:value-type="string">
            <text:p>delay,line,lineID,stops</text:p>
          </table:table-cell>
          <table:table-cell office:value-type="string" calcext:value-type="string">
            <text:p>true</text:p>
          </table:table-cell>
          <table:table-cell office:value-type="float" office:value="19.159897" calcext:value-type="float">
            <text:p>19.159897</text:p>
          </table:table-cell>
          <table:table-cell office:value-type="string" calcext:value-type="string">
            <text:p>delay,line,lineID,stops</text:p>
          </table:table-cell>
          <table:table-cell office:value-type="string" calcext:value-type="string">
            <text:p>true</text:p>
          </table:table-cell>
          <table:table-cell office:value-type="float" office:value="5.462208" calcext:value-type="float">
            <text:p>5.462208</text:p>
          </table:table-cell>
          <table:table-cell office:value-type="string" calcext:value-type="string">
            <text:p>delay</text:p>
          </table:table-cell>
          <table:table-cell office:value-type="string" calcext:value-type="string">
            <text:p>true</text:p>
          </table:table-cell>
          <table:table-cell office:value-type="float" office:value="18.364269" calcext:value-type="float">
            <text:p>18.364269</text:p>
          </table:table-cell>
          <table:table-cell office:value-type="string" calcext:value-type="string">
            <text:p>a6,a8,a9</text:p>
          </table:table-cell>
          <table:table-cell office:value-type="string" calcext:value-type="string">
            <text:p>true</text:p>
          </table:table-cell>
          <table:table-cell office:value-type="float" office:value="66.315719" calcext:value-type="float">
            <text:p>66.3157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948458" calcext:value-type="float">
            <text:p>17.94845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84745" calcext:value-type="float">
            <text:p>13.58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78109" calcext:value-type="float">
            <text:p>5.878109</text:p>
          </table:table-cell>
          <table:table-cell office:value-type="string" calcext:value-type="string">
            <text:p>program</text:p>
          </table:table-cell>
          <table:table-cell office:value-type="string" calcext:value-type="string">
            <text:p>true</text:p>
          </table:table-cell>
          <table:table-cell office:value-type="float" office:value="31.422761" calcext:value-type="float">
            <text:p>31.422761</text:p>
          </table:table-cell>
          <table:table-cell office:value-type="string" calcext:value-type="string">
            <text:p>a1,a2</text:p>
          </table:table-cell>
          <table:table-cell office:value-type="string" calcext:value-type="string">
            <text:p>true</text:p>
          </table:table-cell>
          <table:table-cell office:value-type="float" office:value="19.270864" calcext:value-type="float">
            <text:p>19.270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24091" calcext:value-type="float">
            <text:p>7.24091</text:p>
          </table:table-cell>
          <table:table-cell office:value-type="float" office:value="2" calcext:value-type="float">
            <text:p>2</text:p>
          </table:table-cell>
          <table:table-cell office:value-type="float" office:value="0" calcext:value-type="float">
            <text:p>0</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true" calcext:value-type="string">
            <text:p>true</text:p>
          </table:table-cell>
          <table:table-cell table:formula="of:=IF(AND([.G69]=&quot;true&quot;;[.J69]=&quot;true&quot;;[.M69]=&quot;true&quot;;[.P69]=&quot;true&quot;);&quot;true&quot;;&quot;false&quot;)" office:value-type="string" office:string-value="true" calcext:value-type="string">
            <text:p>true</text:p>
          </table:table-cell>
          <table:table-cell table:formula="of:=IF(AND([.Y69]=&quot;true&quot;;[.AB69]=&quot;true&quot;;[.AE69]=&quot;true&quot;;[.AH69]=&quot;true&quot;);&quot;true&quot;;&quot;false&quot;)" office:value-type="string" office:string-value="true" calcext:value-type="string">
            <text:p>true</text:p>
          </table:table-cell>
        </table:table-row>
        <table:table-row table:style-name="ro1">
          <table:table-cell office:value-type="string" calcext:value-type="string">
            <text:p>85556044-52eb-42d3-890e-7ea87178445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0.72701" calcext:value-type="float">
            <text:p>40.7270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25043" calcext:value-type="float">
            <text:p>12.6250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3857" calcext:value-type="float">
            <text:p>3.453857</text:p>
          </table:table-cell>
          <table:table-cell office:value-type="string" calcext:value-type="string">
            <text:p>program</text:p>
          </table:table-cell>
          <table:table-cell office:value-type="string" calcext:value-type="string">
            <text:p>true</text:p>
          </table:table-cell>
          <table:table-cell office:value-type="float" office:value="23.310217" calcext:value-type="float">
            <text:p>23.310217</text:p>
          </table:table-cell>
          <table:table-cell office:value-type="string" calcext:value-type="string">
            <text:p>a1,a2</text:p>
          </table:table-cell>
          <table:table-cell office:value-type="string" calcext:value-type="string">
            <text:p>true</text:p>
          </table:table-cell>
          <table:table-cell office:value-type="float" office:value="6.062463" calcext:value-type="float">
            <text:p>6.0624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791168" calcext:value-type="float">
            <text:p>18.791168</text:p>
          </table:table-cell>
          <table:table-cell office:value-type="string" calcext:value-type="string">
            <text:p>delay,line,lineID,stops</text:p>
          </table:table-cell>
          <table:table-cell office:value-type="string" calcext:value-type="string">
            <text:p>true</text:p>
          </table:table-cell>
          <table:table-cell office:value-type="float" office:value="12.547491" calcext:value-type="float">
            <text:p>12.547491</text:p>
          </table:table-cell>
          <table:table-cell office:value-type="string" calcext:value-type="string">
            <text:p>line,lineID,stops</text:p>
          </table:table-cell>
          <table:table-cell office:value-type="string" calcext:value-type="string">
            <text:p>false</text:p>
          </table:table-cell>
          <table:table-cell office:value-type="float" office:value="3.401257" calcext:value-type="float">
            <text:p>3.401257</text:p>
          </table:table-cell>
          <table:table-cell/>
          <table:table-cell office:value-type="string" calcext:value-type="string">
            <text:p>false</text:p>
          </table:table-cell>
          <table:table-cell office:value-type="float" office:value="29.134661" calcext:value-type="float">
            <text:p>29.134661</text:p>
          </table:table-cell>
          <table:table-cell office:value-type="string" calcext:value-type="string">
            <text:p>a6,a8,a9</text:p>
          </table:table-cell>
          <table:table-cell office:value-type="string" calcext:value-type="string">
            <text:p>true</text:p>
          </table:table-cell>
          <table:table-cell office:value-type="float" office:value="10.306223" calcext:value-type="float">
            <text:p>10.306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648259" calcext:value-type="float">
            <text:p>4.648259</text:p>
          </table:table-cell>
          <table:table-cell table:number-columns-repeated="2" office:value-type="float" office:value="1" calcext:value-type="float">
            <text:p>1</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cell table:formula="of:=IF(AND([.G70]=&quot;true&quot;;[.J70]=&quot;true&quot;;[.M70]=&quot;true&quot;;[.P70]=&quot;true&quot;);&quot;true&quot;;&quot;false&quot;)" office:value-type="string" office:string-value="true" calcext:value-type="string">
            <text:p>true</text:p>
          </table:table-cell>
          <table:table-cell table:formula="of:=IF(AND([.Y70]=&quot;true&quot;;[.AB70]=&quot;true&quot;;[.AE70]=&quot;true&quot;;[.AH70]=&quot;true&quot;);&quot;true&quot;;&quot;false&quot;)" office:value-type="string" office:string-value="false" calcext:value-type="string">
            <text:p>false</text:p>
          </table:table-cell>
        </table:table-row>
        <table:table-row table:style-name="ro1">
          <table:table-cell office:value-type="string" calcext:value-type="string">
            <text:p>8638b050-a48d-44f3-83ed-84c820d5630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4.08802" calcext:value-type="float">
            <text:p>54.08802</text:p>
          </table:table-cell>
          <table:table-cell office:value-type="string" calcext:value-type="string">
            <text:p>delay,line,lineID,stops</text:p>
          </table:table-cell>
          <table:table-cell office:value-type="string" calcext:value-type="string">
            <text:p>true</text:p>
          </table:table-cell>
          <table:table-cell office:value-type="float" office:value="34.911038" calcext:value-type="float">
            <text:p>34.911038</text:p>
          </table:table-cell>
          <table:table-cell office:value-type="string" calcext:value-type="string">
            <text:p>delay,line,lineID,stops</text:p>
          </table:table-cell>
          <table:table-cell office:value-type="string" calcext:value-type="string">
            <text:p>true</text:p>
          </table:table-cell>
          <table:table-cell office:value-type="float" office:value="21.916319" calcext:value-type="float">
            <text:p>21.916319</text:p>
          </table:table-cell>
          <table:table-cell office:value-type="string" calcext:value-type="string">
            <text:p>delay</text:p>
          </table:table-cell>
          <table:table-cell office:value-type="string" calcext:value-type="string">
            <text:p>true</text:p>
          </table:table-cell>
          <table:table-cell office:value-type="float" office:value="22.263976" calcext:value-type="float">
            <text:p>22.263976</text:p>
          </table:table-cell>
          <table:table-cell office:value-type="string" calcext:value-type="string">
            <text:p>a6,a8,a9</text:p>
          </table:table-cell>
          <table:table-cell office:value-type="string" calcext:value-type="string">
            <text:p>true</text:p>
          </table:table-cell>
          <table:table-cell office:value-type="float" office:value="44.431304" calcext:value-type="float">
            <text:p>44.4313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0.825205" calcext:value-type="float">
            <text:p>30.8252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47332" calcext:value-type="float">
            <text:p>11.947332</text:p>
          </table:table-cell>
          <table:table-cell office:value-type="string" calcext:value-type="string">
            <text:p>program</text:p>
          </table:table-cell>
          <table:table-cell office:value-type="string" calcext:value-type="string">
            <text:p>false</text:p>
          </table:table-cell>
          <table:table-cell office:value-type="float" office:value="13.167677" calcext:value-type="float">
            <text:p>13.167677</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4.717182" calcext:value-type="float">
            <text:p>34.717182</text:p>
          </table:table-cell>
          <table:table-cell office:value-type="string" calcext:value-type="string">
            <text:p>a1,a2</text:p>
          </table:table-cell>
          <table:table-cell office:value-type="string" calcext:value-type="string">
            <text:p>true</text:p>
          </table:table-cell>
          <table:table-cell office:value-type="float" office:value="39.31605" calcext:value-type="float">
            <text:p>39.3160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76284" calcext:value-type="float">
            <text:p>10.876284</text:p>
          </table:table-cell>
          <table:table-cell table:number-columns-repeated="2" office:value-type="float" office:value="1" calcext:value-type="float">
            <text:p>1</text:p>
          </table:table-cell>
          <table:table-cell/>
          <table:table-cell table:formula="of:=IF(AND([.G71]=&quot;true&quot;;[.J71]=&quot;true&quot;;[.M71]=&quot;true&quot;;[.P71]=&quot;true&quot;;[.S71]=&quot;true&quot;);&quot;true&quot;;&quot;false&quot;)" office:value-type="string" office:string-value="true" calcext:value-type="string">
            <text:p>true</text:p>
          </table:table-cell>
          <table:table-cell table:formula="of:=IF(AND([.Y71]=&quot;true&quot;;[.AB71]=&quot;true&quot;;[.AE71]=&quot;true&quot;;[.AH71]=&quot;true&quot;;[.AK71]=&quot;true&quot;);&quot;true&quot;;&quot;false&quot;)" office:value-type="string" office:string-value="false" calcext:value-type="string">
            <text:p>false</text:p>
          </table:table-cell>
          <table:table-cell table:formula="of:=IF(AND([.G71]=&quot;true&quot;;[.J71]=&quot;true&quot;;[.M71]=&quot;true&quot;;[.P71]=&quot;true&quot;);&quot;true&quot;;&quot;false&quot;)" office:value-type="string" office:string-value="true" calcext:value-type="string">
            <text:p>true</text:p>
          </table:table-cell>
          <table:table-cell table:formula="of:=IF(AND([.Y71]=&quot;true&quot;;[.AB71]=&quot;true&quot;;[.AE71]=&quot;true&quot;;[.AH71]=&quot;true&quot;);&quot;true&quot;;&quot;false&quot;)" office:value-type="string" office:string-value="false" calcext:value-type="string">
            <text:p>false</text:p>
          </table:table-cell>
        </table:table-row>
        <table:table-row table:style-name="ro1">
          <table:table-cell office:value-type="string" calcext:value-type="string">
            <text:p>866139d7-8977-4216-b74c-21ddf99328c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278322" calcext:value-type="float">
            <text:p>23.27832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87613" calcext:value-type="float">
            <text:p>9.4876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32578" calcext:value-type="float">
            <text:p>9.732578</text:p>
          </table:table-cell>
          <table:table-cell office:value-type="string" calcext:value-type="string">
            <text:p>program</text:p>
          </table:table-cell>
          <table:table-cell office:value-type="string" calcext:value-type="string">
            <text:p>true</text:p>
          </table:table-cell>
          <table:table-cell office:value-type="float" office:value="29.008584" calcext:value-type="float">
            <text:p>29.008584</text:p>
          </table:table-cell>
          <table:table-cell office:value-type="string" calcext:value-type="string">
            <text:p>a1,a2</text:p>
          </table:table-cell>
          <table:table-cell office:value-type="string" calcext:value-type="string">
            <text:p>true</text:p>
          </table:table-cell>
          <table:table-cell office:value-type="float" office:value="23.059115" calcext:value-type="float">
            <text:p>23.059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0962" calcext:value-type="float">
            <text:p>23.00962</text:p>
          </table:table-cell>
          <table:table-cell office:value-type="string" calcext:value-type="string">
            <text:p>delay,line,lineID,stops</text:p>
          </table:table-cell>
          <table:table-cell office:value-type="string" calcext:value-type="string">
            <text:p>true</text:p>
          </table:table-cell>
          <table:table-cell office:value-type="float" office:value="17.635687" calcext:value-type="float">
            <text:p>17.635687</text:p>
          </table:table-cell>
          <table:table-cell office:value-type="string" calcext:value-type="string">
            <text:p>line,lineID,stops</text:p>
          </table:table-cell>
          <table:table-cell office:value-type="string" calcext:value-type="string">
            <text:p>false</text:p>
          </table:table-cell>
          <table:table-cell office:value-type="float" office:value="6.128255" calcext:value-type="float">
            <text:p>6.128255</text:p>
          </table:table-cell>
          <table:table-cell office:value-type="string" calcext:value-type="string">
            <text:p>delay</text:p>
          </table:table-cell>
          <table:table-cell office:value-type="string" calcext:value-type="string">
            <text:p>true</text:p>
          </table:table-cell>
          <table:table-cell office:value-type="float" office:value="147.655795" calcext:value-type="float">
            <text:p>147.655795</text:p>
          </table:table-cell>
          <table:table-cell office:value-type="string" calcext:value-type="string">
            <text:p>a4,a6</text:p>
          </table:table-cell>
          <table:table-cell office:value-type="string" calcext:value-type="string">
            <text:p>false</text:p>
          </table:table-cell>
          <table:table-cell office:value-type="float" office:value="16.114161" calcext:value-type="float">
            <text:p>16.1141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527137" calcext:value-type="float">
            <text:p>45.527137</text:p>
          </table:table-cell>
          <table:table-cell office:value-type="float" office:value="1" calcext:value-type="float">
            <text:p>1</text:p>
          </table:table-cell>
          <table:table-cell office:value-type="float" office:value="0" calcext:value-type="float">
            <text:p>0</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cell table:formula="of:=IF(AND([.G72]=&quot;true&quot;;[.J72]=&quot;true&quot;;[.M72]=&quot;true&quot;;[.P72]=&quot;true&quot;);&quot;true&quot;;&quot;false&quot;)" office:value-type="string" office:string-value="true" calcext:value-type="string">
            <text:p>true</text:p>
          </table:table-cell>
          <table:table-cell table:formula="of:=IF(AND([.Y72]=&quot;true&quot;;[.AB72]=&quot;true&quot;;[.AE72]=&quot;true&quot;;[.AH72]=&quot;true&quot;);&quot;true&quot;;&quot;false&quot;)" office:value-type="string" office:string-value="false" calcext:value-type="string">
            <text:p>false</text:p>
          </table:table-cell>
        </table:table-row>
        <table:table-row table:style-name="ro1">
          <table:table-cell office:value-type="string" calcext:value-type="string">
            <text:p>87939db2-41e7-40c1-9527-ea3e63246c4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9.16197" calcext:value-type="float">
            <text:p>59.161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844" calcext:value-type="float">
            <text:p>9.68884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184" calcext:value-type="float">
            <text:p>4.73184</text:p>
          </table:table-cell>
          <table:table-cell office:value-type="string" calcext:value-type="string">
            <text:p>program</text:p>
          </table:table-cell>
          <table:table-cell office:value-type="string" calcext:value-type="string">
            <text:p>true</text:p>
          </table:table-cell>
          <table:table-cell office:value-type="float" office:value="19.840166" calcext:value-type="float">
            <text:p>19.840166</text:p>
          </table:table-cell>
          <table:table-cell office:value-type="string" calcext:value-type="string">
            <text:p>a1,a2</text:p>
          </table:table-cell>
          <table:table-cell office:value-type="string" calcext:value-type="string">
            <text:p>true</text:p>
          </table:table-cell>
          <table:table-cell office:value-type="float" office:value="5.907773" calcext:value-type="float">
            <text:p>5.90777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89183" calcext:value-type="float">
            <text:p>12.89183</text:p>
          </table:table-cell>
          <table:table-cell office:value-type="string" calcext:value-type="string">
            <text:p>line,lineID,stops</text:p>
          </table:table-cell>
          <table:table-cell office:value-type="string" calcext:value-type="string">
            <text:p>false</text:p>
          </table:table-cell>
          <table:table-cell office:value-type="float" office:value="14.831736" calcext:value-type="float">
            <text:p>14.831736</text:p>
          </table:table-cell>
          <table:table-cell/>
          <table:table-cell office:value-type="string" calcext:value-type="string">
            <text:p>false</text:p>
          </table:table-cell>
          <table:table-cell office:value-type="float" office:value="13.839524" calcext:value-type="float">
            <text:p>13.839524</text:p>
          </table:table-cell>
          <table:table-cell/>
          <table:table-cell office:value-type="string" calcext:value-type="string">
            <text:p>false</text:p>
          </table:table-cell>
          <table:table-cell office:value-type="float" office:value="11.65127" calcext:value-type="float">
            <text:p>11.65127</text:p>
          </table:table-cell>
          <table:table-cell office:value-type="string" calcext:value-type="string">
            <text:p>a8,a9</text:p>
          </table:table-cell>
          <table:table-cell office:value-type="string" calcext:value-type="string">
            <text:p>false</text:p>
          </table:table-cell>
          <table:table-cell office:value-type="float" office:value="17.423629" calcext:value-type="float">
            <text:p>17.423629</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80241" calcext:value-type="float">
            <text:p>6.680241</text:p>
          </table:table-cell>
          <table:table-cell table:number-columns-repeated="2" office:value-type="float" office:value="-1" calcext:value-type="float">
            <text:p>-1</text:p>
          </table:table-cell>
          <table:table-cell/>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cell table:formula="of:=IF(AND([.G73]=&quot;true&quot;;[.J73]=&quot;true&quot;;[.M73]=&quot;true&quot;;[.P73]=&quot;true&quot;);&quot;true&quot;;&quot;false&quot;)" office:value-type="string" office:string-value="true" calcext:value-type="string">
            <text:p>true</text:p>
          </table:table-cell>
          <table:table-cell table:formula="of:=IF(AND([.Y73]=&quot;true&quot;;[.AB73]=&quot;true&quot;;[.AE73]=&quot;true&quot;;[.AH73]=&quot;true&quot;);&quot;true&quot;;&quot;false&quot;)" office:value-type="string" office:string-value="false" calcext:value-type="string">
            <text:p>false</text:p>
          </table:table-cell>
        </table:table-row>
        <table:table-row table:style-name="ro1">
          <table:table-cell office:value-type="string" calcext:value-type="string">
            <text:p>8a09f12c-09c6-4c4c-b5f9-994b4cbff90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614796" calcext:value-type="float">
            <text:p>26.6147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0.637725" calcext:value-type="float">
            <text:p>10.637725</text:p>
          </table:table-cell>
          <table:table-cell office:value-type="string" calcext:value-type="string">
            <text:p>program</text:p>
          </table:table-cell>
          <table:table-cell office:value-type="string" calcext:value-type="string">
            <text:p>false</text:p>
          </table:table-cell>
          <table:table-cell office:value-type="float" office:value="21.103483" calcext:value-type="float">
            <text:p>21.103483</text:p>
          </table:table-cell>
          <table:table-cell office:value-type="string" calcext:value-type="string">
            <text:p>program</text:p>
          </table:table-cell>
          <table:table-cell office:value-type="string" calcext:value-type="string">
            <text:p>true</text:p>
          </table:table-cell>
          <table:table-cell office:value-type="float" office:value="31.888489" calcext:value-type="float">
            <text:p>31.888489</text:p>
          </table:table-cell>
          <table:table-cell office:value-type="string" calcext:value-type="string">
            <text:p>a1,a2</text:p>
          </table:table-cell>
          <table:table-cell office:value-type="string" calcext:value-type="string">
            <text:p>true</text:p>
          </table:table-cell>
          <table:table-cell office:value-type="float" office:value="28.941593" calcext:value-type="float">
            <text:p>28.941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9.445253" calcext:value-type="float">
            <text:p>99.445253</text:p>
          </table:table-cell>
          <table:table-cell/>
          <table:table-cell office:value-type="string" calcext:value-type="string">
            <text:p>false</text:p>
          </table:table-cell>
          <table:table-cell office:value-type="float" office:value="0.714256" calcext:value-type="float">
            <text:p>0.714256</text:p>
          </table:table-cell>
          <table:table-cell/>
          <table:table-cell office:value-type="string" calcext:value-type="string">
            <text:p>false</text:p>
          </table:table-cell>
          <table:table-cell office:value-type="float" office:value="0.565591" calcext:value-type="float">
            <text:p>0.565591</text:p>
          </table:table-cell>
          <table:table-cell/>
          <table:table-cell office:value-type="string" calcext:value-type="string">
            <text:p>false</text:p>
          </table:table-cell>
          <table:table-cell office:value-type="float" office:value="0.80077" calcext:value-type="float">
            <text:p>0.80077</text:p>
          </table:table-cell>
          <table:table-cell/>
          <table:table-cell office:value-type="string" calcext:value-type="string">
            <text:p>false</text:p>
          </table:table-cell>
          <table:table-cell office:value-type="float" office:value="1.195463" calcext:value-type="float">
            <text:p>1.195463</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9664" calcext:value-type="float">
            <text:p>3.19664</text:p>
          </table:table-cell>
          <table:table-cell table:number-columns-repeated="3"/>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cell table:formula="of:=IF(AND([.G74]=&quot;true&quot;;[.J74]=&quot;true&quot;;[.M74]=&quot;true&quot;;[.P74]=&quot;true&quot;);&quot;true&quot;;&quot;false&quot;)" office:value-type="string" office:string-value="false" calcext:value-type="string">
            <text:p>false</text:p>
          </table:table-cell>
          <table:table-cell table:formula="of:=IF(AND([.Y74]=&quot;true&quot;;[.AB74]=&quot;true&quot;;[.AE74]=&quot;true&quot;;[.AH74]=&quot;true&quot;);&quot;true&quot;;&quot;false&quot;)" office:value-type="string" office:string-value="false" calcext:value-type="string">
            <text:p>false</text:p>
          </table:table-cell>
        </table:table-row>
        <table:table-row table:style-name="ro1">
          <table:table-cell office:value-type="string" calcext:value-type="string">
            <text:p>8cebe49a-4682-44e9-aee4-01e4362602d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875214" calcext:value-type="float">
            <text:p>27.8752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819795" calcext:value-type="float">
            <text:p>11.81979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7143" calcext:value-type="float">
            <text:p>4.17143</text:p>
          </table:table-cell>
          <table:table-cell office:value-type="string" calcext:value-type="string">
            <text:p>program</text:p>
          </table:table-cell>
          <table:table-cell office:value-type="string" calcext:value-type="string">
            <text:p>true</text:p>
          </table:table-cell>
          <table:table-cell office:value-type="float" office:value="19.533809" calcext:value-type="float">
            <text:p>19.533809</text:p>
          </table:table-cell>
          <table:table-cell office:value-type="string" calcext:value-type="string">
            <text:p>a1,a2</text:p>
          </table:table-cell>
          <table:table-cell office:value-type="string" calcext:value-type="string">
            <text:p>true</text:p>
          </table:table-cell>
          <table:table-cell office:value-type="float" office:value="9.918746" calcext:value-type="float">
            <text:p>9.9187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58346" calcext:value-type="float">
            <text:p>12.558346</text:p>
          </table:table-cell>
          <table:table-cell office:value-type="string" calcext:value-type="string">
            <text:p>delay,line,lineID,stops</text:p>
          </table:table-cell>
          <table:table-cell office:value-type="string" calcext:value-type="string">
            <text:p>true</text:p>
          </table:table-cell>
          <table:table-cell office:value-type="float" office:value="11.907091" calcext:value-type="float">
            <text:p>11.907091</text:p>
          </table:table-cell>
          <table:table-cell office:value-type="string" calcext:value-type="string">
            <text:p>delay,line,lineID,stops</text:p>
          </table:table-cell>
          <table:table-cell office:value-type="string" calcext:value-type="string">
            <text:p>true</text:p>
          </table:table-cell>
          <table:table-cell office:value-type="float" office:value="8.118758" calcext:value-type="float">
            <text:p>8.118758</text:p>
          </table:table-cell>
          <table:table-cell office:value-type="string" calcext:value-type="string">
            <text:p>delay</text:p>
          </table:table-cell>
          <table:table-cell office:value-type="string" calcext:value-type="string">
            <text:p>true</text:p>
          </table:table-cell>
          <table:table-cell office:value-type="float" office:value="23.59324" calcext:value-type="float">
            <text:p>23.59324</text:p>
          </table:table-cell>
          <table:table-cell office:value-type="string" calcext:value-type="string">
            <text:p>a6,a8,a9</text:p>
          </table:table-cell>
          <table:table-cell office:value-type="string" calcext:value-type="string">
            <text:p>true</text:p>
          </table:table-cell>
          <table:table-cell office:value-type="float" office:value="21.396891" calcext:value-type="float">
            <text:p>21.39689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28784" calcext:value-type="float">
            <text:p>10.028784</text:p>
          </table:table-cell>
          <table:table-cell office:value-type="float" office:value="1" calcext:value-type="float">
            <text:p>1</text:p>
          </table:table-cell>
          <table:table-cell office:value-type="float" office:value="0" calcext:value-type="float">
            <text:p>0</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cell table:formula="of:=IF(AND([.G75]=&quot;true&quot;;[.J75]=&quot;true&quot;;[.M75]=&quot;true&quot;;[.P75]=&quot;true&quot;);&quot;true&quot;;&quot;false&quot;)" office:value-type="string" office:string-value="true" calcext:value-type="string">
            <text:p>true</text:p>
          </table:table-cell>
          <table:table-cell table:formula="of:=IF(AND([.Y75]=&quot;true&quot;;[.AB75]=&quot;true&quot;;[.AE75]=&quot;true&quot;;[.AH75]=&quot;true&quot;);&quot;true&quot;;&quot;false&quot;)" office:value-type="string" office:string-value="true" calcext:value-type="string">
            <text:p>true</text:p>
          </table:table-cell>
        </table:table-row>
        <table:table-row table:style-name="ro1">
          <table:table-cell office:value-type="string" calcext:value-type="string">
            <text:p>90effe47-30cd-47a0-a54d-e2bb7c2210b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4.795846" calcext:value-type="float">
            <text:p>14.795846</text:p>
          </table:table-cell>
          <table:table-cell office:value-type="string" calcext:value-type="string">
            <text:p>delay</text:p>
          </table:table-cell>
          <table:table-cell office:value-type="string" calcext:value-type="string">
            <text:p>false</text:p>
          </table:table-cell>
          <table:table-cell office:value-type="float" office:value="17.012792" calcext:value-type="float">
            <text:p>17.012792</text:p>
          </table:table-cell>
          <table:table-cell office:value-type="string" calcext:value-type="string">
            <text:p>delay,line</text:p>
          </table:table-cell>
          <table:table-cell office:value-type="string" calcext:value-type="string">
            <text:p>false</text:p>
          </table:table-cell>
          <table:table-cell office:value-type="float" office:value="12.526986" calcext:value-type="float">
            <text:p>12.526986</text:p>
          </table:table-cell>
          <table:table-cell office:value-type="string" calcext:value-type="string">
            <text:p>delay</text:p>
          </table:table-cell>
          <table:table-cell office:value-type="string" calcext:value-type="string">
            <text:p>true</text:p>
          </table:table-cell>
          <table:table-cell office:value-type="float" office:value="12.141882" calcext:value-type="float">
            <text:p>12.141882</text:p>
          </table:table-cell>
          <table:table-cell office:value-type="string" calcext:value-type="string">
            <text:p>a8,a9</text:p>
          </table:table-cell>
          <table:table-cell office:value-type="string" calcext:value-type="string">
            <text:p>false</text:p>
          </table:table-cell>
          <table:table-cell office:value-type="float" office:value="11.642998" calcext:value-type="float">
            <text:p>11.642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984802" calcext:value-type="float">
            <text:p>24.9848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9.040464" calcext:value-type="float">
            <text:p>19.04046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5.009716" calcext:value-type="float">
            <text:p>15.00971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544377" calcext:value-type="float">
            <text:p>11.544377</text:p>
          </table:table-cell>
          <table:table-cell office:value-type="string" calcext:value-type="string">
            <text:p>a2</text:p>
          </table:table-cell>
          <table:table-cell office:value-type="string" calcext:value-type="string">
            <text:p>false</text:p>
          </table:table-cell>
          <table:table-cell office:value-type="float" office:value="8.16197" calcext:value-type="float">
            <text:p>8.1619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19869" calcext:value-type="float">
            <text:p>5.619869</text:p>
          </table:table-cell>
          <table:table-cell office:value-type="float" office:value="1" calcext:value-type="float">
            <text:p>1</text:p>
          </table:table-cell>
          <table:table-cell office:value-type="float" office:value="-1" calcext:value-type="float">
            <text:p>-1</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cell table:formula="of:=IF(AND([.G76]=&quot;true&quot;;[.J76]=&quot;true&quot;;[.M76]=&quot;true&quot;;[.P76]=&quot;true&quot;);&quot;true&quot;;&quot;false&quot;)" office:value-type="string" office:string-value="false" calcext:value-type="string">
            <text:p>false</text:p>
          </table:table-cell>
          <table:table-cell table:formula="of:=IF(AND([.Y76]=&quot;true&quot;;[.AB76]=&quot;true&quot;;[.AE76]=&quot;true&quot;;[.AH76]=&quot;true&quot;);&quot;true&quot;;&quot;false&quot;)" office:value-type="string" office:string-value="false" calcext:value-type="string">
            <text:p>false</text:p>
          </table:table-cell>
        </table:table-row>
        <table:table-row table:style-name="ro1">
          <table:table-cell office:value-type="string" calcext:value-type="string">
            <text:p>937d358d-2a37-4517-800f-77ac0141ce5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111005" calcext:value-type="float">
            <text:p>25.111005</text:p>
          </table:table-cell>
          <table:table-cell office:value-type="string" calcext:value-type="string">
            <text:p>delay,line,lineID,stops</text:p>
          </table:table-cell>
          <table:table-cell office:value-type="string" calcext:value-type="string">
            <text:p>true</text:p>
          </table:table-cell>
          <table:table-cell office:value-type="float" office:value="27.276856" calcext:value-type="float">
            <text:p>27.276856</text:p>
          </table:table-cell>
          <table:table-cell office:value-type="string" calcext:value-type="string">
            <text:p>delay,line,lineID,stops</text:p>
          </table:table-cell>
          <table:table-cell office:value-type="string" calcext:value-type="string">
            <text:p>true</text:p>
          </table:table-cell>
          <table:table-cell office:value-type="float" office:value="9.851506" calcext:value-type="float">
            <text:p>9.851506</text:p>
          </table:table-cell>
          <table:table-cell office:value-type="string" calcext:value-type="string">
            <text:p>delay</text:p>
          </table:table-cell>
          <table:table-cell office:value-type="string" calcext:value-type="string">
            <text:p>true</text:p>
          </table:table-cell>
          <table:table-cell office:value-type="float" office:value="21.808955" calcext:value-type="float">
            <text:p>21.808955</text:p>
          </table:table-cell>
          <table:table-cell office:value-type="string" calcext:value-type="string">
            <text:p>a6,a8,a9</text:p>
          </table:table-cell>
          <table:table-cell office:value-type="string" calcext:value-type="string">
            <text:p>true</text:p>
          </table:table-cell>
          <table:table-cell office:value-type="float" office:value="26.441152" calcext:value-type="float">
            <text:p>26.4411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8.435578" calcext:value-type="float">
            <text:p>58.43557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286768" calcext:value-type="float">
            <text:p>14.2867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11721" calcext:value-type="float">
            <text:p>7.911721</text:p>
          </table:table-cell>
          <table:table-cell office:value-type="string" calcext:value-type="string">
            <text:p>program</text:p>
          </table:table-cell>
          <table:table-cell office:value-type="string" calcext:value-type="string">
            <text:p>true</text:p>
          </table:table-cell>
          <table:table-cell office:value-type="float" office:value="29.185537" calcext:value-type="float">
            <text:p>29.185537</text:p>
          </table:table-cell>
          <table:table-cell office:value-type="string" calcext:value-type="string">
            <text:p>a1,a2</text:p>
          </table:table-cell>
          <table:table-cell office:value-type="string" calcext:value-type="string">
            <text:p>true</text:p>
          </table:table-cell>
          <table:table-cell office:value-type="float" office:value="7.86864" calcext:value-type="float">
            <text:p>7.86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2.744288" calcext:value-type="float">
            <text:p>42.74428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he names of the dataobjects were out of scope, when i hovered over the red bar.</text:p>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true" calcext:value-type="string">
            <text:p>true</text:p>
          </table:table-cell>
          <table:table-cell table:formula="of:=IF(AND([.G77]=&quot;true&quot;;[.J77]=&quot;true&quot;;[.M77]=&quot;true&quot;;[.P77]=&quot;true&quot;);&quot;true&quot;;&quot;false&quot;)" office:value-type="string" office:string-value="true" calcext:value-type="string">
            <text:p>true</text:p>
          </table:table-cell>
          <table:table-cell table:formula="of:=IF(AND([.Y77]=&quot;true&quot;;[.AB77]=&quot;true&quot;;[.AE77]=&quot;true&quot;;[.AH77]=&quot;true&quot;);&quot;true&quot;;&quot;false&quot;)" office:value-type="string" office:string-value="true" calcext:value-type="string">
            <text:p>true</text:p>
          </table:table-cell>
        </table:table-row>
        <table:table-row table:style-name="ro1">
          <table:table-cell office:value-type="string" calcext:value-type="string">
            <text:p>939e58c2-0a38-4cb8-87f2-9a106e9233f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238402" calcext:value-type="float">
            <text:p>15.2384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365072" calcext:value-type="float">
            <text:p>10.36507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20241" calcext:value-type="float">
            <text:p>6.120241</text:p>
          </table:table-cell>
          <table:table-cell office:value-type="string" calcext:value-type="string">
            <text:p>program</text:p>
          </table:table-cell>
          <table:table-cell office:value-type="string" calcext:value-type="string">
            <text:p>true</text:p>
          </table:table-cell>
          <table:table-cell office:value-type="float" office:value="19.356819" calcext:value-type="float">
            <text:p>19.356819</text:p>
          </table:table-cell>
          <table:table-cell office:value-type="string" calcext:value-type="string">
            <text:p>a1,a2</text:p>
          </table:table-cell>
          <table:table-cell office:value-type="string" calcext:value-type="string">
            <text:p>true</text:p>
          </table:table-cell>
          <table:table-cell office:value-type="float" office:value="17.418169" calcext:value-type="float">
            <text:p>17.41816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19097" calcext:value-type="float">
            <text:p>14.19097</text:p>
          </table:table-cell>
          <table:table-cell office:value-type="string" calcext:value-type="string">
            <text:p>line,lineID,stopcoords,stops</text:p>
          </table:table-cell>
          <table:table-cell office:value-type="string" calcext:value-type="string">
            <text:p>false</text:p>
          </table:table-cell>
          <table:table-cell office:value-type="float" office:value="19.57048" calcext:value-type="float">
            <text:p>19.57048</text:p>
          </table:table-cell>
          <table:table-cell office:value-type="string" calcext:value-type="string">
            <text:p>delay,line,lineID,stops</text:p>
          </table:table-cell>
          <table:table-cell office:value-type="string" calcext:value-type="string">
            <text:p>true</text:p>
          </table:table-cell>
          <table:table-cell office:value-type="float" office:value="6.147481" calcext:value-type="float">
            <text:p>6.147481</text:p>
          </table:table-cell>
          <table:table-cell office:value-type="string" calcext:value-type="string">
            <text:p>delay</text:p>
          </table:table-cell>
          <table:table-cell office:value-type="string" calcext:value-type="string">
            <text:p>true</text:p>
          </table:table-cell>
          <table:table-cell office:value-type="float" office:value="20.36418" calcext:value-type="float">
            <text:p>20.36418</text:p>
          </table:table-cell>
          <table:table-cell office:value-type="string" calcext:value-type="string">
            <text:p>a1,a9</text:p>
          </table:table-cell>
          <table:table-cell office:value-type="string" calcext:value-type="string">
            <text:p>false</text:p>
          </table:table-cell>
          <table:table-cell office:value-type="float" office:value="29.299862" calcext:value-type="float">
            <text:p>29.29986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494819" calcext:value-type="float">
            <text:p>12.494819</text:p>
          </table:table-cell>
          <table:table-cell office:value-type="float" office:value="0" calcext:value-type="float">
            <text:p>0</text:p>
          </table:table-cell>
          <table:table-cell office:value-type="float" office:value="1" calcext:value-type="float">
            <text:p>1</text:p>
          </table:table-cell>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cell table:formula="of:=IF(AND([.G78]=&quot;true&quot;;[.J78]=&quot;true&quot;;[.M78]=&quot;true&quot;;[.P78]=&quot;true&quot;);&quot;true&quot;;&quot;false&quot;)" office:value-type="string" office:string-value="true" calcext:value-type="string">
            <text:p>true</text:p>
          </table:table-cell>
          <table:table-cell table:formula="of:=IF(AND([.Y78]=&quot;true&quot;;[.AB78]=&quot;true&quot;;[.AE78]=&quot;true&quot;;[.AH78]=&quot;true&quot;);&quot;true&quot;;&quot;false&quot;)" office:value-type="string" office:string-value="false" calcext:value-type="string">
            <text:p>false</text:p>
          </table:table-cell>
        </table:table-row>
        <table:table-row table:style-name="ro1">
          <table:table-cell office:value-type="string" calcext:value-type="string">
            <text:p>95855ae9-4702-4480-90a2-435b1bb48bf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052237" calcext:value-type="float">
            <text:p>19.052237</text:p>
          </table:table-cell>
          <table:table-cell office:value-type="string" calcext:value-type="string">
            <text:p>delay,line,lineID,stops</text:p>
          </table:table-cell>
          <table:table-cell office:value-type="string" calcext:value-type="string">
            <text:p>true</text:p>
          </table:table-cell>
          <table:table-cell office:value-type="float" office:value="17.23539" calcext:value-type="float">
            <text:p>17.23539</text:p>
          </table:table-cell>
          <table:table-cell office:value-type="string" calcext:value-type="string">
            <text:p>delay,line,lineID,stops</text:p>
          </table:table-cell>
          <table:table-cell office:value-type="string" calcext:value-type="string">
            <text:p>true</text:p>
          </table:table-cell>
          <table:table-cell office:value-type="float" office:value="4.87919" calcext:value-type="float">
            <text:p>4.87919</text:p>
          </table:table-cell>
          <table:table-cell office:value-type="string" calcext:value-type="string">
            <text:p>delay</text:p>
          </table:table-cell>
          <table:table-cell office:value-type="string" calcext:value-type="string">
            <text:p>true</text:p>
          </table:table-cell>
          <table:table-cell office:value-type="float" office:value="16.946449" calcext:value-type="float">
            <text:p>16.946449</text:p>
          </table:table-cell>
          <table:table-cell office:value-type="string" calcext:value-type="string">
            <text:p>a8,a9</text:p>
          </table:table-cell>
          <table:table-cell office:value-type="string" calcext:value-type="string">
            <text:p>false</text:p>
          </table:table-cell>
          <table:table-cell office:value-type="float" office:value="18.007045" calcext:value-type="float">
            <text:p>18.0070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2825" calcext:value-type="float">
            <text:p>29.282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92964" calcext:value-type="float">
            <text:p>10.892964</text:p>
          </table:table-cell>
          <table:table-cell office:value-type="string" calcext:value-type="string">
            <text:p>program</text:p>
          </table:table-cell>
          <table:table-cell office:value-type="string" calcext:value-type="string">
            <text:p>false</text:p>
          </table:table-cell>
          <table:table-cell office:value-type="float" office:value="13.678552" calcext:value-type="float">
            <text:p>13.67855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5.569023" calcext:value-type="float">
            <text:p>25.569023</text:p>
          </table:table-cell>
          <table:table-cell office:value-type="string" calcext:value-type="string">
            <text:p>a1,a2</text:p>
          </table:table-cell>
          <table:table-cell office:value-type="string" calcext:value-type="string">
            <text:p>true</text:p>
          </table:table-cell>
          <table:table-cell office:value-type="float" office:value="33.903124" calcext:value-type="float">
            <text:p>33.90312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87223" calcext:value-type="float">
            <text:p>10.387223</text:p>
          </table:table-cell>
          <table:table-cell table:number-columns-repeated="2" office:value-type="float" office:value="1" calcext:value-type="float">
            <text:p>1</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cell table:formula="of:=IF(AND([.G79]=&quot;true&quot;;[.J79]=&quot;true&quot;;[.M79]=&quot;true&quot;;[.P79]=&quot;true&quot;);&quot;true&quot;;&quot;false&quot;)" office:value-type="string" office:string-value="false" calcext:value-type="string">
            <text:p>false</text:p>
          </table:table-cell>
          <table:table-cell table:formula="of:=IF(AND([.Y79]=&quot;true&quot;;[.AB79]=&quot;true&quot;;[.AE79]=&quot;true&quot;;[.AH79]=&quot;true&quot;);&quot;true&quot;;&quot;false&quot;)" office:value-type="string" office:string-value="false" calcext:value-type="string">
            <text:p>false</text:p>
          </table:table-cell>
        </table:table-row>
        <table:table-row table:style-name="ro1">
          <table:table-cell office:value-type="string" calcext:value-type="string">
            <text:p>96fedc28-e100-4e7d-917f-ed84008a7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481301" calcext:value-type="float">
            <text:p>19.481301</text:p>
          </table:table-cell>
          <table:table-cell office:value-type="string" calcext:value-type="string">
            <text:p>delay,line,lineID,stops</text:p>
          </table:table-cell>
          <table:table-cell office:value-type="string" calcext:value-type="string">
            <text:p>true</text:p>
          </table:table-cell>
          <table:table-cell office:value-type="float" office:value="12.364858" calcext:value-type="float">
            <text:p>12.364858</text:p>
          </table:table-cell>
          <table:table-cell office:value-type="string" calcext:value-type="string">
            <text:p>delay,line,lineID,stops</text:p>
          </table:table-cell>
          <table:table-cell office:value-type="string" calcext:value-type="string">
            <text:p>true</text:p>
          </table:table-cell>
          <table:table-cell office:value-type="float" office:value="5.390521" calcext:value-type="float">
            <text:p>5.390521</text:p>
          </table:table-cell>
          <table:table-cell office:value-type="string" calcext:value-type="string">
            <text:p>delay</text:p>
          </table:table-cell>
          <table:table-cell office:value-type="string" calcext:value-type="string">
            <text:p>true</text:p>
          </table:table-cell>
          <table:table-cell office:value-type="float" office:value="19.782269" calcext:value-type="float">
            <text:p>19.782269</text:p>
          </table:table-cell>
          <table:table-cell office:value-type="string" calcext:value-type="string">
            <text:p>a6,a8,a9</text:p>
          </table:table-cell>
          <table:table-cell office:value-type="string" calcext:value-type="string">
            <text:p>true</text:p>
          </table:table-cell>
          <table:table-cell office:value-type="float" office:value="16.805804" calcext:value-type="float">
            <text:p>16.805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698903" calcext:value-type="float">
            <text:p>22.698903</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1.986665" calcext:value-type="float">
            <text:p>21.9866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29929" calcext:value-type="float">
            <text:p>4.529929</text:p>
          </table:table-cell>
          <table:table-cell office:value-type="string" calcext:value-type="string">
            <text:p>program</text:p>
          </table:table-cell>
          <table:table-cell office:value-type="string" calcext:value-type="string">
            <text:p>true</text:p>
          </table:table-cell>
          <table:table-cell office:value-type="float" office:value="19.548318" calcext:value-type="float">
            <text:p>19.548318</text:p>
          </table:table-cell>
          <table:table-cell office:value-type="string" calcext:value-type="string">
            <text:p>a1,a2</text:p>
          </table:table-cell>
          <table:table-cell office:value-type="string" calcext:value-type="string">
            <text:p>true</text:p>
          </table:table-cell>
          <table:table-cell office:value-type="float" office:value="10.466231" calcext:value-type="float">
            <text:p>10.46623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158013" calcext:value-type="float">
            <text:p>8.158013</text:p>
          </table:table-cell>
          <table:table-cell office:value-type="float" office:value="2" calcext:value-type="float">
            <text:p>2</text:p>
          </table:table-cell>
          <table:table-cell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cell table:formula="of:=IF(AND([.G80]=&quot;true&quot;;[.J80]=&quot;true&quot;;[.M80]=&quot;true&quot;;[.P80]=&quot;true&quot;);&quot;true&quot;;&quot;false&quot;)" office:value-type="string" office:string-value="true" calcext:value-type="string">
            <text:p>true</text:p>
          </table:table-cell>
          <table:table-cell table:formula="of:=IF(AND([.Y80]=&quot;true&quot;;[.AB80]=&quot;true&quot;;[.AE80]=&quot;true&quot;;[.AH80]=&quot;true&quot;);&quot;true&quot;;&quot;false&quot;)" office:value-type="string" office:string-value="false" calcext:value-type="string">
            <text:p>false</text:p>
          </table:table-cell>
        </table:table-row>
        <table:table-row table:style-name="ro1">
          <table:table-cell office:value-type="string" calcext:value-type="string">
            <text:p>9877c1eb-dea8-45b0-9f36-cd4a6b921e6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815808" calcext:value-type="float">
            <text:p>26.815808</text:p>
          </table:table-cell>
          <table:table-cell office:value-type="string" calcext:value-type="string">
            <text:p>delay,line,lineID,stops</text:p>
          </table:table-cell>
          <table:table-cell office:value-type="string" calcext:value-type="string">
            <text:p>true</text:p>
          </table:table-cell>
          <table:table-cell office:value-type="float" office:value="24.918683" calcext:value-type="float">
            <text:p>24.918683</text:p>
          </table:table-cell>
          <table:table-cell office:value-type="string" calcext:value-type="string">
            <text:p>delay,line,lineID,stops</text:p>
          </table:table-cell>
          <table:table-cell office:value-type="string" calcext:value-type="string">
            <text:p>true</text:p>
          </table:table-cell>
          <table:table-cell office:value-type="float" office:value="5.280757" calcext:value-type="float">
            <text:p>5.280757</text:p>
          </table:table-cell>
          <table:table-cell office:value-type="string" calcext:value-type="string">
            <text:p>delay</text:p>
          </table:table-cell>
          <table:table-cell office:value-type="string" calcext:value-type="string">
            <text:p>true</text:p>
          </table:table-cell>
          <table:table-cell office:value-type="float" office:value="35.423539" calcext:value-type="float">
            <text:p>35.423539</text:p>
          </table:table-cell>
          <table:table-cell office:value-type="string" calcext:value-type="string">
            <text:p>a6,a8,a9</text:p>
          </table:table-cell>
          <table:table-cell office:value-type="string" calcext:value-type="string">
            <text:p>true</text:p>
          </table:table-cell>
          <table:table-cell office:value-type="float" office:value="9.765579" calcext:value-type="float">
            <text:p>9.76557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72541" calcext:value-type="float">
            <text:p>14.725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459986" calcext:value-type="float">
            <text:p>12.4599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250605" calcext:value-type="float">
            <text:p>7.250605</text:p>
          </table:table-cell>
          <table:table-cell office:value-type="string" calcext:value-type="string">
            <text:p>program</text:p>
          </table:table-cell>
          <table:table-cell office:value-type="string" calcext:value-type="string">
            <text:p>true</text:p>
          </table:table-cell>
          <table:table-cell office:value-type="float" office:value="33.232002" calcext:value-type="float">
            <text:p>33.232002</text:p>
          </table:table-cell>
          <table:table-cell office:value-type="string" calcext:value-type="string">
            <text:p>a1,a2</text:p>
          </table:table-cell>
          <table:table-cell office:value-type="string" calcext:value-type="string">
            <text:p>true</text:p>
          </table:table-cell>
          <table:table-cell office:value-type="float" office:value="11.73396" calcext:value-type="float">
            <text:p>11.7339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00016" calcext:value-type="float">
            <text:p>6.800016</text:p>
          </table:table-cell>
          <table:table-cell office:value-type="float" office:value="0" calcext:value-type="float">
            <text:p>0</text:p>
          </table:table-cell>
          <table:table-cell office:value-type="float" office:value="1" calcext:value-type="float">
            <text:p>1</text:p>
          </table:table-cell>
          <table:table-cell/>
          <table:table-cell table:formula="of:=IF(AND([.G81]=&quot;true&quot;;[.J81]=&quot;true&quot;;[.M81]=&quot;true&quot;;[.P81]=&quot;true&quot;;[.S81]=&quot;true&quot;);&quot;true&quot;;&quot;false&quot;)" office:value-type="string" office:string-value="true" calcext:value-type="string">
            <text:p>true</text:p>
          </table:table-cell>
          <table:table-cell table:formula="of:=IF(AND([.Y81]=&quot;true&quot;;[.AB81]=&quot;true&quot;;[.AE81]=&quot;true&quot;;[.AH81]=&quot;true&quot;;[.AK81]=&quot;true&quot;);&quot;true&quot;;&quot;false&quot;)" office:value-type="string" office:string-value="true" calcext:value-type="string">
            <text:p>true</text:p>
          </table:table-cell>
          <table:table-cell table:formula="of:=IF(AND([.G81]=&quot;true&quot;;[.J81]=&quot;true&quot;;[.M81]=&quot;true&quot;;[.P81]=&quot;true&quot;);&quot;true&quot;;&quot;false&quot;)" office:value-type="string" office:string-value="true" calcext:value-type="string">
            <text:p>true</text:p>
          </table:table-cell>
          <table:table-cell table:formula="of:=IF(AND([.Y81]=&quot;true&quot;;[.AB81]=&quot;true&quot;;[.AE81]=&quot;true&quot;;[.AH81]=&quot;true&quot;);&quot;true&quot;;&quot;false&quot;)" office:value-type="string" office:string-value="true" calcext:value-type="string">
            <text:p>true</text:p>
          </table:table-cell>
        </table:table-row>
        <table:table-row table:style-name="ro1">
          <table:table-cell office:value-type="string" calcext:value-type="string">
            <text:p>9ab8dff8-8cb8-4584-a06a-2842ffab78e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1.974389" calcext:value-type="float">
            <text:p>21.9743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420126" calcext:value-type="float">
            <text:p>10.4201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242029" calcext:value-type="float">
            <text:p>5.242029</text:p>
          </table:table-cell>
          <table:table-cell office:value-type="string" calcext:value-type="string">
            <text:p>program</text:p>
          </table:table-cell>
          <table:table-cell office:value-type="string" calcext:value-type="string">
            <text:p>true</text:p>
          </table:table-cell>
          <table:table-cell office:value-type="float" office:value="18.841684" calcext:value-type="float">
            <text:p>18.841684</text:p>
          </table:table-cell>
          <table:table-cell/>
          <table:table-cell office:value-type="string" calcext:value-type="string">
            <text:p>false</text:p>
          </table:table-cell>
          <table:table-cell office:value-type="float" office:value="11.592578" calcext:value-type="float">
            <text:p>11.59257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0.342768" calcext:value-type="float">
            <text:p>40.342768</text:p>
          </table:table-cell>
          <table:table-cell office:value-type="string" calcext:value-type="string">
            <text:p>delay,line,stops</text:p>
          </table:table-cell>
          <table:table-cell office:value-type="string" calcext:value-type="string">
            <text:p>false</text:p>
          </table:table-cell>
          <table:table-cell office:value-type="float" office:value="47.354078" calcext:value-type="float">
            <text:p>47.354078</text:p>
          </table:table-cell>
          <table:table-cell office:value-type="string" calcext:value-type="string">
            <text:p>stops</text:p>
          </table:table-cell>
          <table:table-cell office:value-type="string" calcext:value-type="string">
            <text:p>false</text:p>
          </table:table-cell>
          <table:table-cell office:value-type="float" office:value="19.149679" calcext:value-type="float">
            <text:p>19.149679</text:p>
          </table:table-cell>
          <table:table-cell/>
          <table:table-cell office:value-type="string" calcext:value-type="string">
            <text:p>false</text:p>
          </table:table-cell>
          <table:table-cell office:value-type="float" office:value="23.732211" calcext:value-type="float">
            <text:p>23.732211</text:p>
          </table:table-cell>
          <table:table-cell/>
          <table:table-cell office:value-type="string" calcext:value-type="string">
            <text:p>false</text:p>
          </table:table-cell>
          <table:table-cell office:value-type="float" office:value="8.132253" calcext:value-type="float">
            <text:p>8.13225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7.037233" calcext:value-type="float">
            <text:p>17.037233</text:p>
          </table:table-cell>
          <table:table-cell office:value-type="float" office:value="-1" calcext:value-type="float">
            <text:p>-1</text:p>
          </table:table-cell>
          <table:table-cell office:value-type="float" office:value="-2" calcext:value-type="float">
            <text:p>-2</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cell table:formula="of:=IF(AND([.G82]=&quot;true&quot;;[.J82]=&quot;true&quot;;[.M82]=&quot;true&quot;;[.P82]=&quot;true&quot;);&quot;true&quot;;&quot;false&quot;)" office:value-type="string" office:string-value="false" calcext:value-type="string">
            <text:p>false</text:p>
          </table:table-cell>
          <table:table-cell table:formula="of:=IF(AND([.Y82]=&quot;true&quot;;[.AB82]=&quot;true&quot;;[.AE82]=&quot;true&quot;;[.AH82]=&quot;true&quot;);&quot;true&quot;;&quot;false&quot;)" office:value-type="string" office:string-value="false" calcext:value-type="string">
            <text:p>false</text:p>
          </table:table-cell>
        </table:table-row>
        <table:table-row table:style-name="ro1">
          <table:table-cell office:value-type="string" calcext:value-type="string">
            <text:p>9acfc10a-7a7c-4696-b789-059b0b91894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350894" calcext:value-type="float">
            <text:p>17.350894</text:p>
          </table:table-cell>
          <table:table-cell office:value-type="string" calcext:value-type="string">
            <text:p>delay,line,lineID,stops</text:p>
          </table:table-cell>
          <table:table-cell office:value-type="string" calcext:value-type="string">
            <text:p>true</text:p>
          </table:table-cell>
          <table:table-cell office:value-type="float" office:value="17.24976" calcext:value-type="float">
            <text:p>17.24976</text:p>
          </table:table-cell>
          <table:table-cell office:value-type="string" calcext:value-type="string">
            <text:p>delay,line,lineID,stops</text:p>
          </table:table-cell>
          <table:table-cell office:value-type="string" calcext:value-type="string">
            <text:p>true</text:p>
          </table:table-cell>
          <table:table-cell office:value-type="float" office:value="7.515497" calcext:value-type="float">
            <text:p>7.515497</text:p>
          </table:table-cell>
          <table:table-cell office:value-type="string" calcext:value-type="string">
            <text:p>delay</text:p>
          </table:table-cell>
          <table:table-cell office:value-type="string" calcext:value-type="string">
            <text:p>true</text:p>
          </table:table-cell>
          <table:table-cell office:value-type="float" office:value="15.828311" calcext:value-type="float">
            <text:p>15.828311</text:p>
          </table:table-cell>
          <table:table-cell office:value-type="string" calcext:value-type="string">
            <text:p>a6,a8,a9</text:p>
          </table:table-cell>
          <table:table-cell office:value-type="string" calcext:value-type="string">
            <text:p>true</text:p>
          </table:table-cell>
          <table:table-cell office:value-type="float" office:value="12.863223" calcext:value-type="float">
            <text:p>12.86322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243934" calcext:value-type="float">
            <text:p>24.24393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08142" calcext:value-type="float">
            <text:p>10.708142</text:p>
          </table:table-cell>
          <table:table-cell office:value-type="string" calcext:value-type="string">
            <text:p>program</text:p>
          </table:table-cell>
          <table:table-cell office:value-type="string" calcext:value-type="string">
            <text:p>false</text:p>
          </table:table-cell>
          <table:table-cell office:value-type="float" office:value="6.81164" calcext:value-type="float">
            <text:p>6.8116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4.164497" calcext:value-type="float">
            <text:p>14.164497</text:p>
          </table:table-cell>
          <table:table-cell office:value-type="string" calcext:value-type="string">
            <text:p>a1,a2</text:p>
          </table:table-cell>
          <table:table-cell office:value-type="string" calcext:value-type="string">
            <text:p>true</text:p>
          </table:table-cell>
          <table:table-cell office:value-type="float" office:value="9.348032" calcext:value-type="float">
            <text:p>9.3480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71365" calcext:value-type="float">
            <text:p>120.671365</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BPMN gets crowded easily which can delay workflow significantly. CPEE was easier, especially having IDs in a separate column. Having to hover over the Dataflow lines (translucent red ones) to see their name is, however, a bit of a hassle.</text:p>
          </table:table-cell>
          <table:table-cell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cell table:formula="of:=IF(AND([.G83]=&quot;true&quot;;[.J83]=&quot;true&quot;;[.M83]=&quot;true&quot;;[.P83]=&quot;true&quot;);&quot;true&quot;;&quot;false&quot;)" office:value-type="string" office:string-value="true" calcext:value-type="string">
            <text:p>true</text:p>
          </table:table-cell>
          <table:table-cell table:formula="of:=IF(AND([.Y83]=&quot;true&quot;;[.AB83]=&quot;true&quot;;[.AE83]=&quot;true&quot;;[.AH83]=&quot;true&quot;);&quot;true&quot;;&quot;false&quot;)" office:value-type="string" office:string-value="false" calcext:value-type="string">
            <text:p>false</text:p>
          </table:table-cell>
        </table:table-row>
        <table:table-row table:style-name="ro1">
          <table:table-cell office:value-type="string" calcext:value-type="string">
            <text:p>9ad1786d-0a98-4e4f-a965-ad4640a296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363844" calcext:value-type="float">
            <text:p>28.3638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387579" calcext:value-type="float">
            <text:p>13.38757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102665" calcext:value-type="float">
            <text:p>10.102665</text:p>
          </table:table-cell>
          <table:table-cell office:value-type="string" calcext:value-type="string">
            <text:p>program</text:p>
          </table:table-cell>
          <table:table-cell office:value-type="string" calcext:value-type="string">
            <text:p>true</text:p>
          </table:table-cell>
          <table:table-cell office:value-type="float" office:value="25.7153" calcext:value-type="float">
            <text:p>25.7153</text:p>
          </table:table-cell>
          <table:table-cell office:value-type="string" calcext:value-type="string">
            <text:p>a1,a2</text:p>
          </table:table-cell>
          <table:table-cell office:value-type="string" calcext:value-type="string">
            <text:p>true</text:p>
          </table:table-cell>
          <table:table-cell office:value-type="float" office:value="26.422265" calcext:value-type="float">
            <text:p>26.422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01289" calcext:value-type="float">
            <text:p>22.701289</text:p>
          </table:table-cell>
          <table:table-cell office:value-type="string" calcext:value-type="string">
            <text:p>delay,line,lineID,stops</text:p>
          </table:table-cell>
          <table:table-cell office:value-type="string" calcext:value-type="string">
            <text:p>true</text:p>
          </table:table-cell>
          <table:table-cell office:value-type="float" office:value="26.112668" calcext:value-type="float">
            <text:p>26.112668</text:p>
          </table:table-cell>
          <table:table-cell office:value-type="string" calcext:value-type="string">
            <text:p>delay,line,lineID,stops</text:p>
          </table:table-cell>
          <table:table-cell office:value-type="string" calcext:value-type="string">
            <text:p>true</text:p>
          </table:table-cell>
          <table:table-cell office:value-type="float" office:value="9.487657" calcext:value-type="float">
            <text:p>9.487657</text:p>
          </table:table-cell>
          <table:table-cell office:value-type="string" calcext:value-type="string">
            <text:p>delay</text:p>
          </table:table-cell>
          <table:table-cell office:value-type="string" calcext:value-type="string">
            <text:p>true</text:p>
          </table:table-cell>
          <table:table-cell office:value-type="float" office:value="33.697126" calcext:value-type="float">
            <text:p>33.697126</text:p>
          </table:table-cell>
          <table:table-cell office:value-type="string" calcext:value-type="string">
            <text:p>a6,a8,a9</text:p>
          </table:table-cell>
          <table:table-cell office:value-type="string" calcext:value-type="string">
            <text:p>true</text:p>
          </table:table-cell>
          <table:table-cell office:value-type="float" office:value="20.898723" calcext:value-type="float">
            <text:p>20.89872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6.985353" calcext:value-type="float">
            <text:p>96.9853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CPEE BPMN was slightly easier because I now get more used to the notation and the kind of questions. The answer to the questions is very easy to find in the CPEE BPMN if you know where to look for it.</text:p>
          </table:table-cell>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true" calcext:value-type="string">
            <text:p>true</text:p>
          </table:table-cell>
          <table:table-cell table:formula="of:=IF(AND([.G84]=&quot;true&quot;;[.J84]=&quot;true&quot;;[.M84]=&quot;true&quot;;[.P84]=&quot;true&quot;);&quot;true&quot;;&quot;false&quot;)" office:value-type="string" office:string-value="true" calcext:value-type="string">
            <text:p>true</text:p>
          </table:table-cell>
          <table:table-cell table:formula="of:=IF(AND([.Y84]=&quot;true&quot;;[.AB84]=&quot;true&quot;;[.AE84]=&quot;true&quot;;[.AH84]=&quot;true&quot;);&quot;true&quot;;&quot;false&quot;)" office:value-type="string" office:string-value="true" calcext:value-type="string">
            <text:p>true</text:p>
          </table:table-cell>
        </table:table-row>
        <table:table-row table:style-name="ro1">
          <table:table-cell office:value-type="string" calcext:value-type="string">
            <text:p>9ef17643-8f4f-472d-9e2e-42616da9937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858312" calcext:value-type="float">
            <text:p>20.858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6.667924" calcext:value-type="float">
            <text:p>6.6679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72123" calcext:value-type="float">
            <text:p>4.272123</text:p>
          </table:table-cell>
          <table:table-cell office:value-type="string" calcext:value-type="string">
            <text:p>program</text:p>
          </table:table-cell>
          <table:table-cell office:value-type="string" calcext:value-type="string">
            <text:p>true</text:p>
          </table:table-cell>
          <table:table-cell office:value-type="float" office:value="19.289476" calcext:value-type="float">
            <text:p>19.289476</text:p>
          </table:table-cell>
          <table:table-cell office:value-type="string" calcext:value-type="string">
            <text:p>a1,a2</text:p>
          </table:table-cell>
          <table:table-cell office:value-type="string" calcext:value-type="string">
            <text:p>true</text:p>
          </table:table-cell>
          <table:table-cell office:value-type="float" office:value="10.454741" calcext:value-type="float">
            <text:p>10.454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1.593769" calcext:value-type="float">
            <text:p>21.593769</text:p>
          </table:table-cell>
          <table:table-cell office:value-type="string" calcext:value-type="string">
            <text:p>delay,line,lineID,stops</text:p>
          </table:table-cell>
          <table:table-cell office:value-type="string" calcext:value-type="string">
            <text:p>true</text:p>
          </table:table-cell>
          <table:table-cell office:value-type="float" office:value="21.02707" calcext:value-type="float">
            <text:p>21.02707</text:p>
          </table:table-cell>
          <table:table-cell office:value-type="string" calcext:value-type="string">
            <text:p>line,lineID,stops</text:p>
          </table:table-cell>
          <table:table-cell office:value-type="string" calcext:value-type="string">
            <text:p>false</text:p>
          </table:table-cell>
          <table:table-cell office:value-type="float" office:value="7.317116" calcext:value-type="float">
            <text:p>7.317116</text:p>
          </table:table-cell>
          <table:table-cell office:value-type="string" calcext:value-type="string">
            <text:p>delay</text:p>
          </table:table-cell>
          <table:table-cell office:value-type="string" calcext:value-type="string">
            <text:p>true</text:p>
          </table:table-cell>
          <table:table-cell office:value-type="float" office:value="32.80215" calcext:value-type="float">
            <text:p>32.80215</text:p>
          </table:table-cell>
          <table:table-cell office:value-type="string" calcext:value-type="string">
            <text:p>a6,a8,a9</text:p>
          </table:table-cell>
          <table:table-cell office:value-type="string" calcext:value-type="string">
            <text:p>true</text:p>
          </table:table-cell>
          <table:table-cell office:value-type="float" office:value="11.267001" calcext:value-type="float">
            <text:p>11.26700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018577" calcext:value-type="float">
            <text:p>4.018577</text:p>
          </table:table-cell>
          <table:table-cell office:value-type="float" office:value="2" calcext:value-type="float">
            <text:p>2</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cell table:formula="of:=IF(AND([.G85]=&quot;true&quot;;[.J85]=&quot;true&quot;;[.M85]=&quot;true&quot;;[.P85]=&quot;true&quot;);&quot;true&quot;;&quot;false&quot;)" office:value-type="string" office:string-value="true" calcext:value-type="string">
            <text:p>true</text:p>
          </table:table-cell>
          <table:table-cell table:formula="of:=IF(AND([.Y85]=&quot;true&quot;;[.AB85]=&quot;true&quot;;[.AE85]=&quot;true&quot;;[.AH85]=&quot;true&quot;);&quot;true&quot;;&quot;false&quot;)" office:value-type="string" office:string-value="false" calcext:value-type="string">
            <text:p>false</text:p>
          </table:table-cell>
        </table:table-row>
        <table:table-row table:style-name="ro1">
          <table:table-cell office:value-type="string" calcext:value-type="string">
            <text:p>9f5392d4-eb07-4d5b-9eb1-e16684f7208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467417" calcext:value-type="float">
            <text:p>30.4674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426643" calcext:value-type="float">
            <text:p>19.4266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13966" calcext:value-type="float">
            <text:p>4.213966</text:p>
          </table:table-cell>
          <table:table-cell office:value-type="string" calcext:value-type="string">
            <text:p>program</text:p>
          </table:table-cell>
          <table:table-cell office:value-type="string" calcext:value-type="string">
            <text:p>true</text:p>
          </table:table-cell>
          <table:table-cell office:value-type="float" office:value="52.095332" calcext:value-type="float">
            <text:p>52.095332</text:p>
          </table:table-cell>
          <table:table-cell office:value-type="string" calcext:value-type="string">
            <text:p>a1,a2</text:p>
          </table:table-cell>
          <table:table-cell office:value-type="string" calcext:value-type="string">
            <text:p>true</text:p>
          </table:table-cell>
          <table:table-cell office:value-type="float" office:value="27.62883" calcext:value-type="float">
            <text:p>27.6288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04.44801" calcext:value-type="float">
            <text:p>104.44801</text:p>
          </table:table-cell>
          <table:table-cell/>
          <table:table-cell office:value-type="string" calcext:value-type="string">
            <text:p>false</text:p>
          </table:table-cell>
          <table:table-cell office:value-type="float" office:value="0.571606" calcext:value-type="float">
            <text:p>0.571606</text:p>
          </table:table-cell>
          <table:table-cell/>
          <table:table-cell office:value-type="string" calcext:value-type="string">
            <text:p>false</text:p>
          </table:table-cell>
          <table:table-cell office:value-type="float" office:value="0.303079" calcext:value-type="float">
            <text:p>0.303079</text:p>
          </table:table-cell>
          <table:table-cell/>
          <table:table-cell office:value-type="string" calcext:value-type="string">
            <text:p>false</text:p>
          </table:table-cell>
          <table:table-cell office:value-type="float" office:value="1.606878" calcext:value-type="float">
            <text:p>1.606878</text:p>
          </table:table-cell>
          <table:table-cell/>
          <table:table-cell office:value-type="string" calcext:value-type="string">
            <text:p>false</text:p>
          </table:table-cell>
          <table:table-cell office:value-type="float" office:value="1.249247" calcext:value-type="float">
            <text:p>1.249247</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2331" calcext:value-type="float">
            <text:p>1.922331</text:p>
          </table:table-cell>
          <table:table-cell table:number-columns-repeated="3"/>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cell table:formula="of:=IF(AND([.G86]=&quot;true&quot;;[.J86]=&quot;true&quot;;[.M86]=&quot;true&quot;;[.P86]=&quot;true&quot;);&quot;true&quot;;&quot;false&quot;)" office:value-type="string" office:string-value="true" calcext:value-type="string">
            <text:p>true</text:p>
          </table:table-cell>
          <table:table-cell table:formula="of:=IF(AND([.Y86]=&quot;true&quot;;[.AB86]=&quot;true&quot;;[.AE86]=&quot;true&quot;;[.AH86]=&quot;true&quot;);&quot;true&quot;;&quot;false&quot;)" office:value-type="string" office:string-value="false" calcext:value-type="string">
            <text:p>false</text:p>
          </table:table-cell>
        </table:table-row>
        <table:table-row table:style-name="ro1">
          <table:table-cell office:value-type="string" calcext:value-type="string">
            <text:p>9fd63781-84a7-4e75-aa15-e85e3c12861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764081" calcext:value-type="float">
            <text:p>20.76408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304971" calcext:value-type="float">
            <text:p>18.3049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586665" calcext:value-type="float">
            <text:p>9.586665</text:p>
          </table:table-cell>
          <table:table-cell office:value-type="string" calcext:value-type="string">
            <text:p>program</text:p>
          </table:table-cell>
          <table:table-cell office:value-type="string" calcext:value-type="string">
            <text:p>true</text:p>
          </table:table-cell>
          <table:table-cell office:value-type="float" office:value="50.44304" calcext:value-type="float">
            <text:p>50.44304</text:p>
          </table:table-cell>
          <table:table-cell office:value-type="string" calcext:value-type="string">
            <text:p>a1,a2</text:p>
          </table:table-cell>
          <table:table-cell office:value-type="string" calcext:value-type="string">
            <text:p>true</text:p>
          </table:table-cell>
          <table:table-cell office:value-type="float" office:value="73.62315" calcext:value-type="float">
            <text:p>73.6231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923428" calcext:value-type="float">
            <text:p>12.923428</text:p>
          </table:table-cell>
          <table:table-cell/>
          <table:table-cell office:value-type="string" calcext:value-type="string">
            <text:p>false</text:p>
          </table:table-cell>
          <table:table-cell office:value-type="float" office:value="0.512968" calcext:value-type="float">
            <text:p>0.512968</text:p>
          </table:table-cell>
          <table:table-cell/>
          <table:table-cell office:value-type="string" calcext:value-type="string">
            <text:p>false</text:p>
          </table:table-cell>
          <table:table-cell office:value-type="float" office:value="0.498069" calcext:value-type="float">
            <text:p>0.498069</text:p>
          </table:table-cell>
          <table:table-cell/>
          <table:table-cell office:value-type="string" calcext:value-type="string">
            <text:p>false</text:p>
          </table:table-cell>
          <table:table-cell office:value-type="float" office:value="0.595384" calcext:value-type="float">
            <text:p>0.595384</text:p>
          </table:table-cell>
          <table:table-cell/>
          <table:table-cell office:value-type="string" calcext:value-type="string">
            <text:p>false</text:p>
          </table:table-cell>
          <table:table-cell office:value-type="float" office:value="0.571174" calcext:value-type="float">
            <text:p>0.571174</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841408" calcext:value-type="float">
            <text:p>6.841408</text:p>
          </table:table-cell>
          <table:table-cell table:number-columns-repeated="3"/>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cell table:formula="of:=IF(AND([.G87]=&quot;true&quot;;[.J87]=&quot;true&quot;;[.M87]=&quot;true&quot;;[.P87]=&quot;true&quot;);&quot;true&quot;;&quot;false&quot;)" office:value-type="string" office:string-value="false" calcext:value-type="string">
            <text:p>false</text:p>
          </table:table-cell>
          <table:table-cell table:formula="of:=IF(AND([.Y87]=&quot;true&quot;;[.AB87]=&quot;true&quot;;[.AE87]=&quot;true&quot;;[.AH87]=&quot;true&quot;);&quot;true&quot;;&quot;false&quot;)" office:value-type="string" office:string-value="false" calcext:value-type="string">
            <text:p>false</text:p>
          </table:table-cell>
        </table:table-row>
        <table:table-row table:style-name="ro1">
          <table:table-cell office:value-type="string" calcext:value-type="string">
            <text:p>a0695746-884f-4b0f-8202-b83cc6a6ad7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2.056084" calcext:value-type="float">
            <text:p>22.05608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236597" calcext:value-type="float">
            <text:p>17.2365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71655" calcext:value-type="float">
            <text:p>6.371655</text:p>
          </table:table-cell>
          <table:table-cell office:value-type="string" calcext:value-type="string">
            <text:p>program</text:p>
          </table:table-cell>
          <table:table-cell office:value-type="string" calcext:value-type="string">
            <text:p>true</text:p>
          </table:table-cell>
          <table:table-cell office:value-type="float" office:value="34.988123" calcext:value-type="float">
            <text:p>34.988123</text:p>
          </table:table-cell>
          <table:table-cell office:value-type="string" calcext:value-type="string">
            <text:p>a1,a2</text:p>
          </table:table-cell>
          <table:table-cell office:value-type="string" calcext:value-type="string">
            <text:p>true</text:p>
          </table:table-cell>
          <table:table-cell office:value-type="float" office:value="22.380606" calcext:value-type="float">
            <text:p>22.3806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473448" calcext:value-type="float">
            <text:p>23.473448</text:p>
          </table:table-cell>
          <table:table-cell office:value-type="string" calcext:value-type="string">
            <text:p>delay,line,lineID,stops</text:p>
          </table:table-cell>
          <table:table-cell office:value-type="string" calcext:value-type="string">
            <text:p>true</text:p>
          </table:table-cell>
          <table:table-cell office:value-type="float" office:value="38.193693" calcext:value-type="float">
            <text:p>38.193693</text:p>
          </table:table-cell>
          <table:table-cell office:value-type="string" calcext:value-type="string">
            <text:p>delay</text:p>
          </table:table-cell>
          <table:table-cell office:value-type="string" calcext:value-type="string">
            <text:p>false</text:p>
          </table:table-cell>
          <table:table-cell office:value-type="float" office:value="14.593079" calcext:value-type="float">
            <text:p>14.593079</text:p>
          </table:table-cell>
          <table:table-cell office:value-type="string" calcext:value-type="string">
            <text:p>line,lineID,stops</text:p>
          </table:table-cell>
          <table:table-cell office:value-type="string" calcext:value-type="string">
            <text:p>false</text:p>
          </table:table-cell>
          <table:table-cell office:value-type="float" office:value="28.58371" calcext:value-type="float">
            <text:p>28.58371</text:p>
          </table:table-cell>
          <table:table-cell office:value-type="string" calcext:value-type="string">
            <text:p>a8,a9</text:p>
          </table:table-cell>
          <table:table-cell office:value-type="string" calcext:value-type="string">
            <text:p>false</text:p>
          </table:table-cell>
          <table:table-cell office:value-type="float" office:value="9.176274" calcext:value-type="float">
            <text:p>9.17627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624094" calcext:value-type="float">
            <text:p>8.624094</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cell table:formula="of:=IF(AND([.G88]=&quot;true&quot;;[.J88]=&quot;true&quot;;[.M88]=&quot;true&quot;;[.P88]=&quot;true&quot;);&quot;true&quot;;&quot;false&quot;)" office:value-type="string" office:string-value="false" calcext:value-type="string">
            <text:p>false</text:p>
          </table:table-cell>
          <table:table-cell table:formula="of:=IF(AND([.Y88]=&quot;true&quot;;[.AB88]=&quot;true&quot;;[.AE88]=&quot;true&quot;;[.AH88]=&quot;true&quot;);&quot;true&quot;;&quot;false&quot;)" office:value-type="string" office:string-value="false" calcext:value-type="string">
            <text:p>false</text:p>
          </table:table-cell>
        </table:table-row>
        <table:table-row table:style-name="ro1">
          <table:table-cell office:value-type="string" calcext:value-type="string">
            <text:p>a0a7afc1-bd41-421e-9b9f-92ec62bc79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038219" calcext:value-type="float">
            <text:p>19.038219</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87401" calcext:value-type="float">
            <text:p>13.98740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19023" calcext:value-type="float">
            <text:p>5.619023</text:p>
          </table:table-cell>
          <table:table-cell office:value-type="string" calcext:value-type="string">
            <text:p>program</text:p>
          </table:table-cell>
          <table:table-cell office:value-type="string" calcext:value-type="string">
            <text:p>true</text:p>
          </table:table-cell>
          <table:table-cell office:value-type="float" office:value="26.588766" calcext:value-type="float">
            <text:p>26.588766</text:p>
          </table:table-cell>
          <table:table-cell office:value-type="string" calcext:value-type="string">
            <text:p>a1,a2</text:p>
          </table:table-cell>
          <table:table-cell office:value-type="string" calcext:value-type="string">
            <text:p>true</text:p>
          </table:table-cell>
          <table:table-cell office:value-type="float" office:value="9.204585" calcext:value-type="float">
            <text:p>9.20458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921254" calcext:value-type="float">
            <text:p>13.921254</text:p>
          </table:table-cell>
          <table:table-cell office:value-type="string" calcext:value-type="string">
            <text:p>delay,line,lineID,stops</text:p>
          </table:table-cell>
          <table:table-cell office:value-type="string" calcext:value-type="string">
            <text:p>true</text:p>
          </table:table-cell>
          <table:table-cell office:value-type="float" office:value="12.502137" calcext:value-type="float">
            <text:p>12.502137</text:p>
          </table:table-cell>
          <table:table-cell office:value-type="string" calcext:value-type="string">
            <text:p>delay,line,lineID,stops</text:p>
          </table:table-cell>
          <table:table-cell office:value-type="string" calcext:value-type="string">
            <text:p>true</text:p>
          </table:table-cell>
          <table:table-cell office:value-type="float" office:value="11.8022" calcext:value-type="float">
            <text:p>11.8022</text:p>
          </table:table-cell>
          <table:table-cell office:value-type="string" calcext:value-type="string">
            <text:p>delay</text:p>
          </table:table-cell>
          <table:table-cell office:value-type="string" calcext:value-type="string">
            <text:p>true</text:p>
          </table:table-cell>
          <table:table-cell office:value-type="float" office:value="22.475048" calcext:value-type="float">
            <text:p>22.475048</text:p>
          </table:table-cell>
          <table:table-cell office:value-type="string" calcext:value-type="string">
            <text:p>a6,a8,a9</text:p>
          </table:table-cell>
          <table:table-cell office:value-type="string" calcext:value-type="string">
            <text:p>true</text:p>
          </table:table-cell>
          <table:table-cell office:value-type="float" office:value="19.70303" calcext:value-type="float">
            <text:p>19.7030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78496" calcext:value-type="float">
            <text:p>14.7849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true" calcext:value-type="string">
            <text:p>true</text:p>
          </table:table-cell>
          <table:table-cell table:formula="of:=IF(AND([.G89]=&quot;true&quot;;[.J89]=&quot;true&quot;;[.M89]=&quot;true&quot;;[.P89]=&quot;true&quot;);&quot;true&quot;;&quot;false&quot;)" office:value-type="string" office:string-value="false" calcext:value-type="string">
            <text:p>false</text:p>
          </table:table-cell>
          <table:table-cell table:formula="of:=IF(AND([.Y89]=&quot;true&quot;;[.AB89]=&quot;true&quot;;[.AE89]=&quot;true&quot;;[.AH89]=&quot;true&quot;);&quot;true&quot;;&quot;false&quot;)" office:value-type="string" office:string-value="true" calcext:value-type="string">
            <text:p>true</text:p>
          </table:table-cell>
        </table:table-row>
        <table:table-row table:style-name="ro1">
          <table:table-cell office:value-type="string" calcext:value-type="string">
            <text:p>a1658a42-f29d-45d9-9026-595153ac3e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4.577305" calcext:value-type="float">
            <text:p>14.5773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45868" calcext:value-type="float">
            <text:p>10.8458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796325" calcext:value-type="float">
            <text:p>3.796325</text:p>
          </table:table-cell>
          <table:table-cell office:value-type="string" calcext:value-type="string">
            <text:p>program</text:p>
          </table:table-cell>
          <table:table-cell office:value-type="string" calcext:value-type="string">
            <text:p>true</text:p>
          </table:table-cell>
          <table:table-cell office:value-type="float" office:value="14.350302" calcext:value-type="float">
            <text:p>14.350302</text:p>
          </table:table-cell>
          <table:table-cell office:value-type="string" calcext:value-type="string">
            <text:p>a1,a2</text:p>
          </table:table-cell>
          <table:table-cell office:value-type="string" calcext:value-type="string">
            <text:p>true</text:p>
          </table:table-cell>
          <table:table-cell office:value-type="float" office:value="13.289269" calcext:value-type="float">
            <text:p>13.28926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555056" calcext:value-type="float">
            <text:p>23.555056</text:p>
          </table:table-cell>
          <table:table-cell office:value-type="string" calcext:value-type="string">
            <text:p>delay,line,lineID,stops</text:p>
          </table:table-cell>
          <table:table-cell office:value-type="string" calcext:value-type="string">
            <text:p>true</text:p>
          </table:table-cell>
          <table:table-cell office:value-type="float" office:value="13.374036" calcext:value-type="float">
            <text:p>13.374036</text:p>
          </table:table-cell>
          <table:table-cell office:value-type="string" calcext:value-type="string">
            <text:p>delay</text:p>
          </table:table-cell>
          <table:table-cell office:value-type="string" calcext:value-type="string">
            <text:p>false</text:p>
          </table:table-cell>
          <table:table-cell office:value-type="float" office:value="2.306073" calcext:value-type="float">
            <text:p>2.306073</text:p>
          </table:table-cell>
          <table:table-cell/>
          <table:table-cell office:value-type="string" calcext:value-type="string">
            <text:p>false</text:p>
          </table:table-cell>
          <table:table-cell office:value-type="float" office:value="21.136128" calcext:value-type="float">
            <text:p>21.136128</text:p>
          </table:table-cell>
          <table:table-cell office:value-type="string" calcext:value-type="string">
            <text:p>a6,a8,a9</text:p>
          </table:table-cell>
          <table:table-cell office:value-type="string" calcext:value-type="string">
            <text:p>true</text:p>
          </table:table-cell>
          <table:table-cell office:value-type="float" office:value="13.820502" calcext:value-type="float">
            <text:p>13.82050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4284" calcext:value-type="float">
            <text:p>6.164284</text:p>
          </table:table-cell>
          <table:table-cell office:value-type="float" office:value="0" calcext:value-type="float">
            <text:p>0</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cell table:formula="of:=IF(AND([.G90]=&quot;true&quot;;[.J90]=&quot;true&quot;;[.M90]=&quot;true&quot;;[.P90]=&quot;true&quot;);&quot;true&quot;;&quot;false&quot;)" office:value-type="string" office:string-value="true" calcext:value-type="string">
            <text:p>true</text:p>
          </table:table-cell>
          <table:table-cell table:formula="of:=IF(AND([.Y90]=&quot;true&quot;;[.AB90]=&quot;true&quot;;[.AE90]=&quot;true&quot;;[.AH90]=&quot;true&quot;);&quot;true&quot;;&quot;false&quot;)" office:value-type="string" office:string-value="false" calcext:value-type="string">
            <text:p>false</text:p>
          </table:table-cell>
        </table:table-row>
        <table:table-row table:style-name="ro1">
          <table:table-cell office:value-type="string" calcext:value-type="string">
            <text:p>a26e5412-a9d0-4853-b6f2-fbd948fe822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632121" calcext:value-type="float">
            <text:p>23.63212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62651" calcext:value-type="float">
            <text:p>16.16265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851554" calcext:value-type="float">
            <text:p>9.851554</text:p>
          </table:table-cell>
          <table:table-cell office:value-type="string" calcext:value-type="string">
            <text:p>program</text:p>
          </table:table-cell>
          <table:table-cell office:value-type="string" calcext:value-type="string">
            <text:p>true</text:p>
          </table:table-cell>
          <table:table-cell office:value-type="float" office:value="18.097272" calcext:value-type="float">
            <text:p>18.097272</text:p>
          </table:table-cell>
          <table:table-cell office:value-type="string" calcext:value-type="string">
            <text:p>a1,a2</text:p>
          </table:table-cell>
          <table:table-cell office:value-type="string" calcext:value-type="string">
            <text:p>true</text:p>
          </table:table-cell>
          <table:table-cell office:value-type="float" office:value="16.603232" calcext:value-type="float">
            <text:p>16.60323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9.586335" calcext:value-type="float">
            <text:p>39.586335</text:p>
          </table:table-cell>
          <table:table-cell office:value-type="string" calcext:value-type="string">
            <text:p>line,lineID,stopcoords,stops</text:p>
          </table:table-cell>
          <table:table-cell office:value-type="string" calcext:value-type="string">
            <text:p>false</text:p>
          </table:table-cell>
          <table:table-cell office:value-type="float" office:value="15.048821" calcext:value-type="float">
            <text:p>15.048821</text:p>
          </table:table-cell>
          <table:table-cell office:value-type="string" calcext:value-type="string">
            <text:p>delay,line,lineID,stops</text:p>
          </table:table-cell>
          <table:table-cell office:value-type="string" calcext:value-type="string">
            <text:p>true</text:p>
          </table:table-cell>
          <table:table-cell office:value-type="float" office:value="12.434786" calcext:value-type="float">
            <text:p>12.434786</text:p>
          </table:table-cell>
          <table:table-cell office:value-type="string" calcext:value-type="string">
            <text:p>delay</text:p>
          </table:table-cell>
          <table:table-cell office:value-type="string" calcext:value-type="string">
            <text:p>true</text:p>
          </table:table-cell>
          <table:table-cell office:value-type="float" office:value="40.791702" calcext:value-type="float">
            <text:p>40.791702</text:p>
          </table:table-cell>
          <table:table-cell office:value-type="string" calcext:value-type="string">
            <text:p>a6,a8,a9</text:p>
          </table:table-cell>
          <table:table-cell office:value-type="string" calcext:value-type="string">
            <text:p>true</text:p>
          </table:table-cell>
          <table:table-cell office:value-type="float" office:value="22.928328" calcext:value-type="float">
            <text:p>22.92832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4905" calcext:value-type="float">
            <text:p>6.64905</text:p>
          </table:table-cell>
          <table:table-cell office:value-type="float" office:value="1" calcext:value-type="float">
            <text:p>1</text:p>
          </table:table-cell>
          <table:table-cell office:value-type="float" office:value="-1" calcext:value-type="float">
            <text:p>-1</text:p>
          </table:table-cell>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cell table:formula="of:=IF(AND([.G91]=&quot;true&quot;;[.J91]=&quot;true&quot;;[.M91]=&quot;true&quot;;[.P91]=&quot;true&quot;);&quot;true&quot;;&quot;false&quot;)" office:value-type="string" office:string-value="true" calcext:value-type="string">
            <text:p>true</text:p>
          </table:table-cell>
          <table:table-cell table:formula="of:=IF(AND([.Y91]=&quot;true&quot;;[.AB91]=&quot;true&quot;;[.AE91]=&quot;true&quot;;[.AH91]=&quot;true&quot;);&quot;true&quot;;&quot;false&quot;)" office:value-type="string" office:string-value="false" calcext:value-type="string">
            <text:p>false</text:p>
          </table:table-cell>
        </table:table-row>
        <table:table-row table:style-name="ro1">
          <table:table-cell office:value-type="string" calcext:value-type="string">
            <text:p>a57c658f-9dcc-4bb2-ad3c-eb0df6a7694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488596" calcext:value-type="float">
            <text:p>17.4885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2.647696" calcext:value-type="float">
            <text:p>22.64769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3.396276" calcext:value-type="float">
            <text:p>3.39627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478531" calcext:value-type="float">
            <text:p>17.478531</text:p>
          </table:table-cell>
          <table:table-cell office:value-type="string" calcext:value-type="string">
            <text:p>a1</text:p>
          </table:table-cell>
          <table:table-cell office:value-type="string" calcext:value-type="string">
            <text:p>false</text:p>
          </table:table-cell>
          <table:table-cell office:value-type="float" office:value="8.9804" calcext:value-type="float">
            <text:p>8.9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335965" calcext:value-type="float">
            <text:p>19.335965</text:p>
          </table:table-cell>
          <table:table-cell office:value-type="string" calcext:value-type="string">
            <text:p>line,lineID,stops</text:p>
          </table:table-cell>
          <table:table-cell office:value-type="string" calcext:value-type="string">
            <text:p>false</text:p>
          </table:table-cell>
          <table:table-cell office:value-type="float" office:value="9.408392" calcext:value-type="float">
            <text:p>9.408392</text:p>
          </table:table-cell>
          <table:table-cell office:value-type="string" calcext:value-type="string">
            <text:p>line,lineID,stops</text:p>
          </table:table-cell>
          <table:table-cell office:value-type="string" calcext:value-type="string">
            <text:p>false</text:p>
          </table:table-cell>
          <table:table-cell office:value-type="float" office:value="9.157761" calcext:value-type="float">
            <text:p>9.157761</text:p>
          </table:table-cell>
          <table:table-cell office:value-type="string" calcext:value-type="string">
            <text:p>line,lineID,stops</text:p>
          </table:table-cell>
          <table:table-cell office:value-type="string" calcext:value-type="string">
            <text:p>false</text:p>
          </table:table-cell>
          <table:table-cell office:value-type="float" office:value="33.951752" calcext:value-type="float">
            <text:p>33.951752</text:p>
          </table:table-cell>
          <table:table-cell office:value-type="string" calcext:value-type="string">
            <text:p>a6,a8,a9</text:p>
          </table:table-cell>
          <table:table-cell office:value-type="string" calcext:value-type="string">
            <text:p>true</text:p>
          </table:table-cell>
          <table:table-cell office:value-type="float" office:value="13.396766" calcext:value-type="float">
            <text:p>13.39676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77233" calcext:value-type="float">
            <text:p>5.977233</text:p>
          </table:table-cell>
          <table:table-cell office:value-type="float" office:value="2" calcext:value-type="float">
            <text:p>2</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cell table:formula="of:=IF(AND([.G92]=&quot;true&quot;;[.J92]=&quot;true&quot;;[.M92]=&quot;true&quot;;[.P92]=&quot;true&quot;);&quot;true&quot;;&quot;false&quot;)" office:value-type="string" office:string-value="false" calcext:value-type="string">
            <text:p>false</text:p>
          </table:table-cell>
          <table:table-cell table:formula="of:=IF(AND([.Y92]=&quot;true&quot;;[.AB92]=&quot;true&quot;;[.AE92]=&quot;true&quot;;[.AH92]=&quot;true&quot;);&quot;true&quot;;&quot;false&quot;)" office:value-type="string" office:string-value="false" calcext:value-type="string">
            <text:p>false</text:p>
          </table:table-cell>
        </table:table-row>
        <table:table-row table:style-name="ro1">
          <table:table-cell office:value-type="string" calcext:value-type="string">
            <text:p>a79738d2-b9c9-45c5-9be9-698cf4a7ab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9.228494" calcext:value-type="float">
            <text:p>39.228494</text:p>
          </table:table-cell>
          <table:table-cell office:value-type="string" calcext:value-type="string">
            <text:p>delay,line,lineID,stops</text:p>
          </table:table-cell>
          <table:table-cell office:value-type="string" calcext:value-type="string">
            <text:p>true</text:p>
          </table:table-cell>
          <table:table-cell office:value-type="float" office:value="23.536611" calcext:value-type="float">
            <text:p>23.536611</text:p>
          </table:table-cell>
          <table:table-cell office:value-type="string" calcext:value-type="string">
            <text:p>delay,line,lineID,stops</text:p>
          </table:table-cell>
          <table:table-cell office:value-type="string" calcext:value-type="string">
            <text:p>true</text:p>
          </table:table-cell>
          <table:table-cell office:value-type="float" office:value="11.995597" calcext:value-type="float">
            <text:p>11.995597</text:p>
          </table:table-cell>
          <table:table-cell office:value-type="string" calcext:value-type="string">
            <text:p>delay</text:p>
          </table:table-cell>
          <table:table-cell office:value-type="string" calcext:value-type="string">
            <text:p>true</text:p>
          </table:table-cell>
          <table:table-cell office:value-type="float" office:value="20.785716" calcext:value-type="float">
            <text:p>20.785716</text:p>
          </table:table-cell>
          <table:table-cell office:value-type="string" calcext:value-type="string">
            <text:p>a6,a8,a9</text:p>
          </table:table-cell>
          <table:table-cell office:value-type="string" calcext:value-type="string">
            <text:p>true</text:p>
          </table:table-cell>
          <table:table-cell office:value-type="float" office:value="35.265771" calcext:value-type="float">
            <text:p>35.26577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577033" calcext:value-type="float">
            <text:p>43.5770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778171" calcext:value-type="float">
            <text:p>9.77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5067" calcext:value-type="float">
            <text:p>3.65067</text:p>
          </table:table-cell>
          <table:table-cell office:value-type="string" calcext:value-type="string">
            <text:p>program</text:p>
          </table:table-cell>
          <table:table-cell office:value-type="string" calcext:value-type="string">
            <text:p>true</text:p>
          </table:table-cell>
          <table:table-cell office:value-type="float" office:value="39.879791" calcext:value-type="float">
            <text:p>39.879791</text:p>
          </table:table-cell>
          <table:table-cell office:value-type="string" calcext:value-type="string">
            <text:p>a1,a2</text:p>
          </table:table-cell>
          <table:table-cell office:value-type="string" calcext:value-type="string">
            <text:p>true</text:p>
          </table:table-cell>
          <table:table-cell office:value-type="float" office:value="13.280825" calcext:value-type="float">
            <text:p>13.28082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692594" calcext:value-type="float">
            <text:p>10.692594</text:p>
          </table:table-cell>
          <table:table-cell office:value-type="float" office:value="0" calcext:value-type="float">
            <text:p>0</text:p>
          </table:table-cell>
          <table:table-cell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cell table:formula="of:=IF(AND([.G93]=&quot;true&quot;;[.J93]=&quot;true&quot;;[.M93]=&quot;true&quot;;[.P93]=&quot;true&quot;);&quot;true&quot;;&quot;false&quot;)" office:value-type="string" office:string-value="true" calcext:value-type="string">
            <text:p>true</text:p>
          </table:table-cell>
          <table:table-cell table:formula="of:=IF(AND([.Y93]=&quot;true&quot;;[.AB93]=&quot;true&quot;;[.AE93]=&quot;true&quot;;[.AH93]=&quot;true&quot;);&quot;true&quot;;&quot;false&quot;)" office:value-type="string" office:string-value="true" calcext:value-type="string">
            <text:p>true</text:p>
          </table:table-cell>
        </table:table-row>
        <table:table-row table:style-name="ro1">
          <table:table-cell office:value-type="string" calcext:value-type="string">
            <text:p>a9d45b68-6447-4915-b63f-dc6d3484d1b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22664" calcext:value-type="float">
            <text:p>31.226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141899" calcext:value-type="float">
            <text:p>25.14189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938571" calcext:value-type="float">
            <text:p>17.938571</text:p>
          </table:table-cell>
          <table:table-cell office:value-type="string" calcext:value-type="string">
            <text:p>program</text:p>
          </table:table-cell>
          <table:table-cell office:value-type="string" calcext:value-type="string">
            <text:p>true</text:p>
          </table:table-cell>
          <table:table-cell office:value-type="float" office:value="31.952068" calcext:value-type="float">
            <text:p>31.952068</text:p>
          </table:table-cell>
          <table:table-cell office:value-type="string" calcext:value-type="string">
            <text:p>a1,a2,a8</text:p>
          </table:table-cell>
          <table:table-cell office:value-type="string" calcext:value-type="string">
            <text:p>false</text:p>
          </table:table-cell>
          <table:table-cell office:value-type="float" office:value="19.199318" calcext:value-type="float">
            <text:p>19.19931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8.745381" calcext:value-type="float">
            <text:p>28.745381</text:p>
          </table:table-cell>
          <table:table-cell office:value-type="string" calcext:value-type="string">
            <text:p>delay,line,lineID,stops</text:p>
          </table:table-cell>
          <table:table-cell office:value-type="string" calcext:value-type="string">
            <text:p>true</text:p>
          </table:table-cell>
          <table:table-cell office:value-type="float" office:value="18.691467" calcext:value-type="float">
            <text:p>18.691467</text:p>
          </table:table-cell>
          <table:table-cell office:value-type="string" calcext:value-type="string">
            <text:p>delay,line,lineID,stops</text:p>
          </table:table-cell>
          <table:table-cell office:value-type="string" calcext:value-type="string">
            <text:p>true</text:p>
          </table:table-cell>
          <table:table-cell office:value-type="float" office:value="16.120056" calcext:value-type="float">
            <text:p>16.120056</text:p>
          </table:table-cell>
          <table:table-cell office:value-type="string" calcext:value-type="string">
            <text:p>delay</text:p>
          </table:table-cell>
          <table:table-cell office:value-type="string" calcext:value-type="string">
            <text:p>true</text:p>
          </table:table-cell>
          <table:table-cell office:value-type="float" office:value="20.635038" calcext:value-type="float">
            <text:p>20.635038</text:p>
          </table:table-cell>
          <table:table-cell office:value-type="string" calcext:value-type="string">
            <text:p>a9</text:p>
          </table:table-cell>
          <table:table-cell office:value-type="string" calcext:value-type="string">
            <text:p>false</text:p>
          </table:table-cell>
          <table:table-cell office:value-type="float" office:value="68.607756" calcext:value-type="float">
            <text:p>68.607756</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00228" calcext:value-type="float">
            <text:p>19.200228</text:p>
          </table:table-cell>
          <table:table-cell table:number-columns-repeated="2" office:value-type="float" office:value="1" calcext:value-type="float">
            <text:p>1</text:p>
          </table:table-cell>
          <table:table-cell office:value-type="string" calcext:value-type="string">
            <text:p>cpee is still a bit harder </text:p>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cell table:formula="of:=IF(AND([.G94]=&quot;true&quot;;[.J94]=&quot;true&quot;;[.M94]=&quot;true&quot;;[.P94]=&quot;true&quot;);&quot;true&quot;;&quot;false&quot;)" office:value-type="string" office:string-value="false" calcext:value-type="string">
            <text:p>false</text:p>
          </table:table-cell>
          <table:table-cell table:formula="of:=IF(AND([.Y94]=&quot;true&quot;;[.AB94]=&quot;true&quot;;[.AE94]=&quot;true&quot;;[.AH94]=&quot;true&quot;);&quot;true&quot;;&quot;false&quot;)" office:value-type="string" office:string-value="false" calcext:value-type="string">
            <text:p>false</text:p>
          </table:table-cell>
        </table:table-row>
        <table:table-row table:style-name="ro1">
          <table:table-cell office:value-type="string" calcext:value-type="string">
            <text:p>ac04acf1-a6d9-4865-882c-4cd2407722b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750405" calcext:value-type="float">
            <text:p>25.7504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37977" calcext:value-type="float">
            <text:p>11.93797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63974" calcext:value-type="float">
            <text:p>4.163974</text:p>
          </table:table-cell>
          <table:table-cell office:value-type="string" calcext:value-type="string">
            <text:p>program</text:p>
          </table:table-cell>
          <table:table-cell office:value-type="string" calcext:value-type="string">
            <text:p>true</text:p>
          </table:table-cell>
          <table:table-cell office:value-type="float" office:value="31.174078" calcext:value-type="float">
            <text:p>31.174078</text:p>
          </table:table-cell>
          <table:table-cell office:value-type="string" calcext:value-type="string">
            <text:p>a1,a2</text:p>
          </table:table-cell>
          <table:table-cell office:value-type="string" calcext:value-type="string">
            <text:p>true</text:p>
          </table:table-cell>
          <table:table-cell office:value-type="float" office:value="11.272811" calcext:value-type="float">
            <text:p>11.27281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42703" calcext:value-type="float">
            <text:p>12.542703</text:p>
          </table:table-cell>
          <table:table-cell office:value-type="string" calcext:value-type="string">
            <text:p>delay,line,lineID,stops</text:p>
          </table:table-cell>
          <table:table-cell office:value-type="string" calcext:value-type="string">
            <text:p>true</text:p>
          </table:table-cell>
          <table:table-cell office:value-type="float" office:value="23.783352" calcext:value-type="float">
            <text:p>23.783352</text:p>
          </table:table-cell>
          <table:table-cell office:value-type="string" calcext:value-type="string">
            <text:p>delay,line,lineID,stops</text:p>
          </table:table-cell>
          <table:table-cell office:value-type="string" calcext:value-type="string">
            <text:p>true</text:p>
          </table:table-cell>
          <table:table-cell office:value-type="float" office:value="20.281478" calcext:value-type="float">
            <text:p>20.281478</text:p>
          </table:table-cell>
          <table:table-cell office:value-type="string" calcext:value-type="string">
            <text:p>delay</text:p>
          </table:table-cell>
          <table:table-cell office:value-type="string" calcext:value-type="string">
            <text:p>true</text:p>
          </table:table-cell>
          <table:table-cell office:value-type="float" office:value="30.92245" calcext:value-type="float">
            <text:p>30.92245</text:p>
          </table:table-cell>
          <table:table-cell office:value-type="string" calcext:value-type="string">
            <text:p>a6,a8,a9</text:p>
          </table:table-cell>
          <table:table-cell office:value-type="string" calcext:value-type="string">
            <text:p>true</text:p>
          </table:table-cell>
          <table:table-cell office:value-type="float" office:value="8.340454" calcext:value-type="float">
            <text:p>8.34045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2498" calcext:value-type="float">
            <text:p>18.12498</text:p>
          </table:table-cell>
          <table:table-cell office:value-type="float" office:value="2" calcext:value-type="float">
            <text:p>2</text:p>
          </table:table-cell>
          <table:table-cell office:value-type="float" office:value="1" calcext:value-type="float">
            <text:p>1</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true" calcext:value-type="string">
            <text:p>true</text:p>
          </table:table-cell>
          <table:table-cell table:formula="of:=IF(AND([.G95]=&quot;true&quot;;[.J95]=&quot;true&quot;;[.M95]=&quot;true&quot;;[.P95]=&quot;true&quot;);&quot;true&quot;;&quot;false&quot;)" office:value-type="string" office:string-value="true" calcext:value-type="string">
            <text:p>true</text:p>
          </table:table-cell>
          <table:table-cell table:formula="of:=IF(AND([.Y95]=&quot;true&quot;;[.AB95]=&quot;true&quot;;[.AE95]=&quot;true&quot;;[.AH95]=&quot;true&quot;);&quot;true&quot;;&quot;false&quot;)" office:value-type="string" office:string-value="true" calcext:value-type="string">
            <text:p>true</text:p>
          </table:table-cell>
        </table:table-row>
        <table:table-row table:style-name="ro1">
          <table:table-cell office:value-type="string" calcext:value-type="string">
            <text:p>ad62cb2d-e3e6-4a36-a3e9-11650a0fa9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987172" calcext:value-type="float">
            <text:p>28.987172</text:p>
          </table:table-cell>
          <table:table-cell office:value-type="string" calcext:value-type="string">
            <text:p>delay,line,lineID,stops</text:p>
          </table:table-cell>
          <table:table-cell office:value-type="string" calcext:value-type="string">
            <text:p>true</text:p>
          </table:table-cell>
          <table:table-cell office:value-type="float" office:value="13.274093" calcext:value-type="float">
            <text:p>13.274093</text:p>
          </table:table-cell>
          <table:table-cell office:value-type="string" calcext:value-type="string">
            <text:p>delay,line,lineID,stops</text:p>
          </table:table-cell>
          <table:table-cell office:value-type="string" calcext:value-type="string">
            <text:p>true</text:p>
          </table:table-cell>
          <table:table-cell office:value-type="float" office:value="3.97357" calcext:value-type="float">
            <text:p>3.97357</text:p>
          </table:table-cell>
          <table:table-cell office:value-type="string" calcext:value-type="string">
            <text:p>delay</text:p>
          </table:table-cell>
          <table:table-cell office:value-type="string" calcext:value-type="string">
            <text:p>true</text:p>
          </table:table-cell>
          <table:table-cell office:value-type="float" office:value="22.210613" calcext:value-type="float">
            <text:p>22.210613</text:p>
          </table:table-cell>
          <table:table-cell office:value-type="string" calcext:value-type="string">
            <text:p>a6,a8,a9</text:p>
          </table:table-cell>
          <table:table-cell office:value-type="string" calcext:value-type="string">
            <text:p>true</text:p>
          </table:table-cell>
          <table:table-cell office:value-type="float" office:value="11.479688" calcext:value-type="float">
            <text:p>11.47968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96376" calcext:value-type="float">
            <text:p>19.596376</text:p>
          </table:table-cell>
          <table:table-cell office:value-type="string" calcext:value-type="string">
            <text:p>current_tray,program,program_url</text:p>
          </table:table-cell>
          <table:table-cell office:value-type="string" calcext:value-type="string">
            <text:p>false</text:p>
          </table:table-cell>
          <table:table-cell office:value-type="float" office:value="14.031423" calcext:value-type="float">
            <text:p>14.03142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970927" calcext:value-type="float">
            <text:p>12.970927</text:p>
          </table:table-cell>
          <table:table-cell office:value-type="string" calcext:value-type="string">
            <text:p>program,program_url</text:p>
          </table:table-cell>
          <table:table-cell office:value-type="string" calcext:value-type="string">
            <text:p>false</text:p>
          </table:table-cell>
          <table:table-cell office:value-type="float" office:value="4.348265" calcext:value-type="float">
            <text:p>4.348265</text:p>
          </table:table-cell>
          <table:table-cell office:value-type="string" calcext:value-type="string">
            <text:p>a3,a5,a7</text:p>
          </table:table-cell>
          <table:table-cell office:value-type="string" calcext:value-type="string">
            <text:p>false</text:p>
          </table:table-cell>
          <table:table-cell office:value-type="float" office:value="3.165557" calcext:value-type="float">
            <text:p>3.165557</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959173" calcext:value-type="float">
            <text:p>2.959173</text:p>
          </table:table-cell>
          <table:table-cell table:number-columns-repeated="2" office:value-type="float" office:value="0" calcext:value-type="float">
            <text:p>0</text:p>
          </table:table-cell>
          <table:table-cell/>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cell table:formula="of:=IF(AND([.G96]=&quot;true&quot;;[.J96]=&quot;true&quot;;[.M96]=&quot;true&quot;;[.P96]=&quot;true&quot;);&quot;true&quot;;&quot;false&quot;)" office:value-type="string" office:string-value="true" calcext:value-type="string">
            <text:p>true</text:p>
          </table:table-cell>
          <table:table-cell table:formula="of:=IF(AND([.Y96]=&quot;true&quot;;[.AB96]=&quot;true&quot;;[.AE96]=&quot;true&quot;;[.AH96]=&quot;true&quot;);&quot;true&quot;;&quot;false&quot;)" office:value-type="string" office:string-value="false" calcext:value-type="string">
            <text:p>false</text:p>
          </table:table-cell>
        </table:table-row>
        <table:table-row table:style-name="ro1">
          <table:table-cell office:value-type="string" calcext:value-type="string">
            <text:p>adb6f62c-d0b2-43a9-8942-20414ea8ad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6.919527" calcext:value-type="float">
            <text:p>46.9195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58702" calcext:value-type="float">
            <text:p>11.95870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363038" calcext:value-type="float">
            <text:p>9.363038</text:p>
          </table:table-cell>
          <table:table-cell office:value-type="string" calcext:value-type="string">
            <text:p>program</text:p>
          </table:table-cell>
          <table:table-cell office:value-type="string" calcext:value-type="string">
            <text:p>true</text:p>
          </table:table-cell>
          <table:table-cell office:value-type="float" office:value="47.860196" calcext:value-type="float">
            <text:p>47.860196</text:p>
          </table:table-cell>
          <table:table-cell office:value-type="string" calcext:value-type="string">
            <text:p>a1,a2</text:p>
          </table:table-cell>
          <table:table-cell office:value-type="string" calcext:value-type="string">
            <text:p>true</text:p>
          </table:table-cell>
          <table:table-cell office:value-type="float" office:value="15.391576" calcext:value-type="float">
            <text:p>15.3915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1.517013" calcext:value-type="float">
            <text:p>41.517013</text:p>
          </table:table-cell>
          <table:table-cell office:value-type="string" calcext:value-type="string">
            <text:p>delay,line,lineID,stops</text:p>
          </table:table-cell>
          <table:table-cell office:value-type="string" calcext:value-type="string">
            <text:p>true</text:p>
          </table:table-cell>
          <table:table-cell office:value-type="float" office:value="16.806968" calcext:value-type="float">
            <text:p>16.806968</text:p>
          </table:table-cell>
          <table:table-cell office:value-type="string" calcext:value-type="string">
            <text:p>line,lineID,stops</text:p>
          </table:table-cell>
          <table:table-cell office:value-type="string" calcext:value-type="string">
            <text:p>false</text:p>
          </table:table-cell>
          <table:table-cell office:value-type="float" office:value="5.484365" calcext:value-type="float">
            <text:p>5.484365</text:p>
          </table:table-cell>
          <table:table-cell office:value-type="string" calcext:value-type="string">
            <text:p>delay</text:p>
          </table:table-cell>
          <table:table-cell office:value-type="string" calcext:value-type="string">
            <text:p>true</text:p>
          </table:table-cell>
          <table:table-cell office:value-type="float" office:value="56.168238" calcext:value-type="float">
            <text:p>56.168238</text:p>
          </table:table-cell>
          <table:table-cell office:value-type="string" calcext:value-type="string">
            <text:p>a4,a6,a8,a9</text:p>
          </table:table-cell>
          <table:table-cell office:value-type="string" calcext:value-type="string">
            <text:p>false</text:p>
          </table:table-cell>
          <table:table-cell office:value-type="float" office:value="17.829411" calcext:value-type="float">
            <text:p>17.82941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897732" calcext:value-type="float">
            <text:p>8.897732</text:p>
          </table:table-cell>
          <table:table-cell office:value-type="float" office:value="0" calcext:value-type="float">
            <text:p>0</text:p>
          </table:table-cell>
          <table:table-cell office:value-type="float" office:value="-1" calcext:value-type="float">
            <text:p>-1</text:p>
          </table:table-cell>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cell table:formula="of:=IF(AND([.G97]=&quot;true&quot;;[.J97]=&quot;true&quot;;[.M97]=&quot;true&quot;;[.P97]=&quot;true&quot;);&quot;true&quot;;&quot;false&quot;)" office:value-type="string" office:string-value="true" calcext:value-type="string">
            <text:p>true</text:p>
          </table:table-cell>
          <table:table-cell table:formula="of:=IF(AND([.Y97]=&quot;true&quot;;[.AB97]=&quot;true&quot;;[.AE97]=&quot;true&quot;;[.AH97]=&quot;true&quot;);&quot;true&quot;;&quot;false&quot;)" office:value-type="string" office:string-value="false" calcext:value-type="string">
            <text:p>false</text:p>
          </table:table-cell>
        </table:table-row>
        <table:table-row table:style-name="ro1">
          <table:table-cell office:value-type="string" calcext:value-type="string">
            <text:p>b1bc4090-0108-44d8-ba35-bd957af042b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92719" calcext:value-type="float">
            <text:p>16.9271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561485" calcext:value-type="float">
            <text:p>8.5614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634868" calcext:value-type="float">
            <text:p>1.634868</text:p>
          </table:table-cell>
          <table:table-cell office:value-type="string" calcext:value-type="string">
            <text:p>program</text:p>
          </table:table-cell>
          <table:table-cell office:value-type="string" calcext:value-type="string">
            <text:p>true</text:p>
          </table:table-cell>
          <table:table-cell office:value-type="float" office:value="11.221341" calcext:value-type="float">
            <text:p>11.221341</text:p>
          </table:table-cell>
          <table:table-cell office:value-type="string" calcext:value-type="string">
            <text:p>a1,a2</text:p>
          </table:table-cell>
          <table:table-cell office:value-type="string" calcext:value-type="string">
            <text:p>true</text:p>
          </table:table-cell>
          <table:table-cell office:value-type="float" office:value="7.316617" calcext:value-type="float">
            <text:p>7.31661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085605" calcext:value-type="float">
            <text:p>13.085605</text:p>
          </table:table-cell>
          <table:table-cell office:value-type="string" calcext:value-type="string">
            <text:p>delay,line,lineID,stops</text:p>
          </table:table-cell>
          <table:table-cell office:value-type="string" calcext:value-type="string">
            <text:p>true</text:p>
          </table:table-cell>
          <table:table-cell office:value-type="float" office:value="11.264676" calcext:value-type="float">
            <text:p>11.264676</text:p>
          </table:table-cell>
          <table:table-cell office:value-type="string" calcext:value-type="string">
            <text:p>line,lineID,stops</text:p>
          </table:table-cell>
          <table:table-cell office:value-type="string" calcext:value-type="string">
            <text:p>false</text:p>
          </table:table-cell>
          <table:table-cell office:value-type="float" office:value="10.239653" calcext:value-type="float">
            <text:p>10.239653</text:p>
          </table:table-cell>
          <table:table-cell office:value-type="string" calcext:value-type="string">
            <text:p>delay</text:p>
          </table:table-cell>
          <table:table-cell office:value-type="string" calcext:value-type="string">
            <text:p>true</text:p>
          </table:table-cell>
          <table:table-cell office:value-type="float" office:value="21.709211" calcext:value-type="float">
            <text:p>21.709211</text:p>
          </table:table-cell>
          <table:table-cell office:value-type="string" calcext:value-type="string">
            <text:p>a8,a9</text:p>
          </table:table-cell>
          <table:table-cell office:value-type="string" calcext:value-type="string">
            <text:p>false</text:p>
          </table:table-cell>
          <table:table-cell office:value-type="float" office:value="17.773298" calcext:value-type="float">
            <text:p>17.77329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16856" calcext:value-type="float">
            <text:p>10.216856</text:p>
          </table:table-cell>
          <table:table-cell table:number-columns-repeated="2" office:value-type="float" office:value="1" calcext:value-type="float">
            <text:p>1</text:p>
          </table:table-cell>
          <table:table-cell/>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cell table:formula="of:=IF(AND([.G98]=&quot;true&quot;;[.J98]=&quot;true&quot;;[.M98]=&quot;true&quot;;[.P98]=&quot;true&quot;);&quot;true&quot;;&quot;false&quot;)" office:value-type="string" office:string-value="true" calcext:value-type="string">
            <text:p>true</text:p>
          </table:table-cell>
          <table:table-cell table:formula="of:=IF(AND([.Y98]=&quot;true&quot;;[.AB98]=&quot;true&quot;;[.AE98]=&quot;true&quot;;[.AH98]=&quot;true&quot;);&quot;true&quot;;&quot;false&quot;)" office:value-type="string" office:string-value="false" calcext:value-type="string">
            <text:p>false</text:p>
          </table:table-cell>
        </table:table-row>
        <table:table-row table:style-name="ro1">
          <table:table-cell office:value-type="string" calcext:value-type="string">
            <text:p>b2ccc0fc-26de-49ab-abf6-36bade82ddb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54685" calcext:value-type="float">
            <text:p>43.254685</text:p>
          </table:table-cell>
          <table:table-cell office:value-type="string" calcext:value-type="string">
            <text:p>delay,line,lineID,stops</text:p>
          </table:table-cell>
          <table:table-cell office:value-type="string" calcext:value-type="string">
            <text:p>true</text:p>
          </table:table-cell>
          <table:table-cell office:value-type="float" office:value="19.025811" calcext:value-type="float">
            <text:p>19.025811</text:p>
          </table:table-cell>
          <table:table-cell office:value-type="string" calcext:value-type="string">
            <text:p>delay,line,lineID,stops</text:p>
          </table:table-cell>
          <table:table-cell office:value-type="string" calcext:value-type="string">
            <text:p>true</text:p>
          </table:table-cell>
          <table:table-cell office:value-type="float" office:value="9.332226" calcext:value-type="float">
            <text:p>9.332226</text:p>
          </table:table-cell>
          <table:table-cell office:value-type="string" calcext:value-type="string">
            <text:p>delay</text:p>
          </table:table-cell>
          <table:table-cell office:value-type="string" calcext:value-type="string">
            <text:p>true</text:p>
          </table:table-cell>
          <table:table-cell office:value-type="float" office:value="25.733268" calcext:value-type="float">
            <text:p>25.733268</text:p>
          </table:table-cell>
          <table:table-cell office:value-type="string" calcext:value-type="string">
            <text:p>a6,a8,a9</text:p>
          </table:table-cell>
          <table:table-cell office:value-type="string" calcext:value-type="string">
            <text:p>true</text:p>
          </table:table-cell>
          <table:table-cell office:value-type="float" office:value="24.783624" calcext:value-type="float">
            <text:p>24.7836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0.388215" calcext:value-type="float">
            <text:p>40.3882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4.617964" calcext:value-type="float">
            <text:p>54.617964</text:p>
          </table:table-cell>
          <table:table-cell office:value-type="string" calcext:value-type="string">
            <text:p>program</text:p>
          </table:table-cell>
          <table:table-cell office:value-type="string" calcext:value-type="string">
            <text:p>false</text:p>
          </table:table-cell>
          <table:table-cell office:value-type="float" office:value="10.557663" calcext:value-type="float">
            <text:p>10.55766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57.439861" calcext:value-type="float">
            <text:p>57.439861</text:p>
          </table:table-cell>
          <table:table-cell office:value-type="string" calcext:value-type="string">
            <text:p>a1,a2</text:p>
          </table:table-cell>
          <table:table-cell office:value-type="string" calcext:value-type="string">
            <text:p>true</text:p>
          </table:table-cell>
          <table:table-cell office:value-type="float" office:value="30.422716" calcext:value-type="float">
            <text:p>30.42271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341573" calcext:value-type="float">
            <text:p>23.341573</text:p>
          </table:table-cell>
          <table:table-cell office:value-type="float" office:value="0" calcext:value-type="float">
            <text:p>0</text:p>
          </table:table-cell>
          <table:table-cell office:value-type="float" office:value="-1" calcext:value-type="float">
            <text:p>-1</text:p>
          </table:table-cell>
          <table:table-cell/>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cell table:formula="of:=IF(AND([.G99]=&quot;true&quot;;[.J99]=&quot;true&quot;;[.M99]=&quot;true&quot;;[.P99]=&quot;true&quot;);&quot;true&quot;;&quot;false&quot;)" office:value-type="string" office:string-value="true" calcext:value-type="string">
            <text:p>true</text:p>
          </table:table-cell>
          <table:table-cell table:formula="of:=IF(AND([.Y99]=&quot;true&quot;;[.AB99]=&quot;true&quot;;[.AE99]=&quot;true&quot;;[.AH99]=&quot;true&quot;);&quot;true&quot;;&quot;false&quot;)" office:value-type="string" office:string-value="false" calcext:value-type="string">
            <text:p>false</text:p>
          </table:table-cell>
        </table:table-row>
        <table:table-row table:style-name="ro1">
          <table:table-cell office:value-type="string" calcext:value-type="string">
            <text:p>b3eeea33-eaf3-46b1-801f-6bd9566283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330549" calcext:value-type="float">
            <text:p>30.330549</text:p>
          </table:table-cell>
          <table:table-cell office:value-type="string" calcext:value-type="string">
            <text:p>delay,line,lineID,stops</text:p>
          </table:table-cell>
          <table:table-cell office:value-type="string" calcext:value-type="string">
            <text:p>true</text:p>
          </table:table-cell>
          <table:table-cell office:value-type="float" office:value="33.753159" calcext:value-type="float">
            <text:p>33.753159</text:p>
          </table:table-cell>
          <table:table-cell office:value-type="string" calcext:value-type="string">
            <text:p>delay</text:p>
          </table:table-cell>
          <table:table-cell office:value-type="string" calcext:value-type="string">
            <text:p>false</text:p>
          </table:table-cell>
          <table:table-cell office:value-type="float" office:value="23.439484" calcext:value-type="float">
            <text:p>23.439484</text:p>
          </table:table-cell>
          <table:table-cell office:value-type="string" calcext:value-type="string">
            <text:p>delay</text:p>
          </table:table-cell>
          <table:table-cell office:value-type="string" calcext:value-type="string">
            <text:p>true</text:p>
          </table:table-cell>
          <table:table-cell office:value-type="float" office:value="28.866236" calcext:value-type="float">
            <text:p>28.866236</text:p>
          </table:table-cell>
          <table:table-cell office:value-type="string" calcext:value-type="string">
            <text:p>a6,a8,a9</text:p>
          </table:table-cell>
          <table:table-cell office:value-type="string" calcext:value-type="string">
            <text:p>true</text:p>
          </table:table-cell>
          <table:table-cell office:value-type="float" office:value="22.560182" calcext:value-type="float">
            <text:p>22.5601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065895" calcext:value-type="float">
            <text:p>19.06589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051952" calcext:value-type="float">
            <text:p>16.0519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85478" calcext:value-type="float">
            <text:p>3.685478</text:p>
          </table:table-cell>
          <table:table-cell office:value-type="string" calcext:value-type="string">
            <text:p>program</text:p>
          </table:table-cell>
          <table:table-cell office:value-type="string" calcext:value-type="string">
            <text:p>true</text:p>
          </table:table-cell>
          <table:table-cell office:value-type="float" office:value="34.015304" calcext:value-type="float">
            <text:p>34.015304</text:p>
          </table:table-cell>
          <table:table-cell office:value-type="string" calcext:value-type="string">
            <text:p>a1,a2</text:p>
          </table:table-cell>
          <table:table-cell office:value-type="string" calcext:value-type="string">
            <text:p>true</text:p>
          </table:table-cell>
          <table:table-cell office:value-type="float" office:value="19.578293" calcext:value-type="float">
            <text:p>19.5782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4.335656" calcext:value-type="float">
            <text:p>14.335656</text:p>
          </table:table-cell>
          <table:table-cell office:value-type="float" office:value="1" calcext:value-type="float">
            <text:p>1</text:p>
          </table:table-cell>
          <table:table-cell office:value-type="float" office:value="-1" calcext:value-type="float">
            <text:p>-1</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cell table:formula="of:=IF(AND([.G100]=&quot;true&quot;;[.J100]=&quot;true&quot;;[.M100]=&quot;true&quot;;[.P100]=&quot;true&quot;);&quot;true&quot;;&quot;false&quot;)" office:value-type="string" office:string-value="false" calcext:value-type="string">
            <text:p>false</text:p>
          </table:table-cell>
          <table:table-cell table:formula="of:=IF(AND([.Y100]=&quot;true&quot;;[.AB100]=&quot;true&quot;;[.AE100]=&quot;true&quot;;[.AH100]=&quot;true&quot;);&quot;true&quot;;&quot;false&quot;)" office:value-type="string" office:string-value="true" calcext:value-type="string">
            <text:p>true</text:p>
          </table:table-cell>
        </table:table-row>
        <table:table-row table:style-name="ro1">
          <table:table-cell office:value-type="string" calcext:value-type="string">
            <text:p>bd56207d-744f-4ace-8172-6cb188f0633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74.404325" calcext:value-type="float">
            <text:p>74.404325</text:p>
          </table:table-cell>
          <table:table-cell office:value-type="string" calcext:value-type="string">
            <text:p>delay,line,lineID,stops</text:p>
          </table:table-cell>
          <table:table-cell office:value-type="string" calcext:value-type="string">
            <text:p>true</text:p>
          </table:table-cell>
          <table:table-cell office:value-type="float" office:value="21.482159" calcext:value-type="float">
            <text:p>21.482159</text:p>
          </table:table-cell>
          <table:table-cell office:value-type="string" calcext:value-type="string">
            <text:p>delay,line,lineID,stops</text:p>
          </table:table-cell>
          <table:table-cell office:value-type="string" calcext:value-type="string">
            <text:p>true</text:p>
          </table:table-cell>
          <table:table-cell office:value-type="float" office:value="7.106489" calcext:value-type="float">
            <text:p>7.106489</text:p>
          </table:table-cell>
          <table:table-cell office:value-type="string" calcext:value-type="string">
            <text:p>delay</text:p>
          </table:table-cell>
          <table:table-cell office:value-type="string" calcext:value-type="string">
            <text:p>true</text:p>
          </table:table-cell>
          <table:table-cell office:value-type="float" office:value="18.38458" calcext:value-type="float">
            <text:p>18.38458</text:p>
          </table:table-cell>
          <table:table-cell office:value-type="string" calcext:value-type="string">
            <text:p>a6,a8,a9</text:p>
          </table:table-cell>
          <table:table-cell office:value-type="string" calcext:value-type="string">
            <text:p>true</text:p>
          </table:table-cell>
          <table:table-cell office:value-type="float" office:value="56.07489" calcext:value-type="float">
            <text:p>56.074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55931" calcext:value-type="float">
            <text:p>20.15593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9.778862" calcext:value-type="float">
            <text:p>99.77886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03442" calcext:value-type="float">
            <text:p>4.803442</text:p>
          </table:table-cell>
          <table:table-cell office:value-type="string" calcext:value-type="string">
            <text:p>program</text:p>
          </table:table-cell>
          <table:table-cell office:value-type="string" calcext:value-type="string">
            <text:p>true</text:p>
          </table:table-cell>
          <table:table-cell office:value-type="float" office:value="24.872279" calcext:value-type="float">
            <text:p>24.872279</text:p>
          </table:table-cell>
          <table:table-cell office:value-type="string" calcext:value-type="string">
            <text:p>a1,a2</text:p>
          </table:table-cell>
          <table:table-cell office:value-type="string" calcext:value-type="string">
            <text:p>true</text:p>
          </table:table-cell>
          <table:table-cell office:value-type="float" office:value="53.750795" calcext:value-type="float">
            <text:p>53.75079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884634" calcext:value-type="float">
            <text:p>26.8846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ecide rather a data object is used in conditions</text:p>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true" calcext:value-type="string">
            <text:p>true</text:p>
          </table:table-cell>
          <table:table-cell table:formula="of:=IF(AND([.G101]=&quot;true&quot;;[.J101]=&quot;true&quot;;[.M101]=&quot;true&quot;;[.P101]=&quot;true&quot;);&quot;true&quot;;&quot;false&quot;)" office:value-type="string" office:string-value="true" calcext:value-type="string">
            <text:p>true</text:p>
          </table:table-cell>
          <table:table-cell table:formula="of:=IF(AND([.Y101]=&quot;true&quot;;[.AB101]=&quot;true&quot;;[.AE101]=&quot;true&quot;;[.AH101]=&quot;true&quot;);&quot;true&quot;;&quot;false&quot;)" office:value-type="string" office:string-value="true" calcext:value-type="string">
            <text:p>true</text:p>
          </table:table-cell>
        </table:table-row>
        <table:table-row table:style-name="ro1">
          <table:table-cell office:value-type="string" calcext:value-type="string">
            <text:p>bd8f68fb-a8cf-4c20-967c-4b3846a06a5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888239" calcext:value-type="float">
            <text:p>51.888239</text:p>
          </table:table-cell>
          <table:table-cell office:value-type="string" calcext:value-type="string">
            <text:p>delay,line,lineID,stops</text:p>
          </table:table-cell>
          <table:table-cell office:value-type="string" calcext:value-type="string">
            <text:p>true</text:p>
          </table:table-cell>
          <table:table-cell office:value-type="float" office:value="19.008244" calcext:value-type="float">
            <text:p>19.008244</text:p>
          </table:table-cell>
          <table:table-cell office:value-type="string" calcext:value-type="string">
            <text:p>delay,line,lineID,stops</text:p>
          </table:table-cell>
          <table:table-cell office:value-type="string" calcext:value-type="string">
            <text:p>true</text:p>
          </table:table-cell>
          <table:table-cell office:value-type="float" office:value="7.106007" calcext:value-type="float">
            <text:p>7.106007</text:p>
          </table:table-cell>
          <table:table-cell office:value-type="string" calcext:value-type="string">
            <text:p>delay</text:p>
          </table:table-cell>
          <table:table-cell office:value-type="string" calcext:value-type="string">
            <text:p>true</text:p>
          </table:table-cell>
          <table:table-cell office:value-type="float" office:value="74.941764" calcext:value-type="float">
            <text:p>74.941764</text:p>
          </table:table-cell>
          <table:table-cell office:value-type="string" calcext:value-type="string">
            <text:p>a4,a6,a8</text:p>
          </table:table-cell>
          <table:table-cell office:value-type="string" calcext:value-type="string">
            <text:p>false</text:p>
          </table:table-cell>
          <table:table-cell office:value-type="float" office:value="89.358154" calcext:value-type="float">
            <text:p>89.3581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6627" calcext:value-type="float">
            <text:p>26.8966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257013" calcext:value-type="float">
            <text:p>22.2570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46708" calcext:value-type="float">
            <text:p>7.346708</text:p>
          </table:table-cell>
          <table:table-cell office:value-type="string" calcext:value-type="string">
            <text:p>program</text:p>
          </table:table-cell>
          <table:table-cell office:value-type="string" calcext:value-type="string">
            <text:p>true</text:p>
          </table:table-cell>
          <table:table-cell office:value-type="float" office:value="52.028588" calcext:value-type="float">
            <text:p>52.028588</text:p>
          </table:table-cell>
          <table:table-cell office:value-type="string" calcext:value-type="string">
            <text:p>a1,a2</text:p>
          </table:table-cell>
          <table:table-cell office:value-type="string" calcext:value-type="string">
            <text:p>true</text:p>
          </table:table-cell>
          <table:table-cell office:value-type="float" office:value="50.039151" calcext:value-type="float">
            <text:p>50.03915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809643" calcext:value-type="float">
            <text:p>13.809643</text:p>
          </table:table-cell>
          <table:table-cell table:number-columns-repeated="2" office:value-type="float" office:value="0" calcext:value-type="float">
            <text:p>0</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cell table:formula="of:=IF(AND([.G102]=&quot;true&quot;;[.J102]=&quot;true&quot;;[.M102]=&quot;true&quot;;[.P102]=&quot;true&quot;);&quot;true&quot;;&quot;false&quot;)" office:value-type="string" office:string-value="false" calcext:value-type="string">
            <text:p>false</text:p>
          </table:table-cell>
          <table:table-cell table:formula="of:=IF(AND([.Y102]=&quot;true&quot;;[.AB102]=&quot;true&quot;;[.AE102]=&quot;true&quot;;[.AH102]=&quot;true&quot;);&quot;true&quot;;&quot;false&quot;)" office:value-type="string" office:string-value="true" calcext:value-type="string">
            <text:p>true</text:p>
          </table:table-cell>
        </table:table-row>
        <table:table-row table:style-name="ro1">
          <table:table-cell office:value-type="string" calcext:value-type="string">
            <text:p>bea4bb23-c567-4b74-ad9d-1ad24ac0792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193856" calcext:value-type="float">
            <text:p>25.1938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428873" calcext:value-type="float">
            <text:p>15.4288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80669" calcext:value-type="float">
            <text:p>4.880669</text:p>
          </table:table-cell>
          <table:table-cell office:value-type="string" calcext:value-type="string">
            <text:p>program</text:p>
          </table:table-cell>
          <table:table-cell office:value-type="string" calcext:value-type="string">
            <text:p>true</text:p>
          </table:table-cell>
          <table:table-cell office:value-type="float" office:value="20.326539" calcext:value-type="float">
            <text:p>20.326539</text:p>
          </table:table-cell>
          <table:table-cell office:value-type="string" calcext:value-type="string">
            <text:p>a1,a2</text:p>
          </table:table-cell>
          <table:table-cell office:value-type="string" calcext:value-type="string">
            <text:p>true</text:p>
          </table:table-cell>
          <table:table-cell office:value-type="float" office:value="29.86707" calcext:value-type="float">
            <text:p>29.8670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908287" calcext:value-type="float">
            <text:p>15.908287</text:p>
          </table:table-cell>
          <table:table-cell office:value-type="string" calcext:value-type="string">
            <text:p>delay,line,lineID,stops</text:p>
          </table:table-cell>
          <table:table-cell office:value-type="string" calcext:value-type="string">
            <text:p>true</text:p>
          </table:table-cell>
          <table:table-cell office:value-type="float" office:value="21.325365" calcext:value-type="float">
            <text:p>21.325365</text:p>
          </table:table-cell>
          <table:table-cell office:value-type="string" calcext:value-type="string">
            <text:p>delay,line,lineID,stops</text:p>
          </table:table-cell>
          <table:table-cell office:value-type="string" calcext:value-type="string">
            <text:p>true</text:p>
          </table:table-cell>
          <table:table-cell office:value-type="float" office:value="2.648243" calcext:value-type="float">
            <text:p>2.648243</text:p>
          </table:table-cell>
          <table:table-cell office:value-type="string" calcext:value-type="string">
            <text:p>delay</text:p>
          </table:table-cell>
          <table:table-cell office:value-type="string" calcext:value-type="string">
            <text:p>true</text:p>
          </table:table-cell>
          <table:table-cell office:value-type="float" office:value="18.114734" calcext:value-type="float">
            <text:p>18.114734</text:p>
          </table:table-cell>
          <table:table-cell office:value-type="string" calcext:value-type="string">
            <text:p>a6,a8,a9</text:p>
          </table:table-cell>
          <table:table-cell office:value-type="string" calcext:value-type="string">
            <text:p>true</text:p>
          </table:table-cell>
          <table:table-cell office:value-type="float" office:value="57.012961" calcext:value-type="float">
            <text:p>57.0129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1233" calcext:value-type="float">
            <text:p>12.71233</text:p>
          </table:table-cell>
          <table:table-cell office:value-type="float" office:value="1" calcext:value-type="float">
            <text:p>1</text:p>
          </table:table-cell>
          <table:table-cell office:value-type="float" office:value="-1" calcext:value-type="float">
            <text:p>-1</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true" calcext:value-type="string">
            <text:p>true</text:p>
          </table:table-cell>
          <table:table-cell table:formula="of:=IF(AND([.G103]=&quot;true&quot;;[.J103]=&quot;true&quot;;[.M103]=&quot;true&quot;;[.P103]=&quot;true&quot;);&quot;true&quot;;&quot;false&quot;)" office:value-type="string" office:string-value="true" calcext:value-type="string">
            <text:p>true</text:p>
          </table:table-cell>
          <table:table-cell table:formula="of:=IF(AND([.Y103]=&quot;true&quot;;[.AB103]=&quot;true&quot;;[.AE103]=&quot;true&quot;;[.AH103]=&quot;true&quot;);&quot;true&quot;;&quot;false&quot;)" office:value-type="string" office:string-value="true" calcext:value-type="string">
            <text:p>true</text:p>
          </table:table-cell>
        </table:table-row>
        <table:table-row table:style-name="ro1">
          <table:table-cell office:value-type="string" calcext:value-type="string">
            <text:p>bee9c1aa-bd22-4453-adb4-f0a2eb8db2c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44664" calcext:value-type="float">
            <text:p>25.544664</text:p>
          </table:table-cell>
          <table:table-cell office:value-type="string" calcext:value-type="string">
            <text:p>delay,line,lineID,stops</text:p>
          </table:table-cell>
          <table:table-cell office:value-type="string" calcext:value-type="string">
            <text:p>true</text:p>
          </table:table-cell>
          <table:table-cell office:value-type="float" office:value="23.999632" calcext:value-type="float">
            <text:p>23.999632</text:p>
          </table:table-cell>
          <table:table-cell office:value-type="string" calcext:value-type="string">
            <text:p>delay,line,lineID,stops</text:p>
          </table:table-cell>
          <table:table-cell office:value-type="string" calcext:value-type="string">
            <text:p>true</text:p>
          </table:table-cell>
          <table:table-cell office:value-type="float" office:value="8.542621" calcext:value-type="float">
            <text:p>8.542621</text:p>
          </table:table-cell>
          <table:table-cell office:value-type="string" calcext:value-type="string">
            <text:p>delay</text:p>
          </table:table-cell>
          <table:table-cell office:value-type="string" calcext:value-type="string">
            <text:p>true</text:p>
          </table:table-cell>
          <table:table-cell office:value-type="float" office:value="27.266624" calcext:value-type="float">
            <text:p>27.266624</text:p>
          </table:table-cell>
          <table:table-cell office:value-type="string" calcext:value-type="string">
            <text:p>a6,a8,a9</text:p>
          </table:table-cell>
          <table:table-cell office:value-type="string" calcext:value-type="string">
            <text:p>true</text:p>
          </table:table-cell>
          <table:table-cell office:value-type="float" office:value="23.009578" calcext:value-type="float">
            <text:p>23.0095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4.649312" calcext:value-type="float">
            <text:p>44.649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210648" calcext:value-type="float">
            <text:p>11.2106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762896" calcext:value-type="float">
            <text:p>8.762896</text:p>
          </table:table-cell>
          <table:table-cell office:value-type="string" calcext:value-type="string">
            <text:p>program</text:p>
          </table:table-cell>
          <table:table-cell office:value-type="string" calcext:value-type="string">
            <text:p>true</text:p>
          </table:table-cell>
          <table:table-cell office:value-type="float" office:value="24.81922" calcext:value-type="float">
            <text:p>24.81922</text:p>
          </table:table-cell>
          <table:table-cell office:value-type="string" calcext:value-type="string">
            <text:p>a1,a2</text:p>
          </table:table-cell>
          <table:table-cell office:value-type="string" calcext:value-type="string">
            <text:p>true</text:p>
          </table:table-cell>
          <table:table-cell office:value-type="float" office:value="8.293953" calcext:value-type="float">
            <text:p>8.29395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0788" calcext:value-type="float">
            <text:p>6.20788</text:p>
          </table:table-cell>
          <table:table-cell table:number-columns-repeated="2"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true" calcext:value-type="string">
            <text:p>true</text:p>
          </table:table-cell>
          <table:table-cell table:formula="of:=IF(AND([.G104]=&quot;true&quot;;[.J104]=&quot;true&quot;;[.M104]=&quot;true&quot;;[.P104]=&quot;true&quot;);&quot;true&quot;;&quot;false&quot;)" office:value-type="string" office:string-value="true" calcext:value-type="string">
            <text:p>true</text:p>
          </table:table-cell>
          <table:table-cell table:formula="of:=IF(AND([.Y104]=&quot;true&quot;;[.AB104]=&quot;true&quot;;[.AE104]=&quot;true&quot;;[.AH104]=&quot;true&quot;);&quot;true&quot;;&quot;false&quot;)" office:value-type="string" office:string-value="true" calcext:value-type="string">
            <text:p>true</text:p>
          </table:table-cell>
        </table:table-row>
        <table:table-row table:style-name="ro1">
          <table:table-cell office:value-type="string" calcext:value-type="string">
            <text:p>c1e22cfe-739e-47d8-960e-3de48de7a8d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640511" calcext:value-type="float">
            <text:p>36.6405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5348" calcext:value-type="float">
            <text:p>14.95348</text:p>
          </table:table-cell>
          <table:table-cell office:value-type="string" calcext:value-type="string">
            <text:p>program</text:p>
          </table:table-cell>
          <table:table-cell office:value-type="string" calcext:value-type="string">
            <text:p>false</text:p>
          </table:table-cell>
          <table:table-cell office:value-type="float" office:value="12.571969" calcext:value-type="float">
            <text:p>12.571969</text:p>
          </table:table-cell>
          <table:table-cell office:value-type="string" calcext:value-type="string">
            <text:p>program</text:p>
          </table:table-cell>
          <table:table-cell office:value-type="string" calcext:value-type="string">
            <text:p>true</text:p>
          </table:table-cell>
          <table:table-cell office:value-type="float" office:value="13.490309" calcext:value-type="float">
            <text:p>13.490309</text:p>
          </table:table-cell>
          <table:table-cell office:value-type="string" calcext:value-type="string">
            <text:p>a1</text:p>
          </table:table-cell>
          <table:table-cell office:value-type="string" calcext:value-type="string">
            <text:p>false</text:p>
          </table:table-cell>
          <table:table-cell office:value-type="float" office:value="3.466455" calcext:value-type="float">
            <text:p>3.466455</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4219" calcext:value-type="float">
            <text:p>1.34219</text:p>
          </table:table-cell>
          <table:table-cell/>
          <table:table-cell office:value-type="string" calcext:value-type="string">
            <text:p>false</text:p>
          </table:table-cell>
          <table:table-cell office:value-type="float" office:value="2.719082" calcext:value-type="float">
            <text:p>2.719082</text:p>
          </table:table-cell>
          <table:table-cell/>
          <table:table-cell office:value-type="string" calcext:value-type="string">
            <text:p>false</text:p>
          </table:table-cell>
          <table:table-cell office:value-type="float" office:value="0.635398" calcext:value-type="float">
            <text:p>0.635398</text:p>
          </table:table-cell>
          <table:table-cell/>
          <table:table-cell office:value-type="string" calcext:value-type="string">
            <text:p>false</text:p>
          </table:table-cell>
          <table:table-cell office:value-type="float" office:value="0.726361" calcext:value-type="float">
            <text:p>0.726361</text:p>
          </table:table-cell>
          <table:table-cell/>
          <table:table-cell office:value-type="string" calcext:value-type="string">
            <text:p>false</text:p>
          </table:table-cell>
          <table:table-cell office:value-type="float" office:value="0.681369" calcext:value-type="float">
            <text:p>0.681369</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51801" calcext:value-type="float">
            <text:p>3.351801</text:p>
          </table:table-cell>
          <table:table-cell table:number-columns-repeated="3"/>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cell table:formula="of:=IF(AND([.G105]=&quot;true&quot;;[.J105]=&quot;true&quot;;[.M105]=&quot;true&quot;;[.P105]=&quot;true&quot;);&quot;true&quot;;&quot;false&quot;)" office:value-type="string" office:string-value="false" calcext:value-type="string">
            <text:p>false</text:p>
          </table:table-cell>
          <table:table-cell table:formula="of:=IF(AND([.Y105]=&quot;true&quot;;[.AB105]=&quot;true&quot;;[.AE105]=&quot;true&quot;;[.AH105]=&quot;true&quot;);&quot;true&quot;;&quot;false&quot;)" office:value-type="string" office:string-value="false" calcext:value-type="string">
            <text:p>false</text:p>
          </table:table-cell>
        </table:table-row>
        <table:table-row table:style-name="ro1">
          <table:table-cell office:value-type="string" calcext:value-type="string">
            <text:p>c64f0e9f-5c19-4f26-9dd7-b33bc316080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217044" calcext:value-type="float">
            <text:p>29.217044</text:p>
          </table:table-cell>
          <table:table-cell office:value-type="string" calcext:value-type="string">
            <text:p>delay,line,stops</text:p>
          </table:table-cell>
          <table:table-cell office:value-type="string" calcext:value-type="string">
            <text:p>false</text:p>
          </table:table-cell>
          <table:table-cell office:value-type="float" office:value="21.753133" calcext:value-type="float">
            <text:p>21.753133</text:p>
          </table:table-cell>
          <table:table-cell office:value-type="string" calcext:value-type="string">
            <text:p>delay,line,lineID,stops</text:p>
          </table:table-cell>
          <table:table-cell office:value-type="string" calcext:value-type="string">
            <text:p>true</text:p>
          </table:table-cell>
          <table:table-cell office:value-type="float" office:value="10.357785" calcext:value-type="float">
            <text:p>10.357785</text:p>
          </table:table-cell>
          <table:table-cell office:value-type="string" calcext:value-type="string">
            <text:p>delay</text:p>
          </table:table-cell>
          <table:table-cell office:value-type="string" calcext:value-type="string">
            <text:p>true</text:p>
          </table:table-cell>
          <table:table-cell office:value-type="float" office:value="27.960428" calcext:value-type="float">
            <text:p>27.960428</text:p>
          </table:table-cell>
          <table:table-cell office:value-type="string" calcext:value-type="string">
            <text:p>a6,a8,a9</text:p>
          </table:table-cell>
          <table:table-cell office:value-type="string" calcext:value-type="string">
            <text:p>true</text:p>
          </table:table-cell>
          <table:table-cell office:value-type="float" office:value="30.920114" calcext:value-type="float">
            <text:p>30.920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3.292444" calcext:value-type="float">
            <text:p>33.2924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1.732433" calcext:value-type="float">
            <text:p>41.7324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00585" calcext:value-type="float">
            <text:p>7.700585</text:p>
          </table:table-cell>
          <table:table-cell office:value-type="string" calcext:value-type="string">
            <text:p>program</text:p>
          </table:table-cell>
          <table:table-cell office:value-type="string" calcext:value-type="string">
            <text:p>true</text:p>
          </table:table-cell>
          <table:table-cell office:value-type="float" office:value="20.063464" calcext:value-type="float">
            <text:p>20.063464</text:p>
          </table:table-cell>
          <table:table-cell office:value-type="string" calcext:value-type="string">
            <text:p>a1,a2</text:p>
          </table:table-cell>
          <table:table-cell office:value-type="string" calcext:value-type="string">
            <text:p>true</text:p>
          </table:table-cell>
          <table:table-cell office:value-type="float" office:value="21.064559" calcext:value-type="float">
            <text:p>21.06455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7.578556" calcext:value-type="float">
            <text:p>27.5785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when lines in the normal bpmn intersect the whole data flow gets impossible to trace</text:p>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true" calcext:value-type="string">
            <text:p>true</text:p>
          </table:table-cell>
          <table:table-cell table:formula="of:=IF(AND([.G106]=&quot;true&quot;;[.J106]=&quot;true&quot;;[.M106]=&quot;true&quot;;[.P106]=&quot;true&quot;);&quot;true&quot;;&quot;false&quot;)" office:value-type="string" office:string-value="false" calcext:value-type="string">
            <text:p>false</text:p>
          </table:table-cell>
          <table:table-cell table:formula="of:=IF(AND([.Y106]=&quot;true&quot;;[.AB106]=&quot;true&quot;;[.AE106]=&quot;true&quot;;[.AH106]=&quot;true&quot;);&quot;true&quot;;&quot;false&quot;)" office:value-type="string" office:string-value="true" calcext:value-type="string">
            <text:p>true</text:p>
          </table:table-cell>
        </table:table-row>
        <table:table-row table:style-name="ro1">
          <table:table-cell office:value-type="string" calcext:value-type="string">
            <text:p>c6997780-e411-4504-8b93-7559717d094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085165" calcext:value-type="float">
            <text:p>12.085165</text:p>
          </table:table-cell>
          <table:table-cell office:value-type="string" calcext:value-type="string">
            <text:p>delay,stops</text:p>
          </table:table-cell>
          <table:table-cell office:value-type="string" calcext:value-type="string">
            <text:p>false</text:p>
          </table:table-cell>
          <table:table-cell office:value-type="float" office:value="16.235845" calcext:value-type="float">
            <text:p>16.235845</text:p>
          </table:table-cell>
          <table:table-cell office:value-type="string" calcext:value-type="string">
            <text:p>delay,line,lineID,stops</text:p>
          </table:table-cell>
          <table:table-cell office:value-type="string" calcext:value-type="string">
            <text:p>true</text:p>
          </table:table-cell>
          <table:table-cell office:value-type="float" office:value="7.795111" calcext:value-type="float">
            <text:p>7.795111</text:p>
          </table:table-cell>
          <table:table-cell office:value-type="string" calcext:value-type="string">
            <text:p>delay</text:p>
          </table:table-cell>
          <table:table-cell office:value-type="string" calcext:value-type="string">
            <text:p>true</text:p>
          </table:table-cell>
          <table:table-cell office:value-type="float" office:value="26.718116" calcext:value-type="float">
            <text:p>26.718116</text:p>
          </table:table-cell>
          <table:table-cell office:value-type="string" calcext:value-type="string">
            <text:p>a6,a8,a9</text:p>
          </table:table-cell>
          <table:table-cell office:value-type="string" calcext:value-type="string">
            <text:p>true</text:p>
          </table:table-cell>
          <table:table-cell office:value-type="float" office:value="4.278308" calcext:value-type="float">
            <text:p>4.27830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855362" calcext:value-type="float">
            <text:p>13.8553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024241" calcext:value-type="float">
            <text:p>17.0242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42927" calcext:value-type="float">
            <text:p>6.242927</text:p>
          </table:table-cell>
          <table:table-cell office:value-type="string" calcext:value-type="string">
            <text:p>program</text:p>
          </table:table-cell>
          <table:table-cell office:value-type="string" calcext:value-type="string">
            <text:p>true</text:p>
          </table:table-cell>
          <table:table-cell office:value-type="float" office:value="12.742597" calcext:value-type="float">
            <text:p>12.742597</text:p>
          </table:table-cell>
          <table:table-cell office:value-type="string" calcext:value-type="string">
            <text:p>a1</text:p>
          </table:table-cell>
          <table:table-cell office:value-type="string" calcext:value-type="string">
            <text:p>false</text:p>
          </table:table-cell>
          <table:table-cell office:value-type="float" office:value="4.891518" calcext:value-type="float">
            <text:p>4.89151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052802" calcext:value-type="float">
            <text:p>6.052802</text:p>
          </table:table-cell>
          <table:table-cell office:value-type="float" office:value="0" calcext:value-type="float">
            <text:p>0</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cell table:formula="of:=IF(AND([.G107]=&quot;true&quot;;[.J107]=&quot;true&quot;;[.M107]=&quot;true&quot;;[.P107]=&quot;true&quot;);&quot;true&quot;;&quot;false&quot;)" office:value-type="string" office:string-value="false" calcext:value-type="string">
            <text:p>false</text:p>
          </table:table-cell>
          <table:table-cell table:formula="of:=IF(AND([.Y107]=&quot;true&quot;;[.AB107]=&quot;true&quot;;[.AE107]=&quot;true&quot;;[.AH107]=&quot;true&quot;);&quot;true&quot;;&quot;false&quot;)" office:value-type="string" office:string-value="false" calcext:value-type="string">
            <text:p>false</text:p>
          </table:table-cell>
        </table:table-row>
        <table:table-row table:style-name="ro1">
          <table:table-cell office:value-type="string" calcext:value-type="string">
            <text:p>ca3093c4-3e18-401e-99b7-6581cfb59e6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1.523365" calcext:value-type="float">
            <text:p>21.523365</text:p>
          </table:table-cell>
          <table:table-cell office:value-type="string" calcext:value-type="string">
            <text:p>delay,line,lineID,stops</text:p>
          </table:table-cell>
          <table:table-cell office:value-type="string" calcext:value-type="string">
            <text:p>true</text:p>
          </table:table-cell>
          <table:table-cell office:value-type="float" office:value="22.822869" calcext:value-type="float">
            <text:p>22.822869</text:p>
          </table:table-cell>
          <table:table-cell office:value-type="string" calcext:value-type="string">
            <text:p>delay,line,lineID,stops</text:p>
          </table:table-cell>
          <table:table-cell office:value-type="string" calcext:value-type="string">
            <text:p>true</text:p>
          </table:table-cell>
          <table:table-cell office:value-type="float" office:value="10.534822" calcext:value-type="float">
            <text:p>10.534822</text:p>
          </table:table-cell>
          <table:table-cell office:value-type="string" calcext:value-type="string">
            <text:p>delay</text:p>
          </table:table-cell>
          <table:table-cell office:value-type="string" calcext:value-type="string">
            <text:p>true</text:p>
          </table:table-cell>
          <table:table-cell office:value-type="float" office:value="13.992745" calcext:value-type="float">
            <text:p>13.992745</text:p>
          </table:table-cell>
          <table:table-cell office:value-type="string" calcext:value-type="string">
            <text:p>a8,a9</text:p>
          </table:table-cell>
          <table:table-cell office:value-type="string" calcext:value-type="string">
            <text:p>false</text:p>
          </table:table-cell>
          <table:table-cell office:value-type="float" office:value="14.296079" calcext:value-type="float">
            <text:p>14.2960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621487" calcext:value-type="float">
            <text:p>18.6214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61183" calcext:value-type="float">
            <text:p>12.36118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98271" calcext:value-type="float">
            <text:p>6.598271</text:p>
          </table:table-cell>
          <table:table-cell office:value-type="string" calcext:value-type="string">
            <text:p>program</text:p>
          </table:table-cell>
          <table:table-cell office:value-type="string" calcext:value-type="string">
            <text:p>true</text:p>
          </table:table-cell>
          <table:table-cell office:value-type="float" office:value="40.580294" calcext:value-type="float">
            <text:p>40.580294</text:p>
          </table:table-cell>
          <table:table-cell office:value-type="string" calcext:value-type="string">
            <text:p>a2</text:p>
          </table:table-cell>
          <table:table-cell office:value-type="string" calcext:value-type="string">
            <text:p>false</text:p>
          </table:table-cell>
          <table:table-cell office:value-type="float" office:value="9.315903" calcext:value-type="float">
            <text:p>9.31590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8.549471" calcext:value-type="float">
            <text:p>38.5494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only problem with CPEE is lack of file labels</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cell table:formula="of:=IF(AND([.G108]=&quot;true&quot;;[.J108]=&quot;true&quot;;[.M108]=&quot;true&quot;;[.P108]=&quot;true&quot;);&quot;true&quot;;&quot;false&quot;)" office:value-type="string" office:string-value="false" calcext:value-type="string">
            <text:p>false</text:p>
          </table:table-cell>
          <table:table-cell table:formula="of:=IF(AND([.Y108]=&quot;true&quot;;[.AB108]=&quot;true&quot;;[.AE108]=&quot;true&quot;;[.AH108]=&quot;true&quot;);&quot;true&quot;;&quot;false&quot;)" office:value-type="string" office:string-value="false" calcext:value-type="string">
            <text:p>false</text:p>
          </table:table-cell>
        </table:table-row>
        <table:table-row table:style-name="ro1">
          <table:table-cell office:value-type="string" calcext:value-type="string">
            <text:p>cbf6ec6d-106f-41a1-bcd9-efe748c9b2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284693" calcext:value-type="float">
            <text:p>26.284693</text:p>
          </table:table-cell>
          <table:table-cell office:value-type="string" calcext:value-type="string">
            <text:p>delay,line,lineID,stops</text:p>
          </table:table-cell>
          <table:table-cell office:value-type="string" calcext:value-type="string">
            <text:p>true</text:p>
          </table:table-cell>
          <table:table-cell office:value-type="float" office:value="14.077823" calcext:value-type="float">
            <text:p>14.077823</text:p>
          </table:table-cell>
          <table:table-cell office:value-type="string" calcext:value-type="string">
            <text:p>delay,line,lineID</text:p>
          </table:table-cell>
          <table:table-cell office:value-type="string" calcext:value-type="string">
            <text:p>false</text:p>
          </table:table-cell>
          <table:table-cell office:value-type="float" office:value="12.002507" calcext:value-type="float">
            <text:p>12.002507</text:p>
          </table:table-cell>
          <table:table-cell office:value-type="string" calcext:value-type="string">
            <text:p>delay</text:p>
          </table:table-cell>
          <table:table-cell office:value-type="string" calcext:value-type="string">
            <text:p>true</text:p>
          </table:table-cell>
          <table:table-cell office:value-type="float" office:value="47.971092" calcext:value-type="float">
            <text:p>47.971092</text:p>
          </table:table-cell>
          <table:table-cell office:value-type="string" calcext:value-type="string">
            <text:p>a6,a8,a9</text:p>
          </table:table-cell>
          <table:table-cell office:value-type="string" calcext:value-type="string">
            <text:p>true</text:p>
          </table:table-cell>
          <table:table-cell office:value-type="float" office:value="33.615716" calcext:value-type="float">
            <text:p>33.6157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7391" calcext:value-type="float">
            <text:p>26.8973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43615" calcext:value-type="float">
            <text:p>10.7436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68622" calcext:value-type="float">
            <text:p>7.768622</text:p>
          </table:table-cell>
          <table:table-cell office:value-type="string" calcext:value-type="string">
            <text:p>program</text:p>
          </table:table-cell>
          <table:table-cell office:value-type="string" calcext:value-type="string">
            <text:p>true</text:p>
          </table:table-cell>
          <table:table-cell office:value-type="float" office:value="14.882849" calcext:value-type="float">
            <text:p>14.882849</text:p>
          </table:table-cell>
          <table:table-cell office:value-type="string" calcext:value-type="string">
            <text:p>a7,a8</text:p>
          </table:table-cell>
          <table:table-cell office:value-type="string" calcext:value-type="string">
            <text:p>false</text:p>
          </table:table-cell>
          <table:table-cell office:value-type="float" office:value="12.510258" calcext:value-type="float">
            <text:p>12.51025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888605" calcext:value-type="float">
            <text:p>16.888605</text:p>
          </table:table-cell>
          <table:table-cell office:value-type="float" office:value="0" calcext:value-type="float">
            <text:p>0</text:p>
          </table:table-cell>
          <table:table-cell office:value-type="float" office:value="2" calcext:value-type="float">
            <text:p>2</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cell table:formula="of:=IF(AND([.G109]=&quot;true&quot;;[.J109]=&quot;true&quot;;[.M109]=&quot;true&quot;;[.P109]=&quot;true&quot;);&quot;true&quot;;&quot;false&quot;)" office:value-type="string" office:string-value="false" calcext:value-type="string">
            <text:p>false</text:p>
          </table:table-cell>
          <table:table-cell table:formula="of:=IF(AND([.Y109]=&quot;true&quot;;[.AB109]=&quot;true&quot;;[.AE109]=&quot;true&quot;;[.AH109]=&quot;true&quot;);&quot;true&quot;;&quot;false&quot;)" office:value-type="string" office:string-value="false" calcext:value-type="string">
            <text:p>false</text:p>
          </table:table-cell>
        </table:table-row>
        <table:table-row table:style-name="ro1">
          <table:table-cell office:value-type="string" calcext:value-type="string">
            <text:p>ccaa0cf2-2ad3-45c9-890b-add76af4393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073528" calcext:value-type="float">
            <text:p>41.0735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48536" calcext:value-type="float">
            <text:p>9.24853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18932" calcext:value-type="float">
            <text:p>4.318932</text:p>
          </table:table-cell>
          <table:table-cell office:value-type="string" calcext:value-type="string">
            <text:p>program</text:p>
          </table:table-cell>
          <table:table-cell office:value-type="string" calcext:value-type="string">
            <text:p>true</text:p>
          </table:table-cell>
          <table:table-cell office:value-type="float" office:value="25.307421" calcext:value-type="float">
            <text:p>25.307421</text:p>
          </table:table-cell>
          <table:table-cell office:value-type="string" calcext:value-type="string">
            <text:p>a1,a2</text:p>
          </table:table-cell>
          <table:table-cell office:value-type="string" calcext:value-type="string">
            <text:p>true</text:p>
          </table:table-cell>
          <table:table-cell office:value-type="float" office:value="9.706742" calcext:value-type="float">
            <text:p>9.706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580012" calcext:value-type="float">
            <text:p>64.580012</text:p>
          </table:table-cell>
          <table:table-cell office:value-type="string" calcext:value-type="string">
            <text:p>delay,line,lineID,stopcoords,stops</text:p>
          </table:table-cell>
          <table:table-cell office:value-type="string" calcext:value-type="string">
            <text:p>false</text:p>
          </table:table-cell>
          <table:table-cell office:value-type="float" office:value="31.941141" calcext:value-type="float">
            <text:p>31.941141</text:p>
          </table:table-cell>
          <table:table-cell office:value-type="string" calcext:value-type="string">
            <text:p>line,lineID,stops</text:p>
          </table:table-cell>
          <table:table-cell office:value-type="string" calcext:value-type="string">
            <text:p>false</text:p>
          </table:table-cell>
          <table:table-cell office:value-type="float" office:value="10.157976" calcext:value-type="float">
            <text:p>10.157976</text:p>
          </table:table-cell>
          <table:table-cell office:value-type="string" calcext:value-type="string">
            <text:p>delay</text:p>
          </table:table-cell>
          <table:table-cell office:value-type="string" calcext:value-type="string">
            <text:p>true</text:p>
          </table:table-cell>
          <table:table-cell office:value-type="float" office:value="19.517439" calcext:value-type="float">
            <text:p>19.517439</text:p>
          </table:table-cell>
          <table:table-cell office:value-type="string" calcext:value-type="string">
            <text:p>a8,a9</text:p>
          </table:table-cell>
          <table:table-cell office:value-type="string" calcext:value-type="string">
            <text:p>false</text:p>
          </table:table-cell>
          <table:table-cell office:value-type="float" office:value="8.411443" calcext:value-type="float">
            <text:p>8.4114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564896" calcext:value-type="float">
            <text:p>10.564896</text:p>
          </table:table-cell>
          <table:table-cell office:value-type="float" office:value="1" calcext:value-type="float">
            <text:p>1</text:p>
          </table:table-cell>
          <table:table-cell office:value-type="float" office:value="0" calcext:value-type="float">
            <text:p>0</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cell table:formula="of:=IF(AND([.G110]=&quot;true&quot;;[.J110]=&quot;true&quot;;[.M110]=&quot;true&quot;;[.P110]=&quot;true&quot;);&quot;true&quot;;&quot;false&quot;)" office:value-type="string" office:string-value="true" calcext:value-type="string">
            <text:p>true</text:p>
          </table:table-cell>
          <table:table-cell table:formula="of:=IF(AND([.Y110]=&quot;true&quot;;[.AB110]=&quot;true&quot;;[.AE110]=&quot;true&quot;;[.AH110]=&quot;true&quot;);&quot;true&quot;;&quot;false&quot;)" office:value-type="string" office:string-value="false" calcext:value-type="string">
            <text:p>false</text:p>
          </table:table-cell>
        </table:table-row>
        <table:table-row table:style-name="ro1">
          <table:table-cell office:value-type="string" calcext:value-type="string">
            <text:p>cd081bd5-0016-41c8-9add-fa4e46f2a4d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867164" calcext:value-type="float">
            <text:p>41.867164</text:p>
          </table:table-cell>
          <table:table-cell office:value-type="string" calcext:value-type="string">
            <text:p>delay,line,lineID,stops</text:p>
          </table:table-cell>
          <table:table-cell office:value-type="string" calcext:value-type="string">
            <text:p>true</text:p>
          </table:table-cell>
          <table:table-cell office:value-type="float" office:value="21.885658" calcext:value-type="float">
            <text:p>21.885658</text:p>
          </table:table-cell>
          <table:table-cell office:value-type="string" calcext:value-type="string">
            <text:p>delay,line,lineID,stops</text:p>
          </table:table-cell>
          <table:table-cell office:value-type="string" calcext:value-type="string">
            <text:p>true</text:p>
          </table:table-cell>
          <table:table-cell office:value-type="float" office:value="7.11858" calcext:value-type="float">
            <text:p>7.11858</text:p>
          </table:table-cell>
          <table:table-cell office:value-type="string" calcext:value-type="string">
            <text:p>delay</text:p>
          </table:table-cell>
          <table:table-cell office:value-type="string" calcext:value-type="string">
            <text:p>true</text:p>
          </table:table-cell>
          <table:table-cell office:value-type="float" office:value="22.166812" calcext:value-type="float">
            <text:p>22.166812</text:p>
          </table:table-cell>
          <table:table-cell office:value-type="string" calcext:value-type="string">
            <text:p>a6,a8,a9</text:p>
          </table:table-cell>
          <table:table-cell office:value-type="string" calcext:value-type="string">
            <text:p>true</text:p>
          </table:table-cell>
          <table:table-cell office:value-type="float" office:value="67.542136" calcext:value-type="float">
            <text:p>67.54213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811702" calcext:value-type="float">
            <text:p>27.8117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873345" calcext:value-type="float">
            <text:p>14.8733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35127" calcext:value-type="float">
            <text:p>11.135127</text:p>
          </table:table-cell>
          <table:table-cell office:value-type="string" calcext:value-type="string">
            <text:p>program</text:p>
          </table:table-cell>
          <table:table-cell office:value-type="string" calcext:value-type="string">
            <text:p>true</text:p>
          </table:table-cell>
          <table:table-cell office:value-type="float" office:value="19.437656" calcext:value-type="float">
            <text:p>19.437656</text:p>
          </table:table-cell>
          <table:table-cell office:value-type="string" calcext:value-type="string">
            <text:p>a1,a2</text:p>
          </table:table-cell>
          <table:table-cell office:value-type="string" calcext:value-type="string">
            <text:p>true</text:p>
          </table:table-cell>
          <table:table-cell office:value-type="float" office:value="23.005435" calcext:value-type="float">
            <text:p>23.0054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13534" calcext:value-type="float">
            <text:p>6.813534</text:p>
          </table:table-cell>
          <table:table-cell table:number-columns-repeated="2"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true" calcext:value-type="string">
            <text:p>true</text:p>
          </table:table-cell>
          <table:table-cell table:formula="of:=IF(AND([.G111]=&quot;true&quot;;[.J111]=&quot;true&quot;;[.M111]=&quot;true&quot;;[.P111]=&quot;true&quot;);&quot;true&quot;;&quot;false&quot;)" office:value-type="string" office:string-value="true" calcext:value-type="string">
            <text:p>true</text:p>
          </table:table-cell>
          <table:table-cell table:formula="of:=IF(AND([.Y111]=&quot;true&quot;;[.AB111]=&quot;true&quot;;[.AE111]=&quot;true&quot;;[.AH111]=&quot;true&quot;);&quot;true&quot;;&quot;false&quot;)" office:value-type="string" office:string-value="true" calcext:value-type="string">
            <text:p>true</text:p>
          </table:table-cell>
        </table:table-row>
        <table:table-row table:style-name="ro1">
          <table:table-cell office:value-type="string" calcext:value-type="string">
            <text:p>ce8ac1d2-7dee-48ee-b5e0-a93be6e9b15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6.020383" calcext:value-type="float">
            <text:p>46.020383</text:p>
          </table:table-cell>
          <table:table-cell office:value-type="string" calcext:value-type="string">
            <text:p>delay,line,stops</text:p>
          </table:table-cell>
          <table:table-cell office:value-type="string" calcext:value-type="string">
            <text:p>false</text:p>
          </table:table-cell>
          <table:table-cell office:value-type="float" office:value="35.024977" calcext:value-type="float">
            <text:p>35.024977</text:p>
          </table:table-cell>
          <table:table-cell office:value-type="string" calcext:value-type="string">
            <text:p>delay,line,lineID,stops</text:p>
          </table:table-cell>
          <table:table-cell office:value-type="string" calcext:value-type="string">
            <text:p>true</text:p>
          </table:table-cell>
          <table:table-cell office:value-type="float" office:value="14.003825" calcext:value-type="float">
            <text:p>14.003825</text:p>
          </table:table-cell>
          <table:table-cell office:value-type="string" calcext:value-type="string">
            <text:p>delay</text:p>
          </table:table-cell>
          <table:table-cell office:value-type="string" calcext:value-type="string">
            <text:p>true</text:p>
          </table:table-cell>
          <table:table-cell office:value-type="float" office:value="30.609811" calcext:value-type="float">
            <text:p>30.609811</text:p>
          </table:table-cell>
          <table:table-cell office:value-type="string" calcext:value-type="string">
            <text:p>a6,a8,a9</text:p>
          </table:table-cell>
          <table:table-cell office:value-type="string" calcext:value-type="string">
            <text:p>true</text:p>
          </table:table-cell>
          <table:table-cell office:value-type="float" office:value="19.941192" calcext:value-type="float">
            <text:p>19.94119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5.749709" calcext:value-type="float">
            <text:p>45.7497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3.606948" calcext:value-type="float">
            <text:p>23.6069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73146" calcext:value-type="float">
            <text:p>6.473146</text:p>
          </table:table-cell>
          <table:table-cell office:value-type="string" calcext:value-type="string">
            <text:p>program</text:p>
          </table:table-cell>
          <table:table-cell office:value-type="string" calcext:value-type="string">
            <text:p>true</text:p>
          </table:table-cell>
          <table:table-cell office:value-type="float" office:value="25.359612" calcext:value-type="float">
            <text:p>25.359612</text:p>
          </table:table-cell>
          <table:table-cell office:value-type="string" calcext:value-type="string">
            <text:p>a1,a2</text:p>
          </table:table-cell>
          <table:table-cell office:value-type="string" calcext:value-type="string">
            <text:p>true</text:p>
          </table:table-cell>
          <table:table-cell office:value-type="float" office:value="26.737632" calcext:value-type="float">
            <text:p>26.7376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04672" calcext:value-type="float">
            <text:p>10.804672</text:p>
          </table:table-cell>
          <table:table-cell office:value-type="float" office:value="1" calcext:value-type="float">
            <text:p>1</text:p>
          </table:table-cell>
          <table:table-cell office:value-type="float" office:value="0" calcext:value-type="float">
            <text:p>0</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true" calcext:value-type="string">
            <text:p>true</text:p>
          </table:table-cell>
          <table:table-cell table:formula="of:=IF(AND([.G112]=&quot;true&quot;;[.J112]=&quot;true&quot;;[.M112]=&quot;true&quot;;[.P112]=&quot;true&quot;);&quot;true&quot;;&quot;false&quot;)" office:value-type="string" office:string-value="false" calcext:value-type="string">
            <text:p>false</text:p>
          </table:table-cell>
          <table:table-cell table:formula="of:=IF(AND([.Y112]=&quot;true&quot;;[.AB112]=&quot;true&quot;;[.AE112]=&quot;true&quot;;[.AH112]=&quot;true&quot;);&quot;true&quot;;&quot;false&quot;)" office:value-type="string" office:string-value="true" calcext:value-type="string">
            <text:p>true</text:p>
          </table:table-cell>
        </table:table-row>
        <table:table-row table:style-name="ro1">
          <table:table-cell office:value-type="string" calcext:value-type="string">
            <text:p>cfb6ac7a-1d32-4438-b9c4-450b30cb1a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92712" calcext:value-type="float">
            <text:p>23.892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07224" calcext:value-type="float">
            <text:p>13.072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064301" calcext:value-type="float">
            <text:p>9.064301</text:p>
          </table:table-cell>
          <table:table-cell office:value-type="string" calcext:value-type="string">
            <text:p>program</text:p>
          </table:table-cell>
          <table:table-cell office:value-type="string" calcext:value-type="string">
            <text:p>true</text:p>
          </table:table-cell>
          <table:table-cell office:value-type="float" office:value="49.497094" calcext:value-type="float">
            <text:p>49.497094</text:p>
          </table:table-cell>
          <table:table-cell office:value-type="string" calcext:value-type="string">
            <text:p>a1,a2</text:p>
          </table:table-cell>
          <table:table-cell office:value-type="string" calcext:value-type="string">
            <text:p>true</text:p>
          </table:table-cell>
          <table:table-cell office:value-type="float" office:value="8.450547" calcext:value-type="float">
            <text:p>8.450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02174" calcext:value-type="float">
            <text:p>25.02174</text:p>
          </table:table-cell>
          <table:table-cell office:value-type="string" calcext:value-type="string">
            <text:p>line,lineID,stops</text:p>
          </table:table-cell>
          <table:table-cell office:value-type="string" calcext:value-type="string">
            <text:p>false</text:p>
          </table:table-cell>
          <table:table-cell office:value-type="float" office:value="29.544195" calcext:value-type="float">
            <text:p>29.544195</text:p>
          </table:table-cell>
          <table:table-cell office:value-type="string" calcext:value-type="string">
            <text:p>line,lineID,stops</text:p>
          </table:table-cell>
          <table:table-cell office:value-type="string" calcext:value-type="string">
            <text:p>false</text:p>
          </table:table-cell>
          <table:table-cell office:value-type="float" office:value="55.718933" calcext:value-type="float">
            <text:p>55.718933</text:p>
          </table:table-cell>
          <table:table-cell office:value-type="string" calcext:value-type="string">
            <text:p>delay,line,lineID,stops</text:p>
          </table:table-cell>
          <table:table-cell office:value-type="string" calcext:value-type="string">
            <text:p>false</text:p>
          </table:table-cell>
          <table:table-cell office:value-type="float" office:value="22.32341" calcext:value-type="float">
            <text:p>22.32341</text:p>
          </table:table-cell>
          <table:table-cell office:value-type="string" calcext:value-type="string">
            <text:p>a6,a8,a9</text:p>
          </table:table-cell>
          <table:table-cell office:value-type="string" calcext:value-type="string">
            <text:p>true</text:p>
          </table:table-cell>
          <table:table-cell office:value-type="float" office:value="29.344642" calcext:value-type="float">
            <text:p>29.3446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01392" calcext:value-type="float">
            <text:p>18.101392</text:p>
          </table:table-cell>
          <table:table-cell table:number-columns-repeated="2" office:value-type="float" office:value="1" calcext:value-type="float">
            <text:p>1</text:p>
          </table:table-cell>
          <table:table-cell office:value-type="string" calcext:value-type="string">
            <text:p>no i don't</text:p>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cell table:formula="of:=IF(AND([.G113]=&quot;true&quot;;[.J113]=&quot;true&quot;;[.M113]=&quot;true&quot;;[.P113]=&quot;true&quot;);&quot;true&quot;;&quot;false&quot;)" office:value-type="string" office:string-value="true" calcext:value-type="string">
            <text:p>true</text:p>
          </table:table-cell>
          <table:table-cell table:formula="of:=IF(AND([.Y113]=&quot;true&quot;;[.AB113]=&quot;true&quot;;[.AE113]=&quot;true&quot;;[.AH113]=&quot;true&quot;);&quot;true&quot;;&quot;false&quot;)" office:value-type="string" office:string-value="false" calcext:value-type="string">
            <text:p>false</text:p>
          </table:table-cell>
        </table:table-row>
        <table:table-row table:style-name="ro1">
          <table:table-cell office:value-type="string" calcext:value-type="string">
            <text:p>d106251c-4055-4729-9343-fa498d3b97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3.796705" calcext:value-type="float">
            <text:p>33.7967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129887" calcext:value-type="float">
            <text:p>20.12988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830552" calcext:value-type="float">
            <text:p>12.830552</text:p>
          </table:table-cell>
          <table:table-cell office:value-type="string" calcext:value-type="string">
            <text:p>program</text:p>
          </table:table-cell>
          <table:table-cell office:value-type="string" calcext:value-type="string">
            <text:p>true</text:p>
          </table:table-cell>
          <table:table-cell office:value-type="float" office:value="26.215478" calcext:value-type="float">
            <text:p>26.215478</text:p>
          </table:table-cell>
          <table:table-cell office:value-type="string" calcext:value-type="string">
            <text:p>a1,a2</text:p>
          </table:table-cell>
          <table:table-cell office:value-type="string" calcext:value-type="string">
            <text:p>true</text:p>
          </table:table-cell>
          <table:table-cell office:value-type="float" office:value="53.176189" calcext:value-type="float">
            <text:p>53.1761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3.792346" calcext:value-type="float">
            <text:p>43.792346</text:p>
          </table:table-cell>
          <table:table-cell office:value-type="string" calcext:value-type="string">
            <text:p>delay,line,lineID,stops</text:p>
          </table:table-cell>
          <table:table-cell office:value-type="string" calcext:value-type="string">
            <text:p>true</text:p>
          </table:table-cell>
          <table:table-cell office:value-type="float" office:value="45.912443" calcext:value-type="float">
            <text:p>45.912443</text:p>
          </table:table-cell>
          <table:table-cell office:value-type="string" calcext:value-type="string">
            <text:p>delay,line,lineID,stops</text:p>
          </table:table-cell>
          <table:table-cell office:value-type="string" calcext:value-type="string">
            <text:p>true</text:p>
          </table:table-cell>
          <table:table-cell office:value-type="float" office:value="32.863157" calcext:value-type="float">
            <text:p>32.863157</text:p>
          </table:table-cell>
          <table:table-cell office:value-type="string" calcext:value-type="string">
            <text:p>delay</text:p>
          </table:table-cell>
          <table:table-cell office:value-type="string" calcext:value-type="string">
            <text:p>true</text:p>
          </table:table-cell>
          <table:table-cell office:value-type="float" office:value="17.687618" calcext:value-type="float">
            <text:p>17.687618</text:p>
          </table:table-cell>
          <table:table-cell office:value-type="string" calcext:value-type="string">
            <text:p>a6,a8,a9</text:p>
          </table:table-cell>
          <table:table-cell office:value-type="string" calcext:value-type="string">
            <text:p>true</text:p>
          </table:table-cell>
          <table:table-cell office:value-type="float" office:value="19.192508" calcext:value-type="float">
            <text:p>19.19250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071003" calcext:value-type="float">
            <text:p>2.071003</text:p>
          </table:table-cell>
          <table:table-cell table:number-columns-repeated="3"/>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cell table:formula="of:=IF(AND([.G114]=&quot;true&quot;;[.J114]=&quot;true&quot;;[.M114]=&quot;true&quot;;[.P114]=&quot;true&quot;);&quot;true&quot;;&quot;false&quot;)" office:value-type="string" office:string-value="true" calcext:value-type="string">
            <text:p>true</text:p>
          </table:table-cell>
          <table:table-cell table:formula="of:=IF(AND([.Y114]=&quot;true&quot;;[.AB114]=&quot;true&quot;;[.AE114]=&quot;true&quot;;[.AH114]=&quot;true&quot;);&quot;true&quot;;&quot;false&quot;)" office:value-type="string" office:string-value="true" calcext:value-type="string">
            <text:p>true</text:p>
          </table:table-cell>
        </table:table-row>
        <table:table-row table:style-name="ro1">
          <table:table-cell office:value-type="string" calcext:value-type="string">
            <text:p>d1aff833-a837-4519-9d1a-e3f8febbc68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050229" calcext:value-type="float">
            <text:p>20.05022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49935" calcext:value-type="float">
            <text:p>16.14993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53191" calcext:value-type="float">
            <text:p>7.353191</text:p>
          </table:table-cell>
          <table:table-cell office:value-type="string" calcext:value-type="string">
            <text:p>program</text:p>
          </table:table-cell>
          <table:table-cell office:value-type="string" calcext:value-type="string">
            <text:p>true</text:p>
          </table:table-cell>
          <table:table-cell office:value-type="float" office:value="20.102135" calcext:value-type="float">
            <text:p>20.102135</text:p>
          </table:table-cell>
          <table:table-cell office:value-type="string" calcext:value-type="string">
            <text:p>a1,a2</text:p>
          </table:table-cell>
          <table:table-cell office:value-type="string" calcext:value-type="string">
            <text:p>true</text:p>
          </table:table-cell>
          <table:table-cell office:value-type="float" office:value="25.220119" calcext:value-type="float">
            <text:p>25.220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876016" calcext:value-type="float">
            <text:p>17.876016</text:p>
          </table:table-cell>
          <table:table-cell office:value-type="string" calcext:value-type="string">
            <text:p>delay,line,lineID,stops</text:p>
          </table:table-cell>
          <table:table-cell office:value-type="string" calcext:value-type="string">
            <text:p>true</text:p>
          </table:table-cell>
          <table:table-cell office:value-type="float" office:value="7.103339" calcext:value-type="float">
            <text:p>7.103339</text:p>
          </table:table-cell>
          <table:table-cell office:value-type="string" calcext:value-type="string">
            <text:p>line,lineID,stops</text:p>
          </table:table-cell>
          <table:table-cell office:value-type="string" calcext:value-type="string">
            <text:p>false</text:p>
          </table:table-cell>
          <table:table-cell office:value-type="float" office:value="10.701685" calcext:value-type="float">
            <text:p>10.701685</text:p>
          </table:table-cell>
          <table:table-cell office:value-type="string" calcext:value-type="string">
            <text:p>delay</text:p>
          </table:table-cell>
          <table:table-cell office:value-type="string" calcext:value-type="string">
            <text:p>true</text:p>
          </table:table-cell>
          <table:table-cell office:value-type="float" office:value="46.752712" calcext:value-type="float">
            <text:p>46.752712</text:p>
          </table:table-cell>
          <table:table-cell office:value-type="string" calcext:value-type="string">
            <text:p>a6,a8,a9</text:p>
          </table:table-cell>
          <table:table-cell office:value-type="string" calcext:value-type="string">
            <text:p>true</text:p>
          </table:table-cell>
          <table:table-cell office:value-type="float" office:value="19.335192" calcext:value-type="float">
            <text:p>19.3351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142987" calcext:value-type="float">
            <text:p>8.142987</text:p>
          </table:table-cell>
          <table:table-cell office:value-type="float" office:value="0" calcext:value-type="float">
            <text:p>0</text:p>
          </table:table-cell>
          <table:table-cell office:value-type="float" office:value="1" calcext:value-type="float">
            <text:p>1</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cell table:formula="of:=IF(AND([.G115]=&quot;true&quot;;[.J115]=&quot;true&quot;;[.M115]=&quot;true&quot;;[.P115]=&quot;true&quot;);&quot;true&quot;;&quot;false&quot;)" office:value-type="string" office:string-value="true" calcext:value-type="string">
            <text:p>true</text:p>
          </table:table-cell>
          <table:table-cell table:formula="of:=IF(AND([.Y115]=&quot;true&quot;;[.AB115]=&quot;true&quot;;[.AE115]=&quot;true&quot;;[.AH115]=&quot;true&quot;);&quot;true&quot;;&quot;false&quot;)" office:value-type="string" office:string-value="false" calcext:value-type="string">
            <text:p>false</text:p>
          </table:table-cell>
        </table:table-row>
        <table:table-row table:style-name="ro1">
          <table:table-cell office:value-type="string" calcext:value-type="string">
            <text:p>d221a61a-b6f2-4ac5-a470-5c4a473403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438515" calcext:value-type="float">
            <text:p>18.4385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569937" calcext:value-type="float">
            <text:p>9.569937</text:p>
          </table:table-cell>
          <table:table-cell office:value-type="string" calcext:value-type="string">
            <text:p>program</text:p>
          </table:table-cell>
          <table:table-cell office:value-type="string" calcext:value-type="string">
            <text:p>false</text:p>
          </table:table-cell>
          <table:table-cell office:value-type="float" office:value="8.686651" calcext:value-type="float">
            <text:p>8.686651</text:p>
          </table:table-cell>
          <table:table-cell office:value-type="string" calcext:value-type="string">
            <text:p>program</text:p>
          </table:table-cell>
          <table:table-cell office:value-type="string" calcext:value-type="string">
            <text:p>true</text:p>
          </table:table-cell>
          <table:table-cell office:value-type="float" office:value="10.841134" calcext:value-type="float">
            <text:p>10.841134</text:p>
          </table:table-cell>
          <table:table-cell office:value-type="string" calcext:value-type="string">
            <text:p>a1,a2</text:p>
          </table:table-cell>
          <table:table-cell office:value-type="string" calcext:value-type="string">
            <text:p>true</text:p>
          </table:table-cell>
          <table:table-cell office:value-type="float" office:value="18.158493" calcext:value-type="float">
            <text:p>18.1584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1.372107" calcext:value-type="float">
            <text:p>31.372107</text:p>
          </table:table-cell>
          <table:table-cell office:value-type="string" calcext:value-type="string">
            <text:p>delay,line,lineID,stops</text:p>
          </table:table-cell>
          <table:table-cell office:value-type="string" calcext:value-type="string">
            <text:p>true</text:p>
          </table:table-cell>
          <table:table-cell office:value-type="float" office:value="17.200803" calcext:value-type="float">
            <text:p>17.200803</text:p>
          </table:table-cell>
          <table:table-cell office:value-type="string" calcext:value-type="string">
            <text:p>delay</text:p>
          </table:table-cell>
          <table:table-cell office:value-type="string" calcext:value-type="string">
            <text:p>false</text:p>
          </table:table-cell>
          <table:table-cell office:value-type="float" office:value="10.723836" calcext:value-type="float">
            <text:p>10.723836</text:p>
          </table:table-cell>
          <table:table-cell office:value-type="string" calcext:value-type="string">
            <text:p>delay,line,lineID,stops</text:p>
          </table:table-cell>
          <table:table-cell office:value-type="string" calcext:value-type="string">
            <text:p>false</text:p>
          </table:table-cell>
          <table:table-cell office:value-type="float" office:value="20.241667" calcext:value-type="float">
            <text:p>20.241667</text:p>
          </table:table-cell>
          <table:table-cell office:value-type="string" calcext:value-type="string">
            <text:p>a8,a9</text:p>
          </table:table-cell>
          <table:table-cell office:value-type="string" calcext:value-type="string">
            <text:p>false</text:p>
          </table:table-cell>
          <table:table-cell office:value-type="float" office:value="27.196142" calcext:value-type="float">
            <text:p>27.19614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6306" calcext:value-type="float">
            <text:p>6.166306</text:p>
          </table:table-cell>
          <table:table-cell office:value-type="float" office:value="0" calcext:value-type="float">
            <text:p>0</text:p>
          </table:table-cell>
          <table:table-cell office:value-type="float" office:value="1" calcext:value-type="float">
            <text:p>1</text:p>
          </table:table-cell>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cell table:formula="of:=IF(AND([.G116]=&quot;true&quot;;[.J116]=&quot;true&quot;;[.M116]=&quot;true&quot;;[.P116]=&quot;true&quot;);&quot;true&quot;;&quot;false&quot;)" office:value-type="string" office:string-value="false" calcext:value-type="string">
            <text:p>false</text:p>
          </table:table-cell>
          <table:table-cell table:formula="of:=IF(AND([.Y116]=&quot;true&quot;;[.AB116]=&quot;true&quot;;[.AE116]=&quot;true&quot;;[.AH116]=&quot;true&quot;);&quot;true&quot;;&quot;false&quot;)" office:value-type="string" office:string-value="false" calcext:value-type="string">
            <text:p>false</text:p>
          </table:table-cell>
        </table:table-row>
        <table:table-row table:style-name="ro1">
          <table:table-cell office:value-type="string" calcext:value-type="string">
            <text:p>d242f6aa-6fed-43b2-b5d5-ad21d098c9d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806172" calcext:value-type="float">
            <text:p>29.806172</text:p>
          </table:table-cell>
          <table:table-cell office:value-type="string" calcext:value-type="string">
            <text:p>delay,line,lineID,stops</text:p>
          </table:table-cell>
          <table:table-cell office:value-type="string" calcext:value-type="string">
            <text:p>true</text:p>
          </table:table-cell>
          <table:table-cell office:value-type="float" office:value="32.283402" calcext:value-type="float">
            <text:p>32.283402</text:p>
          </table:table-cell>
          <table:table-cell office:value-type="string" calcext:value-type="string">
            <text:p>delay</text:p>
          </table:table-cell>
          <table:table-cell office:value-type="string" calcext:value-type="string">
            <text:p>false</text:p>
          </table:table-cell>
          <table:table-cell office:value-type="float" office:value="11.322186" calcext:value-type="float">
            <text:p>11.322186</text:p>
          </table:table-cell>
          <table:table-cell office:value-type="string" calcext:value-type="string">
            <text:p>delay,line,lineID,stops</text:p>
          </table:table-cell>
          <table:table-cell office:value-type="string" calcext:value-type="string">
            <text:p>false</text:p>
          </table:table-cell>
          <table:table-cell office:value-type="float" office:value="15.596925" calcext:value-type="float">
            <text:p>15.596925</text:p>
          </table:table-cell>
          <table:table-cell office:value-type="string" calcext:value-type="string">
            <text:p>a6,a8,a9</text:p>
          </table:table-cell>
          <table:table-cell office:value-type="string" calcext:value-type="string">
            <text:p>true</text:p>
          </table:table-cell>
          <table:table-cell office:value-type="float" office:value="32.94864" calcext:value-type="float">
            <text:p>32.9486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5.469432" calcext:value-type="float">
            <text:p>35.46943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3.181754" calcext:value-type="float">
            <text:p>23.18175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5.29245" calcext:value-type="float">
            <text:p>15.29245</text:p>
          </table:table-cell>
          <table:table-cell office:value-type="string" calcext:value-type="string">
            <text:p>program</text:p>
          </table:table-cell>
          <table:table-cell office:value-type="string" calcext:value-type="string">
            <text:p>true</text:p>
          </table:table-cell>
          <table:table-cell office:value-type="float" office:value="14.858058" calcext:value-type="float">
            <text:p>14.858058</text:p>
          </table:table-cell>
          <table:table-cell office:value-type="string" calcext:value-type="string">
            <text:p>a7,a8</text:p>
          </table:table-cell>
          <table:table-cell office:value-type="string" calcext:value-type="string">
            <text:p>false</text:p>
          </table:table-cell>
          <table:table-cell office:value-type="float" office:value="33.833286" calcext:value-type="float">
            <text:p>33.83328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8925" calcext:value-type="float">
            <text:p>11.738925</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cell table:formula="of:=IF(AND([.G117]=&quot;true&quot;;[.J117]=&quot;true&quot;;[.M117]=&quot;true&quot;;[.P117]=&quot;true&quot;);&quot;true&quot;;&quot;false&quot;)" office:value-type="string" office:string-value="false" calcext:value-type="string">
            <text:p>false</text:p>
          </table:table-cell>
          <table:table-cell table:formula="of:=IF(AND([.Y117]=&quot;true&quot;;[.AB117]=&quot;true&quot;;[.AE117]=&quot;true&quot;;[.AH117]=&quot;true&quot;);&quot;true&quot;;&quot;false&quot;)" office:value-type="string" office:string-value="false" calcext:value-type="string">
            <text:p>false</text:p>
          </table:table-cell>
        </table:table-row>
        <table:table-row table:style-name="ro1">
          <table:table-cell office:value-type="string" calcext:value-type="string">
            <text:p>d3c1f655-cebb-40da-8c23-bdb6a823a83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02696" calcext:value-type="float">
            <text:p>33.02696</text:p>
          </table:table-cell>
          <table:table-cell office:value-type="string" calcext:value-type="string">
            <text:p>delay,line,lineID,stops</text:p>
          </table:table-cell>
          <table:table-cell office:value-type="string" calcext:value-type="string">
            <text:p>true</text:p>
          </table:table-cell>
          <table:table-cell office:value-type="float" office:value="21.023969" calcext:value-type="float">
            <text:p>21.023969</text:p>
          </table:table-cell>
          <table:table-cell office:value-type="string" calcext:value-type="string">
            <text:p>delay,line,lineID,stops</text:p>
          </table:table-cell>
          <table:table-cell office:value-type="string" calcext:value-type="string">
            <text:p>true</text:p>
          </table:table-cell>
          <table:table-cell office:value-type="float" office:value="11.298995" calcext:value-type="float">
            <text:p>11.298995</text:p>
          </table:table-cell>
          <table:table-cell office:value-type="string" calcext:value-type="string">
            <text:p>delay</text:p>
          </table:table-cell>
          <table:table-cell office:value-type="string" calcext:value-type="string">
            <text:p>true</text:p>
          </table:table-cell>
          <table:table-cell office:value-type="float" office:value="30.184032" calcext:value-type="float">
            <text:p>30.184032</text:p>
          </table:table-cell>
          <table:table-cell office:value-type="string" calcext:value-type="string">
            <text:p>a6,a8,a9</text:p>
          </table:table-cell>
          <table:table-cell office:value-type="string" calcext:value-type="string">
            <text:p>true</text:p>
          </table:table-cell>
          <table:table-cell office:value-type="float" office:value="71.669114" calcext:value-type="float">
            <text:p>71.6691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302714" calcext:value-type="float">
            <text:p>24.3027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206528" calcext:value-type="float">
            <text:p>19.206528</text:p>
          </table:table-cell>
          <table:table-cell office:value-type="string" calcext:value-type="string">
            <text:p>program</text:p>
          </table:table-cell>
          <table:table-cell office:value-type="string" calcext:value-type="string">
            <text:p>false</text:p>
          </table:table-cell>
          <table:table-cell office:value-type="float" office:value="7.493095" calcext:value-type="float">
            <text:p>7.49309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6486" calcext:value-type="float">
            <text:p>24.226486</text:p>
          </table:table-cell>
          <table:table-cell office:value-type="string" calcext:value-type="string">
            <text:p>a1,a2</text:p>
          </table:table-cell>
          <table:table-cell office:value-type="string" calcext:value-type="string">
            <text:p>true</text:p>
          </table:table-cell>
          <table:table-cell office:value-type="float" office:value="26.062435" calcext:value-type="float">
            <text:p>26.06243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072398" calcext:value-type="float">
            <text:p>23.072398</text:p>
          </table:table-cell>
          <table:table-cell office:value-type="float" office:value="0" calcext:value-type="float">
            <text:p>0</text:p>
          </table:table-cell>
          <table:table-cell office:value-type="float" office:value="2" calcext:value-type="float">
            <text:p>2</text:p>
          </table:table-cell>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cell table:formula="of:=IF(AND([.G118]=&quot;true&quot;;[.J118]=&quot;true&quot;;[.M118]=&quot;true&quot;;[.P118]=&quot;true&quot;);&quot;true&quot;;&quot;false&quot;)" office:value-type="string" office:string-value="true" calcext:value-type="string">
            <text:p>true</text:p>
          </table:table-cell>
          <table:table-cell table:formula="of:=IF(AND([.Y118]=&quot;true&quot;;[.AB118]=&quot;true&quot;;[.AE118]=&quot;true&quot;;[.AH118]=&quot;true&quot;);&quot;true&quot;;&quot;false&quot;)" office:value-type="string" office:string-value="false" calcext:value-type="string">
            <text:p>false</text:p>
          </table:table-cell>
        </table:table-row>
        <table:table-row table:style-name="ro1">
          <table:table-cell office:value-type="string" calcext:value-type="string">
            <text:p>d4b48668-79f3-414e-a348-0fc1577d58a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18501" calcext:value-type="float">
            <text:p>20.418501</text:p>
          </table:table-cell>
          <table:table-cell office:value-type="string" calcext:value-type="string">
            <text:p>delay,line,lineID,stops</text:p>
          </table:table-cell>
          <table:table-cell office:value-type="string" calcext:value-type="string">
            <text:p>true</text:p>
          </table:table-cell>
          <table:table-cell office:value-type="float" office:value="16.741575" calcext:value-type="float">
            <text:p>16.741575</text:p>
          </table:table-cell>
          <table:table-cell office:value-type="string" calcext:value-type="string">
            <text:p>delay,line,lineID,stops</text:p>
          </table:table-cell>
          <table:table-cell office:value-type="string" calcext:value-type="string">
            <text:p>true</text:p>
          </table:table-cell>
          <table:table-cell office:value-type="float" office:value="12.277884" calcext:value-type="float">
            <text:p>12.277884</text:p>
          </table:table-cell>
          <table:table-cell office:value-type="string" calcext:value-type="string">
            <text:p>delay</text:p>
          </table:table-cell>
          <table:table-cell office:value-type="string" calcext:value-type="string">
            <text:p>true</text:p>
          </table:table-cell>
          <table:table-cell office:value-type="float" office:value="32.606279" calcext:value-type="float">
            <text:p>32.606279</text:p>
          </table:table-cell>
          <table:table-cell office:value-type="string" calcext:value-type="string">
            <text:p>a6,a8,a9</text:p>
          </table:table-cell>
          <table:table-cell office:value-type="string" calcext:value-type="string">
            <text:p>true</text:p>
          </table:table-cell>
          <table:table-cell office:value-type="float" office:value="45.106459" calcext:value-type="float">
            <text:p>45.1064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563489" calcext:value-type="float">
            <text:p>18.5634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98914" calcext:value-type="float">
            <text:p>13.989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810517" calcext:value-type="float">
            <text:p>6.810517</text:p>
          </table:table-cell>
          <table:table-cell office:value-type="string" calcext:value-type="string">
            <text:p>program</text:p>
          </table:table-cell>
          <table:table-cell office:value-type="string" calcext:value-type="string">
            <text:p>true</text:p>
          </table:table-cell>
          <table:table-cell office:value-type="float" office:value="23.078902" calcext:value-type="float">
            <text:p>23.078902</text:p>
          </table:table-cell>
          <table:table-cell office:value-type="string" calcext:value-type="string">
            <text:p>a1,a2</text:p>
          </table:table-cell>
          <table:table-cell office:value-type="string" calcext:value-type="string">
            <text:p>true</text:p>
          </table:table-cell>
          <table:table-cell office:value-type="float" office:value="19.853021" calcext:value-type="float">
            <text:p>19.85302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36351" calcext:value-type="float">
            <text:p>10.836351</text:p>
          </table:table-cell>
          <table:table-cell office:value-type="float" office:value="1" calcext:value-type="float">
            <text:p>1</text:p>
          </table:table-cell>
          <table:table-cell office:value-type="float" office:value="2" calcext:value-type="float">
            <text:p>2</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true" calcext:value-type="string">
            <text:p>true</text:p>
          </table:table-cell>
          <table:table-cell table:formula="of:=IF(AND([.G119]=&quot;true&quot;;[.J119]=&quot;true&quot;;[.M119]=&quot;true&quot;;[.P119]=&quot;true&quot;);&quot;true&quot;;&quot;false&quot;)" office:value-type="string" office:string-value="true" calcext:value-type="string">
            <text:p>true</text:p>
          </table:table-cell>
          <table:table-cell table:formula="of:=IF(AND([.Y119]=&quot;true&quot;;[.AB119]=&quot;true&quot;;[.AE119]=&quot;true&quot;;[.AH119]=&quot;true&quot;);&quot;true&quot;;&quot;false&quot;)" office:value-type="string" office:string-value="true" calcext:value-type="string">
            <text:p>true</text:p>
          </table:table-cell>
        </table:table-row>
        <table:table-row table:style-name="ro1">
          <table:table-cell office:value-type="string" calcext:value-type="string">
            <text:p>d71a6ac0-1f79-4ab1-9b86-a7f3cb96997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836666" calcext:value-type="float">
            <text:p>40.836666</text:p>
          </table:table-cell>
          <table:table-cell office:value-type="string" calcext:value-type="string">
            <text:p>delay,line,lineID,stops</text:p>
          </table:table-cell>
          <table:table-cell office:value-type="string" calcext:value-type="string">
            <text:p>true</text:p>
          </table:table-cell>
          <table:table-cell office:value-type="float" office:value="17.197502" calcext:value-type="float">
            <text:p>17.197502</text:p>
          </table:table-cell>
          <table:table-cell office:value-type="string" calcext:value-type="string">
            <text:p>delay,line,lineID,stops</text:p>
          </table:table-cell>
          <table:table-cell office:value-type="string" calcext:value-type="string">
            <text:p>true</text:p>
          </table:table-cell>
          <table:table-cell office:value-type="float" office:value="5.591625" calcext:value-type="float">
            <text:p>5.591625</text:p>
          </table:table-cell>
          <table:table-cell office:value-type="string" calcext:value-type="string">
            <text:p>delay</text:p>
          </table:table-cell>
          <table:table-cell office:value-type="string" calcext:value-type="string">
            <text:p>true</text:p>
          </table:table-cell>
          <table:table-cell office:value-type="float" office:value="20.140703" calcext:value-type="float">
            <text:p>20.140703</text:p>
          </table:table-cell>
          <table:table-cell office:value-type="string" calcext:value-type="string">
            <text:p>a6,a8,a9</text:p>
          </table:table-cell>
          <table:table-cell office:value-type="string" calcext:value-type="string">
            <text:p>true</text:p>
          </table:table-cell>
          <table:table-cell office:value-type="float" office:value="46.676194" calcext:value-type="float">
            <text:p>46.6761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710162" calcext:value-type="float">
            <text:p>25.7101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290812" calcext:value-type="float">
            <text:p>8.2908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46726" calcext:value-type="float">
            <text:p>2.46726</text:p>
          </table:table-cell>
          <table:table-cell office:value-type="string" calcext:value-type="string">
            <text:p>program</text:p>
          </table:table-cell>
          <table:table-cell office:value-type="string" calcext:value-type="string">
            <text:p>true</text:p>
          </table:table-cell>
          <table:table-cell office:value-type="float" office:value="15.802622" calcext:value-type="float">
            <text:p>15.802622</text:p>
          </table:table-cell>
          <table:table-cell office:value-type="string" calcext:value-type="string">
            <text:p>a1,a2</text:p>
          </table:table-cell>
          <table:table-cell office:value-type="string" calcext:value-type="string">
            <text:p>true</text:p>
          </table:table-cell>
          <table:table-cell office:value-type="float" office:value="14.503028" calcext:value-type="float">
            <text:p>14.50302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97971" calcext:value-type="float">
            <text:p>67.979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deciding whether or not some data strucuters were used in decision was hard to see in normal BPNM</text:p>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true" calcext:value-type="string">
            <text:p>true</text:p>
          </table:table-cell>
          <table:table-cell table:formula="of:=IF(AND([.G120]=&quot;true&quot;;[.J120]=&quot;true&quot;;[.M120]=&quot;true&quot;;[.P120]=&quot;true&quot;);&quot;true&quot;;&quot;false&quot;)" office:value-type="string" office:string-value="true" calcext:value-type="string">
            <text:p>true</text:p>
          </table:table-cell>
          <table:table-cell table:formula="of:=IF(AND([.Y120]=&quot;true&quot;;[.AB120]=&quot;true&quot;;[.AE120]=&quot;true&quot;;[.AH120]=&quot;true&quot;);&quot;true&quot;;&quot;false&quot;)" office:value-type="string" office:string-value="true" calcext:value-type="string">
            <text:p>true</text:p>
          </table:table-cell>
        </table:table-row>
        <table:table-row table:style-name="ro1">
          <table:table-cell office:value-type="string" calcext:value-type="string">
            <text:p>da60a94a-da1d-49e8-b266-7bbf039f170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42116" calcext:value-type="float">
            <text:p>16.421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687419" calcext:value-type="float">
            <text:p>5.6874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36487" calcext:value-type="float">
            <text:p>5.736487</text:p>
          </table:table-cell>
          <table:table-cell office:value-type="string" calcext:value-type="string">
            <text:p>program</text:p>
          </table:table-cell>
          <table:table-cell office:value-type="string" calcext:value-type="string">
            <text:p>true</text:p>
          </table:table-cell>
          <table:table-cell office:value-type="float" office:value="30.231791" calcext:value-type="float">
            <text:p>30.231791</text:p>
          </table:table-cell>
          <table:table-cell office:value-type="string" calcext:value-type="string">
            <text:p>a1,a2,a3,a5,a7,a8</text:p>
          </table:table-cell>
          <table:table-cell office:value-type="string" calcext:value-type="string">
            <text:p>false</text:p>
          </table:table-cell>
          <table:table-cell office:value-type="float" office:value="23.794938" calcext:value-type="float">
            <text:p>23.79493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651404" calcext:value-type="float">
            <text:p>20.651404</text:p>
          </table:table-cell>
          <table:table-cell office:value-type="string" calcext:value-type="string">
            <text:p>delay,line,lineID,stops</text:p>
          </table:table-cell>
          <table:table-cell office:value-type="string" calcext:value-type="string">
            <text:p>true</text:p>
          </table:table-cell>
          <table:table-cell office:value-type="float" office:value="10.593691" calcext:value-type="float">
            <text:p>10.593691</text:p>
          </table:table-cell>
          <table:table-cell office:value-type="string" calcext:value-type="string">
            <text:p>line,lineID,stops</text:p>
          </table:table-cell>
          <table:table-cell office:value-type="string" calcext:value-type="string">
            <text:p>false</text:p>
          </table:table-cell>
          <table:table-cell office:value-type="float" office:value="12.893767" calcext:value-type="float">
            <text:p>12.893767</text:p>
          </table:table-cell>
          <table:table-cell office:value-type="string" calcext:value-type="string">
            <text:p>delay</text:p>
          </table:table-cell>
          <table:table-cell office:value-type="string" calcext:value-type="string">
            <text:p>true</text:p>
          </table:table-cell>
          <table:table-cell office:value-type="float" office:value="22.410017" calcext:value-type="float">
            <text:p>22.410017</text:p>
          </table:table-cell>
          <table:table-cell office:value-type="string" calcext:value-type="string">
            <text:p>a8,a9</text:p>
          </table:table-cell>
          <table:table-cell office:value-type="string" calcext:value-type="string">
            <text:p>false</text:p>
          </table:table-cell>
          <table:table-cell office:value-type="float" office:value="25.812706" calcext:value-type="float">
            <text:p>25.8127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247164" calcext:value-type="float">
            <text:p>7.247164</text:p>
          </table:table-cell>
          <table:table-cell table:number-columns-repeated="2" office:value-type="float" office:value="0" calcext:value-type="float">
            <text:p>0</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cell table:formula="of:=IF(AND([.G121]=&quot;true&quot;;[.J121]=&quot;true&quot;;[.M121]=&quot;true&quot;;[.P121]=&quot;true&quot;);&quot;true&quot;;&quot;false&quot;)" office:value-type="string" office:string-value="false" calcext:value-type="string">
            <text:p>false</text:p>
          </table:table-cell>
          <table:table-cell table:formula="of:=IF(AND([.Y121]=&quot;true&quot;;[.AB121]=&quot;true&quot;;[.AE121]=&quot;true&quot;;[.AH121]=&quot;true&quot;);&quot;true&quot;;&quot;false&quot;)" office:value-type="string" office:string-value="false" calcext:value-type="string">
            <text:p>false</text:p>
          </table:table-cell>
        </table:table-row>
        <table:table-row table:style-name="ro1">
          <table:table-cell office:value-type="string" calcext:value-type="string">
            <text:p>db6cb55c-566e-419e-b5ed-76c6b1410c2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066501" calcext:value-type="float">
            <text:p>30.066501</text:p>
          </table:table-cell>
          <table:table-cell office:value-type="string" calcext:value-type="string">
            <text:p>delay,line,lineID,stops</text:p>
          </table:table-cell>
          <table:table-cell office:value-type="string" calcext:value-type="string">
            <text:p>true</text:p>
          </table:table-cell>
          <table:table-cell office:value-type="float" office:value="32.415973" calcext:value-type="float">
            <text:p>32.415973</text:p>
          </table:table-cell>
          <table:table-cell office:value-type="string" calcext:value-type="string">
            <text:p>delay,line,lineID,stops</text:p>
          </table:table-cell>
          <table:table-cell office:value-type="string" calcext:value-type="string">
            <text:p>true</text:p>
          </table:table-cell>
          <table:table-cell office:value-type="float" office:value="11.852657" calcext:value-type="float">
            <text:p>11.852657</text:p>
          </table:table-cell>
          <table:table-cell office:value-type="string" calcext:value-type="string">
            <text:p>delay</text:p>
          </table:table-cell>
          <table:table-cell office:value-type="string" calcext:value-type="string">
            <text:p>true</text:p>
          </table:table-cell>
          <table:table-cell office:value-type="float" office:value="38.252234" calcext:value-type="float">
            <text:p>38.252234</text:p>
          </table:table-cell>
          <table:table-cell office:value-type="string" calcext:value-type="string">
            <text:p>a6,a8,a9</text:p>
          </table:table-cell>
          <table:table-cell office:value-type="string" calcext:value-type="string">
            <text:p>true</text:p>
          </table:table-cell>
          <table:table-cell office:value-type="float" office:value="23.358972" calcext:value-type="float">
            <text:p>23.3589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357751" calcext:value-type="float">
            <text:p>17.357751</text:p>
          </table:table-cell>
          <table:table-cell office:value-type="string" calcext:value-type="string">
            <text:p>program_params,program_patterns,qr</text:p>
          </table:table-cell>
          <table:table-cell office:value-type="string" calcext:value-type="string">
            <text:p>false</text:p>
          </table:table-cell>
          <table:table-cell office:value-type="float" office:value="12.174972" calcext:value-type="float">
            <text:p>12.174972</text:p>
          </table:table-cell>
          <table:table-cell office:value-type="string" calcext:value-type="string">
            <text:p>program_params,program_patterns</text:p>
          </table:table-cell>
          <table:table-cell office:value-type="string" calcext:value-type="string">
            <text:p>false</text:p>
          </table:table-cell>
          <table:table-cell office:value-type="float" office:value="12.272814" calcext:value-type="float">
            <text:p>12.272814</text:p>
          </table:table-cell>
          <table:table-cell office:value-type="string" calcext:value-type="string">
            <text:p>qr</text:p>
          </table:table-cell>
          <table:table-cell office:value-type="string" calcext:value-type="string">
            <text:p>false</text:p>
          </table:table-cell>
          <table:table-cell office:value-type="float" office:value="1.904438" calcext:value-type="float">
            <text:p>1.904438</text:p>
          </table:table-cell>
          <table:table-cell/>
          <table:table-cell office:value-type="string" calcext:value-type="string">
            <text:p>false</text:p>
          </table:table-cell>
          <table:table-cell office:value-type="float" office:value="6.314846" calcext:value-type="float">
            <text:p>6.31484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7408" calcext:value-type="float">
            <text:p>1.27408</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cell table:formula="of:=IF(AND([.G122]=&quot;true&quot;;[.J122]=&quot;true&quot;;[.M122]=&quot;true&quot;;[.P122]=&quot;true&quot;);&quot;true&quot;;&quot;false&quot;)" office:value-type="string" office:string-value="true" calcext:value-type="string">
            <text:p>true</text:p>
          </table:table-cell>
          <table:table-cell table:formula="of:=IF(AND([.Y122]=&quot;true&quot;;[.AB122]=&quot;true&quot;;[.AE122]=&quot;true&quot;;[.AH122]=&quot;true&quot;);&quot;true&quot;;&quot;false&quot;)" office:value-type="string" office:string-value="false" calcext:value-type="string">
            <text:p>false</text:p>
          </table:table-cell>
        </table:table-row>
        <table:table-row table:style-name="ro1">
          <table:table-cell office:value-type="string" calcext:value-type="string">
            <text:p>dcb03f39-91bb-485c-b830-0eb3e8e0478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8.36416" calcext:value-type="float">
            <text:p>48.36416</text:p>
          </table:table-cell>
          <table:table-cell office:value-type="string" calcext:value-type="string">
            <text:p>delay,line,lineID,stops</text:p>
          </table:table-cell>
          <table:table-cell office:value-type="string" calcext:value-type="string">
            <text:p>true</text:p>
          </table:table-cell>
          <table:table-cell office:value-type="float" office:value="24.20617" calcext:value-type="float">
            <text:p>24.20617</text:p>
          </table:table-cell>
          <table:table-cell office:value-type="string" calcext:value-type="string">
            <text:p>delay</text:p>
          </table:table-cell>
          <table:table-cell office:value-type="string" calcext:value-type="string">
            <text:p>false</text:p>
          </table:table-cell>
          <table:table-cell office:value-type="float" office:value="19.913306" calcext:value-type="float">
            <text:p>19.913306</text:p>
          </table:table-cell>
          <table:table-cell office:value-type="string" calcext:value-type="string">
            <text:p>delay,line,lineID,stops</text:p>
          </table:table-cell>
          <table:table-cell office:value-type="string" calcext:value-type="string">
            <text:p>false</text:p>
          </table:table-cell>
          <table:table-cell office:value-type="float" office:value="25.222293" calcext:value-type="float">
            <text:p>25.222293</text:p>
          </table:table-cell>
          <table:table-cell office:value-type="string" calcext:value-type="string">
            <text:p>a6,a8,a9</text:p>
          </table:table-cell>
          <table:table-cell office:value-type="string" calcext:value-type="string">
            <text:p>true</text:p>
          </table:table-cell>
          <table:table-cell office:value-type="float" office:value="21.523676" calcext:value-type="float">
            <text:p>21.52367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26406" calcext:value-type="float">
            <text:p>3.226406</text:p>
          </table:table-cell>
          <table:table-cell office:value-type="string" calcext:value-type="string">
            <text:p>current_tray</text:p>
          </table:table-cell>
          <table:table-cell office:value-type="string" calcext:value-type="string">
            <text:p>false</text:p>
          </table:table-cell>
          <table:table-cell office:value-type="float" office:value="1.578085" calcext:value-type="float">
            <text:p>1.578085</text:p>
          </table:table-cell>
          <table:table-cell office:value-type="string" calcext:value-type="string">
            <text:p>program_params</text:p>
          </table:table-cell>
          <table:table-cell office:value-type="string" calcext:value-type="string">
            <text:p>false</text:p>
          </table:table-cell>
          <table:table-cell office:value-type="float" office:value="1.25414" calcext:value-type="float">
            <text:p>1.25414</text:p>
          </table:table-cell>
          <table:table-cell office:value-type="string" calcext:value-type="string">
            <text:p>current_tray</text:p>
          </table:table-cell>
          <table:table-cell office:value-type="string" calcext:value-type="string">
            <text:p>false</text:p>
          </table:table-cell>
          <table:table-cell office:value-type="float" office:value="1.406893" calcext:value-type="float">
            <text:p>1.406893</text:p>
          </table:table-cell>
          <table:table-cell office:value-type="string" calcext:value-type="string">
            <text:p>a6</text:p>
          </table:table-cell>
          <table:table-cell office:value-type="string" calcext:value-type="string">
            <text:p>false</text:p>
          </table:table-cell>
          <table:table-cell office:value-type="float" office:value="3.038035" calcext:value-type="float">
            <text:p>3.0380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2646" calcext:value-type="float">
            <text:p>11.73264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agramm hat nicht geladen</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cell table:formula="of:=IF(AND([.G123]=&quot;true&quot;;[.J123]=&quot;true&quot;;[.M123]=&quot;true&quot;;[.P123]=&quot;true&quot;);&quot;true&quot;;&quot;false&quot;)" office:value-type="string" office:string-value="false" calcext:value-type="string">
            <text:p>false</text:p>
          </table:table-cell>
          <table:table-cell table:formula="of:=IF(AND([.Y123]=&quot;true&quot;;[.AB123]=&quot;true&quot;;[.AE123]=&quot;true&quot;;[.AH123]=&quot;true&quot;);&quot;true&quot;;&quot;false&quot;)" office:value-type="string" office:string-value="false" calcext:value-type="string">
            <text:p>false</text:p>
          </table:table-cell>
        </table:table-row>
        <table:table-row table:style-name="ro1">
          <table:table-cell office:value-type="string" calcext:value-type="string">
            <text:p>df4b402e-003e-4bb8-af80-43fcf14483d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4.399628" calcext:value-type="float">
            <text:p>34.3996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098737" calcext:value-type="float">
            <text:p>25.0987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982946" calcext:value-type="float">
            <text:p>6.982946</text:p>
          </table:table-cell>
          <table:table-cell office:value-type="string" calcext:value-type="string">
            <text:p>program</text:p>
          </table:table-cell>
          <table:table-cell office:value-type="string" calcext:value-type="string">
            <text:p>true</text:p>
          </table:table-cell>
          <table:table-cell office:value-type="float" office:value="44.333943" calcext:value-type="float">
            <text:p>44.333943</text:p>
          </table:table-cell>
          <table:table-cell office:value-type="string" calcext:value-type="string">
            <text:p>a1,a2</text:p>
          </table:table-cell>
          <table:table-cell office:value-type="string" calcext:value-type="string">
            <text:p>true</text:p>
          </table:table-cell>
          <table:table-cell office:value-type="float" office:value="9.740938" calcext:value-type="float">
            <text:p>9.7409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8816" calcext:value-type="float">
            <text:p>19.8816</text:p>
          </table:table-cell>
          <table:table-cell office:value-type="string" calcext:value-type="string">
            <text:p>delay,line,lineID,stops</text:p>
          </table:table-cell>
          <table:table-cell office:value-type="string" calcext:value-type="string">
            <text:p>true</text:p>
          </table:table-cell>
          <table:table-cell office:value-type="float" office:value="14.486696" calcext:value-type="float">
            <text:p>14.486696</text:p>
          </table:table-cell>
          <table:table-cell office:value-type="string" calcext:value-type="string">
            <text:p>line,lineID,stops</text:p>
          </table:table-cell>
          <table:table-cell office:value-type="string" calcext:value-type="string">
            <text:p>false</text:p>
          </table:table-cell>
          <table:table-cell office:value-type="float" office:value="9.100957" calcext:value-type="float">
            <text:p>9.100957</text:p>
          </table:table-cell>
          <table:table-cell office:value-type="string" calcext:value-type="string">
            <text:p>delay</text:p>
          </table:table-cell>
          <table:table-cell office:value-type="string" calcext:value-type="string">
            <text:p>true</text:p>
          </table:table-cell>
          <table:table-cell office:value-type="float" office:value="41.656615" calcext:value-type="float">
            <text:p>41.656615</text:p>
          </table:table-cell>
          <table:table-cell office:value-type="string" calcext:value-type="string">
            <text:p>a6,a8,a9</text:p>
          </table:table-cell>
          <table:table-cell office:value-type="string" calcext:value-type="string">
            <text:p>true</text:p>
          </table:table-cell>
          <table:table-cell office:value-type="float" office:value="25.364893" calcext:value-type="float">
            <text:p>25.36489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23964" calcext:value-type="float">
            <text:p>9.23964</text:p>
          </table:table-cell>
          <table:table-cell office:value-type="float" office:value="1" calcext:value-type="float">
            <text:p>1</text:p>
          </table:table-cell>
          <table:table-cell office:value-type="float" office:value="-1" calcext:value-type="float">
            <text:p>-1</text:p>
          </table:table-cell>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cell table:formula="of:=IF(AND([.G124]=&quot;true&quot;;[.J124]=&quot;true&quot;;[.M124]=&quot;true&quot;;[.P124]=&quot;true&quot;);&quot;true&quot;;&quot;false&quot;)" office:value-type="string" office:string-value="true" calcext:value-type="string">
            <text:p>true</text:p>
          </table:table-cell>
          <table:table-cell table:formula="of:=IF(AND([.Y124]=&quot;true&quot;;[.AB124]=&quot;true&quot;;[.AE124]=&quot;true&quot;;[.AH124]=&quot;true&quot;);&quot;true&quot;;&quot;false&quot;)" office:value-type="string" office:string-value="false" calcext:value-type="string">
            <text:p>false</text:p>
          </table:table-cell>
        </table:table-row>
        <table:table-row table:style-name="ro1">
          <table:table-cell office:value-type="string" calcext:value-type="string">
            <text:p>e1e0edd6-4b42-4f7a-979c-4744b7cb2d4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9.679293" calcext:value-type="float">
            <text:p>29.6792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25175" calcext:value-type="float">
            <text:p>11.5251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96533" calcext:value-type="float">
            <text:p>5.596533</text:p>
          </table:table-cell>
          <table:table-cell office:value-type="string" calcext:value-type="string">
            <text:p>program</text:p>
          </table:table-cell>
          <table:table-cell office:value-type="string" calcext:value-type="string">
            <text:p>true</text:p>
          </table:table-cell>
          <table:table-cell office:value-type="float" office:value="22.723674" calcext:value-type="float">
            <text:p>22.723674</text:p>
          </table:table-cell>
          <table:table-cell office:value-type="string" calcext:value-type="string">
            <text:p>a1,a2</text:p>
          </table:table-cell>
          <table:table-cell office:value-type="string" calcext:value-type="string">
            <text:p>true</text:p>
          </table:table-cell>
          <table:table-cell office:value-type="float" office:value="12.194115" calcext:value-type="float">
            <text:p>12.194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362705" calcext:value-type="float">
            <text:p>22.362705</text:p>
          </table:table-cell>
          <table:table-cell office:value-type="string" calcext:value-type="string">
            <text:p>delay,line,lineID,stops</text:p>
          </table:table-cell>
          <table:table-cell office:value-type="string" calcext:value-type="string">
            <text:p>true</text:p>
          </table:table-cell>
          <table:table-cell office:value-type="float" office:value="12.478024" calcext:value-type="float">
            <text:p>12.478024</text:p>
          </table:table-cell>
          <table:table-cell office:value-type="string" calcext:value-type="string">
            <text:p>delay,line,lineID,stops</text:p>
          </table:table-cell>
          <table:table-cell office:value-type="string" calcext:value-type="string">
            <text:p>true</text:p>
          </table:table-cell>
          <table:table-cell office:value-type="float" office:value="8.487929" calcext:value-type="float">
            <text:p>8.487929</text:p>
          </table:table-cell>
          <table:table-cell office:value-type="string" calcext:value-type="string">
            <text:p>delay</text:p>
          </table:table-cell>
          <table:table-cell office:value-type="string" calcext:value-type="string">
            <text:p>true</text:p>
          </table:table-cell>
          <table:table-cell office:value-type="float" office:value="40.79707" calcext:value-type="float">
            <text:p>40.79707</text:p>
          </table:table-cell>
          <table:table-cell office:value-type="string" calcext:value-type="string">
            <text:p>a6,a8,a9</text:p>
          </table:table-cell>
          <table:table-cell office:value-type="string" calcext:value-type="string">
            <text:p>true</text:p>
          </table:table-cell>
          <table:table-cell office:value-type="float" office:value="17.71682" calcext:value-type="float">
            <text:p>17.7168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6.228899" calcext:value-type="float">
            <text:p>26.228899</text:p>
          </table:table-cell>
          <table:table-cell office:value-type="float" office:value="0" calcext:value-type="float">
            <text:p>0</text:p>
          </table:table-cell>
          <table:table-cell office:value-type="float" office:value="-1" calcext:value-type="float">
            <text:p>-1</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cell table:formula="of:=IF(AND([.G125]=&quot;true&quot;;[.J125]=&quot;true&quot;;[.M125]=&quot;true&quot;;[.P125]=&quot;true&quot;);&quot;true&quot;;&quot;false&quot;)" office:value-type="string" office:string-value="true" calcext:value-type="string">
            <text:p>true</text:p>
          </table:table-cell>
          <table:table-cell table:formula="of:=IF(AND([.Y125]=&quot;true&quot;;[.AB125]=&quot;true&quot;;[.AE125]=&quot;true&quot;;[.AH125]=&quot;true&quot;);&quot;true&quot;;&quot;false&quot;)" office:value-type="string" office:string-value="true" calcext:value-type="string">
            <text:p>true</text:p>
          </table:table-cell>
        </table:table-row>
        <table:table-row table:style-name="ro1">
          <table:table-cell office:value-type="string" calcext:value-type="string">
            <text:p>e1e554df-7e51-406f-872c-f42c4ea0790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24135" calcext:value-type="float">
            <text:p>17.9241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32832" calcext:value-type="float">
            <text:p>14.93283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914881" calcext:value-type="float">
            <text:p>10.914881</text:p>
          </table:table-cell>
          <table:table-cell office:value-type="string" calcext:value-type="string">
            <text:p>program</text:p>
          </table:table-cell>
          <table:table-cell office:value-type="string" calcext:value-type="string">
            <text:p>true</text:p>
          </table:table-cell>
          <table:table-cell office:value-type="float" office:value="39.625263" calcext:value-type="float">
            <text:p>39.625263</text:p>
          </table:table-cell>
          <table:table-cell office:value-type="string" calcext:value-type="string">
            <text:p>a1,a2</text:p>
          </table:table-cell>
          <table:table-cell office:value-type="string" calcext:value-type="string">
            <text:p>true</text:p>
          </table:table-cell>
          <table:table-cell office:value-type="float" office:value="9.157353" calcext:value-type="float">
            <text:p>9.15735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2566" calcext:value-type="float">
            <text:p>22.72566</text:p>
          </table:table-cell>
          <table:table-cell office:value-type="string" calcext:value-type="string">
            <text:p>delay,line,lineID,stops</text:p>
          </table:table-cell>
          <table:table-cell office:value-type="string" calcext:value-type="string">
            <text:p>true</text:p>
          </table:table-cell>
          <table:table-cell office:value-type="float" office:value="18.990575" calcext:value-type="float">
            <text:p>18.990575</text:p>
          </table:table-cell>
          <table:table-cell office:value-type="string" calcext:value-type="string">
            <text:p>line,lineID,stops</text:p>
          </table:table-cell>
          <table:table-cell office:value-type="string" calcext:value-type="string">
            <text:p>false</text:p>
          </table:table-cell>
          <table:table-cell office:value-type="float" office:value="70.787512" calcext:value-type="float">
            <text:p>70.787512</text:p>
          </table:table-cell>
          <table:table-cell/>
          <table:table-cell office:value-type="string" calcext:value-type="string">
            <text:p>false</text:p>
          </table:table-cell>
          <table:table-cell office:value-type="float" office:value="64.578858" calcext:value-type="float">
            <text:p>64.578858</text:p>
          </table:table-cell>
          <table:table-cell office:value-type="string" calcext:value-type="string">
            <text:p>a6,a8,a9</text:p>
          </table:table-cell>
          <table:table-cell office:value-type="string" calcext:value-type="string">
            <text:p>true</text:p>
          </table:table-cell>
          <table:table-cell office:value-type="float" office:value="7.593099" calcext:value-type="float">
            <text:p>7.59309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4.158235" calcext:value-type="float">
            <text:p>54.158235</text:p>
          </table:table-cell>
          <table:table-cell office:value-type="float" office:value="0" calcext:value-type="float">
            <text:p>0</text:p>
          </table:table-cell>
          <table:table-cell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cell table:formula="of:=IF(AND([.G126]=&quot;true&quot;;[.J126]=&quot;true&quot;;[.M126]=&quot;true&quot;;[.P126]=&quot;true&quot;);&quot;true&quot;;&quot;false&quot;)" office:value-type="string" office:string-value="true" calcext:value-type="string">
            <text:p>true</text:p>
          </table:table-cell>
          <table:table-cell table:formula="of:=IF(AND([.Y126]=&quot;true&quot;;[.AB126]=&quot;true&quot;;[.AE126]=&quot;true&quot;;[.AH126]=&quot;true&quot;);&quot;true&quot;;&quot;false&quot;)" office:value-type="string" office:string-value="false" calcext:value-type="string">
            <text:p>false</text:p>
          </table:table-cell>
        </table:table-row>
        <table:table-row table:style-name="ro1">
          <table:table-cell office:value-type="string" calcext:value-type="string">
            <text:p>e5d707a2-f9c1-4b03-9ceb-de00214b71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320416" calcext:value-type="float">
            <text:p>41.3204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87141" calcext:value-type="float">
            <text:p>12.5871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27123" calcext:value-type="float">
            <text:p>5.727123</text:p>
          </table:table-cell>
          <table:table-cell office:value-type="string" calcext:value-type="string">
            <text:p>program</text:p>
          </table:table-cell>
          <table:table-cell office:value-type="string" calcext:value-type="string">
            <text:p>true</text:p>
          </table:table-cell>
          <table:table-cell office:value-type="float" office:value="30.688429" calcext:value-type="float">
            <text:p>30.688429</text:p>
          </table:table-cell>
          <table:table-cell office:value-type="string" calcext:value-type="string">
            <text:p>a1,a2</text:p>
          </table:table-cell>
          <table:table-cell office:value-type="string" calcext:value-type="string">
            <text:p>true</text:p>
          </table:table-cell>
          <table:table-cell office:value-type="float" office:value="16.223801" calcext:value-type="float">
            <text:p>16.2238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4.138809" calcext:value-type="float">
            <text:p>24.138809</text:p>
          </table:table-cell>
          <table:table-cell office:value-type="string" calcext:value-type="string">
            <text:p>delay,line,lineID,stops</text:p>
          </table:table-cell>
          <table:table-cell office:value-type="string" calcext:value-type="string">
            <text:p>true</text:p>
          </table:table-cell>
          <table:table-cell office:value-type="float" office:value="15.840195" calcext:value-type="float">
            <text:p>15.840195</text:p>
          </table:table-cell>
          <table:table-cell office:value-type="string" calcext:value-type="string">
            <text:p>delay</text:p>
          </table:table-cell>
          <table:table-cell office:value-type="string" calcext:value-type="string">
            <text:p>false</text:p>
          </table:table-cell>
          <table:table-cell office:value-type="float" office:value="14.774593" calcext:value-type="float">
            <text:p>14.774593</text:p>
          </table:table-cell>
          <table:table-cell office:value-type="string" calcext:value-type="string">
            <text:p>delay,line,lineID,stops</text:p>
          </table:table-cell>
          <table:table-cell office:value-type="string" calcext:value-type="string">
            <text:p>false</text:p>
          </table:table-cell>
          <table:table-cell office:value-type="float" office:value="26.048024" calcext:value-type="float">
            <text:p>26.048024</text:p>
          </table:table-cell>
          <table:table-cell office:value-type="string" calcext:value-type="string">
            <text:p>a6,a8,a9</text:p>
          </table:table-cell>
          <table:table-cell office:value-type="string" calcext:value-type="string">
            <text:p>true</text:p>
          </table:table-cell>
          <table:table-cell office:value-type="float" office:value="45.235139" calcext:value-type="float">
            <text:p>45.23513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593676" calcext:value-type="float">
            <text:p>6.593676</text:p>
          </table:table-cell>
          <table:table-cell office:value-type="float" office:value="0" calcext:value-type="float">
            <text:p>0</text:p>
          </table:table-cell>
          <table:table-cell office:value-type="float" office:value="2" calcext:value-type="float">
            <text:p>2</text:p>
          </table:table-cell>
          <table:table-cell/>
          <table:table-cell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cell table:formula="of:=IF(AND([.G127]=&quot;true&quot;;[.J127]=&quot;true&quot;;[.M127]=&quot;true&quot;;[.P127]=&quot;true&quot;);&quot;true&quot;;&quot;false&quot;)" office:value-type="string" office:string-value="true" calcext:value-type="string">
            <text:p>true</text:p>
          </table:table-cell>
          <table:table-cell table:formula="of:=IF(AND([.Y127]=&quot;true&quot;;[.AB127]=&quot;true&quot;;[.AE127]=&quot;true&quot;;[.AH127]=&quot;true&quot;);&quot;true&quot;;&quot;false&quot;)" office:value-type="string" office:string-value="false" calcext:value-type="string">
            <text:p>false</text:p>
          </table:table-cell>
        </table:table-row>
        <table:table-row table:style-name="ro1">
          <table:table-cell office:value-type="string" calcext:value-type="string">
            <text:p>e5e7b986-d01d-434e-a9f5-0f59e756c8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538396" calcext:value-type="float">
            <text:p>29.538396</text:p>
          </table:table-cell>
          <table:table-cell office:value-type="string" calcext:value-type="string">
            <text:p>delay,line,lineID,stops</text:p>
          </table:table-cell>
          <table:table-cell office:value-type="string" calcext:value-type="string">
            <text:p>true</text:p>
          </table:table-cell>
          <table:table-cell office:value-type="float" office:value="35.081909" calcext:value-type="float">
            <text:p>35.081909</text:p>
          </table:table-cell>
          <table:table-cell office:value-type="string" calcext:value-type="string">
            <text:p>delay,line,lineID</text:p>
          </table:table-cell>
          <table:table-cell office:value-type="string" calcext:value-type="string">
            <text:p>false</text:p>
          </table:table-cell>
          <table:table-cell office:value-type="float" office:value="10.699912" calcext:value-type="float">
            <text:p>10.699912</text:p>
          </table:table-cell>
          <table:table-cell office:value-type="string" calcext:value-type="string">
            <text:p>delay</text:p>
          </table:table-cell>
          <table:table-cell office:value-type="string" calcext:value-type="string">
            <text:p>true</text:p>
          </table:table-cell>
          <table:table-cell office:value-type="float" office:value="15.639954" calcext:value-type="float">
            <text:p>15.639954</text:p>
          </table:table-cell>
          <table:table-cell office:value-type="string" calcext:value-type="string">
            <text:p>a6,a8,a9</text:p>
          </table:table-cell>
          <table:table-cell office:value-type="string" calcext:value-type="string">
            <text:p>true</text:p>
          </table:table-cell>
          <table:table-cell office:value-type="float" office:value="19.473954" calcext:value-type="float">
            <text:p>19.4739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06838" calcext:value-type="float">
            <text:p>26.806838</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31.803516" calcext:value-type="float">
            <text:p>31.8035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5.637614" calcext:value-type="float">
            <text:p>25.637614</text:p>
          </table:table-cell>
          <table:table-cell office:value-type="string" calcext:value-type="string">
            <text:p>program</text:p>
          </table:table-cell>
          <table:table-cell office:value-type="string" calcext:value-type="string">
            <text:p>true</text:p>
          </table:table-cell>
          <table:table-cell office:value-type="float" office:value="13.635228" calcext:value-type="float">
            <text:p>13.635228</text:p>
          </table:table-cell>
          <table:table-cell office:value-type="string" calcext:value-type="string">
            <text:p>a2</text:p>
          </table:table-cell>
          <table:table-cell office:value-type="string" calcext:value-type="string">
            <text:p>false</text:p>
          </table:table-cell>
          <table:table-cell office:value-type="float" office:value="10.425271" calcext:value-type="float">
            <text:p>10.42527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93443" calcext:value-type="float">
            <text:p>2.693443</text:p>
          </table:table-cell>
          <table:table-cell table:number-columns-repeated="2" office:value-type="float" office:value="0" calcext:value-type="float">
            <text:p>0</text:p>
          </table:table-cell>
          <table:table-cell/>
          <table:table-cell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cell table:formula="of:=IF(AND([.G128]=&quot;true&quot;;[.J128]=&quot;true&quot;;[.M128]=&quot;true&quot;;[.P128]=&quot;true&quot;);&quot;true&quot;;&quot;false&quot;)" office:value-type="string" office:string-value="false" calcext:value-type="string">
            <text:p>false</text:p>
          </table:table-cell>
          <table:table-cell table:formula="of:=IF(AND([.Y128]=&quot;true&quot;;[.AB128]=&quot;true&quot;;[.AE128]=&quot;true&quot;;[.AH128]=&quot;true&quot;);&quot;true&quot;;&quot;false&quot;)" office:value-type="string" office:string-value="false" calcext:value-type="string">
            <text:p>false</text:p>
          </table:table-cell>
        </table:table-row>
        <table:table-row table:style-name="ro1">
          <table:table-cell office:value-type="string" calcext:value-type="string">
            <text:p>ef45b0da-eb92-49d2-8bbd-612e12f442c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906038" calcext:value-type="float">
            <text:p>33.906038</text:p>
          </table:table-cell>
          <table:table-cell office:value-type="string" calcext:value-type="string">
            <text:p>delay,line,lineID,stops</text:p>
          </table:table-cell>
          <table:table-cell office:value-type="string" calcext:value-type="string">
            <text:p>true</text:p>
          </table:table-cell>
          <table:table-cell office:value-type="float" office:value="25.564239" calcext:value-type="float">
            <text:p>25.564239</text:p>
          </table:table-cell>
          <table:table-cell office:value-type="string" calcext:value-type="string">
            <text:p>delay,line,lineID,stops</text:p>
          </table:table-cell>
          <table:table-cell office:value-type="string" calcext:value-type="string">
            <text:p>true</text:p>
          </table:table-cell>
          <table:table-cell office:value-type="float" office:value="4.432868" calcext:value-type="float">
            <text:p>4.432868</text:p>
          </table:table-cell>
          <table:table-cell office:value-type="string" calcext:value-type="string">
            <text:p>delay</text:p>
          </table:table-cell>
          <table:table-cell office:value-type="string" calcext:value-type="string">
            <text:p>true</text:p>
          </table:table-cell>
          <table:table-cell office:value-type="float" office:value="32.395971" calcext:value-type="float">
            <text:p>32.395971</text:p>
          </table:table-cell>
          <table:table-cell office:value-type="string" calcext:value-type="string">
            <text:p>a6,a8,a9</text:p>
          </table:table-cell>
          <table:table-cell office:value-type="string" calcext:value-type="string">
            <text:p>true</text:p>
          </table:table-cell>
          <table:table-cell office:value-type="float" office:value="25.250363" calcext:value-type="float">
            <text:p>25.2503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702204" calcext:value-type="float">
            <text:p>21.70220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06585" calcext:value-type="float">
            <text:p>12.6065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044251" calcext:value-type="float">
            <text:p>6.044251</text:p>
          </table:table-cell>
          <table:table-cell office:value-type="string" calcext:value-type="string">
            <text:p>program</text:p>
          </table:table-cell>
          <table:table-cell office:value-type="string" calcext:value-type="string">
            <text:p>true</text:p>
          </table:table-cell>
          <table:table-cell office:value-type="float" office:value="18.510132" calcext:value-type="float">
            <text:p>18.510132</text:p>
          </table:table-cell>
          <table:table-cell office:value-type="string" calcext:value-type="string">
            <text:p>a1,a2</text:p>
          </table:table-cell>
          <table:table-cell office:value-type="string" calcext:value-type="string">
            <text:p>true</text:p>
          </table:table-cell>
          <table:table-cell office:value-type="float" office:value="15.995424" calcext:value-type="float">
            <text:p>15.99542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138379" calcext:value-type="float">
            <text:p>89.13837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eeing everything in traditional BPMN right from the beginning can be a bit overwhelming. You have to filter out what is important.</text:p>
          </table:table-cell>
          <table:table-cell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true" calcext:value-type="string">
            <text:p>true</text:p>
          </table:table-cell>
          <table:table-cell table:formula="of:=IF(AND([.G129]=&quot;true&quot;;[.J129]=&quot;true&quot;;[.M129]=&quot;true&quot;;[.P129]=&quot;true&quot;);&quot;true&quot;;&quot;false&quot;)" office:value-type="string" office:string-value="true" calcext:value-type="string">
            <text:p>true</text:p>
          </table:table-cell>
          <table:table-cell table:formula="of:=IF(AND([.Y129]=&quot;true&quot;;[.AB129]=&quot;true&quot;;[.AE129]=&quot;true&quot;;[.AH129]=&quot;true&quot;);&quot;true&quot;;&quot;false&quot;)" office:value-type="string" office:string-value="true" calcext:value-type="string">
            <text:p>true</text:p>
          </table:table-cell>
        </table:table-row>
        <table:table-row table:style-name="ro1">
          <table:table-cell office:value-type="string" calcext:value-type="string">
            <text:p>f037f346-be3f-4e56-a385-b3f85a63219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60094" calcext:value-type="float">
            <text:p>26.60094</text:p>
          </table:table-cell>
          <table:table-cell office:value-type="string" calcext:value-type="string">
            <text:p>delay,line,lineID,stops</text:p>
          </table:table-cell>
          <table:table-cell office:value-type="string" calcext:value-type="string">
            <text:p>true</text:p>
          </table:table-cell>
          <table:table-cell office:value-type="float" office:value="17.749705" calcext:value-type="float">
            <text:p>17.749705</text:p>
          </table:table-cell>
          <table:table-cell office:value-type="string" calcext:value-type="string">
            <text:p>delay,line,lineID,stops</text:p>
          </table:table-cell>
          <table:table-cell office:value-type="string" calcext:value-type="string">
            <text:p>true</text:p>
          </table:table-cell>
          <table:table-cell office:value-type="float" office:value="15.940298" calcext:value-type="float">
            <text:p>15.940298</text:p>
          </table:table-cell>
          <table:table-cell office:value-type="string" calcext:value-type="string">
            <text:p>delay</text:p>
          </table:table-cell>
          <table:table-cell office:value-type="string" calcext:value-type="string">
            <text:p>true</text:p>
          </table:table-cell>
          <table:table-cell office:value-type="float" office:value="14.4748" calcext:value-type="float">
            <text:p>14.4748</text:p>
          </table:table-cell>
          <table:table-cell office:value-type="string" calcext:value-type="string">
            <text:p>a6,a8,a9</text:p>
          </table:table-cell>
          <table:table-cell office:value-type="string" calcext:value-type="string">
            <text:p>true</text:p>
          </table:table-cell>
          <table:table-cell office:value-type="float" office:value="14.537318" calcext:value-type="float">
            <text:p>14.5373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5.258117" calcext:value-type="float">
            <text:p>65.2581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13626" calcext:value-type="float">
            <text:p>13.113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59937" calcext:value-type="float">
            <text:p>4.259937</text:p>
          </table:table-cell>
          <table:table-cell office:value-type="string" calcext:value-type="string">
            <text:p>program</text:p>
          </table:table-cell>
          <table:table-cell office:value-type="string" calcext:value-type="string">
            <text:p>true</text:p>
          </table:table-cell>
          <table:table-cell office:value-type="float" office:value="81.077647" calcext:value-type="float">
            <text:p>81.077647</text:p>
          </table:table-cell>
          <table:table-cell office:value-type="string" calcext:value-type="string">
            <text:p>a1,a2,a8</text:p>
          </table:table-cell>
          <table:table-cell office:value-type="string" calcext:value-type="string">
            <text:p>false</text:p>
          </table:table-cell>
          <table:table-cell office:value-type="float" office:value="18.192098" calcext:value-type="float">
            <text:p>18.19209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61944" calcext:value-type="float">
            <text:p>8.461944</text:p>
          </table:table-cell>
          <table:table-cell office:value-type="float" office:value="0" calcext:value-type="float">
            <text:p>0</text:p>
          </table:table-cell>
          <table:table-cell office:value-type="float" office:value="1" calcext:value-type="float">
            <text:p>1</text:p>
          </table:table-cell>
          <table:table-cell/>
          <table:table-cell table:formula="of:=IF(AND([.G130]=&quot;true&quot;;[.J130]=&quot;true&quot;;[.M130]=&quot;true&quot;;[.P130]=&quot;true&quot;;[.S130]=&quot;true&quot;);&quot;true&quot;;&quot;false&quot;)" office:value-type="string" office:string-value="true" calcext:value-type="string">
            <text:p>true</text:p>
          </table:table-cell>
          <table:table-cell table:formula="of:=IF(AND([.Y130]=&quot;true&quot;;[.AB130]=&quot;true&quot;;[.AE130]=&quot;true&quot;;[.AH130]=&quot;true&quot;;[.AK130]=&quot;true&quot;);&quot;true&quot;;&quot;false&quot;)" office:value-type="string" office:string-value="false" calcext:value-type="string">
            <text:p>false</text:p>
          </table:table-cell>
          <table:table-cell table:formula="of:=IF(AND([.G130]=&quot;true&quot;;[.J130]=&quot;true&quot;;[.M130]=&quot;true&quot;;[.P130]=&quot;true&quot;);&quot;true&quot;;&quot;false&quot;)" office:value-type="string" office:string-value="true" calcext:value-type="string">
            <text:p>true</text:p>
          </table:table-cell>
          <table:table-cell table:formula="of:=IF(AND([.Y130]=&quot;true&quot;;[.AB130]=&quot;true&quot;;[.AE130]=&quot;true&quot;;[.AH130]=&quot;true&quot;);&quot;true&quot;;&quot;false&quot;)" office:value-type="string" office:string-value="false" calcext:value-type="string">
            <text:p>false</text:p>
          </table:table-cell>
        </table:table-row>
        <table:table-row table:style-name="ro1">
          <table:table-cell office:value-type="string" calcext:value-type="string">
            <text:p>f081781e-f200-40a0-9af1-90e82fc0e40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25051" calcext:value-type="float">
            <text:p>23.825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583834" calcext:value-type="float">
            <text:p>14.5838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81451" calcext:value-type="float">
            <text:p>5.881451</text:p>
          </table:table-cell>
          <table:table-cell office:value-type="string" calcext:value-type="string">
            <text:p>program</text:p>
          </table:table-cell>
          <table:table-cell office:value-type="string" calcext:value-type="string">
            <text:p>true</text:p>
          </table:table-cell>
          <table:table-cell office:value-type="float" office:value="19.581907" calcext:value-type="float">
            <text:p>19.581907</text:p>
          </table:table-cell>
          <table:table-cell office:value-type="string" calcext:value-type="string">
            <text:p>a1,a2</text:p>
          </table:table-cell>
          <table:table-cell office:value-type="string" calcext:value-type="string">
            <text:p>true</text:p>
          </table:table-cell>
          <table:table-cell office:value-type="float" office:value="20.634233" calcext:value-type="float">
            <text:p>20.6342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61484" calcext:value-type="float">
            <text:p>25.61484</text:p>
          </table:table-cell>
          <table:table-cell office:value-type="string" calcext:value-type="string">
            <text:p>delay,line,lineID,stops</text:p>
          </table:table-cell>
          <table:table-cell office:value-type="string" calcext:value-type="string">
            <text:p>true</text:p>
          </table:table-cell>
          <table:table-cell office:value-type="float" office:value="19.717452" calcext:value-type="float">
            <text:p>19.717452</text:p>
          </table:table-cell>
          <table:table-cell office:value-type="string" calcext:value-type="string">
            <text:p>delay,line,lineID,stops</text:p>
          </table:table-cell>
          <table:table-cell office:value-type="string" calcext:value-type="string">
            <text:p>true</text:p>
          </table:table-cell>
          <table:table-cell office:value-type="float" office:value="6.235702" calcext:value-type="float">
            <text:p>6.235702</text:p>
          </table:table-cell>
          <table:table-cell office:value-type="string" calcext:value-type="string">
            <text:p>delay</text:p>
          </table:table-cell>
          <table:table-cell office:value-type="string" calcext:value-type="string">
            <text:p>true</text:p>
          </table:table-cell>
          <table:table-cell office:value-type="float" office:value="29.079363" calcext:value-type="float">
            <text:p>29.079363</text:p>
          </table:table-cell>
          <table:table-cell office:value-type="string" calcext:value-type="string">
            <text:p>a6,a8,a9</text:p>
          </table:table-cell>
          <table:table-cell office:value-type="string" calcext:value-type="string">
            <text:p>true</text:p>
          </table:table-cell>
          <table:table-cell office:value-type="float" office:value="27.6664" calcext:value-type="float">
            <text:p>27.666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873159" calcext:value-type="float">
            <text:p>36.873159</text:p>
          </table:table-cell>
          <table:table-cell table:number-columns-repeated="2" office:value-type="float" office:value="1" calcext:value-type="float">
            <text:p>1</text:p>
          </table:table-cell>
          <table:table-cell/>
          <table:table-cell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true" calcext:value-type="string">
            <text:p>true</text:p>
          </table:table-cell>
          <table:table-cell table:formula="of:=IF(AND([.G131]=&quot;true&quot;;[.J131]=&quot;true&quot;;[.M131]=&quot;true&quot;;[.P131]=&quot;true&quot;);&quot;true&quot;;&quot;false&quot;)" office:value-type="string" office:string-value="true" calcext:value-type="string">
            <text:p>true</text:p>
          </table:table-cell>
          <table:table-cell table:formula="of:=IF(AND([.Y131]=&quot;true&quot;;[.AB131]=&quot;true&quot;;[.AE131]=&quot;true&quot;;[.AH131]=&quot;true&quot;);&quot;true&quot;;&quot;false&quot;)" office:value-type="string" office:string-value="true" calcext:value-type="string">
            <text:p>true</text:p>
          </table:table-cell>
        </table:table-row>
        <table:table-row table:style-name="ro1">
          <table:table-cell office:value-type="string" calcext:value-type="string">
            <text:p>f2326ec1-8f73-420f-a6de-46cf1f13a50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9.242951" calcext:value-type="float">
            <text:p>49.24295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4452" calcext:value-type="float">
            <text:p>24.2244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9876" calcext:value-type="float">
            <text:p>8.199876</text:p>
          </table:table-cell>
          <table:table-cell office:value-type="string" calcext:value-type="string">
            <text:p>program</text:p>
          </table:table-cell>
          <table:table-cell office:value-type="string" calcext:value-type="string">
            <text:p>true</text:p>
          </table:table-cell>
          <table:table-cell office:value-type="float" office:value="38.587504" calcext:value-type="float">
            <text:p>38.587504</text:p>
          </table:table-cell>
          <table:table-cell office:value-type="string" calcext:value-type="string">
            <text:p>a1,a2,a8</text:p>
          </table:table-cell>
          <table:table-cell office:value-type="string" calcext:value-type="string">
            <text:p>false</text:p>
          </table:table-cell>
          <table:table-cell office:value-type="float" office:value="13.816099" calcext:value-type="float">
            <text:p>13.8160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0.75942" calcext:value-type="float">
            <text:p>50.75942</text:p>
          </table:table-cell>
          <table:table-cell office:value-type="string" calcext:value-type="string">
            <text:p>delay,line,lineID,stops</text:p>
          </table:table-cell>
          <table:table-cell office:value-type="string" calcext:value-type="string">
            <text:p>true</text:p>
          </table:table-cell>
          <table:table-cell office:value-type="float" office:value="17.578964" calcext:value-type="float">
            <text:p>17.578964</text:p>
          </table:table-cell>
          <table:table-cell office:value-type="string" calcext:value-type="string">
            <text:p>line,lineID,stops</text:p>
          </table:table-cell>
          <table:table-cell office:value-type="string" calcext:value-type="string">
            <text:p>false</text:p>
          </table:table-cell>
          <table:table-cell office:value-type="float" office:value="10.720064" calcext:value-type="float">
            <text:p>10.720064</text:p>
          </table:table-cell>
          <table:table-cell office:value-type="string" calcext:value-type="string">
            <text:p>delay</text:p>
          </table:table-cell>
          <table:table-cell office:value-type="string" calcext:value-type="string">
            <text:p>true</text:p>
          </table:table-cell>
          <table:table-cell office:value-type="float" office:value="26.537018" calcext:value-type="float">
            <text:p>26.537018</text:p>
          </table:table-cell>
          <table:table-cell office:value-type="string" calcext:value-type="string">
            <text:p>a6,a8,a9</text:p>
          </table:table-cell>
          <table:table-cell office:value-type="string" calcext:value-type="string">
            <text:p>true</text:p>
          </table:table-cell>
          <table:table-cell office:value-type="float" office:value="16.283647" calcext:value-type="float">
            <text:p>16.2836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370906" calcext:value-type="float">
            <text:p>19.370906</text:p>
          </table:table-cell>
          <table:table-cell table:number-columns-repeated="2" office:value-type="float" office:value="1" calcext:value-type="float">
            <text:p>1</text:p>
          </table:table-cell>
          <table:table-cell/>
          <table:table-cell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cell table:formula="of:=IF(AND([.G132]=&quot;true&quot;;[.J132]=&quot;true&quot;;[.M132]=&quot;true&quot;;[.P132]=&quot;true&quot;);&quot;true&quot;;&quot;false&quot;)" office:value-type="string" office:string-value="false" calcext:value-type="string">
            <text:p>false</text:p>
          </table:table-cell>
          <table:table-cell table:formula="of:=IF(AND([.Y132]=&quot;true&quot;;[.AB132]=&quot;true&quot;;[.AE132]=&quot;true&quot;;[.AH132]=&quot;true&quot;);&quot;true&quot;;&quot;false&quot;)" office:value-type="string" office:string-value="false" calcext:value-type="string">
            <text:p>false</text:p>
          </table:table-cell>
        </table:table-row>
        <table:table-row table:style-name="ro1">
          <table:table-cell office:value-type="string" calcext:value-type="string">
            <text:p>f9ae94fd-ce66-4dae-868d-592a9d3c5d6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67.260677" calcext:value-type="float">
            <text:p>67.2606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75434" calcext:value-type="float">
            <text:p>10.0754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56905" calcext:value-type="float">
            <text:p>6.456905</text:p>
          </table:table-cell>
          <table:table-cell office:value-type="string" calcext:value-type="string">
            <text:p>program</text:p>
          </table:table-cell>
          <table:table-cell office:value-type="string" calcext:value-type="string">
            <text:p>true</text:p>
          </table:table-cell>
          <table:table-cell office:value-type="float" office:value="16.748501" calcext:value-type="float">
            <text:p>16.748501</text:p>
          </table:table-cell>
          <table:table-cell office:value-type="string" calcext:value-type="string">
            <text:p>a1,a2</text:p>
          </table:table-cell>
          <table:table-cell office:value-type="string" calcext:value-type="string">
            <text:p>true</text:p>
          </table:table-cell>
          <table:table-cell office:value-type="float" office:value="25.923556" calcext:value-type="float">
            <text:p>25.923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2.56501" calcext:value-type="float">
            <text:p>252.56501</text:p>
          </table:table-cell>
          <table:table-cell office:value-type="string" calcext:value-type="string">
            <text:p>delay,line,lineID,stops</text:p>
          </table:table-cell>
          <table:table-cell office:value-type="string" calcext:value-type="string">
            <text:p>true</text:p>
          </table:table-cell>
          <table:table-cell office:value-type="float" office:value="12.77751" calcext:value-type="float">
            <text:p>12.77751</text:p>
          </table:table-cell>
          <table:table-cell office:value-type="string" calcext:value-type="string">
            <text:p>delay</text:p>
          </table:table-cell>
          <table:table-cell office:value-type="string" calcext:value-type="string">
            <text:p>false</text:p>
          </table:table-cell>
          <table:table-cell office:value-type="float" office:value="8.74184" calcext:value-type="float">
            <text:p>8.74184</text:p>
          </table:table-cell>
          <table:table-cell office:value-type="string" calcext:value-type="string">
            <text:p>delay,line,lineID,stops</text:p>
          </table:table-cell>
          <table:table-cell office:value-type="string" calcext:value-type="string">
            <text:p>false</text:p>
          </table:table-cell>
          <table:table-cell office:value-type="float" office:value="24.663781" calcext:value-type="float">
            <text:p>24.663781</text:p>
          </table:table-cell>
          <table:table-cell office:value-type="string" calcext:value-type="string">
            <text:p>a6,a8,a9</text:p>
          </table:table-cell>
          <table:table-cell office:value-type="string" calcext:value-type="string">
            <text:p>true</text:p>
          </table:table-cell>
          <table:table-cell office:value-type="float" office:value="9.32487" calcext:value-type="float">
            <text:p>9.3248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4863" calcext:value-type="float">
            <text:p>7.814863</text:p>
          </table:table-cell>
          <table:table-cell office:value-type="float" office:value="-2" calcext:value-type="float">
            <text:p>-2</text:p>
          </table:table-cell>
          <table:table-cell office:value-type="float" office:value="-1" calcext:value-type="float">
            <text:p>-1</text:p>
          </table:table-cell>
          <table:table-cell/>
          <table:table-cell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cell table:formula="of:=IF(AND([.G133]=&quot;true&quot;;[.J133]=&quot;true&quot;;[.M133]=&quot;true&quot;;[.P133]=&quot;true&quot;);&quot;true&quot;;&quot;false&quot;)" office:value-type="string" office:string-value="true" calcext:value-type="string">
            <text:p>true</text:p>
          </table:table-cell>
          <table:table-cell table:formula="of:=IF(AND([.Y133]=&quot;true&quot;;[.AB133]=&quot;true&quot;;[.AE133]=&quot;true&quot;;[.AH133]=&quot;true&quot;);&quot;true&quot;;&quot;false&quot;)" office:value-type="string" office:string-value="false" calcext:value-type="string">
            <text:p>false</text:p>
          </table:table-cell>
        </table:table-row>
        <table:table-row table:style-name="ro1">
          <table:table-cell office:value-type="string" calcext:value-type="string">
            <text:p>fac59722-37ef-434b-9301-d8eee01eb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15692" calcext:value-type="float">
            <text:p>43.215692</text:p>
          </table:table-cell>
          <table:table-cell office:value-type="string" calcext:value-type="string">
            <text:p>delay,line,lineID,stops</text:p>
          </table:table-cell>
          <table:table-cell office:value-type="string" calcext:value-type="string">
            <text:p>true</text:p>
          </table:table-cell>
          <table:table-cell office:value-type="float" office:value="52.058915" calcext:value-type="float">
            <text:p>52.058915</text:p>
          </table:table-cell>
          <table:table-cell office:value-type="string" calcext:value-type="string">
            <text:p>delay,line,lineID,stops</text:p>
          </table:table-cell>
          <table:table-cell office:value-type="string" calcext:value-type="string">
            <text:p>true</text:p>
          </table:table-cell>
          <table:table-cell office:value-type="float" office:value="6.790291" calcext:value-type="float">
            <text:p>6.790291</text:p>
          </table:table-cell>
          <table:table-cell office:value-type="string" calcext:value-type="string">
            <text:p>delay</text:p>
          </table:table-cell>
          <table:table-cell office:value-type="string" calcext:value-type="string">
            <text:p>true</text:p>
          </table:table-cell>
          <table:table-cell office:value-type="float" office:value="40.224515" calcext:value-type="float">
            <text:p>40.224515</text:p>
          </table:table-cell>
          <table:table-cell office:value-type="string" calcext:value-type="string">
            <text:p>a6,a8,a9</text:p>
          </table:table-cell>
          <table:table-cell office:value-type="string" calcext:value-type="string">
            <text:p>true</text:p>
          </table:table-cell>
          <table:table-cell office:value-type="float" office:value="22.078678" calcext:value-type="float">
            <text:p>22.0786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297082" calcext:value-type="float">
            <text:p>67.297082</text:p>
          </table:table-cell>
          <table:table-cell/>
          <table:table-cell office:value-type="string" calcext:value-type="string">
            <text:p>false</text:p>
          </table:table-cell>
          <table:table-cell office:value-type="float" office:value="6.212846" calcext:value-type="float">
            <text:p>6.212846</text:p>
          </table:table-cell>
          <table:table-cell/>
          <table:table-cell office:value-type="string" calcext:value-type="string">
            <text:p>false</text:p>
          </table:table-cell>
          <table:table-cell office:value-type="float" office:value="15.103763" calcext:value-type="float">
            <text:p>15.103763</text:p>
          </table:table-cell>
          <table:table-cell office:value-type="string" calcext:value-type="string">
            <text:p>current_tray,program_params,program_url</text:p>
          </table:table-cell>
          <table:table-cell office:value-type="string" calcext:value-type="string">
            <text:p>false</text:p>
          </table:table-cell>
          <table:table-cell office:value-type="float" office:value="46.609961" calcext:value-type="float">
            <text:p>46.609961</text:p>
          </table:table-cell>
          <table:table-cell/>
          <table:table-cell office:value-type="string" calcext:value-type="string">
            <text:p>false</text:p>
          </table:table-cell>
          <table:table-cell office:value-type="float" office:value="1.749225" calcext:value-type="float">
            <text:p>1.749225</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76223" calcext:value-type="float">
            <text:p>4.676223</text:p>
          </table:table-cell>
          <table:table-cell office:value-type="float" office:value="2" calcext:value-type="float">
            <text:p>2</text:p>
          </table:table-cell>
          <table:table-cell office:value-type="float" office:value="-2" calcext:value-type="float">
            <text:p>-2</text:p>
          </table:table-cell>
          <table:table-cell/>
          <table:table-cell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cell table:formula="of:=IF(AND([.G134]=&quot;true&quot;;[.J134]=&quot;true&quot;;[.M134]=&quot;true&quot;;[.P134]=&quot;true&quot;);&quot;true&quot;;&quot;false&quot;)" office:value-type="string" office:string-value="true" calcext:value-type="string">
            <text:p>true</text:p>
          </table:table-cell>
          <table:table-cell table:formula="of:=IF(AND([.Y134]=&quot;true&quot;;[.AB134]=&quot;true&quot;;[.AE134]=&quot;true&quot;;[.AH134]=&quot;true&quot;);&quot;true&quot;;&quot;false&quot;)" office:value-type="string" office:string-value="false" calcext:value-type="string">
            <text:p>false</text:p>
          </table:table-cell>
        </table:table-row>
        <table:table-row table:style-name="ro1">
          <table:table-cell office:value-type="string" calcext:value-type="string">
            <text:p>fd1c975b-c775-433c-8248-408efac7e4b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92.349919" calcext:value-type="float">
            <text:p>92.349919</text:p>
          </table:table-cell>
          <table:table-cell office:value-type="string" calcext:value-type="string">
            <text:p>delay,line,lineID,stops</text:p>
          </table:table-cell>
          <table:table-cell office:value-type="string" calcext:value-type="string">
            <text:p>true</text:p>
          </table:table-cell>
          <table:table-cell office:value-type="float" office:value="24.180359" calcext:value-type="float">
            <text:p>24.180359</text:p>
          </table:table-cell>
          <table:table-cell office:value-type="string" calcext:value-type="string">
            <text:p>delay,line,lineID,stops</text:p>
          </table:table-cell>
          <table:table-cell office:value-type="string" calcext:value-type="string">
            <text:p>true</text:p>
          </table:table-cell>
          <table:table-cell office:value-type="float" office:value="8.700821" calcext:value-type="float">
            <text:p>8.700821</text:p>
          </table:table-cell>
          <table:table-cell office:value-type="string" calcext:value-type="string">
            <text:p>delay</text:p>
          </table:table-cell>
          <table:table-cell office:value-type="string" calcext:value-type="string">
            <text:p>true</text:p>
          </table:table-cell>
          <table:table-cell office:value-type="float" office:value="37.189744" calcext:value-type="float">
            <text:p>37.189744</text:p>
          </table:table-cell>
          <table:table-cell office:value-type="string" calcext:value-type="string">
            <text:p>a6,a8,a9</text:p>
          </table:table-cell>
          <table:table-cell office:value-type="string" calcext:value-type="string">
            <text:p>true</text:p>
          </table:table-cell>
          <table:table-cell office:value-type="float" office:value="73.297267" calcext:value-type="float">
            <text:p>73.2972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4.565945" calcext:value-type="float">
            <text:p>34.5659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01673" calcext:value-type="float">
            <text:p>14.6016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0247" calcext:value-type="float">
            <text:p>4.370247</text:p>
          </table:table-cell>
          <table:table-cell office:value-type="string" calcext:value-type="string">
            <text:p>program</text:p>
          </table:table-cell>
          <table:table-cell office:value-type="string" calcext:value-type="string">
            <text:p>true</text:p>
          </table:table-cell>
          <table:table-cell office:value-type="float" office:value="12.51238" calcext:value-type="float">
            <text:p>12.51238</text:p>
          </table:table-cell>
          <table:table-cell office:value-type="string" calcext:value-type="string">
            <text:p>a1,a2</text:p>
          </table:table-cell>
          <table:table-cell office:value-type="string" calcext:value-type="string">
            <text:p>true</text:p>
          </table:table-cell>
          <table:table-cell office:value-type="float" office:value="24.254888" calcext:value-type="float">
            <text:p>24.25488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401064" calcext:value-type="float">
            <text:p>11.401064</text:p>
          </table:table-cell>
          <table:table-cell office:value-type="float" office:value="1" calcext:value-type="float">
            <text:p>1</text:p>
          </table:table-cell>
          <table:table-cell office:value-type="float" office:value="-1" calcext:value-type="float">
            <text:p>-1</text:p>
          </table:table-cell>
          <table:table-cell/>
          <table:table-cell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true" calcext:value-type="string">
            <text:p>true</text:p>
          </table:table-cell>
          <table:table-cell table:formula="of:=IF(AND([.G135]=&quot;true&quot;;[.J135]=&quot;true&quot;;[.M135]=&quot;true&quot;;[.P135]=&quot;true&quot;);&quot;true&quot;;&quot;false&quot;)" office:value-type="string" office:string-value="true" calcext:value-type="string">
            <text:p>true</text:p>
          </table:table-cell>
          <table:table-cell table:formula="of:=IF(AND([.Y135]=&quot;true&quot;;[.AB135]=&quot;true&quot;;[.AE135]=&quot;true&quot;;[.AH135]=&quot;true&quot;);&quot;true&quot;;&quot;false&quot;)" office:value-type="string" office:string-value="true" calcext:value-type="string">
            <text:p>true</text:p>
          </table:table-cell>
        </table:table-row>
        <table:table-row table:style-name="ro1">
          <table:table-cell office:value-type="string" calcext:value-type="string">
            <text:p>fd90bdfb-7d32-461b-b03f-eaab866f85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392156" calcext:value-type="float">
            <text:p>19.392156</text:p>
          </table:table-cell>
          <table:table-cell office:value-type="string" calcext:value-type="string">
            <text:p>delay,line,lineID</text:p>
          </table:table-cell>
          <table:table-cell office:value-type="string" calcext:value-type="string">
            <text:p>false</text:p>
          </table:table-cell>
          <table:table-cell office:value-type="float" office:value="20.599138" calcext:value-type="float">
            <text:p>20.599138</text:p>
          </table:table-cell>
          <table:table-cell office:value-type="string" calcext:value-type="string">
            <text:p>delay,line,lineID,stops</text:p>
          </table:table-cell>
          <table:table-cell office:value-type="string" calcext:value-type="string">
            <text:p>true</text:p>
          </table:table-cell>
          <table:table-cell office:value-type="float" office:value="7.551795" calcext:value-type="float">
            <text:p>7.551795</text:p>
          </table:table-cell>
          <table:table-cell office:value-type="string" calcext:value-type="string">
            <text:p>delay</text:p>
          </table:table-cell>
          <table:table-cell office:value-type="string" calcext:value-type="string">
            <text:p>true</text:p>
          </table:table-cell>
          <table:table-cell office:value-type="float" office:value="25.90129" calcext:value-type="float">
            <text:p>25.90129</text:p>
          </table:table-cell>
          <table:table-cell office:value-type="string" calcext:value-type="string">
            <text:p>a6,a8,a9</text:p>
          </table:table-cell>
          <table:table-cell office:value-type="string" calcext:value-type="string">
            <text:p>true</text:p>
          </table:table-cell>
          <table:table-cell office:value-type="float" office:value="9.530902" calcext:value-type="float">
            <text:p>9.5309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11935" calcext:value-type="float">
            <text:p>2.611935</text:p>
          </table:table-cell>
          <table:table-cell/>
          <table:table-cell office:value-type="string" calcext:value-type="string">
            <text:p>false</text:p>
          </table:table-cell>
          <table:table-cell office:value-type="float" office:value="2.634211" calcext:value-type="float">
            <text:p>2.634211</text:p>
          </table:table-cell>
          <table:table-cell/>
          <table:table-cell office:value-type="string" calcext:value-type="string">
            <text:p>false</text:p>
          </table:table-cell>
          <table:table-cell office:value-type="float" office:value="0.925721" calcext:value-type="float">
            <text:p>0.925721</text:p>
          </table:table-cell>
          <table:table-cell/>
          <table:table-cell office:value-type="string" calcext:value-type="string">
            <text:p>false</text:p>
          </table:table-cell>
          <table:table-cell office:value-type="float" office:value="1.307075" calcext:value-type="float">
            <text:p>1.307075</text:p>
          </table:table-cell>
          <table:table-cell/>
          <table:table-cell office:value-type="string" calcext:value-type="string">
            <text:p>false</text:p>
          </table:table-cell>
          <table:table-cell office:value-type="float" office:value="1.450618" calcext:value-type="float">
            <text:p>1.45061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29493" calcext:value-type="float">
            <text:p>6.229493</text:p>
          </table:table-cell>
          <table:table-cell office:value-type="float" office:value="1" calcext:value-type="float">
            <text:p>1</text:p>
          </table:table-cell>
          <table:table-cell office:value-type="float" office:value="-2" calcext:value-type="float">
            <text:p>-2</text:p>
          </table:table-cell>
          <table:table-cell/>
          <table:table-cell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cell table:formula="of:=IF(AND([.G136]=&quot;true&quot;;[.J136]=&quot;true&quot;;[.M136]=&quot;true&quot;;[.P136]=&quot;true&quot;);&quot;true&quot;;&quot;false&quot;)" office:value-type="string" office:string-value="false" calcext:value-type="string">
            <text:p>false</text:p>
          </table:table-cell>
          <table:table-cell table:formula="of:=IF(AND([.Y136]=&quot;true&quot;;[.AB136]=&quot;true&quot;;[.AE136]=&quot;true&quot;;[.AH136]=&quot;true&quot;);&quot;true&quot;;&quot;false&quot;)" office:value-type="string" office:string-value="false" calcext:value-type="string">
            <text:p>false</text:p>
          </table:table-cell>
        </table:table-row>
        <table:table-row table:style-name="ro1">
          <table:table-cell office:value-type="string" calcext:value-type="string">
            <text:p>fdd1110c-df17-42f1-a689-8547c6ce4a7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426535" calcext:value-type="float">
            <text:p>36.426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45186" calcext:value-type="float">
            <text:p>9.1451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718392" calcext:value-type="float">
            <text:p>17.718392</text:p>
          </table:table-cell>
          <table:table-cell office:value-type="string" calcext:value-type="string">
            <text:p>program</text:p>
          </table:table-cell>
          <table:table-cell office:value-type="string" calcext:value-type="string">
            <text:p>true</text:p>
          </table:table-cell>
          <table:table-cell office:value-type="float" office:value="23.098834" calcext:value-type="float">
            <text:p>23.098834</text:p>
          </table:table-cell>
          <table:table-cell office:value-type="string" calcext:value-type="string">
            <text:p>a1,a2</text:p>
          </table:table-cell>
          <table:table-cell office:value-type="string" calcext:value-type="string">
            <text:p>true</text:p>
          </table:table-cell>
          <table:table-cell office:value-type="float" office:value="63.017255" calcext:value-type="float">
            <text:p>63.0172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3.182867" calcext:value-type="float">
            <text:p>53.182867</text:p>
          </table:table-cell>
          <table:table-cell office:value-type="string" calcext:value-type="string">
            <text:p>delay,line,lineID,stops</text:p>
          </table:table-cell>
          <table:table-cell office:value-type="string" calcext:value-type="string">
            <text:p>true</text:p>
          </table:table-cell>
          <table:table-cell office:value-type="float" office:value="11.02883" calcext:value-type="float">
            <text:p>11.02883</text:p>
          </table:table-cell>
          <table:table-cell office:value-type="string" calcext:value-type="string">
            <text:p>delay,line,lineID,stops</text:p>
          </table:table-cell>
          <table:table-cell office:value-type="string" calcext:value-type="string">
            <text:p>true</text:p>
          </table:table-cell>
          <table:table-cell office:value-type="float" office:value="6.265626" calcext:value-type="float">
            <text:p>6.265626</text:p>
          </table:table-cell>
          <table:table-cell office:value-type="string" calcext:value-type="string">
            <text:p>delay</text:p>
          </table:table-cell>
          <table:table-cell office:value-type="string" calcext:value-type="string">
            <text:p>true</text:p>
          </table:table-cell>
          <table:table-cell office:value-type="float" office:value="26.640522" calcext:value-type="float">
            <text:p>26.640522</text:p>
          </table:table-cell>
          <table:table-cell office:value-type="string" calcext:value-type="string">
            <text:p>a8,a9</text:p>
          </table:table-cell>
          <table:table-cell office:value-type="string" calcext:value-type="string">
            <text:p>false</text:p>
          </table:table-cell>
          <table:table-cell office:value-type="float" office:value="38.820792" calcext:value-type="float">
            <text:p>38.8207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23959" calcext:value-type="float">
            <text:p>15.23959</text:p>
          </table:table-cell>
          <table:table-cell table:number-columns-repeated="2" office:value-type="float" office:value="1" calcext:value-type="float">
            <text:p>1</text:p>
          </table:table-cell>
          <table:table-cell/>
          <table:table-cell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false" calcext:value-type="string">
            <text:p>false</text:p>
          </table:table-cell>
          <table:table-cell table:formula="of:=IF(AND([.G137]=&quot;true&quot;;[.J137]=&quot;true&quot;;[.M137]=&quot;true&quot;;[.P137]=&quot;true&quot;);&quot;true&quot;;&quot;false&quot;)" office:value-type="string" office:string-value="true" calcext:value-type="string">
            <text:p>true</text:p>
          </table:table-cell>
          <table:table-cell table:formula="of:=IF(AND([.Y137]=&quot;true&quot;;[.AB137]=&quot;true&quot;;[.AE137]=&quot;true&quot;;[.AH137]=&quot;true&quot;);&quot;true&quot;;&quot;false&quot;)" office:value-type="string" office:string-value="false" calcext:value-type="string">
            <text:p>false</text:p>
          </table:table-cell>
        </table:table-row>
      </table:table>
      <table:table table:name="Complex" table:style-name="ta1">
        <table:table-column table:style-name="co20" table:number-columns-repeated="4" table:default-cell-style-name="Default"/>
        <table:table-column table:style-name="co21" table:default-cell-style-name="Default"/>
        <table:table-column table:style-name="co20"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22" table:default-cell-style-name="Default"/>
        <table:table-column table:style-name="co20" table:default-cell-style-name="ce2"/>
        <table:table-column table:style-name="co20" table:default-cell-style-name="Default"/>
        <table:table-column table:style-name="co20" table:default-cell-style-name="ce2"/>
        <table:table-column table:style-name="co20" table:default-cell-style-name="Default"/>
        <table:table-row table:style-name="ro1">
          <table:table-cell office:value-type="string" calcext:value-type="string">
            <text:p>0261cc33-3de0-4c57-9d3d-7e0a0291aee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5.057706" calcext:value-type="float">
            <text:p>65.057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6.415312" calcext:value-type="float">
            <text:p>76.41531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695631" calcext:value-type="float">
            <text:p>18.695631</text:p>
          </table:table-cell>
          <table:table-cell office:value-type="string" calcext:value-type="string">
            <text:p>count,initial,order_item</text:p>
          </table:table-cell>
          <table:table-cell office:value-type="string" calcext:value-type="string">
            <text:p>false</text:p>
          </table:table-cell>
          <table:table-cell office:value-type="float" office:value="22.962657" calcext:value-type="float">
            <text:p>22.962657</text:p>
          </table:table-cell>
          <table:table-cell office:value-type="string" calcext:value-type="string">
            <text:p>a12,a13,a8</text:p>
          </table:table-cell>
          <table:table-cell office:value-type="string" calcext:value-type="string">
            <text:p>true</text:p>
          </table:table-cell>
          <table:table-cell office:value-type="float" office:value="11.403865" calcext:value-type="float">
            <text:p>11.40386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63068" calcext:value-type="float">
            <text:p>52.6630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44.164664" calcext:value-type="float">
            <text:p>44.16466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75147" calcext:value-type="float">
            <text:p>16.75147</text:p>
          </table:table-cell>
          <table:table-cell office:value-type="string" calcext:value-type="string">
            <text:p>counter,stakeholders,stakes,users</text:p>
          </table:table-cell>
          <table:table-cell office:value-type="string" calcext:value-type="string">
            <text:p>true</text:p>
          </table:table-cell>
          <table:table-cell office:value-type="float" office:value="39.795049" calcext:value-type="float">
            <text:p>39.795049</text:p>
          </table:table-cell>
          <table:table-cell office:value-type="string" calcext:value-type="string">
            <text:p>a10,a12,a14,a16,a18,a2,a3,a4,a6,a7,a8</text:p>
          </table:table-cell>
          <table:table-cell office:value-type="string" calcext:value-type="string">
            <text:p>true</text:p>
          </table:table-cell>
          <table:table-cell office:value-type="float" office:value="14.000165" calcext:value-type="float">
            <text:p>14.00016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5661" calcext:value-type="float">
            <text:p>7.25661</text:p>
          </table:table-cell>
          <table:table-cell table:number-columns-repeated="2" office:value-type="float" office:value="1" calcext:value-type="float">
            <text:p>1</text:p>
          </table:table-cell>
          <table:table-cell/>
          <table:table-cell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cell table:formula="of:=IF(AND([.G1]=&quot;true&quot;;[.J1]=&quot;true&quot;;[.M1]=&quot;true&quot;;[.P1]=&quot;true&quot;);&quot;true&quot;;&quot;false&quot;)" office:value-type="string" office:string-value="false" calcext:value-type="string">
            <text:p>false</text:p>
          </table:table-cell>
          <table:table-cell table:formula="of:=IF(AND([.Y1]=&quot;true&quot;;[.AB1]=&quot;true&quot;;[.AE1]=&quot;true&quot;;[.AH1]=&quot;true&quot;);&quot;true&quot;;&quot;false&quot;)" office:value-type="string" office:string-value="false" calcext:value-type="string">
            <text:p>false</text:p>
          </table:table-cell>
        </table:table-row>
        <table:table-row table:style-name="ro1">
          <table:table-cell office:value-type="string" calcext:value-type="string">
            <text:p>03602acd-0972-42c8-ba6b-a5c6ec32682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309061" calcext:value-type="float">
            <text:p>74.30906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047396" calcext:value-type="float">
            <text:p>29.047396</text:p>
          </table:table-cell>
          <table:table-cell office:value-type="string" calcext:value-type="string">
            <text:p>counter,idea_description,users</text:p>
          </table:table-cell>
          <table:table-cell office:value-type="string" calcext:value-type="string">
            <text:p>false</text:p>
          </table:table-cell>
          <table:table-cell office:value-type="float" office:value="80.637097" calcext:value-type="float">
            <text:p>80.637097</text:p>
          </table:table-cell>
          <table:table-cell office:value-type="string" calcext:value-type="string">
            <text:p>counter,stakeholders,stakes,users</text:p>
          </table:table-cell>
          <table:table-cell office:value-type="string" calcext:value-type="string">
            <text:p>true</text:p>
          </table:table-cell>
          <table:table-cell office:value-type="float" office:value="119.850578" calcext:value-type="float">
            <text:p>119.850578</text:p>
          </table:table-cell>
          <table:table-cell office:value-type="string" calcext:value-type="string">
            <text:p>a10,a14,a16,a18,a2,a3,a4,a6,a7,a8</text:p>
          </table:table-cell>
          <table:table-cell office:value-type="string" calcext:value-type="string">
            <text:p>false</text:p>
          </table:table-cell>
          <table:table-cell office:value-type="float" office:value="8.685124" calcext:value-type="float">
            <text:p>8.6851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680143" calcext:value-type="float">
            <text:p>16.680143</text:p>
          </table:table-cell>
          <table:table-cell/>
          <table:table-cell office:value-type="string" calcext:value-type="string">
            <text:p>false</text:p>
          </table:table-cell>
          <table:table-cell office:value-type="float" office:value="1.905389" calcext:value-type="float">
            <text:p>1.905389</text:p>
          </table:table-cell>
          <table:table-cell/>
          <table:table-cell office:value-type="string" calcext:value-type="string">
            <text:p>false</text:p>
          </table:table-cell>
          <table:table-cell office:value-type="float" office:value="0.68331" calcext:value-type="float">
            <text:p>0.68331</text:p>
          </table:table-cell>
          <table:table-cell/>
          <table:table-cell office:value-type="string" calcext:value-type="string">
            <text:p>false</text:p>
          </table:table-cell>
          <table:table-cell office:value-type="float" office:value="1.538109" calcext:value-type="float">
            <text:p>1.538109</text:p>
          </table:table-cell>
          <table:table-cell/>
          <table:table-cell office:value-type="string" calcext:value-type="string">
            <text:p>false</text:p>
          </table:table-cell>
          <table:table-cell office:value-type="float" office:value="1.193089" calcext:value-type="float">
            <text:p>1.19308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4267" calcext:value-type="float">
            <text:p>4.84267</text:p>
          </table:table-cell>
          <table:table-cell table:number-columns-repeated="2" office:value-type="float" office:value="1" calcext:value-type="float">
            <text:p>1</text:p>
          </table:table-cell>
          <table:table-cell/>
          <table:table-cell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cell table:formula="of:=IF(AND([.G2]=&quot;true&quot;;[.J2]=&quot;true&quot;;[.M2]=&quot;true&quot;;[.P2]=&quot;true&quot;);&quot;true&quot;;&quot;false&quot;)" office:value-type="string" office:string-value="false" calcext:value-type="string">
            <text:p>false</text:p>
          </table:table-cell>
          <table:table-cell table:formula="of:=IF(AND([.Y2]=&quot;true&quot;;[.AB2]=&quot;true&quot;;[.AE2]=&quot;true&quot;;[.AH2]=&quot;true&quot;);&quot;true&quot;;&quot;false&quot;)" office:value-type="string" office:string-value="false" calcext:value-type="string">
            <text:p>false</text:p>
          </table:table-cell>
        </table:table-row>
        <table:table-row table:style-name="ro1">
          <table:table-cell office:value-type="string" calcext:value-type="string">
            <text:p>03d6156c-04a7-4553-a667-201ecefad37b</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387567" calcext:value-type="float">
            <text:p>85.3875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317235" calcext:value-type="float">
            <text:p>23.3172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83232" calcext:value-type="float">
            <text:p>14.383232</text:p>
          </table:table-cell>
          <table:table-cell office:value-type="string" calcext:value-type="string">
            <text:p>stakeholders,stakes,users</text:p>
          </table:table-cell>
          <table:table-cell office:value-type="string" calcext:value-type="string">
            <text:p>false</text:p>
          </table:table-cell>
          <table:table-cell office:value-type="float" office:value="124.966058" calcext:value-type="float">
            <text:p>124.966058</text:p>
          </table:table-cell>
          <table:table-cell office:value-type="string" calcext:value-type="string">
            <text:p>a10,a12,a14,a16,a18,a2,a3,a4,a6,a7,a8</text:p>
          </table:table-cell>
          <table:table-cell office:value-type="string" calcext:value-type="string">
            <text:p>true</text:p>
          </table:table-cell>
          <table:table-cell office:value-type="float" office:value="58.156756" calcext:value-type="float">
            <text:p>58.1567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4.100559" calcext:value-type="float">
            <text:p>84.10055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587473" calcext:value-type="float">
            <text:p>29.58747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9.970416" calcext:value-type="float">
            <text:p>39.97041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755086" calcext:value-type="float">
            <text:p>14.755086</text:p>
          </table:table-cell>
          <table:table-cell office:value-type="string" calcext:value-type="string">
            <text:p>a12,a13,a8</text:p>
          </table:table-cell>
          <table:table-cell office:value-type="string" calcext:value-type="string">
            <text:p>true</text:p>
          </table:table-cell>
          <table:table-cell office:value-type="float" office:value="12.909591" calcext:value-type="float">
            <text:p>12.90959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009002" calcext:value-type="float">
            <text:p>4.009002</text:p>
          </table:table-cell>
          <table:table-cell office:value-type="float" office:value="-2" calcext:value-type="float">
            <text:p>-2</text:p>
          </table:table-cell>
          <table:table-cell office:value-type="float" office:value="2" calcext:value-type="float">
            <text:p>2</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cell table:formula="of:=IF(AND([.G3]=&quot;true&quot;;[.J3]=&quot;true&quot;;[.M3]=&quot;true&quot;;[.P3]=&quot;true&quot;);&quot;true&quot;;&quot;false&quot;)" office:value-type="string" office:string-value="false" calcext:value-type="string">
            <text:p>false</text:p>
          </table:table-cell>
          <table:table-cell table:formula="of:=IF(AND([.Y3]=&quot;true&quot;;[.AB3]=&quot;true&quot;;[.AE3]=&quot;true&quot;;[.AH3]=&quot;true&quot;);&quot;true&quot;;&quot;false&quot;)" office:value-type="string" office:string-value="false" calcext:value-type="string">
            <text:p>false</text:p>
          </table:table-cell>
        </table:table-row>
        <table:table-row table:style-name="ro1">
          <table:table-cell office:value-type="string" calcext:value-type="string">
            <text:p>04e6d859-86fb-457f-a504-9f1503dec78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605883" calcext:value-type="float">
            <text:p>60.605883</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2.327423" calcext:value-type="float">
            <text:p>22.327423</text:p>
          </table:table-cell>
          <table:table-cell office:value-type="string" calcext:value-type="string">
            <text:p>counter,idea_description,users</text:p>
          </table:table-cell>
          <table:table-cell office:value-type="string" calcext:value-type="string">
            <text:p>false</text:p>
          </table:table-cell>
          <table:table-cell office:value-type="float" office:value="18.857575" calcext:value-type="float">
            <text:p>18.857575</text:p>
          </table:table-cell>
          <table:table-cell office:value-type="string" calcext:value-type="string">
            <text:p>stakeholders,stakes,users</text:p>
          </table:table-cell>
          <table:table-cell office:value-type="string" calcext:value-type="string">
            <text:p>false</text:p>
          </table:table-cell>
          <table:table-cell office:value-type="float" office:value="93.59454" calcext:value-type="float">
            <text:p>93.59454</text:p>
          </table:table-cell>
          <table:table-cell office:value-type="string" calcext:value-type="string">
            <text:p>a10,a12,a14,a16,a18,a2,a3,a4,a6,a7,a8</text:p>
          </table:table-cell>
          <table:table-cell office:value-type="string" calcext:value-type="string">
            <text:p>true</text:p>
          </table:table-cell>
          <table:table-cell office:value-type="float" office:value="10.185676" calcext:value-type="float">
            <text:p>10.1856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7.747161" calcext:value-type="float">
            <text:p>97.74716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986605" calcext:value-type="float">
            <text:p>51.9866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7.270447" calcext:value-type="float">
            <text:p>47.270447</text:p>
          </table:table-cell>
          <table:table-cell office:value-type="string" calcext:value-type="string">
            <text:p>count,initial</text:p>
          </table:table-cell>
          <table:table-cell office:value-type="string" calcext:value-type="string">
            <text:p>false</text:p>
          </table:table-cell>
          <table:table-cell office:value-type="float" office:value="1.515256" calcext:value-type="float">
            <text:p>1.515256</text:p>
          </table:table-cell>
          <table:table-cell/>
          <table:table-cell office:value-type="string" calcext:value-type="string">
            <text:p>false</text:p>
          </table:table-cell>
          <table:table-cell office:value-type="float" office:value="0.981519" calcext:value-type="float">
            <text:p>0.98151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371718" calcext:value-type="float">
            <text:p>4.371718</text:p>
          </table:table-cell>
          <table:table-cell table:number-columns-repeated="2" office:value-type="float" office:value="0" calcext:value-type="float">
            <text:p>0</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cell table:formula="of:=IF(AND([.G4]=&quot;true&quot;;[.J4]=&quot;true&quot;;[.M4]=&quot;true&quot;;[.P4]=&quot;true&quot;);&quot;true&quot;;&quot;false&quot;)" office:value-type="string" office:string-value="false" calcext:value-type="string">
            <text:p>false</text:p>
          </table:table-cell>
          <table:table-cell table:formula="of:=IF(AND([.Y4]=&quot;true&quot;;[.AB4]=&quot;true&quot;;[.AE4]=&quot;true&quot;;[.AH4]=&quot;true&quot;);&quot;true&quot;;&quot;false&quot;)" office:value-type="string" office:string-value="false" calcext:value-type="string">
            <text:p>false</text:p>
          </table:table-cell>
        </table:table-row>
        <table:table-row table:style-name="ro1">
          <table:table-cell office:value-type="string" calcext:value-type="string">
            <text:p>05b3a0ea-68e9-4f0c-ba06-deb3838ea5b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6.515457" calcext:value-type="float">
            <text:p>86.5154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96647" calcext:value-type="float">
            <text:p>41.9664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031767" calcext:value-type="float">
            <text:p>26.031767</text:p>
          </table:table-cell>
          <table:table-cell office:value-type="string" calcext:value-type="string">
            <text:p>count,initial</text:p>
          </table:table-cell>
          <table:table-cell office:value-type="string" calcext:value-type="string">
            <text:p>false</text:p>
          </table:table-cell>
          <table:table-cell office:value-type="float" office:value="17.366035" calcext:value-type="float">
            <text:p>17.366035</text:p>
          </table:table-cell>
          <table:table-cell office:value-type="string" calcext:value-type="string">
            <text:p>a12,a13,a8</text:p>
          </table:table-cell>
          <table:table-cell office:value-type="string" calcext:value-type="string">
            <text:p>true</text:p>
          </table:table-cell>
          <table:table-cell office:value-type="float" office:value="6.88342" calcext:value-type="float">
            <text:p>6.883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242242" calcext:value-type="float">
            <text:p>48.242242</text:p>
          </table:table-cell>
          <table:table-cell/>
          <table:table-cell office:value-type="string" calcext:value-type="string">
            <text:p>false</text:p>
          </table:table-cell>
          <table:table-cell office:value-type="float" office:value="2.224876" calcext:value-type="float">
            <text:p>2.224876</text:p>
          </table:table-cell>
          <table:table-cell/>
          <table:table-cell office:value-type="string" calcext:value-type="string">
            <text:p>false</text:p>
          </table:table-cell>
          <table:table-cell office:value-type="float" office:value="0.568318" calcext:value-type="float">
            <text:p>0.568318</text:p>
          </table:table-cell>
          <table:table-cell/>
          <table:table-cell office:value-type="string" calcext:value-type="string">
            <text:p>false</text:p>
          </table:table-cell>
          <table:table-cell office:value-type="float" office:value="1.350975" calcext:value-type="float">
            <text:p>1.350975</text:p>
          </table:table-cell>
          <table:table-cell/>
          <table:table-cell office:value-type="string" calcext:value-type="string">
            <text:p>false</text:p>
          </table:table-cell>
          <table:table-cell office:value-type="float" office:value="0.646302" calcext:value-type="float">
            <text:p>0.64630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2341" calcext:value-type="float">
            <text:p>1.242341</text:p>
          </table:table-cell>
          <table:table-cell table:number-columns-repeated="3"/>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cell table:formula="of:=IF(AND([.G5]=&quot;true&quot;;[.J5]=&quot;true&quot;;[.M5]=&quot;true&quot;;[.P5]=&quot;true&quot;);&quot;true&quot;;&quot;false&quot;)" office:value-type="string" office:string-value="false" calcext:value-type="string">
            <text:p>false</text:p>
          </table:table-cell>
          <table:table-cell table:formula="of:=IF(AND([.Y5]=&quot;true&quot;;[.AB5]=&quot;true&quot;;[.AE5]=&quot;true&quot;;[.AH5]=&quot;true&quot;);&quot;true&quot;;&quot;false&quot;)" office:value-type="string" office:string-value="false" calcext:value-type="string">
            <text:p>false</text:p>
          </table:table-cell>
        </table:table-row>
        <table:table-row table:style-name="ro1">
          <table:table-cell office:value-type="string" calcext:value-type="string">
            <text:p>05be43ce-8b5d-4449-a8ed-931e6a4a92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744582" calcext:value-type="float">
            <text:p>48.74458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12.39327" calcext:value-type="float">
            <text:p>12.39327</text:p>
          </table:table-cell>
          <table:table-cell office:value-type="string" calcext:value-type="string">
            <text:p>count,order_item</text:p>
          </table:table-cell>
          <table:table-cell office:value-type="string" calcext:value-type="string">
            <text:p>false</text:p>
          </table:table-cell>
          <table:table-cell office:value-type="float" office:value="19.793971" calcext:value-type="float">
            <text:p>19.79397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7.279235" calcext:value-type="float">
            <text:p>17.279235</text:p>
          </table:table-cell>
          <table:table-cell office:value-type="string" calcext:value-type="string">
            <text:p>a12,a13,a8</text:p>
          </table:table-cell>
          <table:table-cell office:value-type="string" calcext:value-type="string">
            <text:p>true</text:p>
          </table:table-cell>
          <table:table-cell office:value-type="float" office:value="7.003902" calcext:value-type="float">
            <text:p>7.0039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20273" calcext:value-type="float">
            <text:p>5.720273</text:p>
          </table:table-cell>
          <table:table-cell/>
          <table:table-cell office:value-type="string" calcext:value-type="string">
            <text:p>false</text:p>
          </table:table-cell>
          <table:table-cell office:value-type="float" office:value="0.646983" calcext:value-type="float">
            <text:p>0.646983</text:p>
          </table:table-cell>
          <table:table-cell/>
          <table:table-cell office:value-type="string" calcext:value-type="string">
            <text:p>false</text:p>
          </table:table-cell>
          <table:table-cell office:value-type="float" office:value="0.565398" calcext:value-type="float">
            <text:p>0.565398</text:p>
          </table:table-cell>
          <table:table-cell/>
          <table:table-cell office:value-type="string" calcext:value-type="string">
            <text:p>false</text:p>
          </table:table-cell>
          <table:table-cell office:value-type="float" office:value="2.31986" calcext:value-type="float">
            <text:p>2.31986</text:p>
          </table:table-cell>
          <table:table-cell/>
          <table:table-cell office:value-type="string" calcext:value-type="string">
            <text:p>false</text:p>
          </table:table-cell>
          <table:table-cell office:value-type="float" office:value="2.420953" calcext:value-type="float">
            <text:p>2.42095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294623" calcext:value-type="float">
            <text:p>3.294623</text:p>
          </table:table-cell>
          <table:table-cell office:value-type="float" office:value="1" calcext:value-type="float">
            <text:p>1</text:p>
          </table:table-cell>
          <table:table-cell office:value-type="float" office:value="0" calcext:value-type="float">
            <text:p>0</text:p>
          </table:table-cell>
          <table:table-cell/>
          <table:table-cell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cell table:formula="of:=IF(AND([.G6]=&quot;true&quot;;[.J6]=&quot;true&quot;;[.M6]=&quot;true&quot;;[.P6]=&quot;true&quot;);&quot;true&quot;;&quot;false&quot;)" office:value-type="string" office:string-value="false" calcext:value-type="string">
            <text:p>false</text:p>
          </table:table-cell>
          <table:table-cell table:formula="of:=IF(AND([.Y6]=&quot;true&quot;;[.AB6]=&quot;true&quot;;[.AE6]=&quot;true&quot;;[.AH6]=&quot;true&quot;);&quot;true&quot;;&quot;false&quot;)" office:value-type="string" office:string-value="false" calcext:value-type="string">
            <text:p>false</text:p>
          </table:table-cell>
        </table:table-row>
        <table:table-row table:style-name="ro1">
          <table:table-cell office:value-type="string" calcext:value-type="string">
            <text:p>05ebabd3-9611-42cf-be4a-8a0ea3bf601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998169" calcext:value-type="float">
            <text:p>71.9981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07985" calcext:value-type="float">
            <text:p>41.0798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5.191469" calcext:value-type="float">
            <text:p>35.1914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041459" calcext:value-type="float">
            <text:p>23.041459</text:p>
          </table:table-cell>
          <table:table-cell office:value-type="string" calcext:value-type="string">
            <text:p>a12,a13,a8</text:p>
          </table:table-cell>
          <table:table-cell office:value-type="string" calcext:value-type="string">
            <text:p>true</text:p>
          </table:table-cell>
          <table:table-cell office:value-type="float" office:value="32.16587" calcext:value-type="float">
            <text:p>32.165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88848" calcext:value-type="float">
            <text:p>53.8884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3119" calcext:value-type="float">
            <text:p>31.5631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929879" calcext:value-type="float">
            <text:p>21.929879</text:p>
          </table:table-cell>
          <table:table-cell office:value-type="string" calcext:value-type="string">
            <text:p>counter,stakeholders,stakes,users</text:p>
          </table:table-cell>
          <table:table-cell office:value-type="string" calcext:value-type="string">
            <text:p>true</text:p>
          </table:table-cell>
          <table:table-cell office:value-type="float" office:value="41.377167" calcext:value-type="float">
            <text:p>41.377167</text:p>
          </table:table-cell>
          <table:table-cell office:value-type="string" calcext:value-type="string">
            <text:p>a10,a12,a14,a16,a18,a2,a3,a4,a6,a7,a8</text:p>
          </table:table-cell>
          <table:table-cell office:value-type="string" calcext:value-type="string">
            <text:p>true</text:p>
          </table:table-cell>
          <table:table-cell office:value-type="float" office:value="49.139776" calcext:value-type="float">
            <text:p>49.139776</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143852" calcext:value-type="float">
            <text:p>7.143852</text:p>
          </table:table-cell>
          <table:table-cell table:number-columns-repeated="2" office:value-type="float" office:value="-1" calcext:value-type="float">
            <text:p>-1</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cell table:formula="of:=IF(AND([.G7]=&quot;true&quot;;[.J7]=&quot;true&quot;;[.M7]=&quot;true&quot;;[.P7]=&quot;true&quot;);&quot;true&quot;;&quot;false&quot;)" office:value-type="string" office:string-value="false" calcext:value-type="string">
            <text:p>false</text:p>
          </table:table-cell>
          <table:table-cell table:formula="of:=IF(AND([.Y7]=&quot;true&quot;;[.AB7]=&quot;true&quot;;[.AE7]=&quot;true&quot;;[.AH7]=&quot;true&quot;);&quot;true&quot;;&quot;false&quot;)" office:value-type="string" office:string-value="true" calcext:value-type="string">
            <text:p>true</text:p>
          </table:table-cell>
        </table:table-row>
        <table:table-row table:style-name="ro1">
          <table:table-cell office:value-type="string" calcext:value-type="string">
            <text:p>0dc41186-1db3-456b-a788-22d83cde7f2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024099" calcext:value-type="float">
            <text:p>101.02409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3.374286" calcext:value-type="float">
            <text:p>23.374286</text:p>
          </table:table-cell>
          <table:table-cell office:value-type="string" calcext:value-type="string">
            <text:p>counter,users</text:p>
          </table:table-cell>
          <table:table-cell office:value-type="string" calcext:value-type="string">
            <text:p>false</text:p>
          </table:table-cell>
          <table:table-cell office:value-type="float" office:value="17.897133" calcext:value-type="float">
            <text:p>17.897133</text:p>
          </table:table-cell>
          <table:table-cell office:value-type="string" calcext:value-type="string">
            <text:p>counter,stakeholders,stakes,users</text:p>
          </table:table-cell>
          <table:table-cell office:value-type="string" calcext:value-type="string">
            <text:p>true</text:p>
          </table:table-cell>
          <table:table-cell office:value-type="float" office:value="142.751485" calcext:value-type="float">
            <text:p>142.751485</text:p>
          </table:table-cell>
          <table:table-cell office:value-type="string" calcext:value-type="string">
            <text:p>a10,a12,a14,a16,a18,a2,a3,a4,a6,a7,a8</text:p>
          </table:table-cell>
          <table:table-cell office:value-type="string" calcext:value-type="string">
            <text:p>true</text:p>
          </table:table-cell>
          <table:table-cell office:value-type="float" office:value="12.473775" calcext:value-type="float">
            <text:p>12.4737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084218" calcext:value-type="float">
            <text:p>73.08421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124113" calcext:value-type="float">
            <text:p>19.124113</text:p>
          </table:table-cell>
          <table:table-cell office:value-type="string" calcext:value-type="string">
            <text:p>count,current_tray,order_item</text:p>
          </table:table-cell>
          <table:table-cell office:value-type="string" calcext:value-type="string">
            <text:p>false</text:p>
          </table:table-cell>
          <table:table-cell office:value-type="float" office:value="47.369769" calcext:value-type="float">
            <text:p>47.369769</text:p>
          </table:table-cell>
          <table:table-cell office:value-type="string" calcext:value-type="string">
            <text:p>count,current_tray,order_item</text:p>
          </table:table-cell>
          <table:table-cell office:value-type="string" calcext:value-type="string">
            <text:p>false</text:p>
          </table:table-cell>
          <table:table-cell office:value-type="float" office:value="30.39449" calcext:value-type="float">
            <text:p>30.39449</text:p>
          </table:table-cell>
          <table:table-cell office:value-type="string" calcext:value-type="string">
            <text:p>a12,a8</text:p>
          </table:table-cell>
          <table:table-cell office:value-type="string" calcext:value-type="string">
            <text:p>false</text:p>
          </table:table-cell>
          <table:table-cell office:value-type="float" office:value="13.309174" calcext:value-type="float">
            <text:p>13.30917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75909" calcext:value-type="float">
            <text:p>4.875909</text:p>
          </table:table-cell>
          <table:table-cell table:number-columns-repeated="2" office:value-type="float" office:value="-1" calcext:value-type="float">
            <text:p>-1</text:p>
          </table:table-cell>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cell table:formula="of:=IF(AND([.G8]=&quot;true&quot;;[.J8]=&quot;true&quot;;[.M8]=&quot;true&quot;;[.P8]=&quot;true&quot;);&quot;true&quot;;&quot;false&quot;)" office:value-type="string" office:string-value="false" calcext:value-type="string">
            <text:p>false</text:p>
          </table:table-cell>
          <table:table-cell table:formula="of:=IF(AND([.Y8]=&quot;true&quot;;[.AB8]=&quot;true&quot;;[.AE8]=&quot;true&quot;;[.AH8]=&quot;true&quot;);&quot;true&quot;;&quot;false&quot;)" office:value-type="string" office:string-value="false" calcext:value-type="string">
            <text:p>false</text:p>
          </table:table-cell>
        </table:table-row>
        <table:table-row table:style-name="ro1">
          <table:table-cell office:value-type="string" calcext:value-type="string">
            <text:p>10e010a1-09a9-435e-bfa3-a58966f252f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268417" calcext:value-type="float">
            <text:p>67.2684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16063" calcext:value-type="float">
            <text:p>48.61606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5.925515" calcext:value-type="float">
            <text:p>25.92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349649" calcext:value-type="float">
            <text:p>22.349649</text:p>
          </table:table-cell>
          <table:table-cell office:value-type="string" calcext:value-type="string">
            <text:p>a12,a13,a8</text:p>
          </table:table-cell>
          <table:table-cell office:value-type="string" calcext:value-type="string">
            <text:p>true</text:p>
          </table:table-cell>
          <table:table-cell office:value-type="float" office:value="32.660083" calcext:value-type="float">
            <text:p>32.66008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939849" calcext:value-type="float">
            <text:p>49.93984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036926" calcext:value-type="float">
            <text:p>15.036926</text:p>
          </table:table-cell>
          <table:table-cell office:value-type="string" calcext:value-type="string">
            <text:p>cur_app,idea_description</text:p>
          </table:table-cell>
          <table:table-cell office:value-type="string" calcext:value-type="string">
            <text:p>false</text:p>
          </table:table-cell>
          <table:table-cell office:value-type="float" office:value="9.083654" calcext:value-type="float">
            <text:p>9.083654</text:p>
          </table:table-cell>
          <table:table-cell office:value-type="string" calcext:value-type="string">
            <text:p>stakeholders,stakes</text:p>
          </table:table-cell>
          <table:table-cell office:value-type="string" calcext:value-type="string">
            <text:p>false</text:p>
          </table:table-cell>
          <table:table-cell office:value-type="float" office:value="27.756195" calcext:value-type="float">
            <text:p>27.756195</text:p>
          </table:table-cell>
          <table:table-cell office:value-type="string" calcext:value-type="string">
            <text:p>a14,a18</text:p>
          </table:table-cell>
          <table:table-cell office:value-type="string" calcext:value-type="string">
            <text:p>false</text:p>
          </table:table-cell>
          <table:table-cell office:value-type="float" office:value="9.759487" calcext:value-type="float">
            <text:p>9.75948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71758" calcext:value-type="float">
            <text:p>23.371758</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cell table:formula="of:=IF(AND([.G9]=&quot;true&quot;;[.J9]=&quot;true&quot;;[.M9]=&quot;true&quot;;[.P9]=&quot;true&quot;);&quot;true&quot;;&quot;false&quot;)" office:value-type="string" office:string-value="true" calcext:value-type="string">
            <text:p>true</text:p>
          </table:table-cell>
          <table:table-cell table:formula="of:=IF(AND([.Y9]=&quot;true&quot;;[.AB9]=&quot;true&quot;;[.AE9]=&quot;true&quot;;[.AH9]=&quot;true&quot;);&quot;true&quot;;&quot;false&quot;)" office:value-type="string" office:string-value="false" calcext:value-type="string">
            <text:p>false</text:p>
          </table:table-cell>
        </table:table-row>
        <table:table-row table:style-name="ro1">
          <table:table-cell office:value-type="string" calcext:value-type="string">
            <text:p>1175ea49-0beb-485b-9f4a-23b2a5913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935903" calcext:value-type="float">
            <text:p>74.9359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56404" calcext:value-type="float">
            <text:p>42.4564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0.299745" calcext:value-type="float">
            <text:p>0.299745</text:p>
          </table:table-cell>
          <table:table-cell/>
          <table:table-cell office:value-type="string" calcext:value-type="string">
            <text:p>false</text:p>
          </table:table-cell>
          <table:table-cell office:value-type="float" office:value="14.582821" calcext:value-type="float">
            <text:p>14.582821</text:p>
          </table:table-cell>
          <table:table-cell office:value-type="string" calcext:value-type="string">
            <text:p>a12,a13,a8</text:p>
          </table:table-cell>
          <table:table-cell office:value-type="string" calcext:value-type="string">
            <text:p>true</text:p>
          </table:table-cell>
          <table:table-cell office:value-type="float" office:value="19.55786" calcext:value-type="float">
            <text:p>19.557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9.675595" calcext:value-type="float">
            <text:p>39.6755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28834" calcext:value-type="float">
            <text:p>24.6288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485472" calcext:value-type="float">
            <text:p>14.485472</text:p>
          </table:table-cell>
          <table:table-cell office:value-type="string" calcext:value-type="string">
            <text:p>counter,stakeholders,stakes,users</text:p>
          </table:table-cell>
          <table:table-cell office:value-type="string" calcext:value-type="string">
            <text:p>true</text:p>
          </table:table-cell>
          <table:table-cell office:value-type="float" office:value="42.246774" calcext:value-type="float">
            <text:p>42.246774</text:p>
          </table:table-cell>
          <table:table-cell office:value-type="string" calcext:value-type="string">
            <text:p>a10,a12,a14,a16,a18,a2,a3,a4,a6,a7,a8</text:p>
          </table:table-cell>
          <table:table-cell office:value-type="string" calcext:value-type="string">
            <text:p>true</text:p>
          </table:table-cell>
          <table:table-cell office:value-type="float" office:value="6.466899" calcext:value-type="float">
            <text:p>6.466899</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1091" calcext:value-type="float">
            <text:p>3.441091</text:p>
          </table:table-cell>
          <table:table-cell office:value-type="float" office:value="1" calcext:value-type="float">
            <text:p>1</text:p>
          </table:table-cell>
          <table:table-cell office:value-type="float" office:value="0" calcext:value-type="float">
            <text:p>0</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cell table:formula="of:=IF(AND([.G10]=&quot;true&quot;;[.J10]=&quot;true&quot;;[.M10]=&quot;true&quot;;[.P10]=&quot;true&quot;);&quot;true&quot;;&quot;false&quot;)" office:value-type="string" office:string-value="false" calcext:value-type="string">
            <text:p>false</text:p>
          </table:table-cell>
          <table:table-cell table:formula="of:=IF(AND([.Y10]=&quot;true&quot;;[.AB10]=&quot;true&quot;;[.AE10]=&quot;true&quot;;[.AH10]=&quot;true&quot;);&quot;true&quot;;&quot;false&quot;)" office:value-type="string" office:string-value="true" calcext:value-type="string">
            <text:p>true</text:p>
          </table:table-cell>
        </table:table-row>
        <table:table-row table:style-name="ro1">
          <table:table-cell office:value-type="string" calcext:value-type="string">
            <text:p>11f3f70d-6fb5-4a53-b523-f5c7c9ce6f5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31.826454" calcext:value-type="float">
            <text:p>131.8264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778819" calcext:value-type="float">
            <text:p>40.77881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38636" calcext:value-type="float">
            <text:p>26.0386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534127" calcext:value-type="float">
            <text:p>29.534127</text:p>
          </table:table-cell>
          <table:table-cell office:value-type="string" calcext:value-type="string">
            <text:p>a12,a13,a8</text:p>
          </table:table-cell>
          <table:table-cell office:value-type="string" calcext:value-type="string">
            <text:p>true</text:p>
          </table:table-cell>
          <table:table-cell office:value-type="float" office:value="10.694559" calcext:value-type="float">
            <text:p>10.6945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23462" calcext:value-type="float">
            <text:p>70.23462</text:p>
          </table:table-cell>
          <table:table-cell office:value-type="string" calcext:value-type="string">
            <text:p>all_apps,applications,counter,cur_app,idea_description,stakeholders,stakes,users</text:p>
          </table:table-cell>
          <table:table-cell office:value-type="string" calcext:value-type="string">
            <text:p>false</text:p>
          </table:table-cell>
          <table:table-cell office:value-type="float" office:value="29.814047" calcext:value-type="float">
            <text:p>29.81404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534544" calcext:value-type="float">
            <text:p>13.534544</text:p>
          </table:table-cell>
          <table:table-cell office:value-type="string" calcext:value-type="string">
            <text:p>counter,stakeholders,stakes,users</text:p>
          </table:table-cell>
          <table:table-cell office:value-type="string" calcext:value-type="string">
            <text:p>true</text:p>
          </table:table-cell>
          <table:table-cell office:value-type="float" office:value="70.342424" calcext:value-type="float">
            <text:p>70.342424</text:p>
          </table:table-cell>
          <table:table-cell office:value-type="string" calcext:value-type="string">
            <text:p>a10,a12,a14,a16,a18,a2,a3,a4,a6,a7,a8</text:p>
          </table:table-cell>
          <table:table-cell office:value-type="string" calcext:value-type="string">
            <text:p>true</text:p>
          </table:table-cell>
          <table:table-cell office:value-type="float" office:value="18.742203" calcext:value-type="float">
            <text:p>18.74220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36076" calcext:value-type="float">
            <text:p>9.536076</text:p>
          </table:table-cell>
          <table:table-cell office:value-type="float" office:value="1" calcext:value-type="float">
            <text:p>1</text:p>
          </table:table-cell>
          <table:table-cell office:value-type="float" office:value="0" calcext:value-type="float">
            <text:p>0</text:p>
          </table:table-cell>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cell table:formula="of:=IF(AND([.G11]=&quot;true&quot;;[.J11]=&quot;true&quot;;[.M11]=&quot;true&quot;;[.P11]=&quot;true&quot;);&quot;true&quot;;&quot;false&quot;)" office:value-type="string" office:string-value="false" calcext:value-type="string">
            <text:p>false</text:p>
          </table:table-cell>
          <table:table-cell table:formula="of:=IF(AND([.Y11]=&quot;true&quot;;[.AB11]=&quot;true&quot;;[.AE11]=&quot;true&quot;;[.AH11]=&quot;true&quot;);&quot;true&quot;;&quot;false&quot;)" office:value-type="string" office:string-value="false" calcext:value-type="string">
            <text:p>false</text:p>
          </table:table-cell>
        </table:table-row>
        <table:table-row table:style-name="ro1">
          <table:table-cell office:value-type="string" calcext:value-type="string">
            <text:p>14df3509-ba18-4237-85c7-2c196f50dd4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4.279069" calcext:value-type="float">
            <text:p>104.27906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27525" calcext:value-type="float">
            <text:p>27.27525</text:p>
          </table:table-cell>
          <table:table-cell office:value-type="string" calcext:value-type="string">
            <text:p>counter,cur_app,idea_description</text:p>
          </table:table-cell>
          <table:table-cell office:value-type="string" calcext:value-type="string">
            <text:p>false</text:p>
          </table:table-cell>
          <table:table-cell office:value-type="float" office:value="20.527348" calcext:value-type="float">
            <text:p>20.527348</text:p>
          </table:table-cell>
          <table:table-cell office:value-type="string" calcext:value-type="string">
            <text:p>counter,stakeholders,stakes,users</text:p>
          </table:table-cell>
          <table:table-cell office:value-type="string" calcext:value-type="string">
            <text:p>true</text:p>
          </table:table-cell>
          <table:table-cell office:value-type="float" office:value="79.342483" calcext:value-type="float">
            <text:p>79.342483</text:p>
          </table:table-cell>
          <table:table-cell office:value-type="string" calcext:value-type="string">
            <text:p>a10,a12,a14,a16,a18,a2,a3,a4,a6,a7,a8</text:p>
          </table:table-cell>
          <table:table-cell office:value-type="string" calcext:value-type="string">
            <text:p>true</text:p>
          </table:table-cell>
          <table:table-cell office:value-type="float" office:value="9.17097" calcext:value-type="float">
            <text:p>9.1709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546543" calcext:value-type="float">
            <text:p>62.54654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7.612794" calcext:value-type="float">
            <text:p>67.61279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4.98945" calcext:value-type="float">
            <text:p>24.9894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537533" calcext:value-type="float">
            <text:p>16.537533</text:p>
          </table:table-cell>
          <table:table-cell office:value-type="string" calcext:value-type="string">
            <text:p>a12,a13,a8</text:p>
          </table:table-cell>
          <table:table-cell office:value-type="string" calcext:value-type="string">
            <text:p>true</text:p>
          </table:table-cell>
          <table:table-cell office:value-type="float" office:value="4.187698" calcext:value-type="float">
            <text:p>4.18769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2.026359" calcext:value-type="float">
            <text:p>42.02635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PEE fÃ¤llt bei grÃ¶Ãeren Sachen leichter aus, da es Ã¼bersichtlicher bleibt, auch beim drÃ¼ber "hovern". Gerne mehr Ã¼ben, manche Fehler bemerkt man direkt eine Minute danach.</text:p>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cell table:formula="of:=IF(AND([.G12]=&quot;true&quot;;[.J12]=&quot;true&quot;;[.M12]=&quot;true&quot;;[.P12]=&quot;true&quot;);&quot;true&quot;;&quot;false&quot;)" office:value-type="string" office:string-value="false" calcext:value-type="string">
            <text:p>false</text:p>
          </table:table-cell>
          <table:table-cell table:formula="of:=IF(AND([.Y12]=&quot;true&quot;;[.AB12]=&quot;true&quot;;[.AE12]=&quot;true&quot;;[.AH12]=&quot;true&quot;);&quot;true&quot;;&quot;false&quot;)" office:value-type="string" office:string-value="false" calcext:value-type="string">
            <text:p>false</text:p>
          </table:table-cell>
        </table:table-row>
        <table:table-row table:style-name="ro1">
          <table:table-cell office:value-type="string" calcext:value-type="string">
            <text:p>153db522-a811-45b2-8849-7f8b31bd797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8.212762" calcext:value-type="float">
            <text:p>68.2127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43499" calcext:value-type="float">
            <text:p>50.3434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7.550166" calcext:value-type="float">
            <text:p>37.5501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7201" calcext:value-type="float">
            <text:p>20.97201</text:p>
          </table:table-cell>
          <table:table-cell office:value-type="string" calcext:value-type="string">
            <text:p>a12,a13,a8</text:p>
          </table:table-cell>
          <table:table-cell office:value-type="string" calcext:value-type="string">
            <text:p>true</text:p>
          </table:table-cell>
          <table:table-cell office:value-type="float" office:value="18.963269" calcext:value-type="float">
            <text:p>18.9632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125162" calcext:value-type="float">
            <text:p>57.12516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815778" calcext:value-type="float">
            <text:p>33.81577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76" calcext:value-type="float">
            <text:p>15.508576</text:p>
          </table:table-cell>
          <table:table-cell office:value-type="string" calcext:value-type="string">
            <text:p>counter,stakeholders,stakes,users</text:p>
          </table:table-cell>
          <table:table-cell office:value-type="string" calcext:value-type="string">
            <text:p>true</text:p>
          </table:table-cell>
          <table:table-cell office:value-type="float" office:value="43.251593" calcext:value-type="float">
            <text:p>43.251593</text:p>
          </table:table-cell>
          <table:table-cell office:value-type="string" calcext:value-type="string">
            <text:p>a10,a12,a14,a16,a18,a2,a3,a4,a6,a7,a8</text:p>
          </table:table-cell>
          <table:table-cell office:value-type="string" calcext:value-type="string">
            <text:p>true</text:p>
          </table:table-cell>
          <table:table-cell office:value-type="float" office:value="4.895942" calcext:value-type="float">
            <text:p>4.89594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804213" calcext:value-type="float">
            <text:p>1.804213</text:p>
          </table:table-cell>
          <table:table-cell table:number-columns-repeated="3"/>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cell table:formula="of:=IF(AND([.G13]=&quot;true&quot;;[.J13]=&quot;true&quot;;[.M13]=&quot;true&quot;;[.P13]=&quot;true&quot;);&quot;true&quot;;&quot;false&quot;)" office:value-type="string" office:string-value="true" calcext:value-type="string">
            <text:p>true</text:p>
          </table:table-cell>
          <table:table-cell table:formula="of:=IF(AND([.Y13]=&quot;true&quot;;[.AB13]=&quot;true&quot;;[.AE13]=&quot;true&quot;;[.AH13]=&quot;true&quot;);&quot;true&quot;;&quot;false&quot;)" office:value-type="string" office:string-value="true" calcext:value-type="string">
            <text:p>true</text:p>
          </table:table-cell>
        </table:table-row>
        <table:table-row table:style-name="ro1">
          <table:table-cell office:value-type="string" calcext:value-type="string">
            <text:p>1b4d36f4-c2ea-44b4-841a-d66ac78a7c0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958724" calcext:value-type="float">
            <text:p>69.9587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63.433191" calcext:value-type="float">
            <text:p>63.433191</text:p>
          </table:table-cell>
          <table:table-cell office:value-type="string" calcext:value-type="string">
            <text:p>count,from,initial,order_id,qr,tray_positions,trays</text:p>
          </table:table-cell>
          <table:table-cell office:value-type="string" calcext:value-type="string">
            <text:p>false</text:p>
          </table:table-cell>
          <table:table-cell office:value-type="float" office:value="39.991721" calcext:value-type="float">
            <text:p>39.99172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071086" calcext:value-type="float">
            <text:p>15.071086</text:p>
          </table:table-cell>
          <table:table-cell office:value-type="string" calcext:value-type="string">
            <text:p>a12,a13,a8</text:p>
          </table:table-cell>
          <table:table-cell office:value-type="string" calcext:value-type="string">
            <text:p>true</text:p>
          </table:table-cell>
          <table:table-cell office:value-type="float" office:value="5.312127" calcext:value-type="float">
            <text:p>5.31212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0.271797" calcext:value-type="float">
            <text:p>80.27179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309956" calcext:value-type="float">
            <text:p>36.30995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26705" calcext:value-type="float">
            <text:p>28.26705</text:p>
          </table:table-cell>
          <table:table-cell office:value-type="string" calcext:value-type="string">
            <text:p>counter,stakeholders,stakes,users</text:p>
          </table:table-cell>
          <table:table-cell office:value-type="string" calcext:value-type="string">
            <text:p>true</text:p>
          </table:table-cell>
          <table:table-cell office:value-type="float" office:value="49.062577" calcext:value-type="float">
            <text:p>49.062577</text:p>
          </table:table-cell>
          <table:table-cell office:value-type="string" calcext:value-type="string">
            <text:p>a10,a12,a14,a16,a18,a2,a3,a4,a6,a7,a8</text:p>
          </table:table-cell>
          <table:table-cell office:value-type="string" calcext:value-type="string">
            <text:p>true</text:p>
          </table:table-cell>
          <table:table-cell office:value-type="float" office:value="7.701363" calcext:value-type="float">
            <text:p>7.701363</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737405" calcext:value-type="float">
            <text:p>3.737405</text:p>
          </table:table-cell>
          <table:table-cell table:number-columns-repeated="2" office:value-type="float" office:value="0" calcext:value-type="float">
            <text:p>0</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cell table:formula="of:=IF(AND([.G14]=&quot;true&quot;;[.J14]=&quot;true&quot;;[.M14]=&quot;true&quot;;[.P14]=&quot;true&quot;);&quot;true&quot;;&quot;false&quot;)" office:value-type="string" office:string-value="false" calcext:value-type="string">
            <text:p>false</text:p>
          </table:table-cell>
          <table:table-cell table:formula="of:=IF(AND([.Y14]=&quot;true&quot;;[.AB14]=&quot;true&quot;;[.AE14]=&quot;true&quot;;[.AH14]=&quot;true&quot;);&quot;true&quot;;&quot;false&quot;)" office:value-type="string" office:string-value="true" calcext:value-type="string">
            <text:p>true</text:p>
          </table:table-cell>
        </table:table-row>
        <table:table-row table:style-name="ro1">
          <table:table-cell office:value-type="string" calcext:value-type="string">
            <text:p>200e9a03-7e98-4daf-abfb-208550456a5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19463" calcext:value-type="float">
            <text:p>61.19463</text:p>
          </table:table-cell>
          <table:table-cell office:value-type="string" calcext:value-type="string">
            <text:p>from,initial,order,order_list,qr,tray_positions,trays</text:p>
          </table:table-cell>
          <table:table-cell office:value-type="string" calcext:value-type="string">
            <text:p>false</text:p>
          </table:table-cell>
          <table:table-cell office:value-type="float" office:value="44.722153" calcext:value-type="float">
            <text:p>44.72215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430587" calcext:value-type="float">
            <text:p>9.430587</text:p>
          </table:table-cell>
          <table:table-cell office:value-type="string" calcext:value-type="string">
            <text:p>initial</text:p>
          </table:table-cell>
          <table:table-cell office:value-type="string" calcext:value-type="string">
            <text:p>false</text:p>
          </table:table-cell>
          <table:table-cell office:value-type="float" office:value="18.949502" calcext:value-type="float">
            <text:p>18.949502</text:p>
          </table:table-cell>
          <table:table-cell office:value-type="string" calcext:value-type="string">
            <text:p>a12,a13,a8</text:p>
          </table:table-cell>
          <table:table-cell office:value-type="string" calcext:value-type="string">
            <text:p>true</text:p>
          </table:table-cell>
          <table:table-cell office:value-type="float" office:value="32.103265" calcext:value-type="float">
            <text:p>32.103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820607" calcext:value-type="float">
            <text:p>52.82060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9921" calcext:value-type="float">
            <text:p>36.799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701271" calcext:value-type="float">
            <text:p>22.701271</text:p>
          </table:table-cell>
          <table:table-cell office:value-type="string" calcext:value-type="string">
            <text:p>counter,stakeholders,stakes,users</text:p>
          </table:table-cell>
          <table:table-cell office:value-type="string" calcext:value-type="string">
            <text:p>true</text:p>
          </table:table-cell>
          <table:table-cell office:value-type="float" office:value="76.156575" calcext:value-type="float">
            <text:p>76.156575</text:p>
          </table:table-cell>
          <table:table-cell office:value-type="string" calcext:value-type="string">
            <text:p>a10,a12,a14,a16,a18,a2,a3,a4,a6,a7,a8</text:p>
          </table:table-cell>
          <table:table-cell office:value-type="string" calcext:value-type="string">
            <text:p>true</text:p>
          </table:table-cell>
          <table:table-cell office:value-type="float" office:value="14.348482" calcext:value-type="float">
            <text:p>14.34848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595555" calcext:value-type="float">
            <text:p>39.595555</text:p>
          </table:table-cell>
          <table:table-cell table:number-columns-repeated="2" office:value-type="float" office:value="1" calcext:value-type="float">
            <text:p>1</text:p>
          </table:table-cell>
          <table:table-cell office:value-type="string" calcext:value-type="string">
            <text:p>When the diagramms get large, CPEE BPMN is easier than following the lines btw. data objects and tasks in classical BPMN</text:p>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cell table:formula="of:=IF(AND([.G15]=&quot;true&quot;;[.J15]=&quot;true&quot;;[.M15]=&quot;true&quot;;[.P15]=&quot;true&quot;);&quot;true&quot;;&quot;false&quot;)" office:value-type="string" office:string-value="false" calcext:value-type="string">
            <text:p>false</text:p>
          </table:table-cell>
          <table:table-cell table:formula="of:=IF(AND([.Y15]=&quot;true&quot;;[.AB15]=&quot;true&quot;;[.AE15]=&quot;true&quot;;[.AH15]=&quot;true&quot;);&quot;true&quot;;&quot;false&quot;)" office:value-type="string" office:string-value="true" calcext:value-type="string">
            <text:p>true</text:p>
          </table:table-cell>
        </table:table-row>
        <table:table-row table:style-name="ro1">
          <table:table-cell office:value-type="string" calcext:value-type="string">
            <text:p>232a93e9-6a52-4b03-83c6-c3885f0c0d5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175573" calcext:value-type="float">
            <text:p>48.1755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945633" calcext:value-type="float">
            <text:p>39.94563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629287" calcext:value-type="float">
            <text:p>24.62928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831554" calcext:value-type="float">
            <text:p>14.831554</text:p>
          </table:table-cell>
          <table:table-cell office:value-type="string" calcext:value-type="string">
            <text:p>a12,a13,a8</text:p>
          </table:table-cell>
          <table:table-cell office:value-type="string" calcext:value-type="string">
            <text:p>true</text:p>
          </table:table-cell>
          <table:table-cell office:value-type="float" office:value="9.28999" calcext:value-type="float">
            <text:p>9.289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527865" calcext:value-type="float">
            <text:p>48.5278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62173" calcext:value-type="float">
            <text:p>26.562173</text:p>
          </table:table-cell>
          <table:table-cell office:value-type="string" calcext:value-type="string">
            <text:p>counter,stakeholders,stakes,users</text:p>
          </table:table-cell>
          <table:table-cell office:value-type="string" calcext:value-type="string">
            <text:p>false</text:p>
          </table:table-cell>
          <table:table-cell office:value-type="float" office:value="13.743348" calcext:value-type="float">
            <text:p>13.743348</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2.253156" calcext:value-type="float">
            <text:p>52.253156</text:p>
          </table:table-cell>
          <table:table-cell office:value-type="string" calcext:value-type="string">
            <text:p>a10,a12,a14,a16,a18,a2,a3,a4,a6,a7,a8</text:p>
          </table:table-cell>
          <table:table-cell office:value-type="string" calcext:value-type="string">
            <text:p>true</text:p>
          </table:table-cell>
          <table:table-cell office:value-type="float" office:value="6.456484" calcext:value-type="float">
            <text:p>6.4564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10447" calcext:value-type="float">
            <text:p>6.210447</text:p>
          </table:table-cell>
          <table:table-cell office:value-type="float" office:value="-2" calcext:value-type="float">
            <text:p>-2</text:p>
          </table:table-cell>
          <table:table-cell office:value-type="float" office:value="1" calcext:value-type="float">
            <text:p>1</text:p>
          </table:table-cell>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cell table:formula="of:=IF(AND([.G16]=&quot;true&quot;;[.J16]=&quot;true&quot;;[.M16]=&quot;true&quot;;[.P16]=&quot;true&quot;);&quot;true&quot;;&quot;false&quot;)" office:value-type="string" office:string-value="true" calcext:value-type="string">
            <text:p>true</text:p>
          </table:table-cell>
          <table:table-cell table:formula="of:=IF(AND([.Y16]=&quot;true&quot;;[.AB16]=&quot;true&quot;;[.AE16]=&quot;true&quot;;[.AH16]=&quot;true&quot;);&quot;true&quot;;&quot;false&quot;)" office:value-type="string" office:string-value="false" calcext:value-type="string">
            <text:p>false</text:p>
          </table:table-cell>
        </table:table-row>
        <table:table-row table:style-name="ro1">
          <table:table-cell office:value-type="string" calcext:value-type="string">
            <text:p>253b4f9b-2357-4cb9-8a39-8b8f4efe03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7.896142" calcext:value-type="float">
            <text:p>117.8961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46763" calcext:value-type="float">
            <text:p>36.0467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3.135312" calcext:value-type="float">
            <text:p>23.135312</text:p>
          </table:table-cell>
          <table:table-cell office:value-type="string" calcext:value-type="string">
            <text:p>counter,stakeholders,users</text:p>
          </table:table-cell>
          <table:table-cell office:value-type="string" calcext:value-type="string">
            <text:p>false</text:p>
          </table:table-cell>
          <table:table-cell office:value-type="float" office:value="62.066752" calcext:value-type="float">
            <text:p>62.066752</text:p>
          </table:table-cell>
          <table:table-cell office:value-type="string" calcext:value-type="string">
            <text:p>a12,a16,a18,a2,a3,a4,a6,a7,a8</text:p>
          </table:table-cell>
          <table:table-cell office:value-type="string" calcext:value-type="string">
            <text:p>false</text:p>
          </table:table-cell>
          <table:table-cell office:value-type="float" office:value="32.364645" calcext:value-type="float">
            <text:p>32.3646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20241" calcext:value-type="float">
            <text:p>46.202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056698" calcext:value-type="float">
            <text:p>44.05669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2.394974" calcext:value-type="float">
            <text:p>32.394974</text:p>
          </table:table-cell>
          <table:table-cell office:value-type="string" calcext:value-type="string">
            <text:p>count,current_tray,initial,order_item</text:p>
          </table:table-cell>
          <table:table-cell office:value-type="string" calcext:value-type="string">
            <text:p>true</text:p>
          </table:table-cell>
          <table:table-cell office:value-type="float" office:value="39.863266" calcext:value-type="float">
            <text:p>39.863266</text:p>
          </table:table-cell>
          <table:table-cell office:value-type="string" calcext:value-type="string">
            <text:p>a12,a13,a8</text:p>
          </table:table-cell>
          <table:table-cell office:value-type="string" calcext:value-type="string">
            <text:p>true</text:p>
          </table:table-cell>
          <table:table-cell office:value-type="float" office:value="49.788808" calcext:value-type="float">
            <text:p>49.788808</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65191" calcext:value-type="float">
            <text:p>5.065191</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true" calcext:value-type="string">
            <text:p>true</text:p>
          </table:table-cell>
          <table:table-cell table:formula="of:=IF(AND([.G17]=&quot;true&quot;;[.J17]=&quot;true&quot;;[.M17]=&quot;true&quot;;[.P17]=&quot;true&quot;);&quot;true&quot;;&quot;false&quot;)" office:value-type="string" office:string-value="false" calcext:value-type="string">
            <text:p>false</text:p>
          </table:table-cell>
          <table:table-cell table:formula="of:=IF(AND([.Y17]=&quot;true&quot;;[.AB17]=&quot;true&quot;;[.AE17]=&quot;true&quot;;[.AH17]=&quot;true&quot;);&quot;true&quot;;&quot;false&quot;)" office:value-type="string" office:string-value="true" calcext:value-type="string">
            <text:p>true</text:p>
          </table:table-cell>
        </table:table-row>
        <table:table-row table:style-name="ro1">
          <table:table-cell office:value-type="string" calcext:value-type="string">
            <text:p>28253b2e-e25d-4b16-b661-6a2a61ab88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370961" calcext:value-type="float">
            <text:p>57.37096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0.977072" calcext:value-type="float">
            <text:p>30.977072</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7.899596" calcext:value-type="float">
            <text:p>7.899596</text:p>
          </table:table-cell>
          <table:table-cell office:value-type="string" calcext:value-type="string">
            <text:p>initial</text:p>
          </table:table-cell>
          <table:table-cell office:value-type="string" calcext:value-type="string">
            <text:p>false</text:p>
          </table:table-cell>
          <table:table-cell office:value-type="float" office:value="18.471427" calcext:value-type="float">
            <text:p>18.471427</text:p>
          </table:table-cell>
          <table:table-cell office:value-type="string" calcext:value-type="string">
            <text:p>a12,a13,a8</text:p>
          </table:table-cell>
          <table:table-cell office:value-type="string" calcext:value-type="string">
            <text:p>true</text:p>
          </table:table-cell>
          <table:table-cell office:value-type="float" office:value="10.819584" calcext:value-type="float">
            <text:p>10.8195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522257" calcext:value-type="float">
            <text:p>70.5222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64373" calcext:value-type="float">
            <text:p>21.76437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223384" calcext:value-type="float">
            <text:p>7.223384</text:p>
          </table:table-cell>
          <table:table-cell office:value-type="string" calcext:value-type="string">
            <text:p>stakeholders,stakes</text:p>
          </table:table-cell>
          <table:table-cell office:value-type="string" calcext:value-type="string">
            <text:p>false</text:p>
          </table:table-cell>
          <table:table-cell office:value-type="float" office:value="49.231892" calcext:value-type="float">
            <text:p>49.231892</text:p>
          </table:table-cell>
          <table:table-cell office:value-type="string" calcext:value-type="string">
            <text:p>a10,a12,a14,a16,a18,a2,a3,a4,a6,a7,a8</text:p>
          </table:table-cell>
          <table:table-cell office:value-type="string" calcext:value-type="string">
            <text:p>true</text:p>
          </table:table-cell>
          <table:table-cell office:value-type="float" office:value="11.819124" calcext:value-type="float">
            <text:p>11.81912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921167" calcext:value-type="float">
            <text:p>6.921167</text:p>
          </table:table-cell>
          <table:table-cell office:value-type="float" office:value="-1" calcext:value-type="float">
            <text:p>-1</text:p>
          </table:table-cell>
          <table:table-cell office:value-type="float" office:value="2" calcext:value-type="float">
            <text:p>2</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cell table:formula="of:=IF(AND([.G18]=&quot;true&quot;;[.J18]=&quot;true&quot;;[.M18]=&quot;true&quot;;[.P18]=&quot;true&quot;);&quot;true&quot;;&quot;false&quot;)" office:value-type="string" office:string-value="false" calcext:value-type="string">
            <text:p>false</text:p>
          </table:table-cell>
          <table:table-cell table:formula="of:=IF(AND([.Y18]=&quot;true&quot;;[.AB18]=&quot;true&quot;;[.AE18]=&quot;true&quot;;[.AH18]=&quot;true&quot;);&quot;true&quot;;&quot;false&quot;)" office:value-type="string" office:string-value="false" calcext:value-type="string">
            <text:p>false</text:p>
          </table:table-cell>
        </table:table-row>
        <table:table-row table:style-name="ro1">
          <table:table-cell office:value-type="string" calcext:value-type="string">
            <text:p>29ae41cd-641a-46f0-b14c-2e1c75bc377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290409" calcext:value-type="float">
            <text:p>75.290409</text:p>
          </table:table-cell>
          <table:table-cell office:value-type="string" calcext:value-type="string">
            <text:p>all_apps,counter,cur_app,idea_description,stakeholders,stakes,users</text:p>
          </table:table-cell>
          <table:table-cell office:value-type="string" calcext:value-type="string">
            <text:p>false</text:p>
          </table:table-cell>
          <table:table-cell office:value-type="float" office:value="55.477398" calcext:value-type="float">
            <text:p>55.4773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7.033604" calcext:value-type="float">
            <text:p>27.033604</text:p>
          </table:table-cell>
          <table:table-cell office:value-type="string" calcext:value-type="string">
            <text:p>counter,stakeholders,stakes,users</text:p>
          </table:table-cell>
          <table:table-cell office:value-type="string" calcext:value-type="string">
            <text:p>true</text:p>
          </table:table-cell>
          <table:table-cell office:value-type="float" office:value="112.571308" calcext:value-type="float">
            <text:p>112.571308</text:p>
          </table:table-cell>
          <table:table-cell office:value-type="string" calcext:value-type="string">
            <text:p>a10,a12,a16,a18,a2,a3,a4,a6,a7,a8</text:p>
          </table:table-cell>
          <table:table-cell office:value-type="string" calcext:value-type="string">
            <text:p>false</text:p>
          </table:table-cell>
          <table:table-cell office:value-type="float" office:value="10.142667" calcext:value-type="float">
            <text:p>10.1426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431878" calcext:value-type="float">
            <text:p>16.431878</text:p>
          </table:table-cell>
          <table:table-cell office:value-type="string" calcext:value-type="string">
            <text:p>order_id,order_item,order_list,qr,tray_positions,trays</text:p>
          </table:table-cell>
          <table:table-cell office:value-type="string" calcext:value-type="string">
            <text:p>false</text:p>
          </table:table-cell>
          <table:table-cell office:value-type="float" office:value="14.592325" calcext:value-type="float">
            <text:p>14.592325</text:p>
          </table:table-cell>
          <table:table-cell office:value-type="string" calcext:value-type="string">
            <text:p>initial,order_list</text:p>
          </table:table-cell>
          <table:table-cell office:value-type="string" calcext:value-type="string">
            <text:p>false</text:p>
          </table:table-cell>
          <table:table-cell office:value-type="float" office:value="15.215854" calcext:value-type="float">
            <text:p>15.215854</text:p>
          </table:table-cell>
          <table:table-cell office:value-type="string" calcext:value-type="string">
            <text:p>order,qr,trays</text:p>
          </table:table-cell>
          <table:table-cell office:value-type="string" calcext:value-type="string">
            <text:p>false</text:p>
          </table:table-cell>
          <table:table-cell office:value-type="float" office:value="11.501951" calcext:value-type="float">
            <text:p>11.501951</text:p>
          </table:table-cell>
          <table:table-cell office:value-type="string" calcext:value-type="string">
            <text:p>a10,a7,a8</text:p>
          </table:table-cell>
          <table:table-cell office:value-type="string" calcext:value-type="string">
            <text:p>false</text:p>
          </table:table-cell>
          <table:table-cell office:value-type="float" office:value="7.223157" calcext:value-type="float">
            <text:p>7.22315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023707" calcext:value-type="float">
            <text:p>6.023707</text:p>
          </table:table-cell>
          <table:table-cell table:number-columns-repeated="2" office:value-type="float" office:value="0" calcext:value-type="float">
            <text:p>0</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cell table:formula="of:=IF(AND([.G19]=&quot;true&quot;;[.J19]=&quot;true&quot;;[.M19]=&quot;true&quot;;[.P19]=&quot;true&quot;);&quot;true&quot;;&quot;false&quot;)" office:value-type="string" office:string-value="false" calcext:value-type="string">
            <text:p>false</text:p>
          </table:table-cell>
          <table:table-cell table:formula="of:=IF(AND([.Y19]=&quot;true&quot;;[.AB19]=&quot;true&quot;;[.AE19]=&quot;true&quot;;[.AH19]=&quot;true&quot;);&quot;true&quot;;&quot;false&quot;)" office:value-type="string" office:string-value="false" calcext:value-type="string">
            <text:p>false</text:p>
          </table:table-cell>
        </table:table-row>
        <table:table-row table:style-name="ro1">
          <table:table-cell office:value-type="string" calcext:value-type="string">
            <text:p>2cda32d9-6643-408b-b584-74cd9569847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98909" calcext:value-type="float">
            <text:p>69.19890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6.984786" calcext:value-type="float">
            <text:p>46.9847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382551" calcext:value-type="float">
            <text:p>9.382551</text:p>
          </table:table-cell>
          <table:table-cell office:value-type="string" calcext:value-type="string">
            <text:p>initial</text:p>
          </table:table-cell>
          <table:table-cell office:value-type="string" calcext:value-type="string">
            <text:p>false</text:p>
          </table:table-cell>
          <table:table-cell office:value-type="float" office:value="17.536959" calcext:value-type="float">
            <text:p>17.536959</text:p>
          </table:table-cell>
          <table:table-cell office:value-type="string" calcext:value-type="string">
            <text:p>a12,a13,a8</text:p>
          </table:table-cell>
          <table:table-cell office:value-type="string" calcext:value-type="string">
            <text:p>true</text:p>
          </table:table-cell>
          <table:table-cell office:value-type="float" office:value="17.790521" calcext:value-type="float">
            <text:p>17.79052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1.926885" calcext:value-type="float">
            <text:p>41.92688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451954" calcext:value-type="float">
            <text:p>25.451954</text:p>
          </table:table-cell>
          <table:table-cell office:value-type="string" calcext:value-type="string">
            <text:p>counter,stakeholders,stakes,users</text:p>
          </table:table-cell>
          <table:table-cell office:value-type="string" calcext:value-type="string">
            <text:p>false</text:p>
          </table:table-cell>
          <table:table-cell office:value-type="float" office:value="15.041375" calcext:value-type="float">
            <text:p>15.04137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62.986013" calcext:value-type="float">
            <text:p>62.986013</text:p>
          </table:table-cell>
          <table:table-cell office:value-type="string" calcext:value-type="string">
            <text:p>a10,a12,a14,a16,a18,a2,a4,a6,a7,a8</text:p>
          </table:table-cell>
          <table:table-cell office:value-type="string" calcext:value-type="string">
            <text:p>false</text:p>
          </table:table-cell>
          <table:table-cell office:value-type="float" office:value="30.407543" calcext:value-type="float">
            <text:p>30.40754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34747" calcext:value-type="float">
            <text:p>5.934747</text:p>
          </table:table-cell>
          <table:table-cell office:value-type="float" office:value="0" calcext:value-type="float">
            <text:p>0</text:p>
          </table:table-cell>
          <table:table-cell office:value-type="float" office:value="1" calcext:value-type="float">
            <text:p>1</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cell table:formula="of:=IF(AND([.G20]=&quot;true&quot;;[.J20]=&quot;true&quot;;[.M20]=&quot;true&quot;;[.P20]=&quot;true&quot;);&quot;true&quot;;&quot;false&quot;)" office:value-type="string" office:string-value="false" calcext:value-type="string">
            <text:p>false</text:p>
          </table:table-cell>
          <table:table-cell table:formula="of:=IF(AND([.Y20]=&quot;true&quot;;[.AB20]=&quot;true&quot;;[.AE20]=&quot;true&quot;;[.AH20]=&quot;true&quot;);&quot;true&quot;;&quot;false&quot;)" office:value-type="string" office:string-value="false" calcext:value-type="string">
            <text:p>false</text:p>
          </table:table-cell>
        </table:table-row>
        <table:table-row table:style-name="ro2">
          <table:table-cell office:value-type="string" calcext:value-type="string">
            <text:p>2cef0f02-7881-4033-b0c4-655d27cd98d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030644" calcext:value-type="float">
            <text:p>39.03064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6.218946" calcext:value-type="float">
            <text:p>36.2189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19859" calcext:value-type="float">
            <text:p>20.19859</text:p>
          </table:table-cell>
          <table:table-cell office:value-type="string" calcext:value-type="string">
            <text:p>counter,stakeholders,stakes,users</text:p>
          </table:table-cell>
          <table:table-cell office:value-type="string" calcext:value-type="string">
            <text:p>true</text:p>
          </table:table-cell>
          <table:table-cell office:value-type="float" office:value="75.415489" calcext:value-type="float">
            <text:p>75.415489</text:p>
          </table:table-cell>
          <table:table-cell office:value-type="string" calcext:value-type="string">
            <text:p>a10,a12,a16,a18,a2,a3,a4,a6,a7,a8</text:p>
          </table:table-cell>
          <table:table-cell office:value-type="string" calcext:value-type="string">
            <text:p>false</text:p>
          </table:table-cell>
          <table:table-cell office:value-type="float" office:value="13.882058" calcext:value-type="float">
            <text:p>13.88205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635109" calcext:value-type="float">
            <text:p>53.635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7.575361" calcext:value-type="float">
            <text:p>17.57536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475157" calcext:value-type="float">
            <text:p>36.47515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685845" calcext:value-type="float">
            <text:p>19.685845</text:p>
          </table:table-cell>
          <table:table-cell office:value-type="string" calcext:value-type="string">
            <text:p>a12,a13,a8</text:p>
          </table:table-cell>
          <table:table-cell office:value-type="string" calcext:value-type="string">
            <text:p>true</text:p>
          </table:table-cell>
          <table:table-cell office:value-type="float" office:value="13.430222" calcext:value-type="float">
            <text:p>13.4302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46.596675" calcext:value-type="float">
            <text:p>146.59667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think the BPMN diagram was a lot more complex and this might be a bit of an unfair comparison. Nonetheless CPEE was easier to use. </text:p>
            <text:p>In my Opinion, process flow is easier to understand in normal BPMN, data flow in CPEE.</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cell table:formula="of:=IF(AND([.G21]=&quot;true&quot;;[.J21]=&quot;true&quot;;[.M21]=&quot;true&quot;;[.P21]=&quot;true&quot;);&quot;true&quot;;&quot;false&quot;)" office:value-type="string" office:string-value="false" calcext:value-type="string">
            <text:p>false</text:p>
          </table:table-cell>
          <table:table-cell table:formula="of:=IF(AND([.Y21]=&quot;true&quot;;[.AB21]=&quot;true&quot;;[.AE21]=&quot;true&quot;;[.AH21]=&quot;true&quot;);&quot;true&quot;;&quot;false&quot;)" office:value-type="string" office:string-value="false" calcext:value-type="string">
            <text:p>false</text:p>
          </table:table-cell>
        </table:table-row>
        <table:table-row table:style-name="ro1">
          <table:table-cell office:value-type="string" calcext:value-type="string">
            <text:p>2d3dcb8a-ef92-47d3-ab64-f1378f0096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197524" calcext:value-type="float">
            <text:p>55.197524</text:p>
          </table:table-cell>
          <table:table-cell office:value-type="string" calcext:value-type="string">
            <text:p>counter,stakeholders,stakes,users</text:p>
          </table:table-cell>
          <table:table-cell office:value-type="string" calcext:value-type="string">
            <text:p>false</text:p>
          </table:table-cell>
          <table:table-cell office:value-type="float" office:value="55.845129" calcext:value-type="float">
            <text:p>55.845129</text:p>
          </table:table-cell>
          <table:table-cell office:value-type="string" calcext:value-type="string">
            <text:p>counter,idea_description,users</text:p>
          </table:table-cell>
          <table:table-cell office:value-type="string" calcext:value-type="string">
            <text:p>false</text:p>
          </table:table-cell>
          <table:table-cell office:value-type="float" office:value="39.557814" calcext:value-type="float">
            <text:p>39.557814</text:p>
          </table:table-cell>
          <table:table-cell office:value-type="string" calcext:value-type="string">
            <text:p>counter,stakeholders,stakes,users</text:p>
          </table:table-cell>
          <table:table-cell office:value-type="string" calcext:value-type="string">
            <text:p>true</text:p>
          </table:table-cell>
          <table:table-cell office:value-type="float" office:value="96.537346" calcext:value-type="float">
            <text:p>96.537346</text:p>
          </table:table-cell>
          <table:table-cell office:value-type="string" calcext:value-type="string">
            <text:p>a10,a14,a16,a18,a2,a4,a7,a8</text:p>
          </table:table-cell>
          <table:table-cell office:value-type="string" calcext:value-type="string">
            <text:p>false</text:p>
          </table:table-cell>
          <table:table-cell office:value-type="float" office:value="13.479777" calcext:value-type="float">
            <text:p>13.47977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789001" calcext:value-type="float">
            <text:p>55.789001</text:p>
          </table:table-cell>
          <table:table-cell office:value-type="string" calcext:value-type="string">
            <text:p>current_tray,initial,order_id,order_item,order_list,qr,tray_positions,trays</text:p>
          </table:table-cell>
          <table:table-cell office:value-type="string" calcext:value-type="string">
            <text:p>false</text:p>
          </table:table-cell>
          <table:table-cell office:value-type="float" office:value="47.134403" calcext:value-type="float">
            <text:p>47.13440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34656" calcext:value-type="float">
            <text:p>23.34656</text:p>
          </table:table-cell>
          <table:table-cell office:value-type="string" calcext:value-type="string">
            <text:p>current_tray,order_item</text:p>
          </table:table-cell>
          <table:table-cell office:value-type="string" calcext:value-type="string">
            <text:p>false</text:p>
          </table:table-cell>
          <table:table-cell office:value-type="float" office:value="43.26074" calcext:value-type="float">
            <text:p>43.26074</text:p>
          </table:table-cell>
          <table:table-cell office:value-type="string" calcext:value-type="string">
            <text:p>a12,a13,a7,a8,a9</text:p>
          </table:table-cell>
          <table:table-cell office:value-type="string" calcext:value-type="string">
            <text:p>false</text:p>
          </table:table-cell>
          <table:table-cell office:value-type="float" office:value="17.804659" calcext:value-type="float">
            <text:p>17.80465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24782" calcext:value-type="float">
            <text:p>5.024782</text:p>
          </table:table-cell>
          <table:table-cell table:number-columns-repeated="2" office:value-type="float" office:value="0" calcext:value-type="float">
            <text:p>0</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cell table:formula="of:=IF(AND([.G22]=&quot;true&quot;;[.J22]=&quot;true&quot;;[.M22]=&quot;true&quot;;[.P22]=&quot;true&quot;);&quot;true&quot;;&quot;false&quot;)" office:value-type="string" office:string-value="false" calcext:value-type="string">
            <text:p>false</text:p>
          </table:table-cell>
          <table:table-cell table:formula="of:=IF(AND([.Y22]=&quot;true&quot;;[.AB22]=&quot;true&quot;;[.AE22]=&quot;true&quot;;[.AH22]=&quot;true&quot;);&quot;true&quot;;&quot;false&quot;)" office:value-type="string" office:string-value="false" calcext:value-type="string">
            <text:p>false</text:p>
          </table:table-cell>
        </table:table-row>
        <table:table-row table:style-name="ro1">
          <table:table-cell office:value-type="string" calcext:value-type="string">
            <text:p>2fbeaae6-e592-47ec-8392-74aeaef9ff9d</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849481" calcext:value-type="float">
            <text:p>45.8494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4.978527" calcext:value-type="float">
            <text:p>44.97852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364177" calcext:value-type="float">
            <text:p>7.364177</text:p>
          </table:table-cell>
          <table:table-cell office:value-type="string" calcext:value-type="string">
            <text:p>stakeholders,stakes</text:p>
          </table:table-cell>
          <table:table-cell office:value-type="string" calcext:value-type="string">
            <text:p>false</text:p>
          </table:table-cell>
          <table:table-cell office:value-type="float" office:value="40.96584" calcext:value-type="float">
            <text:p>40.96584</text:p>
          </table:table-cell>
          <table:table-cell office:value-type="string" calcext:value-type="string">
            <text:p>a10,a16,a2,a3,a4,a6,a7,a8</text:p>
          </table:table-cell>
          <table:table-cell office:value-type="string" calcext:value-type="string">
            <text:p>false</text:p>
          </table:table-cell>
          <table:table-cell office:value-type="float" office:value="8.030854" calcext:value-type="float">
            <text:p>8.03085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399635" calcext:value-type="float">
            <text:p>45.39963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678531" calcext:value-type="float">
            <text:p>32.6785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9.3416" calcext:value-type="float">
            <text:p>9.3416</text:p>
          </table:table-cell>
          <table:table-cell office:value-type="string" calcext:value-type="string">
            <text:p>current_tray,order_item</text:p>
          </table:table-cell>
          <table:table-cell office:value-type="string" calcext:value-type="string">
            <text:p>false</text:p>
          </table:table-cell>
          <table:table-cell office:value-type="float" office:value="31.209331" calcext:value-type="float">
            <text:p>31.209331</text:p>
          </table:table-cell>
          <table:table-cell office:value-type="string" calcext:value-type="string">
            <text:p>a12,a13,a8</text:p>
          </table:table-cell>
          <table:table-cell office:value-type="string" calcext:value-type="string">
            <text:p>true</text:p>
          </table:table-cell>
          <table:table-cell office:value-type="float" office:value="3.946889" calcext:value-type="float">
            <text:p>3.94688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839514" calcext:value-type="float">
            <text:p>9.839514</text:p>
          </table:table-cell>
          <table:table-cell office:value-type="float" office:value="2" calcext:value-type="float">
            <text:p>2</text:p>
          </table:table-cell>
          <table:table-cell office:value-type="float" office:value="1" calcext:value-type="float">
            <text:p>1</text:p>
          </table:table-cell>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cell table:formula="of:=IF(AND([.G23]=&quot;true&quot;;[.J23]=&quot;true&quot;;[.M23]=&quot;true&quot;;[.P23]=&quot;true&quot;);&quot;true&quot;;&quot;false&quot;)" office:value-type="string" office:string-value="false" calcext:value-type="string">
            <text:p>false</text:p>
          </table:table-cell>
          <table:table-cell table:formula="of:=IF(AND([.Y23]=&quot;true&quot;;[.AB23]=&quot;true&quot;;[.AE23]=&quot;true&quot;;[.AH23]=&quot;true&quot;);&quot;true&quot;;&quot;false&quot;)" office:value-type="string" office:string-value="false" calcext:value-type="string">
            <text:p>false</text:p>
          </table:table-cell>
        </table:table-row>
        <table:table-row table:style-name="ro1">
          <table:table-cell office:value-type="string" calcext:value-type="string">
            <text:p>31930437-022b-40d4-9a27-2b317f6ed21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057343" calcext:value-type="float">
            <text:p>63.05734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56046" calcext:value-type="float">
            <text:p>36.056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225357" calcext:value-type="float">
            <text:p>18.225357</text:p>
          </table:table-cell>
          <table:table-cell office:value-type="string" calcext:value-type="string">
            <text:p>counter,stakeholders,stakes,users</text:p>
          </table:table-cell>
          <table:table-cell office:value-type="string" calcext:value-type="string">
            <text:p>true</text:p>
          </table:table-cell>
          <table:table-cell office:value-type="float" office:value="79.334526" calcext:value-type="float">
            <text:p>79.334526</text:p>
          </table:table-cell>
          <table:table-cell office:value-type="string" calcext:value-type="string">
            <text:p>a10,a14,a16,a18,a2,a4,a6,a7,a8</text:p>
          </table:table-cell>
          <table:table-cell office:value-type="string" calcext:value-type="string">
            <text:p>false</text:p>
          </table:table-cell>
          <table:table-cell office:value-type="float" office:value="3.935849" calcext:value-type="float">
            <text:p>3.93584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1.136431" calcext:value-type="float">
            <text:p>81.13643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571381" calcext:value-type="float">
            <text:p>32.57138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6.084985" calcext:value-type="float">
            <text:p>26.084985</text:p>
          </table:table-cell>
          <table:table-cell office:value-type="string" calcext:value-type="string">
            <text:p>count,from,initial,order,order_id,qr,tray_positions,trays</text:p>
          </table:table-cell>
          <table:table-cell office:value-type="string" calcext:value-type="string">
            <text:p>false</text:p>
          </table:table-cell>
          <table:table-cell office:value-type="float" office:value="20.968432" calcext:value-type="float">
            <text:p>20.968432</text:p>
          </table:table-cell>
          <table:table-cell office:value-type="string" calcext:value-type="string">
            <text:p>a12,a13,a8</text:p>
          </table:table-cell>
          <table:table-cell office:value-type="string" calcext:value-type="string">
            <text:p>true</text:p>
          </table:table-cell>
          <table:table-cell office:value-type="float" office:value="5.378202" calcext:value-type="float">
            <text:p>5.3782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915788" calcext:value-type="float">
            <text:p>6.915788</text:p>
          </table:table-cell>
          <table:table-cell office:value-type="float" office:value="-2" calcext:value-type="float">
            <text:p>-2</text:p>
          </table:table-cell>
          <table:table-cell office:value-type="float" office:value="-1" calcext:value-type="float">
            <text:p>-1</text:p>
          </table:table-cell>
          <table:table-cell/>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cell table:formula="of:=IF(AND([.G24]=&quot;true&quot;;[.J24]=&quot;true&quot;;[.M24]=&quot;true&quot;;[.P24]=&quot;true&quot;);&quot;true&quot;;&quot;false&quot;)" office:value-type="string" office:string-value="false" calcext:value-type="string">
            <text:p>false</text:p>
          </table:table-cell>
          <table:table-cell table:formula="of:=IF(AND([.Y24]=&quot;true&quot;;[.AB24]=&quot;true&quot;;[.AE24]=&quot;true&quot;;[.AH24]=&quot;true&quot;);&quot;true&quot;;&quot;false&quot;)" office:value-type="string" office:string-value="false" calcext:value-type="string">
            <text:p>false</text:p>
          </table:table-cell>
        </table:table-row>
        <table:table-row table:style-name="ro1">
          <table:table-cell office:value-type="string" calcext:value-type="string">
            <text:p>3382501a-2443-4908-9b8a-700bcc122f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933859" calcext:value-type="float">
            <text:p>75.93385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14442" calcext:value-type="float">
            <text:p>30.71444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966594" calcext:value-type="float">
            <text:p>28.966594</text:p>
          </table:table-cell>
          <table:table-cell office:value-type="string" calcext:value-type="string">
            <text:p>counter,stakeholders,stakes,users</text:p>
          </table:table-cell>
          <table:table-cell office:value-type="string" calcext:value-type="string">
            <text:p>true</text:p>
          </table:table-cell>
          <table:table-cell office:value-type="float" office:value="123.498704" calcext:value-type="float">
            <text:p>123.498704</text:p>
          </table:table-cell>
          <table:table-cell office:value-type="string" calcext:value-type="string">
            <text:p>a10,a12,a14,a16,a18,a2,a3,a4,a6,a7,a8</text:p>
          </table:table-cell>
          <table:table-cell office:value-type="string" calcext:value-type="string">
            <text:p>true</text:p>
          </table:table-cell>
          <table:table-cell office:value-type="float" office:value="52.186142" calcext:value-type="float">
            <text:p>52.1861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887412" calcext:value-type="float">
            <text:p>49.8874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396947" calcext:value-type="float">
            <text:p>27.396947</text:p>
          </table:table-cell>
          <table:table-cell office:value-type="string" calcext:value-type="string">
            <text:p>count,current_tray,initial,order_item</text:p>
          </table:table-cell>
          <table:table-cell office:value-type="string" calcext:value-type="string">
            <text:p>false</text:p>
          </table:table-cell>
          <table:table-cell office:value-type="float" office:value="69.116264" calcext:value-type="float">
            <text:p>69.116264</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571798" calcext:value-type="float">
            <text:p>19.571798</text:p>
          </table:table-cell>
          <table:table-cell office:value-type="string" calcext:value-type="string">
            <text:p>a12,a13,a8</text:p>
          </table:table-cell>
          <table:table-cell office:value-type="string" calcext:value-type="string">
            <text:p>true</text:p>
          </table:table-cell>
          <table:table-cell office:value-type="float" office:value="13.754507" calcext:value-type="float">
            <text:p>13.75450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976864" calcext:value-type="float">
            <text:p>4.976864</text:p>
          </table:table-cell>
          <table:table-cell office:value-type="float" office:value="0" calcext:value-type="float">
            <text:p>0</text:p>
          </table:table-cell>
          <table:table-cell office:value-type="float" office:value="1" calcext:value-type="float">
            <text:p>1</text:p>
          </table:table-cell>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cell table:formula="of:=IF(AND([.G25]=&quot;true&quot;;[.J25]=&quot;true&quot;;[.M25]=&quot;true&quot;;[.P25]=&quot;true&quot;);&quot;true&quot;;&quot;false&quot;)" office:value-type="string" office:string-value="true" calcext:value-type="string">
            <text:p>true</text:p>
          </table:table-cell>
          <table:table-cell table:formula="of:=IF(AND([.Y25]=&quot;true&quot;;[.AB25]=&quot;true&quot;;[.AE25]=&quot;true&quot;;[.AH25]=&quot;true&quot;);&quot;true&quot;;&quot;false&quot;)" office:value-type="string" office:string-value="false" calcext:value-type="string">
            <text:p>false</text:p>
          </table:table-cell>
        </table:table-row>
        <table:table-row table:style-name="ro1">
          <table:table-cell office:value-type="string" calcext:value-type="string">
            <text:p>34b7463c-5c04-4aae-b603-e29552c3596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164281" calcext:value-type="float">
            <text:p>48.1642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089631" calcext:value-type="float">
            <text:p>30.0896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208045" calcext:value-type="float">
            <text:p>25.208045</text:p>
          </table:table-cell>
          <table:table-cell office:value-type="string" calcext:value-type="string">
            <text:p>counter,stakeholders,stakes,users</text:p>
          </table:table-cell>
          <table:table-cell office:value-type="string" calcext:value-type="string">
            <text:p>true</text:p>
          </table:table-cell>
          <table:table-cell office:value-type="float" office:value="101.379793" calcext:value-type="float">
            <text:p>101.379793</text:p>
          </table:table-cell>
          <table:table-cell office:value-type="string" calcext:value-type="string">
            <text:p>a10,a12,a14,a16,a18,a2,a3,a4,a6,a7,a8</text:p>
          </table:table-cell>
          <table:table-cell office:value-type="string" calcext:value-type="string">
            <text:p>true</text:p>
          </table:table-cell>
          <table:table-cell office:value-type="float" office:value="29.494033" calcext:value-type="float">
            <text:p>29.4940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840673" calcext:value-type="float">
            <text:p>58.8406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331212" calcext:value-type="float">
            <text:p>44.331212</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9.316666" calcext:value-type="float">
            <text:p>29.31666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880439" calcext:value-type="float">
            <text:p>31.880439</text:p>
          </table:table-cell>
          <table:table-cell office:value-type="string" calcext:value-type="string">
            <text:p>a12,a13,a8</text:p>
          </table:table-cell>
          <table:table-cell office:value-type="string" calcext:value-type="string">
            <text:p>true</text:p>
          </table:table-cell>
          <table:table-cell office:value-type="float" office:value="17.305481" calcext:value-type="float">
            <text:p>17.30548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9837" calcext:value-type="float">
            <text:p>6.579837</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false" calcext:value-type="string">
            <text:p>false</text:p>
          </table:table-cell>
          <table:table-cell table:formula="of:=IF(AND([.G26]=&quot;true&quot;;[.J26]=&quot;true&quot;;[.M26]=&quot;true&quot;;[.P26]=&quot;true&quot;);&quot;true&quot;;&quot;false&quot;)" office:value-type="string" office:string-value="true" calcext:value-type="string">
            <text:p>true</text:p>
          </table:table-cell>
          <table:table-cell table:formula="of:=IF(AND([.Y26]=&quot;true&quot;;[.AB26]=&quot;true&quot;;[.AE26]=&quot;true&quot;;[.AH26]=&quot;true&quot;);&quot;true&quot;;&quot;false&quot;)" office:value-type="string" office:string-value="false" calcext:value-type="string">
            <text:p>false</text:p>
          </table:table-cell>
        </table:table-row>
        <table:table-row table:style-name="ro1">
          <table:table-cell office:value-type="string" calcext:value-type="string">
            <text:p>34fc64e9-5c92-4b65-86c8-3837e0c190f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4471" calcext:value-type="float">
            <text:p>90.404471</text:p>
          </table:table-cell>
          <table:table-cell office:value-type="string" calcext:value-type="string">
            <text:p>count,current_tray,from,initial,order_id,order_item,order_list,tray_positions,trays</text:p>
          </table:table-cell>
          <table:table-cell office:value-type="string" calcext:value-type="string">
            <text:p>false</text:p>
          </table:table-cell>
          <table:table-cell office:value-type="float" office:value="86.211963" calcext:value-type="float">
            <text:p>86.211963</text:p>
          </table:table-cell>
          <table:table-cell office:value-type="string" calcext:value-type="string">
            <text:p>count,from,order_id,order_item,order_list,qr,tray_positions,trays</text:p>
          </table:table-cell>
          <table:table-cell office:value-type="string" calcext:value-type="string">
            <text:p>false</text:p>
          </table:table-cell>
          <table:table-cell office:value-type="float" office:value="14.232178" calcext:value-type="float">
            <text:p>14.232178</text:p>
          </table:table-cell>
          <table:table-cell office:value-type="string" calcext:value-type="string">
            <text:p>count,current_tray,initial</text:p>
          </table:table-cell>
          <table:table-cell office:value-type="string" calcext:value-type="string">
            <text:p>false</text:p>
          </table:table-cell>
          <table:table-cell office:value-type="float" office:value="23.913658" calcext:value-type="float">
            <text:p>23.913658</text:p>
          </table:table-cell>
          <table:table-cell office:value-type="string" calcext:value-type="string">
            <text:p>a12,a13,a8</text:p>
          </table:table-cell>
          <table:table-cell office:value-type="string" calcext:value-type="string">
            <text:p>true</text:p>
          </table:table-cell>
          <table:table-cell office:value-type="float" office:value="28.659458" calcext:value-type="float">
            <text:p>28.659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3.373382" calcext:value-type="float">
            <text:p>83.373382</text:p>
          </table:table-cell>
          <table:table-cell office:value-type="string" calcext:value-type="string">
            <text:p>counter,cur_app,idea_description,result,stakeholders,stakes,users</text:p>
          </table:table-cell>
          <table:table-cell office:value-type="string" calcext:value-type="string">
            <text:p>false</text:p>
          </table:table-cell>
          <table:table-cell office:value-type="float" office:value="44.83108" calcext:value-type="float">
            <text:p>44.8310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180515" calcext:value-type="float">
            <text:p>12.180515</text:p>
          </table:table-cell>
          <table:table-cell office:value-type="string" calcext:value-type="string">
            <text:p>stakeholders,stakes</text:p>
          </table:table-cell>
          <table:table-cell office:value-type="string" calcext:value-type="string">
            <text:p>false</text:p>
          </table:table-cell>
          <table:table-cell office:value-type="float" office:value="41.354791" calcext:value-type="float">
            <text:p>41.354791</text:p>
          </table:table-cell>
          <table:table-cell office:value-type="string" calcext:value-type="string">
            <text:p>a10,a12,a18,a2,a3,a4,a6,a7,a8</text:p>
          </table:table-cell>
          <table:table-cell office:value-type="string" calcext:value-type="string">
            <text:p>false</text:p>
          </table:table-cell>
          <table:table-cell office:value-type="float" office:value="4.315284" calcext:value-type="float">
            <text:p>4.3152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43369" calcext:value-type="float">
            <text:p>9.43369</text:p>
          </table:table-cell>
          <table:table-cell table:number-columns-repeated="2" office:value-type="float" office:value="2" calcext:value-type="float">
            <text:p>2</text:p>
          </table:table-cell>
          <table:table-cell office:value-type="string" calcext:value-type="string">
            <text:p>danke</text:p>
          </table:table-cell>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cell table:formula="of:=IF(AND([.G27]=&quot;true&quot;;[.J27]=&quot;true&quot;;[.M27]=&quot;true&quot;;[.P27]=&quot;true&quot;);&quot;true&quot;;&quot;false&quot;)" office:value-type="string" office:string-value="false" calcext:value-type="string">
            <text:p>false</text:p>
          </table:table-cell>
          <table:table-cell table:formula="of:=IF(AND([.Y27]=&quot;true&quot;;[.AB27]=&quot;true&quot;;[.AE27]=&quot;true&quot;;[.AH27]=&quot;true&quot;);&quot;true&quot;;&quot;false&quot;)" office:value-type="string" office:string-value="false" calcext:value-type="string">
            <text:p>false</text:p>
          </table:table-cell>
        </table:table-row>
        <table:table-row table:style-name="ro1">
          <table:table-cell office:value-type="string" calcext:value-type="string">
            <text:p>355de98c-0056-4e50-8c7d-a0d89d4194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493849" calcext:value-type="float">
            <text:p>55.49384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17.770254" calcext:value-type="float">
            <text:p>17.770254</text:p>
          </table:table-cell>
          <table:table-cell office:value-type="string" calcext:value-type="string">
            <text:p>stakeholders,stakes,users</text:p>
          </table:table-cell>
          <table:table-cell office:value-type="string" calcext:value-type="string">
            <text:p>false</text:p>
          </table:table-cell>
          <table:table-cell office:value-type="float" office:value="30.309642" calcext:value-type="float">
            <text:p>30.309642</text:p>
          </table:table-cell>
          <table:table-cell office:value-type="string" calcext:value-type="string">
            <text:p>counter,cur_app,idea_description,stakeholders,stakes,users</text:p>
          </table:table-cell>
          <table:table-cell office:value-type="string" calcext:value-type="string">
            <text:p>false</text:p>
          </table:table-cell>
          <table:table-cell office:value-type="float" office:value="87.252559" calcext:value-type="float">
            <text:p>87.252559</text:p>
          </table:table-cell>
          <table:table-cell office:value-type="string" calcext:value-type="string">
            <text:p>a16,a18,a2,a3,a4,a6,a7,a8</text:p>
          </table:table-cell>
          <table:table-cell office:value-type="string" calcext:value-type="string">
            <text:p>false</text:p>
          </table:table-cell>
          <table:table-cell office:value-type="float" office:value="9.886547" calcext:value-type="float">
            <text:p>9.886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6.950487" calcext:value-type="float">
            <text:p>86.950487</text:p>
          </table:table-cell>
          <table:table-cell office:value-type="string" calcext:value-type="string">
            <text:p>count,current_tray,from,initial,order,order_id,order_item,order_list,qr,tray_positions,trays</text:p>
          </table:table-cell>
          <table:table-cell office:value-type="string" calcext:value-type="string">
            <text:p>false</text:p>
          </table:table-cell>
          <table:table-cell office:value-type="float" office:value="45.08222" calcext:value-type="float">
            <text:p>45.08222</text:p>
          </table:table-cell>
          <table:table-cell office:value-type="string" calcext:value-type="string">
            <text:p>count,current_tray,from,initial,order_id,order_item,order_list,qr,tray_positions,trays</text:p>
          </table:table-cell>
          <table:table-cell office:value-type="string" calcext:value-type="string">
            <text:p>false</text:p>
          </table:table-cell>
          <table:table-cell office:value-type="float" office:value="9.947925" calcext:value-type="float">
            <text:p>9.947925</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5.992339" calcext:value-type="float">
            <text:p>35.992339</text:p>
          </table:table-cell>
          <table:table-cell office:value-type="string" calcext:value-type="string">
            <text:p>a12,a13,a8</text:p>
          </table:table-cell>
          <table:table-cell office:value-type="string" calcext:value-type="string">
            <text:p>true</text:p>
          </table:table-cell>
          <table:table-cell office:value-type="float" office:value="12.393257" calcext:value-type="float">
            <text:p>12.39325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68344" calcext:value-type="float">
            <text:p>8.668344</text:p>
          </table:table-cell>
          <table:table-cell office:value-type="float" office:value="2" calcext:value-type="float">
            <text:p>2</text:p>
          </table:table-cell>
          <table:table-cell office:value-type="float" office:value="1" calcext:value-type="float">
            <text:p>1</text:p>
          </table:table-cell>
          <table:table-cell/>
          <table:table-cell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cell table:formula="of:=IF(AND([.G28]=&quot;true&quot;;[.J28]=&quot;true&quot;;[.M28]=&quot;true&quot;;[.P28]=&quot;true&quot;);&quot;true&quot;;&quot;false&quot;)" office:value-type="string" office:string-value="false" calcext:value-type="string">
            <text:p>false</text:p>
          </table:table-cell>
          <table:table-cell table:formula="of:=IF(AND([.Y28]=&quot;true&quot;;[.AB28]=&quot;true&quot;;[.AE28]=&quot;true&quot;;[.AH28]=&quot;true&quot;);&quot;true&quot;;&quot;false&quot;)" office:value-type="string" office:string-value="false" calcext:value-type="string">
            <text:p>false</text:p>
          </table:table-cell>
        </table:table-row>
        <table:table-row table:style-name="ro1">
          <table:table-cell office:value-type="string" calcext:value-type="string">
            <text:p>391673c4-c714-47ee-84c1-7711d5929f7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01812" calcext:value-type="float">
            <text:p>44.0018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747282" calcext:value-type="float">
            <text:p>44.74728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417192" calcext:value-type="float">
            <text:p>19.41719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18436" calcext:value-type="float">
            <text:p>16.218436</text:p>
          </table:table-cell>
          <table:table-cell office:value-type="string" calcext:value-type="string">
            <text:p>a12,a13,a8</text:p>
          </table:table-cell>
          <table:table-cell office:value-type="string" calcext:value-type="string">
            <text:p>true</text:p>
          </table:table-cell>
          <table:table-cell office:value-type="float" office:value="46.814952" calcext:value-type="float">
            <text:p>46.814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80298" calcext:value-type="float">
            <text:p>5.080298</text:p>
          </table:table-cell>
          <table:table-cell/>
          <table:table-cell office:value-type="string" calcext:value-type="string">
            <text:p>false</text:p>
          </table:table-cell>
          <table:table-cell office:value-type="float" office:value="1.940017" calcext:value-type="float">
            <text:p>1.940017</text:p>
          </table:table-cell>
          <table:table-cell/>
          <table:table-cell office:value-type="string" calcext:value-type="string">
            <text:p>false</text:p>
          </table:table-cell>
          <table:table-cell office:value-type="float" office:value="1.898759" calcext:value-type="float">
            <text:p>1.898759</text:p>
          </table:table-cell>
          <table:table-cell/>
          <table:table-cell office:value-type="string" calcext:value-type="string">
            <text:p>false</text:p>
          </table:table-cell>
          <table:table-cell office:value-type="float" office:value="1.912547" calcext:value-type="float">
            <text:p>1.912547</text:p>
          </table:table-cell>
          <table:table-cell/>
          <table:table-cell office:value-type="string" calcext:value-type="string">
            <text:p>false</text:p>
          </table:table-cell>
          <table:table-cell office:value-type="float" office:value="1.206811" calcext:value-type="float">
            <text:p>1.206811</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2034" calcext:value-type="float">
            <text:p>2.852034</text:p>
          </table:table-cell>
          <table:table-cell table:number-columns-repeated="3"/>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cell table:formula="of:=IF(AND([.G29]=&quot;true&quot;;[.J29]=&quot;true&quot;;[.M29]=&quot;true&quot;;[.P29]=&quot;true&quot;);&quot;true&quot;;&quot;false&quot;)" office:value-type="string" office:string-value="true" calcext:value-type="string">
            <text:p>true</text:p>
          </table:table-cell>
          <table:table-cell table:formula="of:=IF(AND([.Y29]=&quot;true&quot;;[.AB29]=&quot;true&quot;;[.AE29]=&quot;true&quot;;[.AH29]=&quot;true&quot;);&quot;true&quot;;&quot;false&quot;)" office:value-type="string" office:string-value="false" calcext:value-type="string">
            <text:p>false</text:p>
          </table:table-cell>
        </table:table-row>
        <table:table-row table:style-name="ro1">
          <table:table-cell office:value-type="string" calcext:value-type="string">
            <text:p>3a0affdd-2def-4f50-a4ff-550caa0cd3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41652" calcext:value-type="float">
            <text:p>80.4165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934443" calcext:value-type="float">
            <text:p>27.9344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21805" calcext:value-type="float">
            <text:p>18.521805</text:p>
          </table:table-cell>
          <table:table-cell office:value-type="string" calcext:value-type="string">
            <text:p>counter,stakeholders,stakes,users</text:p>
          </table:table-cell>
          <table:table-cell office:value-type="string" calcext:value-type="string">
            <text:p>true</text:p>
          </table:table-cell>
          <table:table-cell office:value-type="float" office:value="62.92595" calcext:value-type="float">
            <text:p>62.92595</text:p>
          </table:table-cell>
          <table:table-cell office:value-type="string" calcext:value-type="string">
            <text:p>a10,a12,a14,a16,a18,a2,a3,a4,a6,a7,a8</text:p>
          </table:table-cell>
          <table:table-cell office:value-type="string" calcext:value-type="string">
            <text:p>true</text:p>
          </table:table-cell>
          <table:table-cell office:value-type="float" office:value="4.805642" calcext:value-type="float">
            <text:p>4.8056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729642" calcext:value-type="float">
            <text:p>52.729642</text:p>
          </table:table-cell>
          <table:table-cell office:value-type="string" calcext:value-type="string">
            <text:p>count,current_tray,from,initial</text:p>
          </table:table-cell>
          <table:table-cell office:value-type="string" calcext:value-type="string">
            <text:p>false</text:p>
          </table:table-cell>
          <table:table-cell office:value-type="float" office:value="35.8359" calcext:value-type="float">
            <text:p>35.8359</text:p>
          </table:table-cell>
          <table:table-cell office:value-type="string" calcext:value-type="string">
            <text:p>initial</text:p>
          </table:table-cell>
          <table:table-cell office:value-type="string" calcext:value-type="string">
            <text:p>false</text:p>
          </table:table-cell>
          <table:table-cell office:value-type="float" office:value="34.386664" calcext:value-type="float">
            <text:p>34.386664</text:p>
          </table:table-cell>
          <table:table-cell office:value-type="string" calcext:value-type="string">
            <text:p>from</text:p>
          </table:table-cell>
          <table:table-cell office:value-type="string" calcext:value-type="string">
            <text:p>false</text:p>
          </table:table-cell>
          <table:table-cell office:value-type="float" office:value="13.819069" calcext:value-type="float">
            <text:p>13.819069</text:p>
          </table:table-cell>
          <table:table-cell/>
          <table:table-cell office:value-type="string" calcext:value-type="string">
            <text:p>false</text:p>
          </table:table-cell>
          <table:table-cell office:value-type="float" office:value="3.608397" calcext:value-type="float">
            <text:p>3.60839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787162" calcext:value-type="float">
            <text:p>47.7871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f a complex problem,then cpee is better.But i don not really understand the CPEE</text:p>
          </table:table-cell>
          <table:table-cell table:formula="of:=IF(AND([.G30]=&quot;true&quot;;[.J30]=&quot;true&quot;;[.M30]=&quot;true&quot;;[.P30]=&quot;true&quot;;[.S30]=&quot;true&quot;);&quot;true&quot;;&quot;false&quot;)" office:value-type="string" office:string-value="true" calcext:value-type="string">
            <text:p>true</text:p>
          </table:table-cell>
          <table:table-cell table:formula="of:=IF(AND([.Y30]=&quot;true&quot;;[.AB30]=&quot;true&quot;;[.AE30]=&quot;true&quot;;[.AH30]=&quot;true&quot;;[.AK30]=&quot;true&quot;);&quot;true&quot;;&quot;false&quot;)" office:value-type="string" office:string-value="false" calcext:value-type="string">
            <text:p>false</text:p>
          </table:table-cell>
          <table:table-cell table:formula="of:=IF(AND([.G30]=&quot;true&quot;;[.J30]=&quot;true&quot;;[.M30]=&quot;true&quot;;[.P30]=&quot;true&quot;);&quot;true&quot;;&quot;false&quot;)" office:value-type="string" office:string-value="true" calcext:value-type="string">
            <text:p>true</text:p>
          </table:table-cell>
          <table:table-cell table:formula="of:=IF(AND([.Y30]=&quot;true&quot;;[.AB30]=&quot;true&quot;;[.AE30]=&quot;true&quot;;[.AH30]=&quot;true&quot;);&quot;true&quot;;&quot;false&quot;)" office:value-type="string" office:string-value="false" calcext:value-type="string">
            <text:p>false</text:p>
          </table:table-cell>
        </table:table-row>
        <table:table-row table:style-name="ro1">
          <table:table-cell office:value-type="string" calcext:value-type="string">
            <text:p>407f9706-add9-4f7a-b2e1-fdf26b8f200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3.131537" calcext:value-type="float">
            <text:p>73.13153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479443" calcext:value-type="float">
            <text:p>34.479443</text:p>
          </table:table-cell>
          <table:table-cell office:value-type="string" calcext:value-type="string">
            <text:p>counter,idea_description,users</text:p>
          </table:table-cell>
          <table:table-cell office:value-type="string" calcext:value-type="string">
            <text:p>false</text:p>
          </table:table-cell>
          <table:table-cell office:value-type="float" office:value="32.682987" calcext:value-type="float">
            <text:p>32.682987</text:p>
          </table:table-cell>
          <table:table-cell office:value-type="string" calcext:value-type="string">
            <text:p>counter,stakeholders,stakes,users</text:p>
          </table:table-cell>
          <table:table-cell office:value-type="string" calcext:value-type="string">
            <text:p>true</text:p>
          </table:table-cell>
          <table:table-cell office:value-type="float" office:value="97.369999" calcext:value-type="float">
            <text:p>97.369999</text:p>
          </table:table-cell>
          <table:table-cell office:value-type="string" calcext:value-type="string">
            <text:p>a10,a12,a14,a16,a18,a2,a3,a6,a7,a8</text:p>
          </table:table-cell>
          <table:table-cell office:value-type="string" calcext:value-type="string">
            <text:p>false</text:p>
          </table:table-cell>
          <table:table-cell office:value-type="float" office:value="11.600504" calcext:value-type="float">
            <text:p>11.6005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847688" calcext:value-type="float">
            <text:p>55.84768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08152" calcext:value-type="float">
            <text:p>35.008152</text:p>
          </table:table-cell>
          <table:table-cell office:value-type="string" calcext:value-type="string">
            <text:p>count,current_tray,order_item</text:p>
          </table:table-cell>
          <table:table-cell office:value-type="string" calcext:value-type="string">
            <text:p>false</text:p>
          </table:table-cell>
          <table:table-cell office:value-type="float" office:value="45.489583" calcext:value-type="float">
            <text:p>45.48958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811858" calcext:value-type="float">
            <text:p>16.811858</text:p>
          </table:table-cell>
          <table:table-cell office:value-type="string" calcext:value-type="string">
            <text:p>a12,a13,a8</text:p>
          </table:table-cell>
          <table:table-cell office:value-type="string" calcext:value-type="string">
            <text:p>true</text:p>
          </table:table-cell>
          <table:table-cell office:value-type="float" office:value="9.83739" calcext:value-type="float">
            <text:p>9.8373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686238" calcext:value-type="float">
            <text:p>10.686238</text:p>
          </table:table-cell>
          <table:table-cell office:value-type="float" office:value="-2" calcext:value-type="float">
            <text:p>-2</text:p>
          </table:table-cell>
          <table:table-cell office:value-type="float" office:value="0" calcext:value-type="float">
            <text:p>0</text:p>
          </table:table-cell>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cell table:formula="of:=IF(AND([.G31]=&quot;true&quot;;[.J31]=&quot;true&quot;;[.M31]=&quot;true&quot;;[.P31]=&quot;true&quot;);&quot;true&quot;;&quot;false&quot;)" office:value-type="string" office:string-value="false" calcext:value-type="string">
            <text:p>false</text:p>
          </table:table-cell>
          <table:table-cell table:formula="of:=IF(AND([.Y31]=&quot;true&quot;;[.AB31]=&quot;true&quot;;[.AE31]=&quot;true&quot;;[.AH31]=&quot;true&quot;);&quot;true&quot;;&quot;false&quot;)" office:value-type="string" office:string-value="false" calcext:value-type="string">
            <text:p>false</text:p>
          </table:table-cell>
        </table:table-row>
        <table:table-row table:style-name="ro1">
          <table:table-cell office:value-type="string" calcext:value-type="string">
            <text:p>447158c2-efea-4f9c-8832-28c99b43893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544383" calcext:value-type="float">
            <text:p>71.54438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778621" calcext:value-type="float">
            <text:p>42.77862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5.078685" calcext:value-type="float">
            <text:p>45.07868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496857" calcext:value-type="float">
            <text:p>23.496857</text:p>
          </table:table-cell>
          <table:table-cell office:value-type="string" calcext:value-type="string">
            <text:p>a12,a13,a8</text:p>
          </table:table-cell>
          <table:table-cell office:value-type="string" calcext:value-type="string">
            <text:p>true</text:p>
          </table:table-cell>
          <table:table-cell office:value-type="float" office:value="10.428616" calcext:value-type="float">
            <text:p>10.4286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574121" calcext:value-type="float">
            <text:p>40.5741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339265" calcext:value-type="float">
            <text:p>35.33926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64785" calcext:value-type="float">
            <text:p>16.64785</text:p>
          </table:table-cell>
          <table:table-cell office:value-type="string" calcext:value-type="string">
            <text:p>counter,stakeholders,stakes,users</text:p>
          </table:table-cell>
          <table:table-cell office:value-type="string" calcext:value-type="string">
            <text:p>true</text:p>
          </table:table-cell>
          <table:table-cell office:value-type="float" office:value="58.563433" calcext:value-type="float">
            <text:p>58.563433</text:p>
          </table:table-cell>
          <table:table-cell office:value-type="string" calcext:value-type="string">
            <text:p>a10,a12,a14,a16,a18,a2,a3,a4,a6,a7,a8</text:p>
          </table:table-cell>
          <table:table-cell office:value-type="string" calcext:value-type="string">
            <text:p>true</text:p>
          </table:table-cell>
          <table:table-cell office:value-type="float" office:value="11.618494" calcext:value-type="float">
            <text:p>11.61849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34963" calcext:value-type="float">
            <text:p>9.934963</text:p>
          </table:table-cell>
          <table:table-cell office:value-type="float" office:value="-1" calcext:value-type="float">
            <text:p>-1</text:p>
          </table:table-cell>
          <table:table-cell office:value-type="float" office:value="1" calcext:value-type="float">
            <text:p>1</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cell table:formula="of:=IF(AND([.G32]=&quot;true&quot;;[.J32]=&quot;true&quot;;[.M32]=&quot;true&quot;;[.P32]=&quot;true&quot;);&quot;true&quot;;&quot;false&quot;)" office:value-type="string" office:string-value="true" calcext:value-type="string">
            <text:p>true</text:p>
          </table:table-cell>
          <table:table-cell table:formula="of:=IF(AND([.Y32]=&quot;true&quot;;[.AB32]=&quot;true&quot;;[.AE32]=&quot;true&quot;;[.AH32]=&quot;true&quot;);&quot;true&quot;;&quot;false&quot;)" office:value-type="string" office:string-value="true" calcext:value-type="string">
            <text:p>true</text:p>
          </table:table-cell>
        </table:table-row>
        <table:table-row table:style-name="ro1">
          <table:table-cell office:value-type="string" calcext:value-type="string">
            <text:p>47fd22ba-0338-45a8-ae6e-72bcb6293d4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8.772021" calcext:value-type="float">
            <text:p>68.772021</text:p>
          </table:table-cell>
          <table:table-cell office:value-type="string" calcext:value-type="string">
            <text:p>counter,cur_app,idea_initiator,stakeholders,stakes,users</text:p>
          </table:table-cell>
          <table:table-cell office:value-type="string" calcext:value-type="string">
            <text:p>false</text:p>
          </table:table-cell>
          <table:table-cell office:value-type="float" office:value="41.308341" calcext:value-type="float">
            <text:p>41.308341</text:p>
          </table:table-cell>
          <table:table-cell office:value-type="string" calcext:value-type="string">
            <text:p>counter,idea_description,users</text:p>
          </table:table-cell>
          <table:table-cell office:value-type="string" calcext:value-type="string">
            <text:p>false</text:p>
          </table:table-cell>
          <table:table-cell office:value-type="float" office:value="36.610627" calcext:value-type="float">
            <text:p>36.610627</text:p>
          </table:table-cell>
          <table:table-cell office:value-type="string" calcext:value-type="string">
            <text:p>counter,stakeholders,stakes,users</text:p>
          </table:table-cell>
          <table:table-cell office:value-type="string" calcext:value-type="string">
            <text:p>true</text:p>
          </table:table-cell>
          <table:table-cell office:value-type="float" office:value="41.893397" calcext:value-type="float">
            <text:p>41.893397</text:p>
          </table:table-cell>
          <table:table-cell office:value-type="string" calcext:value-type="string">
            <text:p>a10,a12,a18,a3,a6,a8</text:p>
          </table:table-cell>
          <table:table-cell office:value-type="string" calcext:value-type="string">
            <text:p>false</text:p>
          </table:table-cell>
          <table:table-cell office:value-type="float" office:value="21.838222" calcext:value-type="float">
            <text:p>21.83822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992167" calcext:value-type="float">
            <text:p>5.992167</text:p>
          </table:table-cell>
          <table:table-cell/>
          <table:table-cell office:value-type="string" calcext:value-type="string">
            <text:p>false</text:p>
          </table:table-cell>
          <table:table-cell office:value-type="float" office:value="1.181696" calcext:value-type="float">
            <text:p>1.181696</text:p>
          </table:table-cell>
          <table:table-cell/>
          <table:table-cell office:value-type="string" calcext:value-type="string">
            <text:p>false</text:p>
          </table:table-cell>
          <table:table-cell office:value-type="float" office:value="24.698505" calcext:value-type="float">
            <text:p>24.698505</text:p>
          </table:table-cell>
          <table:table-cell office:value-type="string" calcext:value-type="string">
            <text:p>order,order_list</text:p>
          </table:table-cell>
          <table:table-cell office:value-type="string" calcext:value-type="string">
            <text:p>false</text:p>
          </table:table-cell>
          <table:table-cell office:value-type="float" office:value="6.090524" calcext:value-type="float">
            <text:p>6.090524</text:p>
          </table:table-cell>
          <table:table-cell office:value-type="string" calcext:value-type="string">
            <text:p>a9</text:p>
          </table:table-cell>
          <table:table-cell office:value-type="string" calcext:value-type="string">
            <text:p>false</text:p>
          </table:table-cell>
          <table:table-cell office:value-type="float" office:value="5.848127" calcext:value-type="float">
            <text:p>5.8481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70409" calcext:value-type="float">
            <text:p>2.570409</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cell table:formula="of:=IF(AND([.G33]=&quot;true&quot;;[.J33]=&quot;true&quot;;[.M33]=&quot;true&quot;;[.P33]=&quot;true&quot;);&quot;true&quot;;&quot;false&quot;)" office:value-type="string" office:string-value="false" calcext:value-type="string">
            <text:p>false</text:p>
          </table:table-cell>
          <table:table-cell table:formula="of:=IF(AND([.Y33]=&quot;true&quot;;[.AB33]=&quot;true&quot;;[.AE33]=&quot;true&quot;;[.AH33]=&quot;true&quot;);&quot;true&quot;;&quot;false&quot;)" office:value-type="string" office:string-value="false" calcext:value-type="string">
            <text:p>false</text:p>
          </table:table-cell>
        </table:table-row>
        <table:table-row table:style-name="ro2">
          <table:table-cell office:value-type="string" calcext:value-type="string">
            <text:p>49830974-4ff1-4aa9-8414-b5b75c2642d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0.425763" calcext:value-type="float">
            <text:p>40.42576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090945" calcext:value-type="float">
            <text:p>22.09094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9294" calcext:value-type="float">
            <text:p>13.9294</text:p>
          </table:table-cell>
          <table:table-cell office:value-type="string" calcext:value-type="string">
            <text:p>stakeholders,stakes,users</text:p>
          </table:table-cell>
          <table:table-cell office:value-type="string" calcext:value-type="string">
            <text:p>false</text:p>
          </table:table-cell>
          <table:table-cell office:value-type="float" office:value="24.846702" calcext:value-type="float">
            <text:p>24.846702</text:p>
          </table:table-cell>
          <table:table-cell office:value-type="string" calcext:value-type="string">
            <text:p>a10,a12,a13,a14,a15,a16,a18,a2,a23,a3,a4,a6,a7,a8</text:p>
          </table:table-cell>
          <table:table-cell office:value-type="string" calcext:value-type="string">
            <text:p>false</text:p>
          </table:table-cell>
          <table:table-cell office:value-type="float" office:value="6.433883" calcext:value-type="float">
            <text:p>6.4338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41948" calcext:value-type="float">
            <text:p>41.04194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493113" calcext:value-type="float">
            <text:p>27.49311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8.684283" calcext:value-type="float">
            <text:p>8.684283</text:p>
          </table:table-cell>
          <table:table-cell office:value-type="string" calcext:value-type="string">
            <text:p>current_tray,order_item</text:p>
          </table:table-cell>
          <table:table-cell office:value-type="string" calcext:value-type="string">
            <text:p>false</text:p>
          </table:table-cell>
          <table:table-cell office:value-type="float" office:value="16.987505" calcext:value-type="float">
            <text:p>16.987505</text:p>
          </table:table-cell>
          <table:table-cell office:value-type="string" calcext:value-type="string">
            <text:p>a12,a13,a8</text:p>
          </table:table-cell>
          <table:table-cell office:value-type="string" calcext:value-type="string">
            <text:p>true</text:p>
          </table:table-cell>
          <table:table-cell office:value-type="float" office:value="7.595051" calcext:value-type="float">
            <text:p>7.5950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6.592226" calcext:value-type="float">
            <text:p>16.592226</text:p>
          </table:table-cell>
          <table:table-cell table:number-columns-repeated="2" office:value-type="float" office:value="0" calcext:value-type="float">
            <text:p>0</text:p>
          </table:table-cell>
          <table:table-cell office:value-type="string" calcext:value-type="string">
            <text:p>too much clutter in the bpmn</text:p>
            <text:p/>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cell table:formula="of:=IF(AND([.G34]=&quot;true&quot;;[.J34]=&quot;true&quot;;[.M34]=&quot;true&quot;;[.P34]=&quot;true&quot;);&quot;true&quot;;&quot;false&quot;)" office:value-type="string" office:string-value="false" calcext:value-type="string">
            <text:p>false</text:p>
          </table:table-cell>
          <table:table-cell table:formula="of:=IF(AND([.Y34]=&quot;true&quot;;[.AB34]=&quot;true&quot;;[.AE34]=&quot;true&quot;;[.AH34]=&quot;true&quot;);&quot;true&quot;;&quot;false&quot;)" office:value-type="string" office:string-value="false" calcext:value-type="string">
            <text:p>false</text:p>
          </table:table-cell>
        </table:table-row>
        <table:table-row table:style-name="ro1">
          <table:table-cell office:value-type="string" calcext:value-type="string">
            <text:p>49c7e06b-d0ac-498b-820c-7489aed98ef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36874" calcext:value-type="float">
            <text:p>43.368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6.147758" calcext:value-type="float">
            <text:p>46.14775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15566" calcext:value-type="float">
            <text:p>26.15566</text:p>
          </table:table-cell>
          <table:table-cell office:value-type="string" calcext:value-type="string">
            <text:p>stakeholders,stakes,users</text:p>
          </table:table-cell>
          <table:table-cell office:value-type="string" calcext:value-type="string">
            <text:p>false</text:p>
          </table:table-cell>
          <table:table-cell office:value-type="float" office:value="23.844283" calcext:value-type="float">
            <text:p>23.844283</text:p>
          </table:table-cell>
          <table:table-cell office:value-type="string" calcext:value-type="string">
            <text:p>a1,a16,a18,a2,a3,a6,a7,a8</text:p>
          </table:table-cell>
          <table:table-cell office:value-type="string" calcext:value-type="string">
            <text:p>false</text:p>
          </table:table-cell>
          <table:table-cell office:value-type="float" office:value="3.353074" calcext:value-type="float">
            <text:p>3.35307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2.869297" calcext:value-type="float">
            <text:p>12.869297</text:p>
          </table:table-cell>
          <table:table-cell/>
          <table:table-cell office:value-type="string" calcext:value-type="string">
            <text:p>false</text:p>
          </table:table-cell>
          <table:table-cell office:value-type="float" office:value="0.620059" calcext:value-type="float">
            <text:p>0.620059</text:p>
          </table:table-cell>
          <table:table-cell/>
          <table:table-cell office:value-type="string" calcext:value-type="string">
            <text:p>false</text:p>
          </table:table-cell>
          <table:table-cell office:value-type="float" office:value="0.34405" calcext:value-type="float">
            <text:p>0.34405</text:p>
          </table:table-cell>
          <table:table-cell/>
          <table:table-cell office:value-type="string" calcext:value-type="string">
            <text:p>false</text:p>
          </table:table-cell>
          <table:table-cell office:value-type="float" office:value="1.063079" calcext:value-type="float">
            <text:p>1.063079</text:p>
          </table:table-cell>
          <table:table-cell/>
          <table:table-cell office:value-type="string" calcext:value-type="string">
            <text:p>false</text:p>
          </table:table-cell>
          <table:table-cell office:value-type="float" office:value="2.310797" calcext:value-type="float">
            <text:p>2.310797</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398126" calcext:value-type="float">
            <text:p>10.398126</text:p>
          </table:table-cell>
          <table:table-cell office:value-type="float" office:value="-2" calcext:value-type="float">
            <text:p>-2</text:p>
          </table:table-cell>
          <table:table-cell office:value-type="float" office:value="2" calcext:value-type="float">
            <text:p>2</text:p>
          </table:table-cell>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cell table:formula="of:=IF(AND([.G35]=&quot;true&quot;;[.J35]=&quot;true&quot;;[.M35]=&quot;true&quot;;[.P35]=&quot;true&quot;);&quot;true&quot;;&quot;false&quot;)" office:value-type="string" office:string-value="false" calcext:value-type="string">
            <text:p>false</text:p>
          </table:table-cell>
          <table:table-cell table:formula="of:=IF(AND([.Y35]=&quot;true&quot;;[.AB35]=&quot;true&quot;;[.AE35]=&quot;true&quot;;[.AH35]=&quot;true&quot;);&quot;true&quot;;&quot;false&quot;)" office:value-type="string" office:string-value="false" calcext:value-type="string">
            <text:p>false</text:p>
          </table:table-cell>
        </table:table-row>
        <table:table-row table:style-name="ro1">
          <table:table-cell office:value-type="string" calcext:value-type="string">
            <text:p>5217bf97-c280-4638-a595-ca9da60c204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2.010167" calcext:value-type="float">
            <text:p>102.0101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5.809174" calcext:value-type="float">
            <text:p>75.809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59376" calcext:value-type="float">
            <text:p>39.45937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015865" calcext:value-type="float">
            <text:p>29.015865</text:p>
          </table:table-cell>
          <table:table-cell office:value-type="string" calcext:value-type="string">
            <text:p>a12,a13,a8</text:p>
          </table:table-cell>
          <table:table-cell office:value-type="string" calcext:value-type="string">
            <text:p>true</text:p>
          </table:table-cell>
          <table:table-cell office:value-type="float" office:value="10.921556" calcext:value-type="float">
            <text:p>10.921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12.038513" calcext:value-type="float">
            <text:p>112.0385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22263" calcext:value-type="float">
            <text:p>23.22263</text:p>
          </table:table-cell>
          <table:table-cell office:value-type="string" calcext:value-type="string">
            <text:p>counter,stakeholders,stakes,users</text:p>
          </table:table-cell>
          <table:table-cell office:value-type="string" calcext:value-type="string">
            <text:p>false</text:p>
          </table:table-cell>
          <table:table-cell office:value-type="float" office:value="24.629135" calcext:value-type="float">
            <text:p>24.62913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0.457532" calcext:value-type="float">
            <text:p>50.457532</text:p>
          </table:table-cell>
          <table:table-cell office:value-type="string" calcext:value-type="string">
            <text:p>a10,a12,a14,a16,a18,a2,a3,a4,a6,a7,a8</text:p>
          </table:table-cell>
          <table:table-cell office:value-type="string" calcext:value-type="string">
            <text:p>true</text:p>
          </table:table-cell>
          <table:table-cell office:value-type="float" office:value="18.153601" calcext:value-type="float">
            <text:p>18.15360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2919" calcext:value-type="float">
            <text:p>6.392919</text:p>
          </table:table-cell>
          <table:table-cell table:number-columns-repeated="2" office:value-type="float" office:value="1" calcext:value-type="float">
            <text:p>1</text:p>
          </table:table-cell>
          <table:table-cell office:value-type="string" calcext:value-type="string">
            <text:p>no</text:p>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cell table:formula="of:=IF(AND([.G36]=&quot;true&quot;;[.J36]=&quot;true&quot;;[.M36]=&quot;true&quot;;[.P36]=&quot;true&quot;);&quot;true&quot;;&quot;false&quot;)" office:value-type="string" office:string-value="true" calcext:value-type="string">
            <text:p>true</text:p>
          </table:table-cell>
          <table:table-cell table:formula="of:=IF(AND([.Y36]=&quot;true&quot;;[.AB36]=&quot;true&quot;;[.AE36]=&quot;true&quot;;[.AH36]=&quot;true&quot;);&quot;true&quot;;&quot;false&quot;)" office:value-type="string" office:string-value="false" calcext:value-type="string">
            <text:p>false</text:p>
          </table:table-cell>
        </table:table-row>
        <table:table-row table:style-name="ro1">
          <table:table-cell office:value-type="string" calcext:value-type="string">
            <text:p>52a3184f-cfc1-4453-97f4-e6534924397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718011" calcext:value-type="float">
            <text:p>56.718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80535" calcext:value-type="float">
            <text:p>36.7805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81321" calcext:value-type="float">
            <text:p>12.381321</text:p>
          </table:table-cell>
          <table:table-cell office:value-type="string" calcext:value-type="string">
            <text:p>stakeholders,stakes,users</text:p>
          </table:table-cell>
          <table:table-cell office:value-type="string" calcext:value-type="string">
            <text:p>false</text:p>
          </table:table-cell>
          <table:table-cell office:value-type="float" office:value="70.720963" calcext:value-type="float">
            <text:p>70.720963</text:p>
          </table:table-cell>
          <table:table-cell office:value-type="string" calcext:value-type="string">
            <text:p>a14,a16,a18,a2,a3,a4,a6,a7,a8</text:p>
          </table:table-cell>
          <table:table-cell office:value-type="string" calcext:value-type="string">
            <text:p>false</text:p>
          </table:table-cell>
          <table:table-cell office:value-type="float" office:value="7.145324" calcext:value-type="float">
            <text:p>7.1453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53244" calcext:value-type="float">
            <text:p>48.453244</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22.836339" calcext:value-type="float">
            <text:p>22.83633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1.90447" calcext:value-type="float">
            <text:p>21.90447</text:p>
          </table:table-cell>
          <table:table-cell office:value-type="string" calcext:value-type="string">
            <text:p>count,current_tray,initial,order_item</text:p>
          </table:table-cell>
          <table:table-cell office:value-type="string" calcext:value-type="string">
            <text:p>true</text:p>
          </table:table-cell>
          <table:table-cell office:value-type="float" office:value="51.670501" calcext:value-type="float">
            <text:p>51.670501</text:p>
          </table:table-cell>
          <table:table-cell office:value-type="string" calcext:value-type="string">
            <text:p>a13,a8</text:p>
          </table:table-cell>
          <table:table-cell office:value-type="string" calcext:value-type="string">
            <text:p>false</text:p>
          </table:table-cell>
          <table:table-cell office:value-type="float" office:value="12.034054" calcext:value-type="float">
            <text:p>12.0340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81755" calcext:value-type="float">
            <text:p>6.481755</text:p>
          </table:table-cell>
          <table:table-cell table:number-columns-repeated="2" office:value-type="float" office:value="-1" calcext:value-type="float">
            <text:p>-1</text:p>
          </table:table-cell>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cell table:formula="of:=IF(AND([.G37]=&quot;true&quot;;[.J37]=&quot;true&quot;;[.M37]=&quot;true&quot;;[.P37]=&quot;true&quot;);&quot;true&quot;;&quot;false&quot;)" office:value-type="string" office:string-value="false" calcext:value-type="string">
            <text:p>false</text:p>
          </table:table-cell>
          <table:table-cell table:formula="of:=IF(AND([.Y37]=&quot;true&quot;;[.AB37]=&quot;true&quot;;[.AE37]=&quot;true&quot;;[.AH37]=&quot;true&quot;);&quot;true&quot;;&quot;false&quot;)" office:value-type="string" office:string-value="false" calcext:value-type="string">
            <text:p>false</text:p>
          </table:table-cell>
        </table:table-row>
        <table:table-row table:style-name="ro1">
          <table:table-cell office:value-type="string" calcext:value-type="string">
            <text:p>54e1d76d-b614-480e-a76d-c36221f5eb8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7.38088" calcext:value-type="float">
            <text:p>77.3808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123597" calcext:value-type="float">
            <text:p>33.1235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5.040518" calcext:value-type="float">
            <text:p>35.040518</text:p>
          </table:table-cell>
          <table:table-cell office:value-type="string" calcext:value-type="string">
            <text:p>counter,stakeholders,stakes,users</text:p>
          </table:table-cell>
          <table:table-cell office:value-type="string" calcext:value-type="string">
            <text:p>true</text:p>
          </table:table-cell>
          <table:table-cell office:value-type="float" office:value="72.690924" calcext:value-type="float">
            <text:p>72.690924</text:p>
          </table:table-cell>
          <table:table-cell office:value-type="string" calcext:value-type="string">
            <text:p>a10,a12,a14,a16,a18,a2,a3,a4,a6,a7,a8</text:p>
          </table:table-cell>
          <table:table-cell office:value-type="string" calcext:value-type="string">
            <text:p>true</text:p>
          </table:table-cell>
          <table:table-cell office:value-type="float" office:value="10.583035" calcext:value-type="float">
            <text:p>10.5830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540705" calcext:value-type="float">
            <text:p>55.540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902853" calcext:value-type="float">
            <text:p>34.9028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032711" calcext:value-type="float">
            <text:p>19.03271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169119" calcext:value-type="float">
            <text:p>17.169119</text:p>
          </table:table-cell>
          <table:table-cell office:value-type="string" calcext:value-type="string">
            <text:p>a12,a13,a8</text:p>
          </table:table-cell>
          <table:table-cell office:value-type="string" calcext:value-type="string">
            <text:p>true</text:p>
          </table:table-cell>
          <table:table-cell office:value-type="float" office:value="14.162396" calcext:value-type="float">
            <text:p>14.16239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59498" calcext:value-type="float">
            <text:p>3.959498</text:p>
          </table:table-cell>
          <table:table-cell table:number-columns-repeated="2" office:value-type="float" office:value="-1" calcext:value-type="float">
            <text:p>-1</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cell table:formula="of:=IF(AND([.G38]=&quot;true&quot;;[.J38]=&quot;true&quot;;[.M38]=&quot;true&quot;;[.P38]=&quot;true&quot;);&quot;true&quot;;&quot;false&quot;)" office:value-type="string" office:string-value="true" calcext:value-type="string">
            <text:p>true</text:p>
          </table:table-cell>
          <table:table-cell table:formula="of:=IF(AND([.Y38]=&quot;true&quot;;[.AB38]=&quot;true&quot;;[.AE38]=&quot;true&quot;;[.AH38]=&quot;true&quot;);&quot;true&quot;;&quot;false&quot;)" office:value-type="string" office:string-value="true" calcext:value-type="string">
            <text:p>true</text:p>
          </table:table-cell>
        </table:table-row>
        <table:table-row table:style-name="ro1">
          <table:table-cell office:value-type="string" calcext:value-type="string">
            <text:p>54e9ab5d-c4f4-4598-993e-11bb4b4c810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586525" calcext:value-type="float">
            <text:p>55.58652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045108" calcext:value-type="float">
            <text:p>27.045108</text:p>
          </table:table-cell>
          <table:table-cell office:value-type="string" calcext:value-type="string">
            <text:p>from,order_item,order_list,qr,tray_positions,trays</text:p>
          </table:table-cell>
          <table:table-cell office:value-type="string" calcext:value-type="string">
            <text:p>false</text:p>
          </table:table-cell>
          <table:table-cell office:value-type="float" office:value="38.131231" calcext:value-type="float">
            <text:p>38.1312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476225" calcext:value-type="float">
            <text:p>16.476225</text:p>
          </table:table-cell>
          <table:table-cell office:value-type="string" calcext:value-type="string">
            <text:p>a12,a13,a8</text:p>
          </table:table-cell>
          <table:table-cell office:value-type="string" calcext:value-type="string">
            <text:p>true</text:p>
          </table:table-cell>
          <table:table-cell office:value-type="float" office:value="25.305398" calcext:value-type="float">
            <text:p>25.3053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57.177108" calcext:value-type="float">
            <text:p>157.177108</text:p>
          </table:table-cell>
          <table:table-cell office:value-type="string" calcext:value-type="string">
            <text:p>all_apps,applications,counter,idea_description,idea_initiator,impact,roles,users</text:p>
          </table:table-cell>
          <table:table-cell office:value-type="string" calcext:value-type="string">
            <text:p>false</text:p>
          </table:table-cell>
          <table:table-cell office:value-type="float" office:value="16.564636" calcext:value-type="float">
            <text:p>16.564636</text:p>
          </table:table-cell>
          <table:table-cell office:value-type="string" calcext:value-type="string">
            <text:p>applications,counter,roles,users</text:p>
          </table:table-cell>
          <table:table-cell office:value-type="string" calcext:value-type="string">
            <text:p>false</text:p>
          </table:table-cell>
          <table:table-cell office:value-type="float" office:value="16.358392" calcext:value-type="float">
            <text:p>16.358392</text:p>
          </table:table-cell>
          <table:table-cell office:value-type="string" calcext:value-type="string">
            <text:p>all_apps,idea_description,idea_initiator,users</text:p>
          </table:table-cell>
          <table:table-cell office:value-type="string" calcext:value-type="string">
            <text:p>false</text:p>
          </table:table-cell>
          <table:table-cell office:value-type="float" office:value="38.963216" calcext:value-type="float">
            <text:p>38.963216</text:p>
          </table:table-cell>
          <table:table-cell office:value-type="string" calcext:value-type="string">
            <text:p>a10,a12,a13,a14,a16,a2,a3,a4,a6,a7,a8</text:p>
          </table:table-cell>
          <table:table-cell office:value-type="string" calcext:value-type="string">
            <text:p>false</text:p>
          </table:table-cell>
          <table:table-cell office:value-type="float" office:value="14.169055" calcext:value-type="float">
            <text:p>14.16905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80775" calcext:value-type="float">
            <text:p>2.880775</text:p>
          </table:table-cell>
          <table:table-cell table:number-columns-repeated="2" office:value-type="float" office:value="0" calcext:value-type="float">
            <text:p>0</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cell table:formula="of:=IF(AND([.G39]=&quot;true&quot;;[.J39]=&quot;true&quot;;[.M39]=&quot;true&quot;;[.P39]=&quot;true&quot;);&quot;true&quot;;&quot;false&quot;)" office:value-type="string" office:string-value="false" calcext:value-type="string">
            <text:p>false</text:p>
          </table:table-cell>
          <table:table-cell table:formula="of:=IF(AND([.Y39]=&quot;true&quot;;[.AB39]=&quot;true&quot;;[.AE39]=&quot;true&quot;;[.AH39]=&quot;true&quot;);&quot;true&quot;;&quot;false&quot;)" office:value-type="string" office:string-value="false" calcext:value-type="string">
            <text:p>false</text:p>
          </table:table-cell>
        </table:table-row>
        <table:table-row table:style-name="ro1">
          <table:table-cell office:value-type="string" calcext:value-type="string">
            <text:p>55165a92-2fcd-4281-8aed-37cf6f1d027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6.256229" calcext:value-type="float">
            <text:p>46.25622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140449" calcext:value-type="float">
            <text:p>27.14044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7.217906" calcext:value-type="float">
            <text:p>17.217906</text:p>
          </table:table-cell>
          <table:table-cell office:value-type="string" calcext:value-type="string">
            <text:p>stakeholders,stakes,users</text:p>
          </table:table-cell>
          <table:table-cell office:value-type="string" calcext:value-type="string">
            <text:p>false</text:p>
          </table:table-cell>
          <table:table-cell office:value-type="float" office:value="66.153773" calcext:value-type="float">
            <text:p>66.153773</text:p>
          </table:table-cell>
          <table:table-cell office:value-type="string" calcext:value-type="string">
            <text:p>a10,a12,a16,a18,a2,a3,a4,a6,a7,a8</text:p>
          </table:table-cell>
          <table:table-cell office:value-type="string" calcext:value-type="string">
            <text:p>false</text:p>
          </table:table-cell>
          <table:table-cell office:value-type="float" office:value="13.812416" calcext:value-type="float">
            <text:p>13.8124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181252" calcext:value-type="float">
            <text:p>39.1812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4.527037" calcext:value-type="float">
            <text:p>24.5270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560031" calcext:value-type="float">
            <text:p>17.5600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636436" calcext:value-type="float">
            <text:p>24.636436</text:p>
          </table:table-cell>
          <table:table-cell office:value-type="string" calcext:value-type="string">
            <text:p>a12,a13,a8</text:p>
          </table:table-cell>
          <table:table-cell office:value-type="string" calcext:value-type="string">
            <text:p>true</text:p>
          </table:table-cell>
          <table:table-cell office:value-type="float" office:value="12.849327" calcext:value-type="float">
            <text:p>12.8493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58135" calcext:value-type="float">
            <text:p>25.581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got VERY unorganized with all those arrows</text:p>
          </table:table-cell>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cell table:formula="of:=IF(AND([.G40]=&quot;true&quot;;[.J40]=&quot;true&quot;;[.M40]=&quot;true&quot;;[.P40]=&quot;true&quot;);&quot;true&quot;;&quot;false&quot;)" office:value-type="string" office:string-value="false" calcext:value-type="string">
            <text:p>false</text:p>
          </table:table-cell>
          <table:table-cell table:formula="of:=IF(AND([.Y40]=&quot;true&quot;;[.AB40]=&quot;true&quot;;[.AE40]=&quot;true&quot;;[.AH40]=&quot;true&quot;);&quot;true&quot;;&quot;false&quot;)" office:value-type="string" office:string-value="true" calcext:value-type="string">
            <text:p>true</text:p>
          </table:table-cell>
        </table:table-row>
        <table:table-row table:style-name="ro2">
          <table:table-cell office:value-type="string" calcext:value-type="string">
            <text:p>570c8425-365f-49f4-bc3a-b984d1b9284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2.527246" calcext:value-type="float">
            <text:p>82.52724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309345" calcext:value-type="float">
            <text:p>22.309345</text:p>
          </table:table-cell>
          <table:table-cell office:value-type="string" calcext:value-type="string">
            <text:p>count,current_tray,initial</text:p>
          </table:table-cell>
          <table:table-cell office:value-type="string" calcext:value-type="string">
            <text:p>false</text:p>
          </table:table-cell>
          <table:table-cell office:value-type="float" office:value="52.699056" calcext:value-type="float">
            <text:p>52.699056</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62.01362" calcext:value-type="float">
            <text:p>62.01362</text:p>
          </table:table-cell>
          <table:table-cell office:value-type="string" calcext:value-type="string">
            <text:p>a12,a13,a8</text:p>
          </table:table-cell>
          <table:table-cell office:value-type="string" calcext:value-type="string">
            <text:p>true</text:p>
          </table:table-cell>
          <table:table-cell office:value-type="float" office:value="14.193741" calcext:value-type="float">
            <text:p>14.193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966151" calcext:value-type="float">
            <text:p>2.966151</text:p>
          </table:table-cell>
          <table:table-cell office:value-type="string" calcext:value-type="string">
            <text:p>mission</text:p>
          </table:table-cell>
          <table:table-cell office:value-type="string" calcext:value-type="string">
            <text:p>false</text:p>
          </table:table-cell>
          <table:table-cell office:value-type="float" office:value="1.562717" calcext:value-type="float">
            <text:p>1.562717</text:p>
          </table:table-cell>
          <table:table-cell office:value-type="string" calcext:value-type="string">
            <text:p>pmgoals</text:p>
          </table:table-cell>
          <table:table-cell office:value-type="string" calcext:value-type="string">
            <text:p>false</text:p>
          </table:table-cell>
          <table:table-cell office:value-type="float" office:value="2.432507" calcext:value-type="float">
            <text:p>2.432507</text:p>
          </table:table-cell>
          <table:table-cell office:value-type="string" calcext:value-type="string">
            <text:p>idea_description</text:p>
          </table:table-cell>
          <table:table-cell office:value-type="string" calcext:value-type="string">
            <text:p>false</text:p>
          </table:table-cell>
          <table:table-cell office:value-type="float" office:value="1.845584" calcext:value-type="float">
            <text:p>1.845584</text:p>
          </table:table-cell>
          <table:table-cell office:value-type="string" calcext:value-type="string">
            <text:p>a7</text:p>
          </table:table-cell>
          <table:table-cell office:value-type="string" calcext:value-type="string">
            <text:p>false</text:p>
          </table:table-cell>
          <table:table-cell office:value-type="float" office:value="3.715102" calcext:value-type="float">
            <text:p>3.71510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759518" calcext:value-type="float">
            <text:p>9.759518</text:p>
          </table:table-cell>
          <table:table-cell table:number-columns-repeated="2" office:value-type="float" office:value="1" calcext:value-type="float">
            <text:p>1</text:p>
          </table:table-cell>
          <table:table-cell office:value-type="string" calcext:value-type="string">
            <text:p>diagramm lÃ¤dt nicht</text:p>
            <text:p/>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cell table:formula="of:=IF(AND([.G41]=&quot;true&quot;;[.J41]=&quot;true&quot;;[.M41]=&quot;true&quot;;[.P41]=&quot;true&quot;);&quot;true&quot;;&quot;false&quot;)" office:value-type="string" office:string-value="false" calcext:value-type="string">
            <text:p>false</text:p>
          </table:table-cell>
          <table:table-cell table:formula="of:=IF(AND([.Y41]=&quot;true&quot;;[.AB41]=&quot;true&quot;;[.AE41]=&quot;true&quot;;[.AH41]=&quot;true&quot;);&quot;true&quot;;&quot;false&quot;)" office:value-type="string" office:string-value="false" calcext:value-type="string">
            <text:p>false</text:p>
          </table:table-cell>
        </table:table-row>
        <table:table-row table:style-name="ro1">
          <table:table-cell office:value-type="string" calcext:value-type="string">
            <text:p>5aff45ae-4134-46fc-98ee-516c577098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1.195735" calcext:value-type="float">
            <text:p>51.19573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920037" calcext:value-type="float">
            <text:p>36.92003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354224" calcext:value-type="float">
            <text:p>18.354224</text:p>
          </table:table-cell>
          <table:table-cell office:value-type="string" calcext:value-type="string">
            <text:p>counter,stakeholders,stakes,users</text:p>
          </table:table-cell>
          <table:table-cell office:value-type="string" calcext:value-type="string">
            <text:p>true</text:p>
          </table:table-cell>
          <table:table-cell office:value-type="float" office:value="97.065746" calcext:value-type="float">
            <text:p>97.065746</text:p>
          </table:table-cell>
          <table:table-cell office:value-type="string" calcext:value-type="string">
            <text:p>a10,a12,a14,a16,a18,a2,a3,a4,a6,a7,a8</text:p>
          </table:table-cell>
          <table:table-cell office:value-type="string" calcext:value-type="string">
            <text:p>true</text:p>
          </table:table-cell>
          <table:table-cell office:value-type="float" office:value="20.152958" calcext:value-type="float">
            <text:p>20.152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6.243693" calcext:value-type="float">
            <text:p>56.24369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417999" calcext:value-type="float">
            <text:p>36.4179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3.712133" calcext:value-type="float">
            <text:p>23.7121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035077" calcext:value-type="float">
            <text:p>25.035077</text:p>
          </table:table-cell>
          <table:table-cell office:value-type="string" calcext:value-type="string">
            <text:p>a12,a13,a8</text:p>
          </table:table-cell>
          <table:table-cell office:value-type="string" calcext:value-type="string">
            <text:p>true</text:p>
          </table:table-cell>
          <table:table-cell office:value-type="float" office:value="8.241405" calcext:value-type="float">
            <text:p>8.2414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112191" calcext:value-type="float">
            <text:p>13.112191</text:p>
          </table:table-cell>
          <table:table-cell office:value-type="float" office:value="-2" calcext:value-type="float">
            <text:p>-2</text:p>
          </table:table-cell>
          <table:table-cell office:value-type="float" office:value="2" calcext:value-type="float">
            <text:p>2</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cell table:formula="of:=IF(AND([.G42]=&quot;true&quot;;[.J42]=&quot;true&quot;;[.M42]=&quot;true&quot;;[.P42]=&quot;true&quot;);&quot;true&quot;;&quot;false&quot;)" office:value-type="string" office:string-value="true" calcext:value-type="string">
            <text:p>true</text:p>
          </table:table-cell>
          <table:table-cell table:formula="of:=IF(AND([.Y42]=&quot;true&quot;;[.AB42]=&quot;true&quot;;[.AE42]=&quot;true&quot;;[.AH42]=&quot;true&quot;);&quot;true&quot;;&quot;false&quot;)" office:value-type="string" office:string-value="true" calcext:value-type="string">
            <text:p>true</text:p>
          </table:table-cell>
        </table:table-row>
        <table:table-row table:style-name="ro1">
          <table:table-cell office:value-type="string" calcext:value-type="string">
            <text:p>5ebf079b-4f89-4152-a739-70f124dac4d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375526" calcext:value-type="float">
            <text:p>63.37552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2.086479" calcext:value-type="float">
            <text:p>42.08647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4.566131" calcext:value-type="float">
            <text:p>44.5661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2074" calcext:value-type="float">
            <text:p>21.632074</text:p>
          </table:table-cell>
          <table:table-cell office:value-type="string" calcext:value-type="string">
            <text:p>a12,a13,a8</text:p>
          </table:table-cell>
          <table:table-cell office:value-type="string" calcext:value-type="string">
            <text:p>true</text:p>
          </table:table-cell>
          <table:table-cell office:value-type="float" office:value="18.30872" calcext:value-type="float">
            <text:p>18.308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645231" calcext:value-type="float">
            <text:p>43.6452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86415" calcext:value-type="float">
            <text:p>20.886415</text:p>
          </table:table-cell>
          <table:table-cell office:value-type="string" calcext:value-type="string">
            <text:p>counter,stakeholders,stakes,users</text:p>
          </table:table-cell>
          <table:table-cell office:value-type="string" calcext:value-type="string">
            <text:p>false</text:p>
          </table:table-cell>
          <table:table-cell office:value-type="float" office:value="10.202791" calcext:value-type="float">
            <text:p>10.202791</text:p>
          </table:table-cell>
          <table:table-cell office:value-type="string" calcext:value-type="string">
            <text:p>cur_app,idea_description</text:p>
          </table:table-cell>
          <table:table-cell office:value-type="string" calcext:value-type="string">
            <text:p>false</text:p>
          </table:table-cell>
          <table:table-cell office:value-type="float" office:value="42.00505" calcext:value-type="float">
            <text:p>42.00505</text:p>
          </table:table-cell>
          <table:table-cell office:value-type="string" calcext:value-type="string">
            <text:p>a10,a12,a14,a16,a18,a2,a3,a4,a6,a7,a8</text:p>
          </table:table-cell>
          <table:table-cell office:value-type="string" calcext:value-type="string">
            <text:p>true</text:p>
          </table:table-cell>
          <table:table-cell office:value-type="float" office:value="24.409557" calcext:value-type="float">
            <text:p>24.40955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86158" calcext:value-type="float">
            <text:p>3.986158</text:p>
          </table:table-cell>
          <table:table-cell table:number-columns-repeated="2" office:value-type="float" office:value="1" calcext:value-type="float">
            <text:p>1</text:p>
          </table:table-cell>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cell table:formula="of:=IF(AND([.G43]=&quot;true&quot;;[.J43]=&quot;true&quot;;[.M43]=&quot;true&quot;;[.P43]=&quot;true&quot;);&quot;true&quot;;&quot;false&quot;)" office:value-type="string" office:string-value="false" calcext:value-type="string">
            <text:p>false</text:p>
          </table:table-cell>
          <table:table-cell table:formula="of:=IF(AND([.Y43]=&quot;true&quot;;[.AB43]=&quot;true&quot;;[.AE43]=&quot;true&quot;;[.AH43]=&quot;true&quot;);&quot;true&quot;;&quot;false&quot;)" office:value-type="string" office:string-value="false" calcext:value-type="string">
            <text:p>false</text:p>
          </table:table-cell>
        </table:table-row>
        <table:table-row table:style-name="ro1">
          <table:table-cell office:value-type="string" calcext:value-type="string">
            <text:p>5fa158d6-94de-4307-b4c4-ec6e4a775f5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749085" calcext:value-type="float">
            <text:p>58.74908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586954" calcext:value-type="float">
            <text:p>46.5869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296073" calcext:value-type="float">
            <text:p>26.29607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4226" calcext:value-type="float">
            <text:p>21.634226</text:p>
          </table:table-cell>
          <table:table-cell office:value-type="string" calcext:value-type="string">
            <text:p>a12,a13,a8</text:p>
          </table:table-cell>
          <table:table-cell office:value-type="string" calcext:value-type="string">
            <text:p>true</text:p>
          </table:table-cell>
          <table:table-cell office:value-type="float" office:value="64.760789" calcext:value-type="float">
            <text:p>64.7607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071371" calcext:value-type="float">
            <text:p>70.07137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538295" calcext:value-type="float">
            <text:p>24.5382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376138" calcext:value-type="float">
            <text:p>13.376138</text:p>
          </table:table-cell>
          <table:table-cell office:value-type="string" calcext:value-type="string">
            <text:p>counter,stakeholders,stakes,users</text:p>
          </table:table-cell>
          <table:table-cell office:value-type="string" calcext:value-type="string">
            <text:p>true</text:p>
          </table:table-cell>
          <table:table-cell office:value-type="float" office:value="75.965514" calcext:value-type="float">
            <text:p>75.965514</text:p>
          </table:table-cell>
          <table:table-cell office:value-type="string" calcext:value-type="string">
            <text:p>a10,a12,a14,a16,a18,a2,a3,a4,a6,a7,a8</text:p>
          </table:table-cell>
          <table:table-cell office:value-type="string" calcext:value-type="string">
            <text:p>true</text:p>
          </table:table-cell>
          <table:table-cell office:value-type="float" office:value="27.647767" calcext:value-type="float">
            <text:p>27.64776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5529" calcext:value-type="float">
            <text:p>6.395529</text:p>
          </table:table-cell>
          <table:table-cell office:value-type="float" office:value="0" calcext:value-type="float">
            <text:p>0</text:p>
          </table:table-cell>
          <table:table-cell office:value-type="float" office:value="1" calcext:value-type="float">
            <text:p>1</text:p>
          </table:table-cell>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cell table:formula="of:=IF(AND([.G44]=&quot;true&quot;;[.J44]=&quot;true&quot;;[.M44]=&quot;true&quot;;[.P44]=&quot;true&quot;);&quot;true&quot;;&quot;false&quot;)" office:value-type="string" office:string-value="true" calcext:value-type="string">
            <text:p>true</text:p>
          </table:table-cell>
          <table:table-cell table:formula="of:=IF(AND([.Y44]=&quot;true&quot;;[.AB44]=&quot;true&quot;;[.AE44]=&quot;true&quot;;[.AH44]=&quot;true&quot;);&quot;true&quot;;&quot;false&quot;)" office:value-type="string" office:string-value="true" calcext:value-type="string">
            <text:p>true</text:p>
          </table:table-cell>
        </table:table-row>
        <table:table-row table:style-name="ro1">
          <table:table-cell office:value-type="string" calcext:value-type="string">
            <text:p>65d4e962-b10d-4970-983d-9ed978f8d0f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2.863526" calcext:value-type="float">
            <text:p>62.8635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375134" calcext:value-type="float">
            <text:p>43.3751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091147" calcext:value-type="float">
            <text:p>25.091147</text:p>
          </table:table-cell>
          <table:table-cell office:value-type="string" calcext:value-type="string">
            <text:p>counter,stakeholders,stakes,users</text:p>
          </table:table-cell>
          <table:table-cell office:value-type="string" calcext:value-type="string">
            <text:p>true</text:p>
          </table:table-cell>
          <table:table-cell office:value-type="float" office:value="95.07876" calcext:value-type="float">
            <text:p>95.07876</text:p>
          </table:table-cell>
          <table:table-cell office:value-type="string" calcext:value-type="string">
            <text:p>a10,a12,a14,a16,a18,a2,a3,a4,a6,a7,a8</text:p>
          </table:table-cell>
          <table:table-cell office:value-type="string" calcext:value-type="string">
            <text:p>true</text:p>
          </table:table-cell>
          <table:table-cell office:value-type="float" office:value="10.558453" calcext:value-type="float">
            <text:p>10.55845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938212" calcext:value-type="float">
            <text:p>46.9382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72509" calcext:value-type="float">
            <text:p>48.6725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53622" calcext:value-type="float">
            <text:p>18.3536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609745" calcext:value-type="float">
            <text:p>15.609745</text:p>
          </table:table-cell>
          <table:table-cell office:value-type="string" calcext:value-type="string">
            <text:p>a12,a13,a8</text:p>
          </table:table-cell>
          <table:table-cell office:value-type="string" calcext:value-type="string">
            <text:p>true</text:p>
          </table:table-cell>
          <table:table-cell office:value-type="float" office:value="12.728147" calcext:value-type="float">
            <text:p>12.72814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16511" calcext:value-type="float">
            <text:p>5.616511</text:p>
          </table:table-cell>
          <table:table-cell table:number-columns-repeated="2"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true" calcext:value-type="string">
            <text:p>true</text:p>
          </table:table-cell>
          <table:table-cell table:formula="of:=IF(AND([.G45]=&quot;true&quot;;[.J45]=&quot;true&quot;;[.M45]=&quot;true&quot;;[.P45]=&quot;true&quot;);&quot;true&quot;;&quot;false&quot;)" office:value-type="string" office:string-value="true" calcext:value-type="string">
            <text:p>true</text:p>
          </table:table-cell>
          <table:table-cell table:formula="of:=IF(AND([.Y45]=&quot;true&quot;;[.AB45]=&quot;true&quot;;[.AE45]=&quot;true&quot;;[.AH45]=&quot;true&quot;);&quot;true&quot;;&quot;false&quot;)" office:value-type="string" office:string-value="true" calcext:value-type="string">
            <text:p>true</text:p>
          </table:table-cell>
        </table:table-row>
        <table:table-row table:style-name="ro1">
          <table:table-cell office:value-type="string" calcext:value-type="string">
            <text:p>66dce3c6-1cf9-4e2b-a99b-69da49cd882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96.108957" calcext:value-type="float">
            <text:p>96.1089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2.119944" calcext:value-type="float">
            <text:p>52.11994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3.438124" calcext:value-type="float">
            <text:p>33.438124</text:p>
          </table:table-cell>
          <table:table-cell office:value-type="string" calcext:value-type="string">
            <text:p>counter,stakeholders,stakes,users</text:p>
          </table:table-cell>
          <table:table-cell office:value-type="string" calcext:value-type="string">
            <text:p>true</text:p>
          </table:table-cell>
          <table:table-cell office:value-type="float" office:value="140.90373" calcext:value-type="float">
            <text:p>140.90373</text:p>
          </table:table-cell>
          <table:table-cell office:value-type="string" calcext:value-type="string">
            <text:p>a10,a12,a14,a16,a18,a2,a3,a4,a6,a7,a8</text:p>
          </table:table-cell>
          <table:table-cell office:value-type="string" calcext:value-type="string">
            <text:p>true</text:p>
          </table:table-cell>
          <table:table-cell office:value-type="float" office:value="10.929742" calcext:value-type="float">
            <text:p>10.929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8.736504" calcext:value-type="float">
            <text:p>68.73650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5.593174" calcext:value-type="float">
            <text:p>65.593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81696" calcext:value-type="float">
            <text:p>18.3816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6007" calcext:value-type="float">
            <text:p>22.46007</text:p>
          </table:table-cell>
          <table:table-cell office:value-type="string" calcext:value-type="string">
            <text:p>a12,a13,a8</text:p>
          </table:table-cell>
          <table:table-cell office:value-type="string" calcext:value-type="string">
            <text:p>true</text:p>
          </table:table-cell>
          <table:table-cell office:value-type="float" office:value="10.54217" calcext:value-type="float">
            <text:p>10.5421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123013" calcext:value-type="float">
            <text:p>6.123013</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true" calcext:value-type="string">
            <text:p>true</text:p>
          </table:table-cell>
          <table:table-cell table:formula="of:=IF(AND([.G46]=&quot;true&quot;;[.J46]=&quot;true&quot;;[.M46]=&quot;true&quot;;[.P46]=&quot;true&quot;);&quot;true&quot;;&quot;false&quot;)" office:value-type="string" office:string-value="true" calcext:value-type="string">
            <text:p>true</text:p>
          </table:table-cell>
          <table:table-cell table:formula="of:=IF(AND([.Y46]=&quot;true&quot;;[.AB46]=&quot;true&quot;;[.AE46]=&quot;true&quot;;[.AH46]=&quot;true&quot;);&quot;true&quot;;&quot;false&quot;)" office:value-type="string" office:string-value="true" calcext:value-type="string">
            <text:p>true</text:p>
          </table:table-cell>
        </table:table-row>
        <table:table-row table:style-name="ro1">
          <table:table-cell office:value-type="string" calcext:value-type="string">
            <text:p>6d01a27e-781c-416c-8923-a4ccc8113aa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263328" calcext:value-type="float">
            <text:p>64.263328</text:p>
          </table:table-cell>
          <table:table-cell office:value-type="string" calcext:value-type="string">
            <text:p>counter,cur_app,stakeholders,stakes,users</text:p>
          </table:table-cell>
          <table:table-cell office:value-type="string" calcext:value-type="string">
            <text:p>false</text:p>
          </table:table-cell>
          <table:table-cell office:value-type="float" office:value="33.937095" calcext:value-type="float">
            <text:p>33.9370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256401" calcext:value-type="float">
            <text:p>26.256401</text:p>
          </table:table-cell>
          <table:table-cell office:value-type="string" calcext:value-type="string">
            <text:p>counter,stakeholders,stakes,users</text:p>
          </table:table-cell>
          <table:table-cell office:value-type="string" calcext:value-type="string">
            <text:p>true</text:p>
          </table:table-cell>
          <table:table-cell office:value-type="float" office:value="65.505898" calcext:value-type="float">
            <text:p>65.505898</text:p>
          </table:table-cell>
          <table:table-cell office:value-type="string" calcext:value-type="string">
            <text:p>a10,a12,a16,a18,a2,a3,a4,a6,a7,a8</text:p>
          </table:table-cell>
          <table:table-cell office:value-type="string" calcext:value-type="string">
            <text:p>false</text:p>
          </table:table-cell>
          <table:table-cell office:value-type="float" office:value="18.840348" calcext:value-type="float">
            <text:p>18.84034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3.739154" calcext:value-type="float">
            <text:p>43.7391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391723" calcext:value-type="float">
            <text:p>25.3917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334654" calcext:value-type="float">
            <text:p>22.33465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496911" calcext:value-type="float">
            <text:p>18.496911</text:p>
          </table:table-cell>
          <table:table-cell office:value-type="string" calcext:value-type="string">
            <text:p>a12,a13,a8</text:p>
          </table:table-cell>
          <table:table-cell office:value-type="string" calcext:value-type="string">
            <text:p>true</text:p>
          </table:table-cell>
          <table:table-cell office:value-type="float" office:value="6.935755" calcext:value-type="float">
            <text:p>6.935755</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166301" calcext:value-type="float">
            <text:p>7.166301</text:p>
          </table:table-cell>
          <table:table-cell office:value-type="float" office:value="-1" calcext:value-type="float">
            <text:p>-1</text:p>
          </table:table-cell>
          <table:table-cell office:value-type="float" office:value="1" calcext:value-type="float">
            <text:p>1</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cell table:formula="of:=IF(AND([.G47]=&quot;true&quot;;[.J47]=&quot;true&quot;;[.M47]=&quot;true&quot;;[.P47]=&quot;true&quot;);&quot;true&quot;;&quot;false&quot;)" office:value-type="string" office:string-value="false" calcext:value-type="string">
            <text:p>false</text:p>
          </table:table-cell>
          <table:table-cell table:formula="of:=IF(AND([.Y47]=&quot;true&quot;;[.AB47]=&quot;true&quot;;[.AE47]=&quot;true&quot;;[.AH47]=&quot;true&quot;);&quot;true&quot;;&quot;false&quot;)" office:value-type="string" office:string-value="false" calcext:value-type="string">
            <text:p>false</text:p>
          </table:table-cell>
        </table:table-row>
        <table:table-row table:style-name="ro1">
          <table:table-cell office:value-type="string" calcext:value-type="string">
            <text:p>6da508c5-7723-4712-8509-05c3ef4cb05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335029" calcext:value-type="float">
            <text:p>50.33502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3.035218" calcext:value-type="float">
            <text:p>33.03521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228749" calcext:value-type="float">
            <text:p>20.228749</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416668" calcext:value-type="float">
            <text:p>17.416668</text:p>
          </table:table-cell>
          <table:table-cell office:value-type="string" calcext:value-type="string">
            <text:p>a12,a13,a8</text:p>
          </table:table-cell>
          <table:table-cell office:value-type="string" calcext:value-type="string">
            <text:p>true</text:p>
          </table:table-cell>
          <table:table-cell office:value-type="float" office:value="15.751083" calcext:value-type="float">
            <text:p>15.7510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201484" calcext:value-type="float">
            <text:p>40.20148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350166" calcext:value-type="float">
            <text:p>21.35016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051" calcext:value-type="float">
            <text:p>12.3051</text:p>
          </table:table-cell>
          <table:table-cell office:value-type="string" calcext:value-type="string">
            <text:p>stakeholders,stakes</text:p>
          </table:table-cell>
          <table:table-cell office:value-type="string" calcext:value-type="string">
            <text:p>false</text:p>
          </table:table-cell>
          <table:table-cell office:value-type="float" office:value="36.235769" calcext:value-type="float">
            <text:p>36.235769</text:p>
          </table:table-cell>
          <table:table-cell office:value-type="string" calcext:value-type="string">
            <text:p>a10,a12,a14,a16,a18,a2,a3,a4,a6,a7,a8</text:p>
          </table:table-cell>
          <table:table-cell office:value-type="string" calcext:value-type="string">
            <text:p>true</text:p>
          </table:table-cell>
          <table:table-cell office:value-type="float" office:value="42.806094" calcext:value-type="float">
            <text:p>42.80609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81075" calcext:value-type="float">
            <text:p>7.81075</text:p>
          </table:table-cell>
          <table:table-cell office:value-type="float" office:value="0" calcext:value-type="float">
            <text:p>0</text:p>
          </table:table-cell>
          <table:table-cell office:value-type="float" office:value="-1" calcext:value-type="float">
            <text:p>-1</text:p>
          </table:table-cell>
          <table:table-cell/>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cell table:formula="of:=IF(AND([.G48]=&quot;true&quot;;[.J48]=&quot;true&quot;;[.M48]=&quot;true&quot;;[.P48]=&quot;true&quot;);&quot;true&quot;;&quot;false&quot;)" office:value-type="string" office:string-value="true" calcext:value-type="string">
            <text:p>true</text:p>
          </table:table-cell>
          <table:table-cell table:formula="of:=IF(AND([.Y48]=&quot;true&quot;;[.AB48]=&quot;true&quot;;[.AE48]=&quot;true&quot;;[.AH48]=&quot;true&quot;);&quot;true&quot;;&quot;false&quot;)" office:value-type="string" office:string-value="false" calcext:value-type="string">
            <text:p>false</text:p>
          </table:table-cell>
        </table:table-row>
        <table:table-row table:style-name="ro1">
          <table:table-cell office:value-type="string" calcext:value-type="string">
            <text:p>73823926-6db2-4a41-9fd1-3ab1bdffb0d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009765" calcext:value-type="float">
            <text:p>64.009765</text:p>
          </table:table-cell>
          <table:table-cell office:value-type="string" calcext:value-type="string">
            <text:p>counter,cur_app,idea_description,stakes,users</text:p>
          </table:table-cell>
          <table:table-cell office:value-type="string" calcext:value-type="string">
            <text:p>false</text:p>
          </table:table-cell>
          <table:table-cell office:value-type="float" office:value="23.254477" calcext:value-type="float">
            <text:p>23.254477</text:p>
          </table:table-cell>
          <table:table-cell office:value-type="string" calcext:value-type="string">
            <text:p>counter,idea_description,users</text:p>
          </table:table-cell>
          <table:table-cell office:value-type="string" calcext:value-type="string">
            <text:p>false</text:p>
          </table:table-cell>
          <table:table-cell office:value-type="float" office:value="23.375414" calcext:value-type="float">
            <text:p>23.375414</text:p>
          </table:table-cell>
          <table:table-cell office:value-type="string" calcext:value-type="string">
            <text:p>counter,stakeholders,stakes,users</text:p>
          </table:table-cell>
          <table:table-cell office:value-type="string" calcext:value-type="string">
            <text:p>true</text:p>
          </table:table-cell>
          <table:table-cell office:value-type="float" office:value="67.022496" calcext:value-type="float">
            <text:p>67.022496</text:p>
          </table:table-cell>
          <table:table-cell office:value-type="string" calcext:value-type="string">
            <text:p>a10,a12,a14,a16,a2,a3,a4,a6,a8</text:p>
          </table:table-cell>
          <table:table-cell office:value-type="string" calcext:value-type="string">
            <text:p>false</text:p>
          </table:table-cell>
          <table:table-cell office:value-type="float" office:value="10.40645" calcext:value-type="float">
            <text:p>10.4064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28556" calcext:value-type="float">
            <text:p>48.42855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6.178578" calcext:value-type="float">
            <text:p>16.178578</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1.685502" calcext:value-type="float">
            <text:p>41.685502</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328419" calcext:value-type="float">
            <text:p>22.328419</text:p>
          </table:table-cell>
          <table:table-cell office:value-type="string" calcext:value-type="string">
            <text:p>a12,a13,a8</text:p>
          </table:table-cell>
          <table:table-cell office:value-type="string" calcext:value-type="string">
            <text:p>true</text:p>
          </table:table-cell>
          <table:table-cell office:value-type="float" office:value="30.524969" calcext:value-type="float">
            <text:p>30.52496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347551" calcext:value-type="float">
            <text:p>6.347551</text:p>
          </table:table-cell>
          <table:table-cell office:value-type="float" office:value="-2" calcext:value-type="float">
            <text:p>-2</text:p>
          </table:table-cell>
          <table:table-cell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cell table:formula="of:=IF(AND([.G49]=&quot;true&quot;;[.J49]=&quot;true&quot;;[.M49]=&quot;true&quot;;[.P49]=&quot;true&quot;);&quot;true&quot;;&quot;false&quot;)" office:value-type="string" office:string-value="false" calcext:value-type="string">
            <text:p>false</text:p>
          </table:table-cell>
          <table:table-cell table:formula="of:=IF(AND([.Y49]=&quot;true&quot;;[.AB49]=&quot;true&quot;;[.AE49]=&quot;true&quot;;[.AH49]=&quot;true&quot;);&quot;true&quot;;&quot;false&quot;)" office:value-type="string" office:string-value="false" calcext:value-type="string">
            <text:p>false</text:p>
          </table:table-cell>
        </table:table-row>
        <table:table-row table:style-name="ro1">
          <table:table-cell office:value-type="string" calcext:value-type="string">
            <text:p>75f1871c-fd78-4fe2-a493-0dba1b3d9f9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1.436177" calcext:value-type="float">
            <text:p>51.4361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73991" calcext:value-type="float">
            <text:p>50.3739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91297" calcext:value-type="float">
            <text:p>18.391297</text:p>
          </table:table-cell>
          <table:table-cell office:value-type="string" calcext:value-type="string">
            <text:p>count,initial,order_item</text:p>
          </table:table-cell>
          <table:table-cell office:value-type="string" calcext:value-type="string">
            <text:p>false</text:p>
          </table:table-cell>
          <table:table-cell office:value-type="float" office:value="13.607951" calcext:value-type="float">
            <text:p>13.607951</text:p>
          </table:table-cell>
          <table:table-cell office:value-type="string" calcext:value-type="string">
            <text:p>a12,a13,a8</text:p>
          </table:table-cell>
          <table:table-cell office:value-type="string" calcext:value-type="string">
            <text:p>true</text:p>
          </table:table-cell>
          <table:table-cell office:value-type="float" office:value="10.585687" calcext:value-type="float">
            <text:p>10.5856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36789" calcext:value-type="float">
            <text:p>4.836789</text:p>
          </table:table-cell>
          <table:table-cell/>
          <table:table-cell office:value-type="string" calcext:value-type="string">
            <text:p>false</text:p>
          </table:table-cell>
          <table:table-cell office:value-type="float" office:value="0.734854" calcext:value-type="float">
            <text:p>0.734854</text:p>
          </table:table-cell>
          <table:table-cell/>
          <table:table-cell office:value-type="string" calcext:value-type="string">
            <text:p>false</text:p>
          </table:table-cell>
          <table:table-cell office:value-type="float" office:value="0.267948" calcext:value-type="float">
            <text:p>0.267948</text:p>
          </table:table-cell>
          <table:table-cell/>
          <table:table-cell office:value-type="string" calcext:value-type="string">
            <text:p>false</text:p>
          </table:table-cell>
          <table:table-cell office:value-type="float" office:value="1.018495" calcext:value-type="float">
            <text:p>1.018495</text:p>
          </table:table-cell>
          <table:table-cell/>
          <table:table-cell office:value-type="string" calcext:value-type="string">
            <text:p>false</text:p>
          </table:table-cell>
          <table:table-cell office:value-type="float" office:value="0.794969" calcext:value-type="float">
            <text:p>0.79496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5.894769" calcext:value-type="float">
            <text:p>55.894769</text:p>
          </table:table-cell>
          <table:table-cell table:number-columns-repeated="2" office:value-type="float" office:value="1" calcext:value-type="float">
            <text:p>1</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cell table:formula="of:=IF(AND([.G50]=&quot;true&quot;;[.J50]=&quot;true&quot;;[.M50]=&quot;true&quot;;[.P50]=&quot;true&quot;);&quot;true&quot;;&quot;false&quot;)" office:value-type="string" office:string-value="false" calcext:value-type="string">
            <text:p>false</text:p>
          </table:table-cell>
          <table:table-cell table:formula="of:=IF(AND([.Y50]=&quot;true&quot;;[.AB50]=&quot;true&quot;;[.AE50]=&quot;true&quot;;[.AH50]=&quot;true&quot;);&quot;true&quot;;&quot;false&quot;)" office:value-type="string" office:string-value="false" calcext:value-type="string">
            <text:p>false</text:p>
          </table:table-cell>
        </table:table-row>
        <table:table-row table:style-name="ro1">
          <table:table-cell office:value-type="string" calcext:value-type="string">
            <text:p>7638561a-160c-497b-8179-0577fcf0d41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305997" calcext:value-type="float">
            <text:p>48.305997</text:p>
          </table:table-cell>
          <table:table-cell office:value-type="string" calcext:value-type="string">
            <text:p>competitor_analysis,counter,cur_app,stakeholders,stakes</text:p>
          </table:table-cell>
          <table:table-cell office:value-type="string" calcext:value-type="string">
            <text:p>false</text:p>
          </table:table-cell>
          <table:table-cell office:value-type="float" office:value="14.695975" calcext:value-type="float">
            <text:p>14.695975</text:p>
          </table:table-cell>
          <table:table-cell office:value-type="string" calcext:value-type="string">
            <text:p>competitor_analysis,cur_app</text:p>
          </table:table-cell>
          <table:table-cell office:value-type="string" calcext:value-type="string">
            <text:p>false</text:p>
          </table:table-cell>
          <table:table-cell office:value-type="float" office:value="13.262781" calcext:value-type="float">
            <text:p>13.262781</text:p>
          </table:table-cell>
          <table:table-cell office:value-type="string" calcext:value-type="string">
            <text:p>counter,stakeholders,stakes</text:p>
          </table:table-cell>
          <table:table-cell office:value-type="string" calcext:value-type="string">
            <text:p>false</text:p>
          </table:table-cell>
          <table:table-cell office:value-type="float" office:value="27.24115" calcext:value-type="float">
            <text:p>27.24115</text:p>
          </table:table-cell>
          <table:table-cell office:value-type="string" calcext:value-type="string">
            <text:p>a12,a13,a14,a4,a7</text:p>
          </table:table-cell>
          <table:table-cell office:value-type="string" calcext:value-type="string">
            <text:p>false</text:p>
          </table:table-cell>
          <table:table-cell office:value-type="float" office:value="11.280596" calcext:value-type="float">
            <text:p>11.28059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28967" calcext:value-type="float">
            <text:p>39.3289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446305" calcext:value-type="float">
            <text:p>26.44630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4.409406" calcext:value-type="float">
            <text:p>14.409406</text:p>
          </table:table-cell>
          <table:table-cell office:value-type="string" calcext:value-type="string">
            <text:p>current_tray,order_item</text:p>
          </table:table-cell>
          <table:table-cell office:value-type="string" calcext:value-type="string">
            <text:p>false</text:p>
          </table:table-cell>
          <table:table-cell office:value-type="float" office:value="34.444446" calcext:value-type="float">
            <text:p>34.444446</text:p>
          </table:table-cell>
          <table:table-cell office:value-type="string" calcext:value-type="string">
            <text:p>a12,a13,a8</text:p>
          </table:table-cell>
          <table:table-cell office:value-type="string" calcext:value-type="string">
            <text:p>true</text:p>
          </table:table-cell>
          <table:table-cell office:value-type="float" office:value="17.111439" calcext:value-type="float">
            <text:p>17.11143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065129" calcext:value-type="float">
            <text:p>64.0651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BPMN model was impossible to read, as data objects were connected to 8+ objects each. The CPEE in comparison was much easier to read and as more examples are done here, one gets noticeably faster at reading this style of notation.</text:p>
          </table:table-cell>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cell table:formula="of:=IF(AND([.G51]=&quot;true&quot;;[.J51]=&quot;true&quot;;[.M51]=&quot;true&quot;;[.P51]=&quot;true&quot;);&quot;true&quot;;&quot;false&quot;)" office:value-type="string" office:string-value="false" calcext:value-type="string">
            <text:p>false</text:p>
          </table:table-cell>
          <table:table-cell table:formula="of:=IF(AND([.Y51]=&quot;true&quot;;[.AB51]=&quot;true&quot;;[.AE51]=&quot;true&quot;;[.AH51]=&quot;true&quot;);&quot;true&quot;;&quot;false&quot;)" office:value-type="string" office:string-value="false" calcext:value-type="string">
            <text:p>false</text:p>
          </table:table-cell>
        </table:table-row>
        <table:table-row table:style-name="ro1">
          <table:table-cell office:value-type="string" calcext:value-type="string">
            <text:p>77f511cc-c631-4f81-a9b0-19df3efb049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6.46491" calcext:value-type="float">
            <text:p>106.46491</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44.190577" calcext:value-type="float">
            <text:p>44.190577</text:p>
          </table:table-cell>
          <table:table-cell office:value-type="string" calcext:value-type="string">
            <text:p>counter,idea_description,users</text:p>
          </table:table-cell>
          <table:table-cell office:value-type="string" calcext:value-type="string">
            <text:p>false</text:p>
          </table:table-cell>
          <table:table-cell office:value-type="float" office:value="21.559225" calcext:value-type="float">
            <text:p>21.559225</text:p>
          </table:table-cell>
          <table:table-cell office:value-type="string" calcext:value-type="string">
            <text:p>counter,stakeholders,stakes,users</text:p>
          </table:table-cell>
          <table:table-cell office:value-type="string" calcext:value-type="string">
            <text:p>true</text:p>
          </table:table-cell>
          <table:table-cell office:value-type="float" office:value="111.280524" calcext:value-type="float">
            <text:p>111.280524</text:p>
          </table:table-cell>
          <table:table-cell office:value-type="string" calcext:value-type="string">
            <text:p>a10,a12,a16,a18,a2,a3,a4,a6,a7,a8</text:p>
          </table:table-cell>
          <table:table-cell office:value-type="string" calcext:value-type="string">
            <text:p>false</text:p>
          </table:table-cell>
          <table:table-cell office:value-type="float" office:value="6.492364" calcext:value-type="float">
            <text:p>6.49236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0.490079" calcext:value-type="float">
            <text:p>50.49007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52125" calcext:value-type="float">
            <text:p>34.75212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435876" calcext:value-type="float">
            <text:p>12.435876</text:p>
          </table:table-cell>
          <table:table-cell office:value-type="string" calcext:value-type="string">
            <text:p>current_tray,order_item</text:p>
          </table:table-cell>
          <table:table-cell office:value-type="string" calcext:value-type="string">
            <text:p>false</text:p>
          </table:table-cell>
          <table:table-cell office:value-type="float" office:value="22.678766" calcext:value-type="float">
            <text:p>22.678766</text:p>
          </table:table-cell>
          <table:table-cell office:value-type="string" calcext:value-type="string">
            <text:p>a13,a8</text:p>
          </table:table-cell>
          <table:table-cell office:value-type="string" calcext:value-type="string">
            <text:p>false</text:p>
          </table:table-cell>
          <table:table-cell office:value-type="float" office:value="8.058731" calcext:value-type="float">
            <text:p>8.05873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12564" calcext:value-type="float">
            <text:p>8.612564</text:p>
          </table:table-cell>
          <table:table-cell office:value-type="float" office:value="-2" calcext:value-type="float">
            <text:p>-2</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cell table:formula="of:=IF(AND([.G52]=&quot;true&quot;;[.J52]=&quot;true&quot;;[.M52]=&quot;true&quot;;[.P52]=&quot;true&quot;);&quot;true&quot;;&quot;false&quot;)" office:value-type="string" office:string-value="false" calcext:value-type="string">
            <text:p>false</text:p>
          </table:table-cell>
          <table:table-cell table:formula="of:=IF(AND([.Y52]=&quot;true&quot;;[.AB52]=&quot;true&quot;;[.AE52]=&quot;true&quot;;[.AH52]=&quot;true&quot;);&quot;true&quot;;&quot;false&quot;)" office:value-type="string" office:string-value="false" calcext:value-type="string">
            <text:p>false</text:p>
          </table:table-cell>
        </table:table-row>
        <table:table-row table:style-name="ro1">
          <table:table-cell office:value-type="string" calcext:value-type="string">
            <text:p>79dd4e66-ef39-48f4-831b-a8429ae8434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7.898768" calcext:value-type="float">
            <text:p>87.89876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205719" calcext:value-type="float">
            <text:p>28.2057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361321" calcext:value-type="float">
            <text:p>29.361321</text:p>
          </table:table-cell>
          <table:table-cell office:value-type="string" calcext:value-type="string">
            <text:p>counter,stakeholders,stakes,users</text:p>
          </table:table-cell>
          <table:table-cell office:value-type="string" calcext:value-type="string">
            <text:p>true</text:p>
          </table:table-cell>
          <table:table-cell office:value-type="float" office:value="81.812133" calcext:value-type="float">
            <text:p>81.812133</text:p>
          </table:table-cell>
          <table:table-cell office:value-type="string" calcext:value-type="string">
            <text:p>a10,a14,a16,a18,a2,a3,a4,a6,a7,a8</text:p>
          </table:table-cell>
          <table:table-cell office:value-type="string" calcext:value-type="string">
            <text:p>false</text:p>
          </table:table-cell>
          <table:table-cell office:value-type="float" office:value="16.490219" calcext:value-type="float">
            <text:p>16.4902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5.971155" calcext:value-type="float">
            <text:p>75.971155</text:p>
          </table:table-cell>
          <table:table-cell office:value-type="string" calcext:value-type="string">
            <text:p>count,current_tray,initial,order_id,order_item,order_list,qr,tray_positions,trays</text:p>
          </table:table-cell>
          <table:table-cell office:value-type="string" calcext:value-type="string">
            <text:p>false</text:p>
          </table:table-cell>
          <table:table-cell office:value-type="float" office:value="43.357277" calcext:value-type="float">
            <text:p>43.35727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249722" calcext:value-type="float">
            <text:p>11.249722</text:p>
          </table:table-cell>
          <table:table-cell office:value-type="string" calcext:value-type="string">
            <text:p>current_tray,order_item</text:p>
          </table:table-cell>
          <table:table-cell office:value-type="string" calcext:value-type="string">
            <text:p>false</text:p>
          </table:table-cell>
          <table:table-cell office:value-type="float" office:value="62.534232" calcext:value-type="float">
            <text:p>62.534232</text:p>
          </table:table-cell>
          <table:table-cell office:value-type="string" calcext:value-type="string">
            <text:p>a12,a13,a8</text:p>
          </table:table-cell>
          <table:table-cell office:value-type="string" calcext:value-type="string">
            <text:p>true</text:p>
          </table:table-cell>
          <table:table-cell office:value-type="float" office:value="7.10589" calcext:value-type="float">
            <text:p>7.1058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549608" calcext:value-type="float">
            <text:p>7.549608</text:p>
          </table:table-cell>
          <table:table-cell table:number-columns-repeated="2" office:value-type="float" office:value="0" calcext:value-type="float">
            <text:p>0</text:p>
          </table:table-cell>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cell table:formula="of:=IF(AND([.G53]=&quot;true&quot;;[.J53]=&quot;true&quot;;[.M53]=&quot;true&quot;;[.P53]=&quot;true&quot;);&quot;true&quot;;&quot;false&quot;)" office:value-type="string" office:string-value="false" calcext:value-type="string">
            <text:p>false</text:p>
          </table:table-cell>
          <table:table-cell table:formula="of:=IF(AND([.Y53]=&quot;true&quot;;[.AB53]=&quot;true&quot;;[.AE53]=&quot;true&quot;;[.AH53]=&quot;true&quot;);&quot;true&quot;;&quot;false&quot;)" office:value-type="string" office:string-value="false" calcext:value-type="string">
            <text:p>false</text:p>
          </table:table-cell>
        </table:table-row>
        <table:table-row table:style-name="ro1">
          <table:table-cell office:value-type="string" calcext:value-type="string">
            <text:p>7be95dd7-e044-40cb-972d-53d7be0822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499325" calcext:value-type="float">
            <text:p>57.4993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76468" calcext:value-type="float">
            <text:p>31.7646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19022" calcext:value-type="float">
            <text:p>16.519022</text:p>
          </table:table-cell>
          <table:table-cell office:value-type="string" calcext:value-type="string">
            <text:p>stakeholders,stakes,users</text:p>
          </table:table-cell>
          <table:table-cell office:value-type="string" calcext:value-type="string">
            <text:p>false</text:p>
          </table:table-cell>
          <table:table-cell office:value-type="float" office:value="41.737132" calcext:value-type="float">
            <text:p>41.737132</text:p>
          </table:table-cell>
          <table:table-cell office:value-type="string" calcext:value-type="string">
            <text:p>a10,a12,a16,a18,a2,a3,a4,a6,a7,a8</text:p>
          </table:table-cell>
          <table:table-cell office:value-type="string" calcext:value-type="string">
            <text:p>false</text:p>
          </table:table-cell>
          <table:table-cell office:value-type="float" office:value="8.554834" calcext:value-type="float">
            <text:p>8.5548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827019" calcext:value-type="float">
            <text:p>45.82701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4.929002" calcext:value-type="float">
            <text:p>14.929002</text:p>
          </table:table-cell>
          <table:table-cell office:value-type="string" calcext:value-type="string">
            <text:p>current_tray,order_item</text:p>
          </table:table-cell>
          <table:table-cell office:value-type="string" calcext:value-type="string">
            <text:p>false</text:p>
          </table:table-cell>
          <table:table-cell office:value-type="float" office:value="30.872509" calcext:value-type="float">
            <text:p>30.872509</text:p>
          </table:table-cell>
          <table:table-cell office:value-type="string" calcext:value-type="string">
            <text:p>from,order_id,order_list,qr,trays</text:p>
          </table:table-cell>
          <table:table-cell office:value-type="string" calcext:value-type="string">
            <text:p>false</text:p>
          </table:table-cell>
          <table:table-cell office:value-type="float" office:value="17.77663" calcext:value-type="float">
            <text:p>17.77663</text:p>
          </table:table-cell>
          <table:table-cell office:value-type="string" calcext:value-type="string">
            <text:p>a12,a13,a8</text:p>
          </table:table-cell>
          <table:table-cell office:value-type="string" calcext:value-type="string">
            <text:p>true</text:p>
          </table:table-cell>
          <table:table-cell office:value-type="float" office:value="15.490013" calcext:value-type="float">
            <text:p>15.490013</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97433" calcext:value-type="float">
            <text:p>8.697433</text:p>
          </table:table-cell>
          <table:table-cell table:number-columns-repeated="2" office:value-type="float" office:value="0" calcext:value-type="float">
            <text:p>0</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cell table:formula="of:=IF(AND([.G54]=&quot;true&quot;;[.J54]=&quot;true&quot;;[.M54]=&quot;true&quot;;[.P54]=&quot;true&quot;);&quot;true&quot;;&quot;false&quot;)" office:value-type="string" office:string-value="false" calcext:value-type="string">
            <text:p>false</text:p>
          </table:table-cell>
          <table:table-cell table:formula="of:=IF(AND([.Y54]=&quot;true&quot;;[.AB54]=&quot;true&quot;;[.AE54]=&quot;true&quot;;[.AH54]=&quot;true&quot;);&quot;true&quot;;&quot;false&quot;)" office:value-type="string" office:string-value="false" calcext:value-type="string">
            <text:p>false</text:p>
          </table:table-cell>
        </table:table-row>
        <table:table-row table:style-name="ro1">
          <table:table-cell office:value-type="string" calcext:value-type="string">
            <text:p>7d879bdb-b7dd-4b94-82f8-61bc4a44f2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26928" calcext:value-type="float">
            <text:p>74.22692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540946" calcext:value-type="float">
            <text:p>44.540946</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84488" calcext:value-type="float">
            <text:p>32.844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097193" calcext:value-type="float">
            <text:p>27.097193</text:p>
          </table:table-cell>
          <table:table-cell office:value-type="string" calcext:value-type="string">
            <text:p>a12,a13,a8</text:p>
          </table:table-cell>
          <table:table-cell office:value-type="string" calcext:value-type="string">
            <text:p>true</text:p>
          </table:table-cell>
          <table:table-cell office:value-type="float" office:value="16.291129" calcext:value-type="float">
            <text:p>16.29112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377172" calcext:value-type="float">
            <text:p>52.37717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971131" calcext:value-type="float">
            <text:p>18.9711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0.588991" calcext:value-type="float">
            <text:p>0.588991</text:p>
          </table:table-cell>
          <table:table-cell/>
          <table:table-cell office:value-type="string" calcext:value-type="string">
            <text:p>false</text:p>
          </table:table-cell>
          <table:table-cell office:value-type="float" office:value="53.457646" calcext:value-type="float">
            <text:p>53.457646</text:p>
          </table:table-cell>
          <table:table-cell office:value-type="string" calcext:value-type="string">
            <text:p>a10,a12,a14,a16,a18,a2,a3,a4,a6,a7,a8</text:p>
          </table:table-cell>
          <table:table-cell office:value-type="string" calcext:value-type="string">
            <text:p>true</text:p>
          </table:table-cell>
          <table:table-cell office:value-type="float" office:value="30.339106" calcext:value-type="float">
            <text:p>30.339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31595" calcext:value-type="float">
            <text:p>6.231595</text:p>
          </table:table-cell>
          <table:table-cell office:value-type="float" office:value="-2" calcext:value-type="float">
            <text:p>-2</text:p>
          </table:table-cell>
          <table:table-cell office:value-type="float" office:value="2" calcext:value-type="float">
            <text:p>2</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cell table:formula="of:=IF(AND([.G55]=&quot;true&quot;;[.J55]=&quot;true&quot;;[.M55]=&quot;true&quot;;[.P55]=&quot;true&quot;);&quot;true&quot;;&quot;false&quot;)" office:value-type="string" office:string-value="false" calcext:value-type="string">
            <text:p>false</text:p>
          </table:table-cell>
          <table:table-cell table:formula="of:=IF(AND([.Y55]=&quot;true&quot;;[.AB55]=&quot;true&quot;;[.AE55]=&quot;true&quot;;[.AH55]=&quot;true&quot;);&quot;true&quot;;&quot;false&quot;)" office:value-type="string" office:string-value="false" calcext:value-type="string">
            <text:p>false</text:p>
          </table:table-cell>
        </table:table-row>
        <table:table-row table:style-name="ro1">
          <table:table-cell office:value-type="string" calcext:value-type="string">
            <text:p>7daffdfd-572d-4081-87be-197351166d6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233295" calcext:value-type="float">
            <text:p>80.2332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0.294721" calcext:value-type="float">
            <text:p>60.2947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12932" calcext:value-type="float">
            <text:p>1.012932</text:p>
          </table:table-cell>
          <table:table-cell/>
          <table:table-cell office:value-type="string" calcext:value-type="string">
            <text:p>false</text:p>
          </table:table-cell>
          <table:table-cell office:value-type="float" office:value="72.871515" calcext:value-type="float">
            <text:p>72.871515</text:p>
          </table:table-cell>
          <table:table-cell office:value-type="string" calcext:value-type="string">
            <text:p>a10,a12,a14,a18,a2,a3,a4,a6,a7,a8</text:p>
          </table:table-cell>
          <table:table-cell office:value-type="string" calcext:value-type="string">
            <text:p>false</text:p>
          </table:table-cell>
          <table:table-cell office:value-type="float" office:value="11.85168" calcext:value-type="float">
            <text:p>11.8516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6.477405" calcext:value-type="float">
            <text:p>76.4774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4413" calcext:value-type="float">
            <text:p>46.604413</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6.467363" calcext:value-type="float">
            <text:p>46.467363</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65.409224" calcext:value-type="float">
            <text:p>65.409224</text:p>
          </table:table-cell>
          <table:table-cell office:value-type="string" calcext:value-type="string">
            <text:p>a12,a13,a8</text:p>
          </table:table-cell>
          <table:table-cell office:value-type="string" calcext:value-type="string">
            <text:p>true</text:p>
          </table:table-cell>
          <table:table-cell office:value-type="float" office:value="23.523579" calcext:value-type="float">
            <text:p>23.52357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19673" calcext:value-type="float">
            <text:p>9.019673</text:p>
          </table:table-cell>
          <table:table-cell office:value-type="float" office:value="0" calcext:value-type="float">
            <text:p>0</text:p>
          </table:table-cell>
          <table:table-cell office:value-type="float" office:value="2" calcext:value-type="float">
            <text:p>2</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cell table:formula="of:=IF(AND([.G56]=&quot;true&quot;;[.J56]=&quot;true&quot;;[.M56]=&quot;true&quot;;[.P56]=&quot;true&quot;);&quot;true&quot;;&quot;false&quot;)" office:value-type="string" office:string-value="false" calcext:value-type="string">
            <text:p>false</text:p>
          </table:table-cell>
          <table:table-cell table:formula="of:=IF(AND([.Y56]=&quot;true&quot;;[.AB56]=&quot;true&quot;;[.AE56]=&quot;true&quot;;[.AH56]=&quot;true&quot;);&quot;true&quot;;&quot;false&quot;)" office:value-type="string" office:string-value="false" calcext:value-type="string">
            <text:p>false</text:p>
          </table:table-cell>
        </table:table-row>
        <table:table-row table:style-name="ro1">
          <table:table-cell office:value-type="string" calcext:value-type="string">
            <text:p>7ebc4111-719e-42c5-8368-f9bfd44e6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9.940048" calcext:value-type="float">
            <text:p>49.940048</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35.864054" calcext:value-type="float">
            <text:p>35.86405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5.84701" calcext:value-type="float">
            <text:p>15.847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56997" calcext:value-type="float">
            <text:p>20.956997</text:p>
          </table:table-cell>
          <table:table-cell office:value-type="string" calcext:value-type="string">
            <text:p>a12,a13,a8</text:p>
          </table:table-cell>
          <table:table-cell office:value-type="string" calcext:value-type="string">
            <text:p>true</text:p>
          </table:table-cell>
          <table:table-cell office:value-type="float" office:value="11.678537" calcext:value-type="float">
            <text:p>11.67853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633054" calcext:value-type="float">
            <text:p>28.6330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253781" calcext:value-type="float">
            <text:p>30.25378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7.247619" calcext:value-type="float">
            <text:p>37.247619</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7.287759" calcext:value-type="float">
            <text:p>37.287759</text:p>
          </table:table-cell>
          <table:table-cell office:value-type="string" calcext:value-type="string">
            <text:p>a10,a12,a14,a16,a18,a2,a3,a4,a6,a7,a8</text:p>
          </table:table-cell>
          <table:table-cell office:value-type="string" calcext:value-type="string">
            <text:p>true</text:p>
          </table:table-cell>
          <table:table-cell office:value-type="float" office:value="15.775106" calcext:value-type="float">
            <text:p>15.775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83662" calcext:value-type="float">
            <text:p>5.983662</text:p>
          </table:table-cell>
          <table:table-cell office:value-type="float" office:value="-1" calcext:value-type="float">
            <text:p>-1</text:p>
          </table:table-cell>
          <table:table-cell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cell table:formula="of:=IF(AND([.G57]=&quot;true&quot;;[.J57]=&quot;true&quot;;[.M57]=&quot;true&quot;;[.P57]=&quot;true&quot;);&quot;true&quot;;&quot;false&quot;)" office:value-type="string" office:string-value="false" calcext:value-type="string">
            <text:p>false</text:p>
          </table:table-cell>
          <table:table-cell table:formula="of:=IF(AND([.Y57]=&quot;true&quot;;[.AB57]=&quot;true&quot;;[.AE57]=&quot;true&quot;;[.AH57]=&quot;true&quot;);&quot;true&quot;;&quot;false&quot;)" office:value-type="string" office:string-value="false" calcext:value-type="string">
            <text:p>false</text:p>
          </table:table-cell>
        </table:table-row>
        <table:table-row table:style-name="ro1">
          <table:table-cell office:value-type="string" calcext:value-type="string">
            <text:p>8006dade-f090-406a-a97c-4f533bc2a66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5.147639" calcext:value-type="float">
            <text:p>25.147639</text:p>
          </table:table-cell>
          <table:table-cell office:value-type="string" calcext:value-type="string">
            <text:p>competitor_analysis,countrygoals,idea_initiator,market_review,spider_graph</text:p>
          </table:table-cell>
          <table:table-cell office:value-type="string" calcext:value-type="string">
            <text:p>false</text:p>
          </table:table-cell>
          <table:table-cell office:value-type="float" office:value="4.05717" calcext:value-type="float">
            <text:p>4.05717</text:p>
          </table:table-cell>
          <table:table-cell office:value-type="string" calcext:value-type="string">
            <text:p>competitive_landscape,idea_description,portfolio_review,problem_canvas</text:p>
          </table:table-cell>
          <table:table-cell office:value-type="string" calcext:value-type="string">
            <text:p>false</text:p>
          </table:table-cell>
          <table:table-cell office:value-type="float" office:value="2.620911" calcext:value-type="float">
            <text:p>2.620911</text:p>
          </table:table-cell>
          <table:table-cell office:value-type="string" calcext:value-type="string">
            <text:p>businessgoals,finance,idea_description</text:p>
          </table:table-cell>
          <table:table-cell office:value-type="string" calcext:value-type="string">
            <text:p>false</text:p>
          </table:table-cell>
          <table:table-cell office:value-type="float" office:value="2.789107" calcext:value-type="float">
            <text:p>2.789107</text:p>
          </table:table-cell>
          <table:table-cell office:value-type="string" calcext:value-type="string">
            <text:p>a12,a15,a6</text:p>
          </table:table-cell>
          <table:table-cell office:value-type="string" calcext:value-type="string">
            <text:p>false</text:p>
          </table:table-cell>
          <table:table-cell office:value-type="float" office:value="2.0298" calcext:value-type="float">
            <text:p>2.02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8.625087" calcext:value-type="float">
            <text:p>98.625087</text:p>
          </table:table-cell>
          <table:table-cell office:value-type="string" calcext:value-type="string">
            <text:p>initial,programs</text:p>
          </table:table-cell>
          <table:table-cell office:value-type="string" calcext:value-type="string">
            <text:p>false</text:p>
          </table:table-cell>
          <table:table-cell office:value-type="float" office:value="2.884438" calcext:value-type="float">
            <text:p>2.884438</text:p>
          </table:table-cell>
          <table:table-cell office:value-type="string" calcext:value-type="string">
            <text:p>programs</text:p>
          </table:table-cell>
          <table:table-cell office:value-type="string" calcext:value-type="string">
            <text:p>false</text:p>
          </table:table-cell>
          <table:table-cell office:value-type="float" office:value="4.10795" calcext:value-type="float">
            <text:p>4.10795</text:p>
          </table:table-cell>
          <table:table-cell office:value-type="string" calcext:value-type="string">
            <text:p>current_tray,from,order_list,state</text:p>
          </table:table-cell>
          <table:table-cell office:value-type="string" calcext:value-type="string">
            <text:p>false</text:p>
          </table:table-cell>
          <table:table-cell office:value-type="float" office:value="2.143346" calcext:value-type="float">
            <text:p>2.143346</text:p>
          </table:table-cell>
          <table:table-cell office:value-type="string" calcext:value-type="string">
            <text:p>a10,a8</text:p>
          </table:table-cell>
          <table:table-cell office:value-type="string" calcext:value-type="string">
            <text:p>false</text:p>
          </table:table-cell>
          <table:table-cell office:value-type="float" office:value="2.143299" calcext:value-type="float">
            <text:p>2.14329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127474" calcext:value-type="float">
            <text:p>3.127474</text:p>
          </table:table-cell>
          <table:table-cell table:number-columns-repeated="2" office:value-type="float" office:value="0" calcext:value-type="float">
            <text:p>0</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cell table:formula="of:=IF(AND([.G58]=&quot;true&quot;;[.J58]=&quot;true&quot;;[.M58]=&quot;true&quot;;[.P58]=&quot;true&quot;);&quot;true&quot;;&quot;false&quot;)" office:value-type="string" office:string-value="false" calcext:value-type="string">
            <text:p>false</text:p>
          </table:table-cell>
          <table:table-cell table:formula="of:=IF(AND([.Y58]=&quot;true&quot;;[.AB58]=&quot;true&quot;;[.AE58]=&quot;true&quot;;[.AH58]=&quot;true&quot;);&quot;true&quot;;&quot;false&quot;)" office:value-type="string" office:string-value="false" calcext:value-type="string">
            <text:p>false</text:p>
          </table:table-cell>
        </table:table-row>
        <table:table-row table:style-name="ro1">
          <table:table-cell office:value-type="string" calcext:value-type="string">
            <text:p>81baa06c-d1d3-4537-a860-05ebe37171a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1.289924" calcext:value-type="float">
            <text:p>61.2899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068698" calcext:value-type="float">
            <text:p>28.0686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762206" calcext:value-type="float">
            <text:p>21.762206</text:p>
          </table:table-cell>
          <table:table-cell office:value-type="string" calcext:value-type="string">
            <text:p>counter,stakeholders,stakes,users</text:p>
          </table:table-cell>
          <table:table-cell office:value-type="string" calcext:value-type="string">
            <text:p>true</text:p>
          </table:table-cell>
          <table:table-cell office:value-type="float" office:value="52.020888" calcext:value-type="float">
            <text:p>52.020888</text:p>
          </table:table-cell>
          <table:table-cell office:value-type="string" calcext:value-type="string">
            <text:p>a10,a12,a14,a16,a18,a2,a3,a4,a6,a7,a8</text:p>
          </table:table-cell>
          <table:table-cell office:value-type="string" calcext:value-type="string">
            <text:p>true</text:p>
          </table:table-cell>
          <table:table-cell office:value-type="float" office:value="11.908445" calcext:value-type="float">
            <text:p>11.9084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15.338858" calcext:value-type="float">
            <text:p>115.338858</text:p>
          </table:table-cell>
          <table:table-cell office:value-type="string" calcext:value-type="string">
            <text:p>initial,order,order_item,order_list</text:p>
          </table:table-cell>
          <table:table-cell office:value-type="string" calcext:value-type="string">
            <text:p>false</text:p>
          </table:table-cell>
          <table:table-cell office:value-type="float" office:value="35.537102" calcext:value-type="float">
            <text:p>35.537102</text:p>
          </table:table-cell>
          <table:table-cell office:value-type="string" calcext:value-type="string">
            <text:p>initial,order_list</text:p>
          </table:table-cell>
          <table:table-cell office:value-type="string" calcext:value-type="string">
            <text:p>false</text:p>
          </table:table-cell>
          <table:table-cell office:value-type="float" office:value="32.368963" calcext:value-type="float">
            <text:p>32.368963</text:p>
          </table:table-cell>
          <table:table-cell office:value-type="string" calcext:value-type="string">
            <text:p>initial,order</text:p>
          </table:table-cell>
          <table:table-cell office:value-type="string" calcext:value-type="string">
            <text:p>false</text:p>
          </table:table-cell>
          <table:table-cell office:value-type="float" office:value="33.953251" calcext:value-type="float">
            <text:p>33.953251</text:p>
          </table:table-cell>
          <table:table-cell/>
          <table:table-cell office:value-type="string" calcext:value-type="string">
            <text:p>false</text:p>
          </table:table-cell>
          <table:table-cell office:value-type="float" office:value="3.477754" calcext:value-type="float">
            <text:p>3.4777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462652" calcext:value-type="float">
            <text:p>4.462652</text:p>
          </table:table-cell>
          <table:table-cell office:value-type="float" office:value="2" calcext:value-type="float">
            <text:p>2</text:p>
          </table:table-cell>
          <table:table-cell office:value-type="float" office:value="-2" calcext:value-type="float">
            <text:p>-2</text:p>
          </table:table-cell>
          <table:table-cell/>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cell table:formula="of:=IF(AND([.G59]=&quot;true&quot;;[.J59]=&quot;true&quot;;[.M59]=&quot;true&quot;;[.P59]=&quot;true&quot;);&quot;true&quot;;&quot;false&quot;)" office:value-type="string" office:string-value="true" calcext:value-type="string">
            <text:p>true</text:p>
          </table:table-cell>
          <table:table-cell table:formula="of:=IF(AND([.Y59]=&quot;true&quot;;[.AB59]=&quot;true&quot;;[.AE59]=&quot;true&quot;;[.AH59]=&quot;true&quot;);&quot;true&quot;;&quot;false&quot;)" office:value-type="string" office:string-value="false" calcext:value-type="string">
            <text:p>false</text:p>
          </table:table-cell>
        </table:table-row>
        <table:table-row table:style-name="ro1">
          <table:table-cell office:value-type="string" calcext:value-type="string">
            <text:p>81ead878-861b-42cf-9394-d43ad70b75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03.97207" calcext:value-type="float">
            <text:p>203.9720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226757" calcext:value-type="float">
            <text:p>36.226757</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9.56465" calcext:value-type="float">
            <text:p>29.564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17918" calcext:value-type="float">
            <text:p>18.517918</text:p>
          </table:table-cell>
          <table:table-cell office:value-type="string" calcext:value-type="string">
            <text:p>a12,a13,a8</text:p>
          </table:table-cell>
          <table:table-cell office:value-type="string" calcext:value-type="string">
            <text:p>true</text:p>
          </table:table-cell>
          <table:table-cell office:value-type="float" office:value="15.70438" calcext:value-type="float">
            <text:p>15.70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2.30573" calcext:value-type="float">
            <text:p>62.305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452096" calcext:value-type="float">
            <text:p>39.4520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732589" calcext:value-type="float">
            <text:p>10.732589</text:p>
          </table:table-cell>
          <table:table-cell office:value-type="string" calcext:value-type="string">
            <text:p>stakeholders,stakes</text:p>
          </table:table-cell>
          <table:table-cell office:value-type="string" calcext:value-type="string">
            <text:p>false</text:p>
          </table:table-cell>
          <table:table-cell office:value-type="float" office:value="30.865987" calcext:value-type="float">
            <text:p>30.865987</text:p>
          </table:table-cell>
          <table:table-cell office:value-type="string" calcext:value-type="string">
            <text:p>a10,a12,a16,a18,a2,a3,a4,a6,a7,a8</text:p>
          </table:table-cell>
          <table:table-cell office:value-type="string" calcext:value-type="string">
            <text:p>false</text:p>
          </table:table-cell>
          <table:table-cell office:value-type="float" office:value="42.933071" calcext:value-type="float">
            <text:p>42.933071</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50611" calcext:value-type="float">
            <text:p>5.150611</text:p>
          </table:table-cell>
          <table:table-cell office:value-type="float" office:value="1" calcext:value-type="float">
            <text:p>1</text:p>
          </table:table-cell>
          <table:table-cell office:value-type="float" office:value="0" calcext:value-type="float">
            <text:p>0</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cell table:formula="of:=IF(AND([.G60]=&quot;true&quot;;[.J60]=&quot;true&quot;;[.M60]=&quot;true&quot;;[.P60]=&quot;true&quot;);&quot;true&quot;;&quot;false&quot;)" office:value-type="string" office:string-value="false" calcext:value-type="string">
            <text:p>false</text:p>
          </table:table-cell>
          <table:table-cell table:formula="of:=IF(AND([.Y60]=&quot;true&quot;;[.AB60]=&quot;true&quot;;[.AE60]=&quot;true&quot;;[.AH60]=&quot;true&quot;);&quot;true&quot;;&quot;false&quot;)" office:value-type="string" office:string-value="false" calcext:value-type="string">
            <text:p>false</text:p>
          </table:table-cell>
        </table:table-row>
        <table:table-row table:style-name="ro1">
          <table:table-cell office:value-type="string" calcext:value-type="string">
            <text:p>82610e3d-a5e3-45c8-9947-613fa079c4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6.442957" calcext:value-type="float">
            <text:p>76.4429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154101" calcext:value-type="float">
            <text:p>48.154101</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7.601835" calcext:value-type="float">
            <text:p>17.601835</text:p>
          </table:table-cell>
          <table:table-cell office:value-type="string" calcext:value-type="string">
            <text:p>count,current_tray,order_item</text:p>
          </table:table-cell>
          <table:table-cell office:value-type="string" calcext:value-type="string">
            <text:p>false</text:p>
          </table:table-cell>
          <table:table-cell office:value-type="float" office:value="26.463235" calcext:value-type="float">
            <text:p>26.463235</text:p>
          </table:table-cell>
          <table:table-cell office:value-type="string" calcext:value-type="string">
            <text:p>a12,a13,a8</text:p>
          </table:table-cell>
          <table:table-cell office:value-type="string" calcext:value-type="string">
            <text:p>true</text:p>
          </table:table-cell>
          <table:table-cell office:value-type="float" office:value="13.154234" calcext:value-type="float">
            <text:p>13.154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5.276499" calcext:value-type="float">
            <text:p>35.276499</text:p>
          </table:table-cell>
          <table:table-cell office:value-type="string" calcext:value-type="string">
            <text:p>businessgoals,competitive_landscape,competitor_analysis,impact,market_review,result,stakeholders,stakes,users</text:p>
          </table:table-cell>
          <table:table-cell office:value-type="string" calcext:value-type="string">
            <text:p>false</text:p>
          </table:table-cell>
          <table:table-cell office:value-type="float" office:value="26.605897" calcext:value-type="float">
            <text:p>26.605897</text:p>
          </table:table-cell>
          <table:table-cell office:value-type="string" calcext:value-type="string">
            <text:p>all_apps,competitor_analysis,countrygoals,emails,market_review,pmgoals,stakes,users</text:p>
          </table:table-cell>
          <table:table-cell office:value-type="string" calcext:value-type="string">
            <text:p>false</text:p>
          </table:table-cell>
          <table:table-cell office:value-type="float" office:value="25.154046" calcext:value-type="float">
            <text:p>25.154046</text:p>
          </table:table-cell>
          <table:table-cell office:value-type="string" calcext:value-type="string">
            <text:p>businessgoals,idea_initiator,pmgoals,stakeholders,stakes</text:p>
          </table:table-cell>
          <table:table-cell office:value-type="string" calcext:value-type="string">
            <text:p>false</text:p>
          </table:table-cell>
          <table:table-cell office:value-type="float" office:value="19.832675" calcext:value-type="float">
            <text:p>19.832675</text:p>
          </table:table-cell>
          <table:table-cell office:value-type="string" calcext:value-type="string">
            <text:p>a1,a10,a2,a3,a4,a6,a7,a8</text:p>
          </table:table-cell>
          <table:table-cell office:value-type="string" calcext:value-type="string">
            <text:p>false</text:p>
          </table:table-cell>
          <table:table-cell office:value-type="float" office:value="4.482166" calcext:value-type="float">
            <text:p>4.48216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0445" calcext:value-type="float">
            <text:p>3.640445</text:p>
          </table:table-cell>
          <table:table-cell office:value-type="float" office:value="1" calcext:value-type="float">
            <text:p>1</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cell table:formula="of:=IF(AND([.G61]=&quot;true&quot;;[.J61]=&quot;true&quot;;[.M61]=&quot;true&quot;;[.P61]=&quot;true&quot;);&quot;true&quot;;&quot;false&quot;)" office:value-type="string" office:string-value="false" calcext:value-type="string">
            <text:p>false</text:p>
          </table:table-cell>
          <table:table-cell table:formula="of:=IF(AND([.Y61]=&quot;true&quot;;[.AB61]=&quot;true&quot;;[.AE61]=&quot;true&quot;;[.AH61]=&quot;true&quot;);&quot;true&quot;;&quot;false&quot;)" office:value-type="string" office:string-value="false" calcext:value-type="string">
            <text:p>false</text:p>
          </table:table-cell>
        </table:table-row>
        <table:table-row table:style-name="ro1">
          <table:table-cell office:value-type="string" calcext:value-type="string">
            <text:p>82a47d8d-ecbd-496b-8a1f-d0c2ad8b5a4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3.148365" calcext:value-type="float">
            <text:p>53.14836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43.77745" calcext:value-type="float">
            <text:p>43.7774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5.018193" calcext:value-type="float">
            <text:p>5.018193</text:p>
          </table:table-cell>
          <table:table-cell office:value-type="string" calcext:value-type="string">
            <text:p>initial</text:p>
          </table:table-cell>
          <table:table-cell office:value-type="string" calcext:value-type="string">
            <text:p>false</text:p>
          </table:table-cell>
          <table:table-cell office:value-type="float" office:value="32.18571" calcext:value-type="float">
            <text:p>32.18571</text:p>
          </table:table-cell>
          <table:table-cell office:value-type="string" calcext:value-type="string">
            <text:p>a12,a13,a7,a8,a9</text:p>
          </table:table-cell>
          <table:table-cell office:value-type="string" calcext:value-type="string">
            <text:p>false</text:p>
          </table:table-cell>
          <table:table-cell office:value-type="float" office:value="25.109951" calcext:value-type="float">
            <text:p>25.10995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089454" calcext:value-type="float">
            <text:p>53.0894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69602" calcext:value-type="float">
            <text:p>21.869602</text:p>
          </table:table-cell>
          <table:table-cell office:value-type="string" calcext:value-type="string">
            <text:p>cur_app,idea_description</text:p>
          </table:table-cell>
          <table:table-cell office:value-type="string" calcext:value-type="string">
            <text:p>false</text:p>
          </table:table-cell>
          <table:table-cell office:value-type="float" office:value="9.243981" calcext:value-type="float">
            <text:p>9.243981</text:p>
          </table:table-cell>
          <table:table-cell office:value-type="string" calcext:value-type="string">
            <text:p>stakeholders,stakes</text:p>
          </table:table-cell>
          <table:table-cell office:value-type="string" calcext:value-type="string">
            <text:p>false</text:p>
          </table:table-cell>
          <table:table-cell office:value-type="float" office:value="53.982798" calcext:value-type="float">
            <text:p>53.982798</text:p>
          </table:table-cell>
          <table:table-cell office:value-type="string" calcext:value-type="string">
            <text:p>a10,a12,a14,a16,a18,a2,a3,a4,a6,a7,a8</text:p>
          </table:table-cell>
          <table:table-cell office:value-type="string" calcext:value-type="string">
            <text:p>true</text:p>
          </table:table-cell>
          <table:table-cell office:value-type="float" office:value="24.287103" calcext:value-type="float">
            <text:p>24.28710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054147" calcext:value-type="float">
            <text:p>6.054147</text:p>
          </table:table-cell>
          <table:table-cell office:value-type="float" office:value="-1" calcext:value-type="float">
            <text:p>-1</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cell table:formula="of:=IF(AND([.G62]=&quot;true&quot;;[.J62]=&quot;true&quot;;[.M62]=&quot;true&quot;;[.P62]=&quot;true&quot;);&quot;true&quot;;&quot;false&quot;)" office:value-type="string" office:string-value="false" calcext:value-type="string">
            <text:p>false</text:p>
          </table:table-cell>
          <table:table-cell table:formula="of:=IF(AND([.Y62]=&quot;true&quot;;[.AB62]=&quot;true&quot;;[.AE62]=&quot;true&quot;;[.AH62]=&quot;true&quot;);&quot;true&quot;;&quot;false&quot;)" office:value-type="string" office:string-value="false" calcext:value-type="string">
            <text:p>false</text:p>
          </table:table-cell>
        </table:table-row>
        <table:table-row table:style-name="ro1">
          <table:table-cell office:value-type="string" calcext:value-type="string">
            <text:p>850b4aa3-7861-461f-ab47-6084f436e3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6.832198" calcext:value-type="float">
            <text:p>86.83219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82.091582" calcext:value-type="float">
            <text:p>82.09158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980518" calcext:value-type="float">
            <text:p>19.980518</text:p>
          </table:table-cell>
          <table:table-cell office:value-type="string" calcext:value-type="string">
            <text:p>stakeholders,stakes,users</text:p>
          </table:table-cell>
          <table:table-cell office:value-type="string" calcext:value-type="string">
            <text:p>false</text:p>
          </table:table-cell>
          <table:table-cell office:value-type="float" office:value="92.63772" calcext:value-type="float">
            <text:p>92.63772</text:p>
          </table:table-cell>
          <table:table-cell office:value-type="string" calcext:value-type="string">
            <text:p>a10,a12,a14,a16,a18,a2,a3,a4,a6,a7,a8</text:p>
          </table:table-cell>
          <table:table-cell office:value-type="string" calcext:value-type="string">
            <text:p>true</text:p>
          </table:table-cell>
          <table:table-cell office:value-type="float" office:value="5.722875" calcext:value-type="float">
            <text:p>5.7228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7.356798" calcext:value-type="float">
            <text:p>47.35679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70005" calcext:value-type="float">
            <text:p>45.700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138884" calcext:value-type="float">
            <text:p>17.13888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934173" calcext:value-type="float">
            <text:p>15.934173</text:p>
          </table:table-cell>
          <table:table-cell office:value-type="string" calcext:value-type="string">
            <text:p>a12,a13,a8</text:p>
          </table:table-cell>
          <table:table-cell office:value-type="string" calcext:value-type="string">
            <text:p>true</text:p>
          </table:table-cell>
          <table:table-cell office:value-type="float" office:value="11.893749" calcext:value-type="float">
            <text:p>11.8937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7467" calcext:value-type="float">
            <text:p>7.27467</text:p>
          </table:table-cell>
          <table:table-cell office:value-type="float" office:value="-1" calcext:value-type="float">
            <text:p>-1</text:p>
          </table:table-cell>
          <table:table-cell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cell table:formula="of:=IF(AND([.G63]=&quot;true&quot;;[.J63]=&quot;true&quot;;[.M63]=&quot;true&quot;;[.P63]=&quot;true&quot;);&quot;true&quot;;&quot;false&quot;)" office:value-type="string" office:string-value="false" calcext:value-type="string">
            <text:p>false</text:p>
          </table:table-cell>
          <table:table-cell table:formula="of:=IF(AND([.Y63]=&quot;true&quot;;[.AB63]=&quot;true&quot;;[.AE63]=&quot;true&quot;;[.AH63]=&quot;true&quot;);&quot;true&quot;;&quot;false&quot;)" office:value-type="string" office:string-value="true" calcext:value-type="string">
            <text:p>true</text:p>
          </table:table-cell>
        </table:table-row>
        <table:table-row table:style-name="ro1">
          <table:table-cell office:value-type="string" calcext:value-type="string">
            <text:p>85a3499c-a318-43fa-8cdf-de049251b50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560192" calcext:value-type="float">
            <text:p>85.56019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5.794049" calcext:value-type="float">
            <text:p>45.794049</text:p>
          </table:table-cell>
          <table:table-cell office:value-type="string" calcext:value-type="string">
            <text:p>cur_app,idea_description,users</text:p>
          </table:table-cell>
          <table:table-cell office:value-type="string" calcext:value-type="string">
            <text:p>false</text:p>
          </table:table-cell>
          <table:table-cell office:value-type="float" office:value="18.270186" calcext:value-type="float">
            <text:p>18.270186</text:p>
          </table:table-cell>
          <table:table-cell office:value-type="string" calcext:value-type="string">
            <text:p>counter,stakeholders,stakes,users</text:p>
          </table:table-cell>
          <table:table-cell office:value-type="string" calcext:value-type="string">
            <text:p>true</text:p>
          </table:table-cell>
          <table:table-cell office:value-type="float" office:value="98.171822" calcext:value-type="float">
            <text:p>98.171822</text:p>
          </table:table-cell>
          <table:table-cell office:value-type="string" calcext:value-type="string">
            <text:p>a10,a12,a16,a18,a2,a3,a4,a6,a7,a8</text:p>
          </table:table-cell>
          <table:table-cell office:value-type="string" calcext:value-type="string">
            <text:p>false</text:p>
          </table:table-cell>
          <table:table-cell office:value-type="float" office:value="4.903257" calcext:value-type="float">
            <text:p>4.90325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2.1218" calcext:value-type="float">
            <text:p>2.1218</text:p>
          </table:table-cell>
          <table:table-cell/>
          <table:table-cell office:value-type="string" calcext:value-type="string">
            <text:p>false</text:p>
          </table:table-cell>
          <table:table-cell office:value-type="float" office:value="0.649943" calcext:value-type="float">
            <text:p>0.649943</text:p>
          </table:table-cell>
          <table:table-cell/>
          <table:table-cell office:value-type="string" calcext:value-type="string">
            <text:p>false</text:p>
          </table:table-cell>
          <table:table-cell office:value-type="float" office:value="1.468862" calcext:value-type="float">
            <text:p>1.468862</text:p>
          </table:table-cell>
          <table:table-cell/>
          <table:table-cell office:value-type="string" calcext:value-type="string">
            <text:p>false</text:p>
          </table:table-cell>
          <table:table-cell office:value-type="float" office:value="1.073697" calcext:value-type="float">
            <text:p>1.073697</text:p>
          </table:table-cell>
          <table:table-cell/>
          <table:table-cell office:value-type="string" calcext:value-type="string">
            <text:p>false</text:p>
          </table:table-cell>
          <table:table-cell office:value-type="float" office:value="0.660991" calcext:value-type="float">
            <text:p>0.66099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637" calcext:value-type="float">
            <text:p>2.5637</text:p>
          </table:table-cell>
          <table:table-cell table:number-columns-repeated="3"/>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cell table:formula="of:=IF(AND([.G64]=&quot;true&quot;;[.J64]=&quot;true&quot;;[.M64]=&quot;true&quot;;[.P64]=&quot;true&quot;);&quot;true&quot;;&quot;false&quot;)" office:value-type="string" office:string-value="false" calcext:value-type="string">
            <text:p>false</text:p>
          </table:table-cell>
          <table:table-cell table:formula="of:=IF(AND([.Y64]=&quot;true&quot;;[.AB64]=&quot;true&quot;;[.AE64]=&quot;true&quot;;[.AH64]=&quot;true&quot;);&quot;true&quot;;&quot;false&quot;)" office:value-type="string" office:string-value="false" calcext:value-type="string">
            <text:p>false</text:p>
          </table:table-cell>
        </table:table-row>
        <table:table-row table:style-name="ro1">
          <table:table-cell office:value-type="string" calcext:value-type="string">
            <text:p>875d1498-c08c-430f-8869-2220e45f35e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694272" calcext:value-type="float">
            <text:p>74.69427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7.807442" calcext:value-type="float">
            <text:p>57.80744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757186" calcext:value-type="float">
            <text:p>15.757186</text:p>
          </table:table-cell>
          <table:table-cell office:value-type="string" calcext:value-type="string">
            <text:p>count,current_tray,initial</text:p>
          </table:table-cell>
          <table:table-cell office:value-type="string" calcext:value-type="string">
            <text:p>false</text:p>
          </table:table-cell>
          <table:table-cell office:value-type="float" office:value="21.941562" calcext:value-type="float">
            <text:p>21.941562</text:p>
          </table:table-cell>
          <table:table-cell office:value-type="string" calcext:value-type="string">
            <text:p>a12,a13,a8</text:p>
          </table:table-cell>
          <table:table-cell office:value-type="string" calcext:value-type="string">
            <text:p>true</text:p>
          </table:table-cell>
          <table:table-cell office:value-type="float" office:value="10.753988" calcext:value-type="float">
            <text:p>10.7539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3.689544" calcext:value-type="float">
            <text:p>63.68954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7.752862" calcext:value-type="float">
            <text:p>57.752862</text:p>
          </table:table-cell>
          <table:table-cell office:value-type="string" calcext:value-type="string">
            <text:p>counter,stakeholders,stakes,users</text:p>
          </table:table-cell>
          <table:table-cell office:value-type="string" calcext:value-type="string">
            <text:p>false</text:p>
          </table:table-cell>
          <table:table-cell office:value-type="float" office:value="31.435751" calcext:value-type="float">
            <text:p>31.43575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4.663245" calcext:value-type="float">
            <text:p>44.663245</text:p>
          </table:table-cell>
          <table:table-cell office:value-type="string" calcext:value-type="string">
            <text:p>a10,a12,a14,a16,a18,a2,a3,a4,a6,a7,a8</text:p>
          </table:table-cell>
          <table:table-cell office:value-type="string" calcext:value-type="string">
            <text:p>true</text:p>
          </table:table-cell>
          <table:table-cell office:value-type="float" office:value="5.502295" calcext:value-type="float">
            <text:p>5.50229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037" calcext:value-type="float">
            <text:p>5.165037</text:p>
          </table:table-cell>
          <table:table-cell table:number-columns-repeated="2" office:value-type="float" office:value="0" calcext:value-type="float">
            <text:p>0</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cell table:formula="of:=IF(AND([.G65]=&quot;true&quot;;[.J65]=&quot;true&quot;;[.M65]=&quot;true&quot;;[.P65]=&quot;true&quot;);&quot;true&quot;;&quot;false&quot;)" office:value-type="string" office:string-value="false" calcext:value-type="string">
            <text:p>false</text:p>
          </table:table-cell>
          <table:table-cell table:formula="of:=IF(AND([.Y65]=&quot;true&quot;;[.AB65]=&quot;true&quot;;[.AE65]=&quot;true&quot;;[.AH65]=&quot;true&quot;);&quot;true&quot;;&quot;false&quot;)" office:value-type="string" office:string-value="false" calcext:value-type="string">
            <text:p>false</text:p>
          </table:table-cell>
        </table:table-row>
        <table:table-row table:style-name="ro1">
          <table:table-cell office:value-type="string" calcext:value-type="string">
            <text:p>88289813-3895-4764-95d6-4423af0f16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3.010008" calcext:value-type="float">
            <text:p>83.0100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716625" calcext:value-type="float">
            <text:p>39.7166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8.959925" calcext:value-type="float">
            <text:p>38.959925</text:p>
          </table:table-cell>
          <table:table-cell office:value-type="string" calcext:value-type="string">
            <text:p>counter,stakeholders,stakes,users</text:p>
          </table:table-cell>
          <table:table-cell office:value-type="string" calcext:value-type="string">
            <text:p>true</text:p>
          </table:table-cell>
          <table:table-cell office:value-type="float" office:value="61.719523" calcext:value-type="float">
            <text:p>61.719523</text:p>
          </table:table-cell>
          <table:table-cell office:value-type="string" calcext:value-type="string">
            <text:p>a10,a12,a16,a18,a2,a3,a4,a6,a7,a8</text:p>
          </table:table-cell>
          <table:table-cell office:value-type="string" calcext:value-type="string">
            <text:p>false</text:p>
          </table:table-cell>
          <table:table-cell office:value-type="float" office:value="19.727282" calcext:value-type="float">
            <text:p>19.7272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903705" calcext:value-type="float">
            <text:p>65.903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61737" calcext:value-type="float">
            <text:p>42.4617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1.111933" calcext:value-type="float">
            <text:p>21.1119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142839" calcext:value-type="float">
            <text:p>21.142839</text:p>
          </table:table-cell>
          <table:table-cell office:value-type="string" calcext:value-type="string">
            <text:p>a12,a13,a8</text:p>
          </table:table-cell>
          <table:table-cell office:value-type="string" calcext:value-type="string">
            <text:p>true</text:p>
          </table:table-cell>
          <table:table-cell office:value-type="float" office:value="9.278042" calcext:value-type="float">
            <text:p>9.27804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8.057492" calcext:value-type="float">
            <text:p>18.05749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riginal bpmn was to complicated </text:p>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cell table:formula="of:=IF(AND([.G66]=&quot;true&quot;;[.J66]=&quot;true&quot;;[.M66]=&quot;true&quot;;[.P66]=&quot;true&quot;);&quot;true&quot;;&quot;false&quot;)" office:value-type="string" office:string-value="false" calcext:value-type="string">
            <text:p>false</text:p>
          </table:table-cell>
          <table:table-cell table:formula="of:=IF(AND([.Y66]=&quot;true&quot;;[.AB66]=&quot;true&quot;;[.AE66]=&quot;true&quot;;[.AH66]=&quot;true&quot;);&quot;true&quot;;&quot;false&quot;)" office:value-type="string" office:string-value="true" calcext:value-type="string">
            <text:p>true</text:p>
          </table:table-cell>
        </table:table-row>
        <table:table-row table:style-name="ro1">
          <table:table-cell office:value-type="string" calcext:value-type="string">
            <text:p>888b0115-4ffc-40f4-bf16-c9c7e4632ad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8.869166" calcext:value-type="float">
            <text:p>58.86916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420277" calcext:value-type="float">
            <text:p>20.42027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97" calcext:value-type="float">
            <text:p>15.508597</text:p>
          </table:table-cell>
          <table:table-cell office:value-type="string" calcext:value-type="string">
            <text:p>stakeholders,stakes</text:p>
          </table:table-cell>
          <table:table-cell office:value-type="string" calcext:value-type="string">
            <text:p>false</text:p>
          </table:table-cell>
          <table:table-cell office:value-type="float" office:value="53.864057" calcext:value-type="float">
            <text:p>53.864057</text:p>
          </table:table-cell>
          <table:table-cell office:value-type="string" calcext:value-type="string">
            <text:p>a10,a12,a16,a18,a2,a3,a4,a6,a7,a8</text:p>
          </table:table-cell>
          <table:table-cell office:value-type="string" calcext:value-type="string">
            <text:p>false</text:p>
          </table:table-cell>
          <table:table-cell office:value-type="float" office:value="5.674998" calcext:value-type="float">
            <text:p>5.674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59781" calcext:value-type="float">
            <text:p>44.2597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0.612046" calcext:value-type="float">
            <text:p>20.6120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0.310477" calcext:value-type="float">
            <text:p>20.31047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5.459804" calcext:value-type="float">
            <text:p>25.459804</text:p>
          </table:table-cell>
          <table:table-cell office:value-type="string" calcext:value-type="string">
            <text:p>a12,a8</text:p>
          </table:table-cell>
          <table:table-cell office:value-type="string" calcext:value-type="string">
            <text:p>false</text:p>
          </table:table-cell>
          <table:table-cell office:value-type="float" office:value="5.449428" calcext:value-type="float">
            <text:p>5.44942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1846" calcext:value-type="float">
            <text:p>6.571846</text:p>
          </table:table-cell>
          <table:table-cell office:value-type="float" office:value="-2" calcext:value-type="float">
            <text:p>-2</text:p>
          </table:table-cell>
          <table:table-cell office:value-type="float" office:value="1" calcext:value-type="float">
            <text:p>1</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cell table:formula="of:=IF(AND([.G67]=&quot;true&quot;;[.J67]=&quot;true&quot;;[.M67]=&quot;true&quot;;[.P67]=&quot;true&quot;);&quot;true&quot;;&quot;false&quot;)" office:value-type="string" office:string-value="false" calcext:value-type="string">
            <text:p>false</text:p>
          </table:table-cell>
          <table:table-cell table:formula="of:=IF(AND([.Y67]=&quot;true&quot;;[.AB67]=&quot;true&quot;;[.AE67]=&quot;true&quot;;[.AH67]=&quot;true&quot;);&quot;true&quot;;&quot;false&quot;)" office:value-type="string" office:string-value="false" calcext:value-type="string">
            <text:p>false</text:p>
          </table:table-cell>
        </table:table-row>
        <table:table-row table:style-name="ro1">
          <table:table-cell office:value-type="string" calcext:value-type="string">
            <text:p>8b547065-306d-4e12-9207-796ad6771bc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0.784109" calcext:value-type="float">
            <text:p>70.784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60753" calcext:value-type="float">
            <text:p>50.3607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3.016229" calcext:value-type="float">
            <text:p>13.016229</text:p>
          </table:table-cell>
          <table:table-cell office:value-type="string" calcext:value-type="string">
            <text:p>count,current_tray,initial</text:p>
          </table:table-cell>
          <table:table-cell office:value-type="string" calcext:value-type="string">
            <text:p>false</text:p>
          </table:table-cell>
          <table:table-cell office:value-type="float" office:value="18.1173" calcext:value-type="float">
            <text:p>18.1173</text:p>
          </table:table-cell>
          <table:table-cell office:value-type="string" calcext:value-type="string">
            <text:p>a12,a13,a8</text:p>
          </table:table-cell>
          <table:table-cell office:value-type="string" calcext:value-type="string">
            <text:p>true</text:p>
          </table:table-cell>
          <table:table-cell office:value-type="float" office:value="52.007075" calcext:value-type="float">
            <text:p>52.0070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5536" calcext:value-type="float">
            <text:p>3.605536</text:p>
          </table:table-cell>
          <table:table-cell office:value-type="string" calcext:value-type="string">
            <text:p>applications</text:p>
          </table:table-cell>
          <table:table-cell office:value-type="string" calcext:value-type="string">
            <text:p>false</text:p>
          </table:table-cell>
          <table:table-cell office:value-type="float" office:value="0.925763" calcext:value-type="float">
            <text:p>0.925763</text:p>
          </table:table-cell>
          <table:table-cell office:value-type="string" calcext:value-type="string">
            <text:p>stakeholders</text:p>
          </table:table-cell>
          <table:table-cell office:value-type="string" calcext:value-type="string">
            <text:p>false</text:p>
          </table:table-cell>
          <table:table-cell office:value-type="float" office:value="0.81608" calcext:value-type="float">
            <text:p>0.81608</text:p>
          </table:table-cell>
          <table:table-cell office:value-type="string" calcext:value-type="string">
            <text:p>stakeholders</text:p>
          </table:table-cell>
          <table:table-cell office:value-type="string" calcext:value-type="string">
            <text:p>false</text:p>
          </table:table-cell>
          <table:table-cell office:value-type="float" office:value="1.320463" calcext:value-type="float">
            <text:p>1.320463</text:p>
          </table:table-cell>
          <table:table-cell office:value-type="string" calcext:value-type="string">
            <text:p>a16</text:p>
          </table:table-cell>
          <table:table-cell office:value-type="string" calcext:value-type="string">
            <text:p>false</text:p>
          </table:table-cell>
          <table:table-cell office:value-type="float" office:value="1.024601" calcext:value-type="float">
            <text:p>1.024601</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720148" calcext:value-type="float">
            <text:p>1.720148</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cell table:formula="of:=IF(AND([.G68]=&quot;true&quot;;[.J68]=&quot;true&quot;;[.M68]=&quot;true&quot;;[.P68]=&quot;true&quot;);&quot;true&quot;;&quot;false&quot;)" office:value-type="string" office:string-value="false" calcext:value-type="string">
            <text:p>false</text:p>
          </table:table-cell>
          <table:table-cell table:formula="of:=IF(AND([.Y68]=&quot;true&quot;;[.AB68]=&quot;true&quot;;[.AE68]=&quot;true&quot;;[.AH68]=&quot;true&quot;);&quot;true&quot;;&quot;false&quot;)" office:value-type="string" office:string-value="false" calcext:value-type="string">
            <text:p>false</text:p>
          </table:table-cell>
        </table:table-row>
        <table:table-row table:style-name="ro1">
          <table:table-cell office:value-type="string" calcext:value-type="string">
            <text:p>8e304ae2-9432-4eb9-925c-d75ff57ad6b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4.721737" calcext:value-type="float">
            <text:p>54.72173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78816" calcext:value-type="float">
            <text:p>59.78816</text:p>
          </table:table-cell>
          <table:table-cell office:value-type="string" calcext:value-type="string">
            <text:p>counter,idea_description,users</text:p>
          </table:table-cell>
          <table:table-cell office:value-type="string" calcext:value-type="string">
            <text:p>false</text:p>
          </table:table-cell>
          <table:table-cell office:value-type="float" office:value="37.993487" calcext:value-type="float">
            <text:p>37.993487</text:p>
          </table:table-cell>
          <table:table-cell office:value-type="string" calcext:value-type="string">
            <text:p>counter,stakeholders,stakes,users</text:p>
          </table:table-cell>
          <table:table-cell office:value-type="string" calcext:value-type="string">
            <text:p>true</text:p>
          </table:table-cell>
          <table:table-cell office:value-type="float" office:value="113.183611" calcext:value-type="float">
            <text:p>113.183611</text:p>
          </table:table-cell>
          <table:table-cell office:value-type="string" calcext:value-type="string">
            <text:p>a10,a12,a14,a16,a18,a2,a3,a4,a6,a7,a8</text:p>
          </table:table-cell>
          <table:table-cell office:value-type="string" calcext:value-type="string">
            <text:p>true</text:p>
          </table:table-cell>
          <table:table-cell office:value-type="float" office:value="23.756327" calcext:value-type="float">
            <text:p>23.7563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83054" calcext:value-type="float">
            <text:p>53.830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886457" calcext:value-type="float">
            <text:p>39.88645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341862" calcext:value-type="float">
            <text:p>11.341862</text:p>
          </table:table-cell>
          <table:table-cell office:value-type="string" calcext:value-type="string">
            <text:p>current_tray,order_item</text:p>
          </table:table-cell>
          <table:table-cell office:value-type="string" calcext:value-type="string">
            <text:p>false</text:p>
          </table:table-cell>
          <table:table-cell office:value-type="float" office:value="19.716683" calcext:value-type="float">
            <text:p>19.716683</text:p>
          </table:table-cell>
          <table:table-cell office:value-type="string" calcext:value-type="string">
            <text:p>a12,a13,a7,a8</text:p>
          </table:table-cell>
          <table:table-cell office:value-type="string" calcext:value-type="string">
            <text:p>false</text:p>
          </table:table-cell>
          <table:table-cell office:value-type="float" office:value="10.364652" calcext:value-type="float">
            <text:p>10.36465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721227" calcext:value-type="float">
            <text:p>3.721227</text:p>
          </table:table-cell>
          <table:table-cell table:number-columns-repeated="2" office:value-type="float" office:value="1" calcext:value-type="float">
            <text:p>1</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cell table:formula="of:=IF(AND([.G69]=&quot;true&quot;;[.J69]=&quot;true&quot;;[.M69]=&quot;true&quot;;[.P69]=&quot;true&quot;);&quot;true&quot;;&quot;false&quot;)" office:value-type="string" office:string-value="false" calcext:value-type="string">
            <text:p>false</text:p>
          </table:table-cell>
          <table:table-cell table:formula="of:=IF(AND([.Y69]=&quot;true&quot;;[.AB69]=&quot;true&quot;;[.AE69]=&quot;true&quot;;[.AH69]=&quot;true&quot;);&quot;true&quot;;&quot;false&quot;)" office:value-type="string" office:string-value="false" calcext:value-type="string">
            <text:p>false</text:p>
          </table:table-cell>
        </table:table-row>
        <table:table-row table:style-name="ro1">
          <table:table-cell office:value-type="string" calcext:value-type="string">
            <text:p>8fafb73c-6536-4b6a-bf2f-d72488d7c988</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39.252944" calcext:value-type="float">
            <text:p>39.25294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554144" calcext:value-type="float">
            <text:p>27.55414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60772" calcext:value-type="float">
            <text:p>29.56077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539987" calcext:value-type="float">
            <text:p>15.539987</text:p>
          </table:table-cell>
          <table:table-cell office:value-type="string" calcext:value-type="string">
            <text:p>a12,a13,a8</text:p>
          </table:table-cell>
          <table:table-cell office:value-type="string" calcext:value-type="string">
            <text:p>true</text:p>
          </table:table-cell>
          <table:table-cell office:value-type="float" office:value="7.579623" calcext:value-type="float">
            <text:p>7.5796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549155" calcext:value-type="float">
            <text:p>53.54915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832878" calcext:value-type="float">
            <text:p>43.832878</text:p>
          </table:table-cell>
          <table:table-cell office:value-type="string" calcext:value-type="string">
            <text:p>stakeholders,stakes</text:p>
          </table:table-cell>
          <table:table-cell office:value-type="string" calcext:value-type="string">
            <text:p>false</text:p>
          </table:table-cell>
          <table:table-cell office:value-type="float" office:value="14.986727" calcext:value-type="float">
            <text:p>14.986727</text:p>
          </table:table-cell>
          <table:table-cell office:value-type="string" calcext:value-type="string">
            <text:p>cur_app,idea_description</text:p>
          </table:table-cell>
          <table:table-cell office:value-type="string" calcext:value-type="string">
            <text:p>false</text:p>
          </table:table-cell>
          <table:table-cell office:value-type="float" office:value="23.719611" calcext:value-type="float">
            <text:p>23.719611</text:p>
          </table:table-cell>
          <table:table-cell office:value-type="string" calcext:value-type="string">
            <text:p>a14,a18</text:p>
          </table:table-cell>
          <table:table-cell office:value-type="string" calcext:value-type="string">
            <text:p>false</text:p>
          </table:table-cell>
          <table:table-cell office:value-type="float" office:value="4.990582" calcext:value-type="float">
            <text:p>4.99058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76097" calcext:value-type="float">
            <text:p>4.676097</text:p>
          </table:table-cell>
          <table:table-cell table:number-columns-repeated="2" office:value-type="float" office:value="2" calcext:value-type="float">
            <text:p>2</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cell table:formula="of:=IF(AND([.G70]=&quot;true&quot;;[.J70]=&quot;true&quot;;[.M70]=&quot;true&quot;;[.P70]=&quot;true&quot;);&quot;true&quot;;&quot;false&quot;)" office:value-type="string" office:string-value="true" calcext:value-type="string">
            <text:p>true</text:p>
          </table:table-cell>
          <table:table-cell table:formula="of:=IF(AND([.Y70]=&quot;true&quot;;[.AB70]=&quot;true&quot;;[.AE70]=&quot;true&quot;;[.AH70]=&quot;true&quot;);&quot;true&quot;;&quot;false&quot;)" office:value-type="string" office:string-value="false" calcext:value-type="string">
            <text:p>false</text:p>
          </table:table-cell>
        </table:table-row>
        <table:table-row table:style-name="ro1">
          <table:table-cell office:value-type="string" calcext:value-type="string">
            <text:p>953eb3c2-cffb-4d41-9a2e-c7c35184e69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8.586674" calcext:value-type="float">
            <text:p>78.58667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428097" calcext:value-type="float">
            <text:p>51.42809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464539" calcext:value-type="float">
            <text:p>22.46453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296352" calcext:value-type="float">
            <text:p>25.296352</text:p>
          </table:table-cell>
          <table:table-cell office:value-type="string" calcext:value-type="string">
            <text:p>a12,a13,a8</text:p>
          </table:table-cell>
          <table:table-cell office:value-type="string" calcext:value-type="string">
            <text:p>true</text:p>
          </table:table-cell>
          <table:table-cell office:value-type="float" office:value="16.1498" calcext:value-type="float">
            <text:p>16.14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005728" calcext:value-type="float">
            <text:p>43.00572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96095" calcext:value-type="float">
            <text:p>21.796095</text:p>
          </table:table-cell>
          <table:table-cell office:value-type="string" calcext:value-type="string">
            <text:p>cur_app,idea_description</text:p>
          </table:table-cell>
          <table:table-cell office:value-type="string" calcext:value-type="string">
            <text:p>false</text:p>
          </table:table-cell>
          <table:table-cell office:value-type="float" office:value="28.226195" calcext:value-type="float">
            <text:p>28.226195</text:p>
          </table:table-cell>
          <table:table-cell office:value-type="string" calcext:value-type="string">
            <text:p>counter,stakeholders,stakes,users</text:p>
          </table:table-cell>
          <table:table-cell office:value-type="string" calcext:value-type="string">
            <text:p>true</text:p>
          </table:table-cell>
          <table:table-cell office:value-type="float" office:value="84.17107" calcext:value-type="float">
            <text:p>84.17107</text:p>
          </table:table-cell>
          <table:table-cell office:value-type="string" calcext:value-type="string">
            <text:p>a10,a12,a14,a16,a18,a2,a3,a4,a6,a7,a8</text:p>
          </table:table-cell>
          <table:table-cell office:value-type="string" calcext:value-type="string">
            <text:p>true</text:p>
          </table:table-cell>
          <table:table-cell office:value-type="float" office:value="11.105448" calcext:value-type="float">
            <text:p>11.10544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801378" calcext:value-type="float">
            <text:p>8.801378</text:p>
          </table:table-cell>
          <table:table-cell office:value-type="float" office:value="-2" calcext:value-type="float">
            <text:p>-2</text:p>
          </table:table-cell>
          <table:table-cell office:value-type="float" office:value="1" calcext:value-type="float">
            <text:p>1</text:p>
          </table:table-cell>
          <table:table-cell/>
          <table:table-cell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cell table:formula="of:=IF(AND([.G71]=&quot;true&quot;;[.J71]=&quot;true&quot;;[.M71]=&quot;true&quot;;[.P71]=&quot;true&quot;);&quot;true&quot;;&quot;false&quot;)" office:value-type="string" office:string-value="true" calcext:value-type="string">
            <text:p>true</text:p>
          </table:table-cell>
          <table:table-cell table:formula="of:=IF(AND([.Y71]=&quot;true&quot;;[.AB71]=&quot;true&quot;;[.AE71]=&quot;true&quot;;[.AH71]=&quot;true&quot;);&quot;true&quot;;&quot;false&quot;)" office:value-type="string" office:string-value="false" calcext:value-type="string">
            <text:p>false</text:p>
          </table:table-cell>
        </table:table-row>
        <table:table-row table:style-name="ro1">
          <table:table-cell office:value-type="string" calcext:value-type="string">
            <text:p>957b7d91-c297-4648-a81c-f0b9151b01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4.397917" calcext:value-type="float">
            <text:p>54.39791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1.85085" calcext:value-type="float">
            <text:p>21.8508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569336" calcext:value-type="float">
            <text:p>3.569336</text:p>
          </table:table-cell>
          <table:table-cell office:value-type="string" calcext:value-type="string">
            <text:p>initial</text:p>
          </table:table-cell>
          <table:table-cell office:value-type="string" calcext:value-type="string">
            <text:p>false</text:p>
          </table:table-cell>
          <table:table-cell office:value-type="float" office:value="21.275524" calcext:value-type="float">
            <text:p>21.275524</text:p>
          </table:table-cell>
          <table:table-cell office:value-type="string" calcext:value-type="string">
            <text:p>a12,a13,a8</text:p>
          </table:table-cell>
          <table:table-cell office:value-type="string" calcext:value-type="string">
            <text:p>true</text:p>
          </table:table-cell>
          <table:table-cell office:value-type="float" office:value="42.528114" calcext:value-type="float">
            <text:p>42.528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6.20265" calcext:value-type="float">
            <text:p>66.202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438606" calcext:value-type="float">
            <text:p>27.4386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623972" calcext:value-type="float">
            <text:p>12.623972</text:p>
          </table:table-cell>
          <table:table-cell office:value-type="string" calcext:value-type="string">
            <text:p>emails,stakeholders,stakes,users</text:p>
          </table:table-cell>
          <table:table-cell office:value-type="string" calcext:value-type="string">
            <text:p>false</text:p>
          </table:table-cell>
          <table:table-cell office:value-type="float" office:value="44.076484" calcext:value-type="float">
            <text:p>44.076484</text:p>
          </table:table-cell>
          <table:table-cell office:value-type="string" calcext:value-type="string">
            <text:p>a10,a12,a14,a16,a18,a2,a3,a4,a6,a7,a8</text:p>
          </table:table-cell>
          <table:table-cell office:value-type="string" calcext:value-type="string">
            <text:p>true</text:p>
          </table:table-cell>
          <table:table-cell office:value-type="float" office:value="24.138318" calcext:value-type="float">
            <text:p>24.13831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377641" calcext:value-type="float">
            <text:p>5.377641</text:p>
          </table:table-cell>
          <table:table-cell table:number-columns-repeated="2" office:value-type="float" office:value="1" calcext:value-type="float">
            <text:p>1</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cell table:formula="of:=IF(AND([.G72]=&quot;true&quot;;[.J72]=&quot;true&quot;;[.M72]=&quot;true&quot;;[.P72]=&quot;true&quot;);&quot;true&quot;;&quot;false&quot;)" office:value-type="string" office:string-value="false" calcext:value-type="string">
            <text:p>false</text:p>
          </table:table-cell>
          <table:table-cell table:formula="of:=IF(AND([.Y72]=&quot;true&quot;;[.AB72]=&quot;true&quot;;[.AE72]=&quot;true&quot;;[.AH72]=&quot;true&quot;);&quot;true&quot;;&quot;false&quot;)" office:value-type="string" office:string-value="false" calcext:value-type="string">
            <text:p>false</text:p>
          </table:table-cell>
        </table:table-row>
        <table:table-row table:style-name="ro1">
          <table:table-cell office:value-type="string" calcext:value-type="string">
            <text:p>9679735b-1cc6-404e-8891-e26d11859a90</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76.397862" calcext:value-type="float">
            <text:p>176.3978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012051" calcext:value-type="float">
            <text:p>47.012051</text:p>
          </table:table-cell>
          <table:table-cell office:value-type="string" calcext:value-type="string">
            <text:p>count,current_tray,from,initial,order_id,order_list,qr,tray_positions</text:p>
          </table:table-cell>
          <table:table-cell office:value-type="string" calcext:value-type="string">
            <text:p>false</text:p>
          </table:table-cell>
          <table:table-cell office:value-type="float" office:value="28.595571" calcext:value-type="float">
            <text:p>28.5955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444105" calcext:value-type="float">
            <text:p>25.444105</text:p>
          </table:table-cell>
          <table:table-cell office:value-type="string" calcext:value-type="string">
            <text:p>a13,a8</text:p>
          </table:table-cell>
          <table:table-cell office:value-type="string" calcext:value-type="string">
            <text:p>false</text:p>
          </table:table-cell>
          <table:table-cell office:value-type="float" office:value="8.629784" calcext:value-type="float">
            <text:p>8.62978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732399" calcext:value-type="float">
            <text:p>1.732399</text:p>
          </table:table-cell>
          <table:table-cell/>
          <table:table-cell office:value-type="string" calcext:value-type="string">
            <text:p>false</text:p>
          </table:table-cell>
          <table:table-cell office:value-type="float" office:value="0.485915" calcext:value-type="float">
            <text:p>0.485915</text:p>
          </table:table-cell>
          <table:table-cell/>
          <table:table-cell office:value-type="string" calcext:value-type="string">
            <text:p>false</text:p>
          </table:table-cell>
          <table:table-cell office:value-type="float" office:value="0.383507" calcext:value-type="float">
            <text:p>0.383507</text:p>
          </table:table-cell>
          <table:table-cell/>
          <table:table-cell office:value-type="string" calcext:value-type="string">
            <text:p>false</text:p>
          </table:table-cell>
          <table:table-cell office:value-type="float" office:value="1.191436" calcext:value-type="float">
            <text:p>1.191436</text:p>
          </table:table-cell>
          <table:table-cell/>
          <table:table-cell office:value-type="string" calcext:value-type="string">
            <text:p>false</text:p>
          </table:table-cell>
          <table:table-cell office:value-type="float" office:value="0.600812" calcext:value-type="float">
            <text:p>0.60081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2605" calcext:value-type="float">
            <text:p>2.332605</text:p>
          </table:table-cell>
          <table:table-cell table:number-columns-repeated="3"/>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cell table:formula="of:=IF(AND([.G73]=&quot;true&quot;;[.J73]=&quot;true&quot;;[.M73]=&quot;true&quot;;[.P73]=&quot;true&quot;);&quot;true&quot;;&quot;false&quot;)" office:value-type="string" office:string-value="false" calcext:value-type="string">
            <text:p>false</text:p>
          </table:table-cell>
          <table:table-cell table:formula="of:=IF(AND([.Y73]=&quot;true&quot;;[.AB73]=&quot;true&quot;;[.AE73]=&quot;true&quot;;[.AH73]=&quot;true&quot;);&quot;true&quot;;&quot;false&quot;)" office:value-type="string" office:string-value="false" calcext:value-type="string">
            <text:p>false</text:p>
          </table:table-cell>
        </table:table-row>
        <table:table-row table:style-name="ro1">
          <table:table-cell office:value-type="string" calcext:value-type="string">
            <text:p>9a7e3625-e36c-439e-971e-df6726d994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978587" calcext:value-type="float">
            <text:p>63.9785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1.613539" calcext:value-type="float">
            <text:p>41.61353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057398" calcext:value-type="float">
            <text:p>24.057398</text:p>
          </table:table-cell>
          <table:table-cell office:value-type="string" calcext:value-type="string">
            <text:p>counter,stakeholders,stakes,users</text:p>
          </table:table-cell>
          <table:table-cell office:value-type="string" calcext:value-type="string">
            <text:p>true</text:p>
          </table:table-cell>
          <table:table-cell office:value-type="float" office:value="46.596311" calcext:value-type="float">
            <text:p>46.596311</text:p>
          </table:table-cell>
          <table:table-cell office:value-type="string" calcext:value-type="string">
            <text:p>a10,a12,a14,a16,a18,a2,a3,a4,a6,a7,a8</text:p>
          </table:table-cell>
          <table:table-cell office:value-type="string" calcext:value-type="string">
            <text:p>true</text:p>
          </table:table-cell>
          <table:table-cell office:value-type="float" office:value="12.935381" calcext:value-type="float">
            <text:p>12.93538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28199" calcext:value-type="float">
            <text:p>65.2819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414369" calcext:value-type="float">
            <text:p>25.41436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089186" calcext:value-type="float">
            <text:p>22.089186</text:p>
          </table:table-cell>
          <table:table-cell office:value-type="string" calcext:value-type="string">
            <text:p>current_tray,initial,order,order_item</text:p>
          </table:table-cell>
          <table:table-cell office:value-type="string" calcext:value-type="string">
            <text:p>false</text:p>
          </table:table-cell>
          <table:table-cell office:value-type="float" office:value="22.09163" calcext:value-type="float">
            <text:p>22.09163</text:p>
          </table:table-cell>
          <table:table-cell office:value-type="string" calcext:value-type="string">
            <text:p>a12,a13,a8</text:p>
          </table:table-cell>
          <table:table-cell office:value-type="string" calcext:value-type="string">
            <text:p>true</text:p>
          </table:table-cell>
          <table:table-cell office:value-type="float" office:value="39.895722" calcext:value-type="float">
            <text:p>39.8957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672663" calcext:value-type="float">
            <text:p>4.672663</text:p>
          </table:table-cell>
          <table:table-cell office:value-type="float" office:value="-2" calcext:value-type="float">
            <text:p>-2</text:p>
          </table:table-cell>
          <table:table-cell office:value-type="float" office:value="0" calcext:value-type="float">
            <text:p>0</text:p>
          </table:table-cell>
          <table:table-cell/>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cell table:formula="of:=IF(AND([.G74]=&quot;true&quot;;[.J74]=&quot;true&quot;;[.M74]=&quot;true&quot;;[.P74]=&quot;true&quot;);&quot;true&quot;;&quot;false&quot;)" office:value-type="string" office:string-value="true" calcext:value-type="string">
            <text:p>true</text:p>
          </table:table-cell>
          <table:table-cell table:formula="of:=IF(AND([.Y74]=&quot;true&quot;;[.AB74]=&quot;true&quot;;[.AE74]=&quot;true&quot;;[.AH74]=&quot;true&quot;);&quot;true&quot;;&quot;false&quot;)" office:value-type="string" office:string-value="false" calcext:value-type="string">
            <text:p>false</text:p>
          </table:table-cell>
        </table:table-row>
        <table:table-row table:style-name="ro1">
          <table:table-cell office:value-type="string" calcext:value-type="string">
            <text:p>9cb7c5d5-9fb9-47d5-9968-48bbf254d39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1.117433" calcext:value-type="float">
            <text:p>101.11743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448909" calcext:value-type="float">
            <text:p>46.4489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8.65338" calcext:value-type="float">
            <text:p>28.6533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594542" calcext:value-type="float">
            <text:p>25.594542</text:p>
          </table:table-cell>
          <table:table-cell office:value-type="string" calcext:value-type="string">
            <text:p>a12,a13,a8</text:p>
          </table:table-cell>
          <table:table-cell office:value-type="string" calcext:value-type="string">
            <text:p>true</text:p>
          </table:table-cell>
          <table:table-cell office:value-type="float" office:value="18.104806" calcext:value-type="float">
            <text:p>18.1048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51012" calcext:value-type="float">
            <text:p>49.5510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609264" calcext:value-type="float">
            <text:p>22.609264</text:p>
          </table:table-cell>
          <table:table-cell office:value-type="string" calcext:value-type="string">
            <text:p>counter,stakeholders,stakes,users</text:p>
          </table:table-cell>
          <table:table-cell office:value-type="string" calcext:value-type="string">
            <text:p>false</text:p>
          </table:table-cell>
          <table:table-cell office:value-type="float" office:value="29.232677" calcext:value-type="float">
            <text:p>29.232677</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6.861406" calcext:value-type="float">
            <text:p>46.861406</text:p>
          </table:table-cell>
          <table:table-cell office:value-type="string" calcext:value-type="string">
            <text:p>a10,a12,a14,a16,a18,a2,a3,a4,a6,a7,a8</text:p>
          </table:table-cell>
          <table:table-cell office:value-type="string" calcext:value-type="string">
            <text:p>true</text:p>
          </table:table-cell>
          <table:table-cell office:value-type="float" office:value="18.125464" calcext:value-type="float">
            <text:p>18.12546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094388" calcext:value-type="float">
            <text:p>8.094388</text:p>
          </table:table-cell>
          <table:table-cell office:value-type="float" office:value="-1" calcext:value-type="float">
            <text:p>-1</text:p>
          </table:table-cell>
          <table:table-cell office:value-type="float" office:value="2" calcext:value-type="float">
            <text:p>2</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cell table:formula="of:=IF(AND([.G75]=&quot;true&quot;;[.J75]=&quot;true&quot;;[.M75]=&quot;true&quot;;[.P75]=&quot;true&quot;);&quot;true&quot;;&quot;false&quot;)" office:value-type="string" office:string-value="true" calcext:value-type="string">
            <text:p>true</text:p>
          </table:table-cell>
          <table:table-cell table:formula="of:=IF(AND([.Y75]=&quot;true&quot;;[.AB75]=&quot;true&quot;;[.AE75]=&quot;true&quot;;[.AH75]=&quot;true&quot;);&quot;true&quot;;&quot;false&quot;)" office:value-type="string" office:string-value="false" calcext:value-type="string">
            <text:p>false</text:p>
          </table:table-cell>
        </table:table-row>
        <table:table-row table:style-name="ro1">
          <table:table-cell office:value-type="string" calcext:value-type="string">
            <text:p>9d7d8561-6831-4c00-b390-27855134ec2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9.859122" calcext:value-type="float">
            <text:p>59.859122</text:p>
          </table:table-cell>
          <table:table-cell office:value-type="string" calcext:value-type="string">
            <text:p>current_tray,from,initial,order,order_id,order_item,order_list,qr,tray_positions,trays</text:p>
          </table:table-cell>
          <table:table-cell office:value-type="string" calcext:value-type="string">
            <text:p>false</text:p>
          </table:table-cell>
          <table:table-cell office:value-type="float" office:value="35.226283" calcext:value-type="float">
            <text:p>35.2262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91196" calcext:value-type="float">
            <text:p>29.5911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511045" calcext:value-type="float">
            <text:p>13.511045</text:p>
          </table:table-cell>
          <table:table-cell office:value-type="string" calcext:value-type="string">
            <text:p>a12,a13,a8</text:p>
          </table:table-cell>
          <table:table-cell office:value-type="string" calcext:value-type="string">
            <text:p>true</text:p>
          </table:table-cell>
          <table:table-cell office:value-type="float" office:value="7.244802" calcext:value-type="float">
            <text:p>7.2448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659724" calcext:value-type="float">
            <text:p>54.6597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818871" calcext:value-type="float">
            <text:p>29.818871</text:p>
          </table:table-cell>
          <table:table-cell office:value-type="string" calcext:value-type="string">
            <text:p>stakeholders,stakes</text:p>
          </table:table-cell>
          <table:table-cell office:value-type="string" calcext:value-type="string">
            <text:p>false</text:p>
          </table:table-cell>
          <table:table-cell office:value-type="float" office:value="16.137873" calcext:value-type="float">
            <text:p>16.137873</text:p>
          </table:table-cell>
          <table:table-cell office:value-type="string" calcext:value-type="string">
            <text:p>cur_app,idea_description</text:p>
          </table:table-cell>
          <table:table-cell office:value-type="string" calcext:value-type="string">
            <text:p>false</text:p>
          </table:table-cell>
          <table:table-cell office:value-type="float" office:value="44.571122" calcext:value-type="float">
            <text:p>44.571122</text:p>
          </table:table-cell>
          <table:table-cell office:value-type="string" calcext:value-type="string">
            <text:p>a10,a12,a14,a16,a18,a2,a3,a4,a6,a7,a8</text:p>
          </table:table-cell>
          <table:table-cell office:value-type="string" calcext:value-type="string">
            <text:p>true</text:p>
          </table:table-cell>
          <table:table-cell office:value-type="float" office:value="14.061804" calcext:value-type="float">
            <text:p>14.06180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3.94019" calcext:value-type="float">
            <text:p>13.94019</text:p>
          </table:table-cell>
          <table:table-cell table:number-columns-repeated="2" office:value-type="float" office:value="0" calcext:value-type="float">
            <text:p>0</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cell table:formula="of:=IF(AND([.G76]=&quot;true&quot;;[.J76]=&quot;true&quot;;[.M76]=&quot;true&quot;;[.P76]=&quot;true&quot;);&quot;true&quot;;&quot;false&quot;)" office:value-type="string" office:string-value="false" calcext:value-type="string">
            <text:p>false</text:p>
          </table:table-cell>
          <table:table-cell table:formula="of:=IF(AND([.Y76]=&quot;true&quot;;[.AB76]=&quot;true&quot;;[.AE76]=&quot;true&quot;;[.AH76]=&quot;true&quot;);&quot;true&quot;;&quot;false&quot;)" office:value-type="string" office:string-value="false" calcext:value-type="string">
            <text:p>false</text:p>
          </table:table-cell>
        </table:table-row>
        <table:table-row table:style-name="ro1">
          <table:table-cell office:value-type="string" calcext:value-type="string">
            <text:p>9e4ecfe3-df99-450e-a5eb-481b264c12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6.376716" calcext:value-type="float">
            <text:p>66.3767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976637" calcext:value-type="float">
            <text:p>38.97663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722457" calcext:value-type="float">
            <text:p>27.72245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670757" calcext:value-type="float">
            <text:p>17.670757</text:p>
          </table:table-cell>
          <table:table-cell office:value-type="string" calcext:value-type="string">
            <text:p>a12,a13,a8</text:p>
          </table:table-cell>
          <table:table-cell office:value-type="string" calcext:value-type="string">
            <text:p>true</text:p>
          </table:table-cell>
          <table:table-cell office:value-type="float" office:value="15.396553" calcext:value-type="float">
            <text:p>15.39655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36377" calcext:value-type="float">
            <text:p>36.03637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9.439142" calcext:value-type="float">
            <text:p>19.439142</text:p>
          </table:table-cell>
          <table:table-cell office:value-type="string" calcext:value-type="string">
            <text:p>cur_app,idea_description</text:p>
          </table:table-cell>
          <table:table-cell office:value-type="string" calcext:value-type="string">
            <text:p>false</text:p>
          </table:table-cell>
          <table:table-cell office:value-type="float" office:value="8.362799" calcext:value-type="float">
            <text:p>8.362799</text:p>
          </table:table-cell>
          <table:table-cell office:value-type="string" calcext:value-type="string">
            <text:p>stakeholders,stakes</text:p>
          </table:table-cell>
          <table:table-cell office:value-type="string" calcext:value-type="string">
            <text:p>false</text:p>
          </table:table-cell>
          <table:table-cell office:value-type="float" office:value="23.150321" calcext:value-type="float">
            <text:p>23.150321</text:p>
          </table:table-cell>
          <table:table-cell office:value-type="string" calcext:value-type="string">
            <text:p>a14</text:p>
          </table:table-cell>
          <table:table-cell office:value-type="string" calcext:value-type="string">
            <text:p>false</text:p>
          </table:table-cell>
          <table:table-cell office:value-type="float" office:value="2.910715" calcext:value-type="float">
            <text:p>2.910715</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96382" calcext:value-type="float">
            <text:p>9.596382</text:p>
          </table:table-cell>
          <table:table-cell office:value-type="float" office:value="-1" calcext:value-type="float">
            <text:p>-1</text:p>
          </table:table-cell>
          <table:table-cell office:value-type="float" office:value="1" calcext:value-type="float">
            <text:p>1</text:p>
          </table:table-cell>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cell table:formula="of:=IF(AND([.G77]=&quot;true&quot;;[.J77]=&quot;true&quot;;[.M77]=&quot;true&quot;;[.P77]=&quot;true&quot;);&quot;true&quot;;&quot;false&quot;)" office:value-type="string" office:string-value="false" calcext:value-type="string">
            <text:p>false</text:p>
          </table:table-cell>
          <table:table-cell table:formula="of:=IF(AND([.Y77]=&quot;true&quot;;[.AB77]=&quot;true&quot;;[.AE77]=&quot;true&quot;;[.AH77]=&quot;true&quot;);&quot;true&quot;;&quot;false&quot;)" office:value-type="string" office:string-value="false" calcext:value-type="string">
            <text:p>false</text:p>
          </table:table-cell>
        </table:table-row>
        <table:table-row table:style-name="ro1">
          <table:table-cell office:value-type="string" calcext:value-type="string">
            <text:p>9f11cc10-b7f6-4427-b080-91daf19cc5e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9.247594" calcext:value-type="float">
            <text:p>119.24759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80923" calcext:value-type="float">
            <text:p>24.80923</text:p>
          </table:table-cell>
          <table:table-cell office:value-type="string" calcext:value-type="string">
            <text:p>counter,idea_description,users</text:p>
          </table:table-cell>
          <table:table-cell office:value-type="string" calcext:value-type="string">
            <text:p>false</text:p>
          </table:table-cell>
          <table:table-cell office:value-type="float" office:value="21.144913" calcext:value-type="float">
            <text:p>21.144913</text:p>
          </table:table-cell>
          <table:table-cell office:value-type="string" calcext:value-type="string">
            <text:p>counter,stakeholders,stakes,users</text:p>
          </table:table-cell>
          <table:table-cell office:value-type="string" calcext:value-type="string">
            <text:p>true</text:p>
          </table:table-cell>
          <table:table-cell office:value-type="float" office:value="91.594764" calcext:value-type="float">
            <text:p>91.594764</text:p>
          </table:table-cell>
          <table:table-cell office:value-type="string" calcext:value-type="string">
            <text:p>a10,a12,a16,a18,a2,a23,a3,a4,a6,a7,a8</text:p>
          </table:table-cell>
          <table:table-cell office:value-type="string" calcext:value-type="string">
            <text:p>false</text:p>
          </table:table-cell>
          <table:table-cell office:value-type="float" office:value="5.26056" calcext:value-type="float">
            <text:p>5.2605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2.970024" calcext:value-type="float">
            <text:p>42.9700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4.864802" calcext:value-type="float">
            <text:p>54.864802</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21.741215" calcext:value-type="float">
            <text:p>21.7412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36.9005" calcext:value-type="float">
            <text:p>36.9005</text:p>
          </table:table-cell>
          <table:table-cell office:value-type="string" calcext:value-type="string">
            <text:p>a12,a13,a8</text:p>
          </table:table-cell>
          <table:table-cell office:value-type="string" calcext:value-type="string">
            <text:p>true</text:p>
          </table:table-cell>
          <table:table-cell office:value-type="float" office:value="17.528049" calcext:value-type="float">
            <text:p>17.52804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58644" calcext:value-type="float">
            <text:p>10.85864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cell table:formula="of:=IF(AND([.G78]=&quot;true&quot;;[.J78]=&quot;true&quot;;[.M78]=&quot;true&quot;;[.P78]=&quot;true&quot;);&quot;true&quot;;&quot;false&quot;)" office:value-type="string" office:string-value="false" calcext:value-type="string">
            <text:p>false</text:p>
          </table:table-cell>
          <table:table-cell table:formula="of:=IF(AND([.Y78]=&quot;true&quot;;[.AB78]=&quot;true&quot;;[.AE78]=&quot;true&quot;;[.AH78]=&quot;true&quot;);&quot;true&quot;;&quot;false&quot;)" office:value-type="string" office:string-value="false" calcext:value-type="string">
            <text:p>false</text:p>
          </table:table-cell>
        </table:table-row>
        <table:table-row table:style-name="ro1">
          <table:table-cell office:value-type="string" calcext:value-type="string">
            <text:p>9f2f6f81-4eee-44b2-9c6d-d4054d2c183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444045" calcext:value-type="float">
            <text:p>50.44404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8.898048" calcext:value-type="float">
            <text:p>28.89804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8.679136" calcext:value-type="float">
            <text:p>18.6791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969903" calcext:value-type="float">
            <text:p>27.969903</text:p>
          </table:table-cell>
          <table:table-cell office:value-type="string" calcext:value-type="string">
            <text:p>a12,a13,a8</text:p>
          </table:table-cell>
          <table:table-cell office:value-type="string" calcext:value-type="string">
            <text:p>true</text:p>
          </table:table-cell>
          <table:table-cell office:value-type="float" office:value="4.314735" calcext:value-type="float">
            <text:p>4.3147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73046" calcext:value-type="float">
            <text:p>5.473046</text:p>
          </table:table-cell>
          <table:table-cell office:value-type="string" calcext:value-type="string">
            <text:p>all_apps,portfolio_review</text:p>
          </table:table-cell>
          <table:table-cell office:value-type="string" calcext:value-type="string">
            <text:p>false</text:p>
          </table:table-cell>
          <table:table-cell office:value-type="float" office:value="2.345705" calcext:value-type="float">
            <text:p>2.345705</text:p>
          </table:table-cell>
          <table:table-cell office:value-type="string" calcext:value-type="string">
            <text:p>idea_initiator,market_review,spider_graph</text:p>
          </table:table-cell>
          <table:table-cell office:value-type="string" calcext:value-type="string">
            <text:p>false</text:p>
          </table:table-cell>
          <table:table-cell office:value-type="float" office:value="3.289892" calcext:value-type="float">
            <text:p>3.289892</text:p>
          </table:table-cell>
          <table:table-cell office:value-type="string" calcext:value-type="string">
            <text:p>cur_app,market_review</text:p>
          </table:table-cell>
          <table:table-cell office:value-type="string" calcext:value-type="string">
            <text:p>false</text:p>
          </table:table-cell>
          <table:table-cell office:value-type="float" office:value="2.786079" calcext:value-type="float">
            <text:p>2.786079</text:p>
          </table:table-cell>
          <table:table-cell office:value-type="string" calcext:value-type="string">
            <text:p>a2</text:p>
          </table:table-cell>
          <table:table-cell office:value-type="string" calcext:value-type="string">
            <text:p>false</text:p>
          </table:table-cell>
          <table:table-cell office:value-type="float" office:value="13.585857" calcext:value-type="float">
            <text:p>13.58585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14" calcext:value-type="float">
            <text:p>5.16514</text:p>
          </table:table-cell>
          <table:table-cell table:number-columns-repeated="2" office:value-type="float" office:value="2" calcext:value-type="float">
            <text:p>2</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cell table:formula="of:=IF(AND([.G79]=&quot;true&quot;;[.J79]=&quot;true&quot;;[.M79]=&quot;true&quot;;[.P79]=&quot;true&quot;);&quot;true&quot;;&quot;false&quot;)" office:value-type="string" office:string-value="false" calcext:value-type="string">
            <text:p>false</text:p>
          </table:table-cell>
          <table:table-cell table:formula="of:=IF(AND([.Y79]=&quot;true&quot;;[.AB79]=&quot;true&quot;;[.AE79]=&quot;true&quot;;[.AH79]=&quot;true&quot;);&quot;true&quot;;&quot;false&quot;)" office:value-type="string" office:string-value="false" calcext:value-type="string">
            <text:p>false</text:p>
          </table:table-cell>
        </table:table-row>
        <table:table-row table:style-name="ro1">
          <table:table-cell office:value-type="string" calcext:value-type="string">
            <text:p>9fd5908b-ed76-4e31-b775-6925112e997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4.494467" calcext:value-type="float">
            <text:p>84.4944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895029" calcext:value-type="float">
            <text:p>34.89502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19858" calcext:value-type="float">
            <text:p>26.0198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54.666989" calcext:value-type="float">
            <text:p>54.666989</text:p>
          </table:table-cell>
          <table:table-cell office:value-type="string" calcext:value-type="string">
            <text:p>a12,a13,a8</text:p>
          </table:table-cell>
          <table:table-cell office:value-type="string" calcext:value-type="string">
            <text:p>true</text:p>
          </table:table-cell>
          <table:table-cell office:value-type="float" office:value="8.529684" calcext:value-type="float">
            <text:p>8.5296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826512" calcext:value-type="float">
            <text:p>70.8265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996382" calcext:value-type="float">
            <text:p>35.996382</text:p>
          </table:table-cell>
          <table:table-cell office:value-type="string" calcext:value-type="string">
            <text:p>counter,cur_app,users</text:p>
          </table:table-cell>
          <table:table-cell office:value-type="string" calcext:value-type="string">
            <text:p>false</text:p>
          </table:table-cell>
          <table:table-cell office:value-type="float" office:value="19.225717" calcext:value-type="float">
            <text:p>19.225717</text:p>
          </table:table-cell>
          <table:table-cell office:value-type="string" calcext:value-type="string">
            <text:p>stakeholders,stakes,users</text:p>
          </table:table-cell>
          <table:table-cell office:value-type="string" calcext:value-type="string">
            <text:p>false</text:p>
          </table:table-cell>
          <table:table-cell office:value-type="float" office:value="61.203365" calcext:value-type="float">
            <text:p>61.203365</text:p>
          </table:table-cell>
          <table:table-cell office:value-type="string" calcext:value-type="string">
            <text:p>a10,a12,a14,a16,a18,a2,a3,a4,a6,a7,a8</text:p>
          </table:table-cell>
          <table:table-cell office:value-type="string" calcext:value-type="string">
            <text:p>true</text:p>
          </table:table-cell>
          <table:table-cell office:value-type="float" office:value="9.850066" calcext:value-type="float">
            <text:p>9.85006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575894" calcext:value-type="float">
            <text:p>4.575894</text:p>
          </table:table-cell>
          <table:table-cell table:number-columns-repeated="2"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cell table:formula="of:=IF(AND([.G80]=&quot;true&quot;;[.J80]=&quot;true&quot;;[.M80]=&quot;true&quot;;[.P80]=&quot;true&quot;);&quot;true&quot;;&quot;false&quot;)" office:value-type="string" office:string-value="false" calcext:value-type="string">
            <text:p>false</text:p>
          </table:table-cell>
          <table:table-cell table:formula="of:=IF(AND([.Y80]=&quot;true&quot;;[.AB80]=&quot;true&quot;;[.AE80]=&quot;true&quot;;[.AH80]=&quot;true&quot;);&quot;true&quot;;&quot;false&quot;)" office:value-type="string" office:string-value="false" calcext:value-type="string">
            <text:p>false</text:p>
          </table:table-cell>
        </table:table-row>
        <table:table-row table:style-name="ro1">
          <table:table-cell office:value-type="string" calcext:value-type="string">
            <text:p>a141cb2a-890f-4775-ab40-e333728dd18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2.513281" calcext:value-type="float">
            <text:p>62.5132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6.662156" calcext:value-type="float">
            <text:p>56.662156</text:p>
          </table:table-cell>
          <table:table-cell office:value-type="string" calcext:value-type="string">
            <text:p>count,from,initial,order_id,order_item,order_list,tray_positions,trays</text:p>
          </table:table-cell>
          <table:table-cell office:value-type="string" calcext:value-type="string">
            <text:p>false</text:p>
          </table:table-cell>
          <table:table-cell office:value-type="float" office:value="17.638788" calcext:value-type="float">
            <text:p>17.6387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181322" calcext:value-type="float">
            <text:p>18.181322</text:p>
          </table:table-cell>
          <table:table-cell office:value-type="string" calcext:value-type="string">
            <text:p>a12,a13,a8</text:p>
          </table:table-cell>
          <table:table-cell office:value-type="string" calcext:value-type="string">
            <text:p>true</text:p>
          </table:table-cell>
          <table:table-cell office:value-type="float" office:value="21.272699" calcext:value-type="float">
            <text:p>21.2726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6.776808" calcext:value-type="float">
            <text:p>26.7768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701129" calcext:value-type="float">
            <text:p>18.70112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62093" calcext:value-type="float">
            <text:p>15.62093</text:p>
          </table:table-cell>
          <table:table-cell office:value-type="string" calcext:value-type="string">
            <text:p>counter,stakeholders,stakes,users</text:p>
          </table:table-cell>
          <table:table-cell office:value-type="string" calcext:value-type="string">
            <text:p>true</text:p>
          </table:table-cell>
          <table:table-cell office:value-type="float" office:value="47.741091" calcext:value-type="float">
            <text:p>47.741091</text:p>
          </table:table-cell>
          <table:table-cell office:value-type="string" calcext:value-type="string">
            <text:p>a14,a16,a18,a2,a3,a6,a7,a8</text:p>
          </table:table-cell>
          <table:table-cell office:value-type="string" calcext:value-type="string">
            <text:p>false</text:p>
          </table:table-cell>
          <table:table-cell office:value-type="float" office:value="18.134607" calcext:value-type="float">
            <text:p>18.13460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8.451496" calcext:value-type="float">
            <text:p>58.4514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 CPEE BPMN, if hiver over the objects at the upper line, their names are off screen and impossible to read.</text:p>
          </table:table-cell>
          <table:table-cell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cell table:formula="of:=IF(AND([.G81]=&quot;true&quot;;[.J81]=&quot;true&quot;;[.M81]=&quot;true&quot;;[.P81]=&quot;true&quot;);&quot;true&quot;;&quot;false&quot;)" office:value-type="string" office:string-value="false" calcext:value-type="string">
            <text:p>false</text:p>
          </table:table-cell>
          <table:table-cell table:formula="of:=IF(AND([.Y81]=&quot;true&quot;;[.AB81]=&quot;true&quot;;[.AE81]=&quot;true&quot;;[.AH81]=&quot;true&quot;);&quot;true&quot;;&quot;false&quot;)" office:value-type="string" office:string-value="false" calcext:value-type="string">
            <text:p>false</text:p>
          </table:table-cell>
        </table:table-row>
        <table:table-row table:style-name="ro1">
          <table:table-cell office:value-type="string" calcext:value-type="string">
            <text:p>a1a84fd9-9421-4648-9381-f759867fe0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527952" calcext:value-type="float">
            <text:p>50.5279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403502" calcext:value-type="float">
            <text:p>41.40350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442248" calcext:value-type="float">
            <text:p>15.442248</text:p>
          </table:table-cell>
          <table:table-cell office:value-type="string" calcext:value-type="string">
            <text:p>count,current_tray,initial</text:p>
          </table:table-cell>
          <table:table-cell office:value-type="string" calcext:value-type="string">
            <text:p>false</text:p>
          </table:table-cell>
          <table:table-cell office:value-type="float" office:value="17.82006" calcext:value-type="float">
            <text:p>17.82006</text:p>
          </table:table-cell>
          <table:table-cell office:value-type="string" calcext:value-type="string">
            <text:p>a12,a13,a8</text:p>
          </table:table-cell>
          <table:table-cell office:value-type="string" calcext:value-type="string">
            <text:p>true</text:p>
          </table:table-cell>
          <table:table-cell office:value-type="float" office:value="15.683406" calcext:value-type="float">
            <text:p>15.68340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205204" calcext:value-type="float">
            <text:p>38.20520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350825" calcext:value-type="float">
            <text:p>22.3508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81423" calcext:value-type="float">
            <text:p>18.81423</text:p>
          </table:table-cell>
          <table:table-cell office:value-type="string" calcext:value-type="string">
            <text:p>counter,stakeholders,stakes,users</text:p>
          </table:table-cell>
          <table:table-cell office:value-type="string" calcext:value-type="string">
            <text:p>true</text:p>
          </table:table-cell>
          <table:table-cell office:value-type="float" office:value="63.608454" calcext:value-type="float">
            <text:p>63.608454</text:p>
          </table:table-cell>
          <table:table-cell office:value-type="string" calcext:value-type="string">
            <text:p>a10,a12,a14,a16,a18,a2,a3,a4,a6,a7,a8</text:p>
          </table:table-cell>
          <table:table-cell office:value-type="string" calcext:value-type="string">
            <text:p>true</text:p>
          </table:table-cell>
          <table:table-cell office:value-type="float" office:value="17.934889" calcext:value-type="float">
            <text:p>17.93488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8823" calcext:value-type="float">
            <text:p>12.8823</text:p>
          </table:table-cell>
          <table:table-cell office:value-type="float" office:value="-2" calcext:value-type="float">
            <text:p>-2</text:p>
          </table:table-cell>
          <table:table-cell office:value-type="float" office:value="1" calcext:value-type="float">
            <text:p>1</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true" calcext:value-type="string">
            <text:p>true</text:p>
          </table:table-cell>
          <table:table-cell table:formula="of:=IF(AND([.G82]=&quot;true&quot;;[.J82]=&quot;true&quot;;[.M82]=&quot;true&quot;;[.P82]=&quot;true&quot;);&quot;true&quot;;&quot;false&quot;)" office:value-type="string" office:string-value="false" calcext:value-type="string">
            <text:p>false</text:p>
          </table:table-cell>
          <table:table-cell table:formula="of:=IF(AND([.Y82]=&quot;true&quot;;[.AB82]=&quot;true&quot;;[.AE82]=&quot;true&quot;;[.AH82]=&quot;true&quot;);&quot;true&quot;;&quot;false&quot;)" office:value-type="string" office:string-value="true" calcext:value-type="string">
            <text:p>true</text:p>
          </table:table-cell>
        </table:table-row>
        <table:table-row table:style-name="ro1">
          <table:table-cell office:value-type="string" calcext:value-type="string">
            <text:p>a3debd66-27ef-4acb-ad83-c2e1ec68a63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1.890214" calcext:value-type="float">
            <text:p>71.8902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04684" calcext:value-type="float">
            <text:p>24.90468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817868" calcext:value-type="float">
            <text:p>22.817868</text:p>
          </table:table-cell>
          <table:table-cell office:value-type="string" calcext:value-type="string">
            <text:p>stakeholders,stakes,users</text:p>
          </table:table-cell>
          <table:table-cell office:value-type="string" calcext:value-type="string">
            <text:p>false</text:p>
          </table:table-cell>
          <table:table-cell office:value-type="float" office:value="114.893578" calcext:value-type="float">
            <text:p>114.893578</text:p>
          </table:table-cell>
          <table:table-cell office:value-type="string" calcext:value-type="string">
            <text:p>a10,a12,a14,a16,a18,a2,a3,a4,a6,a7,a8</text:p>
          </table:table-cell>
          <table:table-cell office:value-type="string" calcext:value-type="string">
            <text:p>true</text:p>
          </table:table-cell>
          <table:table-cell office:value-type="float" office:value="15.030773" calcext:value-type="float">
            <text:p>15.0307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09.053717" calcext:value-type="float">
            <text:p>109.0537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0.315057" calcext:value-type="float">
            <text:p>30.31505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4.423471" calcext:value-type="float">
            <text:p>34.4234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291906" calcext:value-type="float">
            <text:p>27.291906</text:p>
          </table:table-cell>
          <table:table-cell office:value-type="string" calcext:value-type="string">
            <text:p>a12,a13,a8</text:p>
          </table:table-cell>
          <table:table-cell office:value-type="string" calcext:value-type="string">
            <text:p>true</text:p>
          </table:table-cell>
          <table:table-cell office:value-type="float" office:value="18.197783" calcext:value-type="float">
            <text:p>18.19778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05325" calcext:value-type="float">
            <text:p>7.605325</text:p>
          </table:table-cell>
          <table:table-cell office:value-type="float" office:value="-2" calcext:value-type="float">
            <text:p>-2</text:p>
          </table:table-cell>
          <table:table-cell office:value-type="float" office:value="2" calcext:value-type="float">
            <text:p>2</text:p>
          </table:table-cell>
          <table:table-cell/>
          <table:table-cell table:formula="of:=IF(AND([.G83]=&quot;true&quot;;[.J83]=&quot;true&quot;;[.M83]=&quot;true&quot;;[.P83]=&quot;true&quot;;[.S83]=&quot;true&quot;);&quot;true&quot;;&quot;false&quot;)" office:value-type="string" office:string-value="false" calcext:value-type="string">
            <text:p>false</text:p>
          </table:table-cell>
          <table:table-cell table:formula="of:=IF(AND([.Y83]=&quot;true&quot;;[.AB83]=&quot;true&quot;;[.AE83]=&quot;true&quot;;[.AH83]=&quot;true&quot;;[.AK83]=&quot;true&quot;);&quot;true&quot;;&quot;false&quot;)" office:value-type="string" office:string-value="false" calcext:value-type="string">
            <text:p>false</text:p>
          </table:table-cell>
          <table:table-cell table:formula="of:=IF(AND([.G83]=&quot;true&quot;;[.J83]=&quot;true&quot;;[.M83]=&quot;true&quot;;[.P83]=&quot;true&quot;);&quot;true&quot;;&quot;false&quot;)" office:value-type="string" office:string-value="false" calcext:value-type="string">
            <text:p>false</text:p>
          </table:table-cell>
          <table:table-cell table:formula="of:=IF(AND([.Y83]=&quot;true&quot;;[.AB83]=&quot;true&quot;;[.AE83]=&quot;true&quot;;[.AH83]=&quot;true&quot;);&quot;true&quot;;&quot;false&quot;)" office:value-type="string" office:string-value="true" calcext:value-type="string">
            <text:p>true</text:p>
          </table:table-cell>
        </table:table-row>
        <table:table-row table:style-name="ro1">
          <table:table-cell office:value-type="string" calcext:value-type="string">
            <text:p>a6c56b42-c1d0-417e-947b-0ffac37327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5.55814" calcext:value-type="float">
            <text:p>85.55814</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54.398846" calcext:value-type="float">
            <text:p>54.3988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1.912986" calcext:value-type="float">
            <text:p>31.91298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5.727514" calcext:value-type="float">
            <text:p>15.727514</text:p>
          </table:table-cell>
          <table:table-cell office:value-type="string" calcext:value-type="string">
            <text:p>a12,a13,a8</text:p>
          </table:table-cell>
          <table:table-cell office:value-type="string" calcext:value-type="string">
            <text:p>true</text:p>
          </table:table-cell>
          <table:table-cell office:value-type="float" office:value="15.104602" calcext:value-type="float">
            <text:p>15.10460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522274" calcext:value-type="float">
            <text:p>4.522274</text:p>
          </table:table-cell>
          <table:table-cell/>
          <table:table-cell office:value-type="string" calcext:value-type="string">
            <text:p>false</text:p>
          </table:table-cell>
          <table:table-cell office:value-type="float" office:value="2.322979" calcext:value-type="float">
            <text:p>2.322979</text:p>
          </table:table-cell>
          <table:table-cell/>
          <table:table-cell office:value-type="string" calcext:value-type="string">
            <text:p>false</text:p>
          </table:table-cell>
          <table:table-cell office:value-type="float" office:value="2.789748" calcext:value-type="float">
            <text:p>2.789748</text:p>
          </table:table-cell>
          <table:table-cell/>
          <table:table-cell office:value-type="string" calcext:value-type="string">
            <text:p>false</text:p>
          </table:table-cell>
          <table:table-cell office:value-type="float" office:value="1.958165" calcext:value-type="float">
            <text:p>1.958165</text:p>
          </table:table-cell>
          <table:table-cell/>
          <table:table-cell office:value-type="string" calcext:value-type="string">
            <text:p>false</text:p>
          </table:table-cell>
          <table:table-cell office:value-type="float" office:value="1.014693" calcext:value-type="float">
            <text:p>1.014693</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570161" calcext:value-type="float">
            <text:p>2.570161</text:p>
          </table:table-cell>
          <table:table-cell table:number-columns-repeated="3"/>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cell table:formula="of:=IF(AND([.G84]=&quot;true&quot;;[.J84]=&quot;true&quot;;[.M84]=&quot;true&quot;;[.P84]=&quot;true&quot;);&quot;true&quot;;&quot;false&quot;)" office:value-type="string" office:string-value="false" calcext:value-type="string">
            <text:p>false</text:p>
          </table:table-cell>
          <table:table-cell table:formula="of:=IF(AND([.Y84]=&quot;true&quot;;[.AB84]=&quot;true&quot;;[.AE84]=&quot;true&quot;;[.AH84]=&quot;true&quot;);&quot;true&quot;;&quot;false&quot;)" office:value-type="string" office:string-value="false" calcext:value-type="string">
            <text:p>false</text:p>
          </table:table-cell>
        </table:table-row>
        <table:table-row table:style-name="ro1">
          <table:table-cell office:value-type="string" calcext:value-type="string">
            <text:p>a7fcdf28-13c8-49d2-bba0-23833f9f64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0.704861" calcext:value-type="float">
            <text:p>20.704861</text:p>
          </table:table-cell>
          <table:table-cell office:value-type="string" calcext:value-type="string">
            <text:p>idea_initiator,stakeholders,stakes</text:p>
          </table:table-cell>
          <table:table-cell office:value-type="string" calcext:value-type="string">
            <text:p>false</text:p>
          </table:table-cell>
          <table:table-cell office:value-type="float" office:value="18.141381" calcext:value-type="float">
            <text:p>18.141381</text:p>
          </table:table-cell>
          <table:table-cell office:value-type="string" calcext:value-type="string">
            <text:p>idea_description</text:p>
          </table:table-cell>
          <table:table-cell office:value-type="string" calcext:value-type="string">
            <text:p>false</text:p>
          </table:table-cell>
          <table:table-cell office:value-type="float" office:value="13.689932" calcext:value-type="float">
            <text:p>13.689932</text:p>
          </table:table-cell>
          <table:table-cell office:value-type="string" calcext:value-type="string">
            <text:p>counter,cur_app,stakeholders</text:p>
          </table:table-cell>
          <table:table-cell office:value-type="string" calcext:value-type="string">
            <text:p>false</text:p>
          </table:table-cell>
          <table:table-cell office:value-type="float" office:value="15.91303" calcext:value-type="float">
            <text:p>15.91303</text:p>
          </table:table-cell>
          <table:table-cell office:value-type="string" calcext:value-type="string">
            <text:p>a7</text:p>
          </table:table-cell>
          <table:table-cell office:value-type="string" calcext:value-type="string">
            <text:p>false</text:p>
          </table:table-cell>
          <table:table-cell office:value-type="float" office:value="6.294916" calcext:value-type="float">
            <text:p>6.29491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427804" calcext:value-type="float">
            <text:p>44.427804</text:p>
          </table:table-cell>
          <table:table-cell office:value-type="string" calcext:value-type="string">
            <text:p>from,initial,order_id,order_item,order_list,qr,trays</text:p>
          </table:table-cell>
          <table:table-cell office:value-type="string" calcext:value-type="string">
            <text:p>false</text:p>
          </table:table-cell>
          <table:table-cell office:value-type="float" office:value="4.731991" calcext:value-type="float">
            <text:p>4.731991</text:p>
          </table:table-cell>
          <table:table-cell office:value-type="string" calcext:value-type="string">
            <text:p>order_list,params,trays</text:p>
          </table:table-cell>
          <table:table-cell office:value-type="string" calcext:value-type="string">
            <text:p>false</text:p>
          </table:table-cell>
          <table:table-cell office:value-type="float" office:value="21.844901" calcext:value-type="float">
            <text:p>21.844901</text:p>
          </table:table-cell>
          <table:table-cell office:value-type="string" calcext:value-type="string">
            <text:p>from,order,trays</text:p>
          </table:table-cell>
          <table:table-cell office:value-type="string" calcext:value-type="string">
            <text:p>false</text:p>
          </table:table-cell>
          <table:table-cell office:value-type="float" office:value="5.946321" calcext:value-type="float">
            <text:p>5.946321</text:p>
          </table:table-cell>
          <table:table-cell office:value-type="string" calcext:value-type="string">
            <text:p>a8</text:p>
          </table:table-cell>
          <table:table-cell office:value-type="string" calcext:value-type="string">
            <text:p>false</text:p>
          </table:table-cell>
          <table:table-cell office:value-type="float" office:value="5.586851" calcext:value-type="float">
            <text:p>5.5868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40921" calcext:value-type="float">
            <text:p>5.740921</text:p>
          </table:table-cell>
          <table:table-cell office:value-type="float" office:value="-1" calcext:value-type="float">
            <text:p>-1</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cell table:formula="of:=IF(AND([.G85]=&quot;true&quot;;[.J85]=&quot;true&quot;;[.M85]=&quot;true&quot;;[.P85]=&quot;true&quot;);&quot;true&quot;;&quot;false&quot;)" office:value-type="string" office:string-value="false" calcext:value-type="string">
            <text:p>false</text:p>
          </table:table-cell>
          <table:table-cell table:formula="of:=IF(AND([.Y85]=&quot;true&quot;;[.AB85]=&quot;true&quot;;[.AE85]=&quot;true&quot;;[.AH85]=&quot;true&quot;);&quot;true&quot;;&quot;false&quot;)" office:value-type="string" office:string-value="false" calcext:value-type="string">
            <text:p>false</text:p>
          </table:table-cell>
        </table:table-row>
        <table:table-row table:style-name="ro1">
          <table:table-cell office:value-type="string" calcext:value-type="string">
            <text:p>aa31aaa2-be8f-48b9-a912-b01475a2fce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725669" calcext:value-type="float">
            <text:p>55.7256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15099" calcext:value-type="float">
            <text:p>34.5150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6.322592" calcext:value-type="float">
            <text:p>16.322592</text:p>
          </table:table-cell>
          <table:table-cell office:value-type="string" calcext:value-type="string">
            <text:p>count,current_tray,initial</text:p>
          </table:table-cell>
          <table:table-cell office:value-type="string" calcext:value-type="string">
            <text:p>false</text:p>
          </table:table-cell>
          <table:table-cell office:value-type="float" office:value="22.004959" calcext:value-type="float">
            <text:p>22.004959</text:p>
          </table:table-cell>
          <table:table-cell office:value-type="string" calcext:value-type="string">
            <text:p>a12,a13,a8</text:p>
          </table:table-cell>
          <table:table-cell office:value-type="string" calcext:value-type="string">
            <text:p>true</text:p>
          </table:table-cell>
          <table:table-cell office:value-type="float" office:value="22.65693" calcext:value-type="float">
            <text:p>22.656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757474" calcext:value-type="float">
            <text:p>38.7574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851899" calcext:value-type="float">
            <text:p>22.85189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88009" calcext:value-type="float">
            <text:p>16.588009</text:p>
          </table:table-cell>
          <table:table-cell office:value-type="string" calcext:value-type="string">
            <text:p>counter,stakeholders,stakes,users</text:p>
          </table:table-cell>
          <table:table-cell office:value-type="string" calcext:value-type="string">
            <text:p>true</text:p>
          </table:table-cell>
          <table:table-cell office:value-type="float" office:value="52.988153" calcext:value-type="float">
            <text:p>52.988153</text:p>
          </table:table-cell>
          <table:table-cell office:value-type="string" calcext:value-type="string">
            <text:p>a10,a12,a14,a16,a18,a2,a3,a4,a6,a7,a8</text:p>
          </table:table-cell>
          <table:table-cell office:value-type="string" calcext:value-type="string">
            <text:p>true</text:p>
          </table:table-cell>
          <table:table-cell office:value-type="float" office:value="25.197778" calcext:value-type="float">
            <text:p>25.19777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10486" calcext:value-type="float">
            <text:p>7.210486</text:p>
          </table:table-cell>
          <table:table-cell office:value-type="float" office:value="2" calcext:value-type="float">
            <text:p>2</text:p>
          </table:table-cell>
          <table:table-cell office:value-type="float" office:value="1" calcext:value-type="float">
            <text:p>1</text:p>
          </table:table-cell>
          <table:table-cell/>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true" calcext:value-type="string">
            <text:p>true</text:p>
          </table:table-cell>
          <table:table-cell table:formula="of:=IF(AND([.G86]=&quot;true&quot;;[.J86]=&quot;true&quot;;[.M86]=&quot;true&quot;;[.P86]=&quot;true&quot;);&quot;true&quot;;&quot;false&quot;)" office:value-type="string" office:string-value="false" calcext:value-type="string">
            <text:p>false</text:p>
          </table:table-cell>
          <table:table-cell table:formula="of:=IF(AND([.Y86]=&quot;true&quot;;[.AB86]=&quot;true&quot;;[.AE86]=&quot;true&quot;;[.AH86]=&quot;true&quot;);&quot;true&quot;;&quot;false&quot;)" office:value-type="string" office:string-value="true" calcext:value-type="string">
            <text:p>true</text:p>
          </table:table-cell>
        </table:table-row>
        <table:table-row table:style-name="ro1">
          <table:table-cell office:value-type="string" calcext:value-type="string">
            <text:p>ad5ab7f5-64fb-45f1-a5df-ba99a3d1fec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0.89389" calcext:value-type="float">
            <text:p>100.8938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063523" calcext:value-type="float">
            <text:p>53.06352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55386" calcext:value-type="float">
            <text:p>24.553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813257" calcext:value-type="float">
            <text:p>15.813257</text:p>
          </table:table-cell>
          <table:table-cell office:value-type="string" calcext:value-type="string">
            <text:p>a12,a13,a8</text:p>
          </table:table-cell>
          <table:table-cell office:value-type="string" calcext:value-type="string">
            <text:p>true</text:p>
          </table:table-cell>
          <table:table-cell office:value-type="float" office:value="28.617869" calcext:value-type="float">
            <text:p>28.6178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894031" calcext:value-type="float">
            <text:p>46.8940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0.194526" calcext:value-type="float">
            <text:p>10.194526</text:p>
          </table:table-cell>
          <table:table-cell office:value-type="string" calcext:value-type="string">
            <text:p>cur_app,idea_description</text:p>
          </table:table-cell>
          <table:table-cell office:value-type="string" calcext:value-type="string">
            <text:p>false</text:p>
          </table:table-cell>
          <table:table-cell office:value-type="float" office:value="22.391674" calcext:value-type="float">
            <text:p>22.391674</text:p>
          </table:table-cell>
          <table:table-cell office:value-type="string" calcext:value-type="string">
            <text:p>counter,stakeholders,stakes,users</text:p>
          </table:table-cell>
          <table:table-cell office:value-type="string" calcext:value-type="string">
            <text:p>true</text:p>
          </table:table-cell>
          <table:table-cell office:value-type="float" office:value="79.936285" calcext:value-type="float">
            <text:p>79.936285</text:p>
          </table:table-cell>
          <table:table-cell office:value-type="string" calcext:value-type="string">
            <text:p>a10,a12,a14,a16,a18,a2,a3,a4,a6,a7,a8</text:p>
          </table:table-cell>
          <table:table-cell office:value-type="string" calcext:value-type="string">
            <text:p>true</text:p>
          </table:table-cell>
          <table:table-cell office:value-type="float" office:value="13.581334" calcext:value-type="float">
            <text:p>13.581334</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64069" calcext:value-type="float">
            <text:p>4.664069</text:p>
          </table:table-cell>
          <table:table-cell office:value-type="float" office:value="1" calcext:value-type="float">
            <text:p>1</text:p>
          </table:table-cell>
          <table:table-cell office:value-type="float" office:value="2" calcext:value-type="float">
            <text:p>2</text:p>
          </table:table-cell>
          <table:table-cell/>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cell table:formula="of:=IF(AND([.G87]=&quot;true&quot;;[.J87]=&quot;true&quot;;[.M87]=&quot;true&quot;;[.P87]=&quot;true&quot;);&quot;true&quot;;&quot;false&quot;)" office:value-type="string" office:string-value="true" calcext:value-type="string">
            <text:p>true</text:p>
          </table:table-cell>
          <table:table-cell table:formula="of:=IF(AND([.Y87]=&quot;true&quot;;[.AB87]=&quot;true&quot;;[.AE87]=&quot;true&quot;;[.AH87]=&quot;true&quot;);&quot;true&quot;;&quot;false&quot;)" office:value-type="string" office:string-value="false" calcext:value-type="string">
            <text:p>false</text:p>
          </table:table-cell>
        </table:table-row>
        <table:table-row table:style-name="ro1">
          <table:table-cell office:value-type="string" calcext:value-type="string">
            <text:p>b1715c23-e1ba-4adc-af21-50d3d84940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51236" calcext:value-type="float">
            <text:p>5.751236</text:p>
          </table:table-cell>
          <table:table-cell/>
          <table:table-cell office:value-type="string" calcext:value-type="string">
            <text:p>false</text:p>
          </table:table-cell>
          <table:table-cell office:value-type="float" office:value="1.220492" calcext:value-type="float">
            <text:p>1.220492</text:p>
          </table:table-cell>
          <table:table-cell/>
          <table:table-cell office:value-type="string" calcext:value-type="string">
            <text:p>false</text:p>
          </table:table-cell>
          <table:table-cell office:value-type="float" office:value="0.935648" calcext:value-type="float">
            <text:p>0.935648</text:p>
          </table:table-cell>
          <table:table-cell/>
          <table:table-cell office:value-type="string" calcext:value-type="string">
            <text:p>false</text:p>
          </table:table-cell>
          <table:table-cell office:value-type="float" office:value="1.025281" calcext:value-type="float">
            <text:p>1.025281</text:p>
          </table:table-cell>
          <table:table-cell/>
          <table:table-cell office:value-type="string" calcext:value-type="string">
            <text:p>false</text:p>
          </table:table-cell>
          <table:table-cell office:value-type="float" office:value="1.363562" calcext:value-type="float">
            <text:p>1.36356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458948" calcext:value-type="float">
            <text:p>58.458948</text:p>
          </table:table-cell>
          <table:table-cell/>
          <table:table-cell office:value-type="string" calcext:value-type="string">
            <text:p>false</text:p>
          </table:table-cell>
          <table:table-cell office:value-type="float" office:value="1.081054" calcext:value-type="float">
            <text:p>1.081054</text:p>
          </table:table-cell>
          <table:table-cell/>
          <table:table-cell office:value-type="string" calcext:value-type="string">
            <text:p>false</text:p>
          </table:table-cell>
          <table:table-cell office:value-type="float" office:value="0.562831" calcext:value-type="float">
            <text:p>0.562831</text:p>
          </table:table-cell>
          <table:table-cell/>
          <table:table-cell office:value-type="string" calcext:value-type="string">
            <text:p>false</text:p>
          </table:table-cell>
          <table:table-cell office:value-type="float" office:value="1.001458" calcext:value-type="float">
            <text:p>1.001458</text:p>
          </table:table-cell>
          <table:table-cell/>
          <table:table-cell office:value-type="string" calcext:value-type="string">
            <text:p>false</text:p>
          </table:table-cell>
          <table:table-cell office:value-type="float" office:value="0.75201" calcext:value-type="float">
            <text:p>0.7520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03468" calcext:value-type="float">
            <text:p>3.903468</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cell table:formula="of:=IF(AND([.G88]=&quot;true&quot;;[.J88]=&quot;true&quot;;[.M88]=&quot;true&quot;;[.P88]=&quot;true&quot;);&quot;true&quot;;&quot;false&quot;)" office:value-type="string" office:string-value="false" calcext:value-type="string">
            <text:p>false</text:p>
          </table:table-cell>
          <table:table-cell table:formula="of:=IF(AND([.Y88]=&quot;true&quot;;[.AB88]=&quot;true&quot;;[.AE88]=&quot;true&quot;;[.AH88]=&quot;true&quot;);&quot;true&quot;;&quot;false&quot;)" office:value-type="string" office:string-value="false" calcext:value-type="string">
            <text:p>false</text:p>
          </table:table-cell>
        </table:table-row>
        <table:table-row table:style-name="ro1">
          <table:table-cell office:value-type="string" calcext:value-type="string">
            <text:p>b1b25cb1-f6b8-4652-acd1-28216d8b14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857703" calcext:value-type="float">
            <text:p>57.8577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49161" calcext:value-type="float">
            <text:p>30.74916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457855" calcext:value-type="float">
            <text:p>12.457855</text:p>
          </table:table-cell>
          <table:table-cell office:value-type="string" calcext:value-type="string">
            <text:p>stakeholders,stakes,users</text:p>
          </table:table-cell>
          <table:table-cell office:value-type="string" calcext:value-type="string">
            <text:p>false</text:p>
          </table:table-cell>
          <table:table-cell office:value-type="float" office:value="74.809848" calcext:value-type="float">
            <text:p>74.809848</text:p>
          </table:table-cell>
          <table:table-cell office:value-type="string" calcext:value-type="string">
            <text:p>a10,a12,a14,a16,a18,a2,a3,a4,a6,a7,a8</text:p>
          </table:table-cell>
          <table:table-cell office:value-type="string" calcext:value-type="string">
            <text:p>true</text:p>
          </table:table-cell>
          <table:table-cell office:value-type="float" office:value="11.854488" calcext:value-type="float">
            <text:p>11.8544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208008" calcext:value-type="float">
            <text:p>49.208008</text:p>
          </table:table-cell>
          <table:table-cell office:value-type="string" calcext:value-type="string">
            <text:p>count,current_tray,from,initial,order_id,order_item,order_list,programs,qr,tray_positions,trays</text:p>
          </table:table-cell>
          <table:table-cell office:value-type="string" calcext:value-type="string">
            <text:p>false</text:p>
          </table:table-cell>
          <table:table-cell office:value-type="float" office:value="79.842027" calcext:value-type="float">
            <text:p>79.842027</text:p>
          </table:table-cell>
          <table:table-cell office:value-type="string" calcext:value-type="string">
            <text:p>from,initial,order,order_id,order_list,qr,tray_positions,trays</text:p>
          </table:table-cell>
          <table:table-cell office:value-type="string" calcext:value-type="string">
            <text:p>false</text:p>
          </table:table-cell>
          <table:table-cell office:value-type="float" office:value="31.248965" calcext:value-type="float">
            <text:p>31.2489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49587" calcext:value-type="float">
            <text:p>19.49587</text:p>
          </table:table-cell>
          <table:table-cell office:value-type="string" calcext:value-type="string">
            <text:p>a12,a13,a8</text:p>
          </table:table-cell>
          <table:table-cell office:value-type="string" calcext:value-type="string">
            <text:p>true</text:p>
          </table:table-cell>
          <table:table-cell office:value-type="float" office:value="13.858454" calcext:value-type="float">
            <text:p>13.858454</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361977" calcext:value-type="float">
            <text:p>8.361977</text:p>
          </table:table-cell>
          <table:table-cell table:number-columns-repeated="2" office:value-type="float" office:value="0" calcext:value-type="float">
            <text:p>0</text:p>
          </table:table-cell>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cell table:formula="of:=IF(AND([.G89]=&quot;true&quot;;[.J89]=&quot;true&quot;;[.M89]=&quot;true&quot;;[.P89]=&quot;true&quot;);&quot;true&quot;;&quot;false&quot;)" office:value-type="string" office:string-value="false" calcext:value-type="string">
            <text:p>false</text:p>
          </table:table-cell>
          <table:table-cell table:formula="of:=IF(AND([.Y89]=&quot;true&quot;;[.AB89]=&quot;true&quot;;[.AE89]=&quot;true&quot;;[.AH89]=&quot;true&quot;);&quot;true&quot;;&quot;false&quot;)" office:value-type="string" office:string-value="false" calcext:value-type="string">
            <text:p>false</text:p>
          </table:table-cell>
        </table:table-row>
        <table:table-row table:style-name="ro1">
          <table:table-cell office:value-type="string" calcext:value-type="string">
            <text:p>b30880fb-d0d5-40b3-8a93-d18fd91b1e7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2.573614" calcext:value-type="float">
            <text:p>42.5736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420902" calcext:value-type="float">
            <text:p>24.42090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290079" calcext:value-type="float">
            <text:p>15.290079</text:p>
          </table:table-cell>
          <table:table-cell office:value-type="string" calcext:value-type="string">
            <text:p>stakeholders,stakes,users</text:p>
          </table:table-cell>
          <table:table-cell office:value-type="string" calcext:value-type="string">
            <text:p>false</text:p>
          </table:table-cell>
          <table:table-cell office:value-type="float" office:value="62.747244" calcext:value-type="float">
            <text:p>62.747244</text:p>
          </table:table-cell>
          <table:table-cell office:value-type="string" calcext:value-type="string">
            <text:p>a10,a16,a18,a2,a3,a4,a6,a7,a8</text:p>
          </table:table-cell>
          <table:table-cell office:value-type="string" calcext:value-type="string">
            <text:p>false</text:p>
          </table:table-cell>
          <table:table-cell office:value-type="float" office:value="5.943744" calcext:value-type="float">
            <text:p>5.9437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611736" calcext:value-type="float">
            <text:p>62.611736</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2.950355" calcext:value-type="float">
            <text:p>32.95035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675707" calcext:value-type="float">
            <text:p>12.675707</text:p>
          </table:table-cell>
          <table:table-cell office:value-type="string" calcext:value-type="string">
            <text:p>current_tray,order_item</text:p>
          </table:table-cell>
          <table:table-cell office:value-type="string" calcext:value-type="string">
            <text:p>false</text:p>
          </table:table-cell>
          <table:table-cell office:value-type="float" office:value="31.681419" calcext:value-type="float">
            <text:p>31.681419</text:p>
          </table:table-cell>
          <table:table-cell office:value-type="string" calcext:value-type="string">
            <text:p>a12,a13,a7,a8</text:p>
          </table:table-cell>
          <table:table-cell office:value-type="string" calcext:value-type="string">
            <text:p>false</text:p>
          </table:table-cell>
          <table:table-cell office:value-type="float" office:value="6.115605" calcext:value-type="float">
            <text:p>6.1156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881595" calcext:value-type="float">
            <text:p>8.881595</text:p>
          </table:table-cell>
          <table:table-cell office:value-type="float" office:value="-2" calcext:value-type="float">
            <text:p>-2</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false" calcext:value-type="string">
            <text:p>false</text:p>
          </table:table-cell>
          <table:table-cell table:formula="of:=IF(AND([.Y90]=&quot;true&quot;;[.AB90]=&quot;true&quot;;[.AE90]=&quot;true&quot;;[.AH90]=&quot;true&quot;;[.AK90]=&quot;true&quot;);&quot;true&quot;;&quot;false&quot;)" office:value-type="string" office:string-value="false" calcext:value-type="string">
            <text:p>false</text:p>
          </table:table-cell>
          <table:table-cell table:formula="of:=IF(AND([.G90]=&quot;true&quot;;[.J90]=&quot;true&quot;;[.M90]=&quot;true&quot;;[.P90]=&quot;true&quot;);&quot;true&quot;;&quot;false&quot;)" office:value-type="string" office:string-value="false" calcext:value-type="string">
            <text:p>false</text:p>
          </table:table-cell>
          <table:table-cell table:formula="of:=IF(AND([.Y90]=&quot;true&quot;;[.AB90]=&quot;true&quot;;[.AE90]=&quot;true&quot;;[.AH90]=&quot;true&quot;);&quot;true&quot;;&quot;false&quot;)" office:value-type="string" office:string-value="false" calcext:value-type="string">
            <text:p>false</text:p>
          </table:table-cell>
        </table:table-row>
        <table:table-row table:style-name="ro1">
          <table:table-cell office:value-type="string" calcext:value-type="string">
            <text:p>b5437fe0-e182-4bee-8261-833fe7a266a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9.909179" calcext:value-type="float">
            <text:p>29.909179</text:p>
          </table:table-cell>
          <table:table-cell office:value-type="string" calcext:value-type="string">
            <text:p>from,initial,order_id,order_list,qr,tray_positions</text:p>
          </table:table-cell>
          <table:table-cell office:value-type="string" calcext:value-type="string">
            <text:p>false</text:p>
          </table:table-cell>
          <table:table-cell office:value-type="float" office:value="19.629028" calcext:value-type="float">
            <text:p>19.629028</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4.169639" calcext:value-type="float">
            <text:p>14.169639</text:p>
          </table:table-cell>
          <table:table-cell office:value-type="string" calcext:value-type="string">
            <text:p>count,current_tray,initial</text:p>
          </table:table-cell>
          <table:table-cell office:value-type="string" calcext:value-type="string">
            <text:p>false</text:p>
          </table:table-cell>
          <table:table-cell office:value-type="float" office:value="8.669416" calcext:value-type="float">
            <text:p>8.669416</text:p>
          </table:table-cell>
          <table:table-cell office:value-type="string" calcext:value-type="string">
            <text:p>a8</text:p>
          </table:table-cell>
          <table:table-cell office:value-type="string" calcext:value-type="string">
            <text:p>false</text:p>
          </table:table-cell>
          <table:table-cell office:value-type="float" office:value="7.132396" calcext:value-type="float">
            <text:p>7.13239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5.731622" calcext:value-type="float">
            <text:p>25.73162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211698" calcext:value-type="float">
            <text:p>15.211698</text:p>
          </table:table-cell>
          <table:table-cell office:value-type="string" calcext:value-type="string">
            <text:p>stakeholders,stakes</text:p>
          </table:table-cell>
          <table:table-cell office:value-type="string" calcext:value-type="string">
            <text:p>false</text:p>
          </table:table-cell>
          <table:table-cell office:value-type="float" office:value="19.468954" calcext:value-type="float">
            <text:p>19.46895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2.683805" calcext:value-type="float">
            <text:p>32.683805</text:p>
          </table:table-cell>
          <table:table-cell office:value-type="string" calcext:value-type="string">
            <text:p>a12,a16,a18,a3,a4,a6,a7,a8</text:p>
          </table:table-cell>
          <table:table-cell office:value-type="string" calcext:value-type="string">
            <text:p>false</text:p>
          </table:table-cell>
          <table:table-cell office:value-type="float" office:value="9.022767" calcext:value-type="float">
            <text:p>9.022767</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1.730561" calcext:value-type="float">
            <text:p>21.730561</text:p>
          </table:table-cell>
          <table:table-cell table:number-columns-repeated="2" office:value-type="float" office:value="-1" calcext:value-type="float">
            <text:p>-1</text:p>
          </table:table-cell>
          <table:table-cell office:value-type="string" calcext:value-type="string">
            <text:p>There are to many data objects to get an overview with in 45 sec</text:p>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cell table:formula="of:=IF(AND([.G91]=&quot;true&quot;;[.J91]=&quot;true&quot;;[.M91]=&quot;true&quot;;[.P91]=&quot;true&quot;);&quot;true&quot;;&quot;false&quot;)" office:value-type="string" office:string-value="false" calcext:value-type="string">
            <text:p>false</text:p>
          </table:table-cell>
          <table:table-cell table:formula="of:=IF(AND([.Y91]=&quot;true&quot;;[.AB91]=&quot;true&quot;;[.AE91]=&quot;true&quot;;[.AH91]=&quot;true&quot;);&quot;true&quot;;&quot;false&quot;)" office:value-type="string" office:string-value="false" calcext:value-type="string">
            <text:p>false</text:p>
          </table:table-cell>
        </table:table-row>
        <table:table-row table:style-name="ro1">
          <table:table-cell office:value-type="string" calcext:value-type="string">
            <text:p>b9d18295-fed3-44f2-86c8-a9a598f4035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994027" calcext:value-type="float">
            <text:p>39.99402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36.956271" calcext:value-type="float">
            <text:p>36.9562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527049" calcext:value-type="float">
            <text:p>14.527049</text:p>
          </table:table-cell>
          <table:table-cell office:value-type="string" calcext:value-type="string">
            <text:p>stakeholders,stakes,users</text:p>
          </table:table-cell>
          <table:table-cell office:value-type="string" calcext:value-type="string">
            <text:p>false</text:p>
          </table:table-cell>
          <table:table-cell office:value-type="float" office:value="90.517957" calcext:value-type="float">
            <text:p>90.517957</text:p>
          </table:table-cell>
          <table:table-cell office:value-type="string" calcext:value-type="string">
            <text:p>a10,a12,a18,a3,a7,a8</text:p>
          </table:table-cell>
          <table:table-cell office:value-type="string" calcext:value-type="string">
            <text:p>false</text:p>
          </table:table-cell>
          <table:table-cell office:value-type="float" office:value="33.71396" calcext:value-type="float">
            <text:p>33.7139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016745" calcext:value-type="float">
            <text:p>45.01674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711829" calcext:value-type="float">
            <text:p>46.71182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9.946401" calcext:value-type="float">
            <text:p>19.9464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33.738903" calcext:value-type="float">
            <text:p>33.738903</text:p>
          </table:table-cell>
          <table:table-cell office:value-type="string" calcext:value-type="string">
            <text:p>a12,a13,a8</text:p>
          </table:table-cell>
          <table:table-cell office:value-type="string" calcext:value-type="string">
            <text:p>true</text:p>
          </table:table-cell>
          <table:table-cell office:value-type="float" office:value="29.275086" calcext:value-type="float">
            <text:p>29.275086</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537618" calcext:value-type="float">
            <text:p>5.537618</text:p>
          </table:table-cell>
          <table:table-cell office:value-type="float" office:value="-1" calcext:value-type="float">
            <text:p>-1</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cell table:formula="of:=IF(AND([.G92]=&quot;true&quot;;[.J92]=&quot;true&quot;;[.M92]=&quot;true&quot;;[.P92]=&quot;true&quot;);&quot;true&quot;;&quot;false&quot;)" office:value-type="string" office:string-value="false" calcext:value-type="string">
            <text:p>false</text:p>
          </table:table-cell>
          <table:table-cell table:formula="of:=IF(AND([.Y92]=&quot;true&quot;;[.AB92]=&quot;true&quot;;[.AE92]=&quot;true&quot;;[.AH92]=&quot;true&quot;);&quot;true&quot;;&quot;false&quot;)" office:value-type="string" office:string-value="false" calcext:value-type="string">
            <text:p>false</text:p>
          </table:table-cell>
        </table:table-row>
        <table:table-row table:style-name="ro1">
          <table:table-cell office:value-type="string" calcext:value-type="string">
            <text:p>ba6f1002-fd8e-4c99-8598-172e602fccd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2.992648" calcext:value-type="float">
            <text:p>32.992648</text:p>
          </table:table-cell>
          <table:table-cell office:value-type="string" calcext:value-type="string">
            <text:p>counter,idea_description,stakeholders,stakes</text:p>
          </table:table-cell>
          <table:table-cell office:value-type="string" calcext:value-type="string">
            <text:p>false</text:p>
          </table:table-cell>
          <table:table-cell office:value-type="float" office:value="19.409411" calcext:value-type="float">
            <text:p>19.409411</text:p>
          </table:table-cell>
          <table:table-cell office:value-type="string" calcext:value-type="string">
            <text:p>counter,idea_description</text:p>
          </table:table-cell>
          <table:table-cell office:value-type="string" calcext:value-type="string">
            <text:p>false</text:p>
          </table:table-cell>
          <table:table-cell office:value-type="float" office:value="9.228176" calcext:value-type="float">
            <text:p>9.228176</text:p>
          </table:table-cell>
          <table:table-cell office:value-type="string" calcext:value-type="string">
            <text:p>stakeholders,stakes</text:p>
          </table:table-cell>
          <table:table-cell office:value-type="string" calcext:value-type="string">
            <text:p>false</text:p>
          </table:table-cell>
          <table:table-cell office:value-type="float" office:value="30.591483" calcext:value-type="float">
            <text:p>30.591483</text:p>
          </table:table-cell>
          <table:table-cell office:value-type="string" calcext:value-type="string">
            <text:p>a10,a12,a6,a7</text:p>
          </table:table-cell>
          <table:table-cell office:value-type="string" calcext:value-type="string">
            <text:p>false</text:p>
          </table:table-cell>
          <table:table-cell office:value-type="float" office:value="10.652408" calcext:value-type="float">
            <text:p>10.652408</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454382" calcext:value-type="float">
            <text:p>52.45438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67274" calcext:value-type="float">
            <text:p>26.67274</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7.212486" calcext:value-type="float">
            <text:p>37.2124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321802" calcext:value-type="float">
            <text:p>16.321802</text:p>
          </table:table-cell>
          <table:table-cell office:value-type="string" calcext:value-type="string">
            <text:p>a12,a13,a8</text:p>
          </table:table-cell>
          <table:table-cell office:value-type="string" calcext:value-type="string">
            <text:p>true</text:p>
          </table:table-cell>
          <table:table-cell office:value-type="float" office:value="10.060149" calcext:value-type="float">
            <text:p>10.0601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677623" calcext:value-type="float">
            <text:p>2.677623</text:p>
          </table:table-cell>
          <table:table-cell table:number-columns-repeated="2"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cell table:formula="of:=IF(AND([.G93]=&quot;true&quot;;[.J93]=&quot;true&quot;;[.M93]=&quot;true&quot;;[.P93]=&quot;true&quot;);&quot;true&quot;;&quot;false&quot;)" office:value-type="string" office:string-value="false" calcext:value-type="string">
            <text:p>false</text:p>
          </table:table-cell>
          <table:table-cell table:formula="of:=IF(AND([.Y93]=&quot;true&quot;;[.AB93]=&quot;true&quot;;[.AE93]=&quot;true&quot;;[.AH93]=&quot;true&quot;);&quot;true&quot;;&quot;false&quot;)" office:value-type="string" office:string-value="false" calcext:value-type="string">
            <text:p>false</text:p>
          </table:table-cell>
        </table:table-row>
        <table:table-row table:style-name="ro1">
          <table:table-cell office:value-type="string" calcext:value-type="string">
            <text:p>baf2fe65-f685-4fbc-bcc1-7369e4afbb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412316" calcext:value-type="float">
            <text:p>63.4123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808164" calcext:value-type="float">
            <text:p>47.80816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68686" calcext:value-type="float">
            <text:p>17.686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704301" calcext:value-type="float">
            <text:p>18.704301</text:p>
          </table:table-cell>
          <table:table-cell office:value-type="string" calcext:value-type="string">
            <text:p>a12,a13,a8</text:p>
          </table:table-cell>
          <table:table-cell office:value-type="string" calcext:value-type="string">
            <text:p>true</text:p>
          </table:table-cell>
          <table:table-cell office:value-type="float" office:value="10.030458" calcext:value-type="float">
            <text:p>10.030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642156" calcext:value-type="float">
            <text:p>38.6421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649046" calcext:value-type="float">
            <text:p>25.649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2661" calcext:value-type="float">
            <text:p>15.052661</text:p>
          </table:table-cell>
          <table:table-cell office:value-type="string" calcext:value-type="string">
            <text:p>counter,stakeholders,stakes,users</text:p>
          </table:table-cell>
          <table:table-cell office:value-type="string" calcext:value-type="string">
            <text:p>true</text:p>
          </table:table-cell>
          <table:table-cell office:value-type="float" office:value="39.092603" calcext:value-type="float">
            <text:p>39.092603</text:p>
          </table:table-cell>
          <table:table-cell office:value-type="string" calcext:value-type="string">
            <text:p>a10,a12,a14,a16,a18,a2,a3,a4,a6,a7,a8</text:p>
          </table:table-cell>
          <table:table-cell office:value-type="string" calcext:value-type="string">
            <text:p>true</text:p>
          </table:table-cell>
          <table:table-cell office:value-type="float" office:value="17.16856" calcext:value-type="float">
            <text:p>17.1685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894428" calcext:value-type="float">
            <text:p>6.894428</text:p>
          </table:table-cell>
          <table:table-cell office:value-type="float" office:value="0" calcext:value-type="float">
            <text:p>0</text:p>
          </table:table-cell>
          <table:table-cell office:value-type="float" office:value="1" calcext:value-type="float">
            <text:p>1</text:p>
          </table:table-cell>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cell table:formula="of:=IF(AND([.G94]=&quot;true&quot;;[.J94]=&quot;true&quot;;[.M94]=&quot;true&quot;;[.P94]=&quot;true&quot;);&quot;true&quot;;&quot;false&quot;)" office:value-type="string" office:string-value="true" calcext:value-type="string">
            <text:p>true</text:p>
          </table:table-cell>
          <table:table-cell table:formula="of:=IF(AND([.Y94]=&quot;true&quot;;[.AB94]=&quot;true&quot;;[.AE94]=&quot;true&quot;;[.AH94]=&quot;true&quot;);&quot;true&quot;;&quot;false&quot;)" office:value-type="string" office:string-value="true" calcext:value-type="string">
            <text:p>true</text:p>
          </table:table-cell>
        </table:table-row>
        <table:table-row table:style-name="ro1">
          <table:table-cell office:value-type="string" calcext:value-type="string">
            <text:p>bc22bda2-7a7b-4058-8ebb-643ebf6364c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76438" calcext:value-type="float">
            <text:p>44.076438</text:p>
          </table:table-cell>
          <table:table-cell office:value-type="string" calcext:value-type="string">
            <text:p>count,initial,order_id,order_item,order_list,qr,tray_positions,trays</text:p>
          </table:table-cell>
          <table:table-cell office:value-type="string" calcext:value-type="string">
            <text:p>false</text:p>
          </table:table-cell>
          <table:table-cell office:value-type="float" office:value="29.225823" calcext:value-type="float">
            <text:p>29.2258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4.50156" calcext:value-type="float">
            <text:p>24.501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2.385906" calcext:value-type="float">
            <text:p>12.385906</text:p>
          </table:table-cell>
          <table:table-cell office:value-type="string" calcext:value-type="string">
            <text:p>a9</text:p>
          </table:table-cell>
          <table:table-cell office:value-type="string" calcext:value-type="string">
            <text:p>false</text:p>
          </table:table-cell>
          <table:table-cell office:value-type="float" office:value="26.037455" calcext:value-type="float">
            <text:p>26.037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242268" calcext:value-type="float">
            <text:p>54.2422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32.024971" calcext:value-type="float">
            <text:p>32.0249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314676" calcext:value-type="float">
            <text:p>20.314676</text:p>
          </table:table-cell>
          <table:table-cell office:value-type="string" calcext:value-type="string">
            <text:p>stakeholders,stakes</text:p>
          </table:table-cell>
          <table:table-cell office:value-type="string" calcext:value-type="string">
            <text:p>false</text:p>
          </table:table-cell>
          <table:table-cell office:value-type="float" office:value="37.192686" calcext:value-type="float">
            <text:p>37.192686</text:p>
          </table:table-cell>
          <table:table-cell office:value-type="string" calcext:value-type="string">
            <text:p>a10,a12,a14,a16,a18,a2,a3,a4,a6,a7,a8</text:p>
          </table:table-cell>
          <table:table-cell office:value-type="string" calcext:value-type="string">
            <text:p>true</text:p>
          </table:table-cell>
          <table:table-cell office:value-type="float" office:value="6.011585" calcext:value-type="float">
            <text:p>6.0115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517558" calcext:value-type="float">
            <text:p>6.517558</text:p>
          </table:table-cell>
          <table:table-cell table:number-columns-repeated="2" office:value-type="float" office:value="0" calcext:value-type="float">
            <text:p>0</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cell table:formula="of:=IF(AND([.G95]=&quot;true&quot;;[.J95]=&quot;true&quot;;[.M95]=&quot;true&quot;;[.P95]=&quot;true&quot;);&quot;true&quot;;&quot;false&quot;)" office:value-type="string" office:string-value="false" calcext:value-type="string">
            <text:p>false</text:p>
          </table:table-cell>
          <table:table-cell table:formula="of:=IF(AND([.Y95]=&quot;true&quot;;[.AB95]=&quot;true&quot;;[.AE95]=&quot;true&quot;;[.AH95]=&quot;true&quot;);&quot;true&quot;;&quot;false&quot;)" office:value-type="string" office:string-value="false" calcext:value-type="string">
            <text:p>false</text:p>
          </table:table-cell>
        </table:table-row>
        <table:table-row table:style-name="ro1">
          <table:table-cell office:value-type="string" calcext:value-type="string">
            <text:p>c2a90473-4014-42e8-b0c8-189743b202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19273" calcext:value-type="float">
            <text:p>74.21927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975049" calcext:value-type="float">
            <text:p>32.975049</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29.5346" calcext:value-type="float">
            <text:p>29.5346</text:p>
          </table:table-cell>
          <table:table-cell office:value-type="string" calcext:value-type="string">
            <text:p>count,current_tray,initial</text:p>
          </table:table-cell>
          <table:table-cell office:value-type="string" calcext:value-type="string">
            <text:p>false</text:p>
          </table:table-cell>
          <table:table-cell office:value-type="float" office:value="54.605278" calcext:value-type="float">
            <text:p>54.605278</text:p>
          </table:table-cell>
          <table:table-cell office:value-type="string" calcext:value-type="string">
            <text:p>a12,a13,a8</text:p>
          </table:table-cell>
          <table:table-cell office:value-type="string" calcext:value-type="string">
            <text:p>true</text:p>
          </table:table-cell>
          <table:table-cell office:value-type="float" office:value="15.560135" calcext:value-type="float">
            <text:p>15.5601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4928" calcext:value-type="float">
            <text:p>3.4928</text:p>
          </table:table-cell>
          <table:table-cell/>
          <table:table-cell office:value-type="string" calcext:value-type="string">
            <text:p>false</text:p>
          </table:table-cell>
          <table:table-cell office:value-type="float" office:value="0.714871" calcext:value-type="float">
            <text:p>0.714871</text:p>
          </table:table-cell>
          <table:table-cell/>
          <table:table-cell office:value-type="string" calcext:value-type="string">
            <text:p>false</text:p>
          </table:table-cell>
          <table:table-cell office:value-type="float" office:value="0.641645" calcext:value-type="float">
            <text:p>0.641645</text:p>
          </table:table-cell>
          <table:table-cell/>
          <table:table-cell office:value-type="string" calcext:value-type="string">
            <text:p>false</text:p>
          </table:table-cell>
          <table:table-cell office:value-type="float" office:value="1.502759" calcext:value-type="float">
            <text:p>1.502759</text:p>
          </table:table-cell>
          <table:table-cell/>
          <table:table-cell office:value-type="string" calcext:value-type="string">
            <text:p>false</text:p>
          </table:table-cell>
          <table:table-cell office:value-type="float" office:value="1.503568" calcext:value-type="float">
            <text:p>1.503568</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88253" calcext:value-type="float">
            <text:p>28.588253</text:p>
          </table:table-cell>
          <table:table-cell table:number-columns-repeated="3"/>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cell table:formula="of:=IF(AND([.G96]=&quot;true&quot;;[.J96]=&quot;true&quot;;[.M96]=&quot;true&quot;;[.P96]=&quot;true&quot;);&quot;true&quot;;&quot;false&quot;)" office:value-type="string" office:string-value="false" calcext:value-type="string">
            <text:p>false</text:p>
          </table:table-cell>
          <table:table-cell table:formula="of:=IF(AND([.Y96]=&quot;true&quot;;[.AB96]=&quot;true&quot;;[.AE96]=&quot;true&quot;;[.AH96]=&quot;true&quot;);&quot;true&quot;;&quot;false&quot;)" office:value-type="string" office:string-value="false" calcext:value-type="string">
            <text:p>false</text:p>
          </table:table-cell>
        </table:table-row>
        <table:table-row table:style-name="ro1">
          <table:table-cell office:value-type="string" calcext:value-type="string">
            <text:p>c43cbd01-6fae-425a-bd9d-1a09d82e6bd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342251" calcext:value-type="float">
            <text:p>45.34225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35355" calcext:value-type="float">
            <text:p>20.83535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4799" calcext:value-type="float">
            <text:p>15.054799</text:p>
          </table:table-cell>
          <table:table-cell office:value-type="string" calcext:value-type="string">
            <text:p>counter,stakeholders,stakes,users</text:p>
          </table:table-cell>
          <table:table-cell office:value-type="string" calcext:value-type="string">
            <text:p>true</text:p>
          </table:table-cell>
          <table:table-cell office:value-type="float" office:value="26.726634" calcext:value-type="float">
            <text:p>26.726634</text:p>
          </table:table-cell>
          <table:table-cell office:value-type="string" calcext:value-type="string">
            <text:p>a10,a12,a13,a14,a16,a18,a2,a3,a4,a6,a7,a8</text:p>
          </table:table-cell>
          <table:table-cell office:value-type="string" calcext:value-type="string">
            <text:p>false</text:p>
          </table:table-cell>
          <table:table-cell office:value-type="float" office:value="7.657625" calcext:value-type="float">
            <text:p>7.6576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7.539242" calcext:value-type="float">
            <text:p>37.539242</text:p>
          </table:table-cell>
          <table:table-cell office:value-type="string" calcext:value-type="string">
            <text:p>count,current_tray,initial,order,order_id,order_item,order_list,qr,tray_positions,trays</text:p>
          </table:table-cell>
          <table:table-cell office:value-type="string" calcext:value-type="string">
            <text:p>false</text:p>
          </table:table-cell>
          <table:table-cell office:value-type="float" office:value="19.760355" calcext:value-type="float">
            <text:p>19.760355</text:p>
          </table:table-cell>
          <table:table-cell office:value-type="string" calcext:value-type="string">
            <text:p>current_tray,order_id,order_item,qr</text:p>
          </table:table-cell>
          <table:table-cell office:value-type="string" calcext:value-type="string">
            <text:p>false</text:p>
          </table:table-cell>
          <table:table-cell office:value-type="float" office:value="16.701576" calcext:value-type="float">
            <text:p>16.701576</text:p>
          </table:table-cell>
          <table:table-cell office:value-type="string" calcext:value-type="string">
            <text:p>order,qr,tray_positions,trays</text:p>
          </table:table-cell>
          <table:table-cell office:value-type="string" calcext:value-type="string">
            <text:p>false</text:p>
          </table:table-cell>
          <table:table-cell office:value-type="float" office:value="11.756692" calcext:value-type="float">
            <text:p>11.756692</text:p>
          </table:table-cell>
          <table:table-cell office:value-type="string" calcext:value-type="string">
            <text:p>a12,a8,a9</text:p>
          </table:table-cell>
          <table:table-cell office:value-type="string" calcext:value-type="string">
            <text:p>false</text:p>
          </table:table-cell>
          <table:table-cell office:value-type="float" office:value="3.245799" calcext:value-type="float">
            <text:p>3.24579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20115" calcext:value-type="float">
            <text:p>10.8201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working.In.Safari</text:p>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cell table:formula="of:=IF(AND([.G97]=&quot;true&quot;;[.J97]=&quot;true&quot;;[.M97]=&quot;true&quot;;[.P97]=&quot;true&quot;);&quot;true&quot;;&quot;false&quot;)" office:value-type="string" office:string-value="false" calcext:value-type="string">
            <text:p>false</text:p>
          </table:table-cell>
          <table:table-cell table:formula="of:=IF(AND([.Y97]=&quot;true&quot;;[.AB97]=&quot;true&quot;;[.AE97]=&quot;true&quot;;[.AH97]=&quot;true&quot;);&quot;true&quot;;&quot;false&quot;)" office:value-type="string" office:string-value="false" calcext:value-type="string">
            <text:p>false</text:p>
          </table:table-cell>
        </table:table-row>
        <table:table-row table:style-name="ro1">
          <table:table-cell office:value-type="string" calcext:value-type="string">
            <text:p>c6be5b81-bc33-413e-a5aa-ba191efbb4c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456042" calcext:value-type="float">
            <text:p>58.45604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791986" calcext:value-type="float">
            <text:p>41.79198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470008" calcext:value-type="float">
            <text:p>29.47000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57647" calcext:value-type="float">
            <text:p>19.57647</text:p>
          </table:table-cell>
          <table:table-cell office:value-type="string" calcext:value-type="string">
            <text:p>a12,a13,a8</text:p>
          </table:table-cell>
          <table:table-cell office:value-type="string" calcext:value-type="string">
            <text:p>true</text:p>
          </table:table-cell>
          <table:table-cell office:value-type="float" office:value="5.304955" calcext:value-type="float">
            <text:p>5.3049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0.709774" calcext:value-type="float">
            <text:p>10.709774</text:p>
          </table:table-cell>
          <table:table-cell/>
          <table:table-cell office:value-type="string" calcext:value-type="string">
            <text:p>false</text:p>
          </table:table-cell>
          <table:table-cell office:value-type="float" office:value="0.702351" calcext:value-type="float">
            <text:p>0.702351</text:p>
          </table:table-cell>
          <table:table-cell/>
          <table:table-cell office:value-type="string" calcext:value-type="string">
            <text:p>false</text:p>
          </table:table-cell>
          <table:table-cell office:value-type="float" office:value="0.227133" calcext:value-type="float">
            <text:p>0.227133</text:p>
          </table:table-cell>
          <table:table-cell/>
          <table:table-cell office:value-type="string" calcext:value-type="string">
            <text:p>false</text:p>
          </table:table-cell>
          <table:table-cell office:value-type="float" office:value="1.257207" calcext:value-type="float">
            <text:p>1.257207</text:p>
          </table:table-cell>
          <table:table-cell/>
          <table:table-cell office:value-type="string" calcext:value-type="string">
            <text:p>false</text:p>
          </table:table-cell>
          <table:table-cell office:value-type="float" office:value="0.975" calcext:value-type="float">
            <text:p>0.975</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39487" calcext:value-type="float">
            <text:p>1.039487</text:p>
          </table:table-cell>
          <table:table-cell table:number-columns-repeated="3"/>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cell table:formula="of:=IF(AND([.G98]=&quot;true&quot;;[.J98]=&quot;true&quot;;[.M98]=&quot;true&quot;;[.P98]=&quot;true&quot;);&quot;true&quot;;&quot;false&quot;)" office:value-type="string" office:string-value="true" calcext:value-type="string">
            <text:p>true</text:p>
          </table:table-cell>
          <table:table-cell table:formula="of:=IF(AND([.Y98]=&quot;true&quot;;[.AB98]=&quot;true&quot;;[.AE98]=&quot;true&quot;;[.AH98]=&quot;true&quot;);&quot;true&quot;;&quot;false&quot;)" office:value-type="string" office:string-value="false" calcext:value-type="string">
            <text:p>false</text:p>
          </table:table-cell>
        </table:table-row>
        <table:table-row table:style-name="ro1">
          <table:table-cell office:value-type="string" calcext:value-type="string">
            <text:p>c85bd58c-967f-48ad-9773-9b611a491c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514703" calcext:value-type="float">
            <text:p>57.5147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427994" calcext:value-type="float">
            <text:p>38.42799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1.855515" calcext:value-type="float">
            <text:p>21.85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809289" calcext:value-type="float">
            <text:p>16.809289</text:p>
          </table:table-cell>
          <table:table-cell office:value-type="string" calcext:value-type="string">
            <text:p>a12,a13,a8</text:p>
          </table:table-cell>
          <table:table-cell office:value-type="string" calcext:value-type="string">
            <text:p>true</text:p>
          </table:table-cell>
          <table:table-cell office:value-type="float" office:value="9.129259" calcext:value-type="float">
            <text:p>9.1292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048569" calcext:value-type="float">
            <text:p>3.048569</text:p>
          </table:table-cell>
          <table:table-cell/>
          <table:table-cell office:value-type="string" calcext:value-type="string">
            <text:p>false</text:p>
          </table:table-cell>
          <table:table-cell office:value-type="float" office:value="0.651432" calcext:value-type="float">
            <text:p>0.651432</text:p>
          </table:table-cell>
          <table:table-cell/>
          <table:table-cell office:value-type="string" calcext:value-type="string">
            <text:p>false</text:p>
          </table:table-cell>
          <table:table-cell office:value-type="float" office:value="0.488328" calcext:value-type="float">
            <text:p>0.488328</text:p>
          </table:table-cell>
          <table:table-cell/>
          <table:table-cell office:value-type="string" calcext:value-type="string">
            <text:p>false</text:p>
          </table:table-cell>
          <table:table-cell office:value-type="float" office:value="1.543297" calcext:value-type="float">
            <text:p>1.543297</text:p>
          </table:table-cell>
          <table:table-cell/>
          <table:table-cell office:value-type="string" calcext:value-type="string">
            <text:p>false</text:p>
          </table:table-cell>
          <table:table-cell office:value-type="float" office:value="1.170139" calcext:value-type="float">
            <text:p>1.17013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551623" calcext:value-type="float">
            <text:p>3.551623</text:p>
          </table:table-cell>
          <table:table-cell table:number-columns-repeated="3"/>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cell table:formula="of:=IF(AND([.G99]=&quot;true&quot;;[.J99]=&quot;true&quot;;[.M99]=&quot;true&quot;;[.P99]=&quot;true&quot;);&quot;true&quot;;&quot;false&quot;)" office:value-type="string" office:string-value="false" calcext:value-type="string">
            <text:p>false</text:p>
          </table:table-cell>
          <table:table-cell table:formula="of:=IF(AND([.Y99]=&quot;true&quot;;[.AB99]=&quot;true&quot;;[.AE99]=&quot;true&quot;;[.AH99]=&quot;true&quot;);&quot;true&quot;;&quot;false&quot;)" office:value-type="string" office:string-value="false" calcext:value-type="string">
            <text:p>false</text:p>
          </table:table-cell>
        </table:table-row>
        <table:table-row table:style-name="ro1">
          <table:table-cell office:value-type="string" calcext:value-type="string">
            <text:p>c86cba40-0a77-401a-94a9-e4271ae14a1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25087" calcext:value-type="float">
            <text:p>66.250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735003" calcext:value-type="float">
            <text:p>35.73500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1.101139" calcext:value-type="float">
            <text:p>31.101139</text:p>
          </table:table-cell>
          <table:table-cell office:value-type="string" calcext:value-type="string">
            <text:p>counter,stakeholders,stakes,users</text:p>
          </table:table-cell>
          <table:table-cell office:value-type="string" calcext:value-type="string">
            <text:p>true</text:p>
          </table:table-cell>
          <table:table-cell office:value-type="float" office:value="85.099779" calcext:value-type="float">
            <text:p>85.099779</text:p>
          </table:table-cell>
          <table:table-cell office:value-type="string" calcext:value-type="string">
            <text:p>a10,a12,a14,a16,a18,a2,a3,a4,a6,a7,a8</text:p>
          </table:table-cell>
          <table:table-cell office:value-type="string" calcext:value-type="string">
            <text:p>true</text:p>
          </table:table-cell>
          <table:table-cell office:value-type="float" office:value="28.144767" calcext:value-type="float">
            <text:p>28.14476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7.036824" calcext:value-type="float">
            <text:p>77.0368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132458" calcext:value-type="float">
            <text:p>41.13245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801577" calcext:value-type="float">
            <text:p>6.801577</text:p>
          </table:table-cell>
          <table:table-cell/>
          <table:table-cell office:value-type="string" calcext:value-type="string">
            <text:p>false</text:p>
          </table:table-cell>
          <table:table-cell office:value-type="float" office:value="1.119923" calcext:value-type="float">
            <text:p>1.119923</text:p>
          </table:table-cell>
          <table:table-cell/>
          <table:table-cell office:value-type="string" calcext:value-type="string">
            <text:p>false</text:p>
          </table:table-cell>
          <table:table-cell office:value-type="float" office:value="2.172317" calcext:value-type="float">
            <text:p>2.17231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4578" calcext:value-type="float">
            <text:p>4.74578</text:p>
          </table:table-cell>
          <table:table-cell table:number-columns-repeated="2" office:value-type="float" office:value="2" calcext:value-type="float">
            <text:p>2</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cell table:formula="of:=IF(AND([.G100]=&quot;true&quot;;[.J100]=&quot;true&quot;;[.M100]=&quot;true&quot;;[.P100]=&quot;true&quot;);&quot;true&quot;;&quot;false&quot;)" office:value-type="string" office:string-value="true" calcext:value-type="string">
            <text:p>true</text:p>
          </table:table-cell>
          <table:table-cell table:formula="of:=IF(AND([.Y100]=&quot;true&quot;;[.AB100]=&quot;true&quot;;[.AE100]=&quot;true&quot;;[.AH100]=&quot;true&quot;);&quot;true&quot;;&quot;false&quot;)" office:value-type="string" office:string-value="false" calcext:value-type="string">
            <text:p>false</text:p>
          </table:table-cell>
        </table:table-row>
        <table:table-row table:style-name="ro1">
          <table:table-cell office:value-type="string" calcext:value-type="string">
            <text:p>cc69586e-a73c-4fc9-acd4-4a11048155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903838" calcext:value-type="float">
            <text:p>43.90383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02485" calcext:value-type="float">
            <text:p>20.02485</text:p>
          </table:table-cell>
          <table:table-cell office:value-type="string" calcext:value-type="string">
            <text:p>counter,stakeholders,stakes,users</text:p>
          </table:table-cell>
          <table:table-cell office:value-type="string" calcext:value-type="string">
            <text:p>false</text:p>
          </table:table-cell>
          <table:table-cell office:value-type="float" office:value="20.0051" calcext:value-type="float">
            <text:p>20.0051</text:p>
          </table:table-cell>
          <table:table-cell office:value-type="string" calcext:value-type="string">
            <text:p>counter,stakeholders,stakes,users</text:p>
          </table:table-cell>
          <table:table-cell office:value-type="string" calcext:value-type="string">
            <text:p>true</text:p>
          </table:table-cell>
          <table:table-cell office:value-type="float" office:value="136.223289" calcext:value-type="float">
            <text:p>136.223289</text:p>
          </table:table-cell>
          <table:table-cell office:value-type="string" calcext:value-type="string">
            <text:p>a10,a12,a14,a16,a18,a6,a7,a8</text:p>
          </table:table-cell>
          <table:table-cell office:value-type="string" calcext:value-type="string">
            <text:p>false</text:p>
          </table:table-cell>
          <table:table-cell office:value-type="float" office:value="22.083703" calcext:value-type="float">
            <text:p>22.0837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6.819792" calcext:value-type="float">
            <text:p>36.81979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48526" calcext:value-type="float">
            <text:p>35.04852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8.702705" calcext:value-type="float">
            <text:p>8.702705</text:p>
          </table:table-cell>
          <table:table-cell office:value-type="string" calcext:value-type="string">
            <text:p>current_tray,order_item</text:p>
          </table:table-cell>
          <table:table-cell office:value-type="string" calcext:value-type="string">
            <text:p>false</text:p>
          </table:table-cell>
          <table:table-cell office:value-type="float" office:value="29.268113" calcext:value-type="float">
            <text:p>29.268113</text:p>
          </table:table-cell>
          <table:table-cell office:value-type="string" calcext:value-type="string">
            <text:p>a13,a8</text:p>
          </table:table-cell>
          <table:table-cell office:value-type="string" calcext:value-type="string">
            <text:p>false</text:p>
          </table:table-cell>
          <table:table-cell office:value-type="float" office:value="16.285702" calcext:value-type="float">
            <text:p>16.28570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947505" calcext:value-type="float">
            <text:p>9.947505</text:p>
          </table:table-cell>
          <table:table-cell office:value-type="float" office:value="-1" calcext:value-type="float">
            <text:p>-1</text:p>
          </table:table-cell>
          <table:table-cell office:value-type="float" office:value="0" calcext:value-type="float">
            <text:p>0</text:p>
          </table:table-cell>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cell table:formula="of:=IF(AND([.G101]=&quot;true&quot;;[.J101]=&quot;true&quot;;[.M101]=&quot;true&quot;;[.P101]=&quot;true&quot;);&quot;true&quot;;&quot;false&quot;)" office:value-type="string" office:string-value="false" calcext:value-type="string">
            <text:p>false</text:p>
          </table:table-cell>
          <table:table-cell table:formula="of:=IF(AND([.Y101]=&quot;true&quot;;[.AB101]=&quot;true&quot;;[.AE101]=&quot;true&quot;;[.AH101]=&quot;true&quot;);&quot;true&quot;;&quot;false&quot;)" office:value-type="string" office:string-value="false" calcext:value-type="string">
            <text:p>false</text:p>
          </table:table-cell>
        </table:table-row>
        <table:table-row table:style-name="ro1">
          <table:table-cell office:value-type="string" calcext:value-type="string">
            <text:p>cf0c5368-e059-4fa2-9e48-7f2dd1d8d0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873226" calcext:value-type="float">
            <text:p>80.8732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0.394043" calcext:value-type="float">
            <text:p>40.3940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6.387684" calcext:value-type="float">
            <text:p>36.387684</text:p>
          </table:table-cell>
          <table:table-cell office:value-type="string" calcext:value-type="string">
            <text:p>counter,stakeholders,stakes,users</text:p>
          </table:table-cell>
          <table:table-cell office:value-type="string" calcext:value-type="string">
            <text:p>true</text:p>
          </table:table-cell>
          <table:table-cell office:value-type="float" office:value="114.924661" calcext:value-type="float">
            <text:p>114.924661</text:p>
          </table:table-cell>
          <table:table-cell office:value-type="string" calcext:value-type="string">
            <text:p>a10,a12,a14,a16,a18,a2,a3,a4,a6,a7,a8</text:p>
          </table:table-cell>
          <table:table-cell office:value-type="string" calcext:value-type="string">
            <text:p>true</text:p>
          </table:table-cell>
          <table:table-cell office:value-type="float" office:value="16.708052" calcext:value-type="float">
            <text:p>16.70805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411532" calcext:value-type="float">
            <text:p>49.41153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616745" calcext:value-type="float">
            <text:p>22.61674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337281" calcext:value-type="float">
            <text:p>36.337281</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033381" calcext:value-type="float">
            <text:p>22.033381</text:p>
          </table:table-cell>
          <table:table-cell office:value-type="string" calcext:value-type="string">
            <text:p>a13,a7,a8</text:p>
          </table:table-cell>
          <table:table-cell office:value-type="string" calcext:value-type="string">
            <text:p>false</text:p>
          </table:table-cell>
          <table:table-cell office:value-type="float" office:value="19.593609" calcext:value-type="float">
            <text:p>19.59360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246808" calcext:value-type="float">
            <text:p>6.246808</text:p>
          </table:table-cell>
          <table:table-cell office:value-type="float" office:value="-1" calcext:value-type="float">
            <text:p>-1</text:p>
          </table:table-cell>
          <table:table-cell office:value-type="float" office:value="1" calcext:value-type="float">
            <text:p>1</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cell table:formula="of:=IF(AND([.G102]=&quot;true&quot;;[.J102]=&quot;true&quot;;[.M102]=&quot;true&quot;;[.P102]=&quot;true&quot;);&quot;true&quot;;&quot;false&quot;)" office:value-type="string" office:string-value="true" calcext:value-type="string">
            <text:p>true</text:p>
          </table:table-cell>
          <table:table-cell table:formula="of:=IF(AND([.Y102]=&quot;true&quot;;[.AB102]=&quot;true&quot;;[.AE102]=&quot;true&quot;;[.AH102]=&quot;true&quot;);&quot;true&quot;;&quot;false&quot;)" office:value-type="string" office:string-value="false" calcext:value-type="string">
            <text:p>false</text:p>
          </table:table-cell>
        </table:table-row>
        <table:table-row table:style-name="ro1">
          <table:table-cell office:value-type="string" calcext:value-type="string">
            <text:p>cf571a3b-36da-45b7-9609-678e32789d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4.908986" calcext:value-type="float">
            <text:p>84.9089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79.217906" calcext:value-type="float">
            <text:p>79.2179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575503" calcext:value-type="float">
            <text:p>19.575503</text:p>
          </table:table-cell>
          <table:table-cell office:value-type="string" calcext:value-type="string">
            <text:p>counter,stakeholders,stakes,users</text:p>
          </table:table-cell>
          <table:table-cell office:value-type="string" calcext:value-type="string">
            <text:p>true</text:p>
          </table:table-cell>
          <table:table-cell office:value-type="float" office:value="84.700485" calcext:value-type="float">
            <text:p>84.700485</text:p>
          </table:table-cell>
          <table:table-cell office:value-type="string" calcext:value-type="string">
            <text:p>a10,a12,a16,a2,a3,a4,a6,a7,a8</text:p>
          </table:table-cell>
          <table:table-cell office:value-type="string" calcext:value-type="string">
            <text:p>false</text:p>
          </table:table-cell>
          <table:table-cell office:value-type="float" office:value="8.647374" calcext:value-type="float">
            <text:p>8.64737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793354" calcext:value-type="float">
            <text:p>73.7933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525662" calcext:value-type="float">
            <text:p>45.52566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7.709753" calcext:value-type="float">
            <text:p>27.709753</text:p>
          </table:table-cell>
          <table:table-cell office:value-type="string" calcext:value-type="string">
            <text:p>count,current_tray,initial,order_item</text:p>
          </table:table-cell>
          <table:table-cell office:value-type="string" calcext:value-type="string">
            <text:p>true</text:p>
          </table:table-cell>
          <table:table-cell office:value-type="float" office:value="32.936608" calcext:value-type="float">
            <text:p>32.936608</text:p>
          </table:table-cell>
          <table:table-cell office:value-type="string" calcext:value-type="string">
            <text:p>a12,a13,a8</text:p>
          </table:table-cell>
          <table:table-cell office:value-type="string" calcext:value-type="string">
            <text:p>true</text:p>
          </table:table-cell>
          <table:table-cell office:value-type="float" office:value="12.374" calcext:value-type="float">
            <text:p>12.374</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57333" calcext:value-type="float">
            <text:p>5.657333</text:p>
          </table:table-cell>
          <table:table-cell office:value-type="float" office:value="-1" calcext:value-type="float">
            <text:p>-1</text:p>
          </table:table-cell>
          <table:table-cell office:value-type="float" office:value="2" calcext:value-type="float">
            <text:p>2</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cell table:formula="of:=IF(AND([.G103]=&quot;true&quot;;[.J103]=&quot;true&quot;;[.M103]=&quot;true&quot;;[.P103]=&quot;true&quot;);&quot;true&quot;;&quot;false&quot;)" office:value-type="string" office:string-value="false" calcext:value-type="string">
            <text:p>false</text:p>
          </table:table-cell>
          <table:table-cell table:formula="of:=IF(AND([.Y103]=&quot;true&quot;;[.AB103]=&quot;true&quot;;[.AE103]=&quot;true&quot;;[.AH103]=&quot;true&quot;);&quot;true&quot;;&quot;false&quot;)" office:value-type="string" office:string-value="true" calcext:value-type="string">
            <text:p>true</text:p>
          </table:table-cell>
        </table:table-row>
        <table:table-row table:style-name="ro1">
          <table:table-cell office:value-type="string" calcext:value-type="string">
            <text:p>d44e94f1-296e-422d-919f-b1452def490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3.487541" calcext:value-type="float">
            <text:p>73.4875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894372" calcext:value-type="float">
            <text:p>53.89437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34.85522" calcext:value-type="float">
            <text:p>34.855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93639" calcext:value-type="float">
            <text:p>16.293639</text:p>
          </table:table-cell>
          <table:table-cell office:value-type="string" calcext:value-type="string">
            <text:p>a12,a13,a8</text:p>
          </table:table-cell>
          <table:table-cell office:value-type="string" calcext:value-type="string">
            <text:p>true</text:p>
          </table:table-cell>
          <table:table-cell office:value-type="float" office:value="22.121214" calcext:value-type="float">
            <text:p>22.1212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336011" calcext:value-type="float">
            <text:p>46.336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7.543775" calcext:value-type="float">
            <text:p>37.5437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0.735484" calcext:value-type="float">
            <text:p>30.735484</text:p>
          </table:table-cell>
          <table:table-cell office:value-type="string" calcext:value-type="string">
            <text:p>counter,stakeholders,stakes,users</text:p>
          </table:table-cell>
          <table:table-cell office:value-type="string" calcext:value-type="string">
            <text:p>true</text:p>
          </table:table-cell>
          <table:table-cell office:value-type="float" office:value="54.080548" calcext:value-type="float">
            <text:p>54.080548</text:p>
          </table:table-cell>
          <table:table-cell office:value-type="string" calcext:value-type="string">
            <text:p>a10,a12,a14,a16,a2,a3,a4,a6,a7,a8</text:p>
          </table:table-cell>
          <table:table-cell office:value-type="string" calcext:value-type="string">
            <text:p>false</text:p>
          </table:table-cell>
          <table:table-cell office:value-type="float" office:value="18.959899" calcext:value-type="float">
            <text:p>18.95989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1.422098" calcext:value-type="float">
            <text:p>11.422098</text:p>
          </table:table-cell>
          <table:table-cell office:value-type="float" office:value="-1" calcext:value-type="float">
            <text:p>-1</text:p>
          </table:table-cell>
          <table:table-cell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cell table:formula="of:=IF(AND([.G104]=&quot;true&quot;;[.J104]=&quot;true&quot;;[.M104]=&quot;true&quot;;[.P104]=&quot;true&quot;);&quot;true&quot;;&quot;false&quot;)" office:value-type="string" office:string-value="false" calcext:value-type="string">
            <text:p>false</text:p>
          </table:table-cell>
          <table:table-cell table:formula="of:=IF(AND([.Y104]=&quot;true&quot;;[.AB104]=&quot;true&quot;;[.AE104]=&quot;true&quot;;[.AH104]=&quot;true&quot;);&quot;true&quot;;&quot;false&quot;)" office:value-type="string" office:string-value="false" calcext:value-type="string">
            <text:p>false</text:p>
          </table:table-cell>
        </table:table-row>
        <table:table-row table:style-name="ro1">
          <table:table-cell office:value-type="string" calcext:value-type="string">
            <text:p>d5e33825-b27d-4cea-a5cd-5ec09cf02d8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1739" calcext:value-type="float">
            <text:p>90.40173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651783" calcext:value-type="float">
            <text:p>36.6517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842656" calcext:value-type="float">
            <text:p>15.8426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955212" calcext:value-type="float">
            <text:p>13.955212</text:p>
          </table:table-cell>
          <table:table-cell office:value-type="string" calcext:value-type="string">
            <text:p>a12,a13,a8</text:p>
          </table:table-cell>
          <table:table-cell office:value-type="string" calcext:value-type="string">
            <text:p>true</text:p>
          </table:table-cell>
          <table:table-cell office:value-type="float" office:value="7.109094" calcext:value-type="float">
            <text:p>7.1090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189586" calcext:value-type="float">
            <text:p>28.1895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47952" calcext:value-type="float">
            <text:p>24.94795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54643" calcext:value-type="float">
            <text:p>15.554643</text:p>
          </table:table-cell>
          <table:table-cell office:value-type="string" calcext:value-type="string">
            <text:p>counter,stakeholders,stakes,users</text:p>
          </table:table-cell>
          <table:table-cell office:value-type="string" calcext:value-type="string">
            <text:p>true</text:p>
          </table:table-cell>
          <table:table-cell office:value-type="float" office:value="31.274384" calcext:value-type="float">
            <text:p>31.274384</text:p>
          </table:table-cell>
          <table:table-cell office:value-type="string" calcext:value-type="string">
            <text:p>a10,a12,a14,a16,a18,a2,a3,a4,a6,a7,a8</text:p>
          </table:table-cell>
          <table:table-cell office:value-type="string" calcext:value-type="string">
            <text:p>true</text:p>
          </table:table-cell>
          <table:table-cell office:value-type="float" office:value="7.621827" calcext:value-type="float">
            <text:p>7.62182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29068" calcext:value-type="float">
            <text:p>9.929068</text:p>
          </table:table-cell>
          <table:table-cell office:value-type="float" office:value="-1" calcext:value-type="float">
            <text:p>-1</text:p>
          </table:table-cell>
          <table:table-cell office:value-type="float" office:value="2" calcext:value-type="float">
            <text:p>2</text:p>
          </table:table-cell>
          <table:table-cell/>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true" calcext:value-type="string">
            <text:p>true</text:p>
          </table:table-cell>
          <table:table-cell table:formula="of:=IF(AND([.G105]=&quot;true&quot;;[.J105]=&quot;true&quot;;[.M105]=&quot;true&quot;;[.P105]=&quot;true&quot;);&quot;true&quot;;&quot;false&quot;)" office:value-type="string" office:string-value="true" calcext:value-type="string">
            <text:p>true</text:p>
          </table:table-cell>
          <table:table-cell table:formula="of:=IF(AND([.Y105]=&quot;true&quot;;[.AB105]=&quot;true&quot;;[.AE105]=&quot;true&quot;;[.AH105]=&quot;true&quot;);&quot;true&quot;;&quot;false&quot;)" office:value-type="string" office:string-value="true" calcext:value-type="string">
            <text:p>true</text:p>
          </table:table-cell>
        </table:table-row>
        <table:table-row table:style-name="ro1">
          <table:table-cell office:value-type="string" calcext:value-type="string">
            <text:p>da75c088-3839-460c-b12a-3d213ca8edc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41.349321" calcext:value-type="float">
            <text:p>141.34932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690654" calcext:value-type="float">
            <text:p>41.6906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9.231246" calcext:value-type="float">
            <text:p>9.231246</text:p>
          </table:table-cell>
          <table:table-cell office:value-type="string" calcext:value-type="string">
            <text:p>count,current_tray</text:p>
          </table:table-cell>
          <table:table-cell office:value-type="string" calcext:value-type="string">
            <text:p>false</text:p>
          </table:table-cell>
          <table:table-cell office:value-type="float" office:value="17.94465" calcext:value-type="float">
            <text:p>17.94465</text:p>
          </table:table-cell>
          <table:table-cell office:value-type="string" calcext:value-type="string">
            <text:p>a12,a13,a8</text:p>
          </table:table-cell>
          <table:table-cell office:value-type="string" calcext:value-type="string">
            <text:p>true</text:p>
          </table:table-cell>
          <table:table-cell office:value-type="float" office:value="9.042309" calcext:value-type="float">
            <text:p>9.042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88213" calcext:value-type="float">
            <text:p>49.5882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807628" calcext:value-type="float">
            <text:p>34.80762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906262" calcext:value-type="float">
            <text:p>18.906262</text:p>
          </table:table-cell>
          <table:table-cell office:value-type="string" calcext:value-type="string">
            <text:p>counter,stakeholders,stakes,users</text:p>
          </table:table-cell>
          <table:table-cell office:value-type="string" calcext:value-type="string">
            <text:p>true</text:p>
          </table:table-cell>
          <table:table-cell office:value-type="float" office:value="65.922801" calcext:value-type="float">
            <text:p>65.922801</text:p>
          </table:table-cell>
          <table:table-cell office:value-type="string" calcext:value-type="string">
            <text:p>a10,a12,a14,a16,a18,a2,a3,a4,a6,a7,a8</text:p>
          </table:table-cell>
          <table:table-cell office:value-type="string" calcext:value-type="string">
            <text:p>true</text:p>
          </table:table-cell>
          <table:table-cell office:value-type="float" office:value="2.228183" calcext:value-type="float">
            <text:p>2.22818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3105" calcext:value-type="float">
            <text:p>3.443105</text:p>
          </table:table-cell>
          <table:table-cell table:number-columns-repeated="2" office:value-type="float" office:value="0" calcext:value-type="float">
            <text:p>0</text:p>
          </table:table-cell>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cell table:formula="of:=IF(AND([.G106]=&quot;true&quot;;[.J106]=&quot;true&quot;;[.M106]=&quot;true&quot;;[.P106]=&quot;true&quot;);&quot;true&quot;;&quot;false&quot;)" office:value-type="string" office:string-value="false" calcext:value-type="string">
            <text:p>false</text:p>
          </table:table-cell>
          <table:table-cell table:formula="of:=IF(AND([.Y106]=&quot;true&quot;;[.AB106]=&quot;true&quot;;[.AE106]=&quot;true&quot;;[.AH106]=&quot;true&quot;);&quot;true&quot;;&quot;false&quot;)" office:value-type="string" office:string-value="true" calcext:value-type="string">
            <text:p>true</text:p>
          </table:table-cell>
        </table:table-row>
        <table:table-row table:style-name="ro1">
          <table:table-cell office:value-type="string" calcext:value-type="string">
            <text:p>db259a2a-873f-4b93-82f2-d382eebccb7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188524" calcext:value-type="float">
            <text:p>63.1885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4051" calcext:value-type="float">
            <text:p>31.56405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762431" calcext:value-type="float">
            <text:p>24.762431</text:p>
          </table:table-cell>
          <table:table-cell office:value-type="string" calcext:value-type="string">
            <text:p>counter,stakeholders,stakes,users</text:p>
          </table:table-cell>
          <table:table-cell office:value-type="string" calcext:value-type="string">
            <text:p>true</text:p>
          </table:table-cell>
          <table:table-cell office:value-type="float" office:value="118.934795" calcext:value-type="float">
            <text:p>118.934795</text:p>
          </table:table-cell>
          <table:table-cell office:value-type="string" calcext:value-type="string">
            <text:p>a10,a12,a14,a16,a18,a2,a3,a4,a6,a7,a8</text:p>
          </table:table-cell>
          <table:table-cell office:value-type="string" calcext:value-type="string">
            <text:p>true</text:p>
          </table:table-cell>
          <table:table-cell office:value-type="float" office:value="19.860979" calcext:value-type="float">
            <text:p>19.8609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3.687291" calcext:value-type="float">
            <text:p>63.68729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21833" calcext:value-type="float">
            <text:p>34.52183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9.197723" calcext:value-type="float">
            <text:p>19.19772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201437" calcext:value-type="float">
            <text:p>24.201437</text:p>
          </table:table-cell>
          <table:table-cell office:value-type="string" calcext:value-type="string">
            <text:p>a12,a13,a8</text:p>
          </table:table-cell>
          <table:table-cell office:value-type="string" calcext:value-type="string">
            <text:p>true</text:p>
          </table:table-cell>
          <table:table-cell office:value-type="float" office:value="15.01743" calcext:value-type="float">
            <text:p>15.0174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8511" calcext:value-type="float">
            <text:p>5.78511</text:p>
          </table:table-cell>
          <table:table-cell office:value-type="float" office:value="-1" calcext:value-type="float">
            <text:p>-1</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cell table:formula="of:=IF(AND([.G107]=&quot;true&quot;;[.J107]=&quot;true&quot;;[.M107]=&quot;true&quot;;[.P107]=&quot;true&quot;);&quot;true&quot;;&quot;false&quot;)" office:value-type="string" office:string-value="true" calcext:value-type="string">
            <text:p>true</text:p>
          </table:table-cell>
          <table:table-cell table:formula="of:=IF(AND([.Y107]=&quot;true&quot;;[.AB107]=&quot;true&quot;;[.AE107]=&quot;true&quot;;[.AH107]=&quot;true&quot;);&quot;true&quot;;&quot;false&quot;)" office:value-type="string" office:string-value="false" calcext:value-type="string">
            <text:p>false</text:p>
          </table:table-cell>
        </table:table-row>
        <table:table-row table:style-name="ro1">
          <table:table-cell office:value-type="string" calcext:value-type="string">
            <text:p>ddbdc71d-9feb-405c-9b64-366c4ad4971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18943" calcext:value-type="float">
            <text:p>69.11894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8.921656" calcext:value-type="float">
            <text:p>38.9216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812258" calcext:value-type="float">
            <text:p>20.8122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4431" calcext:value-type="float">
            <text:p>18.54431</text:p>
          </table:table-cell>
          <table:table-cell office:value-type="string" calcext:value-type="string">
            <text:p>a12,a13,a8</text:p>
          </table:table-cell>
          <table:table-cell office:value-type="string" calcext:value-type="string">
            <text:p>true</text:p>
          </table:table-cell>
          <table:table-cell office:value-type="float" office:value="26.240754" calcext:value-type="float">
            <text:p>26.24075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434125" calcext:value-type="float">
            <text:p>50.4341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6479" calcext:value-type="float">
            <text:p>24.66479</text:p>
          </table:table-cell>
          <table:table-cell office:value-type="string" calcext:value-type="string">
            <text:p>counter,stakeholders,stakes,users</text:p>
          </table:table-cell>
          <table:table-cell office:value-type="string" calcext:value-type="string">
            <text:p>false</text:p>
          </table:table-cell>
          <table:table-cell office:value-type="float" office:value="17.879815" calcext:value-type="float">
            <text:p>17.87981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4.710268" calcext:value-type="float">
            <text:p>34.710268</text:p>
          </table:table-cell>
          <table:table-cell office:value-type="string" calcext:value-type="string">
            <text:p>a10,a12,a14,a16,a18,a2,a3,a4,a6,a7,a8</text:p>
          </table:table-cell>
          <table:table-cell office:value-type="string" calcext:value-type="string">
            <text:p>true</text:p>
          </table:table-cell>
          <table:table-cell office:value-type="float" office:value="10.827329" calcext:value-type="float">
            <text:p>10.82732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79433" calcext:value-type="float">
            <text:p>34.79433</text:p>
          </table:table-cell>
          <table:table-cell table:number-columns-repeated="2" office:value-type="float" office:value="0" calcext:value-type="float">
            <text:p>0</text:p>
          </table:table-cell>
          <table:table-cell office:value-type="string" calcext:value-type="string">
            <text:p>keeping an overview becomes difficult with increasing size</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cell table:formula="of:=IF(AND([.G108]=&quot;true&quot;;[.J108]=&quot;true&quot;;[.M108]=&quot;true&quot;;[.P108]=&quot;true&quot;);&quot;true&quot;;&quot;false&quot;)" office:value-type="string" office:string-value="false" calcext:value-type="string">
            <text:p>false</text:p>
          </table:table-cell>
          <table:table-cell table:formula="of:=IF(AND([.Y108]=&quot;true&quot;;[.AB108]=&quot;true&quot;;[.AE108]=&quot;true&quot;;[.AH108]=&quot;true&quot;);&quot;true&quot;;&quot;false&quot;)" office:value-type="string" office:string-value="false" calcext:value-type="string">
            <text:p>false</text:p>
          </table:table-cell>
        </table:table-row>
        <table:table-row table:style-name="ro1">
          <table:table-cell office:value-type="string" calcext:value-type="string">
            <text:p>e6045444-d14a-474a-9476-07614934da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275324" calcext:value-type="float">
            <text:p>50.2753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9.622384" calcext:value-type="float">
            <text:p>29.622384</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720868" calcext:value-type="float">
            <text:p>6.720868</text:p>
          </table:table-cell>
          <table:table-cell office:value-type="string" calcext:value-type="string">
            <text:p>initial</text:p>
          </table:table-cell>
          <table:table-cell office:value-type="string" calcext:value-type="string">
            <text:p>false</text:p>
          </table:table-cell>
          <table:table-cell office:value-type="float" office:value="23.287079" calcext:value-type="float">
            <text:p>23.287079</text:p>
          </table:table-cell>
          <table:table-cell office:value-type="string" calcext:value-type="string">
            <text:p>a12,a13,a8</text:p>
          </table:table-cell>
          <table:table-cell office:value-type="string" calcext:value-type="string">
            <text:p>true</text:p>
          </table:table-cell>
          <table:table-cell office:value-type="float" office:value="19.74372" calcext:value-type="float">
            <text:p>19.743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9.674339" calcext:value-type="float">
            <text:p>59.6743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35982" calcext:value-type="float">
            <text:p>15.35982</text:p>
          </table:table-cell>
          <table:table-cell office:value-type="string" calcext:value-type="string">
            <text:p>stakeholders,stakes</text:p>
          </table:table-cell>
          <table:table-cell office:value-type="string" calcext:value-type="string">
            <text:p>false</text:p>
          </table:table-cell>
          <table:table-cell office:value-type="float" office:value="22.537011" calcext:value-type="float">
            <text:p>22.53701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5.035185" calcext:value-type="float">
            <text:p>35.035185</text:p>
          </table:table-cell>
          <table:table-cell office:value-type="string" calcext:value-type="string">
            <text:p>a10,a12,a16,a2,a3,a4,a6,a7,a8</text:p>
          </table:table-cell>
          <table:table-cell office:value-type="string" calcext:value-type="string">
            <text:p>false</text:p>
          </table:table-cell>
          <table:table-cell office:value-type="float" office:value="28.959349" calcext:value-type="float">
            <text:p>28.95934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656922" calcext:value-type="float">
            <text:p>5.656922</text:p>
          </table:table-cell>
          <table:table-cell office:value-type="float" office:value="0" calcext:value-type="float">
            <text:p>0</text:p>
          </table:table-cell>
          <table:table-cell office:value-type="float" office:value="1" calcext:value-type="float">
            <text:p>1</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cell table:formula="of:=IF(AND([.G109]=&quot;true&quot;;[.J109]=&quot;true&quot;;[.M109]=&quot;true&quot;;[.P109]=&quot;true&quot;);&quot;true&quot;;&quot;false&quot;)" office:value-type="string" office:string-value="false" calcext:value-type="string">
            <text:p>false</text:p>
          </table:table-cell>
          <table:table-cell table:formula="of:=IF(AND([.Y109]=&quot;true&quot;;[.AB109]=&quot;true&quot;;[.AE109]=&quot;true&quot;;[.AH109]=&quot;true&quot;);&quot;true&quot;;&quot;false&quot;)" office:value-type="string" office:string-value="false" calcext:value-type="string">
            <text:p>false</text:p>
          </table:table-cell>
        </table:table-row>
        <table:table-row table:style-name="ro1">
          <table:table-cell office:value-type="string" calcext:value-type="string">
            <text:p>e7495356-a206-4705-a4c8-99a171c9a7d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693307" calcext:value-type="float">
            <text:p>66.693307</text:p>
          </table:table-cell>
          <table:table-cell office:value-type="string" calcext:value-type="string">
            <text:p>competitor_analysis,counter,cur_app,stakeholders,stakes,users</text:p>
          </table:table-cell>
          <table:table-cell office:value-type="string" calcext:value-type="string">
            <text:p>false</text:p>
          </table:table-cell>
          <table:table-cell office:value-type="float" office:value="31.967487" calcext:value-type="float">
            <text:p>31.967487</text:p>
          </table:table-cell>
          <table:table-cell office:value-type="string" calcext:value-type="string">
            <text:p>competitor_analysis,counter,cur_app,users</text:p>
          </table:table-cell>
          <table:table-cell office:value-type="string" calcext:value-type="string">
            <text:p>false</text:p>
          </table:table-cell>
          <table:table-cell office:value-type="float" office:value="30.369452" calcext:value-type="float">
            <text:p>30.369452</text:p>
          </table:table-cell>
          <table:table-cell office:value-type="string" calcext:value-type="string">
            <text:p>counter,stakeholders,stakes,users</text:p>
          </table:table-cell>
          <table:table-cell office:value-type="string" calcext:value-type="string">
            <text:p>true</text:p>
          </table:table-cell>
          <table:table-cell office:value-type="float" office:value="87.370276" calcext:value-type="float">
            <text:p>87.370276</text:p>
          </table:table-cell>
          <table:table-cell office:value-type="string" calcext:value-type="string">
            <text:p>a10,a12,a16,a18,a2,a3,a4,a6,a7,a8</text:p>
          </table:table-cell>
          <table:table-cell office:value-type="string" calcext:value-type="string">
            <text:p>false</text:p>
          </table:table-cell>
          <table:table-cell office:value-type="float" office:value="13.855742" calcext:value-type="float">
            <text:p>13.85574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4.055568" calcext:value-type="float">
            <text:p>64.055568</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20.797582" calcext:value-type="float">
            <text:p>20.797582</text:p>
          </table:table-cell>
          <table:table-cell office:value-type="string" calcext:value-type="string">
            <text:p>current_tray,order_item</text:p>
          </table:table-cell>
          <table:table-cell office:value-type="string" calcext:value-type="string">
            <text:p>false</text:p>
          </table:table-cell>
          <table:table-cell office:value-type="float" office:value="48.806126" calcext:value-type="float">
            <text:p>48.80612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172785" calcext:value-type="float">
            <text:p>31.172785</text:p>
          </table:table-cell>
          <table:table-cell office:value-type="string" calcext:value-type="string">
            <text:p>a12,a13,a8</text:p>
          </table:table-cell>
          <table:table-cell office:value-type="string" calcext:value-type="string">
            <text:p>true</text:p>
          </table:table-cell>
          <table:table-cell office:value-type="float" office:value="48.495759" calcext:value-type="float">
            <text:p>48.49575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7.512361" calcext:value-type="float">
            <text:p>17.512361</text:p>
          </table:table-cell>
          <table:table-cell office:value-type="float" office:value="1" calcext:value-type="float">
            <text:p>1</text:p>
          </table:table-cell>
          <table:table-cell office:value-type="float" office:value="2" calcext:value-type="float">
            <text:p>2</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cell table:formula="of:=IF(AND([.G110]=&quot;true&quot;;[.J110]=&quot;true&quot;;[.M110]=&quot;true&quot;;[.P110]=&quot;true&quot;);&quot;true&quot;;&quot;false&quot;)" office:value-type="string" office:string-value="false" calcext:value-type="string">
            <text:p>false</text:p>
          </table:table-cell>
          <table:table-cell table:formula="of:=IF(AND([.Y110]=&quot;true&quot;;[.AB110]=&quot;true&quot;;[.AE110]=&quot;true&quot;;[.AH110]=&quot;true&quot;);&quot;true&quot;;&quot;false&quot;)" office:value-type="string" office:string-value="false" calcext:value-type="string">
            <text:p>false</text:p>
          </table:table-cell>
        </table:table-row>
        <table:table-row table:style-name="ro1">
          <table:table-cell office:value-type="string" calcext:value-type="string">
            <text:p>e7f1e130-c21e-4941-a8e0-650e9cad970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2.428981" calcext:value-type="float">
            <text:p>52.4289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590066" calcext:value-type="float">
            <text:p>50.59006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396041" calcext:value-type="float">
            <text:p>40.39604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263788" calcext:value-type="float">
            <text:p>19.263788</text:p>
          </table:table-cell>
          <table:table-cell office:value-type="string" calcext:value-type="string">
            <text:p>a12,a13,a8</text:p>
          </table:table-cell>
          <table:table-cell office:value-type="string" calcext:value-type="string">
            <text:p>true</text:p>
          </table:table-cell>
          <table:table-cell office:value-type="float" office:value="9.180004" calcext:value-type="float">
            <text:p>9.1800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415373" calcext:value-type="float">
            <text:p>38.4153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615297" calcext:value-type="float">
            <text:p>33.6152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78588" calcext:value-type="float">
            <text:p>14.378588</text:p>
          </table:table-cell>
          <table:table-cell office:value-type="string" calcext:value-type="string">
            <text:p>counter,stakeholders,stakes,users</text:p>
          </table:table-cell>
          <table:table-cell office:value-type="string" calcext:value-type="string">
            <text:p>true</text:p>
          </table:table-cell>
          <table:table-cell office:value-type="float" office:value="39.072419" calcext:value-type="float">
            <text:p>39.072419</text:p>
          </table:table-cell>
          <table:table-cell office:value-type="string" calcext:value-type="string">
            <text:p>a10,a12,a14,a16,a18,a2,a3,a4,a6,a7,a8</text:p>
          </table:table-cell>
          <table:table-cell office:value-type="string" calcext:value-type="string">
            <text:p>true</text:p>
          </table:table-cell>
          <table:table-cell office:value-type="float" office:value="16.184897" calcext:value-type="float">
            <text:p>16.18489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7855" calcext:value-type="float">
            <text:p>7.27855</text:p>
          </table:table-cell>
          <table:table-cell office:value-type="float" office:value="0" calcext:value-type="float">
            <text:p>0</text:p>
          </table:table-cell>
          <table:table-cell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cell table:formula="of:=IF(AND([.G111]=&quot;true&quot;;[.J111]=&quot;true&quot;;[.M111]=&quot;true&quot;;[.P111]=&quot;true&quot;);&quot;true&quot;;&quot;false&quot;)" office:value-type="string" office:string-value="true" calcext:value-type="string">
            <text:p>true</text:p>
          </table:table-cell>
          <table:table-cell table:formula="of:=IF(AND([.Y111]=&quot;true&quot;;[.AB111]=&quot;true&quot;;[.AE111]=&quot;true&quot;;[.AH111]=&quot;true&quot;);&quot;true&quot;;&quot;false&quot;)" office:value-type="string" office:string-value="true" calcext:value-type="string">
            <text:p>true</text:p>
          </table:table-cell>
        </table:table-row>
        <table:table-row table:style-name="ro1">
          <table:table-cell office:value-type="string" calcext:value-type="string">
            <text:p>e84d153c-27b8-4c8d-8338-3f21a45caaa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9.429765" calcext:value-type="float">
            <text:p>49.429765</text:p>
          </table:table-cell>
          <table:table-cell office:value-type="string" calcext:value-type="string">
            <text:p>counter,cur_app,idea_description,stakeholders,users</text:p>
          </table:table-cell>
          <table:table-cell office:value-type="string" calcext:value-type="string">
            <text:p>false</text:p>
          </table:table-cell>
          <table:table-cell office:value-type="float" office:value="37.220323" calcext:value-type="float">
            <text:p>37.22032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9.334953" calcext:value-type="float">
            <text:p>39.334953</text:p>
          </table:table-cell>
          <table:table-cell office:value-type="string" calcext:value-type="string">
            <text:p>counter,stakeholders,stakes,users</text:p>
          </table:table-cell>
          <table:table-cell office:value-type="string" calcext:value-type="string">
            <text:p>true</text:p>
          </table:table-cell>
          <table:table-cell office:value-type="float" office:value="58.237464" calcext:value-type="float">
            <text:p>58.237464</text:p>
          </table:table-cell>
          <table:table-cell office:value-type="string" calcext:value-type="string">
            <text:p>a10,a12,a13,a14,a15,a16,a2,a3,a4,a6</text:p>
          </table:table-cell>
          <table:table-cell office:value-type="string" calcext:value-type="string">
            <text:p>false</text:p>
          </table:table-cell>
          <table:table-cell office:value-type="float" office:value="4.245966" calcext:value-type="float">
            <text:p>4.2459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96881" calcext:value-type="float">
            <text:p>44.2968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286275" calcext:value-type="float">
            <text:p>51.28627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0.437262" calcext:value-type="float">
            <text:p>30.437262</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247254" calcext:value-type="float">
            <text:p>22.247254</text:p>
          </table:table-cell>
          <table:table-cell office:value-type="string" calcext:value-type="string">
            <text:p>a12,a13,a8</text:p>
          </table:table-cell>
          <table:table-cell office:value-type="string" calcext:value-type="string">
            <text:p>true</text:p>
          </table:table-cell>
          <table:table-cell office:value-type="float" office:value="10.123016" calcext:value-type="float">
            <text:p>10.12301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163839" calcext:value-type="float">
            <text:p>4.163839</text:p>
          </table:table-cell>
          <table:table-cell table:number-columns-repeated="2" office:value-type="float" office:value="1" calcext:value-type="float">
            <text:p>1</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cell table:formula="of:=IF(AND([.G112]=&quot;true&quot;;[.J112]=&quot;true&quot;;[.M112]=&quot;true&quot;;[.P112]=&quot;true&quot;);&quot;true&quot;;&quot;false&quot;)" office:value-type="string" office:string-value="false" calcext:value-type="string">
            <text:p>false</text:p>
          </table:table-cell>
          <table:table-cell table:formula="of:=IF(AND([.Y112]=&quot;true&quot;;[.AB112]=&quot;true&quot;;[.AE112]=&quot;true&quot;;[.AH112]=&quot;true&quot;);&quot;true&quot;;&quot;false&quot;)" office:value-type="string" office:string-value="false" calcext:value-type="string">
            <text:p>false</text:p>
          </table:table-cell>
        </table:table-row>
        <table:table-row table:style-name="ro1">
          <table:table-cell office:value-type="string" calcext:value-type="string">
            <text:p>e9215c63-84b0-4fa8-ae98-834b873290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331856" calcext:value-type="float">
            <text:p>55.331856</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83.589874" calcext:value-type="float">
            <text:p>83.58987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33.488528" calcext:value-type="float">
            <text:p>33.4885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143919" calcext:value-type="float">
            <text:p>20.143919</text:p>
          </table:table-cell>
          <table:table-cell office:value-type="string" calcext:value-type="string">
            <text:p>a12,a13,a8</text:p>
          </table:table-cell>
          <table:table-cell office:value-type="string" calcext:value-type="string">
            <text:p>true</text:p>
          </table:table-cell>
          <table:table-cell office:value-type="float" office:value="21.652959" calcext:value-type="float">
            <text:p>21.6529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1.161903" calcext:value-type="float">
            <text:p>61.1619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251094" calcext:value-type="float">
            <text:p>22.251094</text:p>
          </table:table-cell>
          <table:table-cell office:value-type="string" calcext:value-type="string">
            <text:p>counter,stakeholders,stakes,users</text:p>
          </table:table-cell>
          <table:table-cell office:value-type="string" calcext:value-type="string">
            <text:p>false</text:p>
          </table:table-cell>
          <table:table-cell office:value-type="float" office:value="30.881942" calcext:value-type="float">
            <text:p>30.881942</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92.022065" calcext:value-type="float">
            <text:p>92.022065</text:p>
          </table:table-cell>
          <table:table-cell office:value-type="string" calcext:value-type="string">
            <text:p>a10,a12,a14,a16,a18,a2,a3,a4,a6,a7,a8</text:p>
          </table:table-cell>
          <table:table-cell office:value-type="string" calcext:value-type="string">
            <text:p>true</text:p>
          </table:table-cell>
          <table:table-cell office:value-type="float" office:value="9.47135" calcext:value-type="float">
            <text:p>9.4713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817598" calcext:value-type="float">
            <text:p>10.817598</text:p>
          </table:table-cell>
          <table:table-cell office:value-type="float" office:value="0" calcext:value-type="float">
            <text:p>0</text:p>
          </table:table-cell>
          <table:table-cell office:value-type="float" office:value="1" calcext:value-type="float">
            <text:p>1</text:p>
          </table:table-cell>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cell table:formula="of:=IF(AND([.G113]=&quot;true&quot;;[.J113]=&quot;true&quot;;[.M113]=&quot;true&quot;;[.P113]=&quot;true&quot;);&quot;true&quot;;&quot;false&quot;)" office:value-type="string" office:string-value="false" calcext:value-type="string">
            <text:p>false</text:p>
          </table:table-cell>
          <table:table-cell table:formula="of:=IF(AND([.Y113]=&quot;true&quot;;[.AB113]=&quot;true&quot;;[.AE113]=&quot;true&quot;;[.AH113]=&quot;true&quot;);&quot;true&quot;;&quot;false&quot;)" office:value-type="string" office:string-value="false" calcext:value-type="string">
            <text:p>false</text:p>
          </table:table-cell>
        </table:table-row>
        <table:table-row table:style-name="ro1">
          <table:table-cell office:value-type="string" calcext:value-type="string">
            <text:p>ea3129e0-8f5f-44fc-9a73-13cf9cf882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827417" calcext:value-type="float">
            <text:p>74.82741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4.766675" calcext:value-type="float">
            <text:p>64.7666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46.162263" calcext:value-type="float">
            <text:p>46.162263</text:p>
          </table:table-cell>
          <table:table-cell office:value-type="string" calcext:value-type="string">
            <text:p>counter,stakeholders,stakes,users</text:p>
          </table:table-cell>
          <table:table-cell office:value-type="string" calcext:value-type="string">
            <text:p>true</text:p>
          </table:table-cell>
          <table:table-cell office:value-type="float" office:value="116.797087" calcext:value-type="float">
            <text:p>116.797087</text:p>
          </table:table-cell>
          <table:table-cell office:value-type="string" calcext:value-type="string">
            <text:p>a10,a12,a14,a16,a2,a3,a4,a7,a8</text:p>
          </table:table-cell>
          <table:table-cell office:value-type="string" calcext:value-type="string">
            <text:p>false</text:p>
          </table:table-cell>
          <table:table-cell office:value-type="float" office:value="12.624573" calcext:value-type="float">
            <text:p>12.6245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68536" calcext:value-type="float">
            <text:p>39.36853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1.277221" calcext:value-type="float">
            <text:p>31.27722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706027" calcext:value-type="float">
            <text:p>23.70602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754346" calcext:value-type="float">
            <text:p>16.754346</text:p>
          </table:table-cell>
          <table:table-cell office:value-type="string" calcext:value-type="string">
            <text:p>a12,a13,a8</text:p>
          </table:table-cell>
          <table:table-cell office:value-type="string" calcext:value-type="string">
            <text:p>true</text:p>
          </table:table-cell>
          <table:table-cell office:value-type="float" office:value="5.179635" calcext:value-type="float">
            <text:p>5.17963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51887" calcext:value-type="float">
            <text:p>10.51887</text:p>
          </table:table-cell>
          <table:table-cell office:value-type="float" office:value="0" calcext:value-type="float">
            <text:p>0</text:p>
          </table:table-cell>
          <table:table-cell office:value-type="float" office:value="2" calcext:value-type="float">
            <text:p>2</text:p>
          </table:table-cell>
          <table:table-cell/>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cell table:formula="of:=IF(AND([.G114]=&quot;true&quot;;[.J114]=&quot;true&quot;;[.M114]=&quot;true&quot;;[.P114]=&quot;true&quot;);&quot;true&quot;;&quot;false&quot;)" office:value-type="string" office:string-value="false" calcext:value-type="string">
            <text:p>false</text:p>
          </table:table-cell>
          <table:table-cell table:formula="of:=IF(AND([.Y114]=&quot;true&quot;;[.AB114]=&quot;true&quot;;[.AE114]=&quot;true&quot;;[.AH114]=&quot;true&quot;);&quot;true&quot;;&quot;false&quot;)" office:value-type="string" office:string-value="false" calcext:value-type="string">
            <text:p>false</text:p>
          </table:table-cell>
        </table:table-row>
        <table:table-row table:style-name="ro1">
          <table:table-cell office:value-type="string" calcext:value-type="string">
            <text:p>ee6d12a9-ae76-4352-a9cd-1ab71510b8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963956" calcext:value-type="float">
            <text:p>60.9639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112163" calcext:value-type="float">
            <text:p>22.1121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615088" calcext:value-type="float">
            <text:p>19.615088</text:p>
          </table:table-cell>
          <table:table-cell office:value-type="string" calcext:value-type="string">
            <text:p>counter,stakeholders,stakes,users</text:p>
          </table:table-cell>
          <table:table-cell office:value-type="string" calcext:value-type="string">
            <text:p>true</text:p>
          </table:table-cell>
          <table:table-cell office:value-type="float" office:value="110.34155" calcext:value-type="float">
            <text:p>110.34155</text:p>
          </table:table-cell>
          <table:table-cell office:value-type="string" calcext:value-type="string">
            <text:p>a10,a12,a14,a16,a18,a2,a3,a4,a6,a7,a8</text:p>
          </table:table-cell>
          <table:table-cell office:value-type="string" calcext:value-type="string">
            <text:p>true</text:p>
          </table:table-cell>
          <table:table-cell office:value-type="float" office:value="18.384344" calcext:value-type="float">
            <text:p>18.384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5.375151" calcext:value-type="float">
            <text:p>35.37515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790031" calcext:value-type="float">
            <text:p>29.79003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49194" calcext:value-type="float">
            <text:p>29.549194</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80241" calcext:value-type="float">
            <text:p>22.480241</text:p>
          </table:table-cell>
          <table:table-cell office:value-type="string" calcext:value-type="string">
            <text:p>a12,a13,a8</text:p>
          </table:table-cell>
          <table:table-cell office:value-type="string" calcext:value-type="string">
            <text:p>true</text:p>
          </table:table-cell>
          <table:table-cell office:value-type="float" office:value="15.639571" calcext:value-type="float">
            <text:p>15.63957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97946" calcext:value-type="float">
            <text:p>7.297946</text:p>
          </table:table-cell>
          <table:table-cell office:value-type="float" office:value="-1" calcext:value-type="float">
            <text:p>-1</text:p>
          </table:table-cell>
          <table:table-cell office:value-type="float" office:value="0" calcext:value-type="float">
            <text:p>0</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cell table:formula="of:=IF(AND([.G115]=&quot;true&quot;;[.J115]=&quot;true&quot;;[.M115]=&quot;true&quot;;[.P115]=&quot;true&quot;);&quot;true&quot;;&quot;false&quot;)" office:value-type="string" office:string-value="true" calcext:value-type="string">
            <text:p>true</text:p>
          </table:table-cell>
          <table:table-cell table:formula="of:=IF(AND([.Y115]=&quot;true&quot;;[.AB115]=&quot;true&quot;;[.AE115]=&quot;true&quot;;[.AH115]=&quot;true&quot;);&quot;true&quot;;&quot;false&quot;)" office:value-type="string" office:string-value="true" calcext:value-type="string">
            <text:p>true</text:p>
          </table:table-cell>
        </table:table-row>
        <table:table-row table:style-name="ro2">
          <table:table-cell office:value-type="string" calcext:value-type="string">
            <text:p>ee80d47c-26e4-4e5b-a663-4c80a703179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8.774534" calcext:value-type="float">
            <text:p>88.77453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230677" calcext:value-type="float">
            <text:p>40.23067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399998" calcext:value-type="float">
            <text:p>24.399998</text:p>
          </table:table-cell>
          <table:table-cell office:value-type="string" calcext:value-type="string">
            <text:p>count,current_tray,initial</text:p>
          </table:table-cell>
          <table:table-cell office:value-type="string" calcext:value-type="string">
            <text:p>false</text:p>
          </table:table-cell>
          <table:table-cell office:value-type="float" office:value="17.00918" calcext:value-type="float">
            <text:p>17.00918</text:p>
          </table:table-cell>
          <table:table-cell office:value-type="string" calcext:value-type="string">
            <text:p>a12,a13,a8</text:p>
          </table:table-cell>
          <table:table-cell office:value-type="string" calcext:value-type="string">
            <text:p>true</text:p>
          </table:table-cell>
          <table:table-cell office:value-type="float" office:value="10.79593" calcext:value-type="float">
            <text:p>10.79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2.760811" calcext:value-type="float">
            <text:p>32.7608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561599" calcext:value-type="float">
            <text:p>21.561599</text:p>
          </table:table-cell>
          <table:table-cell office:value-type="string" calcext:value-type="string">
            <text:p>cur_app,idea_description</text:p>
          </table:table-cell>
          <table:table-cell office:value-type="string" calcext:value-type="string">
            <text:p>false</text:p>
          </table:table-cell>
          <table:table-cell office:value-type="float" office:value="6.441693" calcext:value-type="float">
            <text:p>6.441693</text:p>
          </table:table-cell>
          <table:table-cell office:value-type="string" calcext:value-type="string">
            <text:p>stakeholders,stakes</text:p>
          </table:table-cell>
          <table:table-cell office:value-type="string" calcext:value-type="string">
            <text:p>false</text:p>
          </table:table-cell>
          <table:table-cell office:value-type="float" office:value="77.638197" calcext:value-type="float">
            <text:p>77.638197</text:p>
          </table:table-cell>
          <table:table-cell office:value-type="string" calcext:value-type="string">
            <text:p>a10,a12,a14,a16,a18,a2,a3,a4,a6,a7,a8</text:p>
          </table:table-cell>
          <table:table-cell office:value-type="string" calcext:value-type="string">
            <text:p>true</text:p>
          </table:table-cell>
          <table:table-cell office:value-type="float" office:value="9.452685" calcext:value-type="float">
            <text:p>9.4526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8.90919" calcext:value-type="float">
            <text:p>48.90919</text:p>
          </table:table-cell>
          <table:table-cell table:number-columns-repeated="2" office:value-type="float" office:value="1" calcext:value-type="float">
            <text:p>1</text:p>
          </table:table-cell>
          <table:table-cell office:value-type="string" calcext:value-type="string">
            <text:p>CPEE BPMN is easier to read when there are this much elements</text:p>
            <text:p/>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cell table:formula="of:=IF(AND([.G116]=&quot;true&quot;;[.J116]=&quot;true&quot;;[.M116]=&quot;true&quot;;[.P116]=&quot;true&quot;);&quot;true&quot;;&quot;false&quot;)" office:value-type="string" office:string-value="false" calcext:value-type="string">
            <text:p>false</text:p>
          </table:table-cell>
          <table:table-cell table:formula="of:=IF(AND([.Y116]=&quot;true&quot;;[.AB116]=&quot;true&quot;;[.AE116]=&quot;true&quot;;[.AH116]=&quot;true&quot;);&quot;true&quot;;&quot;false&quot;)" office:value-type="string" office:string-value="false" calcext:value-type="string">
            <text:p>false</text:p>
          </table:table-cell>
        </table:table-row>
        <table:table-row table:style-name="ro1">
          <table:table-cell office:value-type="string" calcext:value-type="string">
            <text:p>eecfd9e6-c582-46a9-ac28-849c8b88e1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573321" calcext:value-type="float">
            <text:p>55.5733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26967" calcext:value-type="float">
            <text:p>26.52696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349643" calcext:value-type="float">
            <text:p>21.349643</text:p>
          </table:table-cell>
          <table:table-cell office:value-type="string" calcext:value-type="string">
            <text:p>counter,stakeholders,stakes,users</text:p>
          </table:table-cell>
          <table:table-cell office:value-type="string" calcext:value-type="string">
            <text:p>true</text:p>
          </table:table-cell>
          <table:table-cell office:value-type="float" office:value="90.797584" calcext:value-type="float">
            <text:p>90.797584</text:p>
          </table:table-cell>
          <table:table-cell office:value-type="string" calcext:value-type="string">
            <text:p>a10,a12,a14,a16,a18,a2,a3,a4,a6,a8</text:p>
          </table:table-cell>
          <table:table-cell office:value-type="string" calcext:value-type="string">
            <text:p>false</text:p>
          </table:table-cell>
          <table:table-cell office:value-type="float" office:value="18.713703" calcext:value-type="float">
            <text:p>18.7137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916665" calcext:value-type="float">
            <text:p>48.91666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9.30291" calcext:value-type="float">
            <text:p>59.302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1.915191" calcext:value-type="float">
            <text:p>11.915191</text:p>
          </table:table-cell>
          <table:table-cell office:value-type="string" calcext:value-type="string">
            <text:p>current_tray,order_item</text:p>
          </table:table-cell>
          <table:table-cell office:value-type="string" calcext:value-type="string">
            <text:p>false</text:p>
          </table:table-cell>
          <table:table-cell office:value-type="float" office:value="11.433391" calcext:value-type="float">
            <text:p>11.433391</text:p>
          </table:table-cell>
          <table:table-cell office:value-type="string" calcext:value-type="string">
            <text:p>a12,a13,a8</text:p>
          </table:table-cell>
          <table:table-cell office:value-type="string" calcext:value-type="string">
            <text:p>true</text:p>
          </table:table-cell>
          <table:table-cell office:value-type="float" office:value="29.778802" calcext:value-type="float">
            <text:p>29.7788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696979" calcext:value-type="float">
            <text:p>9.696979</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cell table:formula="of:=IF(AND([.G117]=&quot;true&quot;;[.J117]=&quot;true&quot;;[.M117]=&quot;true&quot;;[.P117]=&quot;true&quot;);&quot;true&quot;;&quot;false&quot;)" office:value-type="string" office:string-value="false" calcext:value-type="string">
            <text:p>false</text:p>
          </table:table-cell>
          <table:table-cell table:formula="of:=IF(AND([.Y117]=&quot;true&quot;;[.AB117]=&quot;true&quot;;[.AE117]=&quot;true&quot;;[.AH117]=&quot;true&quot;);&quot;true&quot;;&quot;false&quot;)" office:value-type="string" office:string-value="false" calcext:value-type="string">
            <text:p>false</text:p>
          </table:table-cell>
        </table:table-row>
        <table:table-row table:style-name="ro1">
          <table:table-cell office:value-type="string" calcext:value-type="string">
            <text:p>f4914bb5-333d-4c25-9dc5-83c0eb0e79b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65.092872" calcext:value-type="float">
            <text:p>165.092872</text:p>
          </table:table-cell>
          <table:table-cell office:value-type="string" calcext:value-type="string">
            <text:p>cur_app,idea_description,stakeholders,stakes,users</text:p>
          </table:table-cell>
          <table:table-cell office:value-type="string" calcext:value-type="string">
            <text:p>false</text:p>
          </table:table-cell>
          <table:table-cell office:value-type="float" office:value="7.683926" calcext:value-type="float">
            <text:p>7.683926</text:p>
          </table:table-cell>
          <table:table-cell office:value-type="string" calcext:value-type="string">
            <text:p>applications,counter,finance,idea_initiator,stakeholders</text:p>
          </table:table-cell>
          <table:table-cell office:value-type="string" calcext:value-type="string">
            <text:p>false</text:p>
          </table:table-cell>
          <table:table-cell office:value-type="float" office:value="4.87771" calcext:value-type="float">
            <text:p>4.87771</text:p>
          </table:table-cell>
          <table:table-cell office:value-type="string" calcext:value-type="string">
            <text:p>competitive_landscape,idea_description,stakeholders</text:p>
          </table:table-cell>
          <table:table-cell office:value-type="string" calcext:value-type="string">
            <text:p>false</text:p>
          </table:table-cell>
          <table:table-cell office:value-type="float" office:value="8.492139" calcext:value-type="float">
            <text:p>8.492139</text:p>
          </table:table-cell>
          <table:table-cell office:value-type="string" calcext:value-type="string">
            <text:p>a12,a13,a4,a7</text:p>
          </table:table-cell>
          <table:table-cell office:value-type="string" calcext:value-type="string">
            <text:p>false</text:p>
          </table:table-cell>
          <table:table-cell office:value-type="float" office:value="8.953404" calcext:value-type="float">
            <text:p>8.9534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54649" calcext:value-type="float">
            <text:p>41.05464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08031" calcext:value-type="float">
            <text:p>19.080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7.038393" calcext:value-type="float">
            <text:p>7.038393</text:p>
          </table:table-cell>
          <table:table-cell office:value-type="string" calcext:value-type="string">
            <text:p>current_tray,order_item</text:p>
          </table:table-cell>
          <table:table-cell office:value-type="string" calcext:value-type="string">
            <text:p>false</text:p>
          </table:table-cell>
          <table:table-cell office:value-type="float" office:value="37.110543" calcext:value-type="float">
            <text:p>37.110543</text:p>
          </table:table-cell>
          <table:table-cell office:value-type="string" calcext:value-type="string">
            <text:p>a12,a13,a8</text:p>
          </table:table-cell>
          <table:table-cell office:value-type="string" calcext:value-type="string">
            <text:p>true</text:p>
          </table:table-cell>
          <table:table-cell office:value-type="float" office:value="12.495779" calcext:value-type="float">
            <text:p>12.49577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039483" calcext:value-type="float">
            <text:p>13.039483</text:p>
          </table:table-cell>
          <table:table-cell office:value-type="float" office:value="-2" calcext:value-type="float">
            <text:p>-2</text:p>
          </table:table-cell>
          <table:table-cell office:value-type="float" office:value="2" calcext:value-type="float">
            <text:p>2</text:p>
          </table:table-cell>
          <table:table-cell office:value-type="string" calcext:value-type="string">
            <text:p>way too many arrows</text:p>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cell table:formula="of:=IF(AND([.G118]=&quot;true&quot;;[.J118]=&quot;true&quot;;[.M118]=&quot;true&quot;;[.P118]=&quot;true&quot;);&quot;true&quot;;&quot;false&quot;)" office:value-type="string" office:string-value="false" calcext:value-type="string">
            <text:p>false</text:p>
          </table:table-cell>
          <table:table-cell table:formula="of:=IF(AND([.Y118]=&quot;true&quot;;[.AB118]=&quot;true&quot;;[.AE118]=&quot;true&quot;;[.AH118]=&quot;true&quot;);&quot;true&quot;;&quot;false&quot;)" office:value-type="string" office:string-value="false" calcext:value-type="string">
            <text:p>false</text:p>
          </table:table-cell>
        </table:table-row>
        <table:table-row table:style-name="ro1">
          <table:table-cell office:value-type="string" calcext:value-type="string">
            <text:p>f62fb1f2-299b-4a2b-81cc-1159797e4cb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143491" calcext:value-type="float">
            <text:p>56.14349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319696" calcext:value-type="float">
            <text:p>27.3196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73588" calcext:value-type="float">
            <text:p>18.573588</text:p>
          </table:table-cell>
          <table:table-cell office:value-type="string" calcext:value-type="string">
            <text:p>counter,stakeholders,stakes,users</text:p>
          </table:table-cell>
          <table:table-cell office:value-type="string" calcext:value-type="string">
            <text:p>true</text:p>
          </table:table-cell>
          <table:table-cell office:value-type="float" office:value="124.853785" calcext:value-type="float">
            <text:p>124.853785</text:p>
          </table:table-cell>
          <table:table-cell office:value-type="string" calcext:value-type="string">
            <text:p>a10,a12,a14,a16,a18,a2,a3,a4,a6,a7,a8</text:p>
          </table:table-cell>
          <table:table-cell office:value-type="string" calcext:value-type="string">
            <text:p>true</text:p>
          </table:table-cell>
          <table:table-cell office:value-type="float" office:value="24.113802" calcext:value-type="float">
            <text:p>24.1138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994363" calcext:value-type="float">
            <text:p>39.99436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364604" calcext:value-type="float">
            <text:p>40.3646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8.160928" calcext:value-type="float">
            <text:p>28.1609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485241" calcext:value-type="float">
            <text:p>14.485241</text:p>
          </table:table-cell>
          <table:table-cell office:value-type="string" calcext:value-type="string">
            <text:p>a12,a13,a8</text:p>
          </table:table-cell>
          <table:table-cell office:value-type="string" calcext:value-type="string">
            <text:p>true</text:p>
          </table:table-cell>
          <table:table-cell office:value-type="float" office:value="10.544841" calcext:value-type="float">
            <text:p>10.54484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284169" calcext:value-type="float">
            <text:p>5.284169</text:p>
          </table:table-cell>
          <table:table-cell office:value-type="float" office:value="2" calcext:value-type="float">
            <text:p>2</text:p>
          </table:table-cell>
          <table:table-cell office:value-type="float" office:value="1" calcext:value-type="float">
            <text:p>1</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cell table:formula="of:=IF(AND([.G119]=&quot;true&quot;;[.J119]=&quot;true&quot;;[.M119]=&quot;true&quot;;[.P119]=&quot;true&quot;);&quot;true&quot;;&quot;false&quot;)" office:value-type="string" office:string-value="true" calcext:value-type="string">
            <text:p>true</text:p>
          </table:table-cell>
          <table:table-cell table:formula="of:=IF(AND([.Y119]=&quot;true&quot;;[.AB119]=&quot;true&quot;;[.AE119]=&quot;true&quot;;[.AH119]=&quot;true&quot;);&quot;true&quot;;&quot;false&quot;)" office:value-type="string" office:string-value="false" calcext:value-type="string">
            <text:p>false</text:p>
          </table:table-cell>
        </table:table-row>
        <table:table-row table:style-name="ro1">
          <table:table-cell office:value-type="string" calcext:value-type="string">
            <text:p>f6a020a7-e277-47a4-9e7e-e0fbbe86d7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75.906617" calcext:value-type="float">
            <text:p>175.90661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0.17548" calcext:value-type="float">
            <text:p>50.1754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158667" calcext:value-type="float">
            <text:p>29.158667</text:p>
          </table:table-cell>
          <table:table-cell office:value-type="string" calcext:value-type="string">
            <text:p>counter,stakeholders,stakes,users</text:p>
          </table:table-cell>
          <table:table-cell office:value-type="string" calcext:value-type="string">
            <text:p>true</text:p>
          </table:table-cell>
          <table:table-cell office:value-type="float" office:value="90.194757" calcext:value-type="float">
            <text:p>90.194757</text:p>
          </table:table-cell>
          <table:table-cell office:value-type="string" calcext:value-type="string">
            <text:p>a10,a12,a16,a18,a2,a3,a4,a6,a7,a8</text:p>
          </table:table-cell>
          <table:table-cell office:value-type="string" calcext:value-type="string">
            <text:p>false</text:p>
          </table:table-cell>
          <table:table-cell office:value-type="float" office:value="19.750805" calcext:value-type="float">
            <text:p>19.75080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5.353355" calcext:value-type="float">
            <text:p>95.35335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2.188241" calcext:value-type="float">
            <text:p>62.18824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7.415366" calcext:value-type="float">
            <text:p>17.415366</text:p>
          </table:table-cell>
          <table:table-cell office:value-type="string" calcext:value-type="string">
            <text:p>current_tray,order_item</text:p>
          </table:table-cell>
          <table:table-cell office:value-type="string" calcext:value-type="string">
            <text:p>false</text:p>
          </table:table-cell>
          <table:table-cell office:value-type="float" office:value="18.239912" calcext:value-type="float">
            <text:p>18.239912</text:p>
          </table:table-cell>
          <table:table-cell office:value-type="string" calcext:value-type="string">
            <text:p>a13,a8</text:p>
          </table:table-cell>
          <table:table-cell office:value-type="string" calcext:value-type="string">
            <text:p>false</text:p>
          </table:table-cell>
          <table:table-cell office:value-type="float" office:value="11.645561" calcext:value-type="float">
            <text:p>11.64556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60357" calcext:value-type="float">
            <text:p>7.660357</text:p>
          </table:table-cell>
          <table:table-cell table:number-columns-repeated="2" office:value-type="float" office:value="2" calcext:value-type="float">
            <text:p>2</text:p>
          </table:table-cell>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cell table:formula="of:=IF(AND([.G120]=&quot;true&quot;;[.J120]=&quot;true&quot;;[.M120]=&quot;true&quot;;[.P120]=&quot;true&quot;);&quot;true&quot;;&quot;false&quot;)" office:value-type="string" office:string-value="false" calcext:value-type="string">
            <text:p>false</text:p>
          </table:table-cell>
          <table:table-cell table:formula="of:=IF(AND([.Y120]=&quot;true&quot;;[.AB120]=&quot;true&quot;;[.AE120]=&quot;true&quot;;[.AH120]=&quot;true&quot;);&quot;true&quot;;&quot;false&quot;)" office:value-type="string" office:string-value="false" calcext:value-type="string">
            <text:p>false</text:p>
          </table:table-cell>
        </table:table-row>
        <table:table-row table:style-name="ro1">
          <table:table-cell office:value-type="string" calcext:value-type="string">
            <text:p>f6c996ac-404a-4b8a-859d-fffdfff8259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7.689415" calcext:value-type="float">
            <text:p>77.68941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173456" calcext:value-type="float">
            <text:p>47.1734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927756" calcext:value-type="float">
            <text:p>17.927756</text:p>
          </table:table-cell>
          <table:table-cell office:value-type="string" calcext:value-type="string">
            <text:p>count,current_tray,initial</text:p>
          </table:table-cell>
          <table:table-cell office:value-type="string" calcext:value-type="string">
            <text:p>false</text:p>
          </table:table-cell>
          <table:table-cell office:value-type="float" office:value="25.368567" calcext:value-type="float">
            <text:p>25.368567</text:p>
          </table:table-cell>
          <table:table-cell office:value-type="string" calcext:value-type="string">
            <text:p>a12,a13,a8</text:p>
          </table:table-cell>
          <table:table-cell office:value-type="string" calcext:value-type="string">
            <text:p>true</text:p>
          </table:table-cell>
          <table:table-cell office:value-type="float" office:value="24.783462" calcext:value-type="float">
            <text:p>24.78346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948114" calcext:value-type="float">
            <text:p>43.9481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626863" calcext:value-type="float">
            <text:p>27.6268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758322" calcext:value-type="float">
            <text:p>15.758322</text:p>
          </table:table-cell>
          <table:table-cell office:value-type="string" calcext:value-type="string">
            <text:p>counter,stakeholders,stakes,users</text:p>
          </table:table-cell>
          <table:table-cell office:value-type="string" calcext:value-type="string">
            <text:p>true</text:p>
          </table:table-cell>
          <table:table-cell office:value-type="float" office:value="34.928508" calcext:value-type="float">
            <text:p>34.928508</text:p>
          </table:table-cell>
          <table:table-cell office:value-type="string" calcext:value-type="string">
            <text:p>a10,a12,a14,a16,a18,a2,a3,a4,a6,a7,a8</text:p>
          </table:table-cell>
          <table:table-cell office:value-type="string" calcext:value-type="string">
            <text:p>true</text:p>
          </table:table-cell>
          <table:table-cell office:value-type="float" office:value="7.901217" calcext:value-type="float">
            <text:p>7.90121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72909" calcext:value-type="float">
            <text:p>12.472909</text:p>
          </table:table-cell>
          <table:table-cell table:number-columns-repeated="2" office:value-type="float" office:value="1" calcext:value-type="float">
            <text:p>1</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cell table:formula="of:=IF(AND([.G121]=&quot;true&quot;;[.J121]=&quot;true&quot;;[.M121]=&quot;true&quot;;[.P121]=&quot;true&quot;);&quot;true&quot;;&quot;false&quot;)" office:value-type="string" office:string-value="false" calcext:value-type="string">
            <text:p>false</text:p>
          </table:table-cell>
          <table:table-cell table:formula="of:=IF(AND([.Y121]=&quot;true&quot;;[.AB121]=&quot;true&quot;;[.AE121]=&quot;true&quot;;[.AH121]=&quot;true&quot;);&quot;true&quot;;&quot;false&quot;)" office:value-type="string" office:string-value="true" calcext:value-type="string">
            <text:p>true</text:p>
          </table:table-cell>
        </table:table-row>
        <table:table-row table:style-name="ro1">
          <table:table-cell office:value-type="string" calcext:value-type="string">
            <text:p>f8a36b0a-c989-4890-9beb-dc3f3c69bf4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4.435706" calcext:value-type="float">
            <text:p>64.435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8567" calcext:value-type="float">
            <text:p>46.60856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5.171919" calcext:value-type="float">
            <text:p>35.17191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974643" calcext:value-type="float">
            <text:p>24.974643</text:p>
          </table:table-cell>
          <table:table-cell office:value-type="string" calcext:value-type="string">
            <text:p>a12,a13,a8</text:p>
          </table:table-cell>
          <table:table-cell office:value-type="string" calcext:value-type="string">
            <text:p>true</text:p>
          </table:table-cell>
          <table:table-cell office:value-type="float" office:value="20.267047" calcext:value-type="float">
            <text:p>20.2670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510054" calcext:value-type="float">
            <text:p>50.510054</text:p>
          </table:table-cell>
          <table:table-cell office:value-type="string" calcext:value-type="string">
            <text:p>businessgoals,competitive_landscape,finance,impact,mission,pmgoals,portfolio_review,roles,stakeholders,stakes</text:p>
          </table:table-cell>
          <table:table-cell office:value-type="string" calcext:value-type="string">
            <text:p>false</text:p>
          </table:table-cell>
          <table:table-cell office:value-type="float" office:value="37.677121" calcext:value-type="float">
            <text:p>37.677121</text:p>
          </table:table-cell>
          <table:table-cell office:value-type="string" calcext:value-type="string">
            <text:p>mission,pmgoals,stakes</text:p>
          </table:table-cell>
          <table:table-cell office:value-type="string" calcext:value-type="string">
            <text:p>false</text:p>
          </table:table-cell>
          <table:table-cell office:value-type="float" office:value="23.797663" calcext:value-type="float">
            <text:p>23.797663</text:p>
          </table:table-cell>
          <table:table-cell office:value-type="string" calcext:value-type="string">
            <text:p>businessgoals,finance,impact</text:p>
          </table:table-cell>
          <table:table-cell office:value-type="string" calcext:value-type="string">
            <text:p>false</text:p>
          </table:table-cell>
          <table:table-cell office:value-type="float" office:value="22.445445" calcext:value-type="float">
            <text:p>22.445445</text:p>
          </table:table-cell>
          <table:table-cell office:value-type="string" calcext:value-type="string">
            <text:p>a12,a14,a16,a2,a23,a6,a8</text:p>
          </table:table-cell>
          <table:table-cell office:value-type="string" calcext:value-type="string">
            <text:p>false</text:p>
          </table:table-cell>
          <table:table-cell office:value-type="float" office:value="7.753027" calcext:value-type="float">
            <text:p>7.75302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49579" calcext:value-type="float">
            <text:p>36.449579</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cell table:formula="of:=IF(AND([.G122]=&quot;true&quot;;[.J122]=&quot;true&quot;;[.M122]=&quot;true&quot;;[.P122]=&quot;true&quot;);&quot;true&quot;;&quot;false&quot;)" office:value-type="string" office:string-value="true" calcext:value-type="string">
            <text:p>true</text:p>
          </table:table-cell>
          <table:table-cell table:formula="of:=IF(AND([.Y122]=&quot;true&quot;;[.AB122]=&quot;true&quot;;[.AE122]=&quot;true&quot;;[.AH122]=&quot;true&quot;);&quot;true&quot;;&quot;false&quot;)" office:value-type="string" office:string-value="false" calcext:value-type="string">
            <text:p>false</text:p>
          </table:table-cell>
        </table:table-row>
        <table:table-row table:style-name="ro1">
          <table:table-cell office:value-type="string" calcext:value-type="string">
            <text:p>faa6c891-4374-4566-bcb4-86ce08f14a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824544" calcext:value-type="float">
            <text:p>101.824544</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853233" calcext:value-type="float">
            <text:p>59.853233</text:p>
          </table:table-cell>
          <table:table-cell office:value-type="string" calcext:value-type="string">
            <text:p>counter,idea_description,users</text:p>
          </table:table-cell>
          <table:table-cell office:value-type="string" calcext:value-type="string">
            <text:p>false</text:p>
          </table:table-cell>
          <table:table-cell office:value-type="float" office:value="36.518131" calcext:value-type="float">
            <text:p>36.518131</text:p>
          </table:table-cell>
          <table:table-cell office:value-type="string" calcext:value-type="string">
            <text:p>stakeholders,stakes,users</text:p>
          </table:table-cell>
          <table:table-cell office:value-type="string" calcext:value-type="string">
            <text:p>false</text:p>
          </table:table-cell>
          <table:table-cell office:value-type="float" office:value="103.681545" calcext:value-type="float">
            <text:p>103.681545</text:p>
          </table:table-cell>
          <table:table-cell office:value-type="string" calcext:value-type="string">
            <text:p>a10,a12,a14,a16,a18,a2,a3,a4,a6,a7,a8</text:p>
          </table:table-cell>
          <table:table-cell office:value-type="string" calcext:value-type="string">
            <text:p>true</text:p>
          </table:table-cell>
          <table:table-cell office:value-type="float" office:value="8.107282" calcext:value-type="float">
            <text:p>8.10728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9.962838" calcext:value-type="float">
            <text:p>69.96283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93935" calcext:value-type="float">
            <text:p>34.79393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3.32566" calcext:value-type="float">
            <text:p>43.325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31.810316" calcext:value-type="float">
            <text:p>31.810316</text:p>
          </table:table-cell>
          <table:table-cell office:value-type="string" calcext:value-type="string">
            <text:p>a12,a13,a8</text:p>
          </table:table-cell>
          <table:table-cell office:value-type="string" calcext:value-type="string">
            <text:p>true</text:p>
          </table:table-cell>
          <table:table-cell office:value-type="float" office:value="8.470449" calcext:value-type="float">
            <text:p>8.4704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33322" calcext:value-type="float">
            <text:p>90.333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oo many lines in BPMN, hard to identify what is actually linked, easily getting lost in lines. Suggestion: highlighting lines that are connected to the objec/task that is hovered over</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cell table:formula="of:=IF(AND([.G123]=&quot;true&quot;;[.J123]=&quot;true&quot;;[.M123]=&quot;true&quot;;[.P123]=&quot;true&quot;);&quot;true&quot;;&quot;false&quot;)" office:value-type="string" office:string-value="false" calcext:value-type="string">
            <text:p>false</text:p>
          </table:table-cell>
          <table:table-cell table:formula="of:=IF(AND([.Y123]=&quot;true&quot;;[.AB123]=&quot;true&quot;;[.AE123]=&quot;true&quot;;[.AH123]=&quot;true&quot;);&quot;true&quot;;&quot;false&quot;)" office:value-type="string" office:string-value="false" calcext:value-type="string">
            <text:p>false</text:p>
          </table:table-cell>
        </table:table-row>
        <table:table-row table:style-name="ro1">
          <table:table-cell office:value-type="string" calcext:value-type="string">
            <text:p>faa7b759-1393-4ed8-9103-5724e5fea56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018911" calcext:value-type="float">
            <text:p>61.01891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725922" calcext:value-type="float">
            <text:p>27.72592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432071" calcext:value-type="float">
            <text:p>20.4320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1.952531" calcext:value-type="float">
            <text:p>11.952531</text:p>
          </table:table-cell>
          <table:table-cell office:value-type="string" calcext:value-type="string">
            <text:p>a12,a13,a8</text:p>
          </table:table-cell>
          <table:table-cell office:value-type="string" calcext:value-type="string">
            <text:p>true</text:p>
          </table:table-cell>
          <table:table-cell office:value-type="float" office:value="12.167123" calcext:value-type="float">
            <text:p>12.1671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21439" calcext:value-type="float">
            <text:p>52.6214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130013" calcext:value-type="float">
            <text:p>23.13001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667362" calcext:value-type="float">
            <text:p>21.667362</text:p>
          </table:table-cell>
          <table:table-cell office:value-type="string" calcext:value-type="string">
            <text:p>counter,stakeholders,stakes,users</text:p>
          </table:table-cell>
          <table:table-cell office:value-type="string" calcext:value-type="string">
            <text:p>true</text:p>
          </table:table-cell>
          <table:table-cell office:value-type="float" office:value="43.706698" calcext:value-type="float">
            <text:p>43.706698</text:p>
          </table:table-cell>
          <table:table-cell office:value-type="string" calcext:value-type="string">
            <text:p>a10,a12,a16,a18,a2,a3,a4,a6,a7,a8</text:p>
          </table:table-cell>
          <table:table-cell office:value-type="string" calcext:value-type="string">
            <text:p>false</text:p>
          </table:table-cell>
          <table:table-cell office:value-type="float" office:value="9.082968" calcext:value-type="float">
            <text:p>9.082968</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0.900628" calcext:value-type="float">
            <text:p>30.9006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o follow all the lines in the traditional BPNM was hard </text:p>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cell table:formula="of:=IF(AND([.G124]=&quot;true&quot;;[.J124]=&quot;true&quot;;[.M124]=&quot;true&quot;;[.P124]=&quot;true&quot;);&quot;true&quot;;&quot;false&quot;)" office:value-type="string" office:string-value="true" calcext:value-type="string">
            <text:p>true</text:p>
          </table:table-cell>
          <table:table-cell table:formula="of:=IF(AND([.Y124]=&quot;true&quot;;[.AB124]=&quot;true&quot;;[.AE124]=&quot;true&quot;;[.AH124]=&quot;true&quot;);&quot;true&quot;;&quot;false&quot;)" office:value-type="string" office:string-value="false" calcext:value-type="string">
            <text:p>false</text:p>
          </table:table-cell>
        </table:table-row>
        <table:table-row table:style-name="ro1">
          <table:table-cell office:value-type="string" calcext:value-type="string">
            <text:p>fce4b6ba-3b11-4b70-b208-90be57047ec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0.438852" calcext:value-type="float">
            <text:p>60.4388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420619" calcext:value-type="float">
            <text:p>48.42061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8106" calcext:value-type="float">
            <text:p>39.4810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229347" calcext:value-type="float">
            <text:p>20.229347</text:p>
          </table:table-cell>
          <table:table-cell office:value-type="string" calcext:value-type="string">
            <text:p>a12,a13,a8</text:p>
          </table:table-cell>
          <table:table-cell office:value-type="string" calcext:value-type="string">
            <text:p>true</text:p>
          </table:table-cell>
          <table:table-cell office:value-type="float" office:value="33.408249" calcext:value-type="float">
            <text:p>33.4082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5.275542" calcext:value-type="float">
            <text:p>55.2755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1.079262" calcext:value-type="float">
            <text:p>11.079262</text:p>
          </table:table-cell>
          <table:table-cell office:value-type="string" calcext:value-type="string">
            <text:p>cur_app,idea_description</text:p>
          </table:table-cell>
          <table:table-cell office:value-type="string" calcext:value-type="string">
            <text:p>false</text:p>
          </table:table-cell>
          <table:table-cell office:value-type="float" office:value="22.524821" calcext:value-type="float">
            <text:p>22.524821</text:p>
          </table:table-cell>
          <table:table-cell office:value-type="string" calcext:value-type="string">
            <text:p>counter,stakeholders,stakes,users</text:p>
          </table:table-cell>
          <table:table-cell office:value-type="string" calcext:value-type="string">
            <text:p>true</text:p>
          </table:table-cell>
          <table:table-cell office:value-type="float" office:value="48.148066" calcext:value-type="float">
            <text:p>48.148066</text:p>
          </table:table-cell>
          <table:table-cell office:value-type="string" calcext:value-type="string">
            <text:p>a10,a12,a16,a18,a2,a3,a4,a6,a7,a8</text:p>
          </table:table-cell>
          <table:table-cell office:value-type="string" calcext:value-type="string">
            <text:p>false</text:p>
          </table:table-cell>
          <table:table-cell office:value-type="float" office:value="50.249551" calcext:value-type="float">
            <text:p>50.24955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912332" calcext:value-type="float">
            <text:p>4.912332</text:p>
          </table:table-cell>
          <table:table-cell table:number-columns-repeated="2" office:value-type="float" office:value="0" calcext:value-type="float">
            <text:p>0</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cell table:formula="of:=IF(AND([.G125]=&quot;true&quot;;[.J125]=&quot;true&quot;;[.M125]=&quot;true&quot;;[.P125]=&quot;true&quot;);&quot;true&quot;;&quot;false&quot;)" office:value-type="string" office:string-value="true" calcext:value-type="string">
            <text:p>true</text:p>
          </table:table-cell>
          <table:table-cell table:formula="of:=IF(AND([.Y125]=&quot;true&quot;;[.AB125]=&quot;true&quot;;[.AE125]=&quot;true&quot;;[.AH125]=&quot;true&quot;);&quot;true&quot;;&quot;false&quot;)" office:value-type="string" office:string-value="false" calcext:value-type="string">
            <text:p>false</text:p>
          </table:table-cell>
        </table:table-row>
        <table:table-row table:style-name="ro1">
          <table:table-cell office:value-type="string" calcext:value-type="string">
            <text:p>ff64fced-240c-4673-b8bb-a0d0b61507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710377" calcext:value-type="float">
            <text:p>67.7103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746434" calcext:value-type="float">
            <text:p>36.74643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272869" calcext:value-type="float">
            <text:p>40.2728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287134" calcext:value-type="float">
            <text:p>23.287134</text:p>
          </table:table-cell>
          <table:table-cell office:value-type="string" calcext:value-type="string">
            <text:p>a12,a13,a8</text:p>
          </table:table-cell>
          <table:table-cell office:value-type="string" calcext:value-type="string">
            <text:p>true</text:p>
          </table:table-cell>
          <table:table-cell office:value-type="float" office:value="21.465877" calcext:value-type="float">
            <text:p>21.4658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875867" calcext:value-type="float">
            <text:p>40.8758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55096" calcext:value-type="float">
            <text:p>21.855096</text:p>
          </table:table-cell>
          <table:table-cell office:value-type="string" calcext:value-type="string">
            <text:p>cur_app,idea_description</text:p>
          </table:table-cell>
          <table:table-cell office:value-type="string" calcext:value-type="string">
            <text:p>false</text:p>
          </table:table-cell>
          <table:table-cell office:value-type="float" office:value="16.53083" calcext:value-type="float">
            <text:p>16.53083</text:p>
          </table:table-cell>
          <table:table-cell office:value-type="string" calcext:value-type="string">
            <text:p>counter,stakeholders,stakes,users</text:p>
          </table:table-cell>
          <table:table-cell office:value-type="string" calcext:value-type="string">
            <text:p>true</text:p>
          </table:table-cell>
          <table:table-cell office:value-type="float" office:value="48.259734" calcext:value-type="float">
            <text:p>48.259734</text:p>
          </table:table-cell>
          <table:table-cell office:value-type="string" calcext:value-type="string">
            <text:p>a10,a12,a13,a14,a16,a18,a2,a3,a4,a6,a7,a8</text:p>
          </table:table-cell>
          <table:table-cell office:value-type="string" calcext:value-type="string">
            <text:p>false</text:p>
          </table:table-cell>
          <table:table-cell office:value-type="float" office:value="40.641872" calcext:value-type="float">
            <text:p>40.64187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572768" calcext:value-type="float">
            <text:p>7.572768</text:p>
          </table:table-cell>
          <table:table-cell table:number-columns-repeated="2"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cell table:formula="of:=IF(AND([.G126]=&quot;true&quot;;[.J126]=&quot;true&quot;;[.M126]=&quot;true&quot;;[.P126]=&quot;true&quot;);&quot;true&quot;;&quot;false&quot;)" office:value-type="string" office:string-value="true" calcext:value-type="string">
            <text:p>true</text:p>
          </table:table-cell>
          <table:table-cell table:formula="of:=IF(AND([.Y126]=&quot;true&quot;;[.AB126]=&quot;true&quot;;[.AE126]=&quot;true&quot;;[.AH126]=&quot;true&quot;);&quot;true&quot;;&quot;false&quot;)" office:value-type="string" office:string-value="false" calcext:value-type="string">
            <text:p>false</text:p>
          </table:table-cell>
        </table:table-row>
      </table:table>
      <table:table table:name="Experience" table:style-name="ta1">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number-columns-repeated="8" table:default-cell-style-name="Default"/>
        <table:table-column table:style-name="co23" table:default-cell-style-name="Default"/>
        <table:table-column table:style-name="co20" table:default-cell-style-name="Default"/>
        <table:table-row table:style-name="ro1">
          <table:table-cell office:value-type="float" office:value="41.539297" calcext:value-type="float">
            <text:p>41.539297</text:p>
          </table:table-cell>
          <table:table-cell office:value-type="string" calcext:value-type="string">
            <text:p>learned in class or from book</text:p>
          </table:table-cell>
          <table:table-cell table:formula="of:=VLOOKUP([.B1];[.$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ef4cfbb-c311-4acd-a615-9c3d2a1b21bb</text:p>
          </table:table-cell>
          <table:table-cell table:number-columns-repeated="5"/>
          <table:table-cell office:value-type="string" calcext:value-type="string">
            <text:p>no experience</text:p>
          </table:table-cell>
          <table:table-cell office:value-type="float" office:value="0" calcext:value-type="float">
            <text:p>0</text:p>
          </table:table-cell>
        </table:table-row>
        <table:table-row table:style-name="ro1">
          <table:table-cell office:value-type="float" office:value="85.121363" calcext:value-type="float">
            <text:p>85.121363</text:p>
          </table:table-cell>
          <table:table-cell office:value-type="string" calcext:value-type="string">
            <text:p>used on one project in industry</text:p>
          </table:table-cell>
          <table:table-cell table:formula="of:=VLOOKUP([.B2];[.$Q$1:.$R$5];2;0)" office:value-type="float" office:value="3" calcext:value-type="float">
            <text:p>3</text:p>
          </table:table-cell>
          <table:table-cell office:value-type="float" office:value="1" calcext:value-type="float">
            <text:p>1</text:p>
          </table:table-cell>
          <table:table-cell office:value-type="string" calcext:value-type="string">
            <text:p>used on a class project</text:p>
          </table:table-cell>
          <table:table-cell table:formula="of:=VLOOKUP([.E2];[.$Q$1:.$R$5];2;0)" office:value-type="float" office:value="2" calcext:value-type="float">
            <text:p>2</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73da7af1-f520-47e8-974d-04faa9db37fb</text:p>
          </table:table-cell>
          <table:table-cell table:number-columns-repeated="5"/>
          <table:table-cell office:value-type="string" calcext:value-type="string">
            <text:p>learned in class or from book</text:p>
          </table:table-cell>
          <table:table-cell office:value-type="float" office:value="1" calcext:value-type="float">
            <text:p>1</text:p>
          </table:table-cell>
        </table:table-row>
        <table:table-row table:style-name="ro1">
          <table:table-cell office:value-type="float" office:value="32.675513" calcext:value-type="float">
            <text:p>32.675513</text:p>
          </table:table-cell>
          <table:table-cell office:value-type="string" calcext:value-type="string">
            <text:p>no experience</text:p>
          </table:table-cell>
          <table:table-cell table:formula="of:=VLOOKUP([.B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c503f56-4ead-4e38-a80c-f20d60e9f3ac</text:p>
          </table:table-cell>
          <table:table-cell table:number-columns-repeated="5"/>
          <table:table-cell office:value-type="string" calcext:value-type="string">
            <text:p>used on a class project</text:p>
          </table:table-cell>
          <table:table-cell office:value-type="float" office:value="2" calcext:value-type="float">
            <text:p>2</text:p>
          </table:table-cell>
        </table:table-row>
        <table:table-row table:style-name="ro1">
          <table:table-cell office:value-type="float" office:value="43.739887" calcext:value-type="float">
            <text:p>43.739887</text:p>
          </table:table-cell>
          <table:table-cell office:value-type="string" calcext:value-type="string">
            <text:p>used on multiple projects in industry</text:p>
          </table:table-cell>
          <table:table-cell table:formula="of:=VLOOKUP([.B4];[.$Q$1:.$R$5];2;0)" office:value-type="float" office:value="4" calcext:value-type="float">
            <text:p>4</text:p>
          </table:table-cell>
          <table:table-cell office:value-type="float" office:value="5" calcext:value-type="float">
            <text:p>5</text:p>
          </table:table-cell>
          <table:table-cell office:value-type="string" calcext:value-type="string">
            <text:p>learned in class or from book</text:p>
          </table:table-cell>
          <table:table-cell table:formula="of:=VLOOKUP([.E4];[.$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8047899e-4a7d-4225-9ea0-955d0c22337b</text:p>
          </table:table-cell>
          <table:table-cell table:number-columns-repeated="5"/>
          <table:table-cell office:value-type="string" calcext:value-type="string">
            <text:p>used on one project in industry</text:p>
          </table:table-cell>
          <table:table-cell office:value-type="float" office:value="3" calcext:value-type="float">
            <text:p>3</text:p>
          </table:table-cell>
        </table:table-row>
        <table:table-row table:style-name="ro1">
          <table:table-cell office:value-type="float" office:value="37.376147" calcext:value-type="float">
            <text:p>37.376147</text:p>
          </table:table-cell>
          <table:table-cell office:value-type="string" calcext:value-type="string">
            <text:p>learned in class or from book</text:p>
          </table:table-cell>
          <table:table-cell table:formula="of:=VLOOKUP([.B5];[.$Q$1:.$R$5];2;0)" office:value-type="float" office:value="1" calcext:value-type="float">
            <text:p>1</text:p>
          </table:table-cell>
          <table:table-cell office:value-type="float" office:value="2" calcext:value-type="float">
            <text:p>2</text:p>
          </table:table-cell>
          <table:table-cell office:value-type="string" calcext:value-type="string">
            <text:p>no experience</text:p>
          </table:table-cell>
          <table:table-cell table:formula="of:=VLOOKUP([.E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03bb0e4-6863-4d6d-a066-14c33396c7e8</text:p>
          </table:table-cell>
          <table:table-cell table:number-columns-repeated="5"/>
          <table:table-cell office:value-type="string" calcext:value-type="string">
            <text:p>used on multiple projects in industry</text:p>
          </table:table-cell>
          <table:table-cell office:value-type="float" office:value="4" calcext:value-type="float">
            <text:p>4</text:p>
          </table:table-cell>
        </table:table-row>
        <table:table-row table:style-name="ro1">
          <table:table-cell office:value-type="float" office:value="73.358599" calcext:value-type="float">
            <text:p>73.358599</text:p>
          </table:table-cell>
          <table:table-cell office:value-type="string" calcext:value-type="string">
            <text:p>learned in class or from book</text:p>
          </table:table-cell>
          <table:table-cell table:formula="of:=VLOOKUP([.B6];[.$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6];[.$Q$1:.$R$5];2;0)" office:value-type="float" office:value="1" calcext:value-type="float">
            <text:p>1</text:p>
          </table:table-cell>
          <table:table-cell office:value-type="float" office:value="1" calcext:value-type="float">
            <text:p>1</text:p>
          </table:table-cell>
          <table:table-cell office:value-type="string" calcext:value-type="string">
            <text:p>ER, BPMN, UML</text:p>
          </table:table-cell>
          <table:table-cell table:number-columns-repeated="3" office:value-type="string" calcext:value-type="string">
            <text:p>ce115e7a-516a-4e4b-b0fc-e0b30e19cead</text:p>
          </table:table-cell>
          <table:table-cell table:number-columns-repeated="7"/>
        </table:table-row>
        <table:table-row table:style-name="ro1">
          <table:table-cell office:value-type="float" office:value="18.943406" calcext:value-type="float">
            <text:p>18.943406</text:p>
          </table:table-cell>
          <table:table-cell office:value-type="string" calcext:value-type="string">
            <text:p>no experience</text:p>
          </table:table-cell>
          <table:table-cell table:formula="of:=VLOOKUP([.B7];[.$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7];[.$Q$1:.$R$5];2;0)" office:value-type="float" office:value="0" calcext:value-type="float">
            <text:p>0</text:p>
          </table:table-cell>
          <table:table-cell office:value-type="float" office:value="0.5" calcext:value-type="float">
            <text:p>0.5</text:p>
          </table:table-cell>
          <table:table-cell office:value-type="string" calcext:value-type="string">
            <text:p>ER</text:p>
          </table:table-cell>
          <table:table-cell table:number-columns-repeated="3" office:value-type="string" calcext:value-type="string">
            <text:p>a9e4e097-56eb-48f5-b2bc-77467a5d5c35</text:p>
          </table:table-cell>
          <table:table-cell table:number-columns-repeated="7"/>
        </table:table-row>
        <table:table-row table:style-name="ro1">
          <table:table-cell office:value-type="float" office:value="49.775003" calcext:value-type="float">
            <text:p>49.775003</text:p>
          </table:table-cell>
          <table:table-cell office:value-type="string" calcext:value-type="string">
            <text:p>used on one project in industry</text:p>
          </table:table-cell>
          <table:table-cell table:formula="of:=VLOOKUP([.B8];[.$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8];[.$Q$1:.$R$5];2;0)" office:value-type="float" office:value="2" calcext:value-type="float">
            <text:p>2</text:p>
          </table:table-cell>
          <table:table-cell office:value-type="float" office:value="3" calcext:value-type="float">
            <text:p>3</text:p>
          </table:table-cell>
          <table:table-cell office:value-type="string" calcext:value-type="string">
            <text:p>UML, ER</text:p>
          </table:table-cell>
          <table:table-cell table:number-columns-repeated="3" office:value-type="string" calcext:value-type="string">
            <text:p>bdafc762-8cdb-4720-9928-876d0e3e0009</text:p>
          </table:table-cell>
          <table:table-cell table:number-columns-repeated="7"/>
        </table:table-row>
        <table:table-row table:style-name="ro1">
          <table:table-cell office:value-type="float" office:value="60.387293" calcext:value-type="float">
            <text:p>60.387293</text:p>
          </table:table-cell>
          <table:table-cell office:value-type="string" calcext:value-type="string">
            <text:p>used on a class project</text:p>
          </table:table-cell>
          <table:table-cell table:formula="of:=VLOOKUP([.B9];[.$Q$1:.$R$5];2;0)" office:value-type="float" office:value="2" calcext:value-type="float">
            <text:p>2</text:p>
          </table:table-cell>
          <table:table-cell office:value-type="float" office:value="3" calcext:value-type="float">
            <text:p>3</text:p>
          </table:table-cell>
          <table:table-cell office:value-type="string" calcext:value-type="string">
            <text:p>no experience</text:p>
          </table:table-cell>
          <table:table-cell table:formula="of:=VLOOKUP([.E9];[.$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b8308bb8-a4e8-4d3c-9b9a-fd087fb6f5fa</text:p>
          </table:table-cell>
          <table:table-cell table:number-columns-repeated="7"/>
        </table:table-row>
        <table:table-row table:style-name="ro1">
          <table:table-cell office:value-type="float" office:value="48.297877" calcext:value-type="float">
            <text:p>48.297877</text:p>
          </table:table-cell>
          <table:table-cell office:value-type="string" calcext:value-type="string">
            <text:p>no experience</text:p>
          </table:table-cell>
          <table:table-cell table:formula="of:=VLOOKUP([.B10];[.$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0];[.$Q$1:.$R$5];2;0)" office:value-type="float" office:value="1" calcext:value-type="float">
            <text:p>1</text:p>
          </table:table-cell>
          <table:table-cell office:value-type="float" office:value="0" calcext:value-type="float">
            <text:p>0</text:p>
          </table:table-cell>
          <table:table-cell office:value-type="string" calcext:value-type="string">
            <text:p>ER, EPK</text:p>
          </table:table-cell>
          <table:table-cell table:number-columns-repeated="3" office:value-type="string" calcext:value-type="string">
            <text:p>f45652fd-5b44-4bdf-82b3-395d8b92b7f3</text:p>
          </table:table-cell>
          <table:table-cell table:number-columns-repeated="7"/>
        </table:table-row>
        <table:table-row table:style-name="ro1">
          <table:table-cell office:value-type="float" office:value="81.292029" calcext:value-type="float">
            <text:p>81.292029</text:p>
          </table:table-cell>
          <table:table-cell office:value-type="string" calcext:value-type="string">
            <text:p>no experience</text:p>
          </table:table-cell>
          <table:table-cell table:formula="of:=VLOOKUP([.B11];[.$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11];[.$Q$1:.$R$5];2;0)" office:value-type="float" office:value="1" calcext:value-type="float">
            <text:p>1</text:p>
          </table:table-cell>
          <table:table-cell office:value-type="float" office:value="1" calcext:value-type="float">
            <text:p>1</text:p>
          </table:table-cell>
          <table:table-cell office:value-type="string" calcext:value-type="string">
            <text:p>ER, UML, class diagrams</text:p>
          </table:table-cell>
          <table:table-cell table:number-columns-repeated="3" office:value-type="string" calcext:value-type="string">
            <text:p>9bd9415e-d726-4532-94ca-6726ad0f1054</text:p>
          </table:table-cell>
          <table:table-cell table:number-columns-repeated="7"/>
        </table:table-row>
        <table:table-row table:style-name="ro1">
          <table:table-cell office:value-type="float" office:value="61.689477" calcext:value-type="float">
            <text:p>61.689477</text:p>
          </table:table-cell>
          <table:table-cell office:value-type="string" calcext:value-type="string">
            <text:p>used on one project in industry</text:p>
          </table:table-cell>
          <table:table-cell table:formula="of:=VLOOKUP([.B12];[.$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2];[.$Q$1:.$R$5];2;0)" office:value-type="float" office:value="3" calcext:value-type="float">
            <text:p>3</text:p>
          </table:table-cell>
          <table:table-cell office:value-type="float" office:value="1" calcext:value-type="float">
            <text:p>1</text:p>
          </table:table-cell>
          <table:table-cell office:value-type="string" calcext:value-type="string">
            <text:p>UM, ER</text:p>
          </table:table-cell>
          <table:table-cell table:number-columns-repeated="3" office:value-type="string" calcext:value-type="string">
            <text:p>4e624349-7010-4b12-883c-52ca95cfdfff</text:p>
          </table:table-cell>
          <table:table-cell table:number-columns-repeated="7"/>
        </table:table-row>
        <table:table-row table:style-name="ro1">
          <table:table-cell office:value-type="float" office:value="67.462911" calcext:value-type="float">
            <text:p>67.462911</text:p>
          </table:table-cell>
          <table:table-cell office:value-type="string" calcext:value-type="string">
            <text:p>used on a class project</text:p>
          </table:table-cell>
          <table:table-cell table:formula="of:=VLOOKUP([.B13];[.$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Q$1:.$R$5];2;0)" office:value-type="float" office:value="2" calcext:value-type="float">
            <text:p>2</text:p>
          </table:table-cell>
          <table:table-cell office:value-type="float" office:value="0" calcext:value-type="float">
            <text:p>0</text:p>
          </table:table-cell>
          <table:table-cell office:value-type="string" calcext:value-type="string">
            <text:p>UML, BPML</text:p>
          </table:table-cell>
          <table:table-cell table:number-columns-repeated="3" office:value-type="string" calcext:value-type="string">
            <text:p>865d4f79-922f-4633-87bd-688979fc2177</text:p>
          </table:table-cell>
          <table:table-cell table:number-columns-repeated="7"/>
        </table:table-row>
        <table:table-row table:style-name="ro1">
          <table:table-cell office:value-type="float" office:value="131.68142" calcext:value-type="float">
            <text:p>131.68142</text:p>
          </table:table-cell>
          <table:table-cell office:value-type="string" calcext:value-type="string">
            <text:p>learned in class or from book</text:p>
          </table:table-cell>
          <table:table-cell table:formula="of:=VLOOKUP([.B14];[.$Q$1:.$R$5];2;0)" office:value-type="float" office:value="1" calcext:value-type="float">
            <text:p>1</text:p>
          </table:table-cell>
          <table:table-cell office:value-type="float" office:value="0" calcext:value-type="float">
            <text:p>0</text:p>
          </table:table-cell>
          <table:table-cell office:value-type="string" calcext:value-type="string">
            <text:p>used on a class project</text:p>
          </table:table-cell>
          <table:table-cell table:formula="of:=VLOOKUP([.E14];[.$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6103e09-3c7f-4479-8587-edeb66d1fd95</text:p>
          </table:table-cell>
          <table:table-cell table:number-columns-repeated="7"/>
        </table:table-row>
        <table:table-row table:style-name="ro1">
          <table:table-cell office:value-type="float" office:value="74.545133" calcext:value-type="float">
            <text:p>74.545133</text:p>
          </table:table-cell>
          <table:table-cell office:value-type="string" calcext:value-type="string">
            <text:p>learned in class or from book</text:p>
          </table:table-cell>
          <table:table-cell table:formula="of:=VLOOKUP([.B1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5];[.$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ff1a0c2d-6cc4-4dec-8f94-dc2ddd649d94</text:p>
          </table:table-cell>
          <table:table-cell table:number-columns-repeated="7"/>
        </table:table-row>
        <table:table-row table:style-name="ro1">
          <table:table-cell office:value-type="float" office:value="56.473591" calcext:value-type="float">
            <text:p>56.473591</text:p>
          </table:table-cell>
          <table:table-cell office:value-type="string" calcext:value-type="string">
            <text:p>used on a class project</text:p>
          </table:table-cell>
          <table:table-cell table:formula="of:=VLOOKUP([.B16];[.$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16];[.$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51b5f138-3e0f-49bd-b557-27095397cd3f</text:p>
          </table:table-cell>
          <table:table-cell table:number-columns-repeated="7"/>
        </table:table-row>
        <table:table-row table:style-name="ro1">
          <table:table-cell office:value-type="float" office:value="21.902222" calcext:value-type="float">
            <text:p>21.902222</text:p>
          </table:table-cell>
          <table:table-cell office:value-type="string" calcext:value-type="string">
            <text:p>used on one project in industry</text:p>
          </table:table-cell>
          <table:table-cell table:formula="of:=VLOOKUP([.B17];[.$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17];[.$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651f5946-2f0f-4470-856e-63d261a0d7ea</text:p>
          </table:table-cell>
          <table:table-cell table:number-columns-repeated="7"/>
        </table:table-row>
        <table:table-row table:style-name="ro1">
          <table:table-cell office:value-type="float" office:value="46.067679" calcext:value-type="float">
            <text:p>46.067679</text:p>
          </table:table-cell>
          <table:table-cell office:value-type="string" calcext:value-type="string">
            <text:p>used on one project in industry</text:p>
          </table:table-cell>
          <table:table-cell table:formula="of:=VLOOKUP([.B18];[.$Q$1:.$R$5];2;0)" office:value-type="float" office:value="3" calcext:value-type="float">
            <text:p>3</text:p>
          </table:table-cell>
          <table:table-cell office:value-type="float" office:value="0.5" calcext:value-type="float">
            <text:p>0.5</text:p>
          </table:table-cell>
          <table:table-cell office:value-type="string" calcext:value-type="string">
            <text:p>no experience</text:p>
          </table:table-cell>
          <table:table-cell table:formula="of:=VLOOKUP([.E1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784e692-0f91-4658-80bd-b1a2468cd05e</text:p>
          </table:table-cell>
          <table:table-cell table:number-columns-repeated="7"/>
        </table:table-row>
        <table:table-row table:style-name="ro1">
          <table:table-cell office:value-type="float" office:value="44.555897" calcext:value-type="float">
            <text:p>44.555897</text:p>
          </table:table-cell>
          <table:table-cell office:value-type="string" calcext:value-type="string">
            <text:p>learned in class or from book</text:p>
          </table:table-cell>
          <table:table-cell table:formula="of:=VLOOKUP([.B19];[.$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9];[.$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d44d2ea-1840-4036-a882-304e5f5edfd1</text:p>
          </table:table-cell>
          <table:table-cell table:number-columns-repeated="7"/>
        </table:table-row>
        <table:table-row table:style-name="ro1">
          <table:table-cell office:value-type="float" office:value="43.860037" calcext:value-type="float">
            <text:p>43.860037</text:p>
          </table:table-cell>
          <table:table-cell office:value-type="string" calcext:value-type="string">
            <text:p>learned in class or from book</text:p>
          </table:table-cell>
          <table:table-cell table:formula="of:=VLOOKUP([.B2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2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942451ac-790d-41b1-89dd-9db2c568cb56</text:p>
          </table:table-cell>
          <table:table-cell table:number-columns-repeated="7"/>
        </table:table-row>
        <table:table-row table:style-name="ro1">
          <table:table-cell office:value-type="float" office:value="76.144476" calcext:value-type="float">
            <text:p>76.144476</text:p>
          </table:table-cell>
          <table:table-cell office:value-type="string" calcext:value-type="string">
            <text:p>learned in class or from book</text:p>
          </table:table-cell>
          <table:table-cell table:formula="of:=VLOOKUP([.B2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21];[.$Q$1:.$R$5];2;0)" office:value-type="float" office:value="1" calcext:value-type="float">
            <text:p>1</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0f0b0d0d-232b-4957-8db8-43cdb8f4c197</text:p>
          </table:table-cell>
          <table:table-cell table:number-columns-repeated="7"/>
        </table:table-row>
        <table:table-row table:style-name="ro1">
          <table:table-cell office:value-type="float" office:value="40.659926" calcext:value-type="float">
            <text:p>40.659926</text:p>
          </table:table-cell>
          <table:table-cell office:value-type="string" calcext:value-type="string">
            <text:p>learned in class or from book</text:p>
          </table:table-cell>
          <table:table-cell table:formula="of:=VLOOKUP([.B22];[.$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22];[.$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d75ed823-9d80-49e0-b106-bbe828eab112</text:p>
          </table:table-cell>
          <table:table-cell table:number-columns-repeated="7"/>
        </table:table-row>
        <table:table-row table:style-name="ro1">
          <table:table-cell office:value-type="float" office:value="45.795165" calcext:value-type="float">
            <text:p>45.795165</text:p>
          </table:table-cell>
          <table:table-cell office:value-type="string" calcext:value-type="string">
            <text:p>used on a class project</text:p>
          </table:table-cell>
          <table:table-cell table:formula="of:=VLOOKUP([.B2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23];[.$Q$1:.$R$5];2;0)" office:value-type="float" office:value="1" calcext:value-type="float">
            <text:p>1</text:p>
          </table:table-cell>
          <table:table-cell office:value-type="float" office:value="2" calcext:value-type="float">
            <text:p>2</text:p>
          </table:table-cell>
          <table:table-cell office:value-type="string" calcext:value-type="string">
            <text:p>BPMN, UML, ER, </text:p>
          </table:table-cell>
          <table:table-cell table:number-columns-repeated="3" office:value-type="string" calcext:value-type="string">
            <text:p>5851befa-3f09-4681-907a-34f4ae0580de</text:p>
          </table:table-cell>
          <table:table-cell table:number-columns-repeated="7"/>
        </table:table-row>
        <table:table-row table:style-name="ro1">
          <table:table-cell office:value-type="float" office:value="43.721863" calcext:value-type="float">
            <text:p>43.721863</text:p>
          </table:table-cell>
          <table:table-cell office:value-type="string" calcext:value-type="string">
            <text:p>no experience</text:p>
          </table:table-cell>
          <table:table-cell table:formula="of:=VLOOKUP([.B2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2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753934c-e5f0-4aeb-a3f8-0ba0f84b5656</text:p>
          </table:table-cell>
          <table:table-cell table:number-columns-repeated="7"/>
        </table:table-row>
        <table:table-row table:style-name="ro1">
          <table:table-cell office:value-type="float" office:value="182.779493" calcext:value-type="float">
            <text:p>182.779493</text:p>
          </table:table-cell>
          <table:table-cell office:value-type="string" calcext:value-type="string">
            <text:p>used on a class project</text:p>
          </table:table-cell>
          <table:table-cell table:formula="of:=VLOOKUP([.B25];[.$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25];[.$Q$1:.$R$5];2;0)" office:value-type="float" office:value="2" calcext:value-type="float">
            <text:p>2</text:p>
          </table:table-cell>
          <table:table-cell office:value-type="float" office:value="1" calcext:value-type="float">
            <text:p>1</text:p>
          </table:table-cell>
          <table:table-cell office:value-type="string" calcext:value-type="string">
            <text:p>UML, ER, BPMN, Petrinetze, Organigramme, Funktionshierachie-BÃ¤ume</text:p>
          </table:table-cell>
          <table:table-cell table:number-columns-repeated="3" office:value-type="string" calcext:value-type="string">
            <text:p>30e44ca2-097d-4b68-b090-6b57b525c3ae</text:p>
          </table:table-cell>
          <table:table-cell table:number-columns-repeated="7"/>
        </table:table-row>
        <table:table-row table:style-name="ro1">
          <table:table-cell office:value-type="float" office:value="78.637195" calcext:value-type="float">
            <text:p>78.637195</text:p>
          </table:table-cell>
          <table:table-cell office:value-type="string" calcext:value-type="string">
            <text:p>learned in class or from book</text:p>
          </table:table-cell>
          <table:table-cell table:formula="of:=VLOOKUP([.B26];[.$Q$1:.$R$5];2;0)" office:value-type="float" office:value="1" calcext:value-type="float">
            <text:p>1</text:p>
          </table:table-cell>
          <table:table-cell office:value-type="float" office:value="5" calcext:value-type="float">
            <text:p>5</text:p>
          </table:table-cell>
          <table:table-cell office:value-type="string" calcext:value-type="string">
            <text:p>learned in class or from book</text:p>
          </table:table-cell>
          <table:table-cell table:formula="of:=VLOOKUP([.E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a399e79a-dce4-4bec-b61a-a7c1a5fca590</text:p>
          </table:table-cell>
          <table:table-cell table:number-columns-repeated="7"/>
        </table:table-row>
        <table:table-row table:style-name="ro1">
          <table:table-cell office:value-type="float" office:value="87.343525" calcext:value-type="float">
            <text:p>87.343525</text:p>
          </table:table-cell>
          <table:table-cell office:value-type="string" calcext:value-type="string">
            <text:p>used on one project in industry</text:p>
          </table:table-cell>
          <table:table-cell table:formula="of:=VLOOKUP([.B27];[.$Q$1:.$R$5];2;0)" office:value-type="float" office:value="3" calcext:value-type="float">
            <text:p>3</text:p>
          </table:table-cell>
          <table:table-cell office:value-type="float" office:value="1.5" calcext:value-type="float">
            <text:p>1.5</text:p>
          </table:table-cell>
          <table:table-cell office:value-type="string" calcext:value-type="string">
            <text:p>used on a class project</text:p>
          </table:table-cell>
          <table:table-cell table:formula="of:=VLOOKUP([.E2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9aa12dd8-e97d-41b2-8830-d5feaea4b466</text:p>
          </table:table-cell>
          <table:table-cell table:number-columns-repeated="7"/>
        </table:table-row>
        <table:table-row table:style-name="ro1">
          <table:table-cell office:value-type="float" office:value="50.183934" calcext:value-type="float">
            <text:p>50.183934</text:p>
          </table:table-cell>
          <table:table-cell office:value-type="string" calcext:value-type="string">
            <text:p>learned in class or from book</text:p>
          </table:table-cell>
          <table:table-cell table:formula="of:=VLOOKUP([.B28];[.$Q$1:.$R$5];2;0)" office:value-type="float" office:value="1" calcext:value-type="float">
            <text:p>1</text:p>
          </table:table-cell>
          <table:table-cell office:value-type="float" office:value="0" calcext:value-type="float">
            <text:p>0</text:p>
          </table:table-cell>
          <table:table-cell office:value-type="string" calcext:value-type="string">
            <text:p>used on one project in industry</text:p>
          </table:table-cell>
          <table:table-cell table:formula="of:=VLOOKUP([.E28];[.$Q$1:.$R$5];2;0)" office:value-type="float" office:value="3" calcext:value-type="float">
            <text:p>3</text:p>
          </table:table-cell>
          <table:table-cell office:value-type="float" office:value="1" calcext:value-type="float">
            <text:p>1</text:p>
          </table:table-cell>
          <table:table-cell office:value-type="string" calcext:value-type="string">
            <text:p>automation modeling adjacent to graphical modeling languages (make.com, n8n)</text:p>
          </table:table-cell>
          <table:table-cell table:number-columns-repeated="3" office:value-type="string" calcext:value-type="string">
            <text:p>bec79a42-b535-457e-9bbf-5525e5d0b81a</text:p>
          </table:table-cell>
          <table:table-cell table:number-columns-repeated="7"/>
        </table:table-row>
        <table:table-row table:style-name="ro1">
          <table:table-cell office:value-type="float" office:value="76.929482" calcext:value-type="float">
            <text:p>76.929482</text:p>
          </table:table-cell>
          <table:table-cell office:value-type="string" calcext:value-type="string">
            <text:p>used on one project in industry</text:p>
          </table:table-cell>
          <table:table-cell table:formula="of:=VLOOKUP([.B29];[.$Q$1:.$R$5];2;0)" office:value-type="float" office:value="3" calcext:value-type="float">
            <text:p>3</text:p>
          </table:table-cell>
          <table:table-cell office:value-type="float" office:value="1" calcext:value-type="float">
            <text:p>1</text:p>
          </table:table-cell>
          <table:table-cell office:value-type="string" calcext:value-type="string">
            <text:p>no experience</text:p>
          </table:table-cell>
          <table:table-cell table:formula="of:=VLOOKUP([.E29];[.$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8de6a114-bd88-4a65-b759-6af6886f088f</text:p>
          </table:table-cell>
          <table:table-cell table:number-columns-repeated="7"/>
        </table:table-row>
        <table:table-row table:style-name="ro1">
          <table:table-cell office:value-type="float" office:value="55.974587" calcext:value-type="float">
            <text:p>55.974587</text:p>
          </table:table-cell>
          <table:table-cell office:value-type="string" calcext:value-type="string">
            <text:p>used on multiple projects in industry</text:p>
          </table:table-cell>
          <table:table-cell table:formula="of:=VLOOKUP([.B30];[.$Q$1:.$R$5];2;0)" office:value-type="float" office:value="4" calcext:value-type="float">
            <text:p>4</text:p>
          </table:table-cell>
          <table:table-cell office:value-type="float" office:value="4" calcext:value-type="float">
            <text:p>4</text:p>
          </table:table-cell>
          <table:table-cell office:value-type="string" calcext:value-type="string">
            <text:p>no experience</text:p>
          </table:table-cell>
          <table:table-cell table:formula="of:=VLOOKUP([.E30];[.$Q$1:.$R$5];2;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a42258aa-4570-4aec-b998-ff5a7d247efc</text:p>
          </table:table-cell>
          <table:table-cell table:number-columns-repeated="7"/>
        </table:table-row>
        <table:table-row table:style-name="ro1">
          <table:table-cell office:value-type="float" office:value="23.981361" calcext:value-type="float">
            <text:p>23.981361</text:p>
          </table:table-cell>
          <table:table-cell office:value-type="string" calcext:value-type="string">
            <text:p>used on a class project</text:p>
          </table:table-cell>
          <table:table-cell table:formula="of:=VLOOKUP([.B31];[.$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3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12ed4e88-2347-4683-a8f3-1b192ff38aa9</text:p>
          </table:table-cell>
          <table:table-cell table:number-columns-repeated="7"/>
        </table:table-row>
        <table:table-row table:style-name="ro1">
          <table:table-cell office:value-type="float" office:value="76.423514" calcext:value-type="float">
            <text:p>76.423514</text:p>
          </table:table-cell>
          <table:table-cell office:value-type="string" calcext:value-type="string">
            <text:p>used on a class project</text:p>
          </table:table-cell>
          <table:table-cell table:formula="of:=VLOOKUP([.B32];[.$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32];[.$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a72f635-36c5-45f4-ab46-cb6b73911b55</text:p>
          </table:table-cell>
          <table:table-cell table:number-columns-repeated="7"/>
        </table:table-row>
        <table:table-row table:style-name="ro1">
          <table:table-cell office:value-type="float" office:value="22.593778" calcext:value-type="float">
            <text:p>22.593778</text:p>
          </table:table-cell>
          <table:table-cell office:value-type="string" calcext:value-type="string">
            <text:p>used on a class project</text:p>
          </table:table-cell>
          <table:table-cell table:formula="of:=VLOOKUP([.B33];[.$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33];[.$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9b4f52a-c001-4480-b1b9-b45bfa2ee731</text:p>
          </table:table-cell>
          <table:table-cell table:number-columns-repeated="7"/>
        </table:table-row>
        <table:table-row table:style-name="ro1">
          <table:table-cell office:value-type="float" office:value="28.812669" calcext:value-type="float">
            <text:p>28.812669</text:p>
          </table:table-cell>
          <table:table-cell office:value-type="string" calcext:value-type="string">
            <text:p>used on multiple projects in industry</text:p>
          </table:table-cell>
          <table:table-cell table:formula="of:=VLOOKUP([.B34];[.$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34];[.$Q$1:.$R$5];2;0)" office:value-type="float" office:value="4" calcext:value-type="float">
            <text:p>4</text:p>
          </table:table-cell>
          <table:table-cell office:value-type="float" office:value="25" calcext:value-type="float">
            <text:p>25</text:p>
          </table:table-cell>
          <table:table-cell office:value-type="string" calcext:value-type="string">
            <text:p>Most</text:p>
          </table:table-cell>
          <table:table-cell table:number-columns-repeated="3" office:value-type="string" calcext:value-type="string">
            <text:p>1765c273-7922-4e11-bd34-8935ee015fd5</text:p>
          </table:table-cell>
          <table:table-cell table:number-columns-repeated="7"/>
        </table:table-row>
        <table:table-row table:style-name="ro1">
          <table:table-cell office:value-type="float" office:value="62.485329" calcext:value-type="float">
            <text:p>62.485329</text:p>
          </table:table-cell>
          <table:table-cell office:value-type="string" calcext:value-type="string">
            <text:p>used on a class project</text:p>
          </table:table-cell>
          <table:table-cell table:formula="of:=VLOOKUP([.B35];[.$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35];[.$Q$1:.$R$5];2;0)" office:value-type="float" office:value="2" calcext:value-type="float">
            <text:p>2</text:p>
          </table:table-cell>
          <table:table-cell office:value-type="float" office:value="5" calcext:value-type="float">
            <text:p>5</text:p>
          </table:table-cell>
          <table:table-cell office:value-type="string" calcext:value-type="string">
            <text:p>UML</text:p>
          </table:table-cell>
          <table:table-cell table:number-columns-repeated="3" office:value-type="string" calcext:value-type="string">
            <text:p>77b92ad3-7a90-4937-b580-0dc1695e1419</text:p>
          </table:table-cell>
          <table:table-cell table:number-columns-repeated="7"/>
        </table:table-row>
        <table:table-row table:style-name="ro1">
          <table:table-cell office:value-type="float" office:value="44.895121" calcext:value-type="float">
            <text:p>44.895121</text:p>
          </table:table-cell>
          <table:table-cell office:value-type="string" calcext:value-type="string">
            <text:p>no experience</text:p>
          </table:table-cell>
          <table:table-cell table:formula="of:=VLOOKUP([.B36];[.$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36];[.$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5914a3a-1837-409d-881c-c0b605341c5f</text:p>
          </table:table-cell>
          <table:table-cell table:number-columns-repeated="7"/>
        </table:table-row>
        <table:table-row table:style-name="ro1">
          <table:table-cell office:value-type="float" office:value="40.346167" calcext:value-type="float">
            <text:p>40.346167</text:p>
          </table:table-cell>
          <table:table-cell office:value-type="string" calcext:value-type="string">
            <text:p>used on a class project</text:p>
          </table:table-cell>
          <table:table-cell table:formula="of:=VLOOKUP([.B3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37];[.$Q$1:.$R$5];2;0)" office:value-type="float" office:value="2" calcext:value-type="float">
            <text:p>2</text:p>
          </table:table-cell>
          <table:table-cell office:value-type="float" office:value="1" calcext:value-type="float">
            <text:p>1</text:p>
          </table:table-cell>
          <table:table-cell office:value-type="string" calcext:value-type="string">
            <text:p>UML bekniet Epk petri nets</text:p>
          </table:table-cell>
          <table:table-cell table:number-columns-repeated="3" office:value-type="string" calcext:value-type="string">
            <text:p>f1e1c1cc-cf59-461e-ae83-0cca00942401</text:p>
          </table:table-cell>
          <table:table-cell table:number-columns-repeated="7"/>
        </table:table-row>
        <table:table-row table:style-name="ro1">
          <table:table-cell office:value-type="float" office:value="142.754129" calcext:value-type="float">
            <text:p>142.754129</text:p>
          </table:table-cell>
          <table:table-cell office:value-type="string" calcext:value-type="string">
            <text:p>used on multiple projects in industry</text:p>
          </table:table-cell>
          <table:table-cell table:formula="of:=VLOOKUP([.B38];[.$Q$1:.$R$5];2;0)" office:value-type="float" office:value="4" calcext:value-type="float">
            <text:p>4</text:p>
          </table:table-cell>
          <table:table-cell office:value-type="float" office:value="3" calcext:value-type="float">
            <text:p>3</text:p>
          </table:table-cell>
          <table:table-cell office:value-type="string" calcext:value-type="string">
            <text:p>used on multiple projects in industry</text:p>
          </table:table-cell>
          <table:table-cell table:formula="of:=VLOOKUP([.E38];[.$Q$1:.$R$5];2;0)" office:value-type="float" office:value="4" calcext:value-type="float">
            <text:p>4</text:p>
          </table:table-cell>
          <table:table-cell office:value-type="float" office:value="1" calcext:value-type="float">
            <text:p>1</text:p>
          </table:table-cell>
          <table:table-cell office:value-type="string" calcext:value-type="string">
            <text:p>ERM, User flows, Algorithms</text:p>
          </table:table-cell>
          <table:table-cell table:number-columns-repeated="3" office:value-type="string" calcext:value-type="string">
            <text:p>bece29d3-9f41-4c53-9609-3e1e9c73cecf</text:p>
          </table:table-cell>
          <table:table-cell table:number-columns-repeated="7"/>
        </table:table-row>
        <table:table-row table:style-name="ro1">
          <table:table-cell office:value-type="float" office:value="59.148684" calcext:value-type="float">
            <text:p>59.148684</text:p>
          </table:table-cell>
          <table:table-cell office:value-type="string" calcext:value-type="string">
            <text:p>no experience</text:p>
          </table:table-cell>
          <table:table-cell table:formula="of:=VLOOKUP([.B39];[.$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9];[.$Q$1:.$R$5];2;0)" office:value-type="float" office:value="0" calcext:value-type="float">
            <text:p>0</text:p>
          </table:table-cell>
          <table:table-cell office:value-type="float" office:value="0" calcext:value-type="float">
            <text:p>0</text:p>
          </table:table-cell>
          <table:table-cell office:value-type="string" calcext:value-type="string">
            <text:p>No</text:p>
          </table:table-cell>
          <table:table-cell table:number-columns-repeated="3" office:value-type="string" calcext:value-type="string">
            <text:p>042ea4d3-a008-41ac-97dd-19a7f5dddedd</text:p>
          </table:table-cell>
          <table:table-cell table:number-columns-repeated="7"/>
        </table:table-row>
        <table:table-row table:style-name="ro1">
          <table:table-cell office:value-type="float" office:value="26.934902" calcext:value-type="float">
            <text:p>26.934902</text:p>
          </table:table-cell>
          <table:table-cell office:value-type="string" calcext:value-type="string">
            <text:p>learned in class or from book</text:p>
          </table:table-cell>
          <table:table-cell table:formula="of:=VLOOKUP([.B40];[.$Q$1:.$R$5];2;0)" office:value-type="float" office:value="1" calcext:value-type="float">
            <text:p>1</text:p>
          </table:table-cell>
          <table:table-cell office:value-type="float" office:value="3" calcext:value-type="float">
            <text:p>3</text:p>
          </table:table-cell>
          <table:table-cell office:value-type="string" calcext:value-type="string">
            <text:p>no experience</text:p>
          </table:table-cell>
          <table:table-cell table:formula="of:=VLOOKUP([.E40];[.$Q$1:.$R$5];2;0)" office:value-type="float" office:value="0" calcext:value-type="float">
            <text:p>0</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f9090d4-430e-4ad3-9cd7-aa6491e75784</text:p>
          </table:table-cell>
          <table:table-cell table:number-columns-repeated="7"/>
        </table:table-row>
        <table:table-row table:style-name="ro1">
          <table:table-cell office:value-type="float" office:value="38.161319" calcext:value-type="float">
            <text:p>38.161319</text:p>
          </table:table-cell>
          <table:table-cell office:value-type="string" calcext:value-type="string">
            <text:p>used on a class project</text:p>
          </table:table-cell>
          <table:table-cell table:formula="of:=VLOOKUP([.B41];[.$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41];[.$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a5e3630d-60af-47be-b644-395d846a9746</text:p>
          </table:table-cell>
          <table:table-cell table:number-columns-repeated="7"/>
        </table:table-row>
        <table:table-row table:style-name="ro1">
          <table:table-cell office:value-type="float" office:value="36.821946" calcext:value-type="float">
            <text:p>36.821946</text:p>
          </table:table-cell>
          <table:table-cell office:value-type="string" calcext:value-type="string">
            <text:p>no experience</text:p>
          </table:table-cell>
          <table:table-cell table:formula="of:=VLOOKUP([.B4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42];[.$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bc3adf14-3002-4a48-b456-b24701b7a497</text:p>
          </table:table-cell>
          <table:table-cell table:number-columns-repeated="7"/>
        </table:table-row>
        <table:table-row table:style-name="ro1">
          <table:table-cell office:value-type="float" office:value="58.126359" calcext:value-type="float">
            <text:p>58.126359</text:p>
          </table:table-cell>
          <table:table-cell office:value-type="string" calcext:value-type="string">
            <text:p>used on a class project</text:p>
          </table:table-cell>
          <table:table-cell table:formula="of:=VLOOKUP([.B4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43];[.$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77df84b8-3178-455c-a8a6-1b040c7d06a2</text:p>
          </table:table-cell>
          <table:table-cell table:number-columns-repeated="7"/>
        </table:table-row>
        <table:table-row table:style-name="ro1">
          <table:table-cell office:value-type="float" office:value="92.394002" calcext:value-type="float">
            <text:p>92.394002</text:p>
          </table:table-cell>
          <table:table-cell office:value-type="string" calcext:value-type="string">
            <text:p>used on one project in industry</text:p>
          </table:table-cell>
          <table:table-cell table:formula="of:=VLOOKUP([.B44];[.$Q$1:.$R$5];2;0)" office:value-type="float" office:value="3" calcext:value-type="float">
            <text:p>3</text:p>
          </table:table-cell>
          <table:table-cell office:value-type="float" office:value="2" calcext:value-type="float">
            <text:p>2</text:p>
          </table:table-cell>
          <table:table-cell office:value-type="string" calcext:value-type="string">
            <text:p>used on a class project</text:p>
          </table:table-cell>
          <table:table-cell table:formula="of:=VLOOKUP([.E44];[.$Q$1:.$R$5];2;0)" office:value-type="float" office:value="2" calcext:value-type="float">
            <text:p>2</text:p>
          </table:table-cell>
          <table:table-cell office:value-type="float" office:value="2" calcext:value-type="float">
            <text:p>2</text:p>
          </table:table-cell>
          <table:table-cell office:value-type="string" calcext:value-type="string">
            <text:p>UML, ER, BPMN</text:p>
          </table:table-cell>
          <table:table-cell table:number-columns-repeated="3" office:value-type="string" calcext:value-type="string">
            <text:p>e25557bb-c0ea-45c4-8820-5dff13037b12</text:p>
          </table:table-cell>
          <table:table-cell table:number-columns-repeated="7"/>
        </table:table-row>
        <table:table-row table:style-name="ro1">
          <table:table-cell office:value-type="float" office:value="88.064655" calcext:value-type="float">
            <text:p>88.064655</text:p>
          </table:table-cell>
          <table:table-cell office:value-type="string" calcext:value-type="string">
            <text:p>learned in class or from book</text:p>
          </table:table-cell>
          <table:table-cell table:formula="of:=VLOOKUP([.B4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45];[.$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678c5505-d912-4ea2-b317-129e641329d4</text:p>
          </table:table-cell>
          <table:table-cell table:number-columns-repeated="7"/>
        </table:table-row>
        <table:table-row table:style-name="ro1">
          <table:table-cell office:value-type="float" office:value="81.304997" calcext:value-type="float">
            <text:p>81.304997</text:p>
          </table:table-cell>
          <table:table-cell office:value-type="string" calcext:value-type="string">
            <text:p>no experience</text:p>
          </table:table-cell>
          <table:table-cell table:formula="of:=VLOOKUP([.B4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4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32ed680e-7751-4fe6-b93b-d03ea58809ef</text:p>
          </table:table-cell>
          <table:table-cell table:number-columns-repeated="7"/>
        </table:table-row>
        <table:table-row table:style-name="ro1">
          <table:table-cell office:value-type="float" office:value="79.090908" calcext:value-type="float">
            <text:p>79.090908</text:p>
          </table:table-cell>
          <table:table-cell office:value-type="string" calcext:value-type="string">
            <text:p>used on a class project</text:p>
          </table:table-cell>
          <table:table-cell table:formula="of:=VLOOKUP([.B47];[.$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4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cd942ac-a421-4fd0-9ef5-29f230bbb996</text:p>
          </table:table-cell>
          <table:table-cell table:number-columns-repeated="7"/>
        </table:table-row>
        <table:table-row table:style-name="ro1">
          <table:table-cell office:value-type="float" office:value="93.631917" calcext:value-type="float">
            <text:p>93.631917</text:p>
          </table:table-cell>
          <table:table-cell office:value-type="string" calcext:value-type="string">
            <text:p>used on a class project</text:p>
          </table:table-cell>
          <table:table-cell table:formula="of:=VLOOKUP([.B48];[.$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48];[.$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e92cf3af-9465-45db-8b2e-1b66e2a1a27a</text:p>
          </table:table-cell>
          <table:table-cell table:number-columns-repeated="7"/>
        </table:table-row>
        <table:table-row table:style-name="ro1">
          <table:table-cell office:value-type="float" office:value="111.199214" calcext:value-type="float">
            <text:p>111.199214</text:p>
          </table:table-cell>
          <table:table-cell office:value-type="string" calcext:value-type="string">
            <text:p>used on one project in industry</text:p>
          </table:table-cell>
          <table:table-cell table:formula="of:=VLOOKUP([.B49];[.$Q$1:.$R$5];2;0)" office:value-type="float" office:value="3" calcext:value-type="float">
            <text:p>3</text:p>
          </table:table-cell>
          <table:table-cell office:value-type="float" office:value="4" calcext:value-type="float">
            <text:p>4</text:p>
          </table:table-cell>
          <table:table-cell office:value-type="string" calcext:value-type="string">
            <text:p>used on one project in industry</text:p>
          </table:table-cell>
          <table:table-cell table:formula="of:=VLOOKUP([.E49];[.$Q$1:.$R$5];2;0)" office:value-type="float" office:value="3" calcext:value-type="float">
            <text:p>3</text:p>
          </table:table-cell>
          <table:table-cell office:value-type="float" office:value="0" calcext:value-type="float">
            <text:p>0</text:p>
          </table:table-cell>
          <table:table-cell office:value-type="string" calcext:value-type="string">
            <text:p>UML, BPMN 2.0, ER</text:p>
          </table:table-cell>
          <table:table-cell table:number-columns-repeated="3" office:value-type="string" calcext:value-type="string">
            <text:p>549e797c-e540-45e6-a934-1616a89ac263</text:p>
          </table:table-cell>
          <table:table-cell table:number-columns-repeated="7"/>
        </table:table-row>
        <table:table-row table:style-name="ro1">
          <table:table-cell office:value-type="float" office:value="121.382721" calcext:value-type="float">
            <text:p>121.382721</text:p>
          </table:table-cell>
          <table:table-cell office:value-type="string" calcext:value-type="string">
            <text:p>no experience</text:p>
          </table:table-cell>
          <table:table-cell table:formula="of:=VLOOKUP([.B50];[.$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50];[.$Q$1:.$R$5];2;0)" office:value-type="float" office:value="0" calcext:value-type="float">
            <text:p>0</text:p>
          </table:table-cell>
          <table:table-cell office:value-type="float" office:value="0" calcext:value-type="float">
            <text:p>0</text:p>
          </table:table-cell>
          <table:table-cell office:value-type="string" calcext:value-type="string">
            <text:p>Not</text:p>
          </table:table-cell>
          <table:table-cell table:number-columns-repeated="3" office:value-type="string" calcext:value-type="string">
            <text:p>40fc4049-2873-4051-827f-6a0413989c8c</text:p>
          </table:table-cell>
          <table:table-cell table:number-columns-repeated="7"/>
        </table:table-row>
        <table:table-row table:style-name="ro1">
          <table:table-cell office:value-type="float" office:value="92.519993" calcext:value-type="float">
            <text:p>92.519993</text:p>
          </table:table-cell>
          <table:table-cell office:value-type="string" calcext:value-type="string">
            <text:p>used on multiple projects in industry</text:p>
          </table:table-cell>
          <table:table-cell table:formula="of:=VLOOKUP([.B51];[.$Q$1:.$R$5];2;0)" office:value-type="float" office:value="4" calcext:value-type="float">
            <text:p>4</text:p>
          </table:table-cell>
          <table:table-cell office:value-type="float" office:value="6" calcext:value-type="float">
            <text:p>6</text:p>
          </table:table-cell>
          <table:table-cell office:value-type="string" calcext:value-type="string">
            <text:p>used on a class project</text:p>
          </table:table-cell>
          <table:table-cell table:formula="of:=VLOOKUP([.E51];[.$Q$1:.$R$5];2;0)" office:value-type="float" office:value="2" calcext:value-type="float">
            <text:p>2</text:p>
          </table:table-cell>
          <table:table-cell office:value-type="float" office:value="2" calcext:value-type="float">
            <text:p>2</text:p>
          </table:table-cell>
          <table:table-cell office:value-type="string" calcext:value-type="string">
            <text:p>UML, ER</text:p>
          </table:table-cell>
          <table:table-cell table:number-columns-repeated="3" office:value-type="string" calcext:value-type="string">
            <text:p>76a98693-1332-437a-af8d-5c4f746dc7b9</text:p>
          </table:table-cell>
          <table:table-cell table:number-columns-repeated="7"/>
        </table:table-row>
        <table:table-row table:style-name="ro1">
          <table:table-cell office:value-type="float" office:value="73.69832" calcext:value-type="float">
            <text:p>73.69832</text:p>
          </table:table-cell>
          <table:table-cell office:value-type="string" calcext:value-type="string">
            <text:p>used on multiple projects in industry</text:p>
          </table:table-cell>
          <table:table-cell table:formula="of:=VLOOKUP([.B52];[.$Q$1:.$R$5];2;0)" office:value-type="float" office:value="4" calcext:value-type="float">
            <text:p>4</text:p>
          </table:table-cell>
          <table:table-cell office:value-type="float" office:value="12" calcext:value-type="float">
            <text:p>12</text:p>
          </table:table-cell>
          <table:table-cell office:value-type="string" calcext:value-type="string">
            <text:p>used on multiple projects in industry</text:p>
          </table:table-cell>
          <table:table-cell table:formula="of:=VLOOKUP([.E52];[.$Q$1:.$R$5];2;0)" office:value-type="float" office:value="4" calcext:value-type="float">
            <text:p>4</text:p>
          </table:table-cell>
          <table:table-cell office:value-type="float" office:value="10" calcext:value-type="float">
            <text:p>10</text:p>
          </table:table-cell>
          <table:table-cell office:value-type="string" calcext:value-type="string">
            <text:p>UML,ER,BPMN</text:p>
          </table:table-cell>
          <table:table-cell table:number-columns-repeated="3" office:value-type="string" calcext:value-type="string">
            <text:p>195cb5db-d09b-4876-9da8-d3f19b5851c8</text:p>
          </table:table-cell>
          <table:table-cell table:number-columns-repeated="7"/>
        </table:table-row>
        <table:table-row table:style-name="ro1">
          <table:table-cell office:value-type="float" office:value="61.670982" calcext:value-type="float">
            <text:p>61.670982</text:p>
          </table:table-cell>
          <table:table-cell office:value-type="string" calcext:value-type="string">
            <text:p>used on a class project</text:p>
          </table:table-cell>
          <table:table-cell table:formula="of:=VLOOKUP([.B5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3];[.$Q$1:.$R$5];2;0)" office:value-type="float" office:value="1" calcext:value-type="float">
            <text:p>1</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c8c0a075-a348-4031-be97-87a3d0dd5506</text:p>
          </table:table-cell>
          <table:table-cell table:number-columns-repeated="7"/>
        </table:table-row>
        <table:table-row table:style-name="ro1">
          <table:table-cell office:value-type="float" office:value="107.063906" calcext:value-type="float">
            <text:p>107.063906</text:p>
          </table:table-cell>
          <table:table-cell office:value-type="string" calcext:value-type="string">
            <text:p>learned in class or from book</text:p>
          </table:table-cell>
          <table:table-cell table:formula="of:=VLOOKUP([.B54];[.$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54];[.$Q$1:.$R$5];2;0)" office:value-type="float" office:value="1" calcext:value-type="float">
            <text:p>1</text:p>
          </table:table-cell>
          <table:table-cell office:value-type="float" office:value="2" calcext:value-type="float">
            <text:p>2</text:p>
          </table:table-cell>
          <table:table-cell office:value-type="string" calcext:value-type="string">
            <text:p>BPMN, ER</text:p>
          </table:table-cell>
          <table:table-cell table:number-columns-repeated="3" office:value-type="string" calcext:value-type="string">
            <text:p>513f7b03-04c7-4caa-b44b-7c30f3369a68</text:p>
          </table:table-cell>
          <table:table-cell table:number-columns-repeated="7"/>
        </table:table-row>
        <table:table-row table:style-name="ro1">
          <table:table-cell office:value-type="float" office:value="83.303104" calcext:value-type="float">
            <text:p>83.303104</text:p>
          </table:table-cell>
          <table:table-cell office:value-type="string" calcext:value-type="string">
            <text:p>used on a class project</text:p>
          </table:table-cell>
          <table:table-cell table:formula="of:=VLOOKUP([.B55];[.$Q$1:.$R$5];2;0)" office:value-type="float" office:value="2" calcext:value-type="float">
            <text:p>2</text:p>
          </table:table-cell>
          <table:table-cell office:value-type="float" office:value="0.5" calcext:value-type="float">
            <text:p>0.5</text:p>
          </table:table-cell>
          <table:table-cell office:value-type="string" calcext:value-type="string">
            <text:p>learned in class or from book</text:p>
          </table:table-cell>
          <table:table-cell table:formula="of:=VLOOKUP([.E55];[.$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16d8b8fa-d529-4c81-986c-f92981d9b7cc</text:p>
          </table:table-cell>
          <table:table-cell table:number-columns-repeated="7"/>
        </table:table-row>
        <table:table-row table:style-name="ro1">
          <table:table-cell office:value-type="float" office:value="105.521519" calcext:value-type="float">
            <text:p>105.521519</text:p>
          </table:table-cell>
          <table:table-cell office:value-type="string" calcext:value-type="string">
            <text:p>learned in class or from book</text:p>
          </table:table-cell>
          <table:table-cell table:formula="of:=VLOOKUP([.B56];[.$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56];[.$Q$1:.$R$5];2;0)" office:value-type="float" office:value="1" calcext:value-type="float">
            <text:p>1</text:p>
          </table:table-cell>
          <table:table-cell office:value-type="float" office:value="4" calcext:value-type="float">
            <text:p>4</text:p>
          </table:table-cell>
          <table:table-cell office:value-type="string" calcext:value-type="string">
            <text:p>UML, BPMN, EPK, Petrinetze</text:p>
          </table:table-cell>
          <table:table-cell table:number-columns-repeated="3" office:value-type="string" calcext:value-type="string">
            <text:p>cabf0b72-53a0-4bb8-a817-08ff879a5537</text:p>
          </table:table-cell>
          <table:table-cell table:number-columns-repeated="7"/>
        </table:table-row>
        <table:table-row table:style-name="ro1">
          <table:table-cell office:value-type="float" office:value="20.889807" calcext:value-type="float">
            <text:p>20.889807</text:p>
          </table:table-cell>
          <table:table-cell office:value-type="string" calcext:value-type="string">
            <text:p>used on one project in industry</text:p>
          </table:table-cell>
          <table:table-cell table:formula="of:=VLOOKUP([.B57];[.$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57];[.$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5e567c54-d26b-4743-a872-9c80ec50cb2e</text:p>
          </table:table-cell>
          <table:table-cell table:number-columns-repeated="7"/>
        </table:table-row>
        <table:table-row table:style-name="ro1">
          <table:table-cell office:value-type="float" office:value="28.529734" calcext:value-type="float">
            <text:p>28.529734</text:p>
          </table:table-cell>
          <table:table-cell office:value-type="string" calcext:value-type="string">
            <text:p>learned in class or from book</text:p>
          </table:table-cell>
          <table:table-cell table:formula="of:=VLOOKUP([.B58];[.$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58];[.$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f9e174e-6084-4030-a5b3-3d955afc7730</text:p>
          </table:table-cell>
          <table:table-cell table:number-columns-repeated="7"/>
        </table:table-row>
        <table:table-row table:style-name="ro1">
          <table:table-cell office:value-type="float" office:value="89.247287" calcext:value-type="float">
            <text:p>89.247287</text:p>
          </table:table-cell>
          <table:table-cell office:value-type="string" calcext:value-type="string">
            <text:p>used on a class project</text:p>
          </table:table-cell>
          <table:table-cell table:formula="of:=VLOOKUP([.B59];[.$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9];[.$Q$1:.$R$5];2;0)" office:value-type="float" office:value="1" calcext:value-type="float">
            <text:p>1</text:p>
          </table:table-cell>
          <table:table-cell office:value-type="float" office:value="0.5" calcext:value-type="float">
            <text:p>0.5</text:p>
          </table:table-cell>
          <table:table-cell office:value-type="string" calcext:value-type="string">
            <text:p>UML, BPML</text:p>
          </table:table-cell>
          <table:table-cell table:number-columns-repeated="3" office:value-type="string" calcext:value-type="string">
            <text:p>042fa867-804f-4712-a808-33c0a83be364</text:p>
          </table:table-cell>
          <table:table-cell table:number-columns-repeated="7"/>
        </table:table-row>
        <table:table-row table:style-name="ro1">
          <table:table-cell office:value-type="float" office:value="38.537815" calcext:value-type="float">
            <text:p>38.537815</text:p>
          </table:table-cell>
          <table:table-cell office:value-type="string" calcext:value-type="string">
            <text:p>used on one project in industry</text:p>
          </table:table-cell>
          <table:table-cell table:formula="of:=VLOOKUP([.B60];[.$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60];[.$Q$1:.$R$5];2;0)" office:value-type="float" office:value="1" calcext:value-type="float">
            <text:p>1</text:p>
          </table:table-cell>
          <table:table-cell office:value-type="float" office:value="1" calcext:value-type="float">
            <text:p>1</text:p>
          </table:table-cell>
          <table:table-cell office:value-type="string" calcext:value-type="string">
            <text:p>ER, UML, EPK, BPMN</text:p>
          </table:table-cell>
          <table:table-cell table:number-columns-repeated="3" office:value-type="string" calcext:value-type="string">
            <text:p>55f263d3-e3b3-40dc-8308-06b8aae96e0d</text:p>
          </table:table-cell>
          <table:table-cell table:number-columns-repeated="7"/>
        </table:table-row>
        <table:table-row table:style-name="ro1">
          <table:table-cell office:value-type="float" office:value="53.169504" calcext:value-type="float">
            <text:p>53.169504</text:p>
          </table:table-cell>
          <table:table-cell office:value-type="string" calcext:value-type="string">
            <text:p>no experience</text:p>
          </table:table-cell>
          <table:table-cell table:formula="of:=VLOOKUP([.B61];[.$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1];[.$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6144c0a0-96c5-482a-9b5a-eb6ad03ef383</text:p>
          </table:table-cell>
          <table:table-cell table:number-columns-repeated="7"/>
        </table:table-row>
        <table:table-row table:style-name="ro1">
          <table:table-cell office:value-type="float" office:value="32.961269" calcext:value-type="float">
            <text:p>32.961269</text:p>
          </table:table-cell>
          <table:table-cell office:value-type="string" calcext:value-type="string">
            <text:p>no experience</text:p>
          </table:table-cell>
          <table:table-cell table:formula="of:=VLOOKUP([.B6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2];[.$Q$1:.$R$5];2;0)" office:value-type="float" office:value="0" calcext:value-type="float">
            <text:p>0</text:p>
          </table:table-cell>
          <table:table-cell office:value-type="float" office:value="0" calcext:value-type="float">
            <text:p>0</text:p>
          </table:table-cell>
          <table:table-cell office:value-type="string" calcext:value-type="string">
            <text:p>keine</text:p>
          </table:table-cell>
          <table:table-cell table:number-columns-repeated="3" office:value-type="string" calcext:value-type="string">
            <text:p>cb133fee-aa9c-4814-b94e-34cd62b82bb5</text:p>
          </table:table-cell>
          <table:table-cell table:number-columns-repeated="7"/>
        </table:table-row>
        <table:table-row table:style-name="ro1">
          <table:table-cell office:value-type="float" office:value="67.394263" calcext:value-type="float">
            <text:p>67.394263</text:p>
          </table:table-cell>
          <table:table-cell office:value-type="string" calcext:value-type="string">
            <text:p>learned in class or from book</text:p>
          </table:table-cell>
          <table:table-cell table:formula="of:=VLOOKUP([.B63];[.$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3];[.$Q$1:.$R$5];2;0)" office:value-type="float" office:value="1" calcext:value-type="float">
            <text:p>1</text:p>
          </table:table-cell>
          <table:table-cell office:value-type="float" office:value="1" calcext:value-type="float">
            <text:p>1</text:p>
          </table:table-cell>
          <table:table-cell office:value-type="string" calcext:value-type="string">
            <text:p>-</text:p>
          </table:table-cell>
          <table:table-cell table:number-columns-repeated="3" office:value-type="string" calcext:value-type="string">
            <text:p>3ba490ae-a764-44e3-9834-ae0472f1f4c6</text:p>
          </table:table-cell>
          <table:table-cell table:number-columns-repeated="7"/>
        </table:table-row>
        <table:table-row table:style-name="ro1">
          <table:table-cell office:value-type="float" office:value="48.981323" calcext:value-type="float">
            <text:p>48.981323</text:p>
          </table:table-cell>
          <table:table-cell office:value-type="string" calcext:value-type="string">
            <text:p>used on one project in industry</text:p>
          </table:table-cell>
          <table:table-cell table:formula="of:=VLOOKUP([.B64];[.$Q$1:.$R$5];2;0)" office:value-type="float" office:value="3" calcext:value-type="float">
            <text:p>3</text:p>
          </table:table-cell>
          <table:table-cell office:value-type="float" office:value="0" calcext:value-type="float">
            <text:p>0</text:p>
          </table:table-cell>
          <table:table-cell office:value-type="string" calcext:value-type="string">
            <text:p>used on a class project</text:p>
          </table:table-cell>
          <table:table-cell table:formula="of:=VLOOKUP([.E64];[.$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553a9ee1-e841-4393-9a4b-677bfc2b4edb</text:p>
          </table:table-cell>
          <table:table-cell table:number-columns-repeated="7"/>
        </table:table-row>
        <table:table-row table:style-name="ro1">
          <table:table-cell office:value-type="float" office:value="92.778125" calcext:value-type="float">
            <text:p>92.778125</text:p>
          </table:table-cell>
          <table:table-cell office:value-type="string" calcext:value-type="string">
            <text:p>learned in class or from book</text:p>
          </table:table-cell>
          <table:table-cell table:formula="of:=VLOOKUP([.B65];[.$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5];[.$Q$1:.$R$5];2;0)" office:value-type="float" office:value="1" calcext:value-type="float">
            <text:p>1</text:p>
          </table:table-cell>
          <table:table-cell office:value-type="float" office:value="0" calcext:value-type="float">
            <text:p>0</text:p>
          </table:table-cell>
          <table:table-cell office:value-type="string" calcext:value-type="string">
            <text:p>only learned some umlï¼erï¼ petrinetz</text:p>
          </table:table-cell>
          <table:table-cell table:number-columns-repeated="3" office:value-type="string" calcext:value-type="string">
            <text:p>9904f577-7b8b-49f3-b159-7ebc38b435eb</text:p>
          </table:table-cell>
          <table:table-cell table:number-columns-repeated="7"/>
        </table:table-row>
        <table:table-row table:style-name="ro1">
          <table:table-cell office:value-type="float" office:value="51.121517" calcext:value-type="float">
            <text:p>51.121517</text:p>
          </table:table-cell>
          <table:table-cell office:value-type="string" calcext:value-type="string">
            <text:p>no experience</text:p>
          </table:table-cell>
          <table:table-cell table:formula="of:=VLOOKUP([.B6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6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3b9a644-2168-4c42-a1e7-735de5b1bde3</text:p>
          </table:table-cell>
          <table:table-cell table:number-columns-repeated="7"/>
        </table:table-row>
        <table:table-row table:style-name="ro1">
          <table:table-cell office:value-type="float" office:value="41.447181" calcext:value-type="float">
            <text:p>41.447181</text:p>
          </table:table-cell>
          <table:table-cell office:value-type="string" calcext:value-type="string">
            <text:p>used on one project in industry</text:p>
          </table:table-cell>
          <table:table-cell table:formula="of:=VLOOKUP([.B67];[.$Q$1:.$R$5];2;0)" office:value-type="float" office:value="3" calcext:value-type="float">
            <text:p>3</text:p>
          </table:table-cell>
          <table:table-cell office:value-type="float" office:value="0" calcext:value-type="float">
            <text:p>0</text:p>
          </table:table-cell>
          <table:table-cell office:value-type="string" calcext:value-type="string">
            <text:p>no experience</text:p>
          </table:table-cell>
          <table:table-cell table:formula="of:=VLOOKUP([.E67];[.$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25358758-6f87-4398-b82c-122106e5fabd</text:p>
          </table:table-cell>
          <table:table-cell table:number-columns-repeated="7"/>
        </table:table-row>
        <table:table-row table:style-name="ro1">
          <table:table-cell office:value-type="float" office:value="76.666596" calcext:value-type="float">
            <text:p>76.666596</text:p>
          </table:table-cell>
          <table:table-cell office:value-type="string" calcext:value-type="string">
            <text:p>used on multiple projects in industry</text:p>
          </table:table-cell>
          <table:table-cell table:formula="of:=VLOOKUP([.B68];[.$Q$1:.$R$5];2;0)" office:value-type="float" office:value="4" calcext:value-type="float">
            <text:p>4</text:p>
          </table:table-cell>
          <table:table-cell office:value-type="float" office:value="7" calcext:value-type="float">
            <text:p>7</text:p>
          </table:table-cell>
          <table:table-cell office:value-type="string" calcext:value-type="string">
            <text:p>learned in class or from book</text:p>
          </table:table-cell>
          <table:table-cell table:formula="of:=VLOOKUP([.E68];[.$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a0f8c82-0511-4477-b03c-258cfa3a87c9</text:p>
          </table:table-cell>
          <table:table-cell table:number-columns-repeated="7"/>
        </table:table-row>
        <table:table-row table:style-name="ro1">
          <table:table-cell office:value-type="float" office:value="34.796766" calcext:value-type="float">
            <text:p>34.796766</text:p>
          </table:table-cell>
          <table:table-cell office:value-type="string" calcext:value-type="string">
            <text:p>no experience</text:p>
          </table:table-cell>
          <table:table-cell table:formula="of:=VLOOKUP([.B69];[.$Q$1:.$R$5];2;0)" office:value-type="float" office:value="0" calcext:value-type="float">
            <text:p>0</text:p>
          </table:table-cell>
          <table:table-cell/>
          <table:table-cell office:value-type="string" calcext:value-type="string">
            <text:p>no experience</text:p>
          </table:table-cell>
          <table:table-cell table:formula="of:=VLOOKUP([.E69];[.$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3318ed9-f682-4e0f-89ed-bae05daf7489</text:p>
          </table:table-cell>
          <table:table-cell table:number-columns-repeated="7"/>
        </table:table-row>
        <table:table-row table:style-name="ro1">
          <table:table-cell office:value-type="float" office:value="57.490604" calcext:value-type="float">
            <text:p>57.490604</text:p>
          </table:table-cell>
          <table:table-cell office:value-type="string" calcext:value-type="string">
            <text:p>learned in class or from book</text:p>
          </table:table-cell>
          <table:table-cell table:formula="of:=VLOOKUP([.B70];[.$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70];[.$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ff43799f-e18c-49bc-b377-91f6bea703fe</text:p>
          </table:table-cell>
          <table:table-cell table:number-columns-repeated="7"/>
        </table:table-row>
        <table:table-row table:style-name="ro1">
          <table:table-cell office:value-type="float" office:value="93.537712" calcext:value-type="float">
            <text:p>93.537712</text:p>
          </table:table-cell>
          <table:table-cell office:value-type="string" calcext:value-type="string">
            <text:p>used on multiple projects in industry</text:p>
          </table:table-cell>
          <table:table-cell table:formula="of:=VLOOKUP([.B71];[.$Q$1:.$R$5];2;0)" office:value-type="float" office:value="4" calcext:value-type="float">
            <text:p>4</text:p>
          </table:table-cell>
          <table:table-cell office:value-type="float" office:value="5" calcext:value-type="float">
            <text:p>5</text:p>
          </table:table-cell>
          <table:table-cell office:value-type="string" calcext:value-type="string">
            <text:p>used on a class project</text:p>
          </table:table-cell>
          <table:table-cell table:formula="of:=VLOOKUP([.E71];[.$Q$1:.$R$5];2;0)" office:value-type="float" office:value="2" calcext:value-type="float">
            <text:p>2</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8dc7b89c-5fff-43cc-ae7a-f69e4aebf5c6</text:p>
          </table:table-cell>
          <table:table-cell table:number-columns-repeated="7"/>
        </table:table-row>
        <table:table-row table:style-name="ro1">
          <table:table-cell office:value-type="float" office:value="60.662694" calcext:value-type="float">
            <text:p>60.662694</text:p>
          </table:table-cell>
          <table:table-cell office:value-type="string" calcext:value-type="string">
            <text:p>learned in class or from book</text:p>
          </table:table-cell>
          <table:table-cell table:formula="of:=VLOOKUP([.B72];[.$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72];[.$Q$1:.$R$5];2;0)" office:value-type="float" office:value="1" calcext:value-type="float">
            <text:p>1</text:p>
          </table:table-cell>
          <table:table-cell office:value-type="float" office:value="2" calcext:value-type="float">
            <text:p>2</text:p>
          </table:table-cell>
          <table:table-cell office:value-type="string" calcext:value-type="string">
            <text:p>ERM</text:p>
          </table:table-cell>
          <table:table-cell table:number-columns-repeated="3" office:value-type="string" calcext:value-type="string">
            <text:p>e9b565dd-db4b-4fb3-9222-751b45286bca</text:p>
          </table:table-cell>
          <table:table-cell table:number-columns-repeated="7"/>
        </table:table-row>
        <table:table-row table:style-name="ro1">
          <table:table-cell office:value-type="float" office:value="57.482573" calcext:value-type="float">
            <text:p>57.482573</text:p>
          </table:table-cell>
          <table:table-cell office:value-type="string" calcext:value-type="string">
            <text:p>used on multiple projects in industry</text:p>
          </table:table-cell>
          <table:table-cell table:formula="of:=VLOOKUP([.B73];[.$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73];[.$Q$1:.$R$5];2;0)" office:value-type="float" office:value="4" calcext:value-type="float">
            <text:p>4</text:p>
          </table:table-cell>
          <table:table-cell office:value-type="float" office:value="25" calcext:value-type="float">
            <text:p>25</text:p>
          </table:table-cell>
          <table:table-cell office:value-type="string" calcext:value-type="string">
            <text:p>BPMN, ER, UML, EPK, Petri Nets, CPEE Trees, WSM Nets, BPEL</text:p>
          </table:table-cell>
          <table:table-cell table:number-columns-repeated="3" office:value-type="string" calcext:value-type="string">
            <text:p>e7317896-be7e-4e68-ae0d-79f3fda9fd93</text:p>
          </table:table-cell>
          <table:table-cell table:number-columns-repeated="7"/>
        </table:table-row>
        <table:table-row table:style-name="ro1">
          <table:table-cell office:value-type="float" office:value="46.193239" calcext:value-type="float">
            <text:p>46.193239</text:p>
          </table:table-cell>
          <table:table-cell office:value-type="string" calcext:value-type="string">
            <text:p>used on a class project</text:p>
          </table:table-cell>
          <table:table-cell table:formula="of:=VLOOKUP([.B74];[.$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74];[.$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d1509f41-7d30-42ea-90f2-35798b3cdcad</text:p>
          </table:table-cell>
          <table:table-cell table:number-columns-repeated="7"/>
        </table:table-row>
        <table:table-row table:style-name="ro1">
          <table:table-cell office:value-type="float" office:value="74.607993" calcext:value-type="float">
            <text:p>74.607993</text:p>
          </table:table-cell>
          <table:table-cell office:value-type="string" calcext:value-type="string">
            <text:p>used on one project in industry</text:p>
          </table:table-cell>
          <table:table-cell table:formula="of:=VLOOKUP([.B75];[.$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75];[.$Q$1:.$R$5];2;0)" office:value-type="float" office:value="1" calcext:value-type="float">
            <text:p>1</text:p>
          </table:table-cell>
          <table:table-cell office:value-type="float" office:value="1" calcext:value-type="float">
            <text:p>1</text:p>
          </table:table-cell>
          <table:table-cell office:value-type="string" calcext:value-type="string">
            <text:p>bpmn</text:p>
          </table:table-cell>
          <table:table-cell table:number-columns-repeated="3" office:value-type="string" calcext:value-type="string">
            <text:p>9d584f52-4a33-4a4d-bf16-3e5294169f87</text:p>
          </table:table-cell>
          <table:table-cell table:number-columns-repeated="7"/>
        </table:table-row>
        <table:table-row table:style-name="ro1">
          <table:table-cell office:value-type="float" office:value="74.017327" calcext:value-type="float">
            <text:p>74.017327</text:p>
          </table:table-cell>
          <table:table-cell office:value-type="string" calcext:value-type="string">
            <text:p>learned in class or from book</text:p>
          </table:table-cell>
          <table:table-cell table:formula="of:=VLOOKUP([.B76];[.$Q$1:.$R$5];2;0)" office:value-type="float" office:value="1" calcext:value-type="float">
            <text:p>1</text:p>
          </table:table-cell>
          <table:table-cell office:value-type="float" office:value="0.5" calcext:value-type="float">
            <text:p>0.5</text:p>
          </table:table-cell>
          <table:table-cell office:value-type="string" calcext:value-type="string">
            <text:p>learned in class or from book</text:p>
          </table:table-cell>
          <table:table-cell table:formula="of:=VLOOKUP([.E76];[.$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cd3d1b05-4f26-4a37-b4ee-0494c5db7880</text:p>
          </table:table-cell>
          <table:table-cell table:number-columns-repeated="7"/>
        </table:table-row>
        <table:table-row table:style-name="ro1">
          <table:table-cell office:value-type="float" office:value="34.176102" calcext:value-type="float">
            <text:p>34.176102</text:p>
          </table:table-cell>
          <table:table-cell office:value-type="string" calcext:value-type="string">
            <text:p>used on a class project</text:p>
          </table:table-cell>
          <table:table-cell table:formula="of:=VLOOKUP([.B77];[.$Q$1:.$R$5];2;0)" office:value-type="float" office:value="2" calcext:value-type="float">
            <text:p>2</text:p>
          </table:table-cell>
          <table:table-cell office:value-type="float" office:value="4" calcext:value-type="float">
            <text:p>4</text:p>
          </table:table-cell>
          <table:table-cell office:value-type="string" calcext:value-type="string">
            <text:p>used on multiple projects in industry</text:p>
          </table:table-cell>
          <table:table-cell table:formula="of:=VLOOKUP([.E77];[.$Q$1:.$R$5];2;0)" office:value-type="float" office:value="4" calcext:value-type="float">
            <text:p>4</text:p>
          </table:table-cell>
          <table:table-cell office:value-type="float" office:value="5" calcext:value-type="float">
            <text:p>5</text:p>
          </table:table-cell>
          <table:table-cell office:value-type="string" calcext:value-type="string">
            <text:p>UML, ER</text:p>
          </table:table-cell>
          <table:table-cell table:number-columns-repeated="3" office:value-type="string" calcext:value-type="string">
            <text:p>6f003f1e-2d9f-4a97-a8d9-ca71b3a9953e</text:p>
          </table:table-cell>
          <table:table-cell table:number-columns-repeated="7"/>
        </table:table-row>
        <table:table-row table:style-name="ro1">
          <table:table-cell office:value-type="float" office:value="53.590582" calcext:value-type="float">
            <text:p>53.590582</text:p>
          </table:table-cell>
          <table:table-cell office:value-type="string" calcext:value-type="string">
            <text:p>no experience</text:p>
          </table:table-cell>
          <table:table-cell table:formula="of:=VLOOKUP([.B78];[.$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78];[.$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569730b7-d99c-43b4-ad3d-7eab8239cb6a</text:p>
          </table:table-cell>
          <table:table-cell table:number-columns-repeated="7"/>
        </table:table-row>
        <table:table-row table:style-name="ro1">
          <table:table-cell office:value-type="float" office:value="56.264945" calcext:value-type="float">
            <text:p>56.264945</text:p>
          </table:table-cell>
          <table:table-cell office:value-type="string" calcext:value-type="string">
            <text:p>used on a class project</text:p>
          </table:table-cell>
          <table:table-cell table:formula="of:=VLOOKUP([.B79];[.$Q$1:.$R$5];2;0)" office:value-type="float" office:value="2" calcext:value-type="float">
            <text:p>2</text:p>
          </table:table-cell>
          <table:table-cell office:value-type="float" office:value="7" calcext:value-type="float">
            <text:p>7</text:p>
          </table:table-cell>
          <table:table-cell office:value-type="string" calcext:value-type="string">
            <text:p>used on a class project</text:p>
          </table:table-cell>
          <table:table-cell table:formula="of:=VLOOKUP([.E79];[.$Q$1:.$R$5];2;0)" office:value-type="float" office:value="2" calcext:value-type="float">
            <text:p>2</text:p>
          </table:table-cell>
          <table:table-cell office:value-type="float" office:value="0" calcext:value-type="float">
            <text:p>0</text:p>
          </table:table-cell>
          <table:table-cell office:value-type="string" calcext:value-type="string">
            <text:p>UML, ER, Flow Chart</text:p>
          </table:table-cell>
          <table:table-cell table:number-columns-repeated="3" office:value-type="string" calcext:value-type="string">
            <text:p>9a9ba470-2ca5-4529-87db-a71fa468c89c</text:p>
          </table:table-cell>
          <table:table-cell table:number-columns-repeated="7"/>
        </table:table-row>
        <table:table-row table:style-name="ro1">
          <table:table-cell office:value-type="float" office:value="61.828915" calcext:value-type="float">
            <text:p>61.828915</text:p>
          </table:table-cell>
          <table:table-cell office:value-type="string" calcext:value-type="string">
            <text:p>learned in class or from book</text:p>
          </table:table-cell>
          <table:table-cell table:formula="of:=VLOOKUP([.B80];[.$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80];[.$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6871eb0f-ede5-4917-b874-09975763ba66</text:p>
          </table:table-cell>
          <table:table-cell table:number-columns-repeated="7"/>
        </table:table-row>
        <table:table-row table:style-name="ro1">
          <table:table-cell office:value-type="float" office:value="84.323844" calcext:value-type="float">
            <text:p>84.323844</text:p>
          </table:table-cell>
          <table:table-cell office:value-type="string" calcext:value-type="string">
            <text:p>used on a class project</text:p>
          </table:table-cell>
          <table:table-cell table:formula="of:=VLOOKUP([.B81];[.$Q$1:.$R$5];2;0)" office:value-type="float" office:value="2" calcext:value-type="float">
            <text:p>2</text:p>
          </table:table-cell>
          <table:table-cell office:value-type="float" office:value="4" calcext:value-type="float">
            <text:p>4</text:p>
          </table:table-cell>
          <table:table-cell office:value-type="string" calcext:value-type="string">
            <text:p>learned in class or from book</text:p>
          </table:table-cell>
          <table:table-cell table:formula="of:=VLOOKUP([.E81];[.$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5d46a41b-41cc-4647-850b-64f99ec59885</text:p>
          </table:table-cell>
          <table:table-cell table:number-columns-repeated="7"/>
        </table:table-row>
        <table:table-row table:style-name="ro1">
          <table:table-cell office:value-type="float" office:value="61.162862" calcext:value-type="float">
            <text:p>61.162862</text:p>
          </table:table-cell>
          <table:table-cell office:value-type="string" calcext:value-type="string">
            <text:p>learned in class or from book</text:p>
          </table:table-cell>
          <table:table-cell table:formula="of:=VLOOKUP([.B82];[.$Q$1:.$R$5];2;0)" office:value-type="float" office:value="1" calcext:value-type="float">
            <text:p>1</text:p>
          </table:table-cell>
          <table:table-cell office:value-type="float" office:value="1.5" calcext:value-type="float">
            <text:p>1.5</text:p>
          </table:table-cell>
          <table:table-cell office:value-type="string" calcext:value-type="string">
            <text:p>learned in class or from book</text:p>
          </table:table-cell>
          <table:table-cell table:formula="of:=VLOOKUP([.E82];[.$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4e8c2f3d-caaf-4bfd-a0dd-45768e71dec9</text:p>
          </table:table-cell>
          <table:table-cell table:number-columns-repeated="7"/>
        </table:table-row>
        <table:table-row table:style-name="ro1">
          <table:table-cell office:value-type="float" office:value="59.496901" calcext:value-type="float">
            <text:p>59.496901</text:p>
          </table:table-cell>
          <table:table-cell office:value-type="string" calcext:value-type="string">
            <text:p>used on one project in industry</text:p>
          </table:table-cell>
          <table:table-cell table:formula="of:=VLOOKUP([.B83];[.$Q$1:.$R$5];2;0)" office:value-type="float" office:value="3" calcext:value-type="float">
            <text:p>3</text:p>
          </table:table-cell>
          <table:table-cell office:value-type="float" office:value="2.5" calcext:value-type="float">
            <text:p>2.5</text:p>
          </table:table-cell>
          <table:table-cell office:value-type="string" calcext:value-type="string">
            <text:p>used on one project in industry</text:p>
          </table:table-cell>
          <table:table-cell table:formula="of:=VLOOKUP([.E83];[.$Q$1:.$R$5];2;0)" office:value-type="float" office:value="3" calcext:value-type="float">
            <text:p>3</text:p>
          </table:table-cell>
          <table:table-cell office:value-type="float" office:value="2.5" calcext:value-type="float">
            <text:p>2.5</text:p>
          </table:table-cell>
          <table:table-cell office:value-type="string" calcext:value-type="string">
            <text:p>UML, ERM</text:p>
          </table:table-cell>
          <table:table-cell table:number-columns-repeated="3" office:value-type="string" calcext:value-type="string">
            <text:p>2658a615-10ed-4079-847c-130becd6377f</text:p>
          </table:table-cell>
          <table:table-cell table:number-columns-repeated="7"/>
        </table:table-row>
        <table:table-row table:style-name="ro1">
          <table:table-cell office:value-type="float" office:value="11.41015" calcext:value-type="float">
            <text:p>11.41015</text:p>
          </table:table-cell>
          <table:table-cell office:value-type="string" calcext:value-type="string">
            <text:p>no experience</text:p>
          </table:table-cell>
          <table:table-cell table:formula="of:=VLOOKUP([.B8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7e2eb5-f076-4560-926c-2b59eed9b68f</text:p>
          </table:table-cell>
          <table:table-cell table:number-columns-repeated="7"/>
        </table:table-row>
        <table:table-row table:style-name="ro1">
          <table:table-cell office:value-type="float" office:value="45.165817" calcext:value-type="float">
            <text:p>45.165817</text:p>
          </table:table-cell>
          <table:table-cell office:value-type="string" calcext:value-type="string">
            <text:p>learned in class or from book</text:p>
          </table:table-cell>
          <table:table-cell table:formula="of:=VLOOKUP([.B85];[.$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85];[.$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419d549-6d26-4ce2-a0f6-14e47706fc55</text:p>
          </table:table-cell>
          <table:table-cell table:number-columns-repeated="7"/>
        </table:table-row>
        <table:table-row table:style-name="ro1">
          <table:table-cell office:value-type="float" office:value="64.669806" calcext:value-type="float">
            <text:p>64.669806</text:p>
          </table:table-cell>
          <table:table-cell office:value-type="string" calcext:value-type="string">
            <text:p>no experience</text:p>
          </table:table-cell>
          <table:table-cell table:formula="of:=VLOOKUP([.B86];[.$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39f057c-372d-4da2-875d-cf038ce79c0b</text:p>
          </table:table-cell>
          <table:table-cell table:number-columns-repeated="7"/>
        </table:table-row>
        <table:table-row table:style-name="ro1">
          <table:table-cell office:value-type="float" office:value="50.594618" calcext:value-type="float">
            <text:p>50.594618</text:p>
          </table:table-cell>
          <table:table-cell office:value-type="string" calcext:value-type="string">
            <text:p>used on a class project</text:p>
          </table:table-cell>
          <table:table-cell table:formula="of:=VLOOKUP([.B8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87];[.$Q$1:.$R$5];2;0)" office:value-type="float" office:value="2" calcext:value-type="float">
            <text:p>2</text:p>
          </table:table-cell>
          <table:table-cell office:value-type="float" office:value="0" calcext:value-type="float">
            <text:p>0</text:p>
          </table:table-cell>
          <table:table-cell office:value-type="string" calcext:value-type="string">
            <text:p>UML, ER, BPMN</text:p>
          </table:table-cell>
          <table:table-cell table:number-columns-repeated="3" office:value-type="string" calcext:value-type="string">
            <text:p>a14a2337-a5d2-4713-b3ff-57f2aa6f4481</text:p>
          </table:table-cell>
          <table:table-cell table:number-columns-repeated="7"/>
        </table:table-row>
        <table:table-row table:style-name="ro1">
          <table:table-cell office:value-type="float" office:value="48.299139" calcext:value-type="float">
            <text:p>48.299139</text:p>
          </table:table-cell>
          <table:table-cell office:value-type="string" calcext:value-type="string">
            <text:p>no experience</text:p>
          </table:table-cell>
          <table:table-cell table:formula="of:=VLOOKUP([.B8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8];[.$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4f10fecf-2c76-44f8-86a1-1ff28dc62b2d</text:p>
          </table:table-cell>
          <table:table-cell table:number-columns-repeated="7"/>
        </table:table-row>
        <table:table-row table:style-name="ro1">
          <table:table-cell office:value-type="float" office:value="49.287904" calcext:value-type="float">
            <text:p>49.287904</text:p>
          </table:table-cell>
          <table:table-cell office:value-type="string" calcext:value-type="string">
            <text:p>used on multiple projects in industry</text:p>
          </table:table-cell>
          <table:table-cell table:formula="of:=VLOOKUP([.B89];[.$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89];[.$Q$1:.$R$5];2;0)" office:value-type="float" office:value="4" calcext:value-type="float">
            <text:p>4</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a0f4419-1682-47df-bf40-7214c90b09c0</text:p>
          </table:table-cell>
          <table:table-cell table:number-columns-repeated="7"/>
        </table:table-row>
        <table:table-row table:style-name="ro1">
          <table:table-cell office:value-type="float" office:value="123.375512" calcext:value-type="float">
            <text:p>123.375512</text:p>
          </table:table-cell>
          <table:table-cell office:value-type="string" calcext:value-type="string">
            <text:p>learned in class or from book</text:p>
          </table:table-cell>
          <table:table-cell table:formula="of:=VLOOKUP([.B9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9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bc38b1f-f10d-4f00-a46d-37209a8ffdf8</text:p>
          </table:table-cell>
          <table:table-cell table:number-columns-repeated="7"/>
        </table:table-row>
        <table:table-row table:style-name="ro1">
          <table:table-cell office:value-type="float" office:value="79.77018" calcext:value-type="float">
            <text:p>79.77018</text:p>
          </table:table-cell>
          <table:table-cell office:value-type="string" calcext:value-type="string">
            <text:p>used on a class project</text:p>
          </table:table-cell>
          <table:table-cell table:formula="of:=VLOOKUP([.B91];[.$Q$1:.$R$5];2;0)" office:value-type="float" office:value="2" calcext:value-type="float">
            <text:p>2</text:p>
          </table:table-cell>
          <table:table-cell office:value-type="float" office:value="2.5" calcext:value-type="float">
            <text:p>2.5</text:p>
          </table:table-cell>
          <table:table-cell office:value-type="string" calcext:value-type="string">
            <text:p>learned in class or from book</text:p>
          </table:table-cell>
          <table:table-cell table:formula="of:=VLOOKUP([.E91];[.$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2bc2639c-b3e2-4386-b3e6-032c6a6092e0</text:p>
          </table:table-cell>
          <table:table-cell table:number-columns-repeated="7"/>
        </table:table-row>
        <table:table-row table:style-name="ro1">
          <table:table-cell office:value-type="float" office:value="43.922118" calcext:value-type="float">
            <text:p>43.922118</text:p>
          </table:table-cell>
          <table:table-cell office:value-type="string" calcext:value-type="string">
            <text:p>no experience</text:p>
          </table:table-cell>
          <table:table-cell table:formula="of:=VLOOKUP([.B9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f4a341-ea28-4399-a454-e817e931ace5</text:p>
          </table:table-cell>
          <table:table-cell table:number-columns-repeated="7"/>
        </table:table-row>
        <table:table-row table:style-name="ro1">
          <table:table-cell office:value-type="float" office:value="50.456521" calcext:value-type="float">
            <text:p>50.456521</text:p>
          </table:table-cell>
          <table:table-cell office:value-type="string" calcext:value-type="string">
            <text:p>used on a class project</text:p>
          </table:table-cell>
          <table:table-cell table:formula="of:=VLOOKUP([.B93];[.$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93];[.$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3f592c91-d28f-447f-bc9b-ead3b892754d</text:p>
          </table:table-cell>
          <table:table-cell table:number-columns-repeated="7"/>
        </table:table-row>
        <table:table-row table:style-name="ro1">
          <table:table-cell office:value-type="float" office:value="67.351305" calcext:value-type="float">
            <text:p>67.351305</text:p>
          </table:table-cell>
          <table:table-cell office:value-type="string" calcext:value-type="string">
            <text:p>used on a class project</text:p>
          </table:table-cell>
          <table:table-cell table:formula="of:=VLOOKUP([.B94];[.$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4];[.$Q$1:.$R$5];2;0)" office:value-type="float" office:value="2" calcext:value-type="float">
            <text:p>2</text:p>
          </table:table-cell>
          <table:table-cell office:value-type="float" office:value="1" calcext:value-type="float">
            <text:p>1</text:p>
          </table:table-cell>
          <table:table-cell office:value-type="string" calcext:value-type="string">
            <text:p>UML, ER, BPMN, Petri-Net, EPC</text:p>
          </table:table-cell>
          <table:table-cell table:number-columns-repeated="3" office:value-type="string" calcext:value-type="string">
            <text:p>21d06c9a-e06b-4908-98bf-38035ad47b4f</text:p>
          </table:table-cell>
          <table:table-cell table:number-columns-repeated="7"/>
        </table:table-row>
        <table:table-row table:style-name="ro1">
          <table:table-cell office:value-type="float" office:value="48.823738" calcext:value-type="float">
            <text:p>48.823738</text:p>
          </table:table-cell>
          <table:table-cell office:value-type="string" calcext:value-type="string">
            <text:p>no experience</text:p>
          </table:table-cell>
          <table:table-cell table:formula="of:=VLOOKUP([.B9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96ca111b-e3c0-49ef-9a20-0dbdad3179bd</text:p>
          </table:table-cell>
          <table:table-cell table:number-columns-repeated="7"/>
        </table:table-row>
        <table:table-row table:style-name="ro1">
          <table:table-cell office:value-type="float" office:value="111.752983" calcext:value-type="float">
            <text:p>111.752983</text:p>
          </table:table-cell>
          <table:table-cell office:value-type="string" calcext:value-type="string">
            <text:p>used on a class project</text:p>
          </table:table-cell>
          <table:table-cell table:formula="of:=VLOOKUP([.B96];[.$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96];[.$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67cc3b1-2704-4282-a808-5e7b18a226fd</text:p>
          </table:table-cell>
          <table:table-cell table:number-columns-repeated="7"/>
        </table:table-row>
        <table:table-row table:style-name="ro1">
          <table:table-cell office:value-type="float" office:value="64.038186" calcext:value-type="float">
            <text:p>64.038186</text:p>
          </table:table-cell>
          <table:table-cell office:value-type="string" calcext:value-type="string">
            <text:p>used on a class project</text:p>
          </table:table-cell>
          <table:table-cell table:formula="of:=VLOOKUP([.B97];[.$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7];[.$Q$1:.$R$5];2;0)" office:value-type="float" office:value="2" calcext:value-type="float">
            <text:p>2</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8de56d6-e9d8-4280-9779-f5fea9727ec0</text:p>
          </table:table-cell>
          <table:table-cell table:number-columns-repeated="7"/>
        </table:table-row>
        <table:table-row table:style-name="ro1">
          <table:table-cell office:value-type="float" office:value="69.046223" calcext:value-type="float">
            <text:p>69.046223</text:p>
          </table:table-cell>
          <table:table-cell office:value-type="string" calcext:value-type="string">
            <text:p>used on one project in industry</text:p>
          </table:table-cell>
          <table:table-cell table:formula="of:=VLOOKUP([.B98];[.$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98];[.$Q$1:.$R$5];2;0)" office:value-type="float" office:value="1" calcext:value-type="float">
            <text:p>1</text:p>
          </table:table-cell>
          <table:table-cell office:value-type="float" office:value="1" calcext:value-type="float">
            <text:p>1</text:p>
          </table:table-cell>
          <table:table-cell/>
          <table:table-cell table:number-columns-repeated="3" office:value-type="string" calcext:value-type="string">
            <text:p>e7301475-811b-471d-8e7a-b4d3b999bfb3</text:p>
          </table:table-cell>
          <table:table-cell table:number-columns-repeated="7"/>
        </table:table-row>
        <table:table-row table:style-name="ro1">
          <table:table-cell office:value-type="float" office:value="54.643254" calcext:value-type="float">
            <text:p>54.643254</text:p>
          </table:table-cell>
          <table:table-cell office:value-type="string" calcext:value-type="string">
            <text:p>learned in class or from book</text:p>
          </table:table-cell>
          <table:table-cell table:formula="of:=VLOOKUP([.B99];[.$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99];[.$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da4addea-d24f-4227-ae20-db8d906956be</text:p>
          </table:table-cell>
          <table:table-cell table:number-columns-repeated="7"/>
        </table:table-row>
        <table:table-row table:style-name="ro1">
          <table:table-cell office:value-type="float" office:value="77.4955" calcext:value-type="float">
            <text:p>77.4955</text:p>
          </table:table-cell>
          <table:table-cell office:value-type="string" calcext:value-type="string">
            <text:p>no experience</text:p>
          </table:table-cell>
          <table:table-cell table:formula="of:=VLOOKUP([.B100];[.$Q$1:.$R$5];2;0)" office:value-type="float" office:value="0" calcext:value-type="float">
            <text:p>0</text:p>
          </table:table-cell>
          <table:table-cell office:value-type="float" office:value="2" calcext:value-type="float">
            <text:p>2</text:p>
          </table:table-cell>
          <table:table-cell office:value-type="string" calcext:value-type="string">
            <text:p>learned in class or from book</text:p>
          </table:table-cell>
          <table:table-cell table:formula="of:=VLOOKUP([.E100];[.$Q$1:.$R$5];2;0)" office:value-type="float" office:value="1" calcext:value-type="float">
            <text:p>1</text:p>
          </table:table-cell>
          <table:table-cell office:value-type="float" office:value="1" calcext:value-type="float">
            <text:p>1</text:p>
          </table:table-cell>
          <table:table-cell office:value-type="string" calcext:value-type="string">
            <text:p>UML, ER, BPMN</text:p>
          </table:table-cell>
          <table:table-cell table:number-columns-repeated="3" office:value-type="string" calcext:value-type="string">
            <text:p>be3bd3f1-7cf5-4354-b7d6-70aa0df1424a</text:p>
          </table:table-cell>
          <table:table-cell table:number-columns-repeated="7"/>
        </table:table-row>
        <table:table-row table:style-name="ro1">
          <table:table-cell office:value-type="float" office:value="67.836652" calcext:value-type="float">
            <text:p>67.836652</text:p>
          </table:table-cell>
          <table:table-cell office:value-type="string" calcext:value-type="string">
            <text:p>learned in class or from book</text:p>
          </table:table-cell>
          <table:table-cell table:formula="of:=VLOOKUP([.B101];[.$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101];[.$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1e8ee981-3bc2-497c-a7ef-7fba32865218</text:p>
          </table:table-cell>
          <table:table-cell table:number-columns-repeated="7"/>
        </table:table-row>
        <table:table-row table:style-name="ro1">
          <table:table-cell office:value-type="float" office:value="87.044581" calcext:value-type="float">
            <text:p>87.044581</text:p>
          </table:table-cell>
          <table:table-cell office:value-type="string" calcext:value-type="string">
            <text:p>learned in class or from book</text:p>
          </table:table-cell>
          <table:table-cell table:formula="of:=VLOOKUP([.B102];[.$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02];[.$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11089388-175e-4194-972f-a9f835a1aad0</text:p>
          </table:table-cell>
          <table:table-cell table:number-columns-repeated="7"/>
        </table:table-row>
        <table:table-row table:style-name="ro1">
          <table:table-cell office:value-type="float" office:value="40.848199" calcext:value-type="float">
            <text:p>40.848199</text:p>
          </table:table-cell>
          <table:table-cell office:value-type="string" calcext:value-type="string">
            <text:p>used on a class project</text:p>
          </table:table-cell>
          <table:table-cell table:formula="of:=VLOOKUP([.B10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103];[.$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81ecbdd8-3302-465e-bcc8-21dc757d57fc</text:p>
          </table:table-cell>
          <table:table-cell table:number-columns-repeated="7"/>
        </table:table-row>
        <table:table-row table:style-name="ro1">
          <table:table-cell office:value-type="float" office:value="88.542786" calcext:value-type="float">
            <text:p>88.542786</text:p>
          </table:table-cell>
          <table:table-cell office:value-type="string" calcext:value-type="string">
            <text:p>used on a class project</text:p>
          </table:table-cell>
          <table:table-cell table:formula="of:=VLOOKUP([.B104];[.$Q$1:.$R$5];2;0)" office:value-type="float" office:value="2" calcext:value-type="float">
            <text:p>2</text:p>
          </table:table-cell>
          <table:table-cell office:value-type="float" office:value="6" calcext:value-type="float">
            <text:p>6</text:p>
          </table:table-cell>
          <table:table-cell office:value-type="string" calcext:value-type="string">
            <text:p>used on a class project</text:p>
          </table:table-cell>
          <table:table-cell table:formula="of:=VLOOKUP([.E104];[.$Q$1:.$R$5];2;0)" office:value-type="float" office:value="2" calcext:value-type="float">
            <text:p>2</text:p>
          </table:table-cell>
          <table:table-cell office:value-type="float" office:value="2.5" calcext:value-type="float">
            <text:p>2.5</text:p>
          </table:table-cell>
          <table:table-cell office:value-type="string" calcext:value-type="string">
            <text:p>ER</text:p>
          </table:table-cell>
          <table:table-cell table:number-columns-repeated="3" office:value-type="string" calcext:value-type="string">
            <text:p>c8d304d8-8e57-4a77-b381-cfc00f1ac9ac</text:p>
          </table:table-cell>
          <table:table-cell table:number-columns-repeated="7"/>
        </table:table-row>
        <table:table-row table:style-name="ro1">
          <table:table-cell office:value-type="float" office:value="68.574354" calcext:value-type="float">
            <text:p>68.574354</text:p>
          </table:table-cell>
          <table:table-cell office:value-type="string" calcext:value-type="string">
            <text:p>used on a class project</text:p>
          </table:table-cell>
          <table:table-cell table:formula="of:=VLOOKUP([.B105];[.$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105];[.$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419233e8-17be-460a-a46c-d0319ee260f7</text:p>
          </table:table-cell>
          <table:table-cell table:number-columns-repeated="7"/>
        </table:table-row>
        <table:table-row table:style-name="ro1">
          <table:table-cell office:value-type="float" office:value="35.091807" calcext:value-type="float">
            <text:p>35.091807</text:p>
          </table:table-cell>
          <table:table-cell office:value-type="string" calcext:value-type="string">
            <text:p>used on one project in industry</text:p>
          </table:table-cell>
          <table:table-cell table:formula="of:=VLOOKUP([.B106];[.$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06];[.$Q$1:.$R$5];2;0)" office:value-type="float" office:value="3" calcext:value-type="float">
            <text:p>3</text:p>
          </table:table-cell>
          <table:table-cell office:value-type="float" office:value="1" calcext:value-type="float">
            <text:p>1</text:p>
          </table:table-cell>
          <table:table-cell office:value-type="string" calcext:value-type="string">
            <text:p>UML, ER, etc.</text:p>
          </table:table-cell>
          <table:table-cell table:number-columns-repeated="3" office:value-type="string" calcext:value-type="string">
            <text:p>28bd6c19-f114-4eb1-b43f-ed5bbcd2a685</text:p>
          </table:table-cell>
          <table:table-cell table:number-columns-repeated="7"/>
        </table:table-row>
        <table:table-row table:style-name="ro1">
          <table:table-cell office:value-type="float" office:value="94.592359" calcext:value-type="float">
            <text:p>94.592359</text:p>
          </table:table-cell>
          <table:table-cell office:value-type="string" calcext:value-type="string">
            <text:p>used on a class project</text:p>
          </table:table-cell>
          <table:table-cell table:formula="of:=VLOOKUP([.B107];[.$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07];[.$Q$1:.$R$5];2;0)" office:value-type="float" office:value="1" calcext:value-type="float">
            <text:p>1</text:p>
          </table:table-cell>
          <table:table-cell office:value-type="float" office:value="2" calcext:value-type="float">
            <text:p>2</text:p>
          </table:table-cell>
          <table:table-cell office:value-type="string" calcext:value-type="string">
            <text:p>UML, BPMN, ER</text:p>
          </table:table-cell>
          <table:table-cell table:number-columns-repeated="3" office:value-type="string" calcext:value-type="string">
            <text:p>af19c26f-2283-4e27-89b4-ed43cd579899</text:p>
          </table:table-cell>
          <table:table-cell table:number-columns-repeated="7"/>
        </table:table-row>
        <table:table-row table:style-name="ro1">
          <table:table-cell office:value-type="float" office:value="63.338868" calcext:value-type="float">
            <text:p>63.338868</text:p>
          </table:table-cell>
          <table:table-cell office:value-type="string" calcext:value-type="string">
            <text:p>no experience</text:p>
          </table:table-cell>
          <table:table-cell table:formula="of:=VLOOKUP([.B10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0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9620817-7e69-4529-a88a-b4cea9b9b675</text:p>
          </table:table-cell>
          <table:table-cell table:number-columns-repeated="7"/>
        </table:table-row>
        <table:table-row table:style-name="ro1">
          <table:table-cell office:value-type="float" office:value="69.705932" calcext:value-type="float">
            <text:p>69.705932</text:p>
          </table:table-cell>
          <table:table-cell office:value-type="string" calcext:value-type="string">
            <text:p>learned in class or from book</text:p>
          </table:table-cell>
          <table:table-cell table:formula="of:=VLOOKUP([.B109];[.$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109];[.$Q$1:.$R$5];2;0)"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table:number-columns-repeated="3" office:value-type="string" calcext:value-type="string">
            <text:p>ef67eb3c-4247-4190-a140-1365a0ae22de</text:p>
          </table:table-cell>
          <table:table-cell table:number-columns-repeated="7"/>
        </table:table-row>
        <table:table-row table:style-name="ro1">
          <table:table-cell office:value-type="float" office:value="62.585778" calcext:value-type="float">
            <text:p>62.585778</text:p>
          </table:table-cell>
          <table:table-cell office:value-type="string" calcext:value-type="string">
            <text:p>no experience</text:p>
          </table:table-cell>
          <table:table-cell table:formula="of:=VLOOKUP([.B110];[.$Q$1:.$R$5];2;0)" office:value-type="float" office:value="0" calcext:value-type="float">
            <text:p>0</text:p>
          </table:table-cell>
          <table:table-cell office:value-type="float" office:value="3" calcext:value-type="float">
            <text:p>3</text:p>
          </table:table-cell>
          <table:table-cell office:value-type="string" calcext:value-type="string">
            <text:p>no experience</text:p>
          </table:table-cell>
          <table:table-cell table:formula="of:=VLOOKUP([.E110];[.$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b318d4d-1c9c-44ed-afb7-583f109b4caa</text:p>
          </table:table-cell>
          <table:table-cell table:number-columns-repeated="7"/>
        </table:table-row>
        <table:table-row table:style-name="ro1">
          <table:table-cell office:value-type="float" office:value="83.673529" calcext:value-type="float">
            <text:p>83.673529</text:p>
          </table:table-cell>
          <table:table-cell office:value-type="string" calcext:value-type="string">
            <text:p>used on a class project</text:p>
          </table:table-cell>
          <table:table-cell table:formula="of:=VLOOKUP([.B111];[.$Q$1:.$R$5];2;0)" office:value-type="float" office:value="2" calcext:value-type="float">
            <text:p>2</text:p>
          </table:table-cell>
          <table:table-cell office:value-type="float" office:value="2" calcext:value-type="float">
            <text:p>2</text:p>
          </table:table-cell>
          <table:table-cell office:value-type="string" calcext:value-type="string">
            <text:p>no experience</text:p>
          </table:table-cell>
          <table:table-cell table:formula="of:=VLOOKUP([.E111];[.$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b021c465-ded9-4be5-a4be-98034e7efe76</text:p>
          </table:table-cell>
          <table:table-cell table:number-columns-repeated="7"/>
        </table:table-row>
        <table:table-row table:style-name="ro1">
          <table:table-cell office:value-type="float" office:value="10.28721" calcext:value-type="float">
            <text:p>10.28721</text:p>
          </table:table-cell>
          <table:table-cell office:value-type="string" calcext:value-type="string">
            <text:p>no experience</text:p>
          </table:table-cell>
          <table:table-cell table:formula="of:=VLOOKUP([.B11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1dba9e6-1750-4973-90ca-b1143f3f891f</text:p>
          </table:table-cell>
          <table:table-cell table:number-columns-repeated="7"/>
        </table:table-row>
        <table:table-row table:style-name="ro1">
          <table:table-cell office:value-type="float" office:value="93.018339" calcext:value-type="float">
            <text:p>93.018339</text:p>
          </table:table-cell>
          <table:table-cell office:value-type="string" calcext:value-type="string">
            <text:p>learned in class or from book</text:p>
          </table:table-cell>
          <table:table-cell table:formula="of:=VLOOKUP([.B113];[.$Q$1:.$R$5];2;0)" office:value-type="float" office:value="1" calcext:value-type="float">
            <text:p>1</text:p>
          </table:table-cell>
          <table:table-cell office:value-type="float" office:value="9" calcext:value-type="float">
            <text:p>9</text:p>
          </table:table-cell>
          <table:table-cell office:value-type="string" calcext:value-type="string">
            <text:p>learned in class or from book</text:p>
          </table:table-cell>
          <table:table-cell table:formula="of:=VLOOKUP([.E113];[.$Q$1:.$R$5];2;0)" office:value-type="float" office:value="1" calcext:value-type="float">
            <text:p>1</text:p>
          </table:table-cell>
          <table:table-cell office:value-type="float" office:value="0.5" calcext:value-type="float">
            <text:p>0.5</text:p>
          </table:table-cell>
          <table:table-cell office:value-type="string" calcext:value-type="string">
            <text:p>ER, UML</text:p>
          </table:table-cell>
          <table:table-cell table:number-columns-repeated="3" office:value-type="string" calcext:value-type="string">
            <text:p>e1dbb56d-138b-4c49-9c8f-c97d004b2b91</text:p>
          </table:table-cell>
          <table:table-cell table:number-columns-repeated="7"/>
        </table:table-row>
        <table:table-row table:style-name="ro1">
          <table:table-cell office:value-type="float" office:value="19.00066" calcext:value-type="float">
            <text:p>19.00066</text:p>
          </table:table-cell>
          <table:table-cell office:value-type="string" calcext:value-type="string">
            <text:p>no experience</text:p>
          </table:table-cell>
          <table:table-cell table:formula="of:=VLOOKUP([.B11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4];[.$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4529132-49e2-4be8-9e17-b2afda1d83b2</text:p>
          </table:table-cell>
          <table:table-cell table:number-columns-repeated="7"/>
        </table:table-row>
        <table:table-row table:style-name="ro1">
          <table:table-cell office:value-type="float" office:value="34.349926" calcext:value-type="float">
            <text:p>34.349926</text:p>
          </table:table-cell>
          <table:table-cell office:value-type="string" calcext:value-type="string">
            <text:p>no experience</text:p>
          </table:table-cell>
          <table:table-cell table:formula="of:=VLOOKUP([.B11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5];[.$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d1e757d-e5ca-462c-bc02-1b413c060253</text:p>
          </table:table-cell>
          <table:table-cell table:number-columns-repeated="7"/>
        </table:table-row>
        <table:table-row table:style-name="ro1">
          <table:table-cell office:value-type="float" office:value="108.144546" calcext:value-type="float">
            <text:p>108.144546</text:p>
          </table:table-cell>
          <table:table-cell office:value-type="string" calcext:value-type="string">
            <text:p>used on a class project</text:p>
          </table:table-cell>
          <table:table-cell table:formula="of:=VLOOKUP([.B116];[.$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16];[.$Q$1:.$R$5];2;0)" office:value-type="float" office:value="2" calcext:value-type="float">
            <text:p>2</text:p>
          </table:table-cell>
          <table:table-cell office:value-type="float" office:value="0" calcext:value-type="float">
            <text:p>0</text:p>
          </table:table-cell>
          <table:table-cell office:value-type="string" calcext:value-type="string">
            <text:p>UML, BPMN, ER</text:p>
          </table:table-cell>
          <table:table-cell table:number-columns-repeated="3" office:value-type="string" calcext:value-type="string">
            <text:p>8b7ad2f7-353e-43de-8c39-5348151f35cb</text:p>
          </table:table-cell>
          <table:table-cell table:number-columns-repeated="7"/>
        </table:table-row>
        <table:table-row table:style-name="ro1">
          <table:table-cell office:value-type="float" office:value="75.080378" calcext:value-type="float">
            <text:p>75.080378</text:p>
          </table:table-cell>
          <table:table-cell office:value-type="string" calcext:value-type="string">
            <text:p>used on multiple projects in industry</text:p>
          </table:table-cell>
          <table:table-cell table:formula="of:=VLOOKUP([.B117];[.$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7];[.$Q$1:.$R$5];2;0)" office:value-type="float" office:value="4" calcext:value-type="float">
            <text:p>4</text:p>
          </table:table-cell>
          <table:table-cell office:value-type="float" office:value="2" calcext:value-type="float">
            <text:p>2</text:p>
          </table:table-cell>
          <table:table-cell office:value-type="string" calcext:value-type="string">
            <text:p>UML,ER</text:p>
          </table:table-cell>
          <table:table-cell table:number-columns-repeated="3" office:value-type="string" calcext:value-type="string">
            <text:p>39a66cba-bbc6-4fd0-b8f5-5b2b6e4046f7</text:p>
          </table:table-cell>
          <table:table-cell table:number-columns-repeated="7"/>
        </table:table-row>
        <table:table-row table:style-name="ro1">
          <table:table-cell office:value-type="float" office:value="32.683046" calcext:value-type="float">
            <text:p>32.683046</text:p>
          </table:table-cell>
          <table:table-cell office:value-type="string" calcext:value-type="string">
            <text:p>used on multiple projects in industry</text:p>
          </table:table-cell>
          <table:table-cell table:formula="of:=VLOOKUP([.B118];[.$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8];[.$Q$1:.$R$5];2;0)" office:value-type="float" office:value="4" calcext:value-type="float">
            <text:p>4</text:p>
          </table:table-cell>
          <table:table-cell table:number-columns-repeated="2" office:value-type="float" office:value="0" calcext:value-type="float">
            <text:p>0</text:p>
          </table:table-cell>
          <table:table-cell table:number-columns-repeated="3" office:value-type="string" calcext:value-type="string">
            <text:p>0c0a1744-da50-4b2a-a32e-bdbcb293c127</text:p>
          </table:table-cell>
          <table:table-cell table:number-columns-repeated="7"/>
        </table:table-row>
        <table:table-row table:style-name="ro1">
          <table:table-cell office:value-type="float" office:value="50.706463" calcext:value-type="float">
            <text:p>50.706463</text:p>
          </table:table-cell>
          <table:table-cell office:value-type="string" calcext:value-type="string">
            <text:p>used on a class project</text:p>
          </table:table-cell>
          <table:table-cell table:formula="of:=VLOOKUP([.B119];[.$Q$1:.$R$5];2;0)" office:value-type="float" office:value="2" calcext:value-type="float">
            <text:p>2</text:p>
          </table:table-cell>
          <table:table-cell office:value-type="float" office:value="0" calcext:value-type="float">
            <text:p>0</text:p>
          </table:table-cell>
          <table:table-cell office:value-type="string" calcext:value-type="string">
            <text:p>used on multiple projects in industry</text:p>
          </table:table-cell>
          <table:table-cell table:formula="of:=VLOOKUP([.E119];[.$Q$1:.$R$5];2;0)" office:value-type="float" office:value="4" calcext:value-type="float">
            <text:p>4</text:p>
          </table:table-cell>
          <table:table-cell office:value-type="float" office:value="0" calcext:value-type="float">
            <text:p>0</text:p>
          </table:table-cell>
          <table:table-cell/>
          <table:table-cell table:number-columns-repeated="3" office:value-type="string" calcext:value-type="string">
            <text:p>31dcf553-e3d2-4a55-b773-d524c37dd2a4</text:p>
          </table:table-cell>
          <table:table-cell table:number-columns-repeated="7"/>
        </table:table-row>
        <table:table-row table:style-name="ro1">
          <table:table-cell office:value-type="float" office:value="76.037848" calcext:value-type="float">
            <text:p>76.037848</text:p>
          </table:table-cell>
          <table:table-cell office:value-type="string" calcext:value-type="string">
            <text:p>used on a class project</text:p>
          </table:table-cell>
          <table:table-cell table:formula="of:=VLOOKUP([.B120];[.$Q$1:.$R$5];2;0)" office:value-type="float" office:value="2" calcext:value-type="float">
            <text:p>2</text:p>
          </table:table-cell>
          <table:table-cell office:value-type="float" office:value="4" calcext:value-type="float">
            <text:p>4</text:p>
          </table:table-cell>
          <table:table-cell office:value-type="string" calcext:value-type="string">
            <text:p>used on a class project</text:p>
          </table:table-cell>
          <table:table-cell table:formula="of:=VLOOKUP([.E120];[.$Q$1:.$R$5];2;0)" office:value-type="float" office:value="2" calcext:value-type="float">
            <text:p>2</text:p>
          </table:table-cell>
          <table:table-cell office:value-type="float" office:value="4" calcext:value-type="float">
            <text:p>4</text:p>
          </table:table-cell>
          <table:table-cell office:value-type="string" calcext:value-type="string">
            <text:p>UML</text:p>
          </table:table-cell>
          <table:table-cell table:number-columns-repeated="3" office:value-type="string" calcext:value-type="string">
            <text:p>1fb06626-ce2a-43ac-a3e9-adb886507041</text:p>
          </table:table-cell>
          <table:table-cell table:number-columns-repeated="7"/>
        </table:table-row>
        <table:table-row table:style-name="ro1">
          <table:table-cell office:value-type="float" office:value="104.474408" calcext:value-type="float">
            <text:p>104.474408</text:p>
          </table:table-cell>
          <table:table-cell office:value-type="string" calcext:value-type="string">
            <text:p>used on multiple projects in industry</text:p>
          </table:table-cell>
          <table:table-cell table:formula="of:=VLOOKUP([.B121];[.$Q$1:.$R$5];2;0)" office:value-type="float" office:value="4" calcext:value-type="float">
            <text:p>4</text:p>
          </table:table-cell>
          <table:table-cell office:value-type="float" office:value="7" calcext:value-type="float">
            <text:p>7</text:p>
          </table:table-cell>
          <table:table-cell office:value-type="string" calcext:value-type="string">
            <text:p>used on one project in industry</text:p>
          </table:table-cell>
          <table:table-cell table:formula="of:=VLOOKUP([.E121];[.$Q$1:.$R$5];2;0)" office:value-type="float" office:value="3" calcext:value-type="float">
            <text:p>3</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57478f5b-7fd4-4e72-86b8-3fea9c4d48f3</text:p>
          </table:table-cell>
          <table:table-cell table:number-columns-repeated="7"/>
        </table:table-row>
        <table:table-row table:style-name="ro1">
          <table:table-cell office:value-type="float" office:value="138.95139" calcext:value-type="float">
            <text:p>138.95139</text:p>
          </table:table-cell>
          <table:table-cell office:value-type="string" calcext:value-type="string">
            <text:p>used on a class project</text:p>
          </table:table-cell>
          <table:table-cell table:formula="of:=VLOOKUP([.B122];[.$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22];[.$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e062b93b-729b-4fb7-a306-e1a5196185d4</text:p>
          </table:table-cell>
          <table:table-cell table:number-columns-repeated="7"/>
        </table:table-row>
        <table:table-row table:style-name="ro1">
          <table:table-cell office:value-type="float" office:value="55.170515" calcext:value-type="float">
            <text:p>55.170515</text:p>
          </table:table-cell>
          <table:table-cell office:value-type="string" calcext:value-type="string">
            <text:p>used on multiple projects in industry</text:p>
          </table:table-cell>
          <table:table-cell table:formula="of:=VLOOKUP([.B123];[.$Q$1:.$R$5];2;0)" office:value-type="float" office:value="4" calcext:value-type="float">
            <text:p>4</text:p>
          </table:table-cell>
          <table:table-cell office:value-type="float" office:value="5" calcext:value-type="float">
            <text:p>5</text:p>
          </table:table-cell>
          <table:table-cell office:value-type="string" calcext:value-type="string">
            <text:p>no experience</text:p>
          </table:table-cell>
          <table:table-cell table:formula="of:=VLOOKUP([.E123];[.$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3aaadc6-2e1f-48e7-9588-dc5d3bf93b03</text:p>
          </table:table-cell>
          <table:table-cell table:number-columns-repeated="7"/>
        </table:table-row>
        <table:table-row table:style-name="ro1">
          <table:table-cell office:value-type="float" office:value="76.441441" calcext:value-type="float">
            <text:p>76.441441</text:p>
          </table:table-cell>
          <table:table-cell office:value-type="string" calcext:value-type="string">
            <text:p>learned in class or from book</text:p>
          </table:table-cell>
          <table:table-cell table:formula="of:=VLOOKUP([.B124];[.$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4];[.$Q$1:.$R$5];2;0)" office:value-type="float" office:value="0" calcext:value-type="float">
            <text:p>0</text:p>
          </table:table-cell>
          <table:table-cell office:value-type="float" office:value="0" calcext:value-type="float">
            <text:p>0</text:p>
          </table:table-cell>
          <table:table-cell office:value-type="string" calcext:value-type="string">
            <text:p>None, I just got to see bpmn for the first time last week</text:p>
          </table:table-cell>
          <table:table-cell table:number-columns-repeated="3" office:value-type="string" calcext:value-type="string">
            <text:p>bf7d9bfd-ca37-4b1b-87f5-c69be920edcd</text:p>
          </table:table-cell>
          <table:table-cell table:number-columns-repeated="7"/>
        </table:table-row>
        <table:table-row table:style-name="ro1">
          <table:table-cell office:value-type="float" office:value="99.437269" calcext:value-type="float">
            <text:p>99.437269</text:p>
          </table:table-cell>
          <table:table-cell office:value-type="string" calcext:value-type="string">
            <text:p>no experience</text:p>
          </table:table-cell>
          <table:table-cell table:formula="of:=VLOOKUP([.B12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2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55c03a1-4a2a-45e2-8ed7-03fb30314bdb</text:p>
          </table:table-cell>
          <table:table-cell table:number-columns-repeated="7"/>
        </table:table-row>
        <table:table-row table:style-name="ro1">
          <table:table-cell office:value-type="float" office:value="75.426458" calcext:value-type="float">
            <text:p>75.426458</text:p>
          </table:table-cell>
          <table:table-cell office:value-type="string" calcext:value-type="string">
            <text:p>used on a class project</text:p>
          </table:table-cell>
          <table:table-cell table:formula="of:=VLOOKUP([.B126];[.$Q$1:.$R$5];2;0)" office:value-type="float" office:value="2" calcext:value-type="float">
            <text:p>2</text:p>
          </table:table-cell>
          <table:table-cell office:value-type="float" office:value="3" calcext:value-type="float">
            <text:p>3</text:p>
          </table:table-cell>
          <table:table-cell office:value-type="string" calcext:value-type="string">
            <text:p>learned in class or from book</text:p>
          </table:table-cell>
          <table:table-cell table:formula="of:=VLOOKUP([.E1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55e8d636-d652-4f0c-be33-e68e78ceefcb</text:p>
          </table:table-cell>
          <table:table-cell table:number-columns-repeated="7"/>
        </table:table-row>
        <table:table-row table:style-name="ro1">
          <table:table-cell office:value-type="float" office:value="14.193783" calcext:value-type="float">
            <text:p>14.193783</text:p>
          </table:table-cell>
          <table:table-cell office:value-type="string" calcext:value-type="string">
            <text:p>used on a class project</text:p>
          </table:table-cell>
          <table:table-cell table:formula="of:=VLOOKUP([.B12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27];[.$Q$1:.$R$5];2;0)" office:value-type="float" office:value="2" calcext:value-type="float">
            <text:p>2</text:p>
          </table:table-cell>
          <table:table-cell office:value-type="float" office:value="0" calcext:value-type="float">
            <text:p>0</text:p>
          </table:table-cell>
          <table:table-cell/>
          <table:table-cell table:number-columns-repeated="3" office:value-type="string" calcext:value-type="string">
            <text:p>279d674a-b893-47f9-92ec-d162aa37f045</text:p>
          </table:table-cell>
          <table:table-cell table:number-columns-repeated="7"/>
        </table:table-row>
        <table:table-row table:style-name="ro1">
          <table:table-cell office:value-type="float" office:value="44.55013" calcext:value-type="float">
            <text:p>44.55013</text:p>
          </table:table-cell>
          <table:table-cell office:value-type="string" calcext:value-type="string">
            <text:p>learned in class or from book</text:p>
          </table:table-cell>
          <table:table-cell table:formula="of:=VLOOKUP([.B128];[.$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8];[.$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9c9c12c6-2e83-4a0c-8104-bb4fe03f5f55</text:p>
          </table:table-cell>
          <table:table-cell table:number-columns-repeated="7"/>
        </table:table-row>
        <table:table-row table:style-name="ro1">
          <table:table-cell office:value-type="float" office:value="40.358458" calcext:value-type="float">
            <text:p>40.358458</text:p>
          </table:table-cell>
          <table:table-cell office:value-type="string" calcext:value-type="string">
            <text:p>used on multiple projects in industry</text:p>
          </table:table-cell>
          <table:table-cell table:formula="of:=VLOOKUP([.B129];[.$Q$1:.$R$5];2;0)" office:value-type="float" office:value="4" calcext:value-type="float">
            <text:p>4</text:p>
          </table:table-cell>
          <table:table-cell office:value-type="float" office:value="12" calcext:value-type="float">
            <text:p>12</text:p>
          </table:table-cell>
          <table:table-cell office:value-type="string" calcext:value-type="string">
            <text:p>no experience</text:p>
          </table:table-cell>
          <table:table-cell table:formula="of:=VLOOKUP([.E129];[.$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39b10480-d4c8-4e1f-831f-bc4b0fcf3ff6</text:p>
          </table:table-cell>
          <table:table-cell table:number-columns-repeated="7"/>
        </table:table-row>
        <table:table-row table:style-name="ro1">
          <table:table-cell office:value-type="float" office:value="46.521099" calcext:value-type="float">
            <text:p>46.521099</text:p>
          </table:table-cell>
          <table:table-cell office:value-type="string" calcext:value-type="string">
            <text:p>used on a class project</text:p>
          </table:table-cell>
          <table:table-cell table:formula="of:=VLOOKUP([.B130];[.$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0];[.$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2693196-173a-409d-bbf4-b5114304e8b9</text:p>
          </table:table-cell>
          <table:table-cell table:number-columns-repeated="7"/>
        </table:table-row>
        <table:table-row table:style-name="ro1">
          <table:table-cell office:value-type="float" office:value="15.210212" calcext:value-type="float">
            <text:p>15.210212</text:p>
          </table:table-cell>
          <table:table-cell office:value-type="string" calcext:value-type="string">
            <text:p>learned in class or from book</text:p>
          </table:table-cell>
          <table:table-cell table:formula="of:=VLOOKUP([.B13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31];[.$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5000d3e3-5475-4fc7-8473-323f91c33295</text:p>
          </table:table-cell>
          <table:table-cell table:number-columns-repeated="7"/>
        </table:table-row>
        <table:table-row table:style-name="ro1">
          <table:table-cell office:value-type="float" office:value="71.258502" calcext:value-type="float">
            <text:p>71.258502</text:p>
          </table:table-cell>
          <table:table-cell office:value-type="string" calcext:value-type="string">
            <text:p>no experience</text:p>
          </table:table-cell>
          <table:table-cell table:formula="of:=VLOOKUP([.B13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2];[.$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34b22f4-ef21-405b-9772-5d5b7027bb0d</text:p>
          </table:table-cell>
          <table:table-cell table:number-columns-repeated="7"/>
        </table:table-row>
        <table:table-row table:style-name="ro1">
          <table:table-cell office:value-type="float" office:value="35.936942" calcext:value-type="float">
            <text:p>35.936942</text:p>
          </table:table-cell>
          <table:table-cell office:value-type="string" calcext:value-type="string">
            <text:p>no experience</text:p>
          </table:table-cell>
          <table:table-cell table:formula="of:=VLOOKUP([.B13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dcaa55e-38ae-428e-a1c1-b378cb31a99c</text:p>
          </table:table-cell>
          <table:table-cell table:number-columns-repeated="7"/>
        </table:table-row>
        <table:table-row table:style-name="ro1">
          <table:table-cell office:value-type="float" office:value="82.397001" calcext:value-type="float">
            <text:p>82.397001</text:p>
          </table:table-cell>
          <table:table-cell office:value-type="string" calcext:value-type="string">
            <text:p>no experience</text:p>
          </table:table-cell>
          <table:table-cell table:formula="of:=VLOOKUP([.B134];[.$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34];[.$Q$1:.$R$5];2;0)" office:value-type="float" office:value="1" calcext:value-type="float">
            <text:p>1</text:p>
          </table:table-cell>
          <table:table-cell office:value-type="float" office:value="0.25" calcext:value-type="float">
            <text:p>0.25</text:p>
          </table:table-cell>
          <table:table-cell office:value-type="string" calcext:value-type="string">
            <text:p>ER</text:p>
          </table:table-cell>
          <table:table-cell table:number-columns-repeated="3" office:value-type="string" calcext:value-type="string">
            <text:p>ce847a5a-133b-4eee-ac7d-fe008c2dc753</text:p>
          </table:table-cell>
          <table:table-cell table:number-columns-repeated="7"/>
        </table:table-row>
        <table:table-row table:style-name="ro1">
          <table:table-cell office:value-type="float" office:value="32.577468" calcext:value-type="float">
            <text:p>32.577468</text:p>
          </table:table-cell>
          <table:table-cell office:value-type="string" calcext:value-type="string">
            <text:p>no experience</text:p>
          </table:table-cell>
          <table:table-cell table:formula="of:=VLOOKUP([.B13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5];[.$Q$1:.$R$5];2;0)" office:value-type="float" office:value="0" calcext:value-type="float">
            <text:p>0</text:p>
          </table:table-cell>
          <table:table-cell office:value-type="float" office:value="0" calcext:value-type="float">
            <text:p>0</text:p>
          </table:table-cell>
          <table:table-cell office:value-type="string" calcext:value-type="string">
            <text:p>no one</text:p>
          </table:table-cell>
          <table:table-cell table:number-columns-repeated="3" office:value-type="string" calcext:value-type="string">
            <text:p>18104a50-6d19-4dbd-9f6a-70e4f4bf52c4</text:p>
          </table:table-cell>
          <table:table-cell table:number-columns-repeated="7"/>
        </table:table-row>
        <table:table-row table:style-name="ro1">
          <table:table-cell office:value-type="float" office:value="110.484809" calcext:value-type="float">
            <text:p>110.484809</text:p>
          </table:table-cell>
          <table:table-cell office:value-type="string" calcext:value-type="string">
            <text:p>learned in class or from book</text:p>
          </table:table-cell>
          <table:table-cell table:formula="of:=VLOOKUP([.B136];[.$Q$1:.$R$5];2;0)" office:value-type="float" office:value="1" calcext:value-type="float">
            <text:p>1</text:p>
          </table:table-cell>
          <table:table-cell office:value-type="float" office:value="1.5" calcext:value-type="float">
            <text:p>1.5</text:p>
          </table:table-cell>
          <table:table-cell office:value-type="string" calcext:value-type="string">
            <text:p>no experience</text:p>
          </table:table-cell>
          <table:table-cell table:formula="of:=VLOOKUP([.E136];[.$Q$1:.$R$5];2;0)" office:value-type="float" office:value="0" calcext:value-type="float">
            <text:p>0</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b67ef1df-783a-46e6-bd6f-f164a35a9f65</text:p>
          </table:table-cell>
          <table:table-cell table:number-columns-repeated="7"/>
        </table:table-row>
        <table:table-row table:style-name="ro1">
          <table:table-cell table:number-columns-repeated="2"/>
          <table:table-cell table:style-name="ce4" table:formula="of:=SUM([.C1:.C136])/136" office:value-type="float" office:value="1.63970588235294" calcext:value-type="float">
            <text:p>1.64</text:p>
          </table:table-cell>
          <table:table-cell table:style-name="ce4" table:formula="of:=SUM([.D1:.D136])/136" office:value-type="float" office:value="2.25735294117647" calcext:value-type="float">
            <text:p>2.26</text:p>
          </table:table-cell>
          <table:table-cell/>
          <table:table-cell table:style-name="ce4" table:formula="of:=SUM([.F1:.F136])/136" office:value-type="float" office:value="1.16176470588235" calcext:value-type="float">
            <text:p>1.16</text:p>
          </table:table-cell>
          <table:table-cell table:style-name="ce4" table:formula="of:=SUM([.G1:.G136])/136" office:value-type="float" office:value="1.19669117647059" calcext:value-type="float">
            <text:p>1.20</text:p>
          </table:table-cell>
          <table:table-cell table:number-columns-repeated="11"/>
        </table:table-row>
        <table:table-row table:style-name="ro7">
          <table:table-cell/>
          <table:table-cell table:style-name="ce3" office:value-type="string" calcext:value-type="string">
            <text:p>Please rate your **programming** experience with respect to the following 5-point levels:</text:p>
          </table:table-cell>
          <table:table-cell table:style-name="ce5"/>
          <table:table-cell table:style-name="ce3" office:value-type="string" calcext:value-type="string">
            <text:p>How many years of programming experience do you have?</text:p>
          </table:table-cell>
          <table:table-cell table:style-name="ce3" office:value-type="string" calcext:value-type="string">
            <text:p>Please rate your **modelling** experience with respect to the following 5-point levels:</text:p>
          </table:table-cell>
          <table:table-cell table:style-name="ce5"/>
          <table:table-cell table:style-name="ce3" office:value-type="string" calcext:value-type="string">
            <text:p>How many years of modelling experience do you have?</text:p>
          </table:table-cell>
          <table:table-cell table:style-name="ce3" office:value-type="string" calcext:value-type="string">
            <text:p>Which graphical modeling languages are you familiar with (e.g., UML, ER, etc.)?</text:p>
          </table:table-cell>
          <table:table-cell table:number-columns-repeated="10"/>
        </table:table-row>
      </table:table>
      <table:table table:name="Correctness &amp; Duration" table:style-name="ta1">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0" table:default-cell-style-name="Default"/>
        <table:table-column table:style-name="co34" table:default-cell-style-name="ce9"/>
        <table:table-column table:style-name="co35" table:default-cell-style-name="Default"/>
        <table:table-column table:style-name="co36" table:default-cell-style-name="Default"/>
        <table:table-column table:style-name="co37" table:default-cell-style-name="Default"/>
        <table:table-column table:style-name="co34" table:default-cell-style-name="ce9"/>
        <table:table-column table:style-name="co38" table:default-cell-style-name="Default"/>
        <table:table-column table:style-name="co36" table:default-cell-style-name="Default"/>
        <table:table-column table:style-name="co37" table:default-cell-style-name="Default"/>
        <table:table-column table:style-name="co34" table:default-cell-style-name="ce9"/>
        <table:table-column table:style-name="co39" table:default-cell-style-name="Default"/>
        <table:table-column table:style-name="co36" table:default-cell-style-name="Default"/>
        <table:table-column table:style-name="co37" table:default-cell-style-name="Default"/>
        <table:table-row table:style-name="ro1">
          <table:table-cell table:number-columns-repeated="6"/>
          <table:table-cell table:style-name="ce11" office:value-type="string" calcext:value-type="string">
            <text:p>Simple</text:p>
          </table:table-cell>
          <table:table-cell table:style-name="ce11"/>
          <table:table-cell/>
          <table:table-cell table:style-name="ce10"/>
          <table:table-cell table:style-name="ce11" office:value-type="string" calcext:value-type="string">
            <text:p>Medium</text:p>
          </table:table-cell>
          <table:table-cell table:style-name="ce11"/>
          <table:table-cell table:number-columns-repeated="2"/>
          <table:table-cell table:style-name="ce11" office:value-type="string" calcext:value-type="string">
            <text:p>Complex</text:p>
          </table:table-cell>
          <table:table-cell table:number-columns-repeated="2"/>
        </table:table-row>
        <table:table-row table:style-name="ro1">
          <table:table-cell table:style-name="ce6" office:value-type="string" calcext:value-type="string">
            <text:p>Correct</text:p>
          </table:table-cell>
          <table:table-cell table:style-name="ce6" office:value-type="string" calcext:value-type="string">
            <text:p>Duration</text:p>
          </table:table-cell>
          <table:table-cell table:style-name="ce6" office:value-type="string" calcext:value-type="string">
            <text:p>Question</text:p>
          </table:table-cell>
          <table:table-cell table:style-name="ce6"/>
          <table:table-cell table:style-name="ce8" office:value-type="string" calcext:value-type="string">
            <text:p>Question</text:p>
          </table:table-cell>
          <table:table-cell table:style-name="ce10" office:value-type="string" calcext:value-type="string">
            <text:p>S#</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M#</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C#</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row>
        <table:table-row table:style-name="ro1">
          <table:table-cell office:value-type="string" calcext:value-type="string">
            <text:p>G</text:p>
          </table:table-cell>
          <table:table-cell office:value-type="string" calcext:value-type="string">
            <text:p>E</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BPMN Q1</text:p>
          </table:table-cell>
          <table:table-cell table:formula="of:=COUNTA([Simple.A:.A])" office:value-type="float" office:value="141" calcext:value-type="float">
            <text:p>141</text:p>
          </table:table-cell>
          <table:table-cell table:style-name="ce13" table:formula="of:=COUNTIF(INDIRECT([.G$1]&amp;&quot;.&quot;&amp;[.$A3]&amp;&quot;1:&quot;&amp;[.$A3]&amp;[.F3]);&quot;true&quot;)/[.F3]" office:value-type="percentage" office:value="0.73758865248227" calcext:value-type="percentage">
            <text:p>73.76%</text:p>
          </table:table-cell>
          <table:table-cell table:style-name="ce14" table:formula="of:=SUM(INDIRECT([.G$1]&amp;&quot;.&quot;&amp;[.$B3]&amp;&quot;1:&quot;&amp;[.$B3]&amp;[.F3]))/[.F3]" office:value-type="currency" office:currency="secs" office:value="36.9694847801418" calcext:value-type="currency">
            <text:p>36.97 secs</text:p>
          </table:table-cell>
          <table:table-cell table:style-name="ce14" table:formula="of:=SUMIF(INDIRECT([.G$1]&amp;&quot;.&quot;&amp;[.$A3]&amp;&quot;1:&quot;&amp;[.$A3]&amp;[.F3]);&quot;true&quot;;INDIRECT([.G$1]&amp;&quot;.&quot;&amp;[.$B3]&amp;&quot;1:&quot;&amp;[.$B3]&amp;[.F3]))/COUNTIF(INDIRECT([.G$1]&amp;&quot;.&quot;&amp;[.$A3]&amp;&quot;1:&quot;&amp;[.$A3]&amp;[.F3]);&quot;true&quot;)" office:value-type="currency" office:currency="secs" office:value="38.3929983557692" calcext:value-type="currency">
            <text:p>38.39 secs</text:p>
          </table:table-cell>
          <table:table-cell table:formula="of:=COUNTA([Medium.B:.B])" office:value-type="float" office:value="137" calcext:value-type="float">
            <text:p>137</text:p>
          </table:table-cell>
          <table:table-cell table:style-name="ce13" table:formula="of:=COUNTIF(INDIRECT([.K$1]&amp;&quot;.&quot;&amp;[.$A3]&amp;&quot;1:&quot;&amp;[.$A3]&amp;[.J3]);&quot;true&quot;)/[.J3]" office:value-type="percentage" office:value="0.868613138686131" calcext:value-type="percentage">
            <text:p>86.86%</text:p>
          </table:table-cell>
          <table:table-cell table:style-name="ce15" table:formula="of:=SUM(INDIRECT([.K$1]&amp;&quot;.&quot;&amp;[.$B3]&amp;&quot;1:&quot;&amp;[.$B3]&amp;[.J3]))/[.J3]" office:value-type="currency" office:currency="secs" office:value="33.441940890511" calcext:value-type="currency">
            <text:p>33.44 secs</text:p>
          </table:table-cell>
          <table:table-cell table:style-name="ce15" table:formula="of:=SUMIF(INDIRECT([.K$1]&amp;&quot;.&quot;&amp;[.$A3]&amp;&quot;1:&quot;&amp;[.$A3]&amp;[.J3]);&quot;true&quot;;INDIRECT([.K$1]&amp;&quot;.&quot;&amp;[.$B3]&amp;&quot;1:&quot;&amp;[.$B3]&amp;[.J3]))/COUNTIF(INDIRECT([.K$1]&amp;&quot;.&quot;&amp;[.$A3]&amp;&quot;1:&quot;&amp;[.$A3]&amp;[.J3]);&quot;true&quot;)" office:value-type="currency" office:currency="secs" office:value="34.0767210672269" calcext:value-type="currency">
            <text:p>34.08 secs</text:p>
          </table:table-cell>
          <table:table-cell table:formula="of:=COUNTA([Complex.C:.C])" office:value-type="float" office:value="126" calcext:value-type="float">
            <text:p>126</text:p>
          </table:table-cell>
          <table:table-cell table:style-name="ce12" table:formula="of:=COUNTIF(INDIRECT([.O$1]&amp;&quot;.&quot;&amp;[.$A3]&amp;&quot;1:&quot;&amp;[.$A3]&amp;[.N3]);&quot;true&quot;)/[.N3]" office:value-type="percentage" office:value="0.666666666666667" calcext:value-type="percentage">
            <text:p>66.67%</text:p>
          </table:table-cell>
          <table:table-cell table:style-name="ce15" table:formula="of:=SUM(INDIRECT([.O$1]&amp;&quot;.&quot;&amp;[.$B3]&amp;&quot;1:&quot;&amp;[.$B3]&amp;[.N3]))/[.N3]" office:value-type="currency" office:currency="secs" office:value="70.2223002460317" calcext:value-type="currency">
            <text:p>70.22 secs</text:p>
          </table:table-cell>
          <table:table-cell table:style-name="ce15" table:formula="of:=SUMIF(INDIRECT([.O$1]&amp;&quot;.&quot;&amp;[.$A3]&amp;&quot;1:&quot;&amp;[.$A3]&amp;[.N3]);&quot;true&quot;;INDIRECT([.O$1]&amp;&quot;.&quot;&amp;[.$B3]&amp;&quot;1:&quot;&amp;[.$B3]&amp;[.N3]))/COUNTIF(INDIRECT([.O$1]&amp;&quot;.&quot;&amp;[.$A3]&amp;&quot;1:&quot;&amp;[.$A3]&amp;[.N3]);&quot;true&quot;)" office:value-type="currency" office:currency="secs" office:value="73.5616567976191" calcext:value-type="currency">
            <text:p>73.56 secs</text:p>
          </table:table-cell>
        </table:table-row>
        <table:table-row table:style-name="ro1">
          <table:table-cell office:value-type="string" calcext:value-type="string">
            <text:p>J</text:p>
          </table:table-cell>
          <table:table-cell office:value-type="string" calcext:value-type="string">
            <text:p>H</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BPMN Q2</text:p>
          </table:table-cell>
          <table:table-cell table:formula="of:=COUNTA([Simple.A:.A])" office:value-type="float" office:value="141" calcext:value-type="float">
            <text:p>141</text:p>
          </table:table-cell>
          <table:table-cell table:style-name="ce13" table:formula="of:=COUNTIF(INDIRECT([.G$1]&amp;&quot;.&quot;&amp;[.$A4]&amp;&quot;1:&quot;&amp;[.$A4]&amp;[.F4]);&quot;true&quot;)/[.F4]" office:value-type="percentage" office:value="0.730496453900709" calcext:value-type="percentage">
            <text:p>73.05%</text:p>
          </table:table-cell>
          <table:table-cell table:style-name="ce14" table:formula="of:=SUM(INDIRECT([.G$1]&amp;&quot;.&quot;&amp;[.$B4]&amp;&quot;1:&quot;&amp;[.$B4]&amp;[.F4]))/[.F4]" office:value-type="currency" office:currency="secs" office:value="20.7603413120567" calcext:value-type="currency">
            <text:p>20.76 secs</text:p>
          </table:table-cell>
          <table:table-cell table:style-name="ce14" table:formula="of:=SUMIF(INDIRECT([.G$1]&amp;&quot;.&quot;&amp;[.$A4]&amp;&quot;1:&quot;&amp;[.$A4]&amp;[.F4]);&quot;true&quot;;INDIRECT([.G$1]&amp;&quot;.&quot;&amp;[.$B4]&amp;&quot;1:&quot;&amp;[.$B4]&amp;[.F4]))/COUNTIF(INDIRECT([.G$1]&amp;&quot;.&quot;&amp;[.$A4]&amp;&quot;1:&quot;&amp;[.$A4]&amp;[.F4]);&quot;true&quot;)" office:value-type="currency" office:currency="secs" office:value="20.4815089029126" calcext:value-type="currency">
            <text:p>20.48 secs</text:p>
          </table:table-cell>
          <table:table-cell table:formula="of:=COUNTA([Medium.B:.B])" office:value-type="float" office:value="137" calcext:value-type="float">
            <text:p>137</text:p>
          </table:table-cell>
          <table:table-cell table:style-name="ce13" table:formula="of:=COUNTIF(INDIRECT([.K$1]&amp;&quot;.&quot;&amp;[.$A4]&amp;&quot;1:&quot;&amp;[.$A4]&amp;[.J4]);&quot;true&quot;)/[.J4]" office:value-type="percentage" office:value="0.883211678832117" calcext:value-type="percentage">
            <text:p>88.32%</text:p>
          </table:table-cell>
          <table:table-cell table:style-name="ce15" table:formula="of:=SUM(INDIRECT([.K$1]&amp;&quot;.&quot;&amp;[.$B4]&amp;&quot;1:&quot;&amp;[.$B4]&amp;[.J4]))/[.J4]" office:value-type="currency" office:currency="secs" office:value="19.3260916277372" calcext:value-type="currency">
            <text:p>19.33 secs</text:p>
          </table:table-cell>
          <table:table-cell table:style-name="ce14" table:formula="of:=SUMIF(INDIRECT([.K$1]&amp;&quot;.&quot;&amp;[.$A4]&amp;&quot;1:&quot;&amp;[.$A4]&amp;[.J4]);&quot;true&quot;;INDIRECT([.K$1]&amp;&quot;.&quot;&amp;[.$B4]&amp;&quot;1:&quot;&amp;[.$B4]&amp;[.J4]))/COUNTIF(INDIRECT([.K$1]&amp;&quot;.&quot;&amp;[.$A4]&amp;&quot;1:&quot;&amp;[.$A4]&amp;[.J4]);&quot;true&quot;)" office:value-type="currency" office:currency="secs" office:value="19.1852134049587" calcext:value-type="currency">
            <text:p>19.19 secs</text:p>
          </table:table-cell>
          <table:table-cell table:formula="of:=COUNTA([Complex.C:.C])" office:value-type="float" office:value="126" calcext:value-type="float">
            <text:p>126</text:p>
          </table:table-cell>
          <table:table-cell table:style-name="ce13" table:formula="of:=COUNTIF(INDIRECT([.O$1]&amp;&quot;.&quot;&amp;[.$A4]&amp;&quot;1:&quot;&amp;[.$A4]&amp;[.N4]);&quot;true&quot;)/[.N4]" office:value-type="percentage" office:value="0.579365079365079" calcext:value-type="percentage">
            <text:p>57.94%</text:p>
          </table:table-cell>
          <table:table-cell table:style-name="ce15" table:formula="of:=SUM(INDIRECT([.O$1]&amp;&quot;.&quot;&amp;[.$B4]&amp;&quot;1:&quot;&amp;[.$B4]&amp;[.N4]))/[.N4]" office:value-type="currency" office:currency="secs" office:value="38.8551367301587" calcext:value-type="currency">
            <text:p>38.86 secs</text:p>
          </table:table-cell>
          <table:table-cell table:style-name="ce15" table:formula="of:=SUMIF(INDIRECT([.O$1]&amp;&quot;.&quot;&amp;[.$A4]&amp;&quot;1:&quot;&amp;[.$A4]&amp;[.N4]);&quot;true&quot;;INDIRECT([.O$1]&amp;&quot;.&quot;&amp;[.$B4]&amp;&quot;1:&quot;&amp;[.$B4]&amp;[.N4]))/COUNTIF(INDIRECT([.O$1]&amp;&quot;.&quot;&amp;[.$A4]&amp;&quot;1:&quot;&amp;[.$A4]&amp;[.N4]);&quot;true&quot;)" office:value-type="currency" office:currency="secs" office:value="40.9634164246575" calcext:value-type="currency">
            <text:p>40.96 secs</text:p>
          </table:table-cell>
        </table:table-row>
        <table:table-row table:style-name="ro1">
          <table:table-cell office:value-type="string" calcext:value-type="string">
            <text:p>M</text:p>
          </table:table-cell>
          <table:table-cell office:value-type="string" calcext:value-type="string">
            <text:p>K</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BPMN Q3</text:p>
          </table:table-cell>
          <table:table-cell table:formula="of:=COUNTA([Simple.A:.A])" office:value-type="float" office:value="141" calcext:value-type="float">
            <text:p>141</text:p>
          </table:table-cell>
          <table:table-cell table:style-name="ce13" table:formula="of:=COUNTIF(INDIRECT([.G$1]&amp;&quot;.&quot;&amp;[.$A5]&amp;&quot;1:&quot;&amp;[.$A5]&amp;[.F5]);&quot;true&quot;)/[.F5]" office:value-type="percentage" office:value="0.836879432624114" calcext:value-type="percentage">
            <text:p>83.69%</text:p>
          </table:table-cell>
          <table:table-cell table:style-name="ce31" table:formula="of:=SUM(INDIRECT([.G$1]&amp;&quot;.&quot;&amp;[.$B5]&amp;&quot;1:&quot;&amp;[.$B5]&amp;[.F5]))/[.F5]" office:value-type="currency" office:currency="secs" office:value="13.7631928014184" calcext:value-type="currency">
            <text:p>13.76 secs</text:p>
          </table:table-cell>
          <table:table-cell table:style-name="ce14" table:formula="of:=SUMIF(INDIRECT([.G$1]&amp;&quot;.&quot;&amp;[.$A5]&amp;&quot;1:&quot;&amp;[.$A5]&amp;[.F5]);&quot;true&quot;;INDIRECT([.G$1]&amp;&quot;.&quot;&amp;[.$B5]&amp;&quot;1:&quot;&amp;[.$B5]&amp;[.F5]))/COUNTIF(INDIRECT([.G$1]&amp;&quot;.&quot;&amp;[.$A5]&amp;&quot;1:&quot;&amp;[.$A5]&amp;[.F5]);&quot;true&quot;)" office:value-type="currency" office:currency="secs" office:value="13.2437836694915" calcext:value-type="currency">
            <text:p>13.24 secs</text:p>
          </table:table-cell>
          <table:table-cell table:formula="of:=COUNTA([Medium.B:.B])" office:value-type="float" office:value="137" calcext:value-type="float">
            <text:p>137</text:p>
          </table:table-cell>
          <table:table-cell table:style-name="ce13" table:formula="of:=COUNTIF(INDIRECT([.K$1]&amp;&quot;.&quot;&amp;[.$A5]&amp;&quot;1:&quot;&amp;[.$A5]&amp;[.J5]);&quot;true&quot;)/[.J5]" office:value-type="percentage" office:value="0.948905109489051" calcext:value-type="percentage">
            <text:p>94.89%</text:p>
          </table:table-cell>
          <table:table-cell table:style-name="ce15" table:formula="of:=SUM(INDIRECT([.K$1]&amp;&quot;.&quot;&amp;[.$B5]&amp;&quot;1:&quot;&amp;[.$B5]&amp;[.J5]))/[.J5]" office:value-type="currency" office:currency="secs" office:value="8.72943523357664" calcext:value-type="currency">
            <text:p>8.73 secs</text:p>
          </table:table-cell>
          <table:table-cell table:style-name="ce15" table:formula="of:=SUMIF(INDIRECT([.K$1]&amp;&quot;.&quot;&amp;[.$A5]&amp;&quot;1:&quot;&amp;[.$A5]&amp;[.J5]);&quot;true&quot;;INDIRECT([.K$1]&amp;&quot;.&quot;&amp;[.$B5]&amp;&quot;1:&quot;&amp;[.$B5]&amp;[.J5]))/COUNTIF(INDIRECT([.K$1]&amp;&quot;.&quot;&amp;[.$A5]&amp;&quot;1:&quot;&amp;[.$A5]&amp;[.J5]);&quot;true&quot;)" office:value-type="currency" office:currency="secs" office:value="8.43880513076923" calcext:value-type="currency">
            <text:p>8.44 secs</text:p>
          </table:table-cell>
          <table:table-cell table:formula="of:=COUNTA([Complex.C:.C])" office:value-type="float" office:value="126" calcext:value-type="float">
            <text:p>126</text:p>
          </table:table-cell>
          <table:table-cell table:style-name="ce13" table:formula="of:=COUNTIF(INDIRECT([.O$1]&amp;&quot;.&quot;&amp;[.$A5]&amp;&quot;1:&quot;&amp;[.$A5]&amp;[.N5]);&quot;true&quot;)/[.N5]" office:value-type="percentage" office:value="0.619047619047619" calcext:value-type="percentage">
            <text:p>61.90%</text:p>
          </table:table-cell>
          <table:table-cell table:style-name="ce15" table:formula="of:=SUM(INDIRECT([.O$1]&amp;&quot;.&quot;&amp;[.$B5]&amp;&quot;1:&quot;&amp;[.$B5]&amp;[.N5]))/[.N5]" office:value-type="currency" office:currency="secs" office:value="23.6599303015873" calcext:value-type="currency">
            <text:p>23.66 secs</text:p>
          </table:table-cell>
          <table:table-cell table:style-name="ce15" table:formula="of:=SUMIF(INDIRECT([.O$1]&amp;&quot;.&quot;&amp;[.$A5]&amp;&quot;1:&quot;&amp;[.$A5]&amp;[.N5]);&quot;true&quot;;INDIRECT([.O$1]&amp;&quot;.&quot;&amp;[.$B5]&amp;&quot;1:&quot;&amp;[.$B5]&amp;[.N5]))/COUNTIF(INDIRECT([.O$1]&amp;&quot;.&quot;&amp;[.$A5]&amp;&quot;1:&quot;&amp;[.$A5]&amp;[.N5]);&quot;true&quot;)" office:value-type="currency" office:currency="secs" office:value="28.4703678589744" calcext:value-type="currency">
            <text:p>28.47 secs</text:p>
          </table:table-cell>
        </table:table-row>
        <table:table-row table:style-name="ro1">
          <table:table-cell office:value-type="string" calcext:value-type="string">
            <text:p>P</text:p>
          </table:table-cell>
          <table:table-cell office:value-type="string" calcext:value-type="string">
            <text:p>N</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BPMN Q4</text:p>
          </table:table-cell>
          <table:table-cell table:formula="of:=COUNTA([Simple.A:.A])" office:value-type="float" office:value="141" calcext:value-type="float">
            <text:p>141</text:p>
          </table:table-cell>
          <table:table-cell table:style-name="ce13" table:formula="of:=COUNTIF(INDIRECT([.G$1]&amp;&quot;.&quot;&amp;[.$A6]&amp;&quot;1:&quot;&amp;[.$A6]&amp;[.F6]);&quot;true&quot;)/[.F6]" office:value-type="percentage" office:value="0.524822695035461" calcext:value-type="percentage">
            <text:p>52.48%</text:p>
          </table:table-cell>
          <table:table-cell table:style-name="ce31" table:formula="of:=SUM(INDIRECT([.G$1]&amp;&quot;.&quot;&amp;[.$B6]&amp;&quot;1:&quot;&amp;[.$B6]&amp;[.F6]))/[.F6]" office:value-type="currency" office:currency="secs" office:value="34.6658996737589" calcext:value-type="currency">
            <text:p>34.67 secs</text:p>
          </table:table-cell>
          <table:table-cell table:style-name="ce33" table:formula="of:=SUMIF(INDIRECT([.G$1]&amp;&quot;.&quot;&amp;[.$A6]&amp;&quot;1:&quot;&amp;[.$A6]&amp;[.F6]);&quot;true&quot;;INDIRECT([.G$1]&amp;&quot;.&quot;&amp;[.$B6]&amp;&quot;1:&quot;&amp;[.$B6]&amp;[.F6]))/COUNTIF(INDIRECT([.G$1]&amp;&quot;.&quot;&amp;[.$A6]&amp;&quot;1:&quot;&amp;[.$A6]&amp;[.F6]);&quot;true&quot;)" office:value-type="currency" office:currency="secs" office:value="27.7748951216216" calcext:value-type="currency">
            <text:p>27.77 secs</text:p>
          </table:table-cell>
          <table:table-cell table:formula="of:=COUNTA([Medium.B:.B])" office:value-type="float" office:value="137" calcext:value-type="float">
            <text:p>137</text:p>
          </table:table-cell>
          <table:table-cell table:style-name="ce13" table:formula="of:=COUNTIF(INDIRECT([.K$1]&amp;&quot;.&quot;&amp;[.$A6]&amp;&quot;1:&quot;&amp;[.$A6]&amp;[.J6]);&quot;true&quot;)/[.J6]" office:value-type="percentage" office:value="0.868613138686131" calcext:value-type="percentage">
            <text:p>86.86%</text:p>
          </table:table-cell>
          <table:table-cell table:style-name="ce15" table:formula="of:=SUM(INDIRECT([.K$1]&amp;&quot;.&quot;&amp;[.$B6]&amp;&quot;1:&quot;&amp;[.$B6]&amp;[.J6]))/[.J6]" office:value-type="currency" office:currency="secs" office:value="27.6292406642336" calcext:value-type="currency">
            <text:p>27.63 secs</text:p>
          </table:table-cell>
          <table:table-cell table:style-name="ce15" table:formula="of:=SUMIF(INDIRECT([.K$1]&amp;&quot;.&quot;&amp;[.$A6]&amp;&quot;1:&quot;&amp;[.$A6]&amp;[.J6]);&quot;true&quot;;INDIRECT([.K$1]&amp;&quot;.&quot;&amp;[.$B6]&amp;&quot;1:&quot;&amp;[.$B6]&amp;[.J6]))/COUNTIF(INDIRECT([.K$1]&amp;&quot;.&quot;&amp;[.$A6]&amp;&quot;1:&quot;&amp;[.$A6]&amp;[.J6]);&quot;true&quot;)" office:value-type="currency" office:currency="secs" office:value="27.1058310756303" calcext:value-type="currency">
            <text:p>27.11 secs</text:p>
          </table:table-cell>
          <table:table-cell table:formula="of:=COUNTA([Complex.C:.C])" office:value-type="float" office:value="126" calcext:value-type="float">
            <text:p>126</text:p>
          </table:table-cell>
          <table:table-cell table:style-name="ce12" table:formula="of:=COUNTIF(INDIRECT([.O$1]&amp;&quot;.&quot;&amp;[.$A6]&amp;&quot;1:&quot;&amp;[.$A6]&amp;[.N6]);&quot;true&quot;)/[.N6]" office:value-type="percentage" office:value="0.650793650793651" calcext:value-type="percentage">
            <text:p>65.08%</text:p>
          </table:table-cell>
          <table:table-cell table:style-name="ce15" table:formula="of:=SUM(INDIRECT([.O$1]&amp;&quot;.&quot;&amp;[.$B6]&amp;&quot;1:&quot;&amp;[.$B6]&amp;[.N6]))/[.N6]" office:value-type="currency" office:currency="secs" office:value="50.1914252460318" calcext:value-type="currency">
            <text:p>50.19 secs</text:p>
          </table:table-cell>
          <table:table-cell table:style-name="ce15" table:formula="of:=SUMIF(INDIRECT([.O$1]&amp;&quot;.&quot;&amp;[.$A6]&amp;&quot;1:&quot;&amp;[.$A6]&amp;[.N6]);&quot;true&quot;;INDIRECT([.O$1]&amp;&quot;.&quot;&amp;[.$B6]&amp;&quot;1:&quot;&amp;[.$B6]&amp;[.N6]))/COUNTIF(INDIRECT([.O$1]&amp;&quot;.&quot;&amp;[.$A6]&amp;&quot;1:&quot;&amp;[.$A6]&amp;[.N6]);&quot;true&quot;)" office:value-type="currency" office:currency="secs" office:value="43.5447085121951" calcext:value-type="currency">
            <text:p>43.54 secs</text:p>
          </table:table-cell>
        </table:table-row>
        <table:table-row table:style-name="ro1">
          <table:table-cell office:value-type="string" calcext:value-type="string">
            <text:p>S</text:p>
          </table:table-cell>
          <table:table-cell office:value-type="string" calcext:value-type="string">
            <text:p>Q</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BPMN Q5</text:p>
          </table:table-cell>
          <table:table-cell table:formula="of:=COUNTA([Simple.A:.A])" office:value-type="float" office:value="141" calcext:value-type="float">
            <text:p>141</text:p>
          </table:table-cell>
          <table:table-cell table:style-name="ce12" table:formula="of:=COUNTIF(INDIRECT([.G$1]&amp;&quot;.&quot;&amp;[.$A7]&amp;&quot;1:&quot;&amp;[.$A7]&amp;[.F7]);&quot;true&quot;)/[.F7]" office:value-type="percentage" office:value="0.0638297872340426" calcext:value-type="percentage">
            <text:p>6.38%</text:p>
          </table:table-cell>
          <table:table-cell table:style-name="ce31" table:formula="of:=SUM(INDIRECT([.G$1]&amp;&quot;.&quot;&amp;[.$B7]&amp;&quot;1:&quot;&amp;[.$B7]&amp;[.F7]))/[.F7]" office:value-type="currency" office:currency="secs" office:value="33.247490035461" calcext:value-type="currency">
            <text:p>33.25 secs</text:p>
          </table:table-cell>
          <table:table-cell table:style-name="ce33" table:formula="of:=SUMIF(INDIRECT([.G$1]&amp;&quot;.&quot;&amp;[.$A7]&amp;&quot;1:&quot;&amp;[.$A7]&amp;[.F7]);&quot;true&quot;;INDIRECT([.G$1]&amp;&quot;.&quot;&amp;[.$B7]&amp;&quot;1:&quot;&amp;[.$B7]&amp;[.F7]))/COUNTIF(INDIRECT([.G$1]&amp;&quot;.&quot;&amp;[.$A7]&amp;&quot;1:&quot;&amp;[.$A7]&amp;[.F7]);&quot;true&quot;)" office:value-type="currency" office:currency="secs" office:value="31.3775626666667" calcext:value-type="currency">
            <text:p>31.38 secs</text:p>
          </table:table-cell>
          <table:table-cell table:formula="of:=COUNTA([Medium.B:.B])" office:value-type="float" office:value="137" calcext:value-type="float">
            <text:p>137</text:p>
          </table:table-cell>
          <table:table-cell table:style-name="ce12" table:formula="of:=COUNTIF(INDIRECT([.K$1]&amp;&quot;.&quot;&amp;[.$A7]&amp;&quot;1:&quot;&amp;[.$A7]&amp;[.J7]);&quot;true&quot;)/[.J7]" office:value-type="percentage" office:value="0.153284671532847" calcext:value-type="percentage">
            <text:p>15.33%</text:p>
          </table:table-cell>
          <table:table-cell table:style-name="ce15" table:formula="of:=SUM(INDIRECT([.K$1]&amp;&quot;.&quot;&amp;[.$B7]&amp;&quot;1:&quot;&amp;[.$B7]&amp;[.J7]))/[.J7]" office:value-type="currency" office:currency="secs" office:value="23.6298742773723" calcext:value-type="currency">
            <text:p>23.63 secs</text:p>
          </table:table-cell>
          <table:table-cell table:style-name="ce15" table:formula="of:=SUMIF(INDIRECT([.K$1]&amp;&quot;.&quot;&amp;[.$A7]&amp;&quot;1:&quot;&amp;[.$A7]&amp;[.J7]);&quot;true&quot;;INDIRECT([.K$1]&amp;&quot;.&quot;&amp;[.$B7]&amp;&quot;1:&quot;&amp;[.$B7]&amp;[.J7]))/COUNTIF(INDIRECT([.K$1]&amp;&quot;.&quot;&amp;[.$A7]&amp;&quot;1:&quot;&amp;[.$A7]&amp;[.J7]);&quot;true&quot;)" office:value-type="currency" office:currency="secs" office:value="21.6900071428571" calcext:value-type="currency">
            <text:p>21.69 secs</text:p>
          </table:table-cell>
          <table:table-cell table:formula="of:=COUNTA([Complex.C:.C])" office:value-type="float" office:value="126" calcext:value-type="float">
            <text:p>126</text:p>
          </table:table-cell>
          <table:table-cell table:style-name="ce12" table:formula="of:=COUNTIF(INDIRECT([.O$1]&amp;&quot;.&quot;&amp;[.$A7]&amp;&quot;1:&quot;&amp;[.$A7]&amp;[.N7]);&quot;true&quot;)/[.N7]" office:value-type="percentage" office:value="0.134920634920635" calcext:value-type="percentage">
            <text:p>13.49%</text:p>
          </table:table-cell>
          <table:table-cell table:style-name="ce15" table:formula="of:=SUM(INDIRECT([.O$1]&amp;&quot;.&quot;&amp;[.$B7]&amp;&quot;1:&quot;&amp;[.$B7]&amp;[.N7]))/[.N7]" office:value-type="currency" office:currency="secs" office:value="16.1420073809524" calcext:value-type="currency">
            <text:p>16.14 secs</text:p>
          </table:table-cell>
          <table:table-cell table:style-name="ce14" table:formula="of:=SUMIF(INDIRECT([.O$1]&amp;&quot;.&quot;&amp;[.$A7]&amp;&quot;1:&quot;&amp;[.$A7]&amp;[.N7]);&quot;true&quot;;INDIRECT([.O$1]&amp;&quot;.&quot;&amp;[.$B7]&amp;&quot;1:&quot;&amp;[.$B7]&amp;[.N7]))/COUNTIF(INDIRECT([.O$1]&amp;&quot;.&quot;&amp;[.$A7]&amp;&quot;1:&quot;&amp;[.$A7]&amp;[.N7]);&quot;true&quot;)" office:value-type="currency" office:currency="secs" office:value="12.4276067058824" calcext:value-type="currency">
            <text:p>12.43 secs</text:p>
          </table:table-cell>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AS</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9]&amp;&quot;1:&quot;&amp;[.$A9]&amp;[.F9]);&quot;true&quot;)/[.F9]" office:value-type="percentage" office:value="0.0212765957446809" calcext:value-type="percentage">
            <text:p>2.13%</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9]&amp;&quot;1:&quot;&amp;[.$A9]&amp;[.J9]);&quot;true&quot;)/[.J9]" office:value-type="percentage" office:value="0.0875912408759124" calcext:value-type="percentage">
            <text:p>8.76%</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9]&amp;&quot;1:&quot;&amp;[.$A9]&amp;[.N9]);&quot;true&quot;)/[.N9]" office:value-type="percentage" office:value="0.0238095238095238" calcext:value-type="percentage">
            <text:p>2.38%</text:p>
          </table:table-cell>
          <table:table-cell table:style-name="ce15" table:number-columns-repeated="2"/>
        </table:table-row>
        <table:table-row table:style-name="ro1">
          <table:table-cell office:value-type="string" calcext:value-type="string">
            <text:p>AU</text:p>
          </table:table-cell>
          <table:table-cell/>
          <table:table-cell office:value-type="string" calcext:value-type="string">
            <text:p>Without Q5</text:p>
          </table:table-cell>
          <table:table-cell table:number-columns-repeated="2"/>
          <table:table-cell table:formula="of:=COUNTA([Simple.A:.A])" office:value-type="float" office:value="141" calcext:value-type="float">
            <text:p>141</text:p>
          </table:table-cell>
          <table:table-cell table:style-name="ce12" table:formula="of:=COUNTIF(INDIRECT([.G$1]&amp;&quot;.&quot;&amp;[.$A10]&amp;&quot;1:&quot;&amp;[.$A10]&amp;[.F10]);&quot;true&quot;)/[.F10]" office:value-type="percentage" office:value="0.319148936170213" calcext:value-type="percentage">
            <text:p>31.91%</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10]&amp;&quot;1:&quot;&amp;[.$A10]&amp;[.J10]);&quot;true&quot;)/[.J10]" office:value-type="percentage" office:value="0.708029197080292" calcext:value-type="percentage">
            <text:p>70.80%</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10]&amp;&quot;1:&quot;&amp;[.$A10]&amp;[.N10]);&quot;true&quot;)/[.N10]" office:value-type="percentage" office:value="0.26984126984127" calcext:value-type="percentage">
            <text:p>26.98%</text:p>
          </table:table-cell>
          <table:table-cell table:style-name="ce15" table:number-columns-repeated="2"/>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Y</text:p>
          </table:table-cell>
          <table:table-cell office:value-type="string" calcext:value-type="string">
            <text:p>W</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CPEE Q1</text:p>
          </table:table-cell>
          <table:table-cell table:formula="of:=COUNTA([Simple.A:.A])" office:value-type="float" office:value="141" calcext:value-type="float">
            <text:p>141</text:p>
          </table:table-cell>
          <table:table-cell table:style-name="ce12" table:formula="of:=COUNTIF(INDIRECT([.G$1]&amp;&quot;.&quot;&amp;[.$A12]&amp;&quot;1:&quot;&amp;[.$A12]&amp;[.F12]);&quot;true&quot;)/[.F12]" office:value-type="percentage" office:value="0.595744680851064" calcext:value-type="percentage">
            <text:p>59.57%</text:p>
          </table:table-cell>
          <table:table-cell table:style-name="ce15" table:formula="of:=SUM(INDIRECT([.G$1]&amp;&quot;.&quot;&amp;[.$B12]&amp;&quot;1:&quot;&amp;[.$B12]&amp;[.F12]))/[.F12]" office:value-type="currency" office:currency="secs" office:value="42.6164598510638" calcext:value-type="currency">
            <text:p>42.62 secs</text:p>
          </table:table-cell>
          <table:table-cell table:style-name="ce15" table:formula="of:=SUMIF(INDIRECT([.G$1]&amp;&quot;.&quot;&amp;[.$A12]&amp;&quot;1:&quot;&amp;[.$A12]&amp;[.F12]);&quot;true&quot;;INDIRECT([.G$1]&amp;&quot;.&quot;&amp;[.$B12]&amp;&quot;1:&quot;&amp;[.$B12]&amp;[.F12]))/COUNTIF(INDIRECT([.G$1]&amp;&quot;.&quot;&amp;[.$A12]&amp;&quot;1:&quot;&amp;[.$A12]&amp;[.F12]);&quot;true&quot;)" office:value-type="currency" office:currency="secs" office:value="45.6930138928571" calcext:value-type="currency">
            <text:p>45.69 secs</text:p>
          </table:table-cell>
          <table:table-cell table:formula="of:=COUNTA([Medium.B:.B])" office:value-type="float" office:value="137" calcext:value-type="float">
            <text:p>137</text:p>
          </table:table-cell>
          <table:table-cell table:style-name="ce12" table:formula="of:=COUNTIF(INDIRECT([.K$1]&amp;&quot;.&quot;&amp;[.$A12]&amp;&quot;1:&quot;&amp;[.$A12]&amp;[.J12]);&quot;true&quot;)/[.J12]" office:value-type="percentage" office:value="0.715328467153285" calcext:value-type="percentage">
            <text:p>71.53%</text:p>
          </table:table-cell>
          <table:table-cell table:style-name="ce15" table:formula="of:=SUM(INDIRECT([.K$1]&amp;&quot;.&quot;&amp;[.$B12]&amp;&quot;1:&quot;&amp;[.$B12]&amp;[.J12]))/[.J12]" office:value-type="currency" office:currency="secs" office:value="34.4970451824818" calcext:value-type="currency">
            <text:p>34.50 secs</text:p>
          </table:table-cell>
          <table:table-cell table:style-name="ce15" table:formula="of:=SUMIF(INDIRECT([.K$1]&amp;&quot;.&quot;&amp;[.$A12]&amp;&quot;1:&quot;&amp;[.$A12]&amp;[.J12]);&quot;true&quot;;INDIRECT([.K$1]&amp;&quot;.&quot;&amp;[.$B12]&amp;&quot;1:&quot;&amp;[.$B12]&amp;[.J12]))/COUNTIF(INDIRECT([.K$1]&amp;&quot;.&quot;&amp;[.$A12]&amp;&quot;1:&quot;&amp;[.$A12]&amp;[.J12]);&quot;true&quot;)" office:value-type="currency" office:currency="secs" office:value="34.3078588061225" calcext:value-type="currency">
            <text:p>34.31 secs</text:p>
          </table:table-cell>
          <table:table-cell table:formula="of:=COUNTA([Complex.C:.C])" office:value-type="float" office:value="126" calcext:value-type="float">
            <text:p>126</text:p>
          </table:table-cell>
          <table:table-cell table:style-name="ce13" table:formula="of:=COUNTIF(INDIRECT([.O$1]&amp;&quot;.&quot;&amp;[.$A12]&amp;&quot;1:&quot;&amp;[.$A12]&amp;[.N12]);&quot;true&quot;)/[.N12]" office:value-type="percentage" office:value="0.706349206349206" calcext:value-type="percentage">
            <text:p>70.63%</text:p>
          </table:table-cell>
          <table:table-cell table:style-name="ce14" table:formula="of:=SUM(INDIRECT([.O$1]&amp;&quot;.&quot;&amp;[.$B12]&amp;&quot;1:&quot;&amp;[.$B12]&amp;[.N12]))/[.N12]" office:value-type="currency" office:currency="secs" office:value="49.8270270476191" calcext:value-type="currency">
            <text:p>49.83 secs</text:p>
          </table:table-cell>
          <table:table-cell table:style-name="ce14" table:formula="of:=SUMIF(INDIRECT([.O$1]&amp;&quot;.&quot;&amp;[.$A12]&amp;&quot;1:&quot;&amp;[.$A12]&amp;[.N12]);&quot;true&quot;;INDIRECT([.O$1]&amp;&quot;.&quot;&amp;[.$B12]&amp;&quot;1:&quot;&amp;[.$B12]&amp;[.N12]))/COUNTIF(INDIRECT([.O$1]&amp;&quot;.&quot;&amp;[.$A12]&amp;&quot;1:&quot;&amp;[.$A12]&amp;[.N12]);&quot;true&quot;)" office:value-type="currency" office:currency="secs" office:value="53.6072381235955" calcext:value-type="currency">
            <text:p>53.61 secs</text:p>
          </table:table-cell>
        </table:table-row>
        <table:table-row table:style-name="ro1">
          <table:table-cell office:value-type="string" calcext:value-type="string">
            <text:p>AB</text:p>
          </table:table-cell>
          <table:table-cell office:value-type="string" calcext:value-type="string">
            <text:p>Z</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CPEE Q2</text:p>
          </table:table-cell>
          <table:table-cell table:formula="of:=COUNTA([Simple.A:.A])" office:value-type="float" office:value="141" calcext:value-type="float">
            <text:p>141</text:p>
          </table:table-cell>
          <table:table-cell table:style-name="ce12" table:formula="of:=COUNTIF(INDIRECT([.G$1]&amp;&quot;.&quot;&amp;[.$A13]&amp;&quot;1:&quot;&amp;[.$A13]&amp;[.F13]);&quot;true&quot;)/[.F13]" office:value-type="percentage" office:value="0.48936170212766" calcext:value-type="percentage">
            <text:p>48.94%</text:p>
          </table:table-cell>
          <table:table-cell table:style-name="ce15" table:formula="of:=SUM(INDIRECT([.G$1]&amp;&quot;.&quot;&amp;[.$B13]&amp;&quot;1:&quot;&amp;[.$B13]&amp;[.F13]))/[.F13]" office:value-type="currency" office:currency="secs" office:value="24.3437475531915" calcext:value-type="currency">
            <text:p>24.34 secs</text:p>
          </table:table-cell>
          <table:table-cell table:style-name="ce15" table:formula="of:=SUMIF(INDIRECT([.G$1]&amp;&quot;.&quot;&amp;[.$A13]&amp;&quot;1:&quot;&amp;[.$A13]&amp;[.F13]);&quot;true&quot;;INDIRECT([.G$1]&amp;&quot;.&quot;&amp;[.$B13]&amp;&quot;1:&quot;&amp;[.$B13]&amp;[.F13]))/COUNTIF(INDIRECT([.G$1]&amp;&quot;.&quot;&amp;[.$A13]&amp;&quot;1:&quot;&amp;[.$A13]&amp;[.F13]);&quot;true&quot;)" office:value-type="currency" office:currency="secs" office:value="25.0729080724638" calcext:value-type="currency">
            <text:p>25.07 secs</text:p>
          </table:table-cell>
          <table:table-cell table:formula="of:=COUNTA([Medium.B:.B])" office:value-type="float" office:value="137" calcext:value-type="float">
            <text:p>137</text:p>
          </table:table-cell>
          <table:table-cell table:style-name="ce12" table:formula="of:=COUNTIF(INDIRECT([.K$1]&amp;&quot;.&quot;&amp;[.$A13]&amp;&quot;1:&quot;&amp;[.$A13]&amp;[.J13]);&quot;true&quot;)/[.J13]" office:value-type="percentage" office:value="0.510948905109489" calcext:value-type="percentage">
            <text:p>51.09%</text:p>
          </table:table-cell>
          <table:table-cell table:style-name="ce14" table:formula="of:=SUM(INDIRECT([.K$1]&amp;&quot;.&quot;&amp;[.$B13]&amp;&quot;1:&quot;&amp;[.$B13]&amp;[.J13]))/[.J13]" office:value-type="currency" office:currency="secs" office:value="19.1659077518248" calcext:value-type="currency">
            <text:p>19.17 secs</text:p>
          </table:table-cell>
          <table:table-cell table:style-name="ce15" table:formula="of:=SUMIF(INDIRECT([.K$1]&amp;&quot;.&quot;&amp;[.$A13]&amp;&quot;1:&quot;&amp;[.$A13]&amp;[.J13]);&quot;true&quot;;INDIRECT([.K$1]&amp;&quot;.&quot;&amp;[.$B13]&amp;&quot;1:&quot;&amp;[.$B13]&amp;[.J13]))/COUNTIF(INDIRECT([.K$1]&amp;&quot;.&quot;&amp;[.$A13]&amp;&quot;1:&quot;&amp;[.$A13]&amp;[.J13]);&quot;true&quot;)" office:value-type="currency" office:currency="secs" office:value="21.3736672285714" calcext:value-type="currency">
            <text:p>21.37 secs</text:p>
          </table:table-cell>
          <table:table-cell table:formula="of:=COUNTA([Complex.C:.C])" office:value-type="float" office:value="126" calcext:value-type="float">
            <text:p>126</text:p>
          </table:table-cell>
          <table:table-cell table:style-name="ce12" table:formula="of:=COUNTIF(INDIRECT([.O$1]&amp;&quot;.&quot;&amp;[.$A13]&amp;&quot;1:&quot;&amp;[.$A13]&amp;[.N13]);&quot;true&quot;)/[.N13]" office:value-type="percentage" office:value="0.325396825396825" calcext:value-type="percentage">
            <text:p>32.54%</text:p>
          </table:table-cell>
          <table:table-cell table:style-name="ce14" table:formula="of:=SUM(INDIRECT([.O$1]&amp;&quot;.&quot;&amp;[.$B13]&amp;&quot;1:&quot;&amp;[.$B13]&amp;[.N13]))/[.N13]" office:value-type="currency" office:currency="secs" office:value="27.4684871904762" calcext:value-type="currency">
            <text:p>27.47 secs</text:p>
          </table:table-cell>
          <table:table-cell table:style-name="ce14" table:formula="of:=SUMIF(INDIRECT([.O$1]&amp;&quot;.&quot;&amp;[.$A13]&amp;&quot;1:&quot;&amp;[.$A13]&amp;[.N13]);&quot;true&quot;;INDIRECT([.O$1]&amp;&quot;.&quot;&amp;[.$B13]&amp;&quot;1:&quot;&amp;[.$B13]&amp;[.N13]))/COUNTIF(INDIRECT([.O$1]&amp;&quot;.&quot;&amp;[.$A13]&amp;&quot;1:&quot;&amp;[.$A13]&amp;[.N13]);&quot;true&quot;)" office:value-type="currency" office:currency="secs" office:value="33.8768412195122" calcext:value-type="currency">
            <text:p>33.88 secs</text:p>
          </table:table-cell>
        </table:table-row>
        <table:table-row table:style-name="ro1">
          <table:table-cell office:value-type="string" calcext:value-type="string">
            <text:p>AE</text:p>
          </table:table-cell>
          <table:table-cell office:value-type="string" calcext:value-type="string">
            <text:p>AC</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CPEE Q3</text:p>
          </table:table-cell>
          <table:table-cell table:formula="of:=COUNTA([Simple.A:.A])" office:value-type="float" office:value="141" calcext:value-type="float">
            <text:p>141</text:p>
          </table:table-cell>
          <table:table-cell table:style-name="ce12" table:formula="of:=COUNTIF(INDIRECT([.G$1]&amp;&quot;.&quot;&amp;[.$A14]&amp;&quot;1:&quot;&amp;[.$A14]&amp;[.F14]);&quot;true&quot;)/[.F14]" office:value-type="percentage" office:value="0.432624113475177" calcext:value-type="percentage">
            <text:p>43.26%</text:p>
          </table:table-cell>
          <table:table-cell table:style-name="ce14" table:formula="of:=SUM(INDIRECT([.G$1]&amp;&quot;.&quot;&amp;[.$B14]&amp;&quot;1:&quot;&amp;[.$B14]&amp;[.F14]))/[.F14]" office:value-type="currency" office:currency="secs" office:value="12.979163929078" calcext:value-type="currency">
            <text:p>12.98 secs</text:p>
          </table:table-cell>
          <table:table-cell table:style-name="ce15" table:formula="of:=SUMIF(INDIRECT([.G$1]&amp;&quot;.&quot;&amp;[.$A14]&amp;&quot;1:&quot;&amp;[.$A14]&amp;[.F14]);&quot;true&quot;;INDIRECT([.G$1]&amp;&quot;.&quot;&amp;[.$B14]&amp;&quot;1:&quot;&amp;[.$B14]&amp;[.F14]))/COUNTIF(INDIRECT([.G$1]&amp;&quot;.&quot;&amp;[.$A14]&amp;&quot;1:&quot;&amp;[.$A14]&amp;[.F14]);&quot;true&quot;)" office:value-type="currency" office:currency="secs" office:value="15.0375877213115" calcext:value-type="currency">
            <text:p>15.04 secs</text:p>
          </table:table-cell>
          <table:table-cell table:formula="of:=COUNTA([Medium.B:.B])" office:value-type="float" office:value="137" calcext:value-type="float">
            <text:p>137</text:p>
          </table:table-cell>
          <table:table-cell table:style-name="ce12" table:formula="of:=COUNTIF(INDIRECT([.K$1]&amp;&quot;.&quot;&amp;[.$A14]&amp;&quot;1:&quot;&amp;[.$A14]&amp;[.J14]);&quot;true&quot;)/[.J14]" office:value-type="percentage" office:value="0.605839416058394" calcext:value-type="percentage">
            <text:p>60.58%</text:p>
          </table:table-cell>
          <table:table-cell table:style-name="ce15" table:formula="of:=SUM(INDIRECT([.K$1]&amp;&quot;.&quot;&amp;[.$B14]&amp;&quot;1:&quot;&amp;[.$B14]&amp;[.J14]))/[.J14]" office:value-type="currency" office:currency="secs" office:value="9.4903036350365" calcext:value-type="currency">
            <text:p>9.49 secs</text:p>
          </table:table-cell>
          <table:table-cell table:style-name="ce15" table:formula="of:=SUMIF(INDIRECT([.K$1]&amp;&quot;.&quot;&amp;[.$A14]&amp;&quot;1:&quot;&amp;[.$A14]&amp;[.J14]);&quot;true&quot;;INDIRECT([.K$1]&amp;&quot;.&quot;&amp;[.$B14]&amp;&quot;1:&quot;&amp;[.$B14]&amp;[.J14]))/COUNTIF(INDIRECT([.K$1]&amp;&quot;.&quot;&amp;[.$A14]&amp;&quot;1:&quot;&amp;[.$A14]&amp;[.J14]);&quot;true&quot;)" office:value-type="currency" office:currency="secs" office:value="9.06723009638554" calcext:value-type="currency">
            <text:p>9.07 secs</text:p>
          </table:table-cell>
          <table:table-cell table:formula="of:=COUNTA([Complex.C:.C])" office:value-type="float" office:value="126" calcext:value-type="float">
            <text:p>126</text:p>
          </table:table-cell>
          <table:table-cell table:style-name="ce12" table:formula="of:=COUNTIF(INDIRECT([.O$1]&amp;&quot;.&quot;&amp;[.$A14]&amp;&quot;1:&quot;&amp;[.$A14]&amp;[.N14]);&quot;true&quot;)/[.N14]" office:value-type="percentage" office:value="0.357142857142857" calcext:value-type="percentage">
            <text:p>35.71%</text:p>
          </table:table-cell>
          <table:table-cell table:style-name="ce14" table:formula="of:=SUM(INDIRECT([.O$1]&amp;&quot;.&quot;&amp;[.$B14]&amp;&quot;1:&quot;&amp;[.$B14]&amp;[.N14]))/[.N14]" office:value-type="currency" office:currency="secs" office:value="19.1770533888889" calcext:value-type="currency">
            <text:p>19.18 secs</text:p>
          </table:table-cell>
          <table:table-cell table:style-name="ce14" table:formula="of:=SUMIF(INDIRECT([.O$1]&amp;&quot;.&quot;&amp;[.$A14]&amp;&quot;1:&quot;&amp;[.$A14]&amp;[.N14]);&quot;true&quot;;INDIRECT([.O$1]&amp;&quot;.&quot;&amp;[.$B14]&amp;&quot;1:&quot;&amp;[.$B14]&amp;[.N14]))/COUNTIF(INDIRECT([.O$1]&amp;&quot;.&quot;&amp;[.$A14]&amp;&quot;1:&quot;&amp;[.$A14]&amp;[.N14]);&quot;true&quot;)" office:value-type="currency" office:currency="secs" office:value="22.0410349333333" calcext:value-type="currency">
            <text:p>22.04 secs</text:p>
          </table:table-cell>
        </table:table-row>
        <table:table-row table:style-name="ro1">
          <table:table-cell office:value-type="string" calcext:value-type="string">
            <text:p>AH</text:p>
          </table:table-cell>
          <table:table-cell office:value-type="string" calcext:value-type="string">
            <text:p>AF</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CPEE Q4</text:p>
          </table:table-cell>
          <table:table-cell table:formula="of:=COUNTA([Simple.A:.A])" office:value-type="float" office:value="141" calcext:value-type="float">
            <text:p>141</text:p>
          </table:table-cell>
          <table:table-cell table:style-name="ce12" table:formula="of:=COUNTIF(INDIRECT([.G$1]&amp;&quot;.&quot;&amp;[.$A15]&amp;&quot;1:&quot;&amp;[.$A15]&amp;[.F15]);&quot;true&quot;)/[.F15]" office:value-type="percentage" office:value="0.404255319148936" calcext:value-type="percentage">
            <text:p>40.43%</text:p>
          </table:table-cell>
          <table:table-cell table:style-name="ce14" table:formula="of:=SUM(INDIRECT([.G$1]&amp;&quot;.&quot;&amp;[.$B15]&amp;&quot;1:&quot;&amp;[.$B15]&amp;[.F15]))/[.F15]" office:value-type="currency" office:currency="secs" office:value="31.2142795177305" calcext:value-type="currency">
            <text:p>31.21 secs</text:p>
          </table:table-cell>
          <table:table-cell table:style-name="ce15" table:formula="of:=SUMIF(INDIRECT([.G$1]&amp;&quot;.&quot;&amp;[.$A15]&amp;&quot;1:&quot;&amp;[.$A15]&amp;[.F15]);&quot;true&quot;;INDIRECT([.G$1]&amp;&quot;.&quot;&amp;[.$B15]&amp;&quot;1:&quot;&amp;[.$B15]&amp;[.F15]))/COUNTIF(INDIRECT([.G$1]&amp;&quot;.&quot;&amp;[.$A15]&amp;&quot;1:&quot;&amp;[.$A15]&amp;[.F15]);&quot;true&quot;)" office:value-type="currency" office:currency="secs" office:value="30.2877003157895" calcext:value-type="currency">
            <text:p>30.29 secs</text:p>
          </table:table-cell>
          <table:table-cell table:formula="of:=COUNTA([Medium.B:.B])" office:value-type="float" office:value="137" calcext:value-type="float">
            <text:p>137</text:p>
          </table:table-cell>
          <table:table-cell table:style-name="ce12" table:formula="of:=COUNTIF(INDIRECT([.K$1]&amp;&quot;.&quot;&amp;[.$A15]&amp;&quot;1:&quot;&amp;[.$A15]&amp;[.J15]);&quot;true&quot;)/[.J15]" office:value-type="percentage" office:value="0.613138686131387" calcext:value-type="percentage">
            <text:p>61.31%</text:p>
          </table:table-cell>
          <table:table-cell table:style-name="ce14" table:formula="of:=SUM(INDIRECT([.K$1]&amp;&quot;.&quot;&amp;[.$B15]&amp;&quot;1:&quot;&amp;[.$B15]&amp;[.J15]))/[.J15]" office:value-type="currency" office:currency="secs" office:value="25.4757005620438" calcext:value-type="currency">
            <text:p>25.48 secs</text:p>
          </table:table-cell>
          <table:table-cell table:style-name="ce15" table:formula="of:=SUMIF(INDIRECT([.K$1]&amp;&quot;.&quot;&amp;[.$A15]&amp;&quot;1:&quot;&amp;[.$A15]&amp;[.J15]);&quot;true&quot;;INDIRECT([.K$1]&amp;&quot;.&quot;&amp;[.$B15]&amp;&quot;1:&quot;&amp;[.$B15]&amp;[.J15]))/COUNTIF(INDIRECT([.K$1]&amp;&quot;.&quot;&amp;[.$A15]&amp;&quot;1:&quot;&amp;[.$A15]&amp;[.J15]);&quot;true&quot;)" office:value-type="currency" office:currency="secs" office:value="29.259723297619" calcext:value-type="currency">
            <text:p>29.26 secs</text:p>
          </table:table-cell>
          <table:table-cell table:formula="of:=COUNTA([Complex.C:.C])" office:value-type="float" office:value="126" calcext:value-type="float">
            <text:p>126</text:p>
          </table:table-cell>
          <table:table-cell table:style-name="ce13" table:formula="of:=COUNTIF(INDIRECT([.O$1]&amp;&quot;.&quot;&amp;[.$A15]&amp;&quot;1:&quot;&amp;[.$A15]&amp;[.N15]);&quot;true&quot;)/[.N15]" office:value-type="percentage" office:value="0.595238095238095" calcext:value-type="percentage">
            <text:p>59.52%</text:p>
          </table:table-cell>
          <table:table-cell table:style-name="ce14" table:formula="of:=SUM(INDIRECT([.O$1]&amp;&quot;.&quot;&amp;[.$B15]&amp;&quot;1:&quot;&amp;[.$B15]&amp;[.N15]))/[.N15]" office:value-type="currency" office:currency="secs" office:value="30.8014482698413" calcext:value-type="currency">
            <text:p>30.80 secs</text:p>
          </table:table-cell>
          <table:table-cell table:style-name="ce14" table:formula="of:=SUMIF(INDIRECT([.O$1]&amp;&quot;.&quot;&amp;[.$A15]&amp;&quot;1:&quot;&amp;[.$A15]&amp;[.N15]);&quot;true&quot;;INDIRECT([.O$1]&amp;&quot;.&quot;&amp;[.$B15]&amp;&quot;1:&quot;&amp;[.$B15]&amp;[.N15]))/COUNTIF(INDIRECT([.O$1]&amp;&quot;.&quot;&amp;[.$A15]&amp;&quot;1:&quot;&amp;[.$A15]&amp;[.N15]);&quot;true&quot;)" office:value-type="currency" office:currency="secs" office:value="38.3109299866667" calcext:value-type="currency">
            <text:p>38.31 secs</text:p>
          </table:table-cell>
        </table:table-row>
        <table:table-row table:style-name="ro1">
          <table:table-cell office:value-type="string" calcext:value-type="string">
            <text:p>AK</text:p>
          </table:table-cell>
          <table:table-cell office:value-type="string" calcext:value-type="string">
            <text:p>AI</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CPEE Q5</text:p>
          </table:table-cell>
          <table:table-cell table:formula="of:=COUNTA([Simple.A:.A])" office:value-type="float" office:value="141" calcext:value-type="float">
            <text:p>141</text:p>
          </table:table-cell>
          <table:table-cell table:style-name="ce13" table:formula="of:=COUNTIF(INDIRECT([.G$1]&amp;&quot;.&quot;&amp;[.$A16]&amp;&quot;1:&quot;&amp;[.$A16]&amp;[.F16]);&quot;true&quot;)/[.F16]" office:value-type="percentage" office:value="0.638297872340426" calcext:value-type="percentage">
            <text:p>63.83%</text:p>
          </table:table-cell>
          <table:table-cell table:style-name="ce14" table:formula="of:=SUM(INDIRECT([.G$1]&amp;&quot;.&quot;&amp;[.$B16]&amp;&quot;1:&quot;&amp;[.$B16]&amp;[.F16]))/[.F16]" office:value-type="currency" office:currency="secs" office:value="19.7733436950355" calcext:value-type="currency">
            <text:p>19.77 secs</text:p>
          </table:table-cell>
          <table:table-cell table:style-name="ce14" table:formula="of:=SUMIF(INDIRECT([.G$1]&amp;&quot;.&quot;&amp;[.$A16]&amp;&quot;1:&quot;&amp;[.$A16]&amp;[.F16]);&quot;true&quot;;INDIRECT([.G$1]&amp;&quot;.&quot;&amp;[.$B16]&amp;&quot;1:&quot;&amp;[.$B16]&amp;[.F16]))/COUNTIF(INDIRECT([.G$1]&amp;&quot;.&quot;&amp;[.$A16]&amp;&quot;1:&quot;&amp;[.$A16]&amp;[.F16]);&quot;true&quot;)" office:value-type="currency" office:currency="secs" office:value="16.7187210444444" calcext:value-type="currency">
            <text:p>16.72 secs</text:p>
          </table:table-cell>
          <table:table-cell table:formula="of:=COUNTA([Medium.B:.B])" office:value-type="float" office:value="137" calcext:value-type="float">
            <text:p>137</text:p>
          </table:table-cell>
          <table:table-cell table:style-name="ce13" table:formula="of:=COUNTIF(INDIRECT([.K$1]&amp;&quot;.&quot;&amp;[.$A16]&amp;&quot;1:&quot;&amp;[.$A16]&amp;[.J16]);&quot;true&quot;)/[.J16]" office:value-type="percentage" office:value="0.467153284671533" calcext:value-type="percentage">
            <text:p>46.72%</text:p>
          </table:table-cell>
          <table:table-cell table:style-name="ce14" table:formula="of:=SUM(INDIRECT([.K$1]&amp;&quot;.&quot;&amp;[.$B16]&amp;&quot;1:&quot;&amp;[.$B16]&amp;[.J16]))/[.J16]" office:value-type="currency" office:currency="secs" office:value="17.8044087153285" calcext:value-type="currency">
            <text:p>17.80 secs</text:p>
          </table:table-cell>
          <table:table-cell table:style-name="ce14" table:formula="of:=SUMIF(INDIRECT([.K$1]&amp;&quot;.&quot;&amp;[.$A16]&amp;&quot;1:&quot;&amp;[.$A16]&amp;[.J16]);&quot;true&quot;;INDIRECT([.K$1]&amp;&quot;.&quot;&amp;[.$B16]&amp;&quot;1:&quot;&amp;[.$B16]&amp;[.J16]))/COUNTIF(INDIRECT([.K$1]&amp;&quot;.&quot;&amp;[.$A16]&amp;&quot;1:&quot;&amp;[.$A16]&amp;[.J16]);&quot;true&quot;)" office:value-type="currency" office:currency="secs" office:value="19.188819109375" calcext:value-type="currency">
            <text:p>19.19 secs</text:p>
          </table:table-cell>
          <table:table-cell table:formula="of:=COUNTA([Complex.C:.C])" office:value-type="float" office:value="126" calcext:value-type="float">
            <text:p>126</text:p>
          </table:table-cell>
          <table:table-cell table:style-name="ce13" table:formula="of:=COUNTIF(INDIRECT([.O$1]&amp;&quot;.&quot;&amp;[.$A16]&amp;&quot;1:&quot;&amp;[.$A16]&amp;[.N16]);&quot;true&quot;)/[.N16]" office:value-type="percentage" office:value="0.357142857142857" calcext:value-type="percentage">
            <text:p>35.71%</text:p>
          </table:table-cell>
          <table:table-cell table:style-name="ce14" table:formula="of:=SUM(INDIRECT([.O$1]&amp;&quot;.&quot;&amp;[.$B16]&amp;&quot;1:&quot;&amp;[.$B16]&amp;[.N16]))/[.N16]" office:value-type="currency" office:currency="secs" office:value="13.239022452381" calcext:value-type="currency">
            <text:p>13.24 secs</text:p>
          </table:table-cell>
          <table:table-cell table:style-name="ce15" table:formula="of:=SUMIF(INDIRECT([.O$1]&amp;&quot;.&quot;&amp;[.$A16]&amp;&quot;1:&quot;&amp;[.$A16]&amp;[.N16]);&quot;true&quot;;INDIRECT([.O$1]&amp;&quot;.&quot;&amp;[.$B16]&amp;&quot;1:&quot;&amp;[.$B16]&amp;[.N16]))/COUNTIF(INDIRECT([.O$1]&amp;&quot;.&quot;&amp;[.$A16]&amp;&quot;1:&quot;&amp;[.$A16]&amp;[.N16]);&quot;true&quot;)" office:value-type="currency" office:currency="secs" office:value="18.1699323333333" calcext:value-type="currency">
            <text:p>18.17 secs</text:p>
          </table:table-cell>
        </table:table-row>
        <table:table-row table:style-name="ro1">
          <table:table-cell table:number-columns-repeated="17"/>
        </table:table-row>
        <table:table-row table:style-name="ro1">
          <table:table-cell office:value-type="string" calcext:value-type="string">
            <text:p>AT</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18]&amp;&quot;1:&quot;&amp;[.$A18]&amp;[.F18]);&quot;true&quot;)/[.F18]" office:value-type="percentage" office:value="0.0921985815602837" calcext:value-type="percentage">
            <text:p>9.22%</text:p>
          </table:table-cell>
          <table:table-cell table:number-columns-repeated="2"/>
          <table:table-cell table:formula="of:=COUNTA([Medium.B:.B])" office:value-type="float" office:value="137" calcext:value-type="float">
            <text:p>137</text:p>
          </table:table-cell>
          <table:table-cell table:style-name="ce12" table:formula="of:=COUNTIF(INDIRECT([.K$1]&amp;&quot;.&quot;&amp;[.$A18]&amp;&quot;1:&quot;&amp;[.$A18]&amp;[.J18]);&quot;true&quot;)/[.J18]" office:value-type="percentage" office:value="0.248175182481752" calcext:value-type="percentage">
            <text:p>24.82%</text:p>
          </table:table-cell>
          <table:table-cell table:number-columns-repeated="2"/>
          <table:table-cell table:formula="of:=COUNTA([Complex.C:.C])" office:value-type="float" office:value="126" calcext:value-type="float">
            <text:p>126</text:p>
          </table:table-cell>
          <table:table-cell table:style-name="ce12" table:formula="of:=COUNTIF(INDIRECT([.O$1]&amp;&quot;.&quot;&amp;[.$A18]&amp;&quot;1:&quot;&amp;[.$A18]&amp;[.N18]);&quot;true&quot;)/[.N18]" office:value-type="percentage" office:value="0.0714285714285714" calcext:value-type="percentage">
            <text:p>7.14%</text:p>
          </table:table-cell>
          <table:table-cell table:number-columns-repeated="2"/>
        </table:table-row>
        <table:table-row table:style-name="ro1">
          <table:table-cell office:value-type="string" calcext:value-type="string">
            <text:p>AV</text:p>
          </table:table-cell>
          <table:table-cell/>
          <table:table-cell office:value-type="string" calcext:value-type="string">
            <text:p>Without Q5</text:p>
          </table:table-cell>
          <table:table-cell table:number-columns-repeated="2"/>
          <table:table-cell table:formula="of:=COUNTA([Simple.A:.A])" office:value-type="float" office:value="141" calcext:value-type="float">
            <text:p>141</text:p>
          </table:table-cell>
          <table:table-cell table:style-name="ce12" table:formula="of:=COUNTIF(INDIRECT([.G$1]&amp;&quot;.&quot;&amp;[.$A19]&amp;&quot;1:&quot;&amp;[.$A19]&amp;[.F19]);&quot;true&quot;)/[.F19]" office:value-type="percentage" office:value="0.134751773049645" calcext:value-type="percentage">
            <text:p>13.48%</text:p>
          </table:table-cell>
          <table:table-cell table:number-columns-repeated="2"/>
          <table:table-cell table:formula="of:=COUNTA([Medium.B:.B])" office:value-type="float" office:value="137" calcext:value-type="float">
            <text:p>137</text:p>
          </table:table-cell>
          <table:table-cell table:style-name="ce12" table:formula="of:=COUNTIF(INDIRECT([.K$1]&amp;&quot;.&quot;&amp;[.$A19]&amp;&quot;1:&quot;&amp;[.$A19]&amp;[.J19]);&quot;true&quot;)/[.J19]" office:value-type="percentage" office:value="0.372262773722628" calcext:value-type="percentage">
            <text:p>37.23%</text:p>
          </table:table-cell>
          <table:table-cell table:number-columns-repeated="2"/>
          <table:table-cell table:formula="of:=COUNTA([Complex.C:.C])" office:value-type="float" office:value="126" calcext:value-type="float">
            <text:p>126</text:p>
          </table:table-cell>
          <table:table-cell table:style-name="ce12" table:formula="of:=COUNTIF(INDIRECT([.O$1]&amp;&quot;.&quot;&amp;[.$A19]&amp;&quot;1:&quot;&amp;[.$A19]&amp;[.N19]);&quot;true&quot;)/[.N19]" office:value-type="percentage" office:value="0.198412698412698" calcext:value-type="percentage">
            <text:p>19.84%</text:p>
          </table:table-cell>
          <table:table-cell table:number-columns-repeated="2"/>
        </table:table-row>
        <table:table-row table:style-name="ro1">
          <table:table-cell table:number-columns-repeated="17"/>
        </table:table-row>
        <table:table-row table:style-name="ro1">
          <table:table-cell table:number-columns-repeated="2"/>
          <table:table-cell office:value-type="string" calcext:value-type="string">
            <text:p>Formating BPMN (10% Better)</text:p>
          </table:table-cell>
          <table:table-cell table:number-columns-repeated="3"/>
          <table:table-cell table:formula="of:=IF([.G3]&gt;[.G12]*1.2;&quot;yes&quot;;&quot;no&quot;)" office:value-type="string" office:string-value="yes" calcext:value-type="string">
            <text:p>yes</text:p>
          </table:table-cell>
          <table:table-cell table:formula="of:=IF([.H3]*1.1&lt;[.H12];&quot;yes&quot;;&quot;no&quot;)" office:value-type="string" office:string-value="yes" calcext:value-type="string">
            <text:p>yes</text:p>
          </table:table-cell>
          <table:table-cell table:formula="of:=IF([.I3]*1.1&lt;[.I12];&quot;yes&quot;;&quot;no&quot;)" office:value-type="string" office:string-value="yes" calcext:value-type="string">
            <text:p>yes</text:p>
          </table:table-cell>
          <table:table-cell/>
          <table:table-cell table:formula="of:=IF([.K3]&gt;[.K12]*1.2;&quot;yes&quot;;&quot;no&quot;)" office:value-type="string" office:string-value="yes" calcext:value-type="string">
            <text:p>yes</text:p>
          </table:table-cell>
          <table:table-cell table:formula="of:=IF([.L3]*1.1&lt;[.L12];&quot;yes&quot;;&quot;no&quot;)" office:value-type="string" office:string-value="no" calcext:value-type="string">
            <text:p>no</text:p>
          </table:table-cell>
          <table:table-cell table:formula="of:=IF([.M3]*1.1&lt;[.M12];&quot;yes&quot;;&quot;no&quot;)" office:value-type="string" office:string-value="no" calcext:value-type="string">
            <text:p>no</text:p>
          </table:table-cell>
          <table:table-cell/>
          <table:table-cell table:formula="of:=IF([.O3]&gt;[.O12]*1.2;&quot;yes&quot;;&quot;no&quot;)" office:value-type="string" office:string-value="no" calcext:value-type="string">
            <text:p>no</text:p>
          </table:table-cell>
          <table:table-cell table:formula="of:=IF([.P3]*1.1&lt;[.P12];&quot;yes&quot;;&quot;no&quot;)" office:value-type="string" office:string-value="no" calcext:value-type="string">
            <text:p>no</text:p>
          </table:table-cell>
          <table:table-cell table:formula="of:=IF([.Q3]*1.1&lt;[.Q12];&quot;yes&quot;;&quot;no&quot;)" office:value-type="string" office:string-value="no" calcext:value-type="string">
            <text:p>no</text:p>
          </table:table-cell>
        </table:table-row>
        <table:table-row table:style-name="ro1">
          <table:table-cell table:number-columns-repeated="6"/>
          <table:table-cell table:formula="of:=IF([.G4]&gt;[.G13]*1.2;&quot;yes&quot;;&quot;no&quot;)" office:value-type="string" office:string-value="yes" calcext:value-type="string">
            <text:p>yes</text:p>
          </table:table-cell>
          <table:table-cell table:formula="of:=IF([.H4]*1.1&lt;[.H13];&quot;yes&quot;;&quot;no&quot;)" office:value-type="string" office:string-value="yes" calcext:value-type="string">
            <text:p>yes</text:p>
          </table:table-cell>
          <table:table-cell table:formula="of:=IF([.I4]*1.1&lt;[.I13];&quot;yes&quot;;&quot;no&quot;)" office:value-type="string" office:string-value="yes" calcext:value-type="string">
            <text:p>yes</text:p>
          </table:table-cell>
          <table:table-cell/>
          <table:table-cell table:formula="of:=IF([.K4]&gt;[.K13]*1.2;&quot;yes&quot;;&quot;no&quot;)" office:value-type="string" office:string-value="yes" calcext:value-type="string">
            <text:p>yes</text:p>
          </table:table-cell>
          <table:table-cell table:formula="of:=IF([.L4]*1.1&lt;[.L13];&quot;yes&quot;;&quot;no&quot;)" office:value-type="string" office:string-value="no" calcext:value-type="string">
            <text:p>no</text:p>
          </table:table-cell>
          <table:table-cell table:formula="of:=IF([.M4]*1.1&lt;[.M13];&quot;yes&quot;;&quot;no&quot;)" office:value-type="string" office:string-value="yes" calcext:value-type="string">
            <text:p>yes</text:p>
          </table:table-cell>
          <table:table-cell/>
          <table:table-cell table:formula="of:=IF([.O4]&gt;[.O13]*1.2;&quot;yes&quot;;&quot;no&quot;)" office:value-type="string" office:string-value="yes" calcext:value-type="string">
            <text:p>yes</text:p>
          </table:table-cell>
          <table:table-cell table:formula="of:=IF([.P4]*1.1&lt;[.P13];&quot;yes&quot;;&quot;no&quot;)" office:value-type="string" office:string-value="no" calcext:value-type="string">
            <text:p>no</text:p>
          </table:table-cell>
          <table:table-cell table:formula="of:=IF([.Q4]*1.1&lt;[.Q13];&quot;yes&quot;;&quot;no&quot;)" office:value-type="string" office:string-value="no" calcext:value-type="string">
            <text:p>no</text:p>
          </table:table-cell>
        </table:table-row>
        <table:table-row table:style-name="ro1">
          <table:table-cell table:number-columns-repeated="6"/>
          <table:table-cell table:formula="of:=IF([.G5]&gt;[.G14]*1.2;&quot;yes&quot;;&quot;no&quot;)" office:value-type="string" office:string-value="yes" calcext:value-type="string">
            <text:p>yes</text:p>
          </table:table-cell>
          <table:table-cell table:formula="of:=IF([.H5]*1.1&lt;[.H14];&quot;yes&quot;;&quot;no&quot;)" office:value-type="string" office:string-value="no" calcext:value-type="string">
            <text:p>no</text:p>
          </table:table-cell>
          <table:table-cell table:formula="of:=IF([.I5]*1.1&lt;[.I14];&quot;yes&quot;;&quot;no&quot;)" office:value-type="string" office:string-value="yes" calcext:value-type="string">
            <text:p>yes</text:p>
          </table:table-cell>
          <table:table-cell/>
          <table:table-cell table:formula="of:=IF([.K5]&gt;[.K14]*1.2;&quot;yes&quot;;&quot;no&quot;)" office:value-type="string" office:string-value="yes" calcext:value-type="string">
            <text:p>yes</text:p>
          </table:table-cell>
          <table:table-cell table:formula="of:=IF([.L5]*1.1&lt;[.L14];&quot;yes&quot;;&quot;no&quot;)" office:value-type="string" office:string-value="no" calcext:value-type="string">
            <text:p>no</text:p>
          </table:table-cell>
          <table:table-cell table:formula="of:=IF([.M5]*1.1&lt;[.M14];&quot;yes&quot;;&quot;no&quot;)" office:value-type="string" office:string-value="no" calcext:value-type="string">
            <text:p>no</text:p>
          </table:table-cell>
          <table:table-cell/>
          <table:table-cell table:formula="of:=IF([.O5]&gt;[.O14]*1.2;&quot;yes&quot;;&quot;no&quot;)" office:value-type="string" office:string-value="yes" calcext:value-type="string">
            <text:p>yes</text:p>
          </table:table-cell>
          <table:table-cell table:formula="of:=IF([.P5]*1.1&lt;[.P14];&quot;yes&quot;;&quot;no&quot;)" office:value-type="string" office:string-value="no" calcext:value-type="string">
            <text:p>no</text:p>
          </table:table-cell>
          <table:table-cell table:formula="of:=IF([.Q5]*1.1&lt;[.Q14];&quot;yes&quot;;&quot;no&quot;)" office:value-type="string" office:string-value="no" calcext:value-type="string">
            <text:p>no</text:p>
          </table:table-cell>
        </table:table-row>
        <table:table-row table:style-name="ro1">
          <table:table-cell table:number-columns-repeated="6"/>
          <table:table-cell table:formula="of:=IF([.G6]&gt;[.G15]*1.2;&quot;yes&quot;;&quot;no&quot;)" office:value-type="string" office:string-value="yes" calcext:value-type="string">
            <text:p>yes</text:p>
          </table:table-cell>
          <table:table-cell table:formula="of:=IF([.H6]*1.1&lt;[.H15];&quot;yes&quot;;&quot;no&quot;)" office:value-type="string" office:string-value="no" calcext:value-type="string">
            <text:p>no</text:p>
          </table:table-cell>
          <table:table-cell table:formula="of:=IF([.I6]*1.1&lt;[.I15];&quot;yes&quot;;&quot;no&quot;)" office:value-type="string" office:string-value="no" calcext:value-type="string">
            <text:p>no</text:p>
          </table:table-cell>
          <table:table-cell/>
          <table:table-cell table:formula="of:=IF([.K6]&gt;[.K15]*1.2;&quot;yes&quot;;&quot;no&quot;)" office:value-type="string" office:string-value="yes" calcext:value-type="string">
            <text:p>yes</text:p>
          </table:table-cell>
          <table:table-cell table:formula="of:=IF([.L6]*1.1&lt;[.L15];&quot;yes&quot;;&quot;no&quot;)" office:value-type="string" office:string-value="no" calcext:value-type="string">
            <text:p>no</text:p>
          </table:table-cell>
          <table:table-cell table:formula="of:=IF([.M6]*1.1&lt;[.M15];&quot;yes&quot;;&quot;no&quot;)" office:value-type="string" office:string-value="no" calcext:value-type="string">
            <text:p>no</text:p>
          </table:table-cell>
          <table:table-cell/>
          <table:table-cell table:formula="of:=IF([.O6]&gt;[.O15]*1.2;&quot;yes&quot;;&quot;no&quot;)" office:value-type="string" office:string-value="no" calcext:value-type="string">
            <text:p>no</text:p>
          </table:table-cell>
          <table:table-cell table:formula="of:=IF([.P6]*1.1&lt;[.P15];&quot;yes&quot;;&quot;no&quot;)" office:value-type="string" office:string-value="no" calcext:value-type="string">
            <text:p>no</text:p>
          </table:table-cell>
          <table:table-cell table:formula="of:=IF([.Q6]*1.1&lt;[.Q15];&quot;yes&quot;;&quot;no&quot;)" office:value-type="string" office:string-value="no" calcext:value-type="string">
            <text:p>no</text:p>
          </table:table-cell>
        </table:table-row>
        <table:table-row table:style-name="ro1">
          <table:table-cell table:number-columns-repeated="6"/>
          <table:table-cell table:formula="of:=IF([.G7]&gt;[.G16]*1.2;&quot;yes&quot;;&quot;no&quot;)" office:value-type="string" office:string-value="no" calcext:value-type="string">
            <text:p>no</text:p>
          </table:table-cell>
          <table:table-cell table:formula="of:=IF([.H7]*1.1&lt;[.H16];&quot;yes&quot;;&quot;no&quot;)" office:value-type="string" office:string-value="no" calcext:value-type="string">
            <text:p>no</text:p>
          </table:table-cell>
          <table:table-cell table:formula="of:=IF([.I7]*1.1&lt;[.I16];&quot;yes&quot;;&quot;no&quot;)" office:value-type="string" office:string-value="no" calcext:value-type="string">
            <text:p>no</text:p>
          </table:table-cell>
          <table:table-cell/>
          <table:table-cell table:formula="of:=IF([.K7]&gt;[.K16]*1.2;&quot;yes&quot;;&quot;no&quot;)" office:value-type="string" office:string-value="no" calcext:value-type="string">
            <text:p>no</text:p>
          </table:table-cell>
          <table:table-cell table:formula="of:=IF([.L7]*1.1&lt;[.L16];&quot;yes&quot;;&quot;no&quot;)" office:value-type="string" office:string-value="no" calcext:value-type="string">
            <text:p>no</text:p>
          </table:table-cell>
          <table:table-cell table:formula="of:=IF([.M7]*1.1&lt;[.M16];&quot;yes&quot;;&quot;no&quot;)" office:value-type="string" office:string-value="no" calcext:value-type="string">
            <text:p>no</text:p>
          </table:table-cell>
          <table:table-cell/>
          <table:table-cell table:formula="of:=IF([.O7]&gt;[.O16]*1.2;&quot;yes&quot;;&quot;no&quot;)" office:value-type="string" office:string-value="no" calcext:value-type="string">
            <text:p>no</text:p>
          </table:table-cell>
          <table:table-cell table:formula="of:=IF([.P7]*1.1&lt;[.P16];&quot;yes&quot;;&quot;no&quot;)" office:value-type="string" office:string-value="no" calcext:value-type="string">
            <text:p>no</text:p>
          </table:table-cell>
          <table:table-cell table:formula="of:=IF([.Q7]*1.1&lt;[.Q16];&quot;yes&quot;;&quot;no&quot;)" office:value-type="string" office:string-value="yes" calcext:value-type="string">
            <text:p>yes</text:p>
          </table:table-cell>
        </table:table-row>
        <table:table-row table:style-name="ro1">
          <table:table-cell table:number-columns-repeated="17"/>
        </table:table-row>
        <table:table-row table:style-name="ro1">
          <table:table-cell table:number-columns-repeated="2"/>
          <table:table-cell office:value-type="string" calcext:value-type="string">
            <text:p>Formating CPEE (Just Better)</text:p>
          </table:table-cell>
          <table:table-cell table:number-columns-repeated="3"/>
          <table:table-cell table:formula="of:=IF([.G3]&lt;[.G12];&quot;yes&quot;;&quot;no&quot;)" office:value-type="string" office:string-value="no" calcext:value-type="string">
            <text:p>no</text:p>
          </table:table-cell>
          <table:table-cell table:formula="of:=IF([.H3]&gt;[.H12];&quot;yes&quot;;&quot;no&quot;)" office:value-type="string" office:string-value="no" calcext:value-type="string">
            <text:p>no</text:p>
          </table:table-cell>
          <table:table-cell table:formula="of:=IF([.I3]&gt;[.I12];&quot;yes&quot;;&quot;no&quot;)" office:value-type="string" office:string-value="no" calcext:value-type="string">
            <text:p>no</text:p>
          </table:table-cell>
          <table:table-cell/>
          <table:table-cell table:formula="of:=IF([.K3]&lt;[.K12];&quot;yes&quot;;&quot;no&quot;)" office:value-type="string" office:string-value="no" calcext:value-type="string">
            <text:p>no</text:p>
          </table:table-cell>
          <table:table-cell table:formula="of:=IF([.L3]&gt;[.L12];&quot;yes&quot;;&quot;no&quot;)" office:value-type="string" office:string-value="no" calcext:value-type="string">
            <text:p>no</text:p>
          </table:table-cell>
          <table:table-cell table:formula="of:=IF([.M3]&gt;[.M12];&quot;yes&quot;;&quot;no&quot;)" office:value-type="string" office:string-value="no" calcext:value-type="string">
            <text:p>no</text:p>
          </table:table-cell>
          <table:table-cell/>
          <table:table-cell table:formula="of:=IF([.O3]&lt;[.O12];&quot;yes&quot;;&quot;no&quot;)" office:value-type="string" office:string-value="yes" calcext:value-type="string">
            <text:p>yes</text:p>
          </table:table-cell>
          <table:table-cell table:formula="of:=IF([.P3]&gt;[.P12];&quot;yes&quot;;&quot;no&quot;)" office:value-type="string" office:string-value="yes" calcext:value-type="string">
            <text:p>yes</text:p>
          </table:table-cell>
          <table:table-cell table:formula="of:=IF([.Q3]&gt;[.Q12];&quot;yes&quot;;&quot;no&quot;)" office:value-type="string" office:string-value="yes" calcext:value-type="string">
            <text:p>yes</text:p>
          </table:table-cell>
        </table:table-row>
        <table:table-row table:style-name="ro1">
          <table:table-cell table:number-columns-repeated="6"/>
          <table:table-cell table:formula="of:=IF([.G4]&lt;[.G13]*1.2;&quot;yes&quot;;&quot;no&quot;)" office:value-type="string" office:string-value="no" calcext:value-type="string">
            <text:p>no</text:p>
          </table:table-cell>
          <table:table-cell table:formula="of:=IF([.H4]&gt;[.H13];&quot;yes&quot;;&quot;no&quot;)" office:value-type="string" office:string-value="no" calcext:value-type="string">
            <text:p>no</text:p>
          </table:table-cell>
          <table:table-cell table:formula="of:=IF([.I4]&gt;[.I13];&quot;yes&quot;;&quot;no&quot;)" office:value-type="string" office:string-value="no" calcext:value-type="string">
            <text:p>no</text:p>
          </table:table-cell>
          <table:table-cell/>
          <table:table-cell table:formula="of:=IF([.K4]&lt;[.K13]*1.2;&quot;yes&quot;;&quot;no&quot;)" office:value-type="string" office:string-value="no" calcext:value-type="string">
            <text:p>no</text:p>
          </table:table-cell>
          <table:table-cell table:formula="of:=IF([.L4]&gt;[.L13];&quot;yes&quot;;&quot;no&quot;)" office:value-type="string" office:string-value="yes" calcext:value-type="string">
            <text:p>yes</text:p>
          </table:table-cell>
          <table:table-cell table:formula="of:=IF([.M4]&gt;[.M13];&quot;yes&quot;;&quot;no&quot;)" office:value-type="string" office:string-value="no" calcext:value-type="string">
            <text:p>no</text:p>
          </table:table-cell>
          <table:table-cell/>
          <table:table-cell table:formula="of:=IF([.O4]&lt;[.O13]*1.2;&quot;yes&quot;;&quot;no&quot;)" office:value-type="string" office:string-value="no" calcext:value-type="string">
            <text:p>no</text:p>
          </table:table-cell>
          <table:table-cell table:formula="of:=IF([.P4]&gt;[.P13];&quot;yes&quot;;&quot;no&quot;)" office:value-type="string" office:string-value="yes" calcext:value-type="string">
            <text:p>yes</text:p>
          </table:table-cell>
          <table:table-cell table:formula="of:=IF([.Q4]&gt;[.Q13];&quot;yes&quot;;&quot;no&quot;)" office:value-type="string" office:string-value="yes" calcext:value-type="string">
            <text:p>yes</text:p>
          </table:table-cell>
        </table:table-row>
        <table:table-row table:style-name="ro1">
          <table:table-cell table:number-columns-repeated="6"/>
          <table:table-cell table:formula="of:=IF([.G5]&lt;[.G14]*1.2;&quot;yes&quot;;&quot;no&quot;)" office:value-type="string" office:string-value="no" calcext:value-type="string">
            <text:p>no</text:p>
          </table:table-cell>
          <table:table-cell table:formula="of:=IF([.H5]&gt;[.H14];&quot;yes&quot;;&quot;no&quot;)" office:value-type="string" office:string-value="yes" calcext:value-type="string">
            <text:p>yes</text:p>
          </table:table-cell>
          <table:table-cell table:formula="of:=IF([.I5]&gt;[.I14];&quot;yes&quot;;&quot;no&quot;)" office:value-type="string" office:string-value="no" calcext:value-type="string">
            <text:p>no</text:p>
          </table:table-cell>
          <table:table-cell/>
          <table:table-cell table:formula="of:=IF([.K5]&lt;[.K14]*1.2;&quot;yes&quot;;&quot;no&quot;)" office:value-type="string" office:string-value="no" calcext:value-type="string">
            <text:p>no</text:p>
          </table:table-cell>
          <table:table-cell table:formula="of:=IF([.L5]&gt;[.L14];&quot;yes&quot;;&quot;no&quot;)" office:value-type="string" office:string-value="no" calcext:value-type="string">
            <text:p>no</text:p>
          </table:table-cell>
          <table:table-cell table:formula="of:=IF([.M5]&gt;[.M14];&quot;yes&quot;;&quot;no&quot;)" office:value-type="string" office:string-value="no" calcext:value-type="string">
            <text:p>no</text:p>
          </table:table-cell>
          <table:table-cell/>
          <table:table-cell table:formula="of:=IF([.O5]&lt;[.O14]*1.2;&quot;yes&quot;;&quot;no&quot;)" office:value-type="string" office:string-value="no" calcext:value-type="string">
            <text:p>no</text:p>
          </table:table-cell>
          <table:table-cell table:formula="of:=IF([.P5]&gt;[.P14];&quot;yes&quot;;&quot;no&quot;)" office:value-type="string" office:string-value="yes" calcext:value-type="string">
            <text:p>yes</text:p>
          </table:table-cell>
          <table:table-cell table:formula="of:=IF([.Q5]&gt;[.Q14];&quot;yes&quot;;&quot;no&quot;)" office:value-type="string" office:string-value="yes" calcext:value-type="string">
            <text:p>yes</text:p>
          </table:table-cell>
        </table:table-row>
        <table:table-row table:style-name="ro1">
          <table:table-cell table:number-columns-repeated="6"/>
          <table:table-cell table:formula="of:=IF([.G6]&lt;[.G15]*1.2;&quot;yes&quot;;&quot;no&quot;)" office:value-type="string" office:string-value="no" calcext:value-type="string">
            <text:p>no</text:p>
          </table:table-cell>
          <table:table-cell table:formula="of:=IF([.H6]&gt;[.H15];&quot;yes&quot;;&quot;no&quot;)" office:value-type="string" office:string-value="yes" calcext:value-type="string">
            <text:p>yes</text:p>
          </table:table-cell>
          <table:table-cell table:formula="of:=IF([.I6]&gt;[.I15];&quot;yes&quot;;&quot;no&quot;)" office:value-type="string" office:string-value="no" calcext:value-type="string">
            <text:p>no</text:p>
          </table:table-cell>
          <table:table-cell/>
          <table:table-cell table:formula="of:=IF([.K6]&lt;[.K15]*1.2;&quot;yes&quot;;&quot;no&quot;)" office:value-type="string" office:string-value="no" calcext:value-type="string">
            <text:p>no</text:p>
          </table:table-cell>
          <table:table-cell table:formula="of:=IF([.L6]&gt;[.L15];&quot;yes&quot;;&quot;no&quot;)" office:value-type="string" office:string-value="yes" calcext:value-type="string">
            <text:p>yes</text:p>
          </table:table-cell>
          <table:table-cell table:formula="of:=IF([.M6]&gt;[.M15];&quot;yes&quot;;&quot;no&quot;)" office:value-type="string" office:string-value="no" calcext:value-type="string">
            <text:p>no</text:p>
          </table:table-cell>
          <table:table-cell/>
          <table:table-cell table:formula="of:=IF([.O6]&lt;[.O15]*1.2;&quot;yes&quot;;&quot;no&quot;)" office:value-type="string" office:string-value="yes" calcext:value-type="string">
            <text:p>yes</text:p>
          </table:table-cell>
          <table:table-cell table:formula="of:=IF([.P6]&gt;[.P15];&quot;yes&quot;;&quot;no&quot;)" office:value-type="string" office:string-value="yes" calcext:value-type="string">
            <text:p>yes</text:p>
          </table:table-cell>
          <table:table-cell table:formula="of:=IF([.Q6]&gt;[.Q15];&quot;yes&quot;;&quot;no&quot;)" office:value-type="string" office:string-value="yes" calcext:value-type="string">
            <text:p>yes</text:p>
          </table:table-cell>
        </table:table-row>
        <table:table-row table:style-name="ro1">
          <table:table-cell table:number-columns-repeated="6"/>
          <table:table-cell table:formula="of:=IF([.G7]&lt;[.G16]*1.2;&quot;yes&quot;;&quot;no&quot;)" office:value-type="string" office:string-value="yes" calcext:value-type="string">
            <text:p>yes</text:p>
          </table:table-cell>
          <table:table-cell table:formula="of:=IF([.H7]&gt;[.H16];&quot;yes&quot;;&quot;no&quot;)" office:value-type="string" office:string-value="yes" calcext:value-type="string">
            <text:p>yes</text:p>
          </table:table-cell>
          <table:table-cell table:formula="of:=IF([.I7]&gt;[.I16];&quot;yes&quot;;&quot;no&quot;)" office:value-type="string" office:string-value="yes" calcext:value-type="string">
            <text:p>yes</text:p>
          </table:table-cell>
          <table:table-cell/>
          <table:table-cell table:formula="of:=IF([.K7]&lt;[.K16]*1.2;&quot;yes&quot;;&quot;no&quot;)" office:value-type="string" office:string-value="yes" calcext:value-type="string">
            <text:p>yes</text:p>
          </table:table-cell>
          <table:table-cell table:formula="of:=IF([.L7]&gt;[.L16];&quot;yes&quot;;&quot;no&quot;)" office:value-type="string" office:string-value="yes" calcext:value-type="string">
            <text:p>yes</text:p>
          </table:table-cell>
          <table:table-cell table:formula="of:=IF([.M7]&gt;[.M16];&quot;yes&quot;;&quot;no&quot;)" office:value-type="string" office:string-value="yes" calcext:value-type="string">
            <text:p>yes</text:p>
          </table:table-cell>
          <table:table-cell/>
          <table:table-cell table:formula="of:=IF([.O7]&lt;[.O16]*1.2;&quot;yes&quot;;&quot;no&quot;)" office:value-type="string" office:string-value="yes" calcext:value-type="string">
            <text:p>yes</text:p>
          </table:table-cell>
          <table:table-cell table:formula="of:=IF([.P7]&gt;[.P16];&quot;yes&quot;;&quot;no&quot;)" office:value-type="string" office:string-value="yes" calcext:value-type="string">
            <text:p>yes</text:p>
          </table:table-cell>
          <table:table-cell table:formula="of:=IF([.Q7]&gt;[.Q16];&quot;yes&quot;;&quot;no&quot;)" office:value-type="string" office:string-value="no" calcext:value-type="string">
            <text:p>no</text:p>
          </table:table-cell>
        </table:table-row>
        <table:table-row table:style-name="ro1" table:number-rows-repeated="1048544">
          <table:table-cell table:number-columns-repeated="17"/>
        </table:table-row>
        <table:table-row table:style-name="ro1">
          <table:table-cell table:number-columns-repeated="17"/>
        </table:table-row>
      </table:table>
      <table:table table:name="Usability" table:style-name="ta1">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ce9"/>
        <table:table-column table:style-name="co47" table:default-cell-style-name="Default"/>
        <table:table-column table:style-name="co48" table:default-cell-style-name="Default"/>
        <table:table-column table:style-name="co34" table:default-cell-style-name="ce9"/>
        <table:table-column table:style-name="co49" table:default-cell-style-name="Default"/>
        <table:table-column table:style-name="co45" table:default-cell-style-name="Default"/>
        <table:table-column table:style-name="co34" table:default-cell-style-name="ce9"/>
        <table:table-column table:style-name="co50" table:default-cell-style-name="Default"/>
        <table:table-column table:style-name="co45" table:default-cell-style-name="Default"/>
        <table:table-row table:style-name="ro1">
          <table:table-cell table:number-columns-repeated="6"/>
          <table:table-cell table:style-name="Default"/>
          <table:table-cell table:style-name="ce8" office:value-type="string" calcext:value-type="string">
            <text:p>Simple</text:p>
          </table:table-cell>
          <table:table-cell/>
          <table:table-cell table:style-name="ce10"/>
          <table:table-cell table:style-name="ce8" office:value-type="string" calcext:value-type="string">
            <text:p>Medium</text:p>
          </table:table-cell>
          <table:table-cell table:style-name="ce8"/>
          <table:table-cell/>
          <table:table-cell table:style-name="ce8" office:value-type="string" calcext:value-type="string">
            <text:p>Complex</text:p>
          </table:table-cell>
          <table:table-cell/>
        </table:table-row>
        <table:table-row table:style-name="ro1">
          <table:table-cell table:number-columns-repeated="2"/>
          <table:table-cell office:value-type="string" calcext:value-type="string">
            <text:p>C-BPMN</text:p>
          </table:table-cell>
          <table:table-cell office:value-type="string" calcext:value-type="string">
            <text:p>C-CPEE</text:p>
          </table:table-cell>
          <table:table-cell table:style-name="ce6" office:value-type="string" calcext:value-type="string">
            <text:p>BPMN</text:p>
          </table:table-cell>
          <table:table-cell table:style-name="ce6" office:value-type="string" calcext:value-type="string">
            <text:p>CPEE</text:p>
          </table:table-cell>
          <table:table-cell table:style-name="ce10" office:value-type="string" calcext:value-type="string">
            <text:p>S#</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M#</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C#</text:p>
          </table:table-cell>
          <table:table-cell table:style-name="ce11" office:value-type="string" calcext:value-type="string">
            <text:p>BPMN</text:p>
          </table:table-cell>
          <table:table-cell table:style-name="ce11" office:value-type="string" calcext:value-type="string">
            <text:p>CPEE</text:p>
          </table:table-cell>
        </table:table-row>
        <table:table-row table:style-name="ro1">
          <table:table-cell table:style-name="ce7" office:value-type="string" calcext:value-type="string">
            <text:p>How easy was using ...? _(Easy ++ to Hard --)_</text:p>
          </table:table-cell>
          <table:table-cell table:style-name="ce16" office:value-type="string" calcext:value-type="string">
            <text:p>All</text:p>
          </table:table-cell>
          <table:table-cell table:style-name="ce16" office:value-type="string" calcext:value-type="string">
            <text:p>AS</text:p>
          </table:table-cell>
          <table:table-cell table:style-name="ce16" office:value-type="string" calcext:value-type="string">
            <text:p>AT</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NDIRECT([.$H$1]&amp;&quot;.&quot;&amp;[.E3]&amp;&quot;1:&quot;&amp;[.E3]&amp;[.$G3]))/[.$G3]" office:value-type="float" office:value="0.673758865248227" calcext:value-type="float">
            <text:p>0.67</text:p>
          </table:table-cell>
          <table:table-cell table:style-name="ce17" table:formula="of:=SUM(INDIRECT([.$H$1]&amp;&quot;.&quot;&amp;[.F3]&amp;&quot;1:&quot;&amp;[.F3]&amp;[.$G3]))/[.$G3]" office:value-type="float" office:value="0.276595744680851" calcext:value-type="float">
            <text:p>0.28</text:p>
          </table:table-cell>
          <table:table-cell table:formula="of:=COUNTA([Medium.A:.A])" office:value-type="float" office:value="137" calcext:value-type="float">
            <text:p>137</text:p>
          </table:table-cell>
          <table:table-cell table:style-name="ce17" table:formula="of:=SUM(INDIRECT([.$K$1]&amp;&quot;.&quot;&amp;[.E3]&amp;&quot;1:&quot;&amp;[.E3]&amp;[.$J3]))/[.$J3]" office:value-type="float" office:value="0.452554744525547" calcext:value-type="float">
            <text:p>0.45</text:p>
          </table:table-cell>
          <table:table-cell table:style-name="ce17" table:formula="of:=SUM(INDIRECT([.$K$1]&amp;&quot;.&quot;&amp;[.F3]&amp;&quot;1:&quot;&amp;[.F3]&amp;[.$J3]))/[.$J3]" office:value-type="float" office:value="0.321167883211679" calcext:value-type="float">
            <text:p>0.32</text:p>
          </table:table-cell>
          <table:table-cell table:formula="of:=COUNTA([Complex.A:.A])" office:value-type="float" office:value="126" calcext:value-type="float">
            <text:p>126</text:p>
          </table:table-cell>
          <table:table-cell table:style-name="ce17" table:formula="of:=SUM(INDIRECT([.$N$1]&amp;&quot;.&quot;&amp;[.E3]&amp;&quot;1:&quot;&amp;[.E3]&amp;[.$M3]))/[.$M3]" office:value-type="float" office:value="-0.253968253968254" calcext:value-type="float">
            <text:p>-0.25</text:p>
          </table:table-cell>
          <table:table-cell table:style-name="ce17" table:formula="of:=SUM(INDIRECT([.$N$1]&amp;&quot;.&quot;&amp;[.F3]&amp;&quot;1:&quot;&amp;[.F3]&amp;[.$M3]))/[.$M3]" office:value-type="float" office:value="0.603174603174603" calcext:value-type="float">
            <text:p>0.60</text:p>
          </table:table-cell>
        </table:table-row>
        <table:table-row table:style-name="ro1">
          <table:table-cell table:style-name="ce7" office:value-type="string" calcext:value-type="string">
            <text:p>How easy was using ...? _(Easy ++ to Hard --)_</text:p>
          </table:table-cell>
          <table:table-cell office:value-type="string" calcext:value-type="string">
            <text:p>Correct</text:p>
          </table:table-cell>
          <table:table-cell office:value-type="string" calcext:value-type="string">
            <text:p>AS</text:p>
          </table:table-cell>
          <table:table-cell office:value-type="string" calcext:value-type="string">
            <text:p>AT</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F(INDIRECT([.$H$1]&amp;&quot;.&quot;&amp;[.C4]&amp;&quot;1:&quot;&amp;[.C4]&amp;[.$G4]);&quot;true&quot;;INDIRECT([.$H$1]&amp;&quot;.&quot;&amp;[.E4]&amp;&quot;1:&quot;&amp;[.E4]&amp;[.$G4]))/COUNTIF(INDIRECT([.$H$1]&amp;&quot;.&quot;&amp;[.C4]&amp;&quot;1:&quot;&amp;[.C4]&amp;[.$G4]);&quot;true&quot;)" office:value-type="float" office:value="1" calcext:value-type="float">
            <text:p>1.00</text:p>
          </table:table-cell>
          <table:table-cell table:style-name="ce17" table:formula="of:=SUMIF(INDIRECT([.$H$1]&amp;&quot;.&quot;&amp;[.D4]&amp;&quot;1:&quot;&amp;[.D4]&amp;[.$G4]);&quot;true&quot;;INDIRECT([.$H$1]&amp;&quot;.&quot;&amp;[.F4]&amp;&quot;1:&quot;&amp;[.F4]&amp;[.$G4]))/COUNTIF(INDIRECT([.$H$1]&amp;&quot;.&quot;&amp;[.D4]&amp;&quot;1:&quot;&amp;[.D4]&amp;[.$G4]);&quot;true&quot;)" office:value-type="float" office:value="0.846153846153846" calcext:value-type="float">
            <text:p>0.85</text:p>
          </table:table-cell>
          <table:table-cell table:formula="of:=COUNTA([Medium.A:.A])" office:value-type="float" office:value="137" calcext:value-type="float">
            <text:p>137</text:p>
          </table:table-cell>
          <table:table-cell table:style-name="ce17" table:formula="of:=SUMIF(INDIRECT([.$K$1]&amp;&quot;.&quot;&amp;[.C4]&amp;&quot;1:&quot;&amp;[.C4]&amp;[.$G4]);&quot;true&quot;;INDIRECT([.$K$1]&amp;&quot;.&quot;&amp;[.E4]&amp;&quot;1:&quot;&amp;[.E4]&amp;[.$J4]))/COUNTIF(INDIRECT([.$K$1]&amp;&quot;.&quot;&amp;[.C4]&amp;&quot;1:&quot;&amp;[.C4]&amp;[.$G4]);&quot;true&quot;)" office:value-type="float" office:value="0.0833333333333333" calcext:value-type="float">
            <text:p>0.08</text:p>
          </table:table-cell>
          <table:table-cell table:style-name="ce17" table:formula="of:=SUMIF(INDIRECT([.$K$1]&amp;&quot;.&quot;&amp;[.D4]&amp;&quot;1:&quot;&amp;[.D4]&amp;[.$G4]);&quot;true&quot;;INDIRECT([.$K$1]&amp;&quot;.&quot;&amp;[.F4]&amp;&quot;1:&quot;&amp;[.F4]&amp;[.$J4]))/COUNTIF(INDIRECT([.$K$1]&amp;&quot;.&quot;&amp;[.D4]&amp;&quot;1:&quot;&amp;[.D4]&amp;[.$G4]);&quot;true&quot;)" office:value-type="float" office:value="0.676470588235294" calcext:value-type="float">
            <text:p>0.68</text:p>
          </table:table-cell>
          <table:table-cell table:formula="of:=COUNTA([Complex.A:.A])" office:value-type="float" office:value="126" calcext:value-type="float">
            <text:p>126</text:p>
          </table:table-cell>
          <table:table-cell table:style-name="ce17" table:formula="of:=SUMIF(INDIRECT([.$N$1]&amp;&quot;.&quot;&amp;[.C4]&amp;&quot;1:&quot;&amp;[.C4]&amp;[.$G4]);&quot;true&quot;;INDIRECT([.$N$1]&amp;&quot;.&quot;&amp;[.E4]&amp;&quot;1:&quot;&amp;[.E4]&amp;[.$M4]))/COUNTIF(INDIRECT([.$N$1]&amp;&quot;.&quot;&amp;[.C4]&amp;&quot;1:&quot;&amp;[.C4]&amp;[.$G4]);&quot;true&quot;)" office:value-type="float" office:value="-1.33333333333333" calcext:value-type="float">
            <text:p>-1.33</text:p>
          </table:table-cell>
          <table:table-cell table:style-name="ce17" table:formula="of:=SUMIF(INDIRECT([.$N$1]&amp;&quot;.&quot;&amp;[.D4]&amp;&quot;1:&quot;&amp;[.D4]&amp;[.$G4]);&quot;true&quot;;INDIRECT([.$N$1]&amp;&quot;.&quot;&amp;[.F4]&amp;&quot;1:&quot;&amp;[.F4]&amp;[.$M4]))/COUNTIF(INDIRECT([.$N$1]&amp;&quot;.&quot;&amp;[.D4]&amp;&quot;1:&quot;&amp;[.D4]&amp;[.$G4]);&quot;true&quot;)" office:value-type="float" office:value="0.777777777777778" calcext:value-type="float">
            <text:p>0.78</text:p>
          </table:table-cell>
        </table:table-row>
        <table:table-row table:style-name="ro1">
          <table:table-cell table:style-name="ce7" office:value-type="string" calcext:value-type="string">
            <text:p>How easy was using ...? _(Easy ++ to Hard --)_</text:p>
          </table:table-cell>
          <table:table-cell office:value-type="string" calcext:value-type="string">
            <text:p>Without Q5</text:p>
          </table:table-cell>
          <table:table-cell office:value-type="string" calcext:value-type="string">
            <text:p>AU</text:p>
          </table:table-cell>
          <table:table-cell office:value-type="string" calcext:value-type="string">
            <text:p>AV</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F(INDIRECT([.$H$1]&amp;&quot;.&quot;&amp;[.C5]&amp;&quot;1:&quot;&amp;[.C5]&amp;[.$G5]);&quot;true&quot;;INDIRECT([.$H$1]&amp;&quot;.&quot;&amp;[.E5]&amp;&quot;1:&quot;&amp;[.E5]&amp;[.$G5]))/COUNTIF(INDIRECT([.$H$1]&amp;&quot;.&quot;&amp;[.C5]&amp;&quot;1:&quot;&amp;[.C5]&amp;[.$G5]);&quot;true&quot;)" office:value-type="float" office:value="1.06666666666667" calcext:value-type="float">
            <text:p>1.07</text:p>
          </table:table-cell>
          <table:table-cell table:style-name="ce17" table:formula="of:=SUMIF(INDIRECT([.$H$1]&amp;&quot;.&quot;&amp;[.D5]&amp;&quot;1:&quot;&amp;[.D5]&amp;[.$G5]);&quot;true&quot;;INDIRECT([.$H$1]&amp;&quot;.&quot;&amp;[.F5]&amp;&quot;1:&quot;&amp;[.F5]&amp;[.$G5]))/COUNTIF(INDIRECT([.$H$1]&amp;&quot;.&quot;&amp;[.D5]&amp;&quot;1:&quot;&amp;[.D5]&amp;[.$G5]);&quot;true&quot;)" office:value-type="float" office:value="0.736842105263158" calcext:value-type="float">
            <text:p>0.74</text:p>
          </table:table-cell>
          <table:table-cell office:value-type="float" office:value="137" calcext:value-type="float">
            <text:p>137</text:p>
          </table:table-cell>
          <table:table-cell table:style-name="ce17" table:formula="of:=SUMIF(INDIRECT([.$K$1]&amp;&quot;.&quot;&amp;[.C5]&amp;&quot;1:&quot;&amp;[.C5]&amp;[.$G5]);&quot;true&quot;;INDIRECT([.$K$1]&amp;&quot;.&quot;&amp;[.E5]&amp;&quot;1:&quot;&amp;[.E5]&amp;[.$J5]))/COUNTIF(INDIRECT([.$K$1]&amp;&quot;.&quot;&amp;[.C5]&amp;&quot;1:&quot;&amp;[.C5]&amp;[.$G5]);&quot;true&quot;)" office:value-type="float" office:value="0.505154639175258" calcext:value-type="float">
            <text:p>0.51</text:p>
          </table:table-cell>
          <table:table-cell table:style-name="ce17" table:formula="of:=SUMIF(INDIRECT([.$K$1]&amp;&quot;.&quot;&amp;[.D5]&amp;&quot;1:&quot;&amp;[.D5]&amp;[.$G5]);&quot;true&quot;;INDIRECT([.$K$1]&amp;&quot;.&quot;&amp;[.F5]&amp;&quot;1:&quot;&amp;[.F5]&amp;[.$J5]))/COUNTIF(INDIRECT([.$K$1]&amp;&quot;.&quot;&amp;[.D5]&amp;&quot;1:&quot;&amp;[.D5]&amp;[.$G5]);&quot;true&quot;)" office:value-type="float" office:value="0.490196078431373" calcext:value-type="float">
            <text:p>0.49</text:p>
          </table:table-cell>
          <table:table-cell table:formula="of:=COUNTA([Complex.A:.A])" office:value-type="float" office:value="126" calcext:value-type="float">
            <text:p>126</text:p>
          </table:table-cell>
          <table:table-cell table:style-name="ce17" table:formula="of:=SUMIF(INDIRECT([.$N$1]&amp;&quot;.&quot;&amp;[.C5]&amp;&quot;1:&quot;&amp;[.C5]&amp;[.$G5]);&quot;true&quot;;INDIRECT([.$N$1]&amp;&quot;.&quot;&amp;[.E5]&amp;&quot;1:&quot;&amp;[.E5]&amp;[.$M5]))/COUNTIF(INDIRECT([.$N$1]&amp;&quot;.&quot;&amp;[.C5]&amp;&quot;1:&quot;&amp;[.C5]&amp;[.$G5]);&quot;true&quot;)" office:value-type="float" office:value="-0.441176470588235" calcext:value-type="float">
            <text:p>-0.44</text:p>
          </table:table-cell>
          <table:table-cell table:style-name="ce17" table:formula="of:=SUMIF(INDIRECT([.$N$1]&amp;&quot;.&quot;&amp;[.D5]&amp;&quot;1:&quot;&amp;[.D5]&amp;[.$G5]);&quot;true&quot;;INDIRECT([.$N$1]&amp;&quot;.&quot;&amp;[.F5]&amp;&quot;1:&quot;&amp;[.F5]&amp;[.$M5]))/COUNTIF(INDIRECT([.$N$1]&amp;&quot;.&quot;&amp;[.D5]&amp;&quot;1:&quot;&amp;[.D5]&amp;[.$G5]);&quot;true&quot;)" office:value-type="float" office:value="0.64" calcext:value-type="float">
            <text:p>0.64</text:p>
          </table:table-cell>
        </table:table-row>
        <table:table-row table:style-name="ro1" table:number-rows-repeated="1048570">
          <table:table-cell table:number-columns-repeated="15"/>
        </table:table-row>
        <table:table-row table:style-name="ro1">
          <table:table-cell table:number-columns-repeated="15"/>
        </table:table-row>
      </table:table>
      <table:named-expressions/>
      <table:database-ranges>
        <table:database-range table:name="__Anonymous_Sheet_DB__0" table:target-range-address="Simple.A1:Simple.AR404"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29P0" style:volatile="true">
      <number:number number:decimal-places="2" number:min-decimal-places="2" number:min-integer-digits="1" number:grouping="true"/>
      <number:text> </number:text>
      <number:currency-symbol number:language="fi" number:country="FI">€</number:currency-symbol>
    </number:currency-style>
    <number:currency-style style:name="N129">
      <style:text-properties fo:color="#ff0000"/>
      <number:text>-</number:text>
      <number:number number:decimal-places="2" number:min-decimal-places="2" number:min-integer-digits="1" number:grouping="true"/>
      <number:text> </number:text>
      <number:currency-symbol number:language="fi" number:country="FI">€</number:currency-symbol>
      <style:map style:condition="value()&gt;=0" style:apply-style-name="N129P0"/>
    </number:currency-style>
    <number:currency-style style:name="N131">
      <number:number number:decimal-places="2" number:min-decimal-places="2" number:min-integer-digits="0" number:grouping="true"/>
      <number:text> </number:text>
      <number:currency-symbol>secs</number:currency-symbol>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7">00/00/0000</text:date>, <text:time style:data-style-name="N2" text:time-value="23:15:11.6266158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date>2025-11-27T23:42:03.912642577</dc:date>
    <meta:editing-duration>PT13H30M20S</meta:editing-duration>
    <meta:editing-cycles>41</meta:editing-cycles>
    <meta:document-statistic meta:table-count="6" meta:cell-count="20658" meta:object-count="0"/>
  </office:meta>
</office:document-meta>
</file>